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97mm"/>
    </style:style>
    <style:style style:name="co2" style:family="table-column">
      <style:table-column-properties fo:break-before="auto" style:column-width="17.66mm"/>
    </style:style>
    <style:style style:name="co3" style:family="table-column">
      <style:table-column-properties fo:break-before="auto" style:column-width="18.68mm"/>
    </style:style>
    <style:style style:name="co4" style:family="table-column">
      <style:table-column-properties fo:break-before="auto" style:column-width="22.7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33.69mm"/>
    </style:style>
    <style:style style:name="co7" style:family="table-column">
      <style:table-column-properties fo:break-before="auto" style:column-width="29.9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cD08032017L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 (UTCG)</text:p>
          </table:table-cell>
          <table:table-cell office:value-type="string" calcext:value-type="string">
            <text:p>Lat (deg)</text:p>
          </table:table-cell>
          <table:table-cell office:value-type="string" calcext:value-type="string">
            <text:p>Lon (deg)</text:p>
          </table:table-cell>
          <table:table-cell office:value-type="string" calcext:value-type="string">
            <text:p>Alt (km)</text:p>
          </table:table-cell>
          <table:table-cell office:value-type="string" calcext:value-type="string">
            <text:p>Lat Rate (deg/sec)</text:p>
          </table:table-cell>
          <table:table-cell office:value-type="string" calcext:value-type="string">
            <text:p>Lon Rate (deg/sec)</text:p>
          </table:table-cell>
          <table:table-cell office:value-type="string" calcext:value-type="string">
            <text:p>Alt Rate (km/sec)</text:p>
          </table:table-cell>
        </table:table-row>
        <table:table-row table:style-name="ro1">
          <table:table-cell office:value-type="string" calcext:value-type="string">
            <text:p>8 Mar 2017 19:00:00.000</text:p>
          </table:table-cell>
          <table:table-cell office:value-type="float" office:value="-45.328" calcext:value-type="float">
            <text:p>-45,328</text:p>
          </table:table-cell>
          <table:table-cell office:value-type="float" office:value="157.009" calcext:value-type="float">
            <text:p>157,009</text:p>
          </table:table-cell>
          <table:table-cell office:value-type="float" office:value="670.54102" calcext:value-type="float">
            <text:p>670,54102</text:p>
          </table:table-cell>
          <table:table-cell office:value-type="float" office:value="-0.06001" calcext:value-type="float">
            <text:p>-0,06001</text:p>
          </table:table-cell>
          <table:table-cell office:value-type="float" office:value="-0.021338" calcext:value-type="float">
            <text:p>-0,021338</text:p>
          </table:table-cell>
          <table:table-cell office:value-type="float" office:value="0.025837" calcext:value-type="float">
            <text:p>0,025837</text:p>
          </table:table-cell>
        </table:table-row>
        <table:table-row table:style-name="ro1">
          <table:table-cell office:value-type="string" calcext:value-type="string">
            <text:p>8 Mar 2017 19:01:00.000</text:p>
          </table:table-cell>
          <table:table-cell office:value-type="float" office:value="-48.921" calcext:value-type="float">
            <text:p>-48,921</text:p>
          </table:table-cell>
          <table:table-cell office:value-type="float" office:value="155.658" calcext:value-type="float">
            <text:p>155,658</text:p>
          </table:table-cell>
          <table:table-cell office:value-type="float" office:value="672.07407" calcext:value-type="float">
            <text:p>672,07407</text:p>
          </table:table-cell>
          <table:table-cell office:value-type="float" office:value="-0.05978" calcext:value-type="float">
            <text:p>-0,05978</text:p>
          </table:table-cell>
          <table:table-cell office:value-type="float" office:value="-0.023806" calcext:value-type="float">
            <text:p>-0,023806</text:p>
          </table:table-cell>
          <table:table-cell office:value-type="float" office:value="0.025195" calcext:value-type="float">
            <text:p>0,025195</text:p>
          </table:table-cell>
        </table:table-row>
        <table:table-row table:style-name="ro1">
          <table:table-cell office:value-type="string" calcext:value-type="string">
            <text:p>8 Mar 2017 19:02:00.000</text:p>
          </table:table-cell>
          <table:table-cell office:value-type="float" office:value="-52.5" calcext:value-type="float">
            <text:p>-52,5</text:p>
          </table:table-cell>
          <table:table-cell office:value-type="float" office:value="154.137" calcext:value-type="float">
            <text:p>154,137</text:p>
          </table:table-cell>
          <table:table-cell office:value-type="float" office:value="673.558547" calcext:value-type="float">
            <text:p>673,558547</text:p>
          </table:table-cell>
          <table:table-cell office:value-type="float" office:value="-0.059498" calcext:value-type="float">
            <text:p>-0,059498</text:p>
          </table:table-cell>
          <table:table-cell office:value-type="float" office:value="-0.027028" calcext:value-type="float">
            <text:p>-0,027028</text:p>
          </table:table-cell>
          <table:table-cell office:value-type="float" office:value="0.024219" calcext:value-type="float">
            <text:p>0,024219</text:p>
          </table:table-cell>
        </table:table-row>
        <table:table-row table:style-name="ro1">
          <table:table-cell office:value-type="string" calcext:value-type="string">
            <text:p>8 Mar 2017 19:03:00.000</text:p>
          </table:table-cell>
          <table:table-cell office:value-type="float" office:value="-56.06" calcext:value-type="float">
            <text:p>-56,06</text:p>
          </table:table-cell>
          <table:table-cell office:value-type="float" office:value="152.393" calcext:value-type="float">
            <text:p>152,393</text:p>
          </table:table-cell>
          <table:table-cell office:value-type="float" office:value="674.974678" calcext:value-type="float">
            <text:p>674,974678</text:p>
          </table:table-cell>
          <table:table-cell office:value-type="float" office:value="-0.05914" calcext:value-type="float">
            <text:p>-0,05914</text:p>
          </table:table-cell>
          <table:table-cell office:value-type="float" office:value="-0.031322" calcext:value-type="float">
            <text:p>-0,031322</text:p>
          </table:table-cell>
          <table:table-cell office:value-type="float" office:value="0.022919" calcext:value-type="float">
            <text:p>0,022919</text:p>
          </table:table-cell>
        </table:table-row>
        <table:table-row table:style-name="ro1">
          <table:table-cell office:value-type="string" calcext:value-type="string">
            <text:p>8 Mar 2017 19:04:00.000</text:p>
          </table:table-cell>
          <table:table-cell office:value-type="float" office:value="-59.595" calcext:value-type="float">
            <text:p>-59,595</text:p>
          </table:table-cell>
          <table:table-cell office:value-type="float" office:value="150.347" calcext:value-type="float">
            <text:p>150,347</text:p>
          </table:table-cell>
          <table:table-cell office:value-type="float" office:value="676.303528" calcext:value-type="float">
            <text:p>676,303528</text:p>
          </table:table-cell>
          <table:table-cell office:value-type="float" office:value="-0.058671" calcext:value-type="float">
            <text:p>-0,058671</text:p>
          </table:table-cell>
          <table:table-cell office:value-type="float" office:value="-0.037188" calcext:value-type="float">
            <text:p>-0,037188</text:p>
          </table:table-cell>
          <table:table-cell office:value-type="float" office:value="0.021312" calcext:value-type="float">
            <text:p>0,021312</text:p>
          </table:table-cell>
        </table:table-row>
        <table:table-row table:style-name="ro1">
          <table:table-cell office:value-type="string" calcext:value-type="string">
            <text:p>8 Mar 2017 19:05:00.000</text:p>
          </table:table-cell>
          <table:table-cell office:value-type="float" office:value="-63.097" calcext:value-type="float">
            <text:p>-63,097</text:p>
          </table:table-cell>
          <table:table-cell office:value-type="float" office:value="147.883" calcext:value-type="float">
            <text:p>147,883</text:p>
          </table:table-cell>
          <table:table-cell office:value-type="float" office:value="677.527277" calcext:value-type="float">
            <text:p>677,527277</text:p>
          </table:table-cell>
          <table:table-cell office:value-type="float" office:value="-0.058028" calcext:value-type="float">
            <text:p>-0,058028</text:p>
          </table:table-cell>
          <table:table-cell office:value-type="float" office:value="-0.04545" calcext:value-type="float">
            <text:p>-0,04545</text:p>
          </table:table-cell>
          <table:table-cell office:value-type="float" office:value="0.01942" calcext:value-type="float">
            <text:p>0,01942</text:p>
          </table:table-cell>
        </table:table-row>
        <table:table-row table:style-name="ro1">
          <table:table-cell office:value-type="string" calcext:value-type="string">
            <text:p>8 Mar 2017 19:06:00.000</text:p>
          </table:table-cell>
          <table:table-cell office:value-type="float" office:value="-66.553" calcext:value-type="float">
            <text:p>-66,553</text:p>
          </table:table-cell>
          <table:table-cell office:value-type="float" office:value="144.818" calcext:value-type="float">
            <text:p>144,818</text:p>
          </table:table-cell>
          <table:table-cell office:value-type="float" office:value="678.629495" calcext:value-type="float">
            <text:p>678,629495</text:p>
          </table:table-cell>
          <table:table-cell office:value-type="float" office:value="-0.057102" calcext:value-type="float">
            <text:p>-0,057102</text:p>
          </table:table-cell>
          <table:table-cell office:value-type="float" office:value="-0.057516" calcext:value-type="float">
            <text:p>-0,057516</text:p>
          </table:table-cell>
          <table:table-cell office:value-type="float" office:value="0.017267" calcext:value-type="float">
            <text:p>0,017267</text:p>
          </table:table-cell>
        </table:table-row>
        <table:table-row table:style-name="ro1">
          <table:table-cell office:value-type="string" calcext:value-type="string">
            <text:p>8 Mar 2017 19:07:00.000</text:p>
          </table:table-cell>
          <table:table-cell office:value-type="float" office:value="-69.939" calcext:value-type="float">
            <text:p>-69,939</text:p>
          </table:table-cell>
          <table:table-cell office:value-type="float" office:value="140.856" calcext:value-type="float">
            <text:p>140,856</text:p>
          </table:table-cell>
          <table:table-cell office:value-type="float" office:value="679.595377" calcext:value-type="float">
            <text:p>679,595377</text:p>
          </table:table-cell>
          <table:table-cell office:value-type="float" office:value="-0.055689" calcext:value-type="float">
            <text:p>-0,055689</text:p>
          </table:table-cell>
          <table:table-cell office:value-type="float" office:value="-0.075917" calcext:value-type="float">
            <text:p>-0,075917</text:p>
          </table:table-cell>
          <table:table-cell office:value-type="float" office:value="0.014882" calcext:value-type="float">
            <text:p>0,014882</text:p>
          </table:table-cell>
        </table:table-row>
        <table:table-row table:style-name="ro1">
          <table:table-cell office:value-type="string" calcext:value-type="string">
            <text:p>8 Mar 2017 19:08:00.000</text:p>
          </table:table-cell>
          <table:table-cell office:value-type="float" office:value="-73.218" calcext:value-type="float">
            <text:p>-73,218</text:p>
          </table:table-cell>
          <table:table-cell office:value-type="float" office:value="135.489" calcext:value-type="float">
            <text:p>135,489</text:p>
          </table:table-cell>
          <table:table-cell office:value-type="float" office:value="680.411967" calcext:value-type="float">
            <text:p>680,411967</text:p>
          </table:table-cell>
          <table:table-cell office:value-type="float" office:value="-0.05338" calcext:value-type="float">
            <text:p>-0,05338</text:p>
          </table:table-cell>
          <table:table-cell office:value-type="float" office:value="-0.105377" calcext:value-type="float">
            <text:p>-0,105377</text:p>
          </table:table-cell>
          <table:table-cell office:value-type="float" office:value="0.012298" calcext:value-type="float">
            <text:p>0,012298</text:p>
          </table:table-cell>
        </table:table-row>
        <table:table-row table:style-name="ro1">
          <table:table-cell office:value-type="string" calcext:value-type="string">
            <text:p>8 Mar 2017 19:09:00.000</text:p>
          </table:table-cell>
          <table:table-cell office:value-type="float" office:value="-76.31" calcext:value-type="float">
            <text:p>-76,31</text:p>
          </table:table-cell>
          <table:table-cell office:value-type="float" office:value="127.816" calcext:value-type="float">
            <text:p>127,816</text:p>
          </table:table-cell>
          <table:table-cell office:value-type="float" office:value="681.068347" calcext:value-type="float">
            <text:p>681,068347</text:p>
          </table:table-cell>
          <table:table-cell office:value-type="float" office:value="-0.049299" calcext:value-type="float">
            <text:p>-0,049299</text:p>
          </table:table-cell>
          <table:table-cell office:value-type="float" office:value="-0.154758" calcext:value-type="float">
            <text:p>-0,154758</text:p>
          </table:table-cell>
          <table:table-cell office:value-type="float" office:value="0.009549" calcext:value-type="float">
            <text:p>0,009549</text:p>
          </table:table-cell>
        </table:table-row>
        <table:table-row table:style-name="ro1">
          <table:table-cell office:value-type="string" calcext:value-type="string">
            <text:p>8 Mar 2017 19:10:00.000</text:p>
          </table:table-cell>
          <table:table-cell office:value-type="float" office:value="-79.061" calcext:value-type="float">
            <text:p>-79,061</text:p>
          </table:table-cell>
          <table:table-cell office:value-type="float" office:value="116.234" calcext:value-type="float">
            <text:p>116,234</text:p>
          </table:table-cell>
          <table:table-cell office:value-type="float" office:value="681.555792" calcext:value-type="float">
            <text:p>681,555792</text:p>
          </table:table-cell>
          <table:table-cell office:value-type="float" office:value="-0.041521" calcext:value-type="float">
            <text:p>-0,041521</text:p>
          </table:table-cell>
          <table:table-cell office:value-type="float" office:value="-0.23832" calcext:value-type="float">
            <text:p>-0,23832</text:p>
          </table:table-cell>
          <table:table-cell office:value-type="float" office:value="0.006675" calcext:value-type="float">
            <text:p>0,006675</text:p>
          </table:table-cell>
        </table:table-row>
        <table:table-row table:style-name="ro1">
          <table:table-cell office:value-type="string" calcext:value-type="string">
            <text:p>8 Mar 2017 19:11:00.000</text:p>
          </table:table-cell>
          <table:table-cell office:value-type="float" office:value="-81.146" calcext:value-type="float">
            <text:p>-81,146</text:p>
          </table:table-cell>
          <table:table-cell office:value-type="float" office:value="98.401" calcext:value-type="float">
            <text:p>98,401</text:p>
          </table:table-cell>
          <table:table-cell office:value-type="float" office:value="681.867899" calcext:value-type="float">
            <text:p>681,867899</text:p>
          </table:table-cell>
          <table:table-cell office:value-type="float" office:value="-0.026397" calcext:value-type="float">
            <text:p>-0,026397</text:p>
          </table:table-cell>
          <table:table-cell office:value-type="float" office:value="-0.360044" calcext:value-type="float">
            <text:p>-0,360044</text:p>
          </table:table-cell>
          <table:table-cell office:value-type="float" office:value="0.003714" calcext:value-type="float">
            <text:p>0,003714</text:p>
          </table:table-cell>
        </table:table-row>
        <table:table-row table:style-name="ro1">
          <table:table-cell office:value-type="string" calcext:value-type="string">
            <text:p>8 Mar 2017 19:12:00.000</text:p>
          </table:table-cell>
          <table:table-cell office:value-type="float" office:value="-82.027" calcext:value-type="float">
            <text:p>-82,027</text:p>
          </table:table-cell>
          <table:table-cell office:value-type="float" office:value="73.742" calcext:value-type="float">
            <text:p>73,742</text:p>
          </table:table-cell>
          <table:table-cell office:value-type="float" office:value="682.000679" calcext:value-type="float">
            <text:p>682,000679</text:p>
          </table:table-cell>
          <table:table-cell office:value-type="float" office:value="-0.001673" calcext:value-type="float">
            <text:p>-0,001673</text:p>
          </table:table-cell>
          <table:table-cell office:value-type="float" office:value="-0.442335" calcext:value-type="float">
            <text:p>-0,442335</text:p>
          </table:table-cell>
          <table:table-cell office:value-type="float" office:value="0.000707" calcext:value-type="float">
            <text:p>0,000707</text:p>
          </table:table-cell>
        </table:table-row>
        <table:table-row table:style-name="ro1">
          <table:table-cell office:value-type="string" calcext:value-type="string">
            <text:p>8 Mar 2017 19:13:00.000</text:p>
          </table:table-cell>
          <table:table-cell office:value-type="float" office:value="-81.329" calcext:value-type="float">
            <text:p>-81,329</text:p>
          </table:table-cell>
          <table:table-cell office:value-type="float" office:value="48.539" calcext:value-type="float">
            <text:p>48,539</text:p>
          </table:table-cell>
          <table:table-cell office:value-type="float" office:value="681.952612" calcext:value-type="float">
            <text:p>681,952612</text:p>
          </table:table-cell>
          <table:table-cell office:value-type="float" office:value="0.023876" calcext:value-type="float">
            <text:p>0,023876</text:p>
          </table:table-cell>
          <table:table-cell office:value-type="float" office:value="-0.375062" calcext:value-type="float">
            <text:p>-0,375062</text:p>
          </table:table-cell>
          <table:table-cell office:value-type="float" office:value="-0.002305" calcext:value-type="float">
            <text:p>-0,002305</text:p>
          </table:table-cell>
        </table:table-row>
        <table:table-row table:style-name="ro1">
          <table:table-cell office:value-type="string" calcext:value-type="string">
            <text:p>8 Mar 2017 19:14:00.000</text:p>
          </table:table-cell>
          <table:table-cell office:value-type="float" office:value="-79.358" calcext:value-type="float">
            <text:p>-79,358</text:p>
          </table:table-cell>
          <table:table-cell office:value-type="float" office:value="29.815" calcext:value-type="float">
            <text:p>29,815</text:p>
          </table:table-cell>
          <table:table-cell office:value-type="float" office:value="681.724667" calcext:value-type="float">
            <text:p>681,724667</text:p>
          </table:table-cell>
          <table:table-cell office:value-type="float" office:value="0.040169" calcext:value-type="float">
            <text:p>0,040169</text:p>
          </table:table-cell>
          <table:table-cell office:value-type="float" office:value="-0.251384" calcext:value-type="float">
            <text:p>-0,251384</text:p>
          </table:table-cell>
          <table:table-cell office:value-type="float" office:value="-0.00528" calcext:value-type="float">
            <text:p>-0,00528</text:p>
          </table:table-cell>
        </table:table-row>
        <table:table-row table:style-name="ro1">
          <table:table-cell office:value-type="string" calcext:value-type="string">
            <text:p>8 Mar 2017 19:15:00.000</text:p>
          </table:table-cell>
          <table:table-cell office:value-type="float" office:value="-76.666" calcext:value-type="float">
            <text:p>-76,666</text:p>
          </table:table-cell>
          <table:table-cell office:value-type="float" office:value="17.607" calcext:value-type="float">
            <text:p>17,607</text:p>
          </table:table-cell>
          <table:table-cell office:value-type="float" office:value="681.320288" calcext:value-type="float">
            <text:p>681,320288</text:p>
          </table:table-cell>
          <table:table-cell office:value-type="float" office:value="0.048606" calcext:value-type="float">
            <text:p>0,048606</text:p>
          </table:table-cell>
          <table:table-cell office:value-type="float" office:value="-0.16273" calcext:value-type="float">
            <text:p>-0,16273</text:p>
          </table:table-cell>
          <table:table-cell office:value-type="float" office:value="-0.008177" calcext:value-type="float">
            <text:p>-0,008177</text:p>
          </table:table-cell>
        </table:table-row>
        <table:table-row table:style-name="ro1">
          <table:table-cell office:value-type="string" calcext:value-type="string">
            <text:p>8 Mar 2017 19:16:00.000</text:p>
          </table:table-cell>
          <table:table-cell office:value-type="float" office:value="-73.604" calcext:value-type="float">
            <text:p>-73,604</text:p>
          </table:table-cell>
          <table:table-cell office:value-type="float" office:value="9.564" calcext:value-type="float">
            <text:p>9,564</text:p>
          </table:table-cell>
          <table:table-cell office:value-type="float" office:value="680.745341" calcext:value-type="float">
            <text:p>680,745341</text:p>
          </table:table-cell>
          <table:table-cell office:value-type="float" office:value="0.053001" calcext:value-type="float">
            <text:p>0,053001</text:p>
          </table:table-cell>
          <table:table-cell office:value-type="float" office:value="-0.110056" calcext:value-type="float">
            <text:p>-0,110056</text:p>
          </table:table-cell>
          <table:table-cell office:value-type="float" office:value="-0.010957" calcext:value-type="float">
            <text:p>-0,010957</text:p>
          </table:table-cell>
        </table:table-row>
        <table:table-row table:style-name="ro1">
          <table:table-cell office:value-type="string" calcext:value-type="string">
            <text:p>8 Mar 2017 19:17:00.000</text:p>
          </table:table-cell>
          <table:table-cell office:value-type="float" office:value="-70.344" calcext:value-type="float">
            <text:p>-70,344</text:p>
          </table:table-cell>
          <table:table-cell office:value-type="float" office:value="3.977" calcext:value-type="float">
            <text:p>3,977</text:p>
          </table:table-cell>
          <table:table-cell office:value-type="float" office:value="680.008029" calcext:value-type="float">
            <text:p>680,008029</text:p>
          </table:table-cell>
          <table:table-cell office:value-type="float" office:value="0.055464" calcext:value-type="float">
            <text:p>0,055464</text:p>
          </table:table-cell>
          <table:table-cell office:value-type="float" office:value="-0.078765" calcext:value-type="float">
            <text:p>-0,078765</text:p>
          </table:table-cell>
          <table:table-cell office:value-type="float" office:value="-0.013581" calcext:value-type="float">
            <text:p>-0,013581</text:p>
          </table:table-cell>
        </table:table-row>
        <table:table-row table:style-name="ro1">
          <table:table-cell office:value-type="string" calcext:value-type="string">
            <text:p>8 Mar 2017 19:18:00.000</text:p>
          </table:table-cell>
          <table:table-cell office:value-type="float" office:value="-66.968" calcext:value-type="float">
            <text:p>-66,968</text:p>
          </table:table-cell>
          <table:table-cell office:value-type="float" office:value="-0.123" calcext:value-type="float">
            <text:p>-0,123</text:p>
          </table:table-cell>
          <table:table-cell office:value-type="float" office:value="679.118769" calcext:value-type="float">
            <text:p>679,118769</text:p>
          </table:table-cell>
          <table:table-cell office:value-type="float" office:value="0.056956" calcext:value-type="float">
            <text:p>0,056956</text:p>
          </table:table-cell>
          <table:table-cell office:value-type="float" office:value="-0.059337" calcext:value-type="float">
            <text:p>-0,059337</text:p>
          </table:table-cell>
          <table:table-cell office:value-type="float" office:value="-0.016014" calcext:value-type="float">
            <text:p>-0,016014</text:p>
          </table:table-cell>
        </table:table-row>
        <table:table-row table:style-name="ro1">
          <table:table-cell office:value-type="string" calcext:value-type="string">
            <text:p>8 Mar 2017 19:19:00.000</text:p>
          </table:table-cell>
          <table:table-cell office:value-type="float" office:value="-63.519" calcext:value-type="float">
            <text:p>-63,519</text:p>
          </table:table-cell>
          <table:table-cell office:value-type="float" office:value="-3.277" calcext:value-type="float">
            <text:p>-3,277</text:p>
          </table:table-cell>
          <table:table-cell office:value-type="float" office:value="678.090039" calcext:value-type="float">
            <text:p>678,090039</text:p>
          </table:table-cell>
          <table:table-cell office:value-type="float" office:value="0.057926" calcext:value-type="float">
            <text:p>0,057926</text:p>
          </table:table-cell>
          <table:table-cell office:value-type="float" office:value="-0.04667" calcext:value-type="float">
            <text:p>-0,04667</text:p>
          </table:table-cell>
          <table:table-cell office:value-type="float" office:value="-0.018224" calcext:value-type="float">
            <text:p>-0,018224</text:p>
          </table:table-cell>
        </table:table-row>
        <table:table-row table:style-name="ro1">
          <table:table-cell office:value-type="string" calcext:value-type="string">
            <text:p>8 Mar 2017 19:20:00.000</text:p>
          </table:table-cell>
          <table:table-cell office:value-type="float" office:value="-60.023" calcext:value-type="float">
            <text:p>-60,023</text:p>
          </table:table-cell>
          <table:table-cell office:value-type="float" office:value="-5.803" calcext:value-type="float">
            <text:p>-5,803</text:p>
          </table:table-cell>
          <table:table-cell office:value-type="float" office:value="676.936193" calcext:value-type="float">
            <text:p>676,936193</text:p>
          </table:table-cell>
          <table:table-cell office:value-type="float" office:value="0.058596" calcext:value-type="float">
            <text:p>0,058596</text:p>
          </table:table-cell>
          <table:table-cell office:value-type="float" office:value="-0.038039" calcext:value-type="float">
            <text:p>-0,038039</text:p>
          </table:table-cell>
          <table:table-cell office:value-type="float" office:value="-0.020179" calcext:value-type="float">
            <text:p>-0,020179</text:p>
          </table:table-cell>
        </table:table-row>
        <table:table-row table:style-name="ro1">
          <table:table-cell office:value-type="string" calcext:value-type="string">
            <text:p>8 Mar 2017 19:21:00.000</text:p>
          </table:table-cell>
          <table:table-cell office:value-type="float" office:value="-56.491" calcext:value-type="float">
            <text:p>-56,491</text:p>
          </table:table-cell>
          <table:table-cell office:value-type="float" office:value="-7.892" calcext:value-type="float">
            <text:p>-7,892</text:p>
          </table:table-cell>
          <table:table-cell office:value-type="float" office:value="675.673246" calcext:value-type="float">
            <text:p>675,673246</text:p>
          </table:table-cell>
          <table:table-cell office:value-type="float" office:value="0.059081" calcext:value-type="float">
            <text:p>0,059081</text:p>
          </table:table-cell>
          <table:table-cell office:value-type="float" office:value="-0.031935" calcext:value-type="float">
            <text:p>-0,031935</text:p>
          </table:table-cell>
          <table:table-cell office:value-type="float" office:value="-0.021856" calcext:value-type="float">
            <text:p>-0,021856</text:p>
          </table:table-cell>
        </table:table-row>
        <table:table-row table:style-name="ro1">
          <table:table-cell office:value-type="string" calcext:value-type="string">
            <text:p>8 Mar 2017 19:22:00.000</text:p>
          </table:table-cell>
          <table:table-cell office:value-type="float" office:value="-52.935" calcext:value-type="float">
            <text:p>-52,935</text:p>
          </table:table-cell>
          <table:table-cell office:value-type="float" office:value="-9.668" calcext:value-type="float">
            <text:p>-9,668</text:p>
          </table:table-cell>
          <table:table-cell office:value-type="float" office:value="674.318635" calcext:value-type="float">
            <text:p>674,318635</text:p>
          </table:table-cell>
          <table:table-cell office:value-type="float" office:value="0.059449" calcext:value-type="float">
            <text:p>0,059449</text:p>
          </table:table-cell>
          <table:table-cell office:value-type="float" office:value="-0.027483" calcext:value-type="float">
            <text:p>-0,027483</text:p>
          </table:table-cell>
          <table:table-cell office:value-type="float" office:value="-0.023231" calcext:value-type="float">
            <text:p>-0,023231</text:p>
          </table:table-cell>
        </table:table-row>
        <table:table-row table:style-name="ro1">
          <table:table-cell office:value-type="string" calcext:value-type="string">
            <text:p>8 Mar 2017 19:23:00.000</text:p>
          </table:table-cell>
          <table:table-cell office:value-type="float" office:value="-49.359" calcext:value-type="float">
            <text:p>-49,359</text:p>
          </table:table-cell>
          <table:table-cell office:value-type="float" office:value="-11.212" calcext:value-type="float">
            <text:p>-11,212</text:p>
          </table:table-cell>
          <table:table-cell office:value-type="float" office:value="672.890957" calcext:value-type="float">
            <text:p>672,890957</text:p>
          </table:table-cell>
          <table:table-cell office:value-type="float" office:value="0.059738" calcext:value-type="float">
            <text:p>0,059738</text:p>
          </table:table-cell>
          <table:table-cell office:value-type="float" office:value="-0.02415" calcext:value-type="float">
            <text:p>-0,02415</text:p>
          </table:table-cell>
          <table:table-cell office:value-type="float" office:value="-0.024289" calcext:value-type="float">
            <text:p>-0,024289</text:p>
          </table:table-cell>
        </table:table-row>
        <table:table-row table:style-name="ro1">
          <table:table-cell office:value-type="string" calcext:value-type="string">
            <text:p>8 Mar 2017 19:24:00.000</text:p>
          </table:table-cell>
          <table:table-cell office:value-type="float" office:value="-45.768" calcext:value-type="float">
            <text:p>-45,768</text:p>
          </table:table-cell>
          <table:table-cell office:value-type="float" office:value="-12.582" calcext:value-type="float">
            <text:p>-12,582</text:p>
          </table:table-cell>
          <table:table-cell office:value-type="float" office:value="671.409684" calcext:value-type="float">
            <text:p>671,409684</text:p>
          </table:table-cell>
          <table:table-cell office:value-type="float" office:value="0.059973" calcext:value-type="float">
            <text:p>0,059973</text:p>
          </table:table-cell>
          <table:table-cell office:value-type="float" office:value="-0.021603" calcext:value-type="float">
            <text:p>-0,021603</text:p>
          </table:table-cell>
          <table:table-cell office:value-type="float" office:value="-0.025017" calcext:value-type="float">
            <text:p>-0,025017</text:p>
          </table:table-cell>
        </table:table-row>
        <table:table-row table:style-name="ro1">
          <table:table-cell office:value-type="string" calcext:value-type="string">
            <text:p>8 Mar 2017 19:25:00.000</text:p>
          </table:table-cell>
          <table:table-cell office:value-type="float" office:value="-42.163" calcext:value-type="float">
            <text:p>-42,163</text:p>
          </table:table-cell>
          <table:table-cell office:value-type="float" office:value="-13.816" calcext:value-type="float">
            <text:p>-13,816</text:p>
          </table:table-cell>
          <table:table-cell office:value-type="float" office:value="669.894871" calcext:value-type="float">
            <text:p>669,894871</text:p>
          </table:table-cell>
          <table:table-cell office:value-type="float" office:value="0.060168" calcext:value-type="float">
            <text:p>0,060168</text:p>
          </table:table-cell>
          <table:table-cell office:value-type="float" office:value="-0.019623" calcext:value-type="float">
            <text:p>-0,019623</text:p>
          </table:table-cell>
          <table:table-cell office:value-type="float" office:value="-0.025407" calcext:value-type="float">
            <text:p>-0,025407</text:p>
          </table:table-cell>
        </table:table-row>
        <table:table-row table:style-name="ro1">
          <table:table-cell office:value-type="string" calcext:value-type="string">
            <text:p>8 Mar 2017 19:26:00.000</text:p>
          </table:table-cell>
          <table:table-cell office:value-type="float" office:value="-38.548" calcext:value-type="float">
            <text:p>-38,548</text:p>
          </table:table-cell>
          <table:table-cell office:value-type="float" office:value="-14.945" calcext:value-type="float">
            <text:p>-14,945</text:p>
          </table:table-cell>
          <table:table-cell office:value-type="float" office:value="668.366844" calcext:value-type="float">
            <text:p>668,366844</text:p>
          </table:table-cell>
          <table:table-cell office:value-type="float" office:value="0.060333" calcext:value-type="float">
            <text:p>0,060333</text:p>
          </table:table-cell>
          <table:table-cell office:value-type="float" office:value="-0.018063" calcext:value-type="float">
            <text:p>-0,018063</text:p>
          </table:table-cell>
          <table:table-cell office:value-type="float" office:value="-0.025459" calcext:value-type="float">
            <text:p>-0,025459</text:p>
          </table:table-cell>
        </table:table-row>
        <table:table-row table:style-name="ro1">
          <table:table-cell office:value-type="string" calcext:value-type="string">
            <text:p>8 Mar 2017 19:27:00.000</text:p>
          </table:table-cell>
          <table:table-cell office:value-type="float" office:value="-34.924" calcext:value-type="float">
            <text:p>-34,924</text:p>
          </table:table-cell>
          <table:table-cell office:value-type="float" office:value="-15.99" calcext:value-type="float">
            <text:p>-15,99</text:p>
          </table:table-cell>
          <table:table-cell office:value-type="float" office:value="666.845888" calcext:value-type="float">
            <text:p>666,845888</text:p>
          </table:table-cell>
          <table:table-cell office:value-type="float" office:value="0.060474" calcext:value-type="float">
            <text:p>0,060474</text:p>
          </table:table-cell>
          <table:table-cell office:value-type="float" office:value="-0.016822" calcext:value-type="float">
            <text:p>-0,016822</text:p>
          </table:table-cell>
          <table:table-cell office:value-type="float" office:value="-0.025174" calcext:value-type="float">
            <text:p>-0,025174</text:p>
          </table:table-cell>
        </table:table-row>
        <table:table-row table:style-name="ro1">
          <table:table-cell office:value-type="string" calcext:value-type="string">
            <text:p>8 Mar 2017 19:28:00.000</text:p>
          </table:table-cell>
          <table:table-cell office:value-type="float" office:value="-31.291" calcext:value-type="float">
            <text:p>-31,291</text:p>
          </table:table-cell>
          <table:table-cell office:value-type="float" office:value="-16.968" calcext:value-type="float">
            <text:p>-16,968</text:p>
          </table:table-cell>
          <table:table-cell office:value-type="float" office:value="665.351931" calcext:value-type="float">
            <text:p>665,351931</text:p>
          </table:table-cell>
          <table:table-cell office:value-type="float" office:value="0.060596" calcext:value-type="float">
            <text:p>0,060596</text:p>
          </table:table-cell>
          <table:table-cell office:value-type="float" office:value="-0.015827" calcext:value-type="float">
            <text:p>-0,015827</text:p>
          </table:table-cell>
          <table:table-cell office:value-type="float" office:value="-0.024563" calcext:value-type="float">
            <text:p>-0,024563</text:p>
          </table:table-cell>
        </table:table-row>
        <table:table-row table:style-name="ro1">
          <table:table-cell office:value-type="string" calcext:value-type="string">
            <text:p>8 Mar 2017 19:29:00.000</text:p>
          </table:table-cell>
          <table:table-cell office:value-type="float" office:value="-27.652" calcext:value-type="float">
            <text:p>-27,652</text:p>
          </table:table-cell>
          <table:table-cell office:value-type="float" office:value="-17.893" calcext:value-type="float">
            <text:p>-17,893</text:p>
          </table:table-cell>
          <table:table-cell office:value-type="float" office:value="663.904233" calcext:value-type="float">
            <text:p>663,904233</text:p>
          </table:table-cell>
          <table:table-cell office:value-type="float" office:value="0.060703" calcext:value-type="float">
            <text:p>0,060703</text:p>
          </table:table-cell>
          <table:table-cell office:value-type="float" office:value="-0.015028" calcext:value-type="float">
            <text:p>-0,015028</text:p>
          </table:table-cell>
          <table:table-cell office:value-type="float" office:value="-0.023637" calcext:value-type="float">
            <text:p>-0,023637</text:p>
          </table:table-cell>
        </table:table-row>
        <table:table-row table:style-name="ro1">
          <table:table-cell office:value-type="string" calcext:value-type="string">
            <text:p>8 Mar 2017 19:30:00.000</text:p>
          </table:table-cell>
          <table:table-cell office:value-type="float" office:value="-24.007" calcext:value-type="float">
            <text:p>-24,007</text:p>
          </table:table-cell>
          <table:table-cell office:value-type="float" office:value="-18.775" calcext:value-type="float">
            <text:p>-18,775</text:p>
          </table:table-cell>
          <table:table-cell office:value-type="float" office:value="662.521088" calcext:value-type="float">
            <text:p>662,521088</text:p>
          </table:table-cell>
          <table:table-cell office:value-type="float" office:value="0.060795" calcext:value-type="float">
            <text:p>0,060795</text:p>
          </table:table-cell>
          <table:table-cell office:value-type="float" office:value="-0.014386" calcext:value-type="float">
            <text:p>-0,014386</text:p>
          </table:table-cell>
          <table:table-cell office:value-type="float" office:value="-0.022416" calcext:value-type="float">
            <text:p>-0,022416</text:p>
          </table:table-cell>
        </table:table-row>
        <table:table-row table:style-name="ro1">
          <table:table-cell office:value-type="string" calcext:value-type="string">
            <text:p>8 Mar 2017 19:31:00.000</text:p>
          </table:table-cell>
          <table:table-cell office:value-type="float" office:value="-20.357" calcext:value-type="float">
            <text:p>-20,357</text:p>
          </table:table-cell>
          <table:table-cell office:value-type="float" office:value="-19.622" calcext:value-type="float">
            <text:p>-19,622</text:p>
          </table:table-cell>
          <table:table-cell office:value-type="float" office:value="661.219531" calcext:value-type="float">
            <text:p>661,219531</text:p>
          </table:table-cell>
          <table:table-cell office:value-type="float" office:value="0.060874" calcext:value-type="float">
            <text:p>0,060874</text:p>
          </table:table-cell>
          <table:table-cell office:value-type="float" office:value="-0.013876" calcext:value-type="float">
            <text:p>-0,013876</text:p>
          </table:table-cell>
          <table:table-cell office:value-type="float" office:value="-0.020924" calcext:value-type="float">
            <text:p>-0,020924</text:p>
          </table:table-cell>
        </table:table-row>
        <table:table-row table:style-name="ro1">
          <table:table-cell office:value-type="string" calcext:value-type="string">
            <text:p>8 Mar 2017 19:32:00.000</text:p>
          </table:table-cell>
          <table:table-cell office:value-type="float" office:value="-16.703" calcext:value-type="float">
            <text:p>-16,703</text:p>
          </table:table-cell>
          <table:table-cell office:value-type="float" office:value="-20.442" calcext:value-type="float">
            <text:p>-20,442</text:p>
          </table:table-cell>
          <table:table-cell office:value-type="float" office:value="660.015077" calcext:value-type="float">
            <text:p>660,015077</text:p>
          </table:table-cell>
          <table:table-cell office:value-type="float" office:value="0.06094" calcext:value-type="float">
            <text:p>0,06094</text:p>
          </table:table-cell>
          <table:table-cell office:value-type="float" office:value="-0.013475" calcext:value-type="float">
            <text:p>-0,013475</text:p>
          </table:table-cell>
          <table:table-cell office:value-type="float" office:value="-0.019187" calcext:value-type="float">
            <text:p>-0,019187</text:p>
          </table:table-cell>
        </table:table-row>
        <table:table-row table:style-name="ro1">
          <table:table-cell office:value-type="string" calcext:value-type="string">
            <text:p>8 Mar 2017 19:33:00.000</text:p>
          </table:table-cell>
          <table:table-cell office:value-type="float" office:value="-13.045" calcext:value-type="float">
            <text:p>-13,045</text:p>
          </table:table-cell>
          <table:table-cell office:value-type="float" office:value="-21.241" calcext:value-type="float">
            <text:p>-21,241</text:p>
          </table:table-cell>
          <table:table-cell office:value-type="float" office:value="658.921475" calcext:value-type="float">
            <text:p>658,921475</text:p>
          </table:table-cell>
          <table:table-cell office:value-type="float" office:value="0.060995" calcext:value-type="float">
            <text:p>0,060995</text:p>
          </table:table-cell>
          <table:table-cell office:value-type="float" office:value="-0.013169" calcext:value-type="float">
            <text:p>-0,013169</text:p>
          </table:table-cell>
          <table:table-cell office:value-type="float" office:value="-0.017236" calcext:value-type="float">
            <text:p>-0,017236</text:p>
          </table:table-cell>
        </table:table-row>
        <table:table-row table:style-name="ro1">
          <table:table-cell office:value-type="string" calcext:value-type="string">
            <text:p>8 Mar 2017 19:34:00.000</text:p>
          </table:table-cell>
          <table:table-cell office:value-type="float" office:value="-9.384" calcext:value-type="float">
            <text:p>-9,384</text:p>
          </table:table-cell>
          <table:table-cell office:value-type="float" office:value="-22.024" calcext:value-type="float">
            <text:p>-22,024</text:p>
          </table:table-cell>
          <table:table-cell office:value-type="float" office:value="657.950501" calcext:value-type="float">
            <text:p>657,950501</text:p>
          </table:table-cell>
          <table:table-cell office:value-type="float" office:value="0.061039" calcext:value-type="float">
            <text:p>0,061039</text:p>
          </table:table-cell>
          <table:table-cell office:value-type="float" office:value="-0.012948" calcext:value-type="float">
            <text:p>-0,012948</text:p>
          </table:table-cell>
          <table:table-cell office:value-type="float" office:value="-0.015107" calcext:value-type="float">
            <text:p>-0,015107</text:p>
          </table:table-cell>
        </table:table-row>
        <table:table-row table:style-name="ro1">
          <table:table-cell office:value-type="string" calcext:value-type="string">
            <text:p>8 Mar 2017 19:35:00.000</text:p>
          </table:table-cell>
          <table:table-cell office:value-type="float" office:value="-5.72" calcext:value-type="float">
            <text:p>-5,72</text:p>
          </table:table-cell>
          <table:table-cell office:value-type="float" office:value="-22.796" calcext:value-type="float">
            <text:p>-22,796</text:p>
          </table:table-cell>
          <table:table-cell office:value-type="float" office:value="657.111773" calcext:value-type="float">
            <text:p>657,111773</text:p>
          </table:table-cell>
          <table:table-cell office:value-type="float" office:value="0.061072" calcext:value-type="float">
            <text:p>0,061072</text:p>
          </table:table-cell>
          <table:table-cell office:value-type="float" office:value="-0.012803" calcext:value-type="float">
            <text:p>-0,012803</text:p>
          </table:table-cell>
          <table:table-cell office:value-type="float" office:value="-0.012836" calcext:value-type="float">
            <text:p>-0,012836</text:p>
          </table:table-cell>
        </table:table-row>
        <table:table-row table:style-name="ro1">
          <table:table-cell office:value-type="string" calcext:value-type="string">
            <text:p>8 Mar 2017 19:36:00.000</text:p>
          </table:table-cell>
          <table:table-cell office:value-type="float" office:value="-2.055" calcext:value-type="float">
            <text:p>-2,055</text:p>
          </table:table-cell>
          <table:table-cell office:value-type="float" office:value="-23.562" calcext:value-type="float">
            <text:p>-23,562</text:p>
          </table:table-cell>
          <table:table-cell office:value-type="float" office:value="656.412616" calcext:value-type="float">
            <text:p>656,412616</text:p>
          </table:table-cell>
          <table:table-cell office:value-type="float" office:value="0.061093" calcext:value-type="float">
            <text:p>0,061093</text:p>
          </table:table-cell>
          <table:table-cell office:value-type="float" office:value="-0.012731" calcext:value-type="float">
            <text:p>-0,012731</text:p>
          </table:table-cell>
          <table:table-cell office:value-type="float" office:value="-0.010463" calcext:value-type="float">
            <text:p>-0,010463</text:p>
          </table:table-cell>
        </table:table-row>
        <table:table-row table:style-name="ro1">
          <table:table-cell office:value-type="string" calcext:value-type="string">
            <text:p>8 Mar 2017 19:37:00.000</text:p>
          </table:table-cell>
          <table:table-cell office:value-type="float" office:value="1.611" calcext:value-type="float">
            <text:p>1,611</text:p>
          </table:table-cell>
          <table:table-cell office:value-type="float" office:value="-24.325" calcext:value-type="float">
            <text:p>-24,325</text:p>
          </table:table-cell>
          <table:table-cell office:value-type="float" office:value="655.857953" calcext:value-type="float">
            <text:p>655,857953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28" calcext:value-type="float">
            <text:p>-0,012728</text:p>
          </table:table-cell>
          <table:table-cell office:value-type="float" office:value="-0.008028" calcext:value-type="float">
            <text:p>-0,008028</text:p>
          </table:table-cell>
        </table:table-row>
        <table:table-row table:style-name="ro1">
          <table:table-cell office:value-type="string" calcext:value-type="string">
            <text:p>8 Mar 2017 19:38:00.000</text:p>
          </table:table-cell>
          <table:table-cell office:value-type="float" office:value="5.277" calcext:value-type="float">
            <text:p>5,277</text:p>
          </table:table-cell>
          <table:table-cell office:value-type="float" office:value="-25.091" calcext:value-type="float">
            <text:p>-25,091</text:p>
          </table:table-cell>
          <table:table-cell office:value-type="float" office:value="655.450253" calcext:value-type="float">
            <text:p>655,450253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95" calcext:value-type="float">
            <text:p>-0,012795</text:p>
          </table:table-cell>
          <table:table-cell office:value-type="float" office:value="-0.005572" calcext:value-type="float">
            <text:p>-0,005572</text:p>
          </table:table-cell>
        </table:table-row>
        <table:table-row table:style-name="ro1">
          <table:table-cell office:value-type="string" calcext:value-type="string">
            <text:p>8 Mar 2017 19:39:00.000</text:p>
          </table:table-cell>
          <table:table-cell office:value-type="float" office:value="8.943" calcext:value-type="float">
            <text:p>8,943</text:p>
          </table:table-cell>
          <table:table-cell office:value-type="float" office:value="-25.862" calcext:value-type="float">
            <text:p>-25,862</text:p>
          </table:table-cell>
          <table:table-cell office:value-type="float" office:value="655.189512" calcext:value-type="float">
            <text:p>655,189512</text:p>
          </table:table-cell>
          <table:table-cell office:value-type="float" office:value="0.06109" calcext:value-type="float">
            <text:p>0,06109</text:p>
          </table:table-cell>
          <table:table-cell office:value-type="float" office:value="-0.012933" calcext:value-type="float">
            <text:p>-0,012933</text:p>
          </table:table-cell>
          <table:table-cell office:value-type="float" office:value="-0.003137" calcext:value-type="float">
            <text:p>-0,003137</text:p>
          </table:table-cell>
        </table:table-row>
        <table:table-row table:style-name="ro1">
          <table:table-cell office:value-type="string" calcext:value-type="string">
            <text:p>8 Mar 2017 19:40:00.000</text:p>
          </table:table-cell>
          <table:table-cell office:value-type="float" office:value="12.608" calcext:value-type="float">
            <text:p>12,608</text:p>
          </table:table-cell>
          <table:table-cell office:value-type="float" office:value="-26.644" calcext:value-type="float">
            <text:p>-26,644</text:p>
          </table:table-cell>
          <table:table-cell office:value-type="float" office:value="655.073278" calcext:value-type="float">
            <text:p>655,073278</text:p>
          </table:table-cell>
          <table:table-cell office:value-type="float" office:value="0.061066" calcext:value-type="float">
            <text:p>0,061066</text:p>
          </table:table-cell>
          <table:table-cell office:value-type="float" office:value="-0.013148" calcext:value-type="float">
            <text:p>-0,013148</text:p>
          </table:table-cell>
          <table:table-cell office:value-type="float" office:value="-0.000762" calcext:value-type="float">
            <text:p>-0,000762</text:p>
          </table:table-cell>
        </table:table-row>
        <table:table-row table:style-name="ro1">
          <table:table-cell office:value-type="string" calcext:value-type="string">
            <text:p>8 Mar 2017 19:41:00.000</text:p>
          </table:table-cell>
          <table:table-cell office:value-type="float" office:value="16.271" calcext:value-type="float">
            <text:p>16,271</text:p>
          </table:table-cell>
          <table:table-cell office:value-type="float" office:value="-27.442" calcext:value-type="float">
            <text:p>-27,442</text:p>
          </table:table-cell>
          <table:table-cell office:value-type="float" office:value="655.096725" calcext:value-type="float">
            <text:p>655,096725</text:p>
          </table:table-cell>
          <table:table-cell office:value-type="float" office:value="0.061031" calcext:value-type="float">
            <text:p>0,061031</text:p>
          </table:table-cell>
          <table:table-cell office:value-type="float" office:value="-0.013447" calcext:value-type="float">
            <text:p>-0,013447</text:p>
          </table:table-cell>
          <table:table-cell office:value-type="float" office:value="0.001513" calcext:value-type="float">
            <text:p>0,001513</text:p>
          </table:table-cell>
        </table:table-row>
        <table:table-row table:style-name="ro1">
          <table:table-cell office:value-type="string" calcext:value-type="string">
            <text:p>8 Mar 2017 19:42:00.000</text:p>
          </table:table-cell>
          <table:table-cell office:value-type="float" office:value="19.931" calcext:value-type="float">
            <text:p>19,931</text:p>
          </table:table-cell>
          <table:table-cell office:value-type="float" office:value="-28.26" calcext:value-type="float">
            <text:p>-28,26</text:p>
          </table:table-cell>
          <table:table-cell office:value-type="float" office:value="655.25276" calcext:value-type="float">
            <text:p>655,25276</text:p>
          </table:table-cell>
          <table:table-cell office:value-type="float" office:value="0.060983" calcext:value-type="float">
            <text:p>0,060983</text:p>
          </table:table-cell>
          <table:table-cell office:value-type="float" office:value="-0.01384" calcext:value-type="float">
            <text:p>-0,01384</text:p>
          </table:table-cell>
          <table:table-cell office:value-type="float" office:value="0.003652" calcext:value-type="float">
            <text:p>0,003652</text:p>
          </table:table-cell>
        </table:table-row>
        <table:table-row table:style-name="ro1">
          <table:table-cell office:value-type="string" calcext:value-type="string">
            <text:p>8 Mar 2017 19:43:00.000</text:p>
          </table:table-cell>
          <table:table-cell office:value-type="float" office:value="23.588" calcext:value-type="float">
            <text:p>23,588</text:p>
          </table:table-cell>
          <table:table-cell office:value-type="float" office:value="-29.105" calcext:value-type="float">
            <text:p>-29,105</text:p>
          </table:table-cell>
          <table:table-cell office:value-type="float" office:value="655.532179" calcext:value-type="float">
            <text:p>655,532179</text:p>
          </table:table-cell>
          <table:table-cell office:value-type="float" office:value="0.060923" calcext:value-type="float">
            <text:p>0,060923</text:p>
          </table:table-cell>
          <table:table-cell office:value-type="float" office:value="-0.014341" calcext:value-type="float">
            <text:p>-0,014341</text:p>
          </table:table-cell>
          <table:table-cell office:value-type="float" office:value="0.005621" calcext:value-type="float">
            <text:p>0,005621</text:p>
          </table:table-cell>
        </table:table-row>
        <table:table-row table:style-name="ro1">
          <table:table-cell office:value-type="string" calcext:value-type="string">
            <text:p>8 Mar 2017 19:44:00.000</text:p>
          </table:table-cell>
          <table:table-cell office:value-type="float" office:value="27.242" calcext:value-type="float">
            <text:p>27,242</text:p>
          </table:table-cell>
          <table:table-cell office:value-type="float" office:value="-29.983" calcext:value-type="float">
            <text:p>-29,983</text:p>
          </table:table-cell>
          <table:table-cell office:value-type="float" office:value="655.92385" calcext:value-type="float">
            <text:p>655,92385</text:p>
          </table:table-cell>
          <table:table-cell office:value-type="float" office:value="0.06085" calcext:value-type="float">
            <text:p>0,06085</text:p>
          </table:table-cell>
          <table:table-cell office:value-type="float" office:value="-0.014972" calcext:value-type="float">
            <text:p>-0,014972</text:p>
          </table:table-cell>
          <table:table-cell office:value-type="float" office:value="0.007389" calcext:value-type="float">
            <text:p>0,007389</text:p>
          </table:table-cell>
        </table:table-row>
        <table:table-row table:style-name="ro1">
          <table:table-cell office:value-type="string" calcext:value-type="string">
            <text:p>8 Mar 2017 19:45:00.000</text:p>
          </table:table-cell>
          <table:table-cell office:value-type="float" office:value="30.89" calcext:value-type="float">
            <text:p>30,89</text:p>
          </table:table-cell>
          <table:table-cell office:value-type="float" office:value="-30.904" calcext:value-type="float">
            <text:p>-30,904</text:p>
          </table:table-cell>
          <table:table-cell office:value-type="float" office:value="656.414933" calcext:value-type="float">
            <text:p>656,414933</text:p>
          </table:table-cell>
          <table:table-cell office:value-type="float" office:value="0.060761" calcext:value-type="float">
            <text:p>0,060761</text:p>
          </table:table-cell>
          <table:table-cell office:value-type="float" office:value="-0.015759" calcext:value-type="float">
            <text:p>-0,015759</text:p>
          </table:table-cell>
          <table:table-cell office:value-type="float" office:value="0.008931" calcext:value-type="float">
            <text:p>0,008931</text:p>
          </table:table-cell>
        </table:table-row>
        <table:table-row table:style-name="ro1">
          <table:table-cell office:value-type="string" calcext:value-type="string">
            <text:p>8 Mar 2017 19:46:00.000</text:p>
          </table:table-cell>
          <table:table-cell office:value-type="float" office:value="34.533" calcext:value-type="float">
            <text:p>34,533</text:p>
          </table:table-cell>
          <table:table-cell office:value-type="float" office:value="-31.878" calcext:value-type="float">
            <text:p>-31,878</text:p>
          </table:table-cell>
          <table:table-cell office:value-type="float" office:value="656.991124" calcext:value-type="float">
            <text:p>656,991124</text:p>
          </table:table-cell>
          <table:table-cell office:value-type="float" office:value="0.060656" calcext:value-type="float">
            <text:p>0,060656</text:p>
          </table:table-cell>
          <table:table-cell office:value-type="float" office:value="-0.016738" calcext:value-type="float">
            <text:p>-0,016738</text:p>
          </table:table-cell>
          <table:table-cell office:value-type="float" office:value="0.010224" calcext:value-type="float">
            <text:p>0,010224</text:p>
          </table:table-cell>
        </table:table-row>
        <table:table-row table:style-name="ro1">
          <table:table-cell office:value-type="string" calcext:value-type="string">
            <text:p>8 Mar 2017 19:47:00.000</text:p>
          </table:table-cell>
          <table:table-cell office:value-type="float" office:value="38.168" calcext:value-type="float">
            <text:p>38,168</text:p>
          </table:table-cell>
          <table:table-cell office:value-type="float" office:value="-32.918" calcext:value-type="float">
            <text:p>-32,918</text:p>
          </table:table-cell>
          <table:table-cell office:value-type="float" office:value="657.636931" calcext:value-type="float">
            <text:p>657,636931</text:p>
          </table:table-cell>
          <table:table-cell office:value-type="float" office:value="0.060531" calcext:value-type="float">
            <text:p>0,060531</text:p>
          </table:table-cell>
          <table:table-cell office:value-type="float" office:value="-0.017961" calcext:value-type="float">
            <text:p>-0,017961</text:p>
          </table:table-cell>
          <table:table-cell office:value-type="float" office:value="0.01125" calcext:value-type="float">
            <text:p>0,01125</text:p>
          </table:table-cell>
        </table:table-row>
        <table:table-row table:style-name="ro1">
          <table:table-cell office:value-type="string" calcext:value-type="string">
            <text:p>8 Mar 2017 19:48:00.000</text:p>
          </table:table-cell>
          <table:table-cell office:value-type="float" office:value="41.796" calcext:value-type="float">
            <text:p>41,796</text:p>
          </table:table-cell>
          <table:table-cell office:value-type="float" office:value="-34.04" calcext:value-type="float">
            <text:p>-34,04</text:p>
          </table:table-cell>
          <table:table-cell office:value-type="float" office:value="658.335955" calcext:value-type="float">
            <text:p>658,335955</text:p>
          </table:table-cell>
          <table:table-cell office:value-type="float" office:value="0.060382" calcext:value-type="float">
            <text:p>0,060382</text:p>
          </table:table-cell>
          <table:table-cell office:value-type="float" office:value="-0.019497" calcext:value-type="float">
            <text:p>-0,019497</text:p>
          </table:table-cell>
          <table:table-cell office:value-type="float" office:value="0.011997" calcext:value-type="float">
            <text:p>0,011997</text:p>
          </table:table-cell>
        </table:table-row>
        <table:table-row table:style-name="ro1">
          <table:table-cell office:value-type="string" calcext:value-type="string">
            <text:p>8 Mar 2017 19:49:00.000</text:p>
          </table:table-cell>
          <table:table-cell office:value-type="float" office:value="45.413" calcext:value-type="float">
            <text:p>45,413</text:p>
          </table:table-cell>
          <table:table-cell office:value-type="float" office:value="-35.266" calcext:value-type="float">
            <text:p>-35,266</text:p>
          </table:table-cell>
          <table:table-cell office:value-type="float" office:value="659.071194" calcext:value-type="float">
            <text:p>659,071194</text:p>
          </table:table-cell>
          <table:table-cell office:value-type="float" office:value="0.060202" calcext:value-type="float">
            <text:p>0,060202</text:p>
          </table:table-cell>
          <table:table-cell office:value-type="float" office:value="-0.021446" calcext:value-type="float">
            <text:p>-0,021446</text:p>
          </table:table-cell>
          <table:table-cell office:value-type="float" office:value="0.012458" calcext:value-type="float">
            <text:p>0,012458</text:p>
          </table:table-cell>
        </table:table-row>
        <table:table-row table:style-name="ro1">
          <table:table-cell office:value-type="string" calcext:value-type="string">
            <text:p>8 Mar 2017 19:50:00.000</text:p>
          </table:table-cell>
          <table:table-cell office:value-type="float" office:value="49.019" calcext:value-type="float">
            <text:p>49,019</text:p>
          </table:table-cell>
          <table:table-cell office:value-type="float" office:value="-36.624" calcext:value-type="float">
            <text:p>-36,624</text:p>
          </table:table-cell>
          <table:table-cell office:value-type="float" office:value="659.825346" calcext:value-type="float">
            <text:p>659,825346</text:p>
          </table:table-cell>
          <table:table-cell office:value-type="float" office:value="0.059983" calcext:value-type="float">
            <text:p>0,059983</text:p>
          </table:table-cell>
          <table:table-cell office:value-type="float" office:value="-0.023951" calcext:value-type="float">
            <text:p>-0,023951</text:p>
          </table:table-cell>
          <table:table-cell office:value-type="float" office:value="0.012629" calcext:value-type="float">
            <text:p>0,012629</text:p>
          </table:table-cell>
        </table:table-row>
        <table:table-row table:style-name="ro1">
          <table:table-cell office:value-type="string" calcext:value-type="string">
            <text:p>8 Mar 2017 19:51:00.000</text:p>
          </table:table-cell>
          <table:table-cell office:value-type="float" office:value="52.61" calcext:value-type="float">
            <text:p>52,61</text:p>
          </table:table-cell>
          <table:table-cell office:value-type="float" office:value="-38.155" calcext:value-type="float">
            <text:p>-38,155</text:p>
          </table:table-cell>
          <table:table-cell office:value-type="float" office:value="660.581124" calcext:value-type="float">
            <text:p>660,581124</text:p>
          </table:table-cell>
          <table:table-cell office:value-type="float" office:value="0.059709" calcext:value-type="float">
            <text:p>0,059709</text:p>
          </table:table-cell>
          <table:table-cell office:value-type="float" office:value="-0.027228" calcext:value-type="float">
            <text:p>-0,027228</text:p>
          </table:table-cell>
          <table:table-cell office:value-type="float" office:value="0.012514" calcext:value-type="float">
            <text:p>0,012514</text:p>
          </table:table-cell>
        </table:table-row>
        <table:table-row table:style-name="ro1">
          <table:table-cell office:value-type="string" calcext:value-type="string">
            <text:p>8 Mar 2017 19:52:00.000</text:p>
          </table:table-cell>
          <table:table-cell office:value-type="float" office:value="56.183" calcext:value-type="float">
            <text:p>56,183</text:p>
          </table:table-cell>
          <table:table-cell office:value-type="float" office:value="-39.913" calcext:value-type="float">
            <text:p>-39,913</text:p>
          </table:table-cell>
          <table:table-cell office:value-type="float" office:value="661.321555" calcext:value-type="float">
            <text:p>661,321555</text:p>
          </table:table-cell>
          <table:table-cell office:value-type="float" office:value="0.059357" calcext:value-type="float">
            <text:p>0,059357</text:p>
          </table:table-cell>
          <table:table-cell office:value-type="float" office:value="-0.031602" calcext:value-type="float">
            <text:p>-0,031602</text:p>
          </table:table-cell>
          <table:table-cell office:value-type="float" office:value="0.01212" calcext:value-type="float">
            <text:p>0,01212</text:p>
          </table:table-cell>
        </table:table-row>
        <table:table-row table:style-name="ro1">
          <table:table-cell office:value-type="string" calcext:value-type="string">
            <text:p>8 Mar 2017 19:53:00.000</text:p>
          </table:table-cell>
          <table:table-cell office:value-type="float" office:value="59.731" calcext:value-type="float">
            <text:p>59,731</text:p>
          </table:table-cell>
          <table:table-cell office:value-type="float" office:value="-41.979" calcext:value-type="float">
            <text:p>-41,979</text:p>
          </table:table-cell>
          <table:table-cell office:value-type="float" office:value="662.030281" calcext:value-type="float">
            <text:p>662,030281</text:p>
          </table:table-cell>
          <table:table-cell office:value-type="float" office:value="0.058889" calcext:value-type="float">
            <text:p>0,058889</text:p>
          </table:table-cell>
          <table:table-cell office:value-type="float" office:value="-0.037592" calcext:value-type="float">
            <text:p>-0,037592</text:p>
          </table:table-cell>
          <table:table-cell office:value-type="float" office:value="0.01146" calcext:value-type="float">
            <text:p>0,01146</text:p>
          </table:table-cell>
        </table:table-row>
        <table:table-row table:style-name="ro1">
          <table:table-cell office:value-type="string" calcext:value-type="string">
            <text:p>8 Mar 2017 19:54:00.000</text:p>
          </table:table-cell>
          <table:table-cell office:value-type="float" office:value="63.246" calcext:value-type="float">
            <text:p>63,246</text:p>
          </table:table-cell>
          <table:table-cell office:value-type="float" office:value="-44.473" calcext:value-type="float">
            <text:p>-44,473</text:p>
          </table:table-cell>
          <table:table-cell office:value-type="float" office:value="662.691838" calcext:value-type="float">
            <text:p>662,691838</text:p>
          </table:table-cell>
          <table:table-cell office:value-type="float" office:value="0.058241" calcext:value-type="float">
            <text:p>0,058241</text:p>
          </table:table-cell>
          <table:table-cell office:value-type="float" office:value="-0.046051" calcext:value-type="float">
            <text:p>-0,046051</text:p>
          </table:table-cell>
          <table:table-cell office:value-type="float" office:value="0.010552" calcext:value-type="float">
            <text:p>0,010552</text:p>
          </table:table-cell>
        </table:table-row>
        <table:table-row table:style-name="ro1">
          <table:table-cell office:value-type="string" calcext:value-type="string">
            <text:p>8 Mar 2017 19:55:00.000</text:p>
          </table:table-cell>
          <table:table-cell office:value-type="float" office:value="66.714" calcext:value-type="float">
            <text:p>66,714</text:p>
          </table:table-cell>
          <table:table-cell office:value-type="float" office:value="-47.584" calcext:value-type="float">
            <text:p>-47,584</text:p>
          </table:table-cell>
          <table:table-cell office:value-type="float" office:value="663.291924" calcext:value-type="float">
            <text:p>663,291924</text:p>
          </table:table-cell>
          <table:table-cell office:value-type="float" office:value="0.057299" calcext:value-type="float">
            <text:p>0,057299</text:p>
          </table:table-cell>
          <table:table-cell office:value-type="float" office:value="-0.05845" calcext:value-type="float">
            <text:p>-0,05845</text:p>
          </table:table-cell>
          <table:table-cell office:value-type="float" office:value="0.009416" calcext:value-type="float">
            <text:p>0,009416</text:p>
          </table:table-cell>
        </table:table-row>
        <table:table-row table:style-name="ro1">
          <table:table-cell office:value-type="string" calcext:value-type="string">
            <text:p>8 Mar 2017 19:56:00.000</text:p>
          </table:table-cell>
          <table:table-cell office:value-type="float" office:value="70.112" calcext:value-type="float">
            <text:p>70,112</text:p>
          </table:table-cell>
          <table:table-cell office:value-type="float" office:value="-51.618" calcext:value-type="float">
            <text:p>-51,618</text:p>
          </table:table-cell>
          <table:table-cell office:value-type="float" office:value="663.817642" calcext:value-type="float">
            <text:p>663,817642</text:p>
          </table:table-cell>
          <table:table-cell office:value-type="float" office:value="0.055848" calcext:value-type="float">
            <text:p>0,055848</text:p>
          </table:table-cell>
          <table:table-cell office:value-type="float" office:value="-0.077439" calcext:value-type="float">
            <text:p>-0,077439</text:p>
          </table:table-cell>
          <table:table-cell office:value-type="float" office:value="0.008078" calcext:value-type="float">
            <text:p>0,008078</text:p>
          </table:table-cell>
        </table:table-row>
        <table:table-row table:style-name="ro1">
          <table:table-cell office:value-type="string" calcext:value-type="string">
            <text:p>8 Mar 2017 19:57:00.000</text:p>
          </table:table-cell>
          <table:table-cell office:value-type="float" office:value="73.397" calcext:value-type="float">
            <text:p>73,397</text:p>
          </table:table-cell>
          <table:table-cell office:value-type="float" office:value="-57.105" calcext:value-type="float">
            <text:p>-57,105</text:p>
          </table:table-cell>
          <table:table-cell office:value-type="float" office:value="664.257716" calcext:value-type="float">
            <text:p>664,257716</text:p>
          </table:table-cell>
          <table:table-cell office:value-type="float" office:value="0.053455" calcext:value-type="float">
            <text:p>0,053455</text:p>
          </table:table-cell>
          <table:table-cell office:value-type="float" office:value="-0.107986" calcext:value-type="float">
            <text:p>-0,107986</text:p>
          </table:table-cell>
          <table:table-cell office:value-type="float" office:value="0.006566" calcext:value-type="float">
            <text:p>0,006566</text:p>
          </table:table-cell>
        </table:table-row>
        <table:table-row table:style-name="ro1">
          <table:table-cell office:value-type="string" calcext:value-type="string">
            <text:p>8 Mar 2017 19:58:00.000</text:p>
          </table:table-cell>
          <table:table-cell office:value-type="float" office:value="76.49" calcext:value-type="float">
            <text:p>76,49</text:p>
          </table:table-cell>
          <table:table-cell office:value-type="float" office:value="-64.99" calcext:value-type="float">
            <text:p>-64,99</text:p>
          </table:table-cell>
          <table:table-cell office:value-type="float" office:value="664.602685" calcext:value-type="float">
            <text:p>664,602685</text:p>
          </table:table-cell>
          <table:table-cell office:value-type="float" office:value="0.049189" calcext:value-type="float">
            <text:p>0,049189</text:p>
          </table:table-cell>
          <table:table-cell office:value-type="float" office:value="-0.159423" calcext:value-type="float">
            <text:p>-0,159423</text:p>
          </table:table-cell>
          <table:table-cell office:value-type="float" office:value="0.004913" calcext:value-type="float">
            <text:p>0,004913</text:p>
          </table:table-cell>
        </table:table-row>
        <table:table-row table:style-name="ro1">
          <table:table-cell office:value-type="string" calcext:value-type="string">
            <text:p>8 Mar 2017 19:59:00.000</text:p>
          </table:table-cell>
          <table:table-cell office:value-type="float" office:value="79.223" calcext:value-type="float">
            <text:p>79,223</text:p>
          </table:table-cell>
          <table:table-cell office:value-type="float" office:value="-76.95" calcext:value-type="float">
            <text:p>-76,95</text:p>
          </table:table-cell>
          <table:table-cell office:value-type="float" office:value="664.845054" calcext:value-type="float">
            <text:p>664,845054</text:p>
          </table:table-cell>
          <table:table-cell office:value-type="float" office:value="0.040999" calcext:value-type="float">
            <text:p>0,040999</text:p>
          </table:table-cell>
          <table:table-cell office:value-type="float" office:value="-0.246461" calcext:value-type="float">
            <text:p>-0,246461</text:p>
          </table:table-cell>
          <table:table-cell office:value-type="float" office:value="0.003152" calcext:value-type="float">
            <text:p>0,003152</text:p>
          </table:table-cell>
        </table:table-row>
        <table:table-row table:style-name="ro1">
          <table:table-cell office:value-type="string" calcext:value-type="string">
            <text:p>8 Mar 2017 20:00:00.000</text:p>
          </table:table-cell>
          <table:table-cell office:value-type="float" office:value="81.255" calcext:value-type="float">
            <text:p>81,255</text:p>
          </table:table-cell>
          <table:table-cell office:value-type="float" office:value="-95.369" calcext:value-type="float">
            <text:p>-95,369</text:p>
          </table:table-cell>
          <table:table-cell office:value-type="float" office:value="664.979428" calcext:value-type="float">
            <text:p>664,979428</text:p>
          </table:table-cell>
          <table:table-cell office:value-type="float" office:value="0.025073" calcext:value-type="float">
            <text:p>0,025073</text:p>
          </table:table-cell>
          <table:table-cell office:value-type="float" office:value="-0.370596" calcext:value-type="float">
            <text:p>-0,370596</text:p>
          </table:table-cell>
          <table:table-cell office:value-type="float" office:value="0.001319" calcext:value-type="float">
            <text:p>0,001319</text:p>
          </table:table-cell>
        </table:table-row>
        <table:table-row table:style-name="ro1">
          <table:table-cell office:value-type="string" calcext:value-type="string">
            <text:p>8 Mar 2017 20:01:00.000</text:p>
          </table:table-cell>
          <table:table-cell office:value-type="float" office:value="82.03" calcext:value-type="float">
            <text:p>82,03</text:p>
          </table:table-cell>
          <table:table-cell office:value-type="float" office:value="-120.484" calcext:value-type="float">
            <text:p>-120,484</text:p>
          </table:table-cell>
          <table:table-cell office:value-type="float" office:value="665.002596" calcext:value-type="float">
            <text:p>665,002596</text:p>
          </table:table-cell>
          <table:table-cell office:value-type="float" office:value="-0.000405" calcext:value-type="float">
            <text:p>-0,000405</text:p>
          </table:table-cell>
          <table:table-cell office:value-type="float" office:value="-0.444774" calcext:value-type="float">
            <text:p>-0,444774</text:p>
          </table:table-cell>
          <table:table-cell office:value-type="float" office:value="-0.000549" calcext:value-type="float">
            <text:p>-0,000549</text:p>
          </table:table-cell>
        </table:table-row>
        <table:table-row table:style-name="ro1">
          <table:table-cell office:value-type="string" calcext:value-type="string">
            <text:p>8 Mar 2017 20:02:00.000</text:p>
          </table:table-cell>
          <table:table-cell office:value-type="float" office:value="81.21" calcext:value-type="float">
            <text:p>81,21</text:p>
          </table:table-cell>
          <table:table-cell office:value-type="float" office:value="-145.467" calcext:value-type="float">
            <text:p>-145,467</text:p>
          </table:table-cell>
          <table:table-cell office:value-type="float" office:value="664.913588" calcext:value-type="float">
            <text:p>664,913588</text:p>
          </table:table-cell>
          <table:table-cell office:value-type="float" office:value="-0.025683" calcext:value-type="float">
            <text:p>-0,025683</text:p>
          </table:table-cell>
          <table:table-cell office:value-type="float" office:value="-0.366952" calcext:value-type="float">
            <text:p>-0,366952</text:p>
          </table:table-cell>
          <table:table-cell office:value-type="float" office:value="-0.002414" calcext:value-type="float">
            <text:p>-0,002414</text:p>
          </table:table-cell>
        </table:table-row>
        <table:table-row table:style-name="ro1">
          <table:table-cell office:value-type="string" calcext:value-type="string">
            <text:p>8 Mar 2017 20:03:00.000</text:p>
          </table:table-cell>
          <table:table-cell office:value-type="float" office:value="79.151" calcext:value-type="float">
            <text:p>79,151</text:p>
          </table:table-cell>
          <table:table-cell office:value-type="float" office:value="-163.67" calcext:value-type="float">
            <text:p>-163,67</text:p>
          </table:table-cell>
          <table:table-cell office:value-type="float" office:value="664.713691" calcext:value-type="float">
            <text:p>664,713691</text:p>
          </table:table-cell>
          <table:table-cell office:value-type="float" office:value="-0.041325" calcext:value-type="float">
            <text:p>-0,041325</text:p>
          </table:table-cell>
          <table:table-cell office:value-type="float" office:value="-0.243311" calcext:value-type="float">
            <text:p>-0,243311</text:p>
          </table:table-cell>
          <table:table-cell office:value-type="float" office:value="-0.00424" calcext:value-type="float">
            <text:p>-0,00424</text:p>
          </table:table-cell>
        </table:table-row>
        <table:table-row table:style-name="ro1">
          <table:table-cell office:value-type="string" calcext:value-type="string">
            <text:p>8 Mar 2017 20:04:00.000</text:p>
          </table:table-cell>
          <table:table-cell office:value-type="float" office:value="76.403" calcext:value-type="float">
            <text:p>76,403</text:p>
          </table:table-cell>
          <table:table-cell office:value-type="float" office:value="-175.48" calcext:value-type="float">
            <text:p>-175,48</text:p>
          </table:table-cell>
          <table:table-cell office:value-type="float" office:value="664.406433" calcext:value-type="float">
            <text:p>664,406433</text:p>
          </table:table-cell>
          <table:table-cell office:value-type="float" office:value="-0.049358" calcext:value-type="float">
            <text:p>-0,049358</text:p>
          </table:table-cell>
          <table:table-cell office:value-type="float" office:value="-0.157508" calcext:value-type="float">
            <text:p>-0,157508</text:p>
          </table:table-cell>
          <table:table-cell office:value-type="float" office:value="-0.005987" calcext:value-type="float">
            <text:p>-0,005987</text:p>
          </table:table-cell>
        </table:table-row>
        <table:table-row table:style-name="ro1">
          <table:table-cell office:value-type="string" calcext:value-type="string">
            <text:p>8 Mar 2017 20:05:00.000</text:p>
          </table:table-cell>
          <table:table-cell office:value-type="float" office:value="73.303" calcext:value-type="float">
            <text:p>73,303</text:p>
          </table:table-cell>
          <table:table-cell office:value-type="float" office:value="176.724" calcext:value-type="float">
            <text:p>176,724</text:p>
          </table:table-cell>
          <table:table-cell office:value-type="float" office:value="663.997523" calcext:value-type="float">
            <text:p>663,997523</text:p>
          </table:table-cell>
          <table:table-cell office:value-type="float" office:value="-0.053549" calcext:value-type="float">
            <text:p>-0,053549</text:p>
          </table:table-cell>
          <table:table-cell office:value-type="float" office:value="-0.106865" calcext:value-type="float">
            <text:p>-0,106865</text:p>
          </table:table-cell>
          <table:table-cell office:value-type="float" office:value="-0.007622" calcext:value-type="float">
            <text:p>-0,007622</text:p>
          </table:table-cell>
        </table:table-row>
        <table:table-row table:style-name="ro1">
          <table:table-cell office:value-type="string" calcext:value-type="string">
            <text:p>8 Mar 2017 20:06:00.000</text:p>
          </table:table-cell>
          <table:table-cell office:value-type="float" office:value="70.014" calcext:value-type="float">
            <text:p>70,014</text:p>
          </table:table-cell>
          <table:table-cell office:value-type="float" office:value="171.29" calcext:value-type="float">
            <text:p>171,29</text:p>
          </table:table-cell>
          <table:table-cell office:value-type="float" office:value="663.494762" calcext:value-type="float">
            <text:p>663,494762</text:p>
          </table:table-cell>
          <table:table-cell office:value-type="float" office:value="-0.055905" calcext:value-type="float">
            <text:p>-0,055905</text:p>
          </table:table-cell>
          <table:table-cell office:value-type="float" office:value="-0.076757" calcext:value-type="float">
            <text:p>-0,076757</text:p>
          </table:table-cell>
          <table:table-cell office:value-type="float" office:value="-0.00911" calcext:value-type="float">
            <text:p>-0,00911</text:p>
          </table:table-cell>
        </table:table-row>
        <table:table-row table:style-name="ro1">
          <table:table-cell office:value-type="string" calcext:value-type="string">
            <text:p>8 Mar 2017 20:07:00.000</text:p>
          </table:table-cell>
          <table:table-cell office:value-type="float" office:value="66.613" calcext:value-type="float">
            <text:p>66,613</text:p>
          </table:table-cell>
          <table:table-cell office:value-type="float" office:value="167.289" calcext:value-type="float">
            <text:p>167,289</text:p>
          </table:table-cell>
          <table:table-cell office:value-type="float" office:value="662.907914" calcext:value-type="float">
            <text:p>662,907914</text:p>
          </table:table-cell>
          <table:table-cell office:value-type="float" office:value="-0.057338" calcext:value-type="float">
            <text:p>-0,057338</text:p>
          </table:table-cell>
          <table:table-cell office:value-type="float" office:value="-0.058015" calcext:value-type="float">
            <text:p>-0,058015</text:p>
          </table:table-cell>
          <table:table-cell office:value-type="float" office:value="-0.01042" calcext:value-type="float">
            <text:p>-0,01042</text:p>
          </table:table-cell>
        </table:table-row>
        <table:table-row table:style-name="ro1">
          <table:table-cell office:value-type="string" calcext:value-type="string">
            <text:p>8 Mar 2017 20:08:00.000</text:p>
          </table:table-cell>
          <table:table-cell office:value-type="float" office:value="63.143" calcext:value-type="float">
            <text:p>63,143</text:p>
          </table:table-cell>
          <table:table-cell office:value-type="float" office:value="164.2" calcext:value-type="float">
            <text:p>164,2</text:p>
          </table:table-cell>
          <table:table-cell office:value-type="float" office:value="662.248545" calcext:value-type="float">
            <text:p>662,248545</text:p>
          </table:table-cell>
          <table:table-cell office:value-type="float" office:value="-0.05827" calcext:value-type="float">
            <text:p>-0,05827</text:p>
          </table:table-cell>
          <table:table-cell office:value-type="float" office:value="-0.04576" calcext:value-type="float">
            <text:p>-0,04576</text:p>
          </table:table-cell>
          <table:table-cell office:value-type="float" office:value="-0.011523" calcext:value-type="float">
            <text:p>-0,011523</text:p>
          </table:table-cell>
        </table:table-row>
        <table:table-row table:style-name="ro1">
          <table:table-cell office:value-type="string" calcext:value-type="string">
            <text:p>8 Mar 2017 20:09:00.000</text:p>
          </table:table-cell>
          <table:table-cell office:value-type="float" office:value="59.626" calcext:value-type="float">
            <text:p>59,626</text:p>
          </table:table-cell>
          <table:table-cell office:value-type="float" office:value="161.721" calcext:value-type="float">
            <text:p>161,721</text:p>
          </table:table-cell>
          <table:table-cell office:value-type="float" office:value="661.529835" calcext:value-type="float">
            <text:p>661,529835</text:p>
          </table:table-cell>
          <table:table-cell office:value-type="float" office:value="-0.058913" calcext:value-type="float">
            <text:p>-0,058913</text:p>
          </table:table-cell>
          <table:table-cell office:value-type="float" office:value="-0.037389" calcext:value-type="float">
            <text:p>-0,037389</text:p>
          </table:table-cell>
          <table:table-cell office:value-type="float" office:value="-0.012394" calcext:value-type="float">
            <text:p>-0,012394</text:p>
          </table:table-cell>
        </table:table-row>
        <table:table-row table:style-name="ro1">
          <table:table-cell office:value-type="string" calcext:value-type="string">
            <text:p>8 Mar 2017 20:10:00.000</text:p>
          </table:table-cell>
          <table:table-cell office:value-type="float" office:value="56.077" calcext:value-type="float">
            <text:p>56,077</text:p>
          </table:table-cell>
          <table:table-cell office:value-type="float" office:value="159.665" calcext:value-type="float">
            <text:p>159,665</text:p>
          </table:table-cell>
          <table:table-cell office:value-type="float" office:value="660.766357" calcext:value-type="float">
            <text:p>660,766357</text:p>
          </table:table-cell>
          <table:table-cell office:value-type="float" office:value="-0.059378" calcext:value-type="float">
            <text:p>-0,059378</text:p>
          </table:table-cell>
          <table:table-cell office:value-type="float" office:value="-0.031456" calcext:value-type="float">
            <text:p>-0,031456</text:p>
          </table:table-cell>
          <table:table-cell office:value-type="float" office:value="-0.013012" calcext:value-type="float">
            <text:p>-0,013012</text:p>
          </table:table-cell>
        </table:table-row>
        <table:table-row table:style-name="ro1">
          <table:table-cell office:value-type="string" calcext:value-type="string">
            <text:p>8 Mar 2017 20:11:00.000</text:p>
          </table:table-cell>
          <table:table-cell office:value-type="float" office:value="52.503" calcext:value-type="float">
            <text:p>52,503</text:p>
          </table:table-cell>
          <table:table-cell office:value-type="float" office:value="157.914" calcext:value-type="float">
            <text:p>157,914</text:p>
          </table:table-cell>
          <table:table-cell office:value-type="float" office:value="659.97383" calcext:value-type="float">
            <text:p>659,97383</text:p>
          </table:table-cell>
          <table:table-cell office:value-type="float" office:value="-0.059728" calcext:value-type="float">
            <text:p>-0,059728</text:p>
          </table:table-cell>
          <table:table-cell office:value-type="float" office:value="-0.02712" calcext:value-type="float">
            <text:p>-0,02712</text:p>
          </table:table-cell>
          <table:table-cell office:value-type="float" office:value="-0.013359" calcext:value-type="float">
            <text:p>-0,013359</text:p>
          </table:table-cell>
        </table:table-row>
        <table:table-row table:style-name="ro1">
          <table:table-cell office:value-type="string" calcext:value-type="string">
            <text:p>8 Mar 2017 20:12:00.000</text:p>
          </table:table-cell>
          <table:table-cell office:value-type="float" office:value="48.911" calcext:value-type="float">
            <text:p>48,911</text:p>
          </table:table-cell>
          <table:table-cell office:value-type="float" office:value="156.389" calcext:value-type="float">
            <text:p>156,389</text:p>
          </table:table-cell>
          <table:table-cell office:value-type="float" office:value="659.168855" calcext:value-type="float">
            <text:p>659,168855</text:p>
          </table:table-cell>
          <table:table-cell office:value-type="float" office:value="-0.060001" calcext:value-type="float">
            <text:p>-0,060001</text:p>
          </table:table-cell>
          <table:table-cell office:value-type="float" office:value="-0.02387" calcext:value-type="float">
            <text:p>-0,02387</text:p>
          </table:table-cell>
          <table:table-cell office:value-type="float" office:value="-0.013424" calcext:value-type="float">
            <text:p>-0,013424</text:p>
          </table:table-cell>
        </table:table-row>
        <table:table-row table:style-name="ro1">
          <table:table-cell office:value-type="string" calcext:value-type="string">
            <text:p>8 Mar 2017 20:13:00.000</text:p>
          </table:table-cell>
          <table:table-cell office:value-type="float" office:value="45.304" calcext:value-type="float">
            <text:p>45,304</text:p>
          </table:table-cell>
          <table:table-cell office:value-type="float" office:value="155.035" calcext:value-type="float">
            <text:p>155,035</text:p>
          </table:table-cell>
          <table:table-cell office:value-type="float" office:value="658.368629" calcext:value-type="float">
            <text:p>658,368629</text:p>
          </table:table-cell>
          <table:table-cell office:value-type="float" office:value="-0.06022" calcext:value-type="float">
            <text:p>-0,06022</text:p>
          </table:table-cell>
          <table:table-cell office:value-type="float" office:value="-0.021383" calcext:value-type="float">
            <text:p>-0,021383</text:p>
          </table:table-cell>
          <table:table-cell office:value-type="float" office:value="-0.013199" calcext:value-type="float">
            <text:p>-0,013199</text:p>
          </table:table-cell>
        </table:table-row>
        <table:table-row table:style-name="ro1">
          <table:table-cell office:value-type="string" calcext:value-type="string">
            <text:p>8 Mar 2017 20:14:00.000</text:p>
          </table:table-cell>
          <table:table-cell office:value-type="float" office:value="41.685" calcext:value-type="float">
            <text:p>41,685</text:p>
          </table:table-cell>
          <table:table-cell office:value-type="float" office:value="153.812" calcext:value-type="float">
            <text:p>153,812</text:p>
          </table:table-cell>
          <table:table-cell office:value-type="float" office:value="657.590647" calcext:value-type="float">
            <text:p>657,590647</text:p>
          </table:table-cell>
          <table:table-cell office:value-type="float" office:value="-0.060399" calcext:value-type="float">
            <text:p>-0,060399</text:p>
          </table:table-cell>
          <table:table-cell office:value-type="float" office:value="-0.019448" calcext:value-type="float">
            <text:p>-0,019448</text:p>
          </table:table-cell>
          <table:table-cell office:value-type="float" office:value="-0.012682" calcext:value-type="float">
            <text:p>-0,012682</text:p>
          </table:table-cell>
        </table:table-row>
        <table:table-row table:style-name="ro1">
          <table:table-cell office:value-type="string" calcext:value-type="string">
            <text:p>8 Mar 2017 20:15:00.000</text:p>
          </table:table-cell>
          <table:table-cell office:value-type="float" office:value="38.057" calcext:value-type="float">
            <text:p>38,057</text:p>
          </table:table-cell>
          <table:table-cell office:value-type="float" office:value="152.693" calcext:value-type="float">
            <text:p>152,693</text:p>
          </table:table-cell>
          <table:table-cell office:value-type="float" office:value="656.852396" calcext:value-type="float">
            <text:p>656,852396</text:p>
          </table:table-cell>
          <table:table-cell office:value-type="float" office:value="-0.060548" calcext:value-type="float">
            <text:p>-0,060548</text:p>
          </table:table-cell>
          <table:table-cell office:value-type="float" office:value="-0.017922" calcext:value-type="float">
            <text:p>-0,017922</text:p>
          </table:table-cell>
          <table:table-cell office:value-type="float" office:value="-0.011874" calcext:value-type="float">
            <text:p>-0,011874</text:p>
          </table:table-cell>
        </table:table-row>
        <table:table-row table:style-name="ro1">
          <table:table-cell office:value-type="string" calcext:value-type="string">
            <text:p>8 Mar 2017 20:16:00.000</text:p>
          </table:table-cell>
          <table:table-cell office:value-type="float" office:value="34.42" calcext:value-type="float">
            <text:p>34,42</text:p>
          </table:table-cell>
          <table:table-cell office:value-type="float" office:value="151.655" calcext:value-type="float">
            <text:p>151,655</text:p>
          </table:table-cell>
          <table:table-cell office:value-type="float" office:value="656.171045" calcext:value-type="float">
            <text:p>656,171045</text:p>
          </table:table-cell>
          <table:table-cell office:value-type="float" office:value="-0.060673" calcext:value-type="float">
            <text:p>-0,060673</text:p>
          </table:table-cell>
          <table:table-cell office:value-type="float" office:value="-0.016707" calcext:value-type="float">
            <text:p>-0,016707</text:p>
          </table:table-cell>
          <table:table-cell office:value-type="float" office:value="-0.010786" calcext:value-type="float">
            <text:p>-0,010786</text:p>
          </table:table-cell>
        </table:table-row>
        <table:table-row table:style-name="ro1">
          <table:table-cell office:value-type="string" calcext:value-type="string">
            <text:p>8 Mar 2017 20:17:00.000</text:p>
          </table:table-cell>
          <table:table-cell office:value-type="float" office:value="30.776" calcext:value-type="float">
            <text:p>30,776</text:p>
          </table:table-cell>
          <table:table-cell office:value-type="float" office:value="150.683" calcext:value-type="float">
            <text:p>150,683</text:p>
          </table:table-cell>
          <table:table-cell office:value-type="float" office:value="655.563136" calcext:value-type="float">
            <text:p>655,563136</text:p>
          </table:table-cell>
          <table:table-cell office:value-type="float" office:value="-0.060778" calcext:value-type="float">
            <text:p>-0,060778</text:p>
          </table:table-cell>
          <table:table-cell office:value-type="float" office:value="-0.015734" calcext:value-type="float">
            <text:p>-0,015734</text:p>
          </table:table-cell>
          <table:table-cell office:value-type="float" office:value="-0.009428" calcext:value-type="float">
            <text:p>-0,009428</text:p>
          </table:table-cell>
        </table:table-row>
        <table:table-row table:style-name="ro1">
          <table:table-cell office:value-type="string" calcext:value-type="string">
            <text:p>8 Mar 2017 20:18:00.000</text:p>
          </table:table-cell>
          <table:table-cell office:value-type="float" office:value="27.127" calcext:value-type="float">
            <text:p>27,127</text:p>
          </table:table-cell>
          <table:table-cell office:value-type="float" office:value="149.763" calcext:value-type="float">
            <text:p>149,763</text:p>
          </table:table-cell>
          <table:table-cell office:value-type="float" office:value="655.044284" calcext:value-type="float">
            <text:p>655,044284</text:p>
          </table:table-cell>
          <table:table-cell office:value-type="float" office:value="-0.060867" calcext:value-type="float">
            <text:p>-0,060867</text:p>
          </table:table-cell>
          <table:table-cell office:value-type="float" office:value="-0.014953" calcext:value-type="float">
            <text:p>-0,014953</text:p>
          </table:table-cell>
          <table:table-cell office:value-type="float" office:value="-0.007819" calcext:value-type="float">
            <text:p>-0,007819</text:p>
          </table:table-cell>
        </table:table-row>
        <table:table-row table:style-name="ro1">
          <table:table-cell office:value-type="string" calcext:value-type="string">
            <text:p>8 Mar 2017 20:19:00.000</text:p>
          </table:table-cell>
          <table:table-cell office:value-type="float" office:value="23.473" calcext:value-type="float">
            <text:p>23,473</text:p>
          </table:table-cell>
          <table:table-cell office:value-type="float" office:value="148.886" calcext:value-type="float">
            <text:p>148,886</text:p>
          </table:table-cell>
          <table:table-cell office:value-type="float" office:value="654.628889" calcext:value-type="float">
            <text:p>654,628889</text:p>
          </table:table-cell>
          <table:table-cell office:value-type="float" office:value="-0.060941" calcext:value-type="float">
            <text:p>-0,060941</text:p>
          </table:table-cell>
          <table:table-cell office:value-type="float" office:value="-0.014326" calcext:value-type="float">
            <text:p>-0,014326</text:p>
          </table:table-cell>
          <table:table-cell office:value-type="float" office:value="-0.005982" calcext:value-type="float">
            <text:p>-0,005982</text:p>
          </table:table-cell>
        </table:table-row>
        <table:table-row table:style-name="ro1">
          <table:table-cell office:value-type="string" calcext:value-type="string">
            <text:p>8 Mar 2017 20:20:00.000</text:p>
          </table:table-cell>
          <table:table-cell office:value-type="float" office:value="19.814" calcext:value-type="float">
            <text:p>19,814</text:p>
          </table:table-cell>
          <table:table-cell office:value-type="float" office:value="148.042" calcext:value-type="float">
            <text:p>148,042</text:p>
          </table:table-cell>
          <table:table-cell office:value-type="float" office:value="654.329866" calcext:value-type="float">
            <text:p>654,329866</text:p>
          </table:table-cell>
          <table:table-cell office:value-type="float" office:value="-0.061001" calcext:value-type="float">
            <text:p>-0,061001</text:p>
          </table:table-cell>
          <table:table-cell office:value-type="float" office:value="-0.013828" calcext:value-type="float">
            <text:p>-0,013828</text:p>
          </table:table-cell>
          <table:table-cell office:value-type="float" office:value="-0.003944" calcext:value-type="float">
            <text:p>-0,003944</text:p>
          </table:table-cell>
        </table:table-row>
        <table:table-row table:style-name="ro1">
          <table:table-cell office:value-type="string" calcext:value-type="string">
            <text:p>8 Mar 2017 20:21:00.000</text:p>
          </table:table-cell>
          <table:table-cell office:value-type="float" office:value="16.153" calcext:value-type="float">
            <text:p>16,153</text:p>
          </table:table-cell>
          <table:table-cell office:value-type="float" office:value="147.224" calcext:value-type="float">
            <text:p>147,224</text:p>
          </table:table-cell>
          <table:table-cell office:value-type="float" office:value="654.158396" calcext:value-type="float">
            <text:p>654,158396</text:p>
          </table:table-cell>
          <table:table-cell office:value-type="float" office:value="-0.061049" calcext:value-type="float">
            <text:p>-0,061049</text:p>
          </table:table-cell>
          <table:table-cell office:value-type="float" office:value="-0.013438" calcext:value-type="float">
            <text:p>-0,013438</text:p>
          </table:table-cell>
          <table:table-cell office:value-type="float" office:value="-0.001735" calcext:value-type="float">
            <text:p>-0,001735</text:p>
          </table:table-cell>
        </table:table-row>
        <table:table-row table:style-name="ro1">
          <table:table-cell office:value-type="string" calcext:value-type="string">
            <text:p>8 Mar 2017 20:22:00.000</text:p>
          </table:table-cell>
          <table:table-cell office:value-type="float" office:value="12.489" calcext:value-type="float">
            <text:p>12,489</text:p>
          </table:table-cell>
          <table:table-cell office:value-type="float" office:value="146.427" calcext:value-type="float">
            <text:p>146,427</text:p>
          </table:table-cell>
          <table:table-cell office:value-type="float" office:value="654.123708" calcext:value-type="float">
            <text:p>654,123708</text:p>
          </table:table-cell>
          <table:table-cell office:value-type="float" office:value="-0.061084" calcext:value-type="float">
            <text:p>-0,061084</text:p>
          </table:table-cell>
          <table:table-cell office:value-type="float" office:value="-0.013142" calcext:value-type="float">
            <text:p>-0,013142</text:p>
          </table:table-cell>
          <table:table-cell office:value-type="float" office:value="0.00061" calcext:value-type="float">
            <text:p>0,00061</text:p>
          </table:table-cell>
        </table:table-row>
        <table:table-row table:style-name="ro1">
          <table:table-cell office:value-type="string" calcext:value-type="string">
            <text:p>8 Mar 2017 20:23:00.000</text:p>
          </table:table-cell>
          <table:table-cell office:value-type="float" office:value="8.823" calcext:value-type="float">
            <text:p>8,823</text:p>
          </table:table-cell>
          <table:table-cell office:value-type="float" office:value="145.645" calcext:value-type="float">
            <text:p>145,645</text:p>
          </table:table-cell>
          <table:table-cell office:value-type="float" office:value="654.232897" calcext:value-type="float">
            <text:p>654,232897</text:p>
          </table:table-cell>
          <table:table-cell office:value-type="float" office:value="-0.061107" calcext:value-type="float">
            <text:p>-0,061107</text:p>
          </table:table-cell>
          <table:table-cell office:value-type="float" office:value="-0.01293" calcext:value-type="float">
            <text:p>-0,01293</text:p>
          </table:table-cell>
          <table:table-cell office:value-type="float" office:value="0.003054" calcext:value-type="float">
            <text:p>0,003054</text:p>
          </table:table-cell>
        </table:table-row>
        <table:table-row table:style-name="ro1">
          <table:table-cell office:value-type="string" calcext:value-type="string">
            <text:p>8 Mar 2017 20:24:00.000</text:p>
          </table:table-cell>
          <table:table-cell office:value-type="float" office:value="5.156" calcext:value-type="float">
            <text:p>5,156</text:p>
          </table:table-cell>
          <table:table-cell office:value-type="float" office:value="144.874" calcext:value-type="float">
            <text:p>144,874</text:p>
          </table:table-cell>
          <table:table-cell office:value-type="float" office:value="654.490765" calcext:value-type="float">
            <text:p>654,490765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794" calcext:value-type="float">
            <text:p>-0,012794</text:p>
          </table:table-cell>
          <table:table-cell office:value-type="float" office:value="0.005559" calcext:value-type="float">
            <text:p>0,005559</text:p>
          </table:table-cell>
        </table:table-row>
        <table:table-row table:style-name="ro1">
          <table:table-cell office:value-type="string" calcext:value-type="string">
            <text:p>8 Mar 2017 20:25:00.000</text:p>
          </table:table-cell>
          <table:table-cell office:value-type="float" office:value="1.489" calcext:value-type="float">
            <text:p>1,489</text:p>
          </table:table-cell>
          <table:table-cell office:value-type="float" office:value="144.109" calcext:value-type="float">
            <text:p>144,109</text:p>
          </table:table-cell>
          <table:table-cell office:value-type="float" office:value="654.89972" calcext:value-type="float">
            <text:p>654,89972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29" calcext:value-type="float">
            <text:p>-0,012729</text:p>
          </table:table-cell>
          <table:table-cell office:value-type="float" office:value="0.008083" calcext:value-type="float">
            <text:p>0,008083</text:p>
          </table:table-cell>
        </table:table-row>
        <table:table-row table:style-name="ro1">
          <table:table-cell office:value-type="string" calcext:value-type="string">
            <text:p>8 Mar 2017 20:26:00.000</text:p>
          </table:table-cell>
          <table:table-cell office:value-type="float" office:value="-2.178" calcext:value-type="float">
            <text:p>-2,178</text:p>
          </table:table-cell>
          <table:table-cell office:value-type="float" office:value="143.345" calcext:value-type="float">
            <text:p>143,345</text:p>
          </table:table-cell>
          <table:table-cell office:value-type="float" office:value="655.4597" calcext:value-type="float">
            <text:p>655,4597</text:p>
          </table:table-cell>
          <table:table-cell office:value-type="float" office:value="-0.06111" calcext:value-type="float">
            <text:p>-0,06111</text:p>
          </table:table-cell>
          <table:table-cell office:value-type="float" office:value="-0.012735" calcext:value-type="float">
            <text:p>-0,012735</text:p>
          </table:table-cell>
          <table:table-cell office:value-type="float" office:value="0.010585" calcext:value-type="float">
            <text:p>0,010585</text:p>
          </table:table-cell>
        </table:table-row>
        <table:table-row table:style-name="ro1">
          <table:table-cell office:value-type="string" calcext:value-type="string">
            <text:p>8 Mar 2017 20:27:00.000</text:p>
          </table:table-cell>
          <table:table-cell office:value-type="float" office:value="-5.844" calcext:value-type="float">
            <text:p>-5,844</text:p>
          </table:table-cell>
          <table:table-cell office:value-type="float" office:value="142.579" calcext:value-type="float">
            <text:p>142,579</text:p>
          </table:table-cell>
          <table:table-cell office:value-type="float" office:value="656.168151" calcext:value-type="float">
            <text:p>656,168151</text:p>
          </table:table-cell>
          <table:table-cell office:value-type="float" office:value="-0.061088" calcext:value-type="float">
            <text:p>-0,061088</text:p>
          </table:table-cell>
          <table:table-cell office:value-type="float" office:value="-0.01281" calcext:value-type="float">
            <text:p>-0,01281</text:p>
          </table:table-cell>
          <table:table-cell office:value-type="float" office:value="0.013024" calcext:value-type="float">
            <text:p>0,013024</text:p>
          </table:table-cell>
        </table:table-row>
        <table:table-row table:style-name="ro1">
          <table:table-cell office:value-type="string" calcext:value-type="string">
            <text:p>8 Mar 2017 20:28:00.000</text:p>
          </table:table-cell>
          <table:table-cell office:value-type="float" office:value="-9.508" calcext:value-type="float">
            <text:p>-9,508</text:p>
          </table:table-cell>
          <table:table-cell office:value-type="float" office:value="141.807" calcext:value-type="float">
            <text:p>141,807</text:p>
          </table:table-cell>
          <table:table-cell office:value-type="float" office:value="657.020041" calcext:value-type="float">
            <text:p>657,020041</text:p>
          </table:table-cell>
          <table:table-cell office:value-type="float" office:value="-0.061055" calcext:value-type="float">
            <text:p>-0,061055</text:p>
          </table:table-cell>
          <table:table-cell office:value-type="float" office:value="-0.012957" calcext:value-type="float">
            <text:p>-0,012957</text:p>
          </table:table-cell>
          <table:table-cell office:value-type="float" office:value="0.015359" calcext:value-type="float">
            <text:p>0,015359</text:p>
          </table:table-cell>
        </table:table-row>
        <table:table-row table:style-name="ro1">
          <table:table-cell office:value-type="string" calcext:value-type="string">
            <text:p>8 Mar 2017 20:29:00.000</text:p>
          </table:table-cell>
          <table:table-cell office:value-type="float" office:value="-13.17" calcext:value-type="float">
            <text:p>-13,17</text:p>
          </table:table-cell>
          <table:table-cell office:value-type="float" office:value="141.023" calcext:value-type="float">
            <text:p>141,023</text:p>
          </table:table-cell>
          <table:table-cell office:value-type="float" office:value="658.007926" calcext:value-type="float">
            <text:p>658,007926</text:p>
          </table:table-cell>
          <table:table-cell office:value-type="float" office:value="-0.06101" calcext:value-type="float">
            <text:p>-0,06101</text:p>
          </table:table-cell>
          <table:table-cell office:value-type="float" office:value="-0.013181" calcext:value-type="float">
            <text:p>-0,013181</text:p>
          </table:table-cell>
          <table:table-cell office:value-type="float" office:value="0.017549" calcext:value-type="float">
            <text:p>0,017549</text:p>
          </table:table-cell>
        </table:table-row>
        <table:table-row table:style-name="ro1">
          <table:table-cell office:value-type="string" calcext:value-type="string">
            <text:p>8 Mar 2017 20:30:00.000</text:p>
          </table:table-cell>
          <table:table-cell office:value-type="float" office:value="-16.829" calcext:value-type="float">
            <text:p>-16,829</text:p>
          </table:table-cell>
          <table:table-cell office:value-type="float" office:value="140.223" calcext:value-type="float">
            <text:p>140,223</text:p>
          </table:table-cell>
          <table:table-cell office:value-type="float" office:value="659.122049" calcext:value-type="float">
            <text:p>659,122049</text:p>
          </table:table-cell>
          <table:table-cell office:value-type="float" office:value="-0.060954" calcext:value-type="float">
            <text:p>-0,060954</text:p>
          </table:table-cell>
          <table:table-cell office:value-type="float" office:value="-0.01349" calcext:value-type="float">
            <text:p>-0,01349</text:p>
          </table:table-cell>
          <table:table-cell office:value-type="float" office:value="0.019559" calcext:value-type="float">
            <text:p>0,019559</text:p>
          </table:table-cell>
        </table:table-row>
        <table:table-row table:style-name="ro1">
          <table:table-cell office:value-type="string" calcext:value-type="string">
            <text:p>8 Mar 2017 20:31:00.000</text:p>
          </table:table-cell>
          <table:table-cell office:value-type="float" office:value="-20.485" calcext:value-type="float">
            <text:p>-20,485</text:p>
          </table:table-cell>
          <table:table-cell office:value-type="float" office:value="139.402" calcext:value-type="float">
            <text:p>139,402</text:p>
          </table:table-cell>
          <table:table-cell office:value-type="float" office:value="660.350485" calcext:value-type="float">
            <text:p>660,350485</text:p>
          </table:table-cell>
          <table:table-cell office:value-type="float" office:value="-0.060887" calcext:value-type="float">
            <text:p>-0,060887</text:p>
          </table:table-cell>
          <table:table-cell office:value-type="float" office:value="-0.013894" calcext:value-type="float">
            <text:p>-0,013894</text:p>
          </table:table-cell>
          <table:table-cell office:value-type="float" office:value="0.021352" calcext:value-type="float">
            <text:p>0,021352</text:p>
          </table:table-cell>
        </table:table-row>
        <table:table-row table:style-name="ro1">
          <table:table-cell office:value-type="string" calcext:value-type="string">
            <text:p>8 Mar 2017 20:32:00.000</text:p>
          </table:table-cell>
          <table:table-cell office:value-type="float" office:value="-24.136" calcext:value-type="float">
            <text:p>-24,136</text:p>
          </table:table-cell>
          <table:table-cell office:value-type="float" office:value="138.554" calcext:value-type="float">
            <text:p>138,554</text:p>
          </table:table-cell>
          <table:table-cell office:value-type="float" office:value="661.679321" calcext:value-type="float">
            <text:p>661,679321</text:p>
          </table:table-cell>
          <table:table-cell office:value-type="float" office:value="-0.060807" calcext:value-type="float">
            <text:p>-0,060807</text:p>
          </table:table-cell>
          <table:table-cell office:value-type="float" office:value="-0.014409" calcext:value-type="float">
            <text:p>-0,014409</text:p>
          </table:table-cell>
          <table:table-cell office:value-type="float" office:value="0.022898" calcext:value-type="float">
            <text:p>0,022898</text:p>
          </table:table-cell>
        </table:table-row>
        <table:table-row table:style-name="ro1">
          <table:table-cell office:value-type="string" calcext:value-type="string">
            <text:p>8 Mar 2017 20:33:00.000</text:p>
          </table:table-cell>
          <table:table-cell office:value-type="float" office:value="-27.781" calcext:value-type="float">
            <text:p>-27,781</text:p>
          </table:table-cell>
          <table:table-cell office:value-type="float" office:value="137.67" calcext:value-type="float">
            <text:p>137,67</text:p>
          </table:table-cell>
          <table:table-cell office:value-type="float" office:value="663.092873" calcext:value-type="float">
            <text:p>663,092873</text:p>
          </table:table-cell>
          <table:table-cell office:value-type="float" office:value="-0.060714" calcext:value-type="float">
            <text:p>-0,060714</text:p>
          </table:table-cell>
          <table:table-cell office:value-type="float" office:value="-0.015056" calcext:value-type="float">
            <text:p>-0,015056</text:p>
          </table:table-cell>
          <table:table-cell office:value-type="float" office:value="0.02417" calcext:value-type="float">
            <text:p>0,02417</text:p>
          </table:table-cell>
        </table:table-row>
        <table:table-row table:style-name="ro1">
          <table:table-cell office:value-type="string" calcext:value-type="string">
            <text:p>8 Mar 2017 20:34:00.000</text:p>
          </table:table-cell>
          <table:table-cell office:value-type="float" office:value="-31.421" calcext:value-type="float">
            <text:p>-31,421</text:p>
          </table:table-cell>
          <table:table-cell office:value-type="float" office:value="136.744" calcext:value-type="float">
            <text:p>136,744</text:p>
          </table:table-cell>
          <table:table-cell office:value-type="float" office:value="664.573926" calcext:value-type="float">
            <text:p>664,573926</text:p>
          </table:table-cell>
          <table:table-cell office:value-type="float" office:value="-0.060607" calcext:value-type="float">
            <text:p>-0,060607</text:p>
          </table:table-cell>
          <table:table-cell office:value-type="float" office:value="-0.015861" calcext:value-type="float">
            <text:p>-0,015861</text:p>
          </table:table-cell>
          <table:table-cell office:value-type="float" office:value="0.025143" calcext:value-type="float">
            <text:p>0,025143</text:p>
          </table:table-cell>
        </table:table-row>
        <table:table-row table:style-name="ro1">
          <table:table-cell office:value-type="string" calcext:value-type="string">
            <text:p>8 Mar 2017 20:35:00.000</text:p>
          </table:table-cell>
          <table:table-cell office:value-type="float" office:value="-35.054" calcext:value-type="float">
            <text:p>-35,054</text:p>
          </table:table-cell>
          <table:table-cell office:value-type="float" office:value="135.763" calcext:value-type="float">
            <text:p>135,763</text:p>
          </table:table-cell>
          <table:table-cell office:value-type="float" office:value="666.104003" calcext:value-type="float">
            <text:p>666,104003</text:p>
          </table:table-cell>
          <table:table-cell office:value-type="float" office:value="-0.060483" calcext:value-type="float">
            <text:p>-0,060483</text:p>
          </table:table-cell>
          <table:table-cell office:value-type="float" office:value="-0.016864" calcext:value-type="float">
            <text:p>-0,016864</text:p>
          </table:table-cell>
          <table:table-cell office:value-type="float" office:value="0.025799" calcext:value-type="float">
            <text:p>0,025799</text:p>
          </table:table-cell>
        </table:table-row>
        <table:table-row table:style-name="ro1">
          <table:table-cell office:value-type="string" calcext:value-type="string">
            <text:p>8 Mar 2017 20:36:00.000</text:p>
          </table:table-cell>
          <table:table-cell office:value-type="float" office:value="-38.679" calcext:value-type="float">
            <text:p>-38,679</text:p>
          </table:table-cell>
          <table:table-cell office:value-type="float" office:value="134.715" calcext:value-type="float">
            <text:p>134,715</text:p>
          </table:table-cell>
          <table:table-cell office:value-type="float" office:value="667.663657" calcext:value-type="float">
            <text:p>667,663657</text:p>
          </table:table-cell>
          <table:table-cell office:value-type="float" office:value="-0.06034" calcext:value-type="float">
            <text:p>-0,06034</text:p>
          </table:table-cell>
          <table:table-cell office:value-type="float" office:value="-0.018116" calcext:value-type="float">
            <text:p>-0,018116</text:p>
          </table:table-cell>
          <table:table-cell office:value-type="float" office:value="0.026125" calcext:value-type="float">
            <text:p>0,026125</text:p>
          </table:table-cell>
        </table:table-row>
        <table:table-row table:style-name="ro1">
          <table:table-cell office:value-type="string" calcext:value-type="string">
            <text:p>8 Mar 2017 20:37:00.000</text:p>
          </table:table-cell>
          <table:table-cell office:value-type="float" office:value="-42.294" calcext:value-type="float">
            <text:p>-42,294</text:p>
          </table:table-cell>
          <table:table-cell office:value-type="float" office:value="133.583" calcext:value-type="float">
            <text:p>133,583</text:p>
          </table:table-cell>
          <table:table-cell office:value-type="float" office:value="669.232769" calcext:value-type="float">
            <text:p>669,232769</text:p>
          </table:table-cell>
          <table:table-cell office:value-type="float" office:value="-0.060173" calcext:value-type="float">
            <text:p>-0,060173</text:p>
          </table:table-cell>
          <table:table-cell office:value-type="float" office:value="-0.01969" calcext:value-type="float">
            <text:p>-0,01969</text:p>
          </table:table-cell>
          <table:table-cell office:value-type="float" office:value="0.026112" calcext:value-type="float">
            <text:p>0,026112</text:p>
          </table:table-cell>
        </table:table-row>
        <table:table-row table:style-name="ro1">
          <table:table-cell office:value-type="string" calcext:value-type="string">
            <text:p>8 Mar 2017 20:38:00.000</text:p>
          </table:table-cell>
          <table:table-cell office:value-type="float" office:value="-45.899" calcext:value-type="float">
            <text:p>-45,899</text:p>
          </table:table-cell>
          <table:table-cell office:value-type="float" office:value="132.344" calcext:value-type="float">
            <text:p>132,344</text:p>
          </table:table-cell>
          <table:table-cell office:value-type="float" office:value="670.790867" calcext:value-type="float">
            <text:p>670,790867</text:p>
          </table:table-cell>
          <table:table-cell office:value-type="float" office:value="-0.059977" calcext:value-type="float">
            <text:p>-0,059977</text:p>
          </table:table-cell>
          <table:table-cell office:value-type="float" office:value="-0.021688" calcext:value-type="float">
            <text:p>-0,021688</text:p>
          </table:table-cell>
          <table:table-cell office:value-type="float" office:value="0.025756" calcext:value-type="float">
            <text:p>0,025756</text:p>
          </table:table-cell>
        </table:table-row>
        <table:table-row table:style-name="ro1">
          <table:table-cell office:value-type="string" calcext:value-type="string">
            <text:p>8 Mar 2017 20:39:00.000</text:p>
          </table:table-cell>
          <table:table-cell office:value-type="float" office:value="-49.491" calcext:value-type="float">
            <text:p>-49,491</text:p>
          </table:table-cell>
          <table:table-cell office:value-type="float" office:value="130.969" calcext:value-type="float">
            <text:p>130,969</text:p>
          </table:table-cell>
          <table:table-cell office:value-type="float" office:value="672.317433" calcext:value-type="float">
            <text:p>672,317433</text:p>
          </table:table-cell>
          <table:table-cell office:value-type="float" office:value="-0.05974" calcext:value-type="float">
            <text:p>-0,05974</text:p>
          </table:table-cell>
          <table:table-cell office:value-type="float" office:value="-0.02426" calcext:value-type="float">
            <text:p>-0,02426</text:p>
          </table:table-cell>
          <table:table-cell office:value-type="float" office:value="0.02506" calcext:value-type="float">
            <text:p>0,02506</text:p>
          </table:table-cell>
        </table:table-row>
        <table:table-row table:style-name="ro1">
          <table:table-cell office:value-type="string" calcext:value-type="string">
            <text:p>8 Mar 2017 20:40:00.000</text:p>
          </table:table-cell>
          <table:table-cell office:value-type="float" office:value="-53.067" calcext:value-type="float">
            <text:p>-53,067</text:p>
          </table:table-cell>
          <table:table-cell office:value-type="float" office:value="129.417" calcext:value-type="float">
            <text:p>129,417</text:p>
          </table:table-cell>
          <table:table-cell office:value-type="float" office:value="673.792227" calcext:value-type="float">
            <text:p>673,792227</text:p>
          </table:table-cell>
          <table:table-cell office:value-type="float" office:value="-0.059447" calcext:value-type="float">
            <text:p>-0,059447</text:p>
          </table:table-cell>
          <table:table-cell office:value-type="float" office:value="-0.027628" calcext:value-type="float">
            <text:p>-0,027628</text:p>
          </table:table-cell>
          <table:table-cell office:value-type="float" office:value="0.024031" calcext:value-type="float">
            <text:p>0,024031</text:p>
          </table:table-cell>
        </table:table-row>
        <table:table-row table:style-name="ro1">
          <table:table-cell office:value-type="string" calcext:value-type="string">
            <text:p>8 Mar 2017 20:41:00.000</text:p>
          </table:table-cell>
          <table:table-cell office:value-type="float" office:value="-56.623" calcext:value-type="float">
            <text:p>-56,623</text:p>
          </table:table-cell>
          <table:table-cell office:value-type="float" office:value="127.631" calcext:value-type="float">
            <text:p>127,631</text:p>
          </table:table-cell>
          <table:table-cell office:value-type="float" office:value="675.195592" calcext:value-type="float">
            <text:p>675,195592</text:p>
          </table:table-cell>
          <table:table-cell office:value-type="float" office:value="-0.059074" calcext:value-type="float">
            <text:p>-0,059074</text:p>
          </table:table-cell>
          <table:table-cell office:value-type="float" office:value="-0.032132" calcext:value-type="float">
            <text:p>-0,032132</text:p>
          </table:table-cell>
          <table:table-cell office:value-type="float" office:value="0.022681" calcext:value-type="float">
            <text:p>0,022681</text:p>
          </table:table-cell>
        </table:table-row>
        <table:table-row table:style-name="ro1">
          <table:table-cell office:value-type="string" calcext:value-type="string">
            <text:p>8 Mar 2017 20:42:00.000</text:p>
          </table:table-cell>
          <table:table-cell office:value-type="float" office:value="-60.153" calcext:value-type="float">
            <text:p>-60,153</text:p>
          </table:table-cell>
          <table:table-cell office:value-type="float" office:value="125.528" calcext:value-type="float">
            <text:p>125,528</text:p>
          </table:table-cell>
          <table:table-cell office:value-type="float" office:value="676.508749" calcext:value-type="float">
            <text:p>676,508749</text:p>
          </table:table-cell>
          <table:table-cell office:value-type="float" office:value="-0.058582" calcext:value-type="float">
            <text:p>-0,058582</text:p>
          </table:table-cell>
          <table:table-cell office:value-type="float" office:value="-0.038312" calcext:value-type="float">
            <text:p>-0,038312</text:p>
          </table:table-cell>
          <table:table-cell office:value-type="float" office:value="0.021028" calcext:value-type="float">
            <text:p>0,021028</text:p>
          </table:table-cell>
        </table:table-row>
        <table:table-row table:style-name="ro1">
          <table:table-cell office:value-type="string" calcext:value-type="string">
            <text:p>8 Mar 2017 20:43:00.000</text:p>
          </table:table-cell>
          <table:table-cell office:value-type="float" office:value="-63.649" calcext:value-type="float">
            <text:p>-63,649</text:p>
          </table:table-cell>
          <table:table-cell office:value-type="float" office:value="122.982" calcext:value-type="float">
            <text:p>122,982</text:p>
          </table:table-cell>
          <table:table-cell office:value-type="float" office:value="677.714084" calcext:value-type="float">
            <text:p>677,714084</text:p>
          </table:table-cell>
          <table:table-cell office:value-type="float" office:value="-0.057903" calcext:value-type="float">
            <text:p>-0,057903</text:p>
          </table:table-cell>
          <table:table-cell office:value-type="float" office:value="-0.047062" calcext:value-type="float">
            <text:p>-0,047062</text:p>
          </table:table-cell>
          <table:table-cell office:value-type="float" office:value="0.019092" calcext:value-type="float">
            <text:p>0,019092</text:p>
          </table:table-cell>
        </table:table-row>
        <table:table-row table:style-name="ro1">
          <table:table-cell office:value-type="string" calcext:value-type="string">
            <text:p>8 Mar 2017 20:44:00.000</text:p>
          </table:table-cell>
          <table:table-cell office:value-type="float" office:value="-67.095" calcext:value-type="float">
            <text:p>-67,095</text:p>
          </table:table-cell>
          <table:table-cell office:value-type="float" office:value="119.799" calcext:value-type="float">
            <text:p>119,799</text:p>
          </table:table-cell>
          <table:table-cell office:value-type="float" office:value="678.795409" calcext:value-type="float">
            <text:p>678,795409</text:p>
          </table:table-cell>
          <table:table-cell office:value-type="float" office:value="-0.056918" calcext:value-type="float">
            <text:p>-0,056918</text:p>
          </table:table-cell>
          <table:table-cell office:value-type="float" office:value="-0.059925" calcext:value-type="float">
            <text:p>-0,059925</text:p>
          </table:table-cell>
          <table:table-cell office:value-type="float" office:value="0.016899" calcext:value-type="float">
            <text:p>0,016899</text:p>
          </table:table-cell>
        </table:table-row>
        <table:table-row table:style-name="ro1">
          <table:table-cell office:value-type="string" calcext:value-type="string">
            <text:p>8 Mar 2017 20:45:00.000</text:p>
          </table:table-cell>
          <table:table-cell office:value-type="float" office:value="-70.468" calcext:value-type="float">
            <text:p>-70,468</text:p>
          </table:table-cell>
          <table:table-cell office:value-type="float" office:value="115.655" calcext:value-type="float">
            <text:p>115,655</text:p>
          </table:table-cell>
          <table:table-cell office:value-type="float" office:value="679.738201" calcext:value-type="float">
            <text:p>679,738201</text:p>
          </table:table-cell>
          <table:table-cell office:value-type="float" office:value="-0.055398" calcext:value-type="float">
            <text:p>-0,055398</text:p>
          </table:table-cell>
          <table:table-cell office:value-type="float" office:value="-0.079687" calcext:value-type="float">
            <text:p>-0,079687</text:p>
          </table:table-cell>
          <table:table-cell office:value-type="float" office:value="0.01448" calcext:value-type="float">
            <text:p>0,01448</text:p>
          </table:table-cell>
        </table:table-row>
        <table:table-row table:style-name="ro1">
          <table:table-cell office:value-type="string" calcext:value-type="string">
            <text:p>8 Mar 2017 20:46:00.000</text:p>
          </table:table-cell>
          <table:table-cell office:value-type="float" office:value="-73.724" calcext:value-type="float">
            <text:p>-73,724</text:p>
          </table:table-cell>
          <table:table-cell office:value-type="float" office:value="109.997" calcext:value-type="float">
            <text:p>109,997</text:p>
          </table:table-cell>
          <table:table-cell office:value-type="float" office:value="680.529815" calcext:value-type="float">
            <text:p>680,529815</text:p>
          </table:table-cell>
          <table:table-cell office:value-type="float" office:value="-0.052883" calcext:value-type="float">
            <text:p>-0,052883</text:p>
          </table:table-cell>
          <table:table-cell office:value-type="float" office:value="-0.111577" calcext:value-type="float">
            <text:p>-0,111577</text:p>
          </table:table-cell>
          <table:table-cell office:value-type="float" office:value="0.011868" calcext:value-type="float">
            <text:p>0,011868</text:p>
          </table:table-cell>
        </table:table-row>
        <table:table-row table:style-name="ro1">
          <table:table-cell office:value-type="string" calcext:value-type="string">
            <text:p>8 Mar 2017 20:47:00.000</text:p>
          </table:table-cell>
          <table:table-cell office:value-type="float" office:value="-76.775" calcext:value-type="float">
            <text:p>-76,775</text:p>
          </table:table-cell>
          <table:table-cell office:value-type="float" office:value="101.833" calcext:value-type="float">
            <text:p>101,833</text:p>
          </table:table-cell>
          <table:table-cell office:value-type="float" office:value="681.159672" calcext:value-type="float">
            <text:p>681,159672</text:p>
          </table:table-cell>
          <table:table-cell office:value-type="float" office:value="-0.048383" calcext:value-type="float">
            <text:p>-0,048383</text:p>
          </table:table-cell>
          <table:table-cell office:value-type="float" office:value="-0.165324" calcext:value-type="float">
            <text:p>-0,165324</text:p>
          </table:table-cell>
          <table:table-cell office:value-type="float" office:value="0.009097" calcext:value-type="float">
            <text:p>0,009097</text:p>
          </table:table-cell>
        </table:table-row>
        <table:table-row table:style-name="ro1">
          <table:table-cell office:value-type="string" calcext:value-type="string">
            <text:p>8 Mar 2017 20:48:00.000</text:p>
          </table:table-cell>
          <table:table-cell office:value-type="float" office:value="-79.448" calcext:value-type="float">
            <text:p>-79,448</text:p>
          </table:table-cell>
          <table:table-cell office:value-type="float" office:value="89.422" calcext:value-type="float">
            <text:p>89,422</text:p>
          </table:table-cell>
          <table:table-cell office:value-type="float" office:value="681.61941" calcext:value-type="float">
            <text:p>681,61941</text:p>
          </table:table-cell>
          <table:table-cell office:value-type="float" office:value="-0.039727" calcext:value-type="float">
            <text:p>-0,039727</text:p>
          </table:table-cell>
          <table:table-cell office:value-type="float" office:value="-0.255588" calcext:value-type="float">
            <text:p>-0,255588</text:p>
          </table:table-cell>
          <table:table-cell office:value-type="float" office:value="0.006206" calcext:value-type="float">
            <text:p>0,006206</text:p>
          </table:table-cell>
        </table:table-row>
        <table:table-row table:style-name="ro1">
          <table:table-cell office:value-type="string" calcext:value-type="string">
            <text:p>8 Mar 2017 20:49:00.000</text:p>
          </table:table-cell>
          <table:table-cell office:value-type="float" office:value="-81.382" calcext:value-type="float">
            <text:p>-81,382</text:p>
          </table:table-cell>
          <table:table-cell office:value-type="float" office:value="70.418" calcext:value-type="float">
            <text:p>70,418</text:p>
          </table:table-cell>
          <table:table-cell office:value-type="float" office:value="681.903005" calcext:value-type="float">
            <text:p>681,903005</text:p>
          </table:table-cell>
          <table:table-cell office:value-type="float" office:value="-0.02306" calcext:value-type="float">
            <text:p>-0,02306</text:p>
          </table:table-cell>
          <table:table-cell office:value-type="float" office:value="-0.379612" calcext:value-type="float">
            <text:p>-0,379612</text:p>
          </table:table-cell>
          <table:table-cell office:value-type="float" office:value="0.003234" calcext:value-type="float">
            <text:p>0,003234</text:p>
          </table:table-cell>
        </table:table-row>
        <table:table-row table:style-name="ro1">
          <table:table-cell office:value-type="string" calcext:value-type="string">
            <text:p>8 Mar 2017 20:50:00.000</text:p>
          </table:table-cell>
          <table:table-cell office:value-type="float" office:value="-82.022" calcext:value-type="float">
            <text:p>-82,022</text:p>
          </table:table-cell>
          <table:table-cell office:value-type="float" office:value="45.068" calcext:value-type="float">
            <text:p>45,068</text:p>
          </table:table-cell>
          <table:table-cell office:value-type="float" office:value="682.006858" calcext:value-type="float">
            <text:p>682,006858</text:p>
          </table:table-cell>
          <table:table-cell office:value-type="float" office:value="0.002712" calcext:value-type="float">
            <text:p>0,002712</text:p>
          </table:table-cell>
          <table:table-cell office:value-type="float" office:value="-0.441794" calcext:value-type="float">
            <text:p>-0,441794</text:p>
          </table:table-cell>
          <table:table-cell office:value-type="float" office:value="0.000223" calcext:value-type="float">
            <text:p>0,000223</text:p>
          </table:table-cell>
        </table:table-row>
        <table:table-row table:style-name="ro1">
          <table:table-cell office:value-type="string" calcext:value-type="string">
            <text:p>8 Mar 2017 20:51:00.000</text:p>
          </table:table-cell>
          <table:table-cell office:value-type="float" office:value="-81.086" calcext:value-type="float">
            <text:p>-81,086</text:p>
          </table:table-cell>
          <table:table-cell office:value-type="float" office:value="20.601" calcext:value-type="float">
            <text:p>20,601</text:p>
          </table:table-cell>
          <table:table-cell office:value-type="float" office:value="681.929843" calcext:value-type="float">
            <text:p>681,929843</text:p>
          </table:table-cell>
          <table:table-cell office:value-type="float" office:value="0.027149" calcext:value-type="float">
            <text:p>0,027149</text:p>
          </table:table-cell>
          <table:table-cell office:value-type="float" office:value="-0.355261" calcext:value-type="float">
            <text:p>-0,355261</text:p>
          </table:table-cell>
          <table:table-cell office:value-type="float" office:value="-0.002785" calcext:value-type="float">
            <text:p>-0,002785</text:p>
          </table:table-cell>
        </table:table-row>
        <table:table-row table:style-name="ro1">
          <table:table-cell office:value-type="string" calcext:value-type="string">
            <text:p>8 Mar 2017 20:52:00.000</text:p>
          </table:table-cell>
          <table:table-cell office:value-type="float" office:value="-78.967" calcext:value-type="float">
            <text:p>-78,967</text:p>
          </table:table-cell>
          <table:table-cell office:value-type="float" office:value="3.042" calcext:value-type="float">
            <text:p>3,042</text:p>
          </table:table-cell>
          <table:table-cell office:value-type="float" office:value="681.673326" calcext:value-type="float">
            <text:p>681,673326</text:p>
          </table:table-cell>
          <table:table-cell office:value-type="float" office:value="0.041918" calcext:value-type="float">
            <text:p>0,041918</text:p>
          </table:table-cell>
          <table:table-cell office:value-type="float" office:value="-0.234379" calcext:value-type="float">
            <text:p>-0,234379</text:p>
          </table:table-cell>
          <table:table-cell office:value-type="float" office:value="-0.005751" calcext:value-type="float">
            <text:p>-0,005751</text:p>
          </table:table-cell>
        </table:table-row>
        <table:table-row table:style-name="ro1">
          <table:table-cell office:value-type="string" calcext:value-type="string">
            <text:p>8 Mar 2017 20:53:00.000</text:p>
          </table:table-cell>
          <table:table-cell office:value-type="float" office:value="-76.199" calcext:value-type="float">
            <text:p>-76,199</text:p>
          </table:table-cell>
          <table:table-cell office:value-type="float" office:value="-8.353" calcext:value-type="float">
            <text:p>-8,353</text:p>
          </table:table-cell>
          <table:table-cell office:value-type="float" office:value="681.241141" calcext:value-type="float">
            <text:p>681,241141</text:p>
          </table:table-cell>
          <table:table-cell office:value-type="float" office:value="0.0495" calcext:value-type="float">
            <text:p>0,0495</text:p>
          </table:table-cell>
          <table:table-cell office:value-type="float" office:value="-0.152376" calcext:value-type="float">
            <text:p>-0,152376</text:p>
          </table:table-cell>
          <table:table-cell office:value-type="float" office:value="-0.008632" calcext:value-type="float">
            <text:p>-0,008632</text:p>
          </table:table-cell>
        </table:table-row>
        <table:table-row table:style-name="ro1">
          <table:table-cell office:value-type="string" calcext:value-type="string">
            <text:p>8 Mar 2017 20:54:00.000</text:p>
          </table:table-cell>
          <table:table-cell office:value-type="float" office:value="-73.097" calcext:value-type="float">
            <text:p>-73,097</text:p>
          </table:table-cell>
          <table:table-cell office:value-type="float" office:value="-15.915" calcext:value-type="float">
            <text:p>-15,915</text:p>
          </table:table-cell>
          <table:table-cell office:value-type="float" office:value="680.639533" calcext:value-type="float">
            <text:p>680,639533</text:p>
          </table:table-cell>
          <table:table-cell office:value-type="float" office:value="0.053487" calcext:value-type="float">
            <text:p>0,053487</text:p>
          </table:table-cell>
          <table:table-cell office:value-type="float" office:value="-0.103977" calcext:value-type="float">
            <text:p>-0,103977</text:p>
          </table:table-cell>
          <table:table-cell office:value-type="float" office:value="-0.011389" calcext:value-type="float">
            <text:p>-0,011389</text:p>
          </table:table-cell>
        </table:table-row>
        <table:table-row table:style-name="ro1">
          <table:table-cell office:value-type="string" calcext:value-type="string">
            <text:p>8 Mar 2017 20:55:00.000</text:p>
          </table:table-cell>
          <table:table-cell office:value-type="float" office:value="-69.814" calcext:value-type="float">
            <text:p>-69,814</text:p>
          </table:table-cell>
          <table:table-cell office:value-type="float" office:value="-21.216" calcext:value-type="float">
            <text:p>-21,216</text:p>
          </table:table-cell>
          <table:table-cell office:value-type="float" office:value="679.877066" calcext:value-type="float">
            <text:p>679,877066</text:p>
          </table:table-cell>
          <table:table-cell office:value-type="float" office:value="0.05575" calcext:value-type="float">
            <text:p>0,05575</text:p>
          </table:table-cell>
          <table:table-cell office:value-type="float" office:value="-0.075061" calcext:value-type="float">
            <text:p>-0,075061</text:p>
          </table:table-cell>
          <table:table-cell office:value-type="float" office:value="-0.013986" calcext:value-type="float">
            <text:p>-0,013986</text:p>
          </table:table-cell>
        </table:table-row>
        <table:table-row table:style-name="ro1">
          <table:table-cell office:value-type="string" calcext:value-type="string">
            <text:p>8 Mar 2017 20:56:00.000</text:p>
          </table:table-cell>
          <table:table-cell office:value-type="float" office:value="-66.424" calcext:value-type="float">
            <text:p>-66,424</text:p>
          </table:table-cell>
          <table:table-cell office:value-type="float" office:value="-25.137" calcext:value-type="float">
            <text:p>-25,137</text:p>
          </table:table-cell>
          <table:table-cell office:value-type="float" office:value="678.964497" calcext:value-type="float">
            <text:p>678,964497</text:p>
          </table:table-cell>
          <table:table-cell office:value-type="float" office:value="0.057138" calcext:value-type="float">
            <text:p>0,057138</text:p>
          </table:table-cell>
          <table:table-cell office:value-type="float" office:value="-0.056966" calcext:value-type="float">
            <text:p>-0,056966</text:p>
          </table:table-cell>
          <table:table-cell office:value-type="float" office:value="-0.016386" calcext:value-type="float">
            <text:p>-0,016386</text:p>
          </table:table-cell>
        </table:table-row>
        <table:table-row table:style-name="ro1">
          <table:table-cell office:value-type="string" calcext:value-type="string">
            <text:p>8 Mar 2017 20:57:00.000</text:p>
          </table:table-cell>
          <table:table-cell office:value-type="float" office:value="-62.967" calcext:value-type="float">
            <text:p>-62,967</text:p>
          </table:table-cell>
          <table:table-cell office:value-type="float" office:value="-28.174" calcext:value-type="float">
            <text:p>-28,174</text:p>
          </table:table-cell>
          <table:table-cell office:value-type="float" office:value="677.914616" calcext:value-type="float">
            <text:p>677,914616</text:p>
          </table:table-cell>
          <table:table-cell office:value-type="float" office:value="0.058049" calcext:value-type="float">
            <text:p>0,058049</text:p>
          </table:table-cell>
          <table:table-cell office:value-type="float" office:value="-0.04508" calcext:value-type="float">
            <text:p>-0,04508</text:p>
          </table:table-cell>
          <table:table-cell office:value-type="float" office:value="-0.018556" calcext:value-type="float">
            <text:p>-0,018556</text:p>
          </table:table-cell>
        </table:table-row>
        <table:table-row table:style-name="ro1">
          <table:table-cell office:value-type="string" calcext:value-type="string">
            <text:p>8 Mar 2017 20:58:00.000</text:p>
          </table:table-cell>
          <table:table-cell office:value-type="float" office:value="-59.464" calcext:value-type="float">
            <text:p>-59,464</text:p>
          </table:table-cell>
          <table:table-cell office:value-type="float" office:value="-30.62" calcext:value-type="float">
            <text:p>-30,62</text:p>
          </table:table-cell>
          <table:table-cell office:value-type="float" office:value="676.742055" calcext:value-type="float">
            <text:p>676,742055</text:p>
          </table:table-cell>
          <table:table-cell office:value-type="float" office:value="0.058683" calcext:value-type="float">
            <text:p>0,058683</text:p>
          </table:table-cell>
          <table:table-cell office:value-type="float" office:value="-0.03693" calcext:value-type="float">
            <text:p>-0,03693</text:p>
          </table:table-cell>
          <table:table-cell office:value-type="float" office:value="-0.020469" calcext:value-type="float">
            <text:p>-0,020469</text:p>
          </table:table-cell>
        </table:table-row>
        <table:table-row table:style-name="ro1">
          <table:table-cell office:value-type="string" calcext:value-type="string">
            <text:p>8 Mar 2017 20:59:00.000</text:p>
          </table:table-cell>
          <table:table-cell office:value-type="float" office:value="-55.929" calcext:value-type="float">
            <text:p>-55,929</text:p>
          </table:table-cell>
          <table:table-cell office:value-type="float" office:value="-32.653" calcext:value-type="float">
            <text:p>-32,653</text:p>
          </table:table-cell>
          <table:table-cell office:value-type="float" office:value="675.463074" calcext:value-type="float">
            <text:p>675,463074</text:p>
          </table:table-cell>
          <table:table-cell office:value-type="float" office:value="0.059146" calcext:value-type="float">
            <text:p>0,059146</text:p>
          </table:table-cell>
          <table:table-cell office:value-type="float" office:value="-0.031135" calcext:value-type="float">
            <text:p>-0,031135</text:p>
          </table:table-cell>
          <table:table-cell office:value-type="float" office:value="-0.022099" calcext:value-type="float">
            <text:p>-0,022099</text:p>
          </table:table-cell>
        </table:table-row>
        <table:table-row table:style-name="ro1">
          <table:table-cell office:value-type="string" calcext:value-type="string">
            <text:p>8 Mar 2017 21:00:00.000</text:p>
          </table:table-cell>
          <table:table-cell office:value-type="float" office:value="-52.369" calcext:value-type="float">
            <text:p>-52,369</text:p>
          </table:table-cell>
          <table:table-cell office:value-type="float" office:value="-34.387" calcext:value-type="float">
            <text:p>-34,387</text:p>
          </table:table-cell>
          <table:table-cell office:value-type="float" office:value="674.095313" calcext:value-type="float">
            <text:p>674,095313</text:p>
          </table:table-cell>
          <table:table-cell office:value-type="float" office:value="0.0595" calcext:value-type="float">
            <text:p>0,0595</text:p>
          </table:table-cell>
          <table:table-cell office:value-type="float" office:value="-0.026889" calcext:value-type="float">
            <text:p>-0,026889</text:p>
          </table:table-cell>
          <table:table-cell office:value-type="float" office:value="-0.023426" calcext:value-type="float">
            <text:p>-0,023426</text:p>
          </table:table-cell>
        </table:table-row>
        <table:table-row table:style-name="ro1">
          <table:table-cell office:value-type="string" calcext:value-type="string">
            <text:p>8 Mar 2017 21:01:00.000</text:p>
          </table:table-cell>
          <table:table-cell office:value-type="float" office:value="-48.79" calcext:value-type="float">
            <text:p>-48,79</text:p>
          </table:table-cell>
          <table:table-cell office:value-type="float" office:value="-35.9" calcext:value-type="float">
            <text:p>-35,9</text:p>
          </table:table-cell>
          <table:table-cell office:value-type="float" office:value="672.657529" calcext:value-type="float">
            <text:p>672,657529</text:p>
          </table:table-cell>
          <table:table-cell office:value-type="float" office:value="0.059779" calcext:value-type="float">
            <text:p>0,059779</text:p>
          </table:table-cell>
          <table:table-cell office:value-type="float" office:value="-0.0237" calcext:value-type="float">
            <text:p>-0,0237</text:p>
          </table:table-cell>
          <table:table-cell office:value-type="float" office:value="-0.024432" calcext:value-type="float">
            <text:p>-0,024432</text:p>
          </table:table-cell>
        </table:table-row>
        <table:table-row table:style-name="ro1">
          <table:table-cell office:value-type="string" calcext:value-type="string">
            <text:p>8 Mar 2017 21:02:00.000</text:p>
          </table:table-cell>
          <table:table-cell office:value-type="float" office:value="-45.196" calcext:value-type="float">
            <text:p>-45,196</text:p>
          </table:table-cell>
          <table:table-cell office:value-type="float" office:value="-37.246" calcext:value-type="float">
            <text:p>-37,246</text:p>
          </table:table-cell>
          <table:table-cell office:value-type="float" office:value="671.169307" calcext:value-type="float">
            <text:p>671,169307</text:p>
          </table:table-cell>
          <table:table-cell office:value-type="float" office:value="0.060006" calcext:value-type="float">
            <text:p>0,060006</text:p>
          </table:table-cell>
          <table:table-cell office:value-type="float" office:value="-0.021256" calcext:value-type="float">
            <text:p>-0,021256</text:p>
          </table:table-cell>
          <table:table-cell office:value-type="float" office:value="-0.025106" calcext:value-type="float">
            <text:p>-0,025106</text:p>
          </table:table-cell>
        </table:table-row>
        <table:table-row table:style-name="ro1">
          <table:table-cell office:value-type="string" calcext:value-type="string">
            <text:p>8 Mar 2017 21:03:00.000</text:p>
          </table:table-cell>
          <table:table-cell office:value-type="float" office:value="-41.59" calcext:value-type="float">
            <text:p>-41,59</text:p>
          </table:table-cell>
          <table:table-cell office:value-type="float" office:value="-38.462" calcext:value-type="float">
            <text:p>-38,462</text:p>
          </table:table-cell>
          <table:table-cell office:value-type="float" office:value="669.650767" calcext:value-type="float">
            <text:p>669,650767</text:p>
          </table:table-cell>
          <table:table-cell office:value-type="float" office:value="0.060196" calcext:value-type="float">
            <text:p>0,060196</text:p>
          </table:table-cell>
          <table:table-cell office:value-type="float" office:value="-0.019351" calcext:value-type="float">
            <text:p>-0,019351</text:p>
          </table:table-cell>
          <table:table-cell office:value-type="float" office:value="-0.025443" calcext:value-type="float">
            <text:p>-0,025443</text:p>
          </table:table-cell>
        </table:table-row>
        <table:table-row table:style-name="ro1">
          <table:table-cell office:value-type="string" calcext:value-type="string">
            <text:p>8 Mar 2017 21:04:00.000</text:p>
          </table:table-cell>
          <table:table-cell office:value-type="float" office:value="-37.973" calcext:value-type="float">
            <text:p>-37,973</text:p>
          </table:table-cell>
          <table:table-cell office:value-type="float" office:value="-39.576" calcext:value-type="float">
            <text:p>-39,576</text:p>
          </table:table-cell>
          <table:table-cell office:value-type="float" office:value="668.122251" calcext:value-type="float">
            <text:p>668,122251</text:p>
          </table:table-cell>
          <table:table-cell office:value-type="float" office:value="0.060357" calcext:value-type="float">
            <text:p>0,060357</text:p>
          </table:table-cell>
          <table:table-cell office:value-type="float" office:value="-0.017847" calcext:value-type="float">
            <text:p>-0,017847</text:p>
          </table:table-cell>
          <table:table-cell office:value-type="float" office:value="-0.02544" calcext:value-type="float">
            <text:p>-0,02544</text:p>
          </table:table-cell>
        </table:table-row>
        <table:table-row table:style-name="ro1">
          <table:table-cell office:value-type="string" calcext:value-type="string">
            <text:p>8 Mar 2017 21:05:00.000</text:p>
          </table:table-cell>
          <table:table-cell office:value-type="float" office:value="-34.348" calcext:value-type="float">
            <text:p>-34,348</text:p>
          </table:table-cell>
          <table:table-cell office:value-type="float" office:value="-40.61" calcext:value-type="float">
            <text:p>-40,61</text:p>
          </table:table-cell>
          <table:table-cell office:value-type="float" office:value="666.60401" calcext:value-type="float">
            <text:p>666,60401</text:p>
          </table:table-cell>
          <table:table-cell office:value-type="float" office:value="0.060495" calcext:value-type="float">
            <text:p>0,060495</text:p>
          </table:table-cell>
          <table:table-cell office:value-type="float" office:value="-0.016649" calcext:value-type="float">
            <text:p>-0,016649</text:p>
          </table:table-cell>
          <table:table-cell office:value-type="float" office:value="-0.025103" calcext:value-type="float">
            <text:p>-0,025103</text:p>
          </table:table-cell>
        </table:table-row>
        <table:table-row table:style-name="ro1">
          <table:table-cell office:value-type="string" calcext:value-type="string">
            <text:p>8 Mar 2017 21:06:00.000</text:p>
          </table:table-cell>
          <table:table-cell office:value-type="float" office:value="-30.714" calcext:value-type="float">
            <text:p>-30,714</text:p>
          </table:table-cell>
          <table:table-cell office:value-type="float" office:value="-41.579" calcext:value-type="float">
            <text:p>-41,579</text:p>
          </table:table-cell>
          <table:table-cell office:value-type="float" office:value="665.115886" calcext:value-type="float">
            <text:p>665,115886</text:p>
          </table:table-cell>
          <table:table-cell office:value-type="float" office:value="0.060614" calcext:value-type="float">
            <text:p>0,060614</text:p>
          </table:table-cell>
          <table:table-cell office:value-type="float" office:value="-0.015688" calcext:value-type="float">
            <text:p>-0,015688</text:p>
          </table:table-cell>
          <table:table-cell office:value-type="float" office:value="-0.02444" calcext:value-type="float">
            <text:p>-0,02444</text:p>
          </table:table-cell>
        </table:table-row>
        <table:table-row table:style-name="ro1">
          <table:table-cell office:value-type="string" calcext:value-type="string">
            <text:p>8 Mar 2017 21:07:00.000</text:p>
          </table:table-cell>
          <table:table-cell office:value-type="float" office:value="-27.074" calcext:value-type="float">
            <text:p>-27,074</text:p>
          </table:table-cell>
          <table:table-cell office:value-type="float" office:value="-42.496" calcext:value-type="float">
            <text:p>-42,496</text:p>
          </table:table-cell>
          <table:table-cell office:value-type="float" office:value="663.677009" calcext:value-type="float">
            <text:p>663,677009</text:p>
          </table:table-cell>
          <table:table-cell office:value-type="float" office:value="0.060718" calcext:value-type="float">
            <text:p>0,060718</text:p>
          </table:table-cell>
          <table:table-cell office:value-type="float" office:value="-0.014916" calcext:value-type="float">
            <text:p>-0,014916</text:p>
          </table:table-cell>
          <table:table-cell office:value-type="float" office:value="-0.023466" calcext:value-type="float">
            <text:p>-0,023466</text:p>
          </table:table-cell>
        </table:table-row>
        <table:table-row table:style-name="ro1">
          <table:table-cell office:value-type="string" calcext:value-type="string">
            <text:p>8 Mar 2017 21:08:00.000</text:p>
          </table:table-cell>
          <table:table-cell office:value-type="float" office:value="-23.428" calcext:value-type="float">
            <text:p>-23,428</text:p>
          </table:table-cell>
          <table:table-cell office:value-type="float" office:value="-43.372" calcext:value-type="float">
            <text:p>-43,372</text:p>
          </table:table-cell>
          <table:table-cell office:value-type="float" office:value="662.30549" calcext:value-type="float">
            <text:p>662,30549</text:p>
          </table:table-cell>
          <table:table-cell office:value-type="float" office:value="0.060808" calcext:value-type="float">
            <text:p>0,060808</text:p>
          </table:table-cell>
          <table:table-cell office:value-type="float" office:value="-0.014297" calcext:value-type="float">
            <text:p>-0,014297</text:p>
          </table:table-cell>
          <table:table-cell office:value-type="float" office:value="-0.022201" calcext:value-type="float">
            <text:p>-0,022201</text:p>
          </table:table-cell>
        </table:table-row>
        <table:table-row table:style-name="ro1">
          <table:table-cell office:value-type="string" calcext:value-type="string">
            <text:p>8 Mar 2017 21:09:00.000</text:p>
          </table:table-cell>
          <table:table-cell office:value-type="float" office:value="-19.778" calcext:value-type="float">
            <text:p>-19,778</text:p>
          </table:table-cell>
          <table:table-cell office:value-type="float" office:value="-44.214" calcext:value-type="float">
            <text:p>-44,214</text:p>
          </table:table-cell>
          <table:table-cell office:value-type="float" office:value="661.018143" calcext:value-type="float">
            <text:p>661,018143</text:p>
          </table:table-cell>
          <table:table-cell office:value-type="float" office:value="0.060885" calcext:value-type="float">
            <text:p>0,060885</text:p>
          </table:table-cell>
          <table:table-cell office:value-type="float" office:value="-0.013805" calcext:value-type="float">
            <text:p>-0,013805</text:p>
          </table:table-cell>
          <table:table-cell office:value-type="float" office:value="-0.020667" calcext:value-type="float">
            <text:p>-0,020667</text:p>
          </table:table-cell>
        </table:table-row>
        <table:table-row table:style-name="ro1">
          <table:table-cell office:value-type="string" calcext:value-type="string">
            <text:p>8 Mar 2017 21:10:00.000</text:p>
          </table:table-cell>
          <table:table-cell office:value-type="float" office:value="-16.122" calcext:value-type="float">
            <text:p>-16,122</text:p>
          </table:table-cell>
          <table:table-cell office:value-type="float" office:value="-45.03" calcext:value-type="float">
            <text:p>-45,03</text:p>
          </table:table-cell>
          <table:table-cell office:value-type="float" office:value="659.830218" calcext:value-type="float">
            <text:p>659,830218</text:p>
          </table:table-cell>
          <table:table-cell office:value-type="float" office:value="0.06095" calcext:value-type="float">
            <text:p>0,06095</text:p>
          </table:table-cell>
          <table:table-cell office:value-type="float" office:value="-0.01342" calcext:value-type="float">
            <text:p>-0,01342</text:p>
          </table:table-cell>
          <table:table-cell office:value-type="float" office:value="-0.018894" calcext:value-type="float">
            <text:p>-0,018894</text:p>
          </table:table-cell>
        </table:table-row>
        <table:table-row table:style-name="ro1">
          <table:table-cell office:value-type="string" calcext:value-type="string">
            <text:p>8 Mar 2017 21:11:00.000</text:p>
          </table:table-cell>
          <table:table-cell office:value-type="float" office:value="-12.464" calcext:value-type="float">
            <text:p>-12,464</text:p>
          </table:table-cell>
          <table:table-cell office:value-type="float" office:value="-45.826" calcext:value-type="float">
            <text:p>-45,826</text:p>
          </table:table-cell>
          <table:table-cell office:value-type="float" office:value="658.755167" calcext:value-type="float">
            <text:p>658,755167</text:p>
          </table:table-cell>
          <table:table-cell office:value-type="float" office:value="0.061003" calcext:value-type="float">
            <text:p>0,061003</text:p>
          </table:table-cell>
          <table:table-cell office:value-type="float" office:value="-0.013129" calcext:value-type="float">
            <text:p>-0,013129</text:p>
          </table:table-cell>
          <table:table-cell office:value-type="float" office:value="-0.016912" calcext:value-type="float">
            <text:p>-0,016912</text:p>
          </table:table-cell>
        </table:table-row>
        <table:table-row table:style-name="ro1">
          <table:table-cell office:value-type="string" calcext:value-type="string">
            <text:p>8 Mar 2017 21:12:00.000</text:p>
          </table:table-cell>
          <table:table-cell office:value-type="float" office:value="-8.802" calcext:value-type="float">
            <text:p>-8,802</text:p>
          </table:table-cell>
          <table:table-cell office:value-type="float" office:value="-46.608" calcext:value-type="float">
            <text:p>-46,608</text:p>
          </table:table-cell>
          <table:table-cell office:value-type="float" office:value="657.804432" calcext:value-type="float">
            <text:p>657,804432</text:p>
          </table:table-cell>
          <table:table-cell office:value-type="float" office:value="0.061045" calcext:value-type="float">
            <text:p>0,061045</text:p>
          </table:table-cell>
          <table:table-cell office:value-type="float" office:value="-0.01292" calcext:value-type="float">
            <text:p>-0,01292</text:p>
          </table:table-cell>
          <table:table-cell office:value-type="float" office:value="-0.014758" calcext:value-type="float">
            <text:p>-0,014758</text:p>
          </table:table-cell>
        </table:table-row>
        <table:table-row table:style-name="ro1">
          <table:table-cell office:value-type="string" calcext:value-type="string">
            <text:p>8 Mar 2017 21:13:00.000</text:p>
          </table:table-cell>
          <table:table-cell office:value-type="float" office:value="-5.139" calcext:value-type="float">
            <text:p>-5,139</text:p>
          </table:table-cell>
          <table:table-cell office:value-type="float" office:value="-47.378" calcext:value-type="float">
            <text:p>-47,378</text:p>
          </table:table-cell>
          <table:table-cell office:value-type="float" office:value="656.987279" calcext:value-type="float">
            <text:p>656,987279</text:p>
          </table:table-cell>
          <table:table-cell office:value-type="float" office:value="0.061076" calcext:value-type="float">
            <text:p>0,061076</text:p>
          </table:table-cell>
          <table:table-cell office:value-type="float" office:value="-0.012787" calcext:value-type="float">
            <text:p>-0,012787</text:p>
          </table:table-cell>
          <table:table-cell office:value-type="float" office:value="-0.012468" calcext:value-type="float">
            <text:p>-0,012468</text:p>
          </table:table-cell>
        </table:table-row>
        <table:table-row table:style-name="ro1">
          <table:table-cell office:value-type="string" calcext:value-type="string">
            <text:p>8 Mar 2017 21:14:00.000</text:p>
          </table:table-cell>
          <table:table-cell office:value-type="float" office:value="-1.473" calcext:value-type="float">
            <text:p>-1,473</text:p>
          </table:table-cell>
          <table:table-cell office:value-type="float" office:value="-48.143" calcext:value-type="float">
            <text:p>-48,143</text:p>
          </table:table-cell>
          <table:table-cell office:value-type="float" office:value="656.310656" calcext:value-type="float">
            <text:p>656,310656</text:p>
          </table:table-cell>
          <table:table-cell office:value-type="float" office:value="0.061096" calcext:value-type="float">
            <text:p>0,061096</text:p>
          </table:table-cell>
          <table:table-cell office:value-type="float" office:value="-0.012726" calcext:value-type="float">
            <text:p>-0,012726</text:p>
          </table:table-cell>
          <table:table-cell office:value-type="float" office:value="-0.010082" calcext:value-type="float">
            <text:p>-0,010082</text:p>
          </table:table-cell>
        </table:table-row>
        <table:table-row table:style-name="ro1">
          <table:table-cell office:value-type="string" calcext:value-type="string">
            <text:p>8 Mar 2017 21:15:00.000</text:p>
          </table:table-cell>
          <table:table-cell office:value-type="float" office:value="2.193" calcext:value-type="float">
            <text:p>2,193</text:p>
          </table:table-cell>
          <table:table-cell office:value-type="float" office:value="-48.907" calcext:value-type="float">
            <text:p>-48,907</text:p>
          </table:table-cell>
          <table:table-cell office:value-type="float" office:value="655.779102" calcext:value-type="float">
            <text:p>655,779102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34" calcext:value-type="float">
            <text:p>-0,012734</text:p>
          </table:table-cell>
          <table:table-cell office:value-type="float" office:value="-0.00764" calcext:value-type="float">
            <text:p>-0,00764</text:p>
          </table:table-cell>
        </table:table-row>
        <table:table-row table:style-name="ro1">
          <table:table-cell office:value-type="string" calcext:value-type="string">
            <text:p>8 Mar 2017 21:16:00.000</text:p>
          </table:table-cell>
          <table:table-cell office:value-type="float" office:value="5.859" calcext:value-type="float">
            <text:p>5,859</text:p>
          </table:table-cell>
          <table:table-cell office:value-type="float" office:value="-49.673" calcext:value-type="float">
            <text:p>-49,673</text:p>
          </table:table-cell>
          <table:table-cell office:value-type="float" office:value="655.394693" calcext:value-type="float">
            <text:p>655,394693</text:p>
          </table:table-cell>
          <table:table-cell office:value-type="float" office:value="0.061101" calcext:value-type="float">
            <text:p>0,061101</text:p>
          </table:table-cell>
          <table:table-cell office:value-type="float" office:value="-0.012812" calcext:value-type="float">
            <text:p>-0,012812</text:p>
          </table:table-cell>
          <table:table-cell office:value-type="float" office:value="-0.005185" calcext:value-type="float">
            <text:p>-0,005185</text:p>
          </table:table-cell>
        </table:table-row>
        <table:table-row table:style-name="ro1">
          <table:table-cell office:value-type="string" calcext:value-type="string">
            <text:p>8 Mar 2017 21:17:00.000</text:p>
          </table:table-cell>
          <table:table-cell office:value-type="float" office:value="9.525" calcext:value-type="float">
            <text:p>9,525</text:p>
          </table:table-cell>
          <table:table-cell office:value-type="float" office:value="-50.446" calcext:value-type="float">
            <text:p>-50,446</text:p>
          </table:table-cell>
          <table:table-cell office:value-type="float" office:value="655.157034" calcext:value-type="float">
            <text:p>655,157034</text:p>
          </table:table-cell>
          <table:table-cell office:value-type="float" office:value="0.061087" calcext:value-type="float">
            <text:p>0,061087</text:p>
          </table:table-cell>
          <table:table-cell office:value-type="float" office:value="-0.012962" calcext:value-type="float">
            <text:p>-0,012962</text:p>
          </table:table-cell>
          <table:table-cell office:value-type="float" office:value="-0.002756" calcext:value-type="float">
            <text:p>-0,002756</text:p>
          </table:table-cell>
        </table:table-row>
        <table:table-row table:style-name="ro1">
          <table:table-cell office:value-type="string" calcext:value-type="string">
            <text:p>8 Mar 2017 21:18:00.000</text:p>
          </table:table-cell>
          <table:table-cell office:value-type="float" office:value="13.189" calcext:value-type="float">
            <text:p>13,189</text:p>
          </table:table-cell>
          <table:table-cell office:value-type="float" office:value="-51.23" calcext:value-type="float">
            <text:p>-51,23</text:p>
          </table:table-cell>
          <table:table-cell office:value-type="float" office:value="655.063291" calcext:value-type="float">
            <text:p>655,063291</text:p>
          </table:table-cell>
          <table:table-cell office:value-type="float" office:value="0.061062" calcext:value-type="float">
            <text:p>0,061062</text:p>
          </table:table-cell>
          <table:table-cell office:value-type="float" office:value="-0.01319" calcext:value-type="float">
            <text:p>-0,01319</text:p>
          </table:table-cell>
          <table:table-cell office:value-type="float" office:value="-0.000395" calcext:value-type="float">
            <text:p>-0,000395</text:p>
          </table:table-cell>
        </table:table-row>
        <table:table-row table:style-name="ro1">
          <table:table-cell office:value-type="string" calcext:value-type="string">
            <text:p>8 Mar 2017 21:19:00.000</text:p>
          </table:table-cell>
          <table:table-cell office:value-type="float" office:value="16.852" calcext:value-type="float">
            <text:p>16,852</text:p>
          </table:table-cell>
          <table:table-cell office:value-type="float" office:value="-52.03" calcext:value-type="float">
            <text:p>-52,03</text:p>
          </table:table-cell>
          <table:table-cell office:value-type="float" office:value="655.108268" calcext:value-type="float">
            <text:p>655,108268</text:p>
          </table:table-cell>
          <table:table-cell office:value-type="float" office:value="0.061024" calcext:value-type="float">
            <text:p>0,061024</text:p>
          </table:table-cell>
          <table:table-cell office:value-type="float" office:value="-0.013502" calcext:value-type="float">
            <text:p>-0,013502</text:p>
          </table:table-cell>
          <table:table-cell office:value-type="float" office:value="0.001862" calcext:value-type="float">
            <text:p>0,001862</text:p>
          </table:table-cell>
        </table:table-row>
        <table:table-row table:style-name="ro1">
          <table:table-cell office:value-type="string" calcext:value-type="string">
            <text:p>8 Mar 2017 21:20:00.000</text:p>
          </table:table-cell>
          <table:table-cell office:value-type="float" office:value="20.512" calcext:value-type="float">
            <text:p>20,512</text:p>
          </table:table-cell>
          <table:table-cell office:value-type="float" office:value="-52.852" calcext:value-type="float">
            <text:p>-52,852</text:p>
          </table:table-cell>
          <table:table-cell office:value-type="float" office:value="655.284529" calcext:value-type="float">
            <text:p>655,284529</text:p>
          </table:table-cell>
          <table:table-cell office:value-type="float" office:value="0.060975" calcext:value-type="float">
            <text:p>0,060975</text:p>
          </table:table-cell>
          <table:table-cell office:value-type="float" office:value="-0.013911" calcext:value-type="float">
            <text:p>-0,013911</text:p>
          </table:table-cell>
          <table:table-cell office:value-type="float" office:value="0.003976" calcext:value-type="float">
            <text:p>0,003976</text:p>
          </table:table-cell>
        </table:table-row>
        <table:table-row table:style-name="ro1">
          <table:table-cell office:value-type="string" calcext:value-type="string">
            <text:p>8 Mar 2017 21:21:00.000</text:p>
          </table:table-cell>
          <table:table-cell office:value-type="float" office:value="24.168" calcext:value-type="float">
            <text:p>24,168</text:p>
          </table:table-cell>
          <table:table-cell office:value-type="float" office:value="-53.702" calcext:value-type="float">
            <text:p>-53,702</text:p>
          </table:table-cell>
          <table:table-cell office:value-type="float" office:value="655.582549" calcext:value-type="float">
            <text:p>655,582549</text:p>
          </table:table-cell>
          <table:table-cell office:value-type="float" office:value="0.060913" calcext:value-type="float">
            <text:p>0,060913</text:p>
          </table:table-cell>
          <table:table-cell office:value-type="float" office:value="-0.014432" calcext:value-type="float">
            <text:p>-0,014432</text:p>
          </table:table-cell>
          <table:table-cell office:value-type="float" office:value="0.005915" calcext:value-type="float">
            <text:p>0,005915</text:p>
          </table:table-cell>
        </table:table-row>
        <table:table-row table:style-name="ro1">
          <table:table-cell office:value-type="string" calcext:value-type="string">
            <text:p>8 Mar 2017 21:22:00.000</text:p>
          </table:table-cell>
          <table:table-cell office:value-type="float" office:value="27.821" calcext:value-type="float">
            <text:p>27,821</text:p>
          </table:table-cell>
          <table:table-cell office:value-type="float" office:value="-54.587" calcext:value-type="float">
            <text:p>-54,587</text:p>
          </table:table-cell>
          <table:table-cell office:value-type="float" office:value="655.99091" calcext:value-type="float">
            <text:p>655,99091</text:p>
          </table:table-cell>
          <table:table-cell office:value-type="float" office:value="0.060837" calcext:value-type="float">
            <text:p>0,060837</text:p>
          </table:table-cell>
          <table:table-cell office:value-type="float" office:value="-0.015086" calcext:value-type="float">
            <text:p>-0,015086</text:p>
          </table:table-cell>
          <table:table-cell office:value-type="float" office:value="0.00765" calcext:value-type="float">
            <text:p>0,00765</text:p>
          </table:table-cell>
        </table:table-row>
        <table:table-row table:style-name="ro1">
          <table:table-cell office:value-type="string" calcext:value-type="string">
            <text:p>8 Mar 2017 21:23:00.000</text:p>
          </table:table-cell>
          <table:table-cell office:value-type="float" office:value="31.469" calcext:value-type="float">
            <text:p>31,469</text:p>
          </table:table-cell>
          <table:table-cell office:value-type="float" office:value="-55.515" calcext:value-type="float">
            <text:p>-55,515</text:p>
          </table:table-cell>
          <table:table-cell office:value-type="float" office:value="656.496522" calcext:value-type="float">
            <text:p>656,496522</text:p>
          </table:table-cell>
          <table:table-cell office:value-type="float" office:value="0.060746" calcext:value-type="float">
            <text:p>0,060746</text:p>
          </table:table-cell>
          <table:table-cell office:value-type="float" office:value="-0.0159" calcext:value-type="float">
            <text:p>-0,0159</text:p>
          </table:table-cell>
          <table:table-cell office:value-type="float" office:value="0.009154" calcext:value-type="float">
            <text:p>0,009154</text:p>
          </table:table-cell>
        </table:table-row>
        <table:table-row table:style-name="ro1">
          <table:table-cell office:value-type="string" calcext:value-type="string">
            <text:p>8 Mar 2017 21:24:00.000</text:p>
          </table:table-cell>
          <table:table-cell office:value-type="float" office:value="35.11" calcext:value-type="float">
            <text:p>35,11</text:p>
          </table:table-cell>
          <table:table-cell office:value-type="float" office:value="-56.499" calcext:value-type="float">
            <text:p>-56,499</text:p>
          </table:table-cell>
          <table:table-cell office:value-type="float" office:value="657.084874" calcext:value-type="float">
            <text:p>657,084874</text:p>
          </table:table-cell>
          <table:table-cell office:value-type="float" office:value="0.060637" calcext:value-type="float">
            <text:p>0,060637</text:p>
          </table:table-cell>
          <table:table-cell office:value-type="float" office:value="-0.016914" calcext:value-type="float">
            <text:p>-0,016914</text:p>
          </table:table-cell>
          <table:table-cell office:value-type="float" office:value="0.010406" calcext:value-type="float">
            <text:p>0,010406</text:p>
          </table:table-cell>
        </table:table-row>
        <table:table-row table:style-name="ro1">
          <table:table-cell office:value-type="string" calcext:value-type="string">
            <text:p>8 Mar 2017 21:25:00.000</text:p>
          </table:table-cell>
          <table:table-cell office:value-type="float" office:value="38.745" calcext:value-type="float">
            <text:p>38,745</text:p>
          </table:table-cell>
          <table:table-cell office:value-type="float" office:value="-57.55" calcext:value-type="float">
            <text:p>-57,55</text:p>
          </table:table-cell>
          <table:table-cell office:value-type="float" office:value="657.74031" calcext:value-type="float">
            <text:p>657,74031</text:p>
          </table:table-cell>
          <table:table-cell office:value-type="float" office:value="0.060509" calcext:value-type="float">
            <text:p>0,060509</text:p>
          </table:table-cell>
          <table:table-cell office:value-type="float" office:value="-0.018181" calcext:value-type="float">
            <text:p>-0,018181</text:p>
          </table:table-cell>
          <table:table-cell office:value-type="float" office:value="0.011389" calcext:value-type="float">
            <text:p>0,011389</text:p>
          </table:table-cell>
        </table:table-row>
        <table:table-row table:style-name="ro1">
          <table:table-cell office:value-type="string" calcext:value-type="string">
            <text:p>8 Mar 2017 21:26:00.000</text:p>
          </table:table-cell>
          <table:table-cell office:value-type="float" office:value="42.371" calcext:value-type="float">
            <text:p>42,371</text:p>
          </table:table-cell>
          <table:table-cell office:value-type="float" office:value="-58.687" calcext:value-type="float">
            <text:p>-58,687</text:p>
          </table:table-cell>
          <table:table-cell office:value-type="float" office:value="658.446315" calcext:value-type="float">
            <text:p>658,446315</text:p>
          </table:table-cell>
          <table:table-cell office:value-type="float" office:value="0.060356" calcext:value-type="float">
            <text:p>0,060356</text:p>
          </table:table-cell>
          <table:table-cell office:value-type="float" office:value="-0.019776" calcext:value-type="float">
            <text:p>-0,019776</text:p>
          </table:table-cell>
          <table:table-cell office:value-type="float" office:value="0.012091" calcext:value-type="float">
            <text:p>0,012091</text:p>
          </table:table-cell>
        </table:table-row>
        <table:table-row table:style-name="ro1">
          <table:table-cell office:value-type="string" calcext:value-type="string">
            <text:p>8 Mar 2017 21:27:00.000</text:p>
          </table:table-cell>
          <table:table-cell office:value-type="float" office:value="45.987" calcext:value-type="float">
            <text:p>45,987</text:p>
          </table:table-cell>
          <table:table-cell office:value-type="float" office:value="-59.932" calcext:value-type="float">
            <text:p>-59,932</text:p>
          </table:table-cell>
          <table:table-cell office:value-type="float" office:value="659.185818" calcext:value-type="float">
            <text:p>659,185818</text:p>
          </table:table-cell>
          <table:table-cell office:value-type="float" office:value="0.060171" calcext:value-type="float">
            <text:p>0,060171</text:p>
          </table:table-cell>
          <table:table-cell office:value-type="float" office:value="-0.021802" calcext:value-type="float">
            <text:p>-0,021802</text:p>
          </table:table-cell>
          <table:table-cell office:value-type="float" office:value="0.012506" calcext:value-type="float">
            <text:p>0,012506</text:p>
          </table:table-cell>
        </table:table-row>
        <table:table-row table:style-name="ro1">
          <table:table-cell office:value-type="string" calcext:value-type="string">
            <text:p>8 Mar 2017 21:28:00.000</text:p>
          </table:table-cell>
          <table:table-cell office:value-type="float" office:value="49.59" calcext:value-type="float">
            <text:p>49,59</text:p>
          </table:table-cell>
          <table:table-cell office:value-type="float" office:value="-61.315" calcext:value-type="float">
            <text:p>-61,315</text:p>
          </table:table-cell>
          <table:table-cell office:value-type="float" office:value="659.941498" calcext:value-type="float">
            <text:p>659,941498</text:p>
          </table:table-cell>
          <table:table-cell office:value-type="float" office:value="0.059944" calcext:value-type="float">
            <text:p>0,059944</text:p>
          </table:table-cell>
          <table:table-cell office:value-type="float" office:value="-0.024413" calcext:value-type="float">
            <text:p>-0,024413</text:p>
          </table:table-cell>
          <table:table-cell office:value-type="float" office:value="0.012632" calcext:value-type="float">
            <text:p>0,012632</text:p>
          </table:table-cell>
        </table:table-row>
        <table:table-row table:style-name="ro1">
          <table:table-cell office:value-type="string" calcext:value-type="string">
            <text:p>8 Mar 2017 21:29:00.000</text:p>
          </table:table-cell>
          <table:table-cell office:value-type="float" office:value="53.179" calcext:value-type="float">
            <text:p>53,179</text:p>
          </table:table-cell>
          <table:table-cell office:value-type="float" office:value="-62.878" calcext:value-type="float">
            <text:p>-62,878</text:p>
          </table:table-cell>
          <table:table-cell office:value-type="float" office:value="660.696098" calcext:value-type="float">
            <text:p>660,696098</text:p>
          </table:table-cell>
          <table:table-cell office:value-type="float" office:value="0.059659" calcext:value-type="float">
            <text:p>0,059659</text:p>
          </table:table-cell>
          <table:table-cell office:value-type="float" office:value="-0.027838" calcext:value-type="float">
            <text:p>-0,027838</text:p>
          </table:table-cell>
          <table:table-cell office:value-type="float" office:value="0.012472" calcext:value-type="float">
            <text:p>0,012472</text:p>
          </table:table-cell>
        </table:table-row>
        <table:table-row table:style-name="ro1">
          <table:table-cell office:value-type="string" calcext:value-type="string">
            <text:p>8 Mar 2017 21:30:00.000</text:p>
          </table:table-cell>
          <table:table-cell office:value-type="float" office:value="56.748" calcext:value-type="float">
            <text:p>56,748</text:p>
          </table:table-cell>
          <table:table-cell office:value-type="float" office:value="-64.679" calcext:value-type="float">
            <text:p>-64,679</text:p>
          </table:table-cell>
          <table:table-cell office:value-type="float" office:value="661.432722" calcext:value-type="float">
            <text:p>661,432722</text:p>
          </table:table-cell>
          <table:table-cell office:value-type="float" office:value="0.059292" calcext:value-type="float">
            <text:p>0,059292</text:p>
          </table:table-cell>
          <table:table-cell office:value-type="float" office:value="-0.032428" calcext:value-type="float">
            <text:p>-0,032428</text:p>
          </table:table-cell>
          <table:table-cell office:value-type="float" office:value="0.012036" calcext:value-type="float">
            <text:p>0,012036</text:p>
          </table:table-cell>
        </table:table-row>
        <table:table-row table:style-name="ro1">
          <table:table-cell office:value-type="string" calcext:value-type="string">
            <text:p>8 Mar 2017 21:30:50.625</text:p>
          </table:table-cell>
          <table:table-cell office:value-type="float" office:value="59.739" calcext:value-type="float">
            <text:p>59,739</text:p>
          </table:table-cell>
          <table:table-cell office:value-type="float" office:value="-66.445" calcext:value-type="float">
            <text:p>-66,445</text:p>
          </table:table-cell>
          <table:table-cell office:value-type="float" office:value="662.056902" calcext:value-type="float">
            <text:p>662,056902</text:p>
          </table:table-cell>
          <table:table-cell office:value-type="float" office:value="0.058887" calcext:value-type="float">
            <text:p>0,058887</text:p>
          </table:table-cell>
          <table:table-cell office:value-type="float" office:value="-0.037607" calcext:value-type="float">
            <text:p>-0,037607</text:p>
          </table:table-cell>
          <table:table-cell office:value-type="float" office:value="0.011399" calcext:value-type="float">
            <text:p>0,011399</text:p>
          </table:table-cell>
        </table:table-row>
        <table:table-row table:style-name="ro1">
          <table:table-cell office:value-type="string" calcext:value-type="string">
            <text:p>8 Mar 2017 21:31:00.000</text:p>
          </table:table-cell>
          <table:table-cell office:value-type="float" office:value="60.291" calcext:value-type="float">
            <text:p>60,291</text:p>
          </table:table-cell>
          <table:table-cell office:value-type="float" office:value="-66.802" calcext:value-type="float">
            <text:p>-66,802</text:p>
          </table:table-cell>
          <table:table-cell office:value-type="float" office:value="662.163183" calcext:value-type="float">
            <text:p>662,163183</text:p>
          </table:table-cell>
          <table:table-cell office:value-type="float" office:value="0.0588" calcext:value-type="float">
            <text:p>0,0588</text:p>
          </table:table-cell>
          <table:table-cell office:value-type="float" office:value="-0.038739" calcext:value-type="float">
            <text:p>-0,038739</text:p>
          </table:table-cell>
          <table:table-cell office:value-type="float" office:value="0.011273" calcext:value-type="float">
            <text:p>0,011273</text:p>
          </table:table-cell>
        </table:table-row>
        <table:table-row table:style-name="ro1">
          <table:table-cell office:value-type="string" calcext:value-type="string">
            <text:p>8 Mar 2017 21:32:00.000</text:p>
          </table:table-cell>
          <table:table-cell office:value-type="float" office:value="63.799" calcext:value-type="float">
            <text:p>63,799</text:p>
          </table:table-cell>
          <table:table-cell office:value-type="float" office:value="-69.379" calcext:value-type="float">
            <text:p>-69,379</text:p>
          </table:table-cell>
          <table:table-cell office:value-type="float" office:value="662.812284" calcext:value-type="float">
            <text:p>662,812284</text:p>
          </table:table-cell>
          <table:table-cell office:value-type="float" office:value="0.058115" calcext:value-type="float">
            <text:p>0,058115</text:p>
          </table:table-cell>
          <table:table-cell office:value-type="float" office:value="-0.047703" calcext:value-type="float">
            <text:p>-0,047703</text:p>
          </table:table-cell>
          <table:table-cell office:value-type="float" office:value="0.010325" calcext:value-type="float">
            <text:p>0,010325</text:p>
          </table:table-cell>
        </table:table-row>
        <table:table-row table:style-name="ro1">
          <table:table-cell office:value-type="string" calcext:value-type="string">
            <text:p>8 Mar 2017 21:33:00.000</text:p>
          </table:table-cell>
          <table:table-cell office:value-type="float" office:value="67.258" calcext:value-type="float">
            <text:p>67,258</text:p>
          </table:table-cell>
          <table:table-cell office:value-type="float" office:value="-72.611" calcext:value-type="float">
            <text:p>-72,611</text:p>
          </table:table-cell>
          <table:table-cell office:value-type="float" office:value="663.397686" calcext:value-type="float">
            <text:p>663,397686</text:p>
          </table:table-cell>
          <table:table-cell office:value-type="float" office:value="0.05711" calcext:value-type="float">
            <text:p>0,05711</text:p>
          </table:table-cell>
          <table:table-cell office:value-type="float" office:value="-0.060927" calcext:value-type="float">
            <text:p>-0,060927</text:p>
          </table:table-cell>
          <table:table-cell office:value-type="float" office:value="0.009154" calcext:value-type="float">
            <text:p>0,009154</text:p>
          </table:table-cell>
        </table:table-row>
        <table:table-row table:style-name="ro1">
          <table:table-cell office:value-type="string" calcext:value-type="string">
            <text:p>8 Mar 2017 21:34:00.000</text:p>
          </table:table-cell>
          <table:table-cell office:value-type="float" office:value="70.641" calcext:value-type="float">
            <text:p>70,641</text:p>
          </table:table-cell>
          <table:table-cell office:value-type="float" office:value="-76.833" calcext:value-type="float">
            <text:p>-76,833</text:p>
          </table:table-cell>
          <table:table-cell office:value-type="float" office:value="663.90675" calcext:value-type="float">
            <text:p>663,90675</text:p>
          </table:table-cell>
          <table:table-cell office:value-type="float" office:value="0.055547" calcext:value-type="float">
            <text:p>0,055547</text:p>
          </table:table-cell>
          <table:table-cell office:value-type="float" office:value="-0.081333" calcext:value-type="float">
            <text:p>-0,081333</text:p>
          </table:table-cell>
          <table:table-cell office:value-type="float" office:value="0.007785" calcext:value-type="float">
            <text:p>0,007785</text:p>
          </table:table-cell>
        </table:table-row>
        <table:table-row table:style-name="ro1">
          <table:table-cell office:value-type="string" calcext:value-type="string">
            <text:p>8 Mar 2017 21:35:00.000</text:p>
          </table:table-cell>
          <table:table-cell office:value-type="float" office:value="73.903" calcext:value-type="float">
            <text:p>73,903</text:p>
          </table:table-cell>
          <table:table-cell office:value-type="float" office:value="-82.622" calcext:value-type="float">
            <text:p>-82,622</text:p>
          </table:table-cell>
          <table:table-cell office:value-type="float" office:value="664.328493" calcext:value-type="float">
            <text:p>664,328493</text:p>
          </table:table-cell>
          <table:table-cell office:value-type="float" office:value="0.052939" calcext:value-type="float">
            <text:p>0,052939</text:p>
          </table:table-cell>
          <table:table-cell office:value-type="float" office:value="-0.114422" calcext:value-type="float">
            <text:p>-0,114422</text:p>
          </table:table-cell>
          <table:table-cell office:value-type="float" office:value="0.006248" calcext:value-type="float">
            <text:p>0,006248</text:p>
          </table:table-cell>
        </table:table-row>
        <table:table-row table:style-name="ro1">
          <table:table-cell office:value-type="string" calcext:value-type="string">
            <text:p>8 Mar 2017 21:36:00.000</text:p>
          </table:table-cell>
          <table:table-cell office:value-type="float" office:value="76.953" calcext:value-type="float">
            <text:p>76,953</text:p>
          </table:table-cell>
          <table:table-cell office:value-type="float" office:value="-91.017" calcext:value-type="float">
            <text:p>-91,017</text:p>
          </table:table-cell>
          <table:table-cell office:value-type="float" office:value="664.653769" calcext:value-type="float">
            <text:p>664,653769</text:p>
          </table:table-cell>
          <table:table-cell office:value-type="float" office:value="0.04823" calcext:value-type="float">
            <text:p>0,04823</text:p>
          </table:table-cell>
          <table:table-cell office:value-type="float" office:value="-0.170429" calcext:value-type="float">
            <text:p>-0,170429</text:p>
          </table:table-cell>
          <table:table-cell office:value-type="float" office:value="0.004575" calcext:value-type="float">
            <text:p>0,004575</text:p>
          </table:table-cell>
        </table:table-row>
        <table:table-row table:style-name="ro1">
          <table:table-cell office:value-type="string" calcext:value-type="string">
            <text:p>8 Mar 2017 21:37:00.000</text:p>
          </table:table-cell>
          <table:table-cell office:value-type="float" office:value="79.604" calcext:value-type="float">
            <text:p>79,604</text:p>
          </table:table-cell>
          <table:table-cell office:value-type="float" office:value="-103.838" calcext:value-type="float">
            <text:p>-103,838</text:p>
          </table:table-cell>
          <table:table-cell office:value-type="float" office:value="664.875426" calcext:value-type="float">
            <text:p>664,875426</text:p>
          </table:table-cell>
          <table:table-cell office:value-type="float" office:value="0.039107" calcext:value-type="float">
            <text:p>0,039107</text:p>
          </table:table-cell>
          <table:table-cell office:value-type="float" office:value="-0.264329" calcext:value-type="float">
            <text:p>-0,264329</text:p>
          </table:table-cell>
          <table:table-cell office:value-type="float" office:value="0.0028" calcext:value-type="float">
            <text:p>0,0028</text:p>
          </table:table-cell>
        </table:table-row>
        <table:table-row table:style-name="ro1">
          <table:table-cell office:value-type="string" calcext:value-type="string">
            <text:p>8 Mar 2017 21:38:00.000</text:p>
          </table:table-cell>
          <table:table-cell office:value-type="float" office:value="81.477" calcext:value-type="float">
            <text:p>81,477</text:p>
          </table:table-cell>
          <table:table-cell office:value-type="float" office:value="-123.445" calcext:value-type="float">
            <text:p>-123,445</text:p>
          </table:table-cell>
          <table:table-cell office:value-type="float" office:value="664.988424" calcext:value-type="float">
            <text:p>664,988424</text:p>
          </table:table-cell>
          <table:table-cell office:value-type="float" office:value="0.021589" calcext:value-type="float">
            <text:p>0,021589</text:p>
          </table:table-cell>
          <table:table-cell office:value-type="float" office:value="-0.389788" calcext:value-type="float">
            <text:p>-0,389788</text:p>
          </table:table-cell>
          <table:table-cell office:value-type="float" office:value="0.000959" calcext:value-type="float">
            <text:p>0,000959</text:p>
          </table:table-cell>
        </table:table-row>
        <table:table-row table:style-name="ro1">
          <table:table-cell office:value-type="string" calcext:value-type="string">
            <text:p>8 Mar 2017 21:39:00.000</text:p>
          </table:table-cell>
          <table:table-cell office:value-type="float" office:value="82.005" calcext:value-type="float">
            <text:p>82,005</text:p>
          </table:table-cell>
          <table:table-cell office:value-type="float" office:value="-149.164" calcext:value-type="float">
            <text:p>-149,164</text:p>
          </table:table-cell>
          <table:table-cell office:value-type="float" office:value="664.989922" calcext:value-type="float">
            <text:p>664,989922</text:p>
          </table:table-cell>
          <table:table-cell office:value-type="float" office:value="-0.004815" calcext:value-type="float">
            <text:p>-0,004815</text:p>
          </table:table-cell>
          <table:table-cell office:value-type="float" office:value="-0.442063" calcext:value-type="float">
            <text:p>-0,442063</text:p>
          </table:table-cell>
          <table:table-cell office:value-type="float" office:value="-0.000911" calcext:value-type="float">
            <text:p>-0,000911</text:p>
          </table:table-cell>
        </table:table-row>
        <table:table-row table:style-name="ro1">
          <table:table-cell office:value-type="string" calcext:value-type="string">
            <text:p>8 Mar 2017 21:40:00.000</text:p>
          </table:table-cell>
          <table:table-cell office:value-type="float" office:value="80.951" calcext:value-type="float">
            <text:p>80,951</text:p>
          </table:table-cell>
          <table:table-cell office:value-type="float" office:value="-173.321" calcext:value-type="float">
            <text:p>-173,321</text:p>
          </table:table-cell>
          <table:table-cell office:value-type="float" office:value="664.879322" calcext:value-type="float">
            <text:p>664,879322</text:p>
          </table:table-cell>
          <table:table-cell office:value-type="float" office:value="-0.028845" calcext:value-type="float">
            <text:p>-0,028845</text:p>
          </table:table-cell>
          <table:table-cell office:value-type="float" office:value="-0.346614" calcext:value-type="float">
            <text:p>-0,346614</text:p>
          </table:table-cell>
          <table:table-cell office:value-type="float" office:value="-0.002772" calcext:value-type="float">
            <text:p>-0,002772</text:p>
          </table:table-cell>
        </table:table-row>
        <table:table-row table:style-name="ro1">
          <table:table-cell office:value-type="string" calcext:value-type="string">
            <text:p>8 Mar 2017 21:41:00.000</text:p>
          </table:table-cell>
          <table:table-cell office:value-type="float" office:value="78.75" calcext:value-type="float">
            <text:p>78,75</text:p>
          </table:table-cell>
          <table:table-cell office:value-type="float" office:value="169.635" calcext:value-type="float">
            <text:p>169,635</text:p>
          </table:table-cell>
          <table:table-cell office:value-type="float" office:value="664.658286" calcext:value-type="float">
            <text:p>664,658286</text:p>
          </table:table-cell>
          <table:table-cell office:value-type="float" office:value="-0.04299" calcext:value-type="float">
            <text:p>-0,04299</text:p>
          </table:table-cell>
          <table:table-cell office:value-type="float" office:value="-0.226773" calcext:value-type="float">
            <text:p>-0,226773</text:p>
          </table:table-cell>
          <table:table-cell office:value-type="float" office:value="-0.004586" calcext:value-type="float">
            <text:p>-0,004586</text:p>
          </table:table-cell>
        </table:table-row>
        <table:table-row table:style-name="ro1">
          <table:table-cell office:value-type="string" calcext:value-type="string">
            <text:p>8 Mar 2017 21:42:00.000</text:p>
          </table:table-cell>
          <table:table-cell office:value-type="float" office:value="75.93" calcext:value-type="float">
            <text:p>75,93</text:p>
          </table:table-cell>
          <table:table-cell office:value-type="float" office:value="158.61" calcext:value-type="float">
            <text:p>158,61</text:p>
          </table:table-cell>
          <table:table-cell office:value-type="float" office:value="664.330706" calcext:value-type="float">
            <text:p>664,330706</text:p>
          </table:table-cell>
          <table:table-cell office:value-type="float" office:value="-0.050208" calcext:value-type="float">
            <text:p>-0,050208</text:p>
          </table:table-cell>
          <table:table-cell office:value-type="float" office:value="-0.147558" calcext:value-type="float">
            <text:p>-0,147558</text:p>
          </table:table-cell>
          <table:table-cell office:value-type="float" office:value="-0.006317" calcext:value-type="float">
            <text:p>-0,006317</text:p>
          </table:table-cell>
        </table:table-row>
        <table:table-row table:style-name="ro1">
          <table:table-cell office:value-type="string" calcext:value-type="string">
            <text:p>8 Mar 2017 21:43:00.000</text:p>
          </table:table-cell>
          <table:table-cell office:value-type="float" office:value="72.792" calcext:value-type="float">
            <text:p>72,792</text:p>
          </table:table-cell>
          <table:table-cell office:value-type="float" office:value="151.275" calcext:value-type="float">
            <text:p>151,275</text:p>
          </table:table-cell>
          <table:table-cell office:value-type="float" office:value="663.902645" calcext:value-type="float">
            <text:p>663,902645</text:p>
          </table:table-cell>
          <table:table-cell office:value-type="float" office:value="-0.054013" calcext:value-type="float">
            <text:p>-0,054013</text:p>
          </table:table-cell>
          <table:table-cell office:value-type="float" office:value="-0.101027" calcext:value-type="float">
            <text:p>-0,101027</text:p>
          </table:table-cell>
          <table:table-cell office:value-type="float" office:value="-0.00793" calcext:value-type="float">
            <text:p>-0,00793</text:p>
          </table:table-cell>
        </table:table-row>
        <table:table-row table:style-name="ro1">
          <table:table-cell office:value-type="string" calcext:value-type="string">
            <text:p>8 Mar 2017 21:44:00.000</text:p>
          </table:table-cell>
          <table:table-cell office:value-type="float" office:value="69.481" calcext:value-type="float">
            <text:p>69,481</text:p>
          </table:table-cell>
          <table:table-cell office:value-type="float" office:value="146.117" calcext:value-type="float">
            <text:p>146,117</text:p>
          </table:table-cell>
          <table:table-cell office:value-type="float" office:value="663.38224" calcext:value-type="float">
            <text:p>663,38224</text:p>
          </table:table-cell>
          <table:table-cell office:value-type="float" office:value="-0.05618" calcext:value-type="float">
            <text:p>-0,05618</text:p>
          </table:table-cell>
          <table:table-cell office:value-type="float" office:value="-0.073192" calcext:value-type="float">
            <text:p>-0,073192</text:p>
          </table:table-cell>
          <table:table-cell office:value-type="float" office:value="-0.00939" calcext:value-type="float">
            <text:p>-0,00939</text:p>
          </table:table-cell>
        </table:table-row>
        <table:table-row table:style-name="ro1">
          <table:table-cell office:value-type="string" calcext:value-type="string">
            <text:p>8 Mar 2017 21:45:00.000</text:p>
          </table:table-cell>
          <table:table-cell office:value-type="float" office:value="66.067" calcext:value-type="float">
            <text:p>66,067</text:p>
          </table:table-cell>
          <table:table-cell office:value-type="float" office:value="142.288" calcext:value-type="float">
            <text:p>142,288</text:p>
          </table:table-cell>
          <table:table-cell office:value-type="float" office:value="662.779567" calcext:value-type="float">
            <text:p>662,779567</text:p>
          </table:table-cell>
          <table:table-cell office:value-type="float" office:value="-0.057513" calcext:value-type="float">
            <text:p>-0,057513</text:p>
          </table:table-cell>
          <table:table-cell office:value-type="float" office:value="-0.055726" calcext:value-type="float">
            <text:p>-0,055726</text:p>
          </table:table-cell>
          <table:table-cell office:value-type="float" office:value="-0.010667" calcext:value-type="float">
            <text:p>-0,010667</text:p>
          </table:table-cell>
        </table:table-row>
        <table:table-row table:style-name="ro1">
          <table:table-cell office:value-type="string" calcext:value-type="string">
            <text:p>8 Mar 2017 21:46:00.000</text:p>
          </table:table-cell>
          <table:table-cell office:value-type="float" office:value="62.588" calcext:value-type="float">
            <text:p>62,588</text:p>
          </table:table-cell>
          <table:table-cell office:value-type="float" office:value="139.312" calcext:value-type="float">
            <text:p>139,312</text:p>
          </table:table-cell>
          <table:table-cell office:value-type="float" office:value="662.106476" calcext:value-type="float">
            <text:p>662,106476</text:p>
          </table:table-cell>
          <table:table-cell office:value-type="float" office:value="-0.058389" calcext:value-type="float">
            <text:p>-0,058389</text:p>
          </table:table-cell>
          <table:table-cell office:value-type="float" office:value="-0.044221" calcext:value-type="float">
            <text:p>-0,044221</text:p>
          </table:table-cell>
          <table:table-cell office:value-type="float" office:value="-0.011733" calcext:value-type="float">
            <text:p>-0,011733</text:p>
          </table:table-cell>
        </table:table-row>
        <table:table-row table:style-name="ro1">
          <table:table-cell office:value-type="string" calcext:value-type="string">
            <text:p>8 Mar 2017 21:47:00.000</text:p>
          </table:table-cell>
          <table:table-cell office:value-type="float" office:value="59.065" calcext:value-type="float">
            <text:p>59,065</text:p>
          </table:table-cell>
          <table:table-cell office:value-type="float" office:value="136.91" calcext:value-type="float">
            <text:p>136,91</text:p>
          </table:table-cell>
          <table:table-cell office:value-type="float" office:value="661.376398" calcext:value-type="float">
            <text:p>661,376398</text:p>
          </table:table-cell>
          <table:table-cell office:value-type="float" office:value="-0.058997" calcext:value-type="float">
            <text:p>-0,058997</text:p>
          </table:table-cell>
          <table:table-cell office:value-type="float" office:value="-0.036312" calcext:value-type="float">
            <text:p>-0,036312</text:p>
          </table:table-cell>
          <table:table-cell office:value-type="float" office:value="-0.012563" calcext:value-type="float">
            <text:p>-0,012563</text:p>
          </table:table-cell>
        </table:table-row>
        <table:table-row table:style-name="ro1">
          <table:table-cell office:value-type="string" calcext:value-type="string">
            <text:p>8 Mar 2017 21:48:00.000</text:p>
          </table:table-cell>
          <table:table-cell office:value-type="float" office:value="55.512" calcext:value-type="float">
            <text:p>55,512</text:p>
          </table:table-cell>
          <table:table-cell office:value-type="float" office:value="134.909" calcext:value-type="float">
            <text:p>134,909</text:p>
          </table:table-cell>
          <table:table-cell office:value-type="float" office:value="660.604118" calcext:value-type="float">
            <text:p>660,604118</text:p>
          </table:table-cell>
          <table:table-cell office:value-type="float" office:value="-0.059441" calcext:value-type="float">
            <text:p>-0,059441</text:p>
          </table:table-cell>
          <table:table-cell office:value-type="float" office:value="-0.030678" calcext:value-type="float">
            <text:p>-0,030678</text:p>
          </table:table-cell>
          <table:table-cell office:value-type="float" office:value="-0.013136" calcext:value-type="float">
            <text:p>-0,013136</text:p>
          </table:table-cell>
        </table:table-row>
        <table:table-row table:style-name="ro1">
          <table:table-cell office:value-type="string" calcext:value-type="string">
            <text:p>8 Mar 2017 21:49:00.000</text:p>
          </table:table-cell>
          <table:table-cell office:value-type="float" office:value="51.935" calcext:value-type="float">
            <text:p>51,935</text:p>
          </table:table-cell>
          <table:table-cell office:value-type="float" office:value="133.199" calcext:value-type="float">
            <text:p>133,199</text:p>
          </table:table-cell>
          <table:table-cell office:value-type="float" office:value="659.805526" calcext:value-type="float">
            <text:p>659,805526</text:p>
          </table:table-cell>
          <table:table-cell office:value-type="float" office:value="-0.059777" calcext:value-type="float">
            <text:p>-0,059777</text:p>
          </table:table-cell>
          <table:table-cell office:value-type="float" office:value="-0.026542" calcext:value-type="float">
            <text:p>-0,026542</text:p>
          </table:table-cell>
          <table:table-cell office:value-type="float" office:value="-0.013437" calcext:value-type="float">
            <text:p>-0,013437</text:p>
          </table:table-cell>
        </table:table-row>
        <table:table-row table:style-name="ro1">
          <table:table-cell office:value-type="string" calcext:value-type="string">
            <text:p>8 Mar 2017 21:50:00.000</text:p>
          </table:table-cell>
          <table:table-cell office:value-type="float" office:value="48.34" calcext:value-type="float">
            <text:p>48,34</text:p>
          </table:table-cell>
          <table:table-cell office:value-type="float" office:value="131.704" calcext:value-type="float">
            <text:p>131,704</text:p>
          </table:table-cell>
          <table:table-cell office:value-type="float" office:value="658.997349" calcext:value-type="float">
            <text:p>658,997349</text:p>
          </table:table-cell>
          <table:table-cell office:value-type="float" office:value="-0.06004" calcext:value-type="float">
            <text:p>-0,06004</text:p>
          </table:table-cell>
          <table:table-cell office:value-type="float" office:value="-0.023431" calcext:value-type="float">
            <text:p>-0,023431</text:p>
          </table:table-cell>
          <table:table-cell office:value-type="float" office:value="-0.013453" calcext:value-type="float">
            <text:p>-0,013453</text:p>
          </table:table-cell>
        </table:table-row>
        <table:table-row table:style-name="ro1">
          <table:table-cell office:value-type="string" calcext:value-type="string">
            <text:p>8 Mar 2017 21:51:00.000</text:p>
          </table:table-cell>
          <table:table-cell office:value-type="float" office:value="44.731" calcext:value-type="float">
            <text:p>44,731</text:p>
          </table:table-cell>
          <table:table-cell office:value-type="float" office:value="130.373" calcext:value-type="float">
            <text:p>130,373</text:p>
          </table:table-cell>
          <table:table-cell office:value-type="float" office:value="658.196865" calcext:value-type="float">
            <text:p>658,196865</text:p>
          </table:table-cell>
          <table:table-cell office:value-type="float" office:value="-0.060252" calcext:value-type="float">
            <text:p>-0,060252</text:p>
          </table:table-cell>
          <table:table-cell office:value-type="float" office:value="-0.021043" calcext:value-type="float">
            <text:p>-0,021043</text:p>
          </table:table-cell>
          <table:table-cell office:value-type="float" office:value="-0.013179" calcext:value-type="float">
            <text:p>-0,013179</text:p>
          </table:table-cell>
        </table:table-row>
        <table:table-row table:style-name="ro1">
          <table:table-cell office:value-type="string" calcext:value-type="string">
            <text:p>8 Mar 2017 21:52:00.000</text:p>
          </table:table-cell>
          <table:table-cell office:value-type="float" office:value="41.11" calcext:value-type="float">
            <text:p>41,11</text:p>
          </table:table-cell>
          <table:table-cell office:value-type="float" office:value="129.168" calcext:value-type="float">
            <text:p>129,168</text:p>
          </table:table-cell>
          <table:table-cell office:value-type="float" office:value="657.4216" calcext:value-type="float">
            <text:p>657,4216</text:p>
          </table:table-cell>
          <table:table-cell office:value-type="float" office:value="-0.060425" calcext:value-type="float">
            <text:p>-0,060425</text:p>
          </table:table-cell>
          <table:table-cell office:value-type="float" office:value="-0.019181" calcext:value-type="float">
            <text:p>-0,019181</text:p>
          </table:table-cell>
          <table:table-cell office:value-type="float" office:value="-0.012612" calcext:value-type="float">
            <text:p>-0,012612</text:p>
          </table:table-cell>
        </table:table-row>
        <table:table-row table:style-name="ro1">
          <table:table-cell office:value-type="string" calcext:value-type="string">
            <text:p>8 Mar 2017 21:53:00.000</text:p>
          </table:table-cell>
          <table:table-cell office:value-type="float" office:value="37.48" calcext:value-type="float">
            <text:p>37,48</text:p>
          </table:table-cell>
          <table:table-cell office:value-type="float" office:value="128.063" calcext:value-type="float">
            <text:p>128,063</text:p>
          </table:table-cell>
          <table:table-cell office:value-type="float" office:value="656.68902" calcext:value-type="float">
            <text:p>656,68902</text:p>
          </table:table-cell>
          <table:table-cell office:value-type="float" office:value="-0.06057" calcext:value-type="float">
            <text:p>-0,06057</text:p>
          </table:table-cell>
          <table:table-cell office:value-type="float" office:value="-0.017711" calcext:value-type="float">
            <text:p>-0,017711</text:p>
          </table:table-cell>
          <table:table-cell office:value-type="float" office:value="-0.011756" calcext:value-type="float">
            <text:p>-0,011756</text:p>
          </table:table-cell>
        </table:table-row>
        <table:table-row table:style-name="ro1">
          <table:table-cell office:value-type="string" calcext:value-type="string">
            <text:p>8 Mar 2017 21:54:00.000</text:p>
          </table:table-cell>
          <table:table-cell office:value-type="float" office:value="33.842" calcext:value-type="float">
            <text:p>33,842</text:p>
          </table:table-cell>
          <table:table-cell office:value-type="float" office:value="127.037" calcext:value-type="float">
            <text:p>127,037</text:p>
          </table:table-cell>
          <table:table-cell office:value-type="float" office:value="656.016227" calcext:value-type="float">
            <text:p>656,016227</text:p>
          </table:table-cell>
          <table:table-cell office:value-type="float" office:value="-0.060692" calcext:value-type="float">
            <text:p>-0,060692</text:p>
          </table:table-cell>
          <table:table-cell office:value-type="float" office:value="-0.016538" calcext:value-type="float">
            <text:p>-0,016538</text:p>
          </table:table-cell>
          <table:table-cell office:value-type="float" office:value="-0.010619" calcext:value-type="float">
            <text:p>-0,010619</text:p>
          </table:table-cell>
        </table:table-row>
        <table:table-row table:style-name="ro1">
          <table:table-cell office:value-type="string" calcext:value-type="string">
            <text:p>8 Mar 2017 21:55:00.000</text:p>
          </table:table-cell>
          <table:table-cell office:value-type="float" office:value="30.198" calcext:value-type="float">
            <text:p>30,198</text:p>
          </table:table-cell>
          <table:table-cell office:value-type="float" office:value="126.074" calcext:value-type="float">
            <text:p>126,074</text:p>
          </table:table-cell>
          <table:table-cell office:value-type="float" office:value="655.419644" calcext:value-type="float">
            <text:p>655,419644</text:p>
          </table:table-cell>
          <table:table-cell office:value-type="float" office:value="-0.060795" calcext:value-type="float">
            <text:p>-0,060795</text:p>
          </table:table-cell>
          <table:table-cell office:value-type="float" office:value="-0.015599" calcext:value-type="float">
            <text:p>-0,015599</text:p>
          </table:table-cell>
          <table:table-cell office:value-type="float" office:value="-0.009217" calcext:value-type="float">
            <text:p>-0,009217</text:p>
          </table:table-cell>
        </table:table-row>
        <table:table-row table:style-name="ro1">
          <table:table-cell office:value-type="string" calcext:value-type="string">
            <text:p>8 Mar 2017 21:56:00.000</text:p>
          </table:table-cell>
          <table:table-cell office:value-type="float" office:value="26.547" calcext:value-type="float">
            <text:p>26,547</text:p>
          </table:table-cell>
          <table:table-cell office:value-type="float" office:value="125.161" calcext:value-type="float">
            <text:p>125,161</text:p>
          </table:table-cell>
          <table:table-cell office:value-type="float" office:value="654.914721" calcext:value-type="float">
            <text:p>654,914721</text:p>
          </table:table-cell>
          <table:table-cell office:value-type="float" office:value="-0.060881" calcext:value-type="float">
            <text:p>-0,060881</text:p>
          </table:table-cell>
          <table:table-cell office:value-type="float" office:value="-0.014844" calcext:value-type="float">
            <text:p>-0,014844</text:p>
          </table:table-cell>
          <table:table-cell office:value-type="float" office:value="-0.007566" calcext:value-type="float">
            <text:p>-0,007566</text:p>
          </table:table-cell>
        </table:table-row>
        <table:table-row table:style-name="ro1">
          <table:table-cell office:value-type="string" calcext:value-type="string">
            <text:p>8 Mar 2017 21:57:00.000</text:p>
          </table:table-cell>
          <table:table-cell office:value-type="float" office:value="22.892" calcext:value-type="float">
            <text:p>22,892</text:p>
          </table:table-cell>
          <table:table-cell office:value-type="float" office:value="124.289" calcext:value-type="float">
            <text:p>124,289</text:p>
          </table:table-cell>
          <table:table-cell office:value-type="float" office:value="654.515647" calcext:value-type="float">
            <text:p>654,515647</text:p>
          </table:table-cell>
          <table:table-cell office:value-type="float" office:value="-0.060952" calcext:value-type="float">
            <text:p>-0,060952</text:p>
          </table:table-cell>
          <table:table-cell office:value-type="float" office:value="-0.014239" calcext:value-type="float">
            <text:p>-0,014239</text:p>
          </table:table-cell>
          <table:table-cell office:value-type="float" office:value="-0.005692" calcext:value-type="float">
            <text:p>-0,005692</text:p>
          </table:table-cell>
        </table:table-row>
        <table:table-row table:style-name="ro1">
          <table:table-cell office:value-type="string" calcext:value-type="string">
            <text:p>8 Mar 2017 21:58:00.000</text:p>
          </table:table-cell>
          <table:table-cell office:value-type="float" office:value="19.233" calcext:value-type="float">
            <text:p>19,233</text:p>
          </table:table-cell>
          <table:table-cell office:value-type="float" office:value="123.45" calcext:value-type="float">
            <text:p>123,45</text:p>
          </table:table-cell>
          <table:table-cell office:value-type="float" office:value="654.235083" calcext:value-type="float">
            <text:p>654,235083</text:p>
          </table:table-cell>
          <table:table-cell office:value-type="float" office:value="-0.06101" calcext:value-type="float">
            <text:p>-0,06101</text:p>
          </table:table-cell>
          <table:table-cell office:value-type="float" office:value="-0.013759" calcext:value-type="float">
            <text:p>-0,013759</text:p>
          </table:table-cell>
          <table:table-cell office:value-type="float" office:value="-0.00362" calcext:value-type="float">
            <text:p>-0,00362</text:p>
          </table:table-cell>
        </table:table-row>
        <table:table-row table:style-name="ro1">
          <table:table-cell office:value-type="string" calcext:value-type="string">
            <text:p>8 Mar 2017 21:59:00.000</text:p>
          </table:table-cell>
          <table:table-cell office:value-type="float" office:value="15.571" calcext:value-type="float">
            <text:p>15,571</text:p>
          </table:table-cell>
          <table:table-cell office:value-type="float" office:value="122.636" calcext:value-type="float">
            <text:p>122,636</text:p>
          </table:table-cell>
          <table:table-cell office:value-type="float" office:value="654.083919" calcext:value-type="float">
            <text:p>654,083919</text:p>
          </table:table-cell>
          <table:table-cell office:value-type="float" office:value="-0.061056" calcext:value-type="float">
            <text:p>-0,061056</text:p>
          </table:table-cell>
          <table:table-cell office:value-type="float" office:value="-0.013385" calcext:value-type="float">
            <text:p>-0,013385</text:p>
          </table:table-cell>
          <table:table-cell office:value-type="float" office:value="-0.001383" calcext:value-type="float">
            <text:p>-0,001383</text:p>
          </table:table-cell>
        </table:table-row>
        <table:table-row table:style-name="ro1">
          <table:table-cell office:value-type="string" calcext:value-type="string">
            <text:p>8 Mar 2017 22:00:00.000</text:p>
          </table:table-cell>
          <table:table-cell office:value-type="float" office:value="11.907" calcext:value-type="float">
            <text:p>11,907</text:p>
          </table:table-cell>
          <table:table-cell office:value-type="float" office:value="121.842" calcext:value-type="float">
            <text:p>121,842</text:p>
          </table:table-cell>
          <table:table-cell office:value-type="float" office:value="654.071063" calcext:value-type="float">
            <text:p>654,071063</text:p>
          </table:table-cell>
          <table:table-cell office:value-type="float" office:value="-0.061089" calcext:value-type="float">
            <text:p>-0,061089</text:p>
          </table:table-cell>
          <table:table-cell office:value-type="float" office:value="-0.013103" calcext:value-type="float">
            <text:p>-0,013103</text:p>
          </table:table-cell>
          <table:table-cell office:value-type="float" office:value="0.000984" calcext:value-type="float">
            <text:p>0,000984</text:p>
          </table:table-cell>
        </table:table-row>
        <table:table-row table:style-name="ro1">
          <table:table-cell office:value-type="string" calcext:value-type="string">
            <text:p>8 Mar 2017 22:01:00.000</text:p>
          </table:table-cell>
          <table:table-cell office:value-type="float" office:value="8.241" calcext:value-type="float">
            <text:p>8,241</text:p>
          </table:table-cell>
          <table:table-cell office:value-type="float" office:value="121.062" calcext:value-type="float">
            <text:p>121,062</text:p>
          </table:table-cell>
          <table:table-cell office:value-type="float" office:value="654.203255" calcext:value-type="float">
            <text:p>654,203255</text:p>
          </table:table-cell>
          <table:table-cell office:value-type="float" office:value="-0.061111" calcext:value-type="float">
            <text:p>-0,061111</text:p>
          </table:table-cell>
          <table:table-cell office:value-type="float" office:value="-0.012903" calcext:value-type="float">
            <text:p>-0,012903</text:p>
          </table:table-cell>
          <table:table-cell office:value-type="float" office:value="0.003445" calcext:value-type="float">
            <text:p>0,003445</text:p>
          </table:table-cell>
        </table:table-row>
        <table:table-row table:style-name="ro1">
          <table:table-cell office:value-type="string" calcext:value-type="string">
            <text:p>8 Mar 2017 22:02:00.000</text:p>
          </table:table-cell>
          <table:table-cell office:value-type="float" office:value="4.574" calcext:value-type="float">
            <text:p>4,574</text:p>
          </table:table-cell>
          <table:table-cell office:value-type="float" office:value="120.292" calcext:value-type="float">
            <text:p>120,292</text:p>
          </table:table-cell>
          <table:table-cell office:value-type="float" office:value="654.484928" calcext:value-type="float">
            <text:p>654,484928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79" calcext:value-type="float">
            <text:p>-0,012779</text:p>
          </table:table-cell>
          <table:table-cell office:value-type="float" office:value="0.00596" calcext:value-type="float">
            <text:p>0,00596</text:p>
          </table:table-cell>
        </table:table-row>
        <table:table-row table:style-name="ro1">
          <table:table-cell office:value-type="string" calcext:value-type="string">
            <text:p>8 Mar 2017 22:03:00.000</text:p>
          </table:table-cell>
          <table:table-cell office:value-type="float" office:value="0.907" calcext:value-type="float">
            <text:p>0,907</text:p>
          </table:table-cell>
          <table:table-cell office:value-type="float" office:value="119.527" calcext:value-type="float">
            <text:p>119,527</text:p>
          </table:table-cell>
          <table:table-cell office:value-type="float" office:value="654.9181" calcext:value-type="float">
            <text:p>654,9181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26" calcext:value-type="float">
            <text:p>-0,012726</text:p>
          </table:table-cell>
          <table:table-cell office:value-type="float" office:value="0.008488" calcext:value-type="float">
            <text:p>0,008488</text:p>
          </table:table-cell>
        </table:table-row>
        <table:table-row table:style-name="ro1">
          <table:table-cell office:value-type="string" calcext:value-type="string">
            <text:p>8 Mar 2017 22:04:00.000</text:p>
          </table:table-cell>
          <table:table-cell office:value-type="float" office:value="-2.76" calcext:value-type="float">
            <text:p>-2,76</text:p>
          </table:table-cell>
          <table:table-cell office:value-type="float" office:value="118.764" calcext:value-type="float">
            <text:p>118,764</text:p>
          </table:table-cell>
          <table:table-cell office:value-type="float" office:value="655.502314" calcext:value-type="float">
            <text:p>655,502314</text:p>
          </table:table-cell>
          <table:table-cell office:value-type="float" office:value="-0.061108" calcext:value-type="float">
            <text:p>-0,061108</text:p>
          </table:table-cell>
          <table:table-cell office:value-type="float" office:value="-0.012742" calcext:value-type="float">
            <text:p>-0,012742</text:p>
          </table:table-cell>
          <table:table-cell office:value-type="float" office:value="0.010987" calcext:value-type="float">
            <text:p>0,010987</text:p>
          </table:table-cell>
        </table:table-row>
        <table:table-row table:style-name="ro1">
          <table:table-cell office:value-type="string" calcext:value-type="string">
            <text:p>8 Mar 2017 22:05:00.000</text:p>
          </table:table-cell>
          <table:table-cell office:value-type="float" office:value="-6.426" calcext:value-type="float">
            <text:p>-6,426</text:p>
          </table:table-cell>
          <table:table-cell office:value-type="float" office:value="117.997" calcext:value-type="float">
            <text:p>117,997</text:p>
          </table:table-cell>
          <table:table-cell office:value-type="float" office:value="656.234617" calcext:value-type="float">
            <text:p>656,234617</text:p>
          </table:table-cell>
          <table:table-cell office:value-type="float" office:value="-0.061084" calcext:value-type="float">
            <text:p>-0,061084</text:p>
          </table:table-cell>
          <table:table-cell office:value-type="float" office:value="-0.012828" calcext:value-type="float">
            <text:p>-0,012828</text:p>
          </table:table-cell>
          <table:table-cell office:value-type="float" office:value="0.013416" calcext:value-type="float">
            <text:p>0,013416</text:p>
          </table:table-cell>
        </table:table-row>
        <table:table-row table:style-name="ro1">
          <table:table-cell office:value-type="string" calcext:value-type="string">
            <text:p>8 Mar 2017 22:06:00.000</text:p>
          </table:table-cell>
          <table:table-cell office:value-type="float" office:value="-10.09" calcext:value-type="float">
            <text:p>-10,09</text:p>
          </table:table-cell>
          <table:table-cell office:value-type="float" office:value="117.223" calcext:value-type="float">
            <text:p>117,223</text:p>
          </table:table-cell>
          <table:table-cell office:value-type="float" office:value="657.109588" calcext:value-type="float">
            <text:p>657,109588</text:p>
          </table:table-cell>
          <table:table-cell office:value-type="float" office:value="-0.061049" calcext:value-type="float">
            <text:p>-0,061049</text:p>
          </table:table-cell>
          <table:table-cell office:value-type="float" office:value="-0.012987" calcext:value-type="float">
            <text:p>-0,012987</text:p>
          </table:table-cell>
          <table:table-cell office:value-type="float" office:value="0.015735" calcext:value-type="float">
            <text:p>0,015735</text:p>
          </table:table-cell>
        </table:table-row>
        <table:table-row table:style-name="ro1">
          <table:table-cell office:value-type="string" calcext:value-type="string">
            <text:p>8 Mar 2017 22:07:00.000</text:p>
          </table:table-cell>
          <table:table-cell office:value-type="float" office:value="-13.752" calcext:value-type="float">
            <text:p>-13,752</text:p>
          </table:table-cell>
          <table:table-cell office:value-type="float" office:value="116.437" calcext:value-type="float">
            <text:p>116,437</text:p>
          </table:table-cell>
          <table:table-cell office:value-type="float" office:value="658.1194" calcext:value-type="float">
            <text:p>658,1194</text:p>
          </table:table-cell>
          <table:table-cell office:value-type="float" office:value="-0.061003" calcext:value-type="float">
            <text:p>-0,061003</text:p>
          </table:table-cell>
          <table:table-cell office:value-type="float" office:value="-0.013224" calcext:value-type="float">
            <text:p>-0,013224</text:p>
          </table:table-cell>
          <table:table-cell office:value-type="float" office:value="0.017903" calcext:value-type="float">
            <text:p>0,017903</text:p>
          </table:table-cell>
        </table:table-row>
        <table:table-row table:style-name="ro1">
          <table:table-cell office:value-type="string" calcext:value-type="string">
            <text:p>8 Mar 2017 22:08:00.000</text:p>
          </table:table-cell>
          <table:table-cell office:value-type="float" office:value="-17.41" calcext:value-type="float">
            <text:p>-17,41</text:p>
          </table:table-cell>
          <table:table-cell office:value-type="float" office:value="115.634" calcext:value-type="float">
            <text:p>115,634</text:p>
          </table:table-cell>
          <table:table-cell office:value-type="float" office:value="659.253938" calcext:value-type="float">
            <text:p>659,253938</text:p>
          </table:table-cell>
          <table:table-cell office:value-type="float" office:value="-0.060946" calcext:value-type="float">
            <text:p>-0,060946</text:p>
          </table:table-cell>
          <table:table-cell office:value-type="float" office:value="-0.013547" calcext:value-type="float">
            <text:p>-0,013547</text:p>
          </table:table-cell>
          <table:table-cell office:value-type="float" office:value="0.019884" calcext:value-type="float">
            <text:p>0,019884</text:p>
          </table:table-cell>
        </table:table-row>
        <table:table-row table:style-name="ro1">
          <table:table-cell office:value-type="string" calcext:value-type="string">
            <text:p>8 Mar 2017 22:09:00.000</text:p>
          </table:table-cell>
          <table:table-cell office:value-type="float" office:value="-21.065" calcext:value-type="float">
            <text:p>-21,065</text:p>
          </table:table-cell>
          <table:table-cell office:value-type="float" office:value="114.809" calcext:value-type="float">
            <text:p>114,809</text:p>
          </table:table-cell>
          <table:table-cell office:value-type="float" office:value="660.500942" calcext:value-type="float">
            <text:p>660,500942</text:p>
          </table:table-cell>
          <table:table-cell office:value-type="float" office:value="-0.060876" calcext:value-type="float">
            <text:p>-0,060876</text:p>
          </table:table-cell>
          <table:table-cell office:value-type="float" office:value="-0.013968" calcext:value-type="float">
            <text:p>-0,013968</text:p>
          </table:table-cell>
          <table:table-cell office:value-type="float" office:value="0.021644" calcext:value-type="float">
            <text:p>0,021644</text:p>
          </table:table-cell>
        </table:table-row>
        <table:table-row table:style-name="ro1">
          <table:table-cell office:value-type="string" calcext:value-type="string">
            <text:p>8 Mar 2017 22:10:00.000</text:p>
          </table:table-cell>
          <table:table-cell office:value-type="float" office:value="-24.715" calcext:value-type="float">
            <text:p>-24,715</text:p>
          </table:table-cell>
          <table:table-cell office:value-type="float" office:value="113.956" calcext:value-type="float">
            <text:p>113,956</text:p>
          </table:table-cell>
          <table:table-cell office:value-type="float" office:value="661.846194" calcext:value-type="float">
            <text:p>661,846194</text:p>
          </table:table-cell>
          <table:table-cell office:value-type="float" office:value="-0.060794" calcext:value-type="float">
            <text:p>-0,060794</text:p>
          </table:table-cell>
          <table:table-cell office:value-type="float" office:value="-0.014503" calcext:value-type="float">
            <text:p>-0,014503</text:p>
          </table:table-cell>
          <table:table-cell office:value-type="float" office:value="0.023152" calcext:value-type="float">
            <text:p>0,023152</text:p>
          </table:table-cell>
        </table:table-row>
        <table:table-row table:style-name="ro1">
          <table:table-cell office:value-type="string" calcext:value-type="string">
            <text:p>8 Mar 2017 22:11:00.000</text:p>
          </table:table-cell>
          <table:table-cell office:value-type="float" office:value="-28.36" calcext:value-type="float">
            <text:p>-28,36</text:p>
          </table:table-cell>
          <table:table-cell office:value-type="float" office:value="113.066" calcext:value-type="float">
            <text:p>113,066</text:p>
          </table:table-cell>
          <table:table-cell office:value-type="float" office:value="663.27374" calcext:value-type="float">
            <text:p>663,27374</text:p>
          </table:table-cell>
          <table:table-cell office:value-type="float" office:value="-0.060699" calcext:value-type="float">
            <text:p>-0,060699</text:p>
          </table:table-cell>
          <table:table-cell office:value-type="float" office:value="-0.015172" calcext:value-type="float">
            <text:p>-0,015172</text:p>
          </table:table-cell>
          <table:table-cell office:value-type="float" office:value="0.024381" calcext:value-type="float">
            <text:p>0,024381</text:p>
          </table:table-cell>
        </table:table-row>
        <table:table-row table:style-name="ro1">
          <table:table-cell office:value-type="string" calcext:value-type="string">
            <text:p>8 Mar 2017 22:12:00.000</text:p>
          </table:table-cell>
          <table:table-cell office:value-type="float" office:value="-31.999" calcext:value-type="float">
            <text:p>-31,999</text:p>
          </table:table-cell>
          <table:table-cell office:value-type="float" office:value="112.132" calcext:value-type="float">
            <text:p>112,132</text:p>
          </table:table-cell>
          <table:table-cell office:value-type="float" office:value="664.766138" calcext:value-type="float">
            <text:p>664,766138</text:p>
          </table:table-cell>
          <table:table-cell office:value-type="float" office:value="-0.060589" calcext:value-type="float">
            <text:p>-0,060589</text:p>
          </table:table-cell>
          <table:table-cell office:value-type="float" office:value="-0.016007" calcext:value-type="float">
            <text:p>-0,016007</text:p>
          </table:table-cell>
          <table:table-cell office:value-type="float" office:value="0.025308" calcext:value-type="float">
            <text:p>0,025308</text:p>
          </table:table-cell>
        </table:table-row>
        <table:table-row table:style-name="ro1">
          <table:table-cell office:value-type="string" calcext:value-type="string">
            <text:p>8 Mar 2017 22:13:00.000</text:p>
          </table:table-cell>
          <table:table-cell office:value-type="float" office:value="-35.631" calcext:value-type="float">
            <text:p>-35,631</text:p>
          </table:table-cell>
          <table:table-cell office:value-type="float" office:value="111.141" calcext:value-type="float">
            <text:p>111,141</text:p>
          </table:table-cell>
          <table:table-cell office:value-type="float" office:value="666.304727" calcext:value-type="float">
            <text:p>666,304727</text:p>
          </table:table-cell>
          <table:table-cell office:value-type="float" office:value="-0.060463" calcext:value-type="float">
            <text:p>-0,060463</text:p>
          </table:table-cell>
          <table:table-cell office:value-type="float" office:value="-0.017045" calcext:value-type="float">
            <text:p>-0,017045</text:p>
          </table:table-cell>
          <table:table-cell office:value-type="float" office:value="0.025916" calcext:value-type="float">
            <text:p>0,025916</text:p>
          </table:table-cell>
        </table:table-row>
        <table:table-row table:style-name="ro1">
          <table:table-cell office:value-type="string" calcext:value-type="string">
            <text:p>8 Mar 2017 22:14:00.000</text:p>
          </table:table-cell>
          <table:table-cell office:value-type="float" office:value="-39.254" calcext:value-type="float">
            <text:p>-39,254</text:p>
          </table:table-cell>
          <table:table-cell office:value-type="float" office:value="110.081" calcext:value-type="float">
            <text:p>110,081</text:p>
          </table:table-cell>
          <table:table-cell office:value-type="float" office:value="667.86992" calcext:value-type="float">
            <text:p>667,86992</text:p>
          </table:table-cell>
          <table:table-cell office:value-type="float" office:value="-0.060316" calcext:value-type="float">
            <text:p>-0,060316</text:p>
          </table:table-cell>
          <table:table-cell office:value-type="float" office:value="-0.018343" calcext:value-type="float">
            <text:p>-0,018343</text:p>
          </table:table-cell>
          <table:table-cell office:value-type="float" office:value="0.026192" calcext:value-type="float">
            <text:p>0,026192</text:p>
          </table:table-cell>
        </table:table-row>
        <table:table-row table:style-name="ro1">
          <table:table-cell office:value-type="string" calcext:value-type="string">
            <text:p>8 Mar 2017 22:15:00.000</text:p>
          </table:table-cell>
          <table:table-cell office:value-type="float" office:value="-42.868" calcext:value-type="float">
            <text:p>-42,868</text:p>
          </table:table-cell>
          <table:table-cell office:value-type="float" office:value="108.934" calcext:value-type="float">
            <text:p>108,934</text:p>
          </table:table-cell>
          <table:table-cell office:value-type="float" office:value="669.441511" calcext:value-type="float">
            <text:p>669,441511</text:p>
          </table:table-cell>
          <table:table-cell office:value-type="float" office:value="-0.060145" calcext:value-type="float">
            <text:p>-0,060145</text:p>
          </table:table-cell>
          <table:table-cell office:value-type="float" office:value="-0.019976" calcext:value-type="float">
            <text:p>-0,019976</text:p>
          </table:table-cell>
          <table:table-cell office:value-type="float" office:value="0.026127" calcext:value-type="float">
            <text:p>0,026127</text:p>
          </table:table-cell>
        </table:table-row>
        <table:table-row table:style-name="ro1">
          <table:table-cell office:value-type="string" calcext:value-type="string">
            <text:p>8 Mar 2017 22:16:00.000</text:p>
          </table:table-cell>
          <table:table-cell office:value-type="float" office:value="-46.471" calcext:value-type="float">
            <text:p>-46,471</text:p>
          </table:table-cell>
          <table:table-cell office:value-type="float" office:value="107.675" calcext:value-type="float">
            <text:p>107,675</text:p>
          </table:table-cell>
          <table:table-cell office:value-type="float" office:value="670.998985" calcext:value-type="float">
            <text:p>670,998985</text:p>
          </table:table-cell>
          <table:table-cell office:value-type="float" office:value="-0.059943" calcext:value-type="float">
            <text:p>-0,059943</text:p>
          </table:table-cell>
          <table:table-cell office:value-type="float" office:value="-0.022054" calcext:value-type="float">
            <text:p>-0,022054</text:p>
          </table:table-cell>
          <table:table-cell office:value-type="float" office:value="0.02572" calcext:value-type="float">
            <text:p>0,02572</text:p>
          </table:table-cell>
        </table:table-row>
        <table:table-row table:style-name="ro1">
          <table:table-cell office:value-type="string" calcext:value-type="string">
            <text:p>8 Mar 2017 22:17:00.000</text:p>
          </table:table-cell>
          <table:table-cell office:value-type="float" office:value="-50.06" calcext:value-type="float">
            <text:p>-50,06</text:p>
          </table:table-cell>
          <table:table-cell office:value-type="float" office:value="106.275" calcext:value-type="float">
            <text:p>106,275</text:p>
          </table:table-cell>
          <table:table-cell office:value-type="float" office:value="672.521836" calcext:value-type="float">
            <text:p>672,521836</text:p>
          </table:table-cell>
          <table:table-cell office:value-type="float" office:value="-0.059698" calcext:value-type="float">
            <text:p>-0,059698</text:p>
          </table:table-cell>
          <table:table-cell office:value-type="float" office:value="-0.024736" calcext:value-type="float">
            <text:p>-0,024736</text:p>
          </table:table-cell>
          <table:table-cell office:value-type="float" office:value="0.024973" calcext:value-type="float">
            <text:p>0,024973</text:p>
          </table:table-cell>
        </table:table-row>
        <table:table-row table:style-name="ro1">
          <table:table-cell office:value-type="string" calcext:value-type="string">
            <text:p>8 Mar 2017 22:18:00.000</text:p>
          </table:table-cell>
          <table:table-cell office:value-type="float" office:value="-53.633" calcext:value-type="float">
            <text:p>-53,633</text:p>
          </table:table-cell>
          <table:table-cell office:value-type="float" office:value="104.69" calcext:value-type="float">
            <text:p>104,69</text:p>
          </table:table-cell>
          <table:table-cell office:value-type="float" office:value="673.989882" calcext:value-type="float">
            <text:p>673,989882</text:p>
          </table:table-cell>
          <table:table-cell office:value-type="float" office:value="-0.059394" calcext:value-type="float">
            <text:p>-0,059394</text:p>
          </table:table-cell>
          <table:table-cell office:value-type="float" office:value="-0.028257" calcext:value-type="float">
            <text:p>-0,028257</text:p>
          </table:table-cell>
          <table:table-cell office:value-type="float" office:value="0.023894" calcext:value-type="float">
            <text:p>0,023894</text:p>
          </table:table-cell>
        </table:table-row>
        <table:table-row table:style-name="ro1">
          <table:table-cell office:value-type="string" calcext:value-type="string">
            <text:p>8 Mar 2017 22:19:00.000</text:p>
          </table:table-cell>
          <table:table-cell office:value-type="float" office:value="-57.186" calcext:value-type="float">
            <text:p>-57,186</text:p>
          </table:table-cell>
          <table:table-cell office:value-type="float" office:value="102.86" calcext:value-type="float">
            <text:p>102,86</text:p>
          </table:table-cell>
          <table:table-cell office:value-type="float" office:value="675.383571" calcext:value-type="float">
            <text:p>675,383571</text:p>
          </table:table-cell>
          <table:table-cell office:value-type="float" office:value="-0.059006" calcext:value-type="float">
            <text:p>-0,059006</text:p>
          </table:table-cell>
          <table:table-cell office:value-type="float" office:value="-0.032984" calcext:value-type="float">
            <text:p>-0,032984</text:p>
          </table:table-cell>
          <table:table-cell office:value-type="float" office:value="0.022497" calcext:value-type="float">
            <text:p>0,022497</text:p>
          </table:table-cell>
        </table:table-row>
        <table:table-row table:style-name="ro1">
          <table:table-cell office:value-type="string" calcext:value-type="string">
            <text:p>8 Mar 2017 22:20:00.000</text:p>
          </table:table-cell>
          <table:table-cell office:value-type="float" office:value="-60.712" calcext:value-type="float">
            <text:p>-60,712</text:p>
          </table:table-cell>
          <table:table-cell office:value-type="float" office:value="100.697" calcext:value-type="float">
            <text:p>100,697</text:p>
          </table:table-cell>
          <table:table-cell office:value-type="float" office:value="676.684277" calcext:value-type="float">
            <text:p>676,684277</text:p>
          </table:table-cell>
          <table:table-cell office:value-type="float" office:value="-0.05849" calcext:value-type="float">
            <text:p>-0,05849</text:p>
          </table:table-cell>
          <table:table-cell office:value-type="float" office:value="-0.039501" calcext:value-type="float">
            <text:p>-0,039501</text:p>
          </table:table-cell>
          <table:table-cell office:value-type="float" office:value="0.020798" calcext:value-type="float">
            <text:p>0,020798</text:p>
          </table:table-cell>
        </table:table-row>
        <table:table-row table:style-name="ro1">
          <table:table-cell office:value-type="string" calcext:value-type="string">
            <text:p>8 Mar 2017 22:21:00.000</text:p>
          </table:table-cell>
          <table:table-cell office:value-type="float" office:value="-64.201" calcext:value-type="float">
            <text:p>-64,201</text:p>
          </table:table-cell>
          <table:table-cell office:value-type="float" office:value="98.065" calcext:value-type="float">
            <text:p>98,065</text:p>
          </table:table-cell>
          <table:table-cell office:value-type="float" office:value="677.874582" calcext:value-type="float">
            <text:p>677,874582</text:p>
          </table:table-cell>
          <table:table-cell office:value-type="float" office:value="-0.057772" calcext:value-type="float">
            <text:p>-0,057772</text:p>
          </table:table-cell>
          <table:table-cell office:value-type="float" office:value="-0.04878" calcext:value-type="float">
            <text:p>-0,04878</text:p>
          </table:table-cell>
          <table:table-cell office:value-type="float" office:value="0.018821" calcext:value-type="float">
            <text:p>0,018821</text:p>
          </table:table-cell>
        </table:table-row>
        <table:table-row table:style-name="ro1">
          <table:table-cell office:value-type="string" calcext:value-type="string">
            <text:p>8 Mar 2017 22:22:00.000</text:p>
          </table:table-cell>
          <table:table-cell office:value-type="float" office:value="-67.638" calcext:value-type="float">
            <text:p>-67,638</text:p>
          </table:table-cell>
          <table:table-cell office:value-type="float" office:value="94.755" calcext:value-type="float">
            <text:p>94,755</text:p>
          </table:table-cell>
          <table:table-cell office:value-type="float" office:value="678.938531" calcext:value-type="float">
            <text:p>678,938531</text:p>
          </table:table-cell>
          <table:table-cell office:value-type="float" office:value="-0.05672" calcext:value-type="float">
            <text:p>-0,05672</text:p>
          </table:table-cell>
          <table:table-cell office:value-type="float" office:value="-0.062508" calcext:value-type="float">
            <text:p>-0,062508</text:p>
          </table:table-cell>
          <table:table-cell office:value-type="float" office:value="0.016592" calcext:value-type="float">
            <text:p>0,016592</text:p>
          </table:table-cell>
        </table:table-row>
        <table:table-row table:style-name="ro1">
          <table:table-cell office:value-type="string" calcext:value-type="string">
            <text:p>8 Mar 2017 22:23:00.000</text:p>
          </table:table-cell>
          <table:table-cell office:value-type="float" office:value="-70.996" calcext:value-type="float">
            <text:p>-70,996</text:p>
          </table:table-cell>
          <table:table-cell office:value-type="float" office:value="90.415" calcext:value-type="float">
            <text:p>90,415</text:p>
          </table:table-cell>
          <table:table-cell office:value-type="float" office:value="679.86187" calcext:value-type="float">
            <text:p>679,86187</text:p>
          </table:table-cell>
          <table:table-cell office:value-type="float" office:value="-0.055082" calcext:value-type="float">
            <text:p>-0,055082</text:p>
          </table:table-cell>
          <table:table-cell office:value-type="float" office:value="-0.083762" calcext:value-type="float">
            <text:p>-0,083762</text:p>
          </table:table-cell>
          <table:table-cell office:value-type="float" office:value="0.014141" calcext:value-type="float">
            <text:p>0,014141</text:p>
          </table:table-cell>
        </table:table-row>
        <table:table-row table:style-name="ro1">
          <table:table-cell office:value-type="string" calcext:value-type="string">
            <text:p>8 Mar 2017 22:24:00.000</text:p>
          </table:table-cell>
          <table:table-cell office:value-type="float" office:value="-74.226" calcext:value-type="float">
            <text:p>-74,226</text:p>
          </table:table-cell>
          <table:table-cell office:value-type="float" office:value="84.44" calcext:value-type="float">
            <text:p>84,44</text:p>
          </table:table-cell>
          <table:table-cell office:value-type="float" office:value="680.632259" calcext:value-type="float">
            <text:p>680,632259</text:p>
          </table:table-cell>
          <table:table-cell office:value-type="float" office:value="-0.052338" calcext:value-type="float">
            <text:p>-0,052338</text:p>
          </table:table-cell>
          <table:table-cell office:value-type="float" office:value="-0.118327" calcext:value-type="float">
            <text:p>-0,118327</text:p>
          </table:table-cell>
          <table:table-cell office:value-type="float" office:value="0.011501" calcext:value-type="float">
            <text:p>0,011501</text:p>
          </table:table-cell>
        </table:table-row>
        <table:table-row table:style-name="ro1">
          <table:table-cell office:value-type="string" calcext:value-type="string">
            <text:p>8 Mar 2017 22:25:00.000</text:p>
          </table:table-cell>
          <table:table-cell office:value-type="float" office:value="-77.232" calcext:value-type="float">
            <text:p>-77,232</text:p>
          </table:table-cell>
          <table:table-cell office:value-type="float" office:value="75.741" calcext:value-type="float">
            <text:p>75,741</text:p>
          </table:table-cell>
          <table:table-cell office:value-type="float" office:value="681.239445" calcext:value-type="float">
            <text:p>681,239445</text:p>
          </table:table-cell>
          <table:table-cell office:value-type="float" office:value="-0.047365" calcext:value-type="float">
            <text:p>-0,047365</text:p>
          </table:table-cell>
          <table:table-cell office:value-type="float" office:value="-0.176847" calcext:value-type="float">
            <text:p>-0,176847</text:p>
          </table:table-cell>
          <table:table-cell office:value-type="float" office:value="0.008709" calcext:value-type="float">
            <text:p>0,008709</text:p>
          </table:table-cell>
        </table:table-row>
        <table:table-row table:style-name="ro1">
          <table:table-cell office:value-type="string" calcext:value-type="string">
            <text:p>8 Mar 2017 22:26:00.000</text:p>
          </table:table-cell>
          <table:table-cell office:value-type="float" office:value="-79.818" calcext:value-type="float">
            <text:p>-79,818</text:p>
          </table:table-cell>
          <table:table-cell office:value-type="float" office:value="62.437" calcext:value-type="float">
            <text:p>62,437</text:p>
          </table:table-cell>
          <table:table-cell office:value-type="float" office:value="681.675414" calcext:value-type="float">
            <text:p>681,675414</text:p>
          </table:table-cell>
          <table:table-cell office:value-type="float" office:value="-0.037725" calcext:value-type="float">
            <text:p>-0,037725</text:p>
          </table:table-cell>
          <table:table-cell office:value-type="float" office:value="-0.273958" calcext:value-type="float">
            <text:p>-0,273958</text:p>
          </table:table-cell>
          <table:table-cell office:value-type="float" office:value="0.005802" calcext:value-type="float">
            <text:p>0,005802</text:p>
          </table:table-cell>
        </table:table-row>
        <table:table-row table:style-name="ro1">
          <table:table-cell office:value-type="string" calcext:value-type="string">
            <text:p>8 Mar 2017 22:27:00.000</text:p>
          </table:table-cell>
          <table:table-cell office:value-type="float" office:value="-81.585" calcext:value-type="float">
            <text:p>-81,585</text:p>
          </table:table-cell>
          <table:table-cell office:value-type="float" office:value="42.247" calcext:value-type="float">
            <text:p>42,247</text:p>
          </table:table-cell>
          <table:table-cell office:value-type="float" office:value="681.934508" calcext:value-type="float">
            <text:p>681,934508</text:p>
          </table:table-cell>
          <table:table-cell office:value-type="float" office:value="-0.019452" calcext:value-type="float">
            <text:p>-0,019452</text:p>
          </table:table-cell>
          <table:table-cell office:value-type="float" office:value="-0.397806" calcext:value-type="float">
            <text:p>-0,397806</text:p>
          </table:table-cell>
          <table:table-cell office:value-type="float" office:value="0.002822" calcext:value-type="float">
            <text:p>0,002822</text:p>
          </table:table-cell>
        </table:table-row>
        <table:table-row table:style-name="ro1">
          <table:table-cell office:value-type="string" calcext:value-type="string">
            <text:p>8 Mar 2017 22:28:00.000</text:p>
          </table:table-cell>
          <table:table-cell office:value-type="float" office:value="-81.975" calcext:value-type="float">
            <text:p>-81,975</text:p>
          </table:table-cell>
          <table:table-cell office:value-type="float" office:value="16.413" calcext:value-type="float">
            <text:p>16,413</text:p>
          </table:table-cell>
          <table:table-cell office:value-type="float" office:value="682.013503" calcext:value-type="float">
            <text:p>682,013503</text:p>
          </table:table-cell>
          <table:table-cell office:value-type="float" office:value="0.007064" calcext:value-type="float">
            <text:p>0,007064</text:p>
          </table:table-cell>
          <table:table-cell office:value-type="float" office:value="-0.436753" calcext:value-type="float">
            <text:p>-0,436753</text:p>
          </table:table-cell>
          <table:table-cell office:value-type="float" office:value="-0.000192" calcext:value-type="float">
            <text:p>-0,000192</text:p>
          </table:table-cell>
        </table:table-row>
        <table:table-row table:style-name="ro1">
          <table:table-cell office:value-type="string" calcext:value-type="string">
            <text:p>8 Mar 2017 22:29:00.000</text:p>
          </table:table-cell>
          <table:table-cell office:value-type="float" office:value="-80.812" calcext:value-type="float">
            <text:p>-80,812</text:p>
          </table:table-cell>
          <table:table-cell office:value-type="float" office:value="-7.152" calcext:value-type="float">
            <text:p>-7,152</text:p>
          </table:table-cell>
          <table:table-cell office:value-type="float" office:value="681.911655" calcext:value-type="float">
            <text:p>681,911655</text:p>
          </table:table-cell>
          <table:table-cell office:value-type="float" office:value="0.030156" calcext:value-type="float">
            <text:p>0,030156</text:p>
          </table:table-cell>
          <table:table-cell office:value-type="float" office:value="-0.334836" calcext:value-type="float">
            <text:p>-0,334836</text:p>
          </table:table-cell>
          <table:table-cell office:value-type="float" office:value="-0.003197" calcext:value-type="float">
            <text:p>-0,003197</text:p>
          </table:table-cell>
        </table:table-row>
        <table:table-row table:style-name="ro1">
          <table:table-cell office:value-type="string" calcext:value-type="string">
            <text:p>8 Mar 2017 22:30:00.000</text:p>
          </table:table-cell>
          <table:table-cell office:value-type="float" office:value="-78.559" calcext:value-type="float">
            <text:p>-78,559</text:p>
          </table:table-cell>
          <table:table-cell office:value-type="float" office:value="-23.578" calcext:value-type="float">
            <text:p>-23,578</text:p>
          </table:table-cell>
          <table:table-cell office:value-type="float" office:value="681.630708" calcext:value-type="float">
            <text:p>681,630708</text:p>
          </table:table-cell>
          <table:table-cell office:value-type="float" office:value="0.04349" calcext:value-type="float">
            <text:p>0,04349</text:p>
          </table:table-cell>
          <table:table-cell office:value-type="float" office:value="-0.218475" calcext:value-type="float">
            <text:p>-0,218475</text:p>
          </table:table-cell>
          <table:table-cell office:value-type="float" office:value="-0.006152" calcext:value-type="float">
            <text:p>-0,006152</text:p>
          </table:table-cell>
        </table:table-row>
        <table:table-row table:style-name="ro1">
          <table:table-cell office:value-type="string" calcext:value-type="string">
            <text:p>8 Mar 2017 22:31:00.000</text:p>
          </table:table-cell>
          <table:table-cell office:value-type="float" office:value="-75.723" calcext:value-type="float">
            <text:p>-75,723</text:p>
          </table:table-cell>
          <table:table-cell office:value-type="float" office:value="-34.221" calcext:value-type="float">
            <text:p>-34,221</text:p>
          </table:table-cell>
          <table:table-cell office:value-type="float" office:value="681.174869" calcext:value-type="float">
            <text:p>681,174869</text:p>
          </table:table-cell>
          <table:table-cell office:value-type="float" office:value="0.050308" calcext:value-type="float">
            <text:p>0,050308</text:p>
          </table:table-cell>
          <table:table-cell office:value-type="float" office:value="-0.142849" calcext:value-type="float">
            <text:p>-0,142849</text:p>
          </table:table-cell>
          <table:table-cell office:value-type="float" office:value="-0.009017" calcext:value-type="float">
            <text:p>-0,009017</text:p>
          </table:table-cell>
        </table:table-row>
        <table:table-row table:style-name="ro1">
          <table:table-cell office:value-type="string" calcext:value-type="string">
            <text:p>8 Mar 2017 22:32:00.000</text:p>
          </table:table-cell>
          <table:table-cell office:value-type="float" office:value="-72.585" calcext:value-type="float">
            <text:p>-72,585</text:p>
          </table:table-cell>
          <table:table-cell office:value-type="float" office:value="-41.341" calcext:value-type="float">
            <text:p>-41,341</text:p>
          </table:table-cell>
          <table:table-cell office:value-type="float" office:value="680.550745" calcext:value-type="float">
            <text:p>680,550745</text:p>
          </table:table-cell>
          <table:table-cell office:value-type="float" office:value="0.053932" calcext:value-type="float">
            <text:p>0,053932</text:p>
          </table:table-cell>
          <table:table-cell office:value-type="float" office:value="-0.098363" calcext:value-type="float">
            <text:p>-0,098363</text:p>
          </table:table-cell>
          <table:table-cell office:value-type="float" office:value="-0.011753" calcext:value-type="float">
            <text:p>-0,011753</text:p>
          </table:table-cell>
        </table:table-row>
        <table:table-row table:style-name="ro1">
          <table:table-cell office:value-type="string" calcext:value-type="string">
            <text:p>8 Mar 2017 22:33:00.000</text:p>
          </table:table-cell>
          <table:table-cell office:value-type="float" office:value="-69.281" calcext:value-type="float">
            <text:p>-69,281</text:p>
          </table:table-cell>
          <table:table-cell office:value-type="float" office:value="-46.375" calcext:value-type="float">
            <text:p>-46,375</text:p>
          </table:table-cell>
          <table:table-cell office:value-type="float" office:value="679.767243" calcext:value-type="float">
            <text:p>679,767243</text:p>
          </table:table-cell>
          <table:table-cell office:value-type="float" office:value="0.056015" calcext:value-type="float">
            <text:p>0,056015</text:p>
          </table:table-cell>
          <table:table-cell office:value-type="float" office:value="-0.071614" calcext:value-type="float">
            <text:p>-0,071614</text:p>
          </table:table-cell>
          <table:table-cell office:value-type="float" office:value="-0.014322" calcext:value-type="float">
            <text:p>-0,014322</text:p>
          </table:table-cell>
        </table:table-row>
        <table:table-row table:style-name="ro1">
          <table:table-cell office:value-type="string" calcext:value-type="string">
            <text:p>8 Mar 2017 22:34:00.000</text:p>
          </table:table-cell>
          <table:table-cell office:value-type="float" office:value="-65.879" calcext:value-type="float">
            <text:p>-65,879</text:p>
          </table:table-cell>
          <table:table-cell office:value-type="float" office:value="-50.13" calcext:value-type="float">
            <text:p>-50,13</text:p>
          </table:table-cell>
          <table:table-cell office:value-type="float" office:value="678.835438" calcext:value-type="float">
            <text:p>678,835438</text:p>
          </table:table-cell>
          <table:table-cell office:value-type="float" office:value="0.057307" calcext:value-type="float">
            <text:p>0,057307</text:p>
          </table:table-cell>
          <table:table-cell office:value-type="float" office:value="-0.054742" calcext:value-type="float">
            <text:p>-0,054742</text:p>
          </table:table-cell>
          <table:table-cell office:value-type="float" office:value="-0.016689" calcext:value-type="float">
            <text:p>-0,016689</text:p>
          </table:table-cell>
        </table:table-row>
        <table:table-row table:style-name="ro1">
          <table:table-cell office:value-type="string" calcext:value-type="string">
            <text:p>8 Mar 2017 22:35:00.000</text:p>
          </table:table-cell>
          <table:table-cell office:value-type="float" office:value="-62.413" calcext:value-type="float">
            <text:p>-62,413</text:p>
          </table:table-cell>
          <table:table-cell office:value-type="float" office:value="-53.057" calcext:value-type="float">
            <text:p>-53,057</text:p>
          </table:table-cell>
          <table:table-cell office:value-type="float" office:value="677.768414" calcext:value-type="float">
            <text:p>677,768414</text:p>
          </table:table-cell>
          <table:table-cell office:value-type="float" office:value="0.058164" calcext:value-type="float">
            <text:p>0,058164</text:p>
          </table:table-cell>
          <table:table-cell office:value-type="float" office:value="-0.043579" calcext:value-type="float">
            <text:p>-0,043579</text:p>
          </table:table-cell>
          <table:table-cell office:value-type="float" office:value="-0.018823" calcext:value-type="float">
            <text:p>-0,018823</text:p>
          </table:table-cell>
        </table:table-row>
        <table:table-row table:style-name="ro1">
          <table:table-cell office:value-type="string" calcext:value-type="string">
            <text:p>8 Mar 2017 22:36:00.000</text:p>
          </table:table-cell>
          <table:table-cell office:value-type="float" office:value="-58.904" calcext:value-type="float">
            <text:p>-58,904</text:p>
          </table:table-cell>
          <table:table-cell office:value-type="float" office:value="-55.428" calcext:value-type="float">
            <text:p>-55,428</text:p>
          </table:table-cell>
          <table:table-cell office:value-type="float" office:value="676.581063" calcext:value-type="float">
            <text:p>676,581063</text:p>
          </table:table-cell>
          <table:table-cell office:value-type="float" office:value="0.058765" calcext:value-type="float">
            <text:p>0,058765</text:p>
          </table:table-cell>
          <table:table-cell office:value-type="float" office:value="-0.035876" calcext:value-type="float">
            <text:p>-0,035876</text:p>
          </table:table-cell>
          <table:table-cell office:value-type="float" office:value="-0.020695" calcext:value-type="float">
            <text:p>-0,020695</text:p>
          </table:table-cell>
        </table:table-row>
        <table:table-row table:style-name="ro1">
          <table:table-cell office:value-type="string" calcext:value-type="string">
            <text:p>8 Mar 2017 22:37:00.000</text:p>
          </table:table-cell>
          <table:table-cell office:value-type="float" office:value="-55.364" calcext:value-type="float">
            <text:p>-55,364</text:p>
          </table:table-cell>
          <table:table-cell office:value-type="float" office:value="-57.406" calcext:value-type="float">
            <text:p>-57,406</text:p>
          </table:table-cell>
          <table:table-cell office:value-type="float" office:value="675.289868" calcext:value-type="float">
            <text:p>675,289868</text:p>
          </table:table-cell>
          <table:table-cell office:value-type="float" office:value="0.059208" calcext:value-type="float">
            <text:p>0,059208</text:p>
          </table:table-cell>
          <table:table-cell office:value-type="float" office:value="-0.030372" calcext:value-type="float">
            <text:p>-0,030372</text:p>
          </table:table-cell>
          <table:table-cell office:value-type="float" office:value="-0.02228" calcext:value-type="float">
            <text:p>-0,02228</text:p>
          </table:table-cell>
        </table:table-row>
        <table:table-row table:style-name="ro1">
          <table:table-cell office:value-type="string" calcext:value-type="string">
            <text:p>8 Mar 2017 22:38:00.000</text:p>
          </table:table-cell>
          <table:table-cell office:value-type="float" office:value="-51.801" calcext:value-type="float">
            <text:p>-51,801</text:p>
          </table:table-cell>
          <table:table-cell office:value-type="float" office:value="-59.101" calcext:value-type="float">
            <text:p>-59,101</text:p>
          </table:table-cell>
          <table:table-cell office:value-type="float" office:value="673.91265" calcext:value-type="float">
            <text:p>673,91265</text:p>
          </table:table-cell>
          <table:table-cell office:value-type="float" office:value="0.059548" calcext:value-type="float">
            <text:p>0,059548</text:p>
          </table:table-cell>
          <table:table-cell office:value-type="float" office:value="-0.026321" calcext:value-type="float">
            <text:p>-0,026321</text:p>
          </table:table-cell>
          <table:table-cell office:value-type="float" office:value="-0.023559" calcext:value-type="float">
            <text:p>-0,023559</text:p>
          </table:table-cell>
        </table:table-row>
        <table:table-row table:style-name="ro1">
          <table:table-cell office:value-type="string" calcext:value-type="string">
            <text:p>8 Mar 2017 22:39:00.000</text:p>
          </table:table-cell>
          <table:table-cell office:value-type="float" office:value="-48.22" calcext:value-type="float">
            <text:p>-48,22</text:p>
          </table:table-cell>
          <table:table-cell office:value-type="float" office:value="-60.585" calcext:value-type="float">
            <text:p>-60,585</text:p>
          </table:table-cell>
          <table:table-cell office:value-type="float" office:value="672.468305" calcext:value-type="float">
            <text:p>672,468305</text:p>
          </table:table-cell>
          <table:table-cell office:value-type="float" office:value="0.059817" calcext:value-type="float">
            <text:p>0,059817</text:p>
          </table:table-cell>
          <table:table-cell office:value-type="float" office:value="-0.023268" calcext:value-type="float">
            <text:p>-0,023268</text:p>
          </table:table-cell>
          <table:table-cell office:value-type="float" office:value="-0.024516" calcext:value-type="float">
            <text:p>-0,024516</text:p>
          </table:table-cell>
        </table:table-row>
        <table:table-row table:style-name="ro1">
          <table:table-cell office:value-type="string" calcext:value-type="string">
            <text:p>8 Mar 2017 22:40:00.000</text:p>
          </table:table-cell>
          <table:table-cell office:value-type="float" office:value="-44.624" calcext:value-type="float">
            <text:p>-44,624</text:p>
          </table:table-cell>
          <table:table-cell office:value-type="float" office:value="-61.907" calcext:value-type="float">
            <text:p>-61,907</text:p>
          </table:table-cell>
          <table:table-cell office:value-type="float" office:value="670.976513" calcext:value-type="float">
            <text:p>670,976513</text:p>
          </table:table-cell>
          <table:table-cell office:value-type="float" office:value="0.060038" calcext:value-type="float">
            <text:p>0,060038</text:p>
          </table:table-cell>
          <table:table-cell office:value-type="float" office:value="-0.020921" calcext:value-type="float">
            <text:p>-0,020921</text:p>
          </table:table-cell>
          <table:table-cell office:value-type="float" office:value="-0.02514" calcext:value-type="float">
            <text:p>-0,02514</text:p>
          </table:table-cell>
        </table:table-row>
        <table:table-row table:style-name="ro1">
          <table:table-cell office:value-type="string" calcext:value-type="string">
            <text:p>8 Mar 2017 22:41:00.000</text:p>
          </table:table-cell>
          <table:table-cell office:value-type="float" office:value="-41.016" calcext:value-type="float">
            <text:p>-41,016</text:p>
          </table:table-cell>
          <table:table-cell office:value-type="float" office:value="-63.105" calcext:value-type="float">
            <text:p>-63,105</text:p>
          </table:table-cell>
          <table:table-cell office:value-type="float" office:value="669.457437" calcext:value-type="float">
            <text:p>669,457437</text:p>
          </table:table-cell>
          <table:table-cell office:value-type="float" office:value="0.060222" calcext:value-type="float">
            <text:p>0,060222</text:p>
          </table:table-cell>
          <table:table-cell office:value-type="float" office:value="-0.019087" calcext:value-type="float">
            <text:p>-0,019087</text:p>
          </table:table-cell>
          <table:table-cell office:value-type="float" office:value="-0.025426" calcext:value-type="float">
            <text:p>-0,025426</text:p>
          </table:table-cell>
        </table:table-row>
        <table:table-row table:style-name="ro1">
          <table:table-cell office:value-type="string" calcext:value-type="string">
            <text:p>8 Mar 2017 22:42:00.000</text:p>
          </table:table-cell>
          <table:table-cell office:value-type="float" office:value="-37.398" calcext:value-type="float">
            <text:p>-37,398</text:p>
          </table:table-cell>
          <table:table-cell office:value-type="float" office:value="-64.205" calcext:value-type="float">
            <text:p>-64,205</text:p>
          </table:table-cell>
          <table:table-cell office:value-type="float" office:value="667.931416" calcext:value-type="float">
            <text:p>667,931416</text:p>
          </table:table-cell>
          <table:table-cell office:value-type="float" office:value="0.060379" calcext:value-type="float">
            <text:p>0,060379</text:p>
          </table:table-cell>
          <table:table-cell office:value-type="float" office:value="-0.017638" calcext:value-type="float">
            <text:p>-0,017638</text:p>
          </table:table-cell>
          <table:table-cell office:value-type="float" office:value="-0.025374" calcext:value-type="float">
            <text:p>-0,025374</text:p>
          </table:table-cell>
        </table:table-row>
        <table:table-row table:style-name="ro1">
          <table:table-cell office:value-type="string" calcext:value-type="string">
            <text:p>8 Mar 2017 22:43:00.000</text:p>
          </table:table-cell>
          <table:table-cell office:value-type="float" office:value="-33.771" calcext:value-type="float">
            <text:p>-33,771</text:p>
          </table:table-cell>
          <table:table-cell office:value-type="float" office:value="-65.228" calcext:value-type="float">
            <text:p>-65,228</text:p>
          </table:table-cell>
          <table:table-cell office:value-type="float" office:value="666.418646" calcext:value-type="float">
            <text:p>666,418646</text:p>
          </table:table-cell>
          <table:table-cell office:value-type="float" office:value="0.060514" calcext:value-type="float">
            <text:p>0,060514</text:p>
          </table:table-cell>
          <table:table-cell office:value-type="float" office:value="-0.016481" calcext:value-type="float">
            <text:p>-0,016481</text:p>
          </table:table-cell>
          <table:table-cell office:value-type="float" office:value="-0.024988" calcext:value-type="float">
            <text:p>-0,024988</text:p>
          </table:table-cell>
        </table:table-row>
        <table:table-row table:style-name="ro1">
          <table:table-cell office:value-type="string" calcext:value-type="string">
            <text:p>8 Mar 2017 22:44:00.000</text:p>
          </table:table-cell>
          <table:table-cell office:value-type="float" office:value="-30.136" calcext:value-type="float">
            <text:p>-30,136</text:p>
          </table:table-cell>
          <table:table-cell office:value-type="float" office:value="-66.188" calcext:value-type="float">
            <text:p>-66,188</text:p>
          </table:table-cell>
          <table:table-cell office:value-type="float" office:value="664.938868" calcext:value-type="float">
            <text:p>664,938868</text:p>
          </table:table-cell>
          <table:table-cell office:value-type="float" office:value="0.060631" calcext:value-type="float">
            <text:p>0,060631</text:p>
          </table:table-cell>
          <table:table-cell office:value-type="float" office:value="-0.015554" calcext:value-type="float">
            <text:p>-0,015554</text:p>
          </table:table-cell>
          <table:table-cell office:value-type="float" office:value="-0.024278" calcext:value-type="float">
            <text:p>-0,024278</text:p>
          </table:table-cell>
        </table:table-row>
        <table:table-row table:style-name="ro1">
          <table:table-cell office:value-type="string" calcext:value-type="string">
            <text:p>8 Mar 2017 22:45:00.000</text:p>
          </table:table-cell>
          <table:table-cell office:value-type="float" office:value="-26.495" calcext:value-type="float">
            <text:p>-26,495</text:p>
          </table:table-cell>
          <table:table-cell office:value-type="float" office:value="-67.098" calcext:value-type="float">
            <text:p>-67,098</text:p>
          </table:table-cell>
          <table:table-cell office:value-type="float" office:value="663.51106" calcext:value-type="float">
            <text:p>663,51106</text:p>
          </table:table-cell>
          <table:table-cell office:value-type="float" office:value="0.060732" calcext:value-type="float">
            <text:p>0,060732</text:p>
          </table:table-cell>
          <table:table-cell office:value-type="float" office:value="-0.014808" calcext:value-type="float">
            <text:p>-0,014808</text:p>
          </table:table-cell>
          <table:table-cell office:value-type="float" office:value="-0.02326" calcext:value-type="float">
            <text:p>-0,02326</text:p>
          </table:table-cell>
        </table:table-row>
        <table:table-row table:style-name="ro1">
          <table:table-cell office:value-type="string" calcext:value-type="string">
            <text:p>8 Mar 2017 22:46:00.000</text:p>
          </table:table-cell>
          <table:table-cell office:value-type="float" office:value="-22.849" calcext:value-type="float">
            <text:p>-22,849</text:p>
          </table:table-cell>
          <table:table-cell office:value-type="float" office:value="-67.968" calcext:value-type="float">
            <text:p>-67,968</text:p>
          </table:table-cell>
          <table:table-cell office:value-type="float" office:value="662.15314" calcext:value-type="float">
            <text:p>662,15314</text:p>
          </table:table-cell>
          <table:table-cell office:value-type="float" office:value="0.06082" calcext:value-type="float">
            <text:p>0,06082</text:p>
          </table:table-cell>
          <table:table-cell office:value-type="float" office:value="-0.014211" calcext:value-type="float">
            <text:p>-0,014211</text:p>
          </table:table-cell>
          <table:table-cell office:value-type="float" office:value="-0.021954" calcext:value-type="float">
            <text:p>-0,021954</text:p>
          </table:table-cell>
        </table:table-row>
        <table:table-row table:style-name="ro1">
          <table:table-cell office:value-type="string" calcext:value-type="string">
            <text:p>8 Mar 2017 22:47:00.000</text:p>
          </table:table-cell>
          <table:table-cell office:value-type="float" office:value="-19.197" calcext:value-type="float">
            <text:p>-19,197</text:p>
          </table:table-cell>
          <table:table-cell office:value-type="float" office:value="-68.806" calcext:value-type="float">
            <text:p>-68,806</text:p>
          </table:table-cell>
          <table:table-cell office:value-type="float" office:value="660.881683" calcext:value-type="float">
            <text:p>660,881683</text:p>
          </table:table-cell>
          <table:table-cell office:value-type="float" office:value="0.060895" calcext:value-type="float">
            <text:p>0,060895</text:p>
          </table:table-cell>
          <table:table-cell office:value-type="float" office:value="-0.013737" calcext:value-type="float">
            <text:p>-0,013737</text:p>
          </table:table-cell>
          <table:table-cell office:value-type="float" office:value="-0.020385" calcext:value-type="float">
            <text:p>-0,020385</text:p>
          </table:table-cell>
        </table:table-row>
        <table:table-row table:style-name="ro1">
          <table:table-cell office:value-type="string" calcext:value-type="string">
            <text:p>8 Mar 2017 22:48:00.000</text:p>
          </table:table-cell>
          <table:table-cell office:value-type="float" office:value="-15.542" calcext:value-type="float">
            <text:p>-15,542</text:p>
          </table:table-cell>
          <table:table-cell office:value-type="float" office:value="-69.618" calcext:value-type="float">
            <text:p>-69,618</text:p>
          </table:table-cell>
          <table:table-cell office:value-type="float" office:value="659.711664" calcext:value-type="float">
            <text:p>659,711664</text:p>
          </table:table-cell>
          <table:table-cell office:value-type="float" office:value="0.060958" calcext:value-type="float">
            <text:p>0,060958</text:p>
          </table:table-cell>
          <table:table-cell office:value-type="float" office:value="-0.013368" calcext:value-type="float">
            <text:p>-0,013368</text:p>
          </table:table-cell>
          <table:table-cell office:value-type="float" office:value="-0.01858" calcext:value-type="float">
            <text:p>-0,01858</text:p>
          </table:table-cell>
        </table:table-row>
        <table:table-row table:style-name="ro1">
          <table:table-cell office:value-type="string" calcext:value-type="string">
            <text:p>8 Mar 2017 22:49:00.000</text:p>
          </table:table-cell>
          <table:table-cell office:value-type="float" office:value="-11.883" calcext:value-type="float">
            <text:p>-11,883</text:p>
          </table:table-cell>
          <table:table-cell office:value-type="float" office:value="-70.412" calcext:value-type="float">
            <text:p>-70,412</text:p>
          </table:table-cell>
          <table:table-cell office:value-type="float" office:value="658.656224" calcext:value-type="float">
            <text:p>658,656224</text:p>
          </table:table-cell>
          <table:table-cell office:value-type="float" office:value="0.06101" calcext:value-type="float">
            <text:p>0,06101</text:p>
          </table:table-cell>
          <table:table-cell office:value-type="float" office:value="-0.01309" calcext:value-type="float">
            <text:p>-0,01309</text:p>
          </table:table-cell>
          <table:table-cell office:value-type="float" office:value="-0.016573" calcext:value-type="float">
            <text:p>-0,016573</text:p>
          </table:table-cell>
        </table:table-row>
        <table:table-row table:style-name="ro1">
          <table:table-cell office:value-type="string" calcext:value-type="string">
            <text:p>8 Mar 2017 22:50:00.000</text:p>
          </table:table-cell>
          <table:table-cell office:value-type="float" office:value="-8.221" calcext:value-type="float">
            <text:p>-8,221</text:p>
          </table:table-cell>
          <table:table-cell office:value-type="float" office:value="-71.191" calcext:value-type="float">
            <text:p>-71,191</text:p>
          </table:table-cell>
          <table:table-cell office:value-type="float" office:value="657.726468" calcext:value-type="float">
            <text:p>657,726468</text:p>
          </table:table-cell>
          <table:table-cell office:value-type="float" office:value="0.06105" calcext:value-type="float">
            <text:p>0,06105</text:p>
          </table:table-cell>
          <table:table-cell office:value-type="float" office:value="-0.012894" calcext:value-type="float">
            <text:p>-0,012894</text:p>
          </table:table-cell>
          <table:table-cell office:value-type="float" office:value="-0.014399" calcext:value-type="float">
            <text:p>-0,014399</text:p>
          </table:table-cell>
        </table:table-row>
        <table:table-row table:style-name="ro1">
          <table:table-cell office:value-type="string" calcext:value-type="string">
            <text:p>8 Mar 2017 22:51:00.000</text:p>
          </table:table-cell>
          <table:table-cell office:value-type="float" office:value="-4.557" calcext:value-type="float">
            <text:p>-4,557</text:p>
          </table:table-cell>
          <table:table-cell office:value-type="float" office:value="-71.96" calcext:value-type="float">
            <text:p>-71,96</text:p>
          </table:table-cell>
          <table:table-cell office:value-type="float" office:value="656.931299" calcext:value-type="float">
            <text:p>656,931299</text:p>
          </table:table-cell>
          <table:table-cell office:value-type="float" office:value="0.061079" calcext:value-type="float">
            <text:p>0,061079</text:p>
          </table:table-cell>
          <table:table-cell office:value-type="float" office:value="-0.012773" calcext:value-type="float">
            <text:p>-0,012773</text:p>
          </table:table-cell>
          <table:table-cell office:value-type="float" office:value="-0.012095" calcext:value-type="float">
            <text:p>-0,012095</text:p>
          </table:table-cell>
        </table:table-row>
        <table:table-row table:style-name="ro1">
          <table:table-cell office:value-type="string" calcext:value-type="string">
            <text:p>8 Mar 2017 22:52:00.000</text:p>
          </table:table-cell>
          <table:table-cell office:value-type="float" office:value="-0.891" calcext:value-type="float">
            <text:p>-0,891</text:p>
          </table:table-cell>
          <table:table-cell office:value-type="float" office:value="-72.725" calcext:value-type="float">
            <text:p>-72,725</text:p>
          </table:table-cell>
          <table:table-cell office:value-type="float" office:value="656.277287" calcext:value-type="float">
            <text:p>656,277287</text:p>
          </table:table-cell>
          <table:table-cell office:value-type="float" office:value="0.061097" calcext:value-type="float">
            <text:p>0,061097</text:p>
          </table:table-cell>
          <table:table-cell office:value-type="float" office:value="-0.012722" calcext:value-type="float">
            <text:p>-0,012722</text:p>
          </table:table-cell>
          <table:table-cell office:value-type="float" office:value="-0.009702" calcext:value-type="float">
            <text:p>-0,009702</text:p>
          </table:table-cell>
        </table:table-row>
        <table:table-row table:style-name="ro1">
          <table:table-cell office:value-type="string" calcext:value-type="string">
            <text:p>8 Mar 2017 22:53:00.000</text:p>
          </table:table-cell>
          <table:table-cell office:value-type="float" office:value="2.775" calcext:value-type="float">
            <text:p>2,775</text:p>
          </table:table-cell>
          <table:table-cell office:value-type="float" office:value="-73.488" calcext:value-type="float">
            <text:p>-73,488</text:p>
          </table:table-cell>
          <table:table-cell office:value-type="float" office:value="655.768585" calcext:value-type="float">
            <text:p>655,768585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41" calcext:value-type="float">
            <text:p>-0,012741</text:p>
          </table:table-cell>
          <table:table-cell office:value-type="float" office:value="-0.00726" calcext:value-type="float">
            <text:p>-0,00726</text:p>
          </table:table-cell>
        </table:table-row>
        <table:table-row table:style-name="ro1">
          <table:table-cell office:value-type="string" calcext:value-type="string">
            <text:p>8 Mar 2017 22:54:00.000</text:p>
          </table:table-cell>
          <table:table-cell office:value-type="float" office:value="6.441" calcext:value-type="float">
            <text:p>6,441</text:p>
          </table:table-cell>
          <table:table-cell office:value-type="float" office:value="-74.255" calcext:value-type="float">
            <text:p>-74,255</text:p>
          </table:table-cell>
          <table:table-cell office:value-type="float" office:value="655.406876" calcext:value-type="float">
            <text:p>655,406876</text:p>
          </table:table-cell>
          <table:table-cell office:value-type="float" office:value="0.061099" calcext:value-type="float">
            <text:p>0,061099</text:p>
          </table:table-cell>
          <table:table-cell office:value-type="float" office:value="-0.012831" calcext:value-type="float">
            <text:p>-0,012831</text:p>
          </table:table-cell>
          <table:table-cell office:value-type="float" office:value="-0.00481" calcext:value-type="float">
            <text:p>-0,00481</text:p>
          </table:table-cell>
        </table:table-row>
        <table:table-row table:style-name="ro1">
          <table:table-cell office:value-type="string" calcext:value-type="string">
            <text:p>8 Mar 2017 22:55:00.000</text:p>
          </table:table-cell>
          <table:table-cell office:value-type="float" office:value="10.106" calcext:value-type="float">
            <text:p>10,106</text:p>
          </table:table-cell>
          <table:table-cell office:value-type="float" office:value="-75.029" calcext:value-type="float">
            <text:p>-75,029</text:p>
          </table:table-cell>
          <table:table-cell office:value-type="float" office:value="655.191377" calcext:value-type="float">
            <text:p>655,191377</text:p>
          </table:table-cell>
          <table:table-cell office:value-type="float" office:value="0.061083" calcext:value-type="float">
            <text:p>0,061083</text:p>
          </table:table-cell>
          <table:table-cell office:value-type="float" office:value="-0.012993" calcext:value-type="float">
            <text:p>-0,012993</text:p>
          </table:table-cell>
          <table:table-cell office:value-type="float" office:value="-0.002394" calcext:value-type="float">
            <text:p>-0,002394</text:p>
          </table:table-cell>
        </table:table-row>
        <table:table-row table:style-name="ro1">
          <table:table-cell office:value-type="string" calcext:value-type="string">
            <text:p>8 Mar 2017 22:56:00.000</text:p>
          </table:table-cell>
          <table:table-cell office:value-type="float" office:value="13.77" calcext:value-type="float">
            <text:p>13,77</text:p>
          </table:table-cell>
          <table:table-cell office:value-type="float" office:value="-75.816" calcext:value-type="float">
            <text:p>-75,816</text:p>
          </table:table-cell>
          <table:table-cell office:value-type="float" office:value="655.118879" calcext:value-type="float">
            <text:p>655,118879</text:p>
          </table:table-cell>
          <table:table-cell office:value-type="float" office:value="0.061055" calcext:value-type="float">
            <text:p>0,061055</text:p>
          </table:table-cell>
          <table:table-cell office:value-type="float" office:value="-0.013233" calcext:value-type="float">
            <text:p>-0,013233</text:p>
          </table:table-cell>
          <table:table-cell office:value-type="float" office:value="-0.00005" calcext:value-type="float">
            <text:p>-0,00005</text:p>
          </table:table-cell>
        </table:table-row>
        <table:table-row table:style-name="ro1">
          <table:table-cell office:value-type="string" calcext:value-type="string">
            <text:p>8 Mar 2017 22:57:00.000</text:p>
          </table:table-cell>
          <table:table-cell office:value-type="float" office:value="17.433" calcext:value-type="float">
            <text:p>17,433</text:p>
          </table:table-cell>
          <table:table-cell office:value-type="float" office:value="-76.619" calcext:value-type="float">
            <text:p>-76,619</text:p>
          </table:table-cell>
          <table:table-cell office:value-type="float" office:value="655.183826" calcext:value-type="float">
            <text:p>655,183826</text:p>
          </table:table-cell>
          <table:table-cell office:value-type="float" office:value="0.061016" calcext:value-type="float">
            <text:p>0,061016</text:p>
          </table:table-cell>
          <table:table-cell office:value-type="float" office:value="-0.01356" calcext:value-type="float">
            <text:p>-0,01356</text:p>
          </table:table-cell>
          <table:table-cell office:value-type="float" office:value="0.002182" calcext:value-type="float">
            <text:p>0,002182</text:p>
          </table:table-cell>
        </table:table-row>
        <table:table-row table:style-name="ro1">
          <table:table-cell office:value-type="string" calcext:value-type="string">
            <text:p>8 Mar 2017 22:58:00.000</text:p>
          </table:table-cell>
          <table:table-cell office:value-type="float" office:value="21.092" calcext:value-type="float">
            <text:p>21,092</text:p>
          </table:table-cell>
          <table:table-cell office:value-type="float" office:value="-77.445" calcext:value-type="float">
            <text:p>-77,445</text:p>
          </table:table-cell>
          <table:table-cell office:value-type="float" office:value="655.378445" calcext:value-type="float">
            <text:p>655,378445</text:p>
          </table:table-cell>
          <table:table-cell office:value-type="float" office:value="0.060965" calcext:value-type="float">
            <text:p>0,060965</text:p>
          </table:table-cell>
          <table:table-cell office:value-type="float" office:value="-0.013986" calcext:value-type="float">
            <text:p>-0,013986</text:p>
          </table:table-cell>
          <table:table-cell office:value-type="float" office:value="0.004267" calcext:value-type="float">
            <text:p>0,004267</text:p>
          </table:table-cell>
        </table:table-row>
        <table:table-row table:style-name="ro1">
          <table:table-cell office:value-type="string" calcext:value-type="string">
            <text:p>8 Mar 2017 22:59:00.000</text:p>
          </table:table-cell>
          <table:table-cell office:value-type="float" office:value="24.748" calcext:value-type="float">
            <text:p>24,748</text:p>
          </table:table-cell>
          <table:table-cell office:value-type="float" office:value="-78.3" calcext:value-type="float">
            <text:p>-78,3</text:p>
          </table:table-cell>
          <table:table-cell office:value-type="float" office:value="655.692905" calcext:value-type="float">
            <text:p>655,692905</text:p>
          </table:table-cell>
          <table:table-cell office:value-type="float" office:value="0.060901" calcext:value-type="float">
            <text:p>0,060901</text:p>
          </table:table-cell>
          <table:table-cell office:value-type="float" office:value="-0.014526" calcext:value-type="float">
            <text:p>-0,014526</text:p>
          </table:table-cell>
          <table:table-cell office:value-type="float" office:value="0.006172" calcext:value-type="float">
            <text:p>0,006172</text:p>
          </table:table-cell>
        </table:table-row>
        <table:table-row table:style-name="ro1">
          <table:table-cell office:value-type="string" calcext:value-type="string">
            <text:p>8 Mar 2017 23:00:00.000</text:p>
          </table:table-cell>
          <table:table-cell office:value-type="float" office:value="28.4" calcext:value-type="float">
            <text:p>28,4</text:p>
          </table:table-cell>
          <table:table-cell office:value-type="float" office:value="-79.191" calcext:value-type="float">
            <text:p>-79,191</text:p>
          </table:table-cell>
          <table:table-cell office:value-type="float" office:value="656.115516" calcext:value-type="float">
            <text:p>656,115516</text:p>
          </table:table-cell>
          <table:table-cell office:value-type="float" office:value="0.060822" calcext:value-type="float">
            <text:p>0,060822</text:p>
          </table:table-cell>
          <table:table-cell office:value-type="float" office:value="-0.015203" calcext:value-type="float">
            <text:p>-0,015203</text:p>
          </table:table-cell>
          <table:table-cell office:value-type="float" office:value="0.007868" calcext:value-type="float">
            <text:p>0,007868</text:p>
          </table:table-cell>
        </table:table-row>
        <table:table-row table:style-name="ro1">
          <table:table-cell office:value-type="string" calcext:value-type="string">
            <text:p>8 Mar 2017 23:01:00.000</text:p>
          </table:table-cell>
          <table:table-cell office:value-type="float" office:value="32.047" calcext:value-type="float">
            <text:p>32,047</text:p>
          </table:table-cell>
          <table:table-cell office:value-type="float" office:value="-80.127" calcext:value-type="float">
            <text:p>-80,127</text:p>
          </table:table-cell>
          <table:table-cell office:value-type="float" office:value="656.632953" calcext:value-type="float">
            <text:p>656,632953</text:p>
          </table:table-cell>
          <table:table-cell office:value-type="float" office:value="0.060729" calcext:value-type="float">
            <text:p>0,060729</text:p>
          </table:table-cell>
          <table:table-cell office:value-type="float" office:value="-0.016046" calcext:value-type="float">
            <text:p>-0,016046</text:p>
          </table:table-cell>
          <table:table-cell office:value-type="float" office:value="0.00933" calcext:value-type="float">
            <text:p>0,00933</text:p>
          </table:table-cell>
        </table:table-row>
        <table:table-row table:style-name="ro1">
          <table:table-cell office:value-type="string" calcext:value-type="string">
            <text:p>8 Mar 2017 23:02:00.000</text:p>
          </table:table-cell>
          <table:table-cell office:value-type="float" office:value="35.687" calcext:value-type="float">
            <text:p>35,687</text:p>
          </table:table-cell>
          <table:table-cell office:value-type="float" office:value="-81.121" calcext:value-type="float">
            <text:p>-81,121</text:p>
          </table:table-cell>
          <table:table-cell office:value-type="float" office:value="657.230517" calcext:value-type="float">
            <text:p>657,230517</text:p>
          </table:table-cell>
          <table:table-cell office:value-type="float" office:value="0.060618" calcext:value-type="float">
            <text:p>0,060618</text:p>
          </table:table-cell>
          <table:table-cell office:value-type="float" office:value="-0.017096" calcext:value-type="float">
            <text:p>-0,017096</text:p>
          </table:table-cell>
          <table:table-cell office:value-type="float" office:value="0.010537" calcext:value-type="float">
            <text:p>0,010537</text:p>
          </table:table-cell>
        </table:table-row>
        <table:table-row table:style-name="ro1">
          <table:table-cell office:value-type="string" calcext:value-type="string">
            <text:p>8 Mar 2017 23:03:00.000</text:p>
          </table:table-cell>
          <table:table-cell office:value-type="float" office:value="39.32" calcext:value-type="float">
            <text:p>39,32</text:p>
          </table:table-cell>
          <table:table-cell office:value-type="float" office:value="-82.184" calcext:value-type="float">
            <text:p>-82,184</text:p>
          </table:table-cell>
          <table:table-cell office:value-type="float" office:value="657.892406" calcext:value-type="float">
            <text:p>657,892406</text:p>
          </table:table-cell>
          <table:table-cell office:value-type="float" office:value="0.060486" calcext:value-type="float">
            <text:p>0,060486</text:p>
          </table:table-cell>
          <table:table-cell office:value-type="float" office:value="-0.01841" calcext:value-type="float">
            <text:p>-0,01841</text:p>
          </table:table-cell>
          <table:table-cell office:value-type="float" office:value="0.011473" calcext:value-type="float">
            <text:p>0,011473</text:p>
          </table:table-cell>
        </table:table-row>
        <table:table-row table:style-name="ro1">
          <table:table-cell office:value-type="string" calcext:value-type="string">
            <text:p>8 Mar 2017 23:04:00.000</text:p>
          </table:table-cell>
          <table:table-cell office:value-type="float" office:value="42.945" calcext:value-type="float">
            <text:p>42,945</text:p>
          </table:table-cell>
          <table:table-cell office:value-type="float" office:value="-83.337" calcext:value-type="float">
            <text:p>-83,337</text:p>
          </table:table-cell>
          <table:table-cell office:value-type="float" office:value="658.602009" calcext:value-type="float">
            <text:p>658,602009</text:p>
          </table:table-cell>
          <table:table-cell office:value-type="float" office:value="0.060328" calcext:value-type="float">
            <text:p>0,060328</text:p>
          </table:table-cell>
          <table:table-cell office:value-type="float" office:value="-0.020064" calcext:value-type="float">
            <text:p>-0,020064</text:p>
          </table:table-cell>
          <table:table-cell office:value-type="float" office:value="0.012127" calcext:value-type="float">
            <text:p>0,012127</text:p>
          </table:table-cell>
        </table:table-row>
        <table:table-row table:style-name="ro1">
          <table:table-cell office:value-type="string" calcext:value-type="string">
            <text:p>8 Mar 2017 23:05:00.000</text:p>
          </table:table-cell>
          <table:table-cell office:value-type="float" office:value="46.559" calcext:value-type="float">
            <text:p>46,559</text:p>
          </table:table-cell>
          <table:table-cell office:value-type="float" office:value="-84.601" calcext:value-type="float">
            <text:p>-84,601</text:p>
          </table:table-cell>
          <table:table-cell office:value-type="float" office:value="659.342205" calcext:value-type="float">
            <text:p>659,342205</text:p>
          </table:table-cell>
          <table:table-cell office:value-type="float" office:value="0.060137" calcext:value-type="float">
            <text:p>0,060137</text:p>
          </table:table-cell>
          <table:table-cell office:value-type="float" office:value="-0.022172" calcext:value-type="float">
            <text:p>-0,022172</text:p>
          </table:table-cell>
          <table:table-cell office:value-type="float" office:value="0.012494" calcext:value-type="float">
            <text:p>0,012494</text:p>
          </table:table-cell>
        </table:table-row>
        <table:table-row table:style-name="ro1">
          <table:table-cell office:value-type="string" calcext:value-type="string">
            <text:p>8 Mar 2017 23:06:00.000</text:p>
          </table:table-cell>
          <table:table-cell office:value-type="float" office:value="50.16" calcext:value-type="float">
            <text:p>50,16</text:p>
          </table:table-cell>
          <table:table-cell office:value-type="float" office:value="-86.009" calcext:value-type="float">
            <text:p>-86,009</text:p>
          </table:table-cell>
          <table:table-cell office:value-type="float" office:value="660.09568" calcext:value-type="float">
            <text:p>660,09568</text:p>
          </table:table-cell>
          <table:table-cell office:value-type="float" office:value="0.059903" calcext:value-type="float">
            <text:p>0,059903</text:p>
          </table:table-cell>
          <table:table-cell office:value-type="float" office:value="-0.024894" calcext:value-type="float">
            <text:p>-0,024894</text:p>
          </table:table-cell>
          <table:table-cell office:value-type="float" office:value="0.012571" calcext:value-type="float">
            <text:p>0,012571</text:p>
          </table:table-cell>
        </table:table-row>
        <table:table-row table:style-name="ro1">
          <table:table-cell office:value-type="string" calcext:value-type="string">
            <text:p>8 Mar 2017 23:07:00.000</text:p>
          </table:table-cell>
          <table:table-cell office:value-type="float" office:value="53.746" calcext:value-type="float">
            <text:p>53,746</text:p>
          </table:table-cell>
          <table:table-cell office:value-type="float" office:value="-87.605" calcext:value-type="float">
            <text:p>-87,605</text:p>
          </table:table-cell>
          <table:table-cell office:value-type="float" office:value="660.845224" calcext:value-type="float">
            <text:p>660,845224</text:p>
          </table:table-cell>
          <table:table-cell office:value-type="float" office:value="0.059607" calcext:value-type="float">
            <text:p>0,059607</text:p>
          </table:table-cell>
          <table:table-cell office:value-type="float" office:value="-0.028476" calcext:value-type="float">
            <text:p>-0,028476</text:p>
          </table:table-cell>
          <table:table-cell office:value-type="float" office:value="0.012365" calcext:value-type="float">
            <text:p>0,012365</text:p>
          </table:table-cell>
        </table:table-row>
        <table:table-row table:style-name="ro1">
          <table:table-cell office:value-type="string" calcext:value-type="string">
            <text:p>8 Mar 2017 23:07:07.607</text:p>
          </table:table-cell>
          <table:table-cell office:value-type="float" office:value="54.199" calcext:value-type="float">
            <text:p>54,199</text:p>
          </table:table-cell>
          <table:table-cell office:value-type="float" office:value="-87.824" calcext:value-type="float">
            <text:p>-87,824</text:p>
          </table:table-cell>
          <table:table-cell office:value-type="float" office:value="660.94145" calcext:value-type="float">
            <text:p>660,94145</text:p>
          </table:table-cell>
          <table:table-cell office:value-type="float" office:value="0.059564" calcext:value-type="float">
            <text:p>0,059564</text:p>
          </table:table-cell>
          <table:table-cell office:value-type="float" office:value="-0.029009" calcext:value-type="float">
            <text:p>-0,029009</text:p>
          </table:table-cell>
          <table:table-cell office:value-type="float" office:value="0.012313" calcext:value-type="float">
            <text:p>0,012313</text:p>
          </table:table-cell>
        </table:table-row>
        <table:table-row table:style-name="ro1">
          <table:table-cell office:value-type="string" calcext:value-type="string">
            <text:p>8 Mar 2017 23:08:00.000</text:p>
          </table:table-cell>
          <table:table-cell office:value-type="float" office:value="57.311" calcext:value-type="float">
            <text:p>57,311</text:p>
          </table:table-cell>
          <table:table-cell office:value-type="float" office:value="-89.451" calcext:value-type="float">
            <text:p>-89,451</text:p>
          </table:table-cell>
          <table:table-cell office:value-type="float" office:value="661.576074" calcext:value-type="float">
            <text:p>661,576074</text:p>
          </table:table-cell>
          <table:table-cell office:value-type="float" office:value="0.059223" calcext:value-type="float">
            <text:p>0,059223</text:p>
          </table:table-cell>
          <table:table-cell office:value-type="float" office:value="-0.033295" calcext:value-type="float">
            <text:p>-0,033295</text:p>
          </table:table-cell>
          <table:table-cell office:value-type="float" office:value="0.011877" calcext:value-type="float">
            <text:p>0,011877</text:p>
          </table:table-cell>
        </table:table-row>
        <table:table-row table:style-name="ro1">
          <table:table-cell office:value-type="string" calcext:value-type="string">
            <text:p>8 Mar 2017 23:09:00.000</text:p>
          </table:table-cell>
          <table:table-cell office:value-type="float" office:value="60.85" calcext:value-type="float">
            <text:p>60,85</text:p>
          </table:table-cell>
          <table:table-cell office:value-type="float" office:value="-91.637" calcext:value-type="float">
            <text:p>-91,637</text:p>
          </table:table-cell>
          <table:table-cell office:value-type="float" office:value="662.267722" calcext:value-type="float">
            <text:p>662,267722</text:p>
          </table:table-cell>
          <table:table-cell office:value-type="float" office:value="0.058707" calcext:value-type="float">
            <text:p>0,058707</text:p>
          </table:table-cell>
          <table:table-cell office:value-type="float" office:value="-0.039954" calcext:value-type="float">
            <text:p>-0,039954</text:p>
          </table:table-cell>
          <table:table-cell office:value-type="float" office:value="0.011135" calcext:value-type="float">
            <text:p>0,011135</text:p>
          </table:table-cell>
        </table:table-row>
        <table:table-row table:style-name="ro1">
          <table:table-cell office:value-type="string" calcext:value-type="string">
            <text:p>8 Mar 2017 23:10:00.000</text:p>
          </table:table-cell>
          <table:table-cell office:value-type="float" office:value="64.352" calcext:value-type="float">
            <text:p>64,352</text:p>
          </table:table-cell>
          <table:table-cell office:value-type="float" office:value="-94.302" calcext:value-type="float">
            <text:p>-94,302</text:p>
          </table:table-cell>
          <table:table-cell office:value-type="float" office:value="662.907439" calcext:value-type="float">
            <text:p>662,907439</text:p>
          </table:table-cell>
          <table:table-cell office:value-type="float" office:value="0.057981" calcext:value-type="float">
            <text:p>0,057981</text:p>
          </table:table-cell>
          <table:table-cell office:value-type="float" office:value="-0.049463" calcext:value-type="float">
            <text:p>-0,049463</text:p>
          </table:table-cell>
          <table:table-cell office:value-type="float" office:value="0.01015" calcext:value-type="float">
            <text:p>0,01015</text:p>
          </table:table-cell>
        </table:table-row>
        <table:table-row table:style-name="ro1">
          <table:table-cell office:value-type="string" calcext:value-type="string">
            <text:p>8 Mar 2017 23:11:00.000</text:p>
          </table:table-cell>
          <table:table-cell office:value-type="float" office:value="67.801" calcext:value-type="float">
            <text:p>67,801</text:p>
          </table:table-cell>
          <table:table-cell office:value-type="float" office:value="-97.664" calcext:value-type="float">
            <text:p>-97,664</text:p>
          </table:table-cell>
          <table:table-cell office:value-type="float" office:value="663.481357" calcext:value-type="float">
            <text:p>663,481357</text:p>
          </table:table-cell>
          <table:table-cell office:value-type="float" office:value="0.056908" calcext:value-type="float">
            <text:p>0,056908</text:p>
          </table:table-cell>
          <table:table-cell office:value-type="float" office:value="-0.063585" calcext:value-type="float">
            <text:p>-0,063585</text:p>
          </table:table-cell>
          <table:table-cell office:value-type="float" office:value="0.008946" calcext:value-type="float">
            <text:p>0,008946</text:p>
          </table:table-cell>
        </table:table-row>
        <table:table-row table:style-name="ro1">
          <table:table-cell office:value-type="string" calcext:value-type="string">
            <text:p>8 Mar 2017 23:12:00.000</text:p>
          </table:table-cell>
          <table:table-cell office:value-type="float" office:value="71.169" calcext:value-type="float">
            <text:p>71,169</text:p>
          </table:table-cell>
          <table:table-cell office:value-type="float" office:value="-102.087" calcext:value-type="float">
            <text:p>-102,087</text:p>
          </table:table-cell>
          <table:table-cell office:value-type="float" office:value="663.977088" calcext:value-type="float">
            <text:p>663,977088</text:p>
          </table:table-cell>
          <table:table-cell office:value-type="float" office:value="0.055221" calcext:value-type="float">
            <text:p>0,055221</text:p>
          </table:table-cell>
          <table:table-cell office:value-type="float" office:value="-0.085544" calcext:value-type="float">
            <text:p>-0,085544</text:p>
          </table:table-cell>
          <table:table-cell office:value-type="float" office:value="0.007549" calcext:value-type="float">
            <text:p>0,007549</text:p>
          </table:table-cell>
        </table:table-row>
        <table:table-row table:style-name="ro1">
          <table:table-cell office:value-type="string" calcext:value-type="string">
            <text:p>8 Mar 2017 23:13:00.000</text:p>
          </table:table-cell>
          <table:table-cell office:value-type="float" office:value="74.405" calcext:value-type="float">
            <text:p>74,405</text:p>
          </table:table-cell>
          <table:table-cell office:value-type="float" office:value="-108.205" calcext:value-type="float">
            <text:p>-108,205</text:p>
          </table:table-cell>
          <table:table-cell office:value-type="float" office:value="664.383929" calcext:value-type="float">
            <text:p>664,383929</text:p>
          </table:table-cell>
          <table:table-cell office:value-type="float" office:value="0.052372" calcext:value-type="float">
            <text:p>0,052372</text:p>
          </table:table-cell>
          <table:table-cell office:value-type="float" office:value="-0.121432" calcext:value-type="float">
            <text:p>-0,121432</text:p>
          </table:table-cell>
          <table:table-cell office:value-type="float" office:value="0.005989" calcext:value-type="float">
            <text:p>0,005989</text:p>
          </table:table-cell>
        </table:table-row>
        <table:table-row table:style-name="ro1">
          <table:table-cell office:value-type="string" calcext:value-type="string">
            <text:p>8 Mar 2017 23:14:00.000</text:p>
          </table:table-cell>
          <table:table-cell office:value-type="float" office:value="77.407" calcext:value-type="float">
            <text:p>77,407</text:p>
          </table:table-cell>
          <table:table-cell office:value-type="float" office:value="-117.157" calcext:value-type="float">
            <text:p>-117,157</text:p>
          </table:table-cell>
          <table:table-cell office:value-type="float" office:value="664.693042" calcext:value-type="float">
            <text:p>664,693042</text:p>
          </table:table-cell>
          <table:table-cell office:value-type="float" office:value="0.047162" calcext:value-type="float">
            <text:p>0,047162</text:p>
          </table:table-cell>
          <table:table-cell office:value-type="float" office:value="-0.182426" calcext:value-type="float">
            <text:p>-0,182426</text:p>
          </table:table-cell>
          <table:table-cell office:value-type="float" office:value="0.004297" calcext:value-type="float">
            <text:p>0,004297</text:p>
          </table:table-cell>
        </table:table-row>
        <table:table-row table:style-name="ro1">
          <table:table-cell office:value-type="string" calcext:value-type="string">
            <text:p>8 Mar 2017 23:15:00.000</text:p>
          </table:table-cell>
          <table:table-cell office:value-type="float" office:value="79.967" calcext:value-type="float">
            <text:p>79,967</text:p>
          </table:table-cell>
          <table:table-cell office:value-type="float" office:value="-130.905" calcext:value-type="float">
            <text:p>-130,905</text:p>
          </table:table-cell>
          <table:table-cell office:value-type="float" office:value="664.897604" calcext:value-type="float">
            <text:p>664,897604</text:p>
          </table:table-cell>
          <table:table-cell office:value-type="float" office:value="0.036999" calcext:value-type="float">
            <text:p>0,036999</text:p>
          </table:table-cell>
          <table:table-cell office:value-type="float" office:value="-0.283258" calcext:value-type="float">
            <text:p>-0,283258</text:p>
          </table:table-cell>
          <table:table-cell office:value-type="float" office:value="0.002509" calcext:value-type="float">
            <text:p>0,002509</text:p>
          </table:table-cell>
        </table:table-row>
        <table:table-row table:style-name="ro1">
          <table:table-cell office:value-type="string" calcext:value-type="string">
            <text:p>8 Mar 2017 23:16:00.000</text:p>
          </table:table-cell>
          <table:table-cell office:value-type="float" office:value="81.665" calcext:value-type="float">
            <text:p>81,665</text:p>
          </table:table-cell>
          <table:table-cell office:value-type="float" office:value="-151.703" calcext:value-type="float">
            <text:p>-151,703</text:p>
          </table:table-cell>
          <table:table-cell office:value-type="float" office:value="664.992921" calcext:value-type="float">
            <text:p>664,992921</text:p>
          </table:table-cell>
          <table:table-cell office:value-type="float" office:value="0.017838" calcext:value-type="float">
            <text:p>0,017838</text:p>
          </table:table-cell>
          <table:table-cell office:value-type="float" office:value="-0.407243" calcext:value-type="float">
            <text:p>-0,407243</text:p>
          </table:table-cell>
          <table:table-cell office:value-type="float" office:value="0.000661" calcext:value-type="float">
            <text:p>0,000661</text:p>
          </table:table-cell>
        </table:table-row>
        <table:table-row table:style-name="ro1">
          <table:table-cell office:value-type="string" calcext:value-type="string">
            <text:p>8 Mar 2017 23:17:00.000</text:p>
          </table:table-cell>
          <table:table-cell office:value-type="float" office:value="81.939" calcext:value-type="float">
            <text:p>81,939</text:p>
          </table:table-cell>
          <table:table-cell office:value-type="float" office:value="-177.805" calcext:value-type="float">
            <text:p>-177,805</text:p>
          </table:table-cell>
          <table:table-cell office:value-type="float" office:value="664.976504" calcext:value-type="float">
            <text:p>664,976504</text:p>
          </table:table-cell>
          <table:table-cell office:value-type="float" office:value="-0.009157" calcext:value-type="float">
            <text:p>-0,009157</text:p>
          </table:table-cell>
          <table:table-cell office:value-type="float" office:value="-0.434904" calcext:value-type="float">
            <text:p>-0,434904</text:p>
          </table:table-cell>
          <table:table-cell office:value-type="float" office:value="-0.001209" calcext:value-type="float">
            <text:p>-0,001209</text:p>
          </table:table-cell>
        </table:table-row>
        <table:table-row table:style-name="ro1">
          <table:table-cell office:value-type="string" calcext:value-type="string">
            <text:p>8 Mar 2017 23:18:00.000</text:p>
          </table:table-cell>
          <table:table-cell office:value-type="float" office:value="80.662" calcext:value-type="float">
            <text:p>80,662</text:p>
          </table:table-cell>
          <table:table-cell office:value-type="float" office:value="159.016" calcext:value-type="float">
            <text:p>159,016</text:p>
          </table:table-cell>
          <table:table-cell office:value-type="float" office:value="664.848115" calcext:value-type="float">
            <text:p>664,848115</text:p>
          </table:table-cell>
          <table:table-cell office:value-type="float" office:value="-0.031737" calcext:value-type="float">
            <text:p>-0,031737</text:p>
          </table:table-cell>
          <table:table-cell office:value-type="float" office:value="-0.325943" calcext:value-type="float">
            <text:p>-0,325943</text:p>
          </table:table-cell>
          <table:table-cell office:value-type="float" office:value="-0.003065" calcext:value-type="float">
            <text:p>-0,003065</text:p>
          </table:table-cell>
        </table:table-row>
        <table:table-row table:style-name="ro1">
          <table:table-cell office:value-type="string" calcext:value-type="string">
            <text:p>8 Mar 2017 23:19:00.000</text:p>
          </table:table-cell>
          <table:table-cell office:value-type="float" office:value="78.333" calcext:value-type="float">
            <text:p>78,333</text:p>
          </table:table-cell>
          <table:table-cell office:value-type="float" office:value="143.089" calcext:value-type="float">
            <text:p>143,089</text:p>
          </table:table-cell>
          <table:table-cell office:value-type="float" office:value="664.609773" calcext:value-type="float">
            <text:p>664,609773</text:p>
          </table:table-cell>
          <table:table-cell office:value-type="float" office:value="-0.044485" calcext:value-type="float">
            <text:p>-0,044485</text:p>
          </table:table-cell>
          <table:table-cell office:value-type="float" office:value="-0.211362" calcext:value-type="float">
            <text:p>-0,211362</text:p>
          </table:table-cell>
          <table:table-cell office:value-type="float" office:value="-0.004869" calcext:value-type="float">
            <text:p>-0,004869</text:p>
          </table:table-cell>
        </table:table-row>
        <table:table-row table:style-name="ro1">
          <table:table-cell office:value-type="string" calcext:value-type="string">
            <text:p>8 Mar 2017 23:20:00.000</text:p>
          </table:table-cell>
          <table:table-cell office:value-type="float" office:value="75.448" calcext:value-type="float">
            <text:p>75,448</text:p>
          </table:table-cell>
          <table:table-cell office:value-type="float" office:value="132.788" calcext:value-type="float">
            <text:p>132,788</text:p>
          </table:table-cell>
          <table:table-cell office:value-type="float" office:value="664.265721" calcext:value-type="float">
            <text:p>664,265721</text:p>
          </table:table-cell>
          <table:table-cell office:value-type="float" office:value="-0.050977" calcext:value-type="float">
            <text:p>-0,050977</text:p>
          </table:table-cell>
          <table:table-cell office:value-type="float" office:value="-0.138413" calcext:value-type="float">
            <text:p>-0,138413</text:p>
          </table:table-cell>
          <table:table-cell office:value-type="float" office:value="-0.006583" calcext:value-type="float">
            <text:p>-0,006583</text:p>
          </table:table-cell>
        </table:table-row>
        <table:table-row table:style-name="ro1">
          <table:table-cell office:value-type="string" calcext:value-type="string">
            <text:p>8 Mar 2017 23:21:00.000</text:p>
          </table:table-cell>
          <table:table-cell office:value-type="float" office:value="72.275" calcext:value-type="float">
            <text:p>72,275</text:p>
          </table:table-cell>
          <table:table-cell office:value-type="float" office:value="125.879" calcext:value-type="float">
            <text:p>125,879</text:p>
          </table:table-cell>
          <table:table-cell office:value-type="float" office:value="663.822358" calcext:value-type="float">
            <text:p>663,822358</text:p>
          </table:table-cell>
          <table:table-cell office:value-type="float" office:value="-0.054438" calcext:value-type="float">
            <text:p>-0,054438</text:p>
          </table:table-cell>
          <table:table-cell office:value-type="float" office:value="-0.095638" calcext:value-type="float">
            <text:p>-0,095638</text:p>
          </table:table-cell>
          <table:table-cell office:value-type="float" office:value="-0.008173" calcext:value-type="float">
            <text:p>-0,008173</text:p>
          </table:table-cell>
        </table:table-row>
        <table:table-row table:style-name="ro1">
          <table:table-cell office:value-type="string" calcext:value-type="string">
            <text:p>8 Mar 2017 23:22:00.000</text:p>
          </table:table-cell>
          <table:table-cell office:value-type="float" office:value="68.944" calcext:value-type="float">
            <text:p>68,944</text:p>
          </table:table-cell>
          <table:table-cell office:value-type="float" office:value="120.975" calcext:value-type="float">
            <text:p>120,975</text:p>
          </table:table-cell>
          <table:table-cell office:value-type="float" office:value="663.288139" calcext:value-type="float">
            <text:p>663,288139</text:p>
          </table:table-cell>
          <table:table-cell office:value-type="float" office:value="-0.056434" calcext:value-type="float">
            <text:p>-0,056434</text:p>
          </table:table-cell>
          <table:table-cell office:value-type="float" office:value="-0.069875" calcext:value-type="float">
            <text:p>-0,069875</text:p>
          </table:table-cell>
          <table:table-cell office:value-type="float" office:value="-0.009606" calcext:value-type="float">
            <text:p>-0,009606</text:p>
          </table:table-cell>
        </table:table-row>
        <table:table-row table:style-name="ro1">
          <table:table-cell office:value-type="string" calcext:value-type="string">
            <text:p>8 Mar 2017 23:23:00.000</text:p>
          </table:table-cell>
          <table:table-cell office:value-type="float" office:value="65.518" calcext:value-type="float">
            <text:p>65,518</text:p>
          </table:table-cell>
          <table:table-cell office:value-type="float" office:value="117.307" calcext:value-type="float">
            <text:p>117,307</text:p>
          </table:table-cell>
          <table:table-cell office:value-type="float" office:value="662.673434" calcext:value-type="float">
            <text:p>662,673434</text:p>
          </table:table-cell>
          <table:table-cell office:value-type="float" office:value="-0.057676" calcext:value-type="float">
            <text:p>-0,057676</text:p>
          </table:table-cell>
          <table:table-cell office:value-type="float" office:value="-0.05358" calcext:value-type="float">
            <text:p>-0,05358</text:p>
          </table:table-cell>
          <table:table-cell office:value-type="float" office:value="-0.010851" calcext:value-type="float">
            <text:p>-0,010851</text:p>
          </table:table-cell>
        </table:table-row>
        <table:table-row table:style-name="ro1">
          <table:table-cell office:value-type="string" calcext:value-type="string">
            <text:p>8 Mar 2017 23:24:00.000</text:p>
          </table:table-cell>
          <table:table-cell office:value-type="float" office:value="62.031" calcext:value-type="float">
            <text:p>62,031</text:p>
          </table:table-cell>
          <table:table-cell office:value-type="float" office:value="114.437" calcext:value-type="float">
            <text:p>114,437</text:p>
          </table:table-cell>
          <table:table-cell office:value-type="float" office:value="661.990358" calcext:value-type="float">
            <text:p>661,990358</text:p>
          </table:table-cell>
          <table:table-cell office:value-type="float" office:value="-0.0585" calcext:value-type="float">
            <text:p>-0,0585</text:p>
          </table:table-cell>
          <table:table-cell office:value-type="float" office:value="-0.042768" calcext:value-type="float">
            <text:p>-0,042768</text:p>
          </table:table-cell>
          <table:table-cell office:value-type="float" office:value="-0.011881" calcext:value-type="float">
            <text:p>-0,011881</text:p>
          </table:table-cell>
        </table:table-row>
        <table:table-row table:style-name="ro1">
          <table:table-cell office:value-type="string" calcext:value-type="string">
            <text:p>8 Mar 2017 23:25:00.000</text:p>
          </table:table-cell>
          <table:table-cell office:value-type="float" office:value="58.503" calcext:value-type="float">
            <text:p>58,503</text:p>
          </table:table-cell>
          <table:table-cell office:value-type="float" office:value="112.109" calcext:value-type="float">
            <text:p>112,109</text:p>
          </table:table-cell>
          <table:table-cell office:value-type="float" office:value="661.252572" calcext:value-type="float">
            <text:p>661,252572</text:p>
          </table:table-cell>
          <table:table-cell office:value-type="float" office:value="-0.059077" calcext:value-type="float">
            <text:p>-0,059077</text:p>
          </table:table-cell>
          <table:table-cell office:value-type="float" office:value="-0.035291" calcext:value-type="float">
            <text:p>-0,035291</text:p>
          </table:table-cell>
          <table:table-cell office:value-type="float" office:value="-0.012671" calcext:value-type="float">
            <text:p>-0,012671</text:p>
          </table:table-cell>
        </table:table-row>
        <table:table-row table:style-name="ro1">
          <table:table-cell office:value-type="string" calcext:value-type="string">
            <text:p>8 Mar 2017 23:26:00.000</text:p>
          </table:table-cell>
          <table:table-cell office:value-type="float" office:value="54.945" calcext:value-type="float">
            <text:p>54,945</text:p>
          </table:table-cell>
          <table:table-cell office:value-type="float" office:value="110.16" calcext:value-type="float">
            <text:p>110,16</text:p>
          </table:table-cell>
          <table:table-cell office:value-type="float" office:value="660.475053" calcext:value-type="float">
            <text:p>660,475053</text:p>
          </table:table-cell>
          <table:table-cell office:value-type="float" office:value="-0.0595" calcext:value-type="float">
            <text:p>-0,0595</text:p>
          </table:table-cell>
          <table:table-cell office:value-type="float" office:value="-0.029936" calcext:value-type="float">
            <text:p>-0,029936</text:p>
          </table:table-cell>
          <table:table-cell office:value-type="float" office:value="-0.013202" calcext:value-type="float">
            <text:p>-0,013202</text:p>
          </table:table-cell>
        </table:table-row>
        <table:table-row table:style-name="ro1">
          <table:table-cell office:value-type="string" calcext:value-type="string">
            <text:p>8 Mar 2017 23:27:00.000</text:p>
          </table:table-cell>
          <table:table-cell office:value-type="float" office:value="51.365" calcext:value-type="float">
            <text:p>51,365</text:p>
          </table:table-cell>
          <table:table-cell office:value-type="float" office:value="108.488" calcext:value-type="float">
            <text:p>108,488</text:p>
          </table:table-cell>
          <table:table-cell office:value-type="float" office:value="659.673844" calcext:value-type="float">
            <text:p>659,673844</text:p>
          </table:table-cell>
          <table:table-cell office:value-type="float" office:value="-0.059823" calcext:value-type="float">
            <text:p>-0,059823</text:p>
          </table:table-cell>
          <table:table-cell office:value-type="float" office:value="-0.025989" calcext:value-type="float">
            <text:p>-0,025989</text:p>
          </table:table-cell>
          <table:table-cell office:value-type="float" office:value="-0.013458" calcext:value-type="float">
            <text:p>-0,013458</text:p>
          </table:table-cell>
        </table:table-row>
        <table:table-row table:style-name="ro1">
          <table:table-cell office:value-type="string" calcext:value-type="string">
            <text:p>8 Mar 2017 23:28:00.000</text:p>
          </table:table-cell>
          <table:table-cell office:value-type="float" office:value="47.768" calcext:value-type="float">
            <text:p>47,768</text:p>
          </table:table-cell>
          <table:table-cell office:value-type="float" office:value="107.022" calcext:value-type="float">
            <text:p>107,022</text:p>
          </table:table-cell>
          <table:table-cell office:value-type="float" office:value="658.865779" calcext:value-type="float">
            <text:p>658,865779</text:p>
          </table:table-cell>
          <table:table-cell office:value-type="float" office:value="-0.060077" calcext:value-type="float">
            <text:p>-0,060077</text:p>
          </table:table-cell>
          <table:table-cell office:value-type="float" office:value="-0.02301" calcext:value-type="float">
            <text:p>-0,02301</text:p>
          </table:table-cell>
          <table:table-cell office:value-type="float" office:value="-0.013428" calcext:value-type="float">
            <text:p>-0,013428</text:p>
          </table:table-cell>
        </table:table-row>
        <table:table-row table:style-name="ro1">
          <table:table-cell office:value-type="string" calcext:value-type="string">
            <text:p>8 Mar 2017 23:29:00.000</text:p>
          </table:table-cell>
          <table:table-cell office:value-type="float" office:value="44.157" calcext:value-type="float">
            <text:p>44,157</text:p>
          </table:table-cell>
          <table:table-cell office:value-type="float" office:value="105.713" calcext:value-type="float">
            <text:p>105,713</text:p>
          </table:table-cell>
          <table:table-cell office:value-type="float" office:value="658.068194" calcext:value-type="float">
            <text:p>658,068194</text:p>
          </table:table-cell>
          <table:table-cell office:value-type="float" office:value="-0.060281" calcext:value-type="float">
            <text:p>-0,060281</text:p>
          </table:table-cell>
          <table:table-cell office:value-type="float" office:value="-0.020717" calcext:value-type="float">
            <text:p>-0,020717</text:p>
          </table:table-cell>
          <table:table-cell office:value-type="float" office:value="-0.013107" calcext:value-type="float">
            <text:p>-0,013107</text:p>
          </table:table-cell>
        </table:table-row>
        <table:table-row table:style-name="ro1">
          <table:table-cell office:value-type="string" calcext:value-type="string">
            <text:p>8 Mar 2017 23:30:00.000</text:p>
          </table:table-cell>
          <table:table-cell office:value-type="float" office:value="40.535" calcext:value-type="float">
            <text:p>40,535</text:p>
          </table:table-cell>
          <table:table-cell office:value-type="float" office:value="104.526" calcext:value-type="float">
            <text:p>104,526</text:p>
          </table:table-cell>
          <table:table-cell office:value-type="float" office:value="657.298626" calcext:value-type="float">
            <text:p>657,298626</text:p>
          </table:table-cell>
          <table:table-cell office:value-type="float" office:value="-0.06045" calcext:value-type="float">
            <text:p>-0,06045</text:p>
          </table:table-cell>
          <table:table-cell office:value-type="float" office:value="-0.018924" calcext:value-type="float">
            <text:p>-0,018924</text:p>
          </table:table-cell>
          <table:table-cell office:value-type="float" office:value="-0.012493" calcext:value-type="float">
            <text:p>-0,012493</text:p>
          </table:table-cell>
        </table:table-row>
        <table:table-row table:style-name="ro1">
          <table:table-cell office:value-type="string" calcext:value-type="string">
            <text:p>8 Mar 2017 23:31:00.000</text:p>
          </table:table-cell>
          <table:table-cell office:value-type="float" office:value="36.903" calcext:value-type="float">
            <text:p>36,903</text:p>
          </table:table-cell>
          <table:table-cell office:value-type="float" office:value="103.435" calcext:value-type="float">
            <text:p>103,435</text:p>
          </table:table-cell>
          <table:table-cell office:value-type="float" office:value="656.574506" calcext:value-type="float">
            <text:p>656,574506</text:p>
          </table:table-cell>
          <table:table-cell office:value-type="float" office:value="-0.060591" calcext:value-type="float">
            <text:p>-0,060591</text:p>
          </table:table-cell>
          <table:table-cell office:value-type="float" office:value="-0.017507" calcext:value-type="float">
            <text:p>-0,017507</text:p>
          </table:table-cell>
          <table:table-cell office:value-type="float" office:value="-0.011592" calcext:value-type="float">
            <text:p>-0,011592</text:p>
          </table:table-cell>
        </table:table-row>
        <table:table-row table:style-name="ro1">
          <table:table-cell office:value-type="string" calcext:value-type="string">
            <text:p>8 Mar 2017 23:32:00.000</text:p>
          </table:table-cell>
          <table:table-cell office:value-type="float" office:value="33.264" calcext:value-type="float">
            <text:p>33,264</text:p>
          </table:table-cell>
          <table:table-cell office:value-type="float" office:value="102.42" calcext:value-type="float">
            <text:p>102,42</text:p>
          </table:table-cell>
          <table:table-cell office:value-type="float" office:value="655.912845" calcext:value-type="float">
            <text:p>655,912845</text:p>
          </table:table-cell>
          <table:table-cell office:value-type="float" office:value="-0.060709" calcext:value-type="float">
            <text:p>-0,060709</text:p>
          </table:table-cell>
          <table:table-cell office:value-type="float" office:value="-0.016375" calcext:value-type="float">
            <text:p>-0,016375</text:p>
          </table:table-cell>
          <table:table-cell office:value-type="float" office:value="-0.010412" calcext:value-type="float">
            <text:p>-0,010412</text:p>
          </table:table-cell>
        </table:table-row>
        <table:table-row table:style-name="ro1">
          <table:table-cell office:value-type="string" calcext:value-type="string">
            <text:p>8 Mar 2017 23:33:00.000</text:p>
          </table:table-cell>
          <table:table-cell office:value-type="float" office:value="29.619" calcext:value-type="float">
            <text:p>29,619</text:p>
          </table:table-cell>
          <table:table-cell office:value-type="float" office:value="101.466" calcext:value-type="float">
            <text:p>101,466</text:p>
          </table:table-cell>
          <table:table-cell office:value-type="float" office:value="655.329933" calcext:value-type="float">
            <text:p>655,329933</text:p>
          </table:table-cell>
          <table:table-cell office:value-type="float" office:value="-0.060809" calcext:value-type="float">
            <text:p>-0,060809</text:p>
          </table:table-cell>
          <table:table-cell office:value-type="float" office:value="-0.015467" calcext:value-type="float">
            <text:p>-0,015467</text:p>
          </table:table-cell>
          <table:table-cell office:value-type="float" office:value="-0.008969" calcext:value-type="float">
            <text:p>-0,008969</text:p>
          </table:table-cell>
        </table:table-row>
        <table:table-row table:style-name="ro1">
          <table:table-cell office:value-type="string" calcext:value-type="string">
            <text:p>8 Mar 2017 23:34:00.000</text:p>
          </table:table-cell>
          <table:table-cell office:value-type="float" office:value="25.967" calcext:value-type="float">
            <text:p>25,967</text:p>
          </table:table-cell>
          <table:table-cell office:value-type="float" office:value="100.56" calcext:value-type="float">
            <text:p>100,56</text:p>
          </table:table-cell>
          <table:table-cell office:value-type="float" office:value="654.841037" calcext:value-type="float">
            <text:p>654,841037</text:p>
          </table:table-cell>
          <table:table-cell office:value-type="float" office:value="-0.060893" calcext:value-type="float">
            <text:p>-0,060893</text:p>
          </table:table-cell>
          <table:table-cell office:value-type="float" office:value="-0.014738" calcext:value-type="float">
            <text:p>-0,014738</text:p>
          </table:table-cell>
          <table:table-cell office:value-type="float" office:value="-0.007281" calcext:value-type="float">
            <text:p>-0,007281</text:p>
          </table:table-cell>
        </table:table-row>
        <table:table-row table:style-name="ro1">
          <table:table-cell office:value-type="string" calcext:value-type="string">
            <text:p>8 Mar 2017 23:35:00.000</text:p>
          </table:table-cell>
          <table:table-cell office:value-type="float" office:value="22.312" calcext:value-type="float">
            <text:p>22,312</text:p>
          </table:table-cell>
          <table:table-cell office:value-type="float" office:value="99.694" calcext:value-type="float">
            <text:p>99,694</text:p>
          </table:table-cell>
          <table:table-cell office:value-type="float" office:value="654.46012" calcext:value-type="float">
            <text:p>654,46012</text:p>
          </table:table-cell>
          <table:table-cell office:value-type="float" office:value="-0.060962" calcext:value-type="float">
            <text:p>-0,060962</text:p>
          </table:table-cell>
          <table:table-cell office:value-type="float" office:value="-0.014155" calcext:value-type="float">
            <text:p>-0,014155</text:p>
          </table:table-cell>
          <table:table-cell office:value-type="float" office:value="-0.005373" calcext:value-type="float">
            <text:p>-0,005373</text:p>
          </table:table-cell>
        </table:table-row>
        <table:table-row table:style-name="ro1">
          <table:table-cell office:value-type="string" calcext:value-type="string">
            <text:p>8 Mar 2017 23:36:00.000</text:p>
          </table:table-cell>
          <table:table-cell office:value-type="float" office:value="18.652" calcext:value-type="float">
            <text:p>18,652</text:p>
          </table:table-cell>
          <table:table-cell office:value-type="float" office:value="98.859" calcext:value-type="float">
            <text:p>98,859</text:p>
          </table:table-cell>
          <table:table-cell office:value-type="float" office:value="654.199578" calcext:value-type="float">
            <text:p>654,199578</text:p>
          </table:table-cell>
          <table:table-cell office:value-type="float" office:value="-0.061019" calcext:value-type="float">
            <text:p>-0,061019</text:p>
          </table:table-cell>
          <table:table-cell office:value-type="float" office:value="-0.013693" calcext:value-type="float">
            <text:p>-0,013693</text:p>
          </table:table-cell>
          <table:table-cell office:value-type="float" office:value="-0.003273" calcext:value-type="float">
            <text:p>-0,003273</text:p>
          </table:table-cell>
        </table:table-row>
        <table:table-row table:style-name="ro1">
          <table:table-cell office:value-type="string" calcext:value-type="string">
            <text:p>8 Mar 2017 23:37:00.000</text:p>
          </table:table-cell>
          <table:table-cell office:value-type="float" office:value="14.99" calcext:value-type="float">
            <text:p>14,99</text:p>
          </table:table-cell>
          <table:table-cell office:value-type="float" office:value="98.049" calcext:value-type="float">
            <text:p>98,049</text:p>
          </table:table-cell>
          <table:table-cell office:value-type="float" office:value="654.069998" calcext:value-type="float">
            <text:p>654,069998</text:p>
          </table:table-cell>
          <table:table-cell office:value-type="float" office:value="-0.061062" calcext:value-type="float">
            <text:p>-0,061062</text:p>
          </table:table-cell>
          <table:table-cell office:value-type="float" office:value="-0.013335" calcext:value-type="float">
            <text:p>-0,013335</text:p>
          </table:table-cell>
          <table:table-cell office:value-type="float" office:value="-0.001012" calcext:value-type="float">
            <text:p>-0,001012</text:p>
          </table:table-cell>
        </table:table-row>
        <table:table-row table:style-name="ro1">
          <table:table-cell office:value-type="string" calcext:value-type="string">
            <text:p>8 Mar 2017 23:38:00.000</text:p>
          </table:table-cell>
          <table:table-cell office:value-type="float" office:value="11.325" calcext:value-type="float">
            <text:p>11,325</text:p>
          </table:table-cell>
          <table:table-cell office:value-type="float" office:value="97.257" calcext:value-type="float">
            <text:p>97,257</text:p>
          </table:table-cell>
          <table:table-cell office:value-type="float" office:value="654.079954" calcext:value-type="float">
            <text:p>654,079954</text:p>
          </table:table-cell>
          <table:table-cell office:value-type="float" office:value="-0.061094" calcext:value-type="float">
            <text:p>-0,061094</text:p>
          </table:table-cell>
          <table:table-cell office:value-type="float" office:value="-0.013066" calcext:value-type="float">
            <text:p>-0,013066</text:p>
          </table:table-cell>
          <table:table-cell office:value-type="float" office:value="0.001373" calcext:value-type="float">
            <text:p>0,001373</text:p>
          </table:table-cell>
        </table:table-row>
        <table:table-row table:style-name="ro1">
          <table:table-cell office:value-type="string" calcext:value-type="string">
            <text:p>8 Mar 2017 23:39:00.000</text:p>
          </table:table-cell>
          <table:table-cell office:value-type="float" office:value="7.659" calcext:value-type="float">
            <text:p>7,659</text:p>
          </table:table-cell>
          <table:table-cell office:value-type="float" office:value="96.479" calcext:value-type="float">
            <text:p>96,479</text:p>
          </table:table-cell>
          <table:table-cell office:value-type="float" office:value="654.235829" calcext:value-type="float">
            <text:p>654,235829</text:p>
          </table:table-cell>
          <table:table-cell office:value-type="float" office:value="-0.061114" calcext:value-type="float">
            <text:p>-0,061114</text:p>
          </table:table-cell>
          <table:table-cell office:value-type="float" office:value="-0.012879" calcext:value-type="float">
            <text:p>-0,012879</text:p>
          </table:table-cell>
          <table:table-cell office:value-type="float" office:value="0.003845" calcext:value-type="float">
            <text:p>0,003845</text:p>
          </table:table-cell>
        </table:table-row>
        <table:table-row table:style-name="ro1">
          <table:table-cell office:value-type="string" calcext:value-type="string">
            <text:p>8 Mar 2017 23:40:00.000</text:p>
          </table:table-cell>
          <table:table-cell office:value-type="float" office:value="3.992" calcext:value-type="float">
            <text:p>3,992</text:p>
          </table:table-cell>
          <table:table-cell office:value-type="float" office:value="95.71" calcext:value-type="float">
            <text:p>95,71</text:p>
          </table:table-cell>
          <table:table-cell office:value-type="float" office:value="654.541677" calcext:value-type="float">
            <text:p>654,541677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66" calcext:value-type="float">
            <text:p>-0,012766</text:p>
          </table:table-cell>
          <table:table-cell office:value-type="float" office:value="0.006365" calcext:value-type="float">
            <text:p>0,006365</text:p>
          </table:table-cell>
        </table:table-row>
        <table:table-row table:style-name="ro1">
          <table:table-cell office:value-type="string" calcext:value-type="string">
            <text:p>8 Mar 2017 23:41:00.000</text:p>
          </table:table-cell>
          <table:table-cell office:value-type="float" office:value="0.324" calcext:value-type="float">
            <text:p>0,324</text:p>
          </table:table-cell>
          <table:table-cell office:value-type="float" office:value="94.946" calcext:value-type="float">
            <text:p>94,946</text:p>
          </table:table-cell>
          <table:table-cell office:value-type="float" office:value="654.999125" calcext:value-type="float">
            <text:p>654,999125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724" calcext:value-type="float">
            <text:p>-0,012724</text:p>
          </table:table-cell>
          <table:table-cell office:value-type="float" office:value="0.008891" calcext:value-type="float">
            <text:p>0,008891</text:p>
          </table:table-cell>
        </table:table-row>
        <table:table-row table:style-name="ro1">
          <table:table-cell office:value-type="string" calcext:value-type="string">
            <text:p>8 Mar 2017 23:42:00.000</text:p>
          </table:table-cell>
          <table:table-cell office:value-type="float" office:value="-3.343" calcext:value-type="float">
            <text:p>-3,343</text:p>
          </table:table-cell>
          <table:table-cell office:value-type="float" office:value="94.182" calcext:value-type="float">
            <text:p>94,182</text:p>
          </table:table-cell>
          <table:table-cell office:value-type="float" office:value="655.607319" calcext:value-type="float">
            <text:p>655,607319</text:p>
          </table:table-cell>
          <table:table-cell office:value-type="float" office:value="-0.061105" calcext:value-type="float">
            <text:p>-0,061105</text:p>
          </table:table-cell>
          <table:table-cell office:value-type="float" office:value="-0.012751" calcext:value-type="float">
            <text:p>-0,012751</text:p>
          </table:table-cell>
          <table:table-cell office:value-type="float" office:value="0.011382" calcext:value-type="float">
            <text:p>0,011382</text:p>
          </table:table-cell>
        </table:table-row>
        <table:table-row table:style-name="ro1">
          <table:table-cell office:value-type="string" calcext:value-type="string">
            <text:p>8 Mar 2017 23:43:00.000</text:p>
          </table:table-cell>
          <table:table-cell office:value-type="float" office:value="-7.008" calcext:value-type="float">
            <text:p>-7,008</text:p>
          </table:table-cell>
          <table:table-cell office:value-type="float" office:value="93.414" calcext:value-type="float">
            <text:p>93,414</text:p>
          </table:table-cell>
          <table:table-cell office:value-type="float" office:value="656.36291" calcext:value-type="float">
            <text:p>656,36291</text:p>
          </table:table-cell>
          <table:table-cell office:value-type="float" office:value="-0.061079" calcext:value-type="float">
            <text:p>-0,061079</text:p>
          </table:table-cell>
          <table:table-cell office:value-type="float" office:value="-0.012848" calcext:value-type="float">
            <text:p>-0,012848</text:p>
          </table:table-cell>
          <table:table-cell office:value-type="float" office:value="0.013796" calcext:value-type="float">
            <text:p>0,013796</text:p>
          </table:table-cell>
        </table:table-row>
        <table:table-row table:style-name="ro1">
          <table:table-cell office:value-type="string" calcext:value-type="string">
            <text:p>8 Mar 2017 23:44:00.000</text:p>
          </table:table-cell>
          <table:table-cell office:value-type="float" office:value="-10.672" calcext:value-type="float">
            <text:p>-10,672</text:p>
          </table:table-cell>
          <table:table-cell office:value-type="float" office:value="92.639" calcext:value-type="float">
            <text:p>92,639</text:p>
          </table:table-cell>
          <table:table-cell office:value-type="float" office:value="657.26009" calcext:value-type="float">
            <text:p>657,26009</text:p>
          </table:table-cell>
          <table:table-cell office:value-type="float" office:value="-0.061043" calcext:value-type="float">
            <text:p>-0,061043</text:p>
          </table:table-cell>
          <table:table-cell office:value-type="float" office:value="-0.013019" calcext:value-type="float">
            <text:p>-0,013019</text:p>
          </table:table-cell>
          <table:table-cell office:value-type="float" office:value="0.016093" calcext:value-type="float">
            <text:p>0,016093</text:p>
          </table:table-cell>
        </table:table-row>
        <table:table-row table:style-name="ro1">
          <table:table-cell office:value-type="string" calcext:value-type="string">
            <text:p>8 Mar 2017 23:45:00.000</text:p>
          </table:table-cell>
          <table:table-cell office:value-type="float" office:value="-14.333" calcext:value-type="float">
            <text:p>-14,333</text:p>
          </table:table-cell>
          <table:table-cell office:value-type="float" office:value="91.85" calcext:value-type="float">
            <text:p>91,85</text:p>
          </table:table-cell>
          <table:table-cell office:value-type="float" office:value="658.290659" calcext:value-type="float">
            <text:p>658,290659</text:p>
          </table:table-cell>
          <table:table-cell office:value-type="float" office:value="-0.060995" calcext:value-type="float">
            <text:p>-0,060995</text:p>
          </table:table-cell>
          <table:table-cell office:value-type="float" office:value="-0.013269" calcext:value-type="float">
            <text:p>-0,013269</text:p>
          </table:table-cell>
          <table:table-cell office:value-type="float" office:value="0.018235" calcext:value-type="float">
            <text:p>0,018235</text:p>
          </table:table-cell>
        </table:table-row>
        <table:table-row table:style-name="ro1">
          <table:table-cell office:value-type="string" calcext:value-type="string">
            <text:p>8 Mar 2017 23:46:00.000</text:p>
          </table:table-cell>
          <table:table-cell office:value-type="float" office:value="-17.991" calcext:value-type="float">
            <text:p>-17,991</text:p>
          </table:table-cell>
          <table:table-cell office:value-type="float" office:value="91.045" calcext:value-type="float">
            <text:p>91,045</text:p>
          </table:table-cell>
          <table:table-cell office:value-type="float" office:value="659.444148" calcext:value-type="float">
            <text:p>659,444148</text:p>
          </table:table-cell>
          <table:table-cell office:value-type="float" office:value="-0.060935" calcext:value-type="float">
            <text:p>-0,060935</text:p>
          </table:table-cell>
          <table:table-cell office:value-type="float" office:value="-0.013607" calcext:value-type="float">
            <text:p>-0,013607</text:p>
          </table:table-cell>
          <table:table-cell office:value-type="float" office:value="0.020183" calcext:value-type="float">
            <text:p>0,020183</text:p>
          </table:table-cell>
        </table:table-row>
        <table:table-row table:style-name="ro1">
          <table:table-cell office:value-type="string" calcext:value-type="string">
            <text:p>8 Mar 2017 23:47:00.000</text:p>
          </table:table-cell>
          <table:table-cell office:value-type="float" office:value="-21.645" calcext:value-type="float">
            <text:p>-21,645</text:p>
          </table:table-cell>
          <table:table-cell office:value-type="float" office:value="90.216" calcext:value-type="float">
            <text:p>90,216</text:p>
          </table:table-cell>
          <table:table-cell office:value-type="float" office:value="660.707973" calcext:value-type="float">
            <text:p>660,707973</text:p>
          </table:table-cell>
          <table:table-cell office:value-type="float" office:value="-0.060864" calcext:value-type="float">
            <text:p>-0,060864</text:p>
          </table:table-cell>
          <table:table-cell office:value-type="float" office:value="-0.014045" calcext:value-type="float">
            <text:p>-0,014045</text:p>
          </table:table-cell>
          <table:table-cell office:value-type="float" office:value="0.021905" calcext:value-type="float">
            <text:p>0,021905</text:p>
          </table:table-cell>
        </table:table-row>
        <table:table-row table:style-name="ro1">
          <table:table-cell office:value-type="string" calcext:value-type="string">
            <text:p>8 Mar 2017 23:48:00.000</text:p>
          </table:table-cell>
          <table:table-cell office:value-type="float" office:value="-25.294" calcext:value-type="float">
            <text:p>-25,294</text:p>
          </table:table-cell>
          <table:table-cell office:value-type="float" office:value="89.357" calcext:value-type="float">
            <text:p>89,357</text:p>
          </table:table-cell>
          <table:table-cell office:value-type="float" office:value="662.067624" calcext:value-type="float">
            <text:p>662,067624</text:p>
          </table:table-cell>
          <table:table-cell office:value-type="float" office:value="-0.06078" calcext:value-type="float">
            <text:p>-0,06078</text:p>
          </table:table-cell>
          <table:table-cell office:value-type="float" office:value="-0.014599" calcext:value-type="float">
            <text:p>-0,014599</text:p>
          </table:table-cell>
          <table:table-cell office:value-type="float" office:value="0.02337" calcext:value-type="float">
            <text:p>0,02337</text:p>
          </table:table-cell>
        </table:table-row>
        <table:table-row table:style-name="ro1">
          <table:table-cell office:value-type="string" calcext:value-type="string">
            <text:p>8 Mar 2017 23:49:00.000</text:p>
          </table:table-cell>
          <table:table-cell office:value-type="float" office:value="-28.938" calcext:value-type="float">
            <text:p>-28,938</text:p>
          </table:table-cell>
          <table:table-cell office:value-type="float" office:value="88.461" calcext:value-type="float">
            <text:p>88,461</text:p>
          </table:table-cell>
          <table:table-cell office:value-type="float" office:value="663.506892" calcext:value-type="float">
            <text:p>663,506892</text:p>
          </table:table-cell>
          <table:table-cell office:value-type="float" office:value="-0.060683" calcext:value-type="float">
            <text:p>-0,060683</text:p>
          </table:table-cell>
          <table:table-cell office:value-type="float" office:value="-0.015293" calcext:value-type="float">
            <text:p>-0,015293</text:p>
          </table:table-cell>
          <table:table-cell office:value-type="float" office:value="0.024553" calcext:value-type="float">
            <text:p>0,024553</text:p>
          </table:table-cell>
        </table:table-row>
        <table:table-row table:style-name="ro1">
          <table:table-cell office:value-type="string" calcext:value-type="string">
            <text:p>8 Mar 2017 23:50:00.000</text:p>
          </table:table-cell>
          <table:table-cell office:value-type="float" office:value="-32.576" calcext:value-type="float">
            <text:p>-32,576</text:p>
          </table:table-cell>
          <table:table-cell office:value-type="float" office:value="87.518" calcext:value-type="float">
            <text:p>87,518</text:p>
          </table:table-cell>
          <table:table-cell office:value-type="float" office:value="665.008123" calcext:value-type="float">
            <text:p>665,008123</text:p>
          </table:table-cell>
          <table:table-cell office:value-type="float" office:value="-0.06057" calcext:value-type="float">
            <text:p>-0,06057</text:p>
          </table:table-cell>
          <table:table-cell office:value-type="float" office:value="-0.016157" calcext:value-type="float">
            <text:p>-0,016157</text:p>
          </table:table-cell>
          <table:table-cell office:value-type="float" office:value="0.02543" calcext:value-type="float">
            <text:p>0,02543</text:p>
          </table:table-cell>
        </table:table-row>
        <table:table-row table:style-name="ro1">
          <table:table-cell office:value-type="string" calcext:value-type="string">
            <text:p>8 Mar 2017 23:51:00.000</text:p>
          </table:table-cell>
          <table:table-cell office:value-type="float" office:value="-36.206" calcext:value-type="float">
            <text:p>-36,206</text:p>
          </table:table-cell>
          <table:table-cell office:value-type="float" office:value="86.518" calcext:value-type="float">
            <text:p>86,518</text:p>
          </table:table-cell>
          <table:table-cell office:value-type="float" office:value="666.552486" calcext:value-type="float">
            <text:p>666,552486</text:p>
          </table:table-cell>
          <table:table-cell office:value-type="float" office:value="-0.060441" calcext:value-type="float">
            <text:p>-0,060441</text:p>
          </table:table-cell>
          <table:table-cell office:value-type="float" office:value="-0.017232" calcext:value-type="float">
            <text:p>-0,017232</text:p>
          </table:table-cell>
          <table:table-cell office:value-type="float" office:value="0.025986" calcext:value-type="float">
            <text:p>0,025986</text:p>
          </table:table-cell>
        </table:table-row>
        <table:table-row table:style-name="ro1">
          <table:table-cell office:value-type="string" calcext:value-type="string">
            <text:p>8 Mar 2017 23:52:00.000</text:p>
          </table:table-cell>
          <table:table-cell office:value-type="float" office:value="-39.828" calcext:value-type="float">
            <text:p>-39,828</text:p>
          </table:table-cell>
          <table:table-cell office:value-type="float" office:value="85.445" calcext:value-type="float">
            <text:p>85,445</text:p>
          </table:table-cell>
          <table:table-cell office:value-type="float" office:value="668.120277" calcext:value-type="float">
            <text:p>668,120277</text:p>
          </table:table-cell>
          <table:table-cell office:value-type="float" office:value="-0.060291" calcext:value-type="float">
            <text:p>-0,060291</text:p>
          </table:table-cell>
          <table:table-cell office:value-type="float" office:value="-0.018577" calcext:value-type="float">
            <text:p>-0,018577</text:p>
          </table:table-cell>
          <table:table-cell office:value-type="float" office:value="0.026208" calcext:value-type="float">
            <text:p>0,026208</text:p>
          </table:table-cell>
        </table:table-row>
        <table:table-row table:style-name="ro1">
          <table:table-cell office:value-type="string" calcext:value-type="string">
            <text:p>8 Mar 2017 23:53:00.000</text:p>
          </table:table-cell>
          <table:table-cell office:value-type="float" office:value="-43.441" calcext:value-type="float">
            <text:p>-43,441</text:p>
          </table:table-cell>
          <table:table-cell office:value-type="float" office:value="84.282" calcext:value-type="float">
            <text:p>84,282</text:p>
          </table:table-cell>
          <table:table-cell office:value-type="float" office:value="669.691217" calcext:value-type="float">
            <text:p>669,691217</text:p>
          </table:table-cell>
          <table:table-cell office:value-type="float" office:value="-0.060115" calcext:value-type="float">
            <text:p>-0,060115</text:p>
          </table:table-cell>
          <table:table-cell office:value-type="float" office:value="-0.020273" calcext:value-type="float">
            <text:p>-0,020273</text:p>
          </table:table-cell>
          <table:table-cell office:value-type="float" office:value="0.026089" calcext:value-type="float">
            <text:p>0,026089</text:p>
          </table:table-cell>
        </table:table-row>
        <table:table-row table:style-name="ro1">
          <table:table-cell office:value-type="string" calcext:value-type="string">
            <text:p>8 Mar 2017 23:54:00.000</text:p>
          </table:table-cell>
          <table:table-cell office:value-type="float" office:value="-47.042" calcext:value-type="float">
            <text:p>-47,042</text:p>
          </table:table-cell>
          <table:table-cell office:value-type="float" office:value="83.003" calcext:value-type="float">
            <text:p>83,003</text:p>
          </table:table-cell>
          <table:table-cell office:value-type="float" office:value="671.244771" calcext:value-type="float">
            <text:p>671,244771</text:p>
          </table:table-cell>
          <table:table-cell office:value-type="float" office:value="-0.059907" calcext:value-type="float">
            <text:p>-0,059907</text:p>
          </table:table-cell>
          <table:table-cell office:value-type="float" office:value="-0.022435" calcext:value-type="float">
            <text:p>-0,022435</text:p>
          </table:table-cell>
          <table:table-cell office:value-type="float" office:value="0.025627" calcext:value-type="float">
            <text:p>0,025627</text:p>
          </table:table-cell>
        </table:table-row>
        <table:table-row table:style-name="ro1">
          <table:table-cell office:value-type="string" calcext:value-type="string">
            <text:p>8 Mar 2017 23:55:00.000</text:p>
          </table:table-cell>
          <table:table-cell office:value-type="float" office:value="-50.629" calcext:value-type="float">
            <text:p>-50,629</text:p>
          </table:table-cell>
          <table:table-cell office:value-type="float" office:value="81.577" calcext:value-type="float">
            <text:p>81,577</text:p>
          </table:table-cell>
          <table:table-cell office:value-type="float" office:value="672.760462" calcext:value-type="float">
            <text:p>672,760462</text:p>
          </table:table-cell>
          <table:table-cell office:value-type="float" office:value="-0.059654" calcext:value-type="float">
            <text:p>-0,059654</text:p>
          </table:table-cell>
          <table:table-cell office:value-type="float" office:value="-0.025231" calcext:value-type="float">
            <text:p>-0,025231</text:p>
          </table:table-cell>
          <table:table-cell office:value-type="float" office:value="0.024827" calcext:value-type="float">
            <text:p>0,024827</text:p>
          </table:table-cell>
        </table:table-row>
        <table:table-row table:style-name="ro1">
          <table:table-cell office:value-type="string" calcext:value-type="string">
            <text:p>8 Mar 2017 23:56:00.000</text:p>
          </table:table-cell>
          <table:table-cell office:value-type="float" office:value="-54.199" calcext:value-type="float">
            <text:p>-54,199</text:p>
          </table:table-cell>
          <table:table-cell office:value-type="float" office:value="79.958" calcext:value-type="float">
            <text:p>79,958</text:p>
          </table:table-cell>
          <table:table-cell office:value-type="float" office:value="674.218187" calcext:value-type="float">
            <text:p>674,218187</text:p>
          </table:table-cell>
          <table:table-cell office:value-type="float" office:value="-0.059339" calcext:value-type="float">
            <text:p>-0,059339</text:p>
          </table:table-cell>
          <table:table-cell office:value-type="float" office:value="-0.028915" calcext:value-type="float">
            <text:p>-0,028915</text:p>
          </table:table-cell>
          <table:table-cell office:value-type="float" office:value="0.023696" calcext:value-type="float">
            <text:p>0,023696</text:p>
          </table:table-cell>
        </table:table-row>
        <table:table-row table:style-name="ro1">
          <table:table-cell office:value-type="string" calcext:value-type="string">
            <text:p>8 Mar 2017 23:57:00.000</text:p>
          </table:table-cell>
          <table:table-cell office:value-type="float" office:value="-57.748" calcext:value-type="float">
            <text:p>-57,748</text:p>
          </table:table-cell>
          <table:table-cell office:value-type="float" office:value="78.082" calcext:value-type="float">
            <text:p>78,082</text:p>
          </table:table-cell>
          <table:table-cell office:value-type="float" office:value="675.598522" calcext:value-type="float">
            <text:p>675,598522</text:p>
          </table:table-cell>
          <table:table-cell office:value-type="float" office:value="-0.058934" calcext:value-type="float">
            <text:p>-0,058934</text:p>
          </table:table-cell>
          <table:table-cell office:value-type="float" office:value="-0.03388" calcext:value-type="float">
            <text:p>-0,03388</text:p>
          </table:table-cell>
          <table:table-cell office:value-type="float" office:value="0.02225" calcext:value-type="float">
            <text:p>0,02225</text:p>
          </table:table-cell>
        </table:table-row>
        <table:table-row table:style-name="ro1">
          <table:table-cell office:value-type="string" calcext:value-type="string">
            <text:p>8 Mar 2017 23:58:00.000</text:p>
          </table:table-cell>
          <table:table-cell office:value-type="float" office:value="-61.268" calcext:value-type="float">
            <text:p>-61,268</text:p>
          </table:table-cell>
          <table:table-cell office:value-type="float" office:value="75.854" calcext:value-type="float">
            <text:p>75,854</text:p>
          </table:table-cell>
          <table:table-cell office:value-type="float" office:value="676.883014" calcext:value-type="float">
            <text:p>676,883014</text:p>
          </table:table-cell>
          <table:table-cell office:value-type="float" office:value="-0.058392" calcext:value-type="float">
            <text:p>-0,058392</text:p>
          </table:table-cell>
          <table:table-cell office:value-type="float" office:value="-0.040757" calcext:value-type="float">
            <text:p>-0,040757</text:p>
          </table:table-cell>
          <table:table-cell office:value-type="float" office:value="0.020505" calcext:value-type="float">
            <text:p>0,020505</text:p>
          </table:table-cell>
        </table:table-row>
        <table:table-row table:style-name="ro1">
          <table:table-cell office:value-type="string" calcext:value-type="string">
            <text:p>8 Mar 2017 23:59:00.000</text:p>
          </table:table-cell>
          <table:table-cell office:value-type="float" office:value="-64.75" calcext:value-type="float">
            <text:p>-64,75</text:p>
          </table:table-cell>
          <table:table-cell office:value-type="float" office:value="73.132" calcext:value-type="float">
            <text:p>73,132</text:p>
          </table:table-cell>
          <table:table-cell office:value-type="float" office:value="678.054458" calcext:value-type="float">
            <text:p>678,054458</text:p>
          </table:table-cell>
          <table:table-cell office:value-type="float" office:value="-0.057632" calcext:value-type="float">
            <text:p>-0,057632</text:p>
          </table:table-cell>
          <table:table-cell office:value-type="float" office:value="-0.050604" calcext:value-type="float">
            <text:p>-0,050604</text:p>
          </table:table-cell>
          <table:table-cell office:value-type="float" office:value="0.018486" calcext:value-type="float">
            <text:p>0,018486</text:p>
          </table:table-cell>
        </table:table-row>
        <table:table-row table:style-name="ro1">
          <table:table-cell office:value-type="string" calcext:value-type="string">
            <text:p>9 Mar 2017 00:00:00.000</text:p>
          </table:table-cell>
          <table:table-cell office:value-type="float" office:value="-68.177" calcext:value-type="float">
            <text:p>-68,177</text:p>
          </table:table-cell>
          <table:table-cell office:value-type="float" office:value="69.686" calcext:value-type="float">
            <text:p>69,686</text:p>
          </table:table-cell>
          <table:table-cell office:value-type="float" office:value="679.097155" calcext:value-type="float">
            <text:p>679,097155</text:p>
          </table:table-cell>
          <table:table-cell office:value-type="float" office:value="-0.056508" calcext:value-type="float">
            <text:p>-0,056508</text:p>
          </table:table-cell>
          <table:table-cell office:value-type="float" office:value="-0.065272" calcext:value-type="float">
            <text:p>-0,065272</text:p>
          </table:table-cell>
          <table:table-cell office:value-type="float" office:value="0.016219" calcext:value-type="float">
            <text:p>0,016219</text:p>
          </table:table-cell>
        </table:table-row>
        <table:table-row table:style-name="ro1">
          <table:table-cell office:value-type="string" calcext:value-type="string">
            <text:p>9 Mar 2017 00:01:00.000</text:p>
          </table:table-cell>
          <table:table-cell office:value-type="float" office:value="-71.519" calcext:value-type="float">
            <text:p>-71,519</text:p>
          </table:table-cell>
          <table:table-cell office:value-type="float" office:value="65.137" calcext:value-type="float">
            <text:p>65,137</text:p>
          </table:table-cell>
          <table:table-cell office:value-type="float" office:value="679.99714" calcext:value-type="float">
            <text:p>679,99714</text:p>
          </table:table-cell>
          <table:table-cell office:value-type="float" office:value="-0.054739" calcext:value-type="float">
            <text:p>-0,054739</text:p>
          </table:table-cell>
          <table:table-cell office:value-type="float" office:value="-0.088156" calcext:value-type="float">
            <text:p>-0,088156</text:p>
          </table:table-cell>
          <table:table-cell office:value-type="float" office:value="0.013736" calcext:value-type="float">
            <text:p>0,013736</text:p>
          </table:table-cell>
        </table:table-row>
        <table:table-row table:style-name="ro1">
          <table:table-cell office:value-type="string" calcext:value-type="string">
            <text:p>9 Mar 2017 00:02:00.000</text:p>
          </table:table-cell>
          <table:table-cell office:value-type="float" office:value="-74.721" calcext:value-type="float">
            <text:p>-74,721</text:p>
          </table:table-cell>
          <table:table-cell office:value-type="float" office:value="58.819" calcext:value-type="float">
            <text:p>58,819</text:p>
          </table:table-cell>
          <table:table-cell office:value-type="float" office:value="680.742392" calcext:value-type="float">
            <text:p>680,742392</text:p>
          </table:table-cell>
          <table:table-cell office:value-type="float" office:value="-0.05174" calcext:value-type="float">
            <text:p>-0,05174</text:p>
          </table:table-cell>
          <table:table-cell office:value-type="float" office:value="-0.125657" calcext:value-type="float">
            <text:p>-0,125657</text:p>
          </table:table-cell>
          <table:table-cell office:value-type="float" office:value="0.011069" calcext:value-type="float">
            <text:p>0,011069</text:p>
          </table:table-cell>
        </table:table-row>
        <table:table-row table:style-name="ro1">
          <table:table-cell office:value-type="string" calcext:value-type="string">
            <text:p>9 Mar 2017 00:03:00.000</text:p>
          </table:table-cell>
          <table:table-cell office:value-type="float" office:value="-77.678" calcext:value-type="float">
            <text:p>-77,678</text:p>
          </table:table-cell>
          <table:table-cell office:value-type="float" office:value="49.538" calcext:value-type="float">
            <text:p>49,538</text:p>
          </table:table-cell>
          <table:table-cell office:value-type="float" office:value="681.323005" calcext:value-type="float">
            <text:p>681,323005</text:p>
          </table:table-cell>
          <table:table-cell office:value-type="float" office:value="-0.046236" calcext:value-type="float">
            <text:p>-0,046236</text:p>
          </table:table-cell>
          <table:table-cell office:value-type="float" office:value="-0.189352" calcext:value-type="float">
            <text:p>-0,189352</text:p>
          </table:table-cell>
          <table:table-cell office:value-type="float" office:value="0.008256" calcext:value-type="float">
            <text:p>0,008256</text:p>
          </table:table-cell>
        </table:table-row>
        <table:table-row table:style-name="ro1">
          <table:table-cell office:value-type="string" calcext:value-type="string">
            <text:p>9 Mar 2017 00:04:00.000</text:p>
          </table:table-cell>
          <table:table-cell office:value-type="float" office:value="-80.167" calcext:value-type="float">
            <text:p>-80,167</text:p>
          </table:table-cell>
          <table:table-cell office:value-type="float" office:value="35.276" calcext:value-type="float">
            <text:p>35,276</text:p>
          </table:table-cell>
          <table:table-cell office:value-type="float" office:value="681.731332" calcext:value-type="float">
            <text:p>681,731332</text:p>
          </table:table-cell>
          <table:table-cell office:value-type="float" office:value="-0.035504" calcext:value-type="float">
            <text:p>-0,035504</text:p>
          </table:table-cell>
          <table:table-cell office:value-type="float" office:value="-0.293232" calcext:value-type="float">
            <text:p>-0,293232</text:p>
          </table:table-cell>
          <table:table-cell office:value-type="float" office:value="0.005335" calcext:value-type="float">
            <text:p>0,005335</text:p>
          </table:table-cell>
        </table:table-row>
        <table:table-row table:style-name="ro1">
          <table:table-cell office:value-type="string" calcext:value-type="string">
            <text:p>9 Mar 2017 00:05:00.000</text:p>
          </table:table-cell>
          <table:table-cell office:value-type="float" office:value="-81.752" calcext:value-type="float">
            <text:p>-81,752</text:p>
          </table:table-cell>
          <table:table-cell office:value-type="float" office:value="13.919" calcext:value-type="float">
            <text:p>13,919</text:p>
          </table:table-cell>
          <table:table-cell office:value-type="float" office:value="681.962096" calcext:value-type="float">
            <text:p>681,962096</text:p>
          </table:table-cell>
          <table:table-cell office:value-type="float" office:value="-0.015603" calcext:value-type="float">
            <text:p>-0,015603</text:p>
          </table:table-cell>
          <table:table-cell office:value-type="float" office:value="-0.413801" calcext:value-type="float">
            <text:p>-0,413801</text:p>
          </table:table-cell>
          <table:table-cell office:value-type="float" office:value="0.002346" calcext:value-type="float">
            <text:p>0,002346</text:p>
          </table:table-cell>
        </table:table-row>
        <table:table-row table:style-name="ro1">
          <table:table-cell office:value-type="string" calcext:value-type="string">
            <text:p>9 Mar 2017 00:06:00.000</text:p>
          </table:table-cell>
          <table:table-cell office:value-type="float" office:value="-81.888" calcext:value-type="float">
            <text:p>-81,888</text:p>
          </table:table-cell>
          <table:table-cell office:value-type="float" office:value="-12.167" calcext:value-type="float">
            <text:p>-12,167</text:p>
          </table:table-cell>
          <table:table-cell office:value-type="float" office:value="682.012464" calcext:value-type="float">
            <text:p>682,012464</text:p>
          </table:table-cell>
          <table:table-cell office:value-type="float" office:value="0.0113" calcext:value-type="float">
            <text:p>0,0113</text:p>
          </table:table-cell>
          <table:table-cell office:value-type="float" office:value="-0.427525" calcext:value-type="float">
            <text:p>-0,427525</text:p>
          </table:table-cell>
          <table:table-cell office:value-type="float" office:value="-0.000669" calcext:value-type="float">
            <text:p>-0,000669</text:p>
          </table:table-cell>
        </table:table-row>
        <table:table-row table:style-name="ro1">
          <table:table-cell office:value-type="string" calcext:value-type="string">
            <text:p>9 Mar 2017 00:07:00.000</text:p>
          </table:table-cell>
          <table:table-cell office:value-type="float" office:value="-80.512" calcext:value-type="float">
            <text:p>-80,512</text:p>
          </table:table-cell>
          <table:table-cell office:value-type="float" office:value="-34.705" calcext:value-type="float">
            <text:p>-34,705</text:p>
          </table:table-cell>
          <table:table-cell office:value-type="float" office:value="681.882086" calcext:value-type="float">
            <text:p>681,882086</text:p>
          </table:table-cell>
          <table:table-cell office:value-type="float" office:value="0.032889" calcext:value-type="float">
            <text:p>0,032889</text:p>
          </table:table-cell>
          <table:table-cell office:value-type="float" office:value="-0.314407" calcext:value-type="float">
            <text:p>-0,314407</text:p>
          </table:table-cell>
          <table:table-cell office:value-type="float" office:value="-0.003669" calcext:value-type="float">
            <text:p>-0,003669</text:p>
          </table:table-cell>
        </table:table-row>
        <table:table-row table:style-name="ro1">
          <table:table-cell office:value-type="string" calcext:value-type="string">
            <text:p>9 Mar 2017 00:08:00.000</text:p>
          </table:table-cell>
          <table:table-cell office:value-type="float" office:value="-78.138" calcext:value-type="float">
            <text:p>-78,138</text:p>
          </table:table-cell>
          <table:table-cell office:value-type="float" office:value="-50.048" calcext:value-type="float">
            <text:p>-50,048</text:p>
          </table:table-cell>
          <table:table-cell office:value-type="float" office:value="681.573102" calcext:value-type="float">
            <text:p>681,573102</text:p>
          </table:table-cell>
          <table:table-cell office:value-type="float" office:value="0.044899" calcext:value-type="float">
            <text:p>0,044899</text:p>
          </table:table-cell>
          <table:table-cell office:value-type="float" office:value="-0.203736" calcext:value-type="float">
            <text:p>-0,203736</text:p>
          </table:table-cell>
          <table:table-cell office:value-type="float" office:value="-0.006613" calcext:value-type="float">
            <text:p>-0,006613</text:p>
          </table:table-cell>
        </table:table-row>
        <table:table-row table:style-name="ro1">
          <table:table-cell office:value-type="string" calcext:value-type="string">
            <text:p>9 Mar 2017 00:09:00.000</text:p>
          </table:table-cell>
          <table:table-cell office:value-type="float" office:value="-75.24" calcext:value-type="float">
            <text:p>-75,24</text:p>
          </table:table-cell>
          <table:table-cell office:value-type="float" office:value="-60" calcext:value-type="float">
            <text:p>-60</text:p>
          </table:table-cell>
          <table:table-cell office:value-type="float" office:value="681.090103" calcext:value-type="float">
            <text:p>681,090103</text:p>
          </table:table-cell>
          <table:table-cell office:value-type="float" office:value="0.051038" calcext:value-type="float">
            <text:p>0,051038</text:p>
          </table:table-cell>
          <table:table-cell office:value-type="float" office:value="-0.134118" calcext:value-type="float">
            <text:p>-0,134118</text:p>
          </table:table-cell>
          <table:table-cell office:value-type="float" office:value="-0.009461" calcext:value-type="float">
            <text:p>-0,009461</text:p>
          </table:table-cell>
        </table:table-row>
        <table:table-row table:style-name="ro1">
          <table:table-cell office:value-type="string" calcext:value-type="string">
            <text:p>9 Mar 2017 00:10:00.000</text:p>
          </table:table-cell>
          <table:table-cell office:value-type="float" office:value="-72.069" calcext:value-type="float">
            <text:p>-72,069</text:p>
          </table:table-cell>
          <table:table-cell office:value-type="float" office:value="-66.713" calcext:value-type="float">
            <text:p>-66,713</text:p>
          </table:table-cell>
          <table:table-cell office:value-type="float" office:value="680.440068" calcext:value-type="float">
            <text:p>680,440068</text:p>
          </table:table-cell>
          <table:table-cell office:value-type="float" office:value="0.054339" calcext:value-type="float">
            <text:p>0,054339</text:p>
          </table:table-cell>
          <table:table-cell office:value-type="float" office:value="-0.093195" calcext:value-type="float">
            <text:p>-0,093195</text:p>
          </table:table-cell>
          <table:table-cell office:value-type="float" office:value="-0.012172" calcext:value-type="float">
            <text:p>-0,012172</text:p>
          </table:table-cell>
        </table:table-row>
        <table:table-row table:style-name="ro1">
          <table:table-cell office:value-type="string" calcext:value-type="string">
            <text:p>9 Mar 2017 00:11:00.000</text:p>
          </table:table-cell>
          <table:table-cell office:value-type="float" office:value="-68.746" calcext:value-type="float">
            <text:p>-68,746</text:p>
          </table:table-cell>
          <table:table-cell office:value-type="float" office:value="-71.502" calcext:value-type="float">
            <text:p>-71,502</text:p>
          </table:table-cell>
          <table:table-cell office:value-type="float" office:value="679.632258" calcext:value-type="float">
            <text:p>679,632258</text:p>
          </table:table-cell>
          <table:table-cell office:value-type="float" office:value="0.056261" calcext:value-type="float">
            <text:p>0,056261</text:p>
          </table:table-cell>
          <table:table-cell office:value-type="float" office:value="-0.068416" calcext:value-type="float">
            <text:p>-0,068416</text:p>
          </table:table-cell>
          <table:table-cell office:value-type="float" office:value="-0.014712" calcext:value-type="float">
            <text:p>-0,014712</text:p>
          </table:table-cell>
        </table:table-row>
        <table:table-row table:style-name="ro1">
          <table:table-cell office:value-type="string" calcext:value-type="string">
            <text:p>9 Mar 2017 00:12:00.000</text:p>
          </table:table-cell>
          <table:table-cell office:value-type="float" office:value="-65.332" calcext:value-type="float">
            <text:p>-65,332</text:p>
          </table:table-cell>
          <table:table-cell office:value-type="float" office:value="-75.101" calcext:value-type="float">
            <text:p>-75,101</text:p>
          </table:table-cell>
          <table:table-cell office:value-type="float" office:value="678.678079" calcext:value-type="float">
            <text:p>678,678079</text:p>
          </table:table-cell>
          <table:table-cell office:value-type="float" office:value="0.057466" calcext:value-type="float">
            <text:p>0,057466</text:p>
          </table:table-cell>
          <table:table-cell office:value-type="float" office:value="-0.052663" calcext:value-type="float">
            <text:p>-0,052663</text:p>
          </table:table-cell>
          <table:table-cell office:value-type="float" office:value="-0.017044" calcext:value-type="float">
            <text:p>-0,017044</text:p>
          </table:table-cell>
        </table:table-row>
        <table:table-row table:style-name="ro1">
          <table:table-cell office:value-type="string" calcext:value-type="string">
            <text:p>9 Mar 2017 00:13:00.000</text:p>
          </table:table-cell>
          <table:table-cell office:value-type="float" office:value="-61.858" calcext:value-type="float">
            <text:p>-61,858</text:p>
          </table:table-cell>
          <table:table-cell office:value-type="float" office:value="-77.926" calcext:value-type="float">
            <text:p>-77,926</text:p>
          </table:table-cell>
          <table:table-cell office:value-type="float" office:value="677.590916" calcext:value-type="float">
            <text:p>677,590916</text:p>
          </table:table-cell>
          <table:table-cell office:value-type="float" office:value="0.058273" calcext:value-type="float">
            <text:p>0,058273</text:p>
          </table:table-cell>
          <table:table-cell office:value-type="float" office:value="-0.042166" calcext:value-type="float">
            <text:p>-0,042166</text:p>
          </table:table-cell>
          <table:table-cell office:value-type="float" office:value="-0.019139" calcext:value-type="float">
            <text:p>-0,019139</text:p>
          </table:table-cell>
        </table:table-row>
        <table:table-row table:style-name="ro1">
          <table:table-cell office:value-type="string" calcext:value-type="string">
            <text:p>9 Mar 2017 00:14:00.000</text:p>
          </table:table-cell>
          <table:table-cell office:value-type="float" office:value="-58.344" calcext:value-type="float">
            <text:p>-58,344</text:p>
          </table:table-cell>
          <table:table-cell office:value-type="float" office:value="-80.225" calcext:value-type="float">
            <text:p>-80,225</text:p>
          </table:table-cell>
          <table:table-cell office:value-type="float" office:value="676.385929" calcext:value-type="float">
            <text:p>676,385929</text:p>
          </table:table-cell>
          <table:table-cell office:value-type="float" office:value="0.058844" calcext:value-type="float">
            <text:p>0,058844</text:p>
          </table:table-cell>
          <table:table-cell office:value-type="float" office:value="-0.034879" calcext:value-type="float">
            <text:p>-0,034879</text:p>
          </table:table-cell>
          <table:table-cell office:value-type="float" office:value="-0.020967" calcext:value-type="float">
            <text:p>-0,020967</text:p>
          </table:table-cell>
        </table:table-row>
        <table:table-row table:style-name="ro1">
          <table:table-cell office:value-type="string" calcext:value-type="string">
            <text:p>9 Mar 2017 00:15:00.000</text:p>
          </table:table-cell>
          <table:table-cell office:value-type="float" office:value="-54.8" calcext:value-type="float">
            <text:p>-54,8</text:p>
          </table:table-cell>
          <table:table-cell office:value-type="float" office:value="-82.152" calcext:value-type="float">
            <text:p>-82,152</text:p>
          </table:table-cell>
          <table:table-cell office:value-type="float" office:value="675.079829" calcext:value-type="float">
            <text:p>675,079829</text:p>
          </table:table-cell>
          <table:table-cell office:value-type="float" office:value="0.059268" calcext:value-type="float">
            <text:p>0,059268</text:p>
          </table:table-cell>
          <table:table-cell office:value-type="float" office:value="-0.029646" calcext:value-type="float">
            <text:p>-0,029646</text:p>
          </table:table-cell>
          <table:table-cell office:value-type="float" office:value="-0.022505" calcext:value-type="float">
            <text:p>-0,022505</text:p>
          </table:table-cell>
        </table:table-row>
        <table:table-row table:style-name="ro1">
          <table:table-cell office:value-type="string" calcext:value-type="string">
            <text:p>9 Mar 2017 00:16:00.000</text:p>
          </table:table-cell>
          <table:table-cell office:value-type="float" office:value="-51.234" calcext:value-type="float">
            <text:p>-51,234</text:p>
          </table:table-cell>
          <table:table-cell office:value-type="float" office:value="-83.809" calcext:value-type="float">
            <text:p>-83,809</text:p>
          </table:table-cell>
          <table:table-cell office:value-type="float" office:value="673.690628" calcext:value-type="float">
            <text:p>673,690628</text:p>
          </table:table-cell>
          <table:table-cell office:value-type="float" office:value="0.059594" calcext:value-type="float">
            <text:p>0,059594</text:p>
          </table:table-cell>
          <table:table-cell office:value-type="float" office:value="-0.025779" calcext:value-type="float">
            <text:p>-0,025779</text:p>
          </table:table-cell>
          <table:table-cell office:value-type="float" office:value="-0.023734" calcext:value-type="float">
            <text:p>-0,023734</text:p>
          </table:table-cell>
        </table:table-row>
        <table:table-row table:style-name="ro1">
          <table:table-cell office:value-type="string" calcext:value-type="string">
            <text:p>9 Mar 2017 00:17:00.000</text:p>
          </table:table-cell>
          <table:table-cell office:value-type="float" office:value="-47.65" calcext:value-type="float">
            <text:p>-47,65</text:p>
          </table:table-cell>
          <table:table-cell office:value-type="float" office:value="-85.264" calcext:value-type="float">
            <text:p>-85,264</text:p>
          </table:table-cell>
          <table:table-cell office:value-type="float" office:value="672.237365" calcext:value-type="float">
            <text:p>672,237365</text:p>
          </table:table-cell>
          <table:table-cell office:value-type="float" office:value="0.059855" calcext:value-type="float">
            <text:p>0,059855</text:p>
          </table:table-cell>
          <table:table-cell office:value-type="float" office:value="-0.022854" calcext:value-type="float">
            <text:p>-0,022854</text:p>
          </table:table-cell>
          <table:table-cell office:value-type="float" office:value="-0.024639" calcext:value-type="float">
            <text:p>-0,024639</text:p>
          </table:table-cell>
        </table:table-row>
        <table:table-row table:style-name="ro1">
          <table:table-cell office:value-type="string" calcext:value-type="string">
            <text:p>9 Mar 2017 00:18:00.000</text:p>
          </table:table-cell>
          <table:table-cell office:value-type="float" office:value="-44.052" calcext:value-type="float">
            <text:p>-44,052</text:p>
          </table:table-cell>
          <table:table-cell office:value-type="float" office:value="-86.565" calcext:value-type="float">
            <text:p>-86,565</text:p>
          </table:table-cell>
          <table:table-cell office:value-type="float" office:value="670.739818" calcext:value-type="float">
            <text:p>670,739818</text:p>
          </table:table-cell>
          <table:table-cell office:value-type="float" office:value="0.060069" calcext:value-type="float">
            <text:p>0,060069</text:p>
          </table:table-cell>
          <table:table-cell office:value-type="float" office:value="-0.020599" calcext:value-type="float">
            <text:p>-0,020599</text:p>
          </table:table-cell>
          <table:table-cell office:value-type="float" office:value="-0.02521" calcext:value-type="float">
            <text:p>-0,02521</text:p>
          </table:table-cell>
        </table:table-row>
        <table:table-row table:style-name="ro1">
          <table:table-cell office:value-type="string" calcext:value-type="string">
            <text:p>9 Mar 2017 00:19:00.000</text:p>
          </table:table-cell>
          <table:table-cell office:value-type="float" office:value="-40.442" calcext:value-type="float">
            <text:p>-40,442</text:p>
          </table:table-cell>
          <table:table-cell office:value-type="float" office:value="-87.746" calcext:value-type="float">
            <text:p>-87,746</text:p>
          </table:table-cell>
          <table:table-cell office:value-type="float" office:value="669.2182" calcext:value-type="float">
            <text:p>669,2182</text:p>
          </table:table-cell>
          <table:table-cell office:value-type="float" office:value="0.060249" calcext:value-type="float">
            <text:p>0,060249</text:p>
          </table:table-cell>
          <table:table-cell office:value-type="float" office:value="-0.018834" calcext:value-type="float">
            <text:p>-0,018834</text:p>
          </table:table-cell>
          <table:table-cell office:value-type="float" office:value="-0.025442" calcext:value-type="float">
            <text:p>-0,025442</text:p>
          </table:table-cell>
        </table:table-row>
        <table:table-row table:style-name="ro1">
          <table:table-cell office:value-type="string" calcext:value-type="string">
            <text:p>9 Mar 2017 00:20:00.000</text:p>
          </table:table-cell>
          <table:table-cell office:value-type="float" office:value="-36.823" calcext:value-type="float">
            <text:p>-36,823</text:p>
          </table:table-cell>
          <table:table-cell office:value-type="float" office:value="-88.833" calcext:value-type="float">
            <text:p>-88,833</text:p>
          </table:table-cell>
          <table:table-cell office:value-type="float" office:value="667.692846" calcext:value-type="float">
            <text:p>667,692846</text:p>
          </table:table-cell>
          <table:table-cell office:value-type="float" office:value="0.060402" calcext:value-type="float">
            <text:p>0,060402</text:p>
          </table:table-cell>
          <table:table-cell office:value-type="float" office:value="-0.017437" calcext:value-type="float">
            <text:p>-0,017437</text:p>
          </table:table-cell>
          <table:table-cell office:value-type="float" office:value="-0.025336" calcext:value-type="float">
            <text:p>-0,025336</text:p>
          </table:table-cell>
        </table:table-row>
        <table:table-row table:style-name="ro1">
          <table:table-cell office:value-type="string" calcext:value-type="string">
            <text:p>9 Mar 2017 00:21:00.000</text:p>
          </table:table-cell>
          <table:table-cell office:value-type="float" office:value="-33.194" calcext:value-type="float">
            <text:p>-33,194</text:p>
          </table:table-cell>
          <table:table-cell office:value-type="float" office:value="-89.844" calcext:value-type="float">
            <text:p>-89,844</text:p>
          </table:table-cell>
          <table:table-cell office:value-type="float" office:value="666.183902" calcext:value-type="float">
            <text:p>666,183902</text:p>
          </table:table-cell>
          <table:table-cell office:value-type="float" office:value="0.060534" calcext:value-type="float">
            <text:p>0,060534</text:p>
          </table:table-cell>
          <table:table-cell office:value-type="float" office:value="-0.01632" calcext:value-type="float">
            <text:p>-0,01632</text:p>
          </table:table-cell>
          <table:table-cell office:value-type="float" office:value="-0.024898" calcext:value-type="float">
            <text:p>-0,024898</text:p>
          </table:table-cell>
        </table:table-row>
        <table:table-row table:style-name="ro1">
          <table:table-cell office:value-type="string" calcext:value-type="string">
            <text:p>9 Mar 2017 00:22:00.000</text:p>
          </table:table-cell>
          <table:table-cell office:value-type="float" office:value="-29.559" calcext:value-type="float">
            <text:p>-29,559</text:p>
          </table:table-cell>
          <table:table-cell office:value-type="float" office:value="-90.795" calcext:value-type="float">
            <text:p>-90,795</text:p>
          </table:table-cell>
          <table:table-cell office:value-type="float" office:value="664.71101" calcext:value-type="float">
            <text:p>664,71101</text:p>
          </table:table-cell>
          <table:table-cell office:value-type="float" office:value="0.060648" calcext:value-type="float">
            <text:p>0,060648</text:p>
          </table:table-cell>
          <table:table-cell office:value-type="float" office:value="-0.015424" calcext:value-type="float">
            <text:p>-0,015424</text:p>
          </table:table-cell>
          <table:table-cell office:value-type="float" office:value="-0.024139" calcext:value-type="float">
            <text:p>-0,024139</text:p>
          </table:table-cell>
        </table:table-row>
        <table:table-row table:style-name="ro1">
          <table:table-cell office:value-type="string" calcext:value-type="string">
            <text:p>9 Mar 2017 00:23:00.000</text:p>
          </table:table-cell>
          <table:table-cell office:value-type="float" office:value="-25.917" calcext:value-type="float">
            <text:p>-25,917</text:p>
          </table:table-cell>
          <table:table-cell office:value-type="float" office:value="-91.699" calcext:value-type="float">
            <text:p>-91,699</text:p>
          </table:table-cell>
          <table:table-cell office:value-type="float" office:value="663.292999" calcext:value-type="float">
            <text:p>663,292999</text:p>
          </table:table-cell>
          <table:table-cell office:value-type="float" office:value="0.060747" calcext:value-type="float">
            <text:p>0,060747</text:p>
          </table:table-cell>
          <table:table-cell office:value-type="float" office:value="-0.014704" calcext:value-type="float">
            <text:p>-0,014704</text:p>
          </table:table-cell>
          <table:table-cell office:value-type="float" office:value="-0.023074" calcext:value-type="float">
            <text:p>-0,023074</text:p>
          </table:table-cell>
        </table:table-row>
        <table:table-row table:style-name="ro1">
          <table:table-cell office:value-type="string" calcext:value-type="string">
            <text:p>9 Mar 2017 00:24:00.000</text:p>
          </table:table-cell>
          <table:table-cell office:value-type="float" office:value="-22.269" calcext:value-type="float">
            <text:p>-22,269</text:p>
          </table:table-cell>
          <table:table-cell office:value-type="float" office:value="-92.563" calcext:value-type="float">
            <text:p>-92,563</text:p>
          </table:table-cell>
          <table:table-cell office:value-type="float" office:value="661.947592" calcext:value-type="float">
            <text:p>661,947592</text:p>
          </table:table-cell>
          <table:table-cell office:value-type="float" office:value="0.060833" calcext:value-type="float">
            <text:p>0,060833</text:p>
          </table:table-cell>
          <table:table-cell office:value-type="float" office:value="-0.014128" calcext:value-type="float">
            <text:p>-0,014128</text:p>
          </table:table-cell>
          <table:table-cell office:value-type="float" office:value="-0.021725" calcext:value-type="float">
            <text:p>-0,021725</text:p>
          </table:table-cell>
        </table:table-row>
        <table:table-row table:style-name="ro1">
          <table:table-cell office:value-type="string" calcext:value-type="string">
            <text:p>9 Mar 2017 00:25:00.000</text:p>
          </table:table-cell>
          <table:table-cell office:value-type="float" office:value="-18.617" calcext:value-type="float">
            <text:p>-18,617</text:p>
          </table:table-cell>
          <table:table-cell office:value-type="float" office:value="-93.396" calcext:value-type="float">
            <text:p>-93,396</text:p>
          </table:table-cell>
          <table:table-cell office:value-type="float" office:value="660.691128" calcext:value-type="float">
            <text:p>660,691128</text:p>
          </table:table-cell>
          <table:table-cell office:value-type="float" office:value="0.060906" calcext:value-type="float">
            <text:p>0,060906</text:p>
          </table:table-cell>
          <table:table-cell office:value-type="float" office:value="-0.013672" calcext:value-type="float">
            <text:p>-0,013672</text:p>
          </table:table-cell>
          <table:table-cell office:value-type="float" office:value="-0.020116" calcext:value-type="float">
            <text:p>-0,020116</text:p>
          </table:table-cell>
        </table:table-row>
        <table:table-row table:style-name="ro1">
          <table:table-cell office:value-type="string" calcext:value-type="string">
            <text:p>9 Mar 2017 00:26:00.000</text:p>
          </table:table-cell>
          <table:table-cell office:value-type="float" office:value="-14.961" calcext:value-type="float">
            <text:p>-14,961</text:p>
          </table:table-cell>
          <table:table-cell office:value-type="float" office:value="-94.206" calcext:value-type="float">
            <text:p>-94,206</text:p>
          </table:table-cell>
          <table:table-cell office:value-type="float" office:value="659.538305" calcext:value-type="float">
            <text:p>659,538305</text:p>
          </table:table-cell>
          <table:table-cell office:value-type="float" office:value="0.060967" calcext:value-type="float">
            <text:p>0,060967</text:p>
          </table:table-cell>
          <table:table-cell office:value-type="float" office:value="-0.013318" calcext:value-type="float">
            <text:p>-0,013318</text:p>
          </table:table-cell>
          <table:table-cell office:value-type="float" office:value="-0.018277" calcext:value-type="float">
            <text:p>-0,018277</text:p>
          </table:table-cell>
        </table:table-row>
        <table:table-row table:style-name="ro1">
          <table:table-cell office:value-type="string" calcext:value-type="string">
            <text:p>9 Mar 2017 00:27:00.000</text:p>
          </table:table-cell>
          <table:table-cell office:value-type="float" office:value="-11.301" calcext:value-type="float">
            <text:p>-11,301</text:p>
          </table:table-cell>
          <table:table-cell office:value-type="float" office:value="-94.996" calcext:value-type="float">
            <text:p>-94,996</text:p>
          </table:table-cell>
          <table:table-cell office:value-type="float" office:value="658.501955" calcext:value-type="float">
            <text:p>658,501955</text:p>
          </table:table-cell>
          <table:table-cell office:value-type="float" office:value="0.061017" calcext:value-type="float">
            <text:p>0,061017</text:p>
          </table:table-cell>
          <table:table-cell office:value-type="float" office:value="-0.013054" calcext:value-type="float">
            <text:p>-0,013054</text:p>
          </table:table-cell>
          <table:table-cell office:value-type="float" office:value="-0.016241" calcext:value-type="float">
            <text:p>-0,016241</text:p>
          </table:table-cell>
        </table:table-row>
        <table:table-row table:style-name="ro1">
          <table:table-cell office:value-type="string" calcext:value-type="string">
            <text:p>9 Mar 2017 00:28:00.000</text:p>
          </table:table-cell>
          <table:table-cell office:value-type="float" office:value="-7.639" calcext:value-type="float">
            <text:p>-7,639</text:p>
          </table:table-cell>
          <table:table-cell office:value-type="float" office:value="-95.774" calcext:value-type="float">
            <text:p>-95,774</text:p>
          </table:table-cell>
          <table:table-cell office:value-type="float" office:value="657.592845" calcext:value-type="float">
            <text:p>657,592845</text:p>
          </table:table-cell>
          <table:table-cell office:value-type="float" office:value="0.061055" calcext:value-type="float">
            <text:p>0,061055</text:p>
          </table:table-cell>
          <table:table-cell office:value-type="float" office:value="-0.01287" calcext:value-type="float">
            <text:p>-0,01287</text:p>
          </table:table-cell>
          <table:table-cell office:value-type="float" office:value="-0.014044" calcext:value-type="float">
            <text:p>-0,014044</text:p>
          </table:table-cell>
        </table:table-row>
        <table:table-row table:style-name="ro1">
          <table:table-cell office:value-type="string" calcext:value-type="string">
            <text:p>9 Mar 2017 00:29:00.000</text:p>
          </table:table-cell>
          <table:table-cell office:value-type="float" office:value="-3.975" calcext:value-type="float">
            <text:p>-3,975</text:p>
          </table:table-cell>
          <table:table-cell office:value-type="float" office:value="-96.542" calcext:value-type="float">
            <text:p>-96,542</text:p>
          </table:table-cell>
          <table:table-cell office:value-type="float" office:value="656.819515" calcext:value-type="float">
            <text:p>656,819515</text:p>
          </table:table-cell>
          <table:table-cell office:value-type="float" office:value="0.061082" calcext:value-type="float">
            <text:p>0,061082</text:p>
          </table:table-cell>
          <table:table-cell office:value-type="float" office:value="-0.01276" calcext:value-type="float">
            <text:p>-0,01276</text:p>
          </table:table-cell>
          <table:table-cell office:value-type="float" office:value="-0.011724" calcext:value-type="float">
            <text:p>-0,011724</text:p>
          </table:table-cell>
        </table:table-row>
        <table:table-row table:style-name="ro1">
          <table:table-cell office:value-type="string" calcext:value-type="string">
            <text:p>9 Mar 2017 00:30:00.000</text:p>
          </table:table-cell>
          <table:table-cell office:value-type="float" office:value="-0.31" calcext:value-type="float">
            <text:p>-0,31</text:p>
          </table:table-cell>
          <table:table-cell office:value-type="float" office:value="-97.306" calcext:value-type="float">
            <text:p>-97,306</text:p>
          </table:table-cell>
          <table:table-cell office:value-type="float" office:value="656.188157" calcext:value-type="float">
            <text:p>656,188157</text:p>
          </table:table-cell>
          <table:table-cell office:value-type="float" office:value="0.061098" calcext:value-type="float">
            <text:p>0,061098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932" calcext:value-type="float">
            <text:p>-0,00932</text:p>
          </table:table-cell>
        </table:table-row>
        <table:table-row table:style-name="ro1">
          <table:table-cell office:value-type="string" calcext:value-type="string">
            <text:p>9 Mar 2017 00:31:00.000</text:p>
          </table:table-cell>
          <table:table-cell office:value-type="float" office:value="3.357" calcext:value-type="float">
            <text:p>3,357</text:p>
          </table:table-cell>
          <table:table-cell office:value-type="float" office:value="-98.07" calcext:value-type="float">
            <text:p>-98,07</text:p>
          </table:table-cell>
          <table:table-cell office:value-type="float" office:value="655.702535" calcext:value-type="float">
            <text:p>655,702535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51" calcext:value-type="float">
            <text:p>-0,012751</text:p>
          </table:table-cell>
          <table:table-cell office:value-type="float" office:value="-0.006874" calcext:value-type="float">
            <text:p>-0,006874</text:p>
          </table:table-cell>
        </table:table-row>
        <table:table-row table:style-name="ro1">
          <table:table-cell office:value-type="string" calcext:value-type="string">
            <text:p>9 Mar 2017 00:32:00.000</text:p>
          </table:table-cell>
          <table:table-cell office:value-type="float" office:value="7.023" calcext:value-type="float">
            <text:p>7,023</text:p>
          </table:table-cell>
          <table:table-cell office:value-type="float" office:value="-98.838" calcext:value-type="float">
            <text:p>-98,838</text:p>
          </table:table-cell>
          <table:table-cell office:value-type="float" office:value="655.36394" calcext:value-type="float">
            <text:p>655,36394</text:p>
          </table:table-cell>
          <table:table-cell office:value-type="float" office:value="0.061097" calcext:value-type="float">
            <text:p>0,061097</text:p>
          </table:table-cell>
          <table:table-cell office:value-type="float" office:value="-0.012851" calcext:value-type="float">
            <text:p>-0,012851</text:p>
          </table:table-cell>
          <table:table-cell office:value-type="float" office:value="-0.004427" calcext:value-type="float">
            <text:p>-0,004427</text:p>
          </table:table-cell>
        </table:table-row>
        <table:table-row table:style-name="ro1">
          <table:table-cell office:value-type="string" calcext:value-type="string">
            <text:p>9 Mar 2017 00:33:00.000</text:p>
          </table:table-cell>
          <table:table-cell office:value-type="float" office:value="10.688" calcext:value-type="float">
            <text:p>10,688</text:p>
          </table:table-cell>
          <table:table-cell office:value-type="float" office:value="-99.614" calcext:value-type="float">
            <text:p>-99,614</text:p>
          </table:table-cell>
          <table:table-cell office:value-type="float" office:value="655.171202" calcext:value-type="float">
            <text:p>655,171202</text:p>
          </table:table-cell>
          <table:table-cell office:value-type="float" office:value="0.061079" calcext:value-type="float">
            <text:p>0,061079</text:p>
          </table:table-cell>
          <table:table-cell office:value-type="float" office:value="-0.013025" calcext:value-type="float">
            <text:p>-0,013025</text:p>
          </table:table-cell>
          <table:table-cell office:value-type="float" office:value="-0.002019" calcext:value-type="float">
            <text:p>-0,002019</text:p>
          </table:table-cell>
        </table:table-row>
        <table:table-row table:style-name="ro1">
          <table:table-cell office:value-type="string" calcext:value-type="string">
            <text:p>9 Mar 2017 00:34:00.000</text:p>
          </table:table-cell>
          <table:table-cell office:value-type="float" office:value="14.352" calcext:value-type="float">
            <text:p>14,352</text:p>
          </table:table-cell>
          <table:table-cell office:value-type="float" office:value="-100.402" calcext:value-type="float">
            <text:p>-100,402</text:p>
          </table:table-cell>
          <table:table-cell office:value-type="float" office:value="655.120733" calcext:value-type="float">
            <text:p>655,120733</text:p>
          </table:table-cell>
          <table:table-cell office:value-type="float" office:value="0.06105" calcext:value-type="float">
            <text:p>0,06105</text:p>
          </table:table-cell>
          <table:table-cell office:value-type="float" office:value="-0.013279" calcext:value-type="float">
            <text:p>-0,013279</text:p>
          </table:table-cell>
          <table:table-cell office:value-type="float" office:value="0.000309" calcext:value-type="float">
            <text:p>0,000309</text:p>
          </table:table-cell>
        </table:table-row>
        <table:table-row table:style-name="ro1">
          <table:table-cell office:value-type="string" calcext:value-type="string">
            <text:p>9 Mar 2017 00:35:00.000</text:p>
          </table:table-cell>
          <table:table-cell office:value-type="float" office:value="18.014" calcext:value-type="float">
            <text:p>18,014</text:p>
          </table:table-cell>
          <table:table-cell office:value-type="float" office:value="-101.209" calcext:value-type="float">
            <text:p>-101,209</text:p>
          </table:table-cell>
          <table:table-cell office:value-type="float" office:value="655.206616" calcext:value-type="float">
            <text:p>655,206616</text:p>
          </table:table-cell>
          <table:table-cell office:value-type="float" office:value="0.061009" calcext:value-type="float">
            <text:p>0,061009</text:p>
          </table:table-cell>
          <table:table-cell office:value-type="float" office:value="-0.013621" calcext:value-type="float">
            <text:p>-0,013621</text:p>
          </table:table-cell>
          <table:table-cell office:value-type="float" office:value="0.00252" calcext:value-type="float">
            <text:p>0,00252</text:p>
          </table:table-cell>
        </table:table-row>
        <table:table-row table:style-name="ro1">
          <table:table-cell office:value-type="string" calcext:value-type="string">
            <text:p>9 Mar 2017 00:36:00.000</text:p>
          </table:table-cell>
          <table:table-cell office:value-type="float" office:value="21.673" calcext:value-type="float">
            <text:p>21,673</text:p>
          </table:table-cell>
          <table:table-cell office:value-type="float" office:value="-102.039" calcext:value-type="float">
            <text:p>-102,039</text:p>
          </table:table-cell>
          <table:table-cell office:value-type="float" office:value="655.420742" calcext:value-type="float">
            <text:p>655,420742</text:p>
          </table:table-cell>
          <table:table-cell office:value-type="float" office:value="0.060956" calcext:value-type="float">
            <text:p>0,060956</text:p>
          </table:table-cell>
          <table:table-cell office:value-type="float" office:value="-0.014063" calcext:value-type="float">
            <text:p>-0,014063</text:p>
          </table:table-cell>
          <table:table-cell office:value-type="float" office:value="0.004578" calcext:value-type="float">
            <text:p>0,004578</text:p>
          </table:table-cell>
        </table:table-row>
        <table:table-row table:style-name="ro1">
          <table:table-cell office:value-type="string" calcext:value-type="string">
            <text:p>9 Mar 2017 00:37:00.000</text:p>
          </table:table-cell>
          <table:table-cell office:value-type="float" office:value="25.328" calcext:value-type="float">
            <text:p>25,328</text:p>
          </table:table-cell>
          <table:table-cell office:value-type="float" office:value="-102.899" calcext:value-type="float">
            <text:p>-102,899</text:p>
          </table:table-cell>
          <table:table-cell office:value-type="float" office:value="655.752971" calcext:value-type="float">
            <text:p>655,752971</text:p>
          </table:table-cell>
          <table:table-cell office:value-type="float" office:value="0.060889" calcext:value-type="float">
            <text:p>0,060889</text:p>
          </table:table-cell>
          <table:table-cell office:value-type="float" office:value="-0.014624" calcext:value-type="float">
            <text:p>-0,014624</text:p>
          </table:table-cell>
          <table:table-cell office:value-type="float" office:value="0.006452" calcext:value-type="float">
            <text:p>0,006452</text:p>
          </table:table-cell>
        </table:table-row>
        <table:table-row table:style-name="ro1">
          <table:table-cell office:value-type="string" calcext:value-type="string">
            <text:p>9 Mar 2017 00:38:00.000</text:p>
          </table:table-cell>
          <table:table-cell office:value-type="float" office:value="28.979" calcext:value-type="float">
            <text:p>28,979</text:p>
          </table:table-cell>
          <table:table-cell office:value-type="float" office:value="-103.797" calcext:value-type="float">
            <text:p>-103,797</text:p>
          </table:table-cell>
          <table:table-cell office:value-type="float" office:value="656.191337" calcext:value-type="float">
            <text:p>656,191337</text:p>
          </table:table-cell>
          <table:table-cell office:value-type="float" office:value="0.060809" calcext:value-type="float">
            <text:p>0,060809</text:p>
          </table:table-cell>
          <table:table-cell office:value-type="float" office:value="-0.015325" calcext:value-type="float">
            <text:p>-0,015325</text:p>
          </table:table-cell>
          <table:table-cell office:value-type="float" office:value="0.008113" calcext:value-type="float">
            <text:p>0,008113</text:p>
          </table:table-cell>
        </table:table-row>
        <table:table-row table:style-name="ro1">
          <table:table-cell office:value-type="string" calcext:value-type="string">
            <text:p>9 Mar 2017 00:39:00.000</text:p>
          </table:table-cell>
          <table:table-cell office:value-type="float" office:value="32.625" calcext:value-type="float">
            <text:p>32,625</text:p>
          </table:table-cell>
          <table:table-cell office:value-type="float" office:value="-104.741" calcext:value-type="float">
            <text:p>-104,741</text:p>
          </table:table-cell>
          <table:table-cell office:value-type="float" office:value="656.722283" calcext:value-type="float">
            <text:p>656,722283</text:p>
          </table:table-cell>
          <table:table-cell office:value-type="float" office:value="0.060712" calcext:value-type="float">
            <text:p>0,060712</text:p>
          </table:table-cell>
          <table:table-cell office:value-type="float" office:value="-0.016198" calcext:value-type="float">
            <text:p>-0,016198</text:p>
          </table:table-cell>
          <table:table-cell office:value-type="float" office:value="0.009535" calcext:value-type="float">
            <text:p>0,009535</text:p>
          </table:table-cell>
        </table:table-row>
        <table:table-row table:style-name="ro1">
          <table:table-cell office:value-type="string" calcext:value-type="string">
            <text:p>9 Mar 2017 00:40:00.000</text:p>
          </table:table-cell>
          <table:table-cell office:value-type="float" office:value="36.264" calcext:value-type="float">
            <text:p>36,264</text:p>
          </table:table-cell>
          <table:table-cell office:value-type="float" office:value="-105.745" calcext:value-type="float">
            <text:p>-105,745</text:p>
          </table:table-cell>
          <table:table-cell office:value-type="float" office:value="657.330915" calcext:value-type="float">
            <text:p>657,330915</text:p>
          </table:table-cell>
          <table:table-cell office:value-type="float" office:value="0.060598" calcext:value-type="float">
            <text:p>0,060598</text:p>
          </table:table-cell>
          <table:table-cell office:value-type="float" office:value="-0.017286" calcext:value-type="float">
            <text:p>-0,017286</text:p>
          </table:table-cell>
          <table:table-cell office:value-type="float" office:value="0.0107" calcext:value-type="float">
            <text:p>0,0107</text:p>
          </table:table-cell>
        </table:table-row>
        <table:table-row table:style-name="ro1">
          <table:table-cell office:value-type="string" calcext:value-type="string">
            <text:p>9 Mar 2017 00:41:00.000</text:p>
          </table:table-cell>
          <table:table-cell office:value-type="float" office:value="39.896" calcext:value-type="float">
            <text:p>39,896</text:p>
          </table:table-cell>
          <table:table-cell office:value-type="float" office:value="-106.821" calcext:value-type="float">
            <text:p>-106,821</text:p>
          </table:table-cell>
          <table:table-cell office:value-type="float" office:value="658.001284" calcext:value-type="float">
            <text:p>658,001284</text:p>
          </table:table-cell>
          <table:table-cell office:value-type="float" office:value="0.060462" calcext:value-type="float">
            <text:p>0,060462</text:p>
          </table:table-cell>
          <table:table-cell office:value-type="float" office:value="-0.018647" calcext:value-type="float">
            <text:p>-0,018647</text:p>
          </table:table-cell>
          <table:table-cell office:value-type="float" office:value="0.011592" calcext:value-type="float">
            <text:p>0,011592</text:p>
          </table:table-cell>
        </table:table-row>
        <table:table-row table:style-name="ro1">
          <table:table-cell office:value-type="string" calcext:value-type="string">
            <text:p>9 Mar 2017 00:42:00.000</text:p>
          </table:table-cell>
          <table:table-cell office:value-type="float" office:value="43.519" calcext:value-type="float">
            <text:p>43,519</text:p>
          </table:table-cell>
          <table:table-cell office:value-type="float" office:value="-107.989" calcext:value-type="float">
            <text:p>-107,989</text:p>
          </table:table-cell>
          <table:table-cell office:value-type="float" office:value="658.716678" calcext:value-type="float">
            <text:p>658,716678</text:p>
          </table:table-cell>
          <table:table-cell office:value-type="float" office:value="0.0603" calcext:value-type="float">
            <text:p>0,0603</text:p>
          </table:table-cell>
          <table:table-cell office:value-type="float" office:value="-0.020365" calcext:value-type="float">
            <text:p>-0,020365</text:p>
          </table:table-cell>
          <table:table-cell office:value-type="float" office:value="0.012201" calcext:value-type="float">
            <text:p>0,012201</text:p>
          </table:table-cell>
        </table:table-row>
        <table:table-row table:style-name="ro1">
          <table:table-cell office:value-type="string" calcext:value-type="string">
            <text:p>9 Mar 2017 00:43:00.000</text:p>
          </table:table-cell>
          <table:table-cell office:value-type="float" office:value="47.132" calcext:value-type="float">
            <text:p>47,132</text:p>
          </table:table-cell>
          <table:table-cell office:value-type="float" office:value="-109.274" calcext:value-type="float">
            <text:p>-109,274</text:p>
          </table:table-cell>
          <table:table-cell office:value-type="float" office:value="659.459928" calcext:value-type="float">
            <text:p>659,459928</text:p>
          </table:table-cell>
          <table:table-cell office:value-type="float" office:value="0.060103" calcext:value-type="float">
            <text:p>0,060103</text:p>
          </table:table-cell>
          <table:table-cell office:value-type="float" office:value="-0.022558" calcext:value-type="float">
            <text:p>-0,022558</text:p>
          </table:table-cell>
          <table:table-cell office:value-type="float" office:value="0.012522" calcext:value-type="float">
            <text:p>0,012522</text:p>
          </table:table-cell>
        </table:table-row>
        <table:table-row table:style-name="ro1">
          <table:table-cell office:value-type="string" calcext:value-type="string">
            <text:p>9 Mar 2017 00:44:00.000</text:p>
          </table:table-cell>
          <table:table-cell office:value-type="float" office:value="50.731" calcext:value-type="float">
            <text:p>50,731</text:p>
          </table:table-cell>
          <table:table-cell office:value-type="float" office:value="-110.709" calcext:value-type="float">
            <text:p>-110,709</text:p>
          </table:table-cell>
          <table:table-cell office:value-type="float" office:value="660.213715" calcext:value-type="float">
            <text:p>660,213715</text:p>
          </table:table-cell>
          <table:table-cell office:value-type="float" office:value="0.05986" calcext:value-type="float">
            <text:p>0,05986</text:p>
          </table:table-cell>
          <table:table-cell office:value-type="float" office:value="-0.025398" calcext:value-type="float">
            <text:p>-0,025398</text:p>
          </table:table-cell>
          <table:table-cell office:value-type="float" office:value="0.012554" calcext:value-type="float">
            <text:p>0,012554</text:p>
          </table:table-cell>
        </table:table-row>
        <table:table-row table:style-name="ro1">
          <table:table-cell office:value-type="string" calcext:value-type="string">
            <text:p>9 Mar 2017 00:45:00.000</text:p>
          </table:table-cell>
          <table:table-cell office:value-type="float" office:value="54.314" calcext:value-type="float">
            <text:p>54,314</text:p>
          </table:table-cell>
          <table:table-cell office:value-type="float" office:value="-112.34" calcext:value-type="float">
            <text:p>-112,34</text:p>
          </table:table-cell>
          <table:table-cell office:value-type="float" office:value="660.960875" calcext:value-type="float">
            <text:p>660,960875</text:p>
          </table:table-cell>
          <table:table-cell office:value-type="float" office:value="0.059553" calcext:value-type="float">
            <text:p>0,059553</text:p>
          </table:table-cell>
          <table:table-cell office:value-type="float" office:value="-0.029146" calcext:value-type="float">
            <text:p>-0,029146</text:p>
          </table:table-cell>
          <table:table-cell office:value-type="float" office:value="0.012303" calcext:value-type="float">
            <text:p>0,012303</text:p>
          </table:table-cell>
        </table:table-row>
        <table:table-row table:style-name="ro1">
          <table:table-cell office:value-type="string" calcext:value-type="string">
            <text:p>9 Mar 2017 00:46:00.000</text:p>
          </table:table-cell>
          <table:table-cell office:value-type="float" office:value="57.875" calcext:value-type="float">
            <text:p>57,875</text:p>
          </table:table-cell>
          <table:table-cell office:value-type="float" office:value="-114.233" calcext:value-type="float">
            <text:p>-114,233</text:p>
          </table:table-cell>
          <table:table-cell office:value-type="float" office:value="661.684708" calcext:value-type="float">
            <text:p>661,684708</text:p>
          </table:table-cell>
          <table:table-cell office:value-type="float" office:value="0.059152" calcext:value-type="float">
            <text:p>0,059152</text:p>
          </table:table-cell>
          <table:table-cell office:value-type="float" office:value="-0.034209" calcext:value-type="float">
            <text:p>-0,034209</text:p>
          </table:table-cell>
          <table:table-cell office:value-type="float" office:value="0.011779" calcext:value-type="float">
            <text:p>0,011779</text:p>
          </table:table-cell>
        </table:table-row>
        <table:table-row table:style-name="ro1">
          <table:table-cell office:value-type="string" calcext:value-type="string">
            <text:p>9 Mar 2017 00:47:00.000</text:p>
          </table:table-cell>
          <table:table-cell office:value-type="float" office:value="61.409" calcext:value-type="float">
            <text:p>61,409</text:p>
          </table:table-cell>
          <table:table-cell office:value-type="float" office:value="-116.484" calcext:value-type="float">
            <text:p>-116,484</text:p>
          </table:table-cell>
          <table:table-cell office:value-type="float" office:value="662.36926" calcext:value-type="float">
            <text:p>662,36926</text:p>
          </table:table-cell>
          <table:table-cell office:value-type="float" office:value="0.058608" calcext:value-type="float">
            <text:p>0,058608</text:p>
          </table:table-cell>
          <table:table-cell office:value-type="float" office:value="-0.041239" calcext:value-type="float">
            <text:p>-0,041239</text:p>
          </table:table-cell>
          <table:table-cell office:value-type="float" office:value="0.010997" calcext:value-type="float">
            <text:p>0,010997</text:p>
          </table:table-cell>
        </table:table-row>
        <table:table-row table:style-name="ro1">
          <table:table-cell office:value-type="string" calcext:value-type="string">
            <text:p>9 Mar 2017 00:48:00.000</text:p>
          </table:table-cell>
          <table:table-cell office:value-type="float" office:value="64.904" calcext:value-type="float">
            <text:p>64,904</text:p>
          </table:table-cell>
          <table:table-cell office:value-type="float" office:value="-119.242" calcext:value-type="float">
            <text:p>-119,242</text:p>
          </table:table-cell>
          <table:table-cell office:value-type="float" office:value="662.999606" calcext:value-type="float">
            <text:p>662,999606</text:p>
          </table:table-cell>
          <table:table-cell office:value-type="float" office:value="0.057839" calcext:value-type="float">
            <text:p>0,057839</text:p>
          </table:table-cell>
          <table:table-cell office:value-type="float" office:value="-0.051336" calcext:value-type="float">
            <text:p>-0,051336</text:p>
          </table:table-cell>
          <table:table-cell office:value-type="float" office:value="0.009977" calcext:value-type="float">
            <text:p>0,009977</text:p>
          </table:table-cell>
        </table:table-row>
        <table:table-row table:style-name="ro1">
          <table:table-cell office:value-type="string" calcext:value-type="string">
            <text:p>9 Mar 2017 00:49:00.000</text:p>
          </table:table-cell>
          <table:table-cell office:value-type="float" office:value="68.342" calcext:value-type="float">
            <text:p>68,342</text:p>
          </table:table-cell>
          <table:table-cell office:value-type="float" office:value="-122.744" calcext:value-type="float">
            <text:p>-122,744</text:p>
          </table:table-cell>
          <table:table-cell office:value-type="float" office:value="663.562097" calcext:value-type="float">
            <text:p>663,562097</text:p>
          </table:table-cell>
          <table:table-cell office:value-type="float" office:value="0.056691" calcext:value-type="float">
            <text:p>0,056691</text:p>
          </table:table-cell>
          <table:table-cell office:value-type="float" office:value="-0.066434" calcext:value-type="float">
            <text:p>-0,066434</text:p>
          </table:table-cell>
          <table:table-cell office:value-type="float" office:value="0.00874" calcext:value-type="float">
            <text:p>0,00874</text:p>
          </table:table-cell>
        </table:table-row>
        <table:table-row table:style-name="ro1">
          <table:table-cell office:value-type="string" calcext:value-type="string">
            <text:p>9 Mar 2017 00:50:00.000</text:p>
          </table:table-cell>
          <table:table-cell office:value-type="float" office:value="71.693" calcext:value-type="float">
            <text:p>71,693</text:p>
          </table:table-cell>
          <table:table-cell office:value-type="float" office:value="-127.384" calcext:value-type="float">
            <text:p>-127,384</text:p>
          </table:table-cell>
          <table:table-cell office:value-type="float" office:value="664.044597" calcext:value-type="float">
            <text:p>664,044597</text:p>
          </table:table-cell>
          <table:table-cell office:value-type="float" office:value="0.054867" calcext:value-type="float">
            <text:p>0,054867</text:p>
          </table:table-cell>
          <table:table-cell office:value-type="float" office:value="-0.090096" calcext:value-type="float">
            <text:p>-0,090096</text:p>
          </table:table-cell>
          <table:table-cell office:value-type="float" office:value="0.007315" calcext:value-type="float">
            <text:p>0,007315</text:p>
          </table:table-cell>
        </table:table-row>
        <table:table-row table:style-name="ro1">
          <table:table-cell office:value-type="string" calcext:value-type="string">
            <text:p>9 Mar 2017 00:51:00.000</text:p>
          </table:table-cell>
          <table:table-cell office:value-type="float" office:value="74.901" calcext:value-type="float">
            <text:p>74,901</text:p>
          </table:table-cell>
          <table:table-cell office:value-type="float" office:value="-133.857" calcext:value-type="float">
            <text:p>-133,857</text:p>
          </table:table-cell>
          <table:table-cell office:value-type="float" office:value="664.436689" calcext:value-type="float">
            <text:p>664,436689</text:p>
          </table:table-cell>
          <table:table-cell office:value-type="float" office:value="0.051748" calcext:value-type="float">
            <text:p>0,051748</text:p>
          </table:table-cell>
          <table:table-cell office:value-type="float" office:value="-0.129061" calcext:value-type="float">
            <text:p>-0,129061</text:p>
          </table:table-cell>
          <table:table-cell office:value-type="float" office:value="0.005732" calcext:value-type="float">
            <text:p>0,005732</text:p>
          </table:table-cell>
        </table:table-row>
        <table:table-row table:style-name="ro1">
          <table:table-cell office:value-type="string" calcext:value-type="string">
            <text:p>9 Mar 2017 00:52:00.000</text:p>
          </table:table-cell>
          <table:table-cell office:value-type="float" office:value="77.851" calcext:value-type="float">
            <text:p>77,851</text:p>
          </table:table-cell>
          <table:table-cell office:value-type="float" office:value="-143.416" calcext:value-type="float">
            <text:p>-143,416</text:p>
          </table:table-cell>
          <table:table-cell office:value-type="float" office:value="664.729844" calcext:value-type="float">
            <text:p>664,729844</text:p>
          </table:table-cell>
          <table:table-cell office:value-type="float" office:value="0.045974" calcext:value-type="float">
            <text:p>0,045974</text:p>
          </table:table-cell>
          <table:table-cell office:value-type="float" office:value="-0.195462" calcext:value-type="float">
            <text:p>-0,195462</text:p>
          </table:table-cell>
          <table:table-cell office:value-type="float" office:value="0.004023" calcext:value-type="float">
            <text:p>0,004023</text:p>
          </table:table-cell>
        </table:table-row>
        <table:table-row table:style-name="ro1">
          <table:table-cell office:value-type="string" calcext:value-type="string">
            <text:p>9 Mar 2017 00:53:00.000</text:p>
          </table:table-cell>
          <table:table-cell office:value-type="float" office:value="80.308" calcext:value-type="float">
            <text:p>80,308</text:p>
          </table:table-cell>
          <table:table-cell office:value-type="float" office:value="-158.157" calcext:value-type="float">
            <text:p>-158,157</text:p>
          </table:table-cell>
          <table:table-cell office:value-type="float" office:value="664.91757" calcext:value-type="float">
            <text:p>664,91757</text:p>
          </table:table-cell>
          <table:table-cell office:value-type="float" office:value="0.034657" calcext:value-type="float">
            <text:p>0,034657</text:p>
          </table:table-cell>
          <table:table-cell office:value-type="float" office:value="-0.303058" calcext:value-type="float">
            <text:p>-0,303058</text:p>
          </table:table-cell>
          <table:table-cell office:value-type="float" office:value="0.002223" calcext:value-type="float">
            <text:p>0,002223</text:p>
          </table:table-cell>
        </table:table-row>
        <table:table-row table:style-name="ro1">
          <table:table-cell office:value-type="string" calcext:value-type="string">
            <text:p>9 Mar 2017 00:54:00.000</text:p>
          </table:table-cell>
          <table:table-cell office:value-type="float" office:value="81.816" calcext:value-type="float">
            <text:p>81,816</text:p>
          </table:table-cell>
          <table:table-cell office:value-type="float" office:value="179.884" calcext:value-type="float">
            <text:p>179,884</text:p>
          </table:table-cell>
          <table:table-cell office:value-type="float" office:value="664.995515" calcext:value-type="float">
            <text:p>664,995515</text:p>
          </table:table-cell>
          <table:table-cell office:value-type="float" office:value="0.013851" calcext:value-type="float">
            <text:p>0,013851</text:p>
          </table:table-cell>
          <table:table-cell office:value-type="float" office:value="-0.422155" calcext:value-type="float">
            <text:p>-0,422155</text:p>
          </table:table-cell>
          <table:table-cell office:value-type="float" office:value="0.000369" calcext:value-type="float">
            <text:p>0,000369</text:p>
          </table:table-cell>
        </table:table-row>
        <table:table-row table:style-name="ro1">
          <table:table-cell office:value-type="string" calcext:value-type="string">
            <text:p>9 Mar 2017 00:55:00.000</text:p>
          </table:table-cell>
          <table:table-cell office:value-type="float" office:value="81.831" calcext:value-type="float">
            <text:p>81,831</text:p>
          </table:table-cell>
          <table:table-cell office:value-type="float" office:value="153.643" calcext:value-type="float">
            <text:p>153,643</text:p>
          </table:table-cell>
          <table:table-cell office:value-type="float" office:value="664.961548" calcext:value-type="float">
            <text:p>664,961548</text:p>
          </table:table-cell>
          <table:table-cell office:value-type="float" office:value="-0.013361" calcext:value-type="float">
            <text:p>-0,013361</text:p>
          </table:table-cell>
          <table:table-cell office:value-type="float" office:value="-0.423732" calcext:value-type="float">
            <text:p>-0,423732</text:p>
          </table:table-cell>
          <table:table-cell office:value-type="float" office:value="-0.001501" calcext:value-type="float">
            <text:p>-0,001501</text:p>
          </table:table-cell>
        </table:table-row>
        <table:table-row table:style-name="ro1">
          <table:table-cell office:value-type="string" calcext:value-type="string">
            <text:p>9 Mar 2017 00:56:00.000</text:p>
          </table:table-cell>
          <table:table-cell office:value-type="float" office:value="80.347" calcext:value-type="float">
            <text:p>80,347</text:p>
          </table:table-cell>
          <table:table-cell office:value-type="float" office:value="131.549" calcext:value-type="float">
            <text:p>131,549</text:p>
          </table:table-cell>
          <table:table-cell office:value-type="float" office:value="664.815786" calcext:value-type="float">
            <text:p>664,815786</text:p>
          </table:table-cell>
          <table:table-cell office:value-type="float" office:value="-0.034362" calcext:value-type="float">
            <text:p>-0,034362</text:p>
          </table:table-cell>
          <table:table-cell office:value-type="float" office:value="-0.305475" calcext:value-type="float">
            <text:p>-0,305475</text:p>
          </table:table-cell>
          <table:table-cell office:value-type="float" office:value="-0.003351" calcext:value-type="float">
            <text:p>-0,003351</text:p>
          </table:table-cell>
        </table:table-row>
        <table:table-row table:style-name="ro1">
          <table:table-cell office:value-type="string" calcext:value-type="string">
            <text:p>9 Mar 2017 00:57:00.000</text:p>
          </table:table-cell>
          <table:table-cell office:value-type="float" office:value="77.903" calcext:value-type="float">
            <text:p>77,903</text:p>
          </table:table-cell>
          <table:table-cell office:value-type="float" office:value="116.685" calcext:value-type="float">
            <text:p>116,685</text:p>
          </table:table-cell>
          <table:table-cell office:value-type="float" office:value="664.560605" calcext:value-type="float">
            <text:p>664,560605</text:p>
          </table:table-cell>
          <table:table-cell office:value-type="float" office:value="-0.045826" calcext:value-type="float">
            <text:p>-0,045826</text:p>
          </table:table-cell>
          <table:table-cell office:value-type="float" office:value="-0.197095" calcext:value-type="float">
            <text:p>-0,197095</text:p>
          </table:table-cell>
          <table:table-cell office:value-type="float" office:value="-0.005143" calcext:value-type="float">
            <text:p>-0,005143</text:p>
          </table:table-cell>
        </table:table-row>
        <table:table-row table:style-name="ro1">
          <table:table-cell office:value-type="string" calcext:value-type="string">
            <text:p>9 Mar 2017 00:58:00.000</text:p>
          </table:table-cell>
          <table:table-cell office:value-type="float" office:value="74.959" calcext:value-type="float">
            <text:p>74,959</text:p>
          </table:table-cell>
          <table:table-cell office:value-type="float" office:value="107.05" calcext:value-type="float">
            <text:p>107,05</text:p>
          </table:table-cell>
          <table:table-cell office:value-type="float" office:value="664.200593" calcext:value-type="float">
            <text:p>664,200593</text:p>
          </table:table-cell>
          <table:table-cell office:value-type="float" office:value="-0.051673" calcext:value-type="float">
            <text:p>-0,051673</text:p>
          </table:table-cell>
          <table:table-cell office:value-type="float" office:value="-0.130018" calcext:value-type="float">
            <text:p>-0,130018</text:p>
          </table:table-cell>
          <table:table-cell office:value-type="float" office:value="-0.00684" calcext:value-type="float">
            <text:p>-0,00684</text:p>
          </table:table-cell>
        </table:table-row>
        <table:table-row table:style-name="ro1">
          <table:table-cell office:value-type="string" calcext:value-type="string">
            <text:p>9 Mar 2017 00:59:00.000</text:p>
          </table:table-cell>
          <table:table-cell office:value-type="float" office:value="71.755" calcext:value-type="float">
            <text:p>71,755</text:p>
          </table:table-cell>
          <table:table-cell office:value-type="float" office:value="100.532" calcext:value-type="float">
            <text:p>100,532</text:p>
          </table:table-cell>
          <table:table-cell office:value-type="float" office:value="663.742484" calcext:value-type="float">
            <text:p>663,742484</text:p>
          </table:table-cell>
          <table:table-cell office:value-type="float" office:value="-0.054828" calcext:value-type="float">
            <text:p>-0,054828</text:p>
          </table:table-cell>
          <table:table-cell office:value-type="float" office:value="-0.090665" calcext:value-type="float">
            <text:p>-0,090665</text:p>
          </table:table-cell>
          <table:table-cell office:value-type="float" office:value="-0.008407" calcext:value-type="float">
            <text:p>-0,008407</text:p>
          </table:table-cell>
        </table:table-row>
        <table:table-row table:style-name="ro1">
          <table:table-cell office:value-type="string" calcext:value-type="string">
            <text:p>9 Mar 2017 01:00:00.000</text:p>
          </table:table-cell>
          <table:table-cell office:value-type="float" office:value="68.405" calcext:value-type="float">
            <text:p>68,405</text:p>
          </table:table-cell>
          <table:table-cell office:value-type="float" office:value="95.864" calcext:value-type="float">
            <text:p>95,864</text:p>
          </table:table-cell>
          <table:table-cell office:value-type="float" office:value="663.195044" calcext:value-type="float">
            <text:p>663,195044</text:p>
          </table:table-cell>
          <table:table-cell office:value-type="float" office:value="-0.05667" calcext:value-type="float">
            <text:p>-0,05667</text:p>
          </table:table-cell>
          <table:table-cell office:value-type="float" office:value="-0.066789" calcext:value-type="float">
            <text:p>-0,066789</text:p>
          </table:table-cell>
          <table:table-cell office:value-type="float" office:value="-0.009812" calcext:value-type="float">
            <text:p>-0,009812</text:p>
          </table:table-cell>
        </table:table-row>
        <table:table-row table:style-name="ro1">
          <table:table-cell office:value-type="string" calcext:value-type="string">
            <text:p>9 Mar 2017 01:01:00.000</text:p>
          </table:table-cell>
          <table:table-cell office:value-type="float" office:value="64.968" calcext:value-type="float">
            <text:p>64,968</text:p>
          </table:table-cell>
          <table:table-cell office:value-type="float" office:value="92.346" calcext:value-type="float">
            <text:p>92,346</text:p>
          </table:table-cell>
          <table:table-cell office:value-type="float" office:value="662.568931" calcext:value-type="float">
            <text:p>662,568931</text:p>
          </table:table-cell>
          <table:table-cell office:value-type="float" office:value="-0.057829" calcext:value-type="float">
            <text:p>-0,057829</text:p>
          </table:table-cell>
          <table:table-cell office:value-type="float" office:value="-0.051568" calcext:value-type="float">
            <text:p>-0,051568</text:p>
          </table:table-cell>
          <table:table-cell office:value-type="float" office:value="-0.011025" calcext:value-type="float">
            <text:p>-0,011025</text:p>
          </table:table-cell>
        </table:table-row>
        <table:table-row table:style-name="ro1">
          <table:table-cell office:value-type="string" calcext:value-type="string">
            <text:p>9 Mar 2017 01:02:00.000</text:p>
          </table:table-cell>
          <table:table-cell office:value-type="float" office:value="61.474" calcext:value-type="float">
            <text:p>61,474</text:p>
          </table:table-cell>
          <table:table-cell office:value-type="float" office:value="89.576" calcext:value-type="float">
            <text:p>89,576</text:p>
          </table:table-cell>
          <table:table-cell office:value-type="float" office:value="661.87652" calcext:value-type="float">
            <text:p>661,87652</text:p>
          </table:table-cell>
          <table:table-cell office:value-type="float" office:value="-0.058605" calcext:value-type="float">
            <text:p>-0,058605</text:p>
          </table:table-cell>
          <table:table-cell office:value-type="float" office:value="-0.041398" calcext:value-type="float">
            <text:p>-0,041398</text:p>
          </table:table-cell>
          <table:table-cell office:value-type="float" office:value="-0.012018" calcext:value-type="float">
            <text:p>-0,012018</text:p>
          </table:table-cell>
        </table:table-row>
        <table:table-row table:style-name="ro1">
          <table:table-cell office:value-type="string" calcext:value-type="string">
            <text:p>9 Mar 2017 01:03:00.000</text:p>
          </table:table-cell>
          <table:table-cell office:value-type="float" office:value="57.94" calcext:value-type="float">
            <text:p>57,94</text:p>
          </table:table-cell>
          <table:table-cell office:value-type="float" office:value="87.317" calcext:value-type="float">
            <text:p>87,317</text:p>
          </table:table-cell>
          <table:table-cell office:value-type="float" office:value="661.131694" calcext:value-type="float">
            <text:p>661,131694</text:p>
          </table:table-cell>
          <table:table-cell office:value-type="float" office:value="-0.059153" calcext:value-type="float">
            <text:p>-0,059153</text:p>
          </table:table-cell>
          <table:table-cell office:value-type="float" office:value="-0.034322" calcext:value-type="float">
            <text:p>-0,034322</text:p>
          </table:table-cell>
          <table:table-cell office:value-type="float" office:value="-0.012768" calcext:value-type="float">
            <text:p>-0,012768</text:p>
          </table:table-cell>
        </table:table-row>
        <table:table-row table:style-name="ro1">
          <table:table-cell office:value-type="string" calcext:value-type="string">
            <text:p>9 Mar 2017 01:04:00.000</text:p>
          </table:table-cell>
          <table:table-cell office:value-type="float" office:value="54.378" calcext:value-type="float">
            <text:p>54,378</text:p>
          </table:table-cell>
          <table:table-cell office:value-type="float" office:value="85.418" calcext:value-type="float">
            <text:p>85,418</text:p>
          </table:table-cell>
          <table:table-cell office:value-type="float" office:value="660.349617" calcext:value-type="float">
            <text:p>660,349617</text:p>
          </table:table-cell>
          <table:table-cell office:value-type="float" office:value="-0.059557" calcext:value-type="float">
            <text:p>-0,059557</text:p>
          </table:table-cell>
          <table:table-cell office:value-type="float" office:value="-0.029229" calcext:value-type="float">
            <text:p>-0,029229</text:p>
          </table:table-cell>
          <table:table-cell office:value-type="float" office:value="-0.013256" calcext:value-type="float">
            <text:p>-0,013256</text:p>
          </table:table-cell>
        </table:table-row>
        <table:table-row table:style-name="ro1">
          <table:table-cell office:value-type="string" calcext:value-type="string">
            <text:p>9 Mar 2017 01:05:00.000</text:p>
          </table:table-cell>
          <table:table-cell office:value-type="float" office:value="50.795" calcext:value-type="float">
            <text:p>50,795</text:p>
          </table:table-cell>
          <table:table-cell office:value-type="float" office:value="83.783" calcext:value-type="float">
            <text:p>83,783</text:p>
          </table:table-cell>
          <table:table-cell office:value-type="float" office:value="659.546474" calcext:value-type="float">
            <text:p>659,546474</text:p>
          </table:table-cell>
          <table:table-cell office:value-type="float" office:value="-0.059867" calcext:value-type="float">
            <text:p>-0,059867</text:p>
          </table:table-cell>
          <table:table-cell office:value-type="float" office:value="-0.02546" calcext:value-type="float">
            <text:p>-0,02546</text:p>
          </table:table-cell>
          <table:table-cell office:value-type="float" office:value="-0.013467" calcext:value-type="float">
            <text:p>-0,013467</text:p>
          </table:table-cell>
        </table:table-row>
        <table:table-row table:style-name="ro1">
          <table:table-cell office:value-type="string" calcext:value-type="string">
            <text:p>9 Mar 2017 01:06:00.000</text:p>
          </table:table-cell>
          <table:table-cell office:value-type="float" office:value="47.195" calcext:value-type="float">
            <text:p>47,195</text:p>
          </table:table-cell>
          <table:table-cell office:value-type="float" office:value="82.345" calcext:value-type="float">
            <text:p>82,345</text:p>
          </table:table-cell>
          <table:table-cell office:value-type="float" office:value="658.739196" calcext:value-type="float">
            <text:p>658,739196</text:p>
          </table:table-cell>
          <table:table-cell office:value-type="float" office:value="-0.060112" calcext:value-type="float">
            <text:p>-0,060112</text:p>
          </table:table-cell>
          <table:table-cell office:value-type="float" office:value="-0.022605" calcext:value-type="float">
            <text:p>-0,022605</text:p>
          </table:table-cell>
          <table:table-cell office:value-type="float" office:value="-0.013392" calcext:value-type="float">
            <text:p>-0,013392</text:p>
          </table:table-cell>
        </table:table-row>
        <table:table-row table:style-name="ro1">
          <table:table-cell office:value-type="string" calcext:value-type="string">
            <text:p>9 Mar 2017 01:07:00.000</text:p>
          </table:table-cell>
          <table:table-cell office:value-type="float" office:value="43.582" calcext:value-type="float">
            <text:p>43,582</text:p>
          </table:table-cell>
          <table:table-cell office:value-type="float" office:value="81.057" calcext:value-type="float">
            <text:p>81,057</text:p>
          </table:table-cell>
          <table:table-cell office:value-type="float" office:value="657.945172" calcext:value-type="float">
            <text:p>657,945172</text:p>
          </table:table-cell>
          <table:table-cell office:value-type="float" office:value="-0.06031" calcext:value-type="float">
            <text:p>-0,06031</text:p>
          </table:table-cell>
          <table:table-cell office:value-type="float" office:value="-0.020403" calcext:value-type="float">
            <text:p>-0,020403</text:p>
          </table:table-cell>
          <table:table-cell office:value-type="float" office:value="-0.013024" calcext:value-type="float">
            <text:p>-0,013024</text:p>
          </table:table-cell>
        </table:table-row>
        <table:table-row table:style-name="ro1">
          <table:table-cell office:value-type="string" calcext:value-type="string">
            <text:p>9 Mar 2017 01:08:00.000</text:p>
          </table:table-cell>
          <table:table-cell office:value-type="float" office:value="39.959" calcext:value-type="float">
            <text:p>39,959</text:p>
          </table:table-cell>
          <table:table-cell office:value-type="float" office:value="79.887" calcext:value-type="float">
            <text:p>79,887</text:p>
          </table:table-cell>
          <table:table-cell office:value-type="float" office:value="657.181941" calcext:value-type="float">
            <text:p>657,181941</text:p>
          </table:table-cell>
          <table:table-cell office:value-type="float" office:value="-0.060474" calcext:value-type="float">
            <text:p>-0,060474</text:p>
          </table:table-cell>
          <table:table-cell office:value-type="float" office:value="-0.018677" calcext:value-type="float">
            <text:p>-0,018677</text:p>
          </table:table-cell>
          <table:table-cell office:value-type="float" office:value="-0.012365" calcext:value-type="float">
            <text:p>-0,012365</text:p>
          </table:table-cell>
        </table:table-row>
        <table:table-row table:style-name="ro1">
          <table:table-cell office:value-type="string" calcext:value-type="string">
            <text:p>9 Mar 2017 01:09:00.000</text:p>
          </table:table-cell>
          <table:table-cell office:value-type="float" office:value="36.326" calcext:value-type="float">
            <text:p>36,326</text:p>
          </table:table-cell>
          <table:table-cell office:value-type="float" office:value="78.809" calcext:value-type="float">
            <text:p>78,809</text:p>
          </table:table-cell>
          <table:table-cell office:value-type="float" office:value="656.466887" calcext:value-type="float">
            <text:p>656,466887</text:p>
          </table:table-cell>
          <table:table-cell office:value-type="float" office:value="-0.060611" calcext:value-type="float">
            <text:p>-0,060611</text:p>
          </table:table-cell>
          <table:table-cell office:value-type="float" office:value="-0.01731" calcext:value-type="float">
            <text:p>-0,01731</text:p>
          </table:table-cell>
          <table:table-cell office:value-type="float" office:value="-0.011418" calcext:value-type="float">
            <text:p>-0,011418</text:p>
          </table:table-cell>
        </table:table-row>
        <table:table-row table:style-name="ro1">
          <table:table-cell office:value-type="string" calcext:value-type="string">
            <text:p>9 Mar 2017 01:10:00.000</text:p>
          </table:table-cell>
          <table:table-cell office:value-type="float" office:value="32.686" calcext:value-type="float">
            <text:p>32,686</text:p>
          </table:table-cell>
          <table:table-cell office:value-type="float" office:value="77.804" calcext:value-type="float">
            <text:p>77,804</text:p>
          </table:table-cell>
          <table:table-cell office:value-type="float" office:value="655.816925" calcext:value-type="float">
            <text:p>655,816925</text:p>
          </table:table-cell>
          <table:table-cell office:value-type="float" office:value="-0.060726" calcext:value-type="float">
            <text:p>-0,060726</text:p>
          </table:table-cell>
          <table:table-cell office:value-type="float" office:value="-0.016217" calcext:value-type="float">
            <text:p>-0,016217</text:p>
          </table:table-cell>
          <table:table-cell office:value-type="float" office:value="-0.010196" calcext:value-type="float">
            <text:p>-0,010196</text:p>
          </table:table-cell>
        </table:table-row>
        <table:table-row table:style-name="ro1">
          <table:table-cell office:value-type="string" calcext:value-type="string">
            <text:p>9 Mar 2017 01:11:00.000</text:p>
          </table:table-cell>
          <table:table-cell office:value-type="float" office:value="29.039" calcext:value-type="float">
            <text:p>29,039</text:p>
          </table:table-cell>
          <table:table-cell office:value-type="float" office:value="76.859" calcext:value-type="float">
            <text:p>76,859</text:p>
          </table:table-cell>
          <table:table-cell office:value-type="float" office:value="655.248202" calcext:value-type="float">
            <text:p>655,248202</text:p>
          </table:table-cell>
          <table:table-cell office:value-type="float" office:value="-0.060824" calcext:value-type="float">
            <text:p>-0,060824</text:p>
          </table:table-cell>
          <table:table-cell office:value-type="float" office:value="-0.015341" calcext:value-type="float">
            <text:p>-0,015341</text:p>
          </table:table-cell>
          <table:table-cell office:value-type="float" office:value="-0.008712" calcext:value-type="float">
            <text:p>-0,008712</text:p>
          </table:table-cell>
        </table:table-row>
        <table:table-row table:style-name="ro1">
          <table:table-cell office:value-type="string" calcext:value-type="string">
            <text:p>9 Mar 2017 01:12:00.000</text:p>
          </table:table-cell>
          <table:table-cell office:value-type="float" office:value="25.387" calcext:value-type="float">
            <text:p>25,387</text:p>
          </table:table-cell>
          <table:table-cell office:value-type="float" office:value="75.96" calcext:value-type="float">
            <text:p>75,96</text:p>
          </table:table-cell>
          <table:table-cell office:value-type="float" office:value="654.775795" calcext:value-type="float">
            <text:p>654,775795</text:p>
          </table:table-cell>
          <table:table-cell office:value-type="float" office:value="-0.060905" calcext:value-type="float">
            <text:p>-0,060905</text:p>
          </table:table-cell>
          <table:table-cell office:value-type="float" office:value="-0.014637" calcext:value-type="float">
            <text:p>-0,014637</text:p>
          </table:table-cell>
          <table:table-cell office:value-type="float" office:value="-0.006988" calcext:value-type="float">
            <text:p>-0,006988</text:p>
          </table:table-cell>
        </table:table-row>
        <table:table-row table:style-name="ro1">
          <table:table-cell office:value-type="string" calcext:value-type="string">
            <text:p>9 Mar 2017 01:13:00.000</text:p>
          </table:table-cell>
          <table:table-cell office:value-type="float" office:value="21.731" calcext:value-type="float">
            <text:p>21,731</text:p>
          </table:table-cell>
          <table:table-cell office:value-type="float" office:value="75.099" calcext:value-type="float">
            <text:p>75,099</text:p>
          </table:table-cell>
          <table:table-cell office:value-type="float" office:value="654.413434" calcext:value-type="float">
            <text:p>654,413434</text:p>
          </table:table-cell>
          <table:table-cell office:value-type="float" office:value="-0.060972" calcext:value-type="float">
            <text:p>-0,060972</text:p>
          </table:table-cell>
          <table:table-cell office:value-type="float" office:value="-0.014074" calcext:value-type="float">
            <text:p>-0,014074</text:p>
          </table:table-cell>
          <table:table-cell office:value-type="float" office:value="-0.005048" calcext:value-type="float">
            <text:p>-0,005048</text:p>
          </table:table-cell>
        </table:table-row>
        <table:table-row table:style-name="ro1">
          <table:table-cell office:value-type="string" calcext:value-type="string">
            <text:p>9 Mar 2017 01:14:00.000</text:p>
          </table:table-cell>
          <table:table-cell office:value-type="float" office:value="18.071" calcext:value-type="float">
            <text:p>18,071</text:p>
          </table:table-cell>
          <table:table-cell office:value-type="float" office:value="74.269" calcext:value-type="float">
            <text:p>74,269</text:p>
          </table:table-cell>
          <table:table-cell office:value-type="float" office:value="654.173241" calcext:value-type="float">
            <text:p>654,173241</text:p>
          </table:table-cell>
          <table:table-cell office:value-type="float" office:value="-0.061026" calcext:value-type="float">
            <text:p>-0,061026</text:p>
          </table:table-cell>
          <table:table-cell office:value-type="float" office:value="-0.01363" calcext:value-type="float">
            <text:p>-0,01363</text:p>
          </table:table-cell>
          <table:table-cell office:value-type="float" office:value="-0.00292" calcext:value-type="float">
            <text:p>-0,00292</text:p>
          </table:table-cell>
        </table:table-row>
        <table:table-row table:style-name="ro1">
          <table:table-cell office:value-type="string" calcext:value-type="string">
            <text:p>9 Mar 2017 01:15:00.000</text:p>
          </table:table-cell>
          <table:table-cell office:value-type="float" office:value="14.408" calcext:value-type="float">
            <text:p>14,408</text:p>
          </table:table-cell>
          <table:table-cell office:value-type="float" office:value="73.462" calcext:value-type="float">
            <text:p>73,462</text:p>
          </table:table-cell>
          <table:table-cell office:value-type="float" office:value="654.065498" calcext:value-type="float">
            <text:p>654,065498</text:p>
          </table:table-cell>
          <table:table-cell office:value-type="float" office:value="-0.061068" calcext:value-type="float">
            <text:p>-0,061068</text:p>
          </table:table-cell>
          <table:table-cell office:value-type="float" office:value="-0.013286" calcext:value-type="float">
            <text:p>-0,013286</text:p>
          </table:table-cell>
          <table:table-cell office:value-type="float" office:value="-0.000638" calcext:value-type="float">
            <text:p>-0,000638</text:p>
          </table:table-cell>
        </table:table-row>
        <table:table-row table:style-name="ro1">
          <table:table-cell office:value-type="string" calcext:value-type="string">
            <text:p>9 Mar 2017 01:16:00.000</text:p>
          </table:table-cell>
          <table:table-cell office:value-type="float" office:value="10.743" calcext:value-type="float">
            <text:p>10,743</text:p>
          </table:table-cell>
          <table:table-cell office:value-type="float" office:value="72.673" calcext:value-type="float">
            <text:p>72,673</text:p>
          </table:table-cell>
          <table:table-cell office:value-type="float" office:value="654.09844" calcext:value-type="float">
            <text:p>654,09844</text:p>
          </table:table-cell>
          <table:table-cell office:value-type="float" office:value="-0.061098" calcext:value-type="float">
            <text:p>-0,061098</text:p>
          </table:table-cell>
          <table:table-cell office:value-type="float" office:value="-0.013031" calcext:value-type="float">
            <text:p>-0,013031</text:p>
          </table:table-cell>
          <table:table-cell office:value-type="float" office:value="0.001764" calcext:value-type="float">
            <text:p>0,001764</text:p>
          </table:table-cell>
        </table:table-row>
        <table:table-row table:style-name="ro1">
          <table:table-cell office:value-type="string" calcext:value-type="string">
            <text:p>9 Mar 2017 01:17:00.000</text:p>
          </table:table-cell>
          <table:table-cell office:value-type="float" office:value="7.077" calcext:value-type="float">
            <text:p>7,077</text:p>
          </table:table-cell>
          <table:table-cell office:value-type="float" office:value="71.896" calcext:value-type="float">
            <text:p>71,896</text:p>
          </table:table-cell>
          <table:table-cell office:value-type="float" office:value="654.278087" calcext:value-type="float">
            <text:p>654,278087</text:p>
          </table:table-cell>
          <table:table-cell office:value-type="float" office:value="-0.061116" calcext:value-type="float">
            <text:p>-0,061116</text:p>
          </table:table-cell>
          <table:table-cell office:value-type="float" office:value="-0.012856" calcext:value-type="float">
            <text:p>-0,012856</text:p>
          </table:table-cell>
          <table:table-cell office:value-type="float" office:value="0.004246" calcext:value-type="float">
            <text:p>0,004246</text:p>
          </table:table-cell>
        </table:table-row>
        <table:table-row table:style-name="ro1">
          <table:table-cell office:value-type="string" calcext:value-type="string">
            <text:p>9 Mar 2017 01:18:00.000</text:p>
          </table:table-cell>
          <table:table-cell office:value-type="float" office:value="3.409" calcext:value-type="float">
            <text:p>3,409</text:p>
          </table:table-cell>
          <table:table-cell office:value-type="float" office:value="71.128" calcext:value-type="float">
            <text:p>71,128</text:p>
          </table:table-cell>
          <table:table-cell office:value-type="float" office:value="654.608112" calcext:value-type="float">
            <text:p>654,608112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54" calcext:value-type="float">
            <text:p>-0,012754</text:p>
          </table:table-cell>
          <table:table-cell office:value-type="float" office:value="0.006769" calcext:value-type="float">
            <text:p>0,006769</text:p>
          </table:table-cell>
        </table:table-row>
        <table:table-row table:style-name="ro1">
          <table:table-cell office:value-type="string" calcext:value-type="string">
            <text:p>9 Mar 2017 01:19:00.000</text:p>
          </table:table-cell>
          <table:table-cell office:value-type="float" office:value="-0.258" calcext:value-type="float">
            <text:p>-0,258</text:p>
          </table:table-cell>
          <table:table-cell office:value-type="float" office:value="70.364" calcext:value-type="float">
            <text:p>70,364</text:p>
          </table:table-cell>
          <table:table-cell office:value-type="float" office:value="655.089752" calcext:value-type="float">
            <text:p>655,089752</text:p>
          </table:table-cell>
          <table:table-cell office:value-type="float" office:value="-0.061117" calcext:value-type="float">
            <text:p>-0,061117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0.009292" calcext:value-type="float">
            <text:p>0,009292</text:p>
          </table:table-cell>
        </table:table-row>
        <table:table-row table:style-name="ro1">
          <table:table-cell office:value-type="string" calcext:value-type="string">
            <text:p>9 Mar 2017 01:20:00.000</text:p>
          </table:table-cell>
          <table:table-cell office:value-type="float" office:value="-3.924" calcext:value-type="float">
            <text:p>-3,924</text:p>
          </table:table-cell>
          <table:table-cell office:value-type="float" office:value="69.6" calcext:value-type="float">
            <text:p>69,6</text:p>
          </table:table-cell>
          <table:table-cell office:value-type="float" office:value="655.721755" calcext:value-type="float">
            <text:p>655,721755</text:p>
          </table:table-cell>
          <table:table-cell office:value-type="float" office:value="-0.061102" calcext:value-type="float">
            <text:p>-0,061102</text:p>
          </table:table-cell>
          <table:table-cell office:value-type="float" office:value="-0.012762" calcext:value-type="float">
            <text:p>-0,012762</text:p>
          </table:table-cell>
          <table:table-cell office:value-type="float" office:value="0.011773" calcext:value-type="float">
            <text:p>0,011773</text:p>
          </table:table-cell>
        </table:table-row>
        <table:table-row table:style-name="ro1">
          <table:table-cell office:value-type="string" calcext:value-type="string">
            <text:p>9 Mar 2017 01:21:00.000</text:p>
          </table:table-cell>
          <table:table-cell office:value-type="float" office:value="-7.59" calcext:value-type="float">
            <text:p>-7,59</text:p>
          </table:table-cell>
          <table:table-cell office:value-type="float" office:value="68.832" calcext:value-type="float">
            <text:p>68,832</text:p>
          </table:table-cell>
          <table:table-cell office:value-type="float" office:value="656.500378" calcext:value-type="float">
            <text:p>656,500378</text:p>
          </table:table-cell>
          <table:table-cell office:value-type="float" office:value="-0.061074" calcext:value-type="float">
            <text:p>-0,061074</text:p>
          </table:table-cell>
          <table:table-cell office:value-type="float" office:value="-0.01287" calcext:value-type="float">
            <text:p>-0,01287</text:p>
          </table:table-cell>
          <table:table-cell office:value-type="float" office:value="0.014171" calcext:value-type="float">
            <text:p>0,014171</text:p>
          </table:table-cell>
        </table:table-row>
        <table:table-row table:style-name="ro1">
          <table:table-cell office:value-type="string" calcext:value-type="string">
            <text:p>9 Mar 2017 01:22:00.000</text:p>
          </table:table-cell>
          <table:table-cell office:value-type="float" office:value="-11.253" calcext:value-type="float">
            <text:p>-11,253</text:p>
          </table:table-cell>
          <table:table-cell office:value-type="float" office:value="68.054" calcext:value-type="float">
            <text:p>68,054</text:p>
          </table:table-cell>
          <table:table-cell office:value-type="float" office:value="657.419426" calcext:value-type="float">
            <text:p>657,419426</text:p>
          </table:table-cell>
          <table:table-cell office:value-type="float" office:value="-0.061036" calcext:value-type="float">
            <text:p>-0,061036</text:p>
          </table:table-cell>
          <table:table-cell office:value-type="float" office:value="-0.013053" calcext:value-type="float">
            <text:p>-0,013053</text:p>
          </table:table-cell>
          <table:table-cell office:value-type="float" office:value="0.016446" calcext:value-type="float">
            <text:p>0,016446</text:p>
          </table:table-cell>
        </table:table-row>
        <table:table-row table:style-name="ro1">
          <table:table-cell office:value-type="string" calcext:value-type="string">
            <text:p>9 Mar 2017 01:23:00.000</text:p>
          </table:table-cell>
          <table:table-cell office:value-type="float" office:value="-14.914" calcext:value-type="float">
            <text:p>-14,914</text:p>
          </table:table-cell>
          <table:table-cell office:value-type="float" office:value="67.264" calcext:value-type="float">
            <text:p>67,264</text:p>
          </table:table-cell>
          <table:table-cell office:value-type="float" office:value="658.47033" calcext:value-type="float">
            <text:p>658,47033</text:p>
          </table:table-cell>
          <table:table-cell office:value-type="float" office:value="-0.060986" calcext:value-type="float">
            <text:p>-0,060986</text:p>
          </table:table-cell>
          <table:table-cell office:value-type="float" office:value="-0.013317" calcext:value-type="float">
            <text:p>-0,013317</text:p>
          </table:table-cell>
          <table:table-cell office:value-type="float" office:value="0.018559" calcext:value-type="float">
            <text:p>0,018559</text:p>
          </table:table-cell>
        </table:table-row>
        <table:table-row table:style-name="ro1">
          <table:table-cell office:value-type="string" calcext:value-type="string">
            <text:p>9 Mar 2017 01:24:00.000</text:p>
          </table:table-cell>
          <table:table-cell office:value-type="float" office:value="-18.571" calcext:value-type="float">
            <text:p>-18,571</text:p>
          </table:table-cell>
          <table:table-cell office:value-type="float" office:value="66.454" calcext:value-type="float">
            <text:p>66,454</text:p>
          </table:table-cell>
          <table:table-cell office:value-type="float" office:value="659.642275" calcext:value-type="float">
            <text:p>659,642275</text:p>
          </table:table-cell>
          <table:table-cell office:value-type="float" office:value="-0.060925" calcext:value-type="float">
            <text:p>-0,060925</text:p>
          </table:table-cell>
          <table:table-cell office:value-type="float" office:value="-0.01367" calcext:value-type="float">
            <text:p>-0,01367</text:p>
          </table:table-cell>
          <table:table-cell office:value-type="float" office:value="0.020473" calcext:value-type="float">
            <text:p>0,020473</text:p>
          </table:table-cell>
        </table:table-row>
        <table:table-row table:style-name="ro1">
          <table:table-cell office:value-type="string" calcext:value-type="string">
            <text:p>9 Mar 2017 01:25:00.000</text:p>
          </table:table-cell>
          <table:table-cell office:value-type="float" office:value="-22.225" calcext:value-type="float">
            <text:p>-22,225</text:p>
          </table:table-cell>
          <table:table-cell office:value-type="float" office:value="65.621" calcext:value-type="float">
            <text:p>65,621</text:p>
          </table:table-cell>
          <table:table-cell office:value-type="float" office:value="660.922356" calcext:value-type="float">
            <text:p>660,922356</text:p>
          </table:table-cell>
          <table:table-cell office:value-type="float" office:value="-0.060851" calcext:value-type="float">
            <text:p>-0,060851</text:p>
          </table:table-cell>
          <table:table-cell office:value-type="float" office:value="-0.014125" calcext:value-type="float">
            <text:p>-0,014125</text:p>
          </table:table-cell>
          <table:table-cell office:value-type="float" office:value="0.022156" calcext:value-type="float">
            <text:p>0,022156</text:p>
          </table:table-cell>
        </table:table-row>
        <table:table-row table:style-name="ro1">
          <table:table-cell office:value-type="string" calcext:value-type="string">
            <text:p>9 Mar 2017 01:26:00.000</text:p>
          </table:table-cell>
          <table:table-cell office:value-type="float" office:value="-25.873" calcext:value-type="float">
            <text:p>-25,873</text:p>
          </table:table-cell>
          <table:table-cell office:value-type="float" office:value="64.757" calcext:value-type="float">
            <text:p>64,757</text:p>
          </table:table-cell>
          <table:table-cell office:value-type="float" office:value="662.295779" calcext:value-type="float">
            <text:p>662,295779</text:p>
          </table:table-cell>
          <table:table-cell office:value-type="float" office:value="-0.060765" calcext:value-type="float">
            <text:p>-0,060765</text:p>
          </table:table-cell>
          <table:table-cell office:value-type="float" office:value="-0.014699" calcext:value-type="float">
            <text:p>-0,014699</text:p>
          </table:table-cell>
          <table:table-cell office:value-type="float" office:value="0.023578" calcext:value-type="float">
            <text:p>0,023578</text:p>
          </table:table-cell>
        </table:table-row>
        <table:table-row table:style-name="ro1">
          <table:table-cell office:value-type="string" calcext:value-type="string">
            <text:p>9 Mar 2017 01:27:00.000</text:p>
          </table:table-cell>
          <table:table-cell office:value-type="float" office:value="-29.516" calcext:value-type="float">
            <text:p>-29,516</text:p>
          </table:table-cell>
          <table:table-cell office:value-type="float" office:value="63.854" calcext:value-type="float">
            <text:p>63,854</text:p>
          </table:table-cell>
          <table:table-cell office:value-type="float" office:value="663.746086" calcext:value-type="float">
            <text:p>663,746086</text:p>
          </table:table-cell>
          <table:table-cell office:value-type="float" office:value="-0.060666" calcext:value-type="float">
            <text:p>-0,060666</text:p>
          </table:table-cell>
          <table:table-cell office:value-type="float" office:value="-0.015418" calcext:value-type="float">
            <text:p>-0,015418</text:p>
          </table:table-cell>
          <table:table-cell office:value-type="float" office:value="0.024713" calcext:value-type="float">
            <text:p>0,024713</text:p>
          </table:table-cell>
        </table:table-row>
        <table:table-row table:style-name="ro1">
          <table:table-cell office:value-type="string" calcext:value-type="string">
            <text:p>9 Mar 2017 01:28:00.000</text:p>
          </table:table-cell>
          <table:table-cell office:value-type="float" office:value="-33.153" calcext:value-type="float">
            <text:p>-33,153</text:p>
          </table:table-cell>
          <table:table-cell office:value-type="float" office:value="62.903" calcext:value-type="float">
            <text:p>62,903</text:p>
          </table:table-cell>
          <table:table-cell office:value-type="float" office:value="665.255419" calcext:value-type="float">
            <text:p>665,255419</text:p>
          </table:table-cell>
          <table:table-cell office:value-type="float" office:value="-0.060551" calcext:value-type="float">
            <text:p>-0,060551</text:p>
          </table:table-cell>
          <table:table-cell office:value-type="float" office:value="-0.016312" calcext:value-type="float">
            <text:p>-0,016312</text:p>
          </table:table-cell>
          <table:table-cell office:value-type="float" office:value="0.02554" calcext:value-type="float">
            <text:p>0,02554</text:p>
          </table:table-cell>
        </table:table-row>
        <table:table-row table:style-name="ro1">
          <table:table-cell office:value-type="string" calcext:value-type="string">
            <text:p>9 Mar 2017 01:29:00.000</text:p>
          </table:table-cell>
          <table:table-cell office:value-type="float" office:value="-36.782" calcext:value-type="float">
            <text:p>-36,782</text:p>
          </table:table-cell>
          <table:table-cell office:value-type="float" office:value="61.893" calcext:value-type="float">
            <text:p>61,893</text:p>
          </table:table-cell>
          <table:table-cell office:value-type="float" office:value="666.804788" calcext:value-type="float">
            <text:p>666,804788</text:p>
          </table:table-cell>
          <table:table-cell office:value-type="float" office:value="-0.060418" calcext:value-type="float">
            <text:p>-0,060418</text:p>
          </table:table-cell>
          <table:table-cell office:value-type="float" office:value="-0.017426" calcext:value-type="float">
            <text:p>-0,017426</text:p>
          </table:table-cell>
          <table:table-cell office:value-type="float" office:value="0.026043" calcext:value-type="float">
            <text:p>0,026043</text:p>
          </table:table-cell>
        </table:table-row>
        <table:table-row table:style-name="ro1">
          <table:table-cell office:value-type="string" calcext:value-type="string">
            <text:p>9 Mar 2017 01:30:00.000</text:p>
          </table:table-cell>
          <table:table-cell office:value-type="float" office:value="-40.403" calcext:value-type="float">
            <text:p>-40,403</text:p>
          </table:table-cell>
          <table:table-cell office:value-type="float" office:value="60.807" calcext:value-type="float">
            <text:p>60,807</text:p>
          </table:table-cell>
          <table:table-cell office:value-type="float" office:value="668.374377" calcext:value-type="float">
            <text:p>668,374377</text:p>
          </table:table-cell>
          <table:table-cell office:value-type="float" office:value="-0.060265" calcext:value-type="float">
            <text:p>-0,060265</text:p>
          </table:table-cell>
          <table:table-cell office:value-type="float" office:value="-0.018821" calcext:value-type="float">
            <text:p>-0,018821</text:p>
          </table:table-cell>
          <table:table-cell office:value-type="float" office:value="0.026211" calcext:value-type="float">
            <text:p>0,026211</text:p>
          </table:table-cell>
        </table:table-row>
        <table:table-row table:style-name="ro1">
          <table:table-cell office:value-type="string" calcext:value-type="string">
            <text:p>9 Mar 2017 01:31:00.000</text:p>
          </table:table-cell>
          <table:table-cell office:value-type="float" office:value="-44.013" calcext:value-type="float">
            <text:p>-44,013</text:p>
          </table:table-cell>
          <table:table-cell office:value-type="float" office:value="59.627" calcext:value-type="float">
            <text:p>59,627</text:p>
          </table:table-cell>
          <table:table-cell office:value-type="float" office:value="669.943846" calcext:value-type="float">
            <text:p>669,943846</text:p>
          </table:table-cell>
          <table:table-cell office:value-type="float" office:value="-0.060085" calcext:value-type="float">
            <text:p>-0,060085</text:p>
          </table:table-cell>
          <table:table-cell office:value-type="float" office:value="-0.020581" calcext:value-type="float">
            <text:p>-0,020581</text:p>
          </table:table-cell>
          <table:table-cell office:value-type="float" office:value="0.026037" calcext:value-type="float">
            <text:p>0,026037</text:p>
          </table:table-cell>
        </table:table-row>
        <table:table-row table:style-name="ro1">
          <table:table-cell office:value-type="string" calcext:value-type="string">
            <text:p>9 Mar 2017 01:32:00.000</text:p>
          </table:table-cell>
          <table:table-cell office:value-type="float" office:value="-47.612" calcext:value-type="float">
            <text:p>-47,612</text:p>
          </table:table-cell>
          <table:table-cell office:value-type="float" office:value="58.327" calcext:value-type="float">
            <text:p>58,327</text:p>
          </table:table-cell>
          <table:table-cell office:value-type="float" office:value="671.492649" calcext:value-type="float">
            <text:p>671,492649</text:p>
          </table:table-cell>
          <table:table-cell office:value-type="float" office:value="-0.05987" calcext:value-type="float">
            <text:p>-0,05987</text:p>
          </table:table-cell>
          <table:table-cell office:value-type="float" office:value="-0.022831" calcext:value-type="float">
            <text:p>-0,022831</text:p>
          </table:table-cell>
          <table:table-cell office:value-type="float" office:value="0.025521" calcext:value-type="float">
            <text:p>0,025521</text:p>
          </table:table-cell>
        </table:table-row>
        <table:table-row table:style-name="ro1">
          <table:table-cell office:value-type="string" calcext:value-type="string">
            <text:p>9 Mar 2017 01:33:00.000</text:p>
          </table:table-cell>
          <table:table-cell office:value-type="float" office:value="-51.197" calcext:value-type="float">
            <text:p>-51,197</text:p>
          </table:table-cell>
          <table:table-cell office:value-type="float" office:value="56.874" calcext:value-type="float">
            <text:p>56,874</text:p>
          </table:table-cell>
          <table:table-cell office:value-type="float" office:value="673.000347" calcext:value-type="float">
            <text:p>673,000347</text:p>
          </table:table-cell>
          <table:table-cell office:value-type="float" office:value="-0.059609" calcext:value-type="float">
            <text:p>-0,059609</text:p>
          </table:table-cell>
          <table:table-cell office:value-type="float" office:value="-0.025748" calcext:value-type="float">
            <text:p>-0,025748</text:p>
          </table:table-cell>
          <table:table-cell office:value-type="float" office:value="0.024667" calcext:value-type="float">
            <text:p>0,024667</text:p>
          </table:table-cell>
        </table:table-row>
        <table:table-row table:style-name="ro1">
          <table:table-cell office:value-type="string" calcext:value-type="string">
            <text:p>9 Mar 2017 01:34:00.000</text:p>
          </table:table-cell>
          <table:table-cell office:value-type="float" office:value="-54.764" calcext:value-type="float">
            <text:p>-54,764</text:p>
          </table:table-cell>
          <table:table-cell office:value-type="float" office:value="55.219" calcext:value-type="float">
            <text:p>55,219</text:p>
          </table:table-cell>
          <table:table-cell office:value-type="float" office:value="674.446926" calcext:value-type="float">
            <text:p>674,446926</text:p>
          </table:table-cell>
          <table:table-cell office:value-type="float" office:value="-0.059282" calcext:value-type="float">
            <text:p>-0,059282</text:p>
          </table:table-cell>
          <table:table-cell office:value-type="float" office:value="-0.029605" calcext:value-type="float">
            <text:p>-0,029605</text:p>
          </table:table-cell>
          <table:table-cell office:value-type="float" office:value="0.023485" calcext:value-type="float">
            <text:p>0,023485</text:p>
          </table:table-cell>
        </table:table-row>
        <table:table-row table:style-name="ro1">
          <table:table-cell office:value-type="string" calcext:value-type="string">
            <text:p>9 Mar 2017 01:35:00.000</text:p>
          </table:table-cell>
          <table:table-cell office:value-type="float" office:value="-58.309" calcext:value-type="float">
            <text:p>-58,309</text:p>
          </table:table-cell>
          <table:table-cell office:value-type="float" office:value="53.294" calcext:value-type="float">
            <text:p>53,294</text:p>
          </table:table-cell>
          <table:table-cell office:value-type="float" office:value="675.813097" calcext:value-type="float">
            <text:p>675,813097</text:p>
          </table:table-cell>
          <table:table-cell office:value-type="float" office:value="-0.058858" calcext:value-type="float">
            <text:p>-0,058858</text:p>
          </table:table-cell>
          <table:table-cell office:value-type="float" office:value="-0.034823" calcext:value-type="float">
            <text:p>-0,034823</text:p>
          </table:table-cell>
          <table:table-cell office:value-type="float" office:value="0.021989" calcext:value-type="float">
            <text:p>0,021989</text:p>
          </table:table-cell>
        </table:table-row>
        <table:table-row table:style-name="ro1">
          <table:table-cell office:value-type="string" calcext:value-type="string">
            <text:p>9 Mar 2017 01:36:00.000</text:p>
          </table:table-cell>
          <table:table-cell office:value-type="float" office:value="-61.824" calcext:value-type="float">
            <text:p>-61,824</text:p>
          </table:table-cell>
          <table:table-cell office:value-type="float" office:value="50.999" calcext:value-type="float">
            <text:p>50,999</text:p>
          </table:table-cell>
          <table:table-cell office:value-type="float" office:value="677.080588" calcext:value-type="float">
            <text:p>677,080588</text:p>
          </table:table-cell>
          <table:table-cell office:value-type="float" office:value="-0.058288" calcext:value-type="float">
            <text:p>-0,058288</text:p>
          </table:table-cell>
          <table:table-cell office:value-type="float" office:value="-0.042086" calcext:value-type="float">
            <text:p>-0,042086</text:p>
          </table:table-cell>
          <table:table-cell office:value-type="float" office:value="0.020199" calcext:value-type="float">
            <text:p>0,020199</text:p>
          </table:table-cell>
        </table:table-row>
        <table:table-row table:style-name="ro1">
          <table:table-cell office:value-type="string" calcext:value-type="string">
            <text:p>9 Mar 2017 01:37:00.000</text:p>
          </table:table-cell>
          <table:table-cell office:value-type="float" office:value="-65.299" calcext:value-type="float">
            <text:p>-65,299</text:p>
          </table:table-cell>
          <table:table-cell office:value-type="float" office:value="48.18" calcext:value-type="float">
            <text:p>48,18</text:p>
          </table:table-cell>
          <table:table-cell office:value-type="float" office:value="678.232417" calcext:value-type="float">
            <text:p>678,232417</text:p>
          </table:table-cell>
          <table:table-cell office:value-type="float" office:value="-0.057483" calcext:value-type="float">
            <text:p>-0,057483</text:p>
          </table:table-cell>
          <table:table-cell office:value-type="float" office:value="-0.052546" calcext:value-type="float">
            <text:p>-0,052546</text:p>
          </table:table-cell>
          <table:table-cell office:value-type="float" office:value="0.018139" calcext:value-type="float">
            <text:p>0,018139</text:p>
          </table:table-cell>
        </table:table-row>
        <table:table-row table:style-name="ro1">
          <table:table-cell office:value-type="string" calcext:value-type="string">
            <text:p>9 Mar 2017 01:38:00.000</text:p>
          </table:table-cell>
          <table:table-cell office:value-type="float" office:value="-68.714" calcext:value-type="float">
            <text:p>-68,714</text:p>
          </table:table-cell>
          <table:table-cell office:value-type="float" office:value="44.59" calcext:value-type="float">
            <text:p>44,59</text:p>
          </table:table-cell>
          <table:table-cell office:value-type="float" office:value="679.253147" calcext:value-type="float">
            <text:p>679,253147</text:p>
          </table:table-cell>
          <table:table-cell office:value-type="float" office:value="-0.056281" calcext:value-type="float">
            <text:p>-0,056281</text:p>
          </table:table-cell>
          <table:table-cell office:value-type="float" office:value="-0.068237" calcext:value-type="float">
            <text:p>-0,068237</text:p>
          </table:table-cell>
          <table:table-cell office:value-type="float" office:value="0.015835" calcext:value-type="float">
            <text:p>0,015835</text:p>
          </table:table-cell>
        </table:table-row>
        <table:table-row table:style-name="ro1">
          <table:table-cell office:value-type="string" calcext:value-type="string">
            <text:p>9 Mar 2017 01:39:00.000</text:p>
          </table:table-cell>
          <table:table-cell office:value-type="float" office:value="-72.038" calcext:value-type="float">
            <text:p>-72,038</text:p>
          </table:table-cell>
          <table:table-cell office:value-type="float" office:value="39.814" calcext:value-type="float">
            <text:p>39,814</text:p>
          </table:table-cell>
          <table:table-cell office:value-type="float" office:value="680.12911" calcext:value-type="float">
            <text:p>680,12911</text:p>
          </table:table-cell>
          <table:table-cell office:value-type="float" office:value="-0.054367" calcext:value-type="float">
            <text:p>-0,054367</text:p>
          </table:table-cell>
          <table:table-cell office:value-type="float" office:value="-0.092906" calcext:value-type="float">
            <text:p>-0,092906</text:p>
          </table:table-cell>
          <table:table-cell office:value-type="float" office:value="0.01332" calcext:value-type="float">
            <text:p>0,01332</text:p>
          </table:table-cell>
        </table:table-row>
        <table:table-row table:style-name="ro1">
          <table:table-cell office:value-type="string" calcext:value-type="string">
            <text:p>9 Mar 2017 01:40:00.000</text:p>
          </table:table-cell>
          <table:table-cell office:value-type="float" office:value="-75.211" calcext:value-type="float">
            <text:p>-75,211</text:p>
          </table:table-cell>
          <table:table-cell office:value-type="float" office:value="33.124" calcext:value-type="float">
            <text:p>33,124</text:p>
          </table:table-cell>
          <table:table-cell office:value-type="float" office:value="680.848608" calcext:value-type="float">
            <text:p>680,848608</text:p>
          </table:table-cell>
          <table:table-cell office:value-type="float" office:value="-0.051082" calcext:value-type="float">
            <text:p>-0,051082</text:p>
          </table:table-cell>
          <table:table-cell office:value-type="float" office:value="-0.133632" calcext:value-type="float">
            <text:p>-0,133632</text:p>
          </table:table-cell>
          <table:table-cell office:value-type="float" office:value="0.010628" calcext:value-type="float">
            <text:p>0,010628</text:p>
          </table:table-cell>
        </table:table-row>
        <table:table-row table:style-name="ro1">
          <table:table-cell office:value-type="string" calcext:value-type="string">
            <text:p>9 Mar 2017 01:41:00.000</text:p>
          </table:table-cell>
          <table:table-cell office:value-type="float" office:value="-78.113" calcext:value-type="float">
            <text:p>-78,113</text:p>
          </table:table-cell>
          <table:table-cell office:value-type="float" office:value="23.211" calcext:value-type="float">
            <text:p>23,211</text:p>
          </table:table-cell>
          <table:table-cell office:value-type="float" office:value="681.402088" calcext:value-type="float">
            <text:p>681,402088</text:p>
          </table:table-cell>
          <table:table-cell office:value-type="float" office:value="-0.044979" calcext:value-type="float">
            <text:p>-0,044979</text:p>
          </table:table-cell>
          <table:table-cell office:value-type="float" office:value="-0.202912" calcext:value-type="float">
            <text:p>-0,202912</text:p>
          </table:table-cell>
          <table:table-cell office:value-type="float" office:value="0.007795" calcext:value-type="float">
            <text:p>0,007795</text:p>
          </table:table-cell>
        </table:table-row>
        <table:table-row table:style-name="ro1">
          <table:table-cell office:value-type="string" calcext:value-type="string">
            <text:p>9 Mar 2017 01:42:00.000</text:p>
          </table:table-cell>
          <table:table-cell office:value-type="float" office:value="-80.493" calcext:value-type="float">
            <text:p>-80,493</text:p>
          </table:table-cell>
          <table:table-cell office:value-type="float" office:value="7.928" calcext:value-type="float">
            <text:p>7,928</text:p>
          </table:table-cell>
          <table:table-cell office:value-type="float" office:value="681.782273" calcext:value-type="float">
            <text:p>681,782273</text:p>
          </table:table-cell>
          <table:table-cell office:value-type="float" office:value="-0.033042" calcext:value-type="float">
            <text:p>-0,033042</text:p>
          </table:table-cell>
          <table:table-cell office:value-type="float" office:value="-0.313226" calcext:value-type="float">
            <text:p>-0,313226</text:p>
          </table:table-cell>
          <table:table-cell office:value-type="float" office:value="0.00486" calcext:value-type="float">
            <text:p>0,00486</text:p>
          </table:table-cell>
        </table:table-row>
        <table:table-row table:style-name="ro1">
          <table:table-cell office:value-type="string" calcext:value-type="string">
            <text:p>9 Mar 2017 01:43:00.000</text:p>
          </table:table-cell>
          <table:table-cell office:value-type="float" office:value="-81.882" calcext:value-type="float">
            <text:p>-81,882</text:p>
          </table:table-cell>
          <table:table-cell office:value-type="float" office:value="-14.546" calcext:value-type="float">
            <text:p>-14,546</text:p>
          </table:table-cell>
          <table:table-cell office:value-type="float" office:value="681.984271" calcext:value-type="float">
            <text:p>681,984271</text:p>
          </table:table-cell>
          <table:table-cell office:value-type="float" office:value="-0.011544" calcext:value-type="float">
            <text:p>-0,011544</text:p>
          </table:table-cell>
          <table:table-cell office:value-type="float" office:value="-0.426869" calcext:value-type="float">
            <text:p>-0,426869</text:p>
          </table:table-cell>
          <table:table-cell office:value-type="float" office:value="0.001864" calcext:value-type="float">
            <text:p>0,001864</text:p>
          </table:table-cell>
        </table:table-row>
        <table:table-row table:style-name="ro1">
          <table:table-cell office:value-type="string" calcext:value-type="string">
            <text:p>9 Mar 2017 01:44:00.000</text:p>
          </table:table-cell>
          <table:table-cell office:value-type="float" office:value="-81.761" calcext:value-type="float">
            <text:p>-81,761</text:p>
          </table:table-cell>
          <table:table-cell office:value-type="float" office:value="-40.64" calcext:value-type="float">
            <text:p>-40,64</text:p>
          </table:table-cell>
          <table:table-cell office:value-type="float" office:value="682.005642" calcext:value-type="float">
            <text:p>682,005642</text:p>
          </table:table-cell>
          <table:table-cell office:value-type="float" office:value="0.015371" calcext:value-type="float">
            <text:p>0,015371</text:p>
          </table:table-cell>
          <table:table-cell office:value-type="float" office:value="-0.414649" calcext:value-type="float">
            <text:p>-0,414649</text:p>
          </table:table-cell>
          <table:table-cell office:value-type="float" office:value="-0.001152" calcext:value-type="float">
            <text:p>-0,001152</text:p>
          </table:table-cell>
        </table:table-row>
        <table:table-row table:style-name="ro1">
          <table:table-cell office:value-type="string" calcext:value-type="string">
            <text:p>9 Mar 2017 01:45:00.000</text:p>
          </table:table-cell>
          <table:table-cell office:value-type="float" office:value="-80.186" calcext:value-type="float">
            <text:p>-80,186</text:p>
          </table:table-cell>
          <table:table-cell office:value-type="float" office:value="-62.063" calcext:value-type="float">
            <text:p>-62,063</text:p>
          </table:table-cell>
          <table:table-cell office:value-type="float" office:value="681.846435" calcext:value-type="float">
            <text:p>681,846435</text:p>
          </table:table-cell>
          <table:table-cell office:value-type="float" office:value="0.035365" calcext:value-type="float">
            <text:p>0,035365</text:p>
          </table:table-cell>
          <table:table-cell office:value-type="float" office:value="-0.294379" calcext:value-type="float">
            <text:p>-0,294379</text:p>
          </table:table-cell>
          <table:table-cell office:value-type="float" office:value="-0.004146" calcext:value-type="float">
            <text:p>-0,004146</text:p>
          </table:table-cell>
        </table:table-row>
        <table:table-row table:style-name="ro1">
          <table:table-cell office:value-type="string" calcext:value-type="string">
            <text:p>9 Mar 2017 01:46:00.000</text:p>
          </table:table-cell>
          <table:table-cell office:value-type="float" office:value="-77.704" calcext:value-type="float">
            <text:p>-77,704</text:p>
          </table:table-cell>
          <table:table-cell office:value-type="float" office:value="-76.383" calcext:value-type="float">
            <text:p>-76,383</text:p>
          </table:table-cell>
          <table:table-cell office:value-type="float" office:value="681.509179" calcext:value-type="float">
            <text:p>681,509179</text:p>
          </table:table-cell>
          <table:table-cell office:value-type="float" office:value="0.046163" calcext:value-type="float">
            <text:p>0,046163</text:p>
          </table:table-cell>
          <table:table-cell office:value-type="float" office:value="-0.190112" calcext:value-type="float">
            <text:p>-0,190112</text:p>
          </table:table-cell>
          <table:table-cell office:value-type="float" office:value="-0.007077" calcext:value-type="float">
            <text:p>-0,007077</text:p>
          </table:table-cell>
        </table:table-row>
        <table:table-row table:style-name="ro1">
          <table:table-cell office:value-type="string" calcext:value-type="string">
            <text:p>9 Mar 2017 01:47:00.000</text:p>
          </table:table-cell>
          <table:table-cell office:value-type="float" office:value="-74.751" calcext:value-type="float">
            <text:p>-74,751</text:p>
          </table:table-cell>
          <table:table-cell office:value-type="float" office:value="-85.699" calcext:value-type="float">
            <text:p>-85,699</text:p>
          </table:table-cell>
          <table:table-cell office:value-type="float" office:value="680.998855" calcext:value-type="float">
            <text:p>680,998855</text:p>
          </table:table-cell>
          <table:table-cell office:value-type="float" office:value="0.051699" calcext:value-type="float">
            <text:p>0,051699</text:p>
          </table:table-cell>
          <table:table-cell office:value-type="float" office:value="-0.126103" calcext:value-type="float">
            <text:p>-0,126103</text:p>
          </table:table-cell>
          <table:table-cell office:value-type="float" office:value="-0.009906" calcext:value-type="float">
            <text:p>-0,009906</text:p>
          </table:table-cell>
        </table:table-row>
        <table:table-row table:style-name="ro1">
          <table:table-cell office:value-type="string" calcext:value-type="string">
            <text:p>9 Mar 2017 01:48:00.000</text:p>
          </table:table-cell>
          <table:table-cell office:value-type="float" office:value="-71.55" calcext:value-type="float">
            <text:p>-71,55</text:p>
          </table:table-cell>
          <table:table-cell office:value-type="float" office:value="-92.038" calcext:value-type="float">
            <text:p>-92,038</text:p>
          </table:table-cell>
          <table:table-cell office:value-type="float" office:value="680.32281" calcext:value-type="float">
            <text:p>680,32281</text:p>
          </table:table-cell>
          <table:table-cell office:value-type="float" office:value="0.054713" calcext:value-type="float">
            <text:p>0,054713</text:p>
          </table:table-cell>
          <table:table-cell office:value-type="float" office:value="-0.088423" calcext:value-type="float">
            <text:p>-0,088423</text:p>
          </table:table-cell>
          <table:table-cell office:value-type="float" office:value="-0.012593" calcext:value-type="float">
            <text:p>-0,012593</text:p>
          </table:table-cell>
        </table:table-row>
        <table:table-row table:style-name="ro1">
          <table:table-cell office:value-type="string" calcext:value-type="string">
            <text:p>9 Mar 2017 01:49:00.000</text:p>
          </table:table-cell>
          <table:table-cell office:value-type="float" office:value="-68.209" calcext:value-type="float">
            <text:p>-68,209</text:p>
          </table:table-cell>
          <table:table-cell office:value-type="float" office:value="-96.6" calcext:value-type="float">
            <text:p>-96,6</text:p>
          </table:table-cell>
          <table:table-cell office:value-type="float" office:value="679.490659" calcext:value-type="float">
            <text:p>679,490659</text:p>
          </table:table-cell>
          <table:table-cell office:value-type="float" office:value="0.056489" calcext:value-type="float">
            <text:p>0,056489</text:p>
          </table:table-cell>
          <table:table-cell office:value-type="float" office:value="-0.065439" calcext:value-type="float">
            <text:p>-0,065439</text:p>
          </table:table-cell>
          <table:table-cell office:value-type="float" office:value="-0.015102" calcext:value-type="float">
            <text:p>-0,015102</text:p>
          </table:table-cell>
        </table:table-row>
        <table:table-row table:style-name="ro1">
          <table:table-cell office:value-type="string" calcext:value-type="string">
            <text:p>9 Mar 2017 01:50:00.000</text:p>
          </table:table-cell>
          <table:table-cell office:value-type="float" office:value="-64.784" calcext:value-type="float">
            <text:p>-64,784</text:p>
          </table:table-cell>
          <table:table-cell office:value-type="float" office:value="-100.054" calcext:value-type="float">
            <text:p>-100,054</text:p>
          </table:table-cell>
          <table:table-cell office:value-type="float" office:value="678.514134" calcext:value-type="float">
            <text:p>678,514134</text:p>
          </table:table-cell>
          <table:table-cell office:value-type="float" office:value="0.057616" calcext:value-type="float">
            <text:p>0,057616</text:p>
          </table:table-cell>
          <table:table-cell office:value-type="float" office:value="-0.050714" calcext:value-type="float">
            <text:p>-0,050714</text:p>
          </table:table-cell>
          <table:table-cell office:value-type="float" office:value="-0.017398" calcext:value-type="float">
            <text:p>-0,017398</text:p>
          </table:table-cell>
        </table:table-row>
        <table:table-row table:style-name="ro1">
          <table:table-cell office:value-type="string" calcext:value-type="string">
            <text:p>9 Mar 2017 01:51:00.000</text:p>
          </table:table-cell>
          <table:table-cell office:value-type="float" office:value="-61.303" calcext:value-type="float">
            <text:p>-61,303</text:p>
          </table:table-cell>
          <table:table-cell office:value-type="float" office:value="-102.781" calcext:value-type="float">
            <text:p>-102,781</text:p>
          </table:table-cell>
          <table:table-cell office:value-type="float" office:value="677.406917" calcext:value-type="float">
            <text:p>677,406917</text:p>
          </table:table-cell>
          <table:table-cell office:value-type="float" office:value="0.058377" calcext:value-type="float">
            <text:p>0,058377</text:p>
          </table:table-cell>
          <table:table-cell office:value-type="float" office:value="-0.040832" calcext:value-type="float">
            <text:p>-0,040832</text:p>
          </table:table-cell>
          <table:table-cell office:value-type="float" office:value="-0.019452" calcext:value-type="float">
            <text:p>-0,019452</text:p>
          </table:table-cell>
        </table:table-row>
        <table:table-row table:style-name="ro1">
          <table:table-cell office:value-type="string" calcext:value-type="string">
            <text:p>9 Mar 2017 01:52:00.000</text:p>
          </table:table-cell>
          <table:table-cell office:value-type="float" office:value="-57.783" calcext:value-type="float">
            <text:p>-57,783</text:p>
          </table:table-cell>
          <table:table-cell office:value-type="float" office:value="-105.013" calcext:value-type="float">
            <text:p>-105,013</text:p>
          </table:table-cell>
          <table:table-cell office:value-type="float" office:value="676.18443" calcext:value-type="float">
            <text:p>676,18443</text:p>
          </table:table-cell>
          <table:table-cell office:value-type="float" office:value="0.05892" calcext:value-type="float">
            <text:p>0,05892</text:p>
          </table:table-cell>
          <table:table-cell office:value-type="float" office:value="-0.033934" calcext:value-type="float">
            <text:p>-0,033934</text:p>
          </table:table-cell>
          <table:table-cell office:value-type="float" office:value="-0.021236" calcext:value-type="float">
            <text:p>-0,021236</text:p>
          </table:table-cell>
        </table:table-row>
        <table:table-row table:style-name="ro1">
          <table:table-cell office:value-type="string" calcext:value-type="string">
            <text:p>9 Mar 2017 01:53:00.000</text:p>
          </table:table-cell>
          <table:table-cell office:value-type="float" office:value="-54.235" calcext:value-type="float">
            <text:p>-54,235</text:p>
          </table:table-cell>
          <table:table-cell office:value-type="float" office:value="-106.892" calcext:value-type="float">
            <text:p>-106,892</text:p>
          </table:table-cell>
          <table:table-cell office:value-type="float" office:value="674.863612" calcext:value-type="float">
            <text:p>674,863612</text:p>
          </table:table-cell>
          <table:table-cell office:value-type="float" office:value="0.059325" calcext:value-type="float">
            <text:p>0,059325</text:p>
          </table:table-cell>
          <table:table-cell office:value-type="float" office:value="-0.028954" calcext:value-type="float">
            <text:p>-0,028954</text:p>
          </table:table-cell>
          <table:table-cell office:value-type="float" office:value="-0.022726" calcext:value-type="float">
            <text:p>-0,022726</text:p>
          </table:table-cell>
        </table:table-row>
        <table:table-row table:style-name="ro1">
          <table:table-cell office:value-type="string" calcext:value-type="string">
            <text:p>9 Mar 2017 01:54:00.000</text:p>
          </table:table-cell>
          <table:table-cell office:value-type="float" office:value="-50.666" calcext:value-type="float">
            <text:p>-50,666</text:p>
          </table:table-cell>
          <table:table-cell office:value-type="float" office:value="-108.513" calcext:value-type="float">
            <text:p>-108,513</text:p>
          </table:table-cell>
          <table:table-cell office:value-type="float" office:value="673.462656" calcext:value-type="float">
            <text:p>673,462656</text:p>
          </table:table-cell>
          <table:table-cell office:value-type="float" office:value="0.05964" calcext:value-type="float">
            <text:p>0,05964</text:p>
          </table:table-cell>
          <table:table-cell office:value-type="float" office:value="-0.02526" calcext:value-type="float">
            <text:p>-0,02526</text:p>
          </table:table-cell>
          <table:table-cell office:value-type="float" office:value="-0.023904" calcext:value-type="float">
            <text:p>-0,023904</text:p>
          </table:table-cell>
        </table:table-row>
        <table:table-row table:style-name="ro1">
          <table:table-cell office:value-type="string" calcext:value-type="string">
            <text:p>9 Mar 2017 01:55:00.000</text:p>
          </table:table-cell>
          <table:table-cell office:value-type="float" office:value="-47.08" calcext:value-type="float">
            <text:p>-47,08</text:p>
          </table:table-cell>
          <table:table-cell office:value-type="float" office:value="-109.94" calcext:value-type="float">
            <text:p>-109,94</text:p>
          </table:table-cell>
          <table:table-cell office:value-type="float" office:value="672.000739" calcext:value-type="float">
            <text:p>672,000739</text:p>
          </table:table-cell>
          <table:table-cell office:value-type="float" office:value="0.059892" calcext:value-type="float">
            <text:p>0,059892</text:p>
          </table:table-cell>
          <table:table-cell office:value-type="float" office:value="-0.022457" calcext:value-type="float">
            <text:p>-0,022457</text:p>
          </table:table-cell>
          <table:table-cell office:value-type="float" office:value="-0.024757" calcext:value-type="float">
            <text:p>-0,024757</text:p>
          </table:table-cell>
        </table:table-row>
        <table:table-row table:style-name="ro1">
          <table:table-cell office:value-type="string" calcext:value-type="string">
            <text:p>9 Mar 2017 01:56:00.000</text:p>
          </table:table-cell>
          <table:table-cell office:value-type="float" office:value="-43.48" calcext:value-type="float">
            <text:p>-43,48</text:p>
          </table:table-cell>
          <table:table-cell office:value-type="float" office:value="-111.22" calcext:value-type="float">
            <text:p>-111,22</text:p>
          </table:table-cell>
          <table:table-cell office:value-type="float" office:value="670.497731" calcext:value-type="float">
            <text:p>670,497731</text:p>
          </table:table-cell>
          <table:table-cell office:value-type="float" office:value="0.0601" calcext:value-type="float">
            <text:p>0,0601</text:p>
          </table:table-cell>
          <table:table-cell office:value-type="float" office:value="-0.02029" calcext:value-type="float">
            <text:p>-0,02029</text:p>
          </table:table-cell>
          <table:table-cell office:value-type="float" office:value="-0.025274" calcext:value-type="float">
            <text:p>-0,025274</text:p>
          </table:table-cell>
        </table:table-row>
        <table:table-row table:style-name="ro1">
          <table:table-cell office:value-type="string" calcext:value-type="string">
            <text:p>9 Mar 2017 01:57:00.000</text:p>
          </table:table-cell>
          <table:table-cell office:value-type="float" office:value="-39.868" calcext:value-type="float">
            <text:p>-39,868</text:p>
          </table:table-cell>
          <table:table-cell office:value-type="float" office:value="-112.385" calcext:value-type="float">
            <text:p>-112,385</text:p>
          </table:table-cell>
          <table:table-cell office:value-type="float" office:value="668.973884" calcext:value-type="float">
            <text:p>668,973884</text:p>
          </table:table-cell>
          <table:table-cell office:value-type="float" office:value="0.060275" calcext:value-type="float">
            <text:p>0,060275</text:p>
          </table:table-cell>
          <table:table-cell office:value-type="float" office:value="-0.018591" calcext:value-type="float">
            <text:p>-0,018591</text:p>
          </table:table-cell>
          <table:table-cell office:value-type="float" office:value="-0.025452" calcext:value-type="float">
            <text:p>-0,025452</text:p>
          </table:table-cell>
        </table:table-row>
        <table:table-row table:style-name="ro1">
          <table:table-cell office:value-type="string" calcext:value-type="string">
            <text:p>9 Mar 2017 01:58:00.000</text:p>
          </table:table-cell>
          <table:table-cell office:value-type="float" office:value="-36.247" calcext:value-type="float">
            <text:p>-36,247</text:p>
          </table:table-cell>
          <table:table-cell office:value-type="float" office:value="-113.458" calcext:value-type="float">
            <text:p>-113,458</text:p>
          </table:table-cell>
          <table:table-cell office:value-type="float" office:value="667.449528" calcext:value-type="float">
            <text:p>667,449528</text:p>
          </table:table-cell>
          <table:table-cell office:value-type="float" office:value="0.060424" calcext:value-type="float">
            <text:p>0,060424</text:p>
          </table:table-cell>
          <table:table-cell office:value-type="float" office:value="-0.017242" calcext:value-type="float">
            <text:p>-0,017242</text:p>
          </table:table-cell>
          <table:table-cell office:value-type="float" office:value="-0.025293" calcext:value-type="float">
            <text:p>-0,025293</text:p>
          </table:table-cell>
        </table:table-row>
        <table:table-row table:style-name="ro1">
          <table:table-cell office:value-type="string" calcext:value-type="string">
            <text:p>9 Mar 2017 01:59:00.000</text:p>
          </table:table-cell>
          <table:table-cell office:value-type="float" office:value="-32.618" calcext:value-type="float">
            <text:p>-32,618</text:p>
          </table:table-cell>
          <table:table-cell office:value-type="float" office:value="-114.459" calcext:value-type="float">
            <text:p>-114,459</text:p>
          </table:table-cell>
          <table:table-cell office:value-type="float" office:value="665.94475" calcext:value-type="float">
            <text:p>665,94475</text:p>
          </table:table-cell>
          <table:table-cell office:value-type="float" office:value="0.060553" calcext:value-type="float">
            <text:p>0,060553</text:p>
          </table:table-cell>
          <table:table-cell office:value-type="float" office:value="-0.016165" calcext:value-type="float">
            <text:p>-0,016165</text:p>
          </table:table-cell>
          <table:table-cell office:value-type="float" office:value="-0.024803" calcext:value-type="float">
            <text:p>-0,024803</text:p>
          </table:table-cell>
        </table:table-row>
        <table:table-row table:style-name="ro1">
          <table:table-cell office:value-type="string" calcext:value-type="string">
            <text:p>9 Mar 2017 02:00:00.000</text:p>
          </table:table-cell>
          <table:table-cell office:value-type="float" office:value="-28.981" calcext:value-type="float">
            <text:p>-28,981</text:p>
          </table:table-cell>
          <table:table-cell office:value-type="float" office:value="-115.402" calcext:value-type="float">
            <text:p>-115,402</text:p>
          </table:table-cell>
          <table:table-cell office:value-type="float" office:value="664.479084" calcext:value-type="float">
            <text:p>664,479084</text:p>
          </table:table-cell>
          <table:table-cell office:value-type="float" office:value="0.060665" calcext:value-type="float">
            <text:p>0,060665</text:p>
          </table:table-cell>
          <table:table-cell office:value-type="float" office:value="-0.015299" calcext:value-type="float">
            <text:p>-0,015299</text:p>
          </table:table-cell>
          <table:table-cell office:value-type="float" office:value="-0.023994" calcext:value-type="float">
            <text:p>-0,023994</text:p>
          </table:table-cell>
        </table:table-row>
        <table:table-row table:style-name="ro1">
          <table:table-cell office:value-type="string" calcext:value-type="string">
            <text:p>9 Mar 2017 02:01:00.000</text:p>
          </table:table-cell>
          <table:table-cell office:value-type="float" office:value="-25.338" calcext:value-type="float">
            <text:p>-25,338</text:p>
          </table:table-cell>
          <table:table-cell office:value-type="float" office:value="-116.298" calcext:value-type="float">
            <text:p>-116,298</text:p>
          </table:table-cell>
          <table:table-cell office:value-type="float" office:value="663.071204" calcext:value-type="float">
            <text:p>663,071204</text:p>
          </table:table-cell>
          <table:table-cell office:value-type="float" office:value="0.060762" calcext:value-type="float">
            <text:p>0,060762</text:p>
          </table:table-cell>
          <table:table-cell office:value-type="float" office:value="-0.014604" calcext:value-type="float">
            <text:p>-0,014604</text:p>
          </table:table-cell>
          <table:table-cell office:value-type="float" office:value="-0.022882" calcext:value-type="float">
            <text:p>-0,022882</text:p>
          </table:table-cell>
        </table:table-row>
        <table:table-row table:style-name="ro1">
          <table:table-cell office:value-type="string" calcext:value-type="string">
            <text:p>9 Mar 2017 02:02:00.000</text:p>
          </table:table-cell>
          <table:table-cell office:value-type="float" office:value="-21.69" calcext:value-type="float">
            <text:p>-21,69</text:p>
          </table:table-cell>
          <table:table-cell office:value-type="float" office:value="-117.157" calcext:value-type="float">
            <text:p>-117,157</text:p>
          </table:table-cell>
          <table:table-cell office:value-type="float" office:value="661.738633" calcext:value-type="float">
            <text:p>661,738633</text:p>
          </table:table-cell>
          <table:table-cell office:value-type="float" office:value="0.060845" calcext:value-type="float">
            <text:p>0,060845</text:p>
          </table:table-cell>
          <table:table-cell office:value-type="float" office:value="-0.014048" calcext:value-type="float">
            <text:p>-0,014048</text:p>
          </table:table-cell>
          <table:table-cell office:value-type="float" office:value="-0.02149" calcext:value-type="float">
            <text:p>-0,02149</text:p>
          </table:table-cell>
        </table:table-row>
        <table:table-row table:style-name="ro1">
          <table:table-cell office:value-type="string" calcext:value-type="string">
            <text:p>9 Mar 2017 02:03:00.000</text:p>
          </table:table-cell>
          <table:table-cell office:value-type="float" office:value="-18.037" calcext:value-type="float">
            <text:p>-18,037</text:p>
          </table:table-cell>
          <table:table-cell office:value-type="float" office:value="-117.986" calcext:value-type="float">
            <text:p>-117,986</text:p>
          </table:table-cell>
          <table:table-cell office:value-type="float" office:value="660.497466" calcext:value-type="float">
            <text:p>660,497466</text:p>
          </table:table-cell>
          <table:table-cell office:value-type="float" office:value="0.060916" calcext:value-type="float">
            <text:p>0,060916</text:p>
          </table:table-cell>
          <table:table-cell office:value-type="float" office:value="-0.013609" calcext:value-type="float">
            <text:p>-0,013609</text:p>
          </table:table-cell>
          <table:table-cell office:value-type="float" office:value="-0.019842" calcext:value-type="float">
            <text:p>-0,019842</text:p>
          </table:table-cell>
        </table:table-row>
        <table:table-row table:style-name="ro1">
          <table:table-cell office:value-type="string" calcext:value-type="string">
            <text:p>9 Mar 2017 02:04:00.000</text:p>
          </table:table-cell>
          <table:table-cell office:value-type="float" office:value="-14.38" calcext:value-type="float">
            <text:p>-14,38</text:p>
          </table:table-cell>
          <table:table-cell office:value-type="float" office:value="-118.792" calcext:value-type="float">
            <text:p>-118,792</text:p>
          </table:table-cell>
          <table:table-cell office:value-type="float" office:value="659.362121" calcext:value-type="float">
            <text:p>659,362121</text:p>
          </table:table-cell>
          <table:table-cell office:value-type="float" office:value="0.060976" calcext:value-type="float">
            <text:p>0,060976</text:p>
          </table:table-cell>
          <table:table-cell office:value-type="float" office:value="-0.01327" calcext:value-type="float">
            <text:p>-0,01327</text:p>
          </table:table-cell>
          <table:table-cell office:value-type="float" office:value="-0.01797" calcext:value-type="float">
            <text:p>-0,01797</text:p>
          </table:table-cell>
        </table:table-row>
        <table:table-row table:style-name="ro1">
          <table:table-cell office:value-type="string" calcext:value-type="string">
            <text:p>9 Mar 2017 02:05:00.000</text:p>
          </table:table-cell>
          <table:table-cell office:value-type="float" office:value="-10.72" calcext:value-type="float">
            <text:p>-10,72</text:p>
          </table:table-cell>
          <table:table-cell office:value-type="float" office:value="-119.581" calcext:value-type="float">
            <text:p>-119,581</text:p>
          </table:table-cell>
          <table:table-cell office:value-type="float" office:value="658.345115" calcext:value-type="float">
            <text:p>658,345115</text:p>
          </table:table-cell>
          <table:table-cell office:value-type="float" office:value="0.061024" calcext:value-type="float">
            <text:p>0,061024</text:p>
          </table:table-cell>
          <table:table-cell office:value-type="float" office:value="-0.013019" calcext:value-type="float">
            <text:p>-0,013019</text:p>
          </table:table-cell>
          <table:table-cell office:value-type="float" office:value="-0.015905" calcext:value-type="float">
            <text:p>-0,015905</text:p>
          </table:table-cell>
        </table:table-row>
        <table:table-row table:style-name="ro1">
          <table:table-cell office:value-type="string" calcext:value-type="string">
            <text:p>9 Mar 2017 02:06:00.000</text:p>
          </table:table-cell>
          <table:table-cell office:value-type="float" office:value="-7.058" calcext:value-type="float">
            <text:p>-7,058</text:p>
          </table:table-cell>
          <table:table-cell office:value-type="float" office:value="-120.356" calcext:value-type="float">
            <text:p>-120,356</text:p>
          </table:table-cell>
          <table:table-cell office:value-type="float" office:value="657.456872" calcext:value-type="float">
            <text:p>657,456872</text:p>
          </table:table-cell>
          <table:table-cell office:value-type="float" office:value="0.06106" calcext:value-type="float">
            <text:p>0,06106</text:p>
          </table:table-cell>
          <table:table-cell office:value-type="float" office:value="-0.012847" calcext:value-type="float">
            <text:p>-0,012847</text:p>
          </table:table-cell>
          <table:table-cell office:value-type="float" office:value="-0.013686" calcext:value-type="float">
            <text:p>-0,013686</text:p>
          </table:table-cell>
        </table:table-row>
        <table:table-row table:style-name="ro1">
          <table:table-cell office:value-type="string" calcext:value-type="string">
            <text:p>9 Mar 2017 02:07:00.000</text:p>
          </table:table-cell>
          <table:table-cell office:value-type="float" office:value="-3.393" calcext:value-type="float">
            <text:p>-3,393</text:p>
          </table:table-cell>
          <table:table-cell office:value-type="float" office:value="-121.124" calcext:value-type="float">
            <text:p>-121,124</text:p>
          </table:table-cell>
          <table:table-cell office:value-type="float" office:value="656.705568" calcext:value-type="float">
            <text:p>656,705568</text:p>
          </table:table-cell>
          <table:table-cell office:value-type="float" office:value="0.061086" calcext:value-type="float">
            <text:p>0,061086</text:p>
          </table:table-cell>
          <table:table-cell office:value-type="float" office:value="-0.012749" calcext:value-type="float">
            <text:p>-0,012749</text:p>
          </table:table-cell>
          <table:table-cell office:value-type="float" office:value="-0.011349" calcext:value-type="float">
            <text:p>-0,011349</text:p>
          </table:table-cell>
        </table:table-row>
        <table:table-row table:style-name="ro1">
          <table:table-cell office:value-type="string" calcext:value-type="string">
            <text:p>9 Mar 2017 02:08:00.000</text:p>
          </table:table-cell>
          <table:table-cell office:value-type="float" office:value="0.272" calcext:value-type="float">
            <text:p>0,272</text:p>
          </table:table-cell>
          <table:table-cell office:value-type="float" office:value="-121.888" calcext:value-type="float">
            <text:p>-121,888</text:p>
          </table:table-cell>
          <table:table-cell office:value-type="float" office:value="656.097014" calcext:value-type="float">
            <text:p>656,097014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8936" calcext:value-type="float">
            <text:p>-0,008936</text:p>
          </table:table-cell>
        </table:table-row>
        <table:table-row table:style-name="ro1">
          <table:table-cell office:value-type="string" calcext:value-type="string">
            <text:p>9 Mar 2017 02:09:00.000</text:p>
          </table:table-cell>
          <table:table-cell office:value-type="float" office:value="3.938" calcext:value-type="float">
            <text:p>3,938</text:p>
          </table:table-cell>
          <table:table-cell office:value-type="float" office:value="-122.652" calcext:value-type="float">
            <text:p>-122,652</text:p>
          </table:table-cell>
          <table:table-cell office:value-type="float" office:value="655.634584" calcext:value-type="float">
            <text:p>655,634584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62" calcext:value-type="float">
            <text:p>-0,012762</text:p>
          </table:table-cell>
          <table:table-cell office:value-type="float" office:value="-0.006486" calcext:value-type="float">
            <text:p>-0,006486</text:p>
          </table:table-cell>
        </table:table-row>
        <table:table-row table:style-name="ro1">
          <table:table-cell office:value-type="string" calcext:value-type="string">
            <text:p>9 Mar 2017 02:10:00.000</text:p>
          </table:table-cell>
          <table:table-cell office:value-type="float" office:value="7.604" calcext:value-type="float">
            <text:p>7,604</text:p>
          </table:table-cell>
          <table:table-cell office:value-type="float" office:value="-123.42" calcext:value-type="float">
            <text:p>-123,42</text:p>
          </table:table-cell>
          <table:table-cell office:value-type="float" office:value="655.319177" calcext:value-type="float">
            <text:p>655,319177</text:p>
          </table:table-cell>
          <table:table-cell office:value-type="float" office:value="0.061095" calcext:value-type="float">
            <text:p>0,061095</text:p>
          </table:table-cell>
          <table:table-cell office:value-type="float" office:value="-0.012874" calcext:value-type="float">
            <text:p>-0,012874</text:p>
          </table:table-cell>
          <table:table-cell office:value-type="float" office:value="-0.004043" calcext:value-type="float">
            <text:p>-0,004043</text:p>
          </table:table-cell>
        </table:table-row>
        <table:table-row table:style-name="ro1">
          <table:table-cell office:value-type="string" calcext:value-type="string">
            <text:p>9 Mar 2017 02:11:00.000</text:p>
          </table:table-cell>
          <table:table-cell office:value-type="float" office:value="11.27" calcext:value-type="float">
            <text:p>11,27</text:p>
          </table:table-cell>
          <table:table-cell office:value-type="float" office:value="-124.198" calcext:value-type="float">
            <text:p>-124,198</text:p>
          </table:table-cell>
          <table:table-cell office:value-type="float" office:value="655.149236" calcext:value-type="float">
            <text:p>655,149236</text:p>
          </table:table-cell>
          <table:table-cell office:value-type="float" office:value="0.061075" calcext:value-type="float">
            <text:p>0,061075</text:p>
          </table:table-cell>
          <table:table-cell office:value-type="float" office:value="-0.01306" calcext:value-type="float">
            <text:p>-0,01306</text:p>
          </table:table-cell>
          <table:table-cell office:value-type="float" office:value="-0.001645" calcext:value-type="float">
            <text:p>-0,001645</text:p>
          </table:table-cell>
        </table:table-row>
        <table:table-row table:style-name="ro1">
          <table:table-cell office:value-type="string" calcext:value-type="string">
            <text:p>9 Mar 2017 02:12:00.000</text:p>
          </table:table-cell>
          <table:table-cell office:value-type="float" office:value="14.933" calcext:value-type="float">
            <text:p>14,933</text:p>
          </table:table-cell>
          <table:table-cell office:value-type="float" office:value="-124.989" calcext:value-type="float">
            <text:p>-124,989</text:p>
          </table:table-cell>
          <table:table-cell office:value-type="float" office:value="655.120796" calcext:value-type="float">
            <text:p>655,120796</text:p>
          </table:table-cell>
          <table:table-cell office:value-type="float" office:value="0.061044" calcext:value-type="float">
            <text:p>0,061044</text:p>
          </table:table-cell>
          <table:table-cell office:value-type="float" office:value="-0.013327" calcext:value-type="float">
            <text:p>-0,013327</text:p>
          </table:table-cell>
          <table:table-cell office:value-type="float" office:value="0.000668" calcext:value-type="float">
            <text:p>0,000668</text:p>
          </table:table-cell>
        </table:table-row>
        <table:table-row table:style-name="ro1">
          <table:table-cell office:value-type="string" calcext:value-type="string">
            <text:p>9 Mar 2017 02:13:00.000</text:p>
          </table:table-cell>
          <table:table-cell office:value-type="float" office:value="18.595" calcext:value-type="float">
            <text:p>18,595</text:p>
          </table:table-cell>
          <table:table-cell office:value-type="float" office:value="-125.799" calcext:value-type="float">
            <text:p>-125,799</text:p>
          </table:table-cell>
          <table:table-cell office:value-type="float" office:value="655.227583" calcext:value-type="float">
            <text:p>655,227583</text:p>
          </table:table-cell>
          <table:table-cell office:value-type="float" office:value="0.061001" calcext:value-type="float">
            <text:p>0,061001</text:p>
          </table:table-cell>
          <table:table-cell office:value-type="float" office:value="-0.013684" calcext:value-type="float">
            <text:p>-0,013684</text:p>
          </table:table-cell>
          <table:table-cell office:value-type="float" office:value="0.002857" calcext:value-type="float">
            <text:p>0,002857</text:p>
          </table:table-cell>
        </table:table-row>
        <table:table-row table:style-name="ro1">
          <table:table-cell office:value-type="string" calcext:value-type="string">
            <text:p>9 Mar 2017 02:14:00.000</text:p>
          </table:table-cell>
          <table:table-cell office:value-type="float" office:value="22.253" calcext:value-type="float">
            <text:p>22,253</text:p>
          </table:table-cell>
          <table:table-cell office:value-type="float" office:value="-126.633" calcext:value-type="float">
            <text:p>-126,633</text:p>
          </table:table-cell>
          <table:table-cell office:value-type="float" office:value="655.461153" calcext:value-type="float">
            <text:p>655,461153</text:p>
          </table:table-cell>
          <table:table-cell office:value-type="float" office:value="0.060946" calcext:value-type="float">
            <text:p>0,060946</text:p>
          </table:table-cell>
          <table:table-cell office:value-type="float" office:value="-0.014144" calcext:value-type="float">
            <text:p>-0,014144</text:p>
          </table:table-cell>
          <table:table-cell office:value-type="float" office:value="0.004888" calcext:value-type="float">
            <text:p>0,004888</text:p>
          </table:table-cell>
        </table:table-row>
        <table:table-row table:style-name="ro1">
          <table:table-cell office:value-type="string" calcext:value-type="string">
            <text:p>9 Mar 2017 02:15:00.000</text:p>
          </table:table-cell>
          <table:table-cell office:value-type="float" office:value="25.908" calcext:value-type="float">
            <text:p>25,908</text:p>
          </table:table-cell>
          <table:table-cell office:value-type="float" office:value="-127.499" calcext:value-type="float">
            <text:p>-127,499</text:p>
          </table:table-cell>
          <table:table-cell office:value-type="float" office:value="655.811062" calcext:value-type="float">
            <text:p>655,811062</text:p>
          </table:table-cell>
          <table:table-cell office:value-type="float" office:value="0.060877" calcext:value-type="float">
            <text:p>0,060877</text:p>
          </table:table-cell>
          <table:table-cell office:value-type="float" office:value="-0.014725" calcext:value-type="float">
            <text:p>-0,014725</text:p>
          </table:table-cell>
          <table:table-cell office:value-type="float" office:value="0.006731" calcext:value-type="float">
            <text:p>0,006731</text:p>
          </table:table-cell>
        </table:table-row>
        <table:table-row table:style-name="ro1">
          <table:table-cell office:value-type="string" calcext:value-type="string">
            <text:p>9 Mar 2017 02:16:00.000</text:p>
          </table:table-cell>
          <table:table-cell office:value-type="float" office:value="29.558" calcext:value-type="float">
            <text:p>29,558</text:p>
          </table:table-cell>
          <table:table-cell office:value-type="float" office:value="-128.403" calcext:value-type="float">
            <text:p>-128,403</text:p>
          </table:table-cell>
          <table:table-cell office:value-type="float" office:value="656.265076" calcext:value-type="float">
            <text:p>656,265076</text:p>
          </table:table-cell>
          <table:table-cell office:value-type="float" office:value="0.060794" calcext:value-type="float">
            <text:p>0,060794</text:p>
          </table:table-cell>
          <table:table-cell office:value-type="float" office:value="-0.015451" calcext:value-type="float">
            <text:p>-0,015451</text:p>
          </table:table-cell>
          <table:table-cell office:value-type="float" office:value="0.008355" calcext:value-type="float">
            <text:p>0,008355</text:p>
          </table:table-cell>
        </table:table-row>
        <table:table-row table:style-name="ro1">
          <table:table-cell office:value-type="string" calcext:value-type="string">
            <text:p>9 Mar 2017 02:17:00.000</text:p>
          </table:table-cell>
          <table:table-cell office:value-type="float" office:value="33.203" calcext:value-type="float">
            <text:p>33,203</text:p>
          </table:table-cell>
          <table:table-cell office:value-type="float" office:value="-129.357" calcext:value-type="float">
            <text:p>-129,357</text:p>
          </table:table-cell>
          <table:table-cell office:value-type="float" office:value="656.809407" calcext:value-type="float">
            <text:p>656,809407</text:p>
          </table:table-cell>
          <table:table-cell office:value-type="float" office:value="0.060696" calcext:value-type="float">
            <text:p>0,060696</text:p>
          </table:table-cell>
          <table:table-cell office:value-type="float" office:value="-0.016355" calcext:value-type="float">
            <text:p>-0,016355</text:p>
          </table:table-cell>
          <table:table-cell office:value-type="float" office:value="0.009739" calcext:value-type="float">
            <text:p>0,009739</text:p>
          </table:table-cell>
        </table:table-row>
        <table:table-row table:style-name="ro1">
          <table:table-cell office:value-type="string" calcext:value-type="string">
            <text:p>9 Mar 2017 02:18:00.000</text:p>
          </table:table-cell>
          <table:table-cell office:value-type="float" office:value="36.841" calcext:value-type="float">
            <text:p>36,841</text:p>
          </table:table-cell>
          <table:table-cell office:value-type="float" office:value="-130.37" calcext:value-type="float">
            <text:p>-130,37</text:p>
          </table:table-cell>
          <table:table-cell office:value-type="float" office:value="657.428976" calcext:value-type="float">
            <text:p>657,428976</text:p>
          </table:table-cell>
          <table:table-cell office:value-type="float" office:value="0.060578" calcext:value-type="float">
            <text:p>0,060578</text:p>
          </table:table-cell>
          <table:table-cell office:value-type="float" office:value="-0.017482" calcext:value-type="float">
            <text:p>-0,017482</text:p>
          </table:table-cell>
          <table:table-cell office:value-type="float" office:value="0.010861" calcext:value-type="float">
            <text:p>0,010861</text:p>
          </table:table-cell>
        </table:table-row>
        <table:table-row table:style-name="ro1">
          <table:table-cell office:value-type="string" calcext:value-type="string">
            <text:p>9 Mar 2017 02:19:00.000</text:p>
          </table:table-cell>
          <table:table-cell office:value-type="float" office:value="40.472" calcext:value-type="float">
            <text:p>40,472</text:p>
          </table:table-cell>
          <table:table-cell office:value-type="float" office:value="-131.46" calcext:value-type="float">
            <text:p>-131,46</text:p>
          </table:table-cell>
          <table:table-cell office:value-type="float" office:value="658.10769" calcext:value-type="float">
            <text:p>658,10769</text:p>
          </table:table-cell>
          <table:table-cell office:value-type="float" office:value="0.060439" calcext:value-type="float">
            <text:p>0,060439</text:p>
          </table:table-cell>
          <table:table-cell office:value-type="float" office:value="-0.018894" calcext:value-type="float">
            <text:p>-0,018894</text:p>
          </table:table-cell>
          <table:table-cell office:value-type="float" office:value="0.011709" calcext:value-type="float">
            <text:p>0,011709</text:p>
          </table:table-cell>
        </table:table-row>
        <table:table-row table:style-name="ro1">
          <table:table-cell office:value-type="string" calcext:value-type="string">
            <text:p>9 Mar 2017 02:20:00.000</text:p>
          </table:table-cell>
          <table:table-cell office:value-type="float" office:value="44.093" calcext:value-type="float">
            <text:p>44,093</text:p>
          </table:table-cell>
          <table:table-cell office:value-type="float" office:value="-132.645" calcext:value-type="float">
            <text:p>-132,645</text:p>
          </table:table-cell>
          <table:table-cell office:value-type="float" office:value="658.828746" calcext:value-type="float">
            <text:p>658,828746</text:p>
          </table:table-cell>
          <table:table-cell office:value-type="float" office:value="0.060271" calcext:value-type="float">
            <text:p>0,060271</text:p>
          </table:table-cell>
          <table:table-cell office:value-type="float" office:value="-0.020678" calcext:value-type="float">
            <text:p>-0,020678</text:p>
          </table:table-cell>
          <table:table-cell office:value-type="float" office:value="0.012273" calcext:value-type="float">
            <text:p>0,012273</text:p>
          </table:table-cell>
        </table:table-row>
        <table:table-row table:style-name="ro1">
          <table:table-cell office:value-type="string" calcext:value-type="string">
            <text:p>9 Mar 2017 02:21:00.000</text:p>
          </table:table-cell>
          <table:table-cell office:value-type="float" office:value="47.704" calcext:value-type="float">
            <text:p>47,704</text:p>
          </table:table-cell>
          <table:table-cell office:value-type="float" office:value="-133.951" calcext:value-type="float">
            <text:p>-133,951</text:p>
          </table:table-cell>
          <table:table-cell office:value-type="float" office:value="659.574928" calcext:value-type="float">
            <text:p>659,574928</text:p>
          </table:table-cell>
          <table:table-cell office:value-type="float" office:value="0.060068" calcext:value-type="float">
            <text:p>0,060068</text:p>
          </table:table-cell>
          <table:table-cell office:value-type="float" office:value="-0.02296" calcext:value-type="float">
            <text:p>-0,02296</text:p>
          </table:table-cell>
          <table:table-cell office:value-type="float" office:value="0.012548" calcext:value-type="float">
            <text:p>0,012548</text:p>
          </table:table-cell>
        </table:table-row>
        <table:table-row table:style-name="ro1">
          <table:table-cell office:value-type="string" calcext:value-type="string">
            <text:p>9 Mar 2017 02:22:00.000</text:p>
          </table:table-cell>
          <table:table-cell office:value-type="float" office:value="51.301" calcext:value-type="float">
            <text:p>51,301</text:p>
          </table:table-cell>
          <table:table-cell office:value-type="float" office:value="-135.414" calcext:value-type="float">
            <text:p>-135,414</text:p>
          </table:table-cell>
          <table:table-cell office:value-type="float" office:value="660.328922" calcext:value-type="float">
            <text:p>660,328922</text:p>
          </table:table-cell>
          <table:table-cell office:value-type="float" office:value="0.059816" calcext:value-type="float">
            <text:p>0,059816</text:p>
          </table:table-cell>
          <table:table-cell office:value-type="float" office:value="-0.025924" calcext:value-type="float">
            <text:p>-0,025924</text:p>
          </table:table-cell>
          <table:table-cell office:value-type="float" office:value="0.012535" calcext:value-type="float">
            <text:p>0,012535</text:p>
          </table:table-cell>
        </table:table-row>
        <table:table-row table:style-name="ro1">
          <table:table-cell office:value-type="string" calcext:value-type="string">
            <text:p>9 Mar 2017 02:23:00.000</text:p>
          </table:table-cell>
          <table:table-cell office:value-type="float" office:value="54.88" calcext:value-type="float">
            <text:p>54,88</text:p>
          </table:table-cell>
          <table:table-cell office:value-type="float" office:value="-137.081" calcext:value-type="float">
            <text:p>-137,081</text:p>
          </table:table-cell>
          <table:table-cell office:value-type="float" office:value="661.073617" calcext:value-type="float">
            <text:p>661,073617</text:p>
          </table:table-cell>
          <table:table-cell office:value-type="float" office:value="0.059496" calcext:value-type="float">
            <text:p>0,059496</text:p>
          </table:table-cell>
          <table:table-cell office:value-type="float" office:value="-0.029849" calcext:value-type="float">
            <text:p>-0,029849</text:p>
          </table:table-cell>
          <table:table-cell office:value-type="float" office:value="0.01224" calcext:value-type="float">
            <text:p>0,01224</text:p>
          </table:table-cell>
        </table:table-row>
        <table:table-row table:style-name="ro1">
          <table:table-cell office:value-type="string" calcext:value-type="string">
            <text:p>9 Mar 2017 02:24:00.000</text:p>
          </table:table-cell>
          <table:table-cell office:value-type="float" office:value="58.438" calcext:value-type="float">
            <text:p>58,438</text:p>
          </table:table-cell>
          <table:table-cell office:value-type="float" office:value="-139.024" calcext:value-type="float">
            <text:p>-139,024</text:p>
          </table:table-cell>
          <table:table-cell office:value-type="float" office:value="661.792412" calcext:value-type="float">
            <text:p>661,792412</text:p>
          </table:table-cell>
          <table:table-cell office:value-type="float" office:value="0.059077" calcext:value-type="float">
            <text:p>0,059077</text:p>
          </table:table-cell>
          <table:table-cell office:value-type="float" office:value="-0.035172" calcext:value-type="float">
            <text:p>-0,035172</text:p>
          </table:table-cell>
          <table:table-cell office:value-type="float" office:value="0.011675" calcext:value-type="float">
            <text:p>0,011675</text:p>
          </table:table-cell>
        </table:table-row>
        <table:table-row table:style-name="ro1">
          <table:table-cell office:value-type="string" calcext:value-type="string">
            <text:p>9 Mar 2017 02:25:00.000</text:p>
          </table:table-cell>
          <table:table-cell office:value-type="float" office:value="61.967" calcext:value-type="float">
            <text:p>61,967</text:p>
          </table:table-cell>
          <table:table-cell office:value-type="float" office:value="-141.344" calcext:value-type="float">
            <text:p>-141,344</text:p>
          </table:table-cell>
          <table:table-cell office:value-type="float" office:value="662.469497" calcext:value-type="float">
            <text:p>662,469497</text:p>
          </table:table-cell>
          <table:table-cell office:value-type="float" office:value="0.058504" calcext:value-type="float">
            <text:p>0,058504</text:p>
          </table:table-cell>
          <table:table-cell office:value-type="float" office:value="-0.0426" calcext:value-type="float">
            <text:p>-0,0426</text:p>
          </table:table-cell>
          <table:table-cell office:value-type="float" office:value="0.010854" calcext:value-type="float">
            <text:p>0,010854</text:p>
          </table:table-cell>
        </table:table-row>
        <table:table-row table:style-name="ro1">
          <table:table-cell office:value-type="string" calcext:value-type="string">
            <text:p>9 Mar 2017 02:26:00.000</text:p>
          </table:table-cell>
          <table:table-cell office:value-type="float" office:value="65.454" calcext:value-type="float">
            <text:p>65,454</text:p>
          </table:table-cell>
          <table:table-cell office:value-type="float" office:value="-144.201" calcext:value-type="float">
            <text:p>-144,201</text:p>
          </table:table-cell>
          <table:table-cell office:value-type="float" office:value="663.090133" calcext:value-type="float">
            <text:p>663,090133</text:p>
          </table:table-cell>
          <table:table-cell office:value-type="float" office:value="0.057687" calcext:value-type="float">
            <text:p>0,057687</text:p>
          </table:table-cell>
          <table:table-cell office:value-type="float" office:value="-0.053332" calcext:value-type="float">
            <text:p>-0,053332</text:p>
          </table:table-cell>
          <table:table-cell office:value-type="float" office:value="0.009797" calcext:value-type="float">
            <text:p>0,009797</text:p>
          </table:table-cell>
        </table:table-row>
        <table:table-row table:style-name="ro1">
          <table:table-cell office:value-type="string" calcext:value-type="string">
            <text:p>9 Mar 2017 02:27:00.000</text:p>
          </table:table-cell>
          <table:table-cell office:value-type="float" office:value="68.881" calcext:value-type="float">
            <text:p>68,881</text:p>
          </table:table-cell>
          <table:table-cell office:value-type="float" office:value="-147.851" calcext:value-type="float">
            <text:p>-147,851</text:p>
          </table:table-cell>
          <table:table-cell office:value-type="float" office:value="663.640895" calcext:value-type="float">
            <text:p>663,640895</text:p>
          </table:table-cell>
          <table:table-cell office:value-type="float" office:value="0.056457" calcext:value-type="float">
            <text:p>0,056457</text:p>
          </table:table-cell>
          <table:table-cell office:value-type="float" office:value="-0.069493" calcext:value-type="float">
            <text:p>-0,069493</text:p>
          </table:table-cell>
          <table:table-cell office:value-type="float" office:value="0.008529" calcext:value-type="float">
            <text:p>0,008529</text:p>
          </table:table-cell>
        </table:table-row>
        <table:table-row table:style-name="ro1">
          <table:table-cell office:value-type="string" calcext:value-type="string">
            <text:p>9 Mar 2017 02:28:00.000</text:p>
          </table:table-cell>
          <table:table-cell office:value-type="float" office:value="72.214" calcext:value-type="float">
            <text:p>72,214</text:p>
          </table:table-cell>
          <table:table-cell office:value-type="float" office:value="-152.725" calcext:value-type="float">
            <text:p>-152,725</text:p>
          </table:table-cell>
          <table:table-cell office:value-type="float" office:value="664.109908" calcext:value-type="float">
            <text:p>664,109908</text:p>
          </table:table-cell>
          <table:table-cell office:value-type="float" office:value="0.054481" calcext:value-type="float">
            <text:p>0,054481</text:p>
          </table:table-cell>
          <table:table-cell office:value-type="float" office:value="-0.095022" calcext:value-type="float">
            <text:p>-0,095022</text:p>
          </table:table-cell>
          <table:table-cell office:value-type="float" office:value="0.007077" calcext:value-type="float">
            <text:p>0,007077</text:p>
          </table:table-cell>
        </table:table-row>
        <table:table-row table:style-name="ro1">
          <table:table-cell office:value-type="string" calcext:value-type="string">
            <text:p>9 Mar 2017 02:29:00.000</text:p>
          </table:table-cell>
          <table:table-cell office:value-type="float" office:value="75.39" calcext:value-type="float">
            <text:p>75,39</text:p>
          </table:table-cell>
          <table:table-cell office:value-type="float" office:value="-159.586" calcext:value-type="float">
            <text:p>-159,586</text:p>
          </table:table-cell>
          <table:table-cell office:value-type="float" office:value="664.48704" calcext:value-type="float">
            <text:p>664,48704</text:p>
          </table:table-cell>
          <table:table-cell office:value-type="float" office:value="0.05106" calcext:value-type="float">
            <text:p>0,05106</text:p>
          </table:table-cell>
          <table:table-cell office:value-type="float" office:value="-0.13737" calcext:value-type="float">
            <text:p>-0,13737</text:p>
          </table:table-cell>
          <table:table-cell office:value-type="float" office:value="0.005472" calcext:value-type="float">
            <text:p>0,005472</text:p>
          </table:table-cell>
        </table:table-row>
        <table:table-row table:style-name="ro1">
          <table:table-cell office:value-type="string" calcext:value-type="string">
            <text:p>9 Mar 2017 02:30:00.000</text:p>
          </table:table-cell>
          <table:table-cell office:value-type="float" office:value="78.283" calcext:value-type="float">
            <text:p>78,283</text:p>
          </table:table-cell>
          <table:table-cell office:value-type="float" office:value="-169.805" calcext:value-type="float">
            <text:p>-169,805</text:p>
          </table:table-cell>
          <table:table-cell office:value-type="float" office:value="664.764077" calcext:value-type="float">
            <text:p>664,764077</text:p>
          </table:table-cell>
          <table:table-cell office:value-type="float" office:value="0.04465" calcext:value-type="float">
            <text:p>0,04465</text:p>
          </table:table-cell>
          <table:table-cell office:value-type="float" office:value="-0.209595" calcext:value-type="float">
            <text:p>-0,209595</text:p>
          </table:table-cell>
          <table:table-cell office:value-type="float" office:value="0.003746" calcext:value-type="float">
            <text:p>0,003746</text:p>
          </table:table-cell>
        </table:table-row>
        <table:table-row table:style-name="ro1">
          <table:table-cell office:value-type="string" calcext:value-type="string">
            <text:p>9 Mar 2017 02:31:00.000</text:p>
          </table:table-cell>
          <table:table-cell office:value-type="float" office:value="80.626" calcext:value-type="float">
            <text:p>80,626</text:p>
          </table:table-cell>
          <table:table-cell office:value-type="float" office:value="174.399" calcext:value-type="float">
            <text:p>174,399</text:p>
          </table:table-cell>
          <table:table-cell office:value-type="float" office:value="664.934859" calcext:value-type="float">
            <text:p>664,934859</text:p>
          </table:table-cell>
          <table:table-cell office:value-type="float" office:value="0.032063" calcext:value-type="float">
            <text:p>0,032063</text:p>
          </table:table-cell>
          <table:table-cell office:value-type="float" office:value="-0.323475" calcext:value-type="float">
            <text:p>-0,323475</text:p>
          </table:table-cell>
          <table:table-cell office:value-type="float" office:value="0.001936" calcext:value-type="float">
            <text:p>0,001936</text:p>
          </table:table-cell>
        </table:table-row>
        <table:table-row table:style-name="ro1">
          <table:table-cell office:value-type="string" calcext:value-type="string">
            <text:p>9 Mar 2017 02:32:00.000</text:p>
          </table:table-cell>
          <table:table-cell office:value-type="float" office:value="81.928" calcext:value-type="float">
            <text:p>81,928</text:p>
          </table:table-cell>
          <table:table-cell office:value-type="float" office:value="151.345" calcext:value-type="float">
            <text:p>151,345</text:p>
          </table:table-cell>
          <table:table-cell office:value-type="float" office:value="664.995384" calcext:value-type="float">
            <text:p>664,995384</text:p>
          </table:table-cell>
          <table:table-cell office:value-type="float" office:value="0.009667" calcext:value-type="float">
            <text:p>0,009667</text:p>
          </table:table-cell>
          <table:table-cell office:value-type="float" office:value="-0.433768" calcext:value-type="float">
            <text:p>-0,433768</text:p>
          </table:table-cell>
          <table:table-cell office:value-type="float" office:value="0.000077" calcext:value-type="float">
            <text:p>0,000077</text:p>
          </table:table-cell>
        </table:table-row>
        <table:table-row table:style-name="ro1">
          <table:table-cell office:value-type="string" calcext:value-type="string">
            <text:p>9 Mar 2017 02:33:00.000</text:p>
          </table:table-cell>
          <table:table-cell office:value-type="float" office:value="81.685" calcext:value-type="float">
            <text:p>81,685</text:p>
          </table:table-cell>
          <table:table-cell office:value-type="float" office:value="125.213" calcext:value-type="float">
            <text:p>125,213</text:p>
          </table:table-cell>
          <table:table-cell office:value-type="float" office:value="664.943872" calcext:value-type="float">
            <text:p>664,943872</text:p>
          </table:table-cell>
          <table:table-cell office:value-type="float" office:value="-0.017374" calcext:value-type="float">
            <text:p>-0,017374</text:p>
          </table:table-cell>
          <table:table-cell office:value-type="float" office:value="-0.409177" calcext:value-type="float">
            <text:p>-0,409177</text:p>
          </table:table-cell>
          <table:table-cell office:value-type="float" office:value="-0.001793" calcext:value-type="float">
            <text:p>-0,001793</text:p>
          </table:table-cell>
        </table:table-row>
        <table:table-row table:style-name="ro1">
          <table:table-cell office:value-type="string" calcext:value-type="string">
            <text:p>9 Mar 2017 02:34:00.000</text:p>
          </table:table-cell>
          <table:table-cell office:value-type="float" office:value="80.008" calcext:value-type="float">
            <text:p>80,008</text:p>
          </table:table-cell>
          <table:table-cell office:value-type="float" office:value="104.274" calcext:value-type="float">
            <text:p>104,274</text:p>
          </table:table-cell>
          <table:table-cell office:value-type="float" office:value="664.780801" calcext:value-type="float">
            <text:p>664,780801</text:p>
          </table:table-cell>
          <table:table-cell office:value-type="float" office:value="-0.036734" calcext:value-type="float">
            <text:p>-0,036734</text:p>
          </table:table-cell>
          <table:table-cell office:value-type="float" office:value="-0.285585" calcext:value-type="float">
            <text:p>-0,285585</text:p>
          </table:table-cell>
          <table:table-cell office:value-type="float" office:value="-0.003636" calcext:value-type="float">
            <text:p>-0,003636</text:p>
          </table:table-cell>
        </table:table-row>
        <table:table-row table:style-name="ro1">
          <table:table-cell office:value-type="string" calcext:value-type="string">
            <text:p>9 Mar 2017 02:35:00.000</text:p>
          </table:table-cell>
          <table:table-cell office:value-type="float" office:value="77.461" calcext:value-type="float">
            <text:p>77,461</text:p>
          </table:table-cell>
          <table:table-cell office:value-type="float" office:value="90.411" calcext:value-type="float">
            <text:p>90,411</text:p>
          </table:table-cell>
          <table:table-cell office:value-type="float" office:value="664.508898" calcext:value-type="float">
            <text:p>664,508898</text:p>
          </table:table-cell>
          <table:table-cell office:value-type="float" office:value="-0.047029" calcext:value-type="float">
            <text:p>-0,047029</text:p>
          </table:table-cell>
          <table:table-cell office:value-type="float" office:value="-0.18393" calcext:value-type="float">
            <text:p>-0,18393</text:p>
          </table:table-cell>
          <table:table-cell office:value-type="float" office:value="-0.005415" calcext:value-type="float">
            <text:p>-0,005415</text:p>
          </table:table-cell>
        </table:table-row>
        <table:table-row table:style-name="ro1">
          <table:table-cell office:value-type="string" calcext:value-type="string">
            <text:p>9 Mar 2017 02:36:00.000</text:p>
          </table:table-cell>
          <table:table-cell office:value-type="float" office:value="74.464" calcext:value-type="float">
            <text:p>74,464</text:p>
          </table:table-cell>
          <table:table-cell office:value-type="float" office:value="81.388" calcext:value-type="float">
            <text:p>81,388</text:p>
          </table:table-cell>
          <table:table-cell office:value-type="float" office:value="664.133099" calcext:value-type="float">
            <text:p>664,133099</text:p>
          </table:table-cell>
          <table:table-cell office:value-type="float" office:value="-0.052305" calcext:value-type="float">
            <text:p>-0,052305</text:p>
          </table:table-cell>
          <table:table-cell office:value-type="float" office:value="-0.122311" calcext:value-type="float">
            <text:p>-0,122311</text:p>
          </table:table-cell>
          <table:table-cell office:value-type="float" office:value="-0.007093" calcext:value-type="float">
            <text:p>-0,007093</text:p>
          </table:table-cell>
        </table:table-row>
        <table:table-row table:style-name="ro1">
          <table:table-cell office:value-type="string" calcext:value-type="string">
            <text:p>9 Mar 2017 02:37:00.000</text:p>
          </table:table-cell>
          <table:table-cell office:value-type="float" office:value="71.231" calcext:value-type="float">
            <text:p>71,231</text:p>
          </table:table-cell>
          <table:table-cell office:value-type="float" office:value="75.23" calcext:value-type="float">
            <text:p>75,23</text:p>
          </table:table-cell>
          <table:table-cell office:value-type="float" office:value="663.660465" calcext:value-type="float">
            <text:p>663,660465</text:p>
          </table:table-cell>
          <table:table-cell office:value-type="float" office:value="-0.055186" calcext:value-type="float">
            <text:p>-0,055186</text:p>
          </table:table-cell>
          <table:table-cell office:value-type="float" office:value="-0.08607" calcext:value-type="float">
            <text:p>-0,08607</text:p>
          </table:table-cell>
          <table:table-cell office:value-type="float" office:value="-0.008637" calcext:value-type="float">
            <text:p>-0,008637</text:p>
          </table:table-cell>
        </table:table-row>
        <table:table-row table:style-name="ro1">
          <table:table-cell office:value-type="string" calcext:value-type="string">
            <text:p>9 Mar 2017 02:38:00.000</text:p>
          </table:table-cell>
          <table:table-cell office:value-type="float" office:value="67.865" calcext:value-type="float">
            <text:p>67,865</text:p>
          </table:table-cell>
          <table:table-cell office:value-type="float" office:value="70.782" calcext:value-type="float">
            <text:p>70,782</text:p>
          </table:table-cell>
          <table:table-cell office:value-type="float" office:value="663.100074" calcext:value-type="float">
            <text:p>663,100074</text:p>
          </table:table-cell>
          <table:table-cell office:value-type="float" office:value="-0.05689" calcext:value-type="float">
            <text:p>-0,05689</text:p>
          </table:table-cell>
          <table:table-cell office:value-type="float" office:value="-0.063916" calcext:value-type="float">
            <text:p>-0,063916</text:p>
          </table:table-cell>
          <table:table-cell office:value-type="float" office:value="-0.010014" calcext:value-type="float">
            <text:p>-0,010014</text:p>
          </table:table-cell>
        </table:table-row>
        <table:table-row table:style-name="ro1">
          <table:table-cell office:value-type="string" calcext:value-type="string">
            <text:p>9 Mar 2017 02:39:00.000</text:p>
          </table:table-cell>
          <table:table-cell office:value-type="float" office:value="64.417" calcext:value-type="float">
            <text:p>64,417</text:p>
          </table:table-cell>
          <table:table-cell office:value-type="float" office:value="67.403" calcext:value-type="float">
            <text:p>67,403</text:p>
          </table:table-cell>
          <table:table-cell office:value-type="float" office:value="662.462866" calcext:value-type="float">
            <text:p>662,462866</text:p>
          </table:table-cell>
          <table:table-cell office:value-type="float" office:value="-0.057972" calcext:value-type="float">
            <text:p>-0,057972</text:p>
          </table:table-cell>
          <table:table-cell office:value-type="float" office:value="-0.049681" calcext:value-type="float">
            <text:p>-0,049681</text:p>
          </table:table-cell>
          <table:table-cell office:value-type="float" office:value="-0.011193" calcext:value-type="float">
            <text:p>-0,011193</text:p>
          </table:table-cell>
        </table:table-row>
        <table:table-row table:style-name="ro1">
          <table:table-cell office:value-type="string" calcext:value-type="string">
            <text:p>9 Mar 2017 02:40:00.000</text:p>
          </table:table-cell>
          <table:table-cell office:value-type="float" office:value="60.915" calcext:value-type="float">
            <text:p>60,915</text:p>
          </table:table-cell>
          <table:table-cell office:value-type="float" office:value="64.728" calcext:value-type="float">
            <text:p>64,728</text:p>
          </table:table-cell>
          <table:table-cell office:value-type="float" office:value="661.76147" calcext:value-type="float">
            <text:p>661,76147</text:p>
          </table:table-cell>
          <table:table-cell office:value-type="float" office:value="-0.058704" calcext:value-type="float">
            <text:p>-0,058704</text:p>
          </table:table-cell>
          <table:table-cell office:value-type="float" office:value="-0.040104" calcext:value-type="float">
            <text:p>-0,040104</text:p>
          </table:table-cell>
          <table:table-cell office:value-type="float" office:value="-0.012149" calcext:value-type="float">
            <text:p>-0,012149</text:p>
          </table:table-cell>
        </table:table-row>
        <table:table-row table:style-name="ro1">
          <table:table-cell office:value-type="string" calcext:value-type="string">
            <text:p>9 Mar 2017 02:41:00.000</text:p>
          </table:table-cell>
          <table:table-cell office:value-type="float" office:value="57.376" calcext:value-type="float">
            <text:p>57,376</text:p>
          </table:table-cell>
          <table:table-cell office:value-type="float" office:value="62.534" calcext:value-type="float">
            <text:p>62,534</text:p>
          </table:table-cell>
          <table:table-cell office:value-type="float" office:value="661.009987" calcext:value-type="float">
            <text:p>661,009987</text:p>
          </table:table-cell>
          <table:table-cell office:value-type="float" office:value="-0.059225" calcext:value-type="float">
            <text:p>-0,059225</text:p>
          </table:table-cell>
          <table:table-cell office:value-type="float" office:value="-0.033402" calcext:value-type="float">
            <text:p>-0,033402</text:p>
          </table:table-cell>
          <table:table-cell office:value-type="float" office:value="-0.012859" calcext:value-type="float">
            <text:p>-0,012859</text:p>
          </table:table-cell>
        </table:table-row>
        <table:table-row table:style-name="ro1">
          <table:table-cell office:value-type="string" calcext:value-type="string">
            <text:p>9 Mar 2017 02:42:00.000</text:p>
          </table:table-cell>
          <table:table-cell office:value-type="float" office:value="53.811" calcext:value-type="float">
            <text:p>53,811</text:p>
          </table:table-cell>
          <table:table-cell office:value-type="float" office:value="60.683" calcext:value-type="float">
            <text:p>60,683</text:p>
          </table:table-cell>
          <table:table-cell office:value-type="float" office:value="660.223758" calcext:value-type="float">
            <text:p>660,223758</text:p>
          </table:table-cell>
          <table:table-cell office:value-type="float" office:value="-0.059612" calcext:value-type="float">
            <text:p>-0,059612</text:p>
          </table:table-cell>
          <table:table-cell office:value-type="float" office:value="-0.028555" calcext:value-type="float">
            <text:p>-0,028555</text:p>
          </table:table-cell>
          <table:table-cell office:value-type="float" office:value="-0.013304" calcext:value-type="float">
            <text:p>-0,013304</text:p>
          </table:table-cell>
        </table:table-row>
        <table:table-row table:style-name="ro1">
          <table:table-cell office:value-type="string" calcext:value-type="string">
            <text:p>9 Mar 2017 02:43:00.000</text:p>
          </table:table-cell>
          <table:table-cell office:value-type="float" office:value="50.225" calcext:value-type="float">
            <text:p>50,225</text:p>
          </table:table-cell>
          <table:table-cell office:value-type="float" office:value="59.083" calcext:value-type="float">
            <text:p>59,083</text:p>
          </table:table-cell>
          <table:table-cell office:value-type="float" office:value="659.419106" calcext:value-type="float">
            <text:p>659,419106</text:p>
          </table:table-cell>
          <table:table-cell office:value-type="float" office:value="-0.05991" calcext:value-type="float">
            <text:p>-0,05991</text:p>
          </table:table-cell>
          <table:table-cell office:value-type="float" office:value="-0.024954" calcext:value-type="float">
            <text:p>-0,024954</text:p>
          </table:table-cell>
          <table:table-cell office:value-type="float" office:value="-0.01347" calcext:value-type="float">
            <text:p>-0,01347</text:p>
          </table:table-cell>
        </table:table-row>
        <table:table-row table:style-name="ro1">
          <table:table-cell office:value-type="string" calcext:value-type="string">
            <text:p>9 Mar 2017 02:44:00.000</text:p>
          </table:table-cell>
          <table:table-cell office:value-type="float" office:value="46.623" calcext:value-type="float">
            <text:p>46,623</text:p>
          </table:table-cell>
          <table:table-cell office:value-type="float" office:value="57.671" calcext:value-type="float">
            <text:p>57,671</text:p>
          </table:table-cell>
          <table:table-cell office:value-type="float" office:value="658.613054" calcext:value-type="float">
            <text:p>658,613054</text:p>
          </table:table-cell>
          <table:table-cell office:value-type="float" office:value="-0.060146" calcext:value-type="float">
            <text:p>-0,060146</text:p>
          </table:table-cell>
          <table:table-cell office:value-type="float" office:value="-0.022218" calcext:value-type="float">
            <text:p>-0,022218</text:p>
          </table:table-cell>
          <table:table-cell office:value-type="float" office:value="-0.013348" calcext:value-type="float">
            <text:p>-0,013348</text:p>
          </table:table-cell>
        </table:table-row>
        <table:table-row table:style-name="ro1">
          <table:table-cell office:value-type="string" calcext:value-type="string">
            <text:p>9 Mar 2017 02:45:00.000</text:p>
          </table:table-cell>
          <table:table-cell office:value-type="float" office:value="43.008" calcext:value-type="float">
            <text:p>43,008</text:p>
          </table:table-cell>
          <table:table-cell office:value-type="float" office:value="56.404" calcext:value-type="float">
            <text:p>56,404</text:p>
          </table:table-cell>
          <table:table-cell office:value-type="float" office:value="657.823032" calcext:value-type="float">
            <text:p>657,823032</text:p>
          </table:table-cell>
          <table:table-cell office:value-type="float" office:value="-0.060338" calcext:value-type="float">
            <text:p>-0,060338</text:p>
          </table:table-cell>
          <table:table-cell office:value-type="float" office:value="-0.0201" calcext:value-type="float">
            <text:p>-0,0201</text:p>
          </table:table-cell>
          <table:table-cell office:value-type="float" office:value="-0.012934" calcext:value-type="float">
            <text:p>-0,012934</text:p>
          </table:table-cell>
        </table:table-row>
        <table:table-row table:style-name="ro1">
          <table:table-cell office:value-type="string" calcext:value-type="string">
            <text:p>9 Mar 2017 02:46:00.000</text:p>
          </table:table-cell>
          <table:table-cell office:value-type="float" office:value="39.383" calcext:value-type="float">
            <text:p>39,383</text:p>
          </table:table-cell>
          <table:table-cell office:value-type="float" office:value="55.25" calcext:value-type="float">
            <text:p>55,25</text:p>
          </table:table-cell>
          <table:table-cell office:value-type="float" office:value="657.066574" calcext:value-type="float">
            <text:p>657,066574</text:p>
          </table:table-cell>
          <table:table-cell office:value-type="float" office:value="-0.060498" calcext:value-type="float">
            <text:p>-0,060498</text:p>
          </table:table-cell>
          <table:table-cell office:value-type="float" office:value="-0.018439" calcext:value-type="float">
            <text:p>-0,018439</text:p>
          </table:table-cell>
          <table:table-cell office:value-type="float" office:value="-0.012229" calcext:value-type="float">
            <text:p>-0,012229</text:p>
          </table:table-cell>
        </table:table-row>
        <table:table-row table:style-name="ro1">
          <table:table-cell office:value-type="string" calcext:value-type="string">
            <text:p>9 Mar 2017 02:47:00.000</text:p>
          </table:table-cell>
          <table:table-cell office:value-type="float" office:value="35.749" calcext:value-type="float">
            <text:p>35,749</text:p>
          </table:table-cell>
          <table:table-cell office:value-type="float" office:value="54.185" calcext:value-type="float">
            <text:p>54,185</text:p>
          </table:table-cell>
          <table:table-cell office:value-type="float" office:value="656.361009" calcext:value-type="float">
            <text:p>656,361009</text:p>
          </table:table-cell>
          <table:table-cell office:value-type="float" office:value="-0.060631" calcext:value-type="float">
            <text:p>-0,060631</text:p>
          </table:table-cell>
          <table:table-cell office:value-type="float" office:value="-0.01712" calcext:value-type="float">
            <text:p>-0,01712</text:p>
          </table:table-cell>
          <table:table-cell office:value-type="float" office:value="-0.011238" calcext:value-type="float">
            <text:p>-0,011238</text:p>
          </table:table-cell>
        </table:table-row>
        <table:table-row table:style-name="ro1">
          <table:table-cell office:value-type="string" calcext:value-type="string">
            <text:p>9 Mar 2017 02:48:00.000</text:p>
          </table:table-cell>
          <table:table-cell office:value-type="float" office:value="32.107" calcext:value-type="float">
            <text:p>32,107</text:p>
          </table:table-cell>
          <table:table-cell office:value-type="float" office:value="53.19" calcext:value-type="float">
            <text:p>53,19</text:p>
          </table:table-cell>
          <table:table-cell office:value-type="float" office:value="655.723151" calcext:value-type="float">
            <text:p>655,723151</text:p>
          </table:table-cell>
          <table:table-cell office:value-type="float" office:value="-0.060743" calcext:value-type="float">
            <text:p>-0,060743</text:p>
          </table:table-cell>
          <table:table-cell office:value-type="float" office:value="-0.016065" calcext:value-type="float">
            <text:p>-0,016065</text:p>
          </table:table-cell>
          <table:table-cell office:value-type="float" office:value="-0.009973" calcext:value-type="float">
            <text:p>-0,009973</text:p>
          </table:table-cell>
        </table:table-row>
        <table:table-row table:style-name="ro1">
          <table:table-cell office:value-type="string" calcext:value-type="string">
            <text:p>9 Mar 2017 02:49:00.000</text:p>
          </table:table-cell>
          <table:table-cell office:value-type="float" office:value="28.46" calcext:value-type="float">
            <text:p>28,46</text:p>
          </table:table-cell>
          <table:table-cell office:value-type="float" office:value="52.253" calcext:value-type="float">
            <text:p>52,253</text:p>
          </table:table-cell>
          <table:table-cell office:value-type="float" office:value="655.168993" calcext:value-type="float">
            <text:p>655,168993</text:p>
          </table:table-cell>
          <table:table-cell office:value-type="float" office:value="-0.060837" calcext:value-type="float">
            <text:p>-0,060837</text:p>
          </table:table-cell>
          <table:table-cell office:value-type="float" office:value="-0.015218" calcext:value-type="float">
            <text:p>-0,015218</text:p>
          </table:table-cell>
          <table:table-cell office:value-type="float" office:value="-0.00845" calcext:value-type="float">
            <text:p>-0,00845</text:p>
          </table:table-cell>
        </table:table-row>
        <table:table-row table:style-name="ro1">
          <table:table-cell office:value-type="string" calcext:value-type="string">
            <text:p>9 Mar 2017 02:50:00.000</text:p>
          </table:table-cell>
          <table:table-cell office:value-type="float" office:value="24.807" calcext:value-type="float">
            <text:p>24,807</text:p>
          </table:table-cell>
          <table:table-cell office:value-type="float" office:value="51.361" calcext:value-type="float">
            <text:p>51,361</text:p>
          </table:table-cell>
          <table:table-cell office:value-type="float" office:value="654.713417" calcext:value-type="float">
            <text:p>654,713417</text:p>
          </table:table-cell>
          <table:table-cell office:value-type="float" office:value="-0.060917" calcext:value-type="float">
            <text:p>-0,060917</text:p>
          </table:table-cell>
          <table:table-cell office:value-type="float" office:value="-0.014539" calcext:value-type="float">
            <text:p>-0,014539</text:p>
          </table:table-cell>
          <table:table-cell office:value-type="float" office:value="-0.00669" calcext:value-type="float">
            <text:p>-0,00669</text:p>
          </table:table-cell>
        </table:table-row>
        <table:table-row table:style-name="ro1">
          <table:table-cell office:value-type="string" calcext:value-type="string">
            <text:p>9 Mar 2017 02:51:00.000</text:p>
          </table:table-cell>
          <table:table-cell office:value-type="float" office:value="21.15" calcext:value-type="float">
            <text:p>21,15</text:p>
          </table:table-cell>
          <table:table-cell office:value-type="float" office:value="50.505" calcext:value-type="float">
            <text:p>50,505</text:p>
          </table:table-cell>
          <table:table-cell office:value-type="float" office:value="654.369913" calcext:value-type="float">
            <text:p>654,369913</text:p>
          </table:table-cell>
          <table:table-cell office:value-type="float" office:value="-0.060982" calcext:value-type="float">
            <text:p>-0,060982</text:p>
          </table:table-cell>
          <table:table-cell office:value-type="float" office:value="-0.013996" calcext:value-type="float">
            <text:p>-0,013996</text:p>
          </table:table-cell>
          <table:table-cell office:value-type="float" office:value="-0.004718" calcext:value-type="float">
            <text:p>-0,004718</text:p>
          </table:table-cell>
        </table:table-row>
        <table:table-row table:style-name="ro1">
          <table:table-cell office:value-type="string" calcext:value-type="string">
            <text:p>9 Mar 2017 02:52:00.000</text:p>
          </table:table-cell>
          <table:table-cell office:value-type="float" office:value="17.49" calcext:value-type="float">
            <text:p>17,49</text:p>
          </table:table-cell>
          <table:table-cell office:value-type="float" office:value="49.679" calcext:value-type="float">
            <text:p>49,679</text:p>
          </table:table-cell>
          <table:table-cell office:value-type="float" office:value="654.150326" calcext:value-type="float">
            <text:p>654,150326</text:p>
          </table:table-cell>
          <table:table-cell office:value-type="float" office:value="-0.061034" calcext:value-type="float">
            <text:p>-0,061034</text:p>
          </table:table-cell>
          <table:table-cell office:value-type="float" office:value="-0.013569" calcext:value-type="float">
            <text:p>-0,013569</text:p>
          </table:table-cell>
          <table:table-cell office:value-type="float" office:value="-0.002564" calcext:value-type="float">
            <text:p>-0,002564</text:p>
          </table:table-cell>
        </table:table-row>
        <table:table-row table:style-name="ro1">
          <table:table-cell office:value-type="string" calcext:value-type="string">
            <text:p>9 Mar 2017 02:53:00.000</text:p>
          </table:table-cell>
          <table:table-cell office:value-type="float" office:value="13.826" calcext:value-type="float">
            <text:p>13,826</text:p>
          </table:table-cell>
          <table:table-cell office:value-type="float" office:value="48.875" calcext:value-type="float">
            <text:p>48,875</text:p>
          </table:table-cell>
          <table:table-cell office:value-type="float" office:value="654.064622" calcext:value-type="float">
            <text:p>654,064622</text:p>
          </table:table-cell>
          <table:table-cell office:value-type="float" office:value="-0.061073" calcext:value-type="float">
            <text:p>-0,061073</text:p>
          </table:table-cell>
          <table:table-cell office:value-type="float" office:value="-0.01324" calcext:value-type="float">
            <text:p>-0,01324</text:p>
          </table:table-cell>
          <table:table-cell office:value-type="float" office:value="-0.00026" calcext:value-type="float">
            <text:p>-0,00026</text:p>
          </table:table-cell>
        </table:table-row>
        <table:table-row table:style-name="ro1">
          <table:table-cell office:value-type="string" calcext:value-type="string">
            <text:p>9 Mar 2017 02:54:00.000</text:p>
          </table:table-cell>
          <table:table-cell office:value-type="float" office:value="10.161" calcext:value-type="float">
            <text:p>10,161</text:p>
          </table:table-cell>
          <table:table-cell office:value-type="float" office:value="48.088" calcext:value-type="float">
            <text:p>48,088</text:p>
          </table:table-cell>
          <table:table-cell office:value-type="float" office:value="654.120696" calcext:value-type="float">
            <text:p>654,120696</text:p>
          </table:table-cell>
          <table:table-cell office:value-type="float" office:value="-0.061101" calcext:value-type="float">
            <text:p>-0,061101</text:p>
          </table:table-cell>
          <table:table-cell office:value-type="float" office:value="-0.012998" calcext:value-type="float">
            <text:p>-0,012998</text:p>
          </table:table-cell>
          <table:table-cell office:value-type="float" office:value="0.002156" calcext:value-type="float">
            <text:p>0,002156</text:p>
          </table:table-cell>
        </table:table-row>
        <table:table-row table:style-name="ro1">
          <table:table-cell office:value-type="string" calcext:value-type="string">
            <text:p>9 Mar 2017 02:55:00.000</text:p>
          </table:table-cell>
          <table:table-cell office:value-type="float" office:value="6.494" calcext:value-type="float">
            <text:p>6,494</text:p>
          </table:table-cell>
          <table:table-cell office:value-type="float" office:value="47.314" calcext:value-type="float">
            <text:p>47,314</text:p>
          </table:table-cell>
          <table:table-cell office:value-type="float" office:value="654.324201" calcext:value-type="float">
            <text:p>654,324201</text:p>
          </table:table-cell>
          <table:table-cell office:value-type="float" office:value="-0.061117" calcext:value-type="float">
            <text:p>-0,061117</text:p>
          </table:table-cell>
          <table:table-cell office:value-type="float" office:value="-0.012835" calcext:value-type="float">
            <text:p>-0,012835</text:p>
          </table:table-cell>
          <table:table-cell office:value-type="float" office:value="0.004647" calcext:value-type="float">
            <text:p>0,004647</text:p>
          </table:table-cell>
        </table:table-row>
        <table:table-row table:style-name="ro1">
          <table:table-cell office:value-type="string" calcext:value-type="string">
            <text:p>9 Mar 2017 02:56:00.000</text:p>
          </table:table-cell>
          <table:table-cell office:value-type="float" office:value="2.827" calcext:value-type="float">
            <text:p>2,827</text:p>
          </table:table-cell>
          <table:table-cell office:value-type="float" office:value="46.547" calcext:value-type="float">
            <text:p>46,547</text:p>
          </table:table-cell>
          <table:table-cell office:value-type="float" office:value="654.67843" calcext:value-type="float">
            <text:p>654,67843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45" calcext:value-type="float">
            <text:p>-0,012745</text:p>
          </table:table-cell>
          <table:table-cell office:value-type="float" office:value="0.007173" calcext:value-type="float">
            <text:p>0,007173</text:p>
          </table:table-cell>
        </table:table-row>
        <table:table-row table:style-name="ro1">
          <table:table-cell office:value-type="string" calcext:value-type="string">
            <text:p>9 Mar 2017 02:57:00.000</text:p>
          </table:table-cell>
          <table:table-cell office:value-type="float" office:value="-0.84" calcext:value-type="float">
            <text:p>-0,84</text:p>
          </table:table-cell>
          <table:table-cell office:value-type="float" office:value="45.783" calcext:value-type="float">
            <text:p>45,783</text:p>
          </table:table-cell>
          <table:table-cell office:value-type="float" office:value="655.184223" calcext:value-type="float">
            <text:p>655,184223</text:p>
          </table:table-cell>
          <table:table-cell office:value-type="float" office:value="-0.061116" calcext:value-type="float">
            <text:p>-0,061116</text:p>
          </table:table-cell>
          <table:table-cell office:value-type="float" office:value="-0.012725" calcext:value-type="float">
            <text:p>-0,012725</text:p>
          </table:table-cell>
          <table:table-cell office:value-type="float" office:value="0.009692" calcext:value-type="float">
            <text:p>0,009692</text:p>
          </table:table-cell>
        </table:table-row>
        <table:table-row table:style-name="ro1">
          <table:table-cell office:value-type="string" calcext:value-type="string">
            <text:p>9 Mar 2017 02:58:00.000</text:p>
          </table:table-cell>
          <table:table-cell office:value-type="float" office:value="-4.506" calcext:value-type="float">
            <text:p>-4,506</text:p>
          </table:table-cell>
          <table:table-cell office:value-type="float" office:value="45.018" calcext:value-type="float">
            <text:p>45,018</text:p>
          </table:table-cell>
          <table:table-cell office:value-type="float" office:value="655.839934" calcext:value-type="float">
            <text:p>655,839934</text:p>
          </table:table-cell>
          <table:table-cell office:value-type="float" office:value="-0.061098" calcext:value-type="float">
            <text:p>-0,061098</text:p>
          </table:table-cell>
          <table:table-cell office:value-type="float" office:value="-0.012774" calcext:value-type="float">
            <text:p>-0,012774</text:p>
          </table:table-cell>
          <table:table-cell office:value-type="float" office:value="0.012162" calcext:value-type="float">
            <text:p>0,012162</text:p>
          </table:table-cell>
        </table:table-row>
        <table:table-row table:style-name="ro1">
          <table:table-cell office:value-type="string" calcext:value-type="string">
            <text:p>9 Mar 2017 02:59:00.000</text:p>
          </table:table-cell>
          <table:table-cell office:value-type="float" office:value="-8.171" calcext:value-type="float">
            <text:p>-8,171</text:p>
          </table:table-cell>
          <table:table-cell office:value-type="float" office:value="44.249" calcext:value-type="float">
            <text:p>44,249</text:p>
          </table:table-cell>
          <table:table-cell office:value-type="float" office:value="656.641426" calcext:value-type="float">
            <text:p>656,641426</text:p>
          </table:table-cell>
          <table:table-cell office:value-type="float" office:value="-0.061069" calcext:value-type="float">
            <text:p>-0,061069</text:p>
          </table:table-cell>
          <table:table-cell office:value-type="float" office:value="-0.012894" calcext:value-type="float">
            <text:p>-0,012894</text:p>
          </table:table-cell>
          <table:table-cell office:value-type="float" office:value="0.014543" calcext:value-type="float">
            <text:p>0,014543</text:p>
          </table:table-cell>
        </table:table-row>
        <table:table-row table:style-name="ro1">
          <table:table-cell office:value-type="string" calcext:value-type="string">
            <text:p>9 Mar 2017 03:00:00.000</text:p>
          </table:table-cell>
          <table:table-cell office:value-type="float" office:value="-11.834" calcext:value-type="float">
            <text:p>-11,834</text:p>
          </table:table-cell>
          <table:table-cell office:value-type="float" office:value="43.469" calcext:value-type="float">
            <text:p>43,469</text:p>
          </table:table-cell>
          <table:table-cell office:value-type="float" office:value="657.582119" calcext:value-type="float">
            <text:p>657,582119</text:p>
          </table:table-cell>
          <table:table-cell office:value-type="float" office:value="-0.061029" calcext:value-type="float">
            <text:p>-0,061029</text:p>
          </table:table-cell>
          <table:table-cell office:value-type="float" office:value="-0.01309" calcext:value-type="float">
            <text:p>-0,01309</text:p>
          </table:table-cell>
          <table:table-cell office:value-type="float" office:value="0.016794" calcext:value-type="float">
            <text:p>0,016794</text:p>
          </table:table-cell>
        </table:table-row>
        <table:table-row table:style-name="ro1">
          <table:table-cell office:value-type="string" calcext:value-type="string">
            <text:p>9 Mar 2017 03:01:00.000</text:p>
          </table:table-cell>
          <table:table-cell office:value-type="float" office:value="-15.495" calcext:value-type="float">
            <text:p>-15,495</text:p>
          </table:table-cell>
          <table:table-cell office:value-type="float" office:value="42.676" calcext:value-type="float">
            <text:p>42,676</text:p>
          </table:table-cell>
          <table:table-cell office:value-type="float" office:value="658.65308" calcext:value-type="float">
            <text:p>658,65308</text:p>
          </table:table-cell>
          <table:table-cell office:value-type="float" office:value="-0.060977" calcext:value-type="float">
            <text:p>-0,060977</text:p>
          </table:table-cell>
          <table:table-cell office:value-type="float" office:value="-0.013367" calcext:value-type="float">
            <text:p>-0,013367</text:p>
          </table:table-cell>
          <table:table-cell office:value-type="float" office:value="0.018878" calcext:value-type="float">
            <text:p>0,018878</text:p>
          </table:table-cell>
        </table:table-row>
        <table:table-row table:style-name="ro1">
          <table:table-cell office:value-type="string" calcext:value-type="string">
            <text:p>9 Mar 2017 03:02:00.000</text:p>
          </table:table-cell>
          <table:table-cell office:value-type="float" office:value="-19.151" calcext:value-type="float">
            <text:p>-19,151</text:p>
          </table:table-cell>
          <table:table-cell office:value-type="float" office:value="41.864" calcext:value-type="float">
            <text:p>41,864</text:p>
          </table:table-cell>
          <table:table-cell office:value-type="float" office:value="659.843148" calcext:value-type="float">
            <text:p>659,843148</text:p>
          </table:table-cell>
          <table:table-cell office:value-type="float" office:value="-0.060914" calcext:value-type="float">
            <text:p>-0,060914</text:p>
          </table:table-cell>
          <table:table-cell office:value-type="float" office:value="-0.013735" calcext:value-type="float">
            <text:p>-0,013735</text:p>
          </table:table-cell>
          <table:table-cell office:value-type="float" office:value="0.020757" calcext:value-type="float">
            <text:p>0,020757</text:p>
          </table:table-cell>
        </table:table-row>
        <table:table-row table:style-name="ro1">
          <table:table-cell office:value-type="string" calcext:value-type="string">
            <text:p>9 Mar 2017 03:03:00.000</text:p>
          </table:table-cell>
          <table:table-cell office:value-type="float" office:value="-22.804" calcext:value-type="float">
            <text:p>-22,804</text:p>
          </table:table-cell>
          <table:table-cell office:value-type="float" office:value="41.026" calcext:value-type="float">
            <text:p>41,026</text:p>
          </table:table-cell>
          <table:table-cell office:value-type="float" office:value="661.139105" calcext:value-type="float">
            <text:p>661,139105</text:p>
          </table:table-cell>
          <table:table-cell office:value-type="float" office:value="-0.060838" calcext:value-type="float">
            <text:p>-0,060838</text:p>
          </table:table-cell>
          <table:table-cell office:value-type="float" office:value="-0.014207" calcext:value-type="float">
            <text:p>-0,014207</text:p>
          </table:table-cell>
          <table:table-cell office:value-type="float" office:value="0.0224" calcext:value-type="float">
            <text:p>0,0224</text:p>
          </table:table-cell>
        </table:table-row>
        <table:table-row table:style-name="ro1">
          <table:table-cell office:value-type="string" calcext:value-type="string">
            <text:p>9 Mar 2017 03:04:00.000</text:p>
          </table:table-cell>
          <table:table-cell office:value-type="float" office:value="-26.452" calcext:value-type="float">
            <text:p>-26,452</text:p>
          </table:table-cell>
          <table:table-cell office:value-type="float" office:value="40.156" calcext:value-type="float">
            <text:p>40,156</text:p>
          </table:table-cell>
          <table:table-cell office:value-type="float" office:value="662.525876" calcext:value-type="float">
            <text:p>662,525876</text:p>
          </table:table-cell>
          <table:table-cell office:value-type="float" office:value="-0.06075" calcext:value-type="float">
            <text:p>-0,06075</text:p>
          </table:table-cell>
          <table:table-cell office:value-type="float" office:value="-0.014803" calcext:value-type="float">
            <text:p>-0,014803</text:p>
          </table:table-cell>
          <table:table-cell office:value-type="float" office:value="0.023777" calcext:value-type="float">
            <text:p>0,023777</text:p>
          </table:table-cell>
        </table:table-row>
        <table:table-row table:style-name="ro1">
          <table:table-cell office:value-type="string" calcext:value-type="string">
            <text:p>9 Mar 2017 03:05:00.000</text:p>
          </table:table-cell>
          <table:table-cell office:value-type="float" office:value="-30.094" calcext:value-type="float">
            <text:p>-30,094</text:p>
          </table:table-cell>
          <table:table-cell office:value-type="float" office:value="39.247" calcext:value-type="float">
            <text:p>39,247</text:p>
          </table:table-cell>
          <table:table-cell office:value-type="float" office:value="663.986766" calcext:value-type="float">
            <text:p>663,986766</text:p>
          </table:table-cell>
          <table:table-cell office:value-type="float" office:value="-0.060648" calcext:value-type="float">
            <text:p>-0,060648</text:p>
          </table:table-cell>
          <table:table-cell office:value-type="float" office:value="-0.015547" calcext:value-type="float">
            <text:p>-0,015547</text:p>
          </table:table-cell>
          <table:table-cell office:value-type="float" office:value="0.024865" calcext:value-type="float">
            <text:p>0,024865</text:p>
          </table:table-cell>
        </table:table-row>
        <table:table-row table:style-name="ro1">
          <table:table-cell office:value-type="string" calcext:value-type="string">
            <text:p>9 Mar 2017 03:06:00.000</text:p>
          </table:table-cell>
          <table:table-cell office:value-type="float" office:value="-33.729" calcext:value-type="float">
            <text:p>-33,729</text:p>
          </table:table-cell>
          <table:table-cell office:value-type="float" office:value="38.287" calcext:value-type="float">
            <text:p>38,287</text:p>
          </table:table-cell>
          <table:table-cell office:value-type="float" office:value="665.503714" calcext:value-type="float">
            <text:p>665,503714</text:p>
          </table:table-cell>
          <table:table-cell office:value-type="float" office:value="-0.060531" calcext:value-type="float">
            <text:p>-0,060531</text:p>
          </table:table-cell>
          <table:table-cell office:value-type="float" office:value="-0.016473" calcext:value-type="float">
            <text:p>-0,016473</text:p>
          </table:table-cell>
          <table:table-cell office:value-type="float" office:value="0.025641" calcext:value-type="float">
            <text:p>0,025641</text:p>
          </table:table-cell>
        </table:table-row>
        <table:table-row table:style-name="ro1">
          <table:table-cell office:value-type="string" calcext:value-type="string">
            <text:p>9 Mar 2017 03:07:00.000</text:p>
          </table:table-cell>
          <table:table-cell office:value-type="float" office:value="-37.357" calcext:value-type="float">
            <text:p>-37,357</text:p>
          </table:table-cell>
          <table:table-cell office:value-type="float" office:value="37.265" calcext:value-type="float">
            <text:p>37,265</text:p>
          </table:table-cell>
          <table:table-cell office:value-type="float" office:value="667.057582" calcext:value-type="float">
            <text:p>667,057582</text:p>
          </table:table-cell>
          <table:table-cell office:value-type="float" office:value="-0.060395" calcext:value-type="float">
            <text:p>-0,060395</text:p>
          </table:table-cell>
          <table:table-cell office:value-type="float" office:value="-0.017627" calcext:value-type="float">
            <text:p>-0,017627</text:p>
          </table:table-cell>
          <table:table-cell office:value-type="float" office:value="0.026091" calcext:value-type="float">
            <text:p>0,026091</text:p>
          </table:table-cell>
        </table:table-row>
        <table:table-row table:style-name="ro1">
          <table:table-cell office:value-type="string" calcext:value-type="string">
            <text:p>9 Mar 2017 03:08:00.000</text:p>
          </table:table-cell>
          <table:table-cell office:value-type="float" office:value="-40.976" calcext:value-type="float">
            <text:p>-40,976</text:p>
          </table:table-cell>
          <table:table-cell office:value-type="float" office:value="36.166" calcext:value-type="float">
            <text:p>36,166</text:p>
          </table:table-cell>
          <table:table-cell office:value-type="float" office:value="668.628449" calcext:value-type="float">
            <text:p>668,628449</text:p>
          </table:table-cell>
          <table:table-cell office:value-type="float" office:value="-0.060238" calcext:value-type="float">
            <text:p>-0,060238</text:p>
          </table:table-cell>
          <table:table-cell office:value-type="float" office:value="-0.019073" calcext:value-type="float">
            <text:p>-0,019073</text:p>
          </table:table-cell>
          <table:table-cell office:value-type="float" office:value="0.026205" calcext:value-type="float">
            <text:p>0,026205</text:p>
          </table:table-cell>
        </table:table-row>
        <table:table-row table:style-name="ro1">
          <table:table-cell office:value-type="string" calcext:value-type="string">
            <text:p>9 Mar 2017 03:09:00.000</text:p>
          </table:table-cell>
          <table:table-cell office:value-type="float" office:value="-44.585" calcext:value-type="float">
            <text:p>-44,585</text:p>
          </table:table-cell>
          <table:table-cell office:value-type="float" office:value="34.969" calcext:value-type="float">
            <text:p>34,969</text:p>
          </table:table-cell>
          <table:table-cell office:value-type="float" office:value="670.195922" calcext:value-type="float">
            <text:p>670,195922</text:p>
          </table:table-cell>
          <table:table-cell office:value-type="float" office:value="-0.060053" calcext:value-type="float">
            <text:p>-0,060053</text:p>
          </table:table-cell>
          <table:table-cell office:value-type="float" office:value="-0.020902" calcext:value-type="float">
            <text:p>-0,020902</text:p>
          </table:table-cell>
          <table:table-cell office:value-type="float" office:value="0.025976" calcext:value-type="float">
            <text:p>0,025976</text:p>
          </table:table-cell>
        </table:table-row>
        <table:table-row table:style-name="ro1">
          <table:table-cell office:value-type="string" calcext:value-type="string">
            <text:p>9 Mar 2017 03:10:00.000</text:p>
          </table:table-cell>
          <table:table-cell office:value-type="float" office:value="-48.182" calcext:value-type="float">
            <text:p>-48,182</text:p>
          </table:table-cell>
          <table:table-cell office:value-type="float" office:value="33.648" calcext:value-type="float">
            <text:p>33,648</text:p>
          </table:table-cell>
          <table:table-cell office:value-type="float" office:value="671.73945" calcext:value-type="float">
            <text:p>671,73945</text:p>
          </table:table-cell>
          <table:table-cell office:value-type="float" office:value="-0.059832" calcext:value-type="float">
            <text:p>-0,059832</text:p>
          </table:table-cell>
          <table:table-cell office:value-type="float" office:value="-0.023244" calcext:value-type="float">
            <text:p>-0,023244</text:p>
          </table:table-cell>
          <table:table-cell office:value-type="float" office:value="0.025406" calcext:value-type="float">
            <text:p>0,025406</text:p>
          </table:table-cell>
        </table:table-row>
        <table:table-row table:style-name="ro1">
          <table:table-cell office:value-type="string" calcext:value-type="string">
            <text:p>9 Mar 2017 03:11:00.000</text:p>
          </table:table-cell>
          <table:table-cell office:value-type="float" office:value="-51.764" calcext:value-type="float">
            <text:p>-51,764</text:p>
          </table:table-cell>
          <table:table-cell office:value-type="float" office:value="32.166" calcext:value-type="float">
            <text:p>32,166</text:p>
          </table:table-cell>
          <table:table-cell office:value-type="float" office:value="673.238644" calcext:value-type="float">
            <text:p>673,238644</text:p>
          </table:table-cell>
          <table:table-cell office:value-type="float" office:value="-0.059562" calcext:value-type="float">
            <text:p>-0,059562</text:p>
          </table:table-cell>
          <table:table-cell office:value-type="float" office:value="-0.026289" calcext:value-type="float">
            <text:p>-0,026289</text:p>
          </table:table-cell>
          <table:table-cell office:value-type="float" office:value="0.024499" calcext:value-type="float">
            <text:p>0,024499</text:p>
          </table:table-cell>
        </table:table-row>
        <table:table-row table:style-name="ro1">
          <table:table-cell office:value-type="string" calcext:value-type="string">
            <text:p>9 Mar 2017 03:12:00.000</text:p>
          </table:table-cell>
          <table:table-cell office:value-type="float" office:value="-55.328" calcext:value-type="float">
            <text:p>-55,328</text:p>
          </table:table-cell>
          <table:table-cell office:value-type="float" office:value="30.473" calcext:value-type="float">
            <text:p>30,473</text:p>
          </table:table-cell>
          <table:table-cell office:value-type="float" office:value="674.673584" calcext:value-type="float">
            <text:p>674,673584</text:p>
          </table:table-cell>
          <table:table-cell office:value-type="float" office:value="-0.059222" calcext:value-type="float">
            <text:p>-0,059222</text:p>
          </table:table-cell>
          <table:table-cell office:value-type="float" office:value="-0.030329" calcext:value-type="float">
            <text:p>-0,030329</text:p>
          </table:table-cell>
          <table:table-cell office:value-type="float" office:value="0.023266" calcext:value-type="float">
            <text:p>0,023266</text:p>
          </table:table-cell>
        </table:table-row>
        <table:table-row table:style-name="ro1">
          <table:table-cell office:value-type="string" calcext:value-type="string">
            <text:p>9 Mar 2017 03:13:00.000</text:p>
          </table:table-cell>
          <table:table-cell office:value-type="float" office:value="-58.869" calcext:value-type="float">
            <text:p>-58,869</text:p>
          </table:table-cell>
          <table:table-cell office:value-type="float" office:value="28.497" calcext:value-type="float">
            <text:p>28,497</text:p>
          </table:table-cell>
          <table:table-cell office:value-type="float" office:value="676.025124" calcext:value-type="float">
            <text:p>676,025124</text:p>
          </table:table-cell>
          <table:table-cell office:value-type="float" office:value="-0.058779" calcext:value-type="float">
            <text:p>-0,058779</text:p>
          </table:table-cell>
          <table:table-cell office:value-type="float" office:value="-0.035817" calcext:value-type="float">
            <text:p>-0,035817</text:p>
          </table:table-cell>
          <table:table-cell office:value-type="float" office:value="0.021722" calcext:value-type="float">
            <text:p>0,021722</text:p>
          </table:table-cell>
        </table:table-row>
        <table:table-row table:style-name="ro1">
          <table:table-cell office:value-type="string" calcext:value-type="string">
            <text:p>9 Mar 2017 03:14:00.000</text:p>
          </table:table-cell>
          <table:table-cell office:value-type="float" office:value="-62.378" calcext:value-type="float">
            <text:p>-62,378</text:p>
          </table:table-cell>
          <table:table-cell office:value-type="float" office:value="26.132" calcext:value-type="float">
            <text:p>26,132</text:p>
          </table:table-cell>
          <table:table-cell office:value-type="float" office:value="677.27518" calcext:value-type="float">
            <text:p>677,27518</text:p>
          </table:table-cell>
          <table:table-cell office:value-type="float" office:value="-0.058179" calcext:value-type="float">
            <text:p>-0,058179</text:p>
          </table:table-cell>
          <table:table-cell office:value-type="float" office:value="-0.043494" calcext:value-type="float">
            <text:p>-0,043494</text:p>
          </table:table-cell>
          <table:table-cell office:value-type="float" office:value="0.019887" calcext:value-type="float">
            <text:p>0,019887</text:p>
          </table:table-cell>
        </table:table-row>
        <table:table-row table:style-name="ro1">
          <table:table-cell office:value-type="string" calcext:value-type="string">
            <text:p>9 Mar 2017 03:15:00.000</text:p>
          </table:table-cell>
          <table:table-cell office:value-type="float" office:value="-65.845" calcext:value-type="float">
            <text:p>-65,845</text:p>
          </table:table-cell>
          <table:table-cell office:value-type="float" office:value="23.21" calcext:value-type="float">
            <text:p>23,21</text:p>
          </table:table-cell>
          <table:table-cell office:value-type="float" office:value="678.406999" calcext:value-type="float">
            <text:p>678,406999</text:p>
          </table:table-cell>
          <table:table-cell office:value-type="float" office:value="-0.057324" calcext:value-type="float">
            <text:p>-0,057324</text:p>
          </table:table-cell>
          <table:table-cell office:value-type="float" office:value="-0.054617" calcext:value-type="float">
            <text:p>-0,054617</text:p>
          </table:table-cell>
          <table:table-cell office:value-type="float" office:value="0.017785" calcext:value-type="float">
            <text:p>0,017785</text:p>
          </table:table-cell>
        </table:table-row>
        <table:table-row table:style-name="ro1">
          <table:table-cell office:value-type="string" calcext:value-type="string">
            <text:p>9 Mar 2017 03:16:00.000</text:p>
          </table:table-cell>
          <table:table-cell office:value-type="float" office:value="-69.249" calcext:value-type="float">
            <text:p>-69,249</text:p>
          </table:table-cell>
          <table:table-cell office:value-type="float" office:value="19.465" calcext:value-type="float">
            <text:p>19,465</text:p>
          </table:table-cell>
          <table:table-cell office:value-type="float" office:value="679.405412" calcext:value-type="float">
            <text:p>679,405412</text:p>
          </table:table-cell>
          <table:table-cell office:value-type="float" office:value="-0.056036" calcext:value-type="float">
            <text:p>-0,056036</text:p>
          </table:table-cell>
          <table:table-cell office:value-type="float" office:value="-0.071421" calcext:value-type="float">
            <text:p>-0,071421</text:p>
          </table:table-cell>
          <table:table-cell office:value-type="float" office:value="0.015446" calcext:value-type="float">
            <text:p>0,015446</text:p>
          </table:table-cell>
        </table:table-row>
        <table:table-row table:style-name="ro1">
          <table:table-cell office:value-type="string" calcext:value-type="string">
            <text:p>9 Mar 2017 03:17:00.000</text:p>
          </table:table-cell>
          <table:table-cell office:value-type="float" office:value="-72.554" calcext:value-type="float">
            <text:p>-72,554</text:p>
          </table:table-cell>
          <table:table-cell office:value-type="float" office:value="14.445" calcext:value-type="float">
            <text:p>14,445</text:p>
          </table:table-cell>
          <table:table-cell office:value-type="float" office:value="680.257051" calcext:value-type="float">
            <text:p>680,257051</text:p>
          </table:table-cell>
          <table:table-cell office:value-type="float" office:value="-0.053962" calcext:value-type="float">
            <text:p>-0,053962</text:p>
          </table:table-cell>
          <table:table-cell office:value-type="float" office:value="-0.098049" calcext:value-type="float">
            <text:p>-0,098049</text:p>
          </table:table-cell>
          <table:table-cell office:value-type="float" office:value="0.0129" calcext:value-type="float">
            <text:p>0,0129</text:p>
          </table:table-cell>
        </table:table-row>
        <table:table-row table:style-name="ro1">
          <table:table-cell office:value-type="string" calcext:value-type="string">
            <text:p>9 Mar 2017 03:18:00.000</text:p>
          </table:table-cell>
          <table:table-cell office:value-type="float" office:value="-75.694" calcext:value-type="float">
            <text:p>-75,694</text:p>
          </table:table-cell>
          <table:table-cell office:value-type="float" office:value="7.351" calcext:value-type="float">
            <text:p>7,351</text:p>
          </table:table-cell>
          <table:table-cell office:value-type="float" office:value="680.950551" calcext:value-type="float">
            <text:p>680,950551</text:p>
          </table:table-cell>
          <table:table-cell office:value-type="float" office:value="-0.050356" calcext:value-type="float">
            <text:p>-0,050356</text:p>
          </table:table-cell>
          <table:table-cell office:value-type="float" office:value="-0.142317" calcext:value-type="float">
            <text:p>-0,142317</text:p>
          </table:table-cell>
          <table:table-cell office:value-type="float" office:value="0.010182" calcext:value-type="float">
            <text:p>0,010182</text:p>
          </table:table-cell>
        </table:table-row>
        <table:table-row table:style-name="ro1">
          <table:table-cell office:value-type="string" calcext:value-type="string">
            <text:p>9 Mar 2017 03:19:00.000</text:p>
          </table:table-cell>
          <table:table-cell office:value-type="float" office:value="-78.535" calcext:value-type="float">
            <text:p>-78,535</text:p>
          </table:table-cell>
          <table:table-cell office:value-type="float" office:value="-3.251" calcext:value-type="float">
            <text:p>-3,251</text:p>
          </table:table-cell>
          <table:table-cell office:value-type="float" office:value="681.47671" calcext:value-type="float">
            <text:p>681,47671</text:p>
          </table:table-cell>
          <table:table-cell office:value-type="float" office:value="-0.04358" calcext:value-type="float">
            <text:p>-0,04358</text:p>
          </table:table-cell>
          <table:table-cell office:value-type="float" office:value="-0.217581" calcext:value-type="float">
            <text:p>-0,217581</text:p>
          </table:table-cell>
          <table:table-cell office:value-type="float" office:value="0.00733" calcext:value-type="float">
            <text:p>0,00733</text:p>
          </table:table-cell>
        </table:table-row>
        <table:table-row table:style-name="ro1">
          <table:table-cell office:value-type="string" calcext:value-type="string">
            <text:p>9 Mar 2017 03:20:00.000</text:p>
          </table:table-cell>
          <table:table-cell office:value-type="float" office:value="-80.795" calcext:value-type="float">
            <text:p>-80,795</text:p>
          </table:table-cell>
          <table:table-cell office:value-type="float" office:value="-19.612" calcext:value-type="float">
            <text:p>-19,612</text:p>
          </table:table-cell>
          <table:table-cell office:value-type="float" office:value="681.828625" calcext:value-type="float">
            <text:p>681,828625</text:p>
          </table:table-cell>
          <table:table-cell office:value-type="float" office:value="-0.030325" calcext:value-type="float">
            <text:p>-0,030325</text:p>
          </table:table-cell>
          <table:table-cell office:value-type="float" office:value="-0.333636" calcext:value-type="float">
            <text:p>-0,333636</text:p>
          </table:table-cell>
          <table:table-cell office:value-type="float" office:value="0.004383" calcext:value-type="float">
            <text:p>0,004383</text:p>
          </table:table-cell>
        </table:table-row>
        <table:table-row table:style-name="ro1">
          <table:table-cell office:value-type="string" calcext:value-type="string">
            <text:p>9 Mar 2017 03:21:00.000</text:p>
          </table:table-cell>
          <table:table-cell office:value-type="float" office:value="-81.971" calcext:value-type="float">
            <text:p>-81,971</text:p>
          </table:table-cell>
          <table:table-cell office:value-type="float" office:value="-43.12" calcext:value-type="float">
            <text:p>-43,12</text:p>
          </table:table-cell>
          <table:table-cell office:value-type="float" office:value="682.001792" calcext:value-type="float">
            <text:p>682,001792</text:p>
          </table:table-cell>
          <table:table-cell office:value-type="float" office:value="-0.007317" calcext:value-type="float">
            <text:p>-0,007317</text:p>
          </table:table-cell>
          <table:table-cell office:value-type="float" office:value="-0.436323" calcext:value-type="float">
            <text:p>-0,436323</text:p>
          </table:table-cell>
          <table:table-cell office:value-type="float" office:value="0.001381" calcext:value-type="float">
            <text:p>0,001381</text:p>
          </table:table-cell>
        </table:table-row>
        <table:table-row table:style-name="ro1">
          <table:table-cell office:value-type="string" calcext:value-type="string">
            <text:p>9 Mar 2017 03:22:00.000</text:p>
          </table:table-cell>
          <table:table-cell office:value-type="float" office:value="-81.596" calcext:value-type="float">
            <text:p>-81,596</text:p>
          </table:table-cell>
          <table:table-cell office:value-type="float" office:value="-68.975" calcext:value-type="float">
            <text:p>-68,975</text:p>
          </table:table-cell>
          <table:table-cell office:value-type="float" office:value="681.994165" calcext:value-type="float">
            <text:p>681,994165</text:p>
          </table:table-cell>
          <table:table-cell office:value-type="float" office:value="0.019231" calcext:value-type="float">
            <text:p>0,019231</text:p>
          </table:table-cell>
          <table:table-cell office:value-type="float" office:value="-0.398809" calcext:value-type="float">
            <text:p>-0,398809</text:p>
          </table:table-cell>
          <table:table-cell office:value-type="float" office:value="-0.001634" calcext:value-type="float">
            <text:p>-0,001634</text:p>
          </table:table-cell>
        </table:table-row>
        <table:table-row table:style-name="ro1">
          <table:table-cell office:value-type="string" calcext:value-type="string">
            <text:p>9 Mar 2017 03:23:00.000</text:p>
          </table:table-cell>
          <table:table-cell office:value-type="float" office:value="-79.839" calcext:value-type="float">
            <text:p>-79,839</text:p>
          </table:table-cell>
          <table:table-cell office:value-type="float" office:value="-89.234" calcext:value-type="float">
            <text:p>-89,234</text:p>
          </table:table-cell>
          <table:table-cell office:value-type="float" office:value="681.806187" calcext:value-type="float">
            <text:p>681,806187</text:p>
          </table:table-cell>
          <table:table-cell office:value-type="float" office:value="0.037599" calcext:value-type="float">
            <text:p>0,037599</text:p>
          </table:table-cell>
          <table:table-cell office:value-type="float" office:value="-0.275062" calcext:value-type="float">
            <text:p>-0,275062</text:p>
          </table:table-cell>
          <table:table-cell office:value-type="float" office:value="-0.004621" calcext:value-type="float">
            <text:p>-0,004621</text:p>
          </table:table-cell>
        </table:table-row>
        <table:table-row table:style-name="ro1">
          <table:table-cell office:value-type="string" calcext:value-type="string">
            <text:p>9 Mar 2017 03:24:00.000</text:p>
          </table:table-cell>
          <table:table-cell office:value-type="float" office:value="-77.259" calcext:value-type="float">
            <text:p>-77,259</text:p>
          </table:table-cell>
          <table:table-cell office:value-type="float" office:value="-102.593" calcext:value-type="float">
            <text:p>-102,593</text:p>
          </table:table-cell>
          <table:table-cell office:value-type="float" office:value="681.440784" calcext:value-type="float">
            <text:p>681,440784</text:p>
          </table:table-cell>
          <table:table-cell office:value-type="float" office:value="0.047299" calcext:value-type="float">
            <text:p>0,047299</text:p>
          </table:table-cell>
          <table:table-cell office:value-type="float" office:value="-0.17755" calcext:value-type="float">
            <text:p>-0,17755</text:p>
          </table:table-cell>
          <table:table-cell office:value-type="float" office:value="-0.007539" calcext:value-type="float">
            <text:p>-0,007539</text:p>
          </table:table-cell>
        </table:table-row>
        <table:table-row table:style-name="ro1">
          <table:table-cell office:value-type="string" calcext:value-type="string">
            <text:p>9 Mar 2017 03:25:00.000</text:p>
          </table:table-cell>
          <table:table-cell office:value-type="float" office:value="-74.255" calcext:value-type="float">
            <text:p>-74,255</text:p>
          </table:table-cell>
          <table:table-cell office:value-type="float" office:value="-111.324" calcext:value-type="float">
            <text:p>-111,324</text:p>
          </table:table-cell>
          <table:table-cell office:value-type="float" office:value="680.903317" calcext:value-type="float">
            <text:p>680,903317</text:p>
          </table:table-cell>
          <table:table-cell office:value-type="float" office:value="0.0523" calcext:value-type="float">
            <text:p>0,0523</text:p>
          </table:table-cell>
          <table:table-cell office:value-type="float" office:value="-0.118739" calcext:value-type="float">
            <text:p>-0,118739</text:p>
          </table:table-cell>
          <table:table-cell office:value-type="float" office:value="-0.010348" calcext:value-type="float">
            <text:p>-0,010348</text:p>
          </table:table-cell>
        </table:table-row>
        <table:table-row table:style-name="ro1">
          <table:table-cell office:value-type="string" calcext:value-type="string">
            <text:p>9 Mar 2017 03:26:00.000</text:p>
          </table:table-cell>
          <table:table-cell office:value-type="float" office:value="-71.027" calcext:value-type="float">
            <text:p>-71,027</text:p>
          </table:table-cell>
          <table:table-cell office:value-type="float" office:value="-117.319" calcext:value-type="float">
            <text:p>-117,319</text:p>
          </table:table-cell>
          <table:table-cell office:value-type="float" office:value="680.201504" calcext:value-type="float">
            <text:p>680,201504</text:p>
          </table:table-cell>
          <table:table-cell office:value-type="float" office:value="0.055057" calcext:value-type="float">
            <text:p>0,055057</text:p>
          </table:table-cell>
          <table:table-cell office:value-type="float" office:value="-0.08401" calcext:value-type="float">
            <text:p>-0,08401</text:p>
          </table:table-cell>
          <table:table-cell office:value-type="float" office:value="-0.013009" calcext:value-type="float">
            <text:p>-0,013009</text:p>
          </table:table-cell>
        </table:table-row>
        <table:table-row table:style-name="ro1">
          <table:table-cell office:value-type="string" calcext:value-type="string">
            <text:p>9 Mar 2017 03:27:00.000</text:p>
          </table:table-cell>
          <table:table-cell office:value-type="float" office:value="-67.671" calcext:value-type="float">
            <text:p>-67,671</text:p>
          </table:table-cell>
          <table:table-cell office:value-type="float" office:value="-121.67" calcext:value-type="float">
            <text:p>-121,67</text:p>
          </table:table-cell>
          <table:table-cell office:value-type="float" office:value="679.345306" calcext:value-type="float">
            <text:p>679,345306</text:p>
          </table:table-cell>
          <table:table-cell office:value-type="float" office:value="0.056701" calcext:value-type="float">
            <text:p>0,056701</text:p>
          </table:table-cell>
          <table:table-cell office:value-type="float" office:value="-0.062665" calcext:value-type="float">
            <text:p>-0,062665</text:p>
          </table:table-cell>
          <table:table-cell office:value-type="float" office:value="-0.015486" calcext:value-type="float">
            <text:p>-0,015486</text:p>
          </table:table-cell>
        </table:table-row>
        <table:table-row table:style-name="ro1">
          <table:table-cell office:value-type="string" calcext:value-type="string">
            <text:p>9 Mar 2017 03:28:00.000</text:p>
          </table:table-cell>
          <table:table-cell office:value-type="float" office:value="-64.235" calcext:value-type="float">
            <text:p>-64,235</text:p>
          </table:table-cell>
          <table:table-cell office:value-type="float" office:value="-124.988" calcext:value-type="float">
            <text:p>-124,988</text:p>
          </table:table-cell>
          <table:table-cell office:value-type="float" office:value="678.346779" calcext:value-type="float">
            <text:p>678,346779</text:p>
          </table:table-cell>
          <table:table-cell office:value-type="float" office:value="0.057756" calcext:value-type="float">
            <text:p>0,057756</text:p>
          </table:table-cell>
          <table:table-cell office:value-type="float" office:value="-0.048883" calcext:value-type="float">
            <text:p>-0,048883</text:p>
          </table:table-cell>
          <table:table-cell office:value-type="float" office:value="-0.017746" calcext:value-type="float">
            <text:p>-0,017746</text:p>
          </table:table-cell>
        </table:table-row>
        <table:table-row table:style-name="ro1">
          <table:table-cell office:value-type="string" calcext:value-type="string">
            <text:p>9 Mar 2017 03:29:00.000</text:p>
          </table:table-cell>
          <table:table-cell office:value-type="float" office:value="-60.746" calcext:value-type="float">
            <text:p>-60,746</text:p>
          </table:table-cell>
          <table:table-cell office:value-type="float" office:value="-127.625" calcext:value-type="float">
            <text:p>-127,625</text:p>
          </table:table-cell>
          <table:table-cell office:value-type="float" office:value="677.219896" calcext:value-type="float">
            <text:p>677,219896</text:p>
          </table:table-cell>
          <table:table-cell office:value-type="float" office:value="0.058475" calcext:value-type="float">
            <text:p>0,058475</text:p>
          </table:table-cell>
          <table:table-cell office:value-type="float" office:value="-0.039573" calcext:value-type="float">
            <text:p>-0,039573</text:p>
          </table:table-cell>
          <table:table-cell office:value-type="float" office:value="-0.019759" calcext:value-type="float">
            <text:p>-0,019759</text:p>
          </table:table-cell>
        </table:table-row>
        <table:table-row table:style-name="ro1">
          <table:table-cell office:value-type="string" calcext:value-type="string">
            <text:p>9 Mar 2017 03:30:00.000</text:p>
          </table:table-cell>
          <table:table-cell office:value-type="float" office:value="-57.222" calcext:value-type="float">
            <text:p>-57,222</text:p>
          </table:table-cell>
          <table:table-cell office:value-type="float" office:value="-129.792" calcext:value-type="float">
            <text:p>-129,792</text:p>
          </table:table-cell>
          <table:table-cell office:value-type="float" office:value="675.980338" calcext:value-type="float">
            <text:p>675,980338</text:p>
          </table:table-cell>
          <table:table-cell office:value-type="float" office:value="0.058992" calcext:value-type="float">
            <text:p>0,058992</text:p>
          </table:table-cell>
          <table:table-cell office:value-type="float" office:value="-0.033035" calcext:value-type="float">
            <text:p>-0,033035</text:p>
          </table:table-cell>
          <table:table-cell office:value-type="float" office:value="-0.021497" calcext:value-type="float">
            <text:p>-0,021497</text:p>
          </table:table-cell>
        </table:table-row>
        <table:table-row table:style-name="ro1">
          <table:table-cell office:value-type="string" calcext:value-type="string">
            <text:p>9 Mar 2017 03:31:00.000</text:p>
          </table:table-cell>
          <table:table-cell office:value-type="float" office:value="-53.67" calcext:value-type="float">
            <text:p>-53,67</text:p>
          </table:table-cell>
          <table:table-cell office:value-type="float" office:value="-131.624" calcext:value-type="float">
            <text:p>-131,624</text:p>
          </table:table-cell>
          <table:table-cell office:value-type="float" office:value="674.645261" calcext:value-type="float">
            <text:p>674,645261</text:p>
          </table:table-cell>
          <table:table-cell office:value-type="float" office:value="0.05938" calcext:value-type="float">
            <text:p>0,05938</text:p>
          </table:table-cell>
          <table:table-cell office:value-type="float" office:value="-0.028294" calcext:value-type="float">
            <text:p>-0,028294</text:p>
          </table:table-cell>
          <table:table-cell office:value-type="float" office:value="-0.022939" calcext:value-type="float">
            <text:p>-0,022939</text:p>
          </table:table-cell>
        </table:table-row>
        <table:table-row table:style-name="ro1">
          <table:table-cell office:value-type="string" calcext:value-type="string">
            <text:p>9 Mar 2017 03:32:00.000</text:p>
          </table:table-cell>
          <table:table-cell office:value-type="float" office:value="-50.098" calcext:value-type="float">
            <text:p>-50,098</text:p>
          </table:table-cell>
          <table:table-cell office:value-type="float" office:value="-133.211" calcext:value-type="float">
            <text:p>-133,211</text:p>
          </table:table-cell>
          <table:table-cell office:value-type="float" office:value="673.233034" calcext:value-type="float">
            <text:p>673,233034</text:p>
          </table:table-cell>
          <table:table-cell office:value-type="float" office:value="0.059683" calcext:value-type="float">
            <text:p>0,059683</text:p>
          </table:table-cell>
          <table:table-cell office:value-type="float" office:value="-0.024763" calcext:value-type="float">
            <text:p>-0,024763</text:p>
          </table:table-cell>
          <table:table-cell office:value-type="float" office:value="-0.024066" calcext:value-type="float">
            <text:p>-0,024066</text:p>
          </table:table-cell>
        </table:table-row>
        <table:table-row table:style-name="ro1">
          <table:table-cell office:value-type="string" calcext:value-type="string">
            <text:p>9 Mar 2017 03:33:00.000</text:p>
          </table:table-cell>
          <table:table-cell office:value-type="float" office:value="-46.509" calcext:value-type="float">
            <text:p>-46,509</text:p>
          </table:table-cell>
          <table:table-cell office:value-type="float" office:value="-134.613" calcext:value-type="float">
            <text:p>-134,613</text:p>
          </table:table-cell>
          <table:table-cell office:value-type="float" office:value="671.762966" calcext:value-type="float">
            <text:p>671,762966</text:p>
          </table:table-cell>
          <table:table-cell office:value-type="float" office:value="0.059928" calcext:value-type="float">
            <text:p>0,059928</text:p>
          </table:table-cell>
          <table:table-cell office:value-type="float" office:value="-0.022076" calcext:value-type="float">
            <text:p>-0,022076</text:p>
          </table:table-cell>
          <table:table-cell office:value-type="float" office:value="-0.024866" calcext:value-type="float">
            <text:p>-0,024866</text:p>
          </table:table-cell>
        </table:table-row>
        <table:table-row table:style-name="ro1">
          <table:table-cell office:value-type="string" calcext:value-type="string">
            <text:p>9 Mar 2017 03:34:00.000</text:p>
          </table:table-cell>
          <table:table-cell office:value-type="float" office:value="-42.907" calcext:value-type="float">
            <text:p>-42,907</text:p>
          </table:table-cell>
          <table:table-cell office:value-type="float" office:value="-135.872" calcext:value-type="float">
            <text:p>-135,872</text:p>
          </table:table-cell>
          <table:table-cell office:value-type="float" office:value="670.255009" calcext:value-type="float">
            <text:p>670,255009</text:p>
          </table:table-cell>
          <table:table-cell office:value-type="float" office:value="0.06013" calcext:value-type="float">
            <text:p>0,06013</text:p>
          </table:table-cell>
          <table:table-cell office:value-type="float" office:value="-0.019993" calcext:value-type="float">
            <text:p>-0,019993</text:p>
          </table:table-cell>
          <table:table-cell office:value-type="float" office:value="-0.025329" calcext:value-type="float">
            <text:p>-0,025329</text:p>
          </table:table-cell>
        </table:table-row>
        <table:table-row table:style-name="ro1">
          <table:table-cell office:value-type="string" calcext:value-type="string">
            <text:p>9 Mar 2017 03:35:00.000</text:p>
          </table:table-cell>
          <table:table-cell office:value-type="float" office:value="-39.294" calcext:value-type="float">
            <text:p>-39,294</text:p>
          </table:table-cell>
          <table:table-cell office:value-type="float" office:value="-137.021" calcext:value-type="float">
            <text:p>-137,021</text:p>
          </table:table-cell>
          <table:table-cell office:value-type="float" office:value="668.72945" calcext:value-type="float">
            <text:p>668,72945</text:p>
          </table:table-cell>
          <table:table-cell office:value-type="float" office:value="0.0603" calcext:value-type="float">
            <text:p>0,0603</text:p>
          </table:table-cell>
          <table:table-cell office:value-type="float" office:value="-0.018356" calcext:value-type="float">
            <text:p>-0,018356</text:p>
          </table:table-cell>
          <table:table-cell office:value-type="float" office:value="-0.025454" calcext:value-type="float">
            <text:p>-0,025454</text:p>
          </table:table-cell>
        </table:table-row>
        <table:table-row table:style-name="ro1">
          <table:table-cell office:value-type="string" calcext:value-type="string">
            <text:p>9 Mar 2017 03:36:00.000</text:p>
          </table:table-cell>
          <table:table-cell office:value-type="float" office:value="-35.672" calcext:value-type="float">
            <text:p>-35,672</text:p>
          </table:table-cell>
          <table:table-cell office:value-type="float" office:value="-138.082" calcext:value-type="float">
            <text:p>-138,082</text:p>
          </table:table-cell>
          <table:table-cell office:value-type="float" office:value="667.206601" calcext:value-type="float">
            <text:p>667,206601</text:p>
          </table:table-cell>
          <table:table-cell office:value-type="float" office:value="0.060446" calcext:value-type="float">
            <text:p>0,060446</text:p>
          </table:table-cell>
          <table:table-cell office:value-type="float" office:value="-0.017055" calcext:value-type="float">
            <text:p>-0,017055</text:p>
          </table:table-cell>
          <table:table-cell office:value-type="float" office:value="-0.025241" calcext:value-type="float">
            <text:p>-0,025241</text:p>
          </table:table-cell>
        </table:table-row>
        <table:table-row table:style-name="ro1">
          <table:table-cell office:value-type="string" calcext:value-type="string">
            <text:p>9 Mar 2017 03:37:00.000</text:p>
          </table:table-cell>
          <table:table-cell office:value-type="float" office:value="-32.041" calcext:value-type="float">
            <text:p>-32,041</text:p>
          </table:table-cell>
          <table:table-cell office:value-type="float" office:value="-139.073" calcext:value-type="float">
            <text:p>-139,073</text:p>
          </table:table-cell>
          <table:table-cell office:value-type="float" office:value="665.706485" calcext:value-type="float">
            <text:p>665,706485</text:p>
          </table:table-cell>
          <table:table-cell office:value-type="float" office:value="0.060572" calcext:value-type="float">
            <text:p>0,060572</text:p>
          </table:table-cell>
          <table:table-cell office:value-type="float" office:value="-0.016014" calcext:value-type="float">
            <text:p>-0,016014</text:p>
          </table:table-cell>
          <table:table-cell office:value-type="float" office:value="-0.0247" calcext:value-type="float">
            <text:p>-0,0247</text:p>
          </table:table-cell>
        </table:table-row>
        <table:table-row table:style-name="ro1">
          <table:table-cell office:value-type="string" calcext:value-type="string">
            <text:p>9 Mar 2017 03:38:00.000</text:p>
          </table:table-cell>
          <table:table-cell office:value-type="float" office:value="-28.403" calcext:value-type="float">
            <text:p>-28,403</text:p>
          </table:table-cell>
          <table:table-cell office:value-type="float" office:value="-140.007" calcext:value-type="float">
            <text:p>-140,007</text:p>
          </table:table-cell>
          <table:table-cell office:value-type="float" office:value="664.248521" calcext:value-type="float">
            <text:p>664,248521</text:p>
          </table:table-cell>
          <table:table-cell office:value-type="float" office:value="0.060681" calcext:value-type="float">
            <text:p>0,060681</text:p>
          </table:table-cell>
          <table:table-cell office:value-type="float" office:value="-0.015178" calcext:value-type="float">
            <text:p>-0,015178</text:p>
          </table:table-cell>
          <table:table-cell office:value-type="float" office:value="-0.023841" calcext:value-type="float">
            <text:p>-0,023841</text:p>
          </table:table-cell>
        </table:table-row>
        <table:table-row table:style-name="ro1">
          <table:table-cell office:value-type="string" calcext:value-type="string">
            <text:p>9 Mar 2017 03:39:00.000</text:p>
          </table:table-cell>
          <table:table-cell office:value-type="float" office:value="-24.76" calcext:value-type="float">
            <text:p>-24,76</text:p>
          </table:table-cell>
          <table:table-cell office:value-type="float" office:value="-140.897" calcext:value-type="float">
            <text:p>-140,897</text:p>
          </table:table-cell>
          <table:table-cell office:value-type="float" office:value="662.851218" calcext:value-type="float">
            <text:p>662,851218</text:p>
          </table:table-cell>
          <table:table-cell office:value-type="float" office:value="0.060776" calcext:value-type="float">
            <text:p>0,060776</text:p>
          </table:table-cell>
          <table:table-cell office:value-type="float" office:value="-0.014507" calcext:value-type="float">
            <text:p>-0,014507</text:p>
          </table:table-cell>
          <table:table-cell office:value-type="float" office:value="-0.022683" calcext:value-type="float">
            <text:p>-0,022683</text:p>
          </table:table-cell>
        </table:table-row>
        <table:table-row table:style-name="ro1">
          <table:table-cell office:value-type="string" calcext:value-type="string">
            <text:p>9 Mar 2017 03:40:00.000</text:p>
          </table:table-cell>
          <table:table-cell office:value-type="float" office:value="-21.111" calcext:value-type="float">
            <text:p>-21,111</text:p>
          </table:table-cell>
          <table:table-cell office:value-type="float" office:value="-141.751" calcext:value-type="float">
            <text:p>-141,751</text:p>
          </table:table-cell>
          <table:table-cell office:value-type="float" office:value="661.531893" calcext:value-type="float">
            <text:p>661,531893</text:p>
          </table:table-cell>
          <table:table-cell office:value-type="float" office:value="0.060857" calcext:value-type="float">
            <text:p>0,060857</text:p>
          </table:table-cell>
          <table:table-cell office:value-type="float" office:value="-0.013971" calcext:value-type="float">
            <text:p>-0,013971</text:p>
          </table:table-cell>
          <table:table-cell office:value-type="float" office:value="-0.021248" calcext:value-type="float">
            <text:p>-0,021248</text:p>
          </table:table-cell>
        </table:table-row>
        <table:table-row table:style-name="ro1">
          <table:table-cell office:value-type="string" calcext:value-type="string">
            <text:p>9 Mar 2017 03:41:00.000</text:p>
          </table:table-cell>
          <table:table-cell office:value-type="float" office:value="-17.457" calcext:value-type="float">
            <text:p>-17,457</text:p>
          </table:table-cell>
          <table:table-cell office:value-type="float" office:value="-142.576" calcext:value-type="float">
            <text:p>-142,576</text:p>
          </table:table-cell>
          <table:table-cell office:value-type="float" office:value="660.306392" calcext:value-type="float">
            <text:p>660,306392</text:p>
          </table:table-cell>
          <table:table-cell office:value-type="float" office:value="0.060927" calcext:value-type="float">
            <text:p>0,060927</text:p>
          </table:table-cell>
          <table:table-cell office:value-type="float" office:value="-0.013549" calcext:value-type="float">
            <text:p>-0,013549</text:p>
          </table:table-cell>
          <table:table-cell office:value-type="float" office:value="-0.019563" calcext:value-type="float">
            <text:p>-0,019563</text:p>
          </table:table-cell>
        </table:table-row>
        <table:table-row table:style-name="ro1">
          <table:table-cell office:value-type="string" calcext:value-type="string">
            <text:p>9 Mar 2017 03:42:00.000</text:p>
          </table:table-cell>
          <table:table-cell office:value-type="float" office:value="-13.8" calcext:value-type="float">
            <text:p>-13,8</text:p>
          </table:table-cell>
          <table:table-cell office:value-type="float" office:value="-143.379" calcext:value-type="float">
            <text:p>-143,379</text:p>
          </table:table-cell>
          <table:table-cell office:value-type="float" office:value="659.188847" calcext:value-type="float">
            <text:p>659,188847</text:p>
          </table:table-cell>
          <table:table-cell office:value-type="float" office:value="0.060984" calcext:value-type="float">
            <text:p>0,060984</text:p>
          </table:table-cell>
          <table:table-cell office:value-type="float" office:value="-0.013225" calcext:value-type="float">
            <text:p>-0,013225</text:p>
          </table:table-cell>
          <table:table-cell office:value-type="float" office:value="-0.017657" calcext:value-type="float">
            <text:p>-0,017657</text:p>
          </table:table-cell>
        </table:table-row>
        <table:table-row table:style-name="ro1">
          <table:table-cell office:value-type="string" calcext:value-type="string">
            <text:p>9 Mar 2017 03:43:00.000</text:p>
          </table:table-cell>
          <table:table-cell office:value-type="float" office:value="-10.139" calcext:value-type="float">
            <text:p>-10,139</text:p>
          </table:table-cell>
          <table:table-cell office:value-type="float" office:value="-144.165" calcext:value-type="float">
            <text:p>-144,165</text:p>
          </table:table-cell>
          <table:table-cell office:value-type="float" office:value="658.191454" calcext:value-type="float">
            <text:p>658,191454</text:p>
          </table:table-cell>
          <table:table-cell office:value-type="float" office:value="0.06103" calcext:value-type="float">
            <text:p>0,06103</text:p>
          </table:table-cell>
          <table:table-cell office:value-type="float" office:value="-0.012987" calcext:value-type="float">
            <text:p>-0,012987</text:p>
          </table:table-cell>
          <table:table-cell office:value-type="float" office:value="-0.015566" calcext:value-type="float">
            <text:p>-0,015566</text:p>
          </table:table-cell>
        </table:table-row>
        <table:table-row table:style-name="ro1">
          <table:table-cell office:value-type="string" calcext:value-type="string">
            <text:p>9 Mar 2017 03:44:00.000</text:p>
          </table:table-cell>
          <table:table-cell office:value-type="float" office:value="-6.476" calcext:value-type="float">
            <text:p>-6,476</text:p>
          </table:table-cell>
          <table:table-cell office:value-type="float" office:value="-144.939" calcext:value-type="float">
            <text:p>-144,939</text:p>
          </table:table-cell>
          <table:table-cell office:value-type="float" office:value="657.32429" calcext:value-type="float">
            <text:p>657,32429</text:p>
          </table:table-cell>
          <table:table-cell office:value-type="float" office:value="0.061065" calcext:value-type="float">
            <text:p>0,061065</text:p>
          </table:table-cell>
          <table:table-cell office:value-type="float" office:value="-0.012827" calcext:value-type="float">
            <text:p>-0,012827</text:p>
          </table:table-cell>
          <table:table-cell office:value-type="float" office:value="-0.013324" calcext:value-type="float">
            <text:p>-0,013324</text:p>
          </table:table-cell>
        </table:table-row>
        <table:table-row table:style-name="ro1">
          <table:table-cell office:value-type="string" calcext:value-type="string">
            <text:p>9 Mar 2017 03:45:00.000</text:p>
          </table:table-cell>
          <table:table-cell office:value-type="float" office:value="-2.812" calcext:value-type="float">
            <text:p>-2,812</text:p>
          </table:table-cell>
          <table:table-cell office:value-type="float" office:value="-145.706" calcext:value-type="float">
            <text:p>-145,706</text:p>
          </table:table-cell>
          <table:table-cell office:value-type="float" office:value="656.595165" calcext:value-type="float">
            <text:p>656,595165</text:p>
          </table:table-cell>
          <table:table-cell office:value-type="float" office:value="0.061089" calcext:value-type="float">
            <text:p>0,061089</text:p>
          </table:table-cell>
          <table:table-cell office:value-type="float" office:value="-0.01274" calcext:value-type="float">
            <text:p>-0,01274</text:p>
          </table:table-cell>
          <table:table-cell office:value-type="float" office:value="-0.010973" calcext:value-type="float">
            <text:p>-0,010973</text:p>
          </table:table-cell>
        </table:table-row>
        <table:table-row table:style-name="ro1">
          <table:table-cell office:value-type="string" calcext:value-type="string">
            <text:p>9 Mar 2017 03:46:00.000</text:p>
          </table:table-cell>
          <table:table-cell office:value-type="float" office:value="0.854" calcext:value-type="float">
            <text:p>0,854</text:p>
          </table:table-cell>
          <table:table-cell office:value-type="float" office:value="-146.469" calcext:value-type="float">
            <text:p>-146,469</text:p>
          </table:table-cell>
          <table:table-cell office:value-type="float" office:value="656.009508" calcext:value-type="float">
            <text:p>656,009508</text:p>
          </table:table-cell>
          <table:table-cell office:value-type="float" office:value="0.061101" calcext:value-type="float">
            <text:p>0,061101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-0.00855" calcext:value-type="float">
            <text:p>-0,00855</text:p>
          </table:table-cell>
        </table:table-row>
        <table:table-row table:style-name="ro1">
          <table:table-cell office:value-type="string" calcext:value-type="string">
            <text:p>9 Mar 2017 03:47:00.000</text:p>
          </table:table-cell>
          <table:table-cell office:value-type="float" office:value="4.52" calcext:value-type="float">
            <text:p>4,52</text:p>
          </table:table-cell>
          <table:table-cell office:value-type="float" office:value="-147.234" calcext:value-type="float">
            <text:p>-147,234</text:p>
          </table:table-cell>
          <table:table-cell office:value-type="float" office:value="655.570299" calcext:value-type="float">
            <text:p>655,570299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75" calcext:value-type="float">
            <text:p>-0,012775</text:p>
          </table:table-cell>
          <table:table-cell office:value-type="float" office:value="-0.006099" calcext:value-type="float">
            <text:p>-0,006099</text:p>
          </table:table-cell>
        </table:table-row>
        <table:table-row table:style-name="ro1">
          <table:table-cell office:value-type="string" calcext:value-type="string">
            <text:p>9 Mar 2017 03:48:00.000</text:p>
          </table:table-cell>
          <table:table-cell office:value-type="float" office:value="8.186" calcext:value-type="float">
            <text:p>8,186</text:p>
          </table:table-cell>
          <table:table-cell office:value-type="float" office:value="-148.003" calcext:value-type="float">
            <text:p>-148,003</text:p>
          </table:table-cell>
          <table:table-cell office:value-type="float" office:value="655.278048" calcext:value-type="float">
            <text:p>655,278048</text:p>
          </table:table-cell>
          <table:table-cell office:value-type="float" office:value="0.061093" calcext:value-type="float">
            <text:p>0,061093</text:p>
          </table:table-cell>
          <table:table-cell office:value-type="float" office:value="-0.012898" calcext:value-type="float">
            <text:p>-0,012898</text:p>
          </table:table-cell>
          <table:table-cell office:value-type="float" office:value="-0.003659" calcext:value-type="float">
            <text:p>-0,003659</text:p>
          </table:table-cell>
        </table:table-row>
        <table:table-row table:style-name="ro1">
          <table:table-cell office:value-type="string" calcext:value-type="string">
            <text:p>9 Mar 2017 03:49:00.000</text:p>
          </table:table-cell>
          <table:table-cell office:value-type="float" office:value="11.851" calcext:value-type="float">
            <text:p>11,851</text:p>
          </table:table-cell>
          <table:table-cell office:value-type="float" office:value="-148.783" calcext:value-type="float">
            <text:p>-148,783</text:p>
          </table:table-cell>
          <table:table-cell office:value-type="float" office:value="655.130811" calcext:value-type="float">
            <text:p>655,130811</text:p>
          </table:table-cell>
          <table:table-cell office:value-type="float" office:value="0.061071" calcext:value-type="float">
            <text:p>0,061071</text:p>
          </table:table-cell>
          <table:table-cell office:value-type="float" office:value="-0.013097" calcext:value-type="float">
            <text:p>-0,013097</text:p>
          </table:table-cell>
          <table:table-cell office:value-type="float" office:value="-0.001272" calcext:value-type="float">
            <text:p>-0,001272</text:p>
          </table:table-cell>
        </table:table-row>
        <table:table-row table:style-name="ro1">
          <table:table-cell office:value-type="string" calcext:value-type="string">
            <text:p>9 Mar 2017 03:50:00.000</text:p>
          </table:table-cell>
          <table:table-cell office:value-type="float" office:value="15.515" calcext:value-type="float">
            <text:p>15,515</text:p>
          </table:table-cell>
          <table:table-cell office:value-type="float" office:value="-149.577" calcext:value-type="float">
            <text:p>-149,577</text:p>
          </table:table-cell>
          <table:table-cell office:value-type="float" office:value="655.124248" calcext:value-type="float">
            <text:p>655,124248</text:p>
          </table:table-cell>
          <table:table-cell office:value-type="float" office:value="0.061038" calcext:value-type="float">
            <text:p>0,061038</text:p>
          </table:table-cell>
          <table:table-cell office:value-type="float" office:value="-0.013378" calcext:value-type="float">
            <text:p>-0,013378</text:p>
          </table:table-cell>
          <table:table-cell office:value-type="float" office:value="0.001023" calcext:value-type="float">
            <text:p>0,001023</text:p>
          </table:table-cell>
        </table:table-row>
        <table:table-row table:style-name="ro1">
          <table:table-cell office:value-type="string" calcext:value-type="string">
            <text:p>9 Mar 2017 03:51:00.000</text:p>
          </table:table-cell>
          <table:table-cell office:value-type="float" office:value="19.176" calcext:value-type="float">
            <text:p>19,176</text:p>
          </table:table-cell>
          <table:table-cell office:value-type="float" office:value="-150.39" calcext:value-type="float">
            <text:p>-150,39</text:p>
          </table:table-cell>
          <table:table-cell office:value-type="float" office:value="655.251734" calcext:value-type="float">
            <text:p>655,251734</text:p>
          </table:table-cell>
          <table:table-cell office:value-type="float" office:value="0.060994" calcext:value-type="float">
            <text:p>0,060994</text:p>
          </table:table-cell>
          <table:table-cell office:value-type="float" office:value="-0.01375" calcext:value-type="float">
            <text:p>-0,01375</text:p>
          </table:table-cell>
          <table:table-cell office:value-type="float" office:value="0.00319" calcext:value-type="float">
            <text:p>0,00319</text:p>
          </table:table-cell>
        </table:table-row>
        <table:table-row table:style-name="ro1">
          <table:table-cell office:value-type="string" calcext:value-type="string">
            <text:p>9 Mar 2017 03:52:00.000</text:p>
          </table:table-cell>
          <table:table-cell office:value-type="float" office:value="22.834" calcext:value-type="float">
            <text:p>22,834</text:p>
          </table:table-cell>
          <table:table-cell office:value-type="float" office:value="-151.229" calcext:value-type="float">
            <text:p>-151,229</text:p>
          </table:table-cell>
          <table:table-cell office:value-type="float" office:value="655.504492" calcext:value-type="float">
            <text:p>655,504492</text:p>
          </table:table-cell>
          <table:table-cell office:value-type="float" office:value="0.060936" calcext:value-type="float">
            <text:p>0,060936</text:p>
          </table:table-cell>
          <table:table-cell office:value-type="float" office:value="-0.014228" calcext:value-type="float">
            <text:p>-0,014228</text:p>
          </table:table-cell>
          <table:table-cell office:value-type="float" office:value="0.005194" calcext:value-type="float">
            <text:p>0,005194</text:p>
          </table:table-cell>
        </table:table-row>
        <table:table-row table:style-name="ro1">
          <table:table-cell office:value-type="string" calcext:value-type="string">
            <text:p>9 Mar 2017 03:53:00.000</text:p>
          </table:table-cell>
          <table:table-cell office:value-type="float" office:value="26.488" calcext:value-type="float">
            <text:p>26,488</text:p>
          </table:table-cell>
          <table:table-cell office:value-type="float" office:value="-152.1" calcext:value-type="float">
            <text:p>-152,1</text:p>
          </table:table-cell>
          <table:table-cell office:value-type="float" office:value="655.87178" calcext:value-type="float">
            <text:p>655,87178</text:p>
          </table:table-cell>
          <table:table-cell office:value-type="float" office:value="0.060865" calcext:value-type="float">
            <text:p>0,060865</text:p>
          </table:table-cell>
          <table:table-cell office:value-type="float" office:value="-0.01483" calcext:value-type="float">
            <text:p>-0,01483</text:p>
          </table:table-cell>
          <table:table-cell office:value-type="float" office:value="0.007004" calcext:value-type="float">
            <text:p>0,007004</text:p>
          </table:table-cell>
        </table:table-row>
        <table:table-row table:style-name="ro1">
          <table:table-cell office:value-type="string" calcext:value-type="string">
            <text:p>9 Mar 2017 03:54:00.000</text:p>
          </table:table-cell>
          <table:table-cell office:value-type="float" office:value="30.137" calcext:value-type="float">
            <text:p>30,137</text:p>
          </table:table-cell>
          <table:table-cell office:value-type="float" office:value="-153.011" calcext:value-type="float">
            <text:p>-153,011</text:p>
          </table:table-cell>
          <table:table-cell office:value-type="float" office:value="656.341102" calcext:value-type="float">
            <text:p>656,341102</text:p>
          </table:table-cell>
          <table:table-cell office:value-type="float" office:value="0.06078" calcext:value-type="float">
            <text:p>0,06078</text:p>
          </table:table-cell>
          <table:table-cell office:value-type="float" office:value="-0.015582" calcext:value-type="float">
            <text:p>-0,015582</text:p>
          </table:table-cell>
          <table:table-cell office:value-type="float" office:value="0.008592" calcext:value-type="float">
            <text:p>0,008592</text:p>
          </table:table-cell>
        </table:table-row>
        <table:table-row table:style-name="ro1">
          <table:table-cell office:value-type="string" calcext:value-type="string">
            <text:p>9 Mar 2017 03:55:00.000</text:p>
          </table:table-cell>
          <table:table-cell office:value-type="float" office:value="33.781" calcext:value-type="float">
            <text:p>33,781</text:p>
          </table:table-cell>
          <table:table-cell office:value-type="float" office:value="-153.973" calcext:value-type="float">
            <text:p>-153,973</text:p>
          </table:table-cell>
          <table:table-cell office:value-type="float" office:value="656.898445" calcext:value-type="float">
            <text:p>656,898445</text:p>
          </table:table-cell>
          <table:table-cell office:value-type="float" office:value="0.060678" calcext:value-type="float">
            <text:p>0,060678</text:p>
          </table:table-cell>
          <table:table-cell office:value-type="float" office:value="-0.016518" calcext:value-type="float">
            <text:p>-0,016518</text:p>
          </table:table-cell>
          <table:table-cell office:value-type="float" office:value="0.009935" calcext:value-type="float">
            <text:p>0,009935</text:p>
          </table:table-cell>
        </table:table-row>
        <table:table-row table:style-name="ro1">
          <table:table-cell office:value-type="string" calcext:value-type="string">
            <text:p>9 Mar 2017 03:56:00.000</text:p>
          </table:table-cell>
          <table:table-cell office:value-type="float" office:value="37.418" calcext:value-type="float">
            <text:p>37,418</text:p>
          </table:table-cell>
          <table:table-cell office:value-type="float" office:value="-154.998" calcext:value-type="float">
            <text:p>-154,998</text:p>
          </table:table-cell>
          <table:table-cell office:value-type="float" office:value="657.528551" calcext:value-type="float">
            <text:p>657,528551</text:p>
          </table:table-cell>
          <table:table-cell office:value-type="float" office:value="0.060558" calcext:value-type="float">
            <text:p>0,060558</text:p>
          </table:table-cell>
          <table:table-cell office:value-type="float" office:value="-0.017685" calcext:value-type="float">
            <text:p>-0,017685</text:p>
          </table:table-cell>
          <table:table-cell office:value-type="float" office:value="0.011016" calcext:value-type="float">
            <text:p>0,011016</text:p>
          </table:table-cell>
        </table:table-row>
        <table:table-row table:style-name="ro1">
          <table:table-cell office:value-type="string" calcext:value-type="string">
            <text:p>9 Mar 2017 03:57:00.000</text:p>
          </table:table-cell>
          <table:table-cell office:value-type="float" office:value="41.048" calcext:value-type="float">
            <text:p>41,048</text:p>
          </table:table-cell>
          <table:table-cell office:value-type="float" office:value="-156.102" calcext:value-type="float">
            <text:p>-156,102</text:p>
          </table:table-cell>
          <table:table-cell office:value-type="float" office:value="658.215194" calcext:value-type="float">
            <text:p>658,215194</text:p>
          </table:table-cell>
          <table:table-cell office:value-type="float" office:value="0.060414" calcext:value-type="float">
            <text:p>0,060414</text:p>
          </table:table-cell>
          <table:table-cell office:value-type="float" office:value="-0.019149" calcext:value-type="float">
            <text:p>-0,019149</text:p>
          </table:table-cell>
          <table:table-cell office:value-type="float" office:value="0.011819" calcext:value-type="float">
            <text:p>0,011819</text:p>
          </table:table-cell>
        </table:table-row>
        <table:table-row table:style-name="ro1">
          <table:table-cell office:value-type="string" calcext:value-type="string">
            <text:p>9 Mar 2017 03:58:00.000</text:p>
          </table:table-cell>
          <table:table-cell office:value-type="float" office:value="44.667" calcext:value-type="float">
            <text:p>44,667</text:p>
          </table:table-cell>
          <table:table-cell office:value-type="float" office:value="-157.304" calcext:value-type="float">
            <text:p>-157,304</text:p>
          </table:table-cell>
          <table:table-cell office:value-type="float" office:value="658.941484" calcext:value-type="float">
            <text:p>658,941484</text:p>
          </table:table-cell>
          <table:table-cell office:value-type="float" office:value="0.060242" calcext:value-type="float">
            <text:p>0,060242</text:p>
          </table:table-cell>
          <table:table-cell office:value-type="float" office:value="-0.021003" calcext:value-type="float">
            <text:p>-0,021003</text:p>
          </table:table-cell>
          <table:table-cell office:value-type="float" office:value="0.012337" calcext:value-type="float">
            <text:p>0,012337</text:p>
          </table:table-cell>
        </table:table-row>
        <table:table-row table:style-name="ro1">
          <table:table-cell office:value-type="string" calcext:value-type="string">
            <text:p>9 Mar 2017 03:59:00.000</text:p>
          </table:table-cell>
          <table:table-cell office:value-type="float" office:value="48.276" calcext:value-type="float">
            <text:p>48,276</text:p>
          </table:table-cell>
          <table:table-cell office:value-type="float" office:value="-158.632" calcext:value-type="float">
            <text:p>-158,632</text:p>
          </table:table-cell>
          <table:table-cell office:value-type="float" office:value="659.690168" calcext:value-type="float">
            <text:p>659,690168</text:p>
          </table:table-cell>
          <table:table-cell office:value-type="float" office:value="0.060032" calcext:value-type="float">
            <text:p>0,060032</text:p>
          </table:table-cell>
          <table:table-cell office:value-type="float" office:value="-0.023379" calcext:value-type="float">
            <text:p>-0,023379</text:p>
          </table:table-cell>
          <table:table-cell office:value-type="float" office:value="0.012567" calcext:value-type="float">
            <text:p>0,012567</text:p>
          </table:table-cell>
        </table:table-row>
        <table:table-row table:style-name="ro1">
          <table:table-cell office:value-type="string" calcext:value-type="string">
            <text:p>9 Mar 2017 04:00:00.000</text:p>
          </table:table-cell>
          <table:table-cell office:value-type="float" office:value="51.87" calcext:value-type="float">
            <text:p>51,87</text:p>
          </table:table-cell>
          <table:table-cell office:value-type="float" office:value="-160.124" calcext:value-type="float">
            <text:p>-160,124</text:p>
          </table:table-cell>
          <table:table-cell office:value-type="float" office:value="660.443944" calcext:value-type="float">
            <text:p>660,443944</text:p>
          </table:table-cell>
          <table:table-cell office:value-type="float" office:value="0.059771" calcext:value-type="float">
            <text:p>0,059771</text:p>
          </table:table-cell>
          <table:table-cell office:value-type="float" office:value="-0.026474" calcext:value-type="float">
            <text:p>-0,026474</text:p>
          </table:table-cell>
          <table:table-cell office:value-type="float" office:value="0.012509" calcext:value-type="float">
            <text:p>0,012509</text:p>
          </table:table-cell>
        </table:table-row>
        <table:table-row table:style-name="ro1">
          <table:table-cell office:value-type="string" calcext:value-type="string">
            <text:p>9 Mar 2017 04:01:00.000</text:p>
          </table:table-cell>
          <table:table-cell office:value-type="float" office:value="55.447" calcext:value-type="float">
            <text:p>55,447</text:p>
          </table:table-cell>
          <table:table-cell office:value-type="float" office:value="-161.829" calcext:value-type="float">
            <text:p>-161,829</text:p>
          </table:table-cell>
          <table:table-cell office:value-type="float" office:value="661.185762" calcext:value-type="float">
            <text:p>661,185762</text:p>
          </table:table-cell>
          <table:table-cell office:value-type="float" office:value="0.059438" calcext:value-type="float">
            <text:p>0,059438</text:p>
          </table:table-cell>
          <table:table-cell office:value-type="float" office:value="-0.030587" calcext:value-type="float">
            <text:p>-0,030587</text:p>
          </table:table-cell>
          <table:table-cell office:value-type="float" office:value="0.012171" calcext:value-type="float">
            <text:p>0,012171</text:p>
          </table:table-cell>
        </table:table-row>
        <table:table-row table:style-name="ro1">
          <table:table-cell office:value-type="string" calcext:value-type="string">
            <text:p>9 Mar 2017 04:02:00.000</text:p>
          </table:table-cell>
          <table:table-cell office:value-type="float" office:value="59.001" calcext:value-type="float">
            <text:p>59,001</text:p>
          </table:table-cell>
          <table:table-cell office:value-type="float" office:value="-163.824" calcext:value-type="float">
            <text:p>-163,824</text:p>
          </table:table-cell>
          <table:table-cell office:value-type="float" office:value="661.899125" calcext:value-type="float">
            <text:p>661,899125</text:p>
          </table:table-cell>
          <table:table-cell office:value-type="float" office:value="0.058998" calcext:value-type="float">
            <text:p>0,058998</text:p>
          </table:table-cell>
          <table:table-cell office:value-type="float" office:value="-0.036187" calcext:value-type="float">
            <text:p>-0,036187</text:p>
          </table:table-cell>
          <table:table-cell office:value-type="float" office:value="0.011564" calcext:value-type="float">
            <text:p>0,011564</text:p>
          </table:table-cell>
        </table:table-row>
        <table:table-row table:style-name="ro1">
          <table:table-cell office:value-type="string" calcext:value-type="string">
            <text:p>9 Mar 2017 04:03:00.000</text:p>
          </table:table-cell>
          <table:table-cell office:value-type="float" office:value="62.523" calcext:value-type="float">
            <text:p>62,523</text:p>
          </table:table-cell>
          <table:table-cell office:value-type="float" office:value="-166.217" calcext:value-type="float">
            <text:p>-166,217</text:p>
          </table:table-cell>
          <table:table-cell office:value-type="float" office:value="662.568378" calcext:value-type="float">
            <text:p>662,568378</text:p>
          </table:table-cell>
          <table:table-cell office:value-type="float" office:value="0.058394" calcext:value-type="float">
            <text:p>0,058394</text:p>
          </table:table-cell>
          <table:table-cell office:value-type="float" office:value="-0.044042" calcext:value-type="float">
            <text:p>-0,044042</text:p>
          </table:table-cell>
          <table:table-cell office:value-type="float" office:value="0.010704" calcext:value-type="float">
            <text:p>0,010704</text:p>
          </table:table-cell>
        </table:table-row>
        <table:table-row table:style-name="ro1">
          <table:table-cell office:value-type="string" calcext:value-type="string">
            <text:p>9 Mar 2017 04:04:00.000</text:p>
          </table:table-cell>
          <table:table-cell office:value-type="float" office:value="66.003" calcext:value-type="float">
            <text:p>66,003</text:p>
          </table:table-cell>
          <table:table-cell office:value-type="float" office:value="-169.179" calcext:value-type="float">
            <text:p>-169,179</text:p>
          </table:table-cell>
          <table:table-cell office:value-type="float" office:value="663.17897" calcext:value-type="float">
            <text:p>663,17897</text:p>
          </table:table-cell>
          <table:table-cell office:value-type="float" office:value="0.057526" calcext:value-type="float">
            <text:p>0,057526</text:p>
          </table:table-cell>
          <table:table-cell office:value-type="float" office:value="-0.055461" calcext:value-type="float">
            <text:p>-0,055461</text:p>
          </table:table-cell>
          <table:table-cell office:value-type="float" office:value="0.009613" calcext:value-type="float">
            <text:p>0,009613</text:p>
          </table:table-cell>
        </table:table-row>
        <table:table-row table:style-name="ro1">
          <table:table-cell office:value-type="string" calcext:value-type="string">
            <text:p>9 Mar 2017 04:05:00.000</text:p>
          </table:table-cell>
          <table:table-cell office:value-type="float" office:value="69.418" calcext:value-type="float">
            <text:p>69,418</text:p>
          </table:table-cell>
          <table:table-cell office:value-type="float" office:value="-172.989" calcext:value-type="float">
            <text:p>-172,989</text:p>
          </table:table-cell>
          <table:table-cell office:value-type="float" office:value="663.71771" calcext:value-type="float">
            <text:p>663,71771</text:p>
          </table:table-cell>
          <table:table-cell office:value-type="float" office:value="0.056205" calcext:value-type="float">
            <text:p>0,056205</text:p>
          </table:table-cell>
          <table:table-cell office:value-type="float" office:value="-0.072782" calcext:value-type="float">
            <text:p>-0,072782</text:p>
          </table:table-cell>
          <table:table-cell office:value-type="float" office:value="0.008314" calcext:value-type="float">
            <text:p>0,008314</text:p>
          </table:table-cell>
        </table:table-row>
        <table:table-row table:style-name="ro1">
          <table:table-cell office:value-type="string" calcext:value-type="string">
            <text:p>9 Mar 2017 04:06:00.000</text:p>
          </table:table-cell>
          <table:table-cell office:value-type="float" office:value="72.731" calcext:value-type="float">
            <text:p>72,731</text:p>
          </table:table-cell>
          <table:table-cell office:value-type="float" office:value="-178.116" calcext:value-type="float">
            <text:p>-178,116</text:p>
          </table:table-cell>
          <table:table-cell office:value-type="float" office:value="664.172983" calcext:value-type="float">
            <text:p>664,172983</text:p>
          </table:table-cell>
          <table:table-cell office:value-type="float" office:value="0.054061" calcext:value-type="float">
            <text:p>0,054061</text:p>
          </table:table-cell>
          <table:table-cell office:value-type="float" office:value="-0.100359" calcext:value-type="float">
            <text:p>-0,100359</text:p>
          </table:table-cell>
          <table:table-cell office:value-type="float" office:value="0.006836" calcext:value-type="float">
            <text:p>0,006836</text:p>
          </table:table-cell>
        </table:table-row>
        <table:table-row table:style-name="ro1">
          <table:table-cell office:value-type="string" calcext:value-type="string">
            <text:p>9 Mar 2017 04:07:00.000</text:p>
          </table:table-cell>
          <table:table-cell office:value-type="float" office:value="75.873" calcext:value-type="float">
            <text:p>75,873</text:p>
          </table:table-cell>
          <table:table-cell office:value-type="float" office:value="174.603" calcext:value-type="float">
            <text:p>174,603</text:p>
          </table:table-cell>
          <table:table-cell office:value-type="float" office:value="664.534952" calcext:value-type="float">
            <text:p>664,534952</text:p>
          </table:table-cell>
          <table:table-cell office:value-type="float" office:value="0.0503" calcext:value-type="float">
            <text:p>0,0503</text:p>
          </table:table-cell>
          <table:table-cell office:value-type="float" office:value="-0.146422" calcext:value-type="float">
            <text:p>-0,146422</text:p>
          </table:table-cell>
          <table:table-cell office:value-type="float" office:value="0.005209" calcext:value-type="float">
            <text:p>0,005209</text:p>
          </table:table-cell>
        </table:table-row>
        <table:table-row table:style-name="ro1">
          <table:table-cell office:value-type="string" calcext:value-type="string">
            <text:p>9 Mar 2017 04:08:00.000</text:p>
          </table:table-cell>
          <table:table-cell office:value-type="float" office:value="78.701" calcext:value-type="float">
            <text:p>78,701</text:p>
          </table:table-cell>
          <table:table-cell office:value-type="float" office:value="163.667" calcext:value-type="float">
            <text:p>163,667</text:p>
          </table:table-cell>
          <table:table-cell office:value-type="float" office:value="664.79572" calcext:value-type="float">
            <text:p>664,79572</text:p>
          </table:table-cell>
          <table:table-cell office:value-type="float" office:value="0.043175" calcext:value-type="float">
            <text:p>0,043175</text:p>
          </table:table-cell>
          <table:table-cell office:value-type="float" office:value="-0.224868" calcext:value-type="float">
            <text:p>-0,224868</text:p>
          </table:table-cell>
          <table:table-cell office:value-type="float" office:value="0.003468" calcext:value-type="float">
            <text:p>0,003468</text:p>
          </table:table-cell>
        </table:table-row>
        <table:table-row table:style-name="ro1">
          <table:table-cell office:value-type="string" calcext:value-type="string">
            <text:p>9 Mar 2017 04:09:00.000</text:p>
          </table:table-cell>
          <table:table-cell office:value-type="float" office:value="80.918" calcext:value-type="float">
            <text:p>80,918</text:p>
          </table:table-cell>
          <table:table-cell office:value-type="float" office:value="146.759" calcext:value-type="float">
            <text:p>146,759</text:p>
          </table:table-cell>
          <table:table-cell office:value-type="float" office:value="664.949462" calcext:value-type="float">
            <text:p>664,949462</text:p>
          </table:table-cell>
          <table:table-cell office:value-type="float" office:value="0.029204" calcext:value-type="float">
            <text:p>0,029204</text:p>
          </table:table-cell>
          <table:table-cell office:value-type="float" office:value="-0.344146" calcext:value-type="float">
            <text:p>-0,344146</text:p>
          </table:table-cell>
          <table:table-cell office:value-type="float" office:value="0.001647" calcext:value-type="float">
            <text:p>0,001647</text:p>
          </table:table-cell>
        </table:table-row>
        <table:table-row table:style-name="ro1">
          <table:table-cell office:value-type="string" calcext:value-type="string">
            <text:p>9 Mar 2017 04:10:00.000</text:p>
          </table:table-cell>
          <table:table-cell office:value-type="float" office:value="81.999" calcext:value-type="float">
            <text:p>81,999</text:p>
          </table:table-cell>
          <table:table-cell office:value-type="float" office:value="122.713" calcext:value-type="float">
            <text:p>122,713</text:p>
          </table:table-cell>
          <table:table-cell office:value-type="float" office:value="664.992524" calcext:value-type="float">
            <text:p>664,992524</text:p>
          </table:table-cell>
          <table:table-cell office:value-type="float" office:value="0.005339" calcext:value-type="float">
            <text:p>0,005339</text:p>
          </table:table-cell>
          <table:table-cell office:value-type="float" office:value="-0.441436" calcext:value-type="float">
            <text:p>-0,441436</text:p>
          </table:table-cell>
          <table:table-cell office:value-type="float" office:value="-0.000216" calcext:value-type="float">
            <text:p>-0,000216</text:p>
          </table:table-cell>
        </table:table-row>
        <table:table-row table:style-name="ro1">
          <table:table-cell office:value-type="string" calcext:value-type="string">
            <text:p>9 Mar 2017 04:11:00.000</text:p>
          </table:table-cell>
          <table:table-cell office:value-type="float" office:value="81.501" calcext:value-type="float">
            <text:p>81,501</text:p>
          </table:table-cell>
          <table:table-cell office:value-type="float" office:value="96.936" calcext:value-type="float">
            <text:p>96,936</text:p>
          </table:table-cell>
          <table:table-cell office:value-type="float" office:value="664.923482" calcext:value-type="float">
            <text:p>664,923482</text:p>
          </table:table-cell>
          <table:table-cell office:value-type="float" office:value="-0.021155" calcext:value-type="float">
            <text:p>-0,021155</text:p>
          </table:table-cell>
          <table:table-cell office:value-type="float" office:value="-0.391986" calcext:value-type="float">
            <text:p>-0,391986</text:p>
          </table:table-cell>
          <table:table-cell office:value-type="float" office:value="-0.002084" calcext:value-type="float">
            <text:p>-0,002084</text:p>
          </table:table-cell>
        </table:table-row>
        <table:table-row table:style-name="ro1">
          <table:table-cell office:value-type="string" calcext:value-type="string">
            <text:p>9 Mar 2017 04:12:00.000</text:p>
          </table:table-cell>
          <table:table-cell office:value-type="float" office:value="79.648" calcext:value-type="float">
            <text:p>79,648</text:p>
          </table:table-cell>
          <table:table-cell office:value-type="float" office:value="77.185" calcext:value-type="float">
            <text:p>77,185</text:p>
          </table:table-cell>
          <table:table-cell office:value-type="float" office:value="664.743173" calcext:value-type="float">
            <text:p>664,743173</text:p>
          </table:table-cell>
          <table:table-cell office:value-type="float" office:value="-0.038869" calcext:value-type="float">
            <text:p>-0,038869</text:p>
          </table:table-cell>
          <table:table-cell office:value-type="float" office:value="-0.266542" calcext:value-type="float">
            <text:p>-0,266542</text:p>
          </table:table-cell>
          <table:table-cell office:value-type="float" office:value="-0.003919" calcext:value-type="float">
            <text:p>-0,003919</text:p>
          </table:table-cell>
        </table:table-row>
        <table:table-row table:style-name="ro1">
          <table:table-cell office:value-type="string" calcext:value-type="string">
            <text:p>9 Mar 2017 04:13:00.000</text:p>
          </table:table-cell>
          <table:table-cell office:value-type="float" office:value="77.007" calcext:value-type="float">
            <text:p>77,007</text:p>
          </table:table-cell>
          <table:table-cell office:value-type="float" office:value="64.257" calcext:value-type="float">
            <text:p>64,257</text:p>
          </table:table-cell>
          <table:table-cell office:value-type="float" office:value="664.454675" calcext:value-type="float">
            <text:p>664,454675</text:p>
          </table:table-cell>
          <table:table-cell office:value-type="float" office:value="-0.048111" calcext:value-type="float">
            <text:p>-0,048111</text:p>
          </table:table-cell>
          <table:table-cell office:value-type="float" office:value="-0.171811" calcext:value-type="float">
            <text:p>-0,171811</text:p>
          </table:table-cell>
          <table:table-cell office:value-type="float" office:value="-0.005684" calcext:value-type="float">
            <text:p>-0,005684</text:p>
          </table:table-cell>
        </table:table-row>
        <table:table-row table:style-name="ro1">
          <table:table-cell office:value-type="string" calcext:value-type="string">
            <text:p>9 Mar 2017 04:14:00.000</text:p>
          </table:table-cell>
          <table:table-cell office:value-type="float" office:value="73.963" calcext:value-type="float">
            <text:p>73,963</text:p>
          </table:table-cell>
          <table:table-cell office:value-type="float" office:value="55.797" calcext:value-type="float">
            <text:p>55,797</text:p>
          </table:table-cell>
          <table:table-cell office:value-type="float" office:value="664.063268" calcext:value-type="float">
            <text:p>664,063268</text:p>
          </table:table-cell>
          <table:table-cell office:value-type="float" office:value="-0.052879" calcext:value-type="float">
            <text:p>-0,052879</text:p>
          </table:table-cell>
          <table:table-cell office:value-type="float" office:value="-0.11523" calcext:value-type="float">
            <text:p>-0,11523</text:p>
          </table:table-cell>
          <table:table-cell office:value-type="float" office:value="-0.007343" calcext:value-type="float">
            <text:p>-0,007343</text:p>
          </table:table-cell>
        </table:table-row>
        <table:table-row table:style-name="ro1">
          <table:table-cell office:value-type="string" calcext:value-type="string">
            <text:p>9 Mar 2017 04:15:00.000</text:p>
          </table:table-cell>
          <table:table-cell office:value-type="float" office:value="70.704" calcext:value-type="float">
            <text:p>70,704</text:p>
          </table:table-cell>
          <table:table-cell office:value-type="float" office:value="49.97" calcext:value-type="float">
            <text:p>49,97</text:p>
          </table:table-cell>
          <table:table-cell office:value-type="float" office:value="663.57634" calcext:value-type="float">
            <text:p>663,57634</text:p>
          </table:table-cell>
          <table:table-cell office:value-type="float" office:value="-0.055515" calcext:value-type="float">
            <text:p>-0,055515</text:p>
          </table:table-cell>
          <table:table-cell office:value-type="float" office:value="-0.08182" calcext:value-type="float">
            <text:p>-0,08182</text:p>
          </table:table-cell>
          <table:table-cell office:value-type="float" office:value="-0.008863" calcext:value-type="float">
            <text:p>-0,008863</text:p>
          </table:table-cell>
        </table:table-row>
        <table:table-row table:style-name="ro1">
          <table:table-cell office:value-type="string" calcext:value-type="string">
            <text:p>9 Mar 2017 04:16:00.000</text:p>
          </table:table-cell>
          <table:table-cell office:value-type="float" office:value="67.322" calcext:value-type="float">
            <text:p>67,322</text:p>
          </table:table-cell>
          <table:table-cell office:value-type="float" office:value="45.726" calcext:value-type="float">
            <text:p>45,726</text:p>
          </table:table-cell>
          <table:table-cell office:value-type="float" office:value="663.003275" calcext:value-type="float">
            <text:p>663,003275</text:p>
          </table:table-cell>
          <table:table-cell office:value-type="float" office:value="-0.057094" calcext:value-type="float">
            <text:p>-0,057094</text:p>
          </table:table-cell>
          <table:table-cell office:value-type="float" office:value="-0.061236" calcext:value-type="float">
            <text:p>-0,061236</text:p>
          </table:table-cell>
          <table:table-cell office:value-type="float" office:value="-0.01021" calcext:value-type="float">
            <text:p>-0,01021</text:p>
          </table:table-cell>
        </table:table-row>
        <table:table-row table:style-name="ro1">
          <table:table-cell office:value-type="string" calcext:value-type="string">
            <text:p>9 Mar 2017 04:17:00.000</text:p>
          </table:table-cell>
          <table:table-cell office:value-type="float" office:value="63.864" calcext:value-type="float">
            <text:p>63,864</text:p>
          </table:table-cell>
          <table:table-cell office:value-type="float" office:value="42.479" calcext:value-type="float">
            <text:p>42,479</text:p>
          </table:table-cell>
          <table:table-cell office:value-type="float" office:value="662.355292" calcext:value-type="float">
            <text:p>662,355292</text:p>
          </table:table-cell>
          <table:table-cell office:value-type="float" office:value="-0.058107" calcext:value-type="float">
            <text:p>-0,058107</text:p>
          </table:table-cell>
          <table:table-cell office:value-type="float" office:value="-0.047908" calcext:value-type="float">
            <text:p>-0,047908</text:p>
          </table:table-cell>
          <table:table-cell office:value-type="float" office:value="-0.011355" calcext:value-type="float">
            <text:p>-0,011355</text:p>
          </table:table-cell>
        </table:table-row>
        <table:table-row table:style-name="ro1">
          <table:table-cell office:value-type="string" calcext:value-type="string">
            <text:p>9 Mar 2017 04:18:00.000</text:p>
          </table:table-cell>
          <table:table-cell office:value-type="float" office:value="60.355" calcext:value-type="float">
            <text:p>60,355</text:p>
          </table:table-cell>
          <table:table-cell office:value-type="float" office:value="39.891" calcext:value-type="float">
            <text:p>39,891</text:p>
          </table:table-cell>
          <table:table-cell office:value-type="float" office:value="661.645266" calcext:value-type="float">
            <text:p>661,645266</text:p>
          </table:table-cell>
          <table:table-cell office:value-type="float" office:value="-0.058798" calcext:value-type="float">
            <text:p>-0,058798</text:p>
          </table:table-cell>
          <table:table-cell office:value-type="float" office:value="-0.038881" calcext:value-type="float">
            <text:p>-0,038881</text:p>
          </table:table-cell>
          <table:table-cell office:value-type="float" office:value="-0.012273" calcext:value-type="float">
            <text:p>-0,012273</text:p>
          </table:table-cell>
        </table:table-row>
        <table:table-row table:style-name="ro1">
          <table:table-cell office:value-type="string" calcext:value-type="string">
            <text:p>9 Mar 2017 04:19:00.000</text:p>
          </table:table-cell>
          <table:table-cell office:value-type="float" office:value="56.812" calcext:value-type="float">
            <text:p>56,812</text:p>
          </table:table-cell>
          <table:table-cell office:value-type="float" office:value="37.76" calcext:value-type="float">
            <text:p>37,76</text:p>
          </table:table-cell>
          <table:table-cell office:value-type="float" office:value="660.887512" calcext:value-type="float">
            <text:p>660,887512</text:p>
          </table:table-cell>
          <table:table-cell office:value-type="float" office:value="-0.059294" calcext:value-type="float">
            <text:p>-0,059294</text:p>
          </table:table-cell>
          <table:table-cell office:value-type="float" office:value="-0.032528" calcext:value-type="float">
            <text:p>-0,032528</text:p>
          </table:table-cell>
          <table:table-cell office:value-type="float" office:value="-0.012942" calcext:value-type="float">
            <text:p>-0,012942</text:p>
          </table:table-cell>
        </table:table-row>
        <table:table-row table:style-name="ro1">
          <table:table-cell office:value-type="string" calcext:value-type="string">
            <text:p>9 Mar 2017 04:20:00.000</text:p>
          </table:table-cell>
          <table:table-cell office:value-type="float" office:value="53.242" calcext:value-type="float">
            <text:p>53,242</text:p>
          </table:table-cell>
          <table:table-cell office:value-type="float" office:value="35.954" calcext:value-type="float">
            <text:p>35,954</text:p>
          </table:table-cell>
          <table:table-cell office:value-type="float" office:value="660.097544" calcext:value-type="float">
            <text:p>660,097544</text:p>
          </table:table-cell>
          <table:table-cell office:value-type="float" office:value="-0.059664" calcext:value-type="float">
            <text:p>-0,059664</text:p>
          </table:table-cell>
          <table:table-cell office:value-type="float" office:value="-0.027912" calcext:value-type="float">
            <text:p>-0,027912</text:p>
          </table:table-cell>
          <table:table-cell office:value-type="float" office:value="-0.013344" calcext:value-type="float">
            <text:p>-0,013344</text:p>
          </table:table-cell>
        </table:table-row>
        <table:table-row table:style-name="ro1">
          <table:table-cell office:value-type="string" calcext:value-type="string">
            <text:p>9 Mar 2017 04:21:00.000</text:p>
          </table:table-cell>
          <table:table-cell office:value-type="float" office:value="49.654" calcext:value-type="float">
            <text:p>49,654</text:p>
          </table:table-cell>
          <table:table-cell office:value-type="float" office:value="34.387" calcext:value-type="float">
            <text:p>34,387</text:p>
          </table:table-cell>
          <table:table-cell office:value-type="float" office:value="659.291811" calcext:value-type="float">
            <text:p>659,291811</text:p>
          </table:table-cell>
          <table:table-cell office:value-type="float" office:value="-0.059951" calcext:value-type="float">
            <text:p>-0,059951</text:p>
          </table:table-cell>
          <table:table-cell office:value-type="float" office:value="-0.024469" calcext:value-type="float">
            <text:p>-0,024469</text:p>
          </table:table-cell>
          <table:table-cell office:value-type="float" office:value="-0.013465" calcext:value-type="float">
            <text:p>-0,013465</text:p>
          </table:table-cell>
        </table:table-row>
        <table:table-row table:style-name="ro1">
          <table:table-cell office:value-type="string" calcext:value-type="string">
            <text:p>9 Mar 2017 04:22:00.000</text:p>
          </table:table-cell>
          <table:table-cell office:value-type="float" office:value="46.05" calcext:value-type="float">
            <text:p>46,05</text:p>
          </table:table-cell>
          <table:table-cell office:value-type="float" office:value="33.001" calcext:value-type="float">
            <text:p>33,001</text:p>
          </table:table-cell>
          <table:table-cell office:value-type="float" office:value="658.487422" calcext:value-type="float">
            <text:p>658,487422</text:p>
          </table:table-cell>
          <table:table-cell office:value-type="float" office:value="-0.060179" calcext:value-type="float">
            <text:p>-0,060179</text:p>
          </table:table-cell>
          <table:table-cell office:value-type="float" office:value="-0.021845" calcext:value-type="float">
            <text:p>-0,021845</text:p>
          </table:table-cell>
          <table:table-cell office:value-type="float" office:value="-0.013297" calcext:value-type="float">
            <text:p>-0,013297</text:p>
          </table:table-cell>
        </table:table-row>
        <table:table-row table:style-name="ro1">
          <table:table-cell office:value-type="string" calcext:value-type="string">
            <text:p>9 Mar 2017 04:23:00.000</text:p>
          </table:table-cell>
          <table:table-cell office:value-type="float" office:value="42.433" calcext:value-type="float">
            <text:p>42,433</text:p>
          </table:table-cell>
          <table:table-cell office:value-type="float" office:value="31.754" calcext:value-type="float">
            <text:p>31,754</text:p>
          </table:table-cell>
          <table:table-cell office:value-type="float" office:value="657.701841" calcext:value-type="float">
            <text:p>657,701841</text:p>
          </table:table-cell>
          <table:table-cell office:value-type="float" office:value="-0.060366" calcext:value-type="float">
            <text:p>-0,060366</text:p>
          </table:table-cell>
          <table:table-cell office:value-type="float" office:value="-0.01981" calcext:value-type="float">
            <text:p>-0,01981</text:p>
          </table:table-cell>
          <table:table-cell office:value-type="float" office:value="-0.012837" calcext:value-type="float">
            <text:p>-0,012837</text:p>
          </table:table-cell>
        </table:table-row>
        <table:table-row table:style-name="ro1">
          <table:table-cell office:value-type="string" calcext:value-type="string">
            <text:p>9 Mar 2017 04:24:00.000</text:p>
          </table:table-cell>
          <table:table-cell office:value-type="float" office:value="38.806" calcext:value-type="float">
            <text:p>38,806</text:p>
          </table:table-cell>
          <table:table-cell office:value-type="float" office:value="30.615" calcext:value-type="float">
            <text:p>30,615</text:p>
          </table:table-cell>
          <table:table-cell office:value-type="float" office:value="656.952591" calcext:value-type="float">
            <text:p>656,952591</text:p>
          </table:table-cell>
          <table:table-cell office:value-type="float" office:value="-0.06052" calcext:value-type="float">
            <text:p>-0,06052</text:p>
          </table:table-cell>
          <table:table-cell office:value-type="float" office:value="-0.018209" calcext:value-type="float">
            <text:p>-0,018209</text:p>
          </table:table-cell>
          <table:table-cell office:value-type="float" office:value="-0.012086" calcext:value-type="float">
            <text:p>-0,012086</text:p>
          </table:table-cell>
        </table:table-row>
        <table:table-row table:style-name="ro1">
          <table:table-cell office:value-type="string" calcext:value-type="string">
            <text:p>9 Mar 2017 04:25:00.000</text:p>
          </table:table-cell>
          <table:table-cell office:value-type="float" office:value="35.171" calcext:value-type="float">
            <text:p>35,171</text:p>
          </table:table-cell>
          <table:table-cell office:value-type="float" office:value="29.562" calcext:value-type="float">
            <text:p>29,562</text:p>
          </table:table-cell>
          <table:table-cell office:value-type="float" office:value="656.256938" calcext:value-type="float">
            <text:p>656,256938</text:p>
          </table:table-cell>
          <table:table-cell office:value-type="float" office:value="-0.06065" calcext:value-type="float">
            <text:p>-0,06065</text:p>
          </table:table-cell>
          <table:table-cell office:value-type="float" office:value="-0.016936" calcext:value-type="float">
            <text:p>-0,016936</text:p>
          </table:table-cell>
          <table:table-cell office:value-type="float" office:value="-0.011051" calcext:value-type="float">
            <text:p>-0,011051</text:p>
          </table:table-cell>
        </table:table-row>
        <table:table-row table:style-name="ro1">
          <table:table-cell office:value-type="string" calcext:value-type="string">
            <text:p>9 Mar 2017 04:26:00.000</text:p>
          </table:table-cell>
          <table:table-cell office:value-type="float" office:value="31.529" calcext:value-type="float">
            <text:p>31,529</text:p>
          </table:table-cell>
          <table:table-cell office:value-type="float" office:value="28.578" calcext:value-type="float">
            <text:p>28,578</text:p>
          </table:table-cell>
          <table:table-cell office:value-type="float" office:value="655.631583" calcext:value-type="float">
            <text:p>655,631583</text:p>
          </table:table-cell>
          <table:table-cell office:value-type="float" office:value="-0.060759" calcext:value-type="float">
            <text:p>-0,060759</text:p>
          </table:table-cell>
          <table:table-cell office:value-type="float" office:value="-0.015918" calcext:value-type="float">
            <text:p>-0,015918</text:p>
          </table:table-cell>
          <table:table-cell office:value-type="float" office:value="-0.009744" calcext:value-type="float">
            <text:p>-0,009744</text:p>
          </table:table-cell>
        </table:table-row>
        <table:table-row table:style-name="ro1">
          <table:table-cell office:value-type="string" calcext:value-type="string">
            <text:p>9 Mar 2017 04:27:00.000</text:p>
          </table:table-cell>
          <table:table-cell office:value-type="float" office:value="27.88" calcext:value-type="float">
            <text:p>27,88</text:p>
          </table:table-cell>
          <table:table-cell office:value-type="float" office:value="27.648" calcext:value-type="float">
            <text:p>27,648</text:p>
          </table:table-cell>
          <table:table-cell office:value-type="float" office:value="655.092363" calcext:value-type="float">
            <text:p>655,092363</text:p>
          </table:table-cell>
          <table:table-cell office:value-type="float" office:value="-0.060851" calcext:value-type="float">
            <text:p>-0,060851</text:p>
          </table:table-cell>
          <table:table-cell office:value-type="float" office:value="-0.0151" calcext:value-type="float">
            <text:p>-0,0151</text:p>
          </table:table-cell>
          <table:table-cell office:value-type="float" office:value="-0.008182" calcext:value-type="float">
            <text:p>-0,008182</text:p>
          </table:table-cell>
        </table:table-row>
        <table:table-row table:style-name="ro1">
          <table:table-cell office:value-type="string" calcext:value-type="string">
            <text:p>9 Mar 2017 04:28:00.000</text:p>
          </table:table-cell>
          <table:table-cell office:value-type="float" office:value="24.227" calcext:value-type="float">
            <text:p>24,227</text:p>
          </table:table-cell>
          <table:table-cell office:value-type="float" office:value="26.762" calcext:value-type="float">
            <text:p>26,762</text:p>
          </table:table-cell>
          <table:table-cell office:value-type="float" office:value="654.653955" calcext:value-type="float">
            <text:p>654,653955</text:p>
          </table:table-cell>
          <table:table-cell office:value-type="float" office:value="-0.060928" calcext:value-type="float">
            <text:p>-0,060928</text:p>
          </table:table-cell>
          <table:table-cell office:value-type="float" office:value="-0.014444" calcext:value-type="float">
            <text:p>-0,014444</text:p>
          </table:table-cell>
          <table:table-cell office:value-type="float" office:value="-0.006386" calcext:value-type="float">
            <text:p>-0,006386</text:p>
          </table:table-cell>
        </table:table-row>
        <table:table-row table:style-name="ro1">
          <table:table-cell office:value-type="string" calcext:value-type="string">
            <text:p>9 Mar 2017 04:29:00.000</text:p>
          </table:table-cell>
          <table:table-cell office:value-type="float" office:value="20.569" calcext:value-type="float">
            <text:p>20,569</text:p>
          </table:table-cell>
          <table:table-cell office:value-type="float" office:value="25.912" calcext:value-type="float">
            <text:p>25,912</text:p>
          </table:table-cell>
          <table:table-cell office:value-type="float" office:value="654.329602" calcext:value-type="float">
            <text:p>654,329602</text:p>
          </table:table-cell>
          <table:table-cell office:value-type="float" office:value="-0.060991" calcext:value-type="float">
            <text:p>-0,060991</text:p>
          </table:table-cell>
          <table:table-cell office:value-type="float" office:value="-0.013921" calcext:value-type="float">
            <text:p>-0,013921</text:p>
          </table:table-cell>
          <table:table-cell office:value-type="float" office:value="-0.004384" calcext:value-type="float">
            <text:p>-0,004384</text:p>
          </table:table-cell>
        </table:table-row>
        <table:table-row table:style-name="ro1">
          <table:table-cell office:value-type="string" calcext:value-type="string">
            <text:p>9 Mar 2017 04:30:00.000</text:p>
          </table:table-cell>
          <table:table-cell office:value-type="float" office:value="16.908" calcext:value-type="float">
            <text:p>16,908</text:p>
          </table:table-cell>
          <table:table-cell office:value-type="float" office:value="25.09" calcext:value-type="float">
            <text:p>25,09</text:p>
          </table:table-cell>
          <table:table-cell office:value-type="float" office:value="654.130866" calcext:value-type="float">
            <text:p>654,130866</text:p>
          </table:table-cell>
          <table:table-cell office:value-type="float" office:value="-0.061041" calcext:value-type="float">
            <text:p>-0,061041</text:p>
          </table:table-cell>
          <table:table-cell office:value-type="float" office:value="-0.01351" calcext:value-type="float">
            <text:p>-0,01351</text:p>
          </table:table-cell>
          <table:table-cell office:value-type="float" office:value="-0.002204" calcext:value-type="float">
            <text:p>-0,002204</text:p>
          </table:table-cell>
        </table:table-row>
        <table:table-row table:style-name="ro1">
          <table:table-cell office:value-type="string" calcext:value-type="string">
            <text:p>9 Mar 2017 04:31:00.000</text:p>
          </table:table-cell>
          <table:table-cell office:value-type="float" office:value="13.245" calcext:value-type="float">
            <text:p>13,245</text:p>
          </table:table-cell>
          <table:table-cell office:value-type="float" office:value="24.289" calcext:value-type="float">
            <text:p>24,289</text:p>
          </table:table-cell>
          <table:table-cell office:value-type="float" office:value="654.067396" calcext:value-type="float">
            <text:p>654,067396</text:p>
          </table:table-cell>
          <table:table-cell office:value-type="float" office:value="-0.061078" calcext:value-type="float">
            <text:p>-0,061078</text:p>
          </table:table-cell>
          <table:table-cell office:value-type="float" office:value="-0.013196" calcext:value-type="float">
            <text:p>-0,013196</text:p>
          </table:table-cell>
          <table:table-cell office:value-type="float" office:value="0.00012" calcext:value-type="float">
            <text:p>0,00012</text:p>
          </table:table-cell>
        </table:table-row>
        <table:table-row table:style-name="ro1">
          <table:table-cell office:value-type="string" calcext:value-type="string">
            <text:p>9 Mar 2017 04:32:00.000</text:p>
          </table:table-cell>
          <table:table-cell office:value-type="float" office:value="9.579" calcext:value-type="float">
            <text:p>9,579</text:p>
          </table:table-cell>
          <table:table-cell office:value-type="float" office:value="23.504" calcext:value-type="float">
            <text:p>23,504</text:p>
          </table:table-cell>
          <table:table-cell office:value-type="float" office:value="654.146739" calcext:value-type="float">
            <text:p>654,146739</text:p>
          </table:table-cell>
          <table:table-cell office:value-type="float" office:value="-0.061104" calcext:value-type="float">
            <text:p>-0,061104</text:p>
          </table:table-cell>
          <table:table-cell office:value-type="float" office:value="-0.012967" calcext:value-type="float">
            <text:p>-0,012967</text:p>
          </table:table-cell>
          <table:table-cell office:value-type="float" office:value="0.002551" calcext:value-type="float">
            <text:p>0,002551</text:p>
          </table:table-cell>
        </table:table-row>
        <table:table-row table:style-name="ro1">
          <table:table-cell office:value-type="string" calcext:value-type="string">
            <text:p>9 Mar 2017 04:33:00.000</text:p>
          </table:table-cell>
          <table:table-cell office:value-type="float" office:value="5.912" calcext:value-type="float">
            <text:p>5,912</text:p>
          </table:table-cell>
          <table:table-cell office:value-type="float" office:value="22.731" calcext:value-type="float">
            <text:p>22,731</text:p>
          </table:table-cell>
          <table:table-cell office:value-type="float" office:value="654.37418" calcext:value-type="float">
            <text:p>654,37418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816" calcext:value-type="float">
            <text:p>-0,012816</text:p>
          </table:table-cell>
          <table:table-cell office:value-type="float" office:value="0.00505" calcext:value-type="float">
            <text:p>0,00505</text:p>
          </table:table-cell>
        </table:table-row>
        <table:table-row table:style-name="ro1">
          <table:table-cell office:value-type="string" calcext:value-type="string">
            <text:p>9 Mar 2017 04:34:00.000</text:p>
          </table:table-cell>
          <table:table-cell office:value-type="float" office:value="2.245" calcext:value-type="float">
            <text:p>2,245</text:p>
          </table:table-cell>
          <table:table-cell office:value-type="float" office:value="21.965" calcext:value-type="float">
            <text:p>21,965</text:p>
          </table:table-cell>
          <table:table-cell office:value-type="float" office:value="654.752627" calcext:value-type="float">
            <text:p>654,752627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37" calcext:value-type="float">
            <text:p>-0,012737</text:p>
          </table:table-cell>
          <table:table-cell office:value-type="float" office:value="0.007577" calcext:value-type="float">
            <text:p>0,007577</text:p>
          </table:table-cell>
        </table:table-row>
        <table:table-row table:style-name="ro1">
          <table:table-cell office:value-type="string" calcext:value-type="string">
            <text:p>9 Mar 2017 04:35:00.000</text:p>
          </table:table-cell>
          <table:table-cell office:value-type="float" office:value="-1.422" calcext:value-type="float">
            <text:p>-1,422</text:p>
          </table:table-cell>
          <table:table-cell office:value-type="float" office:value="21.201" calcext:value-type="float">
            <text:p>21,201</text:p>
          </table:table-cell>
          <table:table-cell office:value-type="float" office:value="655.282527" calcext:value-type="float">
            <text:p>655,282527</text:p>
          </table:table-cell>
          <table:table-cell office:value-type="float" office:value="-0.061113" calcext:value-type="float">
            <text:p>-0,061113</text:p>
          </table:table-cell>
          <table:table-cell office:value-type="float" office:value="-0.012728" calcext:value-type="float">
            <text:p>-0,012728</text:p>
          </table:table-cell>
          <table:table-cell office:value-type="float" office:value="0.01009" calcext:value-type="float">
            <text:p>0,01009</text:p>
          </table:table-cell>
        </table:table-row>
        <table:table-row table:style-name="ro1">
          <table:table-cell office:value-type="string" calcext:value-type="string">
            <text:p>9 Mar 2017 04:36:00.000</text:p>
          </table:table-cell>
          <table:table-cell office:value-type="float" office:value="-5.088" calcext:value-type="float">
            <text:p>-5,088</text:p>
          </table:table-cell>
          <table:table-cell office:value-type="float" office:value="20.436" calcext:value-type="float">
            <text:p>20,436</text:p>
          </table:table-cell>
          <table:table-cell office:value-type="float" office:value="655.961835" calcext:value-type="float">
            <text:p>655,961835</text:p>
          </table:table-cell>
          <table:table-cell office:value-type="float" office:value="-0.061094" calcext:value-type="float">
            <text:p>-0,061094</text:p>
          </table:table-cell>
          <table:table-cell office:value-type="float" office:value="-0.012788" calcext:value-type="float">
            <text:p>-0,012788</text:p>
          </table:table-cell>
          <table:table-cell office:value-type="float" office:value="0.012549" calcext:value-type="float">
            <text:p>0,012549</text:p>
          </table:table-cell>
        </table:table-row>
        <table:table-row table:style-name="ro1">
          <table:table-cell office:value-type="string" calcext:value-type="string">
            <text:p>9 Mar 2017 04:37:00.000</text:p>
          </table:table-cell>
          <table:table-cell office:value-type="float" office:value="-8.753" calcext:value-type="float">
            <text:p>-8,753</text:p>
          </table:table-cell>
          <table:table-cell office:value-type="float" office:value="19.665" calcext:value-type="float">
            <text:p>19,665</text:p>
          </table:table-cell>
          <table:table-cell office:value-type="float" office:value="656.786023" calcext:value-type="float">
            <text:p>656,786023</text:p>
          </table:table-cell>
          <table:table-cell office:value-type="float" office:value="-0.061063" calcext:value-type="float">
            <text:p>-0,061063</text:p>
          </table:table-cell>
          <table:table-cell office:value-type="float" office:value="-0.01292" calcext:value-type="float">
            <text:p>-0,01292</text:p>
          </table:table-cell>
          <table:table-cell office:value-type="float" office:value="0.014912" calcext:value-type="float">
            <text:p>0,014912</text:p>
          </table:table-cell>
        </table:table-row>
        <table:table-row table:style-name="ro1">
          <table:table-cell office:value-type="string" calcext:value-type="string">
            <text:p>9 Mar 2017 04:38:00.000</text:p>
          </table:table-cell>
          <table:table-cell office:value-type="float" office:value="-12.416" calcext:value-type="float">
            <text:p>-12,416</text:p>
          </table:table-cell>
          <table:table-cell office:value-type="float" office:value="18.884" calcext:value-type="float">
            <text:p>18,884</text:p>
          </table:table-cell>
          <table:table-cell office:value-type="float" office:value="657.748129" calcext:value-type="float">
            <text:p>657,748129</text:p>
          </table:table-cell>
          <table:table-cell office:value-type="float" office:value="-0.061021" calcext:value-type="float">
            <text:p>-0,061021</text:p>
          </table:table-cell>
          <table:table-cell office:value-type="float" office:value="-0.013128" calcext:value-type="float">
            <text:p>-0,013128</text:p>
          </table:table-cell>
          <table:table-cell office:value-type="float" office:value="0.017138" calcext:value-type="float">
            <text:p>0,017138</text:p>
          </table:table-cell>
        </table:table-row>
        <table:table-row table:style-name="ro1">
          <table:table-cell office:value-type="string" calcext:value-type="string">
            <text:p>9 Mar 2017 04:39:00.000</text:p>
          </table:table-cell>
          <table:table-cell office:value-type="float" office:value="-16.075" calcext:value-type="float">
            <text:p>-16,075</text:p>
          </table:table-cell>
          <table:table-cell office:value-type="float" office:value="18.088" calcext:value-type="float">
            <text:p>18,088</text:p>
          </table:table-cell>
          <table:table-cell office:value-type="float" office:value="658.838858" calcext:value-type="float">
            <text:p>658,838858</text:p>
          </table:table-cell>
          <table:table-cell office:value-type="float" office:value="-0.060968" calcext:value-type="float">
            <text:p>-0,060968</text:p>
          </table:table-cell>
          <table:table-cell office:value-type="float" office:value="-0.013419" calcext:value-type="float">
            <text:p>-0,013419</text:p>
          </table:table-cell>
          <table:table-cell office:value-type="float" office:value="0.019191" calcext:value-type="float">
            <text:p>0,019191</text:p>
          </table:table-cell>
        </table:table-row>
        <table:table-row table:style-name="ro1">
          <table:table-cell office:value-type="string" calcext:value-type="string">
            <text:p>9 Mar 2017 04:40:00.000</text:p>
          </table:table-cell>
          <table:table-cell office:value-type="float" office:value="-19.732" calcext:value-type="float">
            <text:p>-19,732</text:p>
          </table:table-cell>
          <table:table-cell office:value-type="float" office:value="17.272" calcext:value-type="float">
            <text:p>17,272</text:p>
          </table:table-cell>
          <table:table-cell office:value-type="float" office:value="660.046708" calcext:value-type="float">
            <text:p>660,046708</text:p>
          </table:table-cell>
          <table:table-cell office:value-type="float" office:value="-0.060903" calcext:value-type="float">
            <text:p>-0,060903</text:p>
          </table:table-cell>
          <table:table-cell office:value-type="float" office:value="-0.013802" calcext:value-type="float">
            <text:p>-0,013802</text:p>
          </table:table-cell>
          <table:table-cell office:value-type="float" office:value="0.021035" calcext:value-type="float">
            <text:p>0,021035</text:p>
          </table:table-cell>
        </table:table-row>
        <table:table-row table:style-name="ro1">
          <table:table-cell office:value-type="string" calcext:value-type="string">
            <text:p>9 Mar 2017 04:41:00.000</text:p>
          </table:table-cell>
          <table:table-cell office:value-type="float" office:value="-23.384" calcext:value-type="float">
            <text:p>-23,384</text:p>
          </table:table-cell>
          <table:table-cell office:value-type="float" office:value="16.43" calcext:value-type="float">
            <text:p>16,43</text:p>
          </table:table-cell>
          <table:table-cell office:value-type="float" office:value="661.358154" calcext:value-type="float">
            <text:p>661,358154</text:p>
          </table:table-cell>
          <table:table-cell office:value-type="float" office:value="-0.060825" calcext:value-type="float">
            <text:p>-0,060825</text:p>
          </table:table-cell>
          <table:table-cell office:value-type="float" office:value="-0.014293" calcext:value-type="float">
            <text:p>-0,014293</text:p>
          </table:table-cell>
          <table:table-cell office:value-type="float" office:value="0.022637" calcext:value-type="float">
            <text:p>0,022637</text:p>
          </table:table-cell>
        </table:table-row>
        <table:table-row table:style-name="ro1">
          <table:table-cell office:value-type="string" calcext:value-type="string">
            <text:p>9 Mar 2017 04:42:00.000</text:p>
          </table:table-cell>
          <table:table-cell office:value-type="float" office:value="-27.03" calcext:value-type="float">
            <text:p>-27,03</text:p>
          </table:table-cell>
          <table:table-cell office:value-type="float" office:value="15.555" calcext:value-type="float">
            <text:p>15,555</text:p>
          </table:table-cell>
          <table:table-cell office:value-type="float" office:value="662.757846" calcext:value-type="float">
            <text:p>662,757846</text:p>
          </table:table-cell>
          <table:table-cell office:value-type="float" office:value="-0.060735" calcext:value-type="float">
            <text:p>-0,060735</text:p>
          </table:table-cell>
          <table:table-cell office:value-type="float" office:value="-0.01491" calcext:value-type="float">
            <text:p>-0,01491</text:p>
          </table:table-cell>
          <table:table-cell office:value-type="float" office:value="0.02397" calcext:value-type="float">
            <text:p>0,02397</text:p>
          </table:table-cell>
        </table:table-row>
        <table:table-row table:style-name="ro1">
          <table:table-cell office:value-type="string" calcext:value-type="string">
            <text:p>9 Mar 2017 04:43:00.000</text:p>
          </table:table-cell>
          <table:table-cell office:value-type="float" office:value="-30.671" calcext:value-type="float">
            <text:p>-30,671</text:p>
          </table:table-cell>
          <table:table-cell office:value-type="float" office:value="14.638" calcext:value-type="float">
            <text:p>14,638</text:p>
          </table:table-cell>
          <table:table-cell office:value-type="float" office:value="664.228853" calcext:value-type="float">
            <text:p>664,228853</text:p>
          </table:table-cell>
          <table:table-cell office:value-type="float" office:value="-0.060631" calcext:value-type="float">
            <text:p>-0,060631</text:p>
          </table:table-cell>
          <table:table-cell office:value-type="float" office:value="-0.015681" calcext:value-type="float">
            <text:p>-0,015681</text:p>
          </table:table-cell>
          <table:table-cell office:value-type="float" office:value="0.025009" calcext:value-type="float">
            <text:p>0,025009</text:p>
          </table:table-cell>
        </table:table-row>
        <table:table-row table:style-name="ro1">
          <table:table-cell office:value-type="string" calcext:value-type="string">
            <text:p>9 Mar 2017 04:44:00.000</text:p>
          </table:table-cell>
          <table:table-cell office:value-type="float" office:value="-34.306" calcext:value-type="float">
            <text:p>-34,306</text:p>
          </table:table-cell>
          <table:table-cell office:value-type="float" office:value="13.669" calcext:value-type="float">
            <text:p>13,669</text:p>
          </table:table-cell>
          <table:table-cell office:value-type="float" office:value="665.752927" calcext:value-type="float">
            <text:p>665,752927</text:p>
          </table:table-cell>
          <table:table-cell office:value-type="float" office:value="-0.060511" calcext:value-type="float">
            <text:p>-0,060511</text:p>
          </table:table-cell>
          <table:table-cell office:value-type="float" office:value="-0.016639" calcext:value-type="float">
            <text:p>-0,016639</text:p>
          </table:table-cell>
          <table:table-cell office:value-type="float" office:value="0.025734" calcext:value-type="float">
            <text:p>0,025734</text:p>
          </table:table-cell>
        </table:table-row>
        <table:table-row table:style-name="ro1">
          <table:table-cell office:value-type="string" calcext:value-type="string">
            <text:p>9 Mar 2017 04:45:00.000</text:p>
          </table:table-cell>
          <table:table-cell office:value-type="float" office:value="-37.932" calcext:value-type="float">
            <text:p>-37,932</text:p>
          </table:table-cell>
          <table:table-cell office:value-type="float" office:value="12.636" calcext:value-type="float">
            <text:p>12,636</text:p>
          </table:table-cell>
          <table:table-cell office:value-type="float" office:value="667.310784" calcext:value-type="float">
            <text:p>667,310784</text:p>
          </table:table-cell>
          <table:table-cell office:value-type="float" office:value="-0.060372" calcext:value-type="float">
            <text:p>-0,060372</text:p>
          </table:table-cell>
          <table:table-cell office:value-type="float" office:value="-0.017835" calcext:value-type="float">
            <text:p>-0,017835</text:p>
          </table:table-cell>
          <table:table-cell office:value-type="float" office:value="0.026131" calcext:value-type="float">
            <text:p>0,026131</text:p>
          </table:table-cell>
        </table:table-row>
        <table:table-row table:style-name="ro1">
          <table:table-cell office:value-type="string" calcext:value-type="string">
            <text:p>9 Mar 2017 04:46:00.000</text:p>
          </table:table-cell>
          <table:table-cell office:value-type="float" office:value="-41.55" calcext:value-type="float">
            <text:p>-41,55</text:p>
          </table:table-cell>
          <table:table-cell office:value-type="float" office:value="11.523" calcext:value-type="float">
            <text:p>11,523</text:p>
          </table:table-cell>
          <table:table-cell office:value-type="float" office:value="668.882408" calcext:value-type="float">
            <text:p>668,882408</text:p>
          </table:table-cell>
          <table:table-cell office:value-type="float" office:value="-0.060211" calcext:value-type="float">
            <text:p>-0,060211</text:p>
          </table:table-cell>
          <table:table-cell office:value-type="float" office:value="-0.019335" calcext:value-type="float">
            <text:p>-0,019335</text:p>
          </table:table-cell>
          <table:table-cell office:value-type="float" office:value="0.02619" calcext:value-type="float">
            <text:p>0,02619</text:p>
          </table:table-cell>
        </table:table-row>
        <table:table-row table:style-name="ro1">
          <table:table-cell office:value-type="string" calcext:value-type="string">
            <text:p>9 Mar 2017 04:47:00.000</text:p>
          </table:table-cell>
          <table:table-cell office:value-type="float" office:value="-45.157" calcext:value-type="float">
            <text:p>-45,157</text:p>
          </table:table-cell>
          <table:table-cell office:value-type="float" office:value="10.308" calcext:value-type="float">
            <text:p>10,308</text:p>
          </table:table-cell>
          <table:table-cell office:value-type="float" office:value="670.447359" calcext:value-type="float">
            <text:p>670,447359</text:p>
          </table:table-cell>
          <table:table-cell office:value-type="float" office:value="-0.060021" calcext:value-type="float">
            <text:p>-0,060021</text:p>
          </table:table-cell>
          <table:table-cell office:value-type="float" office:value="-0.021235" calcext:value-type="float">
            <text:p>-0,021235</text:p>
          </table:table-cell>
          <table:table-cell office:value-type="float" office:value="0.025907" calcext:value-type="float">
            <text:p>0,025907</text:p>
          </table:table-cell>
        </table:table-row>
        <table:table-row table:style-name="ro1">
          <table:table-cell office:value-type="string" calcext:value-type="string">
            <text:p>9 Mar 2017 04:48:00.000</text:p>
          </table:table-cell>
          <table:table-cell office:value-type="float" office:value="-48.752" calcext:value-type="float">
            <text:p>-48,752</text:p>
          </table:table-cell>
          <table:table-cell office:value-type="float" office:value="8.964" calcext:value-type="float">
            <text:p>8,964</text:p>
          </table:table-cell>
          <table:table-cell office:value-type="float" office:value="671.985093" calcext:value-type="float">
            <text:p>671,985093</text:p>
          </table:table-cell>
          <table:table-cell office:value-type="float" office:value="-0.059793" calcext:value-type="float">
            <text:p>-0,059793</text:p>
          </table:table-cell>
          <table:table-cell office:value-type="float" office:value="-0.023674" calcext:value-type="float">
            <text:p>-0,023674</text:p>
          </table:table-cell>
          <table:table-cell office:value-type="float" office:value="0.025282" calcext:value-type="float">
            <text:p>0,025282</text:p>
          </table:table-cell>
        </table:table-row>
        <table:table-row table:style-name="ro1">
          <table:table-cell office:value-type="string" calcext:value-type="string">
            <text:p>9 Mar 2017 04:49:00.000</text:p>
          </table:table-cell>
          <table:table-cell office:value-type="float" office:value="-52.331" calcext:value-type="float">
            <text:p>-52,331</text:p>
          </table:table-cell>
          <table:table-cell office:value-type="float" office:value="7.452" calcext:value-type="float">
            <text:p>7,452</text:p>
          </table:table-cell>
          <table:table-cell office:value-type="float" office:value="673.475274" calcext:value-type="float">
            <text:p>673,475274</text:p>
          </table:table-cell>
          <table:table-cell office:value-type="float" office:value="-0.059513" calcext:value-type="float">
            <text:p>-0,059513</text:p>
          </table:table-cell>
          <table:table-cell office:value-type="float" office:value="-0.026855" calcext:value-type="float">
            <text:p>-0,026855</text:p>
          </table:table-cell>
          <table:table-cell office:value-type="float" office:value="0.024322" calcext:value-type="float">
            <text:p>0,024322</text:p>
          </table:table-cell>
        </table:table-row>
        <table:table-row table:style-name="ro1">
          <table:table-cell office:value-type="string" calcext:value-type="string">
            <text:p>9 Mar 2017 04:50:00.000</text:p>
          </table:table-cell>
          <table:table-cell office:value-type="float" office:value="-55.892" calcext:value-type="float">
            <text:p>-55,892</text:p>
          </table:table-cell>
          <table:table-cell office:value-type="float" office:value="5.72" calcext:value-type="float">
            <text:p>5,72</text:p>
          </table:table-cell>
          <table:table-cell office:value-type="float" office:value="674.898085" calcext:value-type="float">
            <text:p>674,898085</text:p>
          </table:table-cell>
          <table:table-cell office:value-type="float" office:value="-0.05916" calcext:value-type="float">
            <text:p>-0,05916</text:p>
          </table:table-cell>
          <table:table-cell office:value-type="float" office:value="-0.031088" calcext:value-type="float">
            <text:p>-0,031088</text:p>
          </table:table-cell>
          <table:table-cell office:value-type="float" office:value="0.023038" calcext:value-type="float">
            <text:p>0,023038</text:p>
          </table:table-cell>
        </table:table-row>
        <table:table-row table:style-name="ro1">
          <table:table-cell office:value-type="string" calcext:value-type="string">
            <text:p>9 Mar 2017 04:51:00.000</text:p>
          </table:table-cell>
          <table:table-cell office:value-type="float" office:value="-59.428" calcext:value-type="float">
            <text:p>-59,428</text:p>
          </table:table-cell>
          <table:table-cell office:value-type="float" office:value="3.691" calcext:value-type="float">
            <text:p>3,691</text:p>
          </table:table-cell>
          <table:table-cell office:value-type="float" office:value="676.234531" calcext:value-type="float">
            <text:p>676,234531</text:p>
          </table:table-cell>
          <table:table-cell office:value-type="float" office:value="-0.058696" calcext:value-type="float">
            <text:p>-0,058696</text:p>
          </table:table-cell>
          <table:table-cell office:value-type="float" office:value="-0.036865" calcext:value-type="float">
            <text:p>-0,036865</text:p>
          </table:table-cell>
          <table:table-cell office:value-type="float" office:value="0.021446" calcext:value-type="float">
            <text:p>0,021446</text:p>
          </table:table-cell>
        </table:table-row>
        <table:table-row table:style-name="ro1">
          <table:table-cell office:value-type="string" calcext:value-type="string">
            <text:p>9 Mar 2017 04:52:00.000</text:p>
          </table:table-cell>
          <table:table-cell office:value-type="float" office:value="-62.932" calcext:value-type="float">
            <text:p>-62,932</text:p>
          </table:table-cell>
          <table:table-cell office:value-type="float" office:value="1.25" calcext:value-type="float">
            <text:p>1,25</text:p>
          </table:table-cell>
          <table:table-cell office:value-type="float" office:value="677.466723" calcext:value-type="float">
            <text:p>677,466723</text:p>
          </table:table-cell>
          <table:table-cell office:value-type="float" office:value="-0.058064" calcext:value-type="float">
            <text:p>-0,058064</text:p>
          </table:table-cell>
          <table:table-cell office:value-type="float" office:value="-0.044987" calcext:value-type="float">
            <text:p>-0,044987</text:p>
          </table:table-cell>
          <table:table-cell office:value-type="float" office:value="0.019567" calcext:value-type="float">
            <text:p>0,019567</text:p>
          </table:table-cell>
        </table:table-row>
        <table:table-row table:style-name="ro1">
          <table:table-cell office:value-type="string" calcext:value-type="string">
            <text:p>9 Mar 2017 04:53:00.000</text:p>
          </table:table-cell>
          <table:table-cell office:value-type="float" office:value="-66.39" calcext:value-type="float">
            <text:p>-66,39</text:p>
          </table:table-cell>
          <table:table-cell office:value-type="float" office:value="-1.781" calcext:value-type="float">
            <text:p>-1,781</text:p>
          </table:table-cell>
          <table:table-cell office:value-type="float" office:value="678.578145" calcext:value-type="float">
            <text:p>678,578145</text:p>
          </table:table-cell>
          <table:table-cell office:value-type="float" office:value="-0.057155" calcext:value-type="float">
            <text:p>-0,057155</text:p>
          </table:table-cell>
          <table:table-cell office:value-type="float" office:value="-0.056827" calcext:value-type="float">
            <text:p>-0,056827</text:p>
          </table:table-cell>
          <table:table-cell office:value-type="float" office:value="0.017426" calcext:value-type="float">
            <text:p>0,017426</text:p>
          </table:table-cell>
        </table:table-row>
        <table:table-row table:style-name="ro1">
          <table:table-cell office:value-type="string" calcext:value-type="string">
            <text:p>9 Mar 2017 04:54:00.000</text:p>
          </table:table-cell>
          <table:table-cell office:value-type="float" office:value="-69.781" calcext:value-type="float">
            <text:p>-69,781</text:p>
          </table:table-cell>
          <table:table-cell office:value-type="float" office:value="-5.691" calcext:value-type="float">
            <text:p>-5,691</text:p>
          </table:table-cell>
          <table:table-cell office:value-type="float" office:value="679.553898" calcext:value-type="float">
            <text:p>679,553898</text:p>
          </table:table-cell>
          <table:table-cell office:value-type="float" office:value="-0.055772" calcext:value-type="float">
            <text:p>-0,055772</text:p>
          </table:table-cell>
          <table:table-cell office:value-type="float" office:value="-0.074845" calcext:value-type="float">
            <text:p>-0,074845</text:p>
          </table:table-cell>
          <table:table-cell office:value-type="float" office:value="0.015051" calcext:value-type="float">
            <text:p>0,015051</text:p>
          </table:table-cell>
        </table:table-row>
        <table:table-row table:style-name="ro1">
          <table:table-cell office:value-type="string" calcext:value-type="string">
            <text:p>9 Mar 2017 04:55:00.000</text:p>
          </table:table-cell>
          <table:table-cell office:value-type="float" office:value="-73.066" calcext:value-type="float">
            <text:p>-73,066</text:p>
          </table:table-cell>
          <table:table-cell office:value-type="float" office:value="-10.975" calcext:value-type="float">
            <text:p>-10,975</text:p>
          </table:table-cell>
          <table:table-cell office:value-type="float" office:value="680.380922" calcext:value-type="float">
            <text:p>680,380922</text:p>
          </table:table-cell>
          <table:table-cell office:value-type="float" office:value="-0.05352" calcext:value-type="float">
            <text:p>-0,05352</text:p>
          </table:table-cell>
          <table:table-cell office:value-type="float" office:value="-0.103624" calcext:value-type="float">
            <text:p>-0,103624</text:p>
          </table:table-cell>
          <table:table-cell office:value-type="float" office:value="0.012475" calcext:value-type="float">
            <text:p>0,012475</text:p>
          </table:table-cell>
        </table:table-row>
        <table:table-row table:style-name="ro1">
          <table:table-cell office:value-type="string" calcext:value-type="string">
            <text:p>9 Mar 2017 04:56:00.000</text:p>
          </table:table-cell>
          <table:table-cell office:value-type="float" office:value="-76.17" calcext:value-type="float">
            <text:p>-76,17</text:p>
          </table:table-cell>
          <table:table-cell office:value-type="float" office:value="-18.509" calcext:value-type="float">
            <text:p>-18,509</text:p>
          </table:table-cell>
          <table:table-cell office:value-type="float" office:value="681.048185" calcext:value-type="float">
            <text:p>681,048185</text:p>
          </table:table-cell>
          <table:table-cell office:value-type="float" office:value="-0.049554" calcext:value-type="float">
            <text:p>-0,049554</text:p>
          </table:table-cell>
          <table:table-cell office:value-type="float" office:value="-0.151776" calcext:value-type="float">
            <text:p>-0,151776</text:p>
          </table:table-cell>
          <table:table-cell office:value-type="float" office:value="0.009734" calcext:value-type="float">
            <text:p>0,009734</text:p>
          </table:table-cell>
        </table:table-row>
        <table:table-row table:style-name="ro1">
          <table:table-cell office:value-type="string" calcext:value-type="string">
            <text:p>9 Mar 2017 04:57:00.000</text:p>
          </table:table-cell>
          <table:table-cell office:value-type="float" office:value="-78.942" calcext:value-type="float">
            <text:p>-78,942</text:p>
          </table:table-cell>
          <table:table-cell office:value-type="float" office:value="-29.858" calcext:value-type="float">
            <text:p>-29,858</text:p>
          </table:table-cell>
          <table:table-cell office:value-type="float" office:value="681.546845" calcext:value-type="float">
            <text:p>681,546845</text:p>
          </table:table-cell>
          <table:table-cell office:value-type="float" office:value="-0.04202" calcext:value-type="float">
            <text:p>-0,04202</text:p>
          </table:table-cell>
          <table:table-cell office:value-type="float" office:value="-0.233386" calcext:value-type="float">
            <text:p>-0,233386</text:p>
          </table:table-cell>
          <table:table-cell office:value-type="float" office:value="0.006864" calcext:value-type="float">
            <text:p>0,006864</text:p>
          </table:table-cell>
        </table:table-row>
        <table:table-row table:style-name="ro1">
          <table:table-cell office:value-type="string" calcext:value-type="string">
            <text:p>9 Mar 2017 04:58:00.000</text:p>
          </table:table-cell>
          <table:table-cell office:value-type="float" office:value="-81.07" calcext:value-type="float">
            <text:p>-81,07</text:p>
          </table:table-cell>
          <table:table-cell office:value-type="float" office:value="-47.347" calcext:value-type="float">
            <text:p>-47,347</text:p>
          </table:table-cell>
          <table:table-cell office:value-type="float" office:value="681.870373" calcext:value-type="float">
            <text:p>681,870373</text:p>
          </table:table-cell>
          <table:table-cell office:value-type="float" office:value="-0.02734" calcext:value-type="float">
            <text:p>-0,02734</text:p>
          </table:table-cell>
          <table:table-cell office:value-type="float" office:value="-0.354039" calcext:value-type="float">
            <text:p>-0,354039</text:p>
          </table:table-cell>
          <table:table-cell office:value-type="float" office:value="0.003905" calcext:value-type="float">
            <text:p>0,003905</text:p>
          </table:table-cell>
        </table:table-row>
        <table:table-row table:style-name="ro1">
          <table:table-cell office:value-type="string" calcext:value-type="string">
            <text:p>9 Mar 2017 04:59:00.000</text:p>
          </table:table-cell>
          <table:table-cell office:value-type="float" office:value="-82.021" calcext:value-type="float">
            <text:p>-82,021</text:p>
          </table:table-cell>
          <table:table-cell office:value-type="float" office:value="-71.764" calcext:value-type="float">
            <text:p>-71,764</text:p>
          </table:table-cell>
          <table:table-cell office:value-type="float" office:value="682.014653" calcext:value-type="float">
            <text:p>682,014653</text:p>
          </table:table-cell>
          <table:table-cell office:value-type="float" office:value="-0.002978" calcext:value-type="float">
            <text:p>-0,002978</text:p>
          </table:table-cell>
          <table:table-cell office:value-type="float" office:value="-0.441619" calcext:value-type="float">
            <text:p>-0,441619</text:p>
          </table:table-cell>
          <table:table-cell office:value-type="float" office:value="0.000898" calcext:value-type="float">
            <text:p>0,000898</text:p>
          </table:table-cell>
        </table:table-row>
        <table:table-row table:style-name="ro1">
          <table:table-cell office:value-type="string" calcext:value-type="string">
            <text:p>9 Mar 2017 05:00:00.000</text:p>
          </table:table-cell>
          <table:table-cell office:value-type="float" office:value="-81.395" calcext:value-type="float">
            <text:p>-81,395</text:p>
          </table:table-cell>
          <table:table-cell office:value-type="float" office:value="-97.149" calcext:value-type="float">
            <text:p>-97,149</text:p>
          </table:table-cell>
          <table:table-cell office:value-type="float" office:value="681.978035" calcext:value-type="float">
            <text:p>681,978035</text:p>
          </table:table-cell>
          <table:table-cell office:value-type="float" office:value="0.022848" calcext:value-type="float">
            <text:p>0,022848</text:p>
          </table:table-cell>
          <table:table-cell office:value-type="float" office:value="-0.380761" calcext:value-type="float">
            <text:p>-0,380761</text:p>
          </table:table-cell>
          <table:table-cell office:value-type="float" office:value="-0.002115" calcext:value-type="float">
            <text:p>-0,002115</text:p>
          </table:table-cell>
        </table:table-row>
        <table:table-row table:style-name="ro1">
          <table:table-cell office:value-type="string" calcext:value-type="string">
            <text:p>9 Mar 2017 05:01:00.000</text:p>
          </table:table-cell>
          <table:table-cell office:value-type="float" office:value="-79.471" calcext:value-type="float">
            <text:p>-79,471</text:p>
          </table:table-cell>
          <table:table-cell office:value-type="float" office:value="-116.225" calcext:value-type="float">
            <text:p>-116,225</text:p>
          </table:table-cell>
          <table:table-cell office:value-type="float" office:value="681.761359" calcext:value-type="float">
            <text:p>681,761359</text:p>
          </table:table-cell>
          <table:table-cell office:value-type="float" office:value="0.039609" calcext:value-type="float">
            <text:p>0,039609</text:p>
          </table:table-cell>
          <table:table-cell office:value-type="float" office:value="-0.256669" calcext:value-type="float">
            <text:p>-0,256669</text:p>
          </table:table-cell>
          <table:table-cell office:value-type="float" office:value="-0.005094" calcext:value-type="float">
            <text:p>-0,005094</text:p>
          </table:table-cell>
        </table:table-row>
        <table:table-row table:style-name="ro1">
          <table:table-cell office:value-type="string" calcext:value-type="string">
            <text:p>9 Mar 2017 05:02:00.000</text:p>
          </table:table-cell>
          <table:table-cell office:value-type="float" office:value="-76.804" calcext:value-type="float">
            <text:p>-76,804</text:p>
          </table:table-cell>
          <table:table-cell office:value-type="float" office:value="-128.688" calcext:value-type="float">
            <text:p>-128,688</text:p>
          </table:table-cell>
          <table:table-cell office:value-type="float" office:value="681.367941" calcext:value-type="float">
            <text:p>681,367941</text:p>
          </table:table-cell>
          <table:table-cell office:value-type="float" office:value="0.048321" calcext:value-type="float">
            <text:p>0,048321</text:p>
          </table:table-cell>
          <table:table-cell office:value-type="float" office:value="-0.165993" calcext:value-type="float">
            <text:p>-0,165993</text:p>
          </table:table-cell>
          <table:table-cell office:value-type="float" office:value="-0.007998" calcext:value-type="float">
            <text:p>-0,007998</text:p>
          </table:table-cell>
        </table:table-row>
        <table:table-row table:style-name="ro1">
          <table:table-cell office:value-type="string" calcext:value-type="string">
            <text:p>9 Mar 2017 05:03:00.000</text:p>
          </table:table-cell>
          <table:table-cell office:value-type="float" office:value="-73.755" calcext:value-type="float">
            <text:p>-73,755</text:p>
          </table:table-cell>
          <table:table-cell office:value-type="float" office:value="-136.883" calcext:value-type="float">
            <text:p>-136,883</text:p>
          </table:table-cell>
          <table:table-cell office:value-type="float" office:value="680.803524" calcext:value-type="float">
            <text:p>680,803524</text:p>
          </table:table-cell>
          <table:table-cell office:value-type="float" office:value="0.052847" calcext:value-type="float">
            <text:p>0,052847</text:p>
          </table:table-cell>
          <table:table-cell office:value-type="float" office:value="-0.111968" calcext:value-type="float">
            <text:p>-0,111968</text:p>
          </table:table-cell>
          <table:table-cell office:value-type="float" office:value="-0.010786" calcext:value-type="float">
            <text:p>-0,010786</text:p>
          </table:table-cell>
        </table:table-row>
        <table:table-row table:style-name="ro1">
          <table:table-cell office:value-type="string" calcext:value-type="string">
            <text:p>9 Mar 2017 05:04:00.000</text:p>
          </table:table-cell>
          <table:table-cell office:value-type="float" office:value="-70.501" calcext:value-type="float">
            <text:p>-70,501</text:p>
          </table:table-cell>
          <table:table-cell office:value-type="float" office:value="-142.559" calcext:value-type="float">
            <text:p>-142,559</text:p>
          </table:table-cell>
          <table:table-cell office:value-type="float" office:value="680.076192" calcext:value-type="float">
            <text:p>680,076192</text:p>
          </table:table-cell>
          <table:table-cell office:value-type="float" office:value="0.055374" calcext:value-type="float">
            <text:p>0,055374</text:p>
          </table:table-cell>
          <table:table-cell office:value-type="float" office:value="-0.079924" calcext:value-type="float">
            <text:p>-0,079924</text:p>
          </table:table-cell>
          <table:table-cell office:value-type="float" office:value="-0.01342" calcext:value-type="float">
            <text:p>-0,01342</text:p>
          </table:table-cell>
        </table:table-row>
        <table:table-row table:style-name="ro1">
          <table:table-cell office:value-type="string" calcext:value-type="string">
            <text:p>9 Mar 2017 05:05:00.000</text:p>
          </table:table-cell>
          <table:table-cell office:value-type="float" office:value="-67.13" calcext:value-type="float">
            <text:p>-67,13</text:p>
          </table:table-cell>
          <table:table-cell office:value-type="float" office:value="-146.715" calcext:value-type="float">
            <text:p>-146,715</text:p>
          </table:table-cell>
          <table:table-cell office:value-type="float" office:value="679.19625" calcext:value-type="float">
            <text:p>679,19625</text:p>
          </table:table-cell>
          <table:table-cell office:value-type="float" office:value="0.056899" calcext:value-type="float">
            <text:p>0,056899</text:p>
          </table:table-cell>
          <table:table-cell office:value-type="float" office:value="-0.060076" calcext:value-type="float">
            <text:p>-0,060076</text:p>
          </table:table-cell>
          <table:table-cell office:value-type="float" office:value="-0.015865" calcext:value-type="float">
            <text:p>-0,015865</text:p>
          </table:table-cell>
        </table:table-row>
        <table:table-row table:style-name="ro1">
          <table:table-cell office:value-type="string" calcext:value-type="string">
            <text:p>9 Mar 2017 05:06:00.000</text:p>
          </table:table-cell>
          <table:table-cell office:value-type="float" office:value="-63.684" calcext:value-type="float">
            <text:p>-63,684</text:p>
          </table:table-cell>
          <table:table-cell office:value-type="float" office:value="-149.906" calcext:value-type="float">
            <text:p>-149,906</text:p>
          </table:table-cell>
          <table:table-cell office:value-type="float" office:value="678.176072" calcext:value-type="float">
            <text:p>678,176072</text:p>
          </table:table-cell>
          <table:table-cell office:value-type="float" office:value="0.057888" calcext:value-type="float">
            <text:p>0,057888</text:p>
          </table:table-cell>
          <table:table-cell office:value-type="float" office:value="-0.047163" calcext:value-type="float">
            <text:p>-0,047163</text:p>
          </table:table-cell>
          <table:table-cell office:value-type="float" office:value="-0.018088" calcext:value-type="float">
            <text:p>-0,018088</text:p>
          </table:table-cell>
        </table:table-row>
        <table:table-row table:style-name="ro1">
          <table:table-cell office:value-type="string" calcext:value-type="string">
            <text:p>9 Mar 2017 05:07:00.000</text:p>
          </table:table-cell>
          <table:table-cell office:value-type="float" office:value="-60.189" calcext:value-type="float">
            <text:p>-60,189</text:p>
          </table:table-cell>
          <table:table-cell office:value-type="float" office:value="-152.456" calcext:value-type="float">
            <text:p>-152,456</text:p>
          </table:table-cell>
          <table:table-cell office:value-type="float" office:value="677.029919" calcext:value-type="float">
            <text:p>677,029919</text:p>
          </table:table-cell>
          <table:table-cell office:value-type="float" office:value="0.058568" calcext:value-type="float">
            <text:p>0,058568</text:p>
          </table:table-cell>
          <table:table-cell office:value-type="float" office:value="-0.038382" calcext:value-type="float">
            <text:p>-0,038382</text:p>
          </table:table-cell>
          <table:table-cell office:value-type="float" office:value="-0.020059" calcext:value-type="float">
            <text:p>-0,020059</text:p>
          </table:table-cell>
        </table:table-row>
        <table:table-row table:style-name="ro1">
          <table:table-cell office:value-type="string" calcext:value-type="string">
            <text:p>9 Mar 2017 05:08:00.000</text:p>
          </table:table-cell>
          <table:table-cell office:value-type="float" office:value="-56.66" calcext:value-type="float">
            <text:p>-56,66</text:p>
          </table:table-cell>
          <table:table-cell office:value-type="float" office:value="-154.563" calcext:value-type="float">
            <text:p>-154,563</text:p>
          </table:table-cell>
          <table:table-cell office:value-type="float" office:value="675.773723" calcext:value-type="float">
            <text:p>675,773723</text:p>
          </table:table-cell>
          <table:table-cell office:value-type="float" office:value="0.059061" calcext:value-type="float">
            <text:p>0,059061</text:p>
          </table:table-cell>
          <table:table-cell office:value-type="float" office:value="-0.032181" calcext:value-type="float">
            <text:p>-0,032181</text:p>
          </table:table-cell>
          <table:table-cell office:value-type="float" office:value="-0.021751" calcext:value-type="float">
            <text:p>-0,021751</text:p>
          </table:table-cell>
        </table:table-row>
        <table:table-row table:style-name="ro1">
          <table:table-cell office:value-type="string" calcext:value-type="string">
            <text:p>9 Mar 2017 05:09:00.000</text:p>
          </table:table-cell>
          <table:table-cell office:value-type="float" office:value="-53.104" calcext:value-type="float">
            <text:p>-53,104</text:p>
          </table:table-cell>
          <table:table-cell office:value-type="float" office:value="-156.351" calcext:value-type="float">
            <text:p>-156,351</text:p>
          </table:table-cell>
          <table:table-cell office:value-type="float" office:value="674.424851" calcext:value-type="float">
            <text:p>674,424851</text:p>
          </table:table-cell>
          <table:table-cell office:value-type="float" office:value="0.059433" calcext:value-type="float">
            <text:p>0,059433</text:p>
          </table:table-cell>
          <table:table-cell office:value-type="float" office:value="-0.027665" calcext:value-type="float">
            <text:p>-0,027665</text:p>
          </table:table-cell>
          <table:table-cell office:value-type="float" office:value="-0.023144" calcext:value-type="float">
            <text:p>-0,023144</text:p>
          </table:table-cell>
        </table:table-row>
        <table:table-row table:style-name="ro1">
          <table:table-cell office:value-type="string" calcext:value-type="string">
            <text:p>9 Mar 2017 05:10:00.000</text:p>
          </table:table-cell>
          <table:table-cell office:value-type="float" office:value="-49.529" calcext:value-type="float">
            <text:p>-49,529</text:p>
          </table:table-cell>
          <table:table-cell office:value-type="float" office:value="-157.905" calcext:value-type="float">
            <text:p>-157,905</text:p>
          </table:table-cell>
          <table:table-cell office:value-type="float" office:value="673.001842" calcext:value-type="float">
            <text:p>673,001842</text:p>
          </table:table-cell>
          <table:table-cell office:value-type="float" office:value="0.059725" calcext:value-type="float">
            <text:p>0,059725</text:p>
          </table:table-cell>
          <table:table-cell office:value-type="float" office:value="-0.024288" calcext:value-type="float">
            <text:p>-0,024288</text:p>
          </table:table-cell>
          <table:table-cell office:value-type="float" office:value="-0.02422" calcext:value-type="float">
            <text:p>-0,02422</text:p>
          </table:table-cell>
        </table:table-row>
        <table:table-row table:style-name="ro1">
          <table:table-cell office:value-type="string" calcext:value-type="string">
            <text:p>9 Mar 2017 05:11:00.000</text:p>
          </table:table-cell>
          <table:table-cell office:value-type="float" office:value="-45.938" calcext:value-type="float">
            <text:p>-45,938</text:p>
          </table:table-cell>
          <table:table-cell office:value-type="float" office:value="-159.282" calcext:value-type="float">
            <text:p>-159,282</text:p>
          </table:table-cell>
          <table:table-cell office:value-type="float" office:value="671.524128" calcext:value-type="float">
            <text:p>671,524128</text:p>
          </table:table-cell>
          <table:table-cell office:value-type="float" office:value="0.059962" calcext:value-type="float">
            <text:p>0,059962</text:p>
          </table:table-cell>
          <table:table-cell office:value-type="float" office:value="-0.021709" calcext:value-type="float">
            <text:p>-0,021709</text:p>
          </table:table-cell>
          <table:table-cell office:value-type="float" office:value="-0.024967" calcext:value-type="float">
            <text:p>-0,024967</text:p>
          </table:table-cell>
        </table:table-row>
        <table:table-row table:style-name="ro1">
          <table:table-cell office:value-type="string" calcext:value-type="string">
            <text:p>9 Mar 2017 05:12:00.000</text:p>
          </table:table-cell>
          <table:table-cell office:value-type="float" office:value="-42.334" calcext:value-type="float">
            <text:p>-42,334</text:p>
          </table:table-cell>
          <table:table-cell office:value-type="float" office:value="-160.522" calcext:value-type="float">
            <text:p>-160,522</text:p>
          </table:table-cell>
          <table:table-cell office:value-type="float" office:value="670.011736" calcext:value-type="float">
            <text:p>670,011736</text:p>
          </table:table-cell>
          <table:table-cell office:value-type="float" office:value="0.060158" calcext:value-type="float">
            <text:p>0,060158</text:p>
          </table:table-cell>
          <table:table-cell office:value-type="float" office:value="-0.019706" calcext:value-type="float">
            <text:p>-0,019706</text:p>
          </table:table-cell>
          <table:table-cell office:value-type="float" office:value="-0.025377" calcext:value-type="float">
            <text:p>-0,025377</text:p>
          </table:table-cell>
        </table:table-row>
        <table:table-row table:style-name="ro1">
          <table:table-cell office:value-type="string" calcext:value-type="string">
            <text:p>9 Mar 2017 05:13:00.000</text:p>
          </table:table-cell>
          <table:table-cell office:value-type="float" office:value="-38.72" calcext:value-type="float">
            <text:p>-38,72</text:p>
          </table:table-cell>
          <table:table-cell office:value-type="float" office:value="-161.655" calcext:value-type="float">
            <text:p>-161,655</text:p>
          </table:table-cell>
          <table:table-cell office:value-type="float" office:value="668.484979" calcext:value-type="float">
            <text:p>668,484979</text:p>
          </table:table-cell>
          <table:table-cell office:value-type="float" office:value="0.060325" calcext:value-type="float">
            <text:p>0,060325</text:p>
          </table:table-cell>
          <table:table-cell office:value-type="float" office:value="-0.018129" calcext:value-type="float">
            <text:p>-0,018129</text:p>
          </table:table-cell>
          <table:table-cell office:value-type="float" office:value="-0.025447" calcext:value-type="float">
            <text:p>-0,025447</text:p>
          </table:table-cell>
        </table:table-row>
        <table:table-row table:style-name="ro1">
          <table:table-cell office:value-type="string" calcext:value-type="string">
            <text:p>9 Mar 2017 05:14:00.000</text:p>
          </table:table-cell>
          <table:table-cell office:value-type="float" office:value="-35.096" calcext:value-type="float">
            <text:p>-35,096</text:p>
          </table:table-cell>
          <table:table-cell office:value-type="float" office:value="-162.704" calcext:value-type="float">
            <text:p>-162,704</text:p>
          </table:table-cell>
          <table:table-cell office:value-type="float" office:value="666.964147" calcext:value-type="float">
            <text:p>666,964147</text:p>
          </table:table-cell>
          <table:table-cell office:value-type="float" office:value="0.060467" calcext:value-type="float">
            <text:p>0,060467</text:p>
          </table:table-cell>
          <table:table-cell office:value-type="float" office:value="-0.016874" calcext:value-type="float">
            <text:p>-0,016874</text:p>
          </table:table-cell>
          <table:table-cell office:value-type="float" office:value="-0.025182" calcext:value-type="float">
            <text:p>-0,025182</text:p>
          </table:table-cell>
        </table:table-row>
        <table:table-row table:style-name="ro1">
          <table:table-cell office:value-type="string" calcext:value-type="string">
            <text:p>9 Mar 2017 05:15:00.000</text:p>
          </table:table-cell>
          <table:table-cell office:value-type="float" office:value="-31.464" calcext:value-type="float">
            <text:p>-31,464</text:p>
          </table:table-cell>
          <table:table-cell office:value-type="float" office:value="-163.685" calcext:value-type="float">
            <text:p>-163,685</text:p>
          </table:table-cell>
          <table:table-cell office:value-type="float" office:value="665.469186" calcext:value-type="float">
            <text:p>665,469186</text:p>
          </table:table-cell>
          <table:table-cell office:value-type="float" office:value="0.06059" calcext:value-type="float">
            <text:p>0,06059</text:p>
          </table:table-cell>
          <table:table-cell office:value-type="float" office:value="-0.015869" calcext:value-type="float">
            <text:p>-0,015869</text:p>
          </table:table-cell>
          <table:table-cell office:value-type="float" office:value="-0.024588" calcext:value-type="float">
            <text:p>-0,024588</text:p>
          </table:table-cell>
        </table:table-row>
        <table:table-row table:style-name="ro1">
          <table:table-cell office:value-type="string" calcext:value-type="string">
            <text:p>9 Mar 2017 05:16:00.000</text:p>
          </table:table-cell>
          <table:table-cell office:value-type="float" office:value="-27.825" calcext:value-type="float">
            <text:p>-27,825</text:p>
          </table:table-cell>
          <table:table-cell office:value-type="float" office:value="-164.612" calcext:value-type="float">
            <text:p>-164,612</text:p>
          </table:table-cell>
          <table:table-cell office:value-type="float" office:value="664.019393" calcext:value-type="float">
            <text:p>664,019393</text:p>
          </table:table-cell>
          <table:table-cell office:value-type="float" office:value="0.060697" calcext:value-type="float">
            <text:p>0,060697</text:p>
          </table:table-cell>
          <table:table-cell office:value-type="float" office:value="-0.015062" calcext:value-type="float">
            <text:p>-0,015062</text:p>
          </table:table-cell>
          <table:table-cell office:value-type="float" office:value="-0.023681" calcext:value-type="float">
            <text:p>-0,023681</text:p>
          </table:table-cell>
        </table:table-row>
        <table:table-row table:style-name="ro1">
          <table:table-cell office:value-type="string" calcext:value-type="string">
            <text:p>9 Mar 2017 05:17:00.000</text:p>
          </table:table-cell>
          <table:table-cell office:value-type="float" office:value="-24.181" calcext:value-type="float">
            <text:p>-24,181</text:p>
          </table:table-cell>
          <table:table-cell office:value-type="float" office:value="-165.495" calcext:value-type="float">
            <text:p>-165,495</text:p>
          </table:table-cell>
          <table:table-cell office:value-type="float" office:value="662.63311" calcext:value-type="float">
            <text:p>662,63311</text:p>
          </table:table-cell>
          <table:table-cell office:value-type="float" office:value="0.06079" calcext:value-type="float">
            <text:p>0,06079</text:p>
          </table:table-cell>
          <table:table-cell office:value-type="float" office:value="-0.014414" calcext:value-type="float">
            <text:p>-0,014414</text:p>
          </table:table-cell>
          <table:table-cell office:value-type="float" office:value="-0.022477" calcext:value-type="float">
            <text:p>-0,022477</text:p>
          </table:table-cell>
        </table:table-row>
        <table:table-row table:style-name="ro1">
          <table:table-cell office:value-type="string" calcext:value-type="string">
            <text:p>9 Mar 2017 05:18:00.000</text:p>
          </table:table-cell>
          <table:table-cell office:value-type="float" office:value="-20.531" calcext:value-type="float">
            <text:p>-20,531</text:p>
          </table:table-cell>
          <table:table-cell office:value-type="float" office:value="-166.344" calcext:value-type="float">
            <text:p>-166,344</text:p>
          </table:table-cell>
          <table:table-cell office:value-type="float" office:value="661.327436" calcext:value-type="float">
            <text:p>661,327436</text:p>
          </table:table-cell>
          <table:table-cell office:value-type="float" office:value="0.060869" calcext:value-type="float">
            <text:p>0,060869</text:p>
          </table:table-cell>
          <table:table-cell office:value-type="float" office:value="-0.013897" calcext:value-type="float">
            <text:p>-0,013897</text:p>
          </table:table-cell>
          <table:table-cell office:value-type="float" office:value="-0.021" calcext:value-type="float">
            <text:p>-0,021</text:p>
          </table:table-cell>
        </table:table-row>
        <table:table-row table:style-name="ro1">
          <table:table-cell office:value-type="string" calcext:value-type="string">
            <text:p>9 Mar 2017 05:19:00.000</text:p>
          </table:table-cell>
          <table:table-cell office:value-type="float" office:value="-16.877" calcext:value-type="float">
            <text:p>-16,877</text:p>
          </table:table-cell>
          <table:table-cell office:value-type="float" office:value="-167.165" calcext:value-type="float">
            <text:p>-167,165</text:p>
          </table:table-cell>
          <table:table-cell office:value-type="float" office:value="660.117963" calcext:value-type="float">
            <text:p>660,117963</text:p>
          </table:table-cell>
          <table:table-cell office:value-type="float" office:value="0.060937" calcext:value-type="float">
            <text:p>0,060937</text:p>
          </table:table-cell>
          <table:table-cell office:value-type="float" office:value="-0.013492" calcext:value-type="float">
            <text:p>-0,013492</text:p>
          </table:table-cell>
          <table:table-cell office:value-type="float" office:value="-0.019277" calcext:value-type="float">
            <text:p>-0,019277</text:p>
          </table:table-cell>
        </table:table-row>
        <table:table-row table:style-name="ro1">
          <table:table-cell office:value-type="string" calcext:value-type="string">
            <text:p>9 Mar 2017 05:20:00.000</text:p>
          </table:table-cell>
          <table:table-cell office:value-type="float" office:value="-13.219" calcext:value-type="float">
            <text:p>-13,219</text:p>
          </table:table-cell>
          <table:table-cell office:value-type="float" office:value="-167.965" calcext:value-type="float">
            <text:p>-167,965</text:p>
          </table:table-cell>
          <table:table-cell office:value-type="float" office:value="659.01853" calcext:value-type="float">
            <text:p>659,01853</text:p>
          </table:table-cell>
          <table:table-cell office:value-type="float" office:value="0.060992" calcext:value-type="float">
            <text:p>0,060992</text:p>
          </table:table-cell>
          <table:table-cell office:value-type="float" office:value="-0.013182" calcext:value-type="float">
            <text:p>-0,013182</text:p>
          </table:table-cell>
          <table:table-cell office:value-type="float" office:value="-0.01734" calcext:value-type="float">
            <text:p>-0,01734</text:p>
          </table:table-cell>
        </table:table-row>
        <table:table-row table:style-name="ro1">
          <table:table-cell office:value-type="string" calcext:value-type="string">
            <text:p>9 Mar 2017 05:21:00.000</text:p>
          </table:table-cell>
          <table:table-cell office:value-type="float" office:value="-9.558" calcext:value-type="float">
            <text:p>-9,558</text:p>
          </table:table-cell>
          <table:table-cell office:value-type="float" office:value="-168.749" calcext:value-type="float">
            <text:p>-168,749</text:p>
          </table:table-cell>
          <table:table-cell office:value-type="float" office:value="658.04101" calcext:value-type="float">
            <text:p>658,04101</text:p>
          </table:table-cell>
          <table:table-cell office:value-type="float" office:value="0.061037" calcext:value-type="float">
            <text:p>0,061037</text:p>
          </table:table-cell>
          <table:table-cell office:value-type="float" office:value="-0.012957" calcext:value-type="float">
            <text:p>-0,012957</text:p>
          </table:table-cell>
          <table:table-cell office:value-type="float" office:value="-0.015222" calcext:value-type="float">
            <text:p>-0,015222</text:p>
          </table:table-cell>
        </table:table-row>
        <table:table-row table:style-name="ro1">
          <table:table-cell office:value-type="string" calcext:value-type="string">
            <text:p>9 Mar 2017 05:22:00.000</text:p>
          </table:table-cell>
          <table:table-cell office:value-type="float" office:value="-5.895" calcext:value-type="float">
            <text:p>-5,895</text:p>
          </table:table-cell>
          <table:table-cell office:value-type="float" office:value="-169.521" calcext:value-type="float">
            <text:p>-169,521</text:p>
          </table:table-cell>
          <table:table-cell office:value-type="float" office:value="657.19513" calcext:value-type="float">
            <text:p>657,19513</text:p>
          </table:table-cell>
          <table:table-cell office:value-type="float" office:value="0.06107" calcext:value-type="float">
            <text:p>0,06107</text:p>
          </table:table-cell>
          <table:table-cell office:value-type="float" office:value="-0.012808" calcext:value-type="float">
            <text:p>-0,012808</text:p>
          </table:table-cell>
          <table:table-cell office:value-type="float" office:value="-0.01296" calcext:value-type="float">
            <text:p>-0,01296</text:p>
          </table:table-cell>
        </table:table-row>
        <table:table-row table:style-name="ro1">
          <table:table-cell office:value-type="string" calcext:value-type="string">
            <text:p>9 Mar 2017 05:23:00.000</text:p>
          </table:table-cell>
          <table:table-cell office:value-type="float" office:value="-2.23" calcext:value-type="float">
            <text:p>-2,23</text:p>
          </table:table-cell>
          <table:table-cell office:value-type="float" office:value="-170.287" calcext:value-type="float">
            <text:p>-170,287</text:p>
          </table:table-cell>
          <table:table-cell office:value-type="float" office:value="656.488327" calcext:value-type="float">
            <text:p>656,488327</text:p>
          </table:table-cell>
          <table:table-cell office:value-type="float" office:value="0.061092" calcext:value-type="float">
            <text:p>0,061092</text:p>
          </table:table-cell>
          <table:table-cell office:value-type="float" office:value="-0.012733" calcext:value-type="float">
            <text:p>-0,012733</text:p>
          </table:table-cell>
          <table:table-cell office:value-type="float" office:value="-0.010594" calcext:value-type="float">
            <text:p>-0,010594</text:p>
          </table:table-cell>
        </table:table-row>
        <table:table-row table:style-name="ro1">
          <table:table-cell office:value-type="string" calcext:value-type="string">
            <text:p>9 Mar 2017 05:24:00.000</text:p>
          </table:table-cell>
          <table:table-cell office:value-type="float" office:value="1.436" calcext:value-type="float">
            <text:p>1,436</text:p>
          </table:table-cell>
          <table:table-cell office:value-type="float" office:value="-171.051" calcext:value-type="float">
            <text:p>-171,051</text:p>
          </table:table-cell>
          <table:table-cell office:value-type="float" office:value="655.925647" calcext:value-type="float">
            <text:p>655,925647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26" calcext:value-type="float">
            <text:p>-0,012726</text:p>
          </table:table-cell>
          <table:table-cell office:value-type="float" office:value="-0.008164" calcext:value-type="float">
            <text:p>-0,008164</text:p>
          </table:table-cell>
        </table:table-row>
        <table:table-row table:style-name="ro1">
          <table:table-cell office:value-type="string" calcext:value-type="string">
            <text:p>9 Mar 2017 05:25:00.000</text:p>
          </table:table-cell>
          <table:table-cell office:value-type="float" office:value="5.102" calcext:value-type="float">
            <text:p>5,102</text:p>
          </table:table-cell>
          <table:table-cell office:value-type="float" office:value="-171.816" calcext:value-type="float">
            <text:p>-171,816</text:p>
          </table:table-cell>
          <table:table-cell office:value-type="float" office:value="655.50968" calcext:value-type="float">
            <text:p>655,50968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9" calcext:value-type="float">
            <text:p>-0,01279</text:p>
          </table:table-cell>
          <table:table-cell office:value-type="float" office:value="-0.005712" calcext:value-type="float">
            <text:p>-0,005712</text:p>
          </table:table-cell>
        </table:table-row>
        <table:table-row table:style-name="ro1">
          <table:table-cell office:value-type="string" calcext:value-type="string">
            <text:p>9 Mar 2017 05:26:00.000</text:p>
          </table:table-cell>
          <table:table-cell office:value-type="float" office:value="8.768" calcext:value-type="float">
            <text:p>8,768</text:p>
          </table:table-cell>
          <table:table-cell office:value-type="float" office:value="-172.587" calcext:value-type="float">
            <text:p>-172,587</text:p>
          </table:table-cell>
          <table:table-cell office:value-type="float" office:value="655.240543" calcext:value-type="float">
            <text:p>655,240543</text:p>
          </table:table-cell>
          <table:table-cell office:value-type="float" office:value="0.06109" calcext:value-type="float">
            <text:p>0,06109</text:p>
          </table:table-cell>
          <table:table-cell office:value-type="float" office:value="-0.012925" calcext:value-type="float">
            <text:p>-0,012925</text:p>
          </table:table-cell>
          <table:table-cell office:value-type="float" office:value="-0.003277" calcext:value-type="float">
            <text:p>-0,003277</text:p>
          </table:table-cell>
        </table:table-row>
        <table:table-row table:style-name="ro1">
          <table:table-cell office:value-type="string" calcext:value-type="string">
            <text:p>9 Mar 2017 05:27:00.000</text:p>
          </table:table-cell>
          <table:table-cell office:value-type="float" office:value="12.433" calcext:value-type="float">
            <text:p>12,433</text:p>
          </table:table-cell>
          <table:table-cell office:value-type="float" office:value="-173.368" calcext:value-type="float">
            <text:p>-173,368</text:p>
          </table:table-cell>
          <table:table-cell office:value-type="float" office:value="655.115907" calcext:value-type="float">
            <text:p>655,115907</text:p>
          </table:table-cell>
          <table:table-cell office:value-type="float" office:value="0.061067" calcext:value-type="float">
            <text:p>0,061067</text:p>
          </table:table-cell>
          <table:table-cell office:value-type="float" office:value="-0.013136" calcext:value-type="float">
            <text:p>-0,013136</text:p>
          </table:table-cell>
          <table:table-cell office:value-type="float" office:value="-0.000902" calcext:value-type="float">
            <text:p>-0,000902</text:p>
          </table:table-cell>
        </table:table-row>
        <table:table-row table:style-name="ro1">
          <table:table-cell office:value-type="string" calcext:value-type="string">
            <text:p>9 Mar 2017 05:28:00.000</text:p>
          </table:table-cell>
          <table:table-cell office:value-type="float" office:value="16.096" calcext:value-type="float">
            <text:p>16,096</text:p>
          </table:table-cell>
          <table:table-cell office:value-type="float" office:value="-174.165" calcext:value-type="float">
            <text:p>-174,165</text:p>
          </table:table-cell>
          <table:table-cell office:value-type="float" office:value="655.131063" calcext:value-type="float">
            <text:p>655,131063</text:p>
          </table:table-cell>
          <table:table-cell office:value-type="float" office:value="0.061032" calcext:value-type="float">
            <text:p>0,061032</text:p>
          </table:table-cell>
          <table:table-cell office:value-type="float" office:value="-0.01343" calcext:value-type="float">
            <text:p>-0,01343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 office:value-type="string" calcext:value-type="string">
            <text:p>9 Mar 2017 05:29:00.000</text:p>
          </table:table-cell>
          <table:table-cell office:value-type="float" office:value="19.757" calcext:value-type="float">
            <text:p>19,757</text:p>
          </table:table-cell>
          <table:table-cell office:value-type="float" office:value="-174.982" calcext:value-type="float">
            <text:p>-174,982</text:p>
          </table:table-cell>
          <table:table-cell office:value-type="float" office:value="655.279033" calcext:value-type="float">
            <text:p>655,279033</text:p>
          </table:table-cell>
          <table:table-cell office:value-type="float" office:value="0.060985" calcext:value-type="float">
            <text:p>0,060985</text:p>
          </table:table-cell>
          <table:table-cell office:value-type="float" office:value="-0.013818" calcext:value-type="float">
            <text:p>-0,013818</text:p>
          </table:table-cell>
          <table:table-cell office:value-type="float" office:value="0.00352" calcext:value-type="float">
            <text:p>0,00352</text:p>
          </table:table-cell>
        </table:table-row>
        <table:table-row table:style-name="ro1">
          <table:table-cell office:value-type="string" calcext:value-type="string">
            <text:p>9 Mar 2017 05:30:00.000</text:p>
          </table:table-cell>
          <table:table-cell office:value-type="float" office:value="23.414" calcext:value-type="float">
            <text:p>23,414</text:p>
          </table:table-cell>
          <table:table-cell office:value-type="float" office:value="-175.825" calcext:value-type="float">
            <text:p>-175,825</text:p>
          </table:table-cell>
          <table:table-cell office:value-type="float" office:value="655.550715" calcext:value-type="float">
            <text:p>655,550715</text:p>
          </table:table-cell>
          <table:table-cell office:value-type="float" office:value="0.060926" calcext:value-type="float">
            <text:p>0,060926</text:p>
          </table:table-cell>
          <table:table-cell office:value-type="float" office:value="-0.014314" calcext:value-type="float">
            <text:p>-0,014314</text:p>
          </table:table-cell>
          <table:table-cell office:value-type="float" office:value="0.005495" calcext:value-type="float">
            <text:p>0,005495</text:p>
          </table:table-cell>
        </table:table-row>
        <table:table-row table:style-name="ro1">
          <table:table-cell office:value-type="string" calcext:value-type="string">
            <text:p>9 Mar 2017 05:31:00.000</text:p>
          </table:table-cell>
          <table:table-cell office:value-type="float" office:value="27.067" calcext:value-type="float">
            <text:p>27,067</text:p>
          </table:table-cell>
          <table:table-cell office:value-type="float" office:value="-176.702" calcext:value-type="float">
            <text:p>-176,702</text:p>
          </table:table-cell>
          <table:table-cell office:value-type="float" office:value="655.935075" calcext:value-type="float">
            <text:p>655,935075</text:p>
          </table:table-cell>
          <table:table-cell office:value-type="float" office:value="0.060853" calcext:value-type="float">
            <text:p>0,060853</text:p>
          </table:table-cell>
          <table:table-cell office:value-type="float" office:value="-0.014938" calcext:value-type="float">
            <text:p>-0,014938</text:p>
          </table:table-cell>
          <table:table-cell office:value-type="float" office:value="0.007271" calcext:value-type="float">
            <text:p>0,007271</text:p>
          </table:table-cell>
        </table:table-row>
        <table:table-row table:style-name="ro1">
          <table:table-cell office:value-type="string" calcext:value-type="string">
            <text:p>9 Mar 2017 05:32:00.000</text:p>
          </table:table-cell>
          <table:table-cell office:value-type="float" office:value="30.716" calcext:value-type="float">
            <text:p>30,716</text:p>
          </table:table-cell>
          <table:table-cell office:value-type="float" office:value="-177.621" calcext:value-type="float">
            <text:p>-177,621</text:p>
          </table:table-cell>
          <table:table-cell office:value-type="float" office:value="656.419358" calcext:value-type="float">
            <text:p>656,419358</text:p>
          </table:table-cell>
          <table:table-cell office:value-type="float" office:value="0.060765" calcext:value-type="float">
            <text:p>0,060765</text:p>
          </table:table-cell>
          <table:table-cell office:value-type="float" office:value="-0.015717" calcext:value-type="float">
            <text:p>-0,015717</text:p>
          </table:table-cell>
          <table:table-cell office:value-type="float" office:value="0.008822" calcext:value-type="float">
            <text:p>0,008822</text:p>
          </table:table-cell>
        </table:table-row>
        <table:table-row table:style-name="ro1">
          <table:table-cell office:value-type="string" calcext:value-type="string">
            <text:p>9 Mar 2017 05:33:00.000</text:p>
          </table:table-cell>
          <table:table-cell office:value-type="float" office:value="34.359" calcext:value-type="float">
            <text:p>34,359</text:p>
          </table:table-cell>
          <table:table-cell office:value-type="float" office:value="-178.592" calcext:value-type="float">
            <text:p>-178,592</text:p>
          </table:table-cell>
          <table:table-cell office:value-type="float" office:value="656.989336" calcext:value-type="float">
            <text:p>656,989336</text:p>
          </table:table-cell>
          <table:table-cell office:value-type="float" office:value="0.060661" calcext:value-type="float">
            <text:p>0,060661</text:p>
          </table:table-cell>
          <table:table-cell office:value-type="float" office:value="-0.016686" calcext:value-type="float">
            <text:p>-0,016686</text:p>
          </table:table-cell>
          <table:table-cell office:value-type="float" office:value="0.010126" calcext:value-type="float">
            <text:p>0,010126</text:p>
          </table:table-cell>
        </table:table-row>
        <table:table-row table:style-name="ro1">
          <table:table-cell office:value-type="string" calcext:value-type="string">
            <text:p>9 Mar 2017 05:34:00.000</text:p>
          </table:table-cell>
          <table:table-cell office:value-type="float" office:value="37.995" calcext:value-type="float">
            <text:p>37,995</text:p>
          </table:table-cell>
          <table:table-cell office:value-type="float" office:value="-179.628" calcext:value-type="float">
            <text:p>-179,628</text:p>
          </table:table-cell>
          <table:table-cell office:value-type="float" office:value="657.629577" calcext:value-type="float">
            <text:p>657,629577</text:p>
          </table:table-cell>
          <table:table-cell office:value-type="float" office:value="0.060537" calcext:value-type="float">
            <text:p>0,060537</text:p>
          </table:table-cell>
          <table:table-cell office:value-type="float" office:value="-0.017896" calcext:value-type="float">
            <text:p>-0,017896</text:p>
          </table:table-cell>
          <table:table-cell office:value-type="float" office:value="0.011163" calcext:value-type="float">
            <text:p>0,011163</text:p>
          </table:table-cell>
        </table:table-row>
        <table:table-row table:style-name="ro1">
          <table:table-cell office:value-type="string" calcext:value-type="string">
            <text:p>9 Mar 2017 05:35:00.000</text:p>
          </table:table-cell>
          <table:table-cell office:value-type="float" office:value="41.623" calcext:value-type="float">
            <text:p>41,623</text:p>
          </table:table-cell>
          <table:table-cell office:value-type="float" office:value="179.255" calcext:value-type="float">
            <text:p>179,255</text:p>
          </table:table-cell>
          <table:table-cell office:value-type="float" office:value="658.323729" calcext:value-type="float">
            <text:p>658,323729</text:p>
          </table:table-cell>
          <table:table-cell office:value-type="float" office:value="0.060389" calcext:value-type="float">
            <text:p>0,060389</text:p>
          </table:table-cell>
          <table:table-cell office:value-type="float" office:value="-0.019415" calcext:value-type="float">
            <text:p>-0,019415</text:p>
          </table:table-cell>
          <table:table-cell office:value-type="float" office:value="0.011922" calcext:value-type="float">
            <text:p>0,011922</text:p>
          </table:table-cell>
        </table:table-row>
        <table:table-row table:style-name="ro1">
          <table:table-cell office:value-type="string" calcext:value-type="string">
            <text:p>9 Mar 2017 05:36:00.000</text:p>
          </table:table-cell>
          <table:table-cell office:value-type="float" office:value="45.241" calcext:value-type="float">
            <text:p>45,241</text:p>
          </table:table-cell>
          <table:table-cell office:value-type="float" office:value="178.034" calcext:value-type="float">
            <text:p>178,034</text:p>
          </table:table-cell>
          <table:table-cell office:value-type="float" office:value="659.054824" calcext:value-type="float">
            <text:p>659,054824</text:p>
          </table:table-cell>
          <table:table-cell office:value-type="float" office:value="0.060211" calcext:value-type="float">
            <text:p>0,060211</text:p>
          </table:table-cell>
          <table:table-cell office:value-type="float" office:value="-0.021341" calcext:value-type="float">
            <text:p>-0,021341</text:p>
          </table:table-cell>
          <table:table-cell office:value-type="float" office:value="0.012395" calcext:value-type="float">
            <text:p>0,012395</text:p>
          </table:table-cell>
        </table:table-row>
        <table:table-row table:style-name="ro1">
          <table:table-cell office:value-type="string" calcext:value-type="string">
            <text:p>9 Mar 2017 05:37:00.000</text:p>
          </table:table-cell>
          <table:table-cell office:value-type="float" office:value="48.847" calcext:value-type="float">
            <text:p>48,847</text:p>
          </table:table-cell>
          <table:table-cell office:value-type="float" office:value="176.683" calcext:value-type="float">
            <text:p>176,683</text:p>
          </table:table-cell>
          <table:table-cell office:value-type="float" office:value="659.805581" calcext:value-type="float">
            <text:p>659,805581</text:p>
          </table:table-cell>
          <table:table-cell office:value-type="float" office:value="0.059994" calcext:value-type="float">
            <text:p>0,059994</text:p>
          </table:table-cell>
          <table:table-cell office:value-type="float" office:value="-0.023816" calcext:value-type="float">
            <text:p>-0,023816</text:p>
          </table:table-cell>
          <table:table-cell office:value-type="float" office:value="0.012579" calcext:value-type="float">
            <text:p>0,012579</text:p>
          </table:table-cell>
        </table:table-row>
        <table:table-row table:style-name="ro1">
          <table:table-cell office:value-type="string" calcext:value-type="string">
            <text:p>9 Mar 2017 05:38:00.000</text:p>
          </table:table-cell>
          <table:table-cell office:value-type="float" office:value="52.439" calcext:value-type="float">
            <text:p>52,439</text:p>
          </table:table-cell>
          <table:table-cell office:value-type="float" office:value="175.161" calcext:value-type="float">
            <text:p>175,161</text:p>
          </table:table-cell>
          <table:table-cell office:value-type="float" office:value="660.558715" calcext:value-type="float">
            <text:p>660,558715</text:p>
          </table:table-cell>
          <table:table-cell office:value-type="float" office:value="0.059724" calcext:value-type="float">
            <text:p>0,059724</text:p>
          </table:table-cell>
          <table:table-cell office:value-type="float" office:value="-0.027049" calcext:value-type="float">
            <text:p>-0,027049</text:p>
          </table:table-cell>
          <table:table-cell office:value-type="float" office:value="0.012476" calcext:value-type="float">
            <text:p>0,012476</text:p>
          </table:table-cell>
        </table:table-row>
        <table:table-row table:style-name="ro1">
          <table:table-cell office:value-type="string" calcext:value-type="string">
            <text:p>9 Mar 2017 05:39:00.000</text:p>
          </table:table-cell>
          <table:table-cell office:value-type="float" office:value="56.013" calcext:value-type="float">
            <text:p>56,013</text:p>
          </table:table-cell>
          <table:table-cell office:value-type="float" office:value="173.415" calcext:value-type="float">
            <text:p>173,415</text:p>
          </table:table-cell>
          <table:table-cell office:value-type="float" office:value="661.297246" calcext:value-type="float">
            <text:p>661,297246</text:p>
          </table:table-cell>
          <table:table-cell office:value-type="float" office:value="0.059376" calcext:value-type="float">
            <text:p>0,059376</text:p>
          </table:table-cell>
          <table:table-cell office:value-type="float" office:value="-0.031361" calcext:value-type="float">
            <text:p>-0,031361</text:p>
          </table:table-cell>
          <table:table-cell office:value-type="float" office:value="0.012095" calcext:value-type="float">
            <text:p>0,012095</text:p>
          </table:table-cell>
        </table:table-row>
        <table:table-row table:style-name="ro1">
          <table:table-cell office:value-type="string" calcext:value-type="string">
            <text:p>9 Mar 2017 05:40:00.000</text:p>
          </table:table-cell>
          <table:table-cell office:value-type="float" office:value="59.562" calcext:value-type="float">
            <text:p>59,562</text:p>
          </table:table-cell>
          <table:table-cell office:value-type="float" office:value="171.366" calcext:value-type="float">
            <text:p>171,366</text:p>
          </table:table-cell>
          <table:table-cell office:value-type="float" office:value="662.004789" calcext:value-type="float">
            <text:p>662,004789</text:p>
          </table:table-cell>
          <table:table-cell office:value-type="float" office:value="0.058915" calcext:value-type="float">
            <text:p>0,058915</text:p>
          </table:table-cell>
          <table:table-cell office:value-type="float" office:value="-0.037258" calcext:value-type="float">
            <text:p>-0,037258</text:p>
          </table:table-cell>
          <table:table-cell office:value-type="float" office:value="0.011447" calcext:value-type="float">
            <text:p>0,011447</text:p>
          </table:table-cell>
        </table:table-row>
        <table:table-row table:style-name="ro1">
          <table:table-cell office:value-type="string" calcext:value-type="string">
            <text:p>9 Mar 2017 05:41:00.000</text:p>
          </table:table-cell>
          <table:table-cell office:value-type="float" office:value="63.079" calcext:value-type="float">
            <text:p>63,079</text:p>
          </table:table-cell>
          <table:table-cell office:value-type="float" office:value="168.896" calcext:value-type="float">
            <text:p>168,896</text:p>
          </table:table-cell>
          <table:table-cell office:value-type="float" office:value="662.665847" calcext:value-type="float">
            <text:p>662,665847</text:p>
          </table:table-cell>
          <table:table-cell office:value-type="float" office:value="0.058277" calcext:value-type="float">
            <text:p>0,058277</text:p>
          </table:table-cell>
          <table:table-cell office:value-type="float" office:value="-0.045572" calcext:value-type="float">
            <text:p>-0,045572</text:p>
          </table:table-cell>
          <table:table-cell office:value-type="float" office:value="0.010549" calcext:value-type="float">
            <text:p>0,010549</text:p>
          </table:table-cell>
        </table:table-row>
        <table:table-row table:style-name="ro1">
          <table:table-cell office:value-type="string" calcext:value-type="string">
            <text:p>9 Mar 2017 05:42:00.000</text:p>
          </table:table-cell>
          <table:table-cell office:value-type="float" office:value="66.55" calcext:value-type="float">
            <text:p>66,55</text:p>
          </table:table-cell>
          <table:table-cell office:value-type="float" office:value="165.821" calcext:value-type="float">
            <text:p>165,821</text:p>
          </table:table-cell>
          <table:table-cell office:value-type="float" office:value="663.266069" calcext:value-type="float">
            <text:p>663,266069</text:p>
          </table:table-cell>
          <table:table-cell office:value-type="float" office:value="0.057353" calcext:value-type="float">
            <text:p>0,057353</text:p>
          </table:table-cell>
          <table:table-cell office:value-type="float" office:value="-0.057736" calcext:value-type="float">
            <text:p>-0,057736</text:p>
          </table:table-cell>
          <table:table-cell office:value-type="float" office:value="0.009423" calcext:value-type="float">
            <text:p>0,009423</text:p>
          </table:table-cell>
        </table:table-row>
        <table:table-row table:style-name="ro1">
          <table:table-cell office:value-type="string" calcext:value-type="string">
            <text:p>9 Mar 2017 05:43:00.000</text:p>
          </table:table-cell>
          <table:table-cell office:value-type="float" office:value="69.952" calcext:value-type="float">
            <text:p>69,952</text:p>
          </table:table-cell>
          <table:table-cell office:value-type="float" office:value="161.841" calcext:value-type="float">
            <text:p>161,841</text:p>
          </table:table-cell>
          <table:table-cell office:value-type="float" office:value="663.792497" calcext:value-type="float">
            <text:p>663,792497</text:p>
          </table:table-cell>
          <table:table-cell office:value-type="float" office:value="0.055934" calcext:value-type="float">
            <text:p>0,055934</text:p>
          </table:table-cell>
          <table:table-cell office:value-type="float" office:value="-0.076321" calcext:value-type="float">
            <text:p>-0,076321</text:p>
          </table:table-cell>
          <table:table-cell office:value-type="float" office:value="0.008094" calcext:value-type="float">
            <text:p>0,008094</text:p>
          </table:table-cell>
        </table:table-row>
        <table:table-row table:style-name="ro1">
          <table:table-cell office:value-type="string" calcext:value-type="string">
            <text:p>9 Mar 2017 05:44:00.000</text:p>
          </table:table-cell>
          <table:table-cell office:value-type="float" office:value="73.244" calcext:value-type="float">
            <text:p>73,244</text:p>
          </table:table-cell>
          <table:table-cell office:value-type="float" office:value="156.441" calcext:value-type="float">
            <text:p>156,441</text:p>
          </table:table-cell>
          <table:table-cell office:value-type="float" office:value="664.233788" calcext:value-type="float">
            <text:p>664,233788</text:p>
          </table:table-cell>
          <table:table-cell office:value-type="float" office:value="0.053602" calcext:value-type="float">
            <text:p>0,053602</text:p>
          </table:table-cell>
          <table:table-cell office:value-type="float" office:value="-0.106149" calcext:value-type="float">
            <text:p>-0,106149</text:p>
          </table:table-cell>
          <table:table-cell office:value-type="float" office:value="0.00659" calcext:value-type="float">
            <text:p>0,00659</text:p>
          </table:table-cell>
        </table:table-row>
        <table:table-row table:style-name="ro1">
          <table:table-cell office:value-type="string" calcext:value-type="string">
            <text:p>9 Mar 2017 05:45:00.000</text:p>
          </table:table-cell>
          <table:table-cell office:value-type="float" office:value="76.348" calcext:value-type="float">
            <text:p>76,348</text:p>
          </table:table-cell>
          <table:table-cell office:value-type="float" office:value="148.701" calcext:value-type="float">
            <text:p>148,701</text:p>
          </table:table-cell>
          <table:table-cell office:value-type="float" office:value="664.5804" calcext:value-type="float">
            <text:p>664,5804</text:p>
          </table:table-cell>
          <table:table-cell office:value-type="float" office:value="0.04946" calcext:value-type="float">
            <text:p>0,04946</text:p>
          </table:table-cell>
          <table:table-cell office:value-type="float" office:value="-0.156287" calcext:value-type="float">
            <text:p>-0,156287</text:p>
          </table:table-cell>
          <table:table-cell office:value-type="float" office:value="0.004943" calcext:value-type="float">
            <text:p>0,004943</text:p>
          </table:table-cell>
        </table:table-row>
        <table:table-row table:style-name="ro1">
          <table:table-cell office:value-type="string" calcext:value-type="string">
            <text:p>9 Mar 2017 05:46:00.000</text:p>
          </table:table-cell>
          <table:table-cell office:value-type="float" office:value="79.105" calcext:value-type="float">
            <text:p>79,105</text:p>
          </table:table-cell>
          <table:table-cell office:value-type="float" office:value="136.987" calcext:value-type="float">
            <text:p>136,987</text:p>
          </table:table-cell>
          <table:table-cell office:value-type="float" office:value="664.824756" calcext:value-type="float">
            <text:p>664,824756</text:p>
          </table:table-cell>
          <table:table-cell office:value-type="float" office:value="0.04153" calcext:value-type="float">
            <text:p>0,04153</text:p>
          </table:table-cell>
          <table:table-cell office:value-type="float" office:value="-0.241297" calcext:value-type="float">
            <text:p>-0,241297</text:p>
          </table:table-cell>
          <table:table-cell office:value-type="float" office:value="0.003187" calcext:value-type="float">
            <text:p>0,003187</text:p>
          </table:table-cell>
        </table:table-row>
        <table:table-row table:style-name="ro1">
          <table:table-cell office:value-type="string" calcext:value-type="string">
            <text:p>9 Mar 2017 05:47:00.000</text:p>
          </table:table-cell>
          <table:table-cell office:value-type="float" office:value="81.181" calcext:value-type="float">
            <text:p>81,181</text:p>
          </table:table-cell>
          <table:table-cell office:value-type="float" office:value="118.923" calcext:value-type="float">
            <text:p>118,923</text:p>
          </table:table-cell>
          <table:table-cell office:value-type="float" office:value="664.961369" calcext:value-type="float">
            <text:p>664,961369</text:p>
          </table:table-cell>
          <table:table-cell office:value-type="float" office:value="0.02607" calcext:value-type="float">
            <text:p>0,02607</text:p>
          </table:table-cell>
          <table:table-cell office:value-type="float" office:value="-0.364586" calcext:value-type="float">
            <text:p>-0,364586</text:p>
          </table:table-cell>
          <table:table-cell office:value-type="float" office:value="0.001358" calcext:value-type="float">
            <text:p>0,001358</text:p>
          </table:table-cell>
        </table:table-row>
        <table:table-row table:style-name="ro1">
          <table:table-cell office:value-type="string" calcext:value-type="string">
            <text:p>9 Mar 2017 05:48:00.000</text:p>
          </table:table-cell>
          <table:table-cell office:value-type="float" office:value="82.029" calcext:value-type="float">
            <text:p>82,029</text:p>
          </table:table-cell>
          <table:table-cell office:value-type="float" office:value="94.029" calcext:value-type="float">
            <text:p>94,029</text:p>
          </table:table-cell>
          <table:table-cell office:value-type="float" office:value="664.986935" calcext:value-type="float">
            <text:p>664,986935</text:p>
          </table:table-cell>
          <table:table-cell office:value-type="float" office:value="0.000927" calcext:value-type="float">
            <text:p>0,000927</text:p>
          </table:table-cell>
          <table:table-cell office:value-type="float" office:value="-0.444699" calcext:value-type="float">
            <text:p>-0,444699</text:p>
          </table:table-cell>
          <table:table-cell office:value-type="float" office:value="-0.000508" calcext:value-type="float">
            <text:p>-0,000508</text:p>
          </table:table-cell>
        </table:table-row>
        <table:table-row table:style-name="ro1">
          <table:table-cell office:value-type="string" calcext:value-type="string">
            <text:p>9 Mar 2017 05:49:00.000</text:p>
          </table:table-cell>
          <table:table-cell office:value-type="float" office:value="81.283" calcext:value-type="float">
            <text:p>81,283</text:p>
          </table:table-cell>
          <table:table-cell office:value-type="float" office:value="68.831" calcext:value-type="float">
            <text:p>68,831</text:p>
          </table:table-cell>
          <table:table-cell office:value-type="float" office:value="664.900388" calcext:value-type="float">
            <text:p>664,900388</text:p>
          </table:table-cell>
          <table:table-cell office:value-type="float" office:value="-0.024677" calcext:value-type="float">
            <text:p>-0,024677</text:p>
          </table:table-cell>
          <table:table-cell office:value-type="float" office:value="-0.372935" calcext:value-type="float">
            <text:p>-0,372935</text:p>
          </table:table-cell>
          <table:table-cell office:value-type="float" office:value="-0.002373" calcext:value-type="float">
            <text:p>-0,002373</text:p>
          </table:table-cell>
        </table:table-row>
        <table:table-row table:style-name="ro1">
          <table:table-cell office:value-type="string" calcext:value-type="string">
            <text:p>9 Mar 2017 05:50:00.000</text:p>
          </table:table-cell>
          <table:table-cell office:value-type="float" office:value="79.269" calcext:value-type="float">
            <text:p>79,269</text:p>
          </table:table-cell>
          <table:table-cell office:value-type="float" office:value="50.273" calcext:value-type="float">
            <text:p>50,273</text:p>
          </table:table-cell>
          <table:table-cell office:value-type="float" office:value="664.702919" calcext:value-type="float">
            <text:p>664,702919</text:p>
          </table:table-cell>
          <table:table-cell office:value-type="float" office:value="-0.040788" calcext:value-type="float">
            <text:p>-0,040788</text:p>
          </table:table-cell>
          <table:table-cell office:value-type="float" office:value="-0.248516" calcext:value-type="float">
            <text:p>-0,248516</text:p>
          </table:table-cell>
          <table:table-cell office:value-type="float" office:value="-0.0042" calcext:value-type="float">
            <text:p>-0,0042</text:p>
          </table:table-cell>
        </table:table-row>
        <table:table-row table:style-name="ro1">
          <table:table-cell office:value-type="string" calcext:value-type="string">
            <text:p>9 Mar 2017 05:51:00.000</text:p>
          </table:table-cell>
          <table:table-cell office:value-type="float" office:value="76.544" calcext:value-type="float">
            <text:p>76,544</text:p>
          </table:table-cell>
          <table:table-cell office:value-type="float" office:value="38.214" calcext:value-type="float">
            <text:p>38,214</text:p>
          </table:table-cell>
          <table:table-cell office:value-type="float" office:value="664.397963" calcext:value-type="float">
            <text:p>664,397963</text:p>
          </table:table-cell>
          <table:table-cell office:value-type="float" office:value="-0.049085" calcext:value-type="float">
            <text:p>-0,049085</text:p>
          </table:table-cell>
          <table:table-cell office:value-type="float" office:value="-0.160675" calcext:value-type="float">
            <text:p>-0,160675</text:p>
          </table:table-cell>
          <table:table-cell office:value-type="float" office:value="-0.005951" calcext:value-type="float">
            <text:p>-0,005951</text:p>
          </table:table-cell>
        </table:table-row>
        <table:table-row table:style-name="ro1">
          <table:table-cell office:value-type="string" calcext:value-type="string">
            <text:p>9 Mar 2017 05:52:00.000</text:p>
          </table:table-cell>
          <table:table-cell office:value-type="float" office:value="73.457" calcext:value-type="float">
            <text:p>73,457</text:p>
          </table:table-cell>
          <table:table-cell office:value-type="float" office:value="30.271" calcext:value-type="float">
            <text:p>30,271</text:p>
          </table:table-cell>
          <table:table-cell office:value-type="float" office:value="663.991135" calcext:value-type="float">
            <text:p>663,991135</text:p>
          </table:table-cell>
          <table:table-cell office:value-type="float" office:value="-0.053401" calcext:value-type="float">
            <text:p>-0,053401</text:p>
          </table:table-cell>
          <table:table-cell office:value-type="float" office:value="-0.108719" calcext:value-type="float">
            <text:p>-0,108719</text:p>
          </table:table-cell>
          <table:table-cell office:value-type="float" office:value="-0.00759" calcext:value-type="float">
            <text:p>-0,00759</text:p>
          </table:table-cell>
        </table:table-row>
        <table:table-row table:style-name="ro1">
          <table:table-cell office:value-type="string" calcext:value-type="string">
            <text:p>9 Mar 2017 05:53:00.000</text:p>
          </table:table-cell>
          <table:table-cell office:value-type="float" office:value="70.173" calcext:value-type="float">
            <text:p>70,173</text:p>
          </table:table-cell>
          <table:table-cell office:value-type="float" office:value="24.75" calcext:value-type="float">
            <text:p>24,75</text:p>
          </table:table-cell>
          <table:table-cell office:value-type="float" office:value="663.490152" calcext:value-type="float">
            <text:p>663,490152</text:p>
          </table:table-cell>
          <table:table-cell office:value-type="float" office:value="-0.055819" calcext:value-type="float">
            <text:p>-0,055819</text:p>
          </table:table-cell>
          <table:table-cell office:value-type="float" office:value="-0.077883" calcext:value-type="float">
            <text:p>-0,077883</text:p>
          </table:table-cell>
          <table:table-cell office:value-type="float" office:value="-0.009084" calcext:value-type="float">
            <text:p>-0,009084</text:p>
          </table:table-cell>
        </table:table-row>
        <table:table-row table:style-name="ro1">
          <table:table-cell office:value-type="string" calcext:value-type="string">
            <text:p>9 Mar 2017 05:54:00.000</text:p>
          </table:table-cell>
          <table:table-cell office:value-type="float" office:value="66.777" calcext:value-type="float">
            <text:p>66,777</text:p>
          </table:table-cell>
          <table:table-cell office:value-type="float" office:value="20.694" calcext:value-type="float">
            <text:p>20,694</text:p>
          </table:table-cell>
          <table:table-cell office:value-type="float" office:value="662.904695" calcext:value-type="float">
            <text:p>662,904695</text:p>
          </table:table-cell>
          <table:table-cell office:value-type="float" office:value="-0.057284" calcext:value-type="float">
            <text:p>-0,057284</text:p>
          </table:table-cell>
          <table:table-cell office:value-type="float" office:value="-0.058734" calcext:value-type="float">
            <text:p>-0,058734</text:p>
          </table:table-cell>
          <table:table-cell office:value-type="float" office:value="-0.010401" calcext:value-type="float">
            <text:p>-0,010401</text:p>
          </table:table-cell>
        </table:table-row>
        <table:table-row table:style-name="ro1">
          <table:table-cell office:value-type="string" calcext:value-type="string">
            <text:p>9 Mar 2017 05:55:00.000</text:p>
          </table:table-cell>
          <table:table-cell office:value-type="float" office:value="63.31" calcext:value-type="float">
            <text:p>63,31</text:p>
          </table:table-cell>
          <table:table-cell office:value-type="float" office:value="17.57" calcext:value-type="float">
            <text:p>17,57</text:p>
          </table:table-cell>
          <table:table-cell office:value-type="float" office:value="662.246262" calcext:value-type="float">
            <text:p>662,246262</text:p>
          </table:table-cell>
          <table:table-cell office:value-type="float" office:value="-0.058234" calcext:value-type="float">
            <text:p>-0,058234</text:p>
          </table:table-cell>
          <table:table-cell office:value-type="float" office:value="-0.046241" calcext:value-type="float">
            <text:p>-0,046241</text:p>
          </table:table-cell>
          <table:table-cell office:value-type="float" office:value="-0.011512" calcext:value-type="float">
            <text:p>-0,011512</text:p>
          </table:table-cell>
        </table:table-row>
        <table:table-row table:style-name="ro1">
          <table:table-cell office:value-type="string" calcext:value-type="string">
            <text:p>9 Mar 2017 05:56:00.000</text:p>
          </table:table-cell>
          <table:table-cell office:value-type="float" office:value="59.795" calcext:value-type="float">
            <text:p>59,795</text:p>
          </table:table-cell>
          <table:table-cell office:value-type="float" office:value="15.066" calcext:value-type="float">
            <text:p>15,066</text:p>
          </table:table-cell>
          <table:table-cell office:value-type="float" office:value="661.527968" calcext:value-type="float">
            <text:p>661,527968</text:p>
          </table:table-cell>
          <table:table-cell office:value-type="float" office:value="-0.058888" calcext:value-type="float">
            <text:p>-0,058888</text:p>
          </table:table-cell>
          <table:table-cell office:value-type="float" office:value="-0.037724" calcext:value-type="float">
            <text:p>-0,037724</text:p>
          </table:table-cell>
          <table:table-cell office:value-type="float" office:value="-0.012392" calcext:value-type="float">
            <text:p>-0,012392</text:p>
          </table:table-cell>
        </table:table-row>
        <table:table-row table:style-name="ro1">
          <table:table-cell office:value-type="string" calcext:value-type="string">
            <text:p>9 Mar 2017 05:57:00.000</text:p>
          </table:table-cell>
          <table:table-cell office:value-type="float" office:value="56.247" calcext:value-type="float">
            <text:p>56,247</text:p>
          </table:table-cell>
          <table:table-cell office:value-type="float" office:value="12.994" calcext:value-type="float">
            <text:p>12,994</text:p>
          </table:table-cell>
          <table:table-cell office:value-type="float" office:value="660.764334" calcext:value-type="float">
            <text:p>660,764334</text:p>
          </table:table-cell>
          <table:table-cell office:value-type="float" office:value="-0.05936" calcext:value-type="float">
            <text:p>-0,05936</text:p>
          </table:table-cell>
          <table:table-cell office:value-type="float" office:value="-0.031697" calcext:value-type="float">
            <text:p>-0,031697</text:p>
          </table:table-cell>
          <table:table-cell office:value-type="float" office:value="-0.013019" calcext:value-type="float">
            <text:p>-0,013019</text:p>
          </table:table-cell>
        </table:table-row>
        <table:table-row table:style-name="ro1">
          <table:table-cell office:value-type="string" calcext:value-type="string">
            <text:p>9 Mar 2017 05:58:00.000</text:p>
          </table:table-cell>
          <table:table-cell office:value-type="float" office:value="52.674" calcext:value-type="float">
            <text:p>52,674</text:p>
          </table:table-cell>
          <table:table-cell office:value-type="float" office:value="11.23" calcext:value-type="float">
            <text:p>11,23</text:p>
          </table:table-cell>
          <table:table-cell office:value-type="float" office:value="659.97104" calcext:value-type="float">
            <text:p>659,97104</text:p>
          </table:table-cell>
          <table:table-cell office:value-type="float" office:value="-0.059714" calcext:value-type="float">
            <text:p>-0,059714</text:p>
          </table:table-cell>
          <table:table-cell office:value-type="float" office:value="-0.027298" calcext:value-type="float">
            <text:p>-0,027298</text:p>
          </table:table-cell>
          <table:table-cell office:value-type="float" office:value="-0.013377" calcext:value-type="float">
            <text:p>-0,013377</text:p>
          </table:table-cell>
        </table:table-row>
        <table:table-row table:style-name="ro1">
          <table:table-cell office:value-type="string" calcext:value-type="string">
            <text:p>9 Mar 2017 05:59:00.000</text:p>
          </table:table-cell>
          <table:table-cell office:value-type="float" office:value="49.082" calcext:value-type="float">
            <text:p>49,082</text:p>
          </table:table-cell>
          <table:table-cell office:value-type="float" office:value="9.696" calcext:value-type="float">
            <text:p>9,696</text:p>
          </table:table-cell>
          <table:table-cell office:value-type="float" office:value="659.164658" calcext:value-type="float">
            <text:p>659,164658</text:p>
          </table:table-cell>
          <table:table-cell office:value-type="float" office:value="-0.05999" calcext:value-type="float">
            <text:p>-0,05999</text:p>
          </table:table-cell>
          <table:table-cell office:value-type="float" office:value="-0.024005" calcext:value-type="float">
            <text:p>-0,024005</text:p>
          </table:table-cell>
          <table:table-cell office:value-type="float" office:value="-0.013453" calcext:value-type="float">
            <text:p>-0,013453</text:p>
          </table:table-cell>
        </table:table-row>
        <table:table-row table:style-name="ro1">
          <table:table-cell office:value-type="string" calcext:value-type="string">
            <text:p>9 Mar 2017 06:00:00.000</text:p>
          </table:table-cell>
          <table:table-cell office:value-type="float" office:value="45.476" calcext:value-type="float">
            <text:p>45,476</text:p>
          </table:table-cell>
          <table:table-cell office:value-type="float" office:value="8.334" calcext:value-type="float">
            <text:p>8,334</text:p>
          </table:table-cell>
          <table:table-cell office:value-type="float" office:value="658.36237" calcext:value-type="float">
            <text:p>658,36237</text:p>
          </table:table-cell>
          <table:table-cell office:value-type="float" office:value="-0.060211" calcext:value-type="float">
            <text:p>-0,060211</text:p>
          </table:table-cell>
          <table:table-cell office:value-type="float" office:value="-0.021487" calcext:value-type="float">
            <text:p>-0,021487</text:p>
          </table:table-cell>
          <table:table-cell office:value-type="float" office:value="-0.013239" calcext:value-type="float">
            <text:p>-0,013239</text:p>
          </table:table-cell>
        </table:table-row>
        <table:table-row table:style-name="ro1">
          <table:table-cell office:value-type="string" calcext:value-type="string">
            <text:p>9 Mar 2017 06:01:00.000</text:p>
          </table:table-cell>
          <table:table-cell office:value-type="float" office:value="41.858" calcext:value-type="float">
            <text:p>41,858</text:p>
          </table:table-cell>
          <table:table-cell office:value-type="float" office:value="7.106" calcext:value-type="float">
            <text:p>7,106</text:p>
          </table:table-cell>
          <table:table-cell office:value-type="float" office:value="657.581671" calcext:value-type="float">
            <text:p>657,581671</text:p>
          </table:table-cell>
          <table:table-cell office:value-type="float" office:value="-0.060392" calcext:value-type="float">
            <text:p>-0,060392</text:p>
          </table:table-cell>
          <table:table-cell office:value-type="float" office:value="-0.01953" calcext:value-type="float">
            <text:p>-0,01953</text:p>
          </table:table-cell>
          <table:table-cell office:value-type="float" office:value="-0.012732" calcext:value-type="float">
            <text:p>-0,012732</text:p>
          </table:table-cell>
        </table:table-row>
        <table:table-row table:style-name="ro1">
          <table:table-cell office:value-type="string" calcext:value-type="string">
            <text:p>9 Mar 2017 06:02:00.000</text:p>
          </table:table-cell>
          <table:table-cell office:value-type="float" office:value="38.23" calcext:value-type="float">
            <text:p>38,23</text:p>
          </table:table-cell>
          <table:table-cell office:value-type="float" office:value="5.982" calcext:value-type="float">
            <text:p>5,982</text:p>
          </table:table-cell>
          <table:table-cell office:value-type="float" office:value="656.840062" calcext:value-type="float">
            <text:p>656,840062</text:p>
          </table:table-cell>
          <table:table-cell office:value-type="float" office:value="-0.060542" calcext:value-type="float">
            <text:p>-0,060542</text:p>
          </table:table-cell>
          <table:table-cell office:value-type="float" office:value="-0.017987" calcext:value-type="float">
            <text:p>-0,017987</text:p>
          </table:table-cell>
          <table:table-cell office:value-type="float" office:value="-0.011936" calcext:value-type="float">
            <text:p>-0,011936</text:p>
          </table:table-cell>
        </table:table-row>
        <table:table-row table:style-name="ro1">
          <table:table-cell office:value-type="string" calcext:value-type="string">
            <text:p>9 Mar 2017 06:03:00.000</text:p>
          </table:table-cell>
          <table:table-cell office:value-type="float" office:value="34.593" calcext:value-type="float">
            <text:p>34,593</text:p>
          </table:table-cell>
          <table:table-cell office:value-type="float" office:value="4.941" calcext:value-type="float">
            <text:p>4,941</text:p>
          </table:table-cell>
          <table:table-cell office:value-type="float" office:value="656.154738" calcext:value-type="float">
            <text:p>656,154738</text:p>
          </table:table-cell>
          <table:table-cell office:value-type="float" office:value="-0.060668" calcext:value-type="float">
            <text:p>-0,060668</text:p>
          </table:table-cell>
          <table:table-cell office:value-type="float" office:value="-0.016759" calcext:value-type="float">
            <text:p>-0,016759</text:p>
          </table:table-cell>
          <table:table-cell office:value-type="float" office:value="-0.010857" calcext:value-type="float">
            <text:p>-0,010857</text:p>
          </table:table-cell>
        </table:table-row>
        <table:table-row table:style-name="ro1">
          <table:table-cell office:value-type="string" calcext:value-type="string">
            <text:p>9 Mar 2017 06:04:00.000</text:p>
          </table:table-cell>
          <table:table-cell office:value-type="float" office:value="30.95" calcext:value-type="float">
            <text:p>30,95</text:p>
          </table:table-cell>
          <table:table-cell office:value-type="float" office:value="3.966" calcext:value-type="float">
            <text:p>3,966</text:p>
          </table:table-cell>
          <table:table-cell office:value-type="float" office:value="655.542283" calcext:value-type="float">
            <text:p>655,542283</text:p>
          </table:table-cell>
          <table:table-cell office:value-type="float" office:value="-0.060775" calcext:value-type="float">
            <text:p>-0,060775</text:p>
          </table:table-cell>
          <table:table-cell office:value-type="float" office:value="-0.015776" calcext:value-type="float">
            <text:p>-0,015776</text:p>
          </table:table-cell>
          <table:table-cell office:value-type="float" office:value="-0.009508" calcext:value-type="float">
            <text:p>-0,009508</text:p>
          </table:table-cell>
        </table:table-row>
        <table:table-row table:style-name="ro1">
          <table:table-cell office:value-type="string" calcext:value-type="string">
            <text:p>9 Mar 2017 06:05:00.000</text:p>
          </table:table-cell>
          <table:table-cell office:value-type="float" office:value="27.301" calcext:value-type="float">
            <text:p>27,301</text:p>
          </table:table-cell>
          <table:table-cell office:value-type="float" office:value="3.044" calcext:value-type="float">
            <text:p>3,044</text:p>
          </table:table-cell>
          <table:table-cell office:value-type="float" office:value="655.018367" calcext:value-type="float">
            <text:p>655,018367</text:p>
          </table:table-cell>
          <table:table-cell office:value-type="float" office:value="-0.060864" calcext:value-type="float">
            <text:p>-0,060864</text:p>
          </table:table-cell>
          <table:table-cell office:value-type="float" office:value="-0.014986" calcext:value-type="float">
            <text:p>-0,014986</text:p>
          </table:table-cell>
          <table:table-cell office:value-type="float" office:value="-0.007908" calcext:value-type="float">
            <text:p>-0,007908</text:p>
          </table:table-cell>
        </table:table-row>
        <table:table-row table:style-name="ro1">
          <table:table-cell office:value-type="string" calcext:value-type="string">
            <text:p>9 Mar 2017 06:06:00.000</text:p>
          </table:table-cell>
          <table:table-cell office:value-type="float" office:value="23.646" calcext:value-type="float">
            <text:p>23,646</text:p>
          </table:table-cell>
          <table:table-cell office:value-type="float" office:value="2.165" calcext:value-type="float">
            <text:p>2,165</text:p>
          </table:table-cell>
          <table:table-cell office:value-type="float" office:value="654.597456" calcext:value-type="float">
            <text:p>654,597456</text:p>
          </table:table-cell>
          <table:table-cell office:value-type="float" office:value="-0.060939" calcext:value-type="float">
            <text:p>-0,060939</text:p>
          </table:table-cell>
          <table:table-cell office:value-type="float" office:value="-0.014353" calcext:value-type="float">
            <text:p>-0,014353</text:p>
          </table:table-cell>
          <table:table-cell office:value-type="float" office:value="-0.006078" calcext:value-type="float">
            <text:p>-0,006078</text:p>
          </table:table-cell>
        </table:table-row>
        <table:table-row table:style-name="ro1">
          <table:table-cell office:value-type="string" calcext:value-type="string">
            <text:p>9 Mar 2017 06:07:00.000</text:p>
          </table:table-cell>
          <table:table-cell office:value-type="float" office:value="19.988" calcext:value-type="float">
            <text:p>19,988</text:p>
          </table:table-cell>
          <table:table-cell office:value-type="float" office:value="1.32" calcext:value-type="float">
            <text:p>1,32</text:p>
          </table:table-cell>
          <table:table-cell office:value-type="float" office:value="654.292543" calcext:value-type="float">
            <text:p>654,292543</text:p>
          </table:table-cell>
          <table:table-cell office:value-type="float" office:value="-0.060999" calcext:value-type="float">
            <text:p>-0,060999</text:p>
          </table:table-cell>
          <table:table-cell office:value-type="float" office:value="-0.013849" calcext:value-type="float">
            <text:p>-0,013849</text:p>
          </table:table-cell>
          <table:table-cell office:value-type="float" office:value="-0.004045" calcext:value-type="float">
            <text:p>-0,004045</text:p>
          </table:table-cell>
        </table:table-row>
        <table:table-row table:style-name="ro1">
          <table:table-cell office:value-type="string" calcext:value-type="string">
            <text:p>9 Mar 2017 06:08:00.000</text:p>
          </table:table-cell>
          <table:table-cell office:value-type="float" office:value="16.327" calcext:value-type="float">
            <text:p>16,327</text:p>
          </table:table-cell>
          <table:table-cell office:value-type="float" office:value="0.501" calcext:value-type="float">
            <text:p>0,501</text:p>
          </table:table-cell>
          <table:table-cell office:value-type="float" office:value="654.114896" calcext:value-type="float">
            <text:p>654,114896</text:p>
          </table:table-cell>
          <table:table-cell office:value-type="float" office:value="-0.061047" calcext:value-type="float">
            <text:p>-0,061047</text:p>
          </table:table-cell>
          <table:table-cell office:value-type="float" office:value="-0.013454" calcext:value-type="float">
            <text:p>-0,013454</text:p>
          </table:table-cell>
          <table:table-cell office:value-type="float" office:value="-0.00184" calcext:value-type="float">
            <text:p>-0,00184</text:p>
          </table:table-cell>
        </table:table-row>
        <table:table-row table:style-name="ro1">
          <table:table-cell office:value-type="string" calcext:value-type="string">
            <text:p>9 Mar 2017 06:09:00.000</text:p>
          </table:table-cell>
          <table:table-cell office:value-type="float" office:value="12.663" calcext:value-type="float">
            <text:p>12,663</text:p>
          </table:table-cell>
          <table:table-cell office:value-type="float" office:value="-0.297" calcext:value-type="float">
            <text:p>-0,297</text:p>
          </table:table-cell>
          <table:table-cell office:value-type="float" office:value="654.073845" calcext:value-type="float">
            <text:p>654,073845</text:p>
          </table:table-cell>
          <table:table-cell office:value-type="float" office:value="-0.061083" calcext:value-type="float">
            <text:p>-0,061083</text:p>
          </table:table-cell>
          <table:table-cell office:value-type="float" office:value="-0.013154" calcext:value-type="float">
            <text:p>-0,013154</text:p>
          </table:table-cell>
          <table:table-cell office:value-type="float" office:value="0.000503" calcext:value-type="float">
            <text:p>0,000503</text:p>
          </table:table-cell>
        </table:table-row>
        <table:table-row table:style-name="ro1">
          <table:table-cell office:value-type="string" calcext:value-type="string">
            <text:p>9 Mar 2017 06:10:00.000</text:p>
          </table:table-cell>
          <table:table-cell office:value-type="float" office:value="8.997" calcext:value-type="float">
            <text:p>8,997</text:p>
          </table:table-cell>
          <table:table-cell office:value-type="float" office:value="-1.079" calcext:value-type="float">
            <text:p>-1,079</text:p>
          </table:table-cell>
          <table:table-cell office:value-type="float" office:value="654.176585" calcext:value-type="float">
            <text:p>654,176585</text:p>
          </table:table-cell>
          <table:table-cell office:value-type="float" office:value="-0.061107" calcext:value-type="float">
            <text:p>-0,061107</text:p>
          </table:table-cell>
          <table:table-cell office:value-type="float" office:value="-0.012938" calcext:value-type="float">
            <text:p>-0,012938</text:p>
          </table:table-cell>
          <table:table-cell office:value-type="float" office:value="0.002947" calcext:value-type="float">
            <text:p>0,002947</text:p>
          </table:table-cell>
        </table:table-row>
        <table:table-row table:style-name="ro1">
          <table:table-cell office:value-type="string" calcext:value-type="string">
            <text:p>9 Mar 2017 06:11:00.000</text:p>
          </table:table-cell>
          <table:table-cell office:value-type="float" office:value="5.33" calcext:value-type="float">
            <text:p>5,33</text:p>
          </table:table-cell>
          <table:table-cell office:value-type="float" office:value="-1.851" calcext:value-type="float">
            <text:p>-1,851</text:p>
          </table:table-cell>
          <table:table-cell office:value-type="float" office:value="654.42803" calcext:value-type="float">
            <text:p>654,42803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99" calcext:value-type="float">
            <text:p>-0,012799</text:p>
          </table:table-cell>
          <table:table-cell office:value-type="float" office:value="0.005453" calcext:value-type="float">
            <text:p>0,005453</text:p>
          </table:table-cell>
        </table:table-row>
        <table:table-row table:style-name="ro1">
          <table:table-cell office:value-type="string" calcext:value-type="string">
            <text:p>9 Mar 2017 06:12:00.000</text:p>
          </table:table-cell>
          <table:table-cell office:value-type="float" office:value="1.663" calcext:value-type="float">
            <text:p>1,663</text:p>
          </table:table-cell>
          <table:table-cell office:value-type="float" office:value="-2.617" calcext:value-type="float">
            <text:p>-2,617</text:p>
          </table:table-cell>
          <table:table-cell office:value-type="float" office:value="654.8307" calcext:value-type="float">
            <text:p>654,8307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31" calcext:value-type="float">
            <text:p>-0,012731</text:p>
          </table:table-cell>
          <table:table-cell office:value-type="float" office:value="0.00798" calcext:value-type="float">
            <text:p>0,00798</text:p>
          </table:table-cell>
        </table:table-row>
        <table:table-row table:style-name="ro1">
          <table:table-cell office:value-type="string" calcext:value-type="string">
            <text:p>9 Mar 2017 06:13:00.000</text:p>
          </table:table-cell>
          <table:table-cell office:value-type="float" office:value="-2.004" calcext:value-type="float">
            <text:p>-2,004</text:p>
          </table:table-cell>
          <table:table-cell office:value-type="float" office:value="-3.38" calcext:value-type="float">
            <text:p>-3,38</text:p>
          </table:table-cell>
          <table:table-cell office:value-type="float" office:value="655.384648" calcext:value-type="float">
            <text:p>655,384648</text:p>
          </table:table-cell>
          <table:table-cell office:value-type="float" office:value="-0.061111" calcext:value-type="float">
            <text:p>-0,061111</text:p>
          </table:table-cell>
          <table:table-cell office:value-type="float" office:value="-0.012733" calcext:value-type="float">
            <text:p>-0,012733</text:p>
          </table:table-cell>
          <table:table-cell office:value-type="float" office:value="0.010488" calcext:value-type="float">
            <text:p>0,010488</text:p>
          </table:table-cell>
        </table:table-row>
        <table:table-row table:style-name="ro1">
          <table:table-cell office:value-type="string" calcext:value-type="string">
            <text:p>9 Mar 2017 06:14:00.000</text:p>
          </table:table-cell>
          <table:table-cell office:value-type="float" office:value="-5.67" calcext:value-type="float">
            <text:p>-5,67</text:p>
          </table:table-cell>
          <table:table-cell office:value-type="float" office:value="-4.146" calcext:value-type="float">
            <text:p>-4,146</text:p>
          </table:table-cell>
          <table:table-cell office:value-type="float" office:value="656.087433" calcext:value-type="float">
            <text:p>656,087433</text:p>
          </table:table-cell>
          <table:table-cell office:value-type="float" office:value="-0.06109" calcext:value-type="float">
            <text:p>-0,06109</text:p>
          </table:table-cell>
          <table:table-cell office:value-type="float" office:value="-0.012804" calcext:value-type="float">
            <text:p>-0,012804</text:p>
          </table:table-cell>
          <table:table-cell office:value-type="float" office:value="0.012933" calcext:value-type="float">
            <text:p>0,012933</text:p>
          </table:table-cell>
        </table:table-row>
        <table:table-row table:style-name="ro1">
          <table:table-cell office:value-type="string" calcext:value-type="string">
            <text:p>9 Mar 2017 06:15:00.000</text:p>
          </table:table-cell>
          <table:table-cell office:value-type="float" office:value="-9.335" calcext:value-type="float">
            <text:p>-9,335</text:p>
          </table:table-cell>
          <table:table-cell office:value-type="float" office:value="-4.918" calcext:value-type="float">
            <text:p>-4,918</text:p>
          </table:table-cell>
          <table:table-cell office:value-type="float" office:value="656.934134" calcext:value-type="float">
            <text:p>656,934134</text:p>
          </table:table-cell>
          <table:table-cell office:value-type="float" office:value="-0.061057" calcext:value-type="float">
            <text:p>-0,061057</text:p>
          </table:table-cell>
          <table:table-cell office:value-type="float" office:value="-0.012948" calcext:value-type="float">
            <text:p>-0,012948</text:p>
          </table:table-cell>
          <table:table-cell office:value-type="float" office:value="0.015277" calcext:value-type="float">
            <text:p>0,015277</text:p>
          </table:table-cell>
        </table:table-row>
        <table:table-row table:style-name="ro1">
          <table:table-cell office:value-type="string" calcext:value-type="string">
            <text:p>9 Mar 2017 06:16:00.000</text:p>
          </table:table-cell>
          <table:table-cell office:value-type="float" office:value="-12.997" calcext:value-type="float">
            <text:p>-12,997</text:p>
          </table:table-cell>
          <table:table-cell office:value-type="float" office:value="-5.701" calcext:value-type="float">
            <text:p>-5,701</text:p>
          </table:table-cell>
          <table:table-cell office:value-type="float" office:value="657.917413" calcext:value-type="float">
            <text:p>657,917413</text:p>
          </table:table-cell>
          <table:table-cell office:value-type="float" office:value="-0.061013" calcext:value-type="float">
            <text:p>-0,061013</text:p>
          </table:table-cell>
          <table:table-cell office:value-type="float" office:value="-0.013168" calcext:value-type="float">
            <text:p>-0,013168</text:p>
          </table:table-cell>
          <table:table-cell office:value-type="float" office:value="0.017478" calcext:value-type="float">
            <text:p>0,017478</text:p>
          </table:table-cell>
        </table:table-row>
        <table:table-row table:style-name="ro1">
          <table:table-cell office:value-type="string" calcext:value-type="string">
            <text:p>9 Mar 2017 06:17:00.000</text:p>
          </table:table-cell>
          <table:table-cell office:value-type="float" office:value="-16.656" calcext:value-type="float">
            <text:p>-16,656</text:p>
          </table:table-cell>
          <table:table-cell office:value-type="float" office:value="-6.5" calcext:value-type="float">
            <text:p>-6,5</text:p>
          </table:table-cell>
          <table:table-cell office:value-type="float" office:value="659.027611" calcext:value-type="float">
            <text:p>659,027611</text:p>
          </table:table-cell>
          <table:table-cell office:value-type="float" office:value="-0.060958" calcext:value-type="float">
            <text:p>-0,060958</text:p>
          </table:table-cell>
          <table:table-cell office:value-type="float" office:value="-0.013473" calcext:value-type="float">
            <text:p>-0,013473</text:p>
          </table:table-cell>
          <table:table-cell office:value-type="float" office:value="0.019499" calcext:value-type="float">
            <text:p>0,019499</text:p>
          </table:table-cell>
        </table:table-row>
        <table:table-row table:style-name="ro1">
          <table:table-cell office:value-type="string" calcext:value-type="string">
            <text:p>9 Mar 2017 06:18:00.000</text:p>
          </table:table-cell>
          <table:table-cell office:value-type="float" office:value="-20.312" calcext:value-type="float">
            <text:p>-20,312</text:p>
          </table:table-cell>
          <table:table-cell office:value-type="float" office:value="-7.32" calcext:value-type="float">
            <text:p>-7,32</text:p>
          </table:table-cell>
          <table:table-cell office:value-type="float" office:value="660.252896" calcext:value-type="float">
            <text:p>660,252896</text:p>
          </table:table-cell>
          <table:table-cell office:value-type="float" office:value="-0.060891" calcext:value-type="float">
            <text:p>-0,060891</text:p>
          </table:table-cell>
          <table:table-cell office:value-type="float" office:value="-0.013872" calcext:value-type="float">
            <text:p>-0,013872</text:p>
          </table:table-cell>
          <table:table-cell office:value-type="float" office:value="0.021307" calcext:value-type="float">
            <text:p>0,021307</text:p>
          </table:table-cell>
        </table:table-row>
        <table:table-row table:style-name="ro1">
          <table:table-cell office:value-type="string" calcext:value-type="string">
            <text:p>9 Mar 2017 06:19:00.000</text:p>
          </table:table-cell>
          <table:table-cell office:value-type="float" office:value="-23.963" calcext:value-type="float">
            <text:p>-23,963</text:p>
          </table:table-cell>
          <table:table-cell office:value-type="float" office:value="-8.167" calcext:value-type="float">
            <text:p>-8,167</text:p>
          </table:table-cell>
          <table:table-cell office:value-type="float" office:value="661.579436" calcext:value-type="float">
            <text:p>661,579436</text:p>
          </table:table-cell>
          <table:table-cell office:value-type="float" office:value="-0.060812" calcext:value-type="float">
            <text:p>-0,060812</text:p>
          </table:table-cell>
          <table:table-cell office:value-type="float" office:value="-0.014382" calcext:value-type="float">
            <text:p>-0,014382</text:p>
          </table:table-cell>
          <table:table-cell office:value-type="float" office:value="0.022868" calcext:value-type="float">
            <text:p>0,022868</text:p>
          </table:table-cell>
        </table:table-row>
        <table:table-row table:style-name="ro1">
          <table:table-cell office:value-type="string" calcext:value-type="string">
            <text:p>9 Mar 2017 06:20:00.000</text:p>
          </table:table-cell>
          <table:table-cell office:value-type="float" office:value="-27.609" calcext:value-type="float">
            <text:p>-27,609</text:p>
          </table:table-cell>
          <table:table-cell office:value-type="float" office:value="-9.048" calcext:value-type="float">
            <text:p>-9,048</text:p>
          </table:table-cell>
          <table:table-cell office:value-type="float" office:value="662.991614" calcext:value-type="float">
            <text:p>662,991614</text:p>
          </table:table-cell>
          <table:table-cell office:value-type="float" office:value="-0.060719" calcext:value-type="float">
            <text:p>-0,060719</text:p>
          </table:table-cell>
          <table:table-cell office:value-type="float" office:value="-0.015022" calcext:value-type="float">
            <text:p>-0,015022</text:p>
          </table:table-cell>
          <table:table-cell office:value-type="float" office:value="0.024155" calcext:value-type="float">
            <text:p>0,024155</text:p>
          </table:table-cell>
        </table:table-row>
        <table:table-row table:style-name="ro1">
          <table:table-cell office:value-type="string" calcext:value-type="string">
            <text:p>9 Mar 2017 06:21:00.000</text:p>
          </table:table-cell>
          <table:table-cell office:value-type="float" office:value="-31.249" calcext:value-type="float">
            <text:p>-31,249</text:p>
          </table:table-cell>
          <table:table-cell office:value-type="float" office:value="-9.973" calcext:value-type="float">
            <text:p>-9,973</text:p>
          </table:table-cell>
          <table:table-cell office:value-type="float" office:value="664.472273" calcext:value-type="float">
            <text:p>664,472273</text:p>
          </table:table-cell>
          <table:table-cell office:value-type="float" office:value="-0.060613" calcext:value-type="float">
            <text:p>-0,060613</text:p>
          </table:table-cell>
          <table:table-cell office:value-type="float" office:value="-0.015819" calcext:value-type="float">
            <text:p>-0,015819</text:p>
          </table:table-cell>
          <table:table-cell office:value-type="float" office:value="0.025145" calcext:value-type="float">
            <text:p>0,025145</text:p>
          </table:table-cell>
        </table:table-row>
        <table:table-row table:style-name="ro1">
          <table:table-cell office:value-type="string" calcext:value-type="string">
            <text:p>9 Mar 2017 06:22:00.000</text:p>
          </table:table-cell>
          <table:table-cell office:value-type="float" office:value="-34.882" calcext:value-type="float">
            <text:p>-34,882</text:p>
          </table:table-cell>
          <table:table-cell office:value-type="float" office:value="-10.95" calcext:value-type="float">
            <text:p>-10,95</text:p>
          </table:table-cell>
          <table:table-cell office:value-type="float" office:value="666.002979" calcext:value-type="float">
            <text:p>666,002979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016812" calcext:value-type="float">
            <text:p>-0,016812</text:p>
          </table:table-cell>
          <table:table-cell office:value-type="float" office:value="0.025818" calcext:value-type="float">
            <text:p>0,025818</text:p>
          </table:table-cell>
        </table:table-row>
        <table:table-row table:style-name="ro1">
          <table:table-cell office:value-type="string" calcext:value-type="string">
            <text:p>9 Mar 2017 06:23:00.000</text:p>
          </table:table-cell>
          <table:table-cell office:value-type="float" office:value="-38.507" calcext:value-type="float">
            <text:p>-38,507</text:p>
          </table:table-cell>
          <table:table-cell office:value-type="float" office:value="-11.995" calcext:value-type="float">
            <text:p>-11,995</text:p>
          </table:table-cell>
          <table:table-cell office:value-type="float" office:value="667.564313" calcext:value-type="float">
            <text:p>667,564313</text:p>
          </table:table-cell>
          <table:table-cell office:value-type="float" office:value="-0.060348" calcext:value-type="float">
            <text:p>-0,060348</text:p>
          </table:table-cell>
          <table:table-cell office:value-type="float" office:value="-0.01805" calcext:value-type="float">
            <text:p>-0,01805</text:p>
          </table:table-cell>
          <table:table-cell office:value-type="float" office:value="0.026162" calcext:value-type="float">
            <text:p>0,026162</text:p>
          </table:table-cell>
        </table:table-row>
        <table:table-row table:style-name="ro1">
          <table:table-cell office:value-type="string" calcext:value-type="string">
            <text:p>9 Mar 2017 06:24:00.000</text:p>
          </table:table-cell>
          <table:table-cell office:value-type="float" office:value="-42.123" calcext:value-type="float">
            <text:p>-42,123</text:p>
          </table:table-cell>
          <table:table-cell office:value-type="float" office:value="-13.123" calcext:value-type="float">
            <text:p>-13,123</text:p>
          </table:table-cell>
          <table:table-cell office:value-type="float" office:value="669.13617" calcext:value-type="float">
            <text:p>669,13617</text:p>
          </table:table-cell>
          <table:table-cell office:value-type="float" office:value="-0.060182" calcext:value-type="float">
            <text:p>-0,060182</text:p>
          </table:table-cell>
          <table:table-cell office:value-type="float" office:value="-0.019607" calcext:value-type="float">
            <text:p>-0,019607</text:p>
          </table:table-cell>
          <table:table-cell office:value-type="float" office:value="0.026166" calcext:value-type="float">
            <text:p>0,026166</text:p>
          </table:table-cell>
        </table:table-row>
        <table:table-row table:style-name="ro1">
          <table:table-cell office:value-type="string" calcext:value-type="string">
            <text:p>9 Mar 2017 06:25:00.000</text:p>
          </table:table-cell>
          <table:table-cell office:value-type="float" office:value="-45.729" calcext:value-type="float">
            <text:p>-45,729</text:p>
          </table:table-cell>
          <table:table-cell office:value-type="float" office:value="-14.356" calcext:value-type="float">
            <text:p>-14,356</text:p>
          </table:table-cell>
          <table:table-cell office:value-type="float" office:value="670.698075" calcext:value-type="float">
            <text:p>670,698075</text:p>
          </table:table-cell>
          <table:table-cell office:value-type="float" office:value="-0.059987" calcext:value-type="float">
            <text:p>-0,059987</text:p>
          </table:table-cell>
          <table:table-cell office:value-type="float" office:value="-0.021582" calcext:value-type="float">
            <text:p>-0,021582</text:p>
          </table:table-cell>
          <table:table-cell office:value-type="float" office:value="0.025828" calcext:value-type="float">
            <text:p>0,025828</text:p>
          </table:table-cell>
        </table:table-row>
        <table:table-row table:style-name="ro1">
          <table:table-cell office:value-type="string" calcext:value-type="string">
            <text:p>9 Mar 2017 06:26:00.000</text:p>
          </table:table-cell>
          <table:table-cell office:value-type="float" office:value="-49.321" calcext:value-type="float">
            <text:p>-49,321</text:p>
          </table:table-cell>
          <table:table-cell office:value-type="float" office:value="-15.724" calcext:value-type="float">
            <text:p>-15,724</text:p>
          </table:table-cell>
          <table:table-cell office:value-type="float" office:value="672.229494" calcext:value-type="float">
            <text:p>672,229494</text:p>
          </table:table-cell>
          <table:table-cell office:value-type="float" office:value="-0.059752" calcext:value-type="float">
            <text:p>-0,059752</text:p>
          </table:table-cell>
          <table:table-cell office:value-type="float" office:value="-0.024123" calcext:value-type="float">
            <text:p>-0,024123</text:p>
          </table:table-cell>
          <table:table-cell office:value-type="float" office:value="0.02515" calcext:value-type="float">
            <text:p>0,02515</text:p>
          </table:table-cell>
        </table:table-row>
        <table:table-row table:style-name="ro1">
          <table:table-cell office:value-type="string" calcext:value-type="string">
            <text:p>9 Mar 2017 06:27:00.000</text:p>
          </table:table-cell>
          <table:table-cell office:value-type="float" office:value="-52.898" calcext:value-type="float">
            <text:p>-52,898</text:p>
          </table:table-cell>
          <table:table-cell office:value-type="float" office:value="-17.266" calcext:value-type="float">
            <text:p>-17,266</text:p>
          </table:table-cell>
          <table:table-cell office:value-type="float" office:value="673.710155" calcext:value-type="float">
            <text:p>673,710155</text:p>
          </table:table-cell>
          <table:table-cell office:value-type="float" office:value="-0.059463" calcext:value-type="float">
            <text:p>-0,059463</text:p>
          </table:table-cell>
          <table:table-cell office:value-type="float" office:value="-0.027446" calcext:value-type="float">
            <text:p>-0,027446</text:p>
          </table:table-cell>
          <table:table-cell office:value-type="float" office:value="0.024137" calcext:value-type="float">
            <text:p>0,024137</text:p>
          </table:table-cell>
        </table:table-row>
        <table:table-row table:style-name="ro1">
          <table:table-cell office:value-type="string" calcext:value-type="string">
            <text:p>9 Mar 2017 06:28:00.000</text:p>
          </table:table-cell>
          <table:table-cell office:value-type="float" office:value="-56.455" calcext:value-type="float">
            <text:p>-56,455</text:p>
          </table:table-cell>
          <table:table-cell office:value-type="float" office:value="-19.04" calcext:value-type="float">
            <text:p>-19,04</text:p>
          </table:table-cell>
          <table:table-cell office:value-type="float" office:value="675.120352" calcext:value-type="float">
            <text:p>675,120352</text:p>
          </table:table-cell>
          <table:table-cell office:value-type="float" office:value="-0.059095" calcext:value-type="float">
            <text:p>-0,059095</text:p>
          </table:table-cell>
          <table:table-cell office:value-type="float" office:value="-0.031886" calcext:value-type="float">
            <text:p>-0,031886</text:p>
          </table:table-cell>
          <table:table-cell office:value-type="float" office:value="0.022803" calcext:value-type="float">
            <text:p>0,022803</text:p>
          </table:table-cell>
        </table:table-row>
        <table:table-row table:style-name="ro1">
          <table:table-cell office:value-type="string" calcext:value-type="string">
            <text:p>9 Mar 2017 06:29:00.000</text:p>
          </table:table-cell>
          <table:table-cell office:value-type="float" office:value="-59.987" calcext:value-type="float">
            <text:p>-59,987</text:p>
          </table:table-cell>
          <table:table-cell office:value-type="float" office:value="-21.125" calcext:value-type="float">
            <text:p>-21,125</text:p>
          </table:table-cell>
          <table:table-cell office:value-type="float" office:value="676.441247" calcext:value-type="float">
            <text:p>676,441247</text:p>
          </table:table-cell>
          <table:table-cell office:value-type="float" office:value="-0.058609" calcext:value-type="float">
            <text:p>-0,058609</text:p>
          </table:table-cell>
          <table:table-cell office:value-type="float" office:value="-0.03797" calcext:value-type="float">
            <text:p>-0,03797</text:p>
          </table:table-cell>
          <table:table-cell office:value-type="float" office:value="0.021164" calcext:value-type="float">
            <text:p>0,021164</text:p>
          </table:table-cell>
        </table:table-row>
        <table:table-row table:style-name="ro1">
          <table:table-cell office:value-type="string" calcext:value-type="string">
            <text:p>9 Mar 2017 06:30:00.000</text:p>
          </table:table-cell>
          <table:table-cell office:value-type="float" office:value="-63.484" calcext:value-type="float">
            <text:p>-63,484</text:p>
          </table:table-cell>
          <table:table-cell office:value-type="float" office:value="-23.646" calcext:value-type="float">
            <text:p>-23,646</text:p>
          </table:table-cell>
          <table:table-cell office:value-type="float" office:value="677.655153" calcext:value-type="float">
            <text:p>677,655153</text:p>
          </table:table-cell>
          <table:table-cell office:value-type="float" office:value="-0.057941" calcext:value-type="float">
            <text:p>-0,057941</text:p>
          </table:table-cell>
          <table:table-cell office:value-type="float" office:value="-0.046571" calcext:value-type="float">
            <text:p>-0,046571</text:p>
          </table:table-cell>
          <table:table-cell office:value-type="float" office:value="0.019241" calcext:value-type="float">
            <text:p>0,019241</text:p>
          </table:table-cell>
        </table:table-row>
        <table:table-row table:style-name="ro1">
          <table:table-cell office:value-type="string" calcext:value-type="string">
            <text:p>9 Mar 2017 06:31:00.000</text:p>
          </table:table-cell>
          <table:table-cell office:value-type="float" office:value="-66.934" calcext:value-type="float">
            <text:p>-66,934</text:p>
          </table:table-cell>
          <table:table-cell office:value-type="float" office:value="-26.794" calcext:value-type="float">
            <text:p>-26,794</text:p>
          </table:table-cell>
          <table:table-cell office:value-type="float" office:value="678.745795" calcext:value-type="float">
            <text:p>678,745795</text:p>
          </table:table-cell>
          <table:table-cell office:value-type="float" office:value="-0.056974" calcext:value-type="float">
            <text:p>-0,056974</text:p>
          </table:table-cell>
          <table:table-cell office:value-type="float" office:value="-0.059189" calcext:value-type="float">
            <text:p>-0,059189</text:p>
          </table:table-cell>
          <table:table-cell office:value-type="float" office:value="0.01706" calcext:value-type="float">
            <text:p>0,01706</text:p>
          </table:table-cell>
        </table:table-row>
        <table:table-row table:style-name="ro1">
          <table:table-cell office:value-type="string" calcext:value-type="string">
            <text:p>9 Mar 2017 06:32:00.000</text:p>
          </table:table-cell>
          <table:table-cell office:value-type="float" office:value="-70.311" calcext:value-type="float">
            <text:p>-70,311</text:p>
          </table:table-cell>
          <table:table-cell office:value-type="float" office:value="-30.882" calcext:value-type="float">
            <text:p>-30,882</text:p>
          </table:table-cell>
          <table:table-cell office:value-type="float" office:value="679.698553" calcext:value-type="float">
            <text:p>679,698553</text:p>
          </table:table-cell>
          <table:table-cell office:value-type="float" office:value="-0.055487" calcext:value-type="float">
            <text:p>-0,055487</text:p>
          </table:table-cell>
          <table:table-cell office:value-type="float" office:value="-0.078532" calcext:value-type="float">
            <text:p>-0,078532</text:p>
          </table:table-cell>
          <table:table-cell office:value-type="float" office:value="0.014651" calcext:value-type="float">
            <text:p>0,014651</text:p>
          </table:table-cell>
        </table:table-row>
        <table:table-row table:style-name="ro1">
          <table:table-cell office:value-type="string" calcext:value-type="string">
            <text:p>9 Mar 2017 06:33:00.000</text:p>
          </table:table-cell>
          <table:table-cell office:value-type="float" office:value="-73.573" calcext:value-type="float">
            <text:p>-73,573</text:p>
          </table:table-cell>
          <table:table-cell office:value-type="float" office:value="-36.451" calcext:value-type="float">
            <text:p>-36,451</text:p>
          </table:table-cell>
          <table:table-cell office:value-type="float" office:value="680.500679" calcext:value-type="float">
            <text:p>680,500679</text:p>
          </table:table-cell>
          <table:table-cell office:value-type="float" office:value="-0.053036" calcext:value-type="float">
            <text:p>-0,053036</text:p>
          </table:table-cell>
          <table:table-cell office:value-type="float" office:value="-0.109673" calcext:value-type="float">
            <text:p>-0,109673</text:p>
          </table:table-cell>
          <table:table-cell office:value-type="float" office:value="0.012047" calcext:value-type="float">
            <text:p>0,012047</text:p>
          </table:table-cell>
        </table:table-row>
        <table:table-row table:style-name="ro1">
          <table:table-cell office:value-type="string" calcext:value-type="string">
            <text:p>9 Mar 2017 06:34:00.000</text:p>
          </table:table-cell>
          <table:table-cell office:value-type="float" office:value="-76.638" calcext:value-type="float">
            <text:p>-76,638</text:p>
          </table:table-cell>
          <table:table-cell office:value-type="float" office:value="-44.464" calcext:value-type="float">
            <text:p>-44,464</text:p>
          </table:table-cell>
          <table:table-cell office:value-type="float" office:value="681.141478" calcext:value-type="float">
            <text:p>681,141478</text:p>
          </table:table-cell>
          <table:table-cell office:value-type="float" office:value="-0.048666" calcext:value-type="float">
            <text:p>-0,048666</text:p>
          </table:table-cell>
          <table:table-cell office:value-type="float" office:value="-0.162078" calcext:value-type="float">
            <text:p>-0,162078</text:p>
          </table:table-cell>
          <table:table-cell office:value-type="float" office:value="0.009282" calcext:value-type="float">
            <text:p>0,009282</text:p>
          </table:table-cell>
        </table:table-row>
        <table:table-row table:style-name="ro1">
          <table:table-cell office:value-type="string" calcext:value-type="string">
            <text:p>9 Mar 2017 06:35:00.000</text:p>
          </table:table-cell>
          <table:table-cell office:value-type="float" office:value="-79.334" calcext:value-type="float">
            <text:p>-79,334</text:p>
          </table:table-cell>
          <table:table-cell office:value-type="float" office:value="-56.62" calcext:value-type="float">
            <text:p>-56,62</text:p>
          </table:table-cell>
          <table:table-cell office:value-type="float" office:value="681.612469" calcext:value-type="float">
            <text:p>681,612469</text:p>
          </table:table-cell>
          <table:table-cell office:value-type="float" office:value="-0.040282" calcext:value-type="float">
            <text:p>-0,040282</text:p>
          </table:table-cell>
          <table:table-cell office:value-type="float" office:value="-0.250324" calcext:value-type="float">
            <text:p>-0,250324</text:p>
          </table:table-cell>
          <table:table-cell office:value-type="float" office:value="0.006395" calcext:value-type="float">
            <text:p>0,006395</text:p>
          </table:table-cell>
        </table:table-row>
        <table:table-row table:style-name="ro1">
          <table:table-cell office:value-type="string" calcext:value-type="string">
            <text:p>9 Mar 2017 06:36:00.000</text:p>
          </table:table-cell>
          <table:table-cell office:value-type="float" office:value="-81.315" calcext:value-type="float">
            <text:p>-81,315</text:p>
          </table:table-cell>
          <table:table-cell office:value-type="float" office:value="-75.274" calcext:value-type="float">
            <text:p>-75,274</text:p>
          </table:table-cell>
          <table:table-cell office:value-type="float" office:value="681.907503" calcext:value-type="float">
            <text:p>681,907503</text:p>
          </table:table-cell>
          <table:table-cell office:value-type="float" office:value="-0.024084" calcext:value-type="float">
            <text:p>-0,024084</text:p>
          </table:table-cell>
          <table:table-cell office:value-type="float" office:value="-0.373894" calcext:value-type="float">
            <text:p>-0,373894</text:p>
          </table:table-cell>
          <table:table-cell office:value-type="float" office:value="0.003426" calcext:value-type="float">
            <text:p>0,003426</text:p>
          </table:table-cell>
        </table:table-row>
        <table:table-row table:style-name="ro1">
          <table:table-cell office:value-type="string" calcext:value-type="string">
            <text:p>9 Mar 2017 06:37:00.000</text:p>
          </table:table-cell>
          <table:table-cell office:value-type="float" office:value="-82.028" calcext:value-type="float">
            <text:p>-82,028</text:p>
          </table:table-cell>
          <table:table-cell office:value-type="float" office:value="-100.438" calcext:value-type="float">
            <text:p>-100,438</text:p>
          </table:table-cell>
          <table:table-cell office:value-type="float" office:value="682.022851" calcext:value-type="float">
            <text:p>682,022851</text:p>
          </table:table-cell>
          <table:table-cell office:value-type="float" office:value="0.001406" calcext:value-type="float">
            <text:p>0,001406</text:p>
          </table:table-cell>
          <table:table-cell office:value-type="float" office:value="-0.442435" calcext:value-type="float">
            <text:p>-0,442435</text:p>
          </table:table-cell>
          <table:table-cell office:value-type="float" office:value="0.000415" calcext:value-type="float">
            <text:p>0,000415</text:p>
          </table:table-cell>
        </table:table-row>
        <table:table-row table:style-name="ro1">
          <table:table-cell office:value-type="string" calcext:value-type="string">
            <text:p>9 Mar 2017 06:38:00.000</text:p>
          </table:table-cell>
          <table:table-cell office:value-type="float" office:value="-81.161" calcext:value-type="float">
            <text:p>-81,161</text:p>
          </table:table-cell>
          <table:table-cell office:value-type="float" office:value="-125.143" calcext:value-type="float">
            <text:p>-125,143</text:p>
          </table:table-cell>
          <table:table-cell office:value-type="float" office:value="681.95726" calcext:value-type="float">
            <text:p>681,95726</text:p>
          </table:table-cell>
          <table:table-cell office:value-type="float" office:value="0.026202" calcext:value-type="float">
            <text:p>0,026202</text:p>
          </table:table-cell>
          <table:table-cell office:value-type="float" office:value="-0.361257" calcext:value-type="float">
            <text:p>-0,361257</text:p>
          </table:table-cell>
          <table:table-cell office:value-type="float" office:value="-0.002596" calcext:value-type="float">
            <text:p>-0,002596</text:p>
          </table:table-cell>
        </table:table-row>
        <table:table-row table:style-name="ro1">
          <table:table-cell office:value-type="string" calcext:value-type="string">
            <text:p>9 Mar 2017 06:39:00.000</text:p>
          </table:table-cell>
          <table:table-cell office:value-type="float" office:value="-79.085" calcext:value-type="float">
            <text:p>-79,085</text:p>
          </table:table-cell>
          <table:table-cell office:value-type="float" office:value="-143.047" calcext:value-type="float">
            <text:p>-143,047</text:p>
          </table:table-cell>
          <table:table-cell office:value-type="float" office:value="681.711966" calcext:value-type="float">
            <text:p>681,711966</text:p>
          </table:table-cell>
          <table:table-cell office:value-type="float" office:value="0.041415" calcext:value-type="float">
            <text:p>0,041415</text:p>
          </table:table-cell>
          <table:table-cell office:value-type="float" office:value="-0.239333" calcext:value-type="float">
            <text:p>-0,239333</text:p>
          </table:table-cell>
          <table:table-cell office:value-type="float" office:value="-0.005566" calcext:value-type="float">
            <text:p>-0,005566</text:p>
          </table:table-cell>
        </table:table-row>
        <table:table-row table:style-name="ro1">
          <table:table-cell office:value-type="string" calcext:value-type="string">
            <text:p>9 Mar 2017 06:40:00.000</text:p>
          </table:table-cell>
          <table:table-cell office:value-type="float" office:value="-76.339" calcext:value-type="float">
            <text:p>-76,339</text:p>
          </table:table-cell>
          <table:table-cell office:value-type="float" office:value="-154.678" calcext:value-type="float">
            <text:p>-154,678</text:p>
          </table:table-cell>
          <table:table-cell office:value-type="float" office:value="681.290675" calcext:value-type="float">
            <text:p>681,290675</text:p>
          </table:table-cell>
          <table:table-cell office:value-type="float" office:value="0.049242" calcext:value-type="float">
            <text:p>0,049242</text:p>
          </table:table-cell>
          <table:table-cell office:value-type="float" office:value="-0.155371" calcext:value-type="float">
            <text:p>-0,155371</text:p>
          </table:table-cell>
          <table:table-cell office:value-type="float" office:value="-0.008454" calcext:value-type="float">
            <text:p>-0,008454</text:p>
          </table:table-cell>
        </table:table-row>
        <table:table-row table:style-name="ro1">
          <table:table-cell office:value-type="string" calcext:value-type="string">
            <text:p>9 Mar 2017 06:41:00.000</text:p>
          </table:table-cell>
          <table:table-cell office:value-type="float" office:value="-73.249" calcext:value-type="float">
            <text:p>-73,249</text:p>
          </table:table-cell>
          <table:table-cell office:value-type="float" office:value="-162.379" calcext:value-type="float">
            <text:p>-162,379</text:p>
          </table:table-cell>
          <table:table-cell office:value-type="float" office:value="680.699511" calcext:value-type="float">
            <text:p>680,699511</text:p>
          </table:table-cell>
          <table:table-cell office:value-type="float" office:value="0.053346" calcext:value-type="float">
            <text:p>0,053346</text:p>
          </table:table-cell>
          <table:table-cell office:value-type="float" office:value="-0.105737" calcext:value-type="float">
            <text:p>-0,105737</text:p>
          </table:table-cell>
          <table:table-cell office:value-type="float" office:value="-0.01122" calcext:value-type="float">
            <text:p>-0,01122</text:p>
          </table:table-cell>
        </table:table-row>
        <table:table-row table:style-name="ro1">
          <table:table-cell office:value-type="string" calcext:value-type="string">
            <text:p>9 Mar 2017 06:42:00.000</text:p>
          </table:table-cell>
          <table:table-cell office:value-type="float" office:value="-69.973" calcext:value-type="float">
            <text:p>-69,973</text:p>
          </table:table-cell>
          <table:table-cell office:value-type="float" office:value="-167.763" calcext:value-type="float">
            <text:p>-167,763</text:p>
          </table:table-cell>
          <table:table-cell office:value-type="float" office:value="679.946918" calcext:value-type="float">
            <text:p>679,946918</text:p>
          </table:table-cell>
          <table:table-cell office:value-type="float" office:value="0.055667" calcext:value-type="float">
            <text:p>0,055667</text:p>
          </table:table-cell>
          <table:table-cell office:value-type="float" office:value="-0.076136" calcext:value-type="float">
            <text:p>-0,076136</text:p>
          </table:table-cell>
          <table:table-cell office:value-type="float" office:value="-0.013827" calcext:value-type="float">
            <text:p>-0,013827</text:p>
          </table:table-cell>
        </table:table-row>
        <table:table-row table:style-name="ro1">
          <table:table-cell office:value-type="string" calcext:value-type="string">
            <text:p>9 Mar 2017 06:43:00.000</text:p>
          </table:table-cell>
          <table:table-cell office:value-type="float" office:value="-66.587" calcext:value-type="float">
            <text:p>-66,587</text:p>
          </table:table-cell>
          <table:table-cell office:value-type="float" office:value="-171.735" calcext:value-type="float">
            <text:p>-171,735</text:p>
          </table:table-cell>
          <table:table-cell office:value-type="float" office:value="679.043543" calcext:value-type="float">
            <text:p>679,043543</text:p>
          </table:table-cell>
          <table:table-cell office:value-type="float" office:value="0.057084" calcext:value-type="float">
            <text:p>0,057084</text:p>
          </table:table-cell>
          <table:table-cell office:value-type="float" office:value="-0.057656" calcext:value-type="float">
            <text:p>-0,057656</text:p>
          </table:table-cell>
          <table:table-cell office:value-type="float" office:value="-0.016239" calcext:value-type="float">
            <text:p>-0,016239</text:p>
          </table:table-cell>
        </table:table-row>
        <table:table-row table:style-name="ro1">
          <table:table-cell office:value-type="string" calcext:value-type="string">
            <text:p>9 Mar 2017 06:44:00.000</text:p>
          </table:table-cell>
          <table:table-cell office:value-type="float" office:value="-63.132" calcext:value-type="float">
            <text:p>-63,132</text:p>
          </table:table-cell>
          <table:table-cell office:value-type="float" office:value="-174.807" calcext:value-type="float">
            <text:p>-174,807</text:p>
          </table:table-cell>
          <table:table-cell office:value-type="float" office:value="678.002074" calcext:value-type="float">
            <text:p>678,002074</text:p>
          </table:table-cell>
          <table:table-cell office:value-type="float" office:value="0.058012" calcext:value-type="float">
            <text:p>0,058012</text:p>
          </table:table-cell>
          <table:table-cell office:value-type="float" office:value="-0.045544" calcext:value-type="float">
            <text:p>-0,045544</text:p>
          </table:table-cell>
          <table:table-cell office:value-type="float" office:value="-0.018423" calcext:value-type="float">
            <text:p>-0,018423</text:p>
          </table:table-cell>
        </table:table-row>
        <table:table-row table:style-name="ro1">
          <table:table-cell office:value-type="string" calcext:value-type="string">
            <text:p>9 Mar 2017 06:45:00.000</text:p>
          </table:table-cell>
          <table:table-cell office:value-type="float" office:value="-59.631" calcext:value-type="float">
            <text:p>-59,631</text:p>
          </table:table-cell>
          <table:table-cell office:value-type="float" office:value="-177.276" calcext:value-type="float">
            <text:p>-177,276</text:p>
          </table:table-cell>
          <table:table-cell office:value-type="float" office:value="676.837053" calcext:value-type="float">
            <text:p>676,837053</text:p>
          </table:table-cell>
          <table:table-cell office:value-type="float" office:value="0.058657" calcext:value-type="float">
            <text:p>0,058657</text:p>
          </table:table-cell>
          <table:table-cell office:value-type="float" office:value="-0.037254" calcext:value-type="float">
            <text:p>-0,037254</text:p>
          </table:table-cell>
          <table:table-cell office:value-type="float" office:value="-0.020352" calcext:value-type="float">
            <text:p>-0,020352</text:p>
          </table:table-cell>
        </table:table-row>
        <table:table-row table:style-name="ro1">
          <table:table-cell office:value-type="string" calcext:value-type="string">
            <text:p>9 Mar 2017 06:46:00.000</text:p>
          </table:table-cell>
          <table:table-cell office:value-type="float" office:value="-56.097" calcext:value-type="float">
            <text:p>-56,097</text:p>
          </table:table-cell>
          <table:table-cell office:value-type="float" office:value="-179.325" calcext:value-type="float">
            <text:p>-179,325</text:p>
          </table:table-cell>
          <table:table-cell office:value-type="float" office:value="675.564657" calcext:value-type="float">
            <text:p>675,564657</text:p>
          </table:table-cell>
          <table:table-cell office:value-type="float" office:value="0.059126" calcext:value-type="float">
            <text:p>0,059126</text:p>
          </table:table-cell>
          <table:table-cell office:value-type="float" office:value="-0.031369" calcext:value-type="float">
            <text:p>-0,031369</text:p>
          </table:table-cell>
          <table:table-cell office:value-type="float" office:value="-0.021998" calcext:value-type="float">
            <text:p>-0,021998</text:p>
          </table:table-cell>
        </table:table-row>
        <table:table-row table:style-name="ro1">
          <table:table-cell office:value-type="string" calcext:value-type="string">
            <text:p>9 Mar 2017 06:47:00.000</text:p>
          </table:table-cell>
          <table:table-cell office:value-type="float" office:value="-52.538" calcext:value-type="float">
            <text:p>-52,538</text:p>
          </table:table-cell>
          <table:table-cell office:value-type="float" office:value="178.928" calcext:value-type="float">
            <text:p>178,928</text:p>
          </table:table-cell>
          <table:table-cell office:value-type="float" office:value="674.202458" calcext:value-type="float">
            <text:p>674,202458</text:p>
          </table:table-cell>
          <table:table-cell office:value-type="float" office:value="0.059484" calcext:value-type="float">
            <text:p>0,059484</text:p>
          </table:table-cell>
          <table:table-cell office:value-type="float" office:value="-0.027063" calcext:value-type="float">
            <text:p>-0,027063</text:p>
          </table:table-cell>
          <table:table-cell office:value-type="float" office:value="-0.023342" calcext:value-type="float">
            <text:p>-0,023342</text:p>
          </table:table-cell>
        </table:table-row>
        <table:table-row table:style-name="ro1">
          <table:table-cell office:value-type="string" calcext:value-type="string">
            <text:p>9 Mar 2017 06:48:00.000</text:p>
          </table:table-cell>
          <table:table-cell office:value-type="float" office:value="-48.96" calcext:value-type="float">
            <text:p>-48,96</text:p>
          </table:table-cell>
          <table:table-cell office:value-type="float" office:value="177.406" calcext:value-type="float">
            <text:p>177,406</text:p>
          </table:table-cell>
          <table:table-cell office:value-type="float" office:value="672.769159" calcext:value-type="float">
            <text:p>672,769159</text:p>
          </table:table-cell>
          <table:table-cell office:value-type="float" office:value="0.059766" calcext:value-type="float">
            <text:p>0,059766</text:p>
          </table:table-cell>
          <table:table-cell office:value-type="float" office:value="-0.023832" calcext:value-type="float">
            <text:p>-0,023832</text:p>
          </table:table-cell>
          <table:table-cell office:value-type="float" office:value="-0.024366" calcext:value-type="float">
            <text:p>-0,024366</text:p>
          </table:table-cell>
        </table:table-row>
        <table:table-row table:style-name="ro1">
          <table:table-cell office:value-type="string" calcext:value-type="string">
            <text:p>9 Mar 2017 06:49:00.000</text:p>
          </table:table-cell>
          <table:table-cell office:value-type="float" office:value="-45.367" calcext:value-type="float">
            <text:p>-45,367</text:p>
          </table:table-cell>
          <table:table-cell office:value-type="float" office:value="176.053" calcext:value-type="float">
            <text:p>176,053</text:p>
          </table:table-cell>
          <table:table-cell office:value-type="float" office:value="671.284306" calcext:value-type="float">
            <text:p>671,284306</text:p>
          </table:table-cell>
          <table:table-cell office:value-type="float" office:value="0.059996" calcext:value-type="float">
            <text:p>0,059996</text:p>
          </table:table-cell>
          <table:table-cell office:value-type="float" office:value="-0.021358" calcext:value-type="float">
            <text:p>-0,021358</text:p>
          </table:table-cell>
          <table:table-cell office:value-type="float" office:value="-0.025059" calcext:value-type="float">
            <text:p>-0,025059</text:p>
          </table:table-cell>
        </table:table-row>
        <table:table-row table:style-name="ro1">
          <table:table-cell office:value-type="string" calcext:value-type="string">
            <text:p>9 Mar 2017 06:50:00.000</text:p>
          </table:table-cell>
          <table:table-cell office:value-type="float" office:value="-41.761" calcext:value-type="float">
            <text:p>-41,761</text:p>
          </table:table-cell>
          <table:table-cell office:value-type="float" office:value="174.832" calcext:value-type="float">
            <text:p>174,832</text:p>
          </table:table-cell>
          <table:table-cell office:value-type="float" office:value="669.767993" calcext:value-type="float">
            <text:p>669,767993</text:p>
          </table:table-cell>
          <table:table-cell office:value-type="float" office:value="0.060187" calcext:value-type="float">
            <text:p>0,060187</text:p>
          </table:table-cell>
          <table:table-cell office:value-type="float" office:value="-0.019431" calcext:value-type="float">
            <text:p>-0,019431</text:p>
          </table:table-cell>
          <table:table-cell office:value-type="float" office:value="-0.025415" calcext:value-type="float">
            <text:p>-0,025415</text:p>
          </table:table-cell>
        </table:table-row>
        <table:table-row table:style-name="ro1">
          <table:table-cell office:value-type="string" calcext:value-type="string">
            <text:p>9 Mar 2017 06:51:00.000</text:p>
          </table:table-cell>
          <table:table-cell office:value-type="float" office:value="-38.145" calcext:value-type="float">
            <text:p>-38,145</text:p>
          </table:table-cell>
          <table:table-cell office:value-type="float" office:value="173.713" calcext:value-type="float">
            <text:p>173,713</text:p>
          </table:table-cell>
          <table:table-cell office:value-type="float" office:value="668.240553" calcext:value-type="float">
            <text:p>668,240553</text:p>
          </table:table-cell>
          <table:table-cell office:value-type="float" office:value="0.060349" calcext:value-type="float">
            <text:p>0,060349</text:p>
          </table:table-cell>
          <table:table-cell office:value-type="float" office:value="-0.01791" calcext:value-type="float">
            <text:p>-0,01791</text:p>
          </table:table-cell>
          <table:table-cell office:value-type="float" office:value="-0.025432" calcext:value-type="float">
            <text:p>-0,025432</text:p>
          </table:table-cell>
        </table:table-row>
        <table:table-row table:style-name="ro1">
          <table:table-cell office:value-type="string" calcext:value-type="string">
            <text:p>9 Mar 2017 06:52:00.000</text:p>
          </table:table-cell>
          <table:table-cell office:value-type="float" office:value="-34.52" calcext:value-type="float">
            <text:p>-34,52</text:p>
          </table:table-cell>
          <table:table-cell office:value-type="float" office:value="172.676" calcext:value-type="float">
            <text:p>172,676</text:p>
          </table:table-cell>
          <table:table-cell office:value-type="float" office:value="666.722243" calcext:value-type="float">
            <text:p>666,722243</text:p>
          </table:table-cell>
          <table:table-cell office:value-type="float" office:value="0.060488" calcext:value-type="float">
            <text:p>0,060488</text:p>
          </table:table-cell>
          <table:table-cell office:value-type="float" office:value="-0.0167" calcext:value-type="float">
            <text:p>-0,0167</text:p>
          </table:table-cell>
          <table:table-cell office:value-type="float" office:value="-0.025113" calcext:value-type="float">
            <text:p>-0,025113</text:p>
          </table:table-cell>
        </table:table-row>
        <table:table-row table:style-name="ro1">
          <table:table-cell office:value-type="string" calcext:value-type="string">
            <text:p>9 Mar 2017 06:53:00.000</text:p>
          </table:table-cell>
          <table:table-cell office:value-type="float" office:value="-30.887" calcext:value-type="float">
            <text:p>-30,887</text:p>
          </table:table-cell>
          <table:table-cell office:value-type="float" office:value="171.705" calcext:value-type="float">
            <text:p>171,705</text:p>
          </table:table-cell>
          <table:table-cell office:value-type="float" office:value="665.232929" calcext:value-type="float">
            <text:p>665,232929</text:p>
          </table:table-cell>
          <table:table-cell office:value-type="float" office:value="0.060608" calcext:value-type="float">
            <text:p>0,060608</text:p>
          </table:table-cell>
          <table:table-cell office:value-type="float" office:value="-0.015729" calcext:value-type="float">
            <text:p>-0,015729</text:p>
          </table:table-cell>
          <table:table-cell office:value-type="float" office:value="-0.024469" calcext:value-type="float">
            <text:p>-0,024469</text:p>
          </table:table-cell>
        </table:table-row>
        <table:table-row table:style-name="ro1">
          <table:table-cell office:value-type="string" calcext:value-type="string">
            <text:p>9 Mar 2017 06:54:00.000</text:p>
          </table:table-cell>
          <table:table-cell office:value-type="float" office:value="-27.247" calcext:value-type="float">
            <text:p>-27,247</text:p>
          </table:table-cell>
          <table:table-cell office:value-type="float" office:value="170.785" calcext:value-type="float">
            <text:p>170,785</text:p>
          </table:table-cell>
          <table:table-cell office:value-type="float" office:value="663.791775" calcext:value-type="float">
            <text:p>663,791775</text:p>
          </table:table-cell>
          <table:table-cell office:value-type="float" office:value="0.060713" calcext:value-type="float">
            <text:p>0,060713</text:p>
          </table:table-cell>
          <table:table-cell office:value-type="float" office:value="-0.014949" calcext:value-type="float">
            <text:p>-0,014949</text:p>
          </table:table-cell>
          <table:table-cell office:value-type="float" office:value="-0.023513" calcext:value-type="float">
            <text:p>-0,023513</text:p>
          </table:table-cell>
        </table:table-row>
        <table:table-row table:style-name="ro1">
          <table:table-cell office:value-type="string" calcext:value-type="string">
            <text:p>9 Mar 2017 06:55:00.000</text:p>
          </table:table-cell>
          <table:table-cell office:value-type="float" office:value="-23.602" calcext:value-type="float">
            <text:p>-23,602</text:p>
          </table:table-cell>
          <table:table-cell office:value-type="float" office:value="169.908" calcext:value-type="float">
            <text:p>169,908</text:p>
          </table:table-cell>
          <table:table-cell office:value-type="float" office:value="662.416946" calcext:value-type="float">
            <text:p>662,416946</text:p>
          </table:table-cell>
          <table:table-cell office:value-type="float" office:value="0.060803" calcext:value-type="float">
            <text:p>0,060803</text:p>
          </table:table-cell>
          <table:table-cell office:value-type="float" office:value="-0.014323" calcext:value-type="float">
            <text:p>-0,014323</text:p>
          </table:table-cell>
          <table:table-cell office:value-type="float" office:value="-0.022264" calcext:value-type="float">
            <text:p>-0,022264</text:p>
          </table:table-cell>
        </table:table-row>
        <table:table-row table:style-name="ro1">
          <table:table-cell office:value-type="string" calcext:value-type="string">
            <text:p>9 Mar 2017 06:56:00.000</text:p>
          </table:table-cell>
          <table:table-cell office:value-type="float" office:value="-19.951" calcext:value-type="float">
            <text:p>-19,951</text:p>
          </table:table-cell>
          <table:table-cell office:value-type="float" office:value="169.064" calcext:value-type="float">
            <text:p>169,064</text:p>
          </table:table-cell>
          <table:table-cell office:value-type="float" office:value="661.125322" calcext:value-type="float">
            <text:p>661,125322</text:p>
          </table:table-cell>
          <table:table-cell office:value-type="float" office:value="0.060881" calcext:value-type="float">
            <text:p>0,060881</text:p>
          </table:table-cell>
          <table:table-cell office:value-type="float" office:value="-0.013826" calcext:value-type="float">
            <text:p>-0,013826</text:p>
          </table:table-cell>
          <table:table-cell office:value-type="float" office:value="-0.020746" calcext:value-type="float">
            <text:p>-0,020746</text:p>
          </table:table-cell>
        </table:table-row>
        <table:table-row table:style-name="ro1">
          <table:table-cell office:value-type="string" calcext:value-type="string">
            <text:p>9 Mar 2017 06:57:00.000</text:p>
          </table:table-cell>
          <table:table-cell office:value-type="float" office:value="-16.296" calcext:value-type="float">
            <text:p>-16,296</text:p>
          </table:table-cell>
          <table:table-cell office:value-type="float" office:value="168.246" calcext:value-type="float">
            <text:p>168,246</text:p>
          </table:table-cell>
          <table:table-cell office:value-type="float" office:value="659.932231" calcext:value-type="float">
            <text:p>659,932231</text:p>
          </table:table-cell>
          <table:table-cell office:value-type="float" office:value="0.060946" calcext:value-type="float">
            <text:p>0,060946</text:p>
          </table:table-cell>
          <table:table-cell office:value-type="float" office:value="-0.013436" calcext:value-type="float">
            <text:p>-0,013436</text:p>
          </table:table-cell>
          <table:table-cell office:value-type="float" office:value="-0.018987" calcext:value-type="float">
            <text:p>-0,018987</text:p>
          </table:table-cell>
        </table:table-row>
        <table:table-row table:style-name="ro1">
          <table:table-cell office:value-type="string" calcext:value-type="string">
            <text:p>9 Mar 2017 06:58:00.000</text:p>
          </table:table-cell>
          <table:table-cell office:value-type="float" office:value="-12.638" calcext:value-type="float">
            <text:p>-12,638</text:p>
          </table:table-cell>
          <table:table-cell office:value-type="float" office:value="167.449" calcext:value-type="float">
            <text:p>167,449</text:p>
          </table:table-cell>
          <table:table-cell office:value-type="float" office:value="658.851216" calcext:value-type="float">
            <text:p>658,851216</text:p>
          </table:table-cell>
          <table:table-cell office:value-type="float" office:value="0.061" calcext:value-type="float">
            <text:p>0,061</text:p>
          </table:table-cell>
          <table:table-cell office:value-type="float" office:value="-0.013141" calcext:value-type="float">
            <text:p>-0,013141</text:p>
          </table:table-cell>
          <table:table-cell office:value-type="float" office:value="-0.017018" calcext:value-type="float">
            <text:p>-0,017018</text:p>
          </table:table-cell>
        </table:table-row>
        <table:table-row table:style-name="ro1">
          <table:table-cell office:value-type="string" calcext:value-type="string">
            <text:p>9 Mar 2017 06:59:00.000</text:p>
          </table:table-cell>
          <table:table-cell office:value-type="float" office:value="-8.977" calcext:value-type="float">
            <text:p>-8,977</text:p>
          </table:table-cell>
          <table:table-cell office:value-type="float" office:value="166.668" calcext:value-type="float">
            <text:p>166,668</text:p>
          </table:table-cell>
          <table:table-cell office:value-type="float" office:value="657.89382" calcext:value-type="float">
            <text:p>657,89382</text:p>
          </table:table-cell>
          <table:table-cell office:value-type="float" office:value="0.061043" calcext:value-type="float">
            <text:p>0,061043</text:p>
          </table:table-cell>
          <table:table-cell office:value-type="float" office:value="-0.012928" calcext:value-type="float">
            <text:p>-0,012928</text:p>
          </table:table-cell>
          <table:table-cell office:value-type="float" office:value="-0.014874" calcext:value-type="float">
            <text:p>-0,014874</text:p>
          </table:table-cell>
        </table:table-row>
        <table:table-row table:style-name="ro1">
          <table:table-cell office:value-type="string" calcext:value-type="string">
            <text:p>9 Mar 2017 07:00:00.000</text:p>
          </table:table-cell>
          <table:table-cell office:value-type="float" office:value="-5.313" calcext:value-type="float">
            <text:p>-5,313</text:p>
          </table:table-cell>
          <table:table-cell office:value-type="float" office:value="165.897" calcext:value-type="float">
            <text:p>165,897</text:p>
          </table:table-cell>
          <table:table-cell office:value-type="float" office:value="657.069417" calcext:value-type="float">
            <text:p>657,069417</text:p>
          </table:table-cell>
          <table:table-cell office:value-type="float" office:value="0.061074" calcext:value-type="float">
            <text:p>0,061074</text:p>
          </table:table-cell>
          <table:table-cell office:value-type="float" office:value="-0.012792" calcext:value-type="float">
            <text:p>-0,012792</text:p>
          </table:table-cell>
          <table:table-cell office:value-type="float" office:value="-0.012593" calcext:value-type="float">
            <text:p>-0,012593</text:p>
          </table:table-cell>
        </table:table-row>
        <table:table-row table:style-name="ro1">
          <table:table-cell office:value-type="string" calcext:value-type="string">
            <text:p>9 Mar 2017 07:01:00.000</text:p>
          </table:table-cell>
          <table:table-cell office:value-type="float" office:value="-1.648" calcext:value-type="float">
            <text:p>-1,648</text:p>
          </table:table-cell>
          <table:table-cell office:value-type="float" office:value="165.131" calcext:value-type="float">
            <text:p>165,131</text:p>
          </table:table-cell>
          <table:table-cell office:value-type="float" office:value="656.385071" calcext:value-type="float">
            <text:p>656,385071</text:p>
          </table:table-cell>
          <table:table-cell office:value-type="float" office:value="0.061094" calcext:value-type="float">
            <text:p>0,061094</text:p>
          </table:table-cell>
          <table:table-cell office:value-type="float" office:value="-0.012727" calcext:value-type="float">
            <text:p>-0,012727</text:p>
          </table:table-cell>
          <table:table-cell office:value-type="float" office:value="-0.010214" calcext:value-type="float">
            <text:p>-0,010214</text:p>
          </table:table-cell>
        </table:table-row>
        <table:table-row table:style-name="ro1">
          <table:table-cell office:value-type="string" calcext:value-type="string">
            <text:p>9 Mar 2017 07:02:00.000</text:p>
          </table:table-cell>
          <table:table-cell office:value-type="float" office:value="2.018" calcext:value-type="float">
            <text:p>2,018</text:p>
          </table:table-cell>
          <table:table-cell office:value-type="float" office:value="164.368" calcext:value-type="float">
            <text:p>164,368</text:p>
          </table:table-cell>
          <table:table-cell office:value-type="float" office:value="655.845441" calcext:value-type="float">
            <text:p>655,845441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32" calcext:value-type="float">
            <text:p>-0,012732</text:p>
          </table:table-cell>
          <table:table-cell office:value-type="float" office:value="-0.007777" calcext:value-type="float">
            <text:p>-0,007777</text:p>
          </table:table-cell>
        </table:table-row>
        <table:table-row table:style-name="ro1">
          <table:table-cell office:value-type="string" calcext:value-type="string">
            <text:p>9 Mar 2017 07:03:00.000</text:p>
          </table:table-cell>
          <table:table-cell office:value-type="float" office:value="5.684" calcext:value-type="float">
            <text:p>5,684</text:p>
          </table:table-cell>
          <table:table-cell office:value-type="float" office:value="163.602" calcext:value-type="float">
            <text:p>163,602</text:p>
          </table:table-cell>
          <table:table-cell office:value-type="float" office:value="655.452725" calcext:value-type="float">
            <text:p>655,452725</text:p>
          </table:table-cell>
          <table:table-cell office:value-type="float" office:value="0.061101" calcext:value-type="float">
            <text:p>0,061101</text:p>
          </table:table-cell>
          <table:table-cell office:value-type="float" office:value="-0.012806" calcext:value-type="float">
            <text:p>-0,012806</text:p>
          </table:table-cell>
          <table:table-cell office:value-type="float" office:value="-0.005325" calcext:value-type="float">
            <text:p>-0,005325</text:p>
          </table:table-cell>
        </table:table-row>
        <table:table-row table:style-name="ro1">
          <table:table-cell office:value-type="string" calcext:value-type="string">
            <text:p>9 Mar 2017 07:04:00.000</text:p>
          </table:table-cell>
          <table:table-cell office:value-type="float" office:value="9.35" calcext:value-type="float">
            <text:p>9,35</text:p>
          </table:table-cell>
          <table:table-cell office:value-type="float" office:value="162.83" calcext:value-type="float">
            <text:p>162,83</text:p>
          </table:table-cell>
          <table:table-cell office:value-type="float" office:value="655.206651" calcext:value-type="float">
            <text:p>655,206651</text:p>
          </table:table-cell>
          <table:table-cell office:value-type="float" office:value="0.061087" calcext:value-type="float">
            <text:p>0,061087</text:p>
          </table:table-cell>
          <table:table-cell office:value-type="float" office:value="-0.012953" calcext:value-type="float">
            <text:p>-0,012953</text:p>
          </table:table-cell>
          <table:table-cell office:value-type="float" office:value="-0.002897" calcext:value-type="float">
            <text:p>-0,002897</text:p>
          </table:table-cell>
        </table:table-row>
        <table:table-row table:style-name="ro1">
          <table:table-cell office:value-type="string" calcext:value-type="string">
            <text:p>9 Mar 2017 07:05:00.000</text:p>
          </table:table-cell>
          <table:table-cell office:value-type="float" office:value="13.015" calcext:value-type="float">
            <text:p>13,015</text:p>
          </table:table-cell>
          <table:table-cell office:value-type="float" office:value="162.046" calcext:value-type="float">
            <text:p>162,046</text:p>
          </table:table-cell>
          <table:table-cell office:value-type="float" office:value="655.104505" calcext:value-type="float">
            <text:p>655,104505</text:p>
          </table:table-cell>
          <table:table-cell office:value-type="float" office:value="0.061062" calcext:value-type="float">
            <text:p>0,061062</text:p>
          </table:table-cell>
          <table:table-cell office:value-type="float" office:value="-0.013177" calcext:value-type="float">
            <text:p>-0,013177</text:p>
          </table:table-cell>
          <table:table-cell office:value-type="float" office:value="-0.000534" calcext:value-type="float">
            <text:p>-0,000534</text:p>
          </table:table-cell>
        </table:table-row>
        <table:table-row table:style-name="ro1">
          <table:table-cell office:value-type="string" calcext:value-type="string">
            <text:p>9 Mar 2017 07:06:00.000</text:p>
          </table:table-cell>
          <table:table-cell office:value-type="float" office:value="16.677" calcext:value-type="float">
            <text:p>16,677</text:p>
          </table:table-cell>
          <table:table-cell office:value-type="float" office:value="161.247" calcext:value-type="float">
            <text:p>161,247</text:p>
          </table:table-cell>
          <table:table-cell office:value-type="float" office:value="655.141211" calcext:value-type="float">
            <text:p>655,141211</text:p>
          </table:table-cell>
          <table:table-cell office:value-type="float" office:value="0.061026" calcext:value-type="float">
            <text:p>0,061026</text:p>
          </table:table-cell>
          <table:table-cell office:value-type="float" office:value="-0.013485" calcext:value-type="float">
            <text:p>-0,013485</text:p>
          </table:table-cell>
          <table:table-cell office:value-type="float" office:value="0.001725" calcext:value-type="float">
            <text:p>0,001725</text:p>
          </table:table-cell>
        </table:table-row>
        <table:table-row table:style-name="ro1">
          <table:table-cell office:value-type="string" calcext:value-type="string">
            <text:p>9 Mar 2017 07:07:00.000</text:p>
          </table:table-cell>
          <table:table-cell office:value-type="float" office:value="20.337" calcext:value-type="float">
            <text:p>20,337</text:p>
          </table:table-cell>
          <table:table-cell office:value-type="float" office:value="160.426" calcext:value-type="float">
            <text:p>160,426</text:p>
          </table:table-cell>
          <table:table-cell office:value-type="float" office:value="655.309442" calcext:value-type="float">
            <text:p>655,309442</text:p>
          </table:table-cell>
          <table:table-cell office:value-type="float" office:value="0.060977" calcext:value-type="float">
            <text:p>0,060977</text:p>
          </table:table-cell>
          <table:table-cell office:value-type="float" office:value="-0.013889" calcext:value-type="float">
            <text:p>-0,013889</text:p>
          </table:table-cell>
          <table:table-cell office:value-type="float" office:value="0.003845" calcext:value-type="float">
            <text:p>0,003845</text:p>
          </table:table-cell>
        </table:table-row>
        <table:table-row table:style-name="ro1">
          <table:table-cell office:value-type="string" calcext:value-type="string">
            <text:p>9 Mar 2017 07:08:00.000</text:p>
          </table:table-cell>
          <table:table-cell office:value-type="float" office:value="23.994" calcext:value-type="float">
            <text:p>23,994</text:p>
          </table:table-cell>
          <table:table-cell office:value-type="float" office:value="159.578" calcext:value-type="float">
            <text:p>159,578</text:p>
          </table:table-cell>
          <table:table-cell office:value-type="float" office:value="655.599778" calcext:value-type="float">
            <text:p>655,599778</text:p>
          </table:table-cell>
          <table:table-cell office:value-type="float" office:value="0.060915" calcext:value-type="float">
            <text:p>0,060915</text:p>
          </table:table-cell>
          <table:table-cell office:value-type="float" office:value="-0.014404" calcext:value-type="float">
            <text:p>-0,014404</text:p>
          </table:table-cell>
          <table:table-cell office:value-type="float" office:value="0.005791" calcext:value-type="float">
            <text:p>0,005791</text:p>
          </table:table-cell>
        </table:table-row>
        <table:table-row table:style-name="ro1">
          <table:table-cell office:value-type="string" calcext:value-type="string">
            <text:p>9 Mar 2017 07:09:00.000</text:p>
          </table:table-cell>
          <table:table-cell office:value-type="float" office:value="27.647" calcext:value-type="float">
            <text:p>27,647</text:p>
          </table:table-cell>
          <table:table-cell office:value-type="float" office:value="158.695" calcext:value-type="float">
            <text:p>158,695</text:p>
          </table:table-cell>
          <table:table-cell office:value-type="float" office:value="656.000895" calcext:value-type="float">
            <text:p>656,000895</text:p>
          </table:table-cell>
          <table:table-cell office:value-type="float" office:value="0.06084" calcext:value-type="float">
            <text:p>0,06084</text:p>
          </table:table-cell>
          <table:table-cell office:value-type="float" office:value="-0.015051" calcext:value-type="float">
            <text:p>-0,015051</text:p>
          </table:table-cell>
          <table:table-cell office:value-type="float" office:value="0.007533" calcext:value-type="float">
            <text:p>0,007533</text:p>
          </table:table-cell>
        </table:table-row>
        <table:table-row table:style-name="ro1">
          <table:table-cell office:value-type="string" calcext:value-type="string">
            <text:p>9 Mar 2017 07:10:00.000</text:p>
          </table:table-cell>
          <table:table-cell office:value-type="float" office:value="31.295" calcext:value-type="float">
            <text:p>31,295</text:p>
          </table:table-cell>
          <table:table-cell office:value-type="float" office:value="157.769" calcext:value-type="float">
            <text:p>157,769</text:p>
          </table:table-cell>
          <table:table-cell office:value-type="float" office:value="656.499788" calcext:value-type="float">
            <text:p>656,499788</text:p>
          </table:table-cell>
          <table:table-cell office:value-type="float" office:value="0.06075" calcext:value-type="float">
            <text:p>0,06075</text:p>
          </table:table-cell>
          <table:table-cell office:value-type="float" office:value="-0.015857" calcext:value-type="float">
            <text:p>-0,015857</text:p>
          </table:table-cell>
          <table:table-cell office:value-type="float" office:value="0.009047" calcext:value-type="float">
            <text:p>0,009047</text:p>
          </table:table-cell>
        </table:table-row>
        <table:table-row table:style-name="ro1">
          <table:table-cell office:value-type="string" calcext:value-type="string">
            <text:p>9 Mar 2017 07:11:00.000</text:p>
          </table:table-cell>
          <table:table-cell office:value-type="float" office:value="34.937" calcext:value-type="float">
            <text:p>34,937</text:p>
          </table:table-cell>
          <table:table-cell office:value-type="float" office:value="156.788" calcext:value-type="float">
            <text:p>156,788</text:p>
          </table:table-cell>
          <table:table-cell office:value-type="float" office:value="657.082018" calcext:value-type="float">
            <text:p>657,082018</text:p>
          </table:table-cell>
          <table:table-cell office:value-type="float" office:value="0.060642" calcext:value-type="float">
            <text:p>0,060642</text:p>
          </table:table-cell>
          <table:table-cell office:value-type="float" office:value="-0.01686" calcext:value-type="float">
            <text:p>-0,01686</text:p>
          </table:table-cell>
          <table:table-cell office:value-type="float" office:value="0.010309" calcext:value-type="float">
            <text:p>0,010309</text:p>
          </table:table-cell>
        </table:table-row>
        <table:table-row table:style-name="ro1">
          <table:table-cell office:value-type="string" calcext:value-type="string">
            <text:p>9 Mar 2017 07:12:00.000</text:p>
          </table:table-cell>
          <table:table-cell office:value-type="float" office:value="38.571" calcext:value-type="float">
            <text:p>38,571</text:p>
          </table:table-cell>
          <table:table-cell office:value-type="float" office:value="155.74" calcext:value-type="float">
            <text:p>155,74</text:p>
          </table:table-cell>
          <table:table-cell office:value-type="float" office:value="657.731989" calcext:value-type="float">
            <text:p>657,731989</text:p>
          </table:table-cell>
          <table:table-cell office:value-type="float" office:value="0.060515" calcext:value-type="float">
            <text:p>0,060515</text:p>
          </table:table-cell>
          <table:table-cell office:value-type="float" office:value="-0.018114" calcext:value-type="float">
            <text:p>-0,018114</text:p>
          </table:table-cell>
          <table:table-cell office:value-type="float" office:value="0.011304" calcext:value-type="float">
            <text:p>0,011304</text:p>
          </table:table-cell>
        </table:table-row>
        <table:table-row table:style-name="ro1">
          <table:table-cell office:value-type="string" calcext:value-type="string">
            <text:p>9 Mar 2017 07:13:00.000</text:p>
          </table:table-cell>
          <table:table-cell office:value-type="float" office:value="42.198" calcext:value-type="float">
            <text:p>42,198</text:p>
          </table:table-cell>
          <table:table-cell office:value-type="float" office:value="154.608" calcext:value-type="float">
            <text:p>154,608</text:p>
          </table:table-cell>
          <table:table-cell office:value-type="float" office:value="658.43323" calcext:value-type="float">
            <text:p>658,43323</text:p>
          </table:table-cell>
          <table:table-cell office:value-type="float" office:value="0.060363" calcext:value-type="float">
            <text:p>0,060363</text:p>
          </table:table-cell>
          <table:table-cell office:value-type="float" office:value="-0.01969" calcext:value-type="float">
            <text:p>-0,01969</text:p>
          </table:table-cell>
          <table:table-cell office:value-type="float" office:value="0.012018" calcext:value-type="float">
            <text:p>0,012018</text:p>
          </table:table-cell>
        </table:table-row>
        <table:table-row table:style-name="ro1">
          <table:table-cell office:value-type="string" calcext:value-type="string">
            <text:p>9 Mar 2017 07:14:00.000</text:p>
          </table:table-cell>
          <table:table-cell office:value-type="float" office:value="45.814" calcext:value-type="float">
            <text:p>45,814</text:p>
          </table:table-cell>
          <table:table-cell office:value-type="float" office:value="153.369" calcext:value-type="float">
            <text:p>153,369</text:p>
          </table:table-cell>
          <table:table-cell office:value-type="float" office:value="659.168701" calcext:value-type="float">
            <text:p>659,168701</text:p>
          </table:table-cell>
          <table:table-cell office:value-type="float" office:value="0.06018" calcext:value-type="float">
            <text:p>0,06018</text:p>
          </table:table-cell>
          <table:table-cell office:value-type="float" office:value="-0.021693" calcext:value-type="float">
            <text:p>-0,021693</text:p>
          </table:table-cell>
          <table:table-cell office:value-type="float" office:value="0.012445" calcext:value-type="float">
            <text:p>0,012445</text:p>
          </table:table-cell>
        </table:table-row>
        <table:table-row table:style-name="ro1">
          <table:table-cell office:value-type="string" calcext:value-type="string">
            <text:p>9 Mar 2017 07:15:00.000</text:p>
          </table:table-cell>
          <table:table-cell office:value-type="float" office:value="49.419" calcext:value-type="float">
            <text:p>49,419</text:p>
          </table:table-cell>
          <table:table-cell office:value-type="float" office:value="151.993" calcext:value-type="float">
            <text:p>151,993</text:p>
          </table:table-cell>
          <table:table-cell office:value-type="float" office:value="659.9211" calcext:value-type="float">
            <text:p>659,9211</text:p>
          </table:table-cell>
          <table:table-cell office:value-type="float" office:value="0.059956" calcext:value-type="float">
            <text:p>0,059956</text:p>
          </table:table-cell>
          <table:table-cell office:value-type="float" office:value="-0.024272" calcext:value-type="float">
            <text:p>-0,024272</text:p>
          </table:table-cell>
          <table:table-cell office:value-type="float" office:value="0.012583" calcext:value-type="float">
            <text:p>0,012583</text:p>
          </table:table-cell>
        </table:table-row>
        <table:table-row table:style-name="ro1">
          <table:table-cell office:value-type="string" calcext:value-type="string">
            <text:p>9 Mar 2017 07:16:00.000</text:p>
          </table:table-cell>
          <table:table-cell office:value-type="float" office:value="53.008" calcext:value-type="float">
            <text:p>53,008</text:p>
          </table:table-cell>
          <table:table-cell office:value-type="float" office:value="150.44" calcext:value-type="float">
            <text:p>150,44</text:p>
          </table:table-cell>
          <table:table-cell office:value-type="float" office:value="660.673171" calcext:value-type="float">
            <text:p>660,673171</text:p>
          </table:table-cell>
          <table:table-cell office:value-type="float" office:value="0.059674" calcext:value-type="float">
            <text:p>0,059674</text:p>
          </table:table-cell>
          <table:table-cell office:value-type="float" office:value="-0.027651" calcext:value-type="float">
            <text:p>-0,027651</text:p>
          </table:table-cell>
          <table:table-cell office:value-type="float" office:value="0.012436" calcext:value-type="float">
            <text:p>0,012436</text:p>
          </table:table-cell>
        </table:table-row>
        <table:table-row table:style-name="ro1">
          <table:table-cell office:value-type="string" calcext:value-type="string">
            <text:p>9 Mar 2017 07:17:00.000</text:p>
          </table:table-cell>
          <table:table-cell office:value-type="float" office:value="56.578" calcext:value-type="float">
            <text:p>56,578</text:p>
          </table:table-cell>
          <table:table-cell office:value-type="float" office:value="148.652" calcext:value-type="float">
            <text:p>148,652</text:p>
          </table:table-cell>
          <table:table-cell office:value-type="float" office:value="661.408007" calcext:value-type="float">
            <text:p>661,408007</text:p>
          </table:table-cell>
          <table:table-cell office:value-type="float" office:value="0.059312" calcext:value-type="float">
            <text:p>0,059312</text:p>
          </table:table-cell>
          <table:table-cell office:value-type="float" office:value="-0.032175" calcext:value-type="float">
            <text:p>-0,032175</text:p>
          </table:table-cell>
          <table:table-cell office:value-type="float" office:value="0.012012" calcext:value-type="float">
            <text:p>0,012012</text:p>
          </table:table-cell>
        </table:table-row>
        <table:table-row table:style-name="ro1">
          <table:table-cell office:value-type="string" calcext:value-type="string">
            <text:p>9 Mar 2017 07:18:00.000</text:p>
          </table:table-cell>
          <table:table-cell office:value-type="float" office:value="60.123" calcext:value-type="float">
            <text:p>60,123</text:p>
          </table:table-cell>
          <table:table-cell office:value-type="float" office:value="146.546" calcext:value-type="float">
            <text:p>146,546</text:p>
          </table:table-cell>
          <table:table-cell office:value-type="float" office:value="662.109345" calcext:value-type="float">
            <text:p>662,109345</text:p>
          </table:table-cell>
          <table:table-cell office:value-type="float" office:value="0.058828" calcext:value-type="float">
            <text:p>0,058828</text:p>
          </table:table-cell>
          <table:table-cell office:value-type="float" office:value="-0.038388" calcext:value-type="float">
            <text:p>-0,038388</text:p>
          </table:table-cell>
          <table:table-cell office:value-type="float" office:value="0.011323" calcext:value-type="float">
            <text:p>0,011323</text:p>
          </table:table-cell>
        </table:table-row>
        <table:table-row table:style-name="ro1">
          <table:table-cell office:value-type="string" calcext:value-type="string">
            <text:p>9 Mar 2017 07:19:00.000</text:p>
          </table:table-cell>
          <table:table-cell office:value-type="float" office:value="63.634" calcext:value-type="float">
            <text:p>63,634</text:p>
          </table:table-cell>
          <table:table-cell office:value-type="float" office:value="143.994" calcext:value-type="float">
            <text:p>143,994</text:p>
          </table:table-cell>
          <table:table-cell office:value-type="float" office:value="662.761852" calcext:value-type="float">
            <text:p>662,761852</text:p>
          </table:table-cell>
          <table:table-cell office:value-type="float" office:value="0.058154" calcext:value-type="float">
            <text:p>0,058154</text:p>
          </table:table-cell>
          <table:table-cell office:value-type="float" office:value="-0.047197" calcext:value-type="float">
            <text:p>-0,047197</text:p>
          </table:table-cell>
          <table:table-cell office:value-type="float" office:value="0.010388" calcext:value-type="float">
            <text:p>0,010388</text:p>
          </table:table-cell>
        </table:table-row>
        <table:table-row table:style-name="ro1">
          <table:table-cell office:value-type="string" calcext:value-type="string">
            <text:p>9 Mar 2017 07:20:00.000</text:p>
          </table:table-cell>
          <table:table-cell office:value-type="float" office:value="67.095" calcext:value-type="float">
            <text:p>67,095</text:p>
          </table:table-cell>
          <table:table-cell office:value-type="float" office:value="140.8" calcext:value-type="float">
            <text:p>140,8</text:p>
          </table:table-cell>
          <table:table-cell office:value-type="float" office:value="663.351381" calcext:value-type="float">
            <text:p>663,351381</text:p>
          </table:table-cell>
          <table:table-cell office:value-type="float" office:value="0.057168" calcext:value-type="float">
            <text:p>0,057168</text:p>
          </table:table-cell>
          <table:table-cell office:value-type="float" office:value="-0.060167" calcext:value-type="float">
            <text:p>-0,060167</text:p>
          </table:table-cell>
          <table:table-cell office:value-type="float" office:value="0.009228" calcext:value-type="float">
            <text:p>0,009228</text:p>
          </table:table-cell>
        </table:table-row>
        <table:table-row table:style-name="ro1">
          <table:table-cell office:value-type="string" calcext:value-type="string">
            <text:p>9 Mar 2017 07:21:00.000</text:p>
          </table:table-cell>
          <table:table-cell office:value-type="float" office:value="70.483" calcext:value-type="float">
            <text:p>70,483</text:p>
          </table:table-cell>
          <table:table-cell office:value-type="float" office:value="136.636" calcext:value-type="float">
            <text:p>136,636</text:p>
          </table:table-cell>
          <table:table-cell office:value-type="float" office:value="663.865217" calcext:value-type="float">
            <text:p>663,865217</text:p>
          </table:table-cell>
          <table:table-cell office:value-type="float" office:value="0.05564" calcext:value-type="float">
            <text:p>0,05564</text:p>
          </table:table-cell>
          <table:table-cell office:value-type="float" office:value="-0.080135" calcext:value-type="float">
            <text:p>-0,080135</text:p>
          </table:table-cell>
          <table:table-cell office:value-type="float" office:value="0.00787" calcext:value-type="float">
            <text:p>0,00787</text:p>
          </table:table-cell>
        </table:table-row>
        <table:table-row table:style-name="ro1">
          <table:table-cell office:value-type="string" calcext:value-type="string">
            <text:p>9 Mar 2017 07:22:00.000</text:p>
          </table:table-cell>
          <table:table-cell office:value-type="float" office:value="73.752" calcext:value-type="float">
            <text:p>73,752</text:p>
          </table:table-cell>
          <table:table-cell office:value-type="float" office:value="130.94" calcext:value-type="float">
            <text:p>130,94</text:p>
          </table:table-cell>
          <table:table-cell office:value-type="float" office:value="664.292289" calcext:value-type="float">
            <text:p>664,292289</text:p>
          </table:table-cell>
          <table:table-cell office:value-type="float" office:value="0.053099" calcext:value-type="float">
            <text:p>0,053099</text:p>
          </table:table-cell>
          <table:table-cell office:value-type="float" office:value="-0.112437" calcext:value-type="float">
            <text:p>-0,112437</text:p>
          </table:table-cell>
          <table:table-cell office:value-type="float" office:value="0.006341" calcext:value-type="float">
            <text:p>0,006341</text:p>
          </table:table-cell>
        </table:table-row>
        <table:table-row table:style-name="ro1">
          <table:table-cell office:value-type="string" calcext:value-type="string">
            <text:p>9 Mar 2017 07:23:00.000</text:p>
          </table:table-cell>
          <table:table-cell office:value-type="float" office:value="76.815" calcext:value-type="float">
            <text:p>76,815</text:p>
          </table:table-cell>
          <table:table-cell office:value-type="float" office:value="122.702" calcext:value-type="float">
            <text:p>122,702</text:p>
          </table:table-cell>
          <table:table-cell office:value-type="float" office:value="664.623356" calcext:value-type="float">
            <text:p>664,623356</text:p>
          </table:table-cell>
          <table:table-cell office:value-type="float" office:value="0.048528" calcext:value-type="float">
            <text:p>0,048528</text:p>
          </table:table-cell>
          <table:table-cell office:value-type="float" office:value="-0.167033" calcext:value-type="float">
            <text:p>-0,167033</text:p>
          </table:table-cell>
          <table:table-cell office:value-type="float" office:value="0.004675" calcext:value-type="float">
            <text:p>0,004675</text:p>
          </table:table-cell>
        </table:table-row>
        <table:table-row table:style-name="ro1">
          <table:table-cell office:value-type="string" calcext:value-type="string">
            <text:p>9 Mar 2017 07:24:00.000</text:p>
          </table:table-cell>
          <table:table-cell office:value-type="float" office:value="79.492" calcext:value-type="float">
            <text:p>79,492</text:p>
          </table:table-cell>
          <table:table-cell office:value-type="float" office:value="110.146" calcext:value-type="float">
            <text:p>110,146</text:p>
          </table:table-cell>
          <table:table-cell office:value-type="float" office:value="664.851166" calcext:value-type="float">
            <text:p>664,851166</text:p>
          </table:table-cell>
          <table:table-cell office:value-type="float" office:value="0.039696" calcext:value-type="float">
            <text:p>0,039696</text:p>
          </table:table-cell>
          <table:table-cell office:value-type="float" office:value="-0.258864" calcext:value-type="float">
            <text:p>-0,258864</text:p>
          </table:table-cell>
          <table:table-cell office:value-type="float" office:value="0.002905" calcext:value-type="float">
            <text:p>0,002905</text:p>
          </table:table-cell>
        </table:table-row>
        <table:table-row table:style-name="ro1">
          <table:table-cell office:value-type="string" calcext:value-type="string">
            <text:p>9 Mar 2017 07:25:00.000</text:p>
          </table:table-cell>
          <table:table-cell office:value-type="float" office:value="81.414" calcext:value-type="float">
            <text:p>81,414</text:p>
          </table:table-cell>
          <table:table-cell office:value-type="float" office:value="90.896" calcext:value-type="float">
            <text:p>90,896</text:p>
          </table:table-cell>
          <table:table-cell office:value-type="float" office:value="664.97057" calcext:value-type="float">
            <text:p>664,97057</text:p>
          </table:table-cell>
          <table:table-cell office:value-type="float" office:value="0.022661" calcext:value-type="float">
            <text:p>0,022661</text:p>
          </table:table-cell>
          <table:table-cell office:value-type="float" office:value="-0.384192" calcext:value-type="float">
            <text:p>-0,384192</text:p>
          </table:table-cell>
          <table:table-cell office:value-type="float" office:value="0.001067" calcext:value-type="float">
            <text:p>0,001067</text:p>
          </table:table-cell>
        </table:table-row>
        <table:table-row table:style-name="ro1">
          <table:table-cell office:value-type="string" calcext:value-type="string">
            <text:p>9 Mar 2017 07:26:00.000</text:p>
          </table:table-cell>
          <table:table-cell office:value-type="float" office:value="82.017" calcext:value-type="float">
            <text:p>82,017</text:p>
          </table:table-cell>
          <table:table-cell office:value-type="float" office:value="65.335" calcext:value-type="float">
            <text:p>65,335</text:p>
          </table:table-cell>
          <table:table-cell office:value-type="float" office:value="664.978617" calcext:value-type="float">
            <text:p>664,978617</text:p>
          </table:table-cell>
          <table:table-cell office:value-type="float" office:value="-0.003499" calcext:value-type="float">
            <text:p>-0,003499</text:p>
          </table:table-cell>
          <table:table-cell office:value-type="float" office:value="-0.443357" calcext:value-type="float">
            <text:p>-0,443357</text:p>
          </table:table-cell>
          <table:table-cell office:value-type="float" office:value="-0.000801" calcext:value-type="float">
            <text:p>-0,000801</text:p>
          </table:table-cell>
        </table:table-row>
        <table:table-row table:style-name="ro1">
          <table:table-cell office:value-type="string" calcext:value-type="string">
            <text:p>9 Mar 2017 07:27:00.000</text:p>
          </table:table-cell>
          <table:table-cell office:value-type="float" office:value="81.032" calcext:value-type="float">
            <text:p>81,032</text:p>
          </table:table-cell>
          <table:table-cell office:value-type="float" office:value="40.914" calcext:value-type="float">
            <text:p>40,914</text:p>
          </table:table-cell>
          <table:table-cell office:value-type="float" office:value="664.874597" calcext:value-type="float">
            <text:p>664,874597</text:p>
          </table:table-cell>
          <table:table-cell office:value-type="float" office:value="-0.027927" calcext:value-type="float">
            <text:p>-0,027927</text:p>
          </table:table-cell>
          <table:table-cell office:value-type="float" office:value="-0.352764" calcext:value-type="float">
            <text:p>-0,352764</text:p>
          </table:table-cell>
          <table:table-cell office:value-type="float" office:value="-0.002662" calcext:value-type="float">
            <text:p>-0,002662</text:p>
          </table:table-cell>
        </table:table-row>
        <table:table-row table:style-name="ro1">
          <table:table-cell office:value-type="string" calcext:value-type="string">
            <text:p>9 Mar 2017 07:28:00.000</text:p>
          </table:table-cell>
          <table:table-cell office:value-type="float" office:value="78.872" calcext:value-type="float">
            <text:p>78,872</text:p>
          </table:table-cell>
          <table:table-cell office:value-type="float" office:value="23.526" calcext:value-type="float">
            <text:p>23,526</text:p>
          </table:table-cell>
          <table:table-cell office:value-type="float" office:value="664.660059" calcext:value-type="float">
            <text:p>664,660059</text:p>
          </table:table-cell>
          <table:table-cell office:value-type="float" office:value="-0.04251" calcext:value-type="float">
            <text:p>-0,04251</text:p>
          </table:table-cell>
          <table:table-cell office:value-type="float" office:value="-0.231606" calcext:value-type="float">
            <text:p>-0,231606</text:p>
          </table:table-cell>
          <table:table-cell office:value-type="float" office:value="-0.004479" calcext:value-type="float">
            <text:p>-0,004479</text:p>
          </table:table-cell>
        </table:table-row>
        <table:table-row table:style-name="ro1">
          <table:table-cell office:value-type="string" calcext:value-type="string">
            <text:p>9 Mar 2017 07:29:00.000</text:p>
          </table:table-cell>
          <table:table-cell office:value-type="float" office:value="76.073" calcext:value-type="float">
            <text:p>76,073</text:p>
          </table:table-cell>
          <table:table-cell office:value-type="float" office:value="12.272" calcext:value-type="float">
            <text:p>12,272</text:p>
          </table:table-cell>
          <table:table-cell office:value-type="float" office:value="664.338786" calcext:value-type="float">
            <text:p>664,338786</text:p>
          </table:table-cell>
          <table:table-cell office:value-type="float" office:value="-0.049963" calcext:value-type="float">
            <text:p>-0,049963</text:p>
          </table:table-cell>
          <table:table-cell office:value-type="float" office:value="-0.150449" calcext:value-type="float">
            <text:p>-0,150449</text:p>
          </table:table-cell>
          <table:table-cell office:value-type="float" office:value="-0.006214" calcext:value-type="float">
            <text:p>-0,006214</text:p>
          </table:table-cell>
        </table:table-row>
        <table:table-row table:style-name="ro1">
          <table:table-cell office:value-type="string" calcext:value-type="string">
            <text:p>9 Mar 2017 07:30:00.000</text:p>
          </table:table-cell>
          <table:table-cell office:value-type="float" office:value="72.946" calcext:value-type="float">
            <text:p>72,946</text:p>
          </table:table-cell>
          <table:table-cell office:value-type="float" office:value="4.804" calcext:value-type="float">
            <text:p>4,804</text:p>
          </table:table-cell>
          <table:table-cell office:value-type="float" office:value="663.916735" calcext:value-type="float">
            <text:p>663,916735</text:p>
          </table:table-cell>
          <table:table-cell office:value-type="float" office:value="-0.053878" calcext:value-type="float">
            <text:p>-0,053878</text:p>
          </table:table-cell>
          <table:table-cell office:value-type="float" office:value="-0.102726" calcext:value-type="float">
            <text:p>-0,102726</text:p>
          </table:table-cell>
          <table:table-cell office:value-type="float" office:value="-0.007833" calcext:value-type="float">
            <text:p>-0,007833</text:p>
          </table:table-cell>
        </table:table-row>
        <table:table-row table:style-name="ro1">
          <table:table-cell office:value-type="string" calcext:value-type="string">
            <text:p>9 Mar 2017 07:31:00.000</text:p>
          </table:table-cell>
          <table:table-cell office:value-type="float" office:value="69.64" calcext:value-type="float">
            <text:p>69,64</text:p>
          </table:table-cell>
          <table:table-cell office:value-type="float" office:value="-0.435" calcext:value-type="float">
            <text:p>-0,435</text:p>
          </table:table-cell>
          <table:table-cell office:value-type="float" office:value="663.401941" calcext:value-type="float">
            <text:p>663,401941</text:p>
          </table:table-cell>
          <table:table-cell office:value-type="float" office:value="-0.0561" calcext:value-type="float">
            <text:p>-0,0561</text:p>
          </table:table-cell>
          <table:table-cell office:value-type="float" office:value="-0.074232" calcext:value-type="float">
            <text:p>-0,074232</text:p>
          </table:table-cell>
          <table:table-cell office:value-type="float" office:value="-0.009301" calcext:value-type="float">
            <text:p>-0,009301</text:p>
          </table:table-cell>
        </table:table-row>
        <table:table-row table:style-name="ro1">
          <table:table-cell office:value-type="string" calcext:value-type="string">
            <text:p>9 Mar 2017 07:32:00.000</text:p>
          </table:table-cell>
          <table:table-cell office:value-type="float" office:value="66.23" calcext:value-type="float">
            <text:p>66,23</text:p>
          </table:table-cell>
          <table:table-cell office:value-type="float" office:value="-4.314" calcext:value-type="float">
            <text:p>-4,314</text:p>
          </table:table-cell>
          <table:table-cell office:value-type="float" office:value="662.804385" calcext:value-type="float">
            <text:p>662,804385</text:p>
          </table:table-cell>
          <table:table-cell office:value-type="float" office:value="-0.057462" calcext:value-type="float">
            <text:p>-0,057462</text:p>
          </table:table-cell>
          <table:table-cell office:value-type="float" office:value="-0.056395" calcext:value-type="float">
            <text:p>-0,056395</text:p>
          </table:table-cell>
          <table:table-cell office:value-type="float" office:value="-0.010587" calcext:value-type="float">
            <text:p>-0,010587</text:p>
          </table:table-cell>
        </table:table-row>
        <table:table-row table:style-name="ro1">
          <table:table-cell office:value-type="string" calcext:value-type="string">
            <text:p>9 Mar 2017 07:33:00.000</text:p>
          </table:table-cell>
          <table:table-cell office:value-type="float" office:value="62.754" calcext:value-type="float">
            <text:p>62,754</text:p>
          </table:table-cell>
          <table:table-cell office:value-type="float" office:value="-7.323" calcext:value-type="float">
            <text:p>-7,323</text:p>
          </table:table-cell>
          <table:table-cell office:value-type="float" office:value="662.135832" calcext:value-type="float">
            <text:p>662,135832</text:p>
          </table:table-cell>
          <table:table-cell office:value-type="float" office:value="-0.058354" calcext:value-type="float">
            <text:p>-0,058354</text:p>
          </table:table-cell>
          <table:table-cell office:value-type="float" office:value="-0.044672" calcext:value-type="float">
            <text:p>-0,044672</text:p>
          </table:table-cell>
          <table:table-cell office:value-type="float" office:value="-0.011663" calcext:value-type="float">
            <text:p>-0,011663</text:p>
          </table:table-cell>
        </table:table-row>
        <table:table-row table:style-name="ro1">
          <table:table-cell office:value-type="string" calcext:value-type="string">
            <text:p>9 Mar 2017 07:34:00.000</text:p>
          </table:table-cell>
          <table:table-cell office:value-type="float" office:value="59.233" calcext:value-type="float">
            <text:p>59,233</text:p>
          </table:table-cell>
          <table:table-cell office:value-type="float" office:value="-9.748" calcext:value-type="float">
            <text:p>-9,748</text:p>
          </table:table-cell>
          <table:table-cell office:value-type="float" office:value="661.409636" calcext:value-type="float">
            <text:p>661,409636</text:p>
          </table:table-cell>
          <table:table-cell office:value-type="float" office:value="-0.058973" calcext:value-type="float">
            <text:p>-0,058973</text:p>
          </table:table-cell>
          <table:table-cell office:value-type="float" office:value="-0.036629" calcext:value-type="float">
            <text:p>-0,036629</text:p>
          </table:table-cell>
          <table:table-cell office:value-type="float" office:value="-0.012504" calcext:value-type="float">
            <text:p>-0,012504</text:p>
          </table:table-cell>
        </table:table-row>
        <table:table-row table:style-name="ro1">
          <table:table-cell office:value-type="string" calcext:value-type="string">
            <text:p>9 Mar 2017 07:35:00.000</text:p>
          </table:table-cell>
          <table:table-cell office:value-type="float" office:value="55.681" calcext:value-type="float">
            <text:p>55,681</text:p>
          </table:table-cell>
          <table:table-cell office:value-type="float" office:value="-11.765" calcext:value-type="float">
            <text:p>-11,765</text:p>
          </table:table-cell>
          <table:table-cell office:value-type="float" office:value="660.640517" calcext:value-type="float">
            <text:p>660,640517</text:p>
          </table:table-cell>
          <table:table-cell office:value-type="float" office:value="-0.059422" calcext:value-type="float">
            <text:p>-0,059422</text:p>
          </table:table-cell>
          <table:table-cell office:value-type="float" office:value="-0.030907" calcext:value-type="float">
            <text:p>-0,030907</text:p>
          </table:table-cell>
          <table:table-cell office:value-type="float" office:value="-0.01309" calcext:value-type="float">
            <text:p>-0,01309</text:p>
          </table:table-cell>
        </table:table-row>
        <table:table-row table:style-name="ro1">
          <table:table-cell office:value-type="string" calcext:value-type="string">
            <text:p>9 Mar 2017 07:36:00.000</text:p>
          </table:table-cell>
          <table:table-cell office:value-type="float" office:value="52.105" calcext:value-type="float">
            <text:p>52,105</text:p>
          </table:table-cell>
          <table:table-cell office:value-type="float" office:value="-13.487" calcext:value-type="float">
            <text:p>-13,487</text:p>
          </table:table-cell>
          <table:table-cell office:value-type="float" office:value="659.844314" calcext:value-type="float">
            <text:p>659,844314</text:p>
          </table:table-cell>
          <table:table-cell office:value-type="float" office:value="-0.059763" calcext:value-type="float">
            <text:p>-0,059763</text:p>
          </table:table-cell>
          <table:table-cell office:value-type="float" office:value="-0.026712" calcext:value-type="float">
            <text:p>-0,026712</text:p>
          </table:table-cell>
          <table:table-cell office:value-type="float" office:value="-0.013404" calcext:value-type="float">
            <text:p>-0,013404</text:p>
          </table:table-cell>
        </table:table-row>
        <table:table-row table:style-name="ro1">
          <table:table-cell office:value-type="string" calcext:value-type="string">
            <text:p>9 Mar 2017 07:37:00.000</text:p>
          </table:table-cell>
          <table:table-cell office:value-type="float" office:value="48.511" calcext:value-type="float">
            <text:p>48,511</text:p>
          </table:table-cell>
          <table:table-cell office:value-type="float" office:value="-14.991" calcext:value-type="float">
            <text:p>-14,991</text:p>
          </table:table-cell>
          <table:table-cell office:value-type="float" office:value="659.037714" calcext:value-type="float">
            <text:p>659,037714</text:p>
          </table:table-cell>
          <table:table-cell office:value-type="float" office:value="-0.060029" calcext:value-type="float">
            <text:p>-0,060029</text:p>
          </table:table-cell>
          <table:table-cell office:value-type="float" office:value="-0.02356" calcext:value-type="float">
            <text:p>-0,02356</text:p>
          </table:table-cell>
          <table:table-cell office:value-type="float" office:value="-0.013434" calcext:value-type="float">
            <text:p>-0,013434</text:p>
          </table:table-cell>
        </table:table-row>
        <table:table-row table:style-name="ro1">
          <table:table-cell office:value-type="string" calcext:value-type="string">
            <text:p>9 Mar 2017 07:38:00.000</text:p>
          </table:table-cell>
          <table:table-cell office:value-type="float" office:value="44.902" calcext:value-type="float">
            <text:p>44,902</text:p>
          </table:table-cell>
          <table:table-cell office:value-type="float" office:value="-16.329" calcext:value-type="float">
            <text:p>-16,329</text:p>
          </table:table-cell>
          <table:table-cell office:value-type="float" office:value="658.237968" calcext:value-type="float">
            <text:p>658,237968</text:p>
          </table:table-cell>
          <table:table-cell office:value-type="float" office:value="-0.060242" calcext:value-type="float">
            <text:p>-0,060242</text:p>
          </table:table-cell>
          <table:table-cell office:value-type="float" office:value="-0.021143" calcext:value-type="float">
            <text:p>-0,021143</text:p>
          </table:table-cell>
          <table:table-cell office:value-type="float" office:value="-0.013173" calcext:value-type="float">
            <text:p>-0,013173</text:p>
          </table:table-cell>
        </table:table-row>
        <table:table-row table:style-name="ro1">
          <table:table-cell office:value-type="string" calcext:value-type="string">
            <text:p>9 Mar 2017 07:39:00.000</text:p>
          </table:table-cell>
          <table:table-cell office:value-type="float" office:value="41.282" calcext:value-type="float">
            <text:p>41,282</text:p>
          </table:table-cell>
          <table:table-cell office:value-type="float" office:value="-17.539" calcext:value-type="float">
            <text:p>-17,539</text:p>
          </table:table-cell>
          <table:table-cell office:value-type="float" office:value="657.46259" calcext:value-type="float">
            <text:p>657,46259</text:p>
          </table:table-cell>
          <table:table-cell office:value-type="float" office:value="-0.060418" calcext:value-type="float">
            <text:p>-0,060418</text:p>
          </table:table-cell>
          <table:table-cell office:value-type="float" office:value="-0.01926" calcext:value-type="float">
            <text:p>-0,01926</text:p>
          </table:table-cell>
          <table:table-cell office:value-type="float" office:value="-0.012621" calcext:value-type="float">
            <text:p>-0,012621</text:p>
          </table:table-cell>
        </table:table-row>
        <table:table-row table:style-name="ro1">
          <table:table-cell office:value-type="string" calcext:value-type="string">
            <text:p>9 Mar 2017 07:40:00.000</text:p>
          </table:table-cell>
          <table:table-cell office:value-type="float" office:value="37.653" calcext:value-type="float">
            <text:p>37,653</text:p>
          </table:table-cell>
          <table:table-cell office:value-type="float" office:value="-18.648" calcext:value-type="float">
            <text:p>-18,648</text:p>
          </table:table-cell>
          <table:table-cell office:value-type="float" office:value="656.729053" calcext:value-type="float">
            <text:p>656,729053</text:p>
          </table:table-cell>
          <table:table-cell office:value-type="float" office:value="-0.060564" calcext:value-type="float">
            <text:p>-0,060564</text:p>
          </table:table-cell>
          <table:table-cell office:value-type="float" office:value="-0.017773" calcext:value-type="float">
            <text:p>-0,017773</text:p>
          </table:table-cell>
          <table:table-cell office:value-type="float" office:value="-0.011779" calcext:value-type="float">
            <text:p>-0,011779</text:p>
          </table:table-cell>
        </table:table-row>
        <table:table-row table:style-name="ro1">
          <table:table-cell office:value-type="string" calcext:value-type="string">
            <text:p>9 Mar 2017 07:41:00.000</text:p>
          </table:table-cell>
          <table:table-cell office:value-type="float" office:value="34.015" calcext:value-type="float">
            <text:p>34,015</text:p>
          </table:table-cell>
          <table:table-cell office:value-type="float" office:value="-19.678" calcext:value-type="float">
            <text:p>-19,678</text:p>
          </table:table-cell>
          <table:table-cell office:value-type="float" office:value="656.054474" calcext:value-type="float">
            <text:p>656,054474</text:p>
          </table:table-cell>
          <table:table-cell office:value-type="float" office:value="-0.060686" calcext:value-type="float">
            <text:p>-0,060686</text:p>
          </table:table-cell>
          <table:table-cell office:value-type="float" office:value="-0.016588" calcext:value-type="float">
            <text:p>-0,016588</text:p>
          </table:table-cell>
          <table:table-cell office:value-type="float" office:value="-0.010656" calcext:value-type="float">
            <text:p>-0,010656</text:p>
          </table:table-cell>
        </table:table-row>
        <table:table-row table:style-name="ro1">
          <table:table-cell office:value-type="string" calcext:value-type="string">
            <text:p>9 Mar 2017 07:42:00.000</text:p>
          </table:table-cell>
          <table:table-cell office:value-type="float" office:value="30.371" calcext:value-type="float">
            <text:p>30,371</text:p>
          </table:table-cell>
          <table:table-cell office:value-type="float" office:value="-20.643" calcext:value-type="float">
            <text:p>-20,643</text:p>
          </table:table-cell>
          <table:table-cell office:value-type="float" office:value="655.455311" calcext:value-type="float">
            <text:p>655,455311</text:p>
          </table:table-cell>
          <table:table-cell office:value-type="float" office:value="-0.06079" calcext:value-type="float">
            <text:p>-0,06079</text:p>
          </table:table-cell>
          <table:table-cell office:value-type="float" office:value="-0.015639" calcext:value-type="float">
            <text:p>-0,015639</text:p>
          </table:table-cell>
          <table:table-cell office:value-type="float" office:value="-0.009266" calcext:value-type="float">
            <text:p>-0,009266</text:p>
          </table:table-cell>
        </table:table-row>
        <table:table-row table:style-name="ro1">
          <table:table-cell office:value-type="string" calcext:value-type="string">
            <text:p>9 Mar 2017 07:43:00.000</text:p>
          </table:table-cell>
          <table:table-cell office:value-type="float" office:value="26.721" calcext:value-type="float">
            <text:p>26,721</text:p>
          </table:table-cell>
          <table:table-cell office:value-type="float" office:value="-21.558" calcext:value-type="float">
            <text:p>-21,558</text:p>
          </table:table-cell>
          <table:table-cell office:value-type="float" office:value="654.94706" calcext:value-type="float">
            <text:p>654,94706</text:p>
          </table:table-cell>
          <table:table-cell office:value-type="float" office:value="-0.060877" calcext:value-type="float">
            <text:p>-0,060877</text:p>
          </table:table-cell>
          <table:table-cell office:value-type="float" office:value="-0.014876" calcext:value-type="float">
            <text:p>-0,014876</text:p>
          </table:table-cell>
          <table:table-cell office:value-type="float" office:value="-0.007628" calcext:value-type="float">
            <text:p>-0,007628</text:p>
          </table:table-cell>
        </table:table-row>
        <table:table-row table:style-name="ro1">
          <table:table-cell office:value-type="string" calcext:value-type="string">
            <text:p>9 Mar 2017 07:44:00.000</text:p>
          </table:table-cell>
          <table:table-cell office:value-type="float" office:value="23.066" calcext:value-type="float">
            <text:p>23,066</text:p>
          </table:table-cell>
          <table:table-cell office:value-type="float" office:value="-22.432" calcext:value-type="float">
            <text:p>-22,432</text:p>
          </table:table-cell>
          <table:table-cell office:value-type="float" office:value="654.54397" calcext:value-type="float">
            <text:p>654,54397</text:p>
          </table:table-cell>
          <table:table-cell office:value-type="float" office:value="-0.060949" calcext:value-type="float">
            <text:p>-0,060949</text:p>
          </table:table-cell>
          <table:table-cell office:value-type="float" office:value="-0.014265" calcext:value-type="float">
            <text:p>-0,014265</text:p>
          </table:table-cell>
          <table:table-cell office:value-type="float" office:value="-0.005764" calcext:value-type="float">
            <text:p>-0,005764</text:p>
          </table:table-cell>
        </table:table-row>
        <table:table-row table:style-name="ro1">
          <table:table-cell office:value-type="string" calcext:value-type="string">
            <text:p>9 Mar 2017 07:45:00.000</text:p>
          </table:table-cell>
          <table:table-cell office:value-type="float" office:value="19.407" calcext:value-type="float">
            <text:p>19,407</text:p>
          </table:table-cell>
          <table:table-cell office:value-type="float" office:value="-23.272" calcext:value-type="float">
            <text:p>-23,272</text:p>
          </table:table-cell>
          <table:table-cell office:value-type="float" office:value="654.258775" calcext:value-type="float">
            <text:p>654,258775</text:p>
          </table:table-cell>
          <table:table-cell office:value-type="float" office:value="-0.061008" calcext:value-type="float">
            <text:p>-0,061008</text:p>
          </table:table-cell>
          <table:table-cell office:value-type="float" office:value="-0.01378" calcext:value-type="float">
            <text:p>-0,01378</text:p>
          </table:table-cell>
          <table:table-cell office:value-type="float" office:value="-0.003702" calcext:value-type="float">
            <text:p>-0,003702</text:p>
          </table:table-cell>
        </table:table-row>
        <table:table-row table:style-name="ro1">
          <table:table-cell office:value-type="string" calcext:value-type="string">
            <text:p>9 Mar 2017 07:46:00.000</text:p>
          </table:table-cell>
          <table:table-cell office:value-type="float" office:value="15.745" calcext:value-type="float">
            <text:p>15,745</text:p>
          </table:table-cell>
          <table:table-cell office:value-type="float" office:value="-24.087" calcext:value-type="float">
            <text:p>-24,087</text:p>
          </table:table-cell>
          <table:table-cell office:value-type="float" office:value="654.102449" calcext:value-type="float">
            <text:p>654,102449</text:p>
          </table:table-cell>
          <table:table-cell office:value-type="float" office:value="-0.061054" calcext:value-type="float">
            <text:p>-0,061054</text:p>
          </table:table-cell>
          <table:table-cell office:value-type="float" office:value="-0.013401" calcext:value-type="float">
            <text:p>-0,013401</text:p>
          </table:table-cell>
          <table:table-cell office:value-type="float" office:value="-0.001473" calcext:value-type="float">
            <text:p>-0,001473</text:p>
          </table:table-cell>
        </table:table-row>
        <table:table-row table:style-name="ro1">
          <table:table-cell office:value-type="string" calcext:value-type="string">
            <text:p>9 Mar 2017 07:47:00.000</text:p>
          </table:table-cell>
          <table:table-cell office:value-type="float" office:value="12.081" calcext:value-type="float">
            <text:p>12,081</text:p>
          </table:table-cell>
          <table:table-cell office:value-type="float" office:value="-24.882" calcext:value-type="float">
            <text:p>-24,882</text:p>
          </table:table-cell>
          <table:table-cell office:value-type="float" office:value="654.083992" calcext:value-type="float">
            <text:p>654,083992</text:p>
          </table:table-cell>
          <table:table-cell office:value-type="float" office:value="-0.061088" calcext:value-type="float">
            <text:p>-0,061088</text:p>
          </table:table-cell>
          <table:table-cell office:value-type="float" office:value="-0.013115" calcext:value-type="float">
            <text:p>-0,013115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 office:value-type="string" calcext:value-type="string">
            <text:p>9 Mar 2017 07:48:00.000</text:p>
          </table:table-cell>
          <table:table-cell office:value-type="float" office:value="8.415" calcext:value-type="float">
            <text:p>8,415</text:p>
          </table:table-cell>
          <table:table-cell office:value-type="float" office:value="-25.663" calcext:value-type="float">
            <text:p>-25,663</text:p>
          </table:table-cell>
          <table:table-cell office:value-type="float" office:value="654.210248" calcext:value-type="float">
            <text:p>654,210248</text:p>
          </table:table-cell>
          <table:table-cell office:value-type="float" office:value="-0.06111" calcext:value-type="float">
            <text:p>-0,06111</text:p>
          </table:table-cell>
          <table:table-cell office:value-type="float" office:value="-0.012911" calcext:value-type="float">
            <text:p>-0,012911</text:p>
          </table:table-cell>
          <table:table-cell office:value-type="float" office:value="0.003344" calcext:value-type="float">
            <text:p>0,003344</text:p>
          </table:table-cell>
        </table:table-row>
        <table:table-row table:style-name="ro1">
          <table:table-cell office:value-type="string" calcext:value-type="string">
            <text:p>9 Mar 2017 07:49:00.000</text:p>
          </table:table-cell>
          <table:table-cell office:value-type="float" office:value="4.748" calcext:value-type="float">
            <text:p>4,748</text:p>
          </table:table-cell>
          <table:table-cell office:value-type="float" office:value="-26.433" calcext:value-type="float">
            <text:p>-26,433</text:p>
          </table:table-cell>
          <table:table-cell office:value-type="float" office:value="654.485754" calcext:value-type="float">
            <text:p>654,485754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83" calcext:value-type="float">
            <text:p>-0,012783</text:p>
          </table:table-cell>
          <table:table-cell office:value-type="float" office:value="0.005856" calcext:value-type="float">
            <text:p>0,005856</text:p>
          </table:table-cell>
        </table:table-row>
        <table:table-row table:style-name="ro1">
          <table:table-cell office:value-type="string" calcext:value-type="string">
            <text:p>9 Mar 2017 07:50:00.000</text:p>
          </table:table-cell>
          <table:table-cell office:value-type="float" office:value="1.081" calcext:value-type="float">
            <text:p>1,081</text:p>
          </table:table-cell>
          <table:table-cell office:value-type="float" office:value="-27.198" calcext:value-type="float">
            <text:p>-27,198</text:p>
          </table:table-cell>
          <table:table-cell office:value-type="float" office:value="654.912644" calcext:value-type="float">
            <text:p>654,912644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27" calcext:value-type="float">
            <text:p>-0,012727</text:p>
          </table:table-cell>
          <table:table-cell office:value-type="float" office:value="0.008383" calcext:value-type="float">
            <text:p>0,008383</text:p>
          </table:table-cell>
        </table:table-row>
        <table:table-row table:style-name="ro1">
          <table:table-cell office:value-type="string" calcext:value-type="string">
            <text:p>9 Mar 2017 07:51:00.000</text:p>
          </table:table-cell>
          <table:table-cell office:value-type="float" office:value="-2.586" calcext:value-type="float">
            <text:p>-2,586</text:p>
          </table:table-cell>
          <table:table-cell office:value-type="float" office:value="-27.962" calcext:value-type="float">
            <text:p>-27,962</text:p>
          </table:table-cell>
          <table:table-cell office:value-type="float" office:value="655.490572" calcext:value-type="float">
            <text:p>655,490572</text:p>
          </table:table-cell>
          <table:table-cell office:value-type="float" office:value="-0.061108" calcext:value-type="float">
            <text:p>-0,061108</text:p>
          </table:table-cell>
          <table:table-cell office:value-type="float" office:value="-0.012739" calcext:value-type="float">
            <text:p>-0,012739</text:p>
          </table:table-cell>
          <table:table-cell office:value-type="float" office:value="0.010883" calcext:value-type="float">
            <text:p>0,010883</text:p>
          </table:table-cell>
        </table:table-row>
        <table:table-row table:style-name="ro1">
          <table:table-cell office:value-type="string" calcext:value-type="string">
            <text:p>9 Mar 2017 07:52:00.000</text:p>
          </table:table-cell>
          <table:table-cell office:value-type="float" office:value="-6.252" calcext:value-type="float">
            <text:p>-6,252</text:p>
          </table:table-cell>
          <table:table-cell office:value-type="float" office:value="-28.728" calcext:value-type="float">
            <text:p>-28,728</text:p>
          </table:table-cell>
          <table:table-cell office:value-type="float" office:value="656.216702" calcext:value-type="float">
            <text:p>656,216702</text:p>
          </table:table-cell>
          <table:table-cell office:value-type="float" office:value="-0.061085" calcext:value-type="float">
            <text:p>-0,061085</text:p>
          </table:table-cell>
          <table:table-cell office:value-type="float" office:value="-0.012822" calcext:value-type="float">
            <text:p>-0,012822</text:p>
          </table:table-cell>
          <table:table-cell office:value-type="float" office:value="0.013315" calcext:value-type="float">
            <text:p>0,013315</text:p>
          </table:table-cell>
        </table:table-row>
        <table:table-row table:style-name="ro1">
          <table:table-cell office:value-type="string" calcext:value-type="string">
            <text:p>9 Mar 2017 07:53:00.000</text:p>
          </table:table-cell>
          <table:table-cell office:value-type="float" office:value="-9.916" calcext:value-type="float">
            <text:p>-9,916</text:p>
          </table:table-cell>
          <table:table-cell office:value-type="float" office:value="-29.502" calcext:value-type="float">
            <text:p>-29,502</text:p>
          </table:table-cell>
          <table:table-cell office:value-type="float" office:value="657.085725" calcext:value-type="float">
            <text:p>657,085725</text:p>
          </table:table-cell>
          <table:table-cell office:value-type="float" office:value="-0.061051" calcext:value-type="float">
            <text:p>-0,061051</text:p>
          </table:table-cell>
          <table:table-cell office:value-type="float" office:value="-0.012978" calcext:value-type="float">
            <text:p>-0,012978</text:p>
          </table:table-cell>
          <table:table-cell office:value-type="float" office:value="0.015638" calcext:value-type="float">
            <text:p>0,015638</text:p>
          </table:table-cell>
        </table:table-row>
        <table:table-row table:style-name="ro1">
          <table:table-cell office:value-type="string" calcext:value-type="string">
            <text:p>9 Mar 2017 07:54:00.000</text:p>
          </table:table-cell>
          <table:table-cell office:value-type="float" office:value="-13.578" calcext:value-type="float">
            <text:p>-13,578</text:p>
          </table:table-cell>
          <table:table-cell office:value-type="float" office:value="-30.287" calcext:value-type="float">
            <text:p>-30,287</text:p>
          </table:table-cell>
          <table:table-cell office:value-type="float" office:value="658.089925" calcext:value-type="float">
            <text:p>658,089925</text:p>
          </table:table-cell>
          <table:table-cell office:value-type="float" office:value="-0.061005" calcext:value-type="float">
            <text:p>-0,061005</text:p>
          </table:table-cell>
          <table:table-cell office:value-type="float" office:value="-0.013211" calcext:value-type="float">
            <text:p>-0,013211</text:p>
          </table:table-cell>
          <table:table-cell office:value-type="float" office:value="0.017813" calcext:value-type="float">
            <text:p>0,017813</text:p>
          </table:table-cell>
        </table:table-row>
        <table:table-row table:style-name="ro1">
          <table:table-cell office:value-type="string" calcext:value-type="string">
            <text:p>9 Mar 2017 07:55:00.000</text:p>
          </table:table-cell>
          <table:table-cell office:value-type="float" office:value="-17.237" calcext:value-type="float">
            <text:p>-17,237</text:p>
          </table:table-cell>
          <table:table-cell office:value-type="float" office:value="-31.089" calcext:value-type="float">
            <text:p>-31,089</text:p>
          </table:table-cell>
          <table:table-cell office:value-type="float" office:value="659.219288" calcext:value-type="float">
            <text:p>659,219288</text:p>
          </table:table-cell>
          <table:table-cell office:value-type="float" office:value="-0.060948" calcext:value-type="float">
            <text:p>-0,060948</text:p>
          </table:table-cell>
          <table:table-cell office:value-type="float" office:value="-0.01353" calcext:value-type="float">
            <text:p>-0,01353</text:p>
          </table:table-cell>
          <table:table-cell office:value-type="float" office:value="0.019802" calcext:value-type="float">
            <text:p>0,019802</text:p>
          </table:table-cell>
        </table:table-row>
        <table:table-row table:style-name="ro1">
          <table:table-cell office:value-type="string" calcext:value-type="string">
            <text:p>9 Mar 2017 07:56:00.000</text:p>
          </table:table-cell>
          <table:table-cell office:value-type="float" office:value="-20.892" calcext:value-type="float">
            <text:p>-20,892</text:p>
          </table:table-cell>
          <table:table-cell office:value-type="float" office:value="-31.913" calcext:value-type="float">
            <text:p>-31,913</text:p>
          </table:table-cell>
          <table:table-cell office:value-type="float" office:value="660.461651" calcext:value-type="float">
            <text:p>660,461651</text:p>
          </table:table-cell>
          <table:table-cell office:value-type="float" office:value="-0.060879" calcext:value-type="float">
            <text:p>-0,060879</text:p>
          </table:table-cell>
          <table:table-cell office:value-type="float" office:value="-0.013946" calcext:value-type="float">
            <text:p>-0,013946</text:p>
          </table:table-cell>
          <table:table-cell office:value-type="float" office:value="0.021572" calcext:value-type="float">
            <text:p>0,021572</text:p>
          </table:table-cell>
        </table:table-row>
        <table:table-row table:style-name="ro1">
          <table:table-cell office:value-type="string" calcext:value-type="string">
            <text:p>9 Mar 2017 07:57:00.000</text:p>
          </table:table-cell>
          <table:table-cell office:value-type="float" office:value="-24.542" calcext:value-type="float">
            <text:p>-24,542</text:p>
          </table:table-cell>
          <table:table-cell office:value-type="float" office:value="-32.765" calcext:value-type="float">
            <text:p>-32,765</text:p>
          </table:table-cell>
          <table:table-cell office:value-type="float" office:value="661.802884" calcext:value-type="float">
            <text:p>661,802884</text:p>
          </table:table-cell>
          <table:table-cell office:value-type="float" office:value="-0.060798" calcext:value-type="float">
            <text:p>-0,060798</text:p>
          </table:table-cell>
          <table:table-cell office:value-type="float" office:value="-0.014474" calcext:value-type="float">
            <text:p>-0,014474</text:p>
          </table:table-cell>
          <table:table-cell office:value-type="float" office:value="0.023091" calcext:value-type="float">
            <text:p>0,023091</text:p>
          </table:table-cell>
        </table:table-row>
        <table:table-row table:style-name="ro1">
          <table:table-cell office:value-type="string" calcext:value-type="string">
            <text:p>9 Mar 2017 07:58:00.000</text:p>
          </table:table-cell>
          <table:table-cell office:value-type="float" office:value="-28.187" calcext:value-type="float">
            <text:p>-28,187</text:p>
          </table:table-cell>
          <table:table-cell office:value-type="float" office:value="-33.652" calcext:value-type="float">
            <text:p>-33,652</text:p>
          </table:table-cell>
          <table:table-cell office:value-type="float" office:value="663.227108" calcext:value-type="float">
            <text:p>663,227108</text:p>
          </table:table-cell>
          <table:table-cell office:value-type="float" office:value="-0.060703" calcext:value-type="float">
            <text:p>-0,060703</text:p>
          </table:table-cell>
          <table:table-cell office:value-type="float" office:value="-0.015137" calcext:value-type="float">
            <text:p>-0,015137</text:p>
          </table:table-cell>
          <table:table-cell office:value-type="float" office:value="0.024332" calcext:value-type="float">
            <text:p>0,024332</text:p>
          </table:table-cell>
        </table:table-row>
        <table:table-row table:style-name="ro1">
          <table:table-cell office:value-type="string" calcext:value-type="string">
            <text:p>9 Mar 2017 07:59:00.000</text:p>
          </table:table-cell>
          <table:table-cell office:value-type="float" office:value="-31.826" calcext:value-type="float">
            <text:p>-31,826</text:p>
          </table:table-cell>
          <table:table-cell office:value-type="float" office:value="-34.584" calcext:value-type="float">
            <text:p>-34,584</text:p>
          </table:table-cell>
          <table:table-cell office:value-type="float" office:value="664.716946" calcext:value-type="float">
            <text:p>664,716946</text:p>
          </table:table-cell>
          <table:table-cell office:value-type="float" office:value="-0.060594" calcext:value-type="float">
            <text:p>-0,060594</text:p>
          </table:table-cell>
          <table:table-cell office:value-type="float" office:value="-0.015963" calcext:value-type="float">
            <text:p>-0,015963</text:p>
          </table:table-cell>
          <table:table-cell office:value-type="float" office:value="0.025272" calcext:value-type="float">
            <text:p>0,025272</text:p>
          </table:table-cell>
        </table:table-row>
        <table:table-row table:style-name="ro1">
          <table:table-cell office:value-type="string" calcext:value-type="string">
            <text:p>9 Mar 2017 08:00:00.000</text:p>
          </table:table-cell>
          <table:table-cell office:value-type="float" office:value="-35.458" calcext:value-type="float">
            <text:p>-35,458</text:p>
          </table:table-cell>
          <table:table-cell office:value-type="float" office:value="-35.572" calcext:value-type="float">
            <text:p>-35,572</text:p>
          </table:table-cell>
          <table:table-cell office:value-type="float" office:value="666.253787" calcext:value-type="float">
            <text:p>666,253787</text:p>
          </table:table-cell>
          <table:table-cell office:value-type="float" office:value="-0.060469" calcext:value-type="float">
            <text:p>-0,060469</text:p>
          </table:table-cell>
          <table:table-cell office:value-type="float" office:value="-0.01699" calcext:value-type="float">
            <text:p>-0,01699</text:p>
          </table:table-cell>
          <table:table-cell office:value-type="float" office:value="0.025894" calcext:value-type="float">
            <text:p>0,025894</text:p>
          </table:table-cell>
        </table:table-row>
        <table:table-row table:style-name="ro1">
          <table:table-cell office:value-type="string" calcext:value-type="string">
            <text:p>9 Mar 2017 08:01:00.000</text:p>
          </table:table-cell>
          <table:table-cell office:value-type="float" office:value="-39.082" calcext:value-type="float">
            <text:p>-39,082</text:p>
          </table:table-cell>
          <table:table-cell office:value-type="float" office:value="-36.628" calcext:value-type="float">
            <text:p>-36,628</text:p>
          </table:table-cell>
          <table:table-cell office:value-type="float" office:value="667.818084" calcext:value-type="float">
            <text:p>667,818084</text:p>
          </table:table-cell>
          <table:table-cell office:value-type="float" office:value="-0.060323" calcext:value-type="float">
            <text:p>-0,060323</text:p>
          </table:table-cell>
          <table:table-cell office:value-type="float" office:value="-0.018274" calcext:value-type="float">
            <text:p>-0,018274</text:p>
          </table:table-cell>
          <table:table-cell office:value-type="float" office:value="0.026184" calcext:value-type="float">
            <text:p>0,026184</text:p>
          </table:table-cell>
        </table:table-row>
        <table:table-row table:style-name="ro1">
          <table:table-cell office:value-type="string" calcext:value-type="string">
            <text:p>9 Mar 2017 08:02:00.000</text:p>
          </table:table-cell>
          <table:table-cell office:value-type="float" office:value="-42.696" calcext:value-type="float">
            <text:p>-42,696</text:p>
          </table:table-cell>
          <table:table-cell office:value-type="float" office:value="-37.771" calcext:value-type="float">
            <text:p>-37,771</text:p>
          </table:table-cell>
          <table:table-cell office:value-type="float" office:value="669.389652" calcext:value-type="float">
            <text:p>669,389652</text:p>
          </table:table-cell>
          <table:table-cell office:value-type="float" office:value="-0.060154" calcext:value-type="float">
            <text:p>-0,060154</text:p>
          </table:table-cell>
          <table:table-cell office:value-type="float" office:value="-0.019889" calcext:value-type="float">
            <text:p>-0,019889</text:p>
          </table:table-cell>
          <table:table-cell office:value-type="float" office:value="0.026134" calcext:value-type="float">
            <text:p>0,026134</text:p>
          </table:table-cell>
        </table:table-row>
        <table:table-row table:style-name="ro1">
          <table:table-cell office:value-type="string" calcext:value-type="string">
            <text:p>9 Mar 2017 08:03:00.000</text:p>
          </table:table-cell>
          <table:table-cell office:value-type="float" office:value="-46.3" calcext:value-type="float">
            <text:p>-46,3</text:p>
          </table:table-cell>
          <table:table-cell office:value-type="float" office:value="-39.024" calcext:value-type="float">
            <text:p>-39,024</text:p>
          </table:table-cell>
          <table:table-cell office:value-type="float" office:value="670.947985" calcext:value-type="float">
            <text:p>670,947985</text:p>
          </table:table-cell>
          <table:table-cell office:value-type="float" office:value="-0.059953" calcext:value-type="float">
            <text:p>-0,059953</text:p>
          </table:table-cell>
          <table:table-cell office:value-type="float" office:value="-0.021943" calcext:value-type="float">
            <text:p>-0,021943</text:p>
          </table:table-cell>
          <table:table-cell office:value-type="float" office:value="0.025741" calcext:value-type="float">
            <text:p>0,025741</text:p>
          </table:table-cell>
        </table:table-row>
        <table:table-row table:style-name="ro1">
          <table:table-cell office:value-type="string" calcext:value-type="string">
            <text:p>9 Mar 2017 08:04:00.000</text:p>
          </table:table-cell>
          <table:table-cell office:value-type="float" office:value="-49.89" calcext:value-type="float">
            <text:p>-49,89</text:p>
          </table:table-cell>
          <table:table-cell office:value-type="float" office:value="-40.416" calcext:value-type="float">
            <text:p>-40,416</text:p>
          </table:table-cell>
          <table:table-cell office:value-type="float" office:value="672.472571" calcext:value-type="float">
            <text:p>672,472571</text:p>
          </table:table-cell>
          <table:table-cell office:value-type="float" office:value="-0.05971" calcext:value-type="float">
            <text:p>-0,05971</text:p>
          </table:table-cell>
          <table:table-cell office:value-type="float" office:value="-0.024591" calcext:value-type="float">
            <text:p>-0,024591</text:p>
          </table:table-cell>
          <table:table-cell office:value-type="float" office:value="0.025009" calcext:value-type="float">
            <text:p>0,025009</text:p>
          </table:table-cell>
        </table:table-row>
        <table:table-row table:style-name="ro1">
          <table:table-cell office:value-type="string" calcext:value-type="string">
            <text:p>9 Mar 2017 08:05:00.000</text:p>
          </table:table-cell>
          <table:table-cell office:value-type="float" office:value="-53.464" calcext:value-type="float">
            <text:p>-53,464</text:p>
          </table:table-cell>
          <table:table-cell office:value-type="float" office:value="-41.991" calcext:value-type="float">
            <text:p>-41,991</text:p>
          </table:table-cell>
          <table:table-cell office:value-type="float" office:value="673.943208" calcext:value-type="float">
            <text:p>673,943208</text:p>
          </table:table-cell>
          <table:table-cell office:value-type="float" office:value="-0.05941" calcext:value-type="float">
            <text:p>-0,05941</text:p>
          </table:table-cell>
          <table:table-cell office:value-type="float" office:value="-0.028066" calcext:value-type="float">
            <text:p>-0,028066</text:p>
          </table:table-cell>
          <table:table-cell office:value-type="float" office:value="0.023944" calcext:value-type="float">
            <text:p>0,023944</text:p>
          </table:table-cell>
        </table:table-row>
        <table:table-row table:style-name="ro1">
          <table:table-cell office:value-type="string" calcext:value-type="string">
            <text:p>9 Mar 2017 08:06:00.000</text:p>
          </table:table-cell>
          <table:table-cell office:value-type="float" office:value="-57.017" calcext:value-type="float">
            <text:p>-57,017</text:p>
          </table:table-cell>
          <table:table-cell office:value-type="float" office:value="-43.808" calcext:value-type="float">
            <text:p>-43,808</text:p>
          </table:table-cell>
          <table:table-cell office:value-type="float" office:value="675.340309" calcext:value-type="float">
            <text:p>675,340309</text:p>
          </table:table-cell>
          <table:table-cell office:value-type="float" office:value="-0.059027" calcext:value-type="float">
            <text:p>-0,059027</text:p>
          </table:table-cell>
          <table:table-cell office:value-type="float" office:value="-0.032724" calcext:value-type="float">
            <text:p>-0,032724</text:p>
          </table:table-cell>
          <table:table-cell office:value-type="float" office:value="0.02256" calcext:value-type="float">
            <text:p>0,02256</text:p>
          </table:table-cell>
        </table:table-row>
        <table:table-row table:style-name="ro1">
          <table:table-cell office:value-type="string" calcext:value-type="string">
            <text:p>9 Mar 2017 08:07:00.000</text:p>
          </table:table-cell>
          <table:table-cell office:value-type="float" office:value="-60.544" calcext:value-type="float">
            <text:p>-60,544</text:p>
          </table:table-cell>
          <table:table-cell office:value-type="float" office:value="-45.953" calcext:value-type="float">
            <text:p>-45,953</text:p>
          </table:table-cell>
          <table:table-cell office:value-type="float" office:value="676.645201" calcext:value-type="float">
            <text:p>676,645201</text:p>
          </table:table-cell>
          <table:table-cell office:value-type="float" office:value="-0.058518" calcext:value-type="float">
            <text:p>-0,058518</text:p>
          </table:table-cell>
          <table:table-cell office:value-type="float" office:value="-0.039138" calcext:value-type="float">
            <text:p>-0,039138</text:p>
          </table:table-cell>
          <table:table-cell office:value-type="float" office:value="0.020874" calcext:value-type="float">
            <text:p>0,020874</text:p>
          </table:table-cell>
        </table:table-row>
        <table:table-row table:style-name="ro1">
          <table:table-cell office:value-type="string" calcext:value-type="string">
            <text:p>9 Mar 2017 08:08:00.000</text:p>
          </table:table-cell>
          <table:table-cell office:value-type="float" office:value="-64.036" calcext:value-type="float">
            <text:p>-64,036</text:p>
          </table:table-cell>
          <table:table-cell office:value-type="float" office:value="-48.558" calcext:value-type="float">
            <text:p>-48,558</text:p>
          </table:table-cell>
          <table:table-cell office:value-type="float" office:value="677.840405" calcext:value-type="float">
            <text:p>677,840405</text:p>
          </table:table-cell>
          <table:table-cell office:value-type="float" office:value="-0.057812" calcext:value-type="float">
            <text:p>-0,057812</text:p>
          </table:table-cell>
          <table:table-cell office:value-type="float" office:value="-0.048254" calcext:value-type="float">
            <text:p>-0,048254</text:p>
          </table:table-cell>
          <table:table-cell office:value-type="float" office:value="0.018908" calcext:value-type="float">
            <text:p>0,018908</text:p>
          </table:table-cell>
        </table:table-row>
        <table:table-row table:style-name="ro1">
          <table:table-cell office:value-type="string" calcext:value-type="string">
            <text:p>9 Mar 2017 08:09:00.000</text:p>
          </table:table-cell>
          <table:table-cell office:value-type="float" office:value="-67.475" calcext:value-type="float">
            <text:p>-67,475</text:p>
          </table:table-cell>
          <table:table-cell office:value-type="float" office:value="-51.829" calcext:value-type="float">
            <text:p>-51,829</text:p>
          </table:table-cell>
          <table:table-cell office:value-type="float" office:value="678.909892" calcext:value-type="float">
            <text:p>678,909892</text:p>
          </table:table-cell>
          <table:table-cell office:value-type="float" office:value="-0.056781" calcext:value-type="float">
            <text:p>-0,056781</text:p>
          </table:table-cell>
          <table:table-cell office:value-type="float" office:value="-0.061716" calcext:value-type="float">
            <text:p>-0,061716</text:p>
          </table:table-cell>
          <table:table-cell office:value-type="float" office:value="0.016689" calcext:value-type="float">
            <text:p>0,016689</text:p>
          </table:table-cell>
        </table:table-row>
        <table:table-row table:style-name="ro1">
          <table:table-cell office:value-type="string" calcext:value-type="string">
            <text:p>9 Mar 2017 08:10:00.000</text:p>
          </table:table-cell>
          <table:table-cell office:value-type="float" office:value="-70.838" calcext:value-type="float">
            <text:p>-70,838</text:p>
          </table:table-cell>
          <table:table-cell office:value-type="float" office:value="-56.109" calcext:value-type="float">
            <text:p>-56,109</text:p>
          </table:table-cell>
          <table:table-cell office:value-type="float" office:value="679.83933" calcext:value-type="float">
            <text:p>679,83933</text:p>
          </table:table-cell>
          <table:table-cell office:value-type="float" office:value="-0.055179" calcext:value-type="float">
            <text:p>-0,055179</text:p>
          </table:table-cell>
          <table:table-cell office:value-type="float" office:value="-0.082508" calcext:value-type="float">
            <text:p>-0,082508</text:p>
          </table:table-cell>
          <table:table-cell office:value-type="float" office:value="0.014246" calcext:value-type="float">
            <text:p>0,014246</text:p>
          </table:table-cell>
        </table:table-row>
        <table:table-row table:style-name="ro1">
          <table:table-cell office:value-type="string" calcext:value-type="string">
            <text:p>9 Mar 2017 08:11:00.000</text:p>
          </table:table-cell>
          <table:table-cell office:value-type="float" office:value="-74.076" calcext:value-type="float">
            <text:p>-74,076</text:p>
          </table:table-cell>
          <table:table-cell office:value-type="float" office:value="-61.986" calcext:value-type="float">
            <text:p>-61,986</text:p>
          </table:table-cell>
          <table:table-cell office:value-type="float" office:value="680.616282" calcext:value-type="float">
            <text:p>680,616282</text:p>
          </table:table-cell>
          <table:table-cell office:value-type="float" office:value="-0.052507" calcext:value-type="float">
            <text:p>-0,052507</text:p>
          </table:table-cell>
          <table:table-cell office:value-type="float" office:value="-0.116245" calcext:value-type="float">
            <text:p>-0,116245</text:p>
          </table:table-cell>
          <table:table-cell office:value-type="float" office:value="0.011614" calcext:value-type="float">
            <text:p>0,011614</text:p>
          </table:table-cell>
        </table:table-row>
        <table:table-row table:style-name="ro1">
          <table:table-cell office:value-type="string" calcext:value-type="string">
            <text:p>9 Mar 2017 08:12:00.000</text:p>
          </table:table-cell>
          <table:table-cell office:value-type="float" office:value="-77.097" calcext:value-type="float">
            <text:p>-77,097</text:p>
          </table:table-cell>
          <table:table-cell office:value-type="float" office:value="-70.52" calcext:value-type="float">
            <text:p>-70,52</text:p>
          </table:table-cell>
          <table:table-cell office:value-type="float" office:value="681.230399" calcext:value-type="float">
            <text:p>681,230399</text:p>
          </table:table-cell>
          <table:table-cell office:value-type="float" office:value="-0.047681" calcext:value-type="float">
            <text:p>-0,047681</text:p>
          </table:table-cell>
          <table:table-cell office:value-type="float" office:value="-0.173293" calcext:value-type="float">
            <text:p>-0,173293</text:p>
          </table:table-cell>
          <table:table-cell office:value-type="float" office:value="0.008827" calcext:value-type="float">
            <text:p>0,008827</text:p>
          </table:table-cell>
        </table:table-row>
        <table:table-row table:style-name="ro1">
          <table:table-cell office:value-type="string" calcext:value-type="string">
            <text:p>9 Mar 2017 08:13:00.000</text:p>
          </table:table-cell>
          <table:table-cell office:value-type="float" office:value="-79.709" calcext:value-type="float">
            <text:p>-79,709</text:p>
          </table:table-cell>
          <table:table-cell office:value-type="float" office:value="-83.55" calcext:value-type="float">
            <text:p>-83,55</text:p>
          </table:table-cell>
          <table:table-cell office:value-type="float" office:value="681.673562" calcext:value-type="float">
            <text:p>681,673562</text:p>
          </table:table-cell>
          <table:table-cell office:value-type="float" office:value="-0.038347" calcext:value-type="float">
            <text:p>-0,038347</text:p>
          </table:table-cell>
          <table:table-cell office:value-type="float" office:value="-0.268349" calcext:value-type="float">
            <text:p>-0,268349</text:p>
          </table:table-cell>
          <table:table-cell office:value-type="float" office:value="0.005924" calcext:value-type="float">
            <text:p>0,005924</text:p>
          </table:table-cell>
        </table:table-row>
        <table:table-row table:style-name="ro1">
          <table:table-cell office:value-type="string" calcext:value-type="string">
            <text:p>9 Mar 2017 08:14:00.000</text:p>
          </table:table-cell>
          <table:table-cell office:value-type="float" office:value="-81.528" calcext:value-type="float">
            <text:p>-81,528</text:p>
          </table:table-cell>
          <table:table-cell office:value-type="float" office:value="-103.385" calcext:value-type="float">
            <text:p>-103,385</text:p>
          </table:table-cell>
          <table:table-cell office:value-type="float" office:value="681.940002" calcext:value-type="float">
            <text:p>681,940002</text:p>
          </table:table-cell>
          <table:table-cell office:value-type="float" office:value="-0.020559" calcext:value-type="float">
            <text:p>-0,020559</text:p>
          </table:table-cell>
          <table:table-cell office:value-type="float" office:value="-0.392548" calcext:value-type="float">
            <text:p>-0,392548</text:p>
          </table:table-cell>
          <table:table-cell office:value-type="float" office:value="0.002945" calcext:value-type="float">
            <text:p>0,002945</text:p>
          </table:table-cell>
        </table:table-row>
        <table:table-row table:style-name="ro1">
          <table:table-cell office:value-type="string" calcext:value-type="string">
            <text:p>9 Mar 2017 08:15:00.000</text:p>
          </table:table-cell>
          <table:table-cell office:value-type="float" office:value="-81.994" calcext:value-type="float">
            <text:p>-81,994</text:p>
          </table:table-cell>
          <table:table-cell office:value-type="float" office:value="-129.097" calcext:value-type="float">
            <text:p>-129,097</text:p>
          </table:table-cell>
          <table:table-cell office:value-type="float" office:value="682.026384" calcext:value-type="float">
            <text:p>682,026384</text:p>
          </table:table-cell>
          <table:table-cell office:value-type="float" office:value="0.005769" calcext:value-type="float">
            <text:p>0,005769</text:p>
          </table:table-cell>
          <table:table-cell office:value-type="float" office:value="-0.438722" calcext:value-type="float">
            <text:p>-0,438722</text:p>
          </table:table-cell>
          <table:table-cell office:value-type="float" office:value="-0.000069" calcext:value-type="float">
            <text:p>-0,000069</text:p>
          </table:table-cell>
        </table:table-row>
        <table:table-row table:style-name="ro1">
          <table:table-cell office:value-type="string" calcext:value-type="string">
            <text:p>9 Mar 2017 08:16:00.000</text:p>
          </table:table-cell>
          <table:table-cell office:value-type="float" office:value="-80.897" calcext:value-type="float">
            <text:p>-80,897</text:p>
          </table:table-cell>
          <table:table-cell office:value-type="float" office:value="-152.948" calcext:value-type="float">
            <text:p>-152,948</text:p>
          </table:table-cell>
          <table:table-cell office:value-type="float" office:value="681.931848" calcext:value-type="float">
            <text:p>681,931848</text:p>
          </table:table-cell>
          <table:table-cell office:value-type="float" office:value="0.029284" calcext:value-type="float">
            <text:p>0,029284</text:p>
          </table:table-cell>
          <table:table-cell office:value-type="float" office:value="-0.340981" calcext:value-type="float">
            <text:p>-0,340981</text:p>
          </table:table-cell>
          <table:table-cell office:value-type="float" office:value="-0.003076" calcext:value-type="float">
            <text:p>-0,003076</text:p>
          </table:table-cell>
        </table:table-row>
        <table:table-row table:style-name="ro1">
          <table:table-cell office:value-type="string" calcext:value-type="string">
            <text:p>9 Mar 2017 08:17:00.000</text:p>
          </table:table-cell>
          <table:table-cell office:value-type="float" office:value="-78.683" calcext:value-type="float">
            <text:p>-78,683</text:p>
          </table:table-cell>
          <table:table-cell office:value-type="float" office:value="-169.708" calcext:value-type="float">
            <text:p>-169,708</text:p>
          </table:table-cell>
          <table:table-cell office:value-type="float" office:value="681.658027" calcext:value-type="float">
            <text:p>681,658027</text:p>
          </table:table-cell>
          <table:table-cell office:value-type="float" office:value="0.043037" calcext:value-type="float">
            <text:p>0,043037</text:p>
          </table:table-cell>
          <table:table-cell office:value-type="float" office:value="-0.223119" calcext:value-type="float">
            <text:p>-0,223119</text:p>
          </table:table-cell>
          <table:table-cell office:value-type="float" office:value="-0.006036" calcext:value-type="float">
            <text:p>-0,006036</text:p>
          </table:table-cell>
        </table:table-row>
        <table:table-row table:style-name="ro1">
          <table:table-cell office:value-type="string" calcext:value-type="string">
            <text:p>9 Mar 2017 08:18:00.000</text:p>
          </table:table-cell>
          <table:table-cell office:value-type="float" office:value="-75.866" calcext:value-type="float">
            <text:p>-75,866</text:p>
          </table:table-cell>
          <table:table-cell office:value-type="float" office:value="179.429" calcext:value-type="float">
            <text:p>179,429</text:p>
          </table:table-cell>
          <table:table-cell office:value-type="float" office:value="681.209016" calcext:value-type="float">
            <text:p>681,209016</text:p>
          </table:table-cell>
          <table:table-cell office:value-type="float" office:value="0.050074" calcext:value-type="float">
            <text:p>0,050074</text:p>
          </table:table-cell>
          <table:table-cell office:value-type="float" office:value="-0.145618" calcext:value-type="float">
            <text:p>-0,145618</text:p>
          </table:table-cell>
          <table:table-cell office:value-type="float" office:value="-0.008907" calcext:value-type="float">
            <text:p>-0,008907</text:p>
          </table:table-cell>
        </table:table-row>
        <table:table-row table:style-name="ro1">
          <table:table-cell office:value-type="string" calcext:value-type="string">
            <text:p>9 Mar 2017 08:19:00.000</text:p>
          </table:table-cell>
          <table:table-cell office:value-type="float" office:value="-72.739" calcext:value-type="float">
            <text:p>-72,739</text:p>
          </table:table-cell>
          <table:table-cell office:value-type="float" office:value="172.181" calcext:value-type="float">
            <text:p>172,181</text:p>
          </table:table-cell>
          <table:table-cell office:value-type="float" office:value="680.591314" calcext:value-type="float">
            <text:p>680,591314</text:p>
          </table:table-cell>
          <table:table-cell office:value-type="float" office:value="0.053803" calcext:value-type="float">
            <text:p>0,053803</text:p>
          </table:table-cell>
          <table:table-cell office:value-type="float" office:value="-0.099997" calcext:value-type="float">
            <text:p>-0,099997</text:p>
          </table:table-cell>
          <table:table-cell office:value-type="float" office:value="-0.01165" calcext:value-type="float">
            <text:p>-0,01165</text:p>
          </table:table-cell>
        </table:table-row>
        <table:table-row table:style-name="ro1">
          <table:table-cell office:value-type="string" calcext:value-type="string">
            <text:p>9 Mar 2017 08:20:00.000</text:p>
          </table:table-cell>
          <table:table-cell office:value-type="float" office:value="-69.441" calcext:value-type="float">
            <text:p>-69,441</text:p>
          </table:table-cell>
          <table:table-cell office:value-type="float" office:value="167.069" calcext:value-type="float">
            <text:p>167,069</text:p>
          </table:table-cell>
          <table:table-cell office:value-type="float" office:value="679.813728" calcext:value-type="float">
            <text:p>679,813728</text:p>
          </table:table-cell>
          <table:table-cell office:value-type="float" office:value="0.055938" calcext:value-type="float">
            <text:p>0,055938</text:p>
          </table:table-cell>
          <table:table-cell office:value-type="float" office:value="-0.07262" calcext:value-type="float">
            <text:p>-0,07262</text:p>
          </table:table-cell>
          <table:table-cell office:value-type="float" office:value="-0.014228" calcext:value-type="float">
            <text:p>-0,014228</text:p>
          </table:table-cell>
        </table:table-row>
        <table:table-row table:style-name="ro1">
          <table:table-cell office:value-type="string" calcext:value-type="string">
            <text:p>9 Mar 2017 08:21:00.000</text:p>
          </table:table-cell>
          <table:table-cell office:value-type="float" office:value="-66.042" calcext:value-type="float">
            <text:p>-66,042</text:p>
          </table:table-cell>
          <table:table-cell office:value-type="float" office:value="163.266" calcext:value-type="float">
            <text:p>163,266</text:p>
          </table:table-cell>
          <table:table-cell office:value-type="float" office:value="678.88724" calcext:value-type="float">
            <text:p>678,88724</text:p>
          </table:table-cell>
          <table:table-cell office:value-type="float" office:value="0.057257" calcext:value-type="float">
            <text:p>0,057257</text:p>
          </table:table-cell>
          <table:table-cell office:value-type="float" office:value="-0.055393" calcext:value-type="float">
            <text:p>-0,055393</text:p>
          </table:table-cell>
          <table:table-cell office:value-type="float" office:value="-0.016606" calcext:value-type="float">
            <text:p>-0,016606</text:p>
          </table:table-cell>
        </table:table-row>
        <table:table-row table:style-name="ro1">
          <table:table-cell office:value-type="string" calcext:value-type="string">
            <text:p>9 Mar 2017 08:22:00.000</text:p>
          </table:table-cell>
          <table:table-cell office:value-type="float" office:value="-62.579" calcext:value-type="float">
            <text:p>-62,579</text:p>
          </table:table-cell>
          <table:table-cell office:value-type="float" office:value="160.306" calcext:value-type="float">
            <text:p>160,306</text:p>
          </table:table-cell>
          <table:table-cell office:value-type="float" office:value="677.824846" calcext:value-type="float">
            <text:p>677,824846</text:p>
          </table:table-cell>
          <table:table-cell office:value-type="float" office:value="0.05813" calcext:value-type="float">
            <text:p>0,05813</text:p>
          </table:table-cell>
          <table:table-cell office:value-type="float" office:value="-0.044019" calcext:value-type="float">
            <text:p>-0,044019</text:p>
          </table:table-cell>
          <table:table-cell office:value-type="float" office:value="-0.018752" calcext:value-type="float">
            <text:p>-0,018752</text:p>
          </table:table-cell>
        </table:table-row>
        <table:table-row table:style-name="ro1">
          <table:table-cell office:value-type="string" calcext:value-type="string">
            <text:p>9 Mar 2017 08:23:00.000</text:p>
          </table:table-cell>
          <table:table-cell office:value-type="float" office:value="-59.072" calcext:value-type="float">
            <text:p>-59,072</text:p>
          </table:table-cell>
          <table:table-cell office:value-type="float" office:value="157.914" calcext:value-type="float">
            <text:p>157,914</text:p>
          </table:table-cell>
          <table:table-cell office:value-type="float" office:value="676.641364" calcext:value-type="float">
            <text:p>676,641364</text:p>
          </table:table-cell>
          <table:table-cell office:value-type="float" office:value="0.058741" calcext:value-type="float">
            <text:p>0,058741</text:p>
          </table:table-cell>
          <table:table-cell office:value-type="float" office:value="-0.036186" calcext:value-type="float">
            <text:p>-0,036186</text:p>
          </table:table-cell>
          <table:table-cell office:value-type="float" office:value="-0.020637" calcext:value-type="float">
            <text:p>-0,020637</text:p>
          </table:table-cell>
        </table:table-row>
        <table:table-row table:style-name="ro1">
          <table:table-cell office:value-type="string" calcext:value-type="string">
            <text:p>9 Mar 2017 08:24:00.000</text:p>
          </table:table-cell>
          <table:table-cell office:value-type="float" office:value="-55.533" calcext:value-type="float">
            <text:p>-55,533</text:p>
          </table:table-cell>
          <table:table-cell office:value-type="float" office:value="155.919" calcext:value-type="float">
            <text:p>155,919</text:p>
          </table:table-cell>
          <table:table-cell office:value-type="float" office:value="675.353212" calcext:value-type="float">
            <text:p>675,353212</text:p>
          </table:table-cell>
          <table:table-cell office:value-type="float" office:value="0.05919" calcext:value-type="float">
            <text:p>0,05919</text:p>
          </table:table-cell>
          <table:table-cell office:value-type="float" office:value="-0.030596" calcext:value-type="float">
            <text:p>-0,030596</text:p>
          </table:table-cell>
          <table:table-cell office:value-type="float" office:value="-0.022237" calcext:value-type="float">
            <text:p>-0,022237</text:p>
          </table:table-cell>
        </table:table-row>
        <table:table-row table:style-name="ro1">
          <table:table-cell office:value-type="string" calcext:value-type="string">
            <text:p>9 Mar 2017 08:25:00.000</text:p>
          </table:table-cell>
          <table:table-cell office:value-type="float" office:value="-51.971" calcext:value-type="float">
            <text:p>-51,971</text:p>
          </table:table-cell>
          <table:table-cell office:value-type="float" office:value="154.213" calcext:value-type="float">
            <text:p>154,213</text:p>
          </table:table-cell>
          <table:table-cell office:value-type="float" office:value="673.97816" calcext:value-type="float">
            <text:p>673,97816</text:p>
          </table:table-cell>
          <table:table-cell office:value-type="float" office:value="0.059533" calcext:value-type="float">
            <text:p>0,059533</text:p>
          </table:table-cell>
          <table:table-cell office:value-type="float" office:value="-0.026489" calcext:value-type="float">
            <text:p>-0,026489</text:p>
          </table:table-cell>
          <table:table-cell office:value-type="float" office:value="-0.023531" calcext:value-type="float">
            <text:p>-0,023531</text:p>
          </table:table-cell>
        </table:table-row>
        <table:table-row table:style-name="ro1">
          <table:table-cell office:value-type="string" calcext:value-type="string">
            <text:p>9 Mar 2017 08:26:00.000</text:p>
          </table:table-cell>
          <table:table-cell office:value-type="float" office:value="-48.391" calcext:value-type="float">
            <text:p>-48,391</text:p>
          </table:table-cell>
          <table:table-cell office:value-type="float" office:value="152.72" calcext:value-type="float">
            <text:p>152,72</text:p>
          </table:table-cell>
          <table:table-cell office:value-type="float" office:value="672.535064" calcext:value-type="float">
            <text:p>672,535064</text:p>
          </table:table-cell>
          <table:table-cell office:value-type="float" office:value="0.059806" calcext:value-type="float">
            <text:p>0,059806</text:p>
          </table:table-cell>
          <table:table-cell office:value-type="float" office:value="-0.023395" calcext:value-type="float">
            <text:p>-0,023395</text:p>
          </table:table-cell>
          <table:table-cell office:value-type="float" office:value="-0.024503" calcext:value-type="float">
            <text:p>-0,024503</text:p>
          </table:table-cell>
        </table:table-row>
        <table:table-row table:style-name="ro1">
          <table:table-cell office:value-type="string" calcext:value-type="string">
            <text:p>9 Mar 2017 08:27:00.000</text:p>
          </table:table-cell>
          <table:table-cell office:value-type="float" office:value="-44.796" calcext:value-type="float">
            <text:p>-44,796</text:p>
          </table:table-cell>
          <table:table-cell office:value-type="float" office:value="151.391" calcext:value-type="float">
            <text:p>151,391</text:p>
          </table:table-cell>
          <table:table-cell office:value-type="float" office:value="671.043581" calcext:value-type="float">
            <text:p>671,043581</text:p>
          </table:table-cell>
          <table:table-cell office:value-type="float" office:value="0.060028" calcext:value-type="float">
            <text:p>0,060028</text:p>
          </table:table-cell>
          <table:table-cell office:value-type="float" office:value="-0.02102" calcext:value-type="float">
            <text:p>-0,02102</text:p>
          </table:table-cell>
          <table:table-cell office:value-type="float" office:value="-0.025143" calcext:value-type="float">
            <text:p>-0,025143</text:p>
          </table:table-cell>
        </table:table-row>
        <table:table-row table:style-name="ro1">
          <table:table-cell office:value-type="string" calcext:value-type="string">
            <text:p>9 Mar 2017 08:28:00.000</text:p>
          </table:table-cell>
          <table:table-cell office:value-type="float" office:value="-41.188" calcext:value-type="float">
            <text:p>-41,188</text:p>
          </table:table-cell>
          <table:table-cell office:value-type="float" office:value="150.188" calcext:value-type="float">
            <text:p>150,188</text:p>
          </table:table-cell>
          <table:table-cell office:value-type="float" office:value="669.523863" calcext:value-type="float">
            <text:p>669,523863</text:p>
          </table:table-cell>
          <table:table-cell office:value-type="float" office:value="0.060214" calcext:value-type="float">
            <text:p>0,060214</text:p>
          </table:table-cell>
          <table:table-cell office:value-type="float" office:value="-0.019165" calcext:value-type="float">
            <text:p>-0,019165</text:p>
          </table:table-cell>
          <table:table-cell office:value-type="float" office:value="-0.025445" calcext:value-type="float">
            <text:p>-0,025445</text:p>
          </table:table-cell>
        </table:table-row>
        <table:table-row table:style-name="ro1">
          <table:table-cell office:value-type="string" calcext:value-type="string">
            <text:p>9 Mar 2017 08:29:00.000</text:p>
          </table:table-cell>
          <table:table-cell office:value-type="float" office:value="-37.57" calcext:value-type="float">
            <text:p>-37,57</text:p>
          </table:table-cell>
          <table:table-cell office:value-type="float" office:value="149.083" calcext:value-type="float">
            <text:p>149,083</text:p>
          </table:table-cell>
          <table:table-cell office:value-type="float" office:value="667.996255" calcext:value-type="float">
            <text:p>667,996255</text:p>
          </table:table-cell>
          <table:table-cell office:value-type="float" office:value="0.060372" calcext:value-type="float">
            <text:p>0,060372</text:p>
          </table:table-cell>
          <table:table-cell office:value-type="float" office:value="-0.0177" calcext:value-type="float">
            <text:p>-0,0177</text:p>
          </table:table-cell>
          <table:table-cell office:value-type="float" office:value="-0.025408" calcext:value-type="float">
            <text:p>-0,025408</text:p>
          </table:table-cell>
        </table:table-row>
        <table:table-row table:style-name="ro1">
          <table:table-cell office:value-type="string" calcext:value-type="string">
            <text:p>9 Mar 2017 08:30:00.000</text:p>
          </table:table-cell>
          <table:table-cell office:value-type="float" office:value="-33.944" calcext:value-type="float">
            <text:p>-33,944</text:p>
          </table:table-cell>
          <table:table-cell office:value-type="float" office:value="148.058" calcext:value-type="float">
            <text:p>148,058</text:p>
          </table:table-cell>
          <table:table-cell office:value-type="float" office:value="666.480971" calcext:value-type="float">
            <text:p>666,480971</text:p>
          </table:table-cell>
          <table:table-cell office:value-type="float" office:value="0.060508" calcext:value-type="float">
            <text:p>0,060508</text:p>
          </table:table-cell>
          <table:table-cell office:value-type="float" office:value="-0.016531" calcext:value-type="float">
            <text:p>-0,016531</text:p>
          </table:table-cell>
          <table:table-cell office:value-type="float" office:value="-0.025037" calcext:value-type="float">
            <text:p>-0,025037</text:p>
          </table:table-cell>
        </table:table-row>
        <table:table-row table:style-name="ro1">
          <table:table-cell office:value-type="string" calcext:value-type="string">
            <text:p>9 Mar 2017 08:31:00.000</text:p>
          </table:table-cell>
          <table:table-cell office:value-type="float" office:value="-30.31" calcext:value-type="float">
            <text:p>-30,31</text:p>
          </table:table-cell>
          <table:table-cell office:value-type="float" office:value="147.095" calcext:value-type="float">
            <text:p>147,095</text:p>
          </table:table-cell>
          <table:table-cell office:value-type="float" office:value="664.99779" calcext:value-type="float">
            <text:p>664,99779</text:p>
          </table:table-cell>
          <table:table-cell office:value-type="float" office:value="0.060626" calcext:value-type="float">
            <text:p>0,060626</text:p>
          </table:table-cell>
          <table:table-cell office:value-type="float" office:value="-0.015593" calcext:value-type="float">
            <text:p>-0,015593</text:p>
          </table:table-cell>
          <table:table-cell office:value-type="float" office:value="-0.024342" calcext:value-type="float">
            <text:p>-0,024342</text:p>
          </table:table-cell>
        </table:table-row>
        <table:table-row table:style-name="ro1">
          <table:table-cell office:value-type="string" calcext:value-type="string">
            <text:p>9 Mar 2017 08:32:00.000</text:p>
          </table:table-cell>
          <table:table-cell office:value-type="float" office:value="-26.669" calcext:value-type="float">
            <text:p>-26,669</text:p>
          </table:table-cell>
          <table:table-cell office:value-type="float" office:value="146.183" calcext:value-type="float">
            <text:p>146,183</text:p>
          </table:table-cell>
          <table:table-cell office:value-type="float" office:value="663.565738" calcext:value-type="float">
            <text:p>663,565738</text:p>
          </table:table-cell>
          <table:table-cell office:value-type="float" office:value="0.060728" calcext:value-type="float">
            <text:p>0,060728</text:p>
          </table:table-cell>
          <table:table-cell office:value-type="float" office:value="-0.01484" calcext:value-type="float">
            <text:p>-0,01484</text:p>
          </table:table-cell>
          <table:table-cell office:value-type="float" office:value="-0.023338" calcext:value-type="float">
            <text:p>-0,023338</text:p>
          </table:table-cell>
        </table:table-row>
        <table:table-row table:style-name="ro1">
          <table:table-cell office:value-type="string" calcext:value-type="string">
            <text:p>9 Mar 2017 08:33:00.000</text:p>
          </table:table-cell>
          <table:table-cell office:value-type="float" office:value="-23.023" calcext:value-type="float">
            <text:p>-23,023</text:p>
          </table:table-cell>
          <table:table-cell office:value-type="float" office:value="145.311" calcext:value-type="float">
            <text:p>145,311</text:p>
          </table:table-cell>
          <table:table-cell office:value-type="float" office:value="662.202794" calcext:value-type="float">
            <text:p>662,202794</text:p>
          </table:table-cell>
          <table:table-cell office:value-type="float" office:value="0.060817" calcext:value-type="float">
            <text:p>0,060817</text:p>
          </table:table-cell>
          <table:table-cell office:value-type="float" office:value="-0.014236" calcext:value-type="float">
            <text:p>-0,014236</text:p>
          </table:table-cell>
          <table:table-cell office:value-type="float" office:value="-0.022044" calcext:value-type="float">
            <text:p>-0,022044</text:p>
          </table:table-cell>
        </table:table-row>
        <table:table-row table:style-name="ro1">
          <table:table-cell office:value-type="string" calcext:value-type="string">
            <text:p>9 Mar 2017 08:34:00.000</text:p>
          </table:table-cell>
          <table:table-cell office:value-type="float" office:value="-19.371" calcext:value-type="float">
            <text:p>-19,371</text:p>
          </table:table-cell>
          <table:table-cell office:value-type="float" office:value="144.472" calcext:value-type="float">
            <text:p>144,472</text:p>
          </table:table-cell>
          <table:table-cell office:value-type="float" office:value="660.925611" calcext:value-type="float">
            <text:p>660,925611</text:p>
          </table:table-cell>
          <table:table-cell office:value-type="float" office:value="0.060892" calcext:value-type="float">
            <text:p>0,060892</text:p>
          </table:table-cell>
          <table:table-cell office:value-type="float" office:value="-0.013757" calcext:value-type="float">
            <text:p>-0,013757</text:p>
          </table:table-cell>
          <table:table-cell office:value-type="float" office:value="-0.020486" calcext:value-type="float">
            <text:p>-0,020486</text:p>
          </table:table-cell>
        </table:table-row>
        <table:table-row table:style-name="ro1">
          <table:table-cell office:value-type="string" calcext:value-type="string">
            <text:p>9 Mar 2017 08:35:00.000</text:p>
          </table:table-cell>
          <table:table-cell office:value-type="float" office:value="-15.716" calcext:value-type="float">
            <text:p>-15,716</text:p>
          </table:table-cell>
          <table:table-cell office:value-type="float" office:value="143.658" calcext:value-type="float">
            <text:p>143,658</text:p>
          </table:table-cell>
          <table:table-cell office:value-type="float" office:value="659.74925" calcext:value-type="float">
            <text:p>659,74925</text:p>
          </table:table-cell>
          <table:table-cell office:value-type="float" office:value="0.060956" calcext:value-type="float">
            <text:p>0,060956</text:p>
          </table:table-cell>
          <table:table-cell office:value-type="float" office:value="-0.013383" calcext:value-type="float">
            <text:p>-0,013383</text:p>
          </table:table-cell>
          <table:table-cell office:value-type="float" office:value="-0.018691" calcext:value-type="float">
            <text:p>-0,018691</text:p>
          </table:table-cell>
        </table:table-row>
        <table:table-row table:style-name="ro1">
          <table:table-cell office:value-type="string" calcext:value-type="string">
            <text:p>9 Mar 2017 08:36:00.000</text:p>
          </table:table-cell>
          <table:table-cell office:value-type="float" office:value="-12.057" calcext:value-type="float">
            <text:p>-12,057</text:p>
          </table:table-cell>
          <table:table-cell office:value-type="float" office:value="142.864" calcext:value-type="float">
            <text:p>142,864</text:p>
          </table:table-cell>
          <table:table-cell office:value-type="float" office:value="658.686949" calcext:value-type="float">
            <text:p>658,686949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-0.013101" calcext:value-type="float">
            <text:p>-0,013101</text:p>
          </table:table-cell>
          <table:table-cell office:value-type="float" office:value="-0.016691" calcext:value-type="float">
            <text:p>-0,016691</text:p>
          </table:table-cell>
        </table:table-row>
        <table:table-row table:style-name="ro1">
          <table:table-cell office:value-type="string" calcext:value-type="string">
            <text:p>9 Mar 2017 08:37:00.000</text:p>
          </table:table-cell>
          <table:table-cell office:value-type="float" office:value="-8.395" calcext:value-type="float">
            <text:p>-8,395</text:p>
          </table:table-cell>
          <table:table-cell office:value-type="float" office:value="142.085" calcext:value-type="float">
            <text:p>142,085</text:p>
          </table:table-cell>
          <table:table-cell office:value-type="float" office:value="657.74992" calcext:value-type="float">
            <text:p>657,74992</text:p>
          </table:table-cell>
          <table:table-cell office:value-type="float" office:value="0.061048" calcext:value-type="float">
            <text:p>0,061048</text:p>
          </table:table-cell>
          <table:table-cell office:value-type="float" office:value="-0.012902" calcext:value-type="float">
            <text:p>-0,012902</text:p>
          </table:table-cell>
          <table:table-cell office:value-type="float" office:value="-0.014523" calcext:value-type="float">
            <text:p>-0,014523</text:p>
          </table:table-cell>
        </table:table-row>
        <table:table-row table:style-name="ro1">
          <table:table-cell office:value-type="string" calcext:value-type="string">
            <text:p>9 Mar 2017 08:38:00.000</text:p>
          </table:table-cell>
          <table:table-cell office:value-type="float" office:value="-4.731" calcext:value-type="float">
            <text:p>-4,731</text:p>
          </table:table-cell>
          <table:table-cell office:value-type="float" office:value="141.315" calcext:value-type="float">
            <text:p>141,315</text:p>
          </table:table-cell>
          <table:table-cell office:value-type="float" office:value="656.947179" calcext:value-type="float">
            <text:p>656,947179</text:p>
          </table:table-cell>
          <table:table-cell office:value-type="float" office:value="0.061078" calcext:value-type="float">
            <text:p>0,061078</text:p>
          </table:table-cell>
          <table:table-cell office:value-type="float" office:value="-0.012777" calcext:value-type="float">
            <text:p>-0,012777</text:p>
          </table:table-cell>
          <table:table-cell office:value-type="float" office:value="-0.012223" calcext:value-type="float">
            <text:p>-0,012223</text:p>
          </table:table-cell>
        </table:table-row>
        <table:table-row table:style-name="ro1">
          <table:table-cell office:value-type="string" calcext:value-type="string">
            <text:p>9 Mar 2017 08:39:00.000</text:p>
          </table:table-cell>
          <table:table-cell office:value-type="float" office:value="-1.066" calcext:value-type="float">
            <text:p>-1,066</text:p>
          </table:table-cell>
          <table:table-cell office:value-type="float" office:value="140.55" calcext:value-type="float">
            <text:p>140,55</text:p>
          </table:table-cell>
          <table:table-cell office:value-type="float" office:value="656.285414" calcext:value-type="float">
            <text:p>656,285414</text:p>
          </table:table-cell>
          <table:table-cell office:value-type="float" office:value="0.061096" calcext:value-type="float">
            <text:p>0,061096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-0.009832" calcext:value-type="float">
            <text:p>-0,009832</text:p>
          </table:table-cell>
        </table:table-row>
        <table:table-row table:style-name="ro1">
          <table:table-cell office:value-type="string" calcext:value-type="string">
            <text:p>9 Mar 2017 08:40:00.000</text:p>
          </table:table-cell>
          <table:table-cell office:value-type="float" office:value="2.6" calcext:value-type="float">
            <text:p>2,6</text:p>
          </table:table-cell>
          <table:table-cell office:value-type="float" office:value="139.786" calcext:value-type="float">
            <text:p>139,786</text:p>
          </table:table-cell>
          <table:table-cell office:value-type="float" office:value="655.768896" calcext:value-type="float">
            <text:p>655,768896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39" calcext:value-type="float">
            <text:p>-0,012739</text:p>
          </table:table-cell>
          <table:table-cell office:value-type="float" office:value="-0.00739" calcext:value-type="float">
            <text:p>-0,00739</text:p>
          </table:table-cell>
        </table:table-row>
        <table:table-row table:style-name="ro1">
          <table:table-cell office:value-type="string" calcext:value-type="string">
            <text:p>9 Mar 2017 08:41:00.000</text:p>
          </table:table-cell>
          <table:table-cell office:value-type="float" office:value="6.266" calcext:value-type="float">
            <text:p>6,266</text:p>
          </table:table-cell>
          <table:table-cell office:value-type="float" office:value="139.02" calcext:value-type="float">
            <text:p>139,02</text:p>
          </table:table-cell>
          <table:table-cell office:value-type="float" office:value="655.399431" calcext:value-type="float">
            <text:p>655,399431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825" calcext:value-type="float">
            <text:p>-0,012825</text:p>
          </table:table-cell>
          <table:table-cell office:value-type="float" office:value="-0.004938" calcext:value-type="float">
            <text:p>-0,004938</text:p>
          </table:table-cell>
        </table:table-row>
        <table:table-row table:style-name="ro1">
          <table:table-cell office:value-type="string" calcext:value-type="string">
            <text:p>9 Mar 2017 08:42:00.000</text:p>
          </table:table-cell>
          <table:table-cell office:value-type="float" office:value="9.932" calcext:value-type="float">
            <text:p>9,932</text:p>
          </table:table-cell>
          <table:table-cell office:value-type="float" office:value="138.246" calcext:value-type="float">
            <text:p>138,246</text:p>
          </table:table-cell>
          <table:table-cell office:value-type="float" office:value="655.176358" calcext:value-type="float">
            <text:p>655,176358</text:p>
          </table:table-cell>
          <table:table-cell office:value-type="float" office:value="0.061084" calcext:value-type="float">
            <text:p>0,061084</text:p>
          </table:table-cell>
          <table:table-cell office:value-type="float" office:value="-0.012983" calcext:value-type="float">
            <text:p>-0,012983</text:p>
          </table:table-cell>
          <table:table-cell office:value-type="float" office:value="-0.002518" calcext:value-type="float">
            <text:p>-0,002518</text:p>
          </table:table-cell>
        </table:table-row>
        <table:table-row table:style-name="ro1">
          <table:table-cell office:value-type="string" calcext:value-type="string">
            <text:p>9 Mar 2017 08:43:00.000</text:p>
          </table:table-cell>
          <table:table-cell office:value-type="float" office:value="13.596" calcext:value-type="float">
            <text:p>13,596</text:p>
          </table:table-cell>
          <table:table-cell office:value-type="float" office:value="137.46" calcext:value-type="float">
            <text:p>137,46</text:p>
          </table:table-cell>
          <table:table-cell office:value-type="float" office:value="655.096582" calcext:value-type="float">
            <text:p>655,096582</text:p>
          </table:table-cell>
          <table:table-cell office:value-type="float" office:value="0.061057" calcext:value-type="float">
            <text:p>0,061057</text:p>
          </table:table-cell>
          <table:table-cell office:value-type="float" office:value="-0.01322" calcext:value-type="float">
            <text:p>-0,01322</text:p>
          </table:table-cell>
          <table:table-cell office:value-type="float" office:value="-0.000168" calcext:value-type="float">
            <text:p>-0,000168</text:p>
          </table:table-cell>
        </table:table-row>
        <table:table-row table:style-name="ro1">
          <table:table-cell office:value-type="string" calcext:value-type="string">
            <text:p>9 Mar 2017 08:44:00.000</text:p>
          </table:table-cell>
          <table:table-cell office:value-type="float" office:value="17.258" calcext:value-type="float">
            <text:p>17,258</text:p>
          </table:table-cell>
          <table:table-cell office:value-type="float" office:value="136.658" calcext:value-type="float">
            <text:p>136,658</text:p>
          </table:table-cell>
          <table:table-cell office:value-type="float" office:value="655.15466" calcext:value-type="float">
            <text:p>655,15466</text:p>
          </table:table-cell>
          <table:table-cell office:value-type="float" office:value="0.061019" calcext:value-type="float">
            <text:p>0,061019</text:p>
          </table:table-cell>
          <table:table-cell office:value-type="float" office:value="-0.013543" calcext:value-type="float">
            <text:p>-0,013543</text:p>
          </table:table-cell>
          <table:table-cell office:value-type="float" office:value="0.002071" calcext:value-type="float">
            <text:p>0,002071</text:p>
          </table:table-cell>
        </table:table-row>
        <table:table-row table:style-name="ro1">
          <table:table-cell office:value-type="string" calcext:value-type="string">
            <text:p>9 Mar 2017 08:45:00.000</text:p>
          </table:table-cell>
          <table:table-cell office:value-type="float" office:value="20.918" calcext:value-type="float">
            <text:p>20,918</text:p>
          </table:table-cell>
          <table:table-cell office:value-type="float" office:value="135.833" calcext:value-type="float">
            <text:p>135,833</text:p>
          </table:table-cell>
          <table:table-cell office:value-type="float" office:value="655.342922" calcext:value-type="float">
            <text:p>655,342922</text:p>
          </table:table-cell>
          <table:table-cell office:value-type="float" office:value="0.060968" calcext:value-type="float">
            <text:p>0,060968</text:p>
          </table:table-cell>
          <table:table-cell office:value-type="float" office:value="-0.013963" calcext:value-type="float">
            <text:p>-0,013963</text:p>
          </table:table-cell>
          <table:table-cell office:value-type="float" office:value="0.004166" calcext:value-type="float">
            <text:p>0,004166</text:p>
          </table:table-cell>
        </table:table-row>
        <table:table-row table:style-name="ro1">
          <table:table-cell office:value-type="string" calcext:value-type="string">
            <text:p>9 Mar 2017 08:46:00.000</text:p>
          </table:table-cell>
          <table:table-cell office:value-type="float" office:value="24.574" calcext:value-type="float">
            <text:p>24,574</text:p>
          </table:table-cell>
          <table:table-cell office:value-type="float" office:value="134.98" calcext:value-type="float">
            <text:p>134,98</text:p>
          </table:table-cell>
          <table:table-cell office:value-type="float" office:value="655.651633" calcext:value-type="float">
            <text:p>655,651633</text:p>
          </table:table-cell>
          <table:table-cell office:value-type="float" office:value="0.060904" calcext:value-type="float">
            <text:p>0,060904</text:p>
          </table:table-cell>
          <table:table-cell office:value-type="float" office:value="-0.014498" calcext:value-type="float">
            <text:p>-0,014498</text:p>
          </table:table-cell>
          <table:table-cell office:value-type="float" office:value="0.006082" calcext:value-type="float">
            <text:p>0,006082</text:p>
          </table:table-cell>
        </table:table-row>
        <table:table-row table:style-name="ro1">
          <table:table-cell office:value-type="string" calcext:value-type="string">
            <text:p>9 Mar 2017 08:47:00.000</text:p>
          </table:table-cell>
          <table:table-cell office:value-type="float" office:value="28.226" calcext:value-type="float">
            <text:p>28,226</text:p>
          </table:table-cell>
          <table:table-cell office:value-type="float" office:value="134.091" calcext:value-type="float">
            <text:p>134,091</text:p>
          </table:table-cell>
          <table:table-cell office:value-type="float" office:value="656.069187" calcext:value-type="float">
            <text:p>656,069187</text:p>
          </table:table-cell>
          <table:table-cell office:value-type="float" office:value="0.060827" calcext:value-type="float">
            <text:p>0,060827</text:p>
          </table:table-cell>
          <table:table-cell office:value-type="float" office:value="-0.015167" calcext:value-type="float">
            <text:p>-0,015167</text:p>
          </table:table-cell>
          <table:table-cell office:value-type="float" office:value="0.00779" calcext:value-type="float">
            <text:p>0,00779</text:p>
          </table:table-cell>
        </table:table-row>
        <table:table-row table:style-name="ro1">
          <table:table-cell office:value-type="string" calcext:value-type="string">
            <text:p>9 Mar 2017 08:48:00.000</text:p>
          </table:table-cell>
          <table:table-cell office:value-type="float" office:value="31.873" calcext:value-type="float">
            <text:p>31,873</text:p>
          </table:table-cell>
          <table:table-cell office:value-type="float" office:value="133.157" calcext:value-type="float">
            <text:p>133,157</text:p>
          </table:table-cell>
          <table:table-cell office:value-type="float" office:value="656.582333" calcext:value-type="float">
            <text:p>656,582333</text:p>
          </table:table-cell>
          <table:table-cell office:value-type="float" office:value="0.060734" calcext:value-type="float">
            <text:p>0,060734</text:p>
          </table:table-cell>
          <table:table-cell office:value-type="float" office:value="-0.016002" calcext:value-type="float">
            <text:p>-0,016002</text:p>
          </table:table-cell>
          <table:table-cell office:value-type="float" office:value="0.009265" calcext:value-type="float">
            <text:p>0,009265</text:p>
          </table:table-cell>
        </table:table-row>
        <table:table-row table:style-name="ro1">
          <table:table-cell office:value-type="string" calcext:value-type="string">
            <text:p>9 Mar 2017 08:49:00.000</text:p>
          </table:table-cell>
          <table:table-cell office:value-type="float" office:value="35.514" calcext:value-type="float">
            <text:p>35,514</text:p>
          </table:table-cell>
          <table:table-cell office:value-type="float" office:value="132.166" calcext:value-type="float">
            <text:p>132,166</text:p>
          </table:table-cell>
          <table:table-cell office:value-type="float" office:value="657.17643" calcext:value-type="float">
            <text:p>657,17643</text:p>
          </table:table-cell>
          <table:table-cell office:value-type="float" office:value="0.060624" calcext:value-type="float">
            <text:p>0,060624</text:p>
          </table:table-cell>
          <table:table-cell office:value-type="float" office:value="-0.017041" calcext:value-type="float">
            <text:p>-0,017041</text:p>
          </table:table-cell>
          <table:table-cell office:value-type="float" office:value="0.010486" calcext:value-type="float">
            <text:p>0,010486</text:p>
          </table:table-cell>
        </table:table-row>
        <table:table-row table:style-name="ro1">
          <table:table-cell office:value-type="string" calcext:value-type="string">
            <text:p>9 Mar 2017 08:50:00.000</text:p>
          </table:table-cell>
          <table:table-cell office:value-type="float" office:value="39.148" calcext:value-type="float">
            <text:p>39,148</text:p>
          </table:table-cell>
          <table:table-cell office:value-type="float" office:value="131.106" calcext:value-type="float">
            <text:p>131,106</text:p>
          </table:table-cell>
          <table:table-cell office:value-type="float" office:value="657.835721" calcext:value-type="float">
            <text:p>657,835721</text:p>
          </table:table-cell>
          <table:table-cell office:value-type="float" office:value="0.060493" calcext:value-type="float">
            <text:p>0,060493</text:p>
          </table:table-cell>
          <table:table-cell office:value-type="float" office:value="-0.01834" calcext:value-type="float">
            <text:p>-0,01834</text:p>
          </table:table-cell>
          <table:table-cell office:value-type="float" office:value="0.011437" calcext:value-type="float">
            <text:p>0,011437</text:p>
          </table:table-cell>
        </table:table-row>
        <table:table-row table:style-name="ro1">
          <table:table-cell office:value-type="string" calcext:value-type="string">
            <text:p>9 Mar 2017 08:51:00.000</text:p>
          </table:table-cell>
          <table:table-cell office:value-type="float" office:value="42.773" calcext:value-type="float">
            <text:p>42,773</text:p>
          </table:table-cell>
          <table:table-cell office:value-type="float" office:value="129.959" calcext:value-type="float">
            <text:p>129,959</text:p>
          </table:table-cell>
          <table:table-cell office:value-type="float" office:value="658.543628" calcext:value-type="float">
            <text:p>658,543628</text:p>
          </table:table-cell>
          <table:table-cell office:value-type="float" office:value="0.060336" calcext:value-type="float">
            <text:p>0,060336</text:p>
          </table:table-cell>
          <table:table-cell office:value-type="float" office:value="-0.019977" calcext:value-type="float">
            <text:p>-0,019977</text:p>
          </table:table-cell>
          <table:table-cell office:value-type="float" office:value="0.012107" calcext:value-type="float">
            <text:p>0,012107</text:p>
          </table:table-cell>
        </table:table-row>
        <table:table-row table:style-name="ro1">
          <table:table-cell office:value-type="string" calcext:value-type="string">
            <text:p>9 Mar 2017 08:52:00.000</text:p>
          </table:table-cell>
          <table:table-cell office:value-type="float" office:value="46.387" calcext:value-type="float">
            <text:p>46,387</text:p>
          </table:table-cell>
          <table:table-cell office:value-type="float" office:value="128.7" calcext:value-type="float">
            <text:p>128,7</text:p>
          </table:table-cell>
          <table:table-cell office:value-type="float" office:value="659.283046" calcext:value-type="float">
            <text:p>659,283046</text:p>
          </table:table-cell>
          <table:table-cell office:value-type="float" office:value="0.060148" calcext:value-type="float">
            <text:p>0,060148</text:p>
          </table:table-cell>
          <table:table-cell office:value-type="float" office:value="-0.022059" calcext:value-type="float">
            <text:p>-0,022059</text:p>
          </table:table-cell>
          <table:table-cell office:value-type="float" office:value="0.012488" calcext:value-type="float">
            <text:p>0,012488</text:p>
          </table:table-cell>
        </table:table-row>
        <table:table-row table:style-name="ro1">
          <table:table-cell office:value-type="string" calcext:value-type="string">
            <text:p>9 Mar 2017 08:53:00.000</text:p>
          </table:table-cell>
          <table:table-cell office:value-type="float" office:value="49.99" calcext:value-type="float">
            <text:p>49,99</text:p>
          </table:table-cell>
          <table:table-cell office:value-type="float" office:value="127.3" calcext:value-type="float">
            <text:p>127,3</text:p>
          </table:table-cell>
          <table:table-cell office:value-type="float" office:value="660.036659" calcext:value-type="float">
            <text:p>660,036659</text:p>
          </table:table-cell>
          <table:table-cell office:value-type="float" office:value="0.059915" calcext:value-type="float">
            <text:p>0,059915</text:p>
          </table:table-cell>
          <table:table-cell office:value-type="float" office:value="-0.024748" calcext:value-type="float">
            <text:p>-0,024748</text:p>
          </table:table-cell>
          <table:table-cell office:value-type="float" office:value="0.012581" calcext:value-type="float">
            <text:p>0,012581</text:p>
          </table:table-cell>
        </table:table-row>
        <table:table-row table:style-name="ro1">
          <table:table-cell office:value-type="string" calcext:value-type="string">
            <text:p>9 Mar 2017 08:54:00.000</text:p>
          </table:table-cell>
          <table:table-cell office:value-type="float" office:value="53.576" calcext:value-type="float">
            <text:p>53,576</text:p>
          </table:table-cell>
          <table:table-cell office:value-type="float" office:value="125.714" calcext:value-type="float">
            <text:p>125,714</text:p>
          </table:table-cell>
          <table:table-cell office:value-type="float" office:value="660.787246" calcext:value-type="float">
            <text:p>660,787246</text:p>
          </table:table-cell>
          <table:table-cell office:value-type="float" office:value="0.059623" calcext:value-type="float">
            <text:p>0,059623</text:p>
          </table:table-cell>
          <table:table-cell office:value-type="float" office:value="-0.028282" calcext:value-type="float">
            <text:p>-0,028282</text:p>
          </table:table-cell>
          <table:table-cell office:value-type="float" office:value="0.01239" calcext:value-type="float">
            <text:p>0,01239</text:p>
          </table:table-cell>
        </table:table-row>
        <table:table-row table:style-name="ro1">
          <table:table-cell office:value-type="string" calcext:value-type="string">
            <text:p>9 Mar 2017 08:55:00.000</text:p>
          </table:table-cell>
          <table:table-cell office:value-type="float" office:value="57.143" calcext:value-type="float">
            <text:p>57,143</text:p>
          </table:table-cell>
          <table:table-cell office:value-type="float" office:value="123.882" calcext:value-type="float">
            <text:p>123,882</text:p>
          </table:table-cell>
          <table:table-cell office:value-type="float" office:value="661.517982" calcext:value-type="float">
            <text:p>661,517982</text:p>
          </table:table-cell>
          <table:table-cell office:value-type="float" office:value="0.059244" calcext:value-type="float">
            <text:p>0,059244</text:p>
          </table:table-cell>
          <table:table-cell office:value-type="float" office:value="-0.03303" calcext:value-type="float">
            <text:p>-0,03303</text:p>
          </table:table-cell>
          <table:table-cell office:value-type="float" office:value="0.011922" calcext:value-type="float">
            <text:p>0,011922</text:p>
          </table:table-cell>
        </table:table-row>
        <table:table-row table:style-name="ro1">
          <table:table-cell office:value-type="string" calcext:value-type="string">
            <text:p>9 Mar 2017 08:56:00.000</text:p>
          </table:table-cell>
          <table:table-cell office:value-type="float" office:value="60.683" calcext:value-type="float">
            <text:p>60,683</text:p>
          </table:table-cell>
          <table:table-cell office:value-type="float" office:value="121.714" calcext:value-type="float">
            <text:p>121,714</text:p>
          </table:table-cell>
          <table:table-cell office:value-type="float" office:value="662.212735" calcext:value-type="float">
            <text:p>662,212735</text:p>
          </table:table-cell>
          <table:table-cell office:value-type="float" office:value="0.058736" calcext:value-type="float">
            <text:p>0,058736</text:p>
          </table:table-cell>
          <table:table-cell office:value-type="float" office:value="-0.039583" calcext:value-type="float">
            <text:p>-0,039583</text:p>
          </table:table-cell>
          <table:table-cell office:value-type="float" office:value="0.011194" calcext:value-type="float">
            <text:p>0,011194</text:p>
          </table:table-cell>
        </table:table-row>
        <table:table-row table:style-name="ro1">
          <table:table-cell office:value-type="string" calcext:value-type="string">
            <text:p>9 Mar 2017 08:57:00.000</text:p>
          </table:table-cell>
          <table:table-cell office:value-type="float" office:value="64.187" calcext:value-type="float">
            <text:p>64,187</text:p>
          </table:table-cell>
          <table:table-cell office:value-type="float" office:value="119.076" calcext:value-type="float">
            <text:p>119,076</text:p>
          </table:table-cell>
          <table:table-cell office:value-type="float" office:value="662.856339" calcext:value-type="float">
            <text:p>662,856339</text:p>
          </table:table-cell>
          <table:table-cell office:value-type="float" office:value="0.058022" calcext:value-type="float">
            <text:p>0,058022</text:p>
          </table:table-cell>
          <table:table-cell office:value-type="float" office:value="-0.048925" calcext:value-type="float">
            <text:p>-0,048925</text:p>
          </table:table-cell>
          <table:table-cell office:value-type="float" office:value="0.010221" calcext:value-type="float">
            <text:p>0,010221</text:p>
          </table:table-cell>
        </table:table-row>
        <table:table-row table:style-name="ro1">
          <table:table-cell office:value-type="string" calcext:value-type="string">
            <text:p>9 Mar 2017 08:58:00.000</text:p>
          </table:table-cell>
          <table:table-cell office:value-type="float" office:value="67.639" calcext:value-type="float">
            <text:p>67,639</text:p>
          </table:table-cell>
          <table:table-cell office:value-type="float" office:value="115.754" calcext:value-type="float">
            <text:p>115,754</text:p>
          </table:table-cell>
          <table:table-cell office:value-type="float" office:value="663.43486" calcext:value-type="float">
            <text:p>663,43486</text:p>
          </table:table-cell>
          <table:table-cell office:value-type="float" office:value="0.05697" calcext:value-type="float">
            <text:p>0,05697</text:p>
          </table:table-cell>
          <table:table-cell office:value-type="float" office:value="-0.062771" calcext:value-type="float">
            <text:p>-0,062771</text:p>
          </table:table-cell>
          <table:table-cell office:value-type="float" office:value="0.009029" calcext:value-type="float">
            <text:p>0,009029</text:p>
          </table:table-cell>
        </table:table-row>
        <table:table-row table:style-name="ro1">
          <table:table-cell office:value-type="string" calcext:value-type="string">
            <text:p>9 Mar 2017 08:59:00.000</text:p>
          </table:table-cell>
          <table:table-cell office:value-type="float" office:value="71.011" calcext:value-type="float">
            <text:p>71,011</text:p>
          </table:table-cell>
          <table:table-cell office:value-type="float" office:value="111.393" calcext:value-type="float">
            <text:p>111,393</text:p>
          </table:table-cell>
          <table:table-cell office:value-type="float" office:value="663.93583" calcext:value-type="float">
            <text:p>663,93583</text:p>
          </table:table-cell>
          <table:table-cell office:value-type="float" office:value="0.055322" calcext:value-type="float">
            <text:p>0,055322</text:p>
          </table:table-cell>
          <table:table-cell office:value-type="float" office:value="-0.084251" calcext:value-type="float">
            <text:p>-0,084251</text:p>
          </table:table-cell>
          <table:table-cell office:value-type="float" office:value="0.007641" calcext:value-type="float">
            <text:p>0,007641</text:p>
          </table:table-cell>
        </table:table-row>
        <table:table-row table:style-name="ro1">
          <table:table-cell office:value-type="string" calcext:value-type="string">
            <text:p>9 Mar 2017 09:00:00.000</text:p>
          </table:table-cell>
          <table:table-cell office:value-type="float" office:value="74.255" calcext:value-type="float">
            <text:p>74,255</text:p>
          </table:table-cell>
          <table:table-cell office:value-type="float" office:value="105.377" calcext:value-type="float">
            <text:p>105,377</text:p>
          </table:table-cell>
          <table:table-cell office:value-type="float" office:value="664.348454" calcext:value-type="float">
            <text:p>664,348454</text:p>
          </table:table-cell>
          <table:table-cell office:value-type="float" office:value="0.052547" calcext:value-type="float">
            <text:p>0,052547</text:p>
          </table:table-cell>
          <table:table-cell office:value-type="float" office:value="-0.119273" calcext:value-type="float">
            <text:p>-0,119273</text:p>
          </table:table-cell>
          <table:table-cell office:value-type="float" office:value="0.006089" calcext:value-type="float">
            <text:p>0,006089</text:p>
          </table:table-cell>
        </table:table-row>
        <table:table-row table:style-name="ro1">
          <table:table-cell office:value-type="string" calcext:value-type="string">
            <text:p>9 Mar 2017 09:01:00.000</text:p>
          </table:table-cell>
          <table:table-cell office:value-type="float" office:value="77.272" calcext:value-type="float">
            <text:p>77,272</text:p>
          </table:table-cell>
          <table:table-cell office:value-type="float" office:value="96.596" calcext:value-type="float">
            <text:p>96,596</text:p>
          </table:table-cell>
          <table:table-cell office:value-type="float" office:value="664.663798" calcext:value-type="float">
            <text:p>664,663798</text:p>
          </table:table-cell>
          <table:table-cell office:value-type="float" office:value="0.047493" calcext:value-type="float">
            <text:p>0,047493</text:p>
          </table:table-cell>
          <table:table-cell office:value-type="float" office:value="-0.178732" calcext:value-type="float">
            <text:p>-0,178732</text:p>
          </table:table-cell>
          <table:table-cell office:value-type="float" office:value="0.004404" calcext:value-type="float">
            <text:p>0,004404</text:p>
          </table:table-cell>
        </table:table-row>
        <table:table-row table:style-name="ro1">
          <table:table-cell office:value-type="string" calcext:value-type="string">
            <text:p>9 Mar 2017 09:02:00.000</text:p>
          </table:table-cell>
          <table:table-cell office:value-type="float" office:value="79.86" calcext:value-type="float">
            <text:p>79,86</text:p>
          </table:table-cell>
          <table:table-cell office:value-type="float" office:value="83.132" calcext:value-type="float">
            <text:p>83,132</text:p>
          </table:table-cell>
          <table:table-cell office:value-type="float" office:value="664.874934" calcext:value-type="float">
            <text:p>664,874934</text:p>
          </table:table-cell>
          <table:table-cell office:value-type="float" office:value="0.037653" calcext:value-type="float">
            <text:p>0,037653</text:p>
          </table:table-cell>
          <table:table-cell office:value-type="float" office:value="-0.277498" calcext:value-type="float">
            <text:p>-0,277498</text:p>
          </table:table-cell>
          <table:table-cell office:value-type="float" office:value="0.002621" calcext:value-type="float">
            <text:p>0,002621</text:p>
          </table:table-cell>
        </table:table-row>
        <table:table-row table:style-name="ro1">
          <table:table-cell office:value-type="string" calcext:value-type="string">
            <text:p>9 Mar 2017 09:03:00.000</text:p>
          </table:table-cell>
          <table:table-cell office:value-type="float" office:value="81.612" calcext:value-type="float">
            <text:p>81,612</text:p>
          </table:table-cell>
          <table:table-cell office:value-type="float" office:value="62.688" calcext:value-type="float">
            <text:p>62,688</text:p>
          </table:table-cell>
          <table:table-cell office:value-type="float" office:value="664.977059" calcext:value-type="float">
            <text:p>664,977059</text:p>
          </table:table-cell>
          <table:table-cell office:value-type="float" office:value="0.018985" calcext:value-type="float">
            <text:p>0,018985</text:p>
          </table:table-cell>
          <table:table-cell office:value-type="float" office:value="-0.402257" calcext:value-type="float">
            <text:p>-0,402257</text:p>
          </table:table-cell>
          <table:table-cell office:value-type="float" office:value="0.000776" calcext:value-type="float">
            <text:p>0,000776</text:p>
          </table:table-cell>
        </table:table-row>
        <table:table-row table:style-name="ro1">
          <table:table-cell office:value-type="string" calcext:value-type="string">
            <text:p>9 Mar 2017 09:04:00.000</text:p>
          </table:table-cell>
          <table:table-cell office:value-type="float" office:value="81.963" calcext:value-type="float">
            <text:p>81,963</text:p>
          </table:table-cell>
          <table:table-cell office:value-type="float" office:value="36.676" calcext:value-type="float">
            <text:p>36,676</text:p>
          </table:table-cell>
          <table:table-cell office:value-type="float" office:value="664.967571" calcext:value-type="float">
            <text:p>664,967571</text:p>
          </table:table-cell>
          <table:table-cell office:value-type="float" office:value="-0.007871" calcext:value-type="float">
            <text:p>-0,007871</text:p>
          </table:table-cell>
          <table:table-cell office:value-type="float" office:value="-0.437491" calcext:value-type="float">
            <text:p>-0,437491</text:p>
          </table:table-cell>
          <table:table-cell office:value-type="float" office:value="-0.001093" calcext:value-type="float">
            <text:p>-0,001093</text:p>
          </table:table-cell>
        </table:table-row>
        <table:table-row table:style-name="ro1">
          <table:table-cell office:value-type="string" calcext:value-type="string">
            <text:p>9 Mar 2017 09:05:00.000</text:p>
          </table:table-cell>
          <table:table-cell office:value-type="float" office:value="80.751" calcext:value-type="float">
            <text:p>80,751</text:p>
          </table:table-cell>
          <table:table-cell office:value-type="float" office:value="13.191" calcext:value-type="float">
            <text:p>13,191</text:p>
          </table:table-cell>
          <table:table-cell office:value-type="float" office:value="664.84612" calcext:value-type="float">
            <text:p>664,84612</text:p>
          </table:table-cell>
          <table:table-cell office:value-type="float" office:value="-0.030901" calcext:value-type="float">
            <text:p>-0,030901</text:p>
          </table:table-cell>
          <table:table-cell office:value-type="float" office:value="-0.332123" calcext:value-type="float">
            <text:p>-0,332123</text:p>
          </table:table-cell>
          <table:table-cell office:value-type="float" office:value="-0.00295" calcext:value-type="float">
            <text:p>-0,00295</text:p>
          </table:table-cell>
        </table:table-row>
        <table:table-row table:style-name="ro1">
          <table:table-cell office:value-type="string" calcext:value-type="string">
            <text:p>9 Mar 2017 09:06:00.000</text:p>
          </table:table-cell>
          <table:table-cell office:value-type="float" office:value="78.459" calcext:value-type="float">
            <text:p>78,459</text:p>
          </table:table-cell>
          <table:table-cell office:value-type="float" office:value="-3.064" calcext:value-type="float">
            <text:p>-3,064</text:p>
          </table:table-cell>
          <table:table-cell office:value-type="float" office:value="664.61461" calcext:value-type="float">
            <text:p>664,61461</text:p>
          </table:table-cell>
          <table:table-cell office:value-type="float" office:value="-0.044055" calcext:value-type="float">
            <text:p>-0,044055</text:p>
          </table:table-cell>
          <table:table-cell office:value-type="float" office:value="-0.215849" calcext:value-type="float">
            <text:p>-0,215849</text:p>
          </table:table-cell>
          <table:table-cell office:value-type="float" office:value="-0.004756" calcext:value-type="float">
            <text:p>-0,004756</text:p>
          </table:table-cell>
        </table:table-row>
        <table:table-row table:style-name="ro1">
          <table:table-cell office:value-type="string" calcext:value-type="string">
            <text:p>9 Mar 2017 09:07:00.000</text:p>
          </table:table-cell>
          <table:table-cell office:value-type="float" office:value="75.593" calcext:value-type="float">
            <text:p>75,593</text:p>
          </table:table-cell>
          <table:table-cell office:value-type="float" office:value="-13.576" calcext:value-type="float">
            <text:p>-13,576</text:p>
          </table:table-cell>
          <table:table-cell office:value-type="float" office:value="664.277174" calcext:value-type="float">
            <text:p>664,277174</text:p>
          </table:table-cell>
          <table:table-cell office:value-type="float" office:value="-0.050755" calcext:value-type="float">
            <text:p>-0,050755</text:p>
          </table:table-cell>
          <table:table-cell office:value-type="float" office:value="-0.141065" calcext:value-type="float">
            <text:p>-0,141065</text:p>
          </table:table-cell>
          <table:table-cell office:value-type="float" office:value="-0.006475" calcext:value-type="float">
            <text:p>-0,006475</text:p>
          </table:table-cell>
        </table:table-row>
        <table:table-row table:style-name="ro1">
          <table:table-cell office:value-type="string" calcext:value-type="string">
            <text:p>9 Mar 2017 09:08:00.000</text:p>
          </table:table-cell>
          <table:table-cell office:value-type="float" office:value="72.43" calcext:value-type="float">
            <text:p>72,43</text:p>
          </table:table-cell>
          <table:table-cell office:value-type="float" office:value="-20.608" calcext:value-type="float">
            <text:p>-20,608</text:p>
          </table:table-cell>
          <table:table-cell office:value-type="float" office:value="663.840103" calcext:value-type="float">
            <text:p>663,840103</text:p>
          </table:table-cell>
          <table:table-cell office:value-type="float" office:value="-0.054315" calcext:value-type="float">
            <text:p>-0,054315</text:p>
          </table:table-cell>
          <table:table-cell office:value-type="float" office:value="-0.097204" calcext:value-type="float">
            <text:p>-0,097204</text:p>
          </table:table-cell>
          <table:table-cell office:value-type="float" office:value="-0.008072" calcext:value-type="float">
            <text:p>-0,008072</text:p>
          </table:table-cell>
        </table:table-row>
        <table:table-row table:style-name="ro1">
          <table:table-cell office:value-type="string" calcext:value-type="string">
            <text:p>9 Mar 2017 09:09:00.000</text:p>
          </table:table-cell>
          <table:table-cell office:value-type="float" office:value="69.105" calcext:value-type="float">
            <text:p>69,105</text:p>
          </table:table-cell>
          <table:table-cell office:value-type="float" office:value="-25.586" calcext:value-type="float">
            <text:p>-25,586</text:p>
          </table:table-cell>
          <table:table-cell office:value-type="float" office:value="663.311751" calcext:value-type="float">
            <text:p>663,311751</text:p>
          </table:table-cell>
          <table:table-cell office:value-type="float" office:value="-0.05636" calcext:value-type="float">
            <text:p>-0,05636</text:p>
          </table:table-cell>
          <table:table-cell office:value-type="float" office:value="-0.070841" calcext:value-type="float">
            <text:p>-0,070841</text:p>
          </table:table-cell>
          <table:table-cell office:value-type="float" office:value="-0.009513" calcext:value-type="float">
            <text:p>-0,009513</text:p>
          </table:table-cell>
        </table:table-row>
        <table:table-row table:style-name="ro1">
          <table:table-cell office:value-type="string" calcext:value-type="string">
            <text:p>9 Mar 2017 09:10:00.000</text:p>
          </table:table-cell>
          <table:table-cell office:value-type="float" office:value="65.682" calcext:value-type="float">
            <text:p>65,682</text:p>
          </table:table-cell>
          <table:table-cell office:value-type="float" office:value="-29.301" calcext:value-type="float">
            <text:p>-29,301</text:p>
          </table:table-cell>
          <table:table-cell office:value-type="float" office:value="662.702392" calcext:value-type="float">
            <text:p>662,702392</text:p>
          </table:table-cell>
          <table:table-cell office:value-type="float" office:value="-0.057628" calcext:value-type="float">
            <text:p>-0,057628</text:p>
          </table:table-cell>
          <table:table-cell office:value-type="float" office:value="-0.054207" calcext:value-type="float">
            <text:p>-0,054207</text:p>
          </table:table-cell>
          <table:table-cell office:value-type="float" office:value="-0.010767" calcext:value-type="float">
            <text:p>-0,010767</text:p>
          </table:table-cell>
        </table:table-row>
        <table:table-row table:style-name="ro1">
          <table:table-cell office:value-type="string" calcext:value-type="string">
            <text:p>9 Mar 2017 09:11:00.000</text:p>
          </table:table-cell>
          <table:table-cell office:value-type="float" office:value="62.198" calcext:value-type="float">
            <text:p>62,198</text:p>
          </table:table-cell>
          <table:table-cell office:value-type="float" office:value="-32.202" calcext:value-type="float">
            <text:p>-32,202</text:p>
          </table:table-cell>
          <table:table-cell office:value-type="float" office:value="662.024057" calcext:value-type="float">
            <text:p>662,024057</text:p>
          </table:table-cell>
          <table:table-cell office:value-type="float" office:value="-0.058467" calcext:value-type="float">
            <text:p>-0,058467</text:p>
          </table:table-cell>
          <table:table-cell office:value-type="float" office:value="-0.043194" calcext:value-type="float">
            <text:p>-0,043194</text:p>
          </table:table-cell>
          <table:table-cell office:value-type="float" office:value="-0.011807" calcext:value-type="float">
            <text:p>-0,011807</text:p>
          </table:table-cell>
        </table:table-row>
        <table:table-row table:style-name="ro1">
          <table:table-cell office:value-type="string" calcext:value-type="string">
            <text:p>9 Mar 2017 09:12:00.000</text:p>
          </table:table-cell>
          <table:table-cell office:value-type="float" office:value="58.671" calcext:value-type="float">
            <text:p>58,671</text:p>
          </table:table-cell>
          <table:table-cell office:value-type="float" office:value="-34.552" calcext:value-type="float">
            <text:p>-34,552</text:p>
          </table:table-cell>
          <table:table-cell office:value-type="float" office:value="661.290331" calcext:value-type="float">
            <text:p>661,290331</text:p>
          </table:table-cell>
          <table:table-cell office:value-type="float" office:value="-0.059053" calcext:value-type="float">
            <text:p>-0,059053</text:p>
          </table:table-cell>
          <table:table-cell office:value-type="float" office:value="-0.035591" calcext:value-type="float">
            <text:p>-0,035591</text:p>
          </table:table-cell>
          <table:table-cell office:value-type="float" office:value="-0.012609" calcext:value-type="float">
            <text:p>-0,012609</text:p>
          </table:table-cell>
        </table:table-row>
        <table:table-row table:style-name="ro1">
          <table:table-cell office:value-type="string" calcext:value-type="string">
            <text:p>9 Mar 2017 09:13:00.000</text:p>
          </table:table-cell>
          <table:table-cell office:value-type="float" office:value="55.115" calcext:value-type="float">
            <text:p>55,115</text:p>
          </table:table-cell>
          <table:table-cell office:value-type="float" office:value="-36.516" calcext:value-type="float">
            <text:p>-36,516</text:p>
          </table:table-cell>
          <table:table-cell office:value-type="float" office:value="660.516126" calcext:value-type="float">
            <text:p>660,516126</text:p>
          </table:table-cell>
          <table:table-cell office:value-type="float" office:value="-0.059483" calcext:value-type="float">
            <text:p>-0,059483</text:p>
          </table:table-cell>
          <table:table-cell office:value-type="float" office:value="-0.030154" calcext:value-type="float">
            <text:p>-0,030154</text:p>
          </table:table-cell>
          <table:table-cell office:value-type="float" office:value="-0.013153" calcext:value-type="float">
            <text:p>-0,013153</text:p>
          </table:table-cell>
        </table:table-row>
        <table:table-row table:style-name="ro1">
          <table:table-cell office:value-type="string" calcext:value-type="string">
            <text:p>9 Mar 2017 09:14:00.000</text:p>
          </table:table-cell>
          <table:table-cell office:value-type="float" office:value="51.535" calcext:value-type="float">
            <text:p>51,535</text:p>
          </table:table-cell>
          <table:table-cell office:value-type="float" office:value="-38.199" calcext:value-type="float">
            <text:p>-38,199</text:p>
          </table:table-cell>
          <table:table-cell office:value-type="float" office:value="659.717434" calcext:value-type="float">
            <text:p>659,717434</text:p>
          </table:table-cell>
          <table:table-cell office:value-type="float" office:value="-0.059809" calcext:value-type="float">
            <text:p>-0,059809</text:p>
          </table:table-cell>
          <table:table-cell office:value-type="float" office:value="-0.026152" calcext:value-type="float">
            <text:p>-0,026152</text:p>
          </table:table-cell>
          <table:table-cell office:value-type="float" office:value="-0.013423" calcext:value-type="float">
            <text:p>-0,013423</text:p>
          </table:table-cell>
        </table:table-row>
        <table:table-row table:style-name="ro1">
          <table:table-cell office:value-type="string" calcext:value-type="string">
            <text:p>9 Mar 2017 09:15:00.000</text:p>
          </table:table-cell>
          <table:table-cell office:value-type="float" office:value="47.939" calcext:value-type="float">
            <text:p>47,939</text:p>
          </table:table-cell>
          <table:table-cell office:value-type="float" office:value="-39.674" calcext:value-type="float">
            <text:p>-39,674</text:p>
          </table:table-cell>
          <table:table-cell office:value-type="float" office:value="658.91105" calcext:value-type="float">
            <text:p>658,91105</text:p>
          </table:table-cell>
          <table:table-cell office:value-type="float" office:value="-0.060066" calcext:value-type="float">
            <text:p>-0,060066</text:p>
          </table:table-cell>
          <table:table-cell office:value-type="float" office:value="-0.023134" calcext:value-type="float">
            <text:p>-0,023134</text:p>
          </table:table-cell>
          <table:table-cell office:value-type="float" office:value="-0.013407" calcext:value-type="float">
            <text:p>-0,013407</text:p>
          </table:table-cell>
        </table:table-row>
        <table:table-row table:style-name="ro1">
          <table:table-cell office:value-type="string" calcext:value-type="string">
            <text:p>9 Mar 2017 09:16:00.000</text:p>
          </table:table-cell>
          <table:table-cell office:value-type="float" office:value="44.328" calcext:value-type="float">
            <text:p>44,328</text:p>
          </table:table-cell>
          <table:table-cell office:value-type="float" office:value="-40.989" calcext:value-type="float">
            <text:p>-40,989</text:p>
          </table:table-cell>
          <table:table-cell office:value-type="float" office:value="658.114285" calcext:value-type="float">
            <text:p>658,114285</text:p>
          </table:table-cell>
          <table:table-cell office:value-type="float" office:value="-0.060273" calcext:value-type="float">
            <text:p>-0,060273</text:p>
          </table:table-cell>
          <table:table-cell office:value-type="float" office:value="-0.020813" calcext:value-type="float">
            <text:p>-0,020813</text:p>
          </table:table-cell>
          <table:table-cell office:value-type="float" office:value="-0.0131" calcext:value-type="float">
            <text:p>-0,0131</text:p>
          </table:table-cell>
        </table:table-row>
        <table:table-row table:style-name="ro1">
          <table:table-cell office:value-type="string" calcext:value-type="string">
            <text:p>9 Mar 2017 09:17:00.000</text:p>
          </table:table-cell>
          <table:table-cell office:value-type="float" office:value="40.707" calcext:value-type="float">
            <text:p>40,707</text:p>
          </table:table-cell>
          <table:table-cell office:value-type="float" office:value="-42.181" calcext:value-type="float">
            <text:p>-42,181</text:p>
          </table:table-cell>
          <table:table-cell office:value-type="float" office:value="657.344667" calcext:value-type="float">
            <text:p>657,344667</text:p>
          </table:table-cell>
          <table:table-cell office:value-type="float" office:value="-0.060443" calcext:value-type="float">
            <text:p>-0,060443</text:p>
          </table:table-cell>
          <table:table-cell office:value-type="float" office:value="-0.019" calcext:value-type="float">
            <text:p>-0,019</text:p>
          </table:table-cell>
          <table:table-cell office:value-type="float" office:value="-0.012501" calcext:value-type="float">
            <text:p>-0,012501</text:p>
          </table:table-cell>
        </table:table-row>
        <table:table-row table:style-name="ro1">
          <table:table-cell office:value-type="string" calcext:value-type="string">
            <text:p>9 Mar 2017 09:18:00.000</text:p>
          </table:table-cell>
          <table:table-cell office:value-type="float" office:value="37.076" calcext:value-type="float">
            <text:p>37,076</text:p>
          </table:table-cell>
          <table:table-cell office:value-type="float" office:value="-43.277" calcext:value-type="float">
            <text:p>-43,277</text:p>
          </table:table-cell>
          <table:table-cell office:value-type="float" office:value="656.619631" calcext:value-type="float">
            <text:p>656,619631</text:p>
          </table:table-cell>
          <table:table-cell office:value-type="float" office:value="-0.060585" calcext:value-type="float">
            <text:p>-0,060585</text:p>
          </table:table-cell>
          <table:table-cell office:value-type="float" office:value="-0.017567" calcext:value-type="float">
            <text:p>-0,017567</text:p>
          </table:table-cell>
          <table:table-cell office:value-type="float" office:value="-0.011614" calcext:value-type="float">
            <text:p>-0,011614</text:p>
          </table:table-cell>
        </table:table-row>
        <table:table-row table:style-name="ro1">
          <table:table-cell office:value-type="string" calcext:value-type="string">
            <text:p>9 Mar 2017 09:19:00.000</text:p>
          </table:table-cell>
          <table:table-cell office:value-type="float" office:value="33.437" calcext:value-type="float">
            <text:p>33,437</text:p>
          </table:table-cell>
          <table:table-cell office:value-type="float" office:value="-44.295" calcext:value-type="float">
            <text:p>-44,295</text:p>
          </table:table-cell>
          <table:table-cell office:value-type="float" office:value="655.956209" calcext:value-type="float">
            <text:p>655,956209</text:p>
          </table:table-cell>
          <table:table-cell office:value-type="float" office:value="-0.060704" calcext:value-type="float">
            <text:p>-0,060704</text:p>
          </table:table-cell>
          <table:table-cell office:value-type="float" office:value="-0.016423" calcext:value-type="float">
            <text:p>-0,016423</text:p>
          </table:table-cell>
          <table:table-cell office:value-type="float" office:value="-0.010448" calcext:value-type="float">
            <text:p>-0,010448</text:p>
          </table:table-cell>
        </table:table-row>
        <table:table-row table:style-name="ro1">
          <table:table-cell office:value-type="string" calcext:value-type="string">
            <text:p>9 Mar 2017 09:20:00.000</text:p>
          </table:table-cell>
          <table:table-cell office:value-type="float" office:value="29.792" calcext:value-type="float">
            <text:p>29,792</text:p>
          </table:table-cell>
          <table:table-cell office:value-type="float" office:value="-45.252" calcext:value-type="float">
            <text:p>-45,252</text:p>
          </table:table-cell>
          <table:table-cell office:value-type="float" office:value="655.370725" calcext:value-type="float">
            <text:p>655,370725</text:p>
          </table:table-cell>
          <table:table-cell office:value-type="float" office:value="-0.060805" calcext:value-type="float">
            <text:p>-0,060805</text:p>
          </table:table-cell>
          <table:table-cell office:value-type="float" office:value="-0.015506" calcext:value-type="float">
            <text:p>-0,015506</text:p>
          </table:table-cell>
          <table:table-cell office:value-type="float" office:value="-0.009018" calcext:value-type="float">
            <text:p>-0,009018</text:p>
          </table:table-cell>
        </table:table-row>
        <table:table-row table:style-name="ro1">
          <table:table-cell office:value-type="string" calcext:value-type="string">
            <text:p>9 Mar 2017 09:21:00.000</text:p>
          </table:table-cell>
          <table:table-cell office:value-type="float" office:value="26.141" calcext:value-type="float">
            <text:p>26,141</text:p>
          </table:table-cell>
          <table:table-cell office:value-type="float" office:value="-46.16" calcext:value-type="float">
            <text:p>-46,16</text:p>
          </table:table-cell>
          <table:table-cell office:value-type="float" office:value="654.878495" calcext:value-type="float">
            <text:p>654,878495</text:p>
          </table:table-cell>
          <table:table-cell office:value-type="float" office:value="-0.060889" calcext:value-type="float">
            <text:p>-0,060889</text:p>
          </table:table-cell>
          <table:table-cell office:value-type="float" office:value="-0.014769" calcext:value-type="float">
            <text:p>-0,014769</text:p>
          </table:table-cell>
          <table:table-cell office:value-type="float" office:value="-0.007342" calcext:value-type="float">
            <text:p>-0,007342</text:p>
          </table:table-cell>
        </table:table-row>
        <table:table-row table:style-name="ro1">
          <table:table-cell office:value-type="string" calcext:value-type="string">
            <text:p>9 Mar 2017 09:22:00.000</text:p>
          </table:table-cell>
          <table:table-cell office:value-type="float" office:value="22.485" calcext:value-type="float">
            <text:p>22,485</text:p>
          </table:table-cell>
          <table:table-cell office:value-type="float" office:value="-47.027" calcext:value-type="float">
            <text:p>-47,027</text:p>
          </table:table-cell>
          <table:table-cell office:value-type="float" office:value="654.493543" calcext:value-type="float">
            <text:p>654,493543</text:p>
          </table:table-cell>
          <table:table-cell office:value-type="float" office:value="-0.060959" calcext:value-type="float">
            <text:p>-0,060959</text:p>
          </table:table-cell>
          <table:table-cell office:value-type="float" office:value="-0.01418" calcext:value-type="float">
            <text:p>-0,01418</text:p>
          </table:table-cell>
          <table:table-cell office:value-type="float" office:value="-0.005445" calcext:value-type="float">
            <text:p>-0,005445</text:p>
          </table:table-cell>
        </table:table-row>
        <table:table-row table:style-name="ro1">
          <table:table-cell office:value-type="string" calcext:value-type="string">
            <text:p>9 Mar 2017 09:23:00.000</text:p>
          </table:table-cell>
          <table:table-cell office:value-type="float" office:value="18.826" calcext:value-type="float">
            <text:p>18,826</text:p>
          </table:table-cell>
          <table:table-cell office:value-type="float" office:value="-47.864" calcext:value-type="float">
            <text:p>-47,864</text:p>
          </table:table-cell>
          <table:table-cell office:value-type="float" office:value="654.228339" calcext:value-type="float">
            <text:p>654,228339</text:p>
          </table:table-cell>
          <table:table-cell office:value-type="float" office:value="-0.061016" calcext:value-type="float">
            <text:p>-0,061016</text:p>
          </table:table-cell>
          <table:table-cell office:value-type="float" office:value="-0.013713" calcext:value-type="float">
            <text:p>-0,013713</text:p>
          </table:table-cell>
          <table:table-cell office:value-type="float" office:value="-0.003355" calcext:value-type="float">
            <text:p>-0,003355</text:p>
          </table:table-cell>
        </table:table-row>
        <table:table-row table:style-name="ro1">
          <table:table-cell office:value-type="string" calcext:value-type="string">
            <text:p>9 Mar 2017 09:24:00.000</text:p>
          </table:table-cell>
          <table:table-cell office:value-type="float" office:value="15.164" calcext:value-type="float">
            <text:p>15,164</text:p>
          </table:table-cell>
          <table:table-cell office:value-type="float" office:value="-48.675" calcext:value-type="float">
            <text:p>-48,675</text:p>
          </table:table-cell>
          <table:table-cell office:value-type="float" office:value="654.093555" calcext:value-type="float">
            <text:p>654,093555</text:p>
          </table:table-cell>
          <table:table-cell office:value-type="float" office:value="-0.06106" calcext:value-type="float">
            <text:p>-0,06106</text:p>
          </table:table-cell>
          <table:table-cell office:value-type="float" office:value="-0.01335" calcext:value-type="float">
            <text:p>-0,01335</text:p>
          </table:table-cell>
          <table:table-cell office:value-type="float" office:value="-0.001103" calcext:value-type="float">
            <text:p>-0,001103</text:p>
          </table:table-cell>
        </table:table-row>
        <table:table-row table:style-name="ro1">
          <table:table-cell office:value-type="string" calcext:value-type="string">
            <text:p>9 Mar 2017 09:25:00.000</text:p>
          </table:table-cell>
          <table:table-cell office:value-type="float" office:value="11.499" calcext:value-type="float">
            <text:p>11,499</text:p>
          </table:table-cell>
          <table:table-cell office:value-type="float" office:value="-49.467" calcext:value-type="float">
            <text:p>-49,467</text:p>
          </table:table-cell>
          <table:table-cell office:value-type="float" office:value="654.097861" calcext:value-type="float">
            <text:p>654,097861</text:p>
          </table:table-cell>
          <table:table-cell office:value-type="float" office:value="-0.061092" calcext:value-type="float">
            <text:p>-0,061092</text:p>
          </table:table-cell>
          <table:table-cell office:value-type="float" office:value="-0.013077" calcext:value-type="float">
            <text:p>-0,013077</text:p>
          </table:table-cell>
          <table:table-cell office:value-type="float" office:value="0.001275" calcext:value-type="float">
            <text:p>0,001275</text:p>
          </table:table-cell>
        </table:table-row>
        <table:table-row table:style-name="ro1">
          <table:table-cell office:value-type="string" calcext:value-type="string">
            <text:p>9 Mar 2017 09:26:00.000</text:p>
          </table:table-cell>
          <table:table-cell office:value-type="float" office:value="7.833" calcext:value-type="float">
            <text:p>7,833</text:p>
          </table:table-cell>
          <table:table-cell office:value-type="float" office:value="-50.246" calcext:value-type="float">
            <text:p>-50,246</text:p>
          </table:table-cell>
          <table:table-cell office:value-type="float" office:value="654.24774" calcext:value-type="float">
            <text:p>654,24774</text:p>
          </table:table-cell>
          <table:table-cell office:value-type="float" office:value="-0.061112" calcext:value-type="float">
            <text:p>-0,061112</text:p>
          </table:table-cell>
          <table:table-cell office:value-type="float" office:value="-0.012886" calcext:value-type="float">
            <text:p>-0,012886</text:p>
          </table:table-cell>
          <table:table-cell office:value-type="float" office:value="0.003743" calcext:value-type="float">
            <text:p>0,003743</text:p>
          </table:table-cell>
        </table:table-row>
        <table:table-row table:style-name="ro1">
          <table:table-cell office:value-type="string" calcext:value-type="string">
            <text:p>9 Mar 2017 09:27:00.000</text:p>
          </table:table-cell>
          <table:table-cell office:value-type="float" office:value="4.166" calcext:value-type="float">
            <text:p>4,166</text:p>
          </table:table-cell>
          <table:table-cell office:value-type="float" office:value="-51.015" calcext:value-type="float">
            <text:p>-51,015</text:p>
          </table:table-cell>
          <table:table-cell office:value-type="float" office:value="654.547357" calcext:value-type="float">
            <text:p>654,547357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7" calcext:value-type="float">
            <text:p>-0,01277</text:p>
          </table:table-cell>
          <table:table-cell office:value-type="float" office:value="0.00626" calcext:value-type="float">
            <text:p>0,00626</text:p>
          </table:table-cell>
        </table:table-row>
        <table:table-row table:style-name="ro1">
          <table:table-cell office:value-type="string" calcext:value-type="string">
            <text:p>9 Mar 2017 09:28:00.000</text:p>
          </table:table-cell>
          <table:table-cell office:value-type="float" office:value="0.499" calcext:value-type="float">
            <text:p>0,499</text:p>
          </table:table-cell>
          <table:table-cell office:value-type="float" office:value="-51.78" calcext:value-type="float">
            <text:p>-51,78</text:p>
          </table:table-cell>
          <table:table-cell office:value-type="float" office:value="654.99845" calcext:value-type="float">
            <text:p>654,99845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724" calcext:value-type="float">
            <text:p>-0,012724</text:p>
          </table:table-cell>
          <table:table-cell office:value-type="float" office:value="0.008785" calcext:value-type="float">
            <text:p>0,008785</text:p>
          </table:table-cell>
        </table:table-row>
        <table:table-row table:style-name="ro1">
          <table:table-cell office:value-type="string" calcext:value-type="string">
            <text:p>9 Mar 2017 09:29:00.000</text:p>
          </table:table-cell>
          <table:table-cell office:value-type="float" office:value="-3.168" calcext:value-type="float">
            <text:p>-3,168</text:p>
          </table:table-cell>
          <table:table-cell office:value-type="float" office:value="-52.543" calcext:value-type="float">
            <text:p>-52,543</text:p>
          </table:table-cell>
          <table:table-cell office:value-type="float" office:value="655.60028" calcext:value-type="float">
            <text:p>655,60028</text:p>
          </table:table-cell>
          <table:table-cell office:value-type="float" office:value="-0.061105" calcext:value-type="float">
            <text:p>-0,061105</text:p>
          </table:table-cell>
          <table:table-cell office:value-type="float" office:value="-0.012748" calcext:value-type="float">
            <text:p>-0,012748</text:p>
          </table:table-cell>
          <table:table-cell office:value-type="float" office:value="0.011276" calcext:value-type="float">
            <text:p>0,011276</text:p>
          </table:table-cell>
        </table:table-row>
        <table:table-row table:style-name="ro1">
          <table:table-cell office:value-type="string" calcext:value-type="string">
            <text:p>9 Mar 2017 09:30:00.000</text:p>
          </table:table-cell>
          <table:table-cell office:value-type="float" office:value="-6.834" calcext:value-type="float">
            <text:p>-6,834</text:p>
          </table:table-cell>
          <table:table-cell office:value-type="float" office:value="-53.311" calcext:value-type="float">
            <text:p>-53,311</text:p>
          </table:table-cell>
          <table:table-cell office:value-type="float" office:value="656.349616" calcext:value-type="float">
            <text:p>656,349616</text:p>
          </table:table-cell>
          <table:table-cell office:value-type="float" office:value="-0.06108" calcext:value-type="float">
            <text:p>-0,06108</text:p>
          </table:table-cell>
          <table:table-cell office:value-type="float" office:value="-0.012842" calcext:value-type="float">
            <text:p>-0,012842</text:p>
          </table:table-cell>
          <table:table-cell office:value-type="float" office:value="0.013694" calcext:value-type="float">
            <text:p>0,013694</text:p>
          </table:table-cell>
        </table:table-row>
        <table:table-row table:style-name="ro1">
          <table:table-cell office:value-type="string" calcext:value-type="string">
            <text:p>9 Mar 2017 09:31:00.000</text:p>
          </table:table-cell>
          <table:table-cell office:value-type="float" office:value="-10.498" calcext:value-type="float">
            <text:p>-10,498</text:p>
          </table:table-cell>
          <table:table-cell office:value-type="float" office:value="-54.086" calcext:value-type="float">
            <text:p>-54,086</text:p>
          </table:table-cell>
          <table:table-cell office:value-type="float" office:value="657.240759" calcext:value-type="float">
            <text:p>657,240759</text:p>
          </table:table-cell>
          <table:table-cell office:value-type="float" office:value="-0.061044" calcext:value-type="float">
            <text:p>-0,061044</text:p>
          </table:table-cell>
          <table:table-cell office:value-type="float" office:value="-0.013009" calcext:value-type="float">
            <text:p>-0,013009</text:p>
          </table:table-cell>
          <table:table-cell office:value-type="float" office:value="0.015995" calcext:value-type="float">
            <text:p>0,015995</text:p>
          </table:table-cell>
        </table:table-row>
        <table:table-row table:style-name="ro1">
          <table:table-cell office:value-type="string" calcext:value-type="string">
            <text:p>9 Mar 2017 09:32:00.000</text:p>
          </table:table-cell>
          <table:table-cell office:value-type="float" office:value="-14.159" calcext:value-type="float">
            <text:p>-14,159</text:p>
          </table:table-cell>
          <table:table-cell office:value-type="float" office:value="-54.873" calcext:value-type="float">
            <text:p>-54,873</text:p>
          </table:table-cell>
          <table:table-cell office:value-type="float" office:value="658.265621" calcext:value-type="float">
            <text:p>658,265621</text:p>
          </table:table-cell>
          <table:table-cell office:value-type="float" office:value="-0.060997" calcext:value-type="float">
            <text:p>-0,060997</text:p>
          </table:table-cell>
          <table:table-cell office:value-type="float" office:value="-0.013255" calcext:value-type="float">
            <text:p>-0,013255</text:p>
          </table:table-cell>
          <table:table-cell office:value-type="float" office:value="0.018143" calcext:value-type="float">
            <text:p>0,018143</text:p>
          </table:table-cell>
        </table:table-row>
        <table:table-row table:style-name="ro1">
          <table:table-cell office:value-type="string" calcext:value-type="string">
            <text:p>9 Mar 2017 09:33:00.000</text:p>
          </table:table-cell>
          <table:table-cell office:value-type="float" office:value="-17.817" calcext:value-type="float">
            <text:p>-17,817</text:p>
          </table:table-cell>
          <table:table-cell office:value-type="float" office:value="-55.678" calcext:value-type="float">
            <text:p>-55,678</text:p>
          </table:table-cell>
          <table:table-cell office:value-type="float" office:value="659.413835" calcext:value-type="float">
            <text:p>659,413835</text:p>
          </table:table-cell>
          <table:table-cell office:value-type="float" office:value="-0.060938" calcext:value-type="float">
            <text:p>-0,060938</text:p>
          </table:table-cell>
          <table:table-cell office:value-type="float" office:value="-0.013589" calcext:value-type="float">
            <text:p>-0,013589</text:p>
          </table:table-cell>
          <table:table-cell office:value-type="float" office:value="0.020099" calcext:value-type="float">
            <text:p>0,020099</text:p>
          </table:table-cell>
        </table:table-row>
        <table:table-row table:style-name="ro1">
          <table:table-cell office:value-type="string" calcext:value-type="string">
            <text:p>9 Mar 2017 09:34:00.000</text:p>
          </table:table-cell>
          <table:table-cell office:value-type="float" office:value="-21.471" calcext:value-type="float">
            <text:p>-21,471</text:p>
          </table:table-cell>
          <table:table-cell office:value-type="float" office:value="-56.506" calcext:value-type="float">
            <text:p>-56,506</text:p>
          </table:table-cell>
          <table:table-cell office:value-type="float" office:value="660.672912" calcext:value-type="float">
            <text:p>660,672912</text:p>
          </table:table-cell>
          <table:table-cell office:value-type="float" office:value="-0.060867" calcext:value-type="float">
            <text:p>-0,060867</text:p>
          </table:table-cell>
          <table:table-cell office:value-type="float" office:value="-0.014021" calcext:value-type="float">
            <text:p>-0,014021</text:p>
          </table:table-cell>
          <table:table-cell office:value-type="float" office:value="0.021831" calcext:value-type="float">
            <text:p>0,021831</text:p>
          </table:table-cell>
        </table:table-row>
        <table:table-row table:style-name="ro1">
          <table:table-cell office:value-type="string" calcext:value-type="string">
            <text:p>9 Mar 2017 09:35:00.000</text:p>
          </table:table-cell>
          <table:table-cell office:value-type="float" office:value="-25.121" calcext:value-type="float">
            <text:p>-25,121</text:p>
          </table:table-cell>
          <table:table-cell office:value-type="float" office:value="-57.363" calcext:value-type="float">
            <text:p>-57,363</text:p>
          </table:table-cell>
          <table:table-cell office:value-type="float" office:value="662.02843" calcext:value-type="float">
            <text:p>662,02843</text:p>
          </table:table-cell>
          <table:table-cell office:value-type="float" office:value="-0.060784" calcext:value-type="float">
            <text:p>-0,060784</text:p>
          </table:table-cell>
          <table:table-cell office:value-type="float" office:value="-0.01457" calcext:value-type="float">
            <text:p>-0,01457</text:p>
          </table:table-cell>
          <table:table-cell office:value-type="float" office:value="0.023307" calcext:value-type="float">
            <text:p>0,023307</text:p>
          </table:table-cell>
        </table:table-row>
        <table:table-row table:style-name="ro1">
          <table:table-cell office:value-type="string" calcext:value-type="string">
            <text:p>9 Mar 2017 09:36:00.000</text:p>
          </table:table-cell>
          <table:table-cell office:value-type="float" office:value="-28.765" calcext:value-type="float">
            <text:p>-28,765</text:p>
          </table:table-cell>
          <table:table-cell office:value-type="float" office:value="-58.257" calcext:value-type="float">
            <text:p>-58,257</text:p>
          </table:table-cell>
          <table:table-cell office:value-type="float" office:value="663.464255" calcext:value-type="float">
            <text:p>663,464255</text:p>
          </table:table-cell>
          <table:table-cell office:value-type="float" office:value="-0.060687" calcext:value-type="float">
            <text:p>-0,060687</text:p>
          </table:table-cell>
          <table:table-cell office:value-type="float" office:value="-0.015256" calcext:value-type="float">
            <text:p>-0,015256</text:p>
          </table:table-cell>
          <table:table-cell office:value-type="float" office:value="0.024502" calcext:value-type="float">
            <text:p>0,024502</text:p>
          </table:table-cell>
        </table:table-row>
        <table:table-row table:style-name="ro1">
          <table:table-cell office:value-type="string" calcext:value-type="string">
            <text:p>9 Mar 2017 09:37:00.000</text:p>
          </table:table-cell>
          <table:table-cell office:value-type="float" office:value="-32.403" calcext:value-type="float">
            <text:p>-32,403</text:p>
          </table:table-cell>
          <table:table-cell office:value-type="float" office:value="-59.197" calcext:value-type="float">
            <text:p>-59,197</text:p>
          </table:table-cell>
          <table:table-cell office:value-type="float" office:value="664.962794" calcext:value-type="float">
            <text:p>664,962794</text:p>
          </table:table-cell>
          <table:table-cell office:value-type="float" office:value="-0.060575" calcext:value-type="float">
            <text:p>-0,060575</text:p>
          </table:table-cell>
          <table:table-cell office:value-type="float" office:value="-0.016111" calcext:value-type="float">
            <text:p>-0,016111</text:p>
          </table:table-cell>
          <table:table-cell office:value-type="float" office:value="0.025392" calcext:value-type="float">
            <text:p>0,025392</text:p>
          </table:table-cell>
        </table:table-row>
        <table:table-row table:style-name="ro1">
          <table:table-cell office:value-type="string" calcext:value-type="string">
            <text:p>9 Mar 2017 09:38:00.000</text:p>
          </table:table-cell>
          <table:table-cell office:value-type="float" office:value="-36.034" calcext:value-type="float">
            <text:p>-36,034</text:p>
          </table:table-cell>
          <table:table-cell office:value-type="float" office:value="-60.195" calcext:value-type="float">
            <text:p>-60,195</text:p>
          </table:table-cell>
          <table:table-cell office:value-type="float" office:value="666.505271" calcext:value-type="float">
            <text:p>666,505271</text:p>
          </table:table-cell>
          <table:table-cell office:value-type="float" office:value="-0.060447" calcext:value-type="float">
            <text:p>-0,060447</text:p>
          </table:table-cell>
          <table:table-cell office:value-type="float" office:value="-0.017175" calcext:value-type="float">
            <text:p>-0,017175</text:p>
          </table:table-cell>
          <table:table-cell office:value-type="float" office:value="0.025962" calcext:value-type="float">
            <text:p>0,025962</text:p>
          </table:table-cell>
        </table:table-row>
        <table:table-row table:style-name="ro1">
          <table:table-cell office:value-type="string" calcext:value-type="string">
            <text:p>9 Mar 2017 09:39:00.000</text:p>
          </table:table-cell>
          <table:table-cell office:value-type="float" office:value="-39.656" calcext:value-type="float">
            <text:p>-39,656</text:p>
          </table:table-cell>
          <table:table-cell office:value-type="float" office:value="-61.264" calcext:value-type="float">
            <text:p>-61,264</text:p>
          </table:table-cell>
          <table:table-cell office:value-type="float" office:value="668.072014" calcext:value-type="float">
            <text:p>668,072014</text:p>
          </table:table-cell>
          <table:table-cell office:value-type="float" office:value="-0.060298" calcext:value-type="float">
            <text:p>-0,060298</text:p>
          </table:table-cell>
          <table:table-cell office:value-type="float" office:value="-0.018506" calcext:value-type="float">
            <text:p>-0,018506</text:p>
          </table:table-cell>
          <table:table-cell office:value-type="float" office:value="0.026198" calcext:value-type="float">
            <text:p>0,026198</text:p>
          </table:table-cell>
        </table:table-row>
        <table:table-row table:style-name="ro1">
          <table:table-cell office:value-type="string" calcext:value-type="string">
            <text:p>9 Mar 2017 09:40:00.000</text:p>
          </table:table-cell>
          <table:table-cell office:value-type="float" office:value="-43.269" calcext:value-type="float">
            <text:p>-43,269</text:p>
          </table:table-cell>
          <table:table-cell office:value-type="float" office:value="-62.422" calcext:value-type="float">
            <text:p>-62,422</text:p>
          </table:table-cell>
          <table:table-cell office:value-type="float" office:value="669.642768" calcext:value-type="float">
            <text:p>669,642768</text:p>
          </table:table-cell>
          <table:table-cell office:value-type="float" office:value="-0.060124" calcext:value-type="float">
            <text:p>-0,060124</text:p>
          </table:table-cell>
          <table:table-cell office:value-type="float" office:value="-0.020183" calcext:value-type="float">
            <text:p>-0,020183</text:p>
          </table:table-cell>
          <table:table-cell office:value-type="float" office:value="0.026093" calcext:value-type="float">
            <text:p>0,026093</text:p>
          </table:table-cell>
        </table:table-row>
        <table:table-row table:style-name="ro1">
          <table:table-cell office:value-type="string" calcext:value-type="string">
            <text:p>9 Mar 2017 09:41:00.000</text:p>
          </table:table-cell>
          <table:table-cell office:value-type="float" office:value="-46.87" calcext:value-type="float">
            <text:p>-46,87</text:p>
          </table:table-cell>
          <table:table-cell office:value-type="float" office:value="-63.695" calcext:value-type="float">
            <text:p>-63,695</text:p>
          </table:table-cell>
          <table:table-cell office:value-type="float" office:value="671.197005" calcext:value-type="float">
            <text:p>671,197005</text:p>
          </table:table-cell>
          <table:table-cell office:value-type="float" office:value="-0.059917" calcext:value-type="float">
            <text:p>-0,059917</text:p>
          </table:table-cell>
          <table:table-cell office:value-type="float" office:value="-0.022319" calcext:value-type="float">
            <text:p>-0,022319</text:p>
          </table:table-cell>
          <table:table-cell office:value-type="float" office:value="0.025646" calcext:value-type="float">
            <text:p>0,025646</text:p>
          </table:table-cell>
        </table:table-row>
        <table:table-row table:style-name="ro1">
          <table:table-cell office:value-type="string" calcext:value-type="string">
            <text:p>9 Mar 2017 09:42:00.000</text:p>
          </table:table-cell>
          <table:table-cell office:value-type="float" office:value="-50.458" calcext:value-type="float">
            <text:p>-50,458</text:p>
          </table:table-cell>
          <table:table-cell office:value-type="float" office:value="-65.113" calcext:value-type="float">
            <text:p>-65,113</text:p>
          </table:table-cell>
          <table:table-cell office:value-type="float" office:value="672.714242" calcext:value-type="float">
            <text:p>672,714242</text:p>
          </table:table-cell>
          <table:table-cell office:value-type="float" office:value="-0.059667" calcext:value-type="float">
            <text:p>-0,059667</text:p>
          </table:table-cell>
          <table:table-cell office:value-type="float" office:value="-0.02508" calcext:value-type="float">
            <text:p>-0,02508</text:p>
          </table:table-cell>
          <table:table-cell office:value-type="float" office:value="0.02486" calcext:value-type="float">
            <text:p>0,02486</text:p>
          </table:table-cell>
        </table:table-row>
        <table:table-row table:style-name="ro1">
          <table:table-cell office:value-type="string" calcext:value-type="string">
            <text:p>9 Mar 2017 09:43:00.000</text:p>
          </table:table-cell>
          <table:table-cell office:value-type="float" office:value="-54.029" calcext:value-type="float">
            <text:p>-54,029</text:p>
          </table:table-cell>
          <table:table-cell office:value-type="float" office:value="-66.722" calcext:value-type="float">
            <text:p>-66,722</text:p>
          </table:table-cell>
          <table:table-cell office:value-type="float" office:value="674.174355" calcext:value-type="float">
            <text:p>674,174355</text:p>
          </table:table-cell>
          <table:table-cell office:value-type="float" office:value="-0.059356" calcext:value-type="float">
            <text:p>-0,059356</text:p>
          </table:table-cell>
          <table:table-cell office:value-type="float" office:value="-0.028714" calcext:value-type="float">
            <text:p>-0,028714</text:p>
          </table:table-cell>
          <table:table-cell office:value-type="float" office:value="0.023743" calcext:value-type="float">
            <text:p>0,023743</text:p>
          </table:table-cell>
        </table:table-row>
        <table:table-row table:style-name="ro1">
          <table:table-cell office:value-type="string" calcext:value-type="string">
            <text:p>9 Mar 2017 09:44:00.000</text:p>
          </table:table-cell>
          <table:table-cell office:value-type="float" office:value="-57.579" calcext:value-type="float">
            <text:p>-57,579</text:p>
          </table:table-cell>
          <table:table-cell office:value-type="float" office:value="-68.584" calcext:value-type="float">
            <text:p>-68,584</text:p>
          </table:table-cell>
          <table:table-cell office:value-type="float" office:value="675.557883" calcext:value-type="float">
            <text:p>675,557883</text:p>
          </table:table-cell>
          <table:table-cell office:value-type="float" office:value="-0.058955" calcext:value-type="float">
            <text:p>-0,058955</text:p>
          </table:table-cell>
          <table:table-cell office:value-type="float" office:value="-0.033606" calcext:value-type="float">
            <text:p>-0,033606</text:p>
          </table:table-cell>
          <table:table-cell office:value-type="float" office:value="0.022309" calcext:value-type="float">
            <text:p>0,022309</text:p>
          </table:table-cell>
        </table:table-row>
        <table:table-row table:style-name="ro1">
          <table:table-cell office:value-type="string" calcext:value-type="string">
            <text:p>9 Mar 2017 09:45:00.000</text:p>
          </table:table-cell>
          <table:table-cell office:value-type="float" office:value="-61.101" calcext:value-type="float">
            <text:p>-61,101</text:p>
          </table:table-cell>
          <table:table-cell office:value-type="float" office:value="-70.792" calcext:value-type="float">
            <text:p>-70,792</text:p>
          </table:table-cell>
          <table:table-cell office:value-type="float" office:value="676.846325" calcext:value-type="float">
            <text:p>676,846325</text:p>
          </table:table-cell>
          <table:table-cell office:value-type="float" office:value="-0.058421" calcext:value-type="float">
            <text:p>-0,058421</text:p>
          </table:table-cell>
          <table:table-cell office:value-type="float" office:value="-0.040373" calcext:value-type="float">
            <text:p>-0,040373</text:p>
          </table:table-cell>
          <table:table-cell office:value-type="float" office:value="0.020577" calcext:value-type="float">
            <text:p>0,020577</text:p>
          </table:table-cell>
        </table:table-row>
        <table:table-row table:style-name="ro1">
          <table:table-cell office:value-type="string" calcext:value-type="string">
            <text:p>9 Mar 2017 09:46:00.000</text:p>
          </table:table-cell>
          <table:table-cell office:value-type="float" office:value="-64.586" calcext:value-type="float">
            <text:p>-64,586</text:p>
          </table:table-cell>
          <table:table-cell office:value-type="float" office:value="-73.486" calcext:value-type="float">
            <text:p>-73,486</text:p>
          </table:table-cell>
          <table:table-cell office:value-type="float" office:value="678.022415" calcext:value-type="float">
            <text:p>678,022415</text:p>
          </table:table-cell>
          <table:table-cell office:value-type="float" office:value="-0.057674" calcext:value-type="float">
            <text:p>-0,057674</text:p>
          </table:table-cell>
          <table:table-cell office:value-type="float" office:value="-0.050044" calcext:value-type="float">
            <text:p>-0,050044</text:p>
          </table:table-cell>
          <table:table-cell office:value-type="float" office:value="0.018569" calcext:value-type="float">
            <text:p>0,018569</text:p>
          </table:table-cell>
        </table:table-row>
        <table:table-row table:style-name="ro1">
          <table:table-cell office:value-type="string" calcext:value-type="string">
            <text:p>9 Mar 2017 09:47:00.000</text:p>
          </table:table-cell>
          <table:table-cell office:value-type="float" office:value="-68.015" calcext:value-type="float">
            <text:p>-68,015</text:p>
          </table:table-cell>
          <table:table-cell office:value-type="float" office:value="-76.89" calcext:value-type="float">
            <text:p>-76,89</text:p>
          </table:table-cell>
          <table:table-cell office:value-type="float" office:value="679.070382" calcext:value-type="float">
            <text:p>679,070382</text:p>
          </table:table-cell>
          <table:table-cell office:value-type="float" office:value="-0.056573" calcext:value-type="float">
            <text:p>-0,056573</text:p>
          </table:table-cell>
          <table:table-cell office:value-type="float" office:value="-0.064422" calcext:value-type="float">
            <text:p>-0,064422</text:p>
          </table:table-cell>
          <table:table-cell office:value-type="float" office:value="0.016312" calcext:value-type="float">
            <text:p>0,016312</text:p>
          </table:table-cell>
        </table:table-row>
        <table:table-row table:style-name="ro1">
          <table:table-cell office:value-type="string" calcext:value-type="string">
            <text:p>9 Mar 2017 09:48:00.000</text:p>
          </table:table-cell>
          <table:table-cell office:value-type="float" office:value="-71.362" calcext:value-type="float">
            <text:p>-71,362</text:p>
          </table:table-cell>
          <table:table-cell office:value-type="float" office:value="-81.375" calcext:value-type="float">
            <text:p>-81,375</text:p>
          </table:table-cell>
          <table:table-cell office:value-type="float" office:value="679.976179" calcext:value-type="float">
            <text:p>679,976179</text:p>
          </table:table-cell>
          <table:table-cell office:value-type="float" office:value="-0.054845" calcext:value-type="float">
            <text:p>-0,054845</text:p>
          </table:table-cell>
          <table:table-cell office:value-type="float" office:value="-0.0868" calcext:value-type="float">
            <text:p>-0,0868</text:p>
          </table:table-cell>
          <table:table-cell office:value-type="float" office:value="0.013837" calcext:value-type="float">
            <text:p>0,013837</text:p>
          </table:table-cell>
        </table:table-row>
        <table:table-row table:style-name="ro1">
          <table:table-cell office:value-type="string" calcext:value-type="string">
            <text:p>9 Mar 2017 09:49:00.000</text:p>
          </table:table-cell>
          <table:table-cell office:value-type="float" office:value="-74.573" calcext:value-type="float">
            <text:p>-74,573</text:p>
          </table:table-cell>
          <table:table-cell office:value-type="float" office:value="-87.587" calcext:value-type="float">
            <text:p>-87,587</text:p>
          </table:table-cell>
          <table:table-cell office:value-type="float" office:value="680.727693" calcext:value-type="float">
            <text:p>680,727693</text:p>
          </table:table-cell>
          <table:table-cell office:value-type="float" office:value="-0.051926" calcext:value-type="float">
            <text:p>-0,051926</text:p>
          </table:table-cell>
          <table:table-cell office:value-type="float" office:value="-0.12339" calcext:value-type="float">
            <text:p>-0,12339</text:p>
          </table:table-cell>
          <table:table-cell office:value-type="float" office:value="0.011177" calcext:value-type="float">
            <text:p>0,011177</text:p>
          </table:table-cell>
        </table:table-row>
        <table:table-row table:style-name="ro1">
          <table:table-cell office:value-type="string" calcext:value-type="string">
            <text:p>9 Mar 2017 09:50:00.000</text:p>
          </table:table-cell>
          <table:table-cell office:value-type="float" office:value="-77.546" calcext:value-type="float">
            <text:p>-77,546</text:p>
          </table:table-cell>
          <table:table-cell office:value-type="float" office:value="-96.688" calcext:value-type="float">
            <text:p>-96,688</text:p>
          </table:table-cell>
          <table:table-cell office:value-type="float" office:value="681.314918" calcext:value-type="float">
            <text:p>681,314918</text:p>
          </table:table-cell>
          <table:table-cell office:value-type="float" office:value="-0.046587" calcext:value-type="float">
            <text:p>-0,046587</text:p>
          </table:table-cell>
          <table:table-cell office:value-type="float" office:value="-0.185487" calcext:value-type="float">
            <text:p>-0,185487</text:p>
          </table:table-cell>
          <table:table-cell office:value-type="float" office:value="0.008369" calcext:value-type="float">
            <text:p>0,008369</text:p>
          </table:table-cell>
        </table:table-row>
        <table:table-row table:style-name="ro1">
          <table:table-cell office:value-type="string" calcext:value-type="string">
            <text:p>9 Mar 2017 09:51:00.000</text:p>
          </table:table-cell>
          <table:table-cell office:value-type="float" office:value="-80.064" calcext:value-type="float">
            <text:p>-80,064</text:p>
          </table:table-cell>
          <table:table-cell office:value-type="float" office:value="-110.655" calcext:value-type="float">
            <text:p>-110,655</text:p>
          </table:table-cell>
          <table:table-cell office:value-type="float" office:value="681.730103" calcext:value-type="float">
            <text:p>681,730103</text:p>
          </table:table-cell>
          <table:table-cell office:value-type="float" office:value="-0.036195" calcext:value-type="float">
            <text:p>-0,036195</text:p>
          </table:table-cell>
          <table:table-cell office:value-type="float" office:value="-0.287355" calcext:value-type="float">
            <text:p>-0,287355</text:p>
          </table:table-cell>
          <table:table-cell office:value-type="float" office:value="0.005451" calcext:value-type="float">
            <text:p>0,005451</text:p>
          </table:table-cell>
        </table:table-row>
        <table:table-row table:style-name="ro1">
          <table:table-cell office:value-type="string" calcext:value-type="string">
            <text:p>9 Mar 2017 09:52:00.000</text:p>
          </table:table-cell>
          <table:table-cell office:value-type="float" office:value="-81.706" calcext:value-type="float">
            <text:p>-81,706</text:p>
          </table:table-cell>
          <table:table-cell office:value-type="float" office:value="-131.665" calcext:value-type="float">
            <text:p>-131,665</text:p>
          </table:table-cell>
          <table:table-cell office:value-type="float" office:value="681.967862" calcext:value-type="float">
            <text:p>681,967862</text:p>
          </table:table-cell>
          <table:table-cell office:value-type="float" office:value="-0.016783" calcext:value-type="float">
            <text:p>-0,016783</text:p>
          </table:table-cell>
          <table:table-cell office:value-type="float" office:value="-0.409269" calcext:value-type="float">
            <text:p>-0,409269</text:p>
          </table:table-cell>
          <table:table-cell office:value-type="float" office:value="0.002464" calcext:value-type="float">
            <text:p>0,002464</text:p>
          </table:table-cell>
        </table:table-row>
        <table:table-row table:style-name="ro1">
          <table:table-cell office:value-type="string" calcext:value-type="string">
            <text:p>9 Mar 2017 09:53:00.000</text:p>
          </table:table-cell>
          <table:table-cell office:value-type="float" office:value="-81.918" calcext:value-type="float">
            <text:p>-81,918</text:p>
          </table:table-cell>
          <table:table-cell office:value-type="float" office:value="-157.701" calcext:value-type="float">
            <text:p>-157,701</text:p>
          </table:table-cell>
          <table:table-cell office:value-type="float" office:value="682.025251" calcext:value-type="float">
            <text:p>682,025251</text:p>
          </table:table-cell>
          <table:table-cell office:value-type="float" office:value="0.010043" calcext:value-type="float">
            <text:p>0,010043</text:p>
          </table:table-cell>
          <table:table-cell office:value-type="float" office:value="-0.430707" calcext:value-type="float">
            <text:p>-0,430707</text:p>
          </table:table-cell>
          <table:table-cell office:value-type="float" office:value="-0.000552" calcext:value-type="float">
            <text:p>-0,000552</text:p>
          </table:table-cell>
        </table:table-row>
        <table:table-row table:style-name="ro1">
          <table:table-cell office:value-type="string" calcext:value-type="string">
            <text:p>9 Mar 2017 09:54:00.000</text:p>
          </table:table-cell>
          <table:table-cell office:value-type="float" office:value="-80.605" calcext:value-type="float">
            <text:p>-80,605</text:p>
          </table:table-cell>
          <table:table-cell office:value-type="float" office:value="179.442" calcext:value-type="float">
            <text:p>179,442</text:p>
          </table:table-cell>
          <table:table-cell office:value-type="float" office:value="681.901809" calcext:value-type="float">
            <text:p>681,901809</text:p>
          </table:table-cell>
          <table:table-cell office:value-type="float" office:value="0.032096" calcext:value-type="float">
            <text:p>0,032096</text:p>
          </table:table-cell>
          <table:table-cell office:value-type="float" office:value="-0.320518" calcext:value-type="float">
            <text:p>-0,320518</text:p>
          </table:table-cell>
          <table:table-cell office:value-type="float" office:value="-0.003555" calcext:value-type="float">
            <text:p>-0,003555</text:p>
          </table:table-cell>
        </table:table-row>
        <table:table-row table:style-name="ro1">
          <table:table-cell office:value-type="string" calcext:value-type="string">
            <text:p>9 Mar 2017 09:55:00.000</text:p>
          </table:table-cell>
          <table:table-cell office:value-type="float" office:value="-78.266" calcext:value-type="float">
            <text:p>-78,266</text:p>
          </table:table-cell>
          <table:table-cell office:value-type="float" office:value="163.78" calcext:value-type="float">
            <text:p>163,78</text:p>
          </table:table-cell>
          <table:table-cell office:value-type="float" office:value="681.599561" calcext:value-type="float">
            <text:p>681,599561</text:p>
          </table:table-cell>
          <table:table-cell office:value-type="float" office:value="0.044491" calcext:value-type="float">
            <text:p>0,044491</text:p>
          </table:table-cell>
          <table:table-cell office:value-type="float" office:value="-0.208044" calcext:value-type="float">
            <text:p>-0,208044</text:p>
          </table:table-cell>
          <table:table-cell office:value-type="float" office:value="-0.006503" calcext:value-type="float">
            <text:p>-0,006503</text:p>
          </table:table-cell>
        </table:table-row>
        <table:table-row table:style-name="ro1">
          <table:table-cell office:value-type="string" calcext:value-type="string">
            <text:p>9 Mar 2017 09:56:00.000</text:p>
          </table:table-cell>
          <table:table-cell office:value-type="float" office:value="-75.386" calcext:value-type="float">
            <text:p>-75,386</text:p>
          </table:table-cell>
          <table:table-cell office:value-type="float" office:value="153.626" calcext:value-type="float">
            <text:p>153,626</text:p>
          </table:table-cell>
          <table:table-cell office:value-type="float" office:value="681.122992" calcext:value-type="float">
            <text:p>681,122992</text:p>
          </table:table-cell>
          <table:table-cell office:value-type="float" office:value="0.050826" calcext:value-type="float">
            <text:p>0,050826</text:p>
          </table:table-cell>
          <table:table-cell office:value-type="float" office:value="-0.136662" calcext:value-type="float">
            <text:p>-0,136662</text:p>
          </table:table-cell>
          <table:table-cell office:value-type="float" office:value="-0.009357" calcext:value-type="float">
            <text:p>-0,009357</text:p>
          </table:table-cell>
        </table:table-row>
        <table:table-row table:style-name="ro1">
          <table:table-cell office:value-type="string" calcext:value-type="string">
            <text:p>9 Mar 2017 09:57:00.000</text:p>
          </table:table-cell>
          <table:table-cell office:value-type="float" office:value="-72.224" calcext:value-type="float">
            <text:p>-72,224</text:p>
          </table:table-cell>
          <table:table-cell office:value-type="float" office:value="146.794" calcext:value-type="float">
            <text:p>146,794</text:p>
          </table:table-cell>
          <table:table-cell office:value-type="float" office:value="680.478974" calcext:value-type="float">
            <text:p>680,478974</text:p>
          </table:table-cell>
          <table:table-cell office:value-type="float" office:value="0.05422" calcext:value-type="float">
            <text:p>0,05422</text:p>
          </table:table-cell>
          <table:table-cell office:value-type="float" office:value="-0.094704" calcext:value-type="float">
            <text:p>-0,094704</text:p>
          </table:table-cell>
          <table:table-cell office:value-type="float" office:value="-0.012076" calcext:value-type="float">
            <text:p>-0,012076</text:p>
          </table:table-cell>
        </table:table-row>
        <table:table-row table:style-name="ro1">
          <table:table-cell office:value-type="string" calcext:value-type="string">
            <text:p>9 Mar 2017 09:58:00.000</text:p>
          </table:table-cell>
          <table:table-cell office:value-type="float" office:value="-68.907" calcext:value-type="float">
            <text:p>-68,907</text:p>
          </table:table-cell>
          <table:table-cell office:value-type="float" office:value="141.933" calcext:value-type="float">
            <text:p>141,933</text:p>
          </table:table-cell>
          <table:table-cell office:value-type="float" office:value="679.67667" calcext:value-type="float">
            <text:p>679,67667</text:p>
          </table:table-cell>
          <table:table-cell office:value-type="float" office:value="0.056189" calcext:value-type="float">
            <text:p>0,056189</text:p>
          </table:table-cell>
          <table:table-cell office:value-type="float" office:value="-0.069352" calcext:value-type="float">
            <text:p>-0,069352</text:p>
          </table:table-cell>
          <table:table-cell office:value-type="float" office:value="-0.014625" calcext:value-type="float">
            <text:p>-0,014625</text:p>
          </table:table-cell>
        </table:table-row>
        <table:table-row table:style-name="ro1">
          <table:table-cell office:value-type="string" calcext:value-type="string">
            <text:p>9 Mar 2017 09:59:00.000</text:p>
          </table:table-cell>
          <table:table-cell office:value-type="float" office:value="-65.496" calcext:value-type="float">
            <text:p>-65,496</text:p>
          </table:table-cell>
          <table:table-cell office:value-type="float" office:value="138.289" calcext:value-type="float">
            <text:p>138,289</text:p>
          </table:table-cell>
          <table:table-cell office:value-type="float" office:value="678.727395" calcext:value-type="float">
            <text:p>678,727395</text:p>
          </table:table-cell>
          <table:table-cell office:value-type="float" office:value="0.05742" calcext:value-type="float">
            <text:p>0,05742</text:p>
          </table:table-cell>
          <table:table-cell office:value-type="float" office:value="-0.053274" calcext:value-type="float">
            <text:p>-0,053274</text:p>
          </table:table-cell>
          <table:table-cell office:value-type="float" office:value="-0.016968" calcext:value-type="float">
            <text:p>-0,016968</text:p>
          </table:table-cell>
        </table:table-row>
        <table:table-row table:style-name="ro1">
          <table:table-cell office:value-type="string" calcext:value-type="string">
            <text:p>9 Mar 2017 10:00:00.000</text:p>
          </table:table-cell>
          <table:table-cell office:value-type="float" office:value="-62.025" calcext:value-type="float">
            <text:p>-62,025</text:p>
          </table:table-cell>
          <table:table-cell office:value-type="float" office:value="135.433" calcext:value-type="float">
            <text:p>135,433</text:p>
          </table:table-cell>
          <table:table-cell office:value-type="float" office:value="677.64445" calcext:value-type="float">
            <text:p>677,64445</text:p>
          </table:table-cell>
          <table:table-cell office:value-type="float" office:value="0.058241" calcext:value-type="float">
            <text:p>0,058241</text:p>
          </table:table-cell>
          <table:table-cell office:value-type="float" office:value="-0.042582" calcext:value-type="float">
            <text:p>-0,042582</text:p>
          </table:table-cell>
          <table:table-cell office:value-type="float" office:value="-0.019074" calcext:value-type="float">
            <text:p>-0,019074</text:p>
          </table:table-cell>
        </table:table-row>
        <table:table-row table:style-name="ro1">
          <table:table-cell office:value-type="string" calcext:value-type="string">
            <text:p>9 Mar 2017 10:01:00.000</text:p>
          </table:table-cell>
          <table:table-cell office:value-type="float" office:value="-58.512" calcext:value-type="float">
            <text:p>-58,512</text:p>
          </table:table-cell>
          <table:table-cell office:value-type="float" office:value="133.114" calcext:value-type="float">
            <text:p>133,114</text:p>
          </table:table-cell>
          <table:table-cell office:value-type="float" office:value="676.442922" calcext:value-type="float">
            <text:p>676,442922</text:p>
          </table:table-cell>
          <table:table-cell office:value-type="float" office:value="0.058821" calcext:value-type="float">
            <text:p>0,058821</text:p>
          </table:table-cell>
          <table:table-cell office:value-type="float" office:value="-0.035173" calcext:value-type="float">
            <text:p>-0,035173</text:p>
          </table:table-cell>
          <table:table-cell office:value-type="float" office:value="-0.020916" calcext:value-type="float">
            <text:p>-0,020916</text:p>
          </table:table-cell>
        </table:table-row>
        <table:table-row table:style-name="ro1">
          <table:table-cell office:value-type="string" calcext:value-type="string">
            <text:p>9 Mar 2017 10:02:00.000</text:p>
          </table:table-cell>
          <table:table-cell office:value-type="float" office:value="-54.969" calcext:value-type="float">
            <text:p>-54,969</text:p>
          </table:table-cell>
          <table:table-cell office:value-type="float" office:value="131.171" calcext:value-type="float">
            <text:p>131,171</text:p>
          </table:table-cell>
          <table:table-cell office:value-type="float" office:value="675.139462" calcext:value-type="float">
            <text:p>675,139462</text:p>
          </table:table-cell>
          <table:table-cell office:value-type="float" office:value="0.05925" calcext:value-type="float">
            <text:p>0,05925</text:p>
          </table:table-cell>
          <table:table-cell office:value-type="float" office:value="-0.02986" calcext:value-type="float">
            <text:p>-0,02986</text:p>
          </table:table-cell>
          <table:table-cell office:value-type="float" office:value="-0.022468" calcext:value-type="float">
            <text:p>-0,022468</text:p>
          </table:table-cell>
        </table:table-row>
        <table:table-row table:style-name="ro1">
          <table:table-cell office:value-type="string" calcext:value-type="string">
            <text:p>9 Mar 2017 10:03:00.000</text:p>
          </table:table-cell>
          <table:table-cell office:value-type="float" office:value="-51.404" calcext:value-type="float">
            <text:p>-51,404</text:p>
          </table:table-cell>
          <table:table-cell office:value-type="float" office:value="129.503" calcext:value-type="float">
            <text:p>129,503</text:p>
          </table:table-cell>
          <table:table-cell office:value-type="float" office:value="673.752033" calcext:value-type="float">
            <text:p>673,752033</text:p>
          </table:table-cell>
          <table:table-cell office:value-type="float" office:value="0.059581" calcext:value-type="float">
            <text:p>0,059581</text:p>
          </table:table-cell>
          <table:table-cell office:value-type="float" office:value="-0.025939" calcext:value-type="float">
            <text:p>-0,025939</text:p>
          </table:table-cell>
          <table:table-cell office:value-type="float" office:value="-0.023712" calcext:value-type="float">
            <text:p>-0,023712</text:p>
          </table:table-cell>
        </table:table-row>
        <table:table-row table:style-name="ro1">
          <table:table-cell office:value-type="string" calcext:value-type="string">
            <text:p>9 Mar 2017 10:04:00.000</text:p>
          </table:table-cell>
          <table:table-cell office:value-type="float" office:value="-47.821" calcext:value-type="float">
            <text:p>-47,821</text:p>
          </table:table-cell>
          <table:table-cell office:value-type="float" office:value="128.039" calcext:value-type="float">
            <text:p>128,039</text:p>
          </table:table-cell>
          <table:table-cell office:value-type="float" office:value="672.299638" calcext:value-type="float">
            <text:p>672,299638</text:p>
          </table:table-cell>
          <table:table-cell office:value-type="float" office:value="0.059844" calcext:value-type="float">
            <text:p>0,059844</text:p>
          </table:table-cell>
          <table:table-cell office:value-type="float" office:value="-0.022976" calcext:value-type="float">
            <text:p>-0,022976</text:p>
          </table:table-cell>
          <table:table-cell office:value-type="float" office:value="-0.024632" calcext:value-type="float">
            <text:p>-0,024632</text:p>
          </table:table-cell>
        </table:table-row>
        <table:table-row table:style-name="ro1">
          <table:table-cell office:value-type="string" calcext:value-type="string">
            <text:p>9 Mar 2017 10:05:00.000</text:p>
          </table:table-cell>
          <table:table-cell office:value-type="float" office:value="-44.224" calcext:value-type="float">
            <text:p>-44,224</text:p>
          </table:table-cell>
          <table:table-cell office:value-type="float" office:value="126.732" calcext:value-type="float">
            <text:p>126,732</text:p>
          </table:table-cell>
          <table:table-cell office:value-type="float" office:value="670.802035" calcext:value-type="float">
            <text:p>670,802035</text:p>
          </table:table-cell>
          <table:table-cell office:value-type="float" office:value="0.06006" calcext:value-type="float">
            <text:p>0,06006</text:p>
          </table:table-cell>
          <table:table-cell office:value-type="float" office:value="-0.020694" calcext:value-type="float">
            <text:p>-0,020694</text:p>
          </table:table-cell>
          <table:table-cell office:value-type="float" office:value="-0.025218" calcext:value-type="float">
            <text:p>-0,025218</text:p>
          </table:table-cell>
        </table:table-row>
        <table:table-row table:style-name="ro1">
          <table:table-cell office:value-type="string" calcext:value-type="string">
            <text:p>9 Mar 2017 10:06:00.000</text:p>
          </table:table-cell>
          <table:table-cell office:value-type="float" office:value="-40.615" calcext:value-type="float">
            <text:p>-40,615</text:p>
          </table:table-cell>
          <table:table-cell office:value-type="float" office:value="125.546" calcext:value-type="float">
            <text:p>125,546</text:p>
          </table:table-cell>
          <table:table-cell office:value-type="float" office:value="669.279428" calcext:value-type="float">
            <text:p>669,279428</text:p>
          </table:table-cell>
          <table:table-cell office:value-type="float" office:value="0.060241" calcext:value-type="float">
            <text:p>0,060241</text:p>
          </table:table-cell>
          <table:table-cell office:value-type="float" office:value="-0.018909" calcext:value-type="float">
            <text:p>-0,018909</text:p>
          </table:table-cell>
          <table:table-cell office:value-type="float" office:value="-0.025466" calcext:value-type="float">
            <text:p>-0,025466</text:p>
          </table:table-cell>
        </table:table-row>
        <table:table-row table:style-name="ro1">
          <table:table-cell office:value-type="string" calcext:value-type="string">
            <text:p>9 Mar 2017 10:07:00.000</text:p>
          </table:table-cell>
          <table:table-cell office:value-type="float" office:value="-36.995" calcext:value-type="float">
            <text:p>-36,995</text:p>
          </table:table-cell>
          <table:table-cell office:value-type="float" office:value="124.456" calcext:value-type="float">
            <text:p>124,456</text:p>
          </table:table-cell>
          <table:table-cell office:value-type="float" office:value="667.752164" calcext:value-type="float">
            <text:p>667,752164</text:p>
          </table:table-cell>
          <table:table-cell office:value-type="float" office:value="0.060395" calcext:value-type="float">
            <text:p>0,060395</text:p>
          </table:table-cell>
          <table:table-cell office:value-type="float" office:value="-0.017496" calcext:value-type="float">
            <text:p>-0,017496</text:p>
          </table:table-cell>
          <table:table-cell office:value-type="float" office:value="-0.025376" calcext:value-type="float">
            <text:p>-0,025376</text:p>
          </table:table-cell>
        </table:table-row>
        <table:table-row table:style-name="ro1">
          <table:table-cell office:value-type="string" calcext:value-type="string">
            <text:p>9 Mar 2017 10:08:00.000</text:p>
          </table:table-cell>
          <table:table-cell office:value-type="float" office:value="-33.368" calcext:value-type="float">
            <text:p>-33,368</text:p>
          </table:table-cell>
          <table:table-cell office:value-type="float" office:value="123.441" calcext:value-type="float">
            <text:p>123,441</text:p>
          </table:table-cell>
          <table:table-cell office:value-type="float" office:value="666.24041" calcext:value-type="float">
            <text:p>666,24041</text:p>
          </table:table-cell>
          <table:table-cell office:value-type="float" office:value="0.060528" calcext:value-type="float">
            <text:p>0,060528</text:p>
          </table:table-cell>
          <table:table-cell office:value-type="float" office:value="-0.016368" calcext:value-type="float">
            <text:p>-0,016368</text:p>
          </table:table-cell>
          <table:table-cell office:value-type="float" office:value="-0.024952" calcext:value-type="float">
            <text:p>-0,024952</text:p>
          </table:table-cell>
        </table:table-row>
        <table:table-row table:style-name="ro1">
          <table:table-cell office:value-type="string" calcext:value-type="string">
            <text:p>9 Mar 2017 10:09:00.000</text:p>
          </table:table-cell>
          <table:table-cell office:value-type="float" office:value="-29.732" calcext:value-type="float">
            <text:p>-29,732</text:p>
          </table:table-cell>
          <table:table-cell office:value-type="float" office:value="122.487" calcext:value-type="float">
            <text:p>122,487</text:p>
          </table:table-cell>
          <table:table-cell office:value-type="float" office:value="664.763845" calcext:value-type="float">
            <text:p>664,763845</text:p>
          </table:table-cell>
          <table:table-cell office:value-type="float" office:value="0.060643" calcext:value-type="float">
            <text:p>0,060643</text:p>
          </table:table-cell>
          <table:table-cell office:value-type="float" office:value="-0.015463" calcext:value-type="float">
            <text:p>-0,015463</text:p>
          </table:table-cell>
          <table:table-cell office:value-type="float" office:value="-0.024207" calcext:value-type="float">
            <text:p>-0,024207</text:p>
          </table:table-cell>
        </table:table-row>
        <table:table-row table:style-name="ro1">
          <table:table-cell office:value-type="string" calcext:value-type="string">
            <text:p>9 Mar 2017 10:10:00.000</text:p>
          </table:table-cell>
          <table:table-cell office:value-type="float" office:value="-26.091" calcext:value-type="float">
            <text:p>-26,091</text:p>
          </table:table-cell>
          <table:table-cell office:value-type="float" office:value="121.582" calcext:value-type="float">
            <text:p>121,582</text:p>
          </table:table-cell>
          <table:table-cell office:value-type="float" office:value="663.341352" calcext:value-type="float">
            <text:p>663,341352</text:p>
          </table:table-cell>
          <table:table-cell office:value-type="float" office:value="0.060743" calcext:value-type="float">
            <text:p>0,060743</text:p>
          </table:table-cell>
          <table:table-cell office:value-type="float" office:value="-0.014735" calcext:value-type="float">
            <text:p>-0,014735</text:p>
          </table:table-cell>
          <table:table-cell office:value-type="float" office:value="-0.023155" calcext:value-type="float">
            <text:p>-0,023155</text:p>
          </table:table-cell>
        </table:table-row>
        <table:table-row table:style-name="ro1">
          <table:table-cell office:value-type="string" calcext:value-type="string">
            <text:p>9 Mar 2017 10:11:00.000</text:p>
          </table:table-cell>
          <table:table-cell office:value-type="float" office:value="-22.443" calcext:value-type="float">
            <text:p>-22,443</text:p>
          </table:table-cell>
          <table:table-cell office:value-type="float" office:value="120.716" calcext:value-type="float">
            <text:p>120,716</text:p>
          </table:table-cell>
          <table:table-cell office:value-type="float" office:value="661.990719" calcext:value-type="float">
            <text:p>661,990719</text:p>
          </table:table-cell>
          <table:table-cell office:value-type="float" office:value="0.060829" calcext:value-type="float">
            <text:p>0,060829</text:p>
          </table:table-cell>
          <table:table-cell office:value-type="float" office:value="-0.014153" calcext:value-type="float">
            <text:p>-0,014153</text:p>
          </table:table-cell>
          <table:table-cell office:value-type="float" office:value="-0.021817" calcext:value-type="float">
            <text:p>-0,021817</text:p>
          </table:table-cell>
        </table:table-row>
        <table:table-row table:style-name="ro1">
          <table:table-cell office:value-type="string" calcext:value-type="string">
            <text:p>9 Mar 2017 10:12:00.000</text:p>
          </table:table-cell>
          <table:table-cell office:value-type="float" office:value="-18.791" calcext:value-type="float">
            <text:p>-18,791</text:p>
          </table:table-cell>
          <table:table-cell office:value-type="float" office:value="119.881" calcext:value-type="float">
            <text:p>119,881</text:p>
          </table:table-cell>
          <table:table-cell office:value-type="float" office:value="660.728362" calcext:value-type="float">
            <text:p>660,728362</text:p>
          </table:table-cell>
          <table:table-cell office:value-type="float" office:value="0.060903" calcext:value-type="float">
            <text:p>0,060903</text:p>
          </table:table-cell>
          <table:table-cell office:value-type="float" office:value="-0.013691" calcext:value-type="float">
            <text:p>-0,013691</text:p>
          </table:table-cell>
          <table:table-cell office:value-type="float" office:value="-0.020219" calcext:value-type="float">
            <text:p>-0,020219</text:p>
          </table:table-cell>
        </table:table-row>
        <table:table-row table:style-name="ro1">
          <table:table-cell office:value-type="string" calcext:value-type="string">
            <text:p>9 Mar 2017 10:13:00.000</text:p>
          </table:table-cell>
          <table:table-cell office:value-type="float" office:value="-15.135" calcext:value-type="float">
            <text:p>-15,135</text:p>
          </table:table-cell>
          <table:table-cell office:value-type="float" office:value="119.071" calcext:value-type="float">
            <text:p>119,071</text:p>
          </table:table-cell>
          <table:table-cell office:value-type="float" office:value="659.56907" calcext:value-type="float">
            <text:p>659,56907</text:p>
          </table:table-cell>
          <table:table-cell office:value-type="float" office:value="0.060965" calcext:value-type="float">
            <text:p>0,060965</text:p>
          </table:table-cell>
          <table:table-cell office:value-type="float" office:value="-0.013333" calcext:value-type="float">
            <text:p>-0,013333</text:p>
          </table:table-cell>
          <table:table-cell office:value-type="float" office:value="-0.018389" calcext:value-type="float">
            <text:p>-0,018389</text:p>
          </table:table-cell>
        </table:table-row>
        <table:table-row table:style-name="ro1">
          <table:table-cell office:value-type="string" calcext:value-type="string">
            <text:p>9 Mar 2017 10:14:00.000</text:p>
          </table:table-cell>
          <table:table-cell office:value-type="float" office:value="-11.476" calcext:value-type="float">
            <text:p>-11,476</text:p>
          </table:table-cell>
          <table:table-cell office:value-type="float" office:value="118.279" calcext:value-type="float">
            <text:p>118,279</text:p>
          </table:table-cell>
          <table:table-cell office:value-type="float" office:value="658.525773" calcext:value-type="float">
            <text:p>658,525773</text:p>
          </table:table-cell>
          <table:table-cell office:value-type="float" office:value="0.061015" calcext:value-type="float">
            <text:p>0,061015</text:p>
          </table:table-cell>
          <table:table-cell office:value-type="float" office:value="-0.013064" calcext:value-type="float">
            <text:p>-0,013064</text:p>
          </table:table-cell>
          <table:table-cell office:value-type="float" office:value="-0.016361" calcext:value-type="float">
            <text:p>-0,016361</text:p>
          </table:table-cell>
        </table:table-row>
        <table:table-row table:style-name="ro1">
          <table:table-cell office:value-type="string" calcext:value-type="string">
            <text:p>9 Mar 2017 10:15:00.000</text:p>
          </table:table-cell>
          <table:table-cell office:value-type="float" office:value="-7.814" calcext:value-type="float">
            <text:p>-7,814</text:p>
          </table:table-cell>
          <table:table-cell office:value-type="float" office:value="117.501" calcext:value-type="float">
            <text:p>117,501</text:p>
          </table:table-cell>
          <table:table-cell office:value-type="float" office:value="657.609344" calcext:value-type="float">
            <text:p>657,609344</text:p>
          </table:table-cell>
          <table:table-cell office:value-type="float" office:value="0.061054" calcext:value-type="float">
            <text:p>0,061054</text:p>
          </table:table-cell>
          <table:table-cell office:value-type="float" office:value="-0.012877" calcext:value-type="float">
            <text:p>-0,012877</text:p>
          </table:table-cell>
          <table:table-cell office:value-type="float" office:value="-0.014168" calcext:value-type="float">
            <text:p>-0,014168</text:p>
          </table:table-cell>
        </table:table-row>
        <table:table-row table:style-name="ro1">
          <table:table-cell office:value-type="string" calcext:value-type="string">
            <text:p>9 Mar 2017 10:16:00.000</text:p>
          </table:table-cell>
          <table:table-cell office:value-type="float" office:value="-4.15" calcext:value-type="float">
            <text:p>-4,15</text:p>
          </table:table-cell>
          <table:table-cell office:value-type="float" office:value="116.733" calcext:value-type="float">
            <text:p>116,733</text:p>
          </table:table-cell>
          <table:table-cell office:value-type="float" office:value="656.82844" calcext:value-type="float">
            <text:p>656,82844</text:p>
          </table:table-cell>
          <table:table-cell office:value-type="float" office:value="0.061082" calcext:value-type="float">
            <text:p>0,061082</text:p>
          </table:table-cell>
          <table:table-cell office:value-type="float" office:value="-0.012764" calcext:value-type="float">
            <text:p>-0,012764</text:p>
          </table:table-cell>
          <table:table-cell office:value-type="float" office:value="-0.011851" calcext:value-type="float">
            <text:p>-0,011851</text:p>
          </table:table-cell>
        </table:table-row>
        <table:table-row table:style-name="ro1">
          <table:table-cell office:value-type="string" calcext:value-type="string">
            <text:p>9 Mar 2017 10:17:00.000</text:p>
          </table:table-cell>
          <table:table-cell office:value-type="float" office:value="-0.484" calcext:value-type="float">
            <text:p>-0,484</text:p>
          </table:table-cell>
          <table:table-cell office:value-type="float" office:value="115.968" calcext:value-type="float">
            <text:p>115,968</text:p>
          </table:table-cell>
          <table:table-cell office:value-type="float" office:value="656.18937" calcext:value-type="float">
            <text:p>656,18937</text:p>
          </table:table-cell>
          <table:table-cell office:value-type="float" office:value="0.061098" calcext:value-type="float">
            <text:p>0,061098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9449" calcext:value-type="float">
            <text:p>-0,009449</text:p>
          </table:table-cell>
        </table:table-row>
        <table:table-row table:style-name="ro1">
          <table:table-cell office:value-type="string" calcext:value-type="string">
            <text:p>9 Mar 2017 10:18:00.000</text:p>
          </table:table-cell>
          <table:table-cell office:value-type="float" office:value="3.182" calcext:value-type="float">
            <text:p>3,182</text:p>
          </table:table-cell>
          <table:table-cell office:value-type="float" office:value="115.205" calcext:value-type="float">
            <text:p>115,205</text:p>
          </table:table-cell>
          <table:table-cell office:value-type="float" office:value="655.696016" calcext:value-type="float">
            <text:p>655,696016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48" calcext:value-type="float">
            <text:p>-0,012748</text:p>
          </table:table-cell>
          <table:table-cell office:value-type="float" office:value="-0.007002" calcext:value-type="float">
            <text:p>-0,007002</text:p>
          </table:table-cell>
        </table:table-row>
        <table:table-row table:style-name="ro1">
          <table:table-cell office:value-type="string" calcext:value-type="string">
            <text:p>9 Mar 2017 10:19:00.000</text:p>
          </table:table-cell>
          <table:table-cell office:value-type="float" office:value="6.848" calcext:value-type="float">
            <text:p>6,848</text:p>
          </table:table-cell>
          <table:table-cell office:value-type="float" office:value="114.437" calcext:value-type="float">
            <text:p>114,437</text:p>
          </table:table-cell>
          <table:table-cell office:value-type="float" office:value="655.349794" calcext:value-type="float">
            <text:p>655,349794</text:p>
          </table:table-cell>
          <table:table-cell office:value-type="float" office:value="0.061098" calcext:value-type="float">
            <text:p>0,061098</text:p>
          </table:table-cell>
          <table:table-cell office:value-type="float" office:value="-0.012845" calcext:value-type="float">
            <text:p>-0,012845</text:p>
          </table:table-cell>
          <table:table-cell office:value-type="float" office:value="-0.004552" calcext:value-type="float">
            <text:p>-0,004552</text:p>
          </table:table-cell>
        </table:table-row>
        <table:table-row table:style-name="ro1">
          <table:table-cell office:value-type="string" calcext:value-type="string">
            <text:p>9 Mar 2017 10:20:00.000</text:p>
          </table:table-cell>
          <table:table-cell office:value-type="float" office:value="10.514" calcext:value-type="float">
            <text:p>10,514</text:p>
          </table:table-cell>
          <table:table-cell office:value-type="float" office:value="113.662" calcext:value-type="float">
            <text:p>113,662</text:p>
          </table:table-cell>
          <table:table-cell office:value-type="float" office:value="655.149651" calcext:value-type="float">
            <text:p>655,149651</text:p>
          </table:table-cell>
          <table:table-cell office:value-type="float" office:value="0.061081" calcext:value-type="float">
            <text:p>0,061081</text:p>
          </table:table-cell>
          <table:table-cell office:value-type="float" office:value="-0.013015" calcext:value-type="float">
            <text:p>-0,013015</text:p>
          </table:table-cell>
          <table:table-cell office:value-type="float" office:value="-0.00214" calcext:value-type="float">
            <text:p>-0,00214</text:p>
          </table:table-cell>
        </table:table-row>
        <table:table-row table:style-name="ro1">
          <table:table-cell office:value-type="string" calcext:value-type="string">
            <text:p>9 Mar 2017 10:21:00.000</text:p>
          </table:table-cell>
          <table:table-cell office:value-type="float" office:value="14.178" calcext:value-type="float">
            <text:p>14,178</text:p>
          </table:table-cell>
          <table:table-cell office:value-type="float" office:value="112.874" calcext:value-type="float">
            <text:p>112,874</text:p>
          </table:table-cell>
          <table:table-cell office:value-type="float" office:value="655.092114" calcext:value-type="float">
            <text:p>655,092114</text:p>
          </table:table-cell>
          <table:table-cell office:value-type="float" office:value="0.061052" calcext:value-type="float">
            <text:p>0,061052</text:p>
          </table:table-cell>
          <table:table-cell office:value-type="float" office:value="-0.013265" calcext:value-type="float">
            <text:p>-0,013265</text:p>
          </table:table-cell>
          <table:table-cell office:value-type="float" office:value="0.000194" calcext:value-type="float">
            <text:p>0,000194</text:p>
          </table:table-cell>
        </table:table-row>
        <table:table-row table:style-name="ro1">
          <table:table-cell office:value-type="string" calcext:value-type="string">
            <text:p>9 Mar 2017 10:22:00.000</text:p>
          </table:table-cell>
          <table:table-cell office:value-type="float" office:value="17.84" calcext:value-type="float">
            <text:p>17,84</text:p>
          </table:table-cell>
          <table:table-cell office:value-type="float" office:value="112.068" calcext:value-type="float">
            <text:p>112,068</text:p>
          </table:table-cell>
          <table:table-cell office:value-type="float" office:value="655.171378" calcext:value-type="float">
            <text:p>655,171378</text:p>
          </table:table-cell>
          <table:table-cell office:value-type="float" office:value="0.061012" calcext:value-type="float">
            <text:p>0,061012</text:p>
          </table:table-cell>
          <table:table-cell office:value-type="float" office:value="-0.013603" calcext:value-type="float">
            <text:p>-0,013603</text:p>
          </table:table-cell>
          <table:table-cell office:value-type="float" office:value="0.002414" calcext:value-type="float">
            <text:p>0,002414</text:p>
          </table:table-cell>
        </table:table-row>
        <table:table-row table:style-name="ro1">
          <table:table-cell office:value-type="string" calcext:value-type="string">
            <text:p>9 Mar 2017 10:23:00.000</text:p>
          </table:table-cell>
          <table:table-cell office:value-type="float" office:value="21.499" calcext:value-type="float">
            <text:p>21,499</text:p>
          </table:table-cell>
          <table:table-cell office:value-type="float" office:value="111.24" calcext:value-type="float">
            <text:p>111,24</text:p>
          </table:table-cell>
          <table:table-cell office:value-type="float" office:value="655.379434" calcext:value-type="float">
            <text:p>655,379434</text:p>
          </table:table-cell>
          <table:table-cell office:value-type="float" office:value="0.060959" calcext:value-type="float">
            <text:p>0,060959</text:p>
          </table:table-cell>
          <table:table-cell office:value-type="float" office:value="-0.01404" calcext:value-type="float">
            <text:p>-0,01404</text:p>
          </table:table-cell>
          <table:table-cell office:value-type="float" office:value="0.004482" calcext:value-type="float">
            <text:p>0,004482</text:p>
          </table:table-cell>
        </table:table-row>
        <table:table-row table:style-name="ro1">
          <table:table-cell office:value-type="string" calcext:value-type="string">
            <text:p>9 Mar 2017 10:24:00.000</text:p>
          </table:table-cell>
          <table:table-cell office:value-type="float" office:value="25.154" calcext:value-type="float">
            <text:p>25,154</text:p>
          </table:table-cell>
          <table:table-cell office:value-type="float" office:value="110.381" calcext:value-type="float">
            <text:p>110,381</text:p>
          </table:table-cell>
          <table:table-cell office:value-type="float" office:value="655.706235" calcext:value-type="float">
            <text:p>655,706235</text:p>
          </table:table-cell>
          <table:table-cell office:value-type="float" office:value="0.060893" calcext:value-type="float">
            <text:p>0,060893</text:p>
          </table:table-cell>
          <table:table-cell office:value-type="float" office:value="-0.014594" calcext:value-type="float">
            <text:p>-0,014594</text:p>
          </table:table-cell>
          <table:table-cell office:value-type="float" office:value="0.006367" calcext:value-type="float">
            <text:p>0,006367</text:p>
          </table:table-cell>
        </table:table-row>
        <table:table-row table:style-name="ro1">
          <table:table-cell office:value-type="string" calcext:value-type="string">
            <text:p>9 Mar 2017 10:25:00.000</text:p>
          </table:table-cell>
          <table:table-cell office:value-type="float" office:value="28.806" calcext:value-type="float">
            <text:p>28,806</text:p>
          </table:table-cell>
          <table:table-cell office:value-type="float" office:value="109.485" calcext:value-type="float">
            <text:p>109,485</text:p>
          </table:table-cell>
          <table:table-cell office:value-type="float" office:value="656.139898" calcext:value-type="float">
            <text:p>656,139898</text:p>
          </table:table-cell>
          <table:table-cell office:value-type="float" office:value="0.060813" calcext:value-type="float">
            <text:p>0,060813</text:p>
          </table:table-cell>
          <table:table-cell office:value-type="float" office:value="-0.015288" calcext:value-type="float">
            <text:p>-0,015288</text:p>
          </table:table-cell>
          <table:table-cell office:value-type="float" office:value="0.008041" calcext:value-type="float">
            <text:p>0,008041</text:p>
          </table:table-cell>
        </table:table-row>
        <table:table-row table:style-name="ro1">
          <table:table-cell office:value-type="string" calcext:value-type="string">
            <text:p>9 Mar 2017 10:26:00.000</text:p>
          </table:table-cell>
          <table:table-cell office:value-type="float" office:value="32.452" calcext:value-type="float">
            <text:p>32,452</text:p>
          </table:table-cell>
          <table:table-cell office:value-type="float" office:value="108.543" calcext:value-type="float">
            <text:p>108,543</text:p>
          </table:table-cell>
          <table:table-cell office:value-type="float" office:value="656.666935" calcext:value-type="float">
            <text:p>656,666935</text:p>
          </table:table-cell>
          <table:table-cell office:value-type="float" office:value="0.060718" calcext:value-type="float">
            <text:p>0,060718</text:p>
          </table:table-cell>
          <table:table-cell office:value-type="float" office:value="-0.016152" calcext:value-type="float">
            <text:p>-0,016152</text:p>
          </table:table-cell>
          <table:table-cell office:value-type="float" office:value="0.009477" calcext:value-type="float">
            <text:p>0,009477</text:p>
          </table:table-cell>
        </table:table-row>
        <table:table-row table:style-name="ro1">
          <table:table-cell office:value-type="string" calcext:value-type="string">
            <text:p>9 Mar 2017 10:27:00.000</text:p>
          </table:table-cell>
          <table:table-cell office:value-type="float" office:value="36.091" calcext:value-type="float">
            <text:p>36,091</text:p>
          </table:table-cell>
          <table:table-cell office:value-type="float" office:value="107.543" calcext:value-type="float">
            <text:p>107,543</text:p>
          </table:table-cell>
          <table:table-cell office:value-type="float" office:value="657.272508" calcext:value-type="float">
            <text:p>657,272508</text:p>
          </table:table-cell>
          <table:table-cell office:value-type="float" office:value="0.060605" calcext:value-type="float">
            <text:p>0,060605</text:p>
          </table:table-cell>
          <table:table-cell office:value-type="float" office:value="-0.017228" calcext:value-type="float">
            <text:p>-0,017228</text:p>
          </table:table-cell>
          <table:table-cell office:value-type="float" office:value="0.010657" calcext:value-type="float">
            <text:p>0,010657</text:p>
          </table:table-cell>
        </table:table-row>
        <table:table-row table:style-name="ro1">
          <table:table-cell office:value-type="string" calcext:value-type="string">
            <text:p>9 Mar 2017 10:28:00.000</text:p>
          </table:table-cell>
          <table:table-cell office:value-type="float" office:value="39.724" calcext:value-type="float">
            <text:p>39,724</text:p>
          </table:table-cell>
          <table:table-cell office:value-type="float" office:value="106.47" calcext:value-type="float">
            <text:p>106,47</text:p>
          </table:table-cell>
          <table:table-cell office:value-type="float" office:value="657.94071" calcext:value-type="float">
            <text:p>657,94071</text:p>
          </table:table-cell>
          <table:table-cell office:value-type="float" office:value="0.06047" calcext:value-type="float">
            <text:p>0,06047</text:p>
          </table:table-cell>
          <table:table-cell office:value-type="float" office:value="-0.018575" calcext:value-type="float">
            <text:p>-0,018575</text:p>
          </table:table-cell>
          <table:table-cell office:value-type="float" office:value="0.011564" calcext:value-type="float">
            <text:p>0,011564</text:p>
          </table:table-cell>
        </table:table-row>
        <table:table-row table:style-name="ro1">
          <table:table-cell office:value-type="string" calcext:value-type="string">
            <text:p>9 Mar 2017 10:29:00.000</text:p>
          </table:table-cell>
          <table:table-cell office:value-type="float" office:value="43.347" calcext:value-type="float">
            <text:p>43,347</text:p>
          </table:table-cell>
          <table:table-cell office:value-type="float" office:value="105.307" calcext:value-type="float">
            <text:p>105,307</text:p>
          </table:table-cell>
          <table:table-cell office:value-type="float" office:value="658.654856" calcext:value-type="float">
            <text:p>658,654856</text:p>
          </table:table-cell>
          <table:table-cell office:value-type="float" office:value="0.060309" calcext:value-type="float">
            <text:p>0,060309</text:p>
          </table:table-cell>
          <table:table-cell office:value-type="float" office:value="-0.020274" calcext:value-type="float">
            <text:p>-0,020274</text:p>
          </table:table-cell>
          <table:table-cell office:value-type="float" office:value="0.012188" calcext:value-type="float">
            <text:p>0,012188</text:p>
          </table:table-cell>
        </table:table-row>
        <table:table-row table:style-name="ro1">
          <table:table-cell office:value-type="string" calcext:value-type="string">
            <text:p>9 Mar 2017 10:30:00.000</text:p>
          </table:table-cell>
          <table:table-cell office:value-type="float" office:value="46.96" calcext:value-type="float">
            <text:p>46,96</text:p>
          </table:table-cell>
          <table:table-cell office:value-type="float" office:value="104.028" calcext:value-type="float">
            <text:p>104,028</text:p>
          </table:table-cell>
          <table:table-cell office:value-type="float" office:value="659.397791" calcext:value-type="float">
            <text:p>659,397791</text:p>
          </table:table-cell>
          <table:table-cell office:value-type="float" office:value="0.060114" calcext:value-type="float">
            <text:p>0,060114</text:p>
          </table:table-cell>
          <table:table-cell office:value-type="float" office:value="-0.022441" calcext:value-type="float">
            <text:p>-0,022441</text:p>
          </table:table-cell>
          <table:table-cell office:value-type="float" office:value="0.012524" calcext:value-type="float">
            <text:p>0,012524</text:p>
          </table:table-cell>
        </table:table-row>
        <table:table-row table:style-name="ro1">
          <table:table-cell office:value-type="string" calcext:value-type="string">
            <text:p>9 Mar 2017 10:31:00.000</text:p>
          </table:table-cell>
          <table:table-cell office:value-type="float" office:value="50.56" calcext:value-type="float">
            <text:p>50,56</text:p>
          </table:table-cell>
          <table:table-cell office:value-type="float" office:value="102.601" calcext:value-type="float">
            <text:p>102,601</text:p>
          </table:table-cell>
          <table:table-cell office:value-type="float" office:value="660.15219" calcext:value-type="float">
            <text:p>660,15219</text:p>
          </table:table-cell>
          <table:table-cell office:value-type="float" office:value="0.059874" calcext:value-type="float">
            <text:p>0,059874</text:p>
          </table:table-cell>
          <table:table-cell office:value-type="float" office:value="-0.025245" calcext:value-type="float">
            <text:p>-0,025245</text:p>
          </table:table-cell>
          <table:table-cell office:value-type="float" office:value="0.012572" calcext:value-type="float">
            <text:p>0,012572</text:p>
          </table:table-cell>
        </table:table-row>
        <table:table-row table:style-name="ro1">
          <table:table-cell office:value-type="string" calcext:value-type="string">
            <text:p>9 Mar 2017 10:32:00.000</text:p>
          </table:table-cell>
          <table:table-cell office:value-type="float" office:value="54.144" calcext:value-type="float">
            <text:p>54,144</text:p>
          </table:table-cell>
          <table:table-cell office:value-type="float" office:value="100.981" calcext:value-type="float">
            <text:p>100,981</text:p>
          </table:table-cell>
          <table:table-cell office:value-type="float" office:value="660.900875" calcext:value-type="float">
            <text:p>660,900875</text:p>
          </table:table-cell>
          <table:table-cell office:value-type="float" office:value="0.05957" calcext:value-type="float">
            <text:p>0,05957</text:p>
          </table:table-cell>
          <table:table-cell office:value-type="float" office:value="-0.028943" calcext:value-type="float">
            <text:p>-0,028943</text:p>
          </table:table-cell>
          <table:table-cell office:value-type="float" office:value="0.012336" calcext:value-type="float">
            <text:p>0,012336</text:p>
          </table:table-cell>
        </table:table-row>
        <table:table-row table:style-name="ro1">
          <table:table-cell office:value-type="string" calcext:value-type="string">
            <text:p>9 Mar 2017 10:33:00.000</text:p>
          </table:table-cell>
          <table:table-cell office:value-type="float" office:value="57.707" calcext:value-type="float">
            <text:p>57,707</text:p>
          </table:table-cell>
          <table:table-cell office:value-type="float" office:value="99.103" calcext:value-type="float">
            <text:p>99,103</text:p>
          </table:table-cell>
          <table:table-cell office:value-type="float" office:value="661.627112" calcext:value-type="float">
            <text:p>661,627112</text:p>
          </table:table-cell>
          <table:table-cell office:value-type="float" office:value="0.059174" calcext:value-type="float">
            <text:p>0,059174</text:p>
          </table:table-cell>
          <table:table-cell office:value-type="float" office:value="-0.033931" calcext:value-type="float">
            <text:p>-0,033931</text:p>
          </table:table-cell>
          <table:table-cell office:value-type="float" office:value="0.011826" calcext:value-type="float">
            <text:p>0,011826</text:p>
          </table:table-cell>
        </table:table-row>
        <table:table-row table:style-name="ro1">
          <table:table-cell office:value-type="string" calcext:value-type="string">
            <text:p>9 Mar 2017 10:34:00.000</text:p>
          </table:table-cell>
          <table:table-cell office:value-type="float" office:value="61.242" calcext:value-type="float">
            <text:p>61,242</text:p>
          </table:table-cell>
          <table:table-cell office:value-type="float" office:value="96.871" calcext:value-type="float">
            <text:p>96,871</text:p>
          </table:table-cell>
          <table:table-cell office:value-type="float" office:value="662.314901" calcext:value-type="float">
            <text:p>662,314901</text:p>
          </table:table-cell>
          <table:table-cell office:value-type="float" office:value="0.058639" calcext:value-type="float">
            <text:p>0,058639</text:p>
          </table:table-cell>
          <table:table-cell office:value-type="float" office:value="-0.040847" calcext:value-type="float">
            <text:p>-0,040847</text:p>
          </table:table-cell>
          <table:table-cell office:value-type="float" office:value="0.011058" calcext:value-type="float">
            <text:p>0,011058</text:p>
          </table:table-cell>
        </table:table-row>
        <table:table-row table:style-name="ro1">
          <table:table-cell office:value-type="string" calcext:value-type="string">
            <text:p>9 Mar 2017 10:35:00.000</text:p>
          </table:table-cell>
          <table:table-cell office:value-type="float" office:value="64.739" calcext:value-type="float">
            <text:p>64,739</text:p>
          </table:table-cell>
          <table:table-cell office:value-type="float" office:value="94.141" calcext:value-type="float">
            <text:p>94,141</text:p>
          </table:table-cell>
          <table:table-cell office:value-type="float" office:value="662.949256" calcext:value-type="float">
            <text:p>662,949256</text:p>
          </table:table-cell>
          <table:table-cell office:value-type="float" office:value="0.057883" calcext:value-type="float">
            <text:p>0,057883</text:p>
          </table:table-cell>
          <table:table-cell office:value-type="float" office:value="-0.050763" calcext:value-type="float">
            <text:p>-0,050763</text:p>
          </table:table-cell>
          <table:table-cell office:value-type="float" office:value="0.010049" calcext:value-type="float">
            <text:p>0,010049</text:p>
          </table:table-cell>
        </table:table-row>
        <table:table-row table:style-name="ro1">
          <table:table-cell office:value-type="string" calcext:value-type="string">
            <text:p>9 Mar 2017 10:36:00.000</text:p>
          </table:table-cell>
          <table:table-cell office:value-type="float" office:value="68.18" calcext:value-type="float">
            <text:p>68,18</text:p>
          </table:table-cell>
          <table:table-cell office:value-type="float" office:value="90.683" calcext:value-type="float">
            <text:p>90,683</text:p>
          </table:table-cell>
          <table:table-cell office:value-type="float" office:value="663.51646" calcext:value-type="float">
            <text:p>663,51646</text:p>
          </table:table-cell>
          <table:table-cell office:value-type="float" office:value="0.056758" calcext:value-type="float">
            <text:p>0,056758</text:p>
          </table:table-cell>
          <table:table-cell office:value-type="float" office:value="-0.065561" calcext:value-type="float">
            <text:p>-0,065561</text:p>
          </table:table-cell>
          <table:table-cell office:value-type="float" office:value="0.008824" calcext:value-type="float">
            <text:p>0,008824</text:p>
          </table:table-cell>
        </table:table-row>
        <table:table-row table:style-name="ro1">
          <table:table-cell office:value-type="string" calcext:value-type="string">
            <text:p>9 Mar 2017 10:37:00.000</text:p>
          </table:table-cell>
          <table:table-cell office:value-type="float" office:value="71.537" calcext:value-type="float">
            <text:p>71,537</text:p>
          </table:table-cell>
          <table:table-cell office:value-type="float" office:value="86.109" calcext:value-type="float">
            <text:p>86,109</text:p>
          </table:table-cell>
          <table:table-cell office:value-type="float" office:value="664.004295" calcext:value-type="float">
            <text:p>664,004295</text:p>
          </table:table-cell>
          <table:table-cell office:value-type="float" office:value="0.054976" calcext:value-type="float">
            <text:p>0,054976</text:p>
          </table:table-cell>
          <table:table-cell office:value-type="float" office:value="-0.088697" calcext:value-type="float">
            <text:p>-0,088697</text:p>
          </table:table-cell>
          <table:table-cell office:value-type="float" office:value="0.007409" calcext:value-type="float">
            <text:p>0,007409</text:p>
          </table:table-cell>
        </table:table-row>
        <table:table-row table:style-name="ro1">
          <table:table-cell office:value-type="string" calcext:value-type="string">
            <text:p>9 Mar 2017 10:38:00.000</text:p>
          </table:table-cell>
          <table:table-cell office:value-type="float" office:value="74.753" calcext:value-type="float">
            <text:p>74,753</text:p>
          </table:table-cell>
          <table:table-cell office:value-type="float" office:value="79.745" calcext:value-type="float">
            <text:p>79,745</text:p>
          </table:table-cell>
          <table:table-cell office:value-type="float" office:value="664.402251" calcext:value-type="float">
            <text:p>664,402251</text:p>
          </table:table-cell>
          <table:table-cell office:value-type="float" office:value="0.051941" calcext:value-type="float">
            <text:p>0,051941</text:p>
          </table:table-cell>
          <table:table-cell office:value-type="float" office:value="-0.126712" calcext:value-type="float">
            <text:p>-0,126712</text:p>
          </table:table-cell>
          <table:table-cell office:value-type="float" office:value="0.005833" calcext:value-type="float">
            <text:p>0,005833</text:p>
          </table:table-cell>
        </table:table-row>
        <table:table-row table:style-name="ro1">
          <table:table-cell office:value-type="string" calcext:value-type="string">
            <text:p>9 Mar 2017 10:39:00.000</text:p>
          </table:table-cell>
          <table:table-cell office:value-type="float" office:value="77.719" calcext:value-type="float">
            <text:p>77,719</text:p>
          </table:table-cell>
          <table:table-cell office:value-type="float" office:value="70.373" calcext:value-type="float">
            <text:p>70,373</text:p>
          </table:table-cell>
          <table:table-cell office:value-type="float" office:value="664.701701" calcext:value-type="float">
            <text:p>664,701701</text:p>
          </table:table-cell>
          <table:table-cell office:value-type="float" office:value="0.046342" calcext:value-type="float">
            <text:p>0,046342</text:p>
          </table:table-cell>
          <table:table-cell office:value-type="float" office:value="-0.191452" calcext:value-type="float">
            <text:p>-0,191452</text:p>
          </table:table-cell>
          <table:table-cell office:value-type="float" office:value="0.004131" calcext:value-type="float">
            <text:p>0,004131</text:p>
          </table:table-cell>
        </table:table-row>
        <table:table-row table:style-name="ro1">
          <table:table-cell office:value-type="string" calcext:value-type="string">
            <text:p>9 Mar 2017 10:40:00.000</text:p>
          </table:table-cell>
          <table:table-cell office:value-type="float" office:value="80.208" calcext:value-type="float">
            <text:p>80,208</text:p>
          </table:table-cell>
          <table:table-cell office:value-type="float" office:value="55.936" calcext:value-type="float">
            <text:p>55,936</text:p>
          </table:table-cell>
          <table:table-cell office:value-type="float" office:value="664.896047" calcext:value-type="float">
            <text:p>664,896047</text:p>
          </table:table-cell>
          <table:table-cell office:value-type="float" office:value="0.035383" calcext:value-type="float">
            <text:p>0,035383</text:p>
          </table:table-cell>
          <table:table-cell office:value-type="float" office:value="-0.297061" calcext:value-type="float">
            <text:p>-0,297061</text:p>
          </table:table-cell>
          <table:table-cell office:value-type="float" office:value="0.002336" calcext:value-type="float">
            <text:p>0,002336</text:p>
          </table:table-cell>
        </table:table-row>
        <table:table-row table:style-name="ro1">
          <table:table-cell office:value-type="string" calcext:value-type="string">
            <text:p>9 Mar 2017 10:41:00.000</text:p>
          </table:table-cell>
          <table:table-cell office:value-type="float" office:value="81.775" calcext:value-type="float">
            <text:p>81,775</text:p>
          </table:table-cell>
          <table:table-cell office:value-type="float" office:value="34.319" calcext:value-type="float">
            <text:p>34,319</text:p>
          </table:table-cell>
          <table:table-cell office:value-type="float" office:value="664.980829" calcext:value-type="float">
            <text:p>664,980829</text:p>
          </table:table-cell>
          <table:table-cell office:value-type="float" office:value="0.015065" calcext:value-type="float">
            <text:p>0,015065</text:p>
          </table:table-cell>
          <table:table-cell office:value-type="float" office:value="-0.418011" calcext:value-type="float">
            <text:p>-0,418011</text:p>
          </table:table-cell>
          <table:table-cell office:value-type="float" office:value="0.000485" calcext:value-type="float">
            <text:p>0,000485</text:p>
          </table:table-cell>
        </table:table-row>
        <table:table-row table:style-name="ro1">
          <table:table-cell office:value-type="string" calcext:value-type="string">
            <text:p>9 Mar 2017 10:42:00.000</text:p>
          </table:table-cell>
          <table:table-cell office:value-type="float" office:value="81.868" calcext:value-type="float">
            <text:p>81,868</text:p>
          </table:table-cell>
          <table:table-cell office:value-type="float" office:value="8.093" calcext:value-type="float">
            <text:p>8,093</text:p>
          </table:table-cell>
          <table:table-cell office:value-type="float" office:value="664.953801" calcext:value-type="float">
            <text:p>664,953801</text:p>
          </table:table-cell>
          <table:table-cell office:value-type="float" office:value="-0.012122" calcext:value-type="float">
            <text:p>-0,012122</text:p>
          </table:table-cell>
          <table:table-cell office:value-type="float" office:value="-0.427459" calcext:value-type="float">
            <text:p>-0,427459</text:p>
          </table:table-cell>
          <table:table-cell office:value-type="float" office:value="-0.001385" calcext:value-type="float">
            <text:p>-0,001385</text:p>
          </table:table-cell>
        </table:table-row>
        <table:table-row table:style-name="ro1">
          <table:table-cell office:value-type="string" calcext:value-type="string">
            <text:p>9 Mar 2017 10:43:00.000</text:p>
          </table:table-cell>
          <table:table-cell office:value-type="float" office:value="80.444" calcext:value-type="float">
            <text:p>80,444</text:p>
          </table:table-cell>
          <table:table-cell office:value-type="float" office:value="-14.334" calcext:value-type="float">
            <text:p>-14,334</text:p>
          </table:table-cell>
          <table:table-cell office:value-type="float" office:value="664.81497" calcext:value-type="float">
            <text:p>664,81497</text:p>
          </table:table-cell>
          <table:table-cell office:value-type="float" office:value="-0.033605" calcext:value-type="float">
            <text:p>-0,033605</text:p>
          </table:table-cell>
          <table:table-cell office:value-type="float" office:value="-0.311548" calcext:value-type="float">
            <text:p>-0,311548</text:p>
          </table:table-cell>
          <table:table-cell office:value-type="float" office:value="-0.003236" calcext:value-type="float">
            <text:p>-0,003236</text:p>
          </table:table-cell>
        </table:table-row>
        <table:table-row table:style-name="ro1">
          <table:table-cell office:value-type="string" calcext:value-type="string">
            <text:p>9 Mar 2017 10:44:00.000</text:p>
          </table:table-cell>
          <table:table-cell office:value-type="float" office:value="78.033" calcext:value-type="float">
            <text:p>78,033</text:p>
          </table:table-cell>
          <table:table-cell office:value-type="float" office:value="-29.51" calcext:value-type="float">
            <text:p>-29,51</text:p>
          </table:table-cell>
          <table:table-cell office:value-type="float" office:value="664.566595" calcext:value-type="float">
            <text:p>664,566595</text:p>
          </table:table-cell>
          <table:table-cell office:value-type="float" office:value="-0.04544" calcext:value-type="float">
            <text:p>-0,04544</text:p>
          </table:table-cell>
          <table:table-cell office:value-type="float" office:value="-0.201242" calcext:value-type="float">
            <text:p>-0,201242</text:p>
          </table:table-cell>
          <table:table-cell office:value-type="float" office:value="-0.005031" calcext:value-type="float">
            <text:p>-0,005031</text:p>
          </table:table-cell>
        </table:table-row>
        <table:table-row table:style-name="ro1">
          <table:table-cell office:value-type="string" calcext:value-type="string">
            <text:p>9 Mar 2017 10:45:00.000</text:p>
          </table:table-cell>
          <table:table-cell office:value-type="float" office:value="75.106" calcext:value-type="float">
            <text:p>75,106</text:p>
          </table:table-cell>
          <table:table-cell office:value-type="float" office:value="-39.338" calcext:value-type="float">
            <text:p>-39,338</text:p>
          </table:table-cell>
          <table:table-cell office:value-type="float" office:value="664.213155" calcext:value-type="float">
            <text:p>664,213155</text:p>
          </table:table-cell>
          <table:table-cell office:value-type="float" office:value="-0.051472" calcext:value-type="float">
            <text:p>-0,051472</text:p>
          </table:table-cell>
          <table:table-cell office:value-type="float" office:value="-0.132453" calcext:value-type="float">
            <text:p>-0,132453</text:p>
          </table:table-cell>
          <table:table-cell office:value-type="float" office:value="-0.006733" calcext:value-type="float">
            <text:p>-0,006733</text:p>
          </table:table-cell>
        </table:table-row>
        <table:table-row table:style-name="ro1">
          <table:table-cell office:value-type="string" calcext:value-type="string">
            <text:p>9 Mar 2017 10:46:00.000</text:p>
          </table:table-cell>
          <table:table-cell office:value-type="float" office:value="71.911" calcext:value-type="float">
            <text:p>71,911</text:p>
          </table:table-cell>
          <table:table-cell office:value-type="float" office:value="-45.97" calcext:value-type="float">
            <text:p>-45,97</text:p>
          </table:table-cell>
          <table:table-cell office:value-type="float" office:value="663.761277" calcext:value-type="float">
            <text:p>663,761277</text:p>
          </table:table-cell>
          <table:table-cell office:value-type="float" office:value="-0.054715" calcext:value-type="float">
            <text:p>-0,054715</text:p>
          </table:table-cell>
          <table:table-cell office:value-type="float" office:value="-0.09211" calcext:value-type="float">
            <text:p>-0,09211</text:p>
          </table:table-cell>
          <table:table-cell office:value-type="float" office:value="-0.008307" calcext:value-type="float">
            <text:p>-0,008307</text:p>
          </table:table-cell>
        </table:table-row>
        <table:table-row table:style-name="ro1">
          <table:table-cell office:value-type="string" calcext:value-type="string">
            <text:p>9 Mar 2017 10:47:00.000</text:p>
          </table:table-cell>
          <table:table-cell office:value-type="float" office:value="68.567" calcext:value-type="float">
            <text:p>68,567</text:p>
          </table:table-cell>
          <table:table-cell office:value-type="float" office:value="-50.706" calcext:value-type="float">
            <text:p>-50,706</text:p>
          </table:table-cell>
          <table:table-cell office:value-type="float" office:value="663.219627" calcext:value-type="float">
            <text:p>663,219627</text:p>
          </table:table-cell>
          <table:table-cell office:value-type="float" office:value="-0.056602" calcext:value-type="float">
            <text:p>-0,056602</text:p>
          </table:table-cell>
          <table:table-cell office:value-type="float" office:value="-0.067688" calcext:value-type="float">
            <text:p>-0,067688</text:p>
          </table:table-cell>
          <table:table-cell office:value-type="float" office:value="-0.00972" calcext:value-type="float">
            <text:p>-0,00972</text:p>
          </table:table-cell>
        </table:table-row>
        <table:table-row table:style-name="ro1">
          <table:table-cell office:value-type="string" calcext:value-type="string">
            <text:p>9 Mar 2017 10:48:00.000</text:p>
          </table:table-cell>
          <table:table-cell office:value-type="float" office:value="65.133" calcext:value-type="float">
            <text:p>65,133</text:p>
          </table:table-cell>
          <table:table-cell office:value-type="float" office:value="-54.268" calcext:value-type="float">
            <text:p>-54,268</text:p>
          </table:table-cell>
          <table:table-cell office:value-type="float" office:value="662.59877" calcext:value-type="float">
            <text:p>662,59877</text:p>
          </table:table-cell>
          <table:table-cell office:value-type="float" office:value="-0.057784" calcext:value-type="float">
            <text:p>-0,057784</text:p>
          </table:table-cell>
          <table:table-cell office:value-type="float" office:value="-0.052156" calcext:value-type="float">
            <text:p>-0,052156</text:p>
          </table:table-cell>
          <table:table-cell office:value-type="float" office:value="-0.010942" calcext:value-type="float">
            <text:p>-0,010942</text:p>
          </table:table-cell>
        </table:table-row>
        <table:table-row table:style-name="ro1">
          <table:table-cell office:value-type="string" calcext:value-type="string">
            <text:p>9 Mar 2017 10:49:00.000</text:p>
          </table:table-cell>
          <table:table-cell office:value-type="float" office:value="61.64" calcext:value-type="float">
            <text:p>61,64</text:p>
          </table:table-cell>
          <table:table-cell office:value-type="float" office:value="-57.067" calcext:value-type="float">
            <text:p>-57,067</text:p>
          </table:table-cell>
          <table:table-cell office:value-type="float" office:value="661.910995" calcext:value-type="float">
            <text:p>661,910995</text:p>
          </table:table-cell>
          <table:table-cell office:value-type="float" office:value="-0.058574" calcext:value-type="float">
            <text:p>-0,058574</text:p>
          </table:table-cell>
          <table:table-cell office:value-type="float" office:value="-0.041799" calcext:value-type="float">
            <text:p>-0,041799</text:p>
          </table:table-cell>
          <table:table-cell office:value-type="float" office:value="-0.011946" calcext:value-type="float">
            <text:p>-0,011946</text:p>
          </table:table-cell>
        </table:table-row>
        <table:table-row table:style-name="ro1">
          <table:table-cell office:value-type="string" calcext:value-type="string">
            <text:p>9 Mar 2017 10:50:00.000</text:p>
          </table:table-cell>
          <table:table-cell office:value-type="float" office:value="58.108" calcext:value-type="float">
            <text:p>58,108</text:p>
          </table:table-cell>
          <table:table-cell office:value-type="float" office:value="-59.347" calcext:value-type="float">
            <text:p>-59,347</text:p>
          </table:table-cell>
          <table:table-cell office:value-type="float" office:value="661.170114" calcext:value-type="float">
            <text:p>661,170114</text:p>
          </table:table-cell>
          <table:table-cell office:value-type="float" office:value="-0.05913" calcext:value-type="float">
            <text:p>-0,05913</text:p>
          </table:table-cell>
          <table:table-cell office:value-type="float" office:value="-0.034606" calcext:value-type="float">
            <text:p>-0,034606</text:p>
          </table:table-cell>
          <table:table-cell office:value-type="float" office:value="-0.012708" calcext:value-type="float">
            <text:p>-0,012708</text:p>
          </table:table-cell>
        </table:table-row>
        <table:table-row table:style-name="ro1">
          <table:table-cell office:value-type="string" calcext:value-type="string">
            <text:p>9 Mar 2017 10:51:00.000</text:p>
          </table:table-cell>
          <table:table-cell office:value-type="float" office:value="54.548" calcext:value-type="float">
            <text:p>54,548</text:p>
          </table:table-cell>
          <table:table-cell office:value-type="float" office:value="-61.26" calcext:value-type="float">
            <text:p>-61,26</text:p>
          </table:table-cell>
          <table:table-cell office:value-type="float" office:value="660.391226" calcext:value-type="float">
            <text:p>660,391226</text:p>
          </table:table-cell>
          <table:table-cell office:value-type="float" office:value="-0.05954" calcext:value-type="float">
            <text:p>-0,05954</text:p>
          </table:table-cell>
          <table:table-cell office:value-type="float" office:value="-0.029437" calcext:value-type="float">
            <text:p>-0,029437</text:p>
          </table:table-cell>
          <table:table-cell office:value-type="float" office:value="-0.01321" calcext:value-type="float">
            <text:p>-0,01321</text:p>
          </table:table-cell>
        </table:table-row>
        <table:table-row table:style-name="ro1">
          <table:table-cell office:value-type="string" calcext:value-type="string">
            <text:p>9 Mar 2017 10:52:00.000</text:p>
          </table:table-cell>
          <table:table-cell office:value-type="float" office:value="50.965" calcext:value-type="float">
            <text:p>50,965</text:p>
          </table:table-cell>
          <table:table-cell office:value-type="float" office:value="-62.906" calcext:value-type="float">
            <text:p>-62,906</text:p>
          </table:table-cell>
          <table:table-cell office:value-type="float" office:value="659.590468" calcext:value-type="float">
            <text:p>659,590468</text:p>
          </table:table-cell>
          <table:table-cell office:value-type="float" office:value="-0.059854" calcext:value-type="float">
            <text:p>-0,059854</text:p>
          </table:table-cell>
          <table:table-cell office:value-type="float" office:value="-0.025616" calcext:value-type="float">
            <text:p>-0,025616</text:p>
          </table:table-cell>
          <table:table-cell office:value-type="float" office:value="-0.013435" calcext:value-type="float">
            <text:p>-0,013435</text:p>
          </table:table-cell>
        </table:table-row>
        <table:table-row table:style-name="ro1">
          <table:table-cell office:value-type="string" calcext:value-type="string">
            <text:p>9 Mar 2017 10:53:00.000</text:p>
          </table:table-cell>
          <table:table-cell office:value-type="float" office:value="47.366" calcext:value-type="float">
            <text:p>47,366</text:p>
          </table:table-cell>
          <table:table-cell office:value-type="float" office:value="-64.352" calcext:value-type="float">
            <text:p>-64,352</text:p>
          </table:table-cell>
          <table:table-cell office:value-type="float" office:value="658.784734" calcext:value-type="float">
            <text:p>658,784734</text:p>
          </table:table-cell>
          <table:table-cell office:value-type="float" office:value="-0.060101" calcext:value-type="float">
            <text:p>-0,060101</text:p>
          </table:table-cell>
          <table:table-cell office:value-type="float" office:value="-0.022724" calcext:value-type="float">
            <text:p>-0,022724</text:p>
          </table:table-cell>
          <table:table-cell office:value-type="float" office:value="-0.013373" calcext:value-type="float">
            <text:p>-0,013373</text:p>
          </table:table-cell>
        </table:table-row>
        <table:table-row table:style-name="ro1">
          <table:table-cell office:value-type="string" calcext:value-type="string">
            <text:p>9 Mar 2017 10:54:00.000</text:p>
          </table:table-cell>
          <table:table-cell office:value-type="float" office:value="43.754" calcext:value-type="float">
            <text:p>43,754</text:p>
          </table:table-cell>
          <table:table-cell office:value-type="float" office:value="-65.646" calcext:value-type="float">
            <text:p>-65,646</text:p>
          </table:table-cell>
          <table:table-cell office:value-type="float" office:value="657.991391" calcext:value-type="float">
            <text:p>657,991391</text:p>
          </table:table-cell>
          <table:table-cell office:value-type="float" office:value="-0.060302" calcext:value-type="float">
            <text:p>-0,060302</text:p>
          </table:table-cell>
          <table:table-cell office:value-type="float" office:value="-0.020495" calcext:value-type="float">
            <text:p>-0,020495</text:p>
          </table:table-cell>
          <table:table-cell office:value-type="float" office:value="-0.01302" calcext:value-type="float">
            <text:p>-0,01302</text:p>
          </table:table-cell>
        </table:table-row>
        <table:table-row table:style-name="ro1">
          <table:table-cell office:value-type="string" calcext:value-type="string">
            <text:p>9 Mar 2017 10:55:00.000</text:p>
          </table:table-cell>
          <table:table-cell office:value-type="float" office:value="40.131" calcext:value-type="float">
            <text:p>40,131</text:p>
          </table:table-cell>
          <table:table-cell office:value-type="float" office:value="-66.821" calcext:value-type="float">
            <text:p>-66,821</text:p>
          </table:table-cell>
          <table:table-cell office:value-type="float" office:value="657.22797" calcext:value-type="float">
            <text:p>657,22797</text:p>
          </table:table-cell>
          <table:table-cell office:value-type="float" office:value="-0.060467" calcext:value-type="float">
            <text:p>-0,060467</text:p>
          </table:table-cell>
          <table:table-cell office:value-type="float" office:value="-0.01875" calcext:value-type="float">
            <text:p>-0,01875</text:p>
          </table:table-cell>
          <table:table-cell office:value-type="float" office:value="-0.012375" calcext:value-type="float">
            <text:p>-0,012375</text:p>
          </table:table-cell>
        </table:table-row>
        <table:table-row table:style-name="ro1">
          <table:table-cell office:value-type="string" calcext:value-type="string">
            <text:p>9 Mar 2017 10:56:00.000</text:p>
          </table:table-cell>
          <table:table-cell office:value-type="float" office:value="36.499" calcext:value-type="float">
            <text:p>36,499</text:p>
          </table:table-cell>
          <table:table-cell office:value-type="float" office:value="-67.903" calcext:value-type="float">
            <text:p>-67,903</text:p>
          </table:table-cell>
          <table:table-cell office:value-type="float" office:value="656.511862" calcext:value-type="float">
            <text:p>656,511862</text:p>
          </table:table-cell>
          <table:table-cell office:value-type="float" office:value="-0.060605" calcext:value-type="float">
            <text:p>-0,060605</text:p>
          </table:table-cell>
          <table:table-cell office:value-type="float" office:value="-0.017368" calcext:value-type="float">
            <text:p>-0,017368</text:p>
          </table:table-cell>
          <table:table-cell office:value-type="float" office:value="-0.011443" calcext:value-type="float">
            <text:p>-0,011443</text:p>
          </table:table-cell>
        </table:table-row>
        <table:table-row table:style-name="ro1">
          <table:table-cell office:value-type="string" calcext:value-type="string">
            <text:p>9 Mar 2017 10:57:00.000</text:p>
          </table:table-cell>
          <table:table-cell office:value-type="float" office:value="32.859" calcext:value-type="float">
            <text:p>32,859</text:p>
          </table:table-cell>
          <table:table-cell office:value-type="float" office:value="-68.911" calcext:value-type="float">
            <text:p>-68,911</text:p>
          </table:table-cell>
          <table:table-cell office:value-type="float" office:value="655.860006" calcext:value-type="float">
            <text:p>655,860006</text:p>
          </table:table-cell>
          <table:table-cell office:value-type="float" office:value="-0.060721" calcext:value-type="float">
            <text:p>-0,060721</text:p>
          </table:table-cell>
          <table:table-cell office:value-type="float" office:value="-0.016264" calcext:value-type="float">
            <text:p>-0,016264</text:p>
          </table:table-cell>
          <table:table-cell office:value-type="float" office:value="-0.010234" calcext:value-type="float">
            <text:p>-0,010234</text:p>
          </table:table-cell>
        </table:table-row>
        <table:table-row table:style-name="ro1">
          <table:table-cell office:value-type="string" calcext:value-type="string">
            <text:p>9 Mar 2017 10:58:00.000</text:p>
          </table:table-cell>
          <table:table-cell office:value-type="float" office:value="29.213" calcext:value-type="float">
            <text:p>29,213</text:p>
          </table:table-cell>
          <table:table-cell office:value-type="float" office:value="-69.859" calcext:value-type="float">
            <text:p>-69,859</text:p>
          </table:table-cell>
          <table:table-cell office:value-type="float" office:value="655.288584" calcext:value-type="float">
            <text:p>655,288584</text:p>
          </table:table-cell>
          <table:table-cell office:value-type="float" office:value="-0.060819" calcext:value-type="float">
            <text:p>-0,060819</text:p>
          </table:table-cell>
          <table:table-cell office:value-type="float" office:value="-0.015378" calcext:value-type="float">
            <text:p>-0,015378</text:p>
          </table:table-cell>
          <table:table-cell office:value-type="float" office:value="-0.008764" calcext:value-type="float">
            <text:p>-0,008764</text:p>
          </table:table-cell>
        </table:table-row>
        <table:table-row table:style-name="ro1">
          <table:table-cell office:value-type="string" calcext:value-type="string">
            <text:p>9 Mar 2017 10:59:00.000</text:p>
          </table:table-cell>
          <table:table-cell office:value-type="float" office:value="25.561" calcext:value-type="float">
            <text:p>25,561</text:p>
          </table:table-cell>
          <table:table-cell office:value-type="float" office:value="-70.76" calcext:value-type="float">
            <text:p>-70,76</text:p>
          </table:table-cell>
          <table:table-cell office:value-type="float" office:value="654.812725" calcext:value-type="float">
            <text:p>654,812725</text:p>
          </table:table-cell>
          <table:table-cell office:value-type="float" office:value="-0.060901" calcext:value-type="float">
            <text:p>-0,060901</text:p>
          </table:table-cell>
          <table:table-cell office:value-type="float" office:value="-0.014667" calcext:value-type="float">
            <text:p>-0,014667</text:p>
          </table:table-cell>
          <table:table-cell office:value-type="float" office:value="-0.007051" calcext:value-type="float">
            <text:p>-0,007051</text:p>
          </table:table-cell>
        </table:table-row>
        <table:table-row table:style-name="ro1">
          <table:table-cell office:value-type="string" calcext:value-type="string">
            <text:p>9 Mar 2017 11:00:00.000</text:p>
          </table:table-cell>
          <table:table-cell office:value-type="float" office:value="21.905" calcext:value-type="float">
            <text:p>21,905</text:p>
          </table:table-cell>
          <table:table-cell office:value-type="float" office:value="-71.622" calcext:value-type="float">
            <text:p>-71,622</text:p>
          </table:table-cell>
          <table:table-cell office:value-type="float" office:value="654.446221" calcext:value-type="float">
            <text:p>654,446221</text:p>
          </table:table-cell>
          <table:table-cell office:value-type="float" office:value="-0.060969" calcext:value-type="float">
            <text:p>-0,060969</text:p>
          </table:table-cell>
          <table:table-cell office:value-type="float" office:value="-0.014098" calcext:value-type="float">
            <text:p>-0,014098</text:p>
          </table:table-cell>
          <table:table-cell office:value-type="float" office:value="-0.005122" calcext:value-type="float">
            <text:p>-0,005122</text:p>
          </table:table-cell>
        </table:table-row>
        <table:table-row table:style-name="ro1">
          <table:table-cell office:value-type="string" calcext:value-type="string">
            <text:p>9 Mar 2017 11:01:00.000</text:p>
          </table:table-cell>
          <table:table-cell office:value-type="float" office:value="18.245" calcext:value-type="float">
            <text:p>18,245</text:p>
          </table:table-cell>
          <table:table-cell office:value-type="float" office:value="-72.454" calcext:value-type="float">
            <text:p>-72,454</text:p>
          </table:table-cell>
          <table:table-cell office:value-type="float" office:value="654.201272" calcext:value-type="float">
            <text:p>654,201272</text:p>
          </table:table-cell>
          <table:table-cell office:value-type="float" office:value="-0.061024" calcext:value-type="float">
            <text:p>-0,061024</text:p>
          </table:table-cell>
          <table:table-cell office:value-type="float" office:value="-0.013648" calcext:value-type="float">
            <text:p>-0,013648</text:p>
          </table:table-cell>
          <table:table-cell office:value-type="float" office:value="-0.003004" calcext:value-type="float">
            <text:p>-0,003004</text:p>
          </table:table-cell>
        </table:table-row>
        <table:table-row table:style-name="ro1">
          <table:table-cell office:value-type="string" calcext:value-type="string">
            <text:p>9 Mar 2017 11:02:00.000</text:p>
          </table:table-cell>
          <table:table-cell office:value-type="float" office:value="14.582" calcext:value-type="float">
            <text:p>14,582</text:p>
          </table:table-cell>
          <table:table-cell office:value-type="float" office:value="-73.262" calcext:value-type="float">
            <text:p>-73,262</text:p>
          </table:table-cell>
          <table:table-cell office:value-type="float" office:value="654.088245" calcext:value-type="float">
            <text:p>654,088245</text:p>
          </table:table-cell>
          <table:table-cell office:value-type="float" office:value="-0.061066" calcext:value-type="float">
            <text:p>-0,061066</text:p>
          </table:table-cell>
          <table:table-cell office:value-type="float" office:value="-0.013301" calcext:value-type="float">
            <text:p>-0,013301</text:p>
          </table:table-cell>
          <table:table-cell office:value-type="float" office:value="-0.00073" calcext:value-type="float">
            <text:p>-0,00073</text:p>
          </table:table-cell>
        </table:table-row>
        <table:table-row table:style-name="ro1">
          <table:table-cell office:value-type="string" calcext:value-type="string">
            <text:p>9 Mar 2017 11:03:00.000</text:p>
          </table:table-cell>
          <table:table-cell office:value-type="float" office:value="10.917" calcext:value-type="float">
            <text:p>10,917</text:p>
          </table:table-cell>
          <table:table-cell office:value-type="float" office:value="-74.052" calcext:value-type="float">
            <text:p>-74,052</text:p>
          </table:table-cell>
          <table:table-cell office:value-type="float" office:value="654.115471" calcext:value-type="float">
            <text:p>654,115471</text:p>
          </table:table-cell>
          <table:table-cell office:value-type="float" office:value="-0.061096" calcext:value-type="float">
            <text:p>-0,061096</text:p>
          </table:table-cell>
          <table:table-cell office:value-type="float" office:value="-0.013042" calcext:value-type="float">
            <text:p>-0,013042</text:p>
          </table:table-cell>
          <table:table-cell office:value-type="float" office:value="0.001665" calcext:value-type="float">
            <text:p>0,001665</text:p>
          </table:table-cell>
        </table:table-row>
        <table:table-row table:style-name="ro1">
          <table:table-cell office:value-type="string" calcext:value-type="string">
            <text:p>9 Mar 2017 11:04:00.000</text:p>
          </table:table-cell>
          <table:table-cell office:value-type="float" office:value="7.251" calcext:value-type="float">
            <text:p>7,251</text:p>
          </table:table-cell>
          <table:table-cell office:value-type="float" office:value="-74.829" calcext:value-type="float">
            <text:p>-74,829</text:p>
          </table:table-cell>
          <table:table-cell office:value-type="float" office:value="654.289074" calcext:value-type="float">
            <text:p>654,289074</text:p>
          </table:table-cell>
          <table:table-cell office:value-type="float" office:value="-0.061115" calcext:value-type="float">
            <text:p>-0,061115</text:p>
          </table:table-cell>
          <table:table-cell office:value-type="float" office:value="-0.012863" calcext:value-type="float">
            <text:p>-0,012863</text:p>
          </table:table-cell>
          <table:table-cell office:value-type="float" office:value="0.004143" calcext:value-type="float">
            <text:p>0,004143</text:p>
          </table:table-cell>
        </table:table-row>
        <table:table-row table:style-name="ro1">
          <table:table-cell office:value-type="string" calcext:value-type="string">
            <text:p>9 Mar 2017 11:05:00.000</text:p>
          </table:table-cell>
          <table:table-cell office:value-type="float" office:value="3.584" calcext:value-type="float">
            <text:p>3,584</text:p>
          </table:table-cell>
          <table:table-cell office:value-type="float" office:value="-75.597" calcext:value-type="float">
            <text:p>-75,597</text:p>
          </table:table-cell>
          <table:table-cell office:value-type="float" office:value="654.612837" calcext:value-type="float">
            <text:p>654,612837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58" calcext:value-type="float">
            <text:p>-0,012758</text:p>
          </table:table-cell>
          <table:table-cell office:value-type="float" office:value="0.006663" calcext:value-type="float">
            <text:p>0,006663</text:p>
          </table:table-cell>
        </table:table-row>
        <table:table-row table:style-name="ro1">
          <table:table-cell office:value-type="string" calcext:value-type="string">
            <text:p>9 Mar 2017 11:06:00.000</text:p>
          </table:table-cell>
          <table:table-cell office:value-type="float" office:value="-0.084" calcext:value-type="float">
            <text:p>-0,084</text:p>
          </table:table-cell>
          <table:table-cell office:value-type="float" office:value="-76.361" calcext:value-type="float">
            <text:p>-76,361</text:p>
          </table:table-cell>
          <table:table-cell office:value-type="float" office:value="655.088109" calcext:value-type="float">
            <text:p>655,088109</text:p>
          </table:table-cell>
          <table:table-cell office:value-type="float" office:value="-0.061118" calcext:value-type="float">
            <text:p>-0,061118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0.009186" calcext:value-type="float">
            <text:p>0,009186</text:p>
          </table:table-cell>
        </table:table-row>
        <table:table-row table:style-name="ro1">
          <table:table-cell office:value-type="string" calcext:value-type="string">
            <text:p>9 Mar 2017 11:07:00.000</text:p>
          </table:table-cell>
          <table:table-cell office:value-type="float" office:value="-3.75" calcext:value-type="float">
            <text:p>-3,75</text:p>
          </table:table-cell>
          <table:table-cell office:value-type="float" office:value="-77.125" calcext:value-type="float">
            <text:p>-77,125</text:p>
          </table:table-cell>
          <table:table-cell office:value-type="float" office:value="655.713755" calcext:value-type="float">
            <text:p>655,713755</text:p>
          </table:table-cell>
          <table:table-cell office:value-type="float" office:value="-0.061102" calcext:value-type="float">
            <text:p>-0,061102</text:p>
          </table:table-cell>
          <table:table-cell office:value-type="float" office:value="-0.012758" calcext:value-type="float">
            <text:p>-0,012758</text:p>
          </table:table-cell>
          <table:table-cell office:value-type="float" office:value="0.011668" calcext:value-type="float">
            <text:p>0,011668</text:p>
          </table:table-cell>
        </table:table-row>
        <table:table-row table:style-name="ro1">
          <table:table-cell office:value-type="string" calcext:value-type="string">
            <text:p>9 Mar 2017 11:08:00.000</text:p>
          </table:table-cell>
          <table:table-cell office:value-type="float" office:value="-7.416" calcext:value-type="float">
            <text:p>-7,416</text:p>
          </table:table-cell>
          <table:table-cell office:value-type="float" office:value="-77.893" calcext:value-type="float">
            <text:p>-77,893</text:p>
          </table:table-cell>
          <table:table-cell office:value-type="float" office:value="656.486145" calcext:value-type="float">
            <text:p>656,486145</text:p>
          </table:table-cell>
          <table:table-cell office:value-type="float" office:value="-0.061075" calcext:value-type="float">
            <text:p>-0,061075</text:p>
          </table:table-cell>
          <table:table-cell office:value-type="float" office:value="-0.012864" calcext:value-type="float">
            <text:p>-0,012864</text:p>
          </table:table-cell>
          <table:table-cell office:value-type="float" office:value="0.014069" calcext:value-type="float">
            <text:p>0,014069</text:p>
          </table:table-cell>
        </table:table-row>
        <table:table-row table:style-name="ro1">
          <table:table-cell office:value-type="string" calcext:value-type="string">
            <text:p>9 Mar 2017 11:09:00.000</text:p>
          </table:table-cell>
          <table:table-cell office:value-type="float" office:value="-11.079" calcext:value-type="float">
            <text:p>-11,079</text:p>
          </table:table-cell>
          <table:table-cell office:value-type="float" office:value="-78.67" calcext:value-type="float">
            <text:p>-78,67</text:p>
          </table:table-cell>
          <table:table-cell office:value-type="float" office:value="657.399197" calcext:value-type="float">
            <text:p>657,399197</text:p>
          </table:table-cell>
          <table:table-cell office:value-type="float" office:value="-0.061038" calcext:value-type="float">
            <text:p>-0,061038</text:p>
          </table:table-cell>
          <table:table-cell office:value-type="float" office:value="-0.013043" calcext:value-type="float">
            <text:p>-0,013043</text:p>
          </table:table-cell>
          <table:table-cell office:value-type="float" office:value="0.016349" calcext:value-type="float">
            <text:p>0,016349</text:p>
          </table:table-cell>
        </table:table-row>
        <table:table-row table:style-name="ro1">
          <table:table-cell office:value-type="string" calcext:value-type="string">
            <text:p>9 Mar 2017 11:10:00.000</text:p>
          </table:table-cell>
          <table:table-cell office:value-type="float" office:value="-14.74" calcext:value-type="float">
            <text:p>-14,74</text:p>
          </table:table-cell>
          <table:table-cell office:value-type="float" office:value="-79.46" calcext:value-type="float">
            <text:p>-79,46</text:p>
          </table:table-cell>
          <table:table-cell office:value-type="float" office:value="658.444452" calcext:value-type="float">
            <text:p>658,444452</text:p>
          </table:table-cell>
          <table:table-cell office:value-type="float" office:value="-0.060988" calcext:value-type="float">
            <text:p>-0,060988</text:p>
          </table:table-cell>
          <table:table-cell office:value-type="float" office:value="-0.013302" calcext:value-type="float">
            <text:p>-0,013302</text:p>
          </table:table-cell>
          <table:table-cell office:value-type="float" office:value="0.018468" calcext:value-type="float">
            <text:p>0,018468</text:p>
          </table:table-cell>
        </table:table-row>
        <table:table-row table:style-name="ro1">
          <table:table-cell office:value-type="string" calcext:value-type="string">
            <text:p>9 Mar 2017 11:11:00.000</text:p>
          </table:table-cell>
          <table:table-cell office:value-type="float" office:value="-18.397" calcext:value-type="float">
            <text:p>-18,397</text:p>
          </table:table-cell>
          <table:table-cell office:value-type="float" office:value="-80.268" calcext:value-type="float">
            <text:p>-80,268</text:p>
          </table:table-cell>
          <table:table-cell office:value-type="float" office:value="659.611195" calcext:value-type="float">
            <text:p>659,611195</text:p>
          </table:table-cell>
          <table:table-cell office:value-type="float" office:value="-0.060927" calcext:value-type="float">
            <text:p>-0,060927</text:p>
          </table:table-cell>
          <table:table-cell office:value-type="float" office:value="-0.013651" calcext:value-type="float">
            <text:p>-0,013651</text:p>
          </table:table-cell>
          <table:table-cell office:value-type="float" office:value="0.020391" calcext:value-type="float">
            <text:p>0,020391</text:p>
          </table:table-cell>
        </table:table-row>
        <table:table-row table:style-name="ro1">
          <table:table-cell office:value-type="string" calcext:value-type="string">
            <text:p>9 Mar 2017 11:12:00.000</text:p>
          </table:table-cell>
          <table:table-cell office:value-type="float" office:value="-22.051" calcext:value-type="float">
            <text:p>-22,051</text:p>
          </table:table-cell>
          <table:table-cell office:value-type="float" office:value="-81.1" calcext:value-type="float">
            <text:p>-81,1</text:p>
          </table:table-cell>
          <table:table-cell office:value-type="float" office:value="660.886616" calcext:value-type="float">
            <text:p>660,886616</text:p>
          </table:table-cell>
          <table:table-cell office:value-type="float" office:value="-0.060855" calcext:value-type="float">
            <text:p>-0,060855</text:p>
          </table:table-cell>
          <table:table-cell office:value-type="float" office:value="-0.0141" calcext:value-type="float">
            <text:p>-0,0141</text:p>
          </table:table-cell>
          <table:table-cell office:value-type="float" office:value="0.022083" calcext:value-type="float">
            <text:p>0,022083</text:p>
          </table:table-cell>
        </table:table-row>
        <table:table-row table:style-name="ro1">
          <table:table-cell office:value-type="string" calcext:value-type="string">
            <text:p>9 Mar 2017 11:13:00.000</text:p>
          </table:table-cell>
          <table:table-cell office:value-type="float" office:value="-25.7" calcext:value-type="float">
            <text:p>-25,7</text:p>
          </table:table-cell>
          <table:table-cell office:value-type="float" office:value="-81.963" calcext:value-type="float">
            <text:p>-81,963</text:p>
          </table:table-cell>
          <table:table-cell office:value-type="float" office:value="662.256005" calcext:value-type="float">
            <text:p>662,256005</text:p>
          </table:table-cell>
          <table:table-cell office:value-type="float" office:value="-0.060769" calcext:value-type="float">
            <text:p>-0,060769</text:p>
          </table:table-cell>
          <table:table-cell office:value-type="float" office:value="-0.014669" calcext:value-type="float">
            <text:p>-0,014669</text:p>
          </table:table-cell>
          <table:table-cell office:value-type="float" office:value="0.023516" calcext:value-type="float">
            <text:p>0,023516</text:p>
          </table:table-cell>
        </table:table-row>
        <table:table-row table:style-name="ro1">
          <table:table-cell office:value-type="string" calcext:value-type="string">
            <text:p>9 Mar 2017 11:14:00.000</text:p>
          </table:table-cell>
          <table:table-cell office:value-type="float" office:value="-29.343" calcext:value-type="float">
            <text:p>-29,343</text:p>
          </table:table-cell>
          <table:table-cell office:value-type="float" office:value="-82.863" calcext:value-type="float">
            <text:p>-82,863</text:p>
          </table:table-cell>
          <table:table-cell office:value-type="float" office:value="663.702979" calcext:value-type="float">
            <text:p>663,702979</text:p>
          </table:table-cell>
          <table:table-cell office:value-type="float" office:value="-0.06067" calcext:value-type="float">
            <text:p>-0,06067</text:p>
          </table:table-cell>
          <table:table-cell office:value-type="float" office:value="-0.01538" calcext:value-type="float">
            <text:p>-0,01538</text:p>
          </table:table-cell>
          <table:table-cell office:value-type="float" office:value="0.024663" calcext:value-type="float">
            <text:p>0,024663</text:p>
          </table:table-cell>
        </table:table-row>
        <table:table-row table:style-name="ro1">
          <table:table-cell office:value-type="string" calcext:value-type="string">
            <text:p>9 Mar 2017 11:15:00.000</text:p>
          </table:table-cell>
          <table:table-cell office:value-type="float" office:value="-32.98" calcext:value-type="float">
            <text:p>-32,98</text:p>
          </table:table-cell>
          <table:table-cell office:value-type="float" office:value="-83.812" calcext:value-type="float">
            <text:p>-83,812</text:p>
          </table:table-cell>
          <table:table-cell office:value-type="float" office:value="665.20974" calcext:value-type="float">
            <text:p>665,20974</text:p>
          </table:table-cell>
          <table:table-cell office:value-type="float" office:value="-0.060556" calcext:value-type="float">
            <text:p>-0,060556</text:p>
          </table:table-cell>
          <table:table-cell office:value-type="float" office:value="-0.016265" calcext:value-type="float">
            <text:p>-0,016265</text:p>
          </table:table-cell>
          <table:table-cell office:value-type="float" office:value="0.025504" calcext:value-type="float">
            <text:p>0,025504</text:p>
          </table:table-cell>
        </table:table-row>
        <table:table-row table:style-name="ro1">
          <table:table-cell office:value-type="string" calcext:value-type="string">
            <text:p>9 Mar 2017 11:16:00.000</text:p>
          </table:table-cell>
          <table:table-cell office:value-type="float" office:value="-36.609" calcext:value-type="float">
            <text:p>-36,609</text:p>
          </table:table-cell>
          <table:table-cell office:value-type="float" office:value="-84.819" calcext:value-type="float">
            <text:p>-84,819</text:p>
          </table:table-cell>
          <table:table-cell office:value-type="float" office:value="666.757347" calcext:value-type="float">
            <text:p>666,757347</text:p>
          </table:table-cell>
          <table:table-cell office:value-type="float" office:value="-0.060425" calcext:value-type="float">
            <text:p>-0,060425</text:p>
          </table:table-cell>
          <table:table-cell office:value-type="float" office:value="-0.017367" calcext:value-type="float">
            <text:p>-0,017367</text:p>
          </table:table-cell>
          <table:table-cell office:value-type="float" office:value="0.026021" calcext:value-type="float">
            <text:p>0,026021</text:p>
          </table:table-cell>
        </table:table-row>
        <table:table-row table:style-name="ro1">
          <table:table-cell office:value-type="string" calcext:value-type="string">
            <text:p>9 Mar 2017 11:17:00.000</text:p>
          </table:table-cell>
          <table:table-cell office:value-type="float" office:value="-40.23" calcext:value-type="float">
            <text:p>-40,23</text:p>
          </table:table-cell>
          <table:table-cell office:value-type="float" office:value="-85.901" calcext:value-type="float">
            <text:p>-85,901</text:p>
          </table:table-cell>
          <table:table-cell office:value-type="float" office:value="668.326019" calcext:value-type="float">
            <text:p>668,326019</text:p>
          </table:table-cell>
          <table:table-cell office:value-type="float" office:value="-0.060272" calcext:value-type="float">
            <text:p>-0,060272</text:p>
          </table:table-cell>
          <table:table-cell office:value-type="float" office:value="-0.018747" calcext:value-type="float">
            <text:p>-0,018747</text:p>
          </table:table-cell>
          <table:table-cell office:value-type="float" office:value="0.026203" calcext:value-type="float">
            <text:p>0,026203</text:p>
          </table:table-cell>
        </table:table-row>
        <table:table-row table:style-name="ro1">
          <table:table-cell office:value-type="string" calcext:value-type="string">
            <text:p>9 Mar 2017 11:18:00.000</text:p>
          </table:table-cell>
          <table:table-cell office:value-type="float" office:value="-43.842" calcext:value-type="float">
            <text:p>-43,842</text:p>
          </table:table-cell>
          <table:table-cell office:value-type="float" office:value="-87.076" calcext:value-type="float">
            <text:p>-87,076</text:p>
          </table:table-cell>
          <table:table-cell office:value-type="float" office:value="669.895434" calcext:value-type="float">
            <text:p>669,895434</text:p>
          </table:table-cell>
          <table:table-cell office:value-type="float" office:value="-0.060093" calcext:value-type="float">
            <text:p>-0,060093</text:p>
          </table:table-cell>
          <table:table-cell office:value-type="float" office:value="-0.020488" calcext:value-type="float">
            <text:p>-0,020488</text:p>
          </table:table-cell>
          <table:table-cell office:value-type="float" office:value="0.026043" calcext:value-type="float">
            <text:p>0,026043</text:p>
          </table:table-cell>
        </table:table-row>
        <table:table-row table:style-name="ro1">
          <table:table-cell office:value-type="string" calcext:value-type="string">
            <text:p>9 Mar 2017 11:19:00.000</text:p>
          </table:table-cell>
          <table:table-cell office:value-type="float" office:value="-47.441" calcext:value-type="float">
            <text:p>-47,441</text:p>
          </table:table-cell>
          <table:table-cell office:value-type="float" office:value="-88.369" calcext:value-type="float">
            <text:p>-88,369</text:p>
          </table:table-cell>
          <table:table-cell office:value-type="float" office:value="671.445052" calcext:value-type="float">
            <text:p>671,445052</text:p>
          </table:table-cell>
          <table:table-cell office:value-type="float" office:value="-0.059881" calcext:value-type="float">
            <text:p>-0,059881</text:p>
          </table:table-cell>
          <table:table-cell office:value-type="float" office:value="-0.02271" calcext:value-type="float">
            <text:p>-0,02271</text:p>
          </table:table-cell>
          <table:table-cell office:value-type="float" office:value="0.025542" calcext:value-type="float">
            <text:p>0,025542</text:p>
          </table:table-cell>
        </table:table-row>
        <table:table-row table:style-name="ro1">
          <table:table-cell office:value-type="string" calcext:value-type="string">
            <text:p>9 Mar 2017 11:20:00.000</text:p>
          </table:table-cell>
          <table:table-cell office:value-type="float" office:value="-51.026" calcext:value-type="float">
            <text:p>-51,026</text:p>
          </table:table-cell>
          <table:table-cell office:value-type="float" office:value="-89.815" calcext:value-type="float">
            <text:p>-89,815</text:p>
          </table:table-cell>
          <table:table-cell office:value-type="float" office:value="672.954426" calcext:value-type="float">
            <text:p>672,954426</text:p>
          </table:table-cell>
          <table:table-cell office:value-type="float" office:value="-0.059622" calcext:value-type="float">
            <text:p>-0,059622</text:p>
          </table:table-cell>
          <table:table-cell office:value-type="float" office:value="-0.025591" calcext:value-type="float">
            <text:p>-0,025591</text:p>
          </table:table-cell>
          <table:table-cell office:value-type="float" office:value="0.024702" calcext:value-type="float">
            <text:p>0,024702</text:p>
          </table:table-cell>
        </table:table-row>
        <table:table-row table:style-name="ro1">
          <table:table-cell office:value-type="string" calcext:value-type="string">
            <text:p>9 Mar 2017 11:21:00.000</text:p>
          </table:table-cell>
          <table:table-cell office:value-type="float" office:value="-54.594" calcext:value-type="float">
            <text:p>-54,594</text:p>
          </table:table-cell>
          <table:table-cell office:value-type="float" office:value="-91.459" calcext:value-type="float">
            <text:p>-91,459</text:p>
          </table:table-cell>
          <table:table-cell office:value-type="float" office:value="674.403517" calcext:value-type="float">
            <text:p>674,403517</text:p>
          </table:table-cell>
          <table:table-cell office:value-type="float" office:value="-0.059299" calcext:value-type="float">
            <text:p>-0,059299</text:p>
          </table:table-cell>
          <table:table-cell office:value-type="float" office:value="-0.029394" calcext:value-type="float">
            <text:p>-0,029394</text:p>
          </table:table-cell>
          <table:table-cell office:value-type="float" office:value="0.023534" calcext:value-type="float">
            <text:p>0,023534</text:p>
          </table:table-cell>
        </table:table-row>
        <table:table-row table:style-name="ro1">
          <table:table-cell office:value-type="string" calcext:value-type="string">
            <text:p>9 Mar 2017 11:22:00.000</text:p>
          </table:table-cell>
          <table:table-cell office:value-type="float" office:value="-58.14" calcext:value-type="float">
            <text:p>-58,14</text:p>
          </table:table-cell>
          <table:table-cell office:value-type="float" office:value="-93.369" calcext:value-type="float">
            <text:p>-93,369</text:p>
          </table:table-cell>
          <table:table-cell office:value-type="float" office:value="675.772999" calcext:value-type="float">
            <text:p>675,772999</text:p>
          </table:table-cell>
          <table:table-cell office:value-type="float" office:value="-0.058881" calcext:value-type="float">
            <text:p>-0,058881</text:p>
          </table:table-cell>
          <table:table-cell office:value-type="float" office:value="-0.034535" calcext:value-type="float">
            <text:p>-0,034535</text:p>
          </table:table-cell>
          <table:table-cell office:value-type="float" office:value="0.022051" calcext:value-type="float">
            <text:p>0,022051</text:p>
          </table:table-cell>
        </table:table-row>
        <table:table-row table:style-name="ro1">
          <table:table-cell office:value-type="string" calcext:value-type="string">
            <text:p>9 Mar 2017 11:23:00.000</text:p>
          </table:table-cell>
          <table:table-cell office:value-type="float" office:value="-61.657" calcext:value-type="float">
            <text:p>-61,657</text:p>
          </table:table-cell>
          <table:table-cell office:value-type="float" office:value="-95.643" calcext:value-type="float">
            <text:p>-95,643</text:p>
          </table:table-cell>
          <table:table-cell office:value-type="float" office:value="677.044549" calcext:value-type="float">
            <text:p>677,044549</text:p>
          </table:table-cell>
          <table:table-cell office:value-type="float" office:value="-0.058319" calcext:value-type="float">
            <text:p>-0,058319</text:p>
          </table:table-cell>
          <table:table-cell office:value-type="float" office:value="-0.041679" calcext:value-type="float">
            <text:p>-0,041679</text:p>
          </table:table-cell>
          <table:table-cell office:value-type="float" office:value="0.020273" calcext:value-type="float">
            <text:p>0,020273</text:p>
          </table:table-cell>
        </table:table-row>
        <table:table-row table:style-name="ro1">
          <table:table-cell office:value-type="string" calcext:value-type="string">
            <text:p>9 Mar 2017 11:24:00.000</text:p>
          </table:table-cell>
          <table:table-cell office:value-type="float" office:value="-65.134" calcext:value-type="float">
            <text:p>-65,134</text:p>
          </table:table-cell>
          <table:table-cell office:value-type="float" office:value="-98.432" calcext:value-type="float">
            <text:p>-98,432</text:p>
          </table:table-cell>
          <table:table-cell office:value-type="float" office:value="678.201123" calcext:value-type="float">
            <text:p>678,201123</text:p>
          </table:table-cell>
          <table:table-cell office:value-type="float" office:value="-0.057528" calcext:value-type="float">
            <text:p>-0,057528</text:p>
          </table:table-cell>
          <table:table-cell office:value-type="float" office:value="-0.05195" calcext:value-type="float">
            <text:p>-0,05195</text:p>
          </table:table-cell>
          <table:table-cell office:value-type="float" office:value="0.018223" calcext:value-type="float">
            <text:p>0,018223</text:p>
          </table:table-cell>
        </table:table-row>
        <table:table-row table:style-name="ro1">
          <table:table-cell office:value-type="string" calcext:value-type="string">
            <text:p>9 Mar 2017 11:25:00.000</text:p>
          </table:table-cell>
          <table:table-cell office:value-type="float" office:value="-68.553" calcext:value-type="float">
            <text:p>-68,553</text:p>
          </table:table-cell>
          <table:table-cell office:value-type="float" office:value="-101.978" calcext:value-type="float">
            <text:p>-101,978</text:p>
          </table:table-cell>
          <table:table-cell office:value-type="float" office:value="679.227209" calcext:value-type="float">
            <text:p>679,227209</text:p>
          </table:table-cell>
          <table:table-cell office:value-type="float" office:value="-0.056351" calcext:value-type="float">
            <text:p>-0,056351</text:p>
          </table:table-cell>
          <table:table-cell office:value-type="float" office:value="-0.067324" calcext:value-type="float">
            <text:p>-0,067324</text:p>
          </table:table-cell>
          <table:table-cell office:value-type="float" office:value="0.015929" calcext:value-type="float">
            <text:p>0,015929</text:p>
          </table:table-cell>
        </table:table-row>
        <table:table-row table:style-name="ro1">
          <table:table-cell office:value-type="string" calcext:value-type="string">
            <text:p>9 Mar 2017 11:26:00.000</text:p>
          </table:table-cell>
          <table:table-cell office:value-type="float" office:value="-71.883" calcext:value-type="float">
            <text:p>-71,883</text:p>
          </table:table-cell>
          <table:table-cell office:value-type="float" office:value="-106.684" calcext:value-type="float">
            <text:p>-106,684</text:p>
          </table:table-cell>
          <table:table-cell office:value-type="float" office:value="680.109055" calcext:value-type="float">
            <text:p>680,109055</text:p>
          </table:table-cell>
          <table:table-cell office:value-type="float" office:value="-0.054482" calcext:value-type="float">
            <text:p>-0,054482</text:p>
          </table:table-cell>
          <table:table-cell office:value-type="float" office:value="-0.09144" calcext:value-type="float">
            <text:p>-0,09144</text:p>
          </table:table-cell>
          <table:table-cell office:value-type="float" office:value="0.013422" calcext:value-type="float">
            <text:p>0,013422</text:p>
          </table:table-cell>
        </table:table-row>
        <table:table-row table:style-name="ro1">
          <table:table-cell office:value-type="string" calcext:value-type="string">
            <text:p>9 Mar 2017 11:27:00.000</text:p>
          </table:table-cell>
          <table:table-cell office:value-type="float" office:value="-75.065" calcext:value-type="float">
            <text:p>-75,065</text:p>
          </table:table-cell>
          <table:table-cell office:value-type="float" office:value="-113.259" calcext:value-type="float">
            <text:p>-113,259</text:p>
          </table:table-cell>
          <table:table-cell office:value-type="float" office:value="680.834872" calcext:value-type="float">
            <text:p>680,834872</text:p>
          </table:table-cell>
          <table:table-cell office:value-type="float" office:value="-0.051286" calcext:value-type="float">
            <text:p>-0,051286</text:p>
          </table:table-cell>
          <table:table-cell office:value-type="float" office:value="-0.131165" calcext:value-type="float">
            <text:p>-0,131165</text:p>
          </table:table-cell>
          <table:table-cell office:value-type="float" office:value="0.010736" calcext:value-type="float">
            <text:p>0,010736</text:p>
          </table:table-cell>
        </table:table-row>
        <table:table-row table:style-name="ro1">
          <table:table-cell office:value-type="string" calcext:value-type="string">
            <text:p>9 Mar 2017 11:28:00.000</text:p>
          </table:table-cell>
          <table:table-cell office:value-type="float" office:value="-77.984" calcext:value-type="float">
            <text:p>-77,984</text:p>
          </table:table-cell>
          <table:table-cell office:value-type="float" office:value="-122.977" calcext:value-type="float">
            <text:p>-122,977</text:p>
          </table:table-cell>
          <table:table-cell office:value-type="float" office:value="681.395005" calcext:value-type="float">
            <text:p>681,395005</text:p>
          </table:table-cell>
          <table:table-cell office:value-type="float" office:value="-0.04537" calcext:value-type="float">
            <text:p>-0,04537</text:p>
          </table:table-cell>
          <table:table-cell office:value-type="float" office:value="-0.198724" calcext:value-type="float">
            <text:p>-0,198724</text:p>
          </table:table-cell>
          <table:table-cell office:value-type="float" office:value="0.007908" calcext:value-type="float">
            <text:p>0,007908</text:p>
          </table:table-cell>
        </table:table-row>
        <table:table-row table:style-name="ro1">
          <table:table-cell office:value-type="string" calcext:value-type="string">
            <text:p>9 Mar 2017 11:29:00.000</text:p>
          </table:table-cell>
          <table:table-cell office:value-type="float" office:value="-80.398" calcext:value-type="float">
            <text:p>-80,398</text:p>
          </table:table-cell>
          <table:table-cell office:value-type="float" office:value="-137.946" calcext:value-type="float">
            <text:p>-137,946</text:p>
          </table:table-cell>
          <table:table-cell office:value-type="float" office:value="681.782073" calcext:value-type="float">
            <text:p>681,782073</text:p>
          </table:table-cell>
          <table:table-cell office:value-type="float" office:value="-0.033808" calcext:value-type="float">
            <text:p>-0,033808</text:p>
          </table:table-cell>
          <table:table-cell office:value-type="float" office:value="-0.30716" calcext:value-type="float">
            <text:p>-0,30716</text:p>
          </table:table-cell>
          <table:table-cell office:value-type="float" office:value="0.004976" calcext:value-type="float">
            <text:p>0,004976</text:p>
          </table:table-cell>
        </table:table-row>
        <table:table-row table:style-name="ro1">
          <table:table-cell office:value-type="string" calcext:value-type="string">
            <text:p>9 Mar 2017 11:30:00.000</text:p>
          </table:table-cell>
          <table:table-cell office:value-type="float" office:value="-81.847" calcext:value-type="float">
            <text:p>-81,847</text:p>
          </table:table-cell>
          <table:table-cell office:value-type="float" office:value="-160.092" calcext:value-type="float">
            <text:p>-160,092</text:p>
          </table:table-cell>
          <table:table-cell office:value-type="float" office:value="681.991073" calcext:value-type="float">
            <text:p>681,991073</text:p>
          </table:table-cell>
          <table:table-cell office:value-type="float" office:value="-0.012783" calcext:value-type="float">
            <text:p>-0,012783</text:p>
          </table:table-cell>
          <table:table-cell office:value-type="float" office:value="-0.423292" calcext:value-type="float">
            <text:p>-0,423292</text:p>
          </table:table-cell>
          <table:table-cell office:value-type="float" office:value="0.001981" calcext:value-type="float">
            <text:p>0,001981</text:p>
          </table:table-cell>
        </table:table-row>
        <table:table-row table:style-name="ro1">
          <table:table-cell office:value-type="string" calcext:value-type="string">
            <text:p>9 Mar 2017 11:31:00.000</text:p>
          </table:table-cell>
          <table:table-cell office:value-type="float" office:value="-81.803" calcext:value-type="float">
            <text:p>-81,803</text:p>
          </table:table-cell>
          <table:table-cell office:value-type="float" office:value="173.791" calcext:value-type="float">
            <text:p>173,791</text:p>
          </table:table-cell>
          <table:table-cell office:value-type="float" office:value="682.019455" calcext:value-type="float">
            <text:p>682,019455</text:p>
          </table:table-cell>
          <table:table-cell office:value-type="float" office:value="0.014168" calcext:value-type="float">
            <text:p>0,014168</text:p>
          </table:table-cell>
          <table:table-cell office:value-type="float" office:value="-0.41886" calcext:value-type="float">
            <text:p>-0,41886</text:p>
          </table:table-cell>
          <table:table-cell office:value-type="float" office:value="-0.001035" calcext:value-type="float">
            <text:p>-0,001035</text:p>
          </table:table-cell>
        </table:table-row>
        <table:table-row table:style-name="ro1">
          <table:table-cell office:value-type="string" calcext:value-type="string">
            <text:p>9 Mar 2017 11:32:00.000</text:p>
          </table:table-cell>
          <table:table-cell office:value-type="float" office:value="-80.287" calcext:value-type="float">
            <text:p>-80,287</text:p>
          </table:table-cell>
          <table:table-cell office:value-type="float" office:value="152.026" calcext:value-type="float">
            <text:p>152,026</text:p>
          </table:table-cell>
          <table:table-cell office:value-type="float" office:value="681.867154" calcext:value-type="float">
            <text:p>681,867154</text:p>
          </table:table-cell>
          <table:table-cell office:value-type="float" office:value="0.034647" calcext:value-type="float">
            <text:p>0,034647</text:p>
          </table:table-cell>
          <table:table-cell office:value-type="float" office:value="-0.300332" calcext:value-type="float">
            <text:p>-0,300332</text:p>
          </table:table-cell>
          <table:table-cell office:value-type="float" office:value="-0.004032" calcext:value-type="float">
            <text:p>-0,004032</text:p>
          </table:table-cell>
        </table:table-row>
        <table:table-row table:style-name="ro1">
          <table:table-cell office:value-type="string" calcext:value-type="string">
            <text:p>9 Mar 2017 11:33:00.000</text:p>
          </table:table-cell>
          <table:table-cell office:value-type="float" office:value="-77.836" calcext:value-type="float">
            <text:p>-77,836</text:p>
          </table:table-cell>
          <table:table-cell office:value-type="float" office:value="137.405" calcext:value-type="float">
            <text:p>137,405</text:p>
          </table:table-cell>
          <table:table-cell office:value-type="float" office:value="681.53659" calcext:value-type="float">
            <text:p>681,53659</text:p>
          </table:table-cell>
          <table:table-cell office:value-type="float" office:value="0.045797" calcext:value-type="float">
            <text:p>0,045797</text:p>
          </table:table-cell>
          <table:table-cell office:value-type="float" office:value="-0.19409" calcext:value-type="float">
            <text:p>-0,19409</text:p>
          </table:table-cell>
          <table:table-cell office:value-type="float" office:value="-0.006968" calcext:value-type="float">
            <text:p>-0,006968</text:p>
          </table:table-cell>
        </table:table-row>
        <table:table-row table:style-name="ro1">
          <table:table-cell office:value-type="string" calcext:value-type="string">
            <text:p>9 Mar 2017 11:34:00.000</text:p>
          </table:table-cell>
          <table:table-cell office:value-type="float" office:value="-74.898" calcext:value-type="float">
            <text:p>-74,898</text:p>
          </table:table-cell>
          <table:table-cell office:value-type="float" office:value="127.904" calcext:value-type="float">
            <text:p>127,904</text:p>
          </table:table-cell>
          <table:table-cell office:value-type="float" office:value="681.032633" calcext:value-type="float">
            <text:p>681,032633</text:p>
          </table:table-cell>
          <table:table-cell office:value-type="float" office:value="0.051507" calcext:value-type="float">
            <text:p>0,051507</text:p>
          </table:table-cell>
          <table:table-cell office:value-type="float" office:value="-0.12844" calcext:value-type="float">
            <text:p>-0,12844</text:p>
          </table:table-cell>
          <table:table-cell office:value-type="float" office:value="-0.009803" calcext:value-type="float">
            <text:p>-0,009803</text:p>
          </table:table-cell>
        </table:table-row>
        <table:table-row table:style-name="ro1">
          <table:table-cell office:value-type="string" calcext:value-type="string">
            <text:p>9 Mar 2017 11:35:00.000</text:p>
          </table:table-cell>
          <table:table-cell office:value-type="float" office:value="-71.706" calcext:value-type="float">
            <text:p>-71,706</text:p>
          </table:table-cell>
          <table:table-cell office:value-type="float" office:value="121.456" calcext:value-type="float">
            <text:p>121,456</text:p>
          </table:table-cell>
          <table:table-cell office:value-type="float" office:value="680.362529" calcext:value-type="float">
            <text:p>680,362529</text:p>
          </table:table-cell>
          <table:table-cell office:value-type="float" office:value="0.054604" calcext:value-type="float">
            <text:p>0,054604</text:p>
          </table:table-cell>
          <table:table-cell office:value-type="float" office:value="-0.089817" calcext:value-type="float">
            <text:p>-0,089817</text:p>
          </table:table-cell>
          <table:table-cell office:value-type="float" office:value="-0.012498" calcext:value-type="float">
            <text:p>-0,012498</text:p>
          </table:table-cell>
        </table:table-row>
        <table:table-row table:style-name="ro1">
          <table:table-cell office:value-type="string" calcext:value-type="string">
            <text:p>9 Mar 2017 11:36:00.000</text:p>
          </table:table-cell>
          <table:table-cell office:value-type="float" office:value="-68.371" calcext:value-type="float">
            <text:p>-68,371</text:p>
          </table:table-cell>
          <table:table-cell office:value-type="float" office:value="116.827" calcext:value-type="float">
            <text:p>116,827</text:p>
          </table:table-cell>
          <table:table-cell office:value-type="float" office:value="679.535792" calcext:value-type="float">
            <text:p>679,535792</text:p>
          </table:table-cell>
          <table:table-cell office:value-type="float" office:value="0.056422" calcext:value-type="float">
            <text:p>0,056422</text:p>
          </table:table-cell>
          <table:table-cell office:value-type="float" office:value="-0.066311" calcext:value-type="float">
            <text:p>-0,066311</text:p>
          </table:table-cell>
          <table:table-cell office:value-type="float" office:value="-0.015016" calcext:value-type="float">
            <text:p>-0,015016</text:p>
          </table:table-cell>
        </table:table-row>
        <table:table-row table:style-name="ro1">
          <table:table-cell office:value-type="string" calcext:value-type="string">
            <text:p>9 Mar 2017 11:37:00.000</text:p>
          </table:table-cell>
          <table:table-cell office:value-type="float" office:value="-64.949" calcext:value-type="float">
            <text:p>-64,949</text:p>
          </table:table-cell>
          <table:table-cell office:value-type="float" office:value="113.331" calcext:value-type="float">
            <text:p>113,331</text:p>
          </table:table-cell>
          <table:table-cell office:value-type="float" office:value="678.564065" calcext:value-type="float">
            <text:p>678,564065</text:p>
          </table:table-cell>
          <table:table-cell office:value-type="float" office:value="0.057572" calcext:value-type="float">
            <text:p>0,057572</text:p>
          </table:table-cell>
          <table:table-cell office:value-type="float" office:value="-0.051286" calcext:value-type="float">
            <text:p>-0,051286</text:p>
          </table:table-cell>
          <table:table-cell office:value-type="float" office:value="-0.017324" calcext:value-type="float">
            <text:p>-0,017324</text:p>
          </table:table-cell>
        </table:table-row>
        <table:table-row table:style-name="ro1">
          <table:table-cell office:value-type="string" calcext:value-type="string">
            <text:p>9 Mar 2017 11:38:00.000</text:p>
          </table:table-cell>
          <table:table-cell office:value-type="float" office:value="-61.47" calcext:value-type="float">
            <text:p>-61,47</text:p>
          </table:table-cell>
          <table:table-cell office:value-type="float" office:value="110.574" calcext:value-type="float">
            <text:p>110,574</text:p>
          </table:table-cell>
          <table:table-cell office:value-type="float" office:value="677.460948" calcext:value-type="float">
            <text:p>677,460948</text:p>
          </table:table-cell>
          <table:table-cell office:value-type="float" office:value="0.058346" calcext:value-type="float">
            <text:p>0,058346</text:p>
          </table:table-cell>
          <table:table-cell office:value-type="float" office:value="-0.041225" calcext:value-type="float">
            <text:p>-0,041225</text:p>
          </table:table-cell>
          <table:table-cell office:value-type="float" office:value="-0.01939" calcext:value-type="float">
            <text:p>-0,01939</text:p>
          </table:table-cell>
        </table:table-row>
        <table:table-row table:style-name="ro1">
          <table:table-cell office:value-type="string" calcext:value-type="string">
            <text:p>9 Mar 2017 11:39:00.000</text:p>
          </table:table-cell>
          <table:table-cell office:value-type="float" office:value="-57.952" calcext:value-type="float">
            <text:p>-57,952</text:p>
          </table:table-cell>
          <table:table-cell office:value-type="float" office:value="108.323" calcext:value-type="float">
            <text:p>108,323</text:p>
          </table:table-cell>
          <table:table-cell office:value-type="float" office:value="676.241794" calcext:value-type="float">
            <text:p>676,241794</text:p>
          </table:table-cell>
          <table:table-cell office:value-type="float" office:value="0.058897" calcext:value-type="float">
            <text:p>0,058897</text:p>
          </table:table-cell>
          <table:table-cell office:value-type="float" office:value="-0.034213" calcext:value-type="float">
            <text:p>-0,034213</text:p>
          </table:table-cell>
          <table:table-cell office:value-type="float" office:value="-0.021187" calcext:value-type="float">
            <text:p>-0,021187</text:p>
          </table:table-cell>
        </table:table-row>
        <table:table-row table:style-name="ro1">
          <table:table-cell office:value-type="string" calcext:value-type="string">
            <text:p>9 Mar 2017 11:40:00.000</text:p>
          </table:table-cell>
          <table:table-cell office:value-type="float" office:value="-54.405" calcext:value-type="float">
            <text:p>-54,405</text:p>
          </table:table-cell>
          <table:table-cell office:value-type="float" office:value="106.43" calcext:value-type="float">
            <text:p>106,43</text:p>
          </table:table-cell>
          <table:table-cell office:value-type="float" office:value="674.92348" calcext:value-type="float">
            <text:p>674,92348</text:p>
          </table:table-cell>
          <table:table-cell office:value-type="float" office:value="0.059308" calcext:value-type="float">
            <text:p>0,059308</text:p>
          </table:table-cell>
          <table:table-cell office:value-type="float" office:value="-0.029158" calcext:value-type="float">
            <text:p>-0,029158</text:p>
          </table:table-cell>
          <table:table-cell office:value-type="float" office:value="-0.022691" calcext:value-type="float">
            <text:p>-0,022691</text:p>
          </table:table-cell>
        </table:table-row>
        <table:table-row table:style-name="ro1">
          <table:table-cell office:value-type="string" calcext:value-type="string">
            <text:p>9 Mar 2017 11:41:00.000</text:p>
          </table:table-cell>
          <table:table-cell office:value-type="float" office:value="-50.836" calcext:value-type="float">
            <text:p>-50,836</text:p>
          </table:table-cell>
          <table:table-cell office:value-type="float" office:value="104.798" calcext:value-type="float">
            <text:p>104,798</text:p>
          </table:table-cell>
          <table:table-cell office:value-type="float" office:value="673.524155" calcext:value-type="float">
            <text:p>673,524155</text:p>
          </table:table-cell>
          <table:table-cell office:value-type="float" office:value="0.059626" calcext:value-type="float">
            <text:p>0,059626</text:p>
          </table:table-cell>
          <table:table-cell office:value-type="float" office:value="-0.025413" calcext:value-type="float">
            <text:p>-0,025413</text:p>
          </table:table-cell>
          <table:table-cell office:value-type="float" office:value="-0.023885" calcext:value-type="float">
            <text:p>-0,023885</text:p>
          </table:table-cell>
        </table:table-row>
        <table:table-row table:style-name="ro1">
          <table:table-cell office:value-type="string" calcext:value-type="string">
            <text:p>9 Mar 2017 11:42:00.000</text:p>
          </table:table-cell>
          <table:table-cell office:value-type="float" office:value="-47.251" calcext:value-type="float">
            <text:p>-47,251</text:p>
          </table:table-cell>
          <table:table-cell office:value-type="float" office:value="103.362" calcext:value-type="float">
            <text:p>103,362</text:p>
          </table:table-cell>
          <table:table-cell office:value-type="float" office:value="672.062962" calcext:value-type="float">
            <text:p>672,062962</text:p>
          </table:table-cell>
          <table:table-cell office:value-type="float" office:value="0.059881" calcext:value-type="float">
            <text:p>0,059881</text:p>
          </table:table-cell>
          <table:table-cell office:value-type="float" office:value="-0.022574" calcext:value-type="float">
            <text:p>-0,022574</text:p>
          </table:table-cell>
          <table:table-cell office:value-type="float" office:value="-0.024752" calcext:value-type="float">
            <text:p>-0,024752</text:p>
          </table:table-cell>
        </table:table-row>
        <table:table-row table:style-name="ro1">
          <table:table-cell office:value-type="string" calcext:value-type="string">
            <text:p>9 Mar 2017 11:43:00.000</text:p>
          </table:table-cell>
          <table:table-cell office:value-type="float" office:value="-43.652" calcext:value-type="float">
            <text:p>-43,652</text:p>
          </table:table-cell>
          <table:table-cell office:value-type="float" office:value="102.076" calcext:value-type="float">
            <text:p>102,076</text:p>
          </table:table-cell>
          <table:table-cell office:value-type="float" office:value="670.559751" calcext:value-type="float">
            <text:p>670,559751</text:p>
          </table:table-cell>
          <table:table-cell office:value-type="float" office:value="0.060091" calcext:value-type="float">
            <text:p>0,060091</text:p>
          </table:table-cell>
          <table:table-cell office:value-type="float" office:value="-0.020382" calcext:value-type="float">
            <text:p>-0,020382</text:p>
          </table:table-cell>
          <table:table-cell office:value-type="float" office:value="-0.025285" calcext:value-type="float">
            <text:p>-0,025285</text:p>
          </table:table-cell>
        </table:table-row>
        <table:table-row table:style-name="ro1">
          <table:table-cell office:value-type="string" calcext:value-type="string">
            <text:p>9 Mar 2017 11:44:00.000</text:p>
          </table:table-cell>
          <table:table-cell office:value-type="float" office:value="-40.041" calcext:value-type="float">
            <text:p>-40,041</text:p>
          </table:table-cell>
          <table:table-cell office:value-type="float" office:value="100.907" calcext:value-type="float">
            <text:p>100,907</text:p>
          </table:table-cell>
          <table:table-cell office:value-type="float" office:value="669.034771" calcext:value-type="float">
            <text:p>669,034771</text:p>
          </table:table-cell>
          <table:table-cell office:value-type="float" office:value="0.060267" calcext:value-type="float">
            <text:p>0,060267</text:p>
          </table:table-cell>
          <table:table-cell office:value-type="float" office:value="-0.018663" calcext:value-type="float">
            <text:p>-0,018663</text:p>
          </table:table-cell>
          <table:table-cell office:value-type="float" office:value="-0.025479" calcext:value-type="float">
            <text:p>-0,025479</text:p>
          </table:table-cell>
        </table:table-row>
        <table:table-row table:style-name="ro1">
          <table:table-cell office:value-type="string" calcext:value-type="string">
            <text:p>9 Mar 2017 11:45:00.000</text:p>
          </table:table-cell>
          <table:table-cell office:value-type="float" office:value="-36.42" calcext:value-type="float">
            <text:p>-36,42</text:p>
          </table:table-cell>
          <table:table-cell office:value-type="float" office:value="99.83" calcext:value-type="float">
            <text:p>99,83</text:p>
          </table:table-cell>
          <table:table-cell office:value-type="float" office:value="667.508362" calcext:value-type="float">
            <text:p>667,508362</text:p>
          </table:table-cell>
          <table:table-cell office:value-type="float" office:value="0.060418" calcext:value-type="float">
            <text:p>0,060418</text:p>
          </table:table-cell>
          <table:table-cell office:value-type="float" office:value="-0.0173" calcext:value-type="float">
            <text:p>-0,0173</text:p>
          </table:table-cell>
          <table:table-cell office:value-type="float" office:value="-0.025335" calcext:value-type="float">
            <text:p>-0,025335</text:p>
          </table:table-cell>
        </table:table-row>
        <table:table-row table:style-name="ro1">
          <table:table-cell office:value-type="string" calcext:value-type="string">
            <text:p>9 Mar 2017 11:46:00.000</text:p>
          </table:table-cell>
          <table:table-cell office:value-type="float" office:value="-32.791" calcext:value-type="float">
            <text:p>-32,791</text:p>
          </table:table-cell>
          <table:table-cell office:value-type="float" office:value="98.825" calcext:value-type="float">
            <text:p>98,825</text:p>
          </table:table-cell>
          <table:table-cell office:value-type="float" office:value="666.000637" calcext:value-type="float">
            <text:p>666,000637</text:p>
          </table:table-cell>
          <table:table-cell office:value-type="float" office:value="0.060547" calcext:value-type="float">
            <text:p>0,060547</text:p>
          </table:table-cell>
          <table:table-cell office:value-type="float" office:value="-0.016211" calcext:value-type="float">
            <text:p>-0,016211</text:p>
          </table:table-cell>
          <table:table-cell office:value-type="float" office:value="-0.024859" calcext:value-type="float">
            <text:p>-0,024859</text:p>
          </table:table-cell>
        </table:table-row>
        <table:table-row table:style-name="ro1">
          <table:table-cell office:value-type="string" calcext:value-type="string">
            <text:p>9 Mar 2017 11:47:00.000</text:p>
          </table:table-cell>
          <table:table-cell office:value-type="float" office:value="-29.155" calcext:value-type="float">
            <text:p>-29,155</text:p>
          </table:table-cell>
          <table:table-cell office:value-type="float" office:value="97.88" calcext:value-type="float">
            <text:p>97,88</text:p>
          </table:table-cell>
          <table:table-cell office:value-type="float" office:value="664.53117" calcext:value-type="float">
            <text:p>664,53117</text:p>
          </table:table-cell>
          <table:table-cell office:value-type="float" office:value="0.06066" calcext:value-type="float">
            <text:p>0,06066</text:p>
          </table:table-cell>
          <table:table-cell office:value-type="float" office:value="-0.015336" calcext:value-type="float">
            <text:p>-0,015336</text:p>
          </table:table-cell>
          <table:table-cell office:value-type="float" office:value="-0.024064" calcext:value-type="float">
            <text:p>-0,024064</text:p>
          </table:table-cell>
        </table:table-row>
        <table:table-row table:style-name="ro1">
          <table:table-cell office:value-type="string" calcext:value-type="string">
            <text:p>9 Mar 2017 11:48:00.000</text:p>
          </table:table-cell>
          <table:table-cell office:value-type="float" office:value="-25.512" calcext:value-type="float">
            <text:p>-25,512</text:p>
          </table:table-cell>
          <table:table-cell office:value-type="float" office:value="96.982" calcext:value-type="float">
            <text:p>96,982</text:p>
          </table:table-cell>
          <table:table-cell office:value-type="float" office:value="663.11869" calcext:value-type="float">
            <text:p>663,11869</text:p>
          </table:table-cell>
          <table:table-cell office:value-type="float" office:value="0.060758" calcext:value-type="float">
            <text:p>0,060758</text:p>
          </table:table-cell>
          <table:table-cell office:value-type="float" office:value="-0.014634" calcext:value-type="float">
            <text:p>-0,014634</text:p>
          </table:table-cell>
          <table:table-cell office:value-type="float" office:value="-0.022965" calcext:value-type="float">
            <text:p>-0,022965</text:p>
          </table:table-cell>
        </table:table-row>
        <table:table-row table:style-name="ro1">
          <table:table-cell office:value-type="string" calcext:value-type="string">
            <text:p>9 Mar 2017 11:49:00.000</text:p>
          </table:table-cell>
          <table:table-cell office:value-type="float" office:value="-21.864" calcext:value-type="float">
            <text:p>-21,864</text:p>
          </table:table-cell>
          <table:table-cell office:value-type="float" office:value="96.121" calcext:value-type="float">
            <text:p>96,121</text:p>
          </table:table-cell>
          <table:table-cell office:value-type="float" office:value="661.780785" calcext:value-type="float">
            <text:p>661,780785</text:p>
          </table:table-cell>
          <table:table-cell office:value-type="float" office:value="0.060842" calcext:value-type="float">
            <text:p>0,060842</text:p>
          </table:table-cell>
          <table:table-cell office:value-type="float" office:value="-0.014072" calcext:value-type="float">
            <text:p>-0,014072</text:p>
          </table:table-cell>
          <table:table-cell office:value-type="float" office:value="-0.021584" calcext:value-type="float">
            <text:p>-0,021584</text:p>
          </table:table-cell>
        </table:table-row>
        <table:table-row table:style-name="ro1">
          <table:table-cell office:value-type="string" calcext:value-type="string">
            <text:p>9 Mar 2017 11:50:00.000</text:p>
          </table:table-cell>
          <table:table-cell office:value-type="float" office:value="-18.211" calcext:value-type="float">
            <text:p>-18,211</text:p>
          </table:table-cell>
          <table:table-cell office:value-type="float" office:value="95.291" calcext:value-type="float">
            <text:p>95,291</text:p>
          </table:table-cell>
          <table:table-cell office:value-type="float" office:value="660.533633" calcext:value-type="float">
            <text:p>660,533633</text:p>
          </table:table-cell>
          <table:table-cell office:value-type="float" office:value="0.060914" calcext:value-type="float">
            <text:p>0,060914</text:p>
          </table:table-cell>
          <table:table-cell office:value-type="float" office:value="-0.013628" calcext:value-type="float">
            <text:p>-0,013628</text:p>
          </table:table-cell>
          <table:table-cell office:value-type="float" office:value="-0.019947" calcext:value-type="float">
            <text:p>-0,019947</text:p>
          </table:table-cell>
        </table:table-row>
        <table:table-row table:style-name="ro1">
          <table:table-cell office:value-type="string" calcext:value-type="string">
            <text:p>9 Mar 2017 11:51:00.000</text:p>
          </table:table-cell>
          <table:table-cell office:value-type="float" office:value="-14.555" calcext:value-type="float">
            <text:p>-14,555</text:p>
          </table:table-cell>
          <table:table-cell office:value-type="float" office:value="94.484" calcext:value-type="float">
            <text:p>94,484</text:p>
          </table:table-cell>
          <table:table-cell office:value-type="float" office:value="659.391742" calcext:value-type="float">
            <text:p>659,391742</text:p>
          </table:table-cell>
          <table:table-cell office:value-type="float" office:value="0.060974" calcext:value-type="float">
            <text:p>0,060974</text:p>
          </table:table-cell>
          <table:table-cell office:value-type="float" office:value="-0.013285" calcext:value-type="float">
            <text:p>-0,013285</text:p>
          </table:table-cell>
          <table:table-cell office:value-type="float" office:value="-0.018083" calcext:value-type="float">
            <text:p>-0,018083</text:p>
          </table:table-cell>
        </table:table-row>
        <table:table-row table:style-name="ro1">
          <table:table-cell office:value-type="string" calcext:value-type="string">
            <text:p>9 Mar 2017 11:52:00.000</text:p>
          </table:table-cell>
          <table:table-cell office:value-type="float" office:value="-10.895" calcext:value-type="float">
            <text:p>-10,895</text:p>
          </table:table-cell>
          <table:table-cell office:value-type="float" office:value="93.695" calcext:value-type="float">
            <text:p>93,695</text:p>
          </table:table-cell>
          <table:table-cell office:value-type="float" office:value="658.367728" calcext:value-type="float">
            <text:p>658,367728</text:p>
          </table:table-cell>
          <table:table-cell office:value-type="float" office:value="0.061022" calcext:value-type="float">
            <text:p>0,061022</text:p>
          </table:table-cell>
          <table:table-cell office:value-type="float" office:value="-0.01303" calcext:value-type="float">
            <text:p>-0,01303</text:p>
          </table:table-cell>
          <table:table-cell office:value-type="float" office:value="-0.016025" calcext:value-type="float">
            <text:p>-0,016025</text:p>
          </table:table-cell>
        </table:table-row>
        <table:table-row table:style-name="ro1">
          <table:table-cell office:value-type="string" calcext:value-type="string">
            <text:p>9 Mar 2017 11:53:00.000</text:p>
          </table:table-cell>
          <table:table-cell office:value-type="float" office:value="-7.232" calcext:value-type="float">
            <text:p>-7,232</text:p>
          </table:table-cell>
          <table:table-cell office:value-type="float" office:value="92.919" calcext:value-type="float">
            <text:p>92,919</text:p>
          </table:table-cell>
          <table:table-cell office:value-type="float" office:value="657.472125" calcext:value-type="float">
            <text:p>657,472125</text:p>
          </table:table-cell>
          <table:table-cell office:value-type="float" office:value="0.061059" calcext:value-type="float">
            <text:p>0,061059</text:p>
          </table:table-cell>
          <table:table-cell office:value-type="float" office:value="-0.012854" calcext:value-type="float">
            <text:p>-0,012854</text:p>
          </table:table-cell>
          <table:table-cell office:value-type="float" office:value="-0.013811" calcext:value-type="float">
            <text:p>-0,013811</text:p>
          </table:table-cell>
        </table:table-row>
        <table:table-row table:style-name="ro1">
          <table:table-cell office:value-type="string" calcext:value-type="string">
            <text:p>9 Mar 2017 11:54:00.000</text:p>
          </table:table-cell>
          <table:table-cell office:value-type="float" office:value="-3.568" calcext:value-type="float">
            <text:p>-3,568</text:p>
          </table:table-cell>
          <table:table-cell office:value-type="float" office:value="92.151" calcext:value-type="float">
            <text:p>92,151</text:p>
          </table:table-cell>
          <table:table-cell office:value-type="float" office:value="656.713223" calcext:value-type="float">
            <text:p>656,713223</text:p>
          </table:table-cell>
          <table:table-cell office:value-type="float" office:value="0.061085" calcext:value-type="float">
            <text:p>0,061085</text:p>
          </table:table-cell>
          <table:table-cell office:value-type="float" office:value="-0.012752" calcext:value-type="float">
            <text:p>-0,012752</text:p>
          </table:table-cell>
          <table:table-cell office:value-type="float" office:value="-0.011477" calcext:value-type="float">
            <text:p>-0,011477</text:p>
          </table:table-cell>
        </table:table-row>
        <table:table-row table:style-name="ro1">
          <table:table-cell office:value-type="string" calcext:value-type="string">
            <text:p>9 Mar 2017 11:55:00.000</text:p>
          </table:table-cell>
          <table:table-cell office:value-type="float" office:value="0.098" calcext:value-type="float">
            <text:p>0,098</text:p>
          </table:table-cell>
          <table:table-cell office:value-type="float" office:value="91.387" calcext:value-type="float">
            <text:p>91,387</text:p>
          </table:table-cell>
          <table:table-cell office:value-type="float" office:value="656.096953" calcext:value-type="float">
            <text:p>656,096953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9065" calcext:value-type="float">
            <text:p>-0,009065</text:p>
          </table:table-cell>
        </table:table-row>
        <table:table-row table:style-name="ro1">
          <table:table-cell office:value-type="string" calcext:value-type="string">
            <text:p>9 Mar 2017 11:56:00.000</text:p>
          </table:table-cell>
          <table:table-cell office:value-type="float" office:value="3.764" calcext:value-type="float">
            <text:p>3,764</text:p>
          </table:table-cell>
          <table:table-cell office:value-type="float" office:value="90.623" calcext:value-type="float">
            <text:p>90,623</text:p>
          </table:table-cell>
          <table:table-cell office:value-type="float" office:value="655.626807" calcext:value-type="float">
            <text:p>655,626807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59" calcext:value-type="float">
            <text:p>-0,012759</text:p>
          </table:table-cell>
          <table:table-cell office:value-type="float" office:value="-0.006614" calcext:value-type="float">
            <text:p>-0,006614</text:p>
          </table:table-cell>
        </table:table-row>
        <table:table-row table:style-name="ro1">
          <table:table-cell office:value-type="string" calcext:value-type="string">
            <text:p>9 Mar 2017 11:57:00.000</text:p>
          </table:table-cell>
          <table:table-cell office:value-type="float" office:value="7.43" calcext:value-type="float">
            <text:p>7,43</text:p>
          </table:table-cell>
          <table:table-cell office:value-type="float" office:value="89.855" calcext:value-type="float">
            <text:p>89,855</text:p>
          </table:table-cell>
          <table:table-cell office:value-type="float" office:value="655.303807" calcext:value-type="float">
            <text:p>655,303807</text:p>
          </table:table-cell>
          <table:table-cell office:value-type="float" office:value="0.061096" calcext:value-type="float">
            <text:p>0,061096</text:p>
          </table:table-cell>
          <table:table-cell office:value-type="float" office:value="-0.012867" calcext:value-type="float">
            <text:p>-0,012867</text:p>
          </table:table-cell>
          <table:table-cell office:value-type="float" office:value="-0.004167" calcext:value-type="float">
            <text:p>-0,004167</text:p>
          </table:table-cell>
        </table:table-row>
        <table:table-row table:style-name="ro1">
          <table:table-cell office:value-type="string" calcext:value-type="string">
            <text:p>9 Mar 2017 11:58:00.000</text:p>
          </table:table-cell>
          <table:table-cell office:value-type="float" office:value="11.095" calcext:value-type="float">
            <text:p>11,095</text:p>
          </table:table-cell>
          <table:table-cell office:value-type="float" office:value="89.077" calcext:value-type="float">
            <text:p>89,077</text:p>
          </table:table-cell>
          <table:table-cell office:value-type="float" office:value="655.126514" calcext:value-type="float">
            <text:p>655,126514</text:p>
          </table:table-cell>
          <table:table-cell office:value-type="float" office:value="0.061077" calcext:value-type="float">
            <text:p>0,061077</text:p>
          </table:table-cell>
          <table:table-cell office:value-type="float" office:value="-0.01305" calcext:value-type="float">
            <text:p>-0,01305</text:p>
          </table:table-cell>
          <table:table-cell office:value-type="float" office:value="-0.001765" calcext:value-type="float">
            <text:p>-0,001765</text:p>
          </table:table-cell>
        </table:table-row>
        <table:table-row table:style-name="ro1">
          <table:table-cell office:value-type="string" calcext:value-type="string">
            <text:p>9 Mar 2017 11:59:00.000</text:p>
          </table:table-cell>
          <table:table-cell office:value-type="float" office:value="14.759" calcext:value-type="float">
            <text:p>14,759</text:p>
          </table:table-cell>
          <table:table-cell office:value-type="float" office:value="88.287" calcext:value-type="float">
            <text:p>88,287</text:p>
          </table:table-cell>
          <table:table-cell office:value-type="float" office:value="655.091077" calcext:value-type="float">
            <text:p>655,091077</text:p>
          </table:table-cell>
          <table:table-cell office:value-type="float" office:value="0.061047" calcext:value-type="float">
            <text:p>0,061047</text:p>
          </table:table-cell>
          <table:table-cell office:value-type="float" office:value="-0.013313" calcext:value-type="float">
            <text:p>-0,013313</text:p>
          </table:table-cell>
          <table:table-cell office:value-type="float" office:value="0.000555" calcext:value-type="float">
            <text:p>0,000555</text:p>
          </table:table-cell>
        </table:table-row>
        <table:table-row table:style-name="ro1">
          <table:table-cell office:value-type="string" calcext:value-type="string">
            <text:p>9 Mar 2017 12:00:00.000</text:p>
          </table:table-cell>
          <table:table-cell office:value-type="float" office:value="18.421" calcext:value-type="float">
            <text:p>18,421</text:p>
          </table:table-cell>
          <table:table-cell office:value-type="float" office:value="87.478" calcext:value-type="float">
            <text:p>87,478</text:p>
          </table:table-cell>
          <table:table-cell office:value-type="float" office:value="655.191333" calcext:value-type="float">
            <text:p>655,191333</text:p>
          </table:table-cell>
          <table:table-cell office:value-type="float" office:value="0.061004" calcext:value-type="float">
            <text:p>0,061004</text:p>
          </table:table-cell>
          <table:table-cell office:value-type="float" office:value="-0.013665" calcext:value-type="float">
            <text:p>-0,013665</text:p>
          </table:table-cell>
          <table:table-cell office:value-type="float" office:value="0.002752" calcext:value-type="float">
            <text:p>0,002752</text:p>
          </table:table-cell>
        </table:table-row>
        <table:table-row table:style-name="ro1">
          <table:table-cell office:value-type="string" calcext:value-type="string">
            <text:p>9 Mar 2017 12:01:00.000</text:p>
          </table:table-cell>
          <table:table-cell office:value-type="float" office:value="22.079" calcext:value-type="float">
            <text:p>22,079</text:p>
          </table:table-cell>
          <table:table-cell office:value-type="float" office:value="86.645" calcext:value-type="float">
            <text:p>86,645</text:p>
          </table:table-cell>
          <table:table-cell office:value-type="float" office:value="655.418936" calcext:value-type="float">
            <text:p>655,418936</text:p>
          </table:table-cell>
          <table:table-cell office:value-type="float" office:value="0.060949" calcext:value-type="float">
            <text:p>0,060949</text:p>
          </table:table-cell>
          <table:table-cell office:value-type="float" office:value="-0.01412" calcext:value-type="float">
            <text:p>-0,01412</text:p>
          </table:table-cell>
          <table:table-cell office:value-type="float" office:value="0.004794" calcext:value-type="float">
            <text:p>0,004794</text:p>
          </table:table-cell>
        </table:table-row>
        <table:table-row table:style-name="ro1">
          <table:table-cell office:value-type="string" calcext:value-type="string">
            <text:p>9 Mar 2017 12:02:00.000</text:p>
          </table:table-cell>
          <table:table-cell office:value-type="float" office:value="25.734" calcext:value-type="float">
            <text:p>25,734</text:p>
          </table:table-cell>
          <table:table-cell office:value-type="float" office:value="85.781" calcext:value-type="float">
            <text:p>85,781</text:p>
          </table:table-cell>
          <table:table-cell office:value-type="float" office:value="655.763534" calcext:value-type="float">
            <text:p>655,763534</text:p>
          </table:table-cell>
          <table:table-cell office:value-type="float" office:value="0.060881" calcext:value-type="float">
            <text:p>0,060881</text:p>
          </table:table-cell>
          <table:table-cell office:value-type="float" office:value="-0.014694" calcext:value-type="float">
            <text:p>-0,014694</text:p>
          </table:table-cell>
          <table:table-cell office:value-type="float" office:value="0.006648" calcext:value-type="float">
            <text:p>0,006648</text:p>
          </table:table-cell>
        </table:table-row>
        <table:table-row table:style-name="ro1">
          <table:table-cell office:value-type="string" calcext:value-type="string">
            <text:p>9 Mar 2017 12:03:00.000</text:p>
          </table:table-cell>
          <table:table-cell office:value-type="float" office:value="29.385" calcext:value-type="float">
            <text:p>29,385</text:p>
          </table:table-cell>
          <table:table-cell office:value-type="float" office:value="84.879" calcext:value-type="float">
            <text:p>84,879</text:p>
          </table:table-cell>
          <table:table-cell office:value-type="float" office:value="656.212974" calcext:value-type="float">
            <text:p>656,212974</text:p>
          </table:table-cell>
          <table:table-cell office:value-type="float" office:value="0.060799" calcext:value-type="float">
            <text:p>0,060799</text:p>
          </table:table-cell>
          <table:table-cell office:value-type="float" office:value="-0.015413" calcext:value-type="float">
            <text:p>-0,015413</text:p>
          </table:table-cell>
          <table:table-cell office:value-type="float" office:value="0.008285" calcext:value-type="float">
            <text:p>0,008285</text:p>
          </table:table-cell>
        </table:table-row>
        <table:table-row table:style-name="ro1">
          <table:table-cell office:value-type="string" calcext:value-type="string">
            <text:p>9 Mar 2017 12:04:00.000</text:p>
          </table:table-cell>
          <table:table-cell office:value-type="float" office:value="33.03" calcext:value-type="float">
            <text:p>33,03</text:p>
          </table:table-cell>
          <table:table-cell office:value-type="float" office:value="83.928" calcext:value-type="float">
            <text:p>83,928</text:p>
          </table:table-cell>
          <table:table-cell office:value-type="float" office:value="656.753534" calcext:value-type="float">
            <text:p>656,753534</text:p>
          </table:table-cell>
          <table:table-cell office:value-type="float" office:value="0.060701" calcext:value-type="float">
            <text:p>0,060701</text:p>
          </table:table-cell>
          <table:table-cell office:value-type="float" office:value="-0.016307" calcext:value-type="float">
            <text:p>-0,016307</text:p>
          </table:table-cell>
          <table:table-cell office:value-type="float" office:value="0.009683" calcext:value-type="float">
            <text:p>0,009683</text:p>
          </table:table-cell>
        </table:table-row>
        <table:table-row table:style-name="ro1">
          <table:table-cell office:value-type="string" calcext:value-type="string">
            <text:p>9 Mar 2017 12:05:00.000</text:p>
          </table:table-cell>
          <table:table-cell office:value-type="float" office:value="36.669" calcext:value-type="float">
            <text:p>36,669</text:p>
          </table:table-cell>
          <table:table-cell office:value-type="float" office:value="82.918" calcext:value-type="float">
            <text:p>82,918</text:p>
          </table:table-cell>
          <table:table-cell office:value-type="float" office:value="657.370189" calcext:value-type="float">
            <text:p>657,370189</text:p>
          </table:table-cell>
          <table:table-cell office:value-type="float" office:value="0.060585" calcext:value-type="float">
            <text:p>0,060585</text:p>
          </table:table-cell>
          <table:table-cell office:value-type="float" office:value="-0.017422" calcext:value-type="float">
            <text:p>-0,017422</text:p>
          </table:table-cell>
          <table:table-cell office:value-type="float" office:value="0.01082" calcext:value-type="float">
            <text:p>0,01082</text:p>
          </table:table-cell>
        </table:table-row>
        <table:table-row table:style-name="ro1">
          <table:table-cell office:value-type="string" calcext:value-type="string">
            <text:p>9 Mar 2017 12:06:00.000</text:p>
          </table:table-cell>
          <table:table-cell office:value-type="float" office:value="40.3" calcext:value-type="float">
            <text:p>40,3</text:p>
          </table:table-cell>
          <table:table-cell office:value-type="float" office:value="81.832" calcext:value-type="float">
            <text:p>81,832</text:p>
          </table:table-cell>
          <table:table-cell office:value-type="float" office:value="658.046887" calcext:value-type="float">
            <text:p>658,046887</text:p>
          </table:table-cell>
          <table:table-cell office:value-type="float" office:value="0.060446" calcext:value-type="float">
            <text:p>0,060446</text:p>
          </table:table-cell>
          <table:table-cell office:value-type="float" office:value="-0.018819" calcext:value-type="float">
            <text:p>-0,018819</text:p>
          </table:table-cell>
          <table:table-cell office:value-type="float" office:value="0.011683" calcext:value-type="float">
            <text:p>0,011683</text:p>
          </table:table-cell>
        </table:table-row>
        <table:table-row table:style-name="ro1">
          <table:table-cell office:value-type="string" calcext:value-type="string">
            <text:p>9 Mar 2017 12:07:00.000</text:p>
          </table:table-cell>
          <table:table-cell office:value-type="float" office:value="43.922" calcext:value-type="float">
            <text:p>43,922</text:p>
          </table:table-cell>
          <table:table-cell office:value-type="float" office:value="80.652" calcext:value-type="float">
            <text:p>80,652</text:p>
          </table:table-cell>
          <table:table-cell office:value-type="float" office:value="658.766849" calcext:value-type="float">
            <text:p>658,766849</text:p>
          </table:table-cell>
          <table:table-cell office:value-type="float" office:value="0.060281" calcext:value-type="float">
            <text:p>0,060281</text:p>
          </table:table-cell>
          <table:table-cell office:value-type="float" office:value="-0.020583" calcext:value-type="float">
            <text:p>-0,020583</text:p>
          </table:table-cell>
          <table:table-cell office:value-type="float" office:value="0.012262" calcext:value-type="float">
            <text:p>0,012262</text:p>
          </table:table-cell>
        </table:table-row>
        <table:table-row table:style-name="ro1">
          <table:table-cell office:value-type="string" calcext:value-type="string">
            <text:p>9 Mar 2017 12:08:00.000</text:p>
          </table:table-cell>
          <table:table-cell office:value-type="float" office:value="47.533" calcext:value-type="float">
            <text:p>47,533</text:p>
          </table:table-cell>
          <table:table-cell office:value-type="float" office:value="79.352" calcext:value-type="float">
            <text:p>79,352</text:p>
          </table:table-cell>
          <table:table-cell office:value-type="float" office:value="659.512869" calcext:value-type="float">
            <text:p>659,512869</text:p>
          </table:table-cell>
          <table:table-cell office:value-type="float" office:value="0.060079" calcext:value-type="float">
            <text:p>0,060079</text:p>
          </table:table-cell>
          <table:table-cell office:value-type="float" office:value="-0.022838" calcext:value-type="float">
            <text:p>-0,022838</text:p>
          </table:table-cell>
          <table:table-cell office:value-type="float" office:value="0.012553" calcext:value-type="float">
            <text:p>0,012553</text:p>
          </table:table-cell>
        </table:table-row>
        <table:table-row table:style-name="ro1">
          <table:table-cell office:value-type="string" calcext:value-type="string">
            <text:p>9 Mar 2017 12:09:00.000</text:p>
          </table:table-cell>
          <table:table-cell office:value-type="float" office:value="51.13" calcext:value-type="float">
            <text:p>51,13</text:p>
          </table:table-cell>
          <table:table-cell office:value-type="float" office:value="77.898" calcext:value-type="float">
            <text:p>77,898</text:p>
          </table:table-cell>
          <table:table-cell office:value-type="float" office:value="660.267627" calcext:value-type="float">
            <text:p>660,267627</text:p>
          </table:table-cell>
          <table:table-cell office:value-type="float" office:value="0.05983" calcext:value-type="float">
            <text:p>0,05983</text:p>
          </table:table-cell>
          <table:table-cell office:value-type="float" office:value="-0.025764" calcext:value-type="float">
            <text:p>-0,025764</text:p>
          </table:table-cell>
          <table:table-cell office:value-type="float" office:value="0.012555" calcext:value-type="float">
            <text:p>0,012555</text:p>
          </table:table-cell>
        </table:table-row>
        <table:table-row table:style-name="ro1">
          <table:table-cell office:value-type="string" calcext:value-type="string">
            <text:p>9 Mar 2017 12:10:00.000</text:p>
          </table:table-cell>
          <table:table-cell office:value-type="float" office:value="54.711" calcext:value-type="float">
            <text:p>54,711</text:p>
          </table:table-cell>
          <table:table-cell office:value-type="float" office:value="76.242" calcext:value-type="float">
            <text:p>76,242</text:p>
          </table:table-cell>
          <table:table-cell office:value-type="float" office:value="661.013995" calcext:value-type="float">
            <text:p>661,013995</text:p>
          </table:table-cell>
          <table:table-cell office:value-type="float" office:value="0.059514" calcext:value-type="float">
            <text:p>0,059514</text:p>
          </table:table-cell>
          <table:table-cell office:value-type="float" office:value="-0.029636" calcext:value-type="float">
            <text:p>-0,029636</text:p>
          </table:table-cell>
          <table:table-cell office:value-type="float" office:value="0.012276" calcext:value-type="float">
            <text:p>0,012276</text:p>
          </table:table-cell>
        </table:table-row>
        <table:table-row table:style-name="ro1">
          <table:table-cell office:value-type="string" calcext:value-type="string">
            <text:p>9 Mar 2017 12:11:00.000</text:p>
          </table:table-cell>
          <table:table-cell office:value-type="float" office:value="58.27" calcext:value-type="float">
            <text:p>58,27</text:p>
          </table:table-cell>
          <table:table-cell office:value-type="float" office:value="74.315" calcext:value-type="float">
            <text:p>74,315</text:p>
          </table:table-cell>
          <table:table-cell office:value-type="float" office:value="661.735333" calcext:value-type="float">
            <text:p>661,735333</text:p>
          </table:table-cell>
          <table:table-cell office:value-type="float" office:value="0.0591" calcext:value-type="float">
            <text:p>0,0591</text:p>
          </table:table-cell>
          <table:table-cell office:value-type="float" office:value="-0.034879" calcext:value-type="float">
            <text:p>-0,034879</text:p>
          </table:table-cell>
          <table:table-cell office:value-type="float" office:value="0.011724" calcext:value-type="float">
            <text:p>0,011724</text:p>
          </table:table-cell>
        </table:table-row>
        <table:table-row table:style-name="ro1">
          <table:table-cell office:value-type="string" calcext:value-type="string">
            <text:p>9 Mar 2017 12:12:00.000</text:p>
          </table:table-cell>
          <table:table-cell office:value-type="float" office:value="61.8" calcext:value-type="float">
            <text:p>61,8</text:p>
          </table:table-cell>
          <table:table-cell office:value-type="float" office:value="72.015" calcext:value-type="float">
            <text:p>72,015</text:p>
          </table:table-cell>
          <table:table-cell office:value-type="float" office:value="662.415787" calcext:value-type="float">
            <text:p>662,415787</text:p>
          </table:table-cell>
          <table:table-cell office:value-type="float" office:value="0.058536" calcext:value-type="float">
            <text:p>0,058536</text:p>
          </table:table-cell>
          <table:table-cell office:value-type="float" office:value="-0.042185" calcext:value-type="float">
            <text:p>-0,042185</text:p>
          </table:table-cell>
          <table:table-cell office:value-type="float" office:value="0.010916" calcext:value-type="float">
            <text:p>0,010916</text:p>
          </table:table-cell>
        </table:table-row>
        <table:table-row table:style-name="ro1">
          <table:table-cell office:value-type="string" calcext:value-type="string">
            <text:p>9 Mar 2017 12:13:00.000</text:p>
          </table:table-cell>
          <table:table-cell office:value-type="float" office:value="65.29" calcext:value-type="float">
            <text:p>65,29</text:p>
          </table:table-cell>
          <table:table-cell office:value-type="float" office:value="69.188" calcext:value-type="float">
            <text:p>69,188</text:p>
          </table:table-cell>
          <table:table-cell office:value-type="float" office:value="663.040553" calcext:value-type="float">
            <text:p>663,040553</text:p>
          </table:table-cell>
          <table:table-cell office:value-type="float" office:value="0.057734" calcext:value-type="float">
            <text:p>0,057734</text:p>
          </table:table-cell>
          <table:table-cell office:value-type="float" office:value="-0.052722" calcext:value-type="float">
            <text:p>-0,052722</text:p>
          </table:table-cell>
          <table:table-cell office:value-type="float" office:value="0.009872" calcext:value-type="float">
            <text:p>0,009872</text:p>
          </table:table-cell>
        </table:table-row>
        <table:table-row table:style-name="ro1">
          <table:table-cell office:value-type="string" calcext:value-type="string">
            <text:p>9 Mar 2017 12:14:00.000</text:p>
          </table:table-cell>
          <table:table-cell office:value-type="float" office:value="68.72" calcext:value-type="float">
            <text:p>68,72</text:p>
          </table:table-cell>
          <table:table-cell office:value-type="float" office:value="65.584" calcext:value-type="float">
            <text:p>65,584</text:p>
          </table:table-cell>
          <table:table-cell office:value-type="float" office:value="663.596136" calcext:value-type="float">
            <text:p>663,596136</text:p>
          </table:table-cell>
          <table:table-cell office:value-type="float" office:value="0.056529" calcext:value-type="float">
            <text:p>0,056529</text:p>
          </table:table-cell>
          <table:table-cell office:value-type="float" office:value="-0.068556" calcext:value-type="float">
            <text:p>-0,068556</text:p>
          </table:table-cell>
          <table:table-cell office:value-type="float" office:value="0.008615" calcext:value-type="float">
            <text:p>0,008615</text:p>
          </table:table-cell>
        </table:table-row>
        <table:table-row table:style-name="ro1">
          <table:table-cell office:value-type="string" calcext:value-type="string">
            <text:p>9 Mar 2017 12:15:00.000</text:p>
          </table:table-cell>
          <table:table-cell office:value-type="float" office:value="72.059" calcext:value-type="float">
            <text:p>72,059</text:p>
          </table:table-cell>
          <table:table-cell office:value-type="float" office:value="60.781" calcext:value-type="float">
            <text:p>60,781</text:p>
          </table:table-cell>
          <table:table-cell office:value-type="float" office:value="664.070576" calcext:value-type="float">
            <text:p>664,070576</text:p>
          </table:table-cell>
          <table:table-cell office:value-type="float" office:value="0.0546" calcext:value-type="float">
            <text:p>0,0546</text:p>
          </table:table-cell>
          <table:table-cell office:value-type="float" office:value="-0.093508" calcext:value-type="float">
            <text:p>-0,093508</text:p>
          </table:table-cell>
          <table:table-cell office:value-type="float" office:value="0.007172" calcext:value-type="float">
            <text:p>0,007172</text:p>
          </table:table-cell>
        </table:table-row>
        <table:table-row table:style-name="ro1">
          <table:table-cell office:value-type="string" calcext:value-type="string">
            <text:p>9 Mar 2017 12:16:00.000</text:p>
          </table:table-cell>
          <table:table-cell office:value-type="float" office:value="75.245" calcext:value-type="float">
            <text:p>75,245</text:p>
          </table:table-cell>
          <table:table-cell office:value-type="float" office:value="54.04" calcext:value-type="float">
            <text:p>54,04</text:p>
          </table:table-cell>
          <table:table-cell office:value-type="float" office:value="664.45365" calcext:value-type="float">
            <text:p>664,45365</text:p>
          </table:table-cell>
          <table:table-cell office:value-type="float" office:value="0.051273" calcext:value-type="float">
            <text:p>0,051273</text:p>
          </table:table-cell>
          <table:table-cell office:value-type="float" office:value="-0.134811" calcext:value-type="float">
            <text:p>-0,134811</text:p>
          </table:table-cell>
          <table:table-cell office:value-type="float" office:value="0.005575" calcext:value-type="float">
            <text:p>0,005575</text:p>
          </table:table-cell>
        </table:table-row>
        <table:table-row table:style-name="ro1">
          <table:table-cell office:value-type="string" calcext:value-type="string">
            <text:p>9 Mar 2017 12:17:00.000</text:p>
          </table:table-cell>
          <table:table-cell office:value-type="float" office:value="78.155" calcext:value-type="float">
            <text:p>78,155</text:p>
          </table:table-cell>
          <table:table-cell office:value-type="float" office:value="44.024" calcext:value-type="float">
            <text:p>44,024</text:p>
          </table:table-cell>
          <table:table-cell office:value-type="float" office:value="664.737044" calcext:value-type="float">
            <text:p>664,737044</text:p>
          </table:table-cell>
          <table:table-cell office:value-type="float" office:value="0.045061" calcext:value-type="float">
            <text:p>0,045061</text:p>
          </table:table-cell>
          <table:table-cell office:value-type="float" office:value="-0.205253" calcext:value-type="float">
            <text:p>-0,205253</text:p>
          </table:table-cell>
          <table:table-cell office:value-type="float" office:value="0.003855" calcext:value-type="float">
            <text:p>0,003855</text:p>
          </table:table-cell>
        </table:table-row>
        <table:table-row table:style-name="ro1">
          <table:table-cell office:value-type="string" calcext:value-type="string">
            <text:p>9 Mar 2017 12:18:00.000</text:p>
          </table:table-cell>
          <table:table-cell office:value-type="float" office:value="80.533" calcext:value-type="float">
            <text:p>80,533</text:p>
          </table:table-cell>
          <table:table-cell office:value-type="float" office:value="28.55" calcext:value-type="float">
            <text:p>28,55</text:p>
          </table:table-cell>
          <table:table-cell office:value-type="float" office:value="664.914491" calcext:value-type="float">
            <text:p>664,914491</text:p>
          </table:table-cell>
          <table:table-cell office:value-type="float" office:value="0.032866" calcext:value-type="float">
            <text:p>0,032866</text:p>
          </table:table-cell>
          <table:table-cell office:value-type="float" office:value="-0.317328" calcext:value-type="float">
            <text:p>-0,317328</text:p>
          </table:table-cell>
          <table:table-cell office:value-type="float" office:value="0.002049" calcext:value-type="float">
            <text:p>0,002049</text:p>
          </table:table-cell>
        </table:table-row>
        <table:table-row table:style-name="ro1">
          <table:table-cell office:value-type="string" calcext:value-type="string">
            <text:p>9 Mar 2017 12:19:00.000</text:p>
          </table:table-cell>
          <table:table-cell office:value-type="float" office:value="81.899" calcext:value-type="float">
            <text:p>81,899</text:p>
          </table:table-cell>
          <table:table-cell office:value-type="float" office:value="5.814" calcext:value-type="float">
            <text:p>5,814</text:p>
          </table:table-cell>
          <table:table-cell office:value-type="float" office:value="664.981877" calcext:value-type="float">
            <text:p>664,981877</text:p>
          </table:table-cell>
          <table:table-cell office:value-type="float" office:value="0.010936" calcext:value-type="float">
            <text:p>0,010936</text:p>
          </table:table-cell>
          <table:table-cell office:value-type="float" office:value="-0.430686" calcext:value-type="float">
            <text:p>-0,430686</text:p>
          </table:table-cell>
          <table:table-cell office:value-type="float" office:value="0.000192" calcext:value-type="float">
            <text:p>0,000192</text:p>
          </table:table-cell>
        </table:table-row>
        <table:table-row table:style-name="ro1">
          <table:table-cell office:value-type="string" calcext:value-type="string">
            <text:p>9 Mar 2017 12:20:00.000</text:p>
          </table:table-cell>
          <table:table-cell office:value-type="float" office:value="81.733" calcext:value-type="float">
            <text:p>81,733</text:p>
          </table:table-cell>
          <table:table-cell office:value-type="float" office:value="-20.377" calcext:value-type="float">
            <text:p>-20,377</text:p>
          </table:table-cell>
          <table:table-cell office:value-type="float" office:value="664.937312" calcext:value-type="float">
            <text:p>664,937312</text:p>
          </table:table-cell>
          <table:table-cell office:value-type="float" office:value="-0.016197" calcext:value-type="float">
            <text:p>-0,016197</text:p>
          </table:table-cell>
          <table:table-cell office:value-type="float" office:value="-0.41384" calcext:value-type="float">
            <text:p>-0,41384</text:p>
          </table:table-cell>
          <table:table-cell office:value-type="float" office:value="-0.001677" calcext:value-type="float">
            <text:p>-0,001677</text:p>
          </table:table-cell>
        </table:table-row>
        <table:table-row table:style-name="ro1">
          <table:table-cell office:value-type="string" calcext:value-type="string">
            <text:p>9 Mar 2017 12:21:00.000</text:p>
          </table:table-cell>
          <table:table-cell office:value-type="float" office:value="80.112" calcext:value-type="float">
            <text:p>80,112</text:p>
          </table:table-cell>
          <table:table-cell office:value-type="float" office:value="-41.666" calcext:value-type="float">
            <text:p>-41,666</text:p>
          </table:table-cell>
          <table:table-cell office:value-type="float" office:value="664.78116" calcext:value-type="float">
            <text:p>664,78116</text:p>
          </table:table-cell>
          <table:table-cell office:value-type="float" office:value="-0.036051" calcext:value-type="float">
            <text:p>-0,036051</text:p>
          </table:table-cell>
          <table:table-cell office:value-type="float" office:value="-0.291451" calcext:value-type="float">
            <text:p>-0,291451</text:p>
          </table:table-cell>
          <table:table-cell office:value-type="float" office:value="-0.003521" calcext:value-type="float">
            <text:p>-0,003521</text:p>
          </table:table-cell>
        </table:table-row>
        <table:table-row table:style-name="ro1">
          <table:table-cell office:value-type="string" calcext:value-type="string">
            <text:p>9 Mar 2017 12:22:00.000</text:p>
          </table:table-cell>
          <table:table-cell office:value-type="float" office:value="77.594" calcext:value-type="float">
            <text:p>77,594</text:p>
          </table:table-cell>
          <table:table-cell office:value-type="float" office:value="-55.822" calcext:value-type="float">
            <text:p>-55,822</text:p>
          </table:table-cell>
          <table:table-cell office:value-type="float" office:value="664.516034" calcext:value-type="float">
            <text:p>664,516034</text:p>
          </table:table-cell>
          <table:table-cell office:value-type="float" office:value="-0.046683" calcext:value-type="float">
            <text:p>-0,046683</text:p>
          </table:table-cell>
          <table:table-cell office:value-type="float" office:value="-0.187752" calcext:value-type="float">
            <text:p>-0,187752</text:p>
          </table:table-cell>
          <table:table-cell office:value-type="float" office:value="-0.005304" calcext:value-type="float">
            <text:p>-0,005304</text:p>
          </table:table-cell>
        </table:table-row>
        <table:table-row table:style-name="ro1">
          <table:table-cell office:value-type="string" calcext:value-type="string">
            <text:p>9 Mar 2017 12:23:00.000</text:p>
          </table:table-cell>
          <table:table-cell office:value-type="float" office:value="74.612" calcext:value-type="float">
            <text:p>74,612</text:p>
          </table:table-cell>
          <table:table-cell office:value-type="float" office:value="-65.022" calcext:value-type="float">
            <text:p>-65,022</text:p>
          </table:table-cell>
          <table:table-cell office:value-type="float" office:value="664.14676" calcext:value-type="float">
            <text:p>664,14676</text:p>
          </table:table-cell>
          <table:table-cell office:value-type="float" office:value="-0.052122" calcext:value-type="float">
            <text:p>-0,052122</text:p>
          </table:table-cell>
          <table:table-cell office:value-type="float" office:value="-0.124546" calcext:value-type="float">
            <text:p>-0,124546</text:p>
          </table:table-cell>
          <table:table-cell office:value-type="float" office:value="-0.006987" calcext:value-type="float">
            <text:p>-0,006987</text:p>
          </table:table-cell>
        </table:table-row>
        <table:table-row table:style-name="ro1">
          <table:table-cell office:value-type="string" calcext:value-type="string">
            <text:p>9 Mar 2017 12:24:00.000</text:p>
          </table:table-cell>
          <table:table-cell office:value-type="float" office:value="71.388" calcext:value-type="float">
            <text:p>71,388</text:p>
          </table:table-cell>
          <table:table-cell office:value-type="float" office:value="-71.285" calcext:value-type="float">
            <text:p>-71,285</text:p>
          </table:table-cell>
          <table:table-cell office:value-type="float" office:value="663.680294" calcext:value-type="float">
            <text:p>663,680294</text:p>
          </table:table-cell>
          <table:table-cell office:value-type="float" office:value="-0.055082" calcext:value-type="float">
            <text:p>-0,055082</text:p>
          </table:table-cell>
          <table:table-cell office:value-type="float" office:value="-0.087406" calcext:value-type="float">
            <text:p>-0,087406</text:p>
          </table:table-cell>
          <table:table-cell office:value-type="float" office:value="-0.008538" calcext:value-type="float">
            <text:p>-0,008538</text:p>
          </table:table-cell>
        </table:table-row>
        <table:table-row table:style-name="ro1">
          <table:table-cell office:value-type="string" calcext:value-type="string">
            <text:p>9 Mar 2017 12:25:00.000</text:p>
          </table:table-cell>
          <table:table-cell office:value-type="float" office:value="68.026" calcext:value-type="float">
            <text:p>68,026</text:p>
          </table:table-cell>
          <table:table-cell office:value-type="float" office:value="-75.797" calcext:value-type="float">
            <text:p>-75,797</text:p>
          </table:table-cell>
          <table:table-cell office:value-type="float" office:value="663.125614" calcext:value-type="float">
            <text:p>663,125614</text:p>
          </table:table-cell>
          <table:table-cell office:value-type="float" office:value="-0.056826" calcext:value-type="float">
            <text:p>-0,056826</text:p>
          </table:table-cell>
          <table:table-cell office:value-type="float" office:value="-0.064753" calcext:value-type="float">
            <text:p>-0,064753</text:p>
          </table:table-cell>
          <table:table-cell office:value-type="float" office:value="-0.009923" calcext:value-type="float">
            <text:p>-0,009923</text:p>
          </table:table-cell>
        </table:table-row>
        <table:table-row table:style-name="ro1">
          <table:table-cell office:value-type="string" calcext:value-type="string">
            <text:p>9 Mar 2017 12:26:00.000</text:p>
          </table:table-cell>
          <table:table-cell office:value-type="float" office:value="64.581" calcext:value-type="float">
            <text:p>64,581</text:p>
          </table:table-cell>
          <table:table-cell office:value-type="float" office:value="-79.216" calcext:value-type="float">
            <text:p>-79,216</text:p>
          </table:table-cell>
          <table:table-cell office:value-type="float" office:value="662.493569" calcext:value-type="float">
            <text:p>662,493569</text:p>
          </table:table-cell>
          <table:table-cell office:value-type="float" office:value="-0.05793" calcext:value-type="float">
            <text:p>-0,05793</text:p>
          </table:table-cell>
          <table:table-cell office:value-type="float" office:value="-0.050232" calcext:value-type="float">
            <text:p>-0,050232</text:p>
          </table:table-cell>
          <table:table-cell office:value-type="float" office:value="-0.011112" calcext:value-type="float">
            <text:p>-0,011112</text:p>
          </table:table-cell>
        </table:table-row>
        <table:table-row table:style-name="ro1">
          <table:table-cell office:value-type="string" calcext:value-type="string">
            <text:p>9 Mar 2017 12:27:00.000</text:p>
          </table:table-cell>
          <table:table-cell office:value-type="float" office:value="61.082" calcext:value-type="float">
            <text:p>61,082</text:p>
          </table:table-cell>
          <table:table-cell office:value-type="float" office:value="-81.919" calcext:value-type="float">
            <text:p>-81,919</text:p>
          </table:table-cell>
          <table:table-cell office:value-type="float" office:value="661.796703" calcext:value-type="float">
            <text:p>661,796703</text:p>
          </table:table-cell>
          <table:table-cell office:value-type="float" office:value="-0.058675" calcext:value-type="float">
            <text:p>-0,058675</text:p>
          </table:table-cell>
          <table:table-cell office:value-type="float" office:value="-0.040483" calcext:value-type="float">
            <text:p>-0,040483</text:p>
          </table:table-cell>
          <table:table-cell office:value-type="float" office:value="-0.012079" calcext:value-type="float">
            <text:p>-0,012079</text:p>
          </table:table-cell>
        </table:table-row>
        <table:table-row table:style-name="ro1">
          <table:table-cell office:value-type="string" calcext:value-type="string">
            <text:p>9 Mar 2017 12:28:00.000</text:p>
          </table:table-cell>
          <table:table-cell office:value-type="float" office:value="57.545" calcext:value-type="float">
            <text:p>57,545</text:p>
          </table:table-cell>
          <table:table-cell office:value-type="float" office:value="-84.132" calcext:value-type="float">
            <text:p>-84,132</text:p>
          </table:table-cell>
          <table:table-cell office:value-type="float" office:value="661.049048" calcext:value-type="float">
            <text:p>661,049048</text:p>
          </table:table-cell>
          <table:table-cell office:value-type="float" office:value="-0.059204" calcext:value-type="float">
            <text:p>-0,059204</text:p>
          </table:table-cell>
          <table:table-cell office:value-type="float" office:value="-0.033672" calcext:value-type="float">
            <text:p>-0,033672</text:p>
          </table:table-cell>
          <table:table-cell office:value-type="float" office:value="-0.012801" calcext:value-type="float">
            <text:p>-0,012801</text:p>
          </table:table-cell>
        </table:table-row>
        <table:table-row table:style-name="ro1">
          <table:table-cell office:value-type="string" calcext:value-type="string">
            <text:p>9 Mar 2017 12:29:00.000</text:p>
          </table:table-cell>
          <table:table-cell office:value-type="float" office:value="53.98" calcext:value-type="float">
            <text:p>53,98</text:p>
          </table:table-cell>
          <table:table-cell office:value-type="float" office:value="-85.997" calcext:value-type="float">
            <text:p>-85,997</text:p>
          </table:table-cell>
          <table:table-cell office:value-type="float" office:value="660.265883" calcext:value-type="float">
            <text:p>660,265883</text:p>
          </table:table-cell>
          <table:table-cell office:value-type="float" office:value="-0.059596" calcext:value-type="float">
            <text:p>-0,059596</text:p>
          </table:table-cell>
          <table:table-cell office:value-type="float" office:value="-0.028753" calcext:value-type="float">
            <text:p>-0,028753</text:p>
          </table:table-cell>
          <table:table-cell office:value-type="float" office:value="-0.013259" calcext:value-type="float">
            <text:p>-0,013259</text:p>
          </table:table-cell>
        </table:table-row>
        <table:table-row table:style-name="ro1">
          <table:table-cell office:value-type="string" calcext:value-type="string">
            <text:p>9 Mar 2017 12:30:00.000</text:p>
          </table:table-cell>
          <table:table-cell office:value-type="float" office:value="50.395" calcext:value-type="float">
            <text:p>50,395</text:p>
          </table:table-cell>
          <table:table-cell office:value-type="float" office:value="-87.608" calcext:value-type="float">
            <text:p>-87,608</text:p>
          </table:table-cell>
          <table:table-cell office:value-type="float" office:value="659.463483" calcext:value-type="float">
            <text:p>659,463483</text:p>
          </table:table-cell>
          <table:table-cell office:value-type="float" office:value="-0.059897" calcext:value-type="float">
            <text:p>-0,059897</text:p>
          </table:table-cell>
          <table:table-cell office:value-type="float" office:value="-0.025103" calcext:value-type="float">
            <text:p>-0,025103</text:p>
          </table:table-cell>
          <table:table-cell office:value-type="float" office:value="-0.013439" calcext:value-type="float">
            <text:p>-0,013439</text:p>
          </table:table-cell>
        </table:table-row>
        <table:table-row table:style-name="ro1">
          <table:table-cell office:value-type="string" calcext:value-type="string">
            <text:p>9 Mar 2017 12:31:00.000</text:p>
          </table:table-cell>
          <table:table-cell office:value-type="float" office:value="46.794" calcext:value-type="float">
            <text:p>46,794</text:p>
          </table:table-cell>
          <table:table-cell office:value-type="float" office:value="-89.027" calcext:value-type="float">
            <text:p>-89,027</text:p>
          </table:table-cell>
          <table:table-cell office:value-type="float" office:value="658.658837" calcext:value-type="float">
            <text:p>658,658837</text:p>
          </table:table-cell>
          <table:table-cell office:value-type="float" office:value="-0.060136" calcext:value-type="float">
            <text:p>-0,060136</text:p>
          </table:table-cell>
          <table:table-cell office:value-type="float" office:value="-0.022332" calcext:value-type="float">
            <text:p>-0,022332</text:p>
          </table:table-cell>
          <table:table-cell office:value-type="float" office:value="-0.013332" calcext:value-type="float">
            <text:p>-0,013332</text:p>
          </table:table-cell>
        </table:table-row>
        <table:table-row table:style-name="ro1">
          <table:table-cell office:value-type="string" calcext:value-type="string">
            <text:p>9 Mar 2017 12:32:00.000</text:p>
          </table:table-cell>
          <table:table-cell office:value-type="float" office:value="43.18" calcext:value-type="float">
            <text:p>43,18</text:p>
          </table:table-cell>
          <table:table-cell office:value-type="float" office:value="-90.3" calcext:value-type="float">
            <text:p>-90,3</text:p>
          </table:table-cell>
          <table:table-cell office:value-type="float" office:value="657.869356" calcext:value-type="float">
            <text:p>657,869356</text:p>
          </table:table-cell>
          <table:table-cell office:value-type="float" office:value="-0.06033" calcext:value-type="float">
            <text:p>-0,06033</text:p>
          </table:table-cell>
          <table:table-cell office:value-type="float" office:value="-0.020189" calcext:value-type="float">
            <text:p>-0,020189</text:p>
          </table:table-cell>
          <table:table-cell office:value-type="float" office:value="-0.012932" calcext:value-type="float">
            <text:p>-0,012932</text:p>
          </table:table-cell>
        </table:table-row>
        <table:table-row table:style-name="ro1">
          <table:table-cell office:value-type="string" calcext:value-type="string">
            <text:p>9 Mar 2017 12:33:00.000</text:p>
          </table:table-cell>
          <table:table-cell office:value-type="float" office:value="39.555" calcext:value-type="float">
            <text:p>39,555</text:p>
          </table:table-cell>
          <table:table-cell office:value-type="float" office:value="-91.459" calcext:value-type="float">
            <text:p>-91,459</text:p>
          </table:table-cell>
          <table:table-cell office:value-type="float" office:value="657.112568" calcext:value-type="float">
            <text:p>657,112568</text:p>
          </table:table-cell>
          <table:table-cell office:value-type="float" office:value="-0.06049" calcext:value-type="float">
            <text:p>-0,06049</text:p>
          </table:table-cell>
          <table:table-cell office:value-type="float" office:value="-0.018509" calcext:value-type="float">
            <text:p>-0,018509</text:p>
          </table:table-cell>
          <table:table-cell office:value-type="float" office:value="-0.012242" calcext:value-type="float">
            <text:p>-0,012242</text:p>
          </table:table-cell>
        </table:table-row>
        <table:table-row table:style-name="ro1">
          <table:table-cell office:value-type="string" calcext:value-type="string">
            <text:p>9 Mar 2017 12:34:00.000</text:p>
          </table:table-cell>
          <table:table-cell office:value-type="float" office:value="35.921" calcext:value-type="float">
            <text:p>35,921</text:p>
          </table:table-cell>
          <table:table-cell office:value-type="float" office:value="-92.528" calcext:value-type="float">
            <text:p>-92,528</text:p>
          </table:table-cell>
          <table:table-cell office:value-type="float" office:value="656.405813" calcext:value-type="float">
            <text:p>656,405813</text:p>
          </table:table-cell>
          <table:table-cell office:value-type="float" office:value="-0.060625" calcext:value-type="float">
            <text:p>-0,060625</text:p>
          </table:table-cell>
          <table:table-cell office:value-type="float" office:value="-0.017176" calcext:value-type="float">
            <text:p>-0,017176</text:p>
          </table:table-cell>
          <table:table-cell office:value-type="float" office:value="-0.011265" calcext:value-type="float">
            <text:p>-0,011265</text:p>
          </table:table-cell>
        </table:table-row>
        <table:table-row table:style-name="ro1">
          <table:table-cell office:value-type="string" calcext:value-type="string">
            <text:p>9 Mar 2017 12:35:00.000</text:p>
          </table:table-cell>
          <table:table-cell office:value-type="float" office:value="32.28" calcext:value-type="float">
            <text:p>32,28</text:p>
          </table:table-cell>
          <table:table-cell office:value-type="float" office:value="-93.526" calcext:value-type="float">
            <text:p>-93,526</text:p>
          </table:table-cell>
          <table:table-cell office:value-type="float" office:value="655.765928" calcext:value-type="float">
            <text:p>655,765928</text:p>
          </table:table-cell>
          <table:table-cell office:value-type="float" office:value="-0.060738" calcext:value-type="float">
            <text:p>-0,060738</text:p>
          </table:table-cell>
          <table:table-cell office:value-type="float" office:value="-0.01611" calcext:value-type="float">
            <text:p>-0,01611</text:p>
          </table:table-cell>
          <table:table-cell office:value-type="float" office:value="-0.010014" calcext:value-type="float">
            <text:p>-0,010014</text:p>
          </table:table-cell>
        </table:table-row>
        <table:table-row table:style-name="ro1">
          <table:table-cell office:value-type="string" calcext:value-type="string">
            <text:p>9 Mar 2017 12:36:00.000</text:p>
          </table:table-cell>
          <table:table-cell office:value-type="float" office:value="28.633" calcext:value-type="float">
            <text:p>28,633</text:p>
          </table:table-cell>
          <table:table-cell office:value-type="float" office:value="-94.466" calcext:value-type="float">
            <text:p>-94,466</text:p>
          </table:table-cell>
          <table:table-cell office:value-type="float" office:value="655.208946" calcext:value-type="float">
            <text:p>655,208946</text:p>
          </table:table-cell>
          <table:table-cell office:value-type="float" office:value="-0.060833" calcext:value-type="float">
            <text:p>-0,060833</text:p>
          </table:table-cell>
          <table:table-cell office:value-type="float" office:value="-0.015254" calcext:value-type="float">
            <text:p>-0,015254</text:p>
          </table:table-cell>
          <table:table-cell office:value-type="float" office:value="-0.008503" calcext:value-type="float">
            <text:p>-0,008503</text:p>
          </table:table-cell>
        </table:table-row>
        <table:table-row table:style-name="ro1">
          <table:table-cell office:value-type="string" calcext:value-type="string">
            <text:p>9 Mar 2017 12:37:00.000</text:p>
          </table:table-cell>
          <table:table-cell office:value-type="float" office:value="24.981" calcext:value-type="float">
            <text:p>24,981</text:p>
          </table:table-cell>
          <table:table-cell office:value-type="float" office:value="-95.36" calcext:value-type="float">
            <text:p>-95,36</text:p>
          </table:table-cell>
          <table:table-cell office:value-type="float" office:value="654.749801" calcext:value-type="float">
            <text:p>654,749801</text:p>
          </table:table-cell>
          <table:table-cell office:value-type="float" office:value="-0.060913" calcext:value-type="float">
            <text:p>-0,060913</text:p>
          </table:table-cell>
          <table:table-cell office:value-type="float" office:value="-0.014568" calcext:value-type="float">
            <text:p>-0,014568</text:p>
          </table:table-cell>
          <table:table-cell office:value-type="float" office:value="-0.006755" calcext:value-type="float">
            <text:p>-0,006755</text:p>
          </table:table-cell>
        </table:table-row>
        <table:table-row table:style-name="ro1">
          <table:table-cell office:value-type="string" calcext:value-type="string">
            <text:p>9 Mar 2017 12:38:00.000</text:p>
          </table:table-cell>
          <table:table-cell office:value-type="float" office:value="21.324" calcext:value-type="float">
            <text:p>21,324</text:p>
          </table:table-cell>
          <table:table-cell office:value-type="float" office:value="-96.216" calcext:value-type="float">
            <text:p>-96,216</text:p>
          </table:table-cell>
          <table:table-cell office:value-type="float" office:value="654.402049" calcext:value-type="float">
            <text:p>654,402049</text:p>
          </table:table-cell>
          <table:table-cell office:value-type="float" office:value="-0.060978" calcext:value-type="float">
            <text:p>-0,060978</text:p>
          </table:table-cell>
          <table:table-cell office:value-type="float" office:value="-0.014019" calcext:value-type="float">
            <text:p>-0,014019</text:p>
          </table:table-cell>
          <table:table-cell office:value-type="float" office:value="-0.004794" calcext:value-type="float">
            <text:p>-0,004794</text:p>
          </table:table-cell>
        </table:table-row>
        <table:table-row table:style-name="ro1">
          <table:table-cell office:value-type="string" calcext:value-type="string">
            <text:p>9 Mar 2017 12:39:00.000</text:p>
          </table:table-cell>
          <table:table-cell office:value-type="float" office:value="17.663" calcext:value-type="float">
            <text:p>17,663</text:p>
          </table:table-cell>
          <table:table-cell office:value-type="float" office:value="-97.044" calcext:value-type="float">
            <text:p>-97,044</text:p>
          </table:table-cell>
          <table:table-cell office:value-type="float" office:value="654.177612" calcext:value-type="float">
            <text:p>654,177612</text:p>
          </table:table-cell>
          <table:table-cell office:value-type="float" office:value="-0.061031" calcext:value-type="float">
            <text:p>-0,061031</text:p>
          </table:table-cell>
          <table:table-cell office:value-type="float" office:value="-0.013587" calcext:value-type="float">
            <text:p>-0,013587</text:p>
          </table:table-cell>
          <table:table-cell office:value-type="float" office:value="-0.002649" calcext:value-type="float">
            <text:p>-0,002649</text:p>
          </table:table-cell>
        </table:table-row>
        <table:table-row table:style-name="ro1">
          <table:table-cell office:value-type="string" calcext:value-type="string">
            <text:p>9 Mar 2017 12:40:00.000</text:p>
          </table:table-cell>
          <table:table-cell office:value-type="float" office:value="14" calcext:value-type="float">
            <text:p>14</text:p>
          </table:table-cell>
          <table:table-cell office:value-type="float" office:value="-97.849" calcext:value-type="float">
            <text:p>-97,849</text:p>
          </table:table-cell>
          <table:table-cell office:value-type="float" office:value="654.086546" calcext:value-type="float">
            <text:p>654,086546</text:p>
          </table:table-cell>
          <table:table-cell office:value-type="float" office:value="-0.061071" calcext:value-type="float">
            <text:p>-0,061071</text:p>
          </table:table-cell>
          <table:table-cell office:value-type="float" office:value="-0.013254" calcext:value-type="float">
            <text:p>-0,013254</text:p>
          </table:table-cell>
          <table:table-cell office:value-type="float" office:value="-0.000354" calcext:value-type="float">
            <text:p>-0,000354</text:p>
          </table:table-cell>
        </table:table-row>
        <table:table-row table:style-name="ro1">
          <table:table-cell office:value-type="string" calcext:value-type="string">
            <text:p>9 Mar 2017 12:41:00.000</text:p>
          </table:table-cell>
          <table:table-cell office:value-type="float" office:value="10.335" calcext:value-type="float">
            <text:p>10,335</text:p>
          </table:table-cell>
          <table:table-cell office:value-type="float" office:value="-98.636" calcext:value-type="float">
            <text:p>-98,636</text:p>
          </table:table-cell>
          <table:table-cell office:value-type="float" office:value="654.136841" calcext:value-type="float">
            <text:p>654,136841</text:p>
          </table:table-cell>
          <table:table-cell office:value-type="float" office:value="-0.0611" calcext:value-type="float">
            <text:p>-0,0611</text:p>
          </table:table-cell>
          <table:table-cell office:value-type="float" office:value="-0.013008" calcext:value-type="float">
            <text:p>-0,013008</text:p>
          </table:table-cell>
          <table:table-cell office:value-type="float" office:value="0.002057" calcext:value-type="float">
            <text:p>0,002057</text:p>
          </table:table-cell>
        </table:table-row>
        <table:table-row table:style-name="ro1">
          <table:table-cell office:value-type="string" calcext:value-type="string">
            <text:p>9 Mar 2017 12:42:00.000</text:p>
          </table:table-cell>
          <table:table-cell office:value-type="float" office:value="6.669" calcext:value-type="float">
            <text:p>6,669</text:p>
          </table:table-cell>
          <table:table-cell office:value-type="float" office:value="-99.411" calcext:value-type="float">
            <text:p>-99,411</text:p>
          </table:table-cell>
          <table:table-cell office:value-type="float" office:value="654.334258" calcext:value-type="float">
            <text:p>654,334258</text:p>
          </table:table-cell>
          <table:table-cell office:value-type="float" office:value="-0.061116" calcext:value-type="float">
            <text:p>-0,061116</text:p>
          </table:table-cell>
          <table:table-cell office:value-type="float" office:value="-0.012841" calcext:value-type="float">
            <text:p>-0,012841</text:p>
          </table:table-cell>
          <table:table-cell office:value-type="float" office:value="0.004544" calcext:value-type="float">
            <text:p>0,004544</text:p>
          </table:table-cell>
        </table:table-row>
        <table:table-row table:style-name="ro1">
          <table:table-cell office:value-type="string" calcext:value-type="string">
            <text:p>9 Mar 2017 12:43:00.000</text:p>
          </table:table-cell>
          <table:table-cell office:value-type="float" office:value="3.001" calcext:value-type="float">
            <text:p>3,001</text:p>
          </table:table-cell>
          <table:table-cell office:value-type="float" office:value="-100.179" calcext:value-type="float">
            <text:p>-100,179</text:p>
          </table:table-cell>
          <table:table-cell office:value-type="float" office:value="654.682196" calcext:value-type="float">
            <text:p>654,682196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47" calcext:value-type="float">
            <text:p>-0,012747</text:p>
          </table:table-cell>
          <table:table-cell office:value-type="float" office:value="0.007067" calcext:value-type="float">
            <text:p>0,007067</text:p>
          </table:table-cell>
        </table:table-row>
        <table:table-row table:style-name="ro1">
          <table:table-cell office:value-type="string" calcext:value-type="string">
            <text:p>9 Mar 2017 12:44:00.000</text:p>
          </table:table-cell>
          <table:table-cell office:value-type="float" office:value="-0.666" calcext:value-type="float">
            <text:p>-0,666</text:p>
          </table:table-cell>
          <table:table-cell office:value-type="float" office:value="-100.943" calcext:value-type="float">
            <text:p>-100,943</text:p>
          </table:table-cell>
          <table:table-cell office:value-type="float" office:value="655.181613" calcext:value-type="float">
            <text:p>655,181613</text:p>
          </table:table-cell>
          <table:table-cell office:value-type="float" office:value="-0.061116" calcext:value-type="float">
            <text:p>-0,061116</text:p>
          </table:table-cell>
          <table:table-cell office:value-type="float" office:value="-0.012724" calcext:value-type="float">
            <text:p>-0,012724</text:p>
          </table:table-cell>
          <table:table-cell office:value-type="float" office:value="0.009586" calcext:value-type="float">
            <text:p>0,009586</text:p>
          </table:table-cell>
        </table:table-row>
        <table:table-row table:style-name="ro1">
          <table:table-cell office:value-type="string" calcext:value-type="string">
            <text:p>9 Mar 2017 12:45:00.000</text:p>
          </table:table-cell>
          <table:table-cell office:value-type="float" office:value="-4.332" calcext:value-type="float">
            <text:p>-4,332</text:p>
          </table:table-cell>
          <table:table-cell office:value-type="float" office:value="-101.707" calcext:value-type="float">
            <text:p>-101,707</text:p>
          </table:table-cell>
          <table:table-cell office:value-type="float" office:value="655.830974" calcext:value-type="float">
            <text:p>655,830974</text:p>
          </table:table-cell>
          <table:table-cell office:value-type="float" office:value="-0.061099" calcext:value-type="float">
            <text:p>-0,061099</text:p>
          </table:table-cell>
          <table:table-cell office:value-type="float" office:value="-0.01277" calcext:value-type="float">
            <text:p>-0,01277</text:p>
          </table:table-cell>
          <table:table-cell office:value-type="float" office:value="0.012057" calcext:value-type="float">
            <text:p>0,012057</text:p>
          </table:table-cell>
        </table:table-row>
        <table:table-row table:style-name="ro1">
          <table:table-cell office:value-type="string" calcext:value-type="string">
            <text:p>9 Mar 2017 12:46:00.000</text:p>
          </table:table-cell>
          <table:table-cell office:value-type="float" office:value="-7.997" calcext:value-type="float">
            <text:p>-7,997</text:p>
          </table:table-cell>
          <table:table-cell office:value-type="float" office:value="-102.476" calcext:value-type="float">
            <text:p>-102,476</text:p>
          </table:table-cell>
          <table:table-cell office:value-type="float" office:value="656.626259" calcext:value-type="float">
            <text:p>656,626259</text:p>
          </table:table-cell>
          <table:table-cell office:value-type="float" office:value="-0.06107" calcext:value-type="float">
            <text:p>-0,06107</text:p>
          </table:table-cell>
          <table:table-cell office:value-type="float" office:value="-0.012887" calcext:value-type="float">
            <text:p>-0,012887</text:p>
          </table:table-cell>
          <table:table-cell office:value-type="float" office:value="0.014442" calcext:value-type="float">
            <text:p>0,014442</text:p>
          </table:table-cell>
        </table:table-row>
        <table:table-row table:style-name="ro1">
          <table:table-cell office:value-type="string" calcext:value-type="string">
            <text:p>9 Mar 2017 12:47:00.000</text:p>
          </table:table-cell>
          <table:table-cell office:value-type="float" office:value="-11.66" calcext:value-type="float">
            <text:p>-11,66</text:p>
          </table:table-cell>
          <table:table-cell office:value-type="float" office:value="-103.255" calcext:value-type="float">
            <text:p>-103,255</text:p>
          </table:table-cell>
          <table:table-cell office:value-type="float" office:value="657.561" calcext:value-type="float">
            <text:p>657,561</text:p>
          </table:table-cell>
          <table:table-cell office:value-type="float" office:value="-0.06103" calcext:value-type="float">
            <text:p>-0,06103</text:p>
          </table:table-cell>
          <table:table-cell office:value-type="float" office:value="-0.013079" calcext:value-type="float">
            <text:p>-0,013079</text:p>
          </table:table-cell>
          <table:table-cell office:value-type="float" office:value="0.016698" calcext:value-type="float">
            <text:p>0,016698</text:p>
          </table:table-cell>
        </table:table-row>
        <table:table-row table:style-name="ro1">
          <table:table-cell office:value-type="string" calcext:value-type="string">
            <text:p>9 Mar 2017 12:48:00.000</text:p>
          </table:table-cell>
          <table:table-cell office:value-type="float" office:value="-15.321" calcext:value-type="float">
            <text:p>-15,321</text:p>
          </table:table-cell>
          <table:table-cell office:value-type="float" office:value="-104.047" calcext:value-type="float">
            <text:p>-104,047</text:p>
          </table:table-cell>
          <table:table-cell office:value-type="float" office:value="658.626371" calcext:value-type="float">
            <text:p>658,626371</text:p>
          </table:table-cell>
          <table:table-cell office:value-type="float" office:value="-0.060979" calcext:value-type="float">
            <text:p>-0,060979</text:p>
          </table:table-cell>
          <table:table-cell office:value-type="float" office:value="-0.013351" calcext:value-type="float">
            <text:p>-0,013351</text:p>
          </table:table-cell>
          <table:table-cell office:value-type="float" office:value="0.018788" calcext:value-type="float">
            <text:p>0,018788</text:p>
          </table:table-cell>
        </table:table-row>
        <table:table-row table:style-name="ro1">
          <table:table-cell office:value-type="string" calcext:value-type="string">
            <text:p>9 Mar 2017 12:49:00.000</text:p>
          </table:table-cell>
          <table:table-cell office:value-type="float" office:value="-18.978" calcext:value-type="float">
            <text:p>-18,978</text:p>
          </table:table-cell>
          <table:table-cell office:value-type="float" office:value="-104.859" calcext:value-type="float">
            <text:p>-104,859</text:p>
          </table:table-cell>
          <table:table-cell office:value-type="float" office:value="659.811312" calcext:value-type="float">
            <text:p>659,811312</text:p>
          </table:table-cell>
          <table:table-cell office:value-type="float" office:value="-0.060917" calcext:value-type="float">
            <text:p>-0,060917</text:p>
          </table:table-cell>
          <table:table-cell office:value-type="float" office:value="-0.013715" calcext:value-type="float">
            <text:p>-0,013715</text:p>
          </table:table-cell>
          <table:table-cell office:value-type="float" office:value="0.020676" calcext:value-type="float">
            <text:p>0,020676</text:p>
          </table:table-cell>
        </table:table-row>
        <table:table-row table:style-name="ro1">
          <table:table-cell office:value-type="string" calcext:value-type="string">
            <text:p>9 Mar 2017 12:50:00.000</text:p>
          </table:table-cell>
          <table:table-cell office:value-type="float" office:value="-22.631" calcext:value-type="float">
            <text:p>-22,631</text:p>
          </table:table-cell>
          <table:table-cell office:value-type="float" office:value="-105.695" calcext:value-type="float">
            <text:p>-105,695</text:p>
          </table:table-cell>
          <table:table-cell office:value-type="float" office:value="661.102698" calcext:value-type="float">
            <text:p>661,102698</text:p>
          </table:table-cell>
          <table:table-cell office:value-type="float" office:value="-0.060842" calcext:value-type="float">
            <text:p>-0,060842</text:p>
          </table:table-cell>
          <table:table-cell office:value-type="float" office:value="-0.014182" calcext:value-type="float">
            <text:p>-0,014182</text:p>
          </table:table-cell>
          <table:table-cell office:value-type="float" office:value="0.022329" calcext:value-type="float">
            <text:p>0,022329</text:p>
          </table:table-cell>
        </table:table-row>
        <table:table-row table:style-name="ro1">
          <table:table-cell office:value-type="string" calcext:value-type="string">
            <text:p>9 Mar 2017 12:51:00.000</text:p>
          </table:table-cell>
          <table:table-cell office:value-type="float" office:value="-26.279" calcext:value-type="float">
            <text:p>-26,279</text:p>
          </table:table-cell>
          <table:table-cell office:value-type="float" office:value="-106.563" calcext:value-type="float">
            <text:p>-106,563</text:p>
          </table:table-cell>
          <table:table-cell office:value-type="float" office:value="662.485538" calcext:value-type="float">
            <text:p>662,485538</text:p>
          </table:table-cell>
          <table:table-cell office:value-type="float" office:value="-0.060754" calcext:value-type="float">
            <text:p>-0,060754</text:p>
          </table:table-cell>
          <table:table-cell office:value-type="float" office:value="-0.014772" calcext:value-type="float">
            <text:p>-0,014772</text:p>
          </table:table-cell>
          <table:table-cell office:value-type="float" office:value="0.023718" calcext:value-type="float">
            <text:p>0,023718</text:p>
          </table:table-cell>
        </table:table-row>
        <table:table-row table:style-name="ro1">
          <table:table-cell office:value-type="string" calcext:value-type="string">
            <text:p>9 Mar 2017 12:52:00.000</text:p>
          </table:table-cell>
          <table:table-cell office:value-type="float" office:value="-29.921" calcext:value-type="float">
            <text:p>-29,921</text:p>
          </table:table-cell>
          <table:table-cell office:value-type="float" office:value="-107.471" calcext:value-type="float">
            <text:p>-107,471</text:p>
          </table:table-cell>
          <table:table-cell office:value-type="float" office:value="663.943206" calcext:value-type="float">
            <text:p>663,943206</text:p>
          </table:table-cell>
          <table:table-cell office:value-type="float" office:value="-0.060653" calcext:value-type="float">
            <text:p>-0,060653</text:p>
          </table:table-cell>
          <table:table-cell office:value-type="float" office:value="-0.015508" calcext:value-type="float">
            <text:p>-0,015508</text:p>
          </table:table-cell>
          <table:table-cell office:value-type="float" office:value="0.024817" calcext:value-type="float">
            <text:p>0,024817</text:p>
          </table:table-cell>
        </table:table-row>
        <table:table-row table:style-name="ro1">
          <table:table-cell office:value-type="string" calcext:value-type="string">
            <text:p>9 Mar 2017 12:53:00.000</text:p>
          </table:table-cell>
          <table:table-cell office:value-type="float" office:value="-33.557" calcext:value-type="float">
            <text:p>-33,557</text:p>
          </table:table-cell>
          <table:table-cell office:value-type="float" office:value="-108.428" calcext:value-type="float">
            <text:p>-108,428</text:p>
          </table:table-cell>
          <table:table-cell office:value-type="float" office:value="665.457702" calcext:value-type="float">
            <text:p>665,457702</text:p>
          </table:table-cell>
          <table:table-cell office:value-type="float" office:value="-0.060536" calcext:value-type="float">
            <text:p>-0,060536</text:p>
          </table:table-cell>
          <table:table-cell office:value-type="float" office:value="-0.016424" calcext:value-type="float">
            <text:p>-0,016424</text:p>
          </table:table-cell>
          <table:table-cell office:value-type="float" office:value="0.025607" calcext:value-type="float">
            <text:p>0,025607</text:p>
          </table:table-cell>
        </table:table-row>
        <table:table-row table:style-name="ro1">
          <table:table-cell office:value-type="string" calcext:value-type="string">
            <text:p>9 Mar 2017 12:54:00.000</text:p>
          </table:table-cell>
          <table:table-cell office:value-type="float" office:value="-37.185" calcext:value-type="float">
            <text:p>-37,185</text:p>
          </table:table-cell>
          <table:table-cell office:value-type="float" office:value="-109.446" calcext:value-type="float">
            <text:p>-109,446</text:p>
          </table:table-cell>
          <table:table-cell office:value-type="float" office:value="667.009935" calcext:value-type="float">
            <text:p>667,009935</text:p>
          </table:table-cell>
          <table:table-cell office:value-type="float" office:value="-0.060402" calcext:value-type="float">
            <text:p>-0,060402</text:p>
          </table:table-cell>
          <table:table-cell office:value-type="float" office:value="-0.017566" calcext:value-type="float">
            <text:p>-0,017566</text:p>
          </table:table-cell>
          <table:table-cell office:value-type="float" office:value="0.026071" calcext:value-type="float">
            <text:p>0,026071</text:p>
          </table:table-cell>
        </table:table-row>
        <table:table-row table:style-name="ro1">
          <table:table-cell office:value-type="string" calcext:value-type="string">
            <text:p>9 Mar 2017 12:55:00.000</text:p>
          </table:table-cell>
          <table:table-cell office:value-type="float" office:value="-40.804" calcext:value-type="float">
            <text:p>-40,804</text:p>
          </table:table-cell>
          <table:table-cell office:value-type="float" office:value="-110.541" calcext:value-type="float">
            <text:p>-110,541</text:p>
          </table:table-cell>
          <table:table-cell office:value-type="float" office:value="668.580015" calcext:value-type="float">
            <text:p>668,580015</text:p>
          </table:table-cell>
          <table:table-cell office:value-type="float" office:value="-0.060246" calcext:value-type="float">
            <text:p>-0,060246</text:p>
          </table:table-cell>
          <table:table-cell office:value-type="float" office:value="-0.018996" calcext:value-type="float">
            <text:p>-0,018996</text:p>
          </table:table-cell>
          <table:table-cell office:value-type="float" office:value="0.026199" calcext:value-type="float">
            <text:p>0,026199</text:p>
          </table:table-cell>
        </table:table-row>
        <table:table-row table:style-name="ro1">
          <table:table-cell office:value-type="string" calcext:value-type="string">
            <text:p>9 Mar 2017 12:56:00.000</text:p>
          </table:table-cell>
          <table:table-cell office:value-type="float" office:value="-44.414" calcext:value-type="float">
            <text:p>-44,414</text:p>
          </table:table-cell>
          <table:table-cell office:value-type="float" office:value="-111.733" calcext:value-type="float">
            <text:p>-111,733</text:p>
          </table:table-cell>
          <table:table-cell office:value-type="float" office:value="670.147566" calcext:value-type="float">
            <text:p>670,147566</text:p>
          </table:table-cell>
          <table:table-cell office:value-type="float" office:value="-0.060062" calcext:value-type="float">
            <text:p>-0,060062</text:p>
          </table:table-cell>
          <table:table-cell office:value-type="float" office:value="-0.020805" calcext:value-type="float">
            <text:p>-0,020805</text:p>
          </table:table-cell>
          <table:table-cell office:value-type="float" office:value="0.025985" calcext:value-type="float">
            <text:p>0,025985</text:p>
          </table:table-cell>
        </table:table-row>
        <table:table-row table:style-name="ro1">
          <table:table-cell office:value-type="string" calcext:value-type="string">
            <text:p>9 Mar 2017 12:57:00.000</text:p>
          </table:table-cell>
          <table:table-cell office:value-type="float" office:value="-48.011" calcext:value-type="float">
            <text:p>-48,011</text:p>
          </table:table-cell>
          <table:table-cell office:value-type="float" office:value="-113.048" calcext:value-type="float">
            <text:p>-113,048</text:p>
          </table:table-cell>
          <table:table-cell office:value-type="float" office:value="671.692042" calcext:value-type="float">
            <text:p>671,692042</text:p>
          </table:table-cell>
          <table:table-cell office:value-type="float" office:value="-0.059843" calcext:value-type="float">
            <text:p>-0,059843</text:p>
          </table:table-cell>
          <table:table-cell office:value-type="float" office:value="-0.023118" calcext:value-type="float">
            <text:p>-0,023118</text:p>
          </table:table-cell>
          <table:table-cell office:value-type="float" office:value="0.025429" calcext:value-type="float">
            <text:p>0,025429</text:p>
          </table:table-cell>
        </table:table-row>
        <table:table-row table:style-name="ro1">
          <table:table-cell office:value-type="string" calcext:value-type="string">
            <text:p>9 Mar 2017 12:58:00.000</text:p>
          </table:table-cell>
          <table:table-cell office:value-type="float" office:value="-51.594" calcext:value-type="float">
            <text:p>-51,594</text:p>
          </table:table-cell>
          <table:table-cell office:value-type="float" office:value="-114.521" calcext:value-type="float">
            <text:p>-114,521</text:p>
          </table:table-cell>
          <table:table-cell office:value-type="float" office:value="673.193041" calcext:value-type="float">
            <text:p>673,193041</text:p>
          </table:table-cell>
          <table:table-cell office:value-type="float" office:value="-0.059576" calcext:value-type="float">
            <text:p>-0,059576</text:p>
          </table:table-cell>
          <table:table-cell office:value-type="float" office:value="-0.026124" calcext:value-type="float">
            <text:p>-0,026124</text:p>
          </table:table-cell>
          <table:table-cell office:value-type="float" office:value="0.024536" calcext:value-type="float">
            <text:p>0,024536</text:p>
          </table:table-cell>
        </table:table-row>
        <table:table-row table:style-name="ro1">
          <table:table-cell office:value-type="string" calcext:value-type="string">
            <text:p>9 Mar 2017 12:59:00.000</text:p>
          </table:table-cell>
          <table:table-cell office:value-type="float" office:value="-55.159" calcext:value-type="float">
            <text:p>-55,159</text:p>
          </table:table-cell>
          <table:table-cell office:value-type="float" office:value="-116.202" calcext:value-type="float">
            <text:p>-116,202</text:p>
          </table:table-cell>
          <table:table-cell office:value-type="float" office:value="674.630616" calcext:value-type="float">
            <text:p>674,630616</text:p>
          </table:table-cell>
          <table:table-cell office:value-type="float" office:value="-0.05924" calcext:value-type="float">
            <text:p>-0,05924</text:p>
          </table:table-cell>
          <table:table-cell office:value-type="float" office:value="-0.030108" calcext:value-type="float">
            <text:p>-0,030108</text:p>
          </table:table-cell>
          <table:table-cell office:value-type="float" office:value="0.023316" calcext:value-type="float">
            <text:p>0,023316</text:p>
          </table:table-cell>
        </table:table-row>
        <table:table-row table:style-name="ro1">
          <table:table-cell office:value-type="string" calcext:value-type="string">
            <text:p>9 Mar 2017 13:00:00.000</text:p>
          </table:table-cell>
          <table:table-cell office:value-type="float" office:value="-58.701" calcext:value-type="float">
            <text:p>-58,701</text:p>
          </table:table-cell>
          <table:table-cell office:value-type="float" office:value="-118.162" calcext:value-type="float">
            <text:p>-118,162</text:p>
          </table:table-cell>
          <table:table-cell office:value-type="float" office:value="675.985584" calcext:value-type="float">
            <text:p>675,985584</text:p>
          </table:table-cell>
          <table:table-cell office:value-type="float" office:value="-0.058803" calcext:value-type="float">
            <text:p>-0,058803</text:p>
          </table:table-cell>
          <table:table-cell office:value-type="float" office:value="-0.035513" calcext:value-type="float">
            <text:p>-0,035513</text:p>
          </table:table-cell>
          <table:table-cell office:value-type="float" office:value="0.021785" calcext:value-type="float">
            <text:p>0,021785</text:p>
          </table:table-cell>
        </table:table-row>
        <table:table-row table:style-name="ro1">
          <table:table-cell office:value-type="string" calcext:value-type="string">
            <text:p>9 Mar 2017 13:01:00.000</text:p>
          </table:table-cell>
          <table:table-cell office:value-type="float" office:value="-62.212" calcext:value-type="float">
            <text:p>-62,212</text:p>
          </table:table-cell>
          <table:table-cell office:value-type="float" office:value="-120.506" calcext:value-type="float">
            <text:p>-120,506</text:p>
          </table:table-cell>
          <table:table-cell office:value-type="float" office:value="677.239806" calcext:value-type="float">
            <text:p>677,239806</text:p>
          </table:table-cell>
          <table:table-cell office:value-type="float" office:value="-0.058212" calcext:value-type="float">
            <text:p>-0,058212</text:p>
          </table:table-cell>
          <table:table-cell office:value-type="float" office:value="-0.043063" calcext:value-type="float">
            <text:p>-0,043063</text:p>
          </table:table-cell>
          <table:table-cell office:value-type="float" office:value="0.019962" calcext:value-type="float">
            <text:p>0,019962</text:p>
          </table:table-cell>
        </table:table-row>
        <table:table-row table:style-name="ro1">
          <table:table-cell office:value-type="string" calcext:value-type="string">
            <text:p>9 Mar 2017 13:02:00.000</text:p>
          </table:table-cell>
          <table:table-cell office:value-type="float" office:value="-65.681" calcext:value-type="float">
            <text:p>-65,681</text:p>
          </table:table-cell>
          <table:table-cell office:value-type="float" office:value="-123.397" calcext:value-type="float">
            <text:p>-123,397</text:p>
          </table:table-cell>
          <table:table-cell office:value-type="float" office:value="678.376467" calcext:value-type="float">
            <text:p>678,376467</text:p>
          </table:table-cell>
          <table:table-cell office:value-type="float" office:value="-0.057372" calcext:value-type="float">
            <text:p>-0,057372</text:p>
          </table:table-cell>
          <table:table-cell office:value-type="float" office:value="-0.053981" calcext:value-type="float">
            <text:p>-0,053981</text:p>
          </table:table-cell>
          <table:table-cell office:value-type="float" office:value="0.017871" calcext:value-type="float">
            <text:p>0,017871</text:p>
          </table:table-cell>
        </table:table-row>
        <table:table-row table:style-name="ro1">
          <table:table-cell office:value-type="string" calcext:value-type="string">
            <text:p>9 Mar 2017 13:03:00.000</text:p>
          </table:table-cell>
          <table:table-cell office:value-type="float" office:value="-69.089" calcext:value-type="float">
            <text:p>-69,089</text:p>
          </table:table-cell>
          <table:table-cell office:value-type="float" office:value="-127.094" calcext:value-type="float">
            <text:p>-127,094</text:p>
          </table:table-cell>
          <table:table-cell office:value-type="float" office:value="679.38032" calcext:value-type="float">
            <text:p>679,38032</text:p>
          </table:table-cell>
          <table:table-cell office:value-type="float" office:value="-0.056111" calcext:value-type="float">
            <text:p>-0,056111</text:p>
          </table:table-cell>
          <table:table-cell office:value-type="float" office:value="-0.07044" calcext:value-type="float">
            <text:p>-0,07044</text:p>
          </table:table-cell>
          <table:table-cell office:value-type="float" office:value="0.015541" calcext:value-type="float">
            <text:p>0,015541</text:p>
          </table:table-cell>
        </table:table-row>
        <table:table-row table:style-name="ro1">
          <table:table-cell office:value-type="string" calcext:value-type="string">
            <text:p>9 Mar 2017 13:04:00.000</text:p>
          </table:table-cell>
          <table:table-cell office:value-type="float" office:value="-72.4" calcext:value-type="float">
            <text:p>-72,4</text:p>
          </table:table-cell>
          <table:table-cell office:value-type="float" office:value="-132.038" calcext:value-type="float">
            <text:p>-132,038</text:p>
          </table:table-cell>
          <table:table-cell office:value-type="float" office:value="680.237912" calcext:value-type="float">
            <text:p>680,237912</text:p>
          </table:table-cell>
          <table:table-cell office:value-type="float" office:value="-0.054087" calcext:value-type="float">
            <text:p>-0,054087</text:p>
          </table:table-cell>
          <table:table-cell office:value-type="float" office:value="-0.096461" calcext:value-type="float">
            <text:p>-0,096461</text:p>
          </table:table-cell>
          <table:table-cell office:value-type="float" office:value="0.013003" calcext:value-type="float">
            <text:p>0,013003</text:p>
          </table:table-cell>
        </table:table-row>
        <table:table-row table:style-name="ro1">
          <table:table-cell office:value-type="string" calcext:value-type="string">
            <text:p>9 Mar 2017 13:05:00.000</text:p>
          </table:table-cell>
          <table:table-cell office:value-type="float" office:value="-75.55" calcext:value-type="float">
            <text:p>-75,55</text:p>
          </table:table-cell>
          <table:table-cell office:value-type="float" office:value="-139.008" calcext:value-type="float">
            <text:p>-139,008</text:p>
          </table:table-cell>
          <table:table-cell office:value-type="float" office:value="680.937784" calcext:value-type="float">
            <text:p>680,937784</text:p>
          </table:table-cell>
          <table:table-cell office:value-type="float" office:value="-0.050582" calcext:value-type="float">
            <text:p>-0,050582</text:p>
          </table:table-cell>
          <table:table-cell office:value-type="float" office:value="-0.139631" calcext:value-type="float">
            <text:p>-0,139631</text:p>
          </table:table-cell>
          <table:table-cell office:value-type="float" office:value="0.010292" calcext:value-type="float">
            <text:p>0,010292</text:p>
          </table:table-cell>
        </table:table-row>
        <table:table-row table:style-name="ro1">
          <table:table-cell office:value-type="string" calcext:value-type="string">
            <text:p>9 Mar 2017 13:06:00.000</text:p>
          </table:table-cell>
          <table:table-cell office:value-type="float" office:value="-78.409" calcext:value-type="float">
            <text:p>-78,409</text:p>
          </table:table-cell>
          <table:table-cell office:value-type="float" office:value="-149.397" calcext:value-type="float">
            <text:p>-149,397</text:p>
          </table:table-cell>
          <table:table-cell office:value-type="float" office:value="681.470635" calcext:value-type="float">
            <text:p>681,470635</text:p>
          </table:table-cell>
          <table:table-cell office:value-type="float" office:value="-0.044016" calcext:value-type="float">
            <text:p>-0,044016</text:p>
          </table:table-cell>
          <table:table-cell office:value-type="float" office:value="-0.213057" calcext:value-type="float">
            <text:p>-0,213057</text:p>
          </table:table-cell>
          <table:table-cell office:value-type="float" office:value="0.007444" calcext:value-type="float">
            <text:p>0,007444</text:p>
          </table:table-cell>
        </table:table-row>
        <table:table-row table:style-name="ro1">
          <table:table-cell office:value-type="string" calcext:value-type="string">
            <text:p>9 Mar 2017 13:07:00.000</text:p>
          </table:table-cell>
          <table:table-cell office:value-type="float" office:value="-80.707" calcext:value-type="float">
            <text:p>-80,707</text:p>
          </table:table-cell>
          <table:table-cell office:value-type="float" office:value="-165.428" calcext:value-type="float">
            <text:p>-165,428</text:p>
          </table:table-cell>
          <table:table-cell office:value-type="float" office:value="681.829455" calcext:value-type="float">
            <text:p>681,829455</text:p>
          </table:table-cell>
          <table:table-cell office:value-type="float" office:value="-0.031169" calcext:value-type="float">
            <text:p>-0,031169</text:p>
          </table:table-cell>
          <table:table-cell office:value-type="float" office:value="-0.327485" calcext:value-type="float">
            <text:p>-0,327485</text:p>
          </table:table-cell>
          <table:table-cell office:value-type="float" office:value="0.004499" calcext:value-type="float">
            <text:p>0,004499</text:p>
          </table:table-cell>
        </table:table-row>
        <table:table-row table:style-name="ro1">
          <table:table-cell office:value-type="string" calcext:value-type="string">
            <text:p>9 Mar 2017 13:08:00.000</text:p>
          </table:table-cell>
          <table:table-cell office:value-type="float" office:value="-81.949" calcext:value-type="float">
            <text:p>-81,949</text:p>
          </table:table-cell>
          <table:table-cell office:value-type="float" office:value="171.363" calcext:value-type="float">
            <text:p>171,363</text:p>
          </table:table-cell>
          <table:table-cell office:value-type="float" office:value="682.009628" calcext:value-type="float">
            <text:p>682,009628</text:p>
          </table:table-cell>
          <table:table-cell office:value-type="float" office:value="-0.008601" calcext:value-type="float">
            <text:p>-0,008601</text:p>
          </table:table-cell>
          <table:table-cell office:value-type="float" office:value="-0.433898" calcext:value-type="float">
            <text:p>-0,433898</text:p>
          </table:table-cell>
          <table:table-cell office:value-type="float" office:value="0.001498" calcext:value-type="float">
            <text:p>0,001498</text:p>
          </table:table-cell>
        </table:table-row>
        <table:table-row table:style-name="ro1">
          <table:table-cell office:value-type="string" calcext:value-type="string">
            <text:p>9 Mar 2017 13:09:00.000</text:p>
          </table:table-cell>
          <table:table-cell office:value-type="float" office:value="-81.649" calcext:value-type="float">
            <text:p>-81,649</text:p>
          </table:table-cell>
          <table:table-cell office:value-type="float" office:value="145.411" calcext:value-type="float">
            <text:p>145,411</text:p>
          </table:table-cell>
          <table:table-cell office:value-type="float" office:value="682.008998" calcext:value-type="float">
            <text:p>682,008998</text:p>
          </table:table-cell>
          <table:table-cell office:value-type="float" office:value="0.018096" calcext:value-type="float">
            <text:p>0,018096</text:p>
          </table:table-cell>
          <table:table-cell office:value-type="float" office:value="-0.403832" calcext:value-type="float">
            <text:p>-0,403832</text:p>
          </table:table-cell>
          <table:table-cell office:value-type="float" office:value="-0.001518" calcext:value-type="float">
            <text:p>-0,001518</text:p>
          </table:table-cell>
        </table:table-row>
        <table:table-row table:style-name="ro1">
          <table:table-cell office:value-type="string" calcext:value-type="string">
            <text:p>9 Mar 2017 13:10:00.000</text:p>
          </table:table-cell>
          <table:table-cell office:value-type="float" office:value="-79.945" calcext:value-type="float">
            <text:p>-79,945</text:p>
          </table:table-cell>
          <table:table-cell office:value-type="float" office:value="124.799" calcext:value-type="float">
            <text:p>124,799</text:p>
          </table:table-cell>
          <table:table-cell office:value-type="float" office:value="681.827896" calcext:value-type="float">
            <text:p>681,827896</text:p>
          </table:table-cell>
          <table:table-cell office:value-type="float" office:value="0.036952" calcext:value-type="float">
            <text:p>0,036952</text:p>
          </table:table-cell>
          <table:table-cell office:value-type="float" office:value="-0.280774" calcext:value-type="float">
            <text:p>-0,280774</text:p>
          </table:table-cell>
          <table:table-cell office:value-type="float" office:value="-0.004508" calcext:value-type="float">
            <text:p>-0,004508</text:p>
          </table:table-cell>
        </table:table-row>
        <table:table-row table:style-name="ro1">
          <table:table-cell office:value-type="string" calcext:value-type="string">
            <text:p>9 Mar 2017 13:11:00.000</text:p>
          </table:table-cell>
          <table:table-cell office:value-type="float" office:value="-77.394" calcext:value-type="float">
            <text:p>-77,394</text:p>
          </table:table-cell>
          <table:table-cell office:value-type="float" office:value="111.159" calcext:value-type="float">
            <text:p>111,159</text:p>
          </table:table-cell>
          <table:table-cell office:value-type="float" office:value="681.469137" calcext:value-type="float">
            <text:p>681,469137</text:p>
          </table:table-cell>
          <table:table-cell office:value-type="float" office:value="0.04697" calcext:value-type="float">
            <text:p>0,04697</text:p>
          </table:table-cell>
          <table:table-cell office:value-type="float" office:value="-0.181215" calcext:value-type="float">
            <text:p>-0,181215</text:p>
          </table:table-cell>
          <table:table-cell office:value-type="float" office:value="-0.007431" calcext:value-type="float">
            <text:p>-0,007431</text:p>
          </table:table-cell>
        </table:table-row>
        <table:table-row table:style-name="ro1">
          <table:table-cell office:value-type="string" calcext:value-type="string">
            <text:p>9 Mar 2017 13:12:00.000</text:p>
          </table:table-cell>
          <table:table-cell office:value-type="float" office:value="-74.405" calcext:value-type="float">
            <text:p>-74,405</text:p>
          </table:table-cell>
          <table:table-cell office:value-type="float" office:value="102.257" calcext:value-type="float">
            <text:p>102,257</text:p>
          </table:table-cell>
          <table:table-cell office:value-type="float" office:value="680.937974" calcext:value-type="float">
            <text:p>680,937974</text:p>
          </table:table-cell>
          <table:table-cell office:value-type="float" office:value="0.052126" calcext:value-type="float">
            <text:p>0,052126</text:p>
          </table:table-cell>
          <table:table-cell office:value-type="float" office:value="-0.120886" calcext:value-type="float">
            <text:p>-0,120886</text:p>
          </table:table-cell>
          <table:table-cell office:value-type="float" office:value="-0.010246" calcext:value-type="float">
            <text:p>-0,010246</text:p>
          </table:table-cell>
        </table:table-row>
        <table:table-row table:style-name="ro1">
          <table:table-cell office:value-type="string" calcext:value-type="string">
            <text:p>9 Mar 2017 13:13:00.000</text:p>
          </table:table-cell>
          <table:table-cell office:value-type="float" office:value="-71.185" calcext:value-type="float">
            <text:p>-71,185</text:p>
          </table:table-cell>
          <table:table-cell office:value-type="float" office:value="96.162" calcext:value-type="float">
            <text:p>96,162</text:p>
          </table:table-cell>
          <table:table-cell office:value-type="float" office:value="680.242021" calcext:value-type="float">
            <text:p>680,242021</text:p>
          </table:table-cell>
          <table:table-cell office:value-type="float" office:value="0.054956" calcext:value-type="float">
            <text:p>0,054956</text:p>
          </table:table-cell>
          <table:table-cell office:value-type="float" office:value="-0.085299" calcext:value-type="float">
            <text:p>-0,085299</text:p>
          </table:table-cell>
          <table:table-cell office:value-type="float" office:value="-0.012915" calcext:value-type="float">
            <text:p>-0,012915</text:p>
          </table:table-cell>
        </table:table-row>
        <table:table-row table:style-name="ro1">
          <table:table-cell office:value-type="string" calcext:value-type="string">
            <text:p>9 Mar 2017 13:14:00.000</text:p>
          </table:table-cell>
          <table:table-cell office:value-type="float" office:value="-67.833" calcext:value-type="float">
            <text:p>-67,833</text:p>
          </table:table-cell>
          <table:table-cell office:value-type="float" office:value="91.749" calcext:value-type="float">
            <text:p>91,749</text:p>
          </table:table-cell>
          <table:table-cell office:value-type="float" office:value="679.391143" calcext:value-type="float">
            <text:p>679,391143</text:p>
          </table:table-cell>
          <table:table-cell office:value-type="float" office:value="0.056639" calcext:value-type="float">
            <text:p>0,056639</text:p>
          </table:table-cell>
          <table:table-cell office:value-type="float" office:value="-0.063478" calcext:value-type="float">
            <text:p>-0,063478</text:p>
          </table:table-cell>
          <table:table-cell office:value-type="float" office:value="-0.015403" calcext:value-type="float">
            <text:p>-0,015403</text:p>
          </table:table-cell>
        </table:table-row>
        <table:table-row table:style-name="ro1">
          <table:table-cell office:value-type="string" calcext:value-type="string">
            <text:p>9 Mar 2017 13:15:00.000</text:p>
          </table:table-cell>
          <table:table-cell office:value-type="float" office:value="-64.4" calcext:value-type="float">
            <text:p>-64,4</text:p>
          </table:table-cell>
          <table:table-cell office:value-type="float" office:value="88.391" calcext:value-type="float">
            <text:p>88,391</text:p>
          </table:table-cell>
          <table:table-cell office:value-type="float" office:value="678.397306" calcext:value-type="float">
            <text:p>678,397306</text:p>
          </table:table-cell>
          <table:table-cell office:value-type="float" office:value="0.057715" calcext:value-type="float">
            <text:p>0,057715</text:p>
          </table:table-cell>
          <table:table-cell office:value-type="float" office:value="-0.049421" calcext:value-type="float">
            <text:p>-0,049421</text:p>
          </table:table-cell>
          <table:table-cell office:value-type="float" office:value="-0.017674" calcext:value-type="float">
            <text:p>-0,017674</text:p>
          </table:table-cell>
        </table:table-row>
        <table:table-row table:style-name="ro1">
          <table:table-cell office:value-type="string" calcext:value-type="string">
            <text:p>9 Mar 2017 13:16:00.000</text:p>
          </table:table-cell>
          <table:table-cell office:value-type="float" office:value="-60.914" calcext:value-type="float">
            <text:p>-60,914</text:p>
          </table:table-cell>
          <table:table-cell office:value-type="float" office:value="85.727" calcext:value-type="float">
            <text:p>85,727</text:p>
          </table:table-cell>
          <table:table-cell office:value-type="float" office:value="677.274405" calcext:value-type="float">
            <text:p>677,274405</text:p>
          </table:table-cell>
          <table:table-cell office:value-type="float" office:value="0.058446" calcext:value-type="float">
            <text:p>0,058446</text:p>
          </table:table-cell>
          <table:table-cell office:value-type="float" office:value="-0.039944" calcext:value-type="float">
            <text:p>-0,039944</text:p>
          </table:table-cell>
          <table:table-cell office:value-type="float" office:value="-0.019699" calcext:value-type="float">
            <text:p>-0,019699</text:p>
          </table:table-cell>
        </table:table-row>
        <table:table-row table:style-name="ro1">
          <table:table-cell office:value-type="string" calcext:value-type="string">
            <text:p>9 Mar 2017 13:17:00.000</text:p>
          </table:table-cell>
          <table:table-cell office:value-type="float" office:value="-57.39" calcext:value-type="float">
            <text:p>-57,39</text:p>
          </table:table-cell>
          <table:table-cell office:value-type="float" office:value="83.541" calcext:value-type="float">
            <text:p>83,541</text:p>
          </table:table-cell>
          <table:table-cell office:value-type="float" office:value="676.038052" calcext:value-type="float">
            <text:p>676,038052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-0.0333" calcext:value-type="float">
            <text:p>-0,0333</text:p>
          </table:table-cell>
          <table:table-cell office:value-type="float" office:value="-0.021451" calcext:value-type="float">
            <text:p>-0,021451</text:p>
          </table:table-cell>
        </table:table-row>
        <table:table-row table:style-name="ro1">
          <table:table-cell office:value-type="string" calcext:value-type="string">
            <text:p>9 Mar 2017 13:18:00.000</text:p>
          </table:table-cell>
          <table:table-cell office:value-type="float" office:value="-53.84" calcext:value-type="float">
            <text:p>-53,84</text:p>
          </table:table-cell>
          <table:table-cell office:value-type="float" office:value="81.695" calcext:value-type="float">
            <text:p>81,695</text:p>
          </table:table-cell>
          <table:table-cell office:value-type="float" office:value="674.705343" calcext:value-type="float">
            <text:p>674,705343</text:p>
          </table:table-cell>
          <table:table-cell office:value-type="float" office:value="0.059364" calcext:value-type="float">
            <text:p>0,059364</text:p>
          </table:table-cell>
          <table:table-cell office:value-type="float" office:value="-0.028489" calcext:value-type="float">
            <text:p>-0,028489</text:p>
          </table:table-cell>
          <table:table-cell office:value-type="float" office:value="-0.022907" calcext:value-type="float">
            <text:p>-0,022907</text:p>
          </table:table-cell>
        </table:table-row>
        <table:table-row table:style-name="ro1">
          <table:table-cell office:value-type="string" calcext:value-type="string">
            <text:p>9 Mar 2017 13:19:00.000</text:p>
          </table:table-cell>
          <table:table-cell office:value-type="float" office:value="-50.268" calcext:value-type="float">
            <text:p>-50,268</text:p>
          </table:table-cell>
          <table:table-cell office:value-type="float" office:value="80.098" calcext:value-type="float">
            <text:p>80,098</text:p>
          </table:table-cell>
          <table:table-cell office:value-type="float" office:value="673.294605" calcext:value-type="float">
            <text:p>673,294605</text:p>
          </table:table-cell>
          <table:table-cell office:value-type="float" office:value="0.05967" calcext:value-type="float">
            <text:p>0,05967</text:p>
          </table:table-cell>
          <table:table-cell office:value-type="float" office:value="-0.02491" calcext:value-type="float">
            <text:p>-0,02491</text:p>
          </table:table-cell>
          <table:table-cell office:value-type="float" office:value="-0.024049" calcext:value-type="float">
            <text:p>-0,024049</text:p>
          </table:table-cell>
        </table:table-row>
        <table:table-row table:style-name="ro1">
          <table:table-cell office:value-type="string" calcext:value-type="string">
            <text:p>9 Mar 2017 13:20:00.000</text:p>
          </table:table-cell>
          <table:table-cell office:value-type="float" office:value="-46.681" calcext:value-type="float">
            <text:p>-46,681</text:p>
          </table:table-cell>
          <table:table-cell office:value-type="float" office:value="78.689" calcext:value-type="float">
            <text:p>78,689</text:p>
          </table:table-cell>
          <table:table-cell office:value-type="float" office:value="671.825116" calcext:value-type="float">
            <text:p>671,825116</text:p>
          </table:table-cell>
          <table:table-cell office:value-type="float" office:value="0.059917" calcext:value-type="float">
            <text:p>0,059917</text:p>
          </table:table-cell>
          <table:table-cell office:value-type="float" office:value="-0.022188" calcext:value-type="float">
            <text:p>-0,022188</text:p>
          </table:table-cell>
          <table:table-cell office:value-type="float" office:value="-0.024864" calcext:value-type="float">
            <text:p>-0,024864</text:p>
          </table:table-cell>
        </table:table-row>
        <table:table-row table:style-name="ro1">
          <table:table-cell office:value-type="string" calcext:value-type="string">
            <text:p>9 Mar 2017 13:21:00.000</text:p>
          </table:table-cell>
          <table:table-cell office:value-type="float" office:value="-43.079" calcext:value-type="float">
            <text:p>-43,079</text:p>
          </table:table-cell>
          <table:table-cell office:value-type="float" office:value="77.423" calcext:value-type="float">
            <text:p>77,423</text:p>
          </table:table-cell>
          <table:table-cell office:value-type="float" office:value="670.31681" calcext:value-type="float">
            <text:p>670,31681</text:p>
          </table:table-cell>
          <table:table-cell office:value-type="float" office:value="0.060121" calcext:value-type="float">
            <text:p>0,060121</text:p>
          </table:table-cell>
          <table:table-cell office:value-type="float" office:value="-0.020081" calcext:value-type="float">
            <text:p>-0,020081</text:p>
          </table:table-cell>
          <table:table-cell office:value-type="float" office:value="-0.025343" calcext:value-type="float">
            <text:p>-0,025343</text:p>
          </table:table-cell>
        </table:table-row>
        <table:table-row table:style-name="ro1">
          <table:table-cell office:value-type="string" calcext:value-type="string">
            <text:p>9 Mar 2017 13:22:00.000</text:p>
          </table:table-cell>
          <table:table-cell office:value-type="float" office:value="-39.467" calcext:value-type="float">
            <text:p>-39,467</text:p>
          </table:table-cell>
          <table:table-cell office:value-type="float" office:value="76.27" calcext:value-type="float">
            <text:p>76,27</text:p>
          </table:table-cell>
          <table:table-cell office:value-type="float" office:value="668.789973" calcext:value-type="float">
            <text:p>668,789973</text:p>
          </table:table-cell>
          <table:table-cell office:value-type="float" office:value="0.060293" calcext:value-type="float">
            <text:p>0,060293</text:p>
          </table:table-cell>
          <table:table-cell office:value-type="float" office:value="-0.018425" calcext:value-type="float">
            <text:p>-0,018425</text:p>
          </table:table-cell>
          <table:table-cell office:value-type="float" office:value="-0.025483" calcext:value-type="float">
            <text:p>-0,025483</text:p>
          </table:table-cell>
        </table:table-row>
        <table:table-row table:style-name="ro1">
          <table:table-cell office:value-type="string" calcext:value-type="string">
            <text:p>9 Mar 2017 13:23:00.000</text:p>
          </table:table-cell>
          <table:table-cell office:value-type="float" office:value="-35.845" calcext:value-type="float">
            <text:p>-35,845</text:p>
          </table:table-cell>
          <table:table-cell office:value-type="float" office:value="75.205" calcext:value-type="float">
            <text:p>75,205</text:p>
          </table:table-cell>
          <table:table-cell office:value-type="float" office:value="667.26493" calcext:value-type="float">
            <text:p>667,26493</text:p>
          </table:table-cell>
          <table:table-cell office:value-type="float" office:value="0.06044" calcext:value-type="float">
            <text:p>0,06044</text:p>
          </table:table-cell>
          <table:table-cell office:value-type="float" office:value="-0.017111" calcext:value-type="float">
            <text:p>-0,017111</text:p>
          </table:table-cell>
          <table:table-cell office:value-type="float" office:value="-0.025286" calcext:value-type="float">
            <text:p>-0,025286</text:p>
          </table:table-cell>
        </table:table-row>
        <table:table-row table:style-name="ro1">
          <table:table-cell office:value-type="string" calcext:value-type="string">
            <text:p>9 Mar 2017 13:24:00.000</text:p>
          </table:table-cell>
          <table:table-cell office:value-type="float" office:value="-32.214" calcext:value-type="float">
            <text:p>-32,214</text:p>
          </table:table-cell>
          <table:table-cell office:value-type="float" office:value="74.211" calcext:value-type="float">
            <text:p>74,211</text:p>
          </table:table-cell>
          <table:table-cell office:value-type="float" office:value="665.761732" calcext:value-type="float">
            <text:p>665,761732</text:p>
          </table:table-cell>
          <table:table-cell office:value-type="float" office:value="0.060566" calcext:value-type="float">
            <text:p>0,060566</text:p>
          </table:table-cell>
          <table:table-cell office:value-type="float" office:value="-0.016059" calcext:value-type="float">
            <text:p>-0,016059</text:p>
          </table:table-cell>
          <table:table-cell office:value-type="float" office:value="-0.024758" calcext:value-type="float">
            <text:p>-0,024758</text:p>
          </table:table-cell>
        </table:table-row>
        <table:table-row table:style-name="ro1">
          <table:table-cell office:value-type="string" calcext:value-type="string">
            <text:p>9 Mar 2017 13:25:00.000</text:p>
          </table:table-cell>
          <table:table-cell office:value-type="float" office:value="-28.577" calcext:value-type="float">
            <text:p>-28,577</text:p>
          </table:table-cell>
          <table:table-cell office:value-type="float" office:value="73.274" calcext:value-type="float">
            <text:p>73,274</text:p>
          </table:table-cell>
          <table:table-cell office:value-type="float" office:value="664.299839" calcext:value-type="float">
            <text:p>664,299839</text:p>
          </table:table-cell>
          <table:table-cell office:value-type="float" office:value="0.060677" calcext:value-type="float">
            <text:p>0,060677</text:p>
          </table:table-cell>
          <table:table-cell office:value-type="float" office:value="-0.015214" calcext:value-type="float">
            <text:p>-0,015214</text:p>
          </table:table-cell>
          <table:table-cell office:value-type="float" office:value="-0.023913" calcext:value-type="float">
            <text:p>-0,023913</text:p>
          </table:table-cell>
        </table:table-row>
        <table:table-row table:style-name="ro1">
          <table:table-cell office:value-type="string" calcext:value-type="string">
            <text:p>9 Mar 2017 13:26:00.000</text:p>
          </table:table-cell>
          <table:table-cell office:value-type="float" office:value="-24.933" calcext:value-type="float">
            <text:p>-24,933</text:p>
          </table:table-cell>
          <table:table-cell office:value-type="float" office:value="72.382" calcext:value-type="float">
            <text:p>72,382</text:p>
          </table:table-cell>
          <table:table-cell office:value-type="float" office:value="662.897819" calcext:value-type="float">
            <text:p>662,897819</text:p>
          </table:table-cell>
          <table:table-cell office:value-type="float" office:value="0.060772" calcext:value-type="float">
            <text:p>0,060772</text:p>
          </table:table-cell>
          <table:table-cell office:value-type="float" office:value="-0.014536" calcext:value-type="float">
            <text:p>-0,014536</text:p>
          </table:table-cell>
          <table:table-cell office:value-type="float" office:value="-0.022768" calcext:value-type="float">
            <text:p>-0,022768</text:p>
          </table:table-cell>
        </table:table-row>
        <table:table-row table:style-name="ro1">
          <table:table-cell office:value-type="string" calcext:value-type="string">
            <text:p>9 Mar 2017 13:27:00.000</text:p>
          </table:table-cell>
          <table:table-cell office:value-type="float" office:value="-21.285" calcext:value-type="float">
            <text:p>-21,285</text:p>
          </table:table-cell>
          <table:table-cell office:value-type="float" office:value="71.527" calcext:value-type="float">
            <text:p>71,527</text:p>
          </table:table-cell>
          <table:table-cell office:value-type="float" office:value="661.573057" calcext:value-type="float">
            <text:p>661,573057</text:p>
          </table:table-cell>
          <table:table-cell office:value-type="float" office:value="0.060854" calcext:value-type="float">
            <text:p>0,060854</text:p>
          </table:table-cell>
          <table:table-cell office:value-type="float" office:value="-0.013994" calcext:value-type="float">
            <text:p>-0,013994</text:p>
          </table:table-cell>
          <table:table-cell office:value-type="float" office:value="-0.021344" calcext:value-type="float">
            <text:p>-0,021344</text:p>
          </table:table-cell>
        </table:table-row>
        <table:table-row table:style-name="ro1">
          <table:table-cell office:value-type="string" calcext:value-type="string">
            <text:p>9 Mar 2017 13:28:00.000</text:p>
          </table:table-cell>
          <table:table-cell office:value-type="float" office:value="-17.631" calcext:value-type="float">
            <text:p>-17,631</text:p>
          </table:table-cell>
          <table:table-cell office:value-type="float" office:value="70.701" calcext:value-type="float">
            <text:p>70,701</text:p>
          </table:table-cell>
          <table:table-cell office:value-type="float" office:value="660.341481" calcext:value-type="float">
            <text:p>660,341481</text:p>
          </table:table-cell>
          <table:table-cell office:value-type="float" office:value="0.060924" calcext:value-type="float">
            <text:p>0,060924</text:p>
          </table:table-cell>
          <table:table-cell office:value-type="float" office:value="-0.013567" calcext:value-type="float">
            <text:p>-0,013567</text:p>
          </table:table-cell>
          <table:table-cell office:value-type="float" office:value="-0.019669" calcext:value-type="float">
            <text:p>-0,019669</text:p>
          </table:table-cell>
        </table:table-row>
        <table:table-row table:style-name="ro1">
          <table:table-cell office:value-type="string" calcext:value-type="string">
            <text:p>9 Mar 2017 13:29:00.000</text:p>
          </table:table-cell>
          <table:table-cell office:value-type="float" office:value="-13.974" calcext:value-type="float">
            <text:p>-13,974</text:p>
          </table:table-cell>
          <table:table-cell office:value-type="float" office:value="69.897" calcext:value-type="float">
            <text:p>69,897</text:p>
          </table:table-cell>
          <table:table-cell office:value-type="float" office:value="659.217314" calcext:value-type="float">
            <text:p>659,217314</text:p>
          </table:table-cell>
          <table:table-cell office:value-type="float" office:value="0.060982" calcext:value-type="float">
            <text:p>0,060982</text:p>
          </table:table-cell>
          <table:table-cell office:value-type="float" office:value="-0.013238" calcext:value-type="float">
            <text:p>-0,013238</text:p>
          </table:table-cell>
          <table:table-cell office:value-type="float" office:value="-0.017771" calcext:value-type="float">
            <text:p>-0,017771</text:p>
          </table:table-cell>
        </table:table-row>
        <table:table-row table:style-name="ro1">
          <table:table-cell office:value-type="string" calcext:value-type="string">
            <text:p>9 Mar 2017 13:30:00.000</text:p>
          </table:table-cell>
          <table:table-cell office:value-type="float" office:value="-10.314" calcext:value-type="float">
            <text:p>-10,314</text:p>
          </table:table-cell>
          <table:table-cell office:value-type="float" office:value="69.111" calcext:value-type="float">
            <text:p>69,111</text:p>
          </table:table-cell>
          <table:table-cell office:value-type="float" office:value="658.212856" calcext:value-type="float">
            <text:p>658,212856</text:p>
          </table:table-cell>
          <table:table-cell office:value-type="float" office:value="0.061029" calcext:value-type="float">
            <text:p>0,061029</text:p>
          </table:table-cell>
          <table:table-cell office:value-type="float" office:value="-0.012997" calcext:value-type="float">
            <text:p>-0,012997</text:p>
          </table:table-cell>
          <table:table-cell office:value-type="float" office:value="-0.015686" calcext:value-type="float">
            <text:p>-0,015686</text:p>
          </table:table-cell>
        </table:table-row>
        <table:table-row table:style-name="ro1">
          <table:table-cell office:value-type="string" calcext:value-type="string">
            <text:p>9 Mar 2017 13:31:00.000</text:p>
          </table:table-cell>
          <table:table-cell office:value-type="float" office:value="-6.651" calcext:value-type="float">
            <text:p>-6,651</text:p>
          </table:table-cell>
          <table:table-cell office:value-type="float" office:value="68.336" calcext:value-type="float">
            <text:p>68,336</text:p>
          </table:table-cell>
          <table:table-cell office:value-type="float" office:value="657.338294" calcext:value-type="float">
            <text:p>657,338294</text:p>
          </table:table-cell>
          <table:table-cell office:value-type="float" office:value="0.061064" calcext:value-type="float">
            <text:p>0,061064</text:p>
          </table:table-cell>
          <table:table-cell office:value-type="float" office:value="-0.012833" calcext:value-type="float">
            <text:p>-0,012833</text:p>
          </table:table-cell>
          <table:table-cell office:value-type="float" office:value="-0.01345" calcext:value-type="float">
            <text:p>-0,01345</text:p>
          </table:table-cell>
        </table:table-row>
        <table:table-row table:style-name="ro1">
          <table:table-cell office:value-type="string" calcext:value-type="string">
            <text:p>9 Mar 2017 13:32:00.000</text:p>
          </table:table-cell>
          <table:table-cell office:value-type="float" office:value="-2.986" calcext:value-type="float">
            <text:p>-2,986</text:p>
          </table:table-cell>
          <table:table-cell office:value-type="float" office:value="67.569" calcext:value-type="float">
            <text:p>67,569</text:p>
          </table:table-cell>
          <table:table-cell office:value-type="float" office:value="656.60155" calcext:value-type="float">
            <text:p>656,60155</text:p>
          </table:table-cell>
          <table:table-cell office:value-type="float" office:value="0.061088" calcext:value-type="float">
            <text:p>0,061088</text:p>
          </table:table-cell>
          <table:table-cell office:value-type="float" office:value="-0.012743" calcext:value-type="float">
            <text:p>-0,012743</text:p>
          </table:table-cell>
          <table:table-cell office:value-type="float" office:value="-0.011101" calcext:value-type="float">
            <text:p>-0,011101</text:p>
          </table:table-cell>
        </table:table-row>
        <table:table-row table:style-name="ro1">
          <table:table-cell office:value-type="string" calcext:value-type="string">
            <text:p>9 Mar 2017 13:33:00.000</text:p>
          </table:table-cell>
          <table:table-cell office:value-type="float" office:value="0.68" calcext:value-type="float">
            <text:p>0,68</text:p>
          </table:table-cell>
          <table:table-cell office:value-type="float" office:value="66.806" calcext:value-type="float">
            <text:p>66,806</text:p>
          </table:table-cell>
          <table:table-cell office:value-type="float" office:value="656.008174" calcext:value-type="float">
            <text:p>656,008174</text:p>
          </table:table-cell>
          <table:table-cell office:value-type="float" office:value="0.061101" calcext:value-type="float">
            <text:p>0,061101</text:p>
          </table:table-cell>
          <table:table-cell office:value-type="float" office:value="-0.012722" calcext:value-type="float">
            <text:p>-0,012722</text:p>
          </table:table-cell>
          <table:table-cell office:value-type="float" office:value="-0.008679" calcext:value-type="float">
            <text:p>-0,008679</text:p>
          </table:table-cell>
        </table:table-row>
        <table:table-row table:style-name="ro1">
          <table:table-cell office:value-type="string" calcext:value-type="string">
            <text:p>9 Mar 2017 13:34:00.000</text:p>
          </table:table-cell>
          <table:table-cell office:value-type="float" office:value="4.346" calcext:value-type="float">
            <text:p>4,346</text:p>
          </table:table-cell>
          <table:table-cell office:value-type="float" office:value="66.041" calcext:value-type="float">
            <text:p>66,041</text:p>
          </table:table-cell>
          <table:table-cell office:value-type="float" office:value="655.561269" calcext:value-type="float">
            <text:p>655,561269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71" calcext:value-type="float">
            <text:p>-0,012771</text:p>
          </table:table-cell>
          <table:table-cell office:value-type="float" office:value="-0.006226" calcext:value-type="float">
            <text:p>-0,006226</text:p>
          </table:table-cell>
        </table:table-row>
        <table:table-row table:style-name="ro1">
          <table:table-cell office:value-type="string" calcext:value-type="string">
            <text:p>9 Mar 2017 13:35:00.000</text:p>
          </table:table-cell>
          <table:table-cell office:value-type="float" office:value="8.012" calcext:value-type="float">
            <text:p>8,012</text:p>
          </table:table-cell>
          <table:table-cell office:value-type="float" office:value="65.272" calcext:value-type="float">
            <text:p>65,272</text:p>
          </table:table-cell>
          <table:table-cell office:value-type="float" office:value="655.261462" calcext:value-type="float">
            <text:p>655,261462</text:p>
          </table:table-cell>
          <table:table-cell office:value-type="float" office:value="0.061094" calcext:value-type="float">
            <text:p>0,061094</text:p>
          </table:table-cell>
          <table:table-cell office:value-type="float" office:value="-0.012891" calcext:value-type="float">
            <text:p>-0,012891</text:p>
          </table:table-cell>
          <table:table-cell office:value-type="float" office:value="-0.003783" calcext:value-type="float">
            <text:p>-0,003783</text:p>
          </table:table-cell>
        </table:table-row>
        <table:table-row table:style-name="ro1">
          <table:table-cell office:value-type="string" calcext:value-type="string">
            <text:p>9 Mar 2017 13:36:00.000</text:p>
          </table:table-cell>
          <table:table-cell office:value-type="float" office:value="11.677" calcext:value-type="float">
            <text:p>11,677</text:p>
          </table:table-cell>
          <table:table-cell office:value-type="float" office:value="64.493" calcext:value-type="float">
            <text:p>64,493</text:p>
          </table:table-cell>
          <table:table-cell office:value-type="float" office:value="655.106929" calcext:value-type="float">
            <text:p>655,106929</text:p>
          </table:table-cell>
          <table:table-cell office:value-type="float" office:value="0.061073" calcext:value-type="float">
            <text:p>0,061073</text:p>
          </table:table-cell>
          <table:table-cell office:value-type="float" office:value="-0.013086" calcext:value-type="float">
            <text:p>-0,013086</text:p>
          </table:table-cell>
          <table:table-cell office:value-type="float" office:value="-0.001391" calcext:value-type="float">
            <text:p>-0,001391</text:p>
          </table:table-cell>
        </table:table-row>
        <table:table-row table:style-name="ro1">
          <table:table-cell office:value-type="string" calcext:value-type="string">
            <text:p>9 Mar 2017 13:37:00.000</text:p>
          </table:table-cell>
          <table:table-cell office:value-type="float" office:value="15.34" calcext:value-type="float">
            <text:p>15,34</text:p>
          </table:table-cell>
          <table:table-cell office:value-type="float" office:value="63.7" calcext:value-type="float">
            <text:p>63,7</text:p>
          </table:table-cell>
          <table:table-cell office:value-type="float" office:value="655.093445" calcext:value-type="float">
            <text:p>655,093445</text:p>
          </table:table-cell>
          <table:table-cell office:value-type="float" office:value="0.061041" calcext:value-type="float">
            <text:p>0,061041</text:p>
          </table:table-cell>
          <table:table-cell office:value-type="float" office:value="-0.013362" calcext:value-type="float">
            <text:p>-0,013362</text:p>
          </table:table-cell>
          <table:table-cell office:value-type="float" office:value="0.000912" calcext:value-type="float">
            <text:p>0,000912</text:p>
          </table:table-cell>
        </table:table-row>
        <table:table-row table:style-name="ro1">
          <table:table-cell office:value-type="string" calcext:value-type="string">
            <text:p>9 Mar 2017 13:38:00.000</text:p>
          </table:table-cell>
          <table:table-cell office:value-type="float" office:value="19.002" calcext:value-type="float">
            <text:p>19,002</text:p>
          </table:table-cell>
          <table:table-cell office:value-type="float" office:value="62.887" calcext:value-type="float">
            <text:p>62,887</text:p>
          </table:table-cell>
          <table:table-cell office:value-type="float" office:value="655.214488" calcext:value-type="float">
            <text:p>655,214488</text:p>
          </table:table-cell>
          <table:table-cell office:value-type="float" office:value="0.060996" calcext:value-type="float">
            <text:p>0,060996</text:p>
          </table:table-cell>
          <table:table-cell office:value-type="float" office:value="-0.01373" calcext:value-type="float">
            <text:p>-0,01373</text:p>
          </table:table-cell>
          <table:table-cell office:value-type="float" office:value="0.003087" calcext:value-type="float">
            <text:p>0,003087</text:p>
          </table:table-cell>
        </table:table-row>
        <table:table-row table:style-name="ro1">
          <table:table-cell office:value-type="string" calcext:value-type="string">
            <text:p>9 Mar 2017 13:39:00.000</text:p>
          </table:table-cell>
          <table:table-cell office:value-type="float" office:value="22.66" calcext:value-type="float">
            <text:p>22,66</text:p>
          </table:table-cell>
          <table:table-cell office:value-type="float" office:value="62.05" calcext:value-type="float">
            <text:p>62,05</text:p>
          </table:table-cell>
          <table:table-cell office:value-type="float" office:value="655.461385" calcext:value-type="float">
            <text:p>655,461385</text:p>
          </table:table-cell>
          <table:table-cell office:value-type="float" office:value="0.06094" calcext:value-type="float">
            <text:p>0,06094</text:p>
          </table:table-cell>
          <table:table-cell office:value-type="float" office:value="-0.014202" calcext:value-type="float">
            <text:p>-0,014202</text:p>
          </table:table-cell>
          <table:table-cell office:value-type="float" office:value="0.005102" calcext:value-type="float">
            <text:p>0,005102</text:p>
          </table:table-cell>
        </table:table-row>
        <table:table-row table:style-name="ro1">
          <table:table-cell office:value-type="string" calcext:value-type="string">
            <text:p>9 Mar 2017 13:40:00.000</text:p>
          </table:table-cell>
          <table:table-cell office:value-type="float" office:value="26.314" calcext:value-type="float">
            <text:p>26,314</text:p>
          </table:table-cell>
          <table:table-cell office:value-type="float" office:value="61.181" calcext:value-type="float">
            <text:p>61,181</text:p>
          </table:table-cell>
          <table:table-cell office:value-type="float" office:value="655.823482" calcext:value-type="float">
            <text:p>655,823482</text:p>
          </table:table-cell>
          <table:table-cell office:value-type="float" office:value="0.060869" calcext:value-type="float">
            <text:p>0,060869</text:p>
          </table:table-cell>
          <table:table-cell office:value-type="float" office:value="-0.014798" calcext:value-type="float">
            <text:p>-0,014798</text:p>
          </table:table-cell>
          <table:table-cell office:value-type="float" office:value="0.006923" calcext:value-type="float">
            <text:p>0,006923</text:p>
          </table:table-cell>
        </table:table-row>
        <table:table-row table:style-name="ro1">
          <table:table-cell office:value-type="string" calcext:value-type="string">
            <text:p>9 Mar 2017 13:41:00.000</text:p>
          </table:table-cell>
          <table:table-cell office:value-type="float" office:value="29.964" calcext:value-type="float">
            <text:p>29,964</text:p>
          </table:table-cell>
          <table:table-cell office:value-type="float" office:value="60.271" calcext:value-type="float">
            <text:p>60,271</text:p>
          </table:table-cell>
          <table:table-cell office:value-type="float" office:value="656.288359" calcext:value-type="float">
            <text:p>656,288359</text:p>
          </table:table-cell>
          <table:table-cell office:value-type="float" office:value="0.060785" calcext:value-type="float">
            <text:p>0,060785</text:p>
          </table:table-cell>
          <table:table-cell office:value-type="float" office:value="-0.015542" calcext:value-type="float">
            <text:p>-0,015542</text:p>
          </table:table-cell>
          <table:table-cell office:value-type="float" office:value="0.008524" calcext:value-type="float">
            <text:p>0,008524</text:p>
          </table:table-cell>
        </table:table-row>
        <table:table-row table:style-name="ro1">
          <table:table-cell office:value-type="string" calcext:value-type="string">
            <text:p>9 Mar 2017 13:42:00.000</text:p>
          </table:table-cell>
          <table:table-cell office:value-type="float" office:value="33.608" calcext:value-type="float">
            <text:p>33,608</text:p>
          </table:table-cell>
          <table:table-cell office:value-type="float" office:value="59.312" calcext:value-type="float">
            <text:p>59,312</text:p>
          </table:table-cell>
          <table:table-cell office:value-type="float" office:value="656.842071" calcext:value-type="float">
            <text:p>656,842071</text:p>
          </table:table-cell>
          <table:table-cell office:value-type="float" office:value="0.060684" calcext:value-type="float">
            <text:p>0,060684</text:p>
          </table:table-cell>
          <table:table-cell office:value-type="float" office:value="-0.016468" calcext:value-type="float">
            <text:p>-0,016468</text:p>
          </table:table-cell>
          <table:table-cell office:value-type="float" office:value="0.009882" calcext:value-type="float">
            <text:p>0,009882</text:p>
          </table:table-cell>
        </table:table-row>
        <table:table-row table:style-name="ro1">
          <table:table-cell office:value-type="string" calcext:value-type="string">
            <text:p>9 Mar 2017 13:43:00.000</text:p>
          </table:table-cell>
          <table:table-cell office:value-type="float" office:value="37.246" calcext:value-type="float">
            <text:p>37,246</text:p>
          </table:table-cell>
          <table:table-cell office:value-type="float" office:value="58.29" calcext:value-type="float">
            <text:p>58,29</text:p>
          </table:table-cell>
          <table:table-cell office:value-type="float" office:value="657.46941" calcext:value-type="float">
            <text:p>657,46941</text:p>
          </table:table-cell>
          <table:table-cell office:value-type="float" office:value="0.060564" calcext:value-type="float">
            <text:p>0,060564</text:p>
          </table:table-cell>
          <table:table-cell office:value-type="float" office:value="-0.017623" calcext:value-type="float">
            <text:p>-0,017623</text:p>
          </table:table-cell>
          <table:table-cell office:value-type="float" office:value="0.010977" calcext:value-type="float">
            <text:p>0,010977</text:p>
          </table:table-cell>
        </table:table-row>
        <table:table-row table:style-name="ro1">
          <table:table-cell office:value-type="string" calcext:value-type="string">
            <text:p>9 Mar 2017 13:44:00.000</text:p>
          </table:table-cell>
          <table:table-cell office:value-type="float" office:value="40.875" calcext:value-type="float">
            <text:p>40,875</text:p>
          </table:table-cell>
          <table:table-cell office:value-type="float" office:value="57.191" calcext:value-type="float">
            <text:p>57,191</text:p>
          </table:table-cell>
          <table:table-cell office:value-type="float" office:value="658.154188" calcext:value-type="float">
            <text:p>658,154188</text:p>
          </table:table-cell>
          <table:table-cell office:value-type="float" office:value="0.060422" calcext:value-type="float">
            <text:p>0,060422</text:p>
          </table:table-cell>
          <table:table-cell office:value-type="float" office:value="-0.019072" calcext:value-type="float">
            <text:p>-0,019072</text:p>
          </table:table-cell>
          <table:table-cell office:value-type="float" office:value="0.011796" calcext:value-type="float">
            <text:p>0,011796</text:p>
          </table:table-cell>
        </table:table-row>
        <table:table-row table:style-name="ro1">
          <table:table-cell office:value-type="string" calcext:value-type="string">
            <text:p>9 Mar 2017 13:45:00.000</text:p>
          </table:table-cell>
          <table:table-cell office:value-type="float" office:value="44.496" calcext:value-type="float">
            <text:p>44,496</text:p>
          </table:table-cell>
          <table:table-cell office:value-type="float" office:value="55.994" calcext:value-type="float">
            <text:p>55,994</text:p>
          </table:table-cell>
          <table:table-cell office:value-type="float" office:value="658.879537" calcext:value-type="float">
            <text:p>658,879537</text:p>
          </table:table-cell>
          <table:table-cell office:value-type="float" office:value="0.060251" calcext:value-type="float">
            <text:p>0,060251</text:p>
          </table:table-cell>
          <table:table-cell office:value-type="float" office:value="-0.020904" calcext:value-type="float">
            <text:p>-0,020904</text:p>
          </table:table-cell>
          <table:table-cell office:value-type="float" office:value="0.01233" calcext:value-type="float">
            <text:p>0,01233</text:p>
          </table:table-cell>
        </table:table-row>
        <table:table-row table:style-name="ro1">
          <table:table-cell office:value-type="string" calcext:value-type="string">
            <text:p>9 Mar 2017 13:46:00.000</text:p>
          </table:table-cell>
          <table:table-cell office:value-type="float" office:value="48.105" calcext:value-type="float">
            <text:p>48,105</text:p>
          </table:table-cell>
          <table:table-cell office:value-type="float" office:value="54.672" calcext:value-type="float">
            <text:p>54,672</text:p>
          </table:table-cell>
          <table:table-cell office:value-type="float" office:value="659.628213" calcext:value-type="float">
            <text:p>659,628213</text:p>
          </table:table-cell>
          <table:table-cell office:value-type="float" office:value="0.060043" calcext:value-type="float">
            <text:p>0,060043</text:p>
          </table:table-cell>
          <table:table-cell office:value-type="float" office:value="-0.023252" calcext:value-type="float">
            <text:p>-0,023252</text:p>
          </table:table-cell>
          <table:table-cell office:value-type="float" office:value="0.012574" calcext:value-type="float">
            <text:p>0,012574</text:p>
          </table:table-cell>
        </table:table-row>
        <table:table-row table:style-name="ro1">
          <table:table-cell office:value-type="string" calcext:value-type="string">
            <text:p>9 Mar 2017 13:47:00.000</text:p>
          </table:table-cell>
          <table:table-cell office:value-type="float" office:value="51.7" calcext:value-type="float">
            <text:p>51,7</text:p>
          </table:table-cell>
          <table:table-cell office:value-type="float" office:value="53.19" calcext:value-type="float">
            <text:p>53,19</text:p>
          </table:table-cell>
          <table:table-cell office:value-type="float" office:value="660.382905" calcext:value-type="float">
            <text:p>660,382905</text:p>
          </table:table-cell>
          <table:table-cell office:value-type="float" office:value="0.059785" calcext:value-type="float">
            <text:p>0,059785</text:p>
          </table:table-cell>
          <table:table-cell office:value-type="float" office:value="-0.026307" calcext:value-type="float">
            <text:p>-0,026307</text:p>
          </table:table-cell>
          <table:table-cell office:value-type="float" office:value="0.012532" calcext:value-type="float">
            <text:p>0,012532</text:p>
          </table:table-cell>
        </table:table-row>
        <table:table-row table:style-name="ro1">
          <table:table-cell office:value-type="string" calcext:value-type="string">
            <text:p>9 Mar 2017 13:48:00.000</text:p>
          </table:table-cell>
          <table:table-cell office:value-type="float" office:value="55.278" calcext:value-type="float">
            <text:p>55,278</text:p>
          </table:table-cell>
          <table:table-cell office:value-type="float" office:value="51.496" calcext:value-type="float">
            <text:p>51,496</text:p>
          </table:table-cell>
          <table:table-cell office:value-type="float" office:value="661.12654" calcext:value-type="float">
            <text:p>661,12654</text:p>
          </table:table-cell>
          <table:table-cell office:value-type="float" office:value="0.059456" calcext:value-type="float">
            <text:p>0,059456</text:p>
          </table:table-cell>
          <table:table-cell office:value-type="float" office:value="-0.030362" calcext:value-type="float">
            <text:p>-0,030362</text:p>
          </table:table-cell>
          <table:table-cell office:value-type="float" office:value="0.012208" calcext:value-type="float">
            <text:p>0,012208</text:p>
          </table:table-cell>
        </table:table-row>
        <table:table-row table:style-name="ro1">
          <table:table-cell office:value-type="string" calcext:value-type="string">
            <text:p>9 Mar 2017 13:49:00.000</text:p>
          </table:table-cell>
          <table:table-cell office:value-type="float" office:value="58.832" calcext:value-type="float">
            <text:p>58,832</text:p>
          </table:table-cell>
          <table:table-cell office:value-type="float" office:value="49.517" calcext:value-type="float">
            <text:p>49,517</text:p>
          </table:table-cell>
          <table:table-cell office:value-type="float" office:value="661.842587" calcext:value-type="float">
            <text:p>661,842587</text:p>
          </table:table-cell>
          <table:table-cell office:value-type="float" office:value="0.059022" calcext:value-type="float">
            <text:p>0,059022</text:p>
          </table:table-cell>
          <table:table-cell office:value-type="float" office:value="-0.035878" calcext:value-type="float">
            <text:p>-0,035878</text:p>
          </table:table-cell>
          <table:table-cell office:value-type="float" office:value="0.011615" calcext:value-type="float">
            <text:p>0,011615</text:p>
          </table:table-cell>
        </table:table-row>
        <table:table-row table:style-name="ro1">
          <table:table-cell office:value-type="string" calcext:value-type="string">
            <text:p>9 Mar 2017 13:50:00.000</text:p>
          </table:table-cell>
          <table:table-cell office:value-type="float" office:value="62.357" calcext:value-type="float">
            <text:p>62,357</text:p>
          </table:table-cell>
          <table:table-cell office:value-type="float" office:value="47.147" calcext:value-type="float">
            <text:p>47,147</text:p>
          </table:table-cell>
          <table:table-cell office:value-type="float" office:value="662.515337" calcext:value-type="float">
            <text:p>662,515337</text:p>
          </table:table-cell>
          <table:table-cell office:value-type="float" office:value="0.058428" calcext:value-type="float">
            <text:p>0,058428</text:p>
          </table:table-cell>
          <table:table-cell office:value-type="float" office:value="-0.043602" calcext:value-type="float">
            <text:p>-0,043602</text:p>
          </table:table-cell>
          <table:table-cell office:value-type="float" office:value="0.010769" calcext:value-type="float">
            <text:p>0,010769</text:p>
          </table:table-cell>
        </table:table-row>
        <table:table-row table:style-name="ro1">
          <table:table-cell office:value-type="string" calcext:value-type="string">
            <text:p>9 Mar 2017 13:51:00.000</text:p>
          </table:table-cell>
          <table:table-cell office:value-type="float" office:value="65.839" calcext:value-type="float">
            <text:p>65,839</text:p>
          </table:table-cell>
          <table:table-cell office:value-type="float" office:value="44.216" calcext:value-type="float">
            <text:p>44,216</text:p>
          </table:table-cell>
          <table:table-cell office:value-type="float" office:value="663.130179" calcext:value-type="float">
            <text:p>663,130179</text:p>
          </table:table-cell>
          <table:table-cell office:value-type="float" office:value="0.057576" calcext:value-type="float">
            <text:p>0,057576</text:p>
          </table:table-cell>
          <table:table-cell office:value-type="float" office:value="-0.05481" calcext:value-type="float">
            <text:p>-0,05481</text:p>
          </table:table-cell>
          <table:table-cell office:value-type="float" office:value="0.009689" calcext:value-type="float">
            <text:p>0,009689</text:p>
          </table:table-cell>
        </table:table-row>
        <table:table-row table:style-name="ro1">
          <table:table-cell office:value-type="string" calcext:value-type="string">
            <text:p>9 Mar 2017 13:52:00.000</text:p>
          </table:table-cell>
          <table:table-cell office:value-type="float" office:value="69.257" calcext:value-type="float">
            <text:p>69,257</text:p>
          </table:table-cell>
          <table:table-cell office:value-type="float" office:value="40.455" calcext:value-type="float">
            <text:p>40,455</text:p>
          </table:table-cell>
          <table:table-cell office:value-type="float" office:value="663.673845" calcext:value-type="float">
            <text:p>663,673845</text:p>
          </table:table-cell>
          <table:table-cell office:value-type="float" office:value="0.056283" calcext:value-type="float">
            <text:p>0,056283</text:p>
          </table:table-cell>
          <table:table-cell office:value-type="float" office:value="-0.071774" calcext:value-type="float">
            <text:p>-0,071774</text:p>
          </table:table-cell>
          <table:table-cell office:value-type="float" office:value="0.008401" calcext:value-type="float">
            <text:p>0,008401</text:p>
          </table:table-cell>
        </table:table-row>
        <table:table-row table:style-name="ro1">
          <table:table-cell office:value-type="string" calcext:value-type="string">
            <text:p>9 Mar 2017 13:53:00.000</text:p>
          </table:table-cell>
          <table:table-cell office:value-type="float" office:value="72.577" calcext:value-type="float">
            <text:p>72,577</text:p>
          </table:table-cell>
          <table:table-cell office:value-type="float" office:value="35.406" calcext:value-type="float">
            <text:p>35,406</text:p>
          </table:table-cell>
          <table:table-cell office:value-type="float" office:value="664.134637" calcext:value-type="float">
            <text:p>664,134637</text:p>
          </table:table-cell>
          <table:table-cell office:value-type="float" office:value="0.054191" calcext:value-type="float">
            <text:p>0,054191</text:p>
          </table:table-cell>
          <table:table-cell office:value-type="float" office:value="-0.098719" calcext:value-type="float">
            <text:p>-0,098719</text:p>
          </table:table-cell>
          <table:table-cell office:value-type="float" office:value="0.006932" calcext:value-type="float">
            <text:p>0,006932</text:p>
          </table:table-cell>
        </table:table-row>
        <table:table-row table:style-name="ro1">
          <table:table-cell office:value-type="string" calcext:value-type="string">
            <text:p>9 Mar 2017 13:54:00.000</text:p>
          </table:table-cell>
          <table:table-cell office:value-type="float" office:value="75.73" calcext:value-type="float">
            <text:p>75,73</text:p>
          </table:table-cell>
          <table:table-cell office:value-type="float" office:value="28.254" calcext:value-type="float">
            <text:p>28,254</text:p>
          </table:table-cell>
          <table:table-cell office:value-type="float" office:value="664.502623" calcext:value-type="float">
            <text:p>664,502623</text:p>
          </table:table-cell>
          <table:table-cell office:value-type="float" office:value="0.050536" calcext:value-type="float">
            <text:p>0,050536</text:p>
          </table:table-cell>
          <table:table-cell office:value-type="float" office:value="-0.143635" calcext:value-type="float">
            <text:p>-0,143635</text:p>
          </table:table-cell>
          <table:table-cell office:value-type="float" office:value="0.005313" calcext:value-type="float">
            <text:p>0,005313</text:p>
          </table:table-cell>
        </table:table-row>
        <table:table-row table:style-name="ro1">
          <table:table-cell office:value-type="string" calcext:value-type="string">
            <text:p>9 Mar 2017 13:55:00.000</text:p>
          </table:table-cell>
          <table:table-cell office:value-type="float" office:value="78.577" calcext:value-type="float">
            <text:p>78,577</text:p>
          </table:table-cell>
          <table:table-cell office:value-type="float" office:value="17.539" calcext:value-type="float">
            <text:p>17,539</text:p>
          </table:table-cell>
          <table:table-cell office:value-type="float" office:value="664.769806" calcext:value-type="float">
            <text:p>664,769806</text:p>
          </table:table-cell>
          <table:table-cell office:value-type="float" office:value="0.043633" calcext:value-type="float">
            <text:p>0,043633</text:p>
          </table:table-cell>
          <table:table-cell office:value-type="float" office:value="-0.220184" calcext:value-type="float">
            <text:p>-0,220184</text:p>
          </table:table-cell>
          <table:table-cell office:value-type="float" office:value="0.003577" calcext:value-type="float">
            <text:p>0,003577</text:p>
          </table:table-cell>
        </table:table-row>
        <table:table-row table:style-name="ro1">
          <table:table-cell office:value-type="string" calcext:value-type="string">
            <text:p>9 Mar 2017 13:56:00.000</text:p>
          </table:table-cell>
          <table:table-cell office:value-type="float" office:value="80.834" calcext:value-type="float">
            <text:p>80,834</text:p>
          </table:table-cell>
          <table:table-cell office:value-type="float" office:value="0.968" calcext:value-type="float">
            <text:p>0,968</text:p>
          </table:table-cell>
          <table:table-cell office:value-type="float" office:value="664.930253" calcext:value-type="float">
            <text:p>664,930253</text:p>
          </table:table-cell>
          <table:table-cell office:value-type="float" office:value="0.030087" calcext:value-type="float">
            <text:p>0,030087</text:p>
          </table:table-cell>
          <table:table-cell office:value-type="float" office:value="-0.33797" calcext:value-type="float">
            <text:p>-0,33797</text:p>
          </table:table-cell>
          <table:table-cell office:value-type="float" office:value="0.001761" calcext:value-type="float">
            <text:p>0,001761</text:p>
          </table:table-cell>
        </table:table-row>
        <table:table-row table:style-name="ro1">
          <table:table-cell office:value-type="string" calcext:value-type="string">
            <text:p>9 Mar 2017 13:57:00.000</text:p>
          </table:table-cell>
          <table:table-cell office:value-type="float" office:value="81.982" calcext:value-type="float">
            <text:p>81,982</text:p>
          </table:table-cell>
          <table:table-cell office:value-type="float" office:value="-22.795" calcext:value-type="float">
            <text:p>-22,795</text:p>
          </table:table-cell>
          <table:table-cell office:value-type="float" office:value="664.9802" calcext:value-type="float">
            <text:p>664,9802</text:p>
          </table:table-cell>
          <table:table-cell office:value-type="float" office:value="0.006644" calcext:value-type="float">
            <text:p>0,006644</text:p>
          </table:table-cell>
          <table:table-cell office:value-type="float" office:value="-0.439591" calcext:value-type="float">
            <text:p>-0,439591</text:p>
          </table:table-cell>
          <table:table-cell office:value-type="float" office:value="-0.0001" calcext:value-type="float">
            <text:p>-0,0001</text:p>
          </table:table-cell>
        </table:table-row>
        <table:table-row table:style-name="ro1">
          <table:table-cell office:value-type="string" calcext:value-type="string">
            <text:p>9 Mar 2017 13:58:00.000</text:p>
          </table:table-cell>
          <table:table-cell office:value-type="float" office:value="81.56" calcext:value-type="float">
            <text:p>81,56</text:p>
          </table:table-cell>
          <table:table-cell office:value-type="float" office:value="-48.703" calcext:value-type="float">
            <text:p>-48,703</text:p>
          </table:table-cell>
          <table:table-cell office:value-type="float" office:value="664.91811" calcext:value-type="float">
            <text:p>664,91811</text:p>
          </table:table-cell>
          <table:table-cell office:value-type="float" office:value="-0.020051" calcext:value-type="float">
            <text:p>-0,020051</text:p>
          </table:table-cell>
          <table:table-cell office:value-type="float" office:value="-0.397353" calcext:value-type="float">
            <text:p>-0,397353</text:p>
          </table:table-cell>
          <table:table-cell office:value-type="float" office:value="-0.001968" calcext:value-type="float">
            <text:p>-0,001968</text:p>
          </table:table-cell>
        </table:table-row>
        <table:table-row table:style-name="ro1">
          <table:table-cell office:value-type="string" calcext:value-type="string">
            <text:p>9 Mar 2017 13:59:00.000</text:p>
          </table:table-cell>
          <table:table-cell office:value-type="float" office:value="79.758" calcext:value-type="float">
            <text:p>79,758</text:p>
          </table:table-cell>
          <table:table-cell office:value-type="float" office:value="-68.81" calcext:value-type="float">
            <text:p>-68,81</text:p>
          </table:table-cell>
          <table:table-cell office:value-type="float" office:value="664.744704" calcext:value-type="float">
            <text:p>664,744704</text:p>
          </table:table-cell>
          <table:table-cell office:value-type="float" office:value="-0.038255" calcext:value-type="float">
            <text:p>-0,038255</text:p>
          </table:table-cell>
          <table:table-cell office:value-type="float" office:value="-0.272131" calcext:value-type="float">
            <text:p>-0,272131</text:p>
          </table:table-cell>
          <table:table-cell office:value-type="float" office:value="-0.003805" calcext:value-type="float">
            <text:p>-0,003805</text:p>
          </table:table-cell>
        </table:table-row>
        <table:table-row table:style-name="ro1">
          <table:table-cell office:value-type="string" calcext:value-type="string">
            <text:p>9 Mar 2017 14:00:00.000</text:p>
          </table:table-cell>
          <table:table-cell office:value-type="float" office:value="77.144" calcext:value-type="float">
            <text:p>77,144</text:p>
          </table:table-cell>
          <table:table-cell office:value-type="float" office:value="-82.011" calcext:value-type="float">
            <text:p>-82,011</text:p>
          </table:table-cell>
          <table:table-cell office:value-type="float" office:value="664.462952" calcext:value-type="float">
            <text:p>664,462952</text:p>
          </table:table-cell>
          <table:table-cell office:value-type="float" office:value="-0.0478" calcext:value-type="float">
            <text:p>-0,0478</text:p>
          </table:table-cell>
          <table:table-cell office:value-type="float" office:value="-0.175326" calcext:value-type="float">
            <text:p>-0,175326</text:p>
          </table:table-cell>
          <table:table-cell office:value-type="float" office:value="-0.005574" calcext:value-type="float">
            <text:p>-0,005574</text:p>
          </table:table-cell>
        </table:table-row>
        <table:table-row table:style-name="ro1">
          <table:table-cell office:value-type="string" calcext:value-type="string">
            <text:p>9 Mar 2017 14:01:00.000</text:p>
          </table:table-cell>
          <table:table-cell office:value-type="float" office:value="74.113" calcext:value-type="float">
            <text:p>74,113</text:p>
          </table:table-cell>
          <table:table-cell office:value-type="float" office:value="-90.634" calcext:value-type="float">
            <text:p>-90,634</text:p>
          </table:table-cell>
          <table:table-cell office:value-type="float" office:value="664.07802" calcext:value-type="float">
            <text:p>664,07802</text:p>
          </table:table-cell>
          <table:table-cell office:value-type="float" office:value="-0.052713" calcext:value-type="float">
            <text:p>-0,052713</text:p>
          </table:table-cell>
          <table:table-cell office:value-type="float" office:value="-0.117283" calcext:value-type="float">
            <text:p>-0,117283</text:p>
          </table:table-cell>
          <table:table-cell office:value-type="float" office:value="-0.007238" calcext:value-type="float">
            <text:p>-0,007238</text:p>
          </table:table-cell>
        </table:table-row>
        <table:table-row table:style-name="ro1">
          <table:table-cell office:value-type="string" calcext:value-type="string">
            <text:p>9 Mar 2017 14:02:00.000</text:p>
          </table:table-cell>
          <table:table-cell office:value-type="float" office:value="70.862" calcext:value-type="float">
            <text:p>70,862</text:p>
          </table:table-cell>
          <table:table-cell office:value-type="float" office:value="-96.557" calcext:value-type="float">
            <text:p>-96,557</text:p>
          </table:table-cell>
          <table:table-cell office:value-type="float" office:value="663.597194" calcext:value-type="float">
            <text:p>663,597194</text:p>
          </table:table-cell>
          <table:table-cell office:value-type="float" office:value="-0.05542" calcext:value-type="float">
            <text:p>-0,05542</text:p>
          </table:table-cell>
          <table:table-cell office:value-type="float" office:value="-0.083056" calcext:value-type="float">
            <text:p>-0,083056</text:p>
          </table:table-cell>
          <table:table-cell office:value-type="float" office:value="-0.008765" calcext:value-type="float">
            <text:p>-0,008765</text:p>
          </table:table-cell>
        </table:table-row>
        <table:table-row table:style-name="ro1">
          <table:table-cell office:value-type="string" calcext:value-type="string">
            <text:p>9 Mar 2017 14:03:00.000</text:p>
          </table:table-cell>
          <table:table-cell office:value-type="float" office:value="67.484" calcext:value-type="float">
            <text:p>67,484</text:p>
          </table:table-cell>
          <table:table-cell office:value-type="float" office:value="-100.861" calcext:value-type="float">
            <text:p>-100,861</text:p>
          </table:table-cell>
          <table:table-cell office:value-type="float" office:value="663.029758" calcext:value-type="float">
            <text:p>663,029758</text:p>
          </table:table-cell>
          <table:table-cell office:value-type="float" office:value="-0.057034" calcext:value-type="float">
            <text:p>-0,057034</text:p>
          </table:table-cell>
          <table:table-cell office:value-type="float" office:value="-0.062017" calcext:value-type="float">
            <text:p>-0,062017</text:p>
          </table:table-cell>
          <table:table-cell office:value-type="float" office:value="-0.01012" calcext:value-type="float">
            <text:p>-0,01012</text:p>
          </table:table-cell>
        </table:table-row>
        <table:table-row table:style-name="ro1">
          <table:table-cell office:value-type="string" calcext:value-type="string">
            <text:p>9 Mar 2017 14:04:00.000</text:p>
          </table:table-cell>
          <table:table-cell office:value-type="float" office:value="64.029" calcext:value-type="float">
            <text:p>64,029</text:p>
          </table:table-cell>
          <table:table-cell office:value-type="float" office:value="-104.146" calcext:value-type="float">
            <text:p>-104,146</text:p>
          </table:table-cell>
          <table:table-cell office:value-type="float" office:value="662.386842" calcext:value-type="float">
            <text:p>662,386842</text:p>
          </table:table-cell>
          <table:table-cell office:value-type="float" office:value="-0.058068" calcext:value-type="float">
            <text:p>-0,058068</text:p>
          </table:table-cell>
          <table:table-cell office:value-type="float" office:value="-0.048426" calcext:value-type="float">
            <text:p>-0,048426</text:p>
          </table:table-cell>
          <table:table-cell office:value-type="float" office:value="-0.011276" calcext:value-type="float">
            <text:p>-0,011276</text:p>
          </table:table-cell>
        </table:table-row>
        <table:table-row table:style-name="ro1">
          <table:table-cell office:value-type="string" calcext:value-type="string">
            <text:p>9 Mar 2017 14:05:00.000</text:p>
          </table:table-cell>
          <table:table-cell office:value-type="float" office:value="60.523" calcext:value-type="float">
            <text:p>60,523</text:p>
          </table:table-cell>
          <table:table-cell office:value-type="float" office:value="-106.759" calcext:value-type="float">
            <text:p>-106,759</text:p>
          </table:table-cell>
          <table:table-cell office:value-type="float" office:value="661.68124" calcext:value-type="float">
            <text:p>661,68124</text:p>
          </table:table-cell>
          <table:table-cell office:value-type="float" office:value="-0.058771" calcext:value-type="float">
            <text:p>-0,058771</text:p>
          </table:table-cell>
          <table:table-cell office:value-type="float" office:value="-0.039239" calcext:value-type="float">
            <text:p>-0,039239</text:p>
          </table:table-cell>
          <table:table-cell office:value-type="float" office:value="-0.012205" calcext:value-type="float">
            <text:p>-0,012205</text:p>
          </table:table-cell>
        </table:table-row>
        <table:table-row table:style-name="ro1">
          <table:table-cell office:value-type="string" calcext:value-type="string">
            <text:p>9 Mar 2017 14:06:00.000</text:p>
          </table:table-cell>
          <table:table-cell office:value-type="float" office:value="56.98" calcext:value-type="float">
            <text:p>56,98</text:p>
          </table:table-cell>
          <table:table-cell office:value-type="float" office:value="-108.909" calcext:value-type="float">
            <text:p>-108,909</text:p>
          </table:table-cell>
          <table:table-cell office:value-type="float" office:value="660.927195" calcext:value-type="float">
            <text:p>660,927195</text:p>
          </table:table-cell>
          <table:table-cell office:value-type="float" office:value="-0.059273" calcext:value-type="float">
            <text:p>-0,059273</text:p>
          </table:table-cell>
          <table:table-cell office:value-type="float" office:value="-0.032784" calcext:value-type="float">
            <text:p>-0,032784</text:p>
          </table:table-cell>
          <table:table-cell office:value-type="float" office:value="-0.012887" calcext:value-type="float">
            <text:p>-0,012887</text:p>
          </table:table-cell>
        </table:table-row>
        <table:table-row table:style-name="ro1">
          <table:table-cell office:value-type="string" calcext:value-type="string">
            <text:p>9 Mar 2017 14:07:00.000</text:p>
          </table:table-cell>
          <table:table-cell office:value-type="float" office:value="53.412" calcext:value-type="float">
            <text:p>53,412</text:p>
          </table:table-cell>
          <table:table-cell office:value-type="float" office:value="-110.728" calcext:value-type="float">
            <text:p>-110,728</text:p>
          </table:table-cell>
          <table:table-cell office:value-type="float" office:value="660.140163" calcext:value-type="float">
            <text:p>660,140163</text:p>
          </table:table-cell>
          <table:table-cell office:value-type="float" office:value="-0.059649" calcext:value-type="float">
            <text:p>-0,059649</text:p>
          </table:table-cell>
          <table:table-cell office:value-type="float" office:value="-0.028101" calcext:value-type="float">
            <text:p>-0,028101</text:p>
          </table:table-cell>
          <table:table-cell office:value-type="float" office:value="-0.013302" calcext:value-type="float">
            <text:p>-0,013302</text:p>
          </table:table-cell>
        </table:table-row>
        <table:table-row table:style-name="ro1">
          <table:table-cell office:value-type="string" calcext:value-type="string">
            <text:p>9 Mar 2017 14:08:00.000</text:p>
          </table:table-cell>
          <table:table-cell office:value-type="float" office:value="49.824" calcext:value-type="float">
            <text:p>49,824</text:p>
          </table:table-cell>
          <table:table-cell office:value-type="float" office:value="-112.305" calcext:value-type="float">
            <text:p>-112,305</text:p>
          </table:table-cell>
          <table:table-cell office:value-type="float" office:value="659.336549" calcext:value-type="float">
            <text:p>659,336549</text:p>
          </table:table-cell>
          <table:table-cell office:value-type="float" office:value="-0.059939" calcext:value-type="float">
            <text:p>-0,059939</text:p>
          </table:table-cell>
          <table:table-cell office:value-type="float" office:value="-0.024612" calcext:value-type="float">
            <text:p>-0,024612</text:p>
          </table:table-cell>
          <table:table-cell office:value-type="float" office:value="-0.013437" calcext:value-type="float">
            <text:p>-0,013437</text:p>
          </table:table-cell>
        </table:table-row>
        <table:table-row table:style-name="ro1">
          <table:table-cell office:value-type="string" calcext:value-type="string">
            <text:p>9 Mar 2017 14:09:00.000</text:p>
          </table:table-cell>
          <table:table-cell office:value-type="float" office:value="46.221" calcext:value-type="float">
            <text:p>46,221</text:p>
          </table:table-cell>
          <table:table-cell office:value-type="float" office:value="-113.698" calcext:value-type="float">
            <text:p>-113,698</text:p>
          </table:table-cell>
          <table:table-cell office:value-type="float" office:value="658.533428" calcext:value-type="float">
            <text:p>658,533428</text:p>
          </table:table-cell>
          <table:table-cell office:value-type="float" office:value="-0.060169" calcext:value-type="float">
            <text:p>-0,060169</text:p>
          </table:table-cell>
          <table:table-cell office:value-type="float" office:value="-0.021955" calcext:value-type="float">
            <text:p>-0,021955</text:p>
          </table:table-cell>
          <table:table-cell office:value-type="float" office:value="-0.013283" calcext:value-type="float">
            <text:p>-0,013283</text:p>
          </table:table-cell>
        </table:table-row>
        <table:table-row table:style-name="ro1">
          <table:table-cell office:value-type="string" calcext:value-type="string">
            <text:p>9 Mar 2017 14:10:00.000</text:p>
          </table:table-cell>
          <table:table-cell office:value-type="float" office:value="42.605" calcext:value-type="float">
            <text:p>42,605</text:p>
          </table:table-cell>
          <table:table-cell office:value-type="float" office:value="-114.951" calcext:value-type="float">
            <text:p>-114,951</text:p>
          </table:table-cell>
          <table:table-cell office:value-type="float" office:value="657.748249" calcext:value-type="float">
            <text:p>657,748249</text:p>
          </table:table-cell>
          <table:table-cell office:value-type="float" office:value="-0.060357" calcext:value-type="float">
            <text:p>-0,060357</text:p>
          </table:table-cell>
          <table:table-cell office:value-type="float" office:value="-0.019895" calcext:value-type="float">
            <text:p>-0,019895</text:p>
          </table:table-cell>
          <table:table-cell office:value-type="float" office:value="-0.012838" calcext:value-type="float">
            <text:p>-0,012838</text:p>
          </table:table-cell>
        </table:table-row>
        <table:table-row table:style-name="ro1">
          <table:table-cell office:value-type="string" calcext:value-type="string">
            <text:p>9 Mar 2017 14:11:00.000</text:p>
          </table:table-cell>
          <table:table-cell office:value-type="float" office:value="38.979" calcext:value-type="float">
            <text:p>38,979</text:p>
          </table:table-cell>
          <table:table-cell office:value-type="float" office:value="-116.095" calcext:value-type="float">
            <text:p>-116,095</text:p>
          </table:table-cell>
          <table:table-cell office:value-type="float" office:value="656.998529" calcext:value-type="float">
            <text:p>656,998529</text:p>
          </table:table-cell>
          <table:table-cell office:value-type="float" office:value="-0.060513" calcext:value-type="float">
            <text:p>-0,060513</text:p>
          </table:table-cell>
          <table:table-cell office:value-type="float" office:value="-0.018276" calcext:value-type="float">
            <text:p>-0,018276</text:p>
          </table:table-cell>
          <table:table-cell office:value-type="float" office:value="-0.012101" calcext:value-type="float">
            <text:p>-0,012101</text:p>
          </table:table-cell>
        </table:table-row>
        <table:table-row table:style-name="ro1">
          <table:table-cell office:value-type="string" calcext:value-type="string">
            <text:p>9 Mar 2017 14:12:00.000</text:p>
          </table:table-cell>
          <table:table-cell office:value-type="float" office:value="35.344" calcext:value-type="float">
            <text:p>35,344</text:p>
          </table:table-cell>
          <table:table-cell office:value-type="float" office:value="-117.151" calcext:value-type="float">
            <text:p>-117,151</text:p>
          </table:table-cell>
          <table:table-cell office:value-type="float" office:value="656.301548" calcext:value-type="float">
            <text:p>656,301548</text:p>
          </table:table-cell>
          <table:table-cell office:value-type="float" office:value="-0.060644" calcext:value-type="float">
            <text:p>-0,060644</text:p>
          </table:table-cell>
          <table:table-cell office:value-type="float" office:value="-0.01699" calcext:value-type="float">
            <text:p>-0,01699</text:p>
          </table:table-cell>
          <table:table-cell office:value-type="float" office:value="-0.01108" calcext:value-type="float">
            <text:p>-0,01108</text:p>
          </table:table-cell>
        </table:table-row>
        <table:table-row table:style-name="ro1">
          <table:table-cell office:value-type="string" calcext:value-type="string">
            <text:p>9 Mar 2017 14:13:00.000</text:p>
          </table:table-cell>
          <table:table-cell office:value-type="float" office:value="31.702" calcext:value-type="float">
            <text:p>31,702</text:p>
          </table:table-cell>
          <table:table-cell office:value-type="float" office:value="-118.139" calcext:value-type="float">
            <text:p>-118,139</text:p>
          </table:table-cell>
          <table:table-cell office:value-type="float" office:value="655.674035" calcext:value-type="float">
            <text:p>655,674035</text:p>
          </table:table-cell>
          <table:table-cell office:value-type="float" office:value="-0.060754" calcext:value-type="float">
            <text:p>-0,060754</text:p>
          </table:table-cell>
          <table:table-cell office:value-type="float" office:value="-0.015961" calcext:value-type="float">
            <text:p>-0,015961</text:p>
          </table:table-cell>
          <table:table-cell office:value-type="float" office:value="-0.009786" calcext:value-type="float">
            <text:p>-0,009786</text:p>
          </table:table-cell>
        </table:table-row>
        <table:table-row table:style-name="ro1">
          <table:table-cell office:value-type="string" calcext:value-type="string">
            <text:p>9 Mar 2017 14:14:00.000</text:p>
          </table:table-cell>
          <table:table-cell office:value-type="float" office:value="28.054" calcext:value-type="float">
            <text:p>28,054</text:p>
          </table:table-cell>
          <table:table-cell office:value-type="float" office:value="-119.071" calcext:value-type="float">
            <text:p>-119,071</text:p>
          </table:table-cell>
          <table:table-cell office:value-type="float" office:value="655.131866" calcext:value-type="float">
            <text:p>655,131866</text:p>
          </table:table-cell>
          <table:table-cell office:value-type="float" office:value="-0.060847" calcext:value-type="float">
            <text:p>-0,060847</text:p>
          </table:table-cell>
          <table:table-cell office:value-type="float" office:value="-0.015135" calcext:value-type="float">
            <text:p>-0,015135</text:p>
          </table:table-cell>
          <table:table-cell office:value-type="float" office:value="-0.008237" calcext:value-type="float">
            <text:p>-0,008237</text:p>
          </table:table-cell>
        </table:table-row>
        <table:table-row table:style-name="ro1">
          <table:table-cell office:value-type="string" calcext:value-type="string">
            <text:p>9 Mar 2017 14:15:00.000</text:p>
          </table:table-cell>
          <table:table-cell office:value-type="float" office:value="24.4" calcext:value-type="float">
            <text:p>24,4</text:p>
          </table:table-cell>
          <table:table-cell office:value-type="float" office:value="-119.958" calcext:value-type="float">
            <text:p>-119,958</text:p>
          </table:table-cell>
          <table:table-cell office:value-type="float" office:value="654.689774" calcext:value-type="float">
            <text:p>654,689774</text:p>
          </table:table-cell>
          <table:table-cell office:value-type="float" office:value="-0.060924" calcext:value-type="float">
            <text:p>-0,060924</text:p>
          </table:table-cell>
          <table:table-cell office:value-type="float" office:value="-0.014472" calcext:value-type="float">
            <text:p>-0,014472</text:p>
          </table:table-cell>
          <table:table-cell office:value-type="float" office:value="-0.006453" calcext:value-type="float">
            <text:p>-0,006453</text:p>
          </table:table-cell>
        </table:table-row>
        <table:table-row table:style-name="ro1">
          <table:table-cell office:value-type="string" calcext:value-type="string">
            <text:p>9 Mar 2017 14:16:00.000</text:p>
          </table:table-cell>
          <table:table-cell office:value-type="float" office:value="20.743" calcext:value-type="float">
            <text:p>20,743</text:p>
          </table:table-cell>
          <table:table-cell office:value-type="float" office:value="-120.81" calcext:value-type="float">
            <text:p>-120,81</text:p>
          </table:table-cell>
          <table:table-cell office:value-type="float" office:value="654.36107" calcext:value-type="float">
            <text:p>654,36107</text:p>
          </table:table-cell>
          <table:table-cell office:value-type="float" office:value="-0.060988" calcext:value-type="float">
            <text:p>-0,060988</text:p>
          </table:table-cell>
          <table:table-cell office:value-type="float" office:value="-0.013943" calcext:value-type="float">
            <text:p>-0,013943</text:p>
          </table:table-cell>
          <table:table-cell office:value-type="float" office:value="-0.004461" calcext:value-type="float">
            <text:p>-0,004461</text:p>
          </table:table-cell>
        </table:table-row>
        <table:table-row table:style-name="ro1">
          <table:table-cell office:value-type="string" calcext:value-type="string">
            <text:p>9 Mar 2017 14:17:00.000</text:p>
          </table:table-cell>
          <table:table-cell office:value-type="float" office:value="17.082" calcext:value-type="float">
            <text:p>17,082</text:p>
          </table:table-cell>
          <table:table-cell office:value-type="float" office:value="-121.634" calcext:value-type="float">
            <text:p>-121,634</text:p>
          </table:table-cell>
          <table:table-cell office:value-type="float" office:value="654.157393" calcext:value-type="float">
            <text:p>654,157393</text:p>
          </table:table-cell>
          <table:table-cell office:value-type="float" office:value="-0.061038" calcext:value-type="float">
            <text:p>-0,061038</text:p>
          </table:table-cell>
          <table:table-cell office:value-type="float" office:value="-0.013528" calcext:value-type="float">
            <text:p>-0,013528</text:p>
          </table:table-cell>
          <table:table-cell office:value-type="float" office:value="-0.002291" calcext:value-type="float">
            <text:p>-0,002291</text:p>
          </table:table-cell>
        </table:table-row>
        <table:table-row table:style-name="ro1">
          <table:table-cell office:value-type="string" calcext:value-type="string">
            <text:p>9 Mar 2017 14:18:00.000</text:p>
          </table:table-cell>
          <table:table-cell office:value-type="float" office:value="13.419" calcext:value-type="float">
            <text:p>13,419</text:p>
          </table:table-cell>
          <table:table-cell office:value-type="float" office:value="-122.435" calcext:value-type="float">
            <text:p>-122,435</text:p>
          </table:table-cell>
          <table:table-cell office:value-type="float" office:value="654.088485" calcext:value-type="float">
            <text:p>654,088485</text:p>
          </table:table-cell>
          <table:table-cell office:value-type="float" office:value="-0.061077" calcext:value-type="float">
            <text:p>-0,061077</text:p>
          </table:table-cell>
          <table:table-cell office:value-type="float" office:value="-0.013209" calcext:value-type="float">
            <text:p>-0,013209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9 Mar 2017 14:19:00.000</text:p>
          </table:table-cell>
          <table:table-cell office:value-type="float" office:value="9.753" calcext:value-type="float">
            <text:p>9,753</text:p>
          </table:table-cell>
          <table:table-cell office:value-type="float" office:value="-123.22" calcext:value-type="float">
            <text:p>-123,22</text:p>
          </table:table-cell>
          <table:table-cell office:value-type="float" office:value="654.16199" calcext:value-type="float">
            <text:p>654,16199</text:p>
          </table:table-cell>
          <table:table-cell office:value-type="float" office:value="-0.061103" calcext:value-type="float">
            <text:p>-0,061103</text:p>
          </table:table-cell>
          <table:table-cell office:value-type="float" office:value="-0.012976" calcext:value-type="float">
            <text:p>-0,012976</text:p>
          </table:table-cell>
          <table:table-cell office:value-type="float" office:value="0.002451" calcext:value-type="float">
            <text:p>0,002451</text:p>
          </table:table-cell>
        </table:table-row>
        <table:table-row table:style-name="ro1">
          <table:table-cell office:value-type="string" calcext:value-type="string">
            <text:p>9 Mar 2017 14:20:00.000</text:p>
          </table:table-cell>
          <table:table-cell office:value-type="float" office:value="6.086" calcext:value-type="float">
            <text:p>6,086</text:p>
          </table:table-cell>
          <table:table-cell office:value-type="float" office:value="-123.994" calcext:value-type="float">
            <text:p>-123,994</text:p>
          </table:table-cell>
          <table:table-cell office:value-type="float" office:value="654.3833" calcext:value-type="float">
            <text:p>654,3833</text:p>
          </table:table-cell>
          <table:table-cell office:value-type="float" office:value="-0.061118" calcext:value-type="float">
            <text:p>-0,061118</text:p>
          </table:table-cell>
          <table:table-cell office:value-type="float" office:value="-0.012821" calcext:value-type="float">
            <text:p>-0,012821</text:p>
          </table:table-cell>
          <table:table-cell office:value-type="float" office:value="0.004946" calcext:value-type="float">
            <text:p>0,004946</text:p>
          </table:table-cell>
        </table:table-row>
        <table:table-row table:style-name="ro1">
          <table:table-cell office:value-type="string" calcext:value-type="string">
            <text:p>9 Mar 2017 14:21:00.000</text:p>
          </table:table-cell>
          <table:table-cell office:value-type="float" office:value="2.419" calcext:value-type="float">
            <text:p>2,419</text:p>
          </table:table-cell>
          <table:table-cell office:value-type="float" office:value="-124.76" calcext:value-type="float">
            <text:p>-124,76</text:p>
          </table:table-cell>
          <table:table-cell office:value-type="float" office:value="654.755432" calcext:value-type="float">
            <text:p>654,755432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39" calcext:value-type="float">
            <text:p>-0,012739</text:p>
          </table:table-cell>
          <table:table-cell office:value-type="float" office:value="0.007471" calcext:value-type="float">
            <text:p>0,007471</text:p>
          </table:table-cell>
        </table:table-row>
        <table:table-row table:style-name="ro1">
          <table:table-cell office:value-type="string" calcext:value-type="string">
            <text:p>9 Mar 2017 14:22:00.000</text:p>
          </table:table-cell>
          <table:table-cell office:value-type="float" office:value="-1.248" calcext:value-type="float">
            <text:p>-1,248</text:p>
          </table:table-cell>
          <table:table-cell office:value-type="float" office:value="-125.524" calcext:value-type="float">
            <text:p>-125,524</text:p>
          </table:table-cell>
          <table:table-cell office:value-type="float" office:value="655.278947" calcext:value-type="float">
            <text:p>655,278947</text:p>
          </table:table-cell>
          <table:table-cell office:value-type="float" office:value="-0.061114" calcext:value-type="float">
            <text:p>-0,061114</text:p>
          </table:table-cell>
          <table:table-cell office:value-type="float" office:value="-0.012727" calcext:value-type="float">
            <text:p>-0,012727</text:p>
          </table:table-cell>
          <table:table-cell office:value-type="float" office:value="0.009984" calcext:value-type="float">
            <text:p>0,009984</text:p>
          </table:table-cell>
        </table:table-row>
        <table:table-row table:style-name="ro1">
          <table:table-cell office:value-type="string" calcext:value-type="string">
            <text:p>9 Mar 2017 14:23:00.000</text:p>
          </table:table-cell>
          <table:table-cell office:value-type="float" office:value="-4.914" calcext:value-type="float">
            <text:p>-4,914</text:p>
          </table:table-cell>
          <table:table-cell office:value-type="float" office:value="-126.289" calcext:value-type="float">
            <text:p>-126,289</text:p>
          </table:table-cell>
          <table:table-cell office:value-type="float" office:value="655.951917" calcext:value-type="float">
            <text:p>655,951917</text:p>
          </table:table-cell>
          <table:table-cell office:value-type="float" office:value="-0.061095" calcext:value-type="float">
            <text:p>-0,061095</text:p>
          </table:table-cell>
          <table:table-cell office:value-type="float" office:value="-0.012784" calcext:value-type="float">
            <text:p>-0,012784</text:p>
          </table:table-cell>
          <table:table-cell office:value-type="float" office:value="0.012445" calcext:value-type="float">
            <text:p>0,012445</text:p>
          </table:table-cell>
        </table:table-row>
        <table:table-row table:style-name="ro1">
          <table:table-cell office:value-type="string" calcext:value-type="string">
            <text:p>9 Mar 2017 14:24:00.000</text:p>
          </table:table-cell>
          <table:table-cell office:value-type="float" office:value="-8.579" calcext:value-type="float">
            <text:p>-8,579</text:p>
          </table:table-cell>
          <table:table-cell office:value-type="float" office:value="-127.06" calcext:value-type="float">
            <text:p>-127,06</text:p>
          </table:table-cell>
          <table:table-cell office:value-type="float" office:value="656.769927" calcext:value-type="float">
            <text:p>656,769927</text:p>
          </table:table-cell>
          <table:table-cell office:value-type="float" office:value="-0.061064" calcext:value-type="float">
            <text:p>-0,061064</text:p>
          </table:table-cell>
          <table:table-cell office:value-type="float" office:value="-0.012912" calcext:value-type="float">
            <text:p>-0,012912</text:p>
          </table:table-cell>
          <table:table-cell office:value-type="float" office:value="0.014811" calcext:value-type="float">
            <text:p>0,014811</text:p>
          </table:table-cell>
        </table:table-row>
        <table:table-row table:style-name="ro1">
          <table:table-cell office:value-type="string" calcext:value-type="string">
            <text:p>9 Mar 2017 14:25:00.000</text:p>
          </table:table-cell>
          <table:table-cell office:value-type="float" office:value="-12.242" calcext:value-type="float">
            <text:p>-12,242</text:p>
          </table:table-cell>
          <table:table-cell office:value-type="float" office:value="-127.84" calcext:value-type="float">
            <text:p>-127,84</text:p>
          </table:table-cell>
          <table:table-cell office:value-type="float" office:value="657.726127" calcext:value-type="float">
            <text:p>657,726127</text:p>
          </table:table-cell>
          <table:table-cell office:value-type="float" office:value="-0.061023" calcext:value-type="float">
            <text:p>-0,061023</text:p>
          </table:table-cell>
          <table:table-cell office:value-type="float" office:value="-0.013116" calcext:value-type="float">
            <text:p>-0,013116</text:p>
          </table:table-cell>
          <table:table-cell office:value-type="float" office:value="0.017043" calcext:value-type="float">
            <text:p>0,017043</text:p>
          </table:table-cell>
        </table:table-row>
        <table:table-row table:style-name="ro1">
          <table:table-cell office:value-type="string" calcext:value-type="string">
            <text:p>9 Mar 2017 14:26:00.000</text:p>
          </table:table-cell>
          <table:table-cell office:value-type="float" office:value="-15.902" calcext:value-type="float">
            <text:p>-15,902</text:p>
          </table:table-cell>
          <table:table-cell office:value-type="float" office:value="-128.635" calcext:value-type="float">
            <text:p>-128,635</text:p>
          </table:table-cell>
          <table:table-cell office:value-type="float" office:value="658.811328" calcext:value-type="float">
            <text:p>658,811328</text:p>
          </table:table-cell>
          <table:table-cell office:value-type="float" office:value="-0.06097" calcext:value-type="float">
            <text:p>-0,06097</text:p>
          </table:table-cell>
          <table:table-cell office:value-type="float" office:value="-0.013403" calcext:value-type="float">
            <text:p>-0,013403</text:p>
          </table:table-cell>
          <table:table-cell office:value-type="float" office:value="0.019103" calcext:value-type="float">
            <text:p>0,019103</text:p>
          </table:table-cell>
        </table:table-row>
        <table:table-row table:style-name="ro1">
          <table:table-cell office:value-type="string" calcext:value-type="string">
            <text:p>9 Mar 2017 14:27:00.000</text:p>
          </table:table-cell>
          <table:table-cell office:value-type="float" office:value="-19.558" calcext:value-type="float">
            <text:p>-19,558</text:p>
          </table:table-cell>
          <table:table-cell office:value-type="float" office:value="-129.45" calcext:value-type="float">
            <text:p>-129,45</text:p>
          </table:table-cell>
          <table:table-cell office:value-type="float" office:value="660.014129" calcext:value-type="float">
            <text:p>660,014129</text:p>
          </table:table-cell>
          <table:table-cell office:value-type="float" office:value="-0.060905" calcext:value-type="float">
            <text:p>-0,060905</text:p>
          </table:table-cell>
          <table:table-cell office:value-type="float" office:value="-0.013782" calcext:value-type="float">
            <text:p>-0,013782</text:p>
          </table:table-cell>
          <table:table-cell office:value-type="float" office:value="0.020955" calcext:value-type="float">
            <text:p>0,020955</text:p>
          </table:table-cell>
        </table:table-row>
        <table:table-row table:style-name="ro1">
          <table:table-cell office:value-type="string" calcext:value-type="string">
            <text:p>9 Mar 2017 14:28:00.000</text:p>
          </table:table-cell>
          <table:table-cell office:value-type="float" office:value="-23.21" calcext:value-type="float">
            <text:p>-23,21</text:p>
          </table:table-cell>
          <table:table-cell office:value-type="float" office:value="-130.291" calcext:value-type="float">
            <text:p>-130,291</text:p>
          </table:table-cell>
          <table:table-cell office:value-type="float" office:value="661.321095" calcext:value-type="float">
            <text:p>661,321095</text:p>
          </table:table-cell>
          <table:table-cell office:value-type="float" office:value="-0.060829" calcext:value-type="float">
            <text:p>-0,060829</text:p>
          </table:table-cell>
          <table:table-cell office:value-type="float" office:value="-0.014267" calcext:value-type="float">
            <text:p>-0,014267</text:p>
          </table:table-cell>
          <table:table-cell office:value-type="float" office:value="0.022568" calcext:value-type="float">
            <text:p>0,022568</text:p>
          </table:table-cell>
        </table:table-row>
        <table:table-row table:style-name="ro1">
          <table:table-cell office:value-type="string" calcext:value-type="string">
            <text:p>9 Mar 2017 14:29:00.000</text:p>
          </table:table-cell>
          <table:table-cell office:value-type="float" office:value="-26.857" calcext:value-type="float">
            <text:p>-26,857</text:p>
          </table:table-cell>
          <table:table-cell office:value-type="float" office:value="-131.165" calcext:value-type="float">
            <text:p>-131,165</text:p>
          </table:table-cell>
          <table:table-cell office:value-type="float" office:value="662.716958" calcext:value-type="float">
            <text:p>662,716958</text:p>
          </table:table-cell>
          <table:table-cell office:value-type="float" office:value="-0.060739" calcext:value-type="float">
            <text:p>-0,060739</text:p>
          </table:table-cell>
          <table:table-cell office:value-type="float" office:value="-0.014878" calcext:value-type="float">
            <text:p>-0,014878</text:p>
          </table:table-cell>
          <table:table-cell office:value-type="float" office:value="0.023912" calcext:value-type="float">
            <text:p>0,023912</text:p>
          </table:table-cell>
        </table:table-row>
        <table:table-row table:style-name="ro1">
          <table:table-cell office:value-type="string" calcext:value-type="string">
            <text:p>9 Mar 2017 14:30:00.000</text:p>
          </table:table-cell>
          <table:table-cell office:value-type="float" office:value="-30.498" calcext:value-type="float">
            <text:p>-30,498</text:p>
          </table:table-cell>
          <table:table-cell office:value-type="float" office:value="-132.079" calcext:value-type="float">
            <text:p>-132,079</text:p>
          </table:table-cell>
          <table:table-cell office:value-type="float" office:value="664.184858" calcext:value-type="float">
            <text:p>664,184858</text:p>
          </table:table-cell>
          <table:table-cell office:value-type="float" office:value="-0.060636" calcext:value-type="float">
            <text:p>-0,060636</text:p>
          </table:table-cell>
          <table:table-cell office:value-type="float" office:value="-0.01564" calcext:value-type="float">
            <text:p>-0,01564</text:p>
          </table:table-cell>
          <table:table-cell office:value-type="float" office:value="0.024963" calcext:value-type="float">
            <text:p>0,024963</text:p>
          </table:table-cell>
        </table:table-row>
        <table:table-row table:style-name="ro1">
          <table:table-cell office:value-type="string" calcext:value-type="string">
            <text:p>9 Mar 2017 14:31:00.000</text:p>
          </table:table-cell>
          <table:table-cell office:value-type="float" office:value="-34.133" calcext:value-type="float">
            <text:p>-34,133</text:p>
          </table:table-cell>
          <table:table-cell office:value-type="float" office:value="-133.045" calcext:value-type="float">
            <text:p>-133,045</text:p>
          </table:table-cell>
          <table:table-cell office:value-type="float" office:value="665.706602" calcext:value-type="float">
            <text:p>665,706602</text:p>
          </table:table-cell>
          <table:table-cell office:value-type="float" office:value="-0.060516" calcext:value-type="float">
            <text:p>-0,060516</text:p>
          </table:table-cell>
          <table:table-cell office:value-type="float" office:value="-0.016589" calcext:value-type="float">
            <text:p>-0,016589</text:p>
          </table:table-cell>
          <table:table-cell office:value-type="float" office:value="0.025702" calcext:value-type="float">
            <text:p>0,025702</text:p>
          </table:table-cell>
        </table:table-row>
        <table:table-row table:style-name="ro1">
          <table:table-cell office:value-type="string" calcext:value-type="string">
            <text:p>9 Mar 2017 14:32:00.000</text:p>
          </table:table-cell>
          <table:table-cell office:value-type="float" office:value="-37.76" calcext:value-type="float">
            <text:p>-37,76</text:p>
          </table:table-cell>
          <table:table-cell office:value-type="float" office:value="-134.075" calcext:value-type="float">
            <text:p>-134,075</text:p>
          </table:table-cell>
          <table:table-cell office:value-type="float" office:value="667.262951" calcext:value-type="float">
            <text:p>667,262951</text:p>
          </table:table-cell>
          <table:table-cell office:value-type="float" office:value="-0.060378" calcext:value-type="float">
            <text:p>-0,060378</text:p>
          </table:table-cell>
          <table:table-cell office:value-type="float" office:value="-0.017772" calcext:value-type="float">
            <text:p>-0,017772</text:p>
          </table:table-cell>
          <table:table-cell office:value-type="float" office:value="0.026113" calcext:value-type="float">
            <text:p>0,026113</text:p>
          </table:table-cell>
        </table:table-row>
        <table:table-row table:style-name="ro1">
          <table:table-cell office:value-type="string" calcext:value-type="string">
            <text:p>9 Mar 2017 14:33:00.000</text:p>
          </table:table-cell>
          <table:table-cell office:value-type="float" office:value="-41.378" calcext:value-type="float">
            <text:p>-41,378</text:p>
          </table:table-cell>
          <table:table-cell office:value-type="float" office:value="-135.184" calcext:value-type="float">
            <text:p>-135,184</text:p>
          </table:table-cell>
          <table:table-cell office:value-type="float" office:value="668.833918" calcext:value-type="float">
            <text:p>668,833918</text:p>
          </table:table-cell>
          <table:table-cell office:value-type="float" office:value="-0.060218" calcext:value-type="float">
            <text:p>-0,060218</text:p>
          </table:table-cell>
          <table:table-cell office:value-type="float" office:value="-0.019255" calcext:value-type="float">
            <text:p>-0,019255</text:p>
          </table:table-cell>
          <table:table-cell office:value-type="float" office:value="0.026186" calcext:value-type="float">
            <text:p>0,026186</text:p>
          </table:table-cell>
        </table:table-row>
        <table:table-row table:style-name="ro1">
          <table:table-cell office:value-type="string" calcext:value-type="string">
            <text:p>9 Mar 2017 14:34:00.000</text:p>
          </table:table-cell>
          <table:table-cell office:value-type="float" office:value="-44.986" calcext:value-type="float">
            <text:p>-44,986</text:p>
          </table:table-cell>
          <table:table-cell office:value-type="float" office:value="-136.393" calcext:value-type="float">
            <text:p>-136,393</text:p>
          </table:table-cell>
          <table:table-cell office:value-type="float" office:value="670.399081" calcext:value-type="float">
            <text:p>670,399081</text:p>
          </table:table-cell>
          <table:table-cell office:value-type="float" office:value="-0.06003" calcext:value-type="float">
            <text:p>-0,06003</text:p>
          </table:table-cell>
          <table:table-cell office:value-type="float" office:value="-0.021134" calcext:value-type="float">
            <text:p>-0,021134</text:p>
          </table:table-cell>
          <table:table-cell office:value-type="float" office:value="0.025917" calcext:value-type="float">
            <text:p>0,025917</text:p>
          </table:table-cell>
        </table:table-row>
        <table:table-row table:style-name="ro1">
          <table:table-cell office:value-type="string" calcext:value-type="string">
            <text:p>9 Mar 2017 14:35:00.000</text:p>
          </table:table-cell>
          <table:table-cell office:value-type="float" office:value="-48.581" calcext:value-type="float">
            <text:p>-48,581</text:p>
          </table:table-cell>
          <table:table-cell office:value-type="float" office:value="-137.73" calcext:value-type="float">
            <text:p>-137,73</text:p>
          </table:table-cell>
          <table:table-cell office:value-type="float" office:value="671.937893" calcext:value-type="float">
            <text:p>671,937893</text:p>
          </table:table-cell>
          <table:table-cell office:value-type="float" office:value="-0.059804" calcext:value-type="float">
            <text:p>-0,059804</text:p>
          </table:table-cell>
          <table:table-cell office:value-type="float" office:value="-0.023543" calcext:value-type="float">
            <text:p>-0,023543</text:p>
          </table:table-cell>
          <table:table-cell office:value-type="float" office:value="0.025307" calcext:value-type="float">
            <text:p>0,025307</text:p>
          </table:table-cell>
        </table:table-row>
        <table:table-row table:style-name="ro1">
          <table:table-cell office:value-type="string" calcext:value-type="string">
            <text:p>9 Mar 2017 14:36:00.000</text:p>
          </table:table-cell>
          <table:table-cell office:value-type="float" office:value="-52.161" calcext:value-type="float">
            <text:p>-52,161</text:p>
          </table:table-cell>
          <table:table-cell office:value-type="float" office:value="-139.233" calcext:value-type="float">
            <text:p>-139,233</text:p>
          </table:table-cell>
          <table:table-cell office:value-type="float" office:value="673.430006" calcext:value-type="float">
            <text:p>673,430006</text:p>
          </table:table-cell>
          <table:table-cell office:value-type="float" office:value="-0.059527" calcext:value-type="float">
            <text:p>-0,059527</text:p>
          </table:table-cell>
          <table:table-cell office:value-type="float" office:value="-0.026682" calcext:value-type="float">
            <text:p>-0,026682</text:p>
          </table:table-cell>
          <table:table-cell office:value-type="float" office:value="0.024361" calcext:value-type="float">
            <text:p>0,024361</text:p>
          </table:table-cell>
        </table:table-row>
        <table:table-row table:style-name="ro1">
          <table:table-cell office:value-type="string" calcext:value-type="string">
            <text:p>9 Mar 2017 14:37:00.000</text:p>
          </table:table-cell>
          <table:table-cell office:value-type="float" office:value="-55.723" calcext:value-type="float">
            <text:p>-55,723</text:p>
          </table:table-cell>
          <table:table-cell office:value-type="float" office:value="-140.953" calcext:value-type="float">
            <text:p>-140,953</text:p>
          </table:table-cell>
          <table:table-cell office:value-type="float" office:value="674.855576" calcext:value-type="float">
            <text:p>674,855576</text:p>
          </table:table-cell>
          <table:table-cell office:value-type="float" office:value="-0.059178" calcext:value-type="float">
            <text:p>-0,059178</text:p>
          </table:table-cell>
          <table:table-cell office:value-type="float" office:value="-0.030856" calcext:value-type="float">
            <text:p>-0,030856</text:p>
          </table:table-cell>
          <table:table-cell office:value-type="float" office:value="0.023091" calcext:value-type="float">
            <text:p>0,023091</text:p>
          </table:table-cell>
        </table:table-row>
        <table:table-row table:style-name="ro1">
          <table:table-cell office:value-type="string" calcext:value-type="string">
            <text:p>9 Mar 2017 14:38:00.000</text:p>
          </table:table-cell>
          <table:table-cell office:value-type="float" office:value="-59.26" calcext:value-type="float">
            <text:p>-59,26</text:p>
          </table:table-cell>
          <table:table-cell office:value-type="float" office:value="-142.966" calcext:value-type="float">
            <text:p>-142,966</text:p>
          </table:table-cell>
          <table:table-cell office:value-type="float" office:value="676.195565" calcext:value-type="float">
            <text:p>676,195565</text:p>
          </table:table-cell>
          <table:table-cell office:value-type="float" office:value="-0.058721" calcext:value-type="float">
            <text:p>-0,058721</text:p>
          </table:table-cell>
          <table:table-cell office:value-type="float" office:value="-0.036544" calcext:value-type="float">
            <text:p>-0,036544</text:p>
          </table:table-cell>
          <table:table-cell office:value-type="float" office:value="0.021512" calcext:value-type="float">
            <text:p>0,021512</text:p>
          </table:table-cell>
        </table:table-row>
        <table:table-row table:style-name="ro1">
          <table:table-cell office:value-type="string" calcext:value-type="string">
            <text:p>9 Mar 2017 14:39:00.000</text:p>
          </table:table-cell>
          <table:table-cell office:value-type="float" office:value="-62.766" calcext:value-type="float">
            <text:p>-62,766</text:p>
          </table:table-cell>
          <table:table-cell office:value-type="float" office:value="-145.384" calcext:value-type="float">
            <text:p>-145,384</text:p>
          </table:table-cell>
          <table:table-cell office:value-type="float" office:value="677.43203" calcext:value-type="float">
            <text:p>677,43203</text:p>
          </table:table-cell>
          <table:table-cell office:value-type="float" office:value="-0.058099" calcext:value-type="float">
            <text:p>-0,058099</text:p>
          </table:table-cell>
          <table:table-cell office:value-type="float" office:value="-0.044529" calcext:value-type="float">
            <text:p>-0,044529</text:p>
          </table:table-cell>
          <table:table-cell office:value-type="float" office:value="0.019644" calcext:value-type="float">
            <text:p>0,019644</text:p>
          </table:table-cell>
        </table:table-row>
        <table:table-row table:style-name="ro1">
          <table:table-cell office:value-type="string" calcext:value-type="string">
            <text:p>9 Mar 2017 14:40:00.000</text:p>
          </table:table-cell>
          <table:table-cell office:value-type="float" office:value="-66.227" calcext:value-type="float">
            <text:p>-66,227</text:p>
          </table:table-cell>
          <table:table-cell office:value-type="float" office:value="-148.381" calcext:value-type="float">
            <text:p>-148,381</text:p>
          </table:table-cell>
          <table:table-cell office:value-type="float" office:value="678.548387" calcext:value-type="float">
            <text:p>678,548387</text:p>
          </table:table-cell>
          <table:table-cell office:value-type="float" office:value="-0.057206" calcext:value-type="float">
            <text:p>-0,057206</text:p>
          </table:table-cell>
          <table:table-cell office:value-type="float" office:value="-0.056148" calcext:value-type="float">
            <text:p>-0,056148</text:p>
          </table:table-cell>
          <table:table-cell office:value-type="float" office:value="0.017513" calcext:value-type="float">
            <text:p>0,017513</text:p>
          </table:table-cell>
        </table:table-row>
        <table:table-row table:style-name="ro1">
          <table:table-cell office:value-type="string" calcext:value-type="string">
            <text:p>9 Mar 2017 14:41:00.000</text:p>
          </table:table-cell>
          <table:table-cell office:value-type="float" office:value="-69.622" calcext:value-type="float">
            <text:p>-69,622</text:p>
          </table:table-cell>
          <table:table-cell office:value-type="float" office:value="-152.241" calcext:value-type="float">
            <text:p>-152,241</text:p>
          </table:table-cell>
          <table:table-cell office:value-type="float" office:value="679.529662" calcext:value-type="float">
            <text:p>679,529662</text:p>
          </table:table-cell>
          <table:table-cell office:value-type="float" office:value="-0.055853" calcext:value-type="float">
            <text:p>-0,055853</text:p>
          </table:table-cell>
          <table:table-cell office:value-type="float" office:value="-0.07379" calcext:value-type="float">
            <text:p>-0,07379</text:p>
          </table:table-cell>
          <table:table-cell office:value-type="float" office:value="0.015148" calcext:value-type="float">
            <text:p>0,015148</text:p>
          </table:table-cell>
        </table:table-row>
        <table:table-row table:style-name="ro1">
          <table:table-cell office:value-type="string" calcext:value-type="string">
            <text:p>9 Mar 2017 14:42:00.000</text:p>
          </table:table-cell>
          <table:table-cell office:value-type="float" office:value="-72.913" calcext:value-type="float">
            <text:p>-72,913</text:p>
          </table:table-cell>
          <table:table-cell office:value-type="float" office:value="-157.443" calcext:value-type="float">
            <text:p>-157,443</text:p>
          </table:table-cell>
          <table:table-cell office:value-type="float" office:value="680.362707" calcext:value-type="float">
            <text:p>680,362707</text:p>
          </table:table-cell>
          <table:table-cell office:value-type="float" office:value="-0.053656" calcext:value-type="float">
            <text:p>-0,053656</text:p>
          </table:table-cell>
          <table:table-cell office:value-type="float" office:value="-0.101902" calcext:value-type="float">
            <text:p>-0,101902</text:p>
          </table:table-cell>
          <table:table-cell office:value-type="float" office:value="0.012579" calcext:value-type="float">
            <text:p>0,012579</text:p>
          </table:table-cell>
        </table:table-row>
        <table:table-row table:style-name="ro1">
          <table:table-cell office:value-type="string" calcext:value-type="string">
            <text:p>9 Mar 2017 14:43:00.000</text:p>
          </table:table-cell>
          <table:table-cell office:value-type="float" office:value="-76.028" calcext:value-type="float">
            <text:p>-76,028</text:p>
          </table:table-cell>
          <table:table-cell office:value-type="float" office:value="-164.842" calcext:value-type="float">
            <text:p>-164,842</text:p>
          </table:table-cell>
          <table:table-cell office:value-type="float" office:value="681.036395" calcext:value-type="float">
            <text:p>681,036395</text:p>
          </table:table-cell>
          <table:table-cell office:value-type="float" office:value="-0.049803" calcext:value-type="float">
            <text:p>-0,049803</text:p>
          </table:table-cell>
          <table:table-cell office:value-type="float" office:value="-0.148851" calcext:value-type="float">
            <text:p>-0,148851</text:p>
          </table:table-cell>
          <table:table-cell office:value-type="float" office:value="0.009844" calcext:value-type="float">
            <text:p>0,009844</text:p>
          </table:table-cell>
        </table:table-row>
        <table:table-row table:style-name="ro1">
          <table:table-cell office:value-type="string" calcext:value-type="string">
            <text:p>9 Mar 2017 14:44:00.000</text:p>
          </table:table-cell>
          <table:table-cell office:value-type="float" office:value="-78.821" calcext:value-type="float">
            <text:p>-78,821</text:p>
          </table:table-cell>
          <table:table-cell office:value-type="float" office:value="-175.959" calcext:value-type="float">
            <text:p>-175,959</text:p>
          </table:table-cell>
          <table:table-cell office:value-type="float" office:value="681.541782" calcext:value-type="float">
            <text:p>681,541782</text:p>
          </table:table-cell>
          <table:table-cell office:value-type="float" office:value="-0.042506" calcext:value-type="float">
            <text:p>-0,042506</text:p>
          </table:table-cell>
          <table:table-cell office:value-type="float" office:value="-0.22852" calcext:value-type="float">
            <text:p>-0,22852</text:p>
          </table:table-cell>
          <table:table-cell office:value-type="float" office:value="0.006978" calcext:value-type="float">
            <text:p>0,006978</text:p>
          </table:table-cell>
        </table:table-row>
        <table:table-row table:style-name="ro1">
          <table:table-cell office:value-type="string" calcext:value-type="string">
            <text:p>9 Mar 2017 14:45:00.000</text:p>
          </table:table-cell>
          <table:table-cell office:value-type="float" office:value="-80.99" calcext:value-type="float">
            <text:p>-80,99</text:p>
          </table:table-cell>
          <table:table-cell office:value-type="float" office:value="166.895" calcext:value-type="float">
            <text:p>166,895</text:p>
          </table:table-cell>
          <table:table-cell office:value-type="float" office:value="681.872233" calcext:value-type="float">
            <text:p>681,872233</text:p>
          </table:table-cell>
          <table:table-cell office:value-type="float" office:value="-0.028265" calcext:value-type="float">
            <text:p>-0,028265</text:p>
          </table:table-cell>
          <table:table-cell office:value-type="float" office:value="-0.347943" calcext:value-type="float">
            <text:p>-0,347943</text:p>
          </table:table-cell>
          <table:table-cell office:value-type="float" office:value="0.004021" calcext:value-type="float">
            <text:p>0,004021</text:p>
          </table:table-cell>
        </table:table-row>
        <table:table-row table:style-name="ro1">
          <table:table-cell office:value-type="string" calcext:value-type="string">
            <text:p>9 Mar 2017 14:46:00.000</text:p>
          </table:table-cell>
          <table:table-cell office:value-type="float" office:value="-82.01" calcext:value-type="float">
            <text:p>-82,01</text:p>
          </table:table-cell>
          <table:table-cell office:value-type="float" office:value="142.735" calcext:value-type="float">
            <text:p>142,735</text:p>
          </table:table-cell>
          <table:table-cell office:value-type="float" office:value="682.023521" calcext:value-type="float">
            <text:p>682,023521</text:p>
          </table:table-cell>
          <table:table-cell office:value-type="float" office:value="-0.004289" calcext:value-type="float">
            <text:p>-0,004289</text:p>
          </table:table-cell>
          <table:table-cell office:value-type="float" office:value="-0.440488" calcext:value-type="float">
            <text:p>-0,440488</text:p>
          </table:table-cell>
          <table:table-cell office:value-type="float" office:value="0.001015" calcext:value-type="float">
            <text:p>0,001015</text:p>
          </table:table-cell>
        </table:table-row>
        <table:table-row table:style-name="ro1">
          <table:table-cell office:value-type="string" calcext:value-type="string">
            <text:p>9 Mar 2017 14:47:00.000</text:p>
          </table:table-cell>
          <table:table-cell office:value-type="float" office:value="-81.459" calcext:value-type="float">
            <text:p>-81,459</text:p>
          </table:table-cell>
          <table:table-cell office:value-type="float" office:value="117.186" calcext:value-type="float">
            <text:p>117,186</text:p>
          </table:table-cell>
          <table:table-cell office:value-type="float" office:value="681.993884" calcext:value-type="float">
            <text:p>681,993884</text:p>
          </table:table-cell>
          <table:table-cell office:value-type="float" office:value="0.021789" calcext:value-type="float">
            <text:p>0,021789</text:p>
          </table:table-cell>
          <table:table-cell office:value-type="float" office:value="-0.386365" calcext:value-type="float">
            <text:p>-0,386365</text:p>
          </table:table-cell>
          <table:table-cell office:value-type="float" office:value="-0.002" calcext:value-type="float">
            <text:p>-0,002</text:p>
          </table:table-cell>
        </table:table-row>
        <table:table-row table:style-name="ro1">
          <table:table-cell office:value-type="string" calcext:value-type="string">
            <text:p>9 Mar 2017 14:48:00.000</text:p>
          </table:table-cell>
          <table:table-cell office:value-type="float" office:value="-79.583" calcext:value-type="float">
            <text:p>-79,583</text:p>
          </table:table-cell>
          <table:table-cell office:value-type="float" office:value="97.755" calcext:value-type="float">
            <text:p>97,755</text:p>
          </table:table-cell>
          <table:table-cell office:value-type="float" office:value="681.784051" calcext:value-type="float">
            <text:p>681,784051</text:p>
          </table:table-cell>
          <table:table-cell office:value-type="float" office:value="0.039028" calcext:value-type="float">
            <text:p>0,039028</text:p>
          </table:table-cell>
          <table:table-cell office:value-type="float" office:value="-0.262085" calcext:value-type="float">
            <text:p>-0,262085</text:p>
          </table:table-cell>
          <table:table-cell office:value-type="float" office:value="-0.004982" calcext:value-type="float">
            <text:p>-0,004982</text:p>
          </table:table-cell>
        </table:table-row>
        <table:table-row table:style-name="ro1">
          <table:table-cell office:value-type="string" calcext:value-type="string">
            <text:p>9 Mar 2017 14:49:00.000</text:p>
          </table:table-cell>
          <table:table-cell office:value-type="float" office:value="-76.942" calcext:value-type="float">
            <text:p>-76,942</text:p>
          </table:table-cell>
          <table:table-cell office:value-type="float" office:value="85.03" calcext:value-type="float">
            <text:p>85,03</text:p>
          </table:table-cell>
          <table:table-cell office:value-type="float" office:value="681.397226" calcext:value-type="float">
            <text:p>681,397226</text:p>
          </table:table-cell>
          <table:table-cell office:value-type="float" office:value="0.048025" calcext:value-type="float">
            <text:p>0,048025</text:p>
          </table:table-cell>
          <table:table-cell office:value-type="float" office:value="-0.169362" calcext:value-type="float">
            <text:p>-0,169362</text:p>
          </table:table-cell>
          <table:table-cell office:value-type="float" office:value="-0.007891" calcext:value-type="float">
            <text:p>-0,007891</text:p>
          </table:table-cell>
        </table:table-row>
        <table:table-row table:style-name="ro1">
          <table:table-cell office:value-type="string" calcext:value-type="string">
            <text:p>9 Mar 2017 14:50:00.000</text:p>
          </table:table-cell>
          <table:table-cell office:value-type="float" office:value="-73.906" calcext:value-type="float">
            <text:p>-73,906</text:p>
          </table:table-cell>
          <table:table-cell office:value-type="float" office:value="76.679" calcext:value-type="float">
            <text:p>76,679</text:p>
          </table:table-cell>
          <table:table-cell office:value-type="float" office:value="680.839046" calcext:value-type="float">
            <text:p>680,839046</text:p>
          </table:table-cell>
          <table:table-cell office:value-type="float" office:value="0.052688" calcext:value-type="float">
            <text:p>0,052688</text:p>
          </table:table-cell>
          <table:table-cell office:value-type="float" office:value="-0.113942" calcext:value-type="float">
            <text:p>-0,113942</text:p>
          </table:table-cell>
          <table:table-cell office:value-type="float" office:value="-0.010685" calcext:value-type="float">
            <text:p>-0,010685</text:p>
          </table:table-cell>
        </table:table-row>
        <table:table-row table:style-name="ro1">
          <table:table-cell office:value-type="string" calcext:value-type="string">
            <text:p>9 Mar 2017 14:51:00.000</text:p>
          </table:table-cell>
          <table:table-cell office:value-type="float" office:value="-70.66" calcext:value-type="float">
            <text:p>-70,66</text:p>
          </table:table-cell>
          <table:table-cell office:value-type="float" office:value="70.909" calcext:value-type="float">
            <text:p>70,909</text:p>
          </table:table-cell>
          <table:table-cell office:value-type="float" office:value="680.117492" calcext:value-type="float">
            <text:p>680,117492</text:p>
          </table:table-cell>
          <table:table-cell office:value-type="float" office:value="0.055281" calcext:value-type="float">
            <text:p>0,055281</text:p>
          </table:table-cell>
          <table:table-cell office:value-type="float" office:value="-0.081118" calcext:value-type="float">
            <text:p>-0,081118</text:p>
          </table:table-cell>
          <table:table-cell office:value-type="float" office:value="-0.013328" calcext:value-type="float">
            <text:p>-0,013328</text:p>
          </table:table-cell>
        </table:table-row>
        <table:table-row table:style-name="ro1">
          <table:table-cell office:value-type="string" calcext:value-type="string">
            <text:p>9 Mar 2017 14:52:00.000</text:p>
          </table:table-cell>
          <table:table-cell office:value-type="float" office:value="-67.292" calcext:value-type="float">
            <text:p>-67,292</text:p>
          </table:table-cell>
          <table:table-cell office:value-type="float" office:value="66.697" calcext:value-type="float">
            <text:p>66,697</text:p>
          </table:table-cell>
          <table:table-cell office:value-type="float" office:value="679.242774" calcext:value-type="float">
            <text:p>679,242774</text:p>
          </table:table-cell>
          <table:table-cell office:value-type="float" office:value="0.056841" calcext:value-type="float">
            <text:p>0,056841</text:p>
          </table:table-cell>
          <table:table-cell office:value-type="float" office:value="-0.060835" calcext:value-type="float">
            <text:p>-0,060835</text:p>
          </table:table-cell>
          <table:table-cell office:value-type="float" office:value="-0.015783" calcext:value-type="float">
            <text:p>-0,015783</text:p>
          </table:table-cell>
        </table:table-row>
        <table:table-row table:style-name="ro1">
          <table:table-cell office:value-type="string" calcext:value-type="string">
            <text:p>9 Mar 2017 14:53:00.000</text:p>
          </table:table-cell>
          <table:table-cell office:value-type="float" office:value="-63.849" calcext:value-type="float">
            <text:p>-63,849</text:p>
          </table:table-cell>
          <table:table-cell office:value-type="float" office:value="63.468" calcext:value-type="float">
            <text:p>63,468</text:p>
          </table:table-cell>
          <table:table-cell office:value-type="float" office:value="678.227178" calcext:value-type="float">
            <text:p>678,227178</text:p>
          </table:table-cell>
          <table:table-cell office:value-type="float" office:value="0.057849" calcext:value-type="float">
            <text:p>0,057849</text:p>
          </table:table-cell>
          <table:table-cell office:value-type="float" office:value="-0.047668" calcext:value-type="float">
            <text:p>-0,047668</text:p>
          </table:table-cell>
          <table:table-cell office:value-type="float" office:value="-0.018017" calcext:value-type="float">
            <text:p>-0,018017</text:p>
          </table:table-cell>
        </table:table-row>
        <table:table-row table:style-name="ro1">
          <table:table-cell office:value-type="string" calcext:value-type="string">
            <text:p>9 Mar 2017 14:54:00.000</text:p>
          </table:table-cell>
          <table:table-cell office:value-type="float" office:value="-60.357" calcext:value-type="float">
            <text:p>-60,357</text:p>
          </table:table-cell>
          <table:table-cell office:value-type="float" office:value="60.893" calcext:value-type="float">
            <text:p>60,893</text:p>
          </table:table-cell>
          <table:table-cell office:value-type="float" office:value="677.084887" calcext:value-type="float">
            <text:p>677,084887</text:p>
          </table:table-cell>
          <table:table-cell office:value-type="float" office:value="0.058541" calcext:value-type="float">
            <text:p>0,058541</text:p>
          </table:table-cell>
          <table:table-cell office:value-type="float" office:value="-0.038732" calcext:value-type="float">
            <text:p>-0,038732</text:p>
          </table:table-cell>
          <table:table-cell office:value-type="float" office:value="-0.020001" calcext:value-type="float">
            <text:p>-0,020001</text:p>
          </table:table-cell>
        </table:table-row>
        <table:table-row table:style-name="ro1">
          <table:table-cell office:value-type="string" calcext:value-type="string">
            <text:p>9 Mar 2017 14:55:00.000</text:p>
          </table:table-cell>
          <table:table-cell office:value-type="float" office:value="-56.828" calcext:value-type="float">
            <text:p>-56,828</text:p>
          </table:table-cell>
          <table:table-cell office:value-type="float" office:value="58.768" calcext:value-type="float">
            <text:p>58,768</text:p>
          </table:table-cell>
          <table:table-cell office:value-type="float" office:value="675.831765" calcext:value-type="float">
            <text:p>675,831765</text:p>
          </table:table-cell>
          <table:table-cell office:value-type="float" office:value="0.05904" calcext:value-type="float">
            <text:p>0,05904</text:p>
          </table:table-cell>
          <table:table-cell office:value-type="float" office:value="-0.032433" calcext:value-type="float">
            <text:p>-0,032433</text:p>
          </table:table-cell>
          <table:table-cell office:value-type="float" office:value="-0.021707" calcext:value-type="float">
            <text:p>-0,021707</text:p>
          </table:table-cell>
        </table:table-row>
        <table:table-row table:style-name="ro1">
          <table:table-cell office:value-type="string" calcext:value-type="string">
            <text:p>9 Mar 2017 14:56:00.000</text:p>
          </table:table-cell>
          <table:table-cell office:value-type="float" office:value="-53.274" calcext:value-type="float">
            <text:p>-53,274</text:p>
          </table:table-cell>
          <table:table-cell office:value-type="float" office:value="56.966" calcext:value-type="float">
            <text:p>56,966</text:p>
          </table:table-cell>
          <table:table-cell office:value-type="float" office:value="674.485125" calcext:value-type="float">
            <text:p>674,485125</text:p>
          </table:table-cell>
          <table:table-cell office:value-type="float" office:value="0.059417" calcext:value-type="float">
            <text:p>0,059417</text:p>
          </table:table-cell>
          <table:table-cell office:value-type="float" office:value="-0.027851" calcext:value-type="float">
            <text:p>-0,027851</text:p>
          </table:table-cell>
          <table:table-cell office:value-type="float" office:value="-0.023115" calcext:value-type="float">
            <text:p>-0,023115</text:p>
          </table:table-cell>
        </table:table-row>
        <table:table-row table:style-name="ro1">
          <table:table-cell office:value-type="string" calcext:value-type="string">
            <text:p>9 Mar 2017 14:57:00.000</text:p>
          </table:table-cell>
          <table:table-cell office:value-type="float" office:value="-49.7" calcext:value-type="float">
            <text:p>-49,7</text:p>
          </table:table-cell>
          <table:table-cell office:value-type="float" office:value="55.403" calcext:value-type="float">
            <text:p>55,403</text:p>
          </table:table-cell>
          <table:table-cell office:value-type="float" office:value="673.063463" calcext:value-type="float">
            <text:p>673,063463</text:p>
          </table:table-cell>
          <table:table-cell office:value-type="float" office:value="0.059713" calcext:value-type="float">
            <text:p>0,059713</text:p>
          </table:table-cell>
          <table:table-cell office:value-type="float" office:value="-0.024429" calcext:value-type="float">
            <text:p>-0,024429</text:p>
          </table:table-cell>
          <table:table-cell office:value-type="float" office:value="-0.024205" calcext:value-type="float">
            <text:p>-0,024205</text:p>
          </table:table-cell>
        </table:table-row>
        <table:table-row table:style-name="ro1">
          <table:table-cell office:value-type="string" calcext:value-type="string">
            <text:p>9 Mar 2017 14:58:00.000</text:p>
          </table:table-cell>
          <table:table-cell office:value-type="float" office:value="-46.11" calcext:value-type="float">
            <text:p>-46,11</text:p>
          </table:table-cell>
          <table:table-cell office:value-type="float" office:value="54.019" calcext:value-type="float">
            <text:p>54,019</text:p>
          </table:table-cell>
          <table:table-cell office:value-type="float" office:value="671.586182" calcext:value-type="float">
            <text:p>671,586182</text:p>
          </table:table-cell>
          <table:table-cell office:value-type="float" office:value="0.059952" calcext:value-type="float">
            <text:p>0,059952</text:p>
          </table:table-cell>
          <table:table-cell office:value-type="float" office:value="-0.021818" calcext:value-type="float">
            <text:p>-0,021818</text:p>
          </table:table-cell>
          <table:table-cell office:value-type="float" office:value="-0.024967" calcext:value-type="float">
            <text:p>-0,024967</text:p>
          </table:table-cell>
        </table:table-row>
        <table:table-row table:style-name="ro1">
          <table:table-cell office:value-type="string" calcext:value-type="string">
            <text:p>9 Mar 2017 14:59:00.000</text:p>
          </table:table-cell>
          <table:table-cell office:value-type="float" office:value="-42.506" calcext:value-type="float">
            <text:p>-42,506</text:p>
          </table:table-cell>
          <table:table-cell office:value-type="float" office:value="52.773" calcext:value-type="float">
            <text:p>52,773</text:p>
          </table:table-cell>
          <table:table-cell office:value-type="float" office:value="670.073295" calcext:value-type="float">
            <text:p>670,073295</text:p>
          </table:table-cell>
          <table:table-cell office:value-type="float" office:value="0.06015" calcext:value-type="float">
            <text:p>0,06015</text:p>
          </table:table-cell>
          <table:table-cell office:value-type="float" office:value="-0.019791" calcext:value-type="float">
            <text:p>-0,019791</text:p>
          </table:table-cell>
          <table:table-cell office:value-type="float" office:value="-0.025392" calcext:value-type="float">
            <text:p>-0,025392</text:p>
          </table:table-cell>
        </table:table-row>
        <table:table-row table:style-name="ro1">
          <table:table-cell office:value-type="string" calcext:value-type="string">
            <text:p>9 Mar 2017 15:00:00.000</text:p>
          </table:table-cell>
          <table:table-cell office:value-type="float" office:value="-38.892" calcext:value-type="float">
            <text:p>-38,892</text:p>
          </table:table-cell>
          <table:table-cell office:value-type="float" office:value="51.635" calcext:value-type="float">
            <text:p>51,635</text:p>
          </table:table-cell>
          <table:table-cell office:value-type="float" office:value="668.545116" calcext:value-type="float">
            <text:p>668,545116</text:p>
          </table:table-cell>
          <table:table-cell office:value-type="float" office:value="0.060317" calcext:value-type="float">
            <text:p>0,060317</text:p>
          </table:table-cell>
          <table:table-cell office:value-type="float" office:value="-0.018196" calcext:value-type="float">
            <text:p>-0,018196</text:p>
          </table:table-cell>
          <table:table-cell office:value-type="float" office:value="-0.025478" calcext:value-type="float">
            <text:p>-0,025478</text:p>
          </table:table-cell>
        </table:table-row>
        <table:table-row table:style-name="ro1">
          <table:table-cell office:value-type="string" calcext:value-type="string">
            <text:p>9 Mar 2017 15:01:00.000</text:p>
          </table:table-cell>
          <table:table-cell office:value-type="float" office:value="-35.269" calcext:value-type="float">
            <text:p>-35,269</text:p>
          </table:table-cell>
          <table:table-cell office:value-type="float" office:value="50.583" calcext:value-type="float">
            <text:p>50,583</text:p>
          </table:table-cell>
          <table:table-cell office:value-type="float" office:value="667.021949" calcext:value-type="float">
            <text:p>667,021949</text:p>
          </table:table-cell>
          <table:table-cell office:value-type="float" office:value="0.060461" calcext:value-type="float">
            <text:p>0,060461</text:p>
          </table:table-cell>
          <table:table-cell office:value-type="float" office:value="-0.016928" calcext:value-type="float">
            <text:p>-0,016928</text:p>
          </table:table-cell>
          <table:table-cell office:value-type="float" office:value="-0.025228" calcext:value-type="float">
            <text:p>-0,025228</text:p>
          </table:table-cell>
        </table:table-row>
        <table:table-row table:style-name="ro1">
          <table:table-cell office:value-type="string" calcext:value-type="string">
            <text:p>9 Mar 2017 15:02:00.000</text:p>
          </table:table-cell>
          <table:table-cell office:value-type="float" office:value="-31.637" calcext:value-type="float">
            <text:p>-31,637</text:p>
          </table:table-cell>
          <table:table-cell office:value-type="float" office:value="49.599" calcext:value-type="float">
            <text:p>49,599</text:p>
          </table:table-cell>
          <table:table-cell office:value-type="float" office:value="665.523772" calcext:value-type="float">
            <text:p>665,523772</text:p>
          </table:table-cell>
          <table:table-cell office:value-type="float" office:value="0.060585" calcext:value-type="float">
            <text:p>0,060585</text:p>
          </table:table-cell>
          <table:table-cell office:value-type="float" office:value="-0.015912" calcext:value-type="float">
            <text:p>-0,015912</text:p>
          </table:table-cell>
          <table:table-cell office:value-type="float" office:value="-0.024649" calcext:value-type="float">
            <text:p>-0,024649</text:p>
          </table:table-cell>
        </table:table-row>
        <table:table-row table:style-name="ro1">
          <table:table-cell office:value-type="string" calcext:value-type="string">
            <text:p>9 Mar 2017 15:03:00.000</text:p>
          </table:table-cell>
          <table:table-cell office:value-type="float" office:value="-27.999" calcext:value-type="float">
            <text:p>-27,999</text:p>
          </table:table-cell>
          <table:table-cell office:value-type="float" office:value="48.67" calcext:value-type="float">
            <text:p>48,67</text:p>
          </table:table-cell>
          <table:table-cell office:value-type="float" office:value="664.069926" calcext:value-type="float">
            <text:p>664,069926</text:p>
          </table:table-cell>
          <table:table-cell office:value-type="float" office:value="0.060693" calcext:value-type="float">
            <text:p>0,060693</text:p>
          </table:table-cell>
          <table:table-cell office:value-type="float" office:value="-0.015096" calcext:value-type="float">
            <text:p>-0,015096</text:p>
          </table:table-cell>
          <table:table-cell office:value-type="float" office:value="-0.023755" calcext:value-type="float">
            <text:p>-0,023755</text:p>
          </table:table-cell>
        </table:table-row>
        <table:table-row table:style-name="ro1">
          <table:table-cell office:value-type="string" calcext:value-type="string">
            <text:p>9 Mar 2017 15:04:00.000</text:p>
          </table:table-cell>
          <table:table-cell office:value-type="float" office:value="-24.355" calcext:value-type="float">
            <text:p>-24,355</text:p>
          </table:table-cell>
          <table:table-cell office:value-type="float" office:value="47.784" calcext:value-type="float">
            <text:p>47,784</text:p>
          </table:table-cell>
          <table:table-cell office:value-type="float" office:value="662.67881" calcext:value-type="float">
            <text:p>662,67881</text:p>
          </table:table-cell>
          <table:table-cell office:value-type="float" office:value="0.060786" calcext:value-type="float">
            <text:p>0,060786</text:p>
          </table:table-cell>
          <table:table-cell office:value-type="float" office:value="-0.014441" calcext:value-type="float">
            <text:p>-0,014441</text:p>
          </table:table-cell>
          <table:table-cell office:value-type="float" office:value="-0.022564" calcext:value-type="float">
            <text:p>-0,022564</text:p>
          </table:table-cell>
        </table:table-row>
        <table:table-row table:style-name="ro1">
          <table:table-cell office:value-type="string" calcext:value-type="string">
            <text:p>9 Mar 2017 15:05:00.000</text:p>
          </table:table-cell>
          <table:table-cell office:value-type="float" office:value="-20.705" calcext:value-type="float">
            <text:p>-20,705</text:p>
          </table:table-cell>
          <table:table-cell office:value-type="float" office:value="46.934" calcext:value-type="float">
            <text:p>46,934</text:p>
          </table:table-cell>
          <table:table-cell office:value-type="float" office:value="661.367596" calcext:value-type="float">
            <text:p>661,367596</text:p>
          </table:table-cell>
          <table:table-cell office:value-type="float" office:value="0.060866" calcext:value-type="float">
            <text:p>0,060866</text:p>
          </table:table-cell>
          <table:table-cell office:value-type="float" office:value="-0.013919" calcext:value-type="float">
            <text:p>-0,013919</text:p>
          </table:table-cell>
          <table:table-cell office:value-type="float" office:value="-0.021098" calcext:value-type="float">
            <text:p>-0,021098</text:p>
          </table:table-cell>
        </table:table-row>
        <table:table-row table:style-name="ro1">
          <table:table-cell office:value-type="string" calcext:value-type="string">
            <text:p>9 Mar 2017 15:06:00.000</text:p>
          </table:table-cell>
          <table:table-cell office:value-type="float" office:value="-17.051" calcext:value-type="float">
            <text:p>-17,051</text:p>
          </table:table-cell>
          <table:table-cell office:value-type="float" office:value="46.112" calcext:value-type="float">
            <text:p>46,112</text:p>
          </table:table-cell>
          <table:table-cell office:value-type="float" office:value="660.15196" calcext:value-type="float">
            <text:p>660,15196</text:p>
          </table:table-cell>
          <table:table-cell office:value-type="float" office:value="0.060934" calcext:value-type="float">
            <text:p>0,060934</text:p>
          </table:table-cell>
          <table:table-cell office:value-type="float" office:value="-0.013509" calcext:value-type="float">
            <text:p>-0,013509</text:p>
          </table:table-cell>
          <table:table-cell office:value-type="float" office:value="-0.019385" calcext:value-type="float">
            <text:p>-0,019385</text:p>
          </table:table-cell>
        </table:table-row>
        <table:table-row table:style-name="ro1">
          <table:table-cell office:value-type="string" calcext:value-type="string">
            <text:p>9 Mar 2017 15:07:00.000</text:p>
          </table:table-cell>
          <table:table-cell office:value-type="float" office:value="-13.393" calcext:value-type="float">
            <text:p>-13,393</text:p>
          </table:table-cell>
          <table:table-cell office:value-type="float" office:value="45.311" calcext:value-type="float">
            <text:p>45,311</text:p>
          </table:table-cell>
          <table:table-cell office:value-type="float" office:value="659.045834" calcext:value-type="float">
            <text:p>659,045834</text:p>
          </table:table-cell>
          <table:table-cell office:value-type="float" office:value="0.06099" calcext:value-type="float">
            <text:p>0,06099</text:p>
          </table:table-cell>
          <table:table-cell office:value-type="float" office:value="-0.013194" calcext:value-type="float">
            <text:p>-0,013194</text:p>
          </table:table-cell>
          <table:table-cell office:value-type="float" office:value="-0.017455" calcext:value-type="float">
            <text:p>-0,017455</text:p>
          </table:table-cell>
        </table:table-row>
        <table:table-row table:style-name="ro1">
          <table:table-cell office:value-type="string" calcext:value-type="string">
            <text:p>9 Mar 2017 15:08:00.000</text:p>
          </table:table-cell>
          <table:table-cell office:value-type="float" office:value="-9.732" calcext:value-type="float">
            <text:p>-9,732</text:p>
          </table:table-cell>
          <table:table-cell office:value-type="float" office:value="44.527" calcext:value-type="float">
            <text:p>44,527</text:p>
          </table:table-cell>
          <table:table-cell office:value-type="float" office:value="658.061195" calcext:value-type="float">
            <text:p>658,061195</text:p>
          </table:table-cell>
          <table:table-cell office:value-type="float" office:value="0.061035" calcext:value-type="float">
            <text:p>0,061035</text:p>
          </table:table-cell>
          <table:table-cell office:value-type="float" office:value="-0.012966" calcext:value-type="float">
            <text:p>-0,012966</text:p>
          </table:table-cell>
          <table:table-cell office:value-type="float" office:value="-0.015343" calcext:value-type="float">
            <text:p>-0,015343</text:p>
          </table:table-cell>
        </table:table-row>
        <table:table-row table:style-name="ro1">
          <table:table-cell office:value-type="string" calcext:value-type="string">
            <text:p>9 Mar 2017 15:09:00.000</text:p>
          </table:table-cell>
          <table:table-cell office:value-type="float" office:value="-6.069" calcext:value-type="float">
            <text:p>-6,069</text:p>
          </table:table-cell>
          <table:table-cell office:value-type="float" office:value="43.754" calcext:value-type="float">
            <text:p>43,754</text:p>
          </table:table-cell>
          <table:table-cell office:value-type="float" office:value="657.207879" calcext:value-type="float">
            <text:p>657,207879</text:p>
          </table:table-cell>
          <table:table-cell office:value-type="float" office:value="0.061069" calcext:value-type="float">
            <text:p>0,061069</text:p>
          </table:table-cell>
          <table:table-cell office:value-type="float" office:value="-0.012814" calcext:value-type="float">
            <text:p>-0,012814</text:p>
          </table:table-cell>
          <table:table-cell office:value-type="float" office:value="-0.013086" calcext:value-type="float">
            <text:p>-0,013086</text:p>
          </table:table-cell>
        </table:table-row>
        <table:table-row table:style-name="ro1">
          <table:table-cell office:value-type="string" calcext:value-type="string">
            <text:p>9 Mar 2017 15:10:00.000</text:p>
          </table:table-cell>
          <table:table-cell office:value-type="float" office:value="-2.404" calcext:value-type="float">
            <text:p>-2,404</text:p>
          </table:table-cell>
          <table:table-cell office:value-type="float" office:value="42.988" calcext:value-type="float">
            <text:p>42,988</text:p>
          </table:table-cell>
          <table:table-cell office:value-type="float" office:value="656.493441" calcext:value-type="float">
            <text:p>656,493441</text:p>
          </table:table-cell>
          <table:table-cell office:value-type="float" office:value="0.061091" calcext:value-type="float">
            <text:p>0,061091</text:p>
          </table:table-cell>
          <table:table-cell office:value-type="float" office:value="-0.012735" calcext:value-type="float">
            <text:p>-0,012735</text:p>
          </table:table-cell>
          <table:table-cell office:value-type="float" office:value="-0.010722" calcext:value-type="float">
            <text:p>-0,010722</text:p>
          </table:table-cell>
        </table:table-row>
        <table:table-row table:style-name="ro1">
          <table:table-cell office:value-type="string" calcext:value-type="string">
            <text:p>9 Mar 2017 15:11:00.000</text:p>
          </table:table-cell>
          <table:table-cell office:value-type="float" office:value="1.262" calcext:value-type="float">
            <text:p>1,262</text:p>
          </table:table-cell>
          <table:table-cell office:value-type="float" office:value="42.224" calcext:value-type="float">
            <text:p>42,224</text:p>
          </table:table-cell>
          <table:table-cell office:value-type="float" office:value="655.923045" calcext:value-type="float">
            <text:p>655,923045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25" calcext:value-type="float">
            <text:p>-0,012725</text:p>
          </table:table-cell>
          <table:table-cell office:value-type="float" office:value="-0.008293" calcext:value-type="float">
            <text:p>-0,008293</text:p>
          </table:table-cell>
        </table:table-row>
        <table:table-row table:style-name="ro1">
          <table:table-cell office:value-type="string" calcext:value-type="string">
            <text:p>9 Mar 2017 15:12:00.000</text:p>
          </table:table-cell>
          <table:table-cell office:value-type="float" office:value="4.928" calcext:value-type="float">
            <text:p>4,928</text:p>
          </table:table-cell>
          <table:table-cell office:value-type="float" office:value="41.459" calcext:value-type="float">
            <text:p>41,459</text:p>
          </table:table-cell>
          <table:table-cell office:value-type="float" office:value="655.499402" calcext:value-type="float">
            <text:p>655,499402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85" calcext:value-type="float">
            <text:p>-0,012785</text:p>
          </table:table-cell>
          <table:table-cell office:value-type="float" office:value="-0.005838" calcext:value-type="float">
            <text:p>-0,005838</text:p>
          </table:table-cell>
        </table:table-row>
        <table:table-row table:style-name="ro1">
          <table:table-cell office:value-type="string" calcext:value-type="string">
            <text:p>9 Mar 2017 15:13:00.000</text:p>
          </table:table-cell>
          <table:table-cell office:value-type="float" office:value="8.594" calcext:value-type="float">
            <text:p>8,594</text:p>
          </table:table-cell>
          <table:table-cell office:value-type="float" office:value="40.688" calcext:value-type="float">
            <text:p>40,688</text:p>
          </table:table-cell>
          <table:table-cell office:value-type="float" office:value="655.222751" calcext:value-type="float">
            <text:p>655,222751</text:p>
          </table:table-cell>
          <table:table-cell office:value-type="float" office:value="0.061091" calcext:value-type="float">
            <text:p>0,061091</text:p>
          </table:table-cell>
          <table:table-cell office:value-type="float" office:value="-0.012917" calcext:value-type="float">
            <text:p>-0,012917</text:p>
          </table:table-cell>
          <table:table-cell office:value-type="float" office:value="-0.003401" calcext:value-type="float">
            <text:p>-0,003401</text:p>
          </table:table-cell>
        </table:table-row>
        <table:table-row table:style-name="ro1">
          <table:table-cell office:value-type="string" calcext:value-type="string">
            <text:p>9 Mar 2017 15:14:00.000</text:p>
          </table:table-cell>
          <table:table-cell office:value-type="float" office:value="12.259" calcext:value-type="float">
            <text:p>12,259</text:p>
          </table:table-cell>
          <table:table-cell office:value-type="float" office:value="39.908" calcext:value-type="float">
            <text:p>39,908</text:p>
          </table:table-cell>
          <table:table-cell office:value-type="float" office:value="655.090878" calcext:value-type="float">
            <text:p>655,090878</text:p>
          </table:table-cell>
          <table:table-cell office:value-type="float" office:value="0.061069" calcext:value-type="float">
            <text:p>0,061069</text:p>
          </table:table-cell>
          <table:table-cell office:value-type="float" office:value="-0.013124" calcext:value-type="float">
            <text:p>-0,013124</text:p>
          </table:table-cell>
          <table:table-cell office:value-type="float" office:value="-0.00102" calcext:value-type="float">
            <text:p>-0,00102</text:p>
          </table:table-cell>
        </table:table-row>
        <table:table-row table:style-name="ro1">
          <table:table-cell office:value-type="string" calcext:value-type="string">
            <text:p>9 Mar 2017 15:15:00.000</text:p>
          </table:table-cell>
          <table:table-cell office:value-type="float" office:value="15.922" calcext:value-type="float">
            <text:p>15,922</text:p>
          </table:table-cell>
          <table:table-cell office:value-type="float" office:value="39.112" calcext:value-type="float">
            <text:p>39,112</text:p>
          </table:table-cell>
          <table:table-cell office:value-type="float" office:value="655.099189" calcext:value-type="float">
            <text:p>655,099189</text:p>
          </table:table-cell>
          <table:table-cell office:value-type="float" office:value="0.061035" calcext:value-type="float">
            <text:p>0,061035</text:p>
          </table:table-cell>
          <table:table-cell office:value-type="float" office:value="-0.013414" calcext:value-type="float">
            <text:p>-0,013414</text:p>
          </table:table-cell>
          <table:table-cell office:value-type="float" office:value="0.001266" calcext:value-type="float">
            <text:p>0,001266</text:p>
          </table:table-cell>
        </table:table-row>
        <table:table-row table:style-name="ro1">
          <table:table-cell office:value-type="string" calcext:value-type="string">
            <text:p>9 Mar 2017 15:16:00.000</text:p>
          </table:table-cell>
          <table:table-cell office:value-type="float" office:value="19.583" calcext:value-type="float">
            <text:p>19,583</text:p>
          </table:table-cell>
          <table:table-cell office:value-type="float" office:value="38.296" calcext:value-type="float">
            <text:p>38,296</text:p>
          </table:table-cell>
          <table:table-cell office:value-type="float" office:value="655.240809" calcext:value-type="float">
            <text:p>655,240809</text:p>
          </table:table-cell>
          <table:table-cell office:value-type="float" office:value="0.060988" calcext:value-type="float">
            <text:p>0,060988</text:p>
          </table:table-cell>
          <table:table-cell office:value-type="float" office:value="-0.013798" calcext:value-type="float">
            <text:p>-0,013798</text:p>
          </table:table-cell>
          <table:table-cell office:value-type="float" office:value="0.003418" calcext:value-type="float">
            <text:p>0,003418</text:p>
          </table:table-cell>
        </table:table-row>
        <table:table-row table:style-name="ro1">
          <table:table-cell office:value-type="string" calcext:value-type="string">
            <text:p>9 Mar 2017 15:17:00.000</text:p>
          </table:table-cell>
          <table:table-cell office:value-type="float" office:value="23.24" calcext:value-type="float">
            <text:p>23,24</text:p>
          </table:table-cell>
          <table:table-cell office:value-type="float" office:value="37.454" calcext:value-type="float">
            <text:p>37,454</text:p>
          </table:table-cell>
          <table:table-cell office:value-type="float" office:value="655.506738" calcext:value-type="float">
            <text:p>655,506738</text:p>
          </table:table-cell>
          <table:table-cell office:value-type="float" office:value="0.060929" calcext:value-type="float">
            <text:p>0,060929</text:p>
          </table:table-cell>
          <table:table-cell office:value-type="float" office:value="-0.014288" calcext:value-type="float">
            <text:p>-0,014288</text:p>
          </table:table-cell>
          <table:table-cell office:value-type="float" office:value="0.005404" calcext:value-type="float">
            <text:p>0,005404</text:p>
          </table:table-cell>
        </table:table-row>
        <table:table-row table:style-name="ro1">
          <table:table-cell office:value-type="string" calcext:value-type="string">
            <text:p>9 Mar 2017 15:18:00.000</text:p>
          </table:table-cell>
          <table:table-cell office:value-type="float" office:value="26.894" calcext:value-type="float">
            <text:p>26,894</text:p>
          </table:table-cell>
          <table:table-cell office:value-type="float" office:value="36.579" calcext:value-type="float">
            <text:p>36,579</text:p>
          </table:table-cell>
          <table:table-cell office:value-type="float" office:value="655.886028" calcext:value-type="float">
            <text:p>655,886028</text:p>
          </table:table-cell>
          <table:table-cell office:value-type="float" office:value="0.060857" calcext:value-type="float">
            <text:p>0,060857</text:p>
          </table:table-cell>
          <table:table-cell office:value-type="float" office:value="-0.014906" calcext:value-type="float">
            <text:p>-0,014906</text:p>
          </table:table-cell>
          <table:table-cell office:value-type="float" office:value="0.007193" calcext:value-type="float">
            <text:p>0,007193</text:p>
          </table:table-cell>
        </table:table-row>
        <table:table-row table:style-name="ro1">
          <table:table-cell office:value-type="string" calcext:value-type="string">
            <text:p>9 Mar 2017 15:19:00.000</text:p>
          </table:table-cell>
          <table:table-cell office:value-type="float" office:value="30.543" calcext:value-type="float">
            <text:p>30,543</text:p>
          </table:table-cell>
          <table:table-cell office:value-type="float" office:value="35.662" calcext:value-type="float">
            <text:p>35,662</text:p>
          </table:table-cell>
          <table:table-cell office:value-type="float" office:value="656.365998" calcext:value-type="float">
            <text:p>656,365998</text:p>
          </table:table-cell>
          <table:table-cell office:value-type="float" office:value="0.06077" calcext:value-type="float">
            <text:p>0,06077</text:p>
          </table:table-cell>
          <table:table-cell office:value-type="float" office:value="-0.015676" calcext:value-type="float">
            <text:p>-0,015676</text:p>
          </table:table-cell>
          <table:table-cell office:value-type="float" office:value="0.008757" calcext:value-type="float">
            <text:p>0,008757</text:p>
          </table:table-cell>
        </table:table-row>
        <table:table-row table:style-name="ro1">
          <table:table-cell office:value-type="string" calcext:value-type="string">
            <text:p>9 Mar 2017 15:20:00.000</text:p>
          </table:table-cell>
          <table:table-cell office:value-type="float" office:value="34.186" calcext:value-type="float">
            <text:p>34,186</text:p>
          </table:table-cell>
          <table:table-cell office:value-type="float" office:value="34.694" calcext:value-type="float">
            <text:p>34,694</text:p>
          </table:table-cell>
          <table:table-cell office:value-type="float" office:value="656.932486" calcext:value-type="float">
            <text:p>656,932486</text:p>
          </table:table-cell>
          <table:table-cell office:value-type="float" office:value="0.060667" calcext:value-type="float">
            <text:p>0,060667</text:p>
          </table:table-cell>
          <table:table-cell office:value-type="float" office:value="-0.016635" calcext:value-type="float">
            <text:p>-0,016635</text:p>
          </table:table-cell>
          <table:table-cell office:value-type="float" office:value="0.010075" calcext:value-type="float">
            <text:p>0,010075</text:p>
          </table:table-cell>
        </table:table-row>
        <table:table-row table:style-name="ro1">
          <table:table-cell office:value-type="string" calcext:value-type="string">
            <text:p>9 Mar 2017 15:21:00.000</text:p>
          </table:table-cell>
          <table:table-cell office:value-type="float" office:value="37.822" calcext:value-type="float">
            <text:p>37,822</text:p>
          </table:table-cell>
          <table:table-cell office:value-type="float" office:value="33.661" calcext:value-type="float">
            <text:p>33,661</text:p>
          </table:table-cell>
          <table:table-cell office:value-type="float" office:value="657.570107" calcext:value-type="float">
            <text:p>657,570107</text:p>
          </table:table-cell>
          <table:table-cell office:value-type="float" office:value="0.060544" calcext:value-type="float">
            <text:p>0,060544</text:p>
          </table:table-cell>
          <table:table-cell office:value-type="float" office:value="-0.017832" calcext:value-type="float">
            <text:p>-0,017832</text:p>
          </table:table-cell>
          <table:table-cell office:value-type="float" office:value="0.011127" calcext:value-type="float">
            <text:p>0,011127</text:p>
          </table:table-cell>
        </table:table-row>
        <table:table-row table:style-name="ro1">
          <table:table-cell office:value-type="string" calcext:value-type="string">
            <text:p>9 Mar 2017 15:22:00.000</text:p>
          </table:table-cell>
          <table:table-cell office:value-type="float" office:value="41.451" calcext:value-type="float">
            <text:p>41,451</text:p>
          </table:table-cell>
          <table:table-cell office:value-type="float" office:value="32.548" calcext:value-type="float">
            <text:p>32,548</text:p>
          </table:table-cell>
          <table:table-cell office:value-type="float" office:value="658.262546" calcext:value-type="float">
            <text:p>658,262546</text:p>
          </table:table-cell>
          <table:table-cell office:value-type="float" office:value="0.060397" calcext:value-type="float">
            <text:p>0,060397</text:p>
          </table:table-cell>
          <table:table-cell office:value-type="float" office:value="-0.019334" calcext:value-type="float">
            <text:p>-0,019334</text:p>
          </table:table-cell>
          <table:table-cell office:value-type="float" office:value="0.011901" calcext:value-type="float">
            <text:p>0,011901</text:p>
          </table:table-cell>
        </table:table-row>
        <table:table-row table:style-name="ro1">
          <table:table-cell office:value-type="string" calcext:value-type="string">
            <text:p>9 Mar 2017 15:23:00.000</text:p>
          </table:table-cell>
          <table:table-cell office:value-type="float" office:value="45.069" calcext:value-type="float">
            <text:p>45,069</text:p>
          </table:table-cell>
          <table:table-cell office:value-type="float" office:value="31.333" calcext:value-type="float">
            <text:p>31,333</text:p>
          </table:table-cell>
          <table:table-cell office:value-type="float" office:value="658.992855" calcext:value-type="float">
            <text:p>658,992855</text:p>
          </table:table-cell>
          <table:table-cell office:value-type="float" office:value="0.060221" calcext:value-type="float">
            <text:p>0,060221</text:p>
          </table:table-cell>
          <table:table-cell office:value-type="float" office:value="-0.021239" calcext:value-type="float">
            <text:p>-0,021239</text:p>
          </table:table-cell>
          <table:table-cell office:value-type="float" office:value="0.01239" calcext:value-type="float">
            <text:p>0,01239</text:p>
          </table:table-cell>
        </table:table-row>
        <table:table-row table:style-name="ro1">
          <table:table-cell office:value-type="string" calcext:value-type="string">
            <text:p>9 Mar 2017 15:24:00.000</text:p>
          </table:table-cell>
          <table:table-cell office:value-type="float" office:value="48.676" calcext:value-type="float">
            <text:p>48,676</text:p>
          </table:table-cell>
          <table:table-cell office:value-type="float" office:value="29.989" calcext:value-type="float">
            <text:p>29,989</text:p>
          </table:table-cell>
          <table:table-cell office:value-type="float" office:value="659.743756" calcext:value-type="float">
            <text:p>659,743756</text:p>
          </table:table-cell>
          <table:table-cell office:value-type="float" office:value="0.060006" calcext:value-type="float">
            <text:p>0,060006</text:p>
          </table:table-cell>
          <table:table-cell office:value-type="float" office:value="-0.023683" calcext:value-type="float">
            <text:p>-0,023683</text:p>
          </table:table-cell>
          <table:table-cell office:value-type="float" office:value="0.012589" calcext:value-type="float">
            <text:p>0,012589</text:p>
          </table:table-cell>
        </table:table-row>
        <table:table-row table:style-name="ro1">
          <table:table-cell office:value-type="string" calcext:value-type="string">
            <text:p>9 Mar 2017 15:25:00.000</text:p>
          </table:table-cell>
          <table:table-cell office:value-type="float" office:value="52.269" calcext:value-type="float">
            <text:p>52,269</text:p>
          </table:table-cell>
          <table:table-cell office:value-type="float" office:value="28.476" calcext:value-type="float">
            <text:p>28,476</text:p>
          </table:table-cell>
          <table:table-cell office:value-type="float" office:value="660.497956" calcext:value-type="float">
            <text:p>660,497956</text:p>
          </table:table-cell>
          <table:table-cell office:value-type="float" office:value="0.059738" calcext:value-type="float">
            <text:p>0,059738</text:p>
          </table:table-cell>
          <table:table-cell office:value-type="float" office:value="-0.026875" calcext:value-type="float">
            <text:p>-0,026875</text:p>
          </table:table-cell>
          <table:table-cell office:value-type="float" office:value="0.012501" calcext:value-type="float">
            <text:p>0,012501</text:p>
          </table:table-cell>
        </table:table-row>
        <table:table-row table:style-name="ro1">
          <table:table-cell office:value-type="string" calcext:value-type="string">
            <text:p>9 Mar 2017 15:26:00.000</text:p>
          </table:table-cell>
          <table:table-cell office:value-type="float" office:value="55.844" calcext:value-type="float">
            <text:p>55,844</text:p>
          </table:table-cell>
          <table:table-cell office:value-type="float" office:value="26.743" calcext:value-type="float">
            <text:p>26,743</text:p>
          </table:table-cell>
          <table:table-cell office:value-type="float" office:value="661.238449" calcext:value-type="float">
            <text:p>661,238449</text:p>
          </table:table-cell>
          <table:table-cell office:value-type="float" office:value="0.059395" calcext:value-type="float">
            <text:p>0,059395</text:p>
          </table:table-cell>
          <table:table-cell office:value-type="float" office:value="-0.031126" calcext:value-type="float">
            <text:p>-0,031126</text:p>
          </table:table-cell>
          <table:table-cell office:value-type="float" office:value="0.012135" calcext:value-type="float">
            <text:p>0,012135</text:p>
          </table:table-cell>
        </table:table-row>
        <table:table-row table:style-name="ro1">
          <table:table-cell office:value-type="string" calcext:value-type="string">
            <text:p>9 Mar 2017 15:27:00.000</text:p>
          </table:table-cell>
          <table:table-cell office:value-type="float" office:value="59.394" calcext:value-type="float">
            <text:p>59,394</text:p>
          </table:table-cell>
          <table:table-cell office:value-type="float" office:value="24.71" calcext:value-type="float">
            <text:p>24,71</text:p>
          </table:table-cell>
          <table:table-cell office:value-type="float" office:value="661.948814" calcext:value-type="float">
            <text:p>661,948814</text:p>
          </table:table-cell>
          <table:table-cell office:value-type="float" office:value="0.05894" calcext:value-type="float">
            <text:p>0,05894</text:p>
          </table:table-cell>
          <table:table-cell office:value-type="float" office:value="-0.036932" calcext:value-type="float">
            <text:p>-0,036932</text:p>
          </table:table-cell>
          <table:table-cell office:value-type="float" office:value="0.0115" calcext:value-type="float">
            <text:p>0,0115</text:p>
          </table:table-cell>
        </table:table-row>
        <table:table-row table:style-name="ro1">
          <table:table-cell office:value-type="string" calcext:value-type="string">
            <text:p>9 Mar 2017 15:28:00.000</text:p>
          </table:table-cell>
          <table:table-cell office:value-type="float" office:value="62.913" calcext:value-type="float">
            <text:p>62,913</text:p>
          </table:table-cell>
          <table:table-cell office:value-type="float" office:value="22.264" calcext:value-type="float">
            <text:p>22,264</text:p>
          </table:table-cell>
          <table:table-cell office:value-type="float" office:value="662.613497" calcext:value-type="float">
            <text:p>662,613497</text:p>
          </table:table-cell>
          <table:table-cell office:value-type="float" office:value="0.058313" calcext:value-type="float">
            <text:p>0,058313</text:p>
          </table:table-cell>
          <table:table-cell office:value-type="float" office:value="-0.045106" calcext:value-type="float">
            <text:p>-0,045106</text:p>
          </table:table-cell>
          <table:table-cell office:value-type="float" office:value="0.010616" calcext:value-type="float">
            <text:p>0,010616</text:p>
          </table:table-cell>
        </table:table-row>
        <table:table-row table:style-name="ro1">
          <table:table-cell office:value-type="string" calcext:value-type="string">
            <text:p>9 Mar 2017 15:29:00.000</text:p>
          </table:table-cell>
          <table:table-cell office:value-type="float" office:value="66.386" calcext:value-type="float">
            <text:p>66,386</text:p>
          </table:table-cell>
          <table:table-cell office:value-type="float" office:value="19.223" calcext:value-type="float">
            <text:p>19,223</text:p>
          </table:table-cell>
          <table:table-cell office:value-type="float" office:value="663.218085" calcext:value-type="float">
            <text:p>663,218085</text:p>
          </table:table-cell>
          <table:table-cell office:value-type="float" office:value="0.057406" calcext:value-type="float">
            <text:p>0,057406</text:p>
          </table:table-cell>
          <table:table-cell office:value-type="float" office:value="-0.05704" calcext:value-type="float">
            <text:p>-0,05704</text:p>
          </table:table-cell>
          <table:table-cell office:value-type="float" office:value="0.009502" calcext:value-type="float">
            <text:p>0,009502</text:p>
          </table:table-cell>
        </table:table-row>
        <table:table-row table:style-name="ro1">
          <table:table-cell office:value-type="string" calcext:value-type="string">
            <text:p>9 Mar 2017 15:30:00.000</text:p>
          </table:table-cell>
          <table:table-cell office:value-type="float" office:value="69.792" calcext:value-type="float">
            <text:p>69,792</text:p>
          </table:table-cell>
          <table:table-cell office:value-type="float" office:value="15.295" calcext:value-type="float">
            <text:p>15,295</text:p>
          </table:table-cell>
          <table:table-cell office:value-type="float" office:value="663.749543" calcext:value-type="float">
            <text:p>663,749543</text:p>
          </table:table-cell>
          <table:table-cell office:value-type="float" office:value="0.056018" calcext:value-type="float">
            <text:p>0,056018</text:p>
          </table:table-cell>
          <table:table-cell office:value-type="float" office:value="-0.075236" calcext:value-type="float">
            <text:p>-0,075236</text:p>
          </table:table-cell>
          <table:table-cell office:value-type="float" office:value="0.008183" calcext:value-type="float">
            <text:p>0,008183</text:p>
          </table:table-cell>
        </table:table-row>
        <table:table-row table:style-name="ro1">
          <table:table-cell office:value-type="string" calcext:value-type="string">
            <text:p>9 Mar 2017 15:31:00.000</text:p>
          </table:table-cell>
          <table:table-cell office:value-type="float" office:value="73.091" calcext:value-type="float">
            <text:p>73,091</text:p>
          </table:table-cell>
          <table:table-cell office:value-type="float" office:value="9.979" calcext:value-type="float">
            <text:p>9,979</text:p>
          </table:table-cell>
          <table:table-cell office:value-type="float" office:value="664.19644" calcext:value-type="float">
            <text:p>664,19644</text:p>
          </table:table-cell>
          <table:table-cell office:value-type="float" office:value="0.053743" calcext:value-type="float">
            <text:p>0,053743</text:p>
          </table:table-cell>
          <table:table-cell office:value-type="float" office:value="-0.104369" calcext:value-type="float">
            <text:p>-0,104369</text:p>
          </table:table-cell>
          <table:table-cell office:value-type="float" office:value="0.006688" calcext:value-type="float">
            <text:p>0,006688</text:p>
          </table:table-cell>
        </table:table-row>
        <table:table-row table:style-name="ro1">
          <table:table-cell office:value-type="string" calcext:value-type="string">
            <text:p>9 Mar 2017 15:32:00.000</text:p>
          </table:table-cell>
          <table:table-cell office:value-type="float" office:value="76.207" calcext:value-type="float">
            <text:p>76,207</text:p>
          </table:table-cell>
          <table:table-cell office:value-type="float" office:value="2.38" calcext:value-type="float">
            <text:p>2,38</text:p>
          </table:table-cell>
          <table:table-cell office:value-type="float" office:value="664.549142" calcext:value-type="float">
            <text:p>664,549142</text:p>
          </table:table-cell>
          <table:table-cell office:value-type="float" office:value="0.04972" calcext:value-type="float">
            <text:p>0,04972</text:p>
          </table:table-cell>
          <table:table-cell office:value-type="float" office:value="-0.15325" calcext:value-type="float">
            <text:p>-0,15325</text:p>
          </table:table-cell>
          <table:table-cell office:value-type="float" office:value="0.005048" calcext:value-type="float">
            <text:p>0,005048</text:p>
          </table:table-cell>
        </table:table-row>
        <table:table-row table:style-name="ro1">
          <table:table-cell office:value-type="string" calcext:value-type="string">
            <text:p>9 Mar 2017 15:33:00.000</text:p>
          </table:table-cell>
          <table:table-cell office:value-type="float" office:value="78.986" calcext:value-type="float">
            <text:p>78,986</text:p>
          </table:table-cell>
          <table:table-cell office:value-type="float" office:value="-9.095" calcext:value-type="float">
            <text:p>-9,095</text:p>
          </table:table-cell>
          <table:table-cell office:value-type="float" office:value="664.799968" calcext:value-type="float">
            <text:p>664,799968</text:p>
          </table:table-cell>
          <table:table-cell office:value-type="float" office:value="0.04204" calcext:value-type="float">
            <text:p>0,04204</text:p>
          </table:table-cell>
          <table:table-cell office:value-type="float" office:value="-0.236268" calcext:value-type="float">
            <text:p>-0,236268</text:p>
          </table:table-cell>
          <table:table-cell office:value-type="float" office:value="0.003298" calcext:value-type="float">
            <text:p>0,003298</text:p>
          </table:table-cell>
        </table:table-row>
        <table:table-row table:style-name="ro1">
          <table:table-cell office:value-type="string" calcext:value-type="string">
            <text:p>9 Mar 2017 15:34:00.000</text:p>
          </table:table-cell>
          <table:table-cell office:value-type="float" office:value="81.106" calcext:value-type="float">
            <text:p>81,106</text:p>
          </table:table-cell>
          <table:table-cell office:value-type="float" office:value="-26.81" calcext:value-type="float">
            <text:p>-26,81</text:p>
          </table:table-cell>
          <table:table-cell office:value-type="float" office:value="664.943325" calcext:value-type="float">
            <text:p>664,943325</text:p>
          </table:table-cell>
          <table:table-cell office:value-type="float" office:value="0.027035" calcext:value-type="float">
            <text:p>0,027035</text:p>
          </table:table-cell>
          <table:table-cell office:value-type="float" office:value="-0.358539" calcext:value-type="float">
            <text:p>-0,358539</text:p>
          </table:table-cell>
          <table:table-cell office:value-type="float" office:value="0.001472" calcext:value-type="float">
            <text:p>0,001472</text:p>
          </table:table-cell>
        </table:table-row>
        <table:table-row table:style-name="ro1">
          <table:table-cell office:value-type="string" calcext:value-type="string">
            <text:p>9 Mar 2017 15:35:00.000</text:p>
          </table:table-cell>
          <table:table-cell office:value-type="float" office:value="82.025" calcext:value-type="float">
            <text:p>82,025</text:p>
          </table:table-cell>
          <table:table-cell office:value-type="float" office:value="-51.468" calcext:value-type="float">
            <text:p>-51,468</text:p>
          </table:table-cell>
          <table:table-cell office:value-type="float" office:value="664.975795" calcext:value-type="float">
            <text:p>664,975795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-0.444205" calcext:value-type="float">
            <text:p>-0,444205</text:p>
          </table:table-cell>
          <table:table-cell office:value-type="float" office:value="-0.000393" calcext:value-type="float">
            <text:p>-0,000393</text:p>
          </table:table-cell>
        </table:table-row>
        <table:table-row table:style-name="ro1">
          <table:table-cell office:value-type="string" calcext:value-type="string">
            <text:p>9 Mar 2017 15:36:00.000</text:p>
          </table:table-cell>
          <table:table-cell office:value-type="float" office:value="81.351" calcext:value-type="float">
            <text:p>81,351</text:p>
          </table:table-cell>
          <table:table-cell office:value-type="float" office:value="-76.861" calcext:value-type="float">
            <text:p>-76,861</text:p>
          </table:table-cell>
          <table:table-cell office:value-type="float" office:value="664.896201" calcext:value-type="float">
            <text:p>664,896201</text:p>
          </table:table-cell>
          <table:table-cell office:value-type="float" office:value="-0.023653" calcext:value-type="float">
            <text:p>-0,023653</text:p>
          </table:table-cell>
          <table:table-cell office:value-type="float" office:value="-0.378776" calcext:value-type="float">
            <text:p>-0,378776</text:p>
          </table:table-cell>
          <table:table-cell office:value-type="float" office:value="-0.002258" calcext:value-type="float">
            <text:p>-0,002258</text:p>
          </table:table-cell>
        </table:table-row>
        <table:table-row table:style-name="ro1">
          <table:table-cell office:value-type="string" calcext:value-type="string">
            <text:p>9 Mar 2017 15:37:00.000</text:p>
          </table:table-cell>
          <table:table-cell office:value-type="float" office:value="79.384" calcext:value-type="float">
            <text:p>79,384</text:p>
          </table:table-cell>
          <table:table-cell office:value-type="float" office:value="-95.775" calcext:value-type="float">
            <text:p>-95,775</text:p>
          </table:table-cell>
          <table:table-cell office:value-type="float" office:value="664.70562" calcext:value-type="float">
            <text:p>664,70562</text:p>
          </table:table-cell>
          <table:table-cell office:value-type="float" office:value="-0.040237" calcext:value-type="float">
            <text:p>-0,040237</text:p>
          </table:table-cell>
          <table:table-cell office:value-type="float" office:value="-0.253787" calcext:value-type="float">
            <text:p>-0,253787</text:p>
          </table:table-cell>
          <table:table-cell office:value-type="float" office:value="-0.004086" calcext:value-type="float">
            <text:p>-0,004086</text:p>
          </table:table-cell>
        </table:table-row>
        <table:table-row table:style-name="ro1">
          <table:table-cell office:value-type="string" calcext:value-type="string">
            <text:p>9 Mar 2017 15:38:00.000</text:p>
          </table:table-cell>
          <table:table-cell office:value-type="float" office:value="76.684" calcext:value-type="float">
            <text:p>76,684</text:p>
          </table:table-cell>
          <table:table-cell office:value-type="float" office:value="-108.086" calcext:value-type="float">
            <text:p>-108,086</text:p>
          </table:table-cell>
          <table:table-cell office:value-type="float" office:value="664.407373" calcext:value-type="float">
            <text:p>664,407373</text:p>
          </table:table-cell>
          <table:table-cell office:value-type="float" office:value="-0.048805" calcext:value-type="float">
            <text:p>-0,048805</text:p>
          </table:table-cell>
          <table:table-cell office:value-type="float" office:value="-0.163903" calcext:value-type="float">
            <text:p>-0,163903</text:p>
          </table:table-cell>
          <table:table-cell office:value-type="float" office:value="-0.005841" calcext:value-type="float">
            <text:p>-0,005841</text:p>
          </table:table-cell>
        </table:table-row>
        <table:table-row table:style-name="ro1">
          <table:table-cell office:value-type="string" calcext:value-type="string">
            <text:p>9 Mar 2017 15:39:00.000</text:p>
          </table:table-cell>
          <table:table-cell office:value-type="float" office:value="73.608" calcext:value-type="float">
            <text:p>73,608</text:p>
          </table:table-cell>
          <table:table-cell office:value-type="float" office:value="-116.179" calcext:value-type="float">
            <text:p>-116,179</text:p>
          </table:table-cell>
          <table:table-cell office:value-type="float" office:value="664.006969" calcext:value-type="float">
            <text:p>664,006969</text:p>
          </table:table-cell>
          <table:table-cell office:value-type="float" office:value="-0.05325" calcext:value-type="float">
            <text:p>-0,05325</text:p>
          </table:table-cell>
          <table:table-cell office:value-type="float" office:value="-0.110607" calcext:value-type="float">
            <text:p>-0,110607</text:p>
          </table:table-cell>
          <table:table-cell office:value-type="float" office:value="-0.007486" calcext:value-type="float">
            <text:p>-0,007486</text:p>
          </table:table-cell>
        </table:table-row>
        <table:table-row table:style-name="ro1">
          <table:table-cell office:value-type="string" calcext:value-type="string">
            <text:p>9 Mar 2017 15:40:00.000</text:p>
          </table:table-cell>
          <table:table-cell office:value-type="float" office:value="70.332" calcext:value-type="float">
            <text:p>70,332</text:p>
          </table:table-cell>
          <table:table-cell office:value-type="float" office:value="-121.789" calcext:value-type="float">
            <text:p>-121,789</text:p>
          </table:table-cell>
          <table:table-cell office:value-type="float" office:value="663.512019" calcext:value-type="float">
            <text:p>663,512019</text:p>
          </table:table-cell>
          <table:table-cell office:value-type="float" office:value="-0.055731" calcext:value-type="float">
            <text:p>-0,055731</text:p>
          </table:table-cell>
          <table:table-cell office:value-type="float" office:value="-0.079028" calcext:value-type="float">
            <text:p>-0,079028</text:p>
          </table:table-cell>
          <table:table-cell office:value-type="float" office:value="-0.008987" calcext:value-type="float">
            <text:p>-0,008987</text:p>
          </table:table-cell>
        </table:table-row>
        <table:table-row table:style-name="ro1">
          <table:table-cell office:value-type="string" calcext:value-type="string">
            <text:p>9 Mar 2017 15:41:00.000</text:p>
          </table:table-cell>
          <table:table-cell office:value-type="float" office:value="66.94" calcext:value-type="float">
            <text:p>66,94</text:p>
          </table:table-cell>
          <table:table-cell office:value-type="float" office:value="-125.9" calcext:value-type="float">
            <text:p>-125,9</text:p>
          </table:table-cell>
          <table:table-cell office:value-type="float" office:value="662.932108" calcext:value-type="float">
            <text:p>662,932108</text:p>
          </table:table-cell>
          <table:table-cell office:value-type="float" office:value="-0.057229" calcext:value-type="float">
            <text:p>-0,057229</text:p>
          </table:table-cell>
          <table:table-cell office:value-type="float" office:value="-0.059464" calcext:value-type="float">
            <text:p>-0,059464</text:p>
          </table:table-cell>
          <table:table-cell office:value-type="float" office:value="-0.010313" calcext:value-type="float">
            <text:p>-0,010313</text:p>
          </table:table-cell>
        </table:table-row>
        <table:table-row table:style-name="ro1">
          <table:table-cell office:value-type="string" calcext:value-type="string">
            <text:p>9 Mar 2017 15:42:00.000</text:p>
          </table:table-cell>
          <table:table-cell office:value-type="float" office:value="63.475" calcext:value-type="float">
            <text:p>63,475</text:p>
          </table:table-cell>
          <table:table-cell office:value-type="float" office:value="-129.06" calcext:value-type="float">
            <text:p>-129,06</text:p>
          </table:table-cell>
          <table:table-cell office:value-type="float" office:value="662.278644" calcext:value-type="float">
            <text:p>662,278644</text:p>
          </table:table-cell>
          <table:table-cell office:value-type="float" office:value="-0.058197" calcext:value-type="float">
            <text:p>-0,058197</text:p>
          </table:table-cell>
          <table:table-cell office:value-type="float" office:value="-0.046728" calcext:value-type="float">
            <text:p>-0,046728</text:p>
          </table:table-cell>
          <table:table-cell office:value-type="float" office:value="-0.011434" calcext:value-type="float">
            <text:p>-0,011434</text:p>
          </table:table-cell>
        </table:table-row>
        <table:table-row table:style-name="ro1">
          <table:table-cell office:value-type="string" calcext:value-type="string">
            <text:p>9 Mar 2017 15:43:00.000</text:p>
          </table:table-cell>
          <table:table-cell office:value-type="float" office:value="59.962" calcext:value-type="float">
            <text:p>59,962</text:p>
          </table:table-cell>
          <table:table-cell office:value-type="float" office:value="-131.588" calcext:value-type="float">
            <text:p>-131,588</text:p>
          </table:table-cell>
          <table:table-cell office:value-type="float" office:value="661.564664" calcext:value-type="float">
            <text:p>661,564664</text:p>
          </table:table-cell>
          <table:table-cell office:value-type="float" office:value="-0.058862" calcext:value-type="float">
            <text:p>-0,058862</text:p>
          </table:table-cell>
          <table:table-cell office:value-type="float" office:value="-0.038063" calcext:value-type="float">
            <text:p>-0,038063</text:p>
          </table:table-cell>
          <table:table-cell office:value-type="float" office:value="-0.012326" calcext:value-type="float">
            <text:p>-0,012326</text:p>
          </table:table-cell>
        </table:table-row>
        <table:table-row table:style-name="ro1">
          <table:table-cell office:value-type="string" calcext:value-type="string">
            <text:p>9 Mar 2017 15:44:00.000</text:p>
          </table:table-cell>
          <table:table-cell office:value-type="float" office:value="56.415" calcext:value-type="float">
            <text:p>56,415</text:p>
          </table:table-cell>
          <table:table-cell office:value-type="float" office:value="-133.678" calcext:value-type="float">
            <text:p>-133,678</text:p>
          </table:table-cell>
          <table:table-cell office:value-type="float" office:value="660.804619" calcext:value-type="float">
            <text:p>660,804619</text:p>
          </table:table-cell>
          <table:table-cell office:value-type="float" office:value="-0.05934" calcext:value-type="float">
            <text:p>-0,05934</text:p>
          </table:table-cell>
          <table:table-cell office:value-type="float" office:value="-0.031941" calcext:value-type="float">
            <text:p>-0,031941</text:p>
          </table:table-cell>
          <table:table-cell office:value-type="float" office:value="-0.012966" calcext:value-type="float">
            <text:p>-0,012966</text:p>
          </table:table-cell>
        </table:table-row>
        <table:table-row table:style-name="ro1">
          <table:table-cell office:value-type="string" calcext:value-type="string">
            <text:p>9 Mar 2017 15:45:00.000</text:p>
          </table:table-cell>
          <table:table-cell office:value-type="float" office:value="52.844" calcext:value-type="float">
            <text:p>52,844</text:p>
          </table:table-cell>
          <table:table-cell office:value-type="float" office:value="-135.453" calcext:value-type="float">
            <text:p>-135,453</text:p>
          </table:table-cell>
          <table:table-cell office:value-type="float" office:value="660.014133" calcext:value-type="float">
            <text:p>660,014133</text:p>
          </table:table-cell>
          <table:table-cell office:value-type="float" office:value="-0.059699" calcext:value-type="float">
            <text:p>-0,059699</text:p>
          </table:table-cell>
          <table:table-cell office:value-type="float" office:value="-0.027479" calcext:value-type="float">
            <text:p>-0,027479</text:p>
          </table:table-cell>
          <table:table-cell office:value-type="float" office:value="-0.013337" calcext:value-type="float">
            <text:p>-0,013337</text:p>
          </table:table-cell>
        </table:table-row>
        <table:table-row table:style-name="ro1">
          <table:table-cell office:value-type="string" calcext:value-type="string">
            <text:p>9 Mar 2017 15:46:00.000</text:p>
          </table:table-cell>
          <table:table-cell office:value-type="float" office:value="49.253" calcext:value-type="float">
            <text:p>49,253</text:p>
          </table:table-cell>
          <table:table-cell office:value-type="float" office:value="-136.997" calcext:value-type="float">
            <text:p>-136,997</text:p>
          </table:table-cell>
          <table:table-cell office:value-type="float" office:value="659.209734" calcext:value-type="float">
            <text:p>659,209734</text:p>
          </table:table-cell>
          <table:table-cell office:value-type="float" office:value="-0.059979" calcext:value-type="float">
            <text:p>-0,059979</text:p>
          </table:table-cell>
          <table:table-cell office:value-type="float" office:value="-0.024142" calcext:value-type="float">
            <text:p>-0,024142</text:p>
          </table:table-cell>
          <table:table-cell office:value-type="float" office:value="-0.013427" calcext:value-type="float">
            <text:p>-0,013427</text:p>
          </table:table-cell>
        </table:table-row>
        <table:table-row table:style-name="ro1">
          <table:table-cell office:value-type="string" calcext:value-type="string">
            <text:p>9 Mar 2017 15:47:00.000</text:p>
          </table:table-cell>
          <table:table-cell office:value-type="float" office:value="45.647" calcext:value-type="float">
            <text:p>45,647</text:p>
          </table:table-cell>
          <table:table-cell office:value-type="float" office:value="-138.366" calcext:value-type="float">
            <text:p>-138,366</text:p>
          </table:table-cell>
          <table:table-cell office:value-type="float" office:value="658.408577" calcext:value-type="float">
            <text:p>658,408577</text:p>
          </table:table-cell>
          <table:table-cell office:value-type="float" office:value="-0.060202" calcext:value-type="float">
            <text:p>-0,060202</text:p>
          </table:table-cell>
          <table:table-cell office:value-type="float" office:value="-0.021593" calcext:value-type="float">
            <text:p>-0,021593</text:p>
          </table:table-cell>
          <table:table-cell office:value-type="float" office:value="-0.013227" calcext:value-type="float">
            <text:p>-0,013227</text:p>
          </table:table-cell>
        </table:table-row>
        <table:table-row table:style-name="ro1">
          <table:table-cell office:value-type="string" calcext:value-type="string">
            <text:p>9 Mar 2017 15:48:00.000</text:p>
          </table:table-cell>
          <table:table-cell office:value-type="float" office:value="42.03" calcext:value-type="float">
            <text:p>42,03</text:p>
          </table:table-cell>
          <table:table-cell office:value-type="float" office:value="-139.6" calcext:value-type="float">
            <text:p>-139,6</text:p>
          </table:table-cell>
          <table:table-cell office:value-type="float" office:value="657.628139" calcext:value-type="float">
            <text:p>657,628139</text:p>
          </table:table-cell>
          <table:table-cell office:value-type="float" office:value="-0.060384" calcext:value-type="float">
            <text:p>-0,060384</text:p>
          </table:table-cell>
          <table:table-cell office:value-type="float" office:value="-0.019612" calcext:value-type="float">
            <text:p>-0,019612</text:p>
          </table:table-cell>
          <table:table-cell office:value-type="float" office:value="-0.012735" calcext:value-type="float">
            <text:p>-0,012735</text:p>
          </table:table-cell>
        </table:table-row>
        <table:table-row table:style-name="ro1">
          <table:table-cell office:value-type="string" calcext:value-type="string">
            <text:p>9 Mar 2017 15:49:00.000</text:p>
          </table:table-cell>
          <table:table-cell office:value-type="float" office:value="38.402" calcext:value-type="float">
            <text:p>38,402</text:p>
          </table:table-cell>
          <table:table-cell office:value-type="float" office:value="-140.728" calcext:value-type="float">
            <text:p>-140,728</text:p>
          </table:table-cell>
          <table:table-cell office:value-type="float" office:value="656.885921" calcext:value-type="float">
            <text:p>656,885921</text:p>
          </table:table-cell>
          <table:table-cell office:value-type="float" office:value="-0.060536" calcext:value-type="float">
            <text:p>-0,060536</text:p>
          </table:table-cell>
          <table:table-cell office:value-type="float" office:value="-0.018052" calcext:value-type="float">
            <text:p>-0,018052</text:p>
          </table:table-cell>
          <table:table-cell office:value-type="float" office:value="-0.011953" calcext:value-type="float">
            <text:p>-0,011953</text:p>
          </table:table-cell>
        </table:table-row>
        <table:table-row table:style-name="ro1">
          <table:table-cell office:value-type="string" calcext:value-type="string">
            <text:p>9 Mar 2017 15:50:00.000</text:p>
          </table:table-cell>
          <table:table-cell office:value-type="float" office:value="34.766" calcext:value-type="float">
            <text:p>34,766</text:p>
          </table:table-cell>
          <table:table-cell office:value-type="float" office:value="-141.772" calcext:value-type="float">
            <text:p>-141,772</text:p>
          </table:table-cell>
          <table:table-cell office:value-type="float" office:value="656.199133" calcext:value-type="float">
            <text:p>656,199133</text:p>
          </table:table-cell>
          <table:table-cell office:value-type="float" office:value="-0.060663" calcext:value-type="float">
            <text:p>-0,060663</text:p>
          </table:table-cell>
          <table:table-cell office:value-type="float" office:value="-0.016811" calcext:value-type="float">
            <text:p>-0,016811</text:p>
          </table:table-cell>
          <table:table-cell office:value-type="float" office:value="-0.010888" calcext:value-type="float">
            <text:p>-0,010888</text:p>
          </table:table-cell>
        </table:table-row>
        <table:table-row table:style-name="ro1">
          <table:table-cell office:value-type="string" calcext:value-type="string">
            <text:p>9 Mar 2017 15:51:00.000</text:p>
          </table:table-cell>
          <table:table-cell office:value-type="float" office:value="31.123" calcext:value-type="float">
            <text:p>31,123</text:p>
          </table:table-cell>
          <table:table-cell office:value-type="float" office:value="-142.75" calcext:value-type="float">
            <text:p>-142,75</text:p>
          </table:table-cell>
          <table:table-cell office:value-type="float" office:value="655.584389" calcext:value-type="float">
            <text:p>655,584389</text:p>
          </table:table-cell>
          <table:table-cell office:value-type="float" office:value="-0.06077" calcext:value-type="float">
            <text:p>-0,06077</text:p>
          </table:table-cell>
          <table:table-cell office:value-type="float" office:value="-0.015818" calcext:value-type="float">
            <text:p>-0,015818</text:p>
          </table:table-cell>
          <table:table-cell office:value-type="float" office:value="-0.009553" calcext:value-type="float">
            <text:p>-0,009553</text:p>
          </table:table-cell>
        </table:table-row>
        <table:table-row table:style-name="ro1">
          <table:table-cell office:value-type="string" calcext:value-type="string">
            <text:p>9 Mar 2017 15:52:00.000</text:p>
          </table:table-cell>
          <table:table-cell office:value-type="float" office:value="27.474" calcext:value-type="float">
            <text:p>27,474</text:p>
          </table:table-cell>
          <table:table-cell office:value-type="float" office:value="-143.675" calcext:value-type="float">
            <text:p>-143,675</text:p>
          </table:table-cell>
          <table:table-cell office:value-type="float" office:value="655.057401" calcext:value-type="float">
            <text:p>655,057401</text:p>
          </table:table-cell>
          <table:table-cell office:value-type="float" office:value="-0.06086" calcext:value-type="float">
            <text:p>-0,06086</text:p>
          </table:table-cell>
          <table:table-cell office:value-type="float" office:value="-0.01502" calcext:value-type="float">
            <text:p>-0,01502</text:p>
          </table:table-cell>
          <table:table-cell office:value-type="float" office:value="-0.007965" calcext:value-type="float">
            <text:p>-0,007965</text:p>
          </table:table-cell>
        </table:table-row>
        <table:table-row table:style-name="ro1">
          <table:table-cell office:value-type="string" calcext:value-type="string">
            <text:p>9 Mar 2017 15:53:00.000</text:p>
          </table:table-cell>
          <table:table-cell office:value-type="float" office:value="23.82" calcext:value-type="float">
            <text:p>23,82</text:p>
          </table:table-cell>
          <table:table-cell office:value-type="float" office:value="-144.556" calcext:value-type="float">
            <text:p>-144,556</text:p>
          </table:table-cell>
          <table:table-cell office:value-type="float" office:value="654.632693" calcext:value-type="float">
            <text:p>654,632693</text:p>
          </table:table-cell>
          <table:table-cell office:value-type="float" office:value="-0.060935" calcext:value-type="float">
            <text:p>-0,060935</text:p>
          </table:table-cell>
          <table:table-cell office:value-type="float" office:value="-0.01438" calcext:value-type="float">
            <text:p>-0,01438</text:p>
          </table:table-cell>
          <table:table-cell office:value-type="float" office:value="-0.006147" calcext:value-type="float">
            <text:p>-0,006147</text:p>
          </table:table-cell>
        </table:table-row>
        <table:table-row table:style-name="ro1">
          <table:table-cell office:value-type="string" calcext:value-type="string">
            <text:p>9 Mar 2017 15:54:00.000</text:p>
          </table:table-cell>
          <table:table-cell office:value-type="float" office:value="20.162" calcext:value-type="float">
            <text:p>20,162</text:p>
          </table:table-cell>
          <table:table-cell office:value-type="float" office:value="-145.403" calcext:value-type="float">
            <text:p>-145,403</text:p>
          </table:table-cell>
          <table:table-cell office:value-type="float" office:value="654.323326" calcext:value-type="float">
            <text:p>654,323326</text:p>
          </table:table-cell>
          <table:table-cell office:value-type="float" office:value="-0.060996" calcext:value-type="float">
            <text:p>-0,060996</text:p>
          </table:table-cell>
          <table:table-cell office:value-type="float" office:value="-0.01387" calcext:value-type="float">
            <text:p>-0,01387</text:p>
          </table:table-cell>
          <table:table-cell office:value-type="float" office:value="-0.004124" calcext:value-type="float">
            <text:p>-0,004124</text:p>
          </table:table-cell>
        </table:table-row>
        <table:table-row table:style-name="ro1">
          <table:table-cell office:value-type="string" calcext:value-type="string">
            <text:p>9 Mar 2017 15:55:00.000</text:p>
          </table:table-cell>
          <table:table-cell office:value-type="float" office:value="16.501" calcext:value-type="float">
            <text:p>16,501</text:p>
          </table:table-cell>
          <table:table-cell office:value-type="float" office:value="-146.222" calcext:value-type="float">
            <text:p>-146,222</text:p>
          </table:table-cell>
          <table:table-cell office:value-type="float" office:value="654.140651" calcext:value-type="float">
            <text:p>654,140651</text:p>
          </table:table-cell>
          <table:table-cell office:value-type="float" office:value="-0.061045" calcext:value-type="float">
            <text:p>-0,061045</text:p>
          </table:table-cell>
          <table:table-cell office:value-type="float" office:value="-0.013471" calcext:value-type="float">
            <text:p>-0,013471</text:p>
          </table:table-cell>
          <table:table-cell office:value-type="float" office:value="-0.001928" calcext:value-type="float">
            <text:p>-0,001928</text:p>
          </table:table-cell>
        </table:table-row>
        <table:table-row table:style-name="ro1">
          <table:table-cell office:value-type="string" calcext:value-type="string">
            <text:p>9 Mar 2017 15:56:00.000</text:p>
          </table:table-cell>
          <table:table-cell office:value-type="float" office:value="12.837" calcext:value-type="float">
            <text:p>12,837</text:p>
          </table:table-cell>
          <table:table-cell office:value-type="float" office:value="-147.021" calcext:value-type="float">
            <text:p>-147,021</text:p>
          </table:table-cell>
          <table:table-cell office:value-type="float" office:value="654.094088" calcext:value-type="float">
            <text:p>654,094088</text:p>
          </table:table-cell>
          <table:table-cell office:value-type="float" office:value="-0.061081" calcext:value-type="float">
            <text:p>-0,061081</text:p>
          </table:table-cell>
          <table:table-cell office:value-type="float" office:value="-0.013167" calcext:value-type="float">
            <text:p>-0,013167</text:p>
          </table:table-cell>
          <table:table-cell office:value-type="float" office:value="0.000407" calcext:value-type="float">
            <text:p>0,000407</text:p>
          </table:table-cell>
        </table:table-row>
        <table:table-row table:style-name="ro1">
          <table:table-cell office:value-type="string" calcext:value-type="string">
            <text:p>9 Mar 2017 15:57:00.000</text:p>
          </table:table-cell>
          <table:table-cell office:value-type="float" office:value="9.171" calcext:value-type="float">
            <text:p>9,171</text:p>
          </table:table-cell>
          <table:table-cell office:value-type="float" office:value="-147.804" calcext:value-type="float">
            <text:p>-147,804</text:p>
          </table:table-cell>
          <table:table-cell office:value-type="float" office:value="654.190933" calcext:value-type="float">
            <text:p>654,190933</text:p>
          </table:table-cell>
          <table:table-cell office:value-type="float" office:value="-0.061106" calcext:value-type="float">
            <text:p>-0,061106</text:p>
          </table:table-cell>
          <table:table-cell office:value-type="float" office:value="-0.012947" calcext:value-type="float">
            <text:p>-0,012947</text:p>
          </table:table-cell>
          <table:table-cell office:value-type="float" office:value="0.002846" calcext:value-type="float">
            <text:p>0,002846</text:p>
          </table:table-cell>
        </table:table-row>
        <table:table-row table:style-name="ro1">
          <table:table-cell office:value-type="string" calcext:value-type="string">
            <text:p>9 Mar 2017 15:58:00.000</text:p>
          </table:table-cell>
          <table:table-cell office:value-type="float" office:value="5.504" calcext:value-type="float">
            <text:p>5,504</text:p>
          </table:table-cell>
          <table:table-cell office:value-type="float" office:value="-148.576" calcext:value-type="float">
            <text:p>-148,576</text:p>
          </table:table-cell>
          <table:table-cell office:value-type="float" office:value="654.436206" calcext:value-type="float">
            <text:p>654,436206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804" calcext:value-type="float">
            <text:p>-0,012804</text:p>
          </table:table-cell>
          <table:table-cell office:value-type="float" office:value="0.005348" calcext:value-type="float">
            <text:p>0,005348</text:p>
          </table:table-cell>
        </table:table-row>
        <table:table-row table:style-name="ro1">
          <table:table-cell office:value-type="string" calcext:value-type="string">
            <text:p>9 Mar 2017 15:59:00.000</text:p>
          </table:table-cell>
          <table:table-cell office:value-type="float" office:value="1.837" calcext:value-type="float">
            <text:p>1,837</text:p>
          </table:table-cell>
          <table:table-cell office:value-type="float" office:value="-149.342" calcext:value-type="float">
            <text:p>-149,342</text:p>
          </table:table-cell>
          <table:table-cell office:value-type="float" office:value="654.832539" calcext:value-type="float">
            <text:p>654,832539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32" calcext:value-type="float">
            <text:p>-0,012732</text:p>
          </table:table-cell>
          <table:table-cell office:value-type="float" office:value="0.007874" calcext:value-type="float">
            <text:p>0,007874</text:p>
          </table:table-cell>
        </table:table-row>
        <table:table-row table:style-name="ro1">
          <table:table-cell office:value-type="string" calcext:value-type="string">
            <text:p>9 Mar 2017 16:00:00.000</text:p>
          </table:table-cell>
          <table:table-cell office:value-type="float" office:value="-1.83" calcext:value-type="float">
            <text:p>-1,83</text:p>
          </table:table-cell>
          <table:table-cell office:value-type="float" office:value="-150.106" calcext:value-type="float">
            <text:p>-150,106</text:p>
          </table:table-cell>
          <table:table-cell office:value-type="float" office:value="655.380099" calcext:value-type="float">
            <text:p>655,380099</text:p>
          </table:table-cell>
          <table:table-cell office:value-type="float" office:value="-0.061111" calcext:value-type="float">
            <text:p>-0,061111</text:p>
          </table:table-cell>
          <table:table-cell office:value-type="float" office:value="-0.012731" calcext:value-type="float">
            <text:p>-0,012731</text:p>
          </table:table-cell>
          <table:table-cell office:value-type="float" office:value="0.010381" calcext:value-type="float">
            <text:p>0,010381</text:p>
          </table:table-cell>
        </table:table-row>
        <table:table-row table:style-name="ro1">
          <table:table-cell office:value-type="string" calcext:value-type="string">
            <text:p>9 Mar 2017 16:01:00.000</text:p>
          </table:table-cell>
          <table:table-cell office:value-type="float" office:value="-5.496" calcext:value-type="float">
            <text:p>-5,496</text:p>
          </table:table-cell>
          <table:table-cell office:value-type="float" office:value="-150.871" calcext:value-type="float">
            <text:p>-150,871</text:p>
          </table:table-cell>
          <table:table-cell office:value-type="float" office:value="656.076559" calcext:value-type="float">
            <text:p>656,076559</text:p>
          </table:table-cell>
          <table:table-cell office:value-type="float" office:value="-0.061091" calcext:value-type="float">
            <text:p>-0,061091</text:p>
          </table:table-cell>
          <table:table-cell office:value-type="float" office:value="-0.012799" calcext:value-type="float">
            <text:p>-0,012799</text:p>
          </table:table-cell>
          <table:table-cell office:value-type="float" office:value="0.012829" calcext:value-type="float">
            <text:p>0,012829</text:p>
          </table:table-cell>
        </table:table-row>
        <table:table-row table:style-name="ro1">
          <table:table-cell office:value-type="string" calcext:value-type="string">
            <text:p>9 Mar 2017 16:02:00.000</text:p>
          </table:table-cell>
          <table:table-cell office:value-type="float" office:value="-9.161" calcext:value-type="float">
            <text:p>-9,161</text:p>
          </table:table-cell>
          <table:table-cell office:value-type="float" office:value="-151.643" calcext:value-type="float">
            <text:p>-151,643</text:p>
          </table:table-cell>
          <table:table-cell office:value-type="float" office:value="656.917114" calcext:value-type="float">
            <text:p>656,917114</text:p>
          </table:table-cell>
          <table:table-cell office:value-type="float" office:value="-0.061059" calcext:value-type="float">
            <text:p>-0,061059</text:p>
          </table:table-cell>
          <table:table-cell office:value-type="float" office:value="-0.012939" calcext:value-type="float">
            <text:p>-0,012939</text:p>
          </table:table-cell>
          <table:table-cell office:value-type="float" office:value="0.015176" calcext:value-type="float">
            <text:p>0,015176</text:p>
          </table:table-cell>
        </table:table-row>
        <table:table-row table:style-name="ro1">
          <table:table-cell office:value-type="string" calcext:value-type="string">
            <text:p>9 Mar 2017 16:03:00.000</text:p>
          </table:table-cell>
          <table:table-cell office:value-type="float" office:value="-12.823" calcext:value-type="float">
            <text:p>-12,823</text:p>
          </table:table-cell>
          <table:table-cell office:value-type="float" office:value="-152.425" calcext:value-type="float">
            <text:p>-152,425</text:p>
          </table:table-cell>
          <table:table-cell office:value-type="float" office:value="657.894535" calcext:value-type="float">
            <text:p>657,894535</text:p>
          </table:table-cell>
          <table:table-cell office:value-type="float" office:value="-0.061015" calcext:value-type="float">
            <text:p>-0,061015</text:p>
          </table:table-cell>
          <table:table-cell office:value-type="float" office:value="-0.013156" calcext:value-type="float">
            <text:p>-0,013156</text:p>
          </table:table-cell>
          <table:table-cell office:value-type="float" office:value="0.017383" calcext:value-type="float">
            <text:p>0,017383</text:p>
          </table:table-cell>
        </table:table-row>
        <table:table-row table:style-name="ro1">
          <table:table-cell office:value-type="string" calcext:value-type="string">
            <text:p>9 Mar 2017 16:04:00.000</text:p>
          </table:table-cell>
          <table:table-cell office:value-type="float" office:value="-16.482" calcext:value-type="float">
            <text:p>-16,482</text:p>
          </table:table-cell>
          <table:table-cell office:value-type="float" office:value="-153.223" calcext:value-type="float">
            <text:p>-153,223</text:p>
          </table:table-cell>
          <table:table-cell office:value-type="float" office:value="658.999271" calcext:value-type="float">
            <text:p>658,999271</text:p>
          </table:table-cell>
          <table:table-cell office:value-type="float" office:value="-0.06096" calcext:value-type="float">
            <text:p>-0,06096</text:p>
          </table:table-cell>
          <table:table-cell office:value-type="float" office:value="-0.013456" calcext:value-type="float">
            <text:p>-0,013456</text:p>
          </table:table-cell>
          <table:table-cell office:value-type="float" office:value="0.019412" calcext:value-type="float">
            <text:p>0,019412</text:p>
          </table:table-cell>
        </table:table-row>
        <table:table-row table:style-name="ro1">
          <table:table-cell office:value-type="string" calcext:value-type="string">
            <text:p>9 Mar 2017 16:05:00.000</text:p>
          </table:table-cell>
          <table:table-cell office:value-type="float" office:value="-20.138" calcext:value-type="float">
            <text:p>-20,138</text:p>
          </table:table-cell>
          <table:table-cell office:value-type="float" office:value="-154.042" calcext:value-type="float">
            <text:p>-154,042</text:p>
          </table:table-cell>
          <table:table-cell office:value-type="float" office:value="660.219587" calcext:value-type="float">
            <text:p>660,219587</text:p>
          </table:table-cell>
          <table:table-cell office:value-type="float" office:value="-0.060894" calcext:value-type="float">
            <text:p>-0,060894</text:p>
          </table:table-cell>
          <table:table-cell office:value-type="float" office:value="-0.013851" calcext:value-type="float">
            <text:p>-0,013851</text:p>
          </table:table-cell>
          <table:table-cell office:value-type="float" office:value="0.021228" calcext:value-type="float">
            <text:p>0,021228</text:p>
          </table:table-cell>
        </table:table-row>
        <table:table-row table:style-name="ro1">
          <table:table-cell office:value-type="string" calcext:value-type="string">
            <text:p>9 Mar 2017 16:06:00.000</text:p>
          </table:table-cell>
          <table:table-cell office:value-type="float" office:value="-23.789" calcext:value-type="float">
            <text:p>-23,789</text:p>
          </table:table-cell>
          <table:table-cell office:value-type="float" office:value="-154.888" calcext:value-type="float">
            <text:p>-154,888</text:p>
          </table:table-cell>
          <table:table-cell office:value-type="float" office:value="661.54174" calcext:value-type="float">
            <text:p>661,54174</text:p>
          </table:table-cell>
          <table:table-cell office:value-type="float" office:value="-0.060815" calcext:value-type="float">
            <text:p>-0,060815</text:p>
          </table:table-cell>
          <table:table-cell office:value-type="float" office:value="-0.014355" calcext:value-type="float">
            <text:p>-0,014355</text:p>
          </table:table-cell>
          <table:table-cell office:value-type="float" office:value="0.0228" calcext:value-type="float">
            <text:p>0,0228</text:p>
          </table:table-cell>
        </table:table-row>
        <table:table-row table:style-name="ro1">
          <table:table-cell office:value-type="string" calcext:value-type="string">
            <text:p>9 Mar 2017 16:07:00.000</text:p>
          </table:table-cell>
          <table:table-cell office:value-type="float" office:value="-27.436" calcext:value-type="float">
            <text:p>-27,436</text:p>
          </table:table-cell>
          <table:table-cell office:value-type="float" office:value="-155.767" calcext:value-type="float">
            <text:p>-155,767</text:p>
          </table:table-cell>
          <table:table-cell office:value-type="float" office:value="662.950194" calcext:value-type="float">
            <text:p>662,950194</text:p>
          </table:table-cell>
          <table:table-cell office:value-type="float" office:value="-0.060724" calcext:value-type="float">
            <text:p>-0,060724</text:p>
          </table:table-cell>
          <table:table-cell office:value-type="float" office:value="-0.014988" calcext:value-type="float">
            <text:p>-0,014988</text:p>
          </table:table-cell>
          <table:table-cell office:value-type="float" office:value="0.024099" calcext:value-type="float">
            <text:p>0,024099</text:p>
          </table:table-cell>
        </table:table-row>
        <table:table-row table:style-name="ro1">
          <table:table-cell office:value-type="string" calcext:value-type="string">
            <text:p>9 Mar 2017 16:08:00.000</text:p>
          </table:table-cell>
          <table:table-cell office:value-type="float" office:value="-31.076" calcext:value-type="float">
            <text:p>-31,076</text:p>
          </table:table-cell>
          <table:table-cell office:value-type="float" office:value="-156.689" calcext:value-type="float">
            <text:p>-156,689</text:p>
          </table:table-cell>
          <table:table-cell office:value-type="float" office:value="664.427859" calcext:value-type="float">
            <text:p>664,427859</text:p>
          </table:table-cell>
          <table:table-cell office:value-type="float" office:value="-0.060618" calcext:value-type="float">
            <text:p>-0,060618</text:p>
          </table:table-cell>
          <table:table-cell office:value-type="float" office:value="-0.015777" calcext:value-type="float">
            <text:p>-0,015777</text:p>
          </table:table-cell>
          <table:table-cell office:value-type="float" office:value="0.025101" calcext:value-type="float">
            <text:p>0,025101</text:p>
          </table:table-cell>
        </table:table-row>
        <table:table-row table:style-name="ro1">
          <table:table-cell office:value-type="string" calcext:value-type="string">
            <text:p>9 Mar 2017 16:09:00.000</text:p>
          </table:table-cell>
          <table:table-cell office:value-type="float" office:value="-34.709" calcext:value-type="float">
            <text:p>-34,709</text:p>
          </table:table-cell>
          <table:table-cell office:value-type="float" office:value="-157.664" calcext:value-type="float">
            <text:p>-157,664</text:p>
          </table:table-cell>
          <table:table-cell office:value-type="float" office:value="665.956358" calcext:value-type="float">
            <text:p>665,956358</text:p>
          </table:table-cell>
          <table:table-cell office:value-type="float" office:value="-0.060496" calcext:value-type="float">
            <text:p>-0,060496</text:p>
          </table:table-cell>
          <table:table-cell office:value-type="float" office:value="-0.016759" calcext:value-type="float">
            <text:p>-0,016759</text:p>
          </table:table-cell>
          <table:table-cell office:value-type="float" office:value="0.025788" calcext:value-type="float">
            <text:p>0,025788</text:p>
          </table:table-cell>
        </table:table-row>
        <table:table-row table:style-name="ro1">
          <table:table-cell office:value-type="string" calcext:value-type="string">
            <text:p>9 Mar 2017 16:10:00.000</text:p>
          </table:table-cell>
          <table:table-cell office:value-type="float" office:value="-38.335" calcext:value-type="float">
            <text:p>-38,335</text:p>
          </table:table-cell>
          <table:table-cell office:value-type="float" office:value="-158.705" calcext:value-type="float">
            <text:p>-158,705</text:p>
          </table:table-cell>
          <table:table-cell office:value-type="float" office:value="667.516312" calcext:value-type="float">
            <text:p>667,516312</text:p>
          </table:table-cell>
          <table:table-cell office:value-type="float" office:value="-0.060355" calcext:value-type="float">
            <text:p>-0,060355</text:p>
          </table:table-cell>
          <table:table-cell office:value-type="float" office:value="-0.017985" calcext:value-type="float">
            <text:p>-0,017985</text:p>
          </table:table-cell>
          <table:table-cell office:value-type="float" office:value="0.026146" calcext:value-type="float">
            <text:p>0,026146</text:p>
          </table:table-cell>
        </table:table-row>
        <table:table-row table:style-name="ro1">
          <table:table-cell office:value-type="string" calcext:value-type="string">
            <text:p>9 Mar 2017 16:11:00.000</text:p>
          </table:table-cell>
          <table:table-cell office:value-type="float" office:value="-41.951" calcext:value-type="float">
            <text:p>-41,951</text:p>
          </table:table-cell>
          <table:table-cell office:value-type="float" office:value="-159.829" calcext:value-type="float">
            <text:p>-159,829</text:p>
          </table:table-cell>
          <table:table-cell office:value-type="float" office:value="669.087645" calcext:value-type="float">
            <text:p>669,087645</text:p>
          </table:table-cell>
          <table:table-cell office:value-type="float" office:value="-0.06019" calcext:value-type="float">
            <text:p>-0,06019</text:p>
          </table:table-cell>
          <table:table-cell office:value-type="float" office:value="-0.019524" calcext:value-type="float">
            <text:p>-0,019524</text:p>
          </table:table-cell>
          <table:table-cell office:value-type="float" office:value="0.026165" calcext:value-type="float">
            <text:p>0,026165</text:p>
          </table:table-cell>
        </table:table-row>
        <table:table-row table:style-name="ro1">
          <table:table-cell office:value-type="string" calcext:value-type="string">
            <text:p>9 Mar 2017 16:12:00.000</text:p>
          </table:table-cell>
          <table:table-cell office:value-type="float" office:value="-45.557" calcext:value-type="float">
            <text:p>-45,557</text:p>
          </table:table-cell>
          <table:table-cell office:value-type="float" office:value="-161.056" calcext:value-type="float">
            <text:p>-161,056</text:p>
          </table:table-cell>
          <table:table-cell office:value-type="float" office:value="670.649893" calcext:value-type="float">
            <text:p>670,649893</text:p>
          </table:table-cell>
          <table:table-cell office:value-type="float" office:value="-0.059997" calcext:value-type="float">
            <text:p>-0,059997</text:p>
          </table:table-cell>
          <table:table-cell office:value-type="float" office:value="-0.021477" calcext:value-type="float">
            <text:p>-0,021477</text:p>
          </table:table-cell>
          <table:table-cell office:value-type="float" office:value="0.025841" calcext:value-type="float">
            <text:p>0,025841</text:p>
          </table:table-cell>
        </table:table-row>
        <table:table-row table:style-name="ro1">
          <table:table-cell office:value-type="string" calcext:value-type="string">
            <text:p>9 Mar 2017 16:13:00.000</text:p>
          </table:table-cell>
          <table:table-cell office:value-type="float" office:value="-49.15" calcext:value-type="float">
            <text:p>-49,15</text:p>
          </table:table-cell>
          <table:table-cell office:value-type="float" office:value="-162.417" calcext:value-type="float">
            <text:p>-162,417</text:p>
          </table:table-cell>
          <table:table-cell office:value-type="float" office:value="672.182522" calcext:value-type="float">
            <text:p>672,182522</text:p>
          </table:table-cell>
          <table:table-cell office:value-type="float" office:value="-0.059764" calcext:value-type="float">
            <text:p>-0,059764</text:p>
          </table:table-cell>
          <table:table-cell office:value-type="float" office:value="-0.023986" calcext:value-type="float">
            <text:p>-0,023986</text:p>
          </table:table-cell>
          <table:table-cell office:value-type="float" office:value="0.025177" calcext:value-type="float">
            <text:p>0,025177</text:p>
          </table:table-cell>
        </table:table-row>
        <table:table-row table:style-name="ro1">
          <table:table-cell office:value-type="string" calcext:value-type="string">
            <text:p>9 Mar 2017 16:14:00.000</text:p>
          </table:table-cell>
          <table:table-cell office:value-type="float" office:value="-52.728" calcext:value-type="float">
            <text:p>-52,728</text:p>
          </table:table-cell>
          <table:table-cell office:value-type="float" office:value="-163.95" calcext:value-type="float">
            <text:p>-163,95</text:p>
          </table:table-cell>
          <table:table-cell office:value-type="float" office:value="673.665242" calcext:value-type="float">
            <text:p>673,665242</text:p>
          </table:table-cell>
          <table:table-cell office:value-type="float" office:value="-0.059478" calcext:value-type="float">
            <text:p>-0,059478</text:p>
          </table:table-cell>
          <table:table-cell office:value-type="float" office:value="-0.027266" calcext:value-type="float">
            <text:p>-0,027266</text:p>
          </table:table-cell>
          <table:table-cell office:value-type="float" office:value="0.024179" calcext:value-type="float">
            <text:p>0,024179</text:p>
          </table:table-cell>
        </table:table-row>
        <table:table-row table:style-name="ro1">
          <table:table-cell office:value-type="string" calcext:value-type="string">
            <text:p>9 Mar 2017 16:15:00.000</text:p>
          </table:table-cell>
          <table:table-cell office:value-type="float" office:value="-56.286" calcext:value-type="float">
            <text:p>-56,286</text:p>
          </table:table-cell>
          <table:table-cell office:value-type="float" office:value="-165.711" calcext:value-type="float">
            <text:p>-165,711</text:p>
          </table:table-cell>
          <table:table-cell office:value-type="float" office:value="675.078319" calcext:value-type="float">
            <text:p>675,078319</text:p>
          </table:table-cell>
          <table:table-cell office:value-type="float" office:value="-0.059114" calcext:value-type="float">
            <text:p>-0,059114</text:p>
          </table:table-cell>
          <table:table-cell office:value-type="float" office:value="-0.031642" calcext:value-type="float">
            <text:p>-0,031642</text:p>
          </table:table-cell>
          <table:table-cell office:value-type="float" office:value="0.022858" calcext:value-type="float">
            <text:p>0,022858</text:p>
          </table:table-cell>
        </table:table-row>
        <table:table-row table:style-name="ro1">
          <table:table-cell office:value-type="string" calcext:value-type="string">
            <text:p>9 Mar 2017 16:16:00.000</text:p>
          </table:table-cell>
          <table:table-cell office:value-type="float" office:value="-59.819" calcext:value-type="float">
            <text:p>-59,819</text:p>
          </table:table-cell>
          <table:table-cell office:value-type="float" office:value="-167.779" calcext:value-type="float">
            <text:p>-167,779</text:p>
          </table:table-cell>
          <table:table-cell office:value-type="float" office:value="676.402872" calcext:value-type="float">
            <text:p>676,402872</text:p>
          </table:table-cell>
          <table:table-cell office:value-type="float" office:value="-0.058636" calcext:value-type="float">
            <text:p>-0,058636</text:p>
          </table:table-cell>
          <table:table-cell office:value-type="float" office:value="-0.037632" calcext:value-type="float">
            <text:p>-0,037632</text:p>
          </table:table-cell>
          <table:table-cell office:value-type="float" office:value="0.021231" calcext:value-type="float">
            <text:p>0,021231</text:p>
          </table:table-cell>
        </table:table-row>
        <table:table-row table:style-name="ro1">
          <table:table-cell office:value-type="string" calcext:value-type="string">
            <text:p>9 Mar 2017 16:17:00.000</text:p>
          </table:table-cell>
          <table:table-cell office:value-type="float" office:value="-63.319" calcext:value-type="float">
            <text:p>-63,319</text:p>
          </table:table-cell>
          <table:table-cell office:value-type="float" office:value="-170.276" calcext:value-type="float">
            <text:p>-170,276</text:p>
          </table:table-cell>
          <table:table-cell office:value-type="float" office:value="677.621154" calcext:value-type="float">
            <text:p>677,621154</text:p>
          </table:table-cell>
          <table:table-cell office:value-type="float" office:value="-0.057978" calcext:value-type="float">
            <text:p>-0,057978</text:p>
          </table:table-cell>
          <table:table-cell office:value-type="float" office:value="-0.046085" calcext:value-type="float">
            <text:p>-0,046085</text:p>
          </table:table-cell>
          <table:table-cell office:value-type="float" office:value="0.01932" calcext:value-type="float">
            <text:p>0,01932</text:p>
          </table:table-cell>
        </table:table-row>
        <table:table-row table:style-name="ro1">
          <table:table-cell office:value-type="string" calcext:value-type="string">
            <text:p>9 Mar 2017 16:18:00.000</text:p>
          </table:table-cell>
          <table:table-cell office:value-type="float" office:value="-66.771" calcext:value-type="float">
            <text:p>-66,771</text:p>
          </table:table-cell>
          <table:table-cell office:value-type="float" office:value="-173.387" calcext:value-type="float">
            <text:p>-173,387</text:p>
          </table:table-cell>
          <table:table-cell office:value-type="float" office:value="678.716824" calcext:value-type="float">
            <text:p>678,716824</text:p>
          </table:table-cell>
          <table:table-cell office:value-type="float" office:value="-0.057029" calcext:value-type="float">
            <text:p>-0,057029</text:p>
          </table:table-cell>
          <table:table-cell office:value-type="float" office:value="-0.058464" calcext:value-type="float">
            <text:p>-0,058464</text:p>
          </table:table-cell>
          <table:table-cell office:value-type="float" office:value="0.017149" calcext:value-type="float">
            <text:p>0,017149</text:p>
          </table:table-cell>
        </table:table-row>
        <table:table-row table:style-name="ro1">
          <table:table-cell office:value-type="string" calcext:value-type="string">
            <text:p>9 Mar 2017 16:19:00.000</text:p>
          </table:table-cell>
          <table:table-cell office:value-type="float" office:value="-70.152" calcext:value-type="float">
            <text:p>-70,152</text:p>
          </table:table-cell>
          <table:table-cell office:value-type="float" office:value="-177.421" calcext:value-type="float">
            <text:p>-177,421</text:p>
          </table:table-cell>
          <table:table-cell office:value-type="float" office:value="679.675184" calcext:value-type="float">
            <text:p>679,675184</text:p>
          </table:table-cell>
          <table:table-cell office:value-type="float" office:value="-0.055575" calcext:value-type="float">
            <text:p>-0,055575</text:p>
          </table:table-cell>
          <table:table-cell office:value-type="float" office:value="-0.077397" calcext:value-type="float">
            <text:p>-0,077397</text:p>
          </table:table-cell>
          <table:table-cell office:value-type="float" office:value="0.014749" calcext:value-type="float">
            <text:p>0,014749</text:p>
          </table:table-cell>
        </table:table-row>
        <table:table-row table:style-name="ro1">
          <table:table-cell office:value-type="string" calcext:value-type="string">
            <text:p>9 Mar 2017 16:20:00.000</text:p>
          </table:table-cell>
          <table:table-cell office:value-type="float" office:value="-73.422" calcext:value-type="float">
            <text:p>-73,422</text:p>
          </table:table-cell>
          <table:table-cell office:value-type="float" office:value="177.098" calcext:value-type="float">
            <text:p>177,098</text:p>
          </table:table-cell>
          <table:table-cell office:value-type="float" office:value="680.483396" calcext:value-type="float">
            <text:p>680,483396</text:p>
          </table:table-cell>
          <table:table-cell office:value-type="float" office:value="-0.053186" calcext:value-type="float">
            <text:p>-0,053186</text:p>
          </table:table-cell>
          <table:table-cell office:value-type="float" office:value="-0.107805" calcext:value-type="float">
            <text:p>-0,107805</text:p>
          </table:table-cell>
          <table:table-cell office:value-type="float" office:value="0.012152" calcext:value-type="float">
            <text:p>0,012152</text:p>
          </table:table-cell>
        </table:table-row>
        <table:table-row table:style-name="ro1">
          <table:table-cell office:value-type="string" calcext:value-type="string">
            <text:p>9 Mar 2017 16:21:00.000</text:p>
          </table:table-cell>
          <table:table-cell office:value-type="float" office:value="-76.498" calcext:value-type="float">
            <text:p>-76,498</text:p>
          </table:table-cell>
          <table:table-cell office:value-type="float" office:value="169.233" calcext:value-type="float">
            <text:p>169,233</text:p>
          </table:table-cell>
          <table:table-cell office:value-type="float" office:value="681.13067" calcext:value-type="float">
            <text:p>681,13067</text:p>
          </table:table-cell>
          <table:table-cell office:value-type="float" office:value="-0.048942" calcext:value-type="float">
            <text:p>-0,048942</text:p>
          </table:table-cell>
          <table:table-cell office:value-type="float" office:value="-0.158893" calcext:value-type="float">
            <text:p>-0,158893</text:p>
          </table:table-cell>
          <table:table-cell office:value-type="float" office:value="0.009392" calcext:value-type="float">
            <text:p>0,009392</text:p>
          </table:table-cell>
        </table:table-row>
        <table:table-row table:style-name="ro1">
          <table:table-cell office:value-type="string" calcext:value-type="string">
            <text:p>9 Mar 2017 16:22:00.000</text:p>
          </table:table-cell>
          <table:table-cell office:value-type="float" office:value="-79.218" calcext:value-type="float">
            <text:p>-79,218</text:p>
          </table:table-cell>
          <table:table-cell office:value-type="float" office:value="157.326" calcext:value-type="float">
            <text:p>157,326</text:p>
          </table:table-cell>
          <table:table-cell office:value-type="float" office:value="681.608422" calcext:value-type="float">
            <text:p>681,608422</text:p>
          </table:table-cell>
          <table:table-cell office:value-type="float" office:value="-0.040823" calcext:value-type="float">
            <text:p>-0,040823</text:p>
          </table:table-cell>
          <table:table-cell office:value-type="float" office:value="-0.245122" calcext:value-type="float">
            <text:p>-0,245122</text:p>
          </table:table-cell>
          <table:table-cell office:value-type="float" office:value="0.006509" calcext:value-type="float">
            <text:p>0,006509</text:p>
          </table:table-cell>
        </table:table-row>
        <table:table-row table:style-name="ro1">
          <table:table-cell office:value-type="string" calcext:value-type="string">
            <text:p>9 Mar 2017 16:23:00.000</text:p>
          </table:table-cell>
          <table:table-cell office:value-type="float" office:value="-81.245" calcext:value-type="float">
            <text:p>-81,245</text:p>
          </table:table-cell>
          <table:table-cell office:value-type="float" office:value="139.025" calcext:value-type="float">
            <text:p>139,025</text:p>
          </table:table-cell>
          <table:table-cell office:value-type="float" office:value="681.910394" calcext:value-type="float">
            <text:p>681,910394</text:p>
          </table:table-cell>
          <table:table-cell office:value-type="float" office:value="-0.02509" calcext:value-type="float">
            <text:p>-0,02509</text:p>
          </table:table-cell>
          <table:table-cell office:value-type="float" office:value="-0.368027" calcext:value-type="float">
            <text:p>-0,368027</text:p>
          </table:table-cell>
          <table:table-cell office:value-type="float" office:value="0.003542" calcext:value-type="float">
            <text:p>0,003542</text:p>
          </table:table-cell>
        </table:table-row>
        <table:table-row table:style-name="ro1">
          <table:table-cell office:value-type="string" calcext:value-type="string">
            <text:p>9 Mar 2017 16:24:00.000</text:p>
          </table:table-cell>
          <table:table-cell office:value-type="float" office:value="-82.03" calcext:value-type="float">
            <text:p>-82,03</text:p>
          </table:table-cell>
          <table:table-cell office:value-type="float" office:value="114.066" calcext:value-type="float">
            <text:p>114,066</text:p>
          </table:table-cell>
          <table:table-cell office:value-type="float" office:value="682.032749" calcext:value-type="float">
            <text:p>682,032749</text:p>
          </table:table-cell>
          <table:table-cell office:value-type="float" office:value="0.000089" calcext:value-type="float">
            <text:p>0,000089</text:p>
          </table:table-cell>
          <table:table-cell office:value-type="float" office:value="-0.442668" calcext:value-type="float">
            <text:p>-0,442668</text:p>
          </table:table-cell>
          <table:table-cell office:value-type="float" office:value="0.000531" calcext:value-type="float">
            <text:p>0,000531</text:p>
          </table:table-cell>
        </table:table-row>
        <table:table-row table:style-name="ro1">
          <table:table-cell office:value-type="string" calcext:value-type="string">
            <text:p>9 Mar 2017 16:25:00.000</text:p>
          </table:table-cell>
          <table:table-cell office:value-type="float" office:value="-81.235" calcext:value-type="float">
            <text:p>-81,235</text:p>
          </table:table-cell>
          <table:table-cell office:value-type="float" office:value="89.136" calcext:value-type="float">
            <text:p>89,136</text:p>
          </table:table-cell>
          <table:table-cell office:value-type="float" office:value="681.974121" calcext:value-type="float">
            <text:p>681,974121</text:p>
          </table:table-cell>
          <table:table-cell office:value-type="float" office:value="0.025223" calcext:value-type="float">
            <text:p>0,025223</text:p>
          </table:table-cell>
          <table:table-cell office:value-type="float" office:value="-0.367221" calcext:value-type="float">
            <text:p>-0,367221</text:p>
          </table:table-cell>
          <table:table-cell office:value-type="float" office:value="-0.002481" calcext:value-type="float">
            <text:p>-0,002481</text:p>
          </table:table-cell>
        </table:table-row>
        <table:table-row table:style-name="ro1">
          <table:table-cell office:value-type="string" calcext:value-type="string">
            <text:p>9 Mar 2017 16:26:00.000</text:p>
          </table:table-cell>
          <table:table-cell office:value-type="float" office:value="-79.203" calcext:value-type="float">
            <text:p>-79,203</text:p>
          </table:table-cell>
          <table:table-cell office:value-type="float" office:value="70.883" calcext:value-type="float">
            <text:p>70,883</text:p>
          </table:table-cell>
          <table:table-cell office:value-type="float" office:value="681.735633" calcext:value-type="float">
            <text:p>681,735633</text:p>
          </table:table-cell>
          <table:table-cell office:value-type="float" office:value="0.040893" calcext:value-type="float">
            <text:p>0,040893</text:p>
          </table:table-cell>
          <table:table-cell office:value-type="float" office:value="-0.244421" calcext:value-type="float">
            <text:p>-0,244421</text:p>
          </table:table-cell>
          <table:table-cell office:value-type="float" office:value="-0.005455" calcext:value-type="float">
            <text:p>-0,005455</text:p>
          </table:table-cell>
        </table:table-row>
        <table:table-row table:style-name="ro1">
          <table:table-cell office:value-type="string" calcext:value-type="string">
            <text:p>9 Mar 2017 16:27:00.000</text:p>
          </table:table-cell>
          <table:table-cell office:value-type="float" office:value="-76.48" calcext:value-type="float">
            <text:p>-76,48</text:p>
          </table:table-cell>
          <table:table-cell office:value-type="float" office:value="59.009" calcext:value-type="float">
            <text:p>59,009</text:p>
          </table:table-cell>
          <table:table-cell office:value-type="float" office:value="681.320883" calcext:value-type="float">
            <text:p>681,320883</text:p>
          </table:table-cell>
          <table:table-cell office:value-type="float" office:value="0.048976" calcext:value-type="float">
            <text:p>0,048976</text:p>
          </table:table-cell>
          <table:table-cell office:value-type="float" office:value="-0.158466" calcext:value-type="float">
            <text:p>-0,158466</text:p>
          </table:table-cell>
          <table:table-cell office:value-type="float" office:value="-0.008348" calcext:value-type="float">
            <text:p>-0,008348</text:p>
          </table:table-cell>
        </table:table-row>
        <table:table-row table:style-name="ro1">
          <table:table-cell office:value-type="string" calcext:value-type="string">
            <text:p>9 Mar 2017 16:28:00.000</text:p>
          </table:table-cell>
          <table:table-cell office:value-type="float" office:value="-73.401" calcext:value-type="float">
            <text:p>-73,401</text:p>
          </table:table-cell>
          <table:table-cell office:value-type="float" office:value="51.164" calcext:value-type="float">
            <text:p>51,164</text:p>
          </table:table-cell>
          <table:table-cell office:value-type="float" office:value="680.735886" calcext:value-type="float">
            <text:p>680,735886</text:p>
          </table:table-cell>
          <table:table-cell office:value-type="float" office:value="0.053201" calcext:value-type="float">
            <text:p>0,053201</text:p>
          </table:table-cell>
          <table:table-cell office:value-type="float" office:value="-0.107554" calcext:value-type="float">
            <text:p>-0,107554</text:p>
          </table:table-cell>
          <table:table-cell office:value-type="float" office:value="-0.011121" calcext:value-type="float">
            <text:p>-0,011121</text:p>
          </table:table-cell>
        </table:table-row>
        <table:table-row table:style-name="ro1">
          <table:table-cell office:value-type="string" calcext:value-type="string">
            <text:p>9 Mar 2017 16:29:00.000</text:p>
          </table:table-cell>
          <table:table-cell office:value-type="float" office:value="-70.132" calcext:value-type="float">
            <text:p>-70,132</text:p>
          </table:table-cell>
          <table:table-cell office:value-type="float" office:value="45.695" calcext:value-type="float">
            <text:p>45,695</text:p>
          </table:table-cell>
          <table:table-cell office:value-type="float" office:value="679.988987" calcext:value-type="float">
            <text:p>679,988987</text:p>
          </table:table-cell>
          <table:table-cell office:value-type="float" office:value="0.055581" calcext:value-type="float">
            <text:p>0,055581</text:p>
          </table:table-cell>
          <table:table-cell office:value-type="float" office:value="-0.077244" calcext:value-type="float">
            <text:p>-0,077244</text:p>
          </table:table-cell>
          <table:table-cell office:value-type="float" office:value="-0.013736" calcext:value-type="float">
            <text:p>-0,013736</text:p>
          </table:table-cell>
        </table:table-row>
        <table:table-row table:style-name="ro1">
          <table:table-cell office:value-type="string" calcext:value-type="string">
            <text:p>9 Mar 2017 16:30:00.000</text:p>
          </table:table-cell>
          <table:table-cell office:value-type="float" office:value="-66.75" calcext:value-type="float">
            <text:p>-66,75</text:p>
          </table:table-cell>
          <table:table-cell office:value-type="float" office:value="41.669" calcext:value-type="float">
            <text:p>41,669</text:p>
          </table:table-cell>
          <table:table-cell office:value-type="float" office:value="679.090738" calcext:value-type="float">
            <text:p>679,090738</text:p>
          </table:table-cell>
          <table:table-cell office:value-type="float" office:value="0.05703" calcext:value-type="float">
            <text:p>0,05703</text:p>
          </table:table-cell>
          <table:table-cell office:value-type="float" office:value="-0.058366" calcext:value-type="float">
            <text:p>-0,058366</text:p>
          </table:table-cell>
          <table:table-cell office:value-type="float" office:value="-0.016158" calcext:value-type="float">
            <text:p>-0,016158</text:p>
          </table:table-cell>
        </table:table-row>
        <table:table-row table:style-name="ro1">
          <table:table-cell office:value-type="string" calcext:value-type="string">
            <text:p>9 Mar 2017 16:31:00.000</text:p>
          </table:table-cell>
          <table:table-cell office:value-type="float" office:value="-63.298" calcext:value-type="float">
            <text:p>-63,298</text:p>
          </table:table-cell>
          <table:table-cell office:value-type="float" office:value="38.562" calcext:value-type="float">
            <text:p>38,562</text:p>
          </table:table-cell>
          <table:table-cell office:value-type="float" office:value="678.05374" calcext:value-type="float">
            <text:p>678,05374</text:p>
          </table:table-cell>
          <table:table-cell office:value-type="float" office:value="0.057976" calcext:value-type="float">
            <text:p>0,057976</text:p>
          </table:table-cell>
          <table:table-cell office:value-type="float" office:value="-0.04602" calcext:value-type="float">
            <text:p>-0,04602</text:p>
          </table:table-cell>
          <table:table-cell office:value-type="float" office:value="-0.018355" calcext:value-type="float">
            <text:p>-0,018355</text:p>
          </table:table-cell>
        </table:table-row>
        <table:table-row table:style-name="ro1">
          <table:table-cell office:value-type="string" calcext:value-type="string">
            <text:p>9 Mar 2017 16:32:00.000</text:p>
          </table:table-cell>
          <table:table-cell office:value-type="float" office:value="-59.799" calcext:value-type="float">
            <text:p>-59,799</text:p>
          </table:table-cell>
          <table:table-cell office:value-type="float" office:value="36.069" calcext:value-type="float">
            <text:p>36,069</text:p>
          </table:table-cell>
          <table:table-cell office:value-type="float" office:value="676.892459" calcext:value-type="float">
            <text:p>676,892459</text:p>
          </table:table-cell>
          <table:table-cell office:value-type="float" office:value="0.058631" calcext:value-type="float">
            <text:p>0,058631</text:p>
          </table:table-cell>
          <table:table-cell office:value-type="float" office:value="-0.037586" calcext:value-type="float">
            <text:p>-0,037586</text:p>
          </table:table-cell>
          <table:table-cell office:value-type="float" office:value="-0.020296" calcext:value-type="float">
            <text:p>-0,020296</text:p>
          </table:table-cell>
        </table:table-row>
        <table:table-row table:style-name="ro1">
          <table:table-cell office:value-type="string" calcext:value-type="string">
            <text:p>9 Mar 2017 16:33:00.000</text:p>
          </table:table-cell>
          <table:table-cell office:value-type="float" office:value="-56.266" calcext:value-type="float">
            <text:p>-56,266</text:p>
          </table:table-cell>
          <table:table-cell office:value-type="float" office:value="34.003" calcext:value-type="float">
            <text:p>34,003</text:p>
          </table:table-cell>
          <table:table-cell office:value-type="float" office:value="675.623006" calcext:value-type="float">
            <text:p>675,623006</text:p>
          </table:table-cell>
          <table:table-cell office:value-type="float" office:value="0.059107" calcext:value-type="float">
            <text:p>0,059107</text:p>
          </table:table-cell>
          <table:table-cell office:value-type="float" office:value="-0.031609" calcext:value-type="float">
            <text:p>-0,031609</text:p>
          </table:table-cell>
          <table:table-cell office:value-type="float" office:value="-0.021956" calcext:value-type="float">
            <text:p>-0,021956</text:p>
          </table:table-cell>
        </table:table-row>
        <table:table-row table:style-name="ro1">
          <table:table-cell office:value-type="string" calcext:value-type="string">
            <text:p>9 Mar 2017 16:34:00.000</text:p>
          </table:table-cell>
          <table:table-cell office:value-type="float" office:value="-52.708" calcext:value-type="float">
            <text:p>-52,708</text:p>
          </table:table-cell>
          <table:table-cell office:value-type="float" office:value="32.244" calcext:value-type="float">
            <text:p>32,244</text:p>
          </table:table-cell>
          <table:table-cell office:value-type="float" office:value="674.262901" calcext:value-type="float">
            <text:p>674,262901</text:p>
          </table:table-cell>
          <table:table-cell office:value-type="float" office:value="0.059469" calcext:value-type="float">
            <text:p>0,059469</text:p>
          </table:table-cell>
          <table:table-cell office:value-type="float" office:value="-0.027241" calcext:value-type="float">
            <text:p>-0,027241</text:p>
          </table:table-cell>
          <table:table-cell office:value-type="float" office:value="-0.023314" calcext:value-type="float">
            <text:p>-0,023314</text:p>
          </table:table-cell>
        </table:table-row>
        <table:table-row table:style-name="ro1">
          <table:table-cell office:value-type="string" calcext:value-type="string">
            <text:p>9 Mar 2017 16:35:00.000</text:p>
          </table:table-cell>
          <table:table-cell office:value-type="float" office:value="-49.131" calcext:value-type="float">
            <text:p>-49,131</text:p>
          </table:table-cell>
          <table:table-cell office:value-type="float" office:value="30.712" calcext:value-type="float">
            <text:p>30,712</text:p>
          </table:table-cell>
          <table:table-cell office:value-type="float" office:value="672.830806" calcext:value-type="float">
            <text:p>672,830806</text:p>
          </table:table-cell>
          <table:table-cell office:value-type="float" office:value="0.059754" calcext:value-type="float">
            <text:p>0,059754</text:p>
          </table:table-cell>
          <table:table-cell office:value-type="float" office:value="-0.023967" calcext:value-type="float">
            <text:p>-0,023967</text:p>
          </table:table-cell>
          <table:table-cell office:value-type="float" office:value="-0.024353" calcext:value-type="float">
            <text:p>-0,024353</text:p>
          </table:table-cell>
        </table:table-row>
        <table:table-row table:style-name="ro1">
          <table:table-cell office:value-type="string" calcext:value-type="string">
            <text:p>9 Mar 2017 16:36:00.000</text:p>
          </table:table-cell>
          <table:table-cell office:value-type="float" office:value="-45.539" calcext:value-type="float">
            <text:p>-45,539</text:p>
          </table:table-cell>
          <table:table-cell office:value-type="float" office:value="29.353" calcext:value-type="float">
            <text:p>29,353</text:p>
          </table:table-cell>
          <table:table-cell office:value-type="float" office:value="671.346241" calcext:value-type="float">
            <text:p>671,346241</text:p>
          </table:table-cell>
          <table:table-cell office:value-type="float" office:value="0.059986" calcext:value-type="float">
            <text:p>0,059986</text:p>
          </table:table-cell>
          <table:table-cell office:value-type="float" office:value="-0.021462" calcext:value-type="float">
            <text:p>-0,021462</text:p>
          </table:table-cell>
          <table:table-cell office:value-type="float" office:value="-0.025062" calcext:value-type="float">
            <text:p>-0,025062</text:p>
          </table:table-cell>
        </table:table-row>
        <table:table-row table:style-name="ro1">
          <table:table-cell office:value-type="string" calcext:value-type="string">
            <text:p>9 Mar 2017 16:37:00.000</text:p>
          </table:table-cell>
          <table:table-cell office:value-type="float" office:value="-41.933" calcext:value-type="float">
            <text:p>-41,933</text:p>
          </table:table-cell>
          <table:table-cell office:value-type="float" office:value="28.126" calcext:value-type="float">
            <text:p>28,126</text:p>
          </table:table-cell>
          <table:table-cell office:value-type="float" office:value="669.829287" calcext:value-type="float">
            <text:p>669,829287</text:p>
          </table:table-cell>
          <table:table-cell office:value-type="float" office:value="0.060178" calcext:value-type="float">
            <text:p>0,060178</text:p>
          </table:table-cell>
          <table:table-cell office:value-type="float" office:value="-0.019512" calcext:value-type="float">
            <text:p>-0,019512</text:p>
          </table:table-cell>
          <table:table-cell office:value-type="float" office:value="-0.025433" calcext:value-type="float">
            <text:p>-0,025433</text:p>
          </table:table-cell>
        </table:table-row>
        <table:table-row table:style-name="ro1">
          <table:table-cell office:value-type="string" calcext:value-type="string">
            <text:p>9 Mar 2017 16:38:00.000</text:p>
          </table:table-cell>
          <table:table-cell office:value-type="float" office:value="-38.318" calcext:value-type="float">
            <text:p>-38,318</text:p>
          </table:table-cell>
          <table:table-cell office:value-type="float" office:value="27.003" calcext:value-type="float">
            <text:p>27,003</text:p>
          </table:table-cell>
          <table:table-cell office:value-type="float" office:value="668.300282" calcext:value-type="float">
            <text:p>668,300282</text:p>
          </table:table-cell>
          <table:table-cell office:value-type="float" office:value="0.060342" calcext:value-type="float">
            <text:p>0,060342</text:p>
          </table:table-cell>
          <table:table-cell office:value-type="float" office:value="-0.017975" calcext:value-type="float">
            <text:p>-0,017975</text:p>
          </table:table-cell>
          <table:table-cell office:value-type="float" office:value="-0.025465" calcext:value-type="float">
            <text:p>-0,025465</text:p>
          </table:table-cell>
        </table:table-row>
        <table:table-row table:style-name="ro1">
          <table:table-cell office:value-type="string" calcext:value-type="string">
            <text:p>9 Mar 2017 16:39:00.000</text:p>
          </table:table-cell>
          <table:table-cell office:value-type="float" office:value="-34.693" calcext:value-type="float">
            <text:p>-34,693</text:p>
          </table:table-cell>
          <table:table-cell office:value-type="float" office:value="25.962" calcext:value-type="float">
            <text:p>25,962</text:p>
          </table:table-cell>
          <table:table-cell office:value-type="float" office:value="666.779498" calcext:value-type="float">
            <text:p>666,779498</text:p>
          </table:table-cell>
          <table:table-cell office:value-type="float" office:value="0.060482" calcext:value-type="float">
            <text:p>0,060482</text:p>
          </table:table-cell>
          <table:table-cell office:value-type="float" office:value="-0.016751" calcext:value-type="float">
            <text:p>-0,016751</text:p>
          </table:table-cell>
          <table:table-cell office:value-type="float" office:value="-0.025162" calcext:value-type="float">
            <text:p>-0,025162</text:p>
          </table:table-cell>
        </table:table-row>
        <table:table-row table:style-name="ro1">
          <table:table-cell office:value-type="string" calcext:value-type="string">
            <text:p>9 Mar 2017 16:40:00.000</text:p>
          </table:table-cell>
          <table:table-cell office:value-type="float" office:value="-31.06" calcext:value-type="float">
            <text:p>-31,06</text:p>
          </table:table-cell>
          <table:table-cell office:value-type="float" office:value="24.988" calcext:value-type="float">
            <text:p>24,988</text:p>
          </table:table-cell>
          <table:table-cell office:value-type="float" office:value="665.286834" calcext:value-type="float">
            <text:p>665,286834</text:p>
          </table:table-cell>
          <table:table-cell office:value-type="float" office:value="0.060603" calcext:value-type="float">
            <text:p>0,060603</text:p>
          </table:table-cell>
          <table:table-cell office:value-type="float" office:value="-0.01577" calcext:value-type="float">
            <text:p>-0,01577</text:p>
          </table:table-cell>
          <table:table-cell office:value-type="float" office:value="-0.024532" calcext:value-type="float">
            <text:p>-0,024532</text:p>
          </table:table-cell>
        </table:table-row>
        <table:table-row table:style-name="ro1">
          <table:table-cell office:value-type="string" calcext:value-type="string">
            <text:p>9 Mar 2017 16:41:00.000</text:p>
          </table:table-cell>
          <table:table-cell office:value-type="float" office:value="-27.421" calcext:value-type="float">
            <text:p>-27,421</text:p>
          </table:table-cell>
          <table:table-cell office:value-type="float" office:value="24.066" calcext:value-type="float">
            <text:p>24,066</text:p>
          </table:table-cell>
          <table:table-cell office:value-type="float" office:value="663.841503" calcext:value-type="float">
            <text:p>663,841503</text:p>
          </table:table-cell>
          <table:table-cell office:value-type="float" office:value="0.060709" calcext:value-type="float">
            <text:p>0,060709</text:p>
          </table:table-cell>
          <table:table-cell office:value-type="float" office:value="-0.014982" calcext:value-type="float">
            <text:p>-0,014982</text:p>
          </table:table-cell>
          <table:table-cell office:value-type="float" office:value="-0.023589" calcext:value-type="float">
            <text:p>-0,023589</text:p>
          </table:table-cell>
        </table:table-row>
        <table:table-row table:style-name="ro1">
          <table:table-cell office:value-type="string" calcext:value-type="string">
            <text:p>9 Mar 2017 16:42:00.000</text:p>
          </table:table-cell>
          <table:table-cell office:value-type="float" office:value="-23.776" calcext:value-type="float">
            <text:p>-23,776</text:p>
          </table:table-cell>
          <table:table-cell office:value-type="float" office:value="23.187" calcext:value-type="float">
            <text:p>23,187</text:p>
          </table:table-cell>
          <table:table-cell office:value-type="float" office:value="662.461729" calcext:value-type="float">
            <text:p>662,461729</text:p>
          </table:table-cell>
          <table:table-cell office:value-type="float" office:value="0.0608" calcext:value-type="float">
            <text:p>0,0608</text:p>
          </table:table-cell>
          <table:table-cell office:value-type="float" office:value="-0.01435" calcext:value-type="float">
            <text:p>-0,01435</text:p>
          </table:table-cell>
          <table:table-cell office:value-type="float" office:value="-0.022352" calcext:value-type="float">
            <text:p>-0,022352</text:p>
          </table:table-cell>
        </table:table-row>
        <table:table-row table:style-name="ro1">
          <table:table-cell office:value-type="string" calcext:value-type="string">
            <text:p>9 Mar 2017 16:43:00.000</text:p>
          </table:table-cell>
          <table:table-cell office:value-type="float" office:value="-20.125" calcext:value-type="float">
            <text:p>-20,125</text:p>
          </table:table-cell>
          <table:table-cell office:value-type="float" office:value="22.341" calcext:value-type="float">
            <text:p>22,341</text:p>
          </table:table-cell>
          <table:table-cell office:value-type="float" office:value="661.164465" calcext:value-type="float">
            <text:p>661,164465</text:p>
          </table:table-cell>
          <table:table-cell office:value-type="float" office:value="0.060878" calcext:value-type="float">
            <text:p>0,060878</text:p>
          </table:table-cell>
          <table:table-cell office:value-type="float" office:value="-0.013847" calcext:value-type="float">
            <text:p>-0,013847</text:p>
          </table:table-cell>
          <table:table-cell office:value-type="float" office:value="-0.020845" calcext:value-type="float">
            <text:p>-0,020845</text:p>
          </table:table-cell>
        </table:table-row>
        <table:table-row table:style-name="ro1">
          <table:table-cell office:value-type="string" calcext:value-type="string">
            <text:p>9 Mar 2017 16:44:00.000</text:p>
          </table:table-cell>
          <table:table-cell office:value-type="float" office:value="-16.47" calcext:value-type="float">
            <text:p>-16,47</text:p>
          </table:table-cell>
          <table:table-cell office:value-type="float" office:value="21.523" calcext:value-type="float">
            <text:p>21,523</text:p>
          </table:table-cell>
          <table:table-cell office:value-type="float" office:value="659.965126" calcext:value-type="float">
            <text:p>659,965126</text:p>
          </table:table-cell>
          <table:table-cell office:value-type="float" office:value="0.060944" calcext:value-type="float">
            <text:p>0,060944</text:p>
          </table:table-cell>
          <table:table-cell office:value-type="float" office:value="-0.013453" calcext:value-type="float">
            <text:p>-0,013453</text:p>
          </table:table-cell>
          <table:table-cell office:value-type="float" office:value="-0.019095" calcext:value-type="float">
            <text:p>-0,019095</text:p>
          </table:table-cell>
        </table:table-row>
        <table:table-row table:style-name="ro1">
          <table:table-cell office:value-type="string" calcext:value-type="string">
            <text:p>9 Mar 2017 16:45:00.000</text:p>
          </table:table-cell>
          <table:table-cell office:value-type="float" office:value="-12.812" calcext:value-type="float">
            <text:p>-12,812</text:p>
          </table:table-cell>
          <table:table-cell office:value-type="float" office:value="20.725" calcext:value-type="float">
            <text:p>20,725</text:p>
          </table:table-cell>
          <table:table-cell office:value-type="float" office:value="658.877349" calcext:value-type="float">
            <text:p>658,877349</text:p>
          </table:table-cell>
          <table:table-cell office:value-type="float" office:value="0.060998" calcext:value-type="float">
            <text:p>0,060998</text:p>
          </table:table-cell>
          <table:table-cell office:value-type="float" office:value="-0.013153" calcext:value-type="float">
            <text:p>-0,013153</text:p>
          </table:table-cell>
          <table:table-cell office:value-type="float" office:value="-0.017134" calcext:value-type="float">
            <text:p>-0,017134</text:p>
          </table:table-cell>
        </table:table-row>
        <table:table-row table:style-name="ro1">
          <table:table-cell office:value-type="string" calcext:value-type="string">
            <text:p>9 Mar 2017 16:46:00.000</text:p>
          </table:table-cell>
          <table:table-cell office:value-type="float" office:value="-9.151" calcext:value-type="float">
            <text:p>-9,151</text:p>
          </table:table-cell>
          <table:table-cell office:value-type="float" office:value="19.943" calcext:value-type="float">
            <text:p>19,943</text:p>
          </table:table-cell>
          <table:table-cell office:value-type="float" office:value="657.912782" calcext:value-type="float">
            <text:p>657,912782</text:p>
          </table:table-cell>
          <table:table-cell office:value-type="float" office:value="0.061041" calcext:value-type="float">
            <text:p>0,061041</text:p>
          </table:table-cell>
          <table:table-cell office:value-type="float" office:value="-0.012936" calcext:value-type="float">
            <text:p>-0,012936</text:p>
          </table:table-cell>
          <table:table-cell office:value-type="float" office:value="-0.014996" calcext:value-type="float">
            <text:p>-0,014996</text:p>
          </table:table-cell>
        </table:table-row>
        <table:table-row table:style-name="ro1">
          <table:table-cell office:value-type="string" calcext:value-type="string">
            <text:p>9 Mar 2017 16:47:00.000</text:p>
          </table:table-cell>
          <table:table-cell office:value-type="float" office:value="-5.487" calcext:value-type="float">
            <text:p>-5,487</text:p>
          </table:table-cell>
          <table:table-cell office:value-type="float" office:value="19.171" calcext:value-type="float">
            <text:p>19,171</text:p>
          </table:table-cell>
          <table:table-cell office:value-type="float" office:value="657.080911" calcext:value-type="float">
            <text:p>657,080911</text:p>
          </table:table-cell>
          <table:table-cell office:value-type="float" office:value="0.061073" calcext:value-type="float">
            <text:p>0,061073</text:p>
          </table:table-cell>
          <table:table-cell office:value-type="float" office:value="-0.012797" calcext:value-type="float">
            <text:p>-0,012797</text:p>
          </table:table-cell>
          <table:table-cell office:value-type="float" office:value="-0.012719" calcext:value-type="float">
            <text:p>-0,012719</text:p>
          </table:table-cell>
        </table:table-row>
        <table:table-row table:style-name="ro1">
          <table:table-cell office:value-type="string" calcext:value-type="string">
            <text:p>9 Mar 2017 16:48:00.000</text:p>
          </table:table-cell>
          <table:table-cell office:value-type="float" office:value="-1.822" calcext:value-type="float">
            <text:p>-1,822</text:p>
          </table:table-cell>
          <table:table-cell office:value-type="float" office:value="18.406" calcext:value-type="float">
            <text:p>18,406</text:p>
          </table:table-cell>
          <table:table-cell office:value-type="float" office:value="656.388915" calcext:value-type="float">
            <text:p>656,388915</text:p>
          </table:table-cell>
          <table:table-cell office:value-type="float" office:value="0.061094" calcext:value-type="float">
            <text:p>0,061094</text:p>
          </table:table-cell>
          <table:table-cell office:value-type="float" office:value="-0.012729" calcext:value-type="float">
            <text:p>-0,012729</text:p>
          </table:table-cell>
          <table:table-cell office:value-type="float" office:value="-0.010342" calcext:value-type="float">
            <text:p>-0,010342</text:p>
          </table:table-cell>
        </table:table-row>
        <table:table-row table:style-name="ro1">
          <table:table-cell office:value-type="string" calcext:value-type="string">
            <text:p>9 Mar 2017 16:49:00.000</text:p>
          </table:table-cell>
          <table:table-cell office:value-type="float" office:value="1.844" calcext:value-type="float">
            <text:p>1,844</text:p>
          </table:table-cell>
          <table:table-cell office:value-type="float" office:value="17.643" calcext:value-type="float">
            <text:p>17,643</text:p>
          </table:table-cell>
          <table:table-cell office:value-type="float" office:value="655.841574" calcext:value-type="float">
            <text:p>655,841574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3" calcext:value-type="float">
            <text:p>-0,01273</text:p>
          </table:table-cell>
          <table:table-cell office:value-type="float" office:value="-0.007906" calcext:value-type="float">
            <text:p>-0,007906</text:p>
          </table:table-cell>
        </table:table-row>
        <table:table-row table:style-name="ro1">
          <table:table-cell office:value-type="string" calcext:value-type="string">
            <text:p>9 Mar 2017 16:50:00.000</text:p>
          </table:table-cell>
          <table:table-cell office:value-type="float" office:value="5.51" calcext:value-type="float">
            <text:p>5,51</text:p>
          </table:table-cell>
          <table:table-cell office:value-type="float" office:value="16.877" calcext:value-type="float">
            <text:p>16,877</text:p>
          </table:table-cell>
          <table:table-cell office:value-type="float" office:value="655.441207" calcext:value-type="float">
            <text:p>655,441207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801" calcext:value-type="float">
            <text:p>-0,012801</text:p>
          </table:table-cell>
          <table:table-cell office:value-type="float" office:value="-0.005451" calcext:value-type="float">
            <text:p>-0,005451</text:p>
          </table:table-cell>
        </table:table-row>
        <table:table-row table:style-name="ro1">
          <table:table-cell office:value-type="string" calcext:value-type="string">
            <text:p>9 Mar 2017 16:51:00.000</text:p>
          </table:table-cell>
          <table:table-cell office:value-type="float" office:value="9.176" calcext:value-type="float">
            <text:p>9,176</text:p>
          </table:table-cell>
          <table:table-cell office:value-type="float" office:value="16.105" calcext:value-type="float">
            <text:p>16,105</text:p>
          </table:table-cell>
          <table:table-cell office:value-type="float" office:value="655.187661" calcext:value-type="float">
            <text:p>655,187661</text:p>
          </table:table-cell>
          <table:table-cell office:value-type="float" office:value="0.061089" calcext:value-type="float">
            <text:p>0,061089</text:p>
          </table:table-cell>
          <table:table-cell office:value-type="float" office:value="-0.012944" calcext:value-type="float">
            <text:p>-0,012944</text:p>
          </table:table-cell>
          <table:table-cell office:value-type="float" office:value="-0.003019" calcext:value-type="float">
            <text:p>-0,003019</text:p>
          </table:table-cell>
        </table:table-row>
        <table:table-row table:style-name="ro1">
          <table:table-cell office:value-type="string" calcext:value-type="string">
            <text:p>9 Mar 2017 16:52:00.000</text:p>
          </table:table-cell>
          <table:table-cell office:value-type="float" office:value="12.84" calcext:value-type="float">
            <text:p>12,84</text:p>
          </table:table-cell>
          <table:table-cell office:value-type="float" office:value="15.322" calcext:value-type="float">
            <text:p>15,322</text:p>
          </table:table-cell>
          <table:table-cell office:value-type="float" office:value="655.078341" calcext:value-type="float">
            <text:p>655,078341</text:p>
          </table:table-cell>
          <table:table-cell office:value-type="float" office:value="0.061064" calcext:value-type="float">
            <text:p>0,061064</text:p>
          </table:table-cell>
          <table:table-cell office:value-type="float" office:value="-0.013164" calcext:value-type="float">
            <text:p>-0,013164</text:p>
          </table:table-cell>
          <table:table-cell office:value-type="float" office:value="-0.00065" calcext:value-type="float">
            <text:p>-0,00065</text:p>
          </table:table-cell>
        </table:table-row>
        <table:table-row table:style-name="ro1">
          <table:table-cell office:value-type="string" calcext:value-type="string">
            <text:p>9 Mar 2017 16:53:00.000</text:p>
          </table:table-cell>
          <table:table-cell office:value-type="float" office:value="16.503" calcext:value-type="float">
            <text:p>16,503</text:p>
          </table:table-cell>
          <table:table-cell office:value-type="float" office:value="14.524" calcext:value-type="float">
            <text:p>14,524</text:p>
          </table:table-cell>
          <table:table-cell office:value-type="float" office:value="655.10828" calcext:value-type="float">
            <text:p>655,10828</text:p>
          </table:table-cell>
          <table:table-cell office:value-type="float" office:value="0.061028" calcext:value-type="float">
            <text:p>0,061028</text:p>
          </table:table-cell>
          <table:table-cell office:value-type="float" office:value="-0.013469" calcext:value-type="float">
            <text:p>-0,013469</text:p>
          </table:table-cell>
          <table:table-cell office:value-type="float" office:value="0.001617" calcext:value-type="float">
            <text:p>0,001617</text:p>
          </table:table-cell>
        </table:table-row>
        <table:table-row table:style-name="ro1">
          <table:table-cell office:value-type="string" calcext:value-type="string">
            <text:p>9 Mar 2017 16:54:00.000</text:p>
          </table:table-cell>
          <table:table-cell office:value-type="float" office:value="20.163" calcext:value-type="float">
            <text:p>20,163</text:p>
          </table:table-cell>
          <table:table-cell office:value-type="float" office:value="13.704" calcext:value-type="float">
            <text:p>13,704</text:p>
          </table:table-cell>
          <table:table-cell office:value-type="float" office:value="655.270258" calcext:value-type="float">
            <text:p>655,270258</text:p>
          </table:table-cell>
          <table:table-cell office:value-type="float" office:value="0.06098" calcext:value-type="float">
            <text:p>0,06098</text:p>
          </table:table-cell>
          <table:table-cell office:value-type="float" office:value="-0.013868" calcext:value-type="float">
            <text:p>-0,013868</text:p>
          </table:table-cell>
          <table:table-cell office:value-type="float" office:value="0.003745" calcext:value-type="float">
            <text:p>0,003745</text:p>
          </table:table-cell>
        </table:table-row>
        <table:table-row table:style-name="ro1">
          <table:table-cell office:value-type="string" calcext:value-type="string">
            <text:p>9 Mar 2017 16:55:00.000</text:p>
          </table:table-cell>
          <table:table-cell office:value-type="float" office:value="23.82" calcext:value-type="float">
            <text:p>23,82</text:p>
          </table:table-cell>
          <table:table-cell office:value-type="float" office:value="12.857" calcext:value-type="float">
            <text:p>12,857</text:p>
          </table:table-cell>
          <table:table-cell office:value-type="float" office:value="655.554951" calcext:value-type="float">
            <text:p>655,554951</text:p>
          </table:table-cell>
          <table:table-cell office:value-type="float" office:value="0.060919" calcext:value-type="float">
            <text:p>0,060919</text:p>
          </table:table-cell>
          <table:table-cell office:value-type="float" office:value="-0.014377" calcext:value-type="float">
            <text:p>-0,014377</text:p>
          </table:table-cell>
          <table:table-cell office:value-type="float" office:value="0.005702" calcext:value-type="float">
            <text:p>0,005702</text:p>
          </table:table-cell>
        </table:table-row>
        <table:table-row table:style-name="ro1">
          <table:table-cell office:value-type="string" calcext:value-type="string">
            <text:p>9 Mar 2017 16:56:00.000</text:p>
          </table:table-cell>
          <table:table-cell office:value-type="float" office:value="27.473" calcext:value-type="float">
            <text:p>27,473</text:p>
          </table:table-cell>
          <table:table-cell office:value-type="float" office:value="11.976" calcext:value-type="float">
            <text:p>11,976</text:p>
          </table:table-cell>
          <table:table-cell office:value-type="float" office:value="655.95112" calcext:value-type="float">
            <text:p>655,95112</text:p>
          </table:table-cell>
          <table:table-cell office:value-type="float" office:value="0.060844" calcext:value-type="float">
            <text:p>0,060844</text:p>
          </table:table-cell>
          <table:table-cell office:value-type="float" office:value="-0.015017" calcext:value-type="float">
            <text:p>-0,015017</text:p>
          </table:table-cell>
          <table:table-cell office:value-type="float" office:value="0.007457" calcext:value-type="float">
            <text:p>0,007457</text:p>
          </table:table-cell>
        </table:table-row>
        <table:table-row table:style-name="ro1">
          <table:table-cell office:value-type="string" calcext:value-type="string">
            <text:p>9 Mar 2017 16:57:00.000</text:p>
          </table:table-cell>
          <table:table-cell office:value-type="float" office:value="31.121" calcext:value-type="float">
            <text:p>31,121</text:p>
          </table:table-cell>
          <table:table-cell office:value-type="float" office:value="11.052" calcext:value-type="float">
            <text:p>11,052</text:p>
          </table:table-cell>
          <table:table-cell office:value-type="float" office:value="656.445833" calcext:value-type="float">
            <text:p>656,445833</text:p>
          </table:table-cell>
          <table:table-cell office:value-type="float" office:value="0.060755" calcext:value-type="float">
            <text:p>0,060755</text:p>
          </table:table-cell>
          <table:table-cell office:value-type="float" office:value="-0.015815" calcext:value-type="float">
            <text:p>-0,015815</text:p>
          </table:table-cell>
          <table:table-cell office:value-type="float" office:value="0.008984" calcext:value-type="float">
            <text:p>0,008984</text:p>
          </table:table-cell>
        </table:table-row>
        <table:table-row table:style-name="ro1">
          <table:table-cell office:value-type="string" calcext:value-type="string">
            <text:p>9 Mar 2017 16:58:00.000</text:p>
          </table:table-cell>
          <table:table-cell office:value-type="float" office:value="34.764" calcext:value-type="float">
            <text:p>34,764</text:p>
          </table:table-cell>
          <table:table-cell office:value-type="float" office:value="10.074" calcext:value-type="float">
            <text:p>10,074</text:p>
          </table:table-cell>
          <table:table-cell office:value-type="float" office:value="657.024715" calcext:value-type="float">
            <text:p>657,024715</text:p>
          </table:table-cell>
          <table:table-cell office:value-type="float" office:value="0.060648" calcext:value-type="float">
            <text:p>0,060648</text:p>
          </table:table-cell>
          <table:table-cell office:value-type="float" office:value="-0.016808" calcext:value-type="float">
            <text:p>-0,016808</text:p>
          </table:table-cell>
          <table:table-cell office:value-type="float" office:value="0.010261" calcext:value-type="float">
            <text:p>0,010261</text:p>
          </table:table-cell>
        </table:table-row>
        <table:table-row table:style-name="ro1">
          <table:table-cell office:value-type="string" calcext:value-type="string">
            <text:p>9 Mar 2017 16:59:00.000</text:p>
          </table:table-cell>
          <table:table-cell office:value-type="float" office:value="38.399" calcext:value-type="float">
            <text:p>38,399</text:p>
          </table:table-cell>
          <table:table-cell office:value-type="float" office:value="9.03" calcext:value-type="float">
            <text:p>9,03</text:p>
          </table:table-cell>
          <table:table-cell office:value-type="float" office:value="657.672215" calcext:value-type="float">
            <text:p>657,672215</text:p>
          </table:table-cell>
          <table:table-cell office:value-type="float" office:value="0.060522" calcext:value-type="float">
            <text:p>0,060522</text:p>
          </table:table-cell>
          <table:table-cell office:value-type="float" office:value="-0.018048" calcext:value-type="float">
            <text:p>-0,018048</text:p>
          </table:table-cell>
          <table:table-cell office:value-type="float" office:value="0.01127" calcext:value-type="float">
            <text:p>0,01127</text:p>
          </table:table-cell>
        </table:table-row>
        <table:table-row table:style-name="ro1">
          <table:table-cell office:value-type="string" calcext:value-type="string">
            <text:p>9 Mar 2017 17:00:00.000</text:p>
          </table:table-cell>
          <table:table-cell office:value-type="float" office:value="42.026" calcext:value-type="float">
            <text:p>42,026</text:p>
          </table:table-cell>
          <table:table-cell office:value-type="float" office:value="7.902" calcext:value-type="float">
            <text:p>7,902</text:p>
          </table:table-cell>
          <table:table-cell office:value-type="float" office:value="658.371895" calcext:value-type="float">
            <text:p>658,371895</text:p>
          </table:table-cell>
          <table:table-cell office:value-type="float" office:value="0.060371" calcext:value-type="float">
            <text:p>0,060371</text:p>
          </table:table-cell>
          <table:table-cell office:value-type="float" office:value="-0.019607" calcext:value-type="float">
            <text:p>-0,019607</text:p>
          </table:table-cell>
          <table:table-cell office:value-type="float" office:value="0.012" calcext:value-type="float">
            <text:p>0,012</text:p>
          </table:table-cell>
        </table:table-row>
        <table:table-row table:style-name="ro1">
          <table:table-cell office:value-type="string" calcext:value-type="string">
            <text:p>9 Mar 2017 17:01:00.000</text:p>
          </table:table-cell>
          <table:table-cell office:value-type="float" office:value="45.643" calcext:value-type="float">
            <text:p>45,643</text:p>
          </table:table-cell>
          <table:table-cell office:value-type="float" office:value="6.669" calcext:value-type="float">
            <text:p>6,669</text:p>
          </table:table-cell>
          <table:table-cell office:value-type="float" office:value="659.106733" calcext:value-type="float">
            <text:p>659,106733</text:p>
          </table:table-cell>
          <table:table-cell office:value-type="float" office:value="0.06019" calcext:value-type="float">
            <text:p>0,06019</text:p>
          </table:table-cell>
          <table:table-cell office:value-type="float" office:value="-0.021586" calcext:value-type="float">
            <text:p>-0,021586</text:p>
          </table:table-cell>
          <table:table-cell office:value-type="float" office:value="0.012442" calcext:value-type="float">
            <text:p>0,012442</text:p>
          </table:table-cell>
        </table:table-row>
        <table:table-row table:style-name="ro1">
          <table:table-cell office:value-type="string" calcext:value-type="string">
            <text:p>9 Mar 2017 17:02:00.000</text:p>
          </table:table-cell>
          <table:table-cell office:value-type="float" office:value="49.248" calcext:value-type="float">
            <text:p>49,248</text:p>
          </table:table-cell>
          <table:table-cell office:value-type="float" office:value="5.301" calcext:value-type="float">
            <text:p>5,301</text:p>
          </table:table-cell>
          <table:table-cell office:value-type="float" office:value="659.85943" calcext:value-type="float">
            <text:p>659,85943</text:p>
          </table:table-cell>
          <table:table-cell office:value-type="float" office:value="0.059968" calcext:value-type="float">
            <text:p>0,059968</text:p>
          </table:table-cell>
          <table:table-cell office:value-type="float" office:value="-0.024134" calcext:value-type="float">
            <text:p>-0,024134</text:p>
          </table:table-cell>
          <table:table-cell office:value-type="float" office:value="0.012596" calcext:value-type="float">
            <text:p>0,012596</text:p>
          </table:table-cell>
        </table:table-row>
        <table:table-row table:style-name="ro1">
          <table:table-cell office:value-type="string" calcext:value-type="string">
            <text:p>9 Mar 2017 17:03:00.000</text:p>
          </table:table-cell>
          <table:table-cell office:value-type="float" office:value="52.838" calcext:value-type="float">
            <text:p>52,838</text:p>
          </table:table-cell>
          <table:table-cell office:value-type="float" office:value="3.757" calcext:value-type="float">
            <text:p>3,757</text:p>
          </table:table-cell>
          <table:table-cell office:value-type="float" office:value="660.612716" calcext:value-type="float">
            <text:p>660,612716</text:p>
          </table:table-cell>
          <table:table-cell office:value-type="float" office:value="0.05969" calcext:value-type="float">
            <text:p>0,05969</text:p>
          </table:table-cell>
          <table:table-cell office:value-type="float" office:value="-0.027469" calcext:value-type="float">
            <text:p>-0,027469</text:p>
          </table:table-cell>
          <table:table-cell office:value-type="float" office:value="0.012464" calcext:value-type="float">
            <text:p>0,012464</text:p>
          </table:table-cell>
        </table:table-row>
        <table:table-row table:style-name="ro1">
          <table:table-cell office:value-type="string" calcext:value-type="string">
            <text:p>9 Mar 2017 17:04:00.000</text:p>
          </table:table-cell>
          <table:table-cell office:value-type="float" office:value="56.409" calcext:value-type="float">
            <text:p>56,409</text:p>
          </table:table-cell>
          <table:table-cell office:value-type="float" office:value="1.982" calcext:value-type="float">
            <text:p>1,982</text:p>
          </table:table-cell>
          <table:table-cell office:value-type="float" office:value="661.349659" calcext:value-type="float">
            <text:p>661,349659</text:p>
          </table:table-cell>
          <table:table-cell office:value-type="float" office:value="0.059332" calcext:value-type="float">
            <text:p>0,059332</text:p>
          </table:table-cell>
          <table:table-cell office:value-type="float" office:value="-0.031927" calcext:value-type="float">
            <text:p>-0,031927</text:p>
          </table:table-cell>
          <table:table-cell office:value-type="float" office:value="0.012054" calcext:value-type="float">
            <text:p>0,012054</text:p>
          </table:table-cell>
        </table:table-row>
        <table:table-row table:style-name="ro1">
          <table:table-cell office:value-type="string" calcext:value-type="string">
            <text:p>9 Mar 2017 17:05:00.000</text:p>
          </table:table-cell>
          <table:table-cell office:value-type="float" office:value="59.955" calcext:value-type="float">
            <text:p>59,955</text:p>
          </table:table-cell>
          <table:table-cell office:value-type="float" office:value="-0.107" calcext:value-type="float">
            <text:p>-0,107</text:p>
          </table:table-cell>
          <table:table-cell office:value-type="float" office:value="662.053954" calcext:value-type="float">
            <text:p>662,053954</text:p>
          </table:table-cell>
          <table:table-cell office:value-type="float" office:value="0.058854" calcext:value-type="float">
            <text:p>0,058854</text:p>
          </table:table-cell>
          <table:table-cell office:value-type="float" office:value="-0.038044" calcext:value-type="float">
            <text:p>-0,038044</text:p>
          </table:table-cell>
          <table:table-cell office:value-type="float" office:value="0.011379" calcext:value-type="float">
            <text:p>0,011379</text:p>
          </table:table-cell>
        </table:table-row>
        <table:table-row table:style-name="ro1">
          <table:table-cell office:value-type="string" calcext:value-type="string">
            <text:p>9 Mar 2017 17:06:00.000</text:p>
          </table:table-cell>
          <table:table-cell office:value-type="float" office:value="63.468" calcext:value-type="float">
            <text:p>63,468</text:p>
          </table:table-cell>
          <table:table-cell office:value-type="float" office:value="-2.634" calcext:value-type="float">
            <text:p>-2,634</text:p>
          </table:table-cell>
          <table:table-cell office:value-type="float" office:value="662.710212" calcext:value-type="float">
            <text:p>662,710212</text:p>
          </table:table-cell>
          <table:table-cell office:value-type="float" office:value="0.058192" calcext:value-type="float">
            <text:p>0,058192</text:p>
          </table:table-cell>
          <table:table-cell office:value-type="float" office:value="-0.046702" calcext:value-type="float">
            <text:p>-0,046702</text:p>
          </table:table-cell>
          <table:table-cell office:value-type="float" office:value="0.010457" calcext:value-type="float">
            <text:p>0,010457</text:p>
          </table:table-cell>
        </table:table-row>
        <table:table-row table:style-name="ro1">
          <table:table-cell office:value-type="string" calcext:value-type="string">
            <text:p>9 Mar 2017 17:07:00.000</text:p>
          </table:table-cell>
          <table:table-cell office:value-type="float" office:value="66.932" calcext:value-type="float">
            <text:p>66,932</text:p>
          </table:table-cell>
          <table:table-cell office:value-type="float" office:value="-5.792" calcext:value-type="float">
            <text:p>-5,792</text:p>
          </table:table-cell>
          <table:table-cell office:value-type="float" office:value="663.304222" calcext:value-type="float">
            <text:p>663,304222</text:p>
          </table:table-cell>
          <table:table-cell office:value-type="float" office:value="0.057225" calcext:value-type="float">
            <text:p>0,057225</text:p>
          </table:table-cell>
          <table:table-cell office:value-type="float" office:value="-0.059424" calcext:value-type="float">
            <text:p>-0,059424</text:p>
          </table:table-cell>
          <table:table-cell office:value-type="float" office:value="0.009309" calcext:value-type="float">
            <text:p>0,009309</text:p>
          </table:table-cell>
        </table:table-row>
        <table:table-row table:style-name="ro1">
          <table:table-cell office:value-type="string" calcext:value-type="string">
            <text:p>9 Mar 2017 17:08:00.000</text:p>
          </table:table-cell>
          <table:table-cell office:value-type="float" office:value="70.325" calcext:value-type="float">
            <text:p>70,325</text:p>
          </table:table-cell>
          <table:table-cell office:value-type="float" office:value="-9.899" calcext:value-type="float">
            <text:p>-9,899</text:p>
          </table:table-cell>
          <table:table-cell office:value-type="float" office:value="663.823189" calcext:value-type="float">
            <text:p>663,823189</text:p>
          </table:table-cell>
          <table:table-cell office:value-type="float" office:value="0.055731" calcext:value-type="float">
            <text:p>0,055731</text:p>
          </table:table-cell>
          <table:table-cell office:value-type="float" office:value="-0.078965" calcext:value-type="float">
            <text:p>-0,078965</text:p>
          </table:table-cell>
          <table:table-cell office:value-type="float" office:value="0.00796" calcext:value-type="float">
            <text:p>0,00796</text:p>
          </table:table-cell>
        </table:table-row>
        <table:table-row table:style-name="ro1">
          <table:table-cell office:value-type="string" calcext:value-type="string">
            <text:p>9 Mar 2017 17:09:00.000</text:p>
          </table:table-cell>
          <table:table-cell office:value-type="float" office:value="73.601" calcext:value-type="float">
            <text:p>73,601</text:p>
          </table:table-cell>
          <table:table-cell office:value-type="float" office:value="-15.505" calcext:value-type="float">
            <text:p>-15,505</text:p>
          </table:table-cell>
          <table:table-cell office:value-type="float" office:value="664.255954" calcext:value-type="float">
            <text:p>664,255954</text:p>
          </table:table-cell>
          <table:table-cell office:value-type="float" office:value="0.053254" calcext:value-type="float">
            <text:p>0,053254</text:p>
          </table:table-cell>
          <table:table-cell office:value-type="float" office:value="-0.110504" calcext:value-type="float">
            <text:p>-0,110504</text:p>
          </table:table-cell>
          <table:table-cell office:value-type="float" office:value="0.00644" calcext:value-type="float">
            <text:p>0,00644</text:p>
          </table:table-cell>
        </table:table-row>
        <table:table-row table:style-name="ro1">
          <table:table-cell office:value-type="string" calcext:value-type="string">
            <text:p>9 Mar 2017 17:10:00.000</text:p>
          </table:table-cell>
          <table:table-cell office:value-type="float" office:value="76.677" calcext:value-type="float">
            <text:p>76,677</text:p>
          </table:table-cell>
          <table:table-cell office:value-type="float" office:value="-23.589" calcext:value-type="float">
            <text:p>-23,589</text:p>
          </table:table-cell>
          <table:table-cell office:value-type="float" office:value="664.593181" calcext:value-type="float">
            <text:p>664,593181</text:p>
          </table:table-cell>
          <table:table-cell office:value-type="float" office:value="0.048817" calcext:value-type="float">
            <text:p>0,048817</text:p>
          </table:table-cell>
          <table:table-cell office:value-type="float" office:value="-0.163727" calcext:value-type="float">
            <text:p>-0,163727</text:p>
          </table:table-cell>
          <table:table-cell office:value-type="float" office:value="0.004781" calcext:value-type="float">
            <text:p>0,004781</text:p>
          </table:table-cell>
        </table:table-row>
        <table:table-row table:style-name="ro1">
          <table:table-cell office:value-type="string" calcext:value-type="string">
            <text:p>9 Mar 2017 17:11:00.000</text:p>
          </table:table-cell>
          <table:table-cell office:value-type="float" office:value="79.378" calcext:value-type="float">
            <text:p>79,378</text:p>
          </table:table-cell>
          <table:table-cell office:value-type="float" office:value="-35.887" calcext:value-type="float">
            <text:p>-35,887</text:p>
          </table:table-cell>
          <table:table-cell office:value-type="float" office:value="664.827513" calcext:value-type="float">
            <text:p>664,827513</text:p>
          </table:table-cell>
          <table:table-cell office:value-type="float" office:value="0.040265" calcext:value-type="float">
            <text:p>0,040265</text:p>
          </table:table-cell>
          <table:table-cell office:value-type="float" office:value="-0.253501" calcext:value-type="float">
            <text:p>-0,253501</text:p>
          </table:table-cell>
          <table:table-cell office:value-type="float" office:value="0.003016" calcext:value-type="float">
            <text:p>0,003016</text:p>
          </table:table-cell>
        </table:table-row>
        <table:table-row table:style-name="ro1">
          <table:table-cell office:value-type="string" calcext:value-type="string">
            <text:p>9 Mar 2017 17:12:00.000</text:p>
          </table:table-cell>
          <table:table-cell office:value-type="float" office:value="81.348" calcext:value-type="float">
            <text:p>81,348</text:p>
          </table:table-cell>
          <table:table-cell office:value-type="float" office:value="-54.781" calcext:value-type="float">
            <text:p>-54,781</text:p>
          </table:table-cell>
          <table:table-cell office:value-type="float" office:value="664.953695" calcext:value-type="float">
            <text:p>664,953695</text:p>
          </table:table-cell>
          <table:table-cell office:value-type="float" office:value="0.023708" calcext:value-type="float">
            <text:p>0,023708</text:p>
          </table:table-cell>
          <table:table-cell office:value-type="float" office:value="-0.378465" calcext:value-type="float">
            <text:p>-0,378465</text:p>
          </table:table-cell>
          <table:table-cell office:value-type="float" office:value="0.001182" calcext:value-type="float">
            <text:p>0,001182</text:p>
          </table:table-cell>
        </table:table-row>
        <table:table-row table:style-name="ro1">
          <table:table-cell office:value-type="string" calcext:value-type="string">
            <text:p>9 Mar 2017 17:13:00.000</text:p>
          </table:table-cell>
          <table:table-cell office:value-type="float" office:value="82.025" calcext:value-type="float">
            <text:p>82,025</text:p>
          </table:table-cell>
          <table:table-cell office:value-type="float" office:value="-80.164" calcext:value-type="float">
            <text:p>-80,164</text:p>
          </table:table-cell>
          <table:table-cell office:value-type="float" office:value="664.968663" calcext:value-type="float">
            <text:p>664,968663</text:p>
          </table:table-cell>
          <table:table-cell office:value-type="float" office:value="-0.00218" calcext:value-type="float">
            <text:p>-0,00218</text:p>
          </table:table-cell>
          <table:table-cell office:value-type="float" office:value="-0.444242" calcext:value-type="float">
            <text:p>-0,444242</text:p>
          </table:table-cell>
          <table:table-cell office:value-type="float" office:value="-0.000685" calcext:value-type="float">
            <text:p>-0,000685</text:p>
          </table:table-cell>
        </table:table-row>
        <table:table-row table:style-name="ro1">
          <table:table-cell office:value-type="string" calcext:value-type="string">
            <text:p>9 Mar 2017 17:14:00.000</text:p>
          </table:table-cell>
          <table:table-cell office:value-type="float" office:value="81.11" calcext:value-type="float">
            <text:p>81,11</text:p>
          </table:table-cell>
          <table:table-cell office:value-type="float" office:value="-104.836" calcext:value-type="float">
            <text:p>-104,836</text:p>
          </table:table-cell>
          <table:table-cell office:value-type="float" office:value="664.871594" calcext:value-type="float">
            <text:p>664,871594</text:p>
          </table:table-cell>
          <table:table-cell office:value-type="float" office:value="-0.026986" calcext:value-type="float">
            <text:p>-0,026986</text:p>
          </table:table-cell>
          <table:table-cell office:value-type="float" office:value="-0.358866" calcext:value-type="float">
            <text:p>-0,358866</text:p>
          </table:table-cell>
          <table:table-cell office:value-type="float" office:value="-0.002547" calcext:value-type="float">
            <text:p>-0,002547</text:p>
          </table:table-cell>
        </table:table-row>
        <table:table-row table:style-name="ro1">
          <table:table-cell office:value-type="string" calcext:value-type="string">
            <text:p>9 Mar 2017 17:15:00.000</text:p>
          </table:table-cell>
          <table:table-cell office:value-type="float" office:value="78.992" calcext:value-type="float">
            <text:p>78,992</text:p>
          </table:table-cell>
          <table:table-cell office:value-type="float" office:value="-122.569" calcext:value-type="float">
            <text:p>-122,569</text:p>
          </table:table-cell>
          <table:table-cell office:value-type="float" office:value="664.663924" calcext:value-type="float">
            <text:p>664,663924</text:p>
          </table:table-cell>
          <table:table-cell office:value-type="float" office:value="-0.042016" calcext:value-type="float">
            <text:p>-0,042016</text:p>
          </table:table-cell>
          <table:table-cell office:value-type="float" office:value="-0.236536" calcext:value-type="float">
            <text:p>-0,236536</text:p>
          </table:table-cell>
          <table:table-cell office:value-type="float" office:value="-0.004366" calcext:value-type="float">
            <text:p>-0,004366</text:p>
          </table:table-cell>
        </table:table-row>
        <table:table-row table:style-name="ro1">
          <table:table-cell office:value-type="string" calcext:value-type="string">
            <text:p>9 Mar 2017 17:16:00.000</text:p>
          </table:table-cell>
          <table:table-cell office:value-type="float" office:value="76.214" calcext:value-type="float">
            <text:p>76,214</text:p>
          </table:table-cell>
          <table:table-cell office:value-type="float" office:value="-134.057" calcext:value-type="float">
            <text:p>-134,057</text:p>
          </table:table-cell>
          <table:table-cell office:value-type="float" office:value="664.349323" calcext:value-type="float">
            <text:p>664,349323</text:p>
          </table:table-cell>
          <table:table-cell office:value-type="float" office:value="-0.04971" calcext:value-type="float">
            <text:p>-0,04971</text:p>
          </table:table-cell>
          <table:table-cell office:value-type="float" office:value="-0.153412" calcext:value-type="float">
            <text:p>-0,153412</text:p>
          </table:table-cell>
          <table:table-cell office:value-type="float" office:value="-0.006105" calcext:value-type="float">
            <text:p>-0,006105</text:p>
          </table:table-cell>
        </table:table-row>
        <table:table-row table:style-name="ro1">
          <table:table-cell office:value-type="string" calcext:value-type="string">
            <text:p>9 Mar 2017 17:17:00.000</text:p>
          </table:table-cell>
          <table:table-cell office:value-type="float" office:value="73.099" calcext:value-type="float">
            <text:p>73,099</text:p>
          </table:table-cell>
          <table:table-cell office:value-type="float" office:value="-141.663" calcext:value-type="float">
            <text:p>-141,663</text:p>
          </table:table-cell>
          <table:table-cell office:value-type="float" office:value="663.933641" calcext:value-type="float">
            <text:p>663,933641</text:p>
          </table:table-cell>
          <table:table-cell office:value-type="float" office:value="-0.053741" calcext:value-type="float">
            <text:p>-0,053741</text:p>
          </table:table-cell>
          <table:table-cell office:value-type="float" office:value="-0.104464" calcext:value-type="float">
            <text:p>-0,104464</text:p>
          </table:table-cell>
          <table:table-cell office:value-type="float" office:value="-0.00773" calcext:value-type="float">
            <text:p>-0,00773</text:p>
          </table:table-cell>
        </table:table-row>
        <table:table-row table:style-name="ro1">
          <table:table-cell office:value-type="string" calcext:value-type="string">
            <text:p>9 Mar 2017 17:18:00.000</text:p>
          </table:table-cell>
          <table:table-cell office:value-type="float" office:value="69.8" calcext:value-type="float">
            <text:p>69,8</text:p>
          </table:table-cell>
          <table:table-cell office:value-type="float" office:value="-146.984" calcext:value-type="float">
            <text:p>-146,984</text:p>
          </table:table-cell>
          <table:table-cell office:value-type="float" office:value="663.424808" calcext:value-type="float">
            <text:p>663,424808</text:p>
          </table:table-cell>
          <table:table-cell office:value-type="float" office:value="-0.056019" calcext:value-type="float">
            <text:p>-0,056019</text:p>
          </table:table-cell>
          <table:table-cell office:value-type="float" office:value="-0.075294" calcext:value-type="float">
            <text:p>-0,075294</text:p>
          </table:table-cell>
          <table:table-cell office:value-type="float" office:value="-0.009205" calcext:value-type="float">
            <text:p>-0,009205</text:p>
          </table:table-cell>
        </table:table-row>
        <table:table-row table:style-name="ro1">
          <table:table-cell office:value-type="string" calcext:value-type="string">
            <text:p>9 Mar 2017 17:19:00.000</text:p>
          </table:table-cell>
          <table:table-cell office:value-type="float" office:value="66.394" calcext:value-type="float">
            <text:p>66,394</text:p>
          </table:table-cell>
          <table:table-cell office:value-type="float" office:value="-150.915" calcext:value-type="float">
            <text:p>-150,915</text:p>
          </table:table-cell>
          <table:table-cell office:value-type="float" office:value="662.832712" calcext:value-type="float">
            <text:p>662,832712</text:p>
          </table:table-cell>
          <table:table-cell office:value-type="float" office:value="-0.05741" calcext:value-type="float">
            <text:p>-0,05741</text:p>
          </table:table-cell>
          <table:table-cell office:value-type="float" office:value="-0.057077" calcext:value-type="float">
            <text:p>-0,057077</text:p>
          </table:table-cell>
          <table:table-cell office:value-type="float" office:value="-0.0105" calcext:value-type="float">
            <text:p>-0,0105</text:p>
          </table:table-cell>
        </table:table-row>
        <table:table-row table:style-name="ro1">
          <table:table-cell office:value-type="string" calcext:value-type="string">
            <text:p>9 Mar 2017 17:20:00.000</text:p>
          </table:table-cell>
          <table:table-cell office:value-type="float" office:value="62.92" calcext:value-type="float">
            <text:p>62,92</text:p>
          </table:table-cell>
          <table:table-cell office:value-type="float" office:value="-153.957" calcext:value-type="float">
            <text:p>-153,957</text:p>
          </table:table-cell>
          <table:table-cell office:value-type="float" office:value="662.169029" calcext:value-type="float">
            <text:p>662,169029</text:p>
          </table:table-cell>
          <table:table-cell office:value-type="float" office:value="-0.058319" calcext:value-type="float">
            <text:p>-0,058319</text:p>
          </table:table-cell>
          <table:table-cell office:value-type="float" office:value="-0.045131" calcext:value-type="float">
            <text:p>-0,045131</text:p>
          </table:table-cell>
          <table:table-cell office:value-type="float" office:value="-0.011587" calcext:value-type="float">
            <text:p>-0,011587</text:p>
          </table:table-cell>
        </table:table-row>
        <table:table-row table:style-name="ro1">
          <table:table-cell office:value-type="string" calcext:value-type="string">
            <text:p>9 Mar 2017 17:21:00.000</text:p>
          </table:table-cell>
          <table:table-cell office:value-type="float" office:value="59.401" calcext:value-type="float">
            <text:p>59,401</text:p>
          </table:table-cell>
          <table:table-cell office:value-type="float" office:value="-156.405" calcext:value-type="float">
            <text:p>-156,405</text:p>
          </table:table-cell>
          <table:table-cell office:value-type="float" office:value="661.447035" calcext:value-type="float">
            <text:p>661,447035</text:p>
          </table:table-cell>
          <table:table-cell office:value-type="float" office:value="-0.058948" calcext:value-type="float">
            <text:p>-0,058948</text:p>
          </table:table-cell>
          <table:table-cell office:value-type="float" office:value="-0.036949" calcext:value-type="float">
            <text:p>-0,036949</text:p>
          </table:table-cell>
          <table:table-cell office:value-type="float" office:value="-0.01244" calcext:value-type="float">
            <text:p>-0,01244</text:p>
          </table:table-cell>
        </table:table-row>
        <table:table-row table:style-name="ro1">
          <table:table-cell office:value-type="string" calcext:value-type="string">
            <text:p>9 Mar 2017 17:22:00.000</text:p>
          </table:table-cell>
          <table:table-cell office:value-type="float" office:value="55.85" calcext:value-type="float">
            <text:p>55,85</text:p>
          </table:table-cell>
          <table:table-cell office:value-type="float" office:value="-158.438" calcext:value-type="float">
            <text:p>-158,438</text:p>
          </table:table-cell>
          <table:table-cell office:value-type="float" office:value="660.681384" calcext:value-type="float">
            <text:p>660,681384</text:p>
          </table:table-cell>
          <table:table-cell office:value-type="float" office:value="-0.059404" calcext:value-type="float">
            <text:p>-0,059404</text:p>
          </table:table-cell>
          <table:table-cell office:value-type="float" office:value="-0.031139" calcext:value-type="float">
            <text:p>-0,031139</text:p>
          </table:table-cell>
          <table:table-cell office:value-type="float" office:value="-0.013038" calcext:value-type="float">
            <text:p>-0,013038</text:p>
          </table:table-cell>
        </table:table-row>
        <table:table-row table:style-name="ro1">
          <table:table-cell office:value-type="string" calcext:value-type="string">
            <text:p>9 Mar 2017 17:23:00.000</text:p>
          </table:table-cell>
          <table:table-cell office:value-type="float" office:value="52.275" calcext:value-type="float">
            <text:p>52,275</text:p>
          </table:table-cell>
          <table:table-cell office:value-type="float" office:value="-160.173" calcext:value-type="float">
            <text:p>-160,173</text:p>
          </table:table-cell>
          <table:table-cell office:value-type="float" office:value="659.887859" calcext:value-type="float">
            <text:p>659,887859</text:p>
          </table:table-cell>
          <table:table-cell office:value-type="float" office:value="-0.059748" calcext:value-type="float">
            <text:p>-0,059748</text:p>
          </table:table-cell>
          <table:table-cell office:value-type="float" office:value="-0.026884" calcext:value-type="float">
            <text:p>-0,026884</text:p>
          </table:table-cell>
          <table:table-cell office:value-type="float" office:value="-0.013366" calcext:value-type="float">
            <text:p>-0,013366</text:p>
          </table:table-cell>
        </table:table-row>
        <table:table-row table:style-name="ro1">
          <table:table-cell office:value-type="string" calcext:value-type="string">
            <text:p>9 Mar 2017 17:24:00.000</text:p>
          </table:table-cell>
          <table:table-cell office:value-type="float" office:value="48.682" calcext:value-type="float">
            <text:p>48,682</text:p>
          </table:table-cell>
          <table:table-cell office:value-type="float" office:value="-161.686" calcext:value-type="float">
            <text:p>-161,686</text:p>
          </table:table-cell>
          <table:table-cell office:value-type="float" office:value="659.083108" calcext:value-type="float">
            <text:p>659,083108</text:p>
          </table:table-cell>
          <table:table-cell office:value-type="float" office:value="-0.060017" calcext:value-type="float">
            <text:p>-0,060017</text:p>
          </table:table-cell>
          <table:table-cell office:value-type="float" office:value="-0.023691" calcext:value-type="float">
            <text:p>-0,023691</text:p>
          </table:table-cell>
          <table:table-cell office:value-type="float" office:value="-0.01341" calcext:value-type="float">
            <text:p>-0,01341</text:p>
          </table:table-cell>
        </table:table-row>
        <table:table-row table:style-name="ro1">
          <table:table-cell office:value-type="string" calcext:value-type="string">
            <text:p>9 Mar 2017 17:25:00.000</text:p>
          </table:table-cell>
          <table:table-cell office:value-type="float" office:value="45.074" calcext:value-type="float">
            <text:p>45,074</text:p>
          </table:table-cell>
          <table:table-cell office:value-type="float" office:value="-163.03" calcext:value-type="float">
            <text:p>-163,03</text:p>
          </table:table-cell>
          <table:table-cell office:value-type="float" office:value="658.284352" calcext:value-type="float">
            <text:p>658,284352</text:p>
          </table:table-cell>
          <table:table-cell office:value-type="float" office:value="-0.060233" calcext:value-type="float">
            <text:p>-0,060233</text:p>
          </table:table-cell>
          <table:table-cell office:value-type="float" office:value="-0.021245" calcext:value-type="float">
            <text:p>-0,021245</text:p>
          </table:table-cell>
          <table:table-cell office:value-type="float" office:value="-0.013164" calcext:value-type="float">
            <text:p>-0,013164</text:p>
          </table:table-cell>
        </table:table-row>
        <table:table-row table:style-name="ro1">
          <table:table-cell office:value-type="string" calcext:value-type="string">
            <text:p>9 Mar 2017 17:26:00.000</text:p>
          </table:table-cell>
          <table:table-cell office:value-type="float" office:value="41.454" calcext:value-type="float">
            <text:p>41,454</text:p>
          </table:table-cell>
          <table:table-cell office:value-type="float" office:value="-164.246" calcext:value-type="float">
            <text:p>-164,246</text:p>
          </table:table-cell>
          <table:table-cell office:value-type="float" office:value="657.509095" calcext:value-type="float">
            <text:p>657,509095</text:p>
          </table:table-cell>
          <table:table-cell office:value-type="float" office:value="-0.06041" calcext:value-type="float">
            <text:p>-0,06041</text:p>
          </table:table-cell>
          <table:table-cell office:value-type="float" office:value="-0.019339" calcext:value-type="float">
            <text:p>-0,019339</text:p>
          </table:table-cell>
          <table:table-cell office:value-type="float" office:value="-0.012626" calcext:value-type="float">
            <text:p>-0,012626</text:p>
          </table:table-cell>
        </table:table-row>
        <table:table-row table:style-name="ro1">
          <table:table-cell office:value-type="string" calcext:value-type="string">
            <text:p>9 Mar 2017 17:27:00.000</text:p>
          </table:table-cell>
          <table:table-cell office:value-type="float" office:value="37.825" calcext:value-type="float">
            <text:p>37,825</text:p>
          </table:table-cell>
          <table:table-cell office:value-type="float" office:value="-165.359" calcext:value-type="float">
            <text:p>-165,359</text:p>
          </table:table-cell>
          <table:table-cell office:value-type="float" office:value="656.77481" calcext:value-type="float">
            <text:p>656,77481</text:p>
          </table:table-cell>
          <table:table-cell office:value-type="float" office:value="-0.060557" calcext:value-type="float">
            <text:p>-0,060557</text:p>
          </table:table-cell>
          <table:table-cell office:value-type="float" office:value="-0.017836" calcext:value-type="float">
            <text:p>-0,017836</text:p>
          </table:table-cell>
          <table:table-cell office:value-type="float" office:value="-0.011798" calcext:value-type="float">
            <text:p>-0,011798</text:p>
          </table:table-cell>
        </table:table-row>
        <table:table-row table:style-name="ro1">
          <table:table-cell office:value-type="string" calcext:value-type="string">
            <text:p>9 Mar 2017 17:28:00.000</text:p>
          </table:table-cell>
          <table:table-cell office:value-type="float" office:value="34.188" calcext:value-type="float">
            <text:p>34,188</text:p>
          </table:table-cell>
          <table:table-cell office:value-type="float" office:value="-166.392" calcext:value-type="float">
            <text:p>-166,392</text:p>
          </table:table-cell>
          <table:table-cell office:value-type="float" office:value="656.098632" calcext:value-type="float">
            <text:p>656,098632</text:p>
          </table:table-cell>
          <table:table-cell office:value-type="float" office:value="-0.060681" calcext:value-type="float">
            <text:p>-0,060681</text:p>
          </table:table-cell>
          <table:table-cell office:value-type="float" office:value="-0.016639" calcext:value-type="float">
            <text:p>-0,016639</text:p>
          </table:table-cell>
          <table:table-cell office:value-type="float" office:value="-0.010689" calcext:value-type="float">
            <text:p>-0,010689</text:p>
          </table:table-cell>
        </table:table-row>
        <table:table-row table:style-name="ro1">
          <table:table-cell office:value-type="string" calcext:value-type="string">
            <text:p>9 Mar 2017 17:29:00.000</text:p>
          </table:table-cell>
          <table:table-cell office:value-type="float" office:value="30.544" calcext:value-type="float">
            <text:p>30,544</text:p>
          </table:table-cell>
          <table:table-cell office:value-type="float" office:value="-167.361" calcext:value-type="float">
            <text:p>-167,361</text:p>
          </table:table-cell>
          <table:table-cell office:value-type="float" office:value="655.49705" calcext:value-type="float">
            <text:p>655,49705</text:p>
          </table:table-cell>
          <table:table-cell office:value-type="float" office:value="-0.060785" calcext:value-type="float">
            <text:p>-0,060785</text:p>
          </table:table-cell>
          <table:table-cell office:value-type="float" office:value="-0.015679" calcext:value-type="float">
            <text:p>-0,015679</text:p>
          </table:table-cell>
          <table:table-cell office:value-type="float" office:value="-0.009313" calcext:value-type="float">
            <text:p>-0,009313</text:p>
          </table:table-cell>
        </table:table-row>
        <table:table-row table:style-name="ro1">
          <table:table-cell office:value-type="string" calcext:value-type="string">
            <text:p>9 Mar 2017 17:30:00.000</text:p>
          </table:table-cell>
          <table:table-cell office:value-type="float" office:value="26.894" calcext:value-type="float">
            <text:p>26,894</text:p>
          </table:table-cell>
          <table:table-cell office:value-type="float" office:value="-168.277" calcext:value-type="float">
            <text:p>-168,277</text:p>
          </table:table-cell>
          <table:table-cell office:value-type="float" office:value="654.985605" calcext:value-type="float">
            <text:p>654,985605</text:p>
          </table:table-cell>
          <table:table-cell office:value-type="float" office:value="-0.060873" calcext:value-type="float">
            <text:p>-0,060873</text:p>
          </table:table-cell>
          <table:table-cell office:value-type="float" office:value="-0.014908" calcext:value-type="float">
            <text:p>-0,014908</text:p>
          </table:table-cell>
          <table:table-cell office:value-type="float" office:value="-0.007687" calcext:value-type="float">
            <text:p>-0,007687</text:p>
          </table:table-cell>
        </table:table-row>
        <table:table-row table:style-name="ro1">
          <table:table-cell office:value-type="string" calcext:value-type="string">
            <text:p>9 Mar 2017 17:31:00.000</text:p>
          </table:table-cell>
          <table:table-cell office:value-type="float" office:value="23.239" calcext:value-type="float">
            <text:p>23,239</text:p>
          </table:table-cell>
          <table:table-cell office:value-type="float" office:value="-169.153" calcext:value-type="float">
            <text:p>-169,153</text:p>
          </table:table-cell>
          <table:table-cell office:value-type="float" office:value="654.578606" calcext:value-type="float">
            <text:p>654,578606</text:p>
          </table:table-cell>
          <table:table-cell office:value-type="float" office:value="-0.060946" calcext:value-type="float">
            <text:p>-0,060946</text:p>
          </table:table-cell>
          <table:table-cell office:value-type="float" office:value="-0.014291" calcext:value-type="float">
            <text:p>-0,014291</text:p>
          </table:table-cell>
          <table:table-cell office:value-type="float" office:value="-0.005835" calcext:value-type="float">
            <text:p>-0,005835</text:p>
          </table:table-cell>
        </table:table-row>
        <table:table-row table:style-name="ro1">
          <table:table-cell office:value-type="string" calcext:value-type="string">
            <text:p>9 Mar 2017 17:32:00.000</text:p>
          </table:table-cell>
          <table:table-cell office:value-type="float" office:value="19.581" calcext:value-type="float">
            <text:p>19,581</text:p>
          </table:table-cell>
          <table:table-cell office:value-type="float" office:value="-169.995" calcext:value-type="float">
            <text:p>-169,995</text:p>
          </table:table-cell>
          <table:table-cell office:value-type="float" office:value="654.288858" calcext:value-type="float">
            <text:p>654,288858</text:p>
          </table:table-cell>
          <table:table-cell office:value-type="float" office:value="-0.061005" calcext:value-type="float">
            <text:p>-0,061005</text:p>
          </table:table-cell>
          <table:table-cell office:value-type="float" office:value="-0.0138" calcext:value-type="float">
            <text:p>-0,0138</text:p>
          </table:table-cell>
          <table:table-cell office:value-type="float" office:value="-0.003783" calcext:value-type="float">
            <text:p>-0,003783</text:p>
          </table:table-cell>
        </table:table-row>
        <table:table-row table:style-name="ro1">
          <table:table-cell office:value-type="string" calcext:value-type="string">
            <text:p>9 Mar 2017 17:33:00.000</text:p>
          </table:table-cell>
          <table:table-cell office:value-type="float" office:value="15.919" calcext:value-type="float">
            <text:p>15,919</text:p>
          </table:table-cell>
          <table:table-cell office:value-type="float" office:value="-170.811" calcext:value-type="float">
            <text:p>-170,811</text:p>
          </table:table-cell>
          <table:table-cell office:value-type="float" office:value="654.127418" calcext:value-type="float">
            <text:p>654,127418</text:p>
          </table:table-cell>
          <table:table-cell office:value-type="float" office:value="-0.061052" calcext:value-type="float">
            <text:p>-0,061052</text:p>
          </table:table-cell>
          <table:table-cell office:value-type="float" office:value="-0.013417" calcext:value-type="float">
            <text:p>-0,013417</text:p>
          </table:table-cell>
          <table:table-cell office:value-type="float" office:value="-0.001563" calcext:value-type="float">
            <text:p>-0,001563</text:p>
          </table:table-cell>
        </table:table-row>
        <table:table-row table:style-name="ro1">
          <table:table-cell office:value-type="string" calcext:value-type="string">
            <text:p>9 Mar 2017 17:34:00.000</text:p>
          </table:table-cell>
          <table:table-cell office:value-type="float" office:value="12.255" calcext:value-type="float">
            <text:p>12,255</text:p>
          </table:table-cell>
          <table:table-cell office:value-type="float" office:value="-171.607" calcext:value-type="float">
            <text:p>-171,607</text:p>
          </table:table-cell>
          <table:table-cell office:value-type="float" office:value="654.103379" calcext:value-type="float">
            <text:p>654,103379</text:p>
          </table:table-cell>
          <table:table-cell office:value-type="float" office:value="-0.061086" calcext:value-type="float">
            <text:p>-0,061086</text:p>
          </table:table-cell>
          <table:table-cell office:value-type="float" office:value="-0.013126" calcext:value-type="float">
            <text:p>-0,013126</text:p>
          </table:table-cell>
          <table:table-cell office:value-type="float" office:value="0.000792" calcext:value-type="float">
            <text:p>0,000792</text:p>
          </table:table-cell>
        </table:table-row>
        <table:table-row table:style-name="ro1">
          <table:table-cell office:value-type="string" calcext:value-type="string">
            <text:p>9 Mar 2017 17:35:00.000</text:p>
          </table:table-cell>
          <table:table-cell office:value-type="float" office:value="8.589" calcext:value-type="float">
            <text:p>8,589</text:p>
          </table:table-cell>
          <table:table-cell office:value-type="float" office:value="-172.388" calcext:value-type="float">
            <text:p>-172,388</text:p>
          </table:table-cell>
          <table:table-cell office:value-type="float" office:value="654.223685" calcext:value-type="float">
            <text:p>654,223685</text:p>
          </table:table-cell>
          <table:table-cell office:value-type="float" office:value="-0.061109" calcext:value-type="float">
            <text:p>-0,061109</text:p>
          </table:table-cell>
          <table:table-cell office:value-type="float" office:value="-0.012919" calcext:value-type="float">
            <text:p>-0,012919</text:p>
          </table:table-cell>
          <table:table-cell office:value-type="float" office:value="0.003243" calcext:value-type="float">
            <text:p>0,003243</text:p>
          </table:table-cell>
        </table:table-row>
        <table:table-row table:style-name="ro1">
          <table:table-cell office:value-type="string" calcext:value-type="string">
            <text:p>9 Mar 2017 17:36:00.000</text:p>
          </table:table-cell>
          <table:table-cell office:value-type="float" office:value="4.922" calcext:value-type="float">
            <text:p>4,922</text:p>
          </table:table-cell>
          <table:table-cell office:value-type="float" office:value="-173.158" calcext:value-type="float">
            <text:p>-173,158</text:p>
          </table:table-cell>
          <table:table-cell office:value-type="float" office:value="654.492982" calcext:value-type="float">
            <text:p>654,492982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88" calcext:value-type="float">
            <text:p>-0,012788</text:p>
          </table:table-cell>
          <table:table-cell office:value-type="float" office:value="0.005751" calcext:value-type="float">
            <text:p>0,005751</text:p>
          </table:table-cell>
        </table:table-row>
        <table:table-row table:style-name="ro1">
          <table:table-cell office:value-type="string" calcext:value-type="string">
            <text:p>9 Mar 2017 17:37:00.000</text:p>
          </table:table-cell>
          <table:table-cell office:value-type="float" office:value="1.255" calcext:value-type="float">
            <text:p>1,255</text:p>
          </table:table-cell>
          <table:table-cell office:value-type="float" office:value="-173.924" calcext:value-type="float">
            <text:p>-173,924</text:p>
          </table:table-cell>
          <table:table-cell office:value-type="float" office:value="654.913514" calcext:value-type="float">
            <text:p>654,913514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28" calcext:value-type="float">
            <text:p>-0,012728</text:p>
          </table:table-cell>
          <table:table-cell office:value-type="float" office:value="0.008276" calcext:value-type="float">
            <text:p>0,008276</text:p>
          </table:table-cell>
        </table:table-row>
        <table:table-row table:style-name="ro1">
          <table:table-cell office:value-type="string" calcext:value-type="string">
            <text:p>9 Mar 2017 17:38:00.000</text:p>
          </table:table-cell>
          <table:table-cell office:value-type="float" office:value="-2.412" calcext:value-type="float">
            <text:p>-2,412</text:p>
          </table:table-cell>
          <table:table-cell office:value-type="float" office:value="-174.687" calcext:value-type="float">
            <text:p>-174,687</text:p>
          </table:table-cell>
          <table:table-cell office:value-type="float" office:value="655.485053" calcext:value-type="float">
            <text:p>655,485053</text:p>
          </table:table-cell>
          <table:table-cell office:value-type="float" office:value="-0.061109" calcext:value-type="float">
            <text:p>-0,061109</text:p>
          </table:table-cell>
          <table:table-cell office:value-type="float" office:value="-0.012737" calcext:value-type="float">
            <text:p>-0,012737</text:p>
          </table:table-cell>
          <table:table-cell office:value-type="float" office:value="0.010777" calcext:value-type="float">
            <text:p>0,010777</text:p>
          </table:table-cell>
        </table:table-row>
        <table:table-row table:style-name="ro1">
          <table:table-cell office:value-type="string" calcext:value-type="string">
            <text:p>9 Mar 2017 17:39:00.000</text:p>
          </table:table-cell>
          <table:table-cell office:value-type="float" office:value="-6.078" calcext:value-type="float">
            <text:p>-6,078</text:p>
          </table:table-cell>
          <table:table-cell office:value-type="float" office:value="-175.453" calcext:value-type="float">
            <text:p>-175,453</text:p>
          </table:table-cell>
          <table:table-cell office:value-type="float" office:value="656.204875" calcext:value-type="float">
            <text:p>656,204875</text:p>
          </table:table-cell>
          <table:table-cell office:value-type="float" office:value="-0.061086" calcext:value-type="float">
            <text:p>-0,061086</text:p>
          </table:table-cell>
          <table:table-cell office:value-type="float" office:value="-0.012817" calcext:value-type="float">
            <text:p>-0,012817</text:p>
          </table:table-cell>
          <table:table-cell office:value-type="float" office:value="0.013211" calcext:value-type="float">
            <text:p>0,013211</text:p>
          </table:table-cell>
        </table:table-row>
        <table:table-row table:style-name="ro1">
          <table:table-cell office:value-type="string" calcext:value-type="string">
            <text:p>9 Mar 2017 17:40:00.000</text:p>
          </table:table-cell>
          <table:table-cell office:value-type="float" office:value="-9.742" calcext:value-type="float">
            <text:p>-9,742</text:p>
          </table:table-cell>
          <table:table-cell office:value-type="float" office:value="-176.227" calcext:value-type="float">
            <text:p>-176,227</text:p>
          </table:table-cell>
          <table:table-cell office:value-type="float" office:value="657.067786" calcext:value-type="float">
            <text:p>657,067786</text:p>
          </table:table-cell>
          <table:table-cell office:value-type="float" office:value="-0.061052" calcext:value-type="float">
            <text:p>-0,061052</text:p>
          </table:table-cell>
          <table:table-cell office:value-type="float" office:value="-0.012969" calcext:value-type="float">
            <text:p>-0,012969</text:p>
          </table:table-cell>
          <table:table-cell office:value-type="float" office:value="0.015538" calcext:value-type="float">
            <text:p>0,015538</text:p>
          </table:table-cell>
        </table:table-row>
        <table:table-row table:style-name="ro1">
          <table:table-cell office:value-type="string" calcext:value-type="string">
            <text:p>9 Mar 2017 17:41:00.000</text:p>
          </table:table-cell>
          <table:table-cell office:value-type="float" office:value="-13.404" calcext:value-type="float">
            <text:p>-13,404</text:p>
          </table:table-cell>
          <table:table-cell office:value-type="float" office:value="-177.011" calcext:value-type="float">
            <text:p>-177,011</text:p>
          </table:table-cell>
          <table:table-cell office:value-type="float" office:value="658.06618" calcext:value-type="float">
            <text:p>658,06618</text:p>
          </table:table-cell>
          <table:table-cell office:value-type="float" office:value="-0.061007" calcext:value-type="float">
            <text:p>-0,061007</text:p>
          </table:table-cell>
          <table:table-cell office:value-type="float" office:value="-0.013198" calcext:value-type="float">
            <text:p>-0,013198</text:p>
          </table:table-cell>
          <table:table-cell office:value-type="float" office:value="0.017719" calcext:value-type="float">
            <text:p>0,017719</text:p>
          </table:table-cell>
        </table:table-row>
        <table:table-row table:style-name="ro1">
          <table:table-cell office:value-type="string" calcext:value-type="string">
            <text:p>9 Mar 2017 17:42:00.000</text:p>
          </table:table-cell>
          <table:table-cell office:value-type="float" office:value="-17.063" calcext:value-type="float">
            <text:p>-17,063</text:p>
          </table:table-cell>
          <table:table-cell office:value-type="float" office:value="-177.812" calcext:value-type="float">
            <text:p>-177,812</text:p>
          </table:table-cell>
          <table:table-cell office:value-type="float" office:value="659.190148" calcext:value-type="float">
            <text:p>659,190148</text:p>
          </table:table-cell>
          <table:table-cell office:value-type="float" office:value="-0.060951" calcext:value-type="float">
            <text:p>-0,060951</text:p>
          </table:table-cell>
          <table:table-cell office:value-type="float" office:value="-0.013512" calcext:value-type="float">
            <text:p>-0,013512</text:p>
          </table:table-cell>
          <table:table-cell office:value-type="float" office:value="0.019716" calcext:value-type="float">
            <text:p>0,019716</text:p>
          </table:table-cell>
        </table:table-row>
        <table:table-row table:style-name="ro1">
          <table:table-cell office:value-type="string" calcext:value-type="string">
            <text:p>9 Mar 2017 17:43:00.000</text:p>
          </table:table-cell>
          <table:table-cell office:value-type="float" office:value="-20.718" calcext:value-type="float">
            <text:p>-20,718</text:p>
          </table:table-cell>
          <table:table-cell office:value-type="float" office:value="-178.635" calcext:value-type="float">
            <text:p>-178,635</text:p>
          </table:table-cell>
          <table:table-cell office:value-type="float" office:value="660.427624" calcext:value-type="float">
            <text:p>660,427624</text:p>
          </table:table-cell>
          <table:table-cell office:value-type="float" office:value="-0.060882" calcext:value-type="float">
            <text:p>-0,060882</text:p>
          </table:table-cell>
          <table:table-cell office:value-type="float" office:value="-0.013923" calcext:value-type="float">
            <text:p>-0,013923</text:p>
          </table:table-cell>
          <table:table-cell office:value-type="float" office:value="0.021495" calcext:value-type="float">
            <text:p>0,021495</text:p>
          </table:table-cell>
        </table:table-row>
        <table:table-row table:style-name="ro1">
          <table:table-cell office:value-type="string" calcext:value-type="string">
            <text:p>9 Mar 2017 17:44:00.000</text:p>
          </table:table-cell>
          <table:table-cell office:value-type="float" office:value="-24.369" calcext:value-type="float">
            <text:p>-24,369</text:p>
          </table:table-cell>
          <table:table-cell office:value-type="float" office:value="-179.485" calcext:value-type="float">
            <text:p>-179,485</text:p>
          </table:table-cell>
          <table:table-cell office:value-type="float" office:value="661.764565" calcext:value-type="float">
            <text:p>661,764565</text:p>
          </table:table-cell>
          <table:table-cell office:value-type="float" office:value="-0.060802" calcext:value-type="float">
            <text:p>-0,060802</text:p>
          </table:table-cell>
          <table:table-cell office:value-type="float" office:value="-0.014446" calcext:value-type="float">
            <text:p>-0,014446</text:p>
          </table:table-cell>
          <table:table-cell office:value-type="float" office:value="0.023025" calcext:value-type="float">
            <text:p>0,023025</text:p>
          </table:table-cell>
        </table:table-row>
        <table:table-row table:style-name="ro1">
          <table:table-cell office:value-type="string" calcext:value-type="string">
            <text:p>9 Mar 2017 17:45:00.000</text:p>
          </table:table-cell>
          <table:table-cell office:value-type="float" office:value="-28.014" calcext:value-type="float">
            <text:p>-28,014</text:p>
          </table:table-cell>
          <table:table-cell office:value-type="float" office:value="179.629" calcext:value-type="float">
            <text:p>179,629</text:p>
          </table:table-cell>
          <table:table-cell office:value-type="float" office:value="663.185172" calcext:value-type="float">
            <text:p>663,185172</text:p>
          </table:table-cell>
          <table:table-cell office:value-type="float" office:value="-0.060708" calcext:value-type="float">
            <text:p>-0,060708</text:p>
          </table:table-cell>
          <table:table-cell office:value-type="float" office:value="-0.015102" calcext:value-type="float">
            <text:p>-0,015102</text:p>
          </table:table-cell>
          <table:table-cell office:value-type="float" office:value="0.024278" calcext:value-type="float">
            <text:p>0,024278</text:p>
          </table:table-cell>
        </table:table-row>
        <table:table-row table:style-name="ro1">
          <table:table-cell office:value-type="string" calcext:value-type="string">
            <text:p>9 Mar 2017 17:46:00.000</text:p>
          </table:table-cell>
          <table:table-cell office:value-type="float" office:value="-31.653" calcext:value-type="float">
            <text:p>-31,653</text:p>
          </table:table-cell>
          <table:table-cell office:value-type="float" office:value="178.699" calcext:value-type="float">
            <text:p>178,699</text:p>
          </table:table-cell>
          <table:table-cell office:value-type="float" office:value="664.672133" calcext:value-type="float">
            <text:p>664,672133</text:p>
          </table:table-cell>
          <table:table-cell office:value-type="float" office:value="-0.060599" calcext:value-type="float">
            <text:p>-0,060599</text:p>
          </table:table-cell>
          <table:table-cell office:value-type="float" office:value="-0.015919" calcext:value-type="float">
            <text:p>-0,015919</text:p>
          </table:table-cell>
          <table:table-cell office:value-type="float" office:value="0.025231" calcext:value-type="float">
            <text:p>0,025231</text:p>
          </table:table-cell>
        </table:table-row>
        <table:table-row table:style-name="ro1">
          <table:table-cell office:value-type="string" calcext:value-type="string">
            <text:p>9 Mar 2017 17:47:00.000</text:p>
          </table:table-cell>
          <table:table-cell office:value-type="float" office:value="-35.285" calcext:value-type="float">
            <text:p>-35,285</text:p>
          </table:table-cell>
          <table:table-cell office:value-type="float" office:value="177.715" calcext:value-type="float">
            <text:p>177,715</text:p>
          </table:table-cell>
          <table:table-cell office:value-type="float" office:value="666.20689" calcext:value-type="float">
            <text:p>666,20689</text:p>
          </table:table-cell>
          <table:table-cell office:value-type="float" office:value="-0.060474" calcext:value-type="float">
            <text:p>-0,060474</text:p>
          </table:table-cell>
          <table:table-cell office:value-type="float" office:value="-0.016936" calcext:value-type="float">
            <text:p>-0,016936</text:p>
          </table:table-cell>
          <table:table-cell office:value-type="float" office:value="0.025866" calcext:value-type="float">
            <text:p>0,025866</text:p>
          </table:table-cell>
        </table:table-row>
        <table:table-row table:style-name="ro1">
          <table:table-cell office:value-type="string" calcext:value-type="string">
            <text:p>9 Mar 2017 17:48:00.000</text:p>
          </table:table-cell>
          <table:table-cell office:value-type="float" office:value="-38.91" calcext:value-type="float">
            <text:p>-38,91</text:p>
          </table:table-cell>
          <table:table-cell office:value-type="float" office:value="176.662" calcext:value-type="float">
            <text:p>176,662</text:p>
          </table:table-cell>
          <table:table-cell office:value-type="float" office:value="667.769935" calcext:value-type="float">
            <text:p>667,769935</text:p>
          </table:table-cell>
          <table:table-cell office:value-type="float" office:value="-0.06033" calcext:value-type="float">
            <text:p>-0,06033</text:p>
          </table:table-cell>
          <table:table-cell office:value-type="float" office:value="-0.018206" calcext:value-type="float">
            <text:p>-0,018206</text:p>
          </table:table-cell>
          <table:table-cell office:value-type="float" office:value="0.02617" calcext:value-type="float">
            <text:p>0,02617</text:p>
          </table:table-cell>
        </table:table-row>
        <table:table-row table:style-name="ro1">
          <table:table-cell office:value-type="string" calcext:value-type="string">
            <text:p>9 Mar 2017 17:49:00.000</text:p>
          </table:table-cell>
          <table:table-cell office:value-type="float" office:value="-42.525" calcext:value-type="float">
            <text:p>-42,525</text:p>
          </table:table-cell>
          <table:table-cell office:value-type="float" office:value="175.524" calcext:value-type="float">
            <text:p>175,524</text:p>
          </table:table-cell>
          <table:table-cell office:value-type="float" office:value="669.34111" calcext:value-type="float">
            <text:p>669,34111</text:p>
          </table:table-cell>
          <table:table-cell office:value-type="float" office:value="-0.060162" calcext:value-type="float">
            <text:p>-0,060162</text:p>
          </table:table-cell>
          <table:table-cell office:value-type="float" office:value="-0.019804" calcext:value-type="float">
            <text:p>-0,019804</text:p>
          </table:table-cell>
          <table:table-cell office:value-type="float" office:value="0.026135" calcext:value-type="float">
            <text:p>0,026135</text:p>
          </table:table-cell>
        </table:table-row>
        <table:table-row table:style-name="ro1">
          <table:table-cell office:value-type="string" calcext:value-type="string">
            <text:p>9 Mar 2017 17:50:00.000</text:p>
          </table:table-cell>
          <table:table-cell office:value-type="float" office:value="-46.129" calcext:value-type="float">
            <text:p>-46,129</text:p>
          </table:table-cell>
          <table:table-cell office:value-type="float" office:value="174.277" calcext:value-type="float">
            <text:p>174,277</text:p>
          </table:table-cell>
          <table:table-cell office:value-type="float" office:value="670.899919" calcext:value-type="float">
            <text:p>670,899919</text:p>
          </table:table-cell>
          <table:table-cell office:value-type="float" office:value="-0.059963" calcext:value-type="float">
            <text:p>-0,059963</text:p>
          </table:table-cell>
          <table:table-cell office:value-type="float" office:value="-0.021833" calcext:value-type="float">
            <text:p>-0,021833</text:p>
          </table:table-cell>
          <table:table-cell office:value-type="float" office:value="0.025757" calcext:value-type="float">
            <text:p>0,025757</text:p>
          </table:table-cell>
        </table:table-row>
        <table:table-row table:style-name="ro1">
          <table:table-cell office:value-type="string" calcext:value-type="string">
            <text:p>9 Mar 2017 17:51:00.000</text:p>
          </table:table-cell>
          <table:table-cell office:value-type="float" office:value="-49.719" calcext:value-type="float">
            <text:p>-49,719</text:p>
          </table:table-cell>
          <table:table-cell office:value-type="float" office:value="172.892" calcext:value-type="float">
            <text:p>172,892</text:p>
          </table:table-cell>
          <table:table-cell office:value-type="float" office:value="672.425845" calcext:value-type="float">
            <text:p>672,425845</text:p>
          </table:table-cell>
          <table:table-cell office:value-type="float" office:value="-0.059723" calcext:value-type="float">
            <text:p>-0,059723</text:p>
          </table:table-cell>
          <table:table-cell office:value-type="float" office:value="-0.024448" calcext:value-type="float">
            <text:p>-0,024448</text:p>
          </table:table-cell>
          <table:table-cell office:value-type="float" office:value="0.025038" calcext:value-type="float">
            <text:p>0,025038</text:p>
          </table:table-cell>
        </table:table-row>
        <table:table-row table:style-name="ro1">
          <table:table-cell office:value-type="string" calcext:value-type="string">
            <text:p>9 Mar 2017 17:52:00.000</text:p>
          </table:table-cell>
          <table:table-cell office:value-type="float" office:value="-53.294" calcext:value-type="float">
            <text:p>-53,294</text:p>
          </table:table-cell>
          <table:table-cell office:value-type="float" office:value="171.327" calcext:value-type="float">
            <text:p>171,327</text:p>
          </table:table-cell>
          <table:table-cell office:value-type="float" office:value="673.898669" calcext:value-type="float">
            <text:p>673,898669</text:p>
          </table:table-cell>
          <table:table-cell office:value-type="float" office:value="-0.059426" calcext:value-type="float">
            <text:p>-0,059426</text:p>
          </table:table-cell>
          <table:table-cell office:value-type="float" office:value="-0.027877" calcext:value-type="float">
            <text:p>-0,027877</text:p>
          </table:table-cell>
          <table:table-cell office:value-type="float" office:value="0.023988" calcext:value-type="float">
            <text:p>0,023988</text:p>
          </table:table-cell>
        </table:table-row>
        <table:table-row table:style-name="ro1">
          <table:table-cell office:value-type="string" calcext:value-type="string">
            <text:p>9 Mar 2017 17:53:00.000</text:p>
          </table:table-cell>
          <table:table-cell office:value-type="float" office:value="-56.849" calcext:value-type="float">
            <text:p>-56,849</text:p>
          </table:table-cell>
          <table:table-cell office:value-type="float" office:value="169.524" calcext:value-type="float">
            <text:p>169,524</text:p>
          </table:table-cell>
          <table:table-cell office:value-type="float" office:value="675.298771" calcext:value-type="float">
            <text:p>675,298771</text:p>
          </table:table-cell>
          <table:table-cell office:value-type="float" office:value="-0.059047" calcext:value-type="float">
            <text:p>-0,059047</text:p>
          </table:table-cell>
          <table:table-cell office:value-type="float" office:value="-0.032468" calcext:value-type="float">
            <text:p>-0,032468</text:p>
          </table:table-cell>
          <table:table-cell office:value-type="float" office:value="0.022617" calcext:value-type="float">
            <text:p>0,022617</text:p>
          </table:table-cell>
        </table:table-row>
        <table:table-row table:style-name="ro1">
          <table:table-cell office:value-type="string" calcext:value-type="string">
            <text:p>9 Mar 2017 17:54:00.000</text:p>
          </table:table-cell>
          <table:table-cell office:value-type="float" office:value="-60.377" calcext:value-type="float">
            <text:p>-60,377</text:p>
          </table:table-cell>
          <table:table-cell office:value-type="float" office:value="167.397" calcext:value-type="float">
            <text:p>167,397</text:p>
          </table:table-cell>
          <table:table-cell office:value-type="float" office:value="676.607433" calcext:value-type="float">
            <text:p>676,607433</text:p>
          </table:table-cell>
          <table:table-cell office:value-type="float" office:value="-0.058545" calcext:value-type="float">
            <text:p>-0,058545</text:p>
          </table:table-cell>
          <table:table-cell office:value-type="float" office:value="-0.038781" calcext:value-type="float">
            <text:p>-0,038781</text:p>
          </table:table-cell>
          <table:table-cell office:value-type="float" office:value="0.020943" calcext:value-type="float">
            <text:p>0,020943</text:p>
          </table:table-cell>
        </table:table-row>
        <table:table-row table:style-name="ro1">
          <table:table-cell office:value-type="string" calcext:value-type="string">
            <text:p>9 Mar 2017 17:55:00.000</text:p>
          </table:table-cell>
          <table:table-cell office:value-type="float" office:value="-63.87" calcext:value-type="float">
            <text:p>-63,87</text:p>
          </table:table-cell>
          <table:table-cell office:value-type="float" office:value="164.817" calcext:value-type="float">
            <text:p>164,817</text:p>
          </table:table-cell>
          <table:table-cell office:value-type="float" office:value="677.807115" calcext:value-type="float">
            <text:p>677,807115</text:p>
          </table:table-cell>
          <table:table-cell office:value-type="float" office:value="-0.057851" calcext:value-type="float">
            <text:p>-0,057851</text:p>
          </table:table-cell>
          <table:table-cell office:value-type="float" office:value="-0.047738" calcext:value-type="float">
            <text:p>-0,047738</text:p>
          </table:table-cell>
          <table:table-cell office:value-type="float" office:value="0.018988" calcext:value-type="float">
            <text:p>0,018988</text:p>
          </table:table-cell>
        </table:table-row>
        <table:table-row table:style-name="ro1">
          <table:table-cell office:value-type="string" calcext:value-type="string">
            <text:p>9 Mar 2017 17:56:00.000</text:p>
          </table:table-cell>
          <table:table-cell office:value-type="float" office:value="-67.313" calcext:value-type="float">
            <text:p>-67,313</text:p>
          </table:table-cell>
          <table:table-cell office:value-type="float" office:value="161.584" calcext:value-type="float">
            <text:p>161,584</text:p>
          </table:table-cell>
          <table:table-cell office:value-type="float" office:value="678.881722" calcext:value-type="float">
            <text:p>678,881722</text:p>
          </table:table-cell>
          <table:table-cell office:value-type="float" office:value="-0.05684" calcext:value-type="float">
            <text:p>-0,05684</text:p>
          </table:table-cell>
          <table:table-cell office:value-type="float" office:value="-0.060939" calcext:value-type="float">
            <text:p>-0,060939</text:p>
          </table:table-cell>
          <table:table-cell office:value-type="float" office:value="0.016779" calcext:value-type="float">
            <text:p>0,016779</text:p>
          </table:table-cell>
        </table:table-row>
        <table:table-row table:style-name="ro1">
          <table:table-cell office:value-type="string" calcext:value-type="string">
            <text:p>9 Mar 2017 17:57:00.000</text:p>
          </table:table-cell>
          <table:table-cell office:value-type="float" office:value="-70.68" calcext:value-type="float">
            <text:p>-70,68</text:p>
          </table:table-cell>
          <table:table-cell office:value-type="float" office:value="157.363" calcext:value-type="float">
            <text:p>157,363</text:p>
          </table:table-cell>
          <table:table-cell office:value-type="float" office:value="679.816838" calcext:value-type="float">
            <text:p>679,816838</text:p>
          </table:table-cell>
          <table:table-cell office:value-type="float" office:value="-0.055274" calcext:value-type="float">
            <text:p>-0,055274</text:p>
          </table:table-cell>
          <table:table-cell office:value-type="float" office:value="-0.081283" calcext:value-type="float">
            <text:p>-0,081283</text:p>
          </table:table-cell>
          <table:table-cell office:value-type="float" office:value="0.014345" calcext:value-type="float">
            <text:p>0,014345</text:p>
          </table:table-cell>
        </table:table-row>
        <table:table-row table:style-name="ro1">
          <table:table-cell office:value-type="string" calcext:value-type="string">
            <text:p>9 Mar 2017 17:58:00.000</text:p>
          </table:table-cell>
          <table:table-cell office:value-type="float" office:value="-73.926" calcext:value-type="float">
            <text:p>-73,926</text:p>
          </table:table-cell>
          <table:table-cell office:value-type="float" office:value="151.581" calcext:value-type="float">
            <text:p>151,581</text:p>
          </table:table-cell>
          <table:table-cell office:value-type="float" office:value="680.59994" calcext:value-type="float">
            <text:p>680,59994</text:p>
          </table:table-cell>
          <table:table-cell office:value-type="float" office:value="-0.052671" calcext:value-type="float">
            <text:p>-0,052671</text:p>
          </table:table-cell>
          <table:table-cell office:value-type="float" office:value="-0.114215" calcext:value-type="float">
            <text:p>-0,114215</text:p>
          </table:table-cell>
          <table:table-cell office:value-type="float" office:value="0.011719" calcext:value-type="float">
            <text:p>0,011719</text:p>
          </table:table-cell>
        </table:table-row>
        <table:table-row table:style-name="ro1">
          <table:table-cell office:value-type="string" calcext:value-type="string">
            <text:p>9 Mar 2017 17:59:00.000</text:p>
          </table:table-cell>
          <table:table-cell office:value-type="float" office:value="-76.96" calcext:value-type="float">
            <text:p>-76,96</text:p>
          </table:table-cell>
          <table:table-cell office:value-type="float" office:value="143.208" calcext:value-type="float">
            <text:p>143,208</text:p>
          </table:table-cell>
          <table:table-cell office:value-type="float" office:value="681.220578" calcext:value-type="float">
            <text:p>681,220578</text:p>
          </table:table-cell>
          <table:table-cell office:value-type="float" office:value="-0.047987" calcext:value-type="float">
            <text:p>-0,047987</text:p>
          </table:table-cell>
          <table:table-cell office:value-type="float" office:value="-0.169827" calcext:value-type="float">
            <text:p>-0,169827</text:p>
          </table:table-cell>
          <table:table-cell office:value-type="float" office:value="0.008938" calcext:value-type="float">
            <text:p>0,008938</text:p>
          </table:table-cell>
        </table:table-row>
        <table:table-row table:style-name="ro1">
          <table:table-cell office:value-type="string" calcext:value-type="string">
            <text:p>9 Mar 2017 18:00:00.000</text:p>
          </table:table-cell>
          <table:table-cell office:value-type="float" office:value="-79.598" calcext:value-type="float">
            <text:p>-79,598</text:p>
          </table:table-cell>
          <table:table-cell office:value-type="float" office:value="130.447" calcext:value-type="float">
            <text:p>130,447</text:p>
          </table:table-cell>
          <table:table-cell office:value-type="float" office:value="681.670532" calcext:value-type="float">
            <text:p>681,670532</text:p>
          </table:table-cell>
          <table:table-cell office:value-type="float" office:value="-0.038949" calcext:value-type="float">
            <text:p>-0,038949</text:p>
          </table:table-cell>
          <table:table-cell office:value-type="float" office:value="-0.26283" calcext:value-type="float">
            <text:p>-0,26283</text:p>
          </table:table-cell>
          <table:table-cell office:value-type="float" office:value="0.006039" calcext:value-type="float">
            <text:p>0,006039</text:p>
          </table:table-cell>
        </table:table-row>
        <table:table-row table:style-name="ro1">
          <table:table-cell office:value-type="string" calcext:value-type="string">
            <text:p>9 Mar 2017 18:01:00.000</text:p>
          </table:table-cell>
          <table:table-cell office:value-type="float" office:value="-81.467" calcext:value-type="float">
            <text:p>-81,467</text:p>
          </table:table-cell>
          <table:table-cell office:value-type="float" office:value="110.968" calcext:value-type="float">
            <text:p>110,968</text:p>
          </table:table-cell>
          <table:table-cell office:value-type="float" office:value="681.943925" calcext:value-type="float">
            <text:p>681,943925</text:p>
          </table:table-cell>
          <table:table-cell office:value-type="float" office:value="-0.021644" calcext:value-type="float">
            <text:p>-0,021644</text:p>
          </table:table-cell>
          <table:table-cell office:value-type="float" office:value="-0.387117" calcext:value-type="float">
            <text:p>-0,387117</text:p>
          </table:table-cell>
          <table:table-cell office:value-type="float" office:value="0.003062" calcext:value-type="float">
            <text:p>0,003062</text:p>
          </table:table-cell>
        </table:table-row>
        <table:table-row table:style-name="ro1">
          <table:table-cell office:value-type="string" calcext:value-type="string">
            <text:p>9 Mar 2017 18:02:00.000</text:p>
          </table:table-cell>
          <table:table-cell office:value-type="float" office:value="-82.008" calcext:value-type="float">
            <text:p>-82,008</text:p>
          </table:table-cell>
          <table:table-cell office:value-type="float" office:value="85.397" calcext:value-type="float">
            <text:p>85,397</text:p>
          </table:table-cell>
          <table:table-cell office:value-type="float" office:value="682.037309" calcext:value-type="float">
            <text:p>682,037309</text:p>
          </table:table-cell>
          <table:table-cell office:value-type="float" office:value="0.004466" calcext:value-type="float">
            <text:p>0,004466</text:p>
          </table:table-cell>
          <table:table-cell office:value-type="float" office:value="-0.440303" calcext:value-type="float">
            <text:p>-0,440303</text:p>
          </table:table-cell>
          <table:table-cell office:value-type="float" office:value="0.000048" calcext:value-type="float">
            <text:p>0,000048</text:p>
          </table:table-cell>
        </table:table-row>
        <table:table-row table:style-name="ro1">
          <table:table-cell office:value-type="string" calcext:value-type="string">
            <text:p>9 Mar 2017 18:03:00.000</text:p>
          </table:table-cell>
          <table:table-cell office:value-type="float" office:value="-80.98" calcext:value-type="float">
            <text:p>-80,98</text:p>
          </table:table-cell>
          <table:table-cell office:value-type="float" office:value="61.274" calcext:value-type="float">
            <text:p>61,274</text:p>
          </table:table-cell>
          <table:table-cell office:value-type="float" office:value="681.949715" calcext:value-type="float">
            <text:p>681,949715</text:p>
          </table:table-cell>
          <table:table-cell office:value-type="float" office:value="0.028387" calcext:value-type="float">
            <text:p>0,028387</text:p>
          </table:table-cell>
          <table:table-cell office:value-type="float" office:value="-0.34711" calcext:value-type="float">
            <text:p>-0,34711</text:p>
          </table:table-cell>
          <table:table-cell office:value-type="float" office:value="-0.002962" calcext:value-type="float">
            <text:p>-0,002962</text:p>
          </table:table-cell>
        </table:table-row>
        <table:table-row table:style-name="ro1">
          <table:table-cell office:value-type="string" calcext:value-type="string">
            <text:p>9 Mar 2017 18:04:00.000</text:p>
          </table:table-cell>
          <table:table-cell office:value-type="float" office:value="-78.805" calcext:value-type="float">
            <text:p>-78,805</text:p>
          </table:table-cell>
          <table:table-cell office:value-type="float" office:value="44.175" calcext:value-type="float">
            <text:p>44,175</text:p>
          </table:table-cell>
          <table:table-cell office:value-type="float" office:value="681.682662" calcext:value-type="float">
            <text:p>681,682662</text:p>
          </table:table-cell>
          <table:table-cell office:value-type="float" office:value="0.042568" calcext:value-type="float">
            <text:p>0,042568</text:p>
          </table:table-cell>
          <table:table-cell office:value-type="float" office:value="-0.227866" calcext:value-type="float">
            <text:p>-0,227866</text:p>
          </table:table-cell>
          <table:table-cell office:value-type="float" office:value="-0.005925" calcext:value-type="float">
            <text:p>-0,005925</text:p>
          </table:table-cell>
        </table:table-row>
        <table:table-row table:style-name="ro1">
          <table:table-cell office:value-type="string" calcext:value-type="string">
            <text:p>9 Mar 2017 18:05:00.000</text:p>
          </table:table-cell>
          <table:table-cell office:value-type="float" office:value="-76.009" calcext:value-type="float">
            <text:p>-76,009</text:p>
          </table:table-cell>
          <table:table-cell office:value-type="float" office:value="33.088" calcext:value-type="float">
            <text:p>33,088</text:p>
          </table:table-cell>
          <table:table-cell office:value-type="float" office:value="681.240136" calcext:value-type="float">
            <text:p>681,240136</text:p>
          </table:table-cell>
          <table:table-cell office:value-type="float" office:value="0.049833" calcext:value-type="float">
            <text:p>0,049833</text:p>
          </table:table-cell>
          <table:table-cell office:value-type="float" office:value="-0.148458" calcext:value-type="float">
            <text:p>-0,148458</text:p>
          </table:table-cell>
          <table:table-cell office:value-type="float" office:value="-0.008802" calcext:value-type="float">
            <text:p>-0,008802</text:p>
          </table:table-cell>
        </table:table-row>
        <table:table-row table:style-name="ro1">
          <table:table-cell office:value-type="string" calcext:value-type="string">
            <text:p>9 Mar 2017 18:06:00.000</text:p>
          </table:table-cell>
          <table:table-cell office:value-type="float" office:value="-72.892" calcext:value-type="float">
            <text:p>-72,892</text:p>
          </table:table-cell>
          <table:table-cell office:value-type="float" office:value="25.708" calcext:value-type="float">
            <text:p>25,708</text:p>
          </table:table-cell>
          <table:table-cell office:value-type="float" office:value="680.62853" calcext:value-type="float">
            <text:p>680,62853</text:p>
          </table:table-cell>
          <table:table-cell office:value-type="float" office:value="0.05367" calcext:value-type="float">
            <text:p>0,05367</text:p>
          </table:table-cell>
          <table:table-cell office:value-type="float" office:value="-0.101671" calcext:value-type="float">
            <text:p>-0,101671</text:p>
          </table:table-cell>
          <table:table-cell office:value-type="float" office:value="-0.011552" calcext:value-type="float">
            <text:p>-0,011552</text:p>
          </table:table-cell>
        </table:table-row>
        <table:table-row table:style-name="ro1">
          <table:table-cell office:value-type="string" calcext:value-type="string">
            <text:p>9 Mar 2017 18:07:00.000</text:p>
          </table:table-cell>
          <table:table-cell office:value-type="float" office:value="-69.601" calcext:value-type="float">
            <text:p>-69,601</text:p>
          </table:table-cell>
          <table:table-cell office:value-type="float" office:value="20.516" calcext:value-type="float">
            <text:p>20,516</text:p>
          </table:table-cell>
          <table:table-cell office:value-type="float" office:value="679.856552" calcext:value-type="float">
            <text:p>679,856552</text:p>
          </table:table-cell>
          <table:table-cell office:value-type="float" office:value="0.055858" calcext:value-type="float">
            <text:p>0,055858</text:p>
          </table:table-cell>
          <table:table-cell office:value-type="float" office:value="-0.073648" calcext:value-type="float">
            <text:p>-0,073648</text:p>
          </table:table-cell>
          <table:table-cell office:value-type="float" office:value="-0.014139" calcext:value-type="float">
            <text:p>-0,014139</text:p>
          </table:table-cell>
        </table:table-row>
        <table:table-row table:style-name="ro1">
          <table:table-cell office:value-type="string" calcext:value-type="string">
            <text:p>9 Mar 2017 18:08:00.000</text:p>
          </table:table-cell>
          <table:table-cell office:value-type="float" office:value="-66.206" calcext:value-type="float">
            <text:p>-66,206</text:p>
          </table:table-cell>
          <table:table-cell office:value-type="float" office:value="16.664" calcext:value-type="float">
            <text:p>16,664</text:p>
          </table:table-cell>
          <table:table-cell office:value-type="float" office:value="678.935088" calcext:value-type="float">
            <text:p>678,935088</text:p>
          </table:table-cell>
          <table:table-cell office:value-type="float" office:value="0.057207" calcext:value-type="float">
            <text:p>0,057207</text:p>
          </table:table-cell>
          <table:table-cell office:value-type="float" office:value="-0.056057" calcext:value-type="float">
            <text:p>-0,056057</text:p>
          </table:table-cell>
          <table:table-cell office:value-type="float" office:value="-0.016528" calcext:value-type="float">
            <text:p>-0,016528</text:p>
          </table:table-cell>
        </table:table-row>
        <table:table-row table:style-name="ro1">
          <table:table-cell office:value-type="string" calcext:value-type="string">
            <text:p>9 Mar 2017 18:09:00.000</text:p>
          </table:table-cell>
          <table:table-cell office:value-type="float" office:value="-62.745" calcext:value-type="float">
            <text:p>-62,745</text:p>
          </table:table-cell>
          <table:table-cell office:value-type="float" office:value="13.671" calcext:value-type="float">
            <text:p>13,671</text:p>
          </table:table-cell>
          <table:table-cell office:value-type="float" office:value="677.877053" calcext:value-type="float">
            <text:p>677,877053</text:p>
          </table:table-cell>
          <table:table-cell office:value-type="float" office:value="0.058095" calcext:value-type="float">
            <text:p>0,058095</text:p>
          </table:table-cell>
          <table:table-cell office:value-type="float" office:value="-0.044467" calcext:value-type="float">
            <text:p>-0,044467</text:p>
          </table:table-cell>
          <table:table-cell office:value-type="float" office:value="-0.018686" calcext:value-type="float">
            <text:p>-0,018686</text:p>
          </table:table-cell>
        </table:table-row>
        <table:table-row table:style-name="ro1">
          <table:table-cell office:value-type="string" calcext:value-type="string">
            <text:p>9 Mar 2017 18:10:00.000</text:p>
          </table:table-cell>
          <table:table-cell office:value-type="float" office:value="-59.24" calcext:value-type="float">
            <text:p>-59,24</text:p>
          </table:table-cell>
          <table:table-cell office:value-type="float" office:value="11.256" calcext:value-type="float">
            <text:p>11,256</text:p>
          </table:table-cell>
          <table:table-cell office:value-type="float" office:value="676.697188" calcext:value-type="float">
            <text:p>676,697188</text:p>
          </table:table-cell>
          <table:table-cell office:value-type="float" office:value="0.058716" calcext:value-type="float">
            <text:p>0,058716</text:p>
          </table:table-cell>
          <table:table-cell office:value-type="float" office:value="-0.036501" calcext:value-type="float">
            <text:p>-0,036501</text:p>
          </table:table-cell>
          <table:table-cell office:value-type="float" office:value="-0.020584" calcext:value-type="float">
            <text:p>-0,020584</text:p>
          </table:table-cell>
        </table:table-row>
        <table:table-row table:style-name="ro1">
          <table:table-cell office:value-type="string" calcext:value-type="string">
            <text:p>9 Mar 2017 18:11:00.000</text:p>
          </table:table-cell>
          <table:table-cell office:value-type="float" office:value="-55.703" calcext:value-type="float">
            <text:p>-55,703</text:p>
          </table:table-cell>
          <table:table-cell office:value-type="float" office:value="9.245" calcext:value-type="float">
            <text:p>9,245</text:p>
          </table:table-cell>
          <table:table-cell office:value-type="float" office:value="675.411847" calcext:value-type="float">
            <text:p>675,411847</text:p>
          </table:table-cell>
          <table:table-cell office:value-type="float" office:value="0.059171" calcext:value-type="float">
            <text:p>0,059171</text:p>
          </table:table-cell>
          <table:table-cell office:value-type="float" office:value="-0.030824" calcext:value-type="float">
            <text:p>-0,030824</text:p>
          </table:table-cell>
          <table:table-cell office:value-type="float" office:value="-0.022197" calcext:value-type="float">
            <text:p>-0,022197</text:p>
          </table:table-cell>
        </table:table-row>
        <table:table-row table:style-name="ro1">
          <table:table-cell office:value-type="string" calcext:value-type="string">
            <text:p>9 Mar 2017 18:12:00.000</text:p>
          </table:table-cell>
          <table:table-cell office:value-type="float" office:value="-52.141" calcext:value-type="float">
            <text:p>-52,141</text:p>
          </table:table-cell>
          <table:table-cell office:value-type="float" office:value="7.527" calcext:value-type="float">
            <text:p>7,527</text:p>
          </table:table-cell>
          <table:table-cell office:value-type="float" office:value="674.03875" calcext:value-type="float">
            <text:p>674,03875</text:p>
          </table:table-cell>
          <table:table-cell office:value-type="float" office:value="0.059519" calcext:value-type="float">
            <text:p>0,059519</text:p>
          </table:table-cell>
          <table:table-cell office:value-type="float" office:value="-0.026658" calcext:value-type="float">
            <text:p>-0,026658</text:p>
          </table:table-cell>
          <table:table-cell office:value-type="float" office:value="-0.023506" calcext:value-type="float">
            <text:p>-0,023506</text:p>
          </table:table-cell>
        </table:table-row>
        <table:table-row table:style-name="ro1">
          <table:table-cell office:value-type="string" calcext:value-type="string">
            <text:p>9 Mar 2017 18:13:00.000</text:p>
          </table:table-cell>
          <table:table-cell office:value-type="float" office:value="-48.562" calcext:value-type="float">
            <text:p>-48,562</text:p>
          </table:table-cell>
          <table:table-cell office:value-type="float" office:value="6.026" calcext:value-type="float">
            <text:p>6,026</text:p>
          </table:table-cell>
          <table:table-cell office:value-type="float" office:value="672.596715" calcext:value-type="float">
            <text:p>672,596715</text:p>
          </table:table-cell>
          <table:table-cell office:value-type="float" office:value="0.059794" calcext:value-type="float">
            <text:p>0,059794</text:p>
          </table:table-cell>
          <table:table-cell office:value-type="float" office:value="-0.023525" calcext:value-type="float">
            <text:p>-0,023525</text:p>
          </table:table-cell>
          <table:table-cell office:value-type="float" office:value="-0.024493" calcext:value-type="float">
            <text:p>-0,024493</text:p>
          </table:table-cell>
        </table:table-row>
        <table:table-row table:style-name="ro1">
          <table:table-cell office:value-type="string" calcext:value-type="string">
            <text:p>9 Mar 2017 18:14:00.000</text:p>
          </table:table-cell>
          <table:table-cell office:value-type="float" office:value="-44.967" calcext:value-type="float">
            <text:p>-44,967</text:p>
          </table:table-cell>
          <table:table-cell office:value-type="float" office:value="4.689" calcext:value-type="float">
            <text:p>4,689</text:p>
          </table:table-cell>
          <table:table-cell office:value-type="float" office:value="671.105374" calcext:value-type="float">
            <text:p>671,105374</text:p>
          </table:table-cell>
          <table:table-cell office:value-type="float" office:value="0.060019" calcext:value-type="float">
            <text:p>0,060019</text:p>
          </table:table-cell>
          <table:table-cell office:value-type="float" office:value="-0.02112" calcext:value-type="float">
            <text:p>-0,02112</text:p>
          </table:table-cell>
          <table:table-cell office:value-type="float" office:value="-0.025148" calcext:value-type="float">
            <text:p>-0,025148</text:p>
          </table:table-cell>
        </table:table-row>
        <table:table-row table:style-name="ro1">
          <table:table-cell office:value-type="string" calcext:value-type="string">
            <text:p>9 Mar 2017 18:15:00.000</text:p>
          </table:table-cell>
          <table:table-cell office:value-type="float" office:value="-41.36" calcext:value-type="float">
            <text:p>-41,36</text:p>
          </table:table-cell>
          <table:table-cell office:value-type="float" office:value="3.481" calcext:value-type="float">
            <text:p>3,481</text:p>
          </table:table-cell>
          <table:table-cell office:value-type="float" office:value="669.58487" calcext:value-type="float">
            <text:p>669,58487</text:p>
          </table:table-cell>
          <table:table-cell office:value-type="float" office:value="0.060206" calcext:value-type="float">
            <text:p>0,060206</text:p>
          </table:table-cell>
          <table:table-cell office:value-type="float" office:value="-0.019244" calcext:value-type="float">
            <text:p>-0,019244</text:p>
          </table:table-cell>
          <table:table-cell office:value-type="float" office:value="-0.025466" calcext:value-type="float">
            <text:p>-0,025466</text:p>
          </table:table-cell>
        </table:table-row>
        <table:table-row table:style-name="ro1">
          <table:table-cell office:value-type="string" calcext:value-type="string">
            <text:p>9 Mar 2017 18:16:00.000</text:p>
          </table:table-cell>
          <table:table-cell office:value-type="float" office:value="-37.743" calcext:value-type="float">
            <text:p>-37,743</text:p>
          </table:table-cell>
          <table:table-cell office:value-type="float" office:value="2.372" calcext:value-type="float">
            <text:p>2,372</text:p>
          </table:table-cell>
          <table:table-cell office:value-type="float" office:value="668.055553" calcext:value-type="float">
            <text:p>668,055553</text:p>
          </table:table-cell>
          <table:table-cell office:value-type="float" office:value="0.060365" calcext:value-type="float">
            <text:p>0,060365</text:p>
          </table:table-cell>
          <table:table-cell office:value-type="float" office:value="-0.017762" calcext:value-type="float">
            <text:p>-0,017762</text:p>
          </table:table-cell>
          <table:table-cell office:value-type="float" office:value="-0.025444" calcext:value-type="float">
            <text:p>-0,025444</text:p>
          </table:table-cell>
        </table:table-row>
        <table:table-row table:style-name="ro1">
          <table:table-cell office:value-type="string" calcext:value-type="string">
            <text:p>9 Mar 2017 18:17:00.000</text:p>
          </table:table-cell>
          <table:table-cell office:value-type="float" office:value="-34.117" calcext:value-type="float">
            <text:p>-34,117</text:p>
          </table:table-cell>
          <table:table-cell office:value-type="float" office:value="1.343" calcext:value-type="float">
            <text:p>1,343</text:p>
          </table:table-cell>
          <table:table-cell office:value-type="float" office:value="666.537657" calcext:value-type="float">
            <text:p>666,537657</text:p>
          </table:table-cell>
          <table:table-cell office:value-type="float" office:value="0.060502" calcext:value-type="float">
            <text:p>0,060502</text:p>
          </table:table-cell>
          <table:table-cell office:value-type="float" office:value="-0.016581" calcext:value-type="float">
            <text:p>-0,016581</text:p>
          </table:table-cell>
          <table:table-cell office:value-type="float" office:value="-0.025088" calcext:value-type="float">
            <text:p>-0,025088</text:p>
          </table:table-cell>
        </table:table-row>
        <table:table-row table:style-name="ro1">
          <table:table-cell office:value-type="string" calcext:value-type="string">
            <text:p>9 Mar 2017 18:18:00.000</text:p>
          </table:table-cell>
          <table:table-cell office:value-type="float" office:value="-30.483" calcext:value-type="float">
            <text:p>-30,483</text:p>
          </table:table-cell>
          <table:table-cell office:value-type="float" office:value="0.378" calcext:value-type="float">
            <text:p>0,378</text:p>
          </table:table-cell>
          <table:table-cell office:value-type="float" office:value="665.050995" calcext:value-type="float">
            <text:p>665,050995</text:p>
          </table:table-cell>
          <table:table-cell office:value-type="float" office:value="0.060621" calcext:value-type="float">
            <text:p>0,060621</text:p>
          </table:table-cell>
          <table:table-cell office:value-type="float" office:value="-0.015634" calcext:value-type="float">
            <text:p>-0,015634</text:p>
          </table:table-cell>
          <table:table-cell office:value-type="float" office:value="-0.024407" calcext:value-type="float">
            <text:p>-0,024407</text:p>
          </table:table-cell>
        </table:table-row>
        <table:table-row table:style-name="ro1">
          <table:table-cell office:value-type="string" calcext:value-type="string">
            <text:p>9 Mar 2017 18:19:00.000</text:p>
          </table:table-cell>
          <table:table-cell office:value-type="float" office:value="-26.843" calcext:value-type="float">
            <text:p>-26,843</text:p>
          </table:table-cell>
          <table:table-cell office:value-type="float" office:value="-0.536" calcext:value-type="float">
            <text:p>-0,536</text:p>
          </table:table-cell>
          <table:table-cell office:value-type="float" office:value="663.614643" calcext:value-type="float">
            <text:p>663,614643</text:p>
          </table:table-cell>
          <table:table-cell office:value-type="float" office:value="0.060724" calcext:value-type="float">
            <text:p>0,060724</text:p>
          </table:table-cell>
          <table:table-cell office:value-type="float" office:value="-0.014872" calcext:value-type="float">
            <text:p>-0,014872</text:p>
          </table:table-cell>
          <table:table-cell office:value-type="float" office:value="-0.023416" calcext:value-type="float">
            <text:p>-0,023416</text:p>
          </table:table-cell>
        </table:table-row>
        <table:table-row table:style-name="ro1">
          <table:table-cell office:value-type="string" calcext:value-type="string">
            <text:p>9 Mar 2017 18:20:00.000</text:p>
          </table:table-cell>
          <table:table-cell office:value-type="float" office:value="-23.196" calcext:value-type="float">
            <text:p>-23,196</text:p>
          </table:table-cell>
          <table:table-cell office:value-type="float" office:value="-1.41" calcext:value-type="float">
            <text:p>-1,41</text:p>
          </table:table-cell>
          <table:table-cell office:value-type="float" office:value="662.246644" calcext:value-type="float">
            <text:p>662,246644</text:p>
          </table:table-cell>
          <table:table-cell office:value-type="float" office:value="0.060813" calcext:value-type="float">
            <text:p>0,060813</text:p>
          </table:table-cell>
          <table:table-cell office:value-type="float" office:value="-0.014262" calcext:value-type="float">
            <text:p>-0,014262</text:p>
          </table:table-cell>
          <table:table-cell office:value-type="float" office:value="-0.022134" calcext:value-type="float">
            <text:p>-0,022134</text:p>
          </table:table-cell>
        </table:table-row>
        <table:table-row table:style-name="ro1">
          <table:table-cell office:value-type="string" calcext:value-type="string">
            <text:p>9 Mar 2017 18:21:00.000</text:p>
          </table:table-cell>
          <table:table-cell office:value-type="float" office:value="-19.545" calcext:value-type="float">
            <text:p>-19,545</text:p>
          </table:table-cell>
          <table:table-cell office:value-type="float" office:value="-2.25" calcext:value-type="float">
            <text:p>-2,25</text:p>
          </table:table-cell>
          <table:table-cell office:value-type="float" office:value="660.963724" calcext:value-type="float">
            <text:p>660,963724</text:p>
          </table:table-cell>
          <table:table-cell office:value-type="float" office:value="0.060889" calcext:value-type="float">
            <text:p>0,060889</text:p>
          </table:table-cell>
          <table:table-cell office:value-type="float" office:value="-0.013777" calcext:value-type="float">
            <text:p>-0,013777</text:p>
          </table:table-cell>
          <table:table-cell office:value-type="float" office:value="-0.020586" calcext:value-type="float">
            <text:p>-0,020586</text:p>
          </table:table-cell>
        </table:table-row>
        <table:table-row table:style-name="ro1">
          <table:table-cell office:value-type="string" calcext:value-type="string">
            <text:p>9 Mar 2017 18:22:00.000</text:p>
          </table:table-cell>
          <table:table-cell office:value-type="float" office:value="-15.89" calcext:value-type="float">
            <text:p>-15,89</text:p>
          </table:table-cell>
          <table:table-cell office:value-type="float" office:value="-3.065" calcext:value-type="float">
            <text:p>-3,065</text:p>
          </table:table-cell>
          <table:table-cell office:value-type="float" office:value="659.781031" calcext:value-type="float">
            <text:p>659,781031</text:p>
          </table:table-cell>
          <table:table-cell office:value-type="float" office:value="0.060953" calcext:value-type="float">
            <text:p>0,060953</text:p>
          </table:table-cell>
          <table:table-cell office:value-type="float" office:value="-0.013399" calcext:value-type="float">
            <text:p>-0,013399</text:p>
          </table:table-cell>
          <table:table-cell office:value-type="float" office:value="-0.018801" calcext:value-type="float">
            <text:p>-0,018801</text:p>
          </table:table-cell>
        </table:table-row>
        <table:table-row table:style-name="ro1">
          <table:table-cell office:value-type="string" calcext:value-type="string">
            <text:p>9 Mar 2017 18:23:00.000</text:p>
          </table:table-cell>
          <table:table-cell office:value-type="float" office:value="-12.231" calcext:value-type="float">
            <text:p>-12,231</text:p>
          </table:table-cell>
          <table:table-cell office:value-type="float" office:value="-3.86" calcext:value-type="float">
            <text:p>-3,86</text:p>
          </table:table-cell>
          <table:table-cell office:value-type="float" office:value="658.711903" calcext:value-type="float">
            <text:p>658,711903</text:p>
          </table:table-cell>
          <table:table-cell office:value-type="float" office:value="0.061006" calcext:value-type="float">
            <text:p>0,061006</text:p>
          </table:table-cell>
          <table:table-cell office:value-type="float" office:value="-0.013113" calcext:value-type="float">
            <text:p>-0,013113</text:p>
          </table:table-cell>
          <table:table-cell office:value-type="float" office:value="-0.016809" calcext:value-type="float">
            <text:p>-0,016809</text:p>
          </table:table-cell>
        </table:table-row>
        <table:table-row table:style-name="ro1">
          <table:table-cell office:value-type="string" calcext:value-type="string">
            <text:p>9 Mar 2017 18:24:00.000</text:p>
          </table:table-cell>
          <table:table-cell office:value-type="float" office:value="-8.569" calcext:value-type="float">
            <text:p>-8,569</text:p>
          </table:table-cell>
          <table:table-cell office:value-type="float" office:value="-4.64" calcext:value-type="float">
            <text:p>-4,64</text:p>
          </table:table-cell>
          <table:table-cell office:value-type="float" office:value="657.767654" calcext:value-type="float">
            <text:p>657,767654</text:p>
          </table:table-cell>
          <table:table-cell office:value-type="float" office:value="0.061047" calcext:value-type="float">
            <text:p>0,061047</text:p>
          </table:table-cell>
          <table:table-cell office:value-type="float" office:value="-0.012909" calcext:value-type="float">
            <text:p>-0,012909</text:p>
          </table:table-cell>
          <table:table-cell office:value-type="float" office:value="-0.014646" calcext:value-type="float">
            <text:p>-0,014646</text:p>
          </table:table-cell>
        </table:table-row>
        <table:table-row table:style-name="ro1">
          <table:table-cell office:value-type="string" calcext:value-type="string">
            <text:p>9 Mar 2017 18:25:00.000</text:p>
          </table:table-cell>
          <table:table-cell office:value-type="float" office:value="-4.906" calcext:value-type="float">
            <text:p>-4,906</text:p>
          </table:table-cell>
          <table:table-cell office:value-type="float" office:value="-5.411" calcext:value-type="float">
            <text:p>-5,411</text:p>
          </table:table-cell>
          <table:table-cell office:value-type="float" office:value="656.957414" calcext:value-type="float">
            <text:p>656,957414</text:p>
          </table:table-cell>
          <table:table-cell office:value-type="float" office:value="0.061077" calcext:value-type="float">
            <text:p>0,061077</text:p>
          </table:table-cell>
          <table:table-cell office:value-type="float" office:value="-0.012781" calcext:value-type="float">
            <text:p>-0,012781</text:p>
          </table:table-cell>
          <table:table-cell office:value-type="float" office:value="-0.01235" calcext:value-type="float">
            <text:p>-0,01235</text:p>
          </table:table-cell>
        </table:table-row>
        <table:table-row table:style-name="ro1">
          <table:table-cell office:value-type="string" calcext:value-type="string">
            <text:p>9 Mar 2017 18:26:00.000</text:p>
          </table:table-cell>
          <table:table-cell office:value-type="float" office:value="-1.24" calcext:value-type="float">
            <text:p>-1,24</text:p>
          </table:table-cell>
          <table:table-cell office:value-type="float" office:value="-6.176" calcext:value-type="float">
            <text:p>-6,176</text:p>
          </table:table-cell>
          <table:table-cell office:value-type="float" office:value="656.287988" calcext:value-type="float">
            <text:p>656,287988</text:p>
          </table:table-cell>
          <table:table-cell office:value-type="float" office:value="0.061096" calcext:value-type="float">
            <text:p>0,061096</text:p>
          </table:table-cell>
          <table:table-cell office:value-type="float" office:value="-0.012724" calcext:value-type="float">
            <text:p>-0,012724</text:p>
          </table:table-cell>
          <table:table-cell office:value-type="float" office:value="-0.00996" calcext:value-type="float">
            <text:p>-0,00996</text:p>
          </table:table-cell>
        </table:table-row>
        <table:table-row table:style-name="ro1">
          <table:table-cell office:value-type="string" calcext:value-type="string">
            <text:p>9 Mar 2017 18:27:00.000</text:p>
          </table:table-cell>
          <table:table-cell office:value-type="float" office:value="2.426" calcext:value-type="float">
            <text:p>2,426</text:p>
          </table:table-cell>
          <table:table-cell office:value-type="float" office:value="-6.939" calcext:value-type="float">
            <text:p>-6,939</text:p>
          </table:table-cell>
          <table:table-cell office:value-type="float" office:value="655.763768" calcext:value-type="float">
            <text:p>655,763768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37" calcext:value-type="float">
            <text:p>-0,012737</text:p>
          </table:table-cell>
          <table:table-cell office:value-type="float" office:value="-0.007518" calcext:value-type="float">
            <text:p>-0,007518</text:p>
          </table:table-cell>
        </table:table-row>
        <table:table-row table:style-name="ro1">
          <table:table-cell office:value-type="string" calcext:value-type="string">
            <text:p>9 Mar 2017 18:28:00.000</text:p>
          </table:table-cell>
          <table:table-cell office:value-type="float" office:value="6.092" calcext:value-type="float">
            <text:p>6,092</text:p>
          </table:table-cell>
          <table:table-cell office:value-type="float" office:value="-7.705" calcext:value-type="float">
            <text:p>-7,705</text:p>
          </table:table-cell>
          <table:table-cell office:value-type="float" office:value="655.38668" calcext:value-type="float">
            <text:p>655,38668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819" calcext:value-type="float">
            <text:p>-0,012819</text:p>
          </table:table-cell>
          <table:table-cell office:value-type="float" office:value="-0.005064" calcext:value-type="float">
            <text:p>-0,005064</text:p>
          </table:table-cell>
        </table:table-row>
        <table:table-row table:style-name="ro1">
          <table:table-cell office:value-type="string" calcext:value-type="string">
            <text:p>9 Mar 2017 18:29:00.000</text:p>
          </table:table-cell>
          <table:table-cell office:value-type="float" office:value="9.757" calcext:value-type="float">
            <text:p>9,757</text:p>
          </table:table-cell>
          <table:table-cell office:value-type="float" office:value="-8.479" calcext:value-type="float">
            <text:p>-8,479</text:p>
          </table:table-cell>
          <table:table-cell office:value-type="float" office:value="655.156182" calcext:value-type="float">
            <text:p>655,156182</text:p>
          </table:table-cell>
          <table:table-cell office:value-type="float" office:value="0.061086" calcext:value-type="float">
            <text:p>0,061086</text:p>
          </table:table-cell>
          <table:table-cell office:value-type="float" office:value="-0.012974" calcext:value-type="float">
            <text:p>-0,012974</text:p>
          </table:table-cell>
          <table:table-cell office:value-type="float" office:value="-0.002639" calcext:value-type="float">
            <text:p>-0,002639</text:p>
          </table:table-cell>
        </table:table-row>
        <table:table-row table:style-name="ro1">
          <table:table-cell office:value-type="string" calcext:value-type="string">
            <text:p>9 Mar 2017 18:30:00.000</text:p>
          </table:table-cell>
          <table:table-cell office:value-type="float" office:value="13.422" calcext:value-type="float">
            <text:p>13,422</text:p>
          </table:table-cell>
          <table:table-cell office:value-type="float" office:value="-9.264" calcext:value-type="float">
            <text:p>-9,264</text:p>
          </table:table-cell>
          <table:table-cell office:value-type="float" office:value="655.069296" calcext:value-type="float">
            <text:p>655,069296</text:p>
          </table:table-cell>
          <table:table-cell office:value-type="float" office:value="0.061059" calcext:value-type="float">
            <text:p>0,061059</text:p>
          </table:table-cell>
          <table:table-cell office:value-type="float" office:value="-0.013207" calcext:value-type="float">
            <text:p>-0,013207</text:p>
          </table:table-cell>
          <table:table-cell office:value-type="float" office:value="-0.000284" calcext:value-type="float">
            <text:p>-0,000284</text:p>
          </table:table-cell>
        </table:table-row>
        <table:table-row table:style-name="ro1">
          <table:table-cell office:value-type="string" calcext:value-type="string">
            <text:p>9 Mar 2017 18:31:00.000</text:p>
          </table:table-cell>
          <table:table-cell office:value-type="float" office:value="17.084" calcext:value-type="float">
            <text:p>17,084</text:p>
          </table:table-cell>
          <table:table-cell office:value-type="float" office:value="-10.065" calcext:value-type="float">
            <text:p>-10,065</text:p>
          </table:table-cell>
          <table:table-cell office:value-type="float" office:value="655.120689" calcext:value-type="float">
            <text:p>655,120689</text:p>
          </table:table-cell>
          <table:table-cell office:value-type="float" office:value="0.061021" calcext:value-type="float">
            <text:p>0,061021</text:p>
          </table:table-cell>
          <table:table-cell office:value-type="float" office:value="-0.013525" calcext:value-type="float">
            <text:p>-0,013525</text:p>
          </table:table-cell>
          <table:table-cell office:value-type="float" office:value="0.001964" calcext:value-type="float">
            <text:p>0,001964</text:p>
          </table:table-cell>
        </table:table-row>
        <table:table-row table:style-name="ro1">
          <table:table-cell office:value-type="string" calcext:value-type="string">
            <text:p>9 Mar 2017 18:32:00.000</text:p>
          </table:table-cell>
          <table:table-cell office:value-type="float" office:value="20.744" calcext:value-type="float">
            <text:p>20,744</text:p>
          </table:table-cell>
          <table:table-cell office:value-type="float" office:value="-10.889" calcext:value-type="float">
            <text:p>-10,889</text:p>
          </table:table-cell>
          <table:table-cell office:value-type="float" office:value="655.302797" calcext:value-type="float">
            <text:p>655,302797</text:p>
          </table:table-cell>
          <table:table-cell office:value-type="float" office:value="0.060971" calcext:value-type="float">
            <text:p>0,060971</text:p>
          </table:table-cell>
          <table:table-cell office:value-type="float" office:value="-0.013941" calcext:value-type="float">
            <text:p>-0,013941</text:p>
          </table:table-cell>
          <table:table-cell office:value-type="float" office:value="0.004068" calcext:value-type="float">
            <text:p>0,004068</text:p>
          </table:table-cell>
        </table:table-row>
        <table:table-row table:style-name="ro1">
          <table:table-cell office:value-type="string" calcext:value-type="string">
            <text:p>9 Mar 2017 18:33:00.000</text:p>
          </table:table-cell>
          <table:table-cell office:value-type="float" office:value="24.401" calcext:value-type="float">
            <text:p>24,401</text:p>
          </table:table-cell>
          <table:table-cell office:value-type="float" office:value="-11.74" calcext:value-type="float">
            <text:p>-11,74</text:p>
          </table:table-cell>
          <table:table-cell office:value-type="float" office:value="655.605976" calcext:value-type="float">
            <text:p>655,605976</text:p>
          </table:table-cell>
          <table:table-cell office:value-type="float" office:value="0.060908" calcext:value-type="float">
            <text:p>0,060908</text:p>
          </table:table-cell>
          <table:table-cell office:value-type="float" office:value="-0.014469" calcext:value-type="float">
            <text:p>-0,014469</text:p>
          </table:table-cell>
          <table:table-cell office:value-type="float" office:value="0.005995" calcext:value-type="float">
            <text:p>0,005995</text:p>
          </table:table-cell>
        </table:table-row>
        <table:table-row table:style-name="ro1">
          <table:table-cell office:value-type="string" calcext:value-type="string">
            <text:p>9 Mar 2017 18:34:00.000</text:p>
          </table:table-cell>
          <table:table-cell office:value-type="float" office:value="28.053" calcext:value-type="float">
            <text:p>28,053</text:p>
          </table:table-cell>
          <table:table-cell office:value-type="float" office:value="-12.628" calcext:value-type="float">
            <text:p>-12,628</text:p>
          </table:table-cell>
          <table:table-cell office:value-type="float" office:value="656.018706" calcext:value-type="float">
            <text:p>656,018706</text:p>
          </table:table-cell>
          <table:table-cell office:value-type="float" office:value="0.060831" calcext:value-type="float">
            <text:p>0,060831</text:p>
          </table:table-cell>
          <table:table-cell office:value-type="float" office:value="-0.015132" calcext:value-type="float">
            <text:p>-0,015132</text:p>
          </table:table-cell>
          <table:table-cell office:value-type="float" office:value="0.007716" calcext:value-type="float">
            <text:p>0,007716</text:p>
          </table:table-cell>
        </table:table-row>
        <table:table-row table:style-name="ro1">
          <table:table-cell office:value-type="string" calcext:value-type="string">
            <text:p>9 Mar 2017 18:35:00.000</text:p>
          </table:table-cell>
          <table:table-cell office:value-type="float" office:value="31.7" calcext:value-type="float">
            <text:p>31,7</text:p>
          </table:table-cell>
          <table:table-cell office:value-type="float" office:value="-13.56" calcext:value-type="float">
            <text:p>-13,56</text:p>
          </table:table-cell>
          <table:table-cell office:value-type="float" office:value="656.527808" calcext:value-type="float">
            <text:p>656,527808</text:p>
          </table:table-cell>
          <table:table-cell office:value-type="float" office:value="0.060739" calcext:value-type="float">
            <text:p>0,060739</text:p>
          </table:table-cell>
          <table:table-cell office:value-type="float" office:value="-0.015958" calcext:value-type="float">
            <text:p>-0,015958</text:p>
          </table:table-cell>
          <table:table-cell office:value-type="float" office:value="0.009205" calcext:value-type="float">
            <text:p>0,009205</text:p>
          </table:table-cell>
        </table:table-row>
        <table:table-row table:style-name="ro1">
          <table:table-cell office:value-type="string" calcext:value-type="string">
            <text:p>9 Mar 2017 18:36:00.000</text:p>
          </table:table-cell>
          <table:table-cell office:value-type="float" office:value="35.341" calcext:value-type="float">
            <text:p>35,341</text:p>
          </table:table-cell>
          <table:table-cell office:value-type="float" office:value="-14.547" calcext:value-type="float">
            <text:p>-14,547</text:p>
          </table:table-cell>
          <table:table-cell office:value-type="float" office:value="657.118699" calcext:value-type="float">
            <text:p>657,118699</text:p>
          </table:table-cell>
          <table:table-cell office:value-type="float" office:value="0.06063" calcext:value-type="float">
            <text:p>0,06063</text:p>
          </table:table-cell>
          <table:table-cell office:value-type="float" office:value="-0.016987" calcext:value-type="float">
            <text:p>-0,016987</text:p>
          </table:table-cell>
          <table:table-cell office:value-type="float" office:value="0.01044" calcext:value-type="float">
            <text:p>0,01044</text:p>
          </table:table-cell>
        </table:table-row>
        <table:table-row table:style-name="ro1">
          <table:table-cell office:value-type="string" calcext:value-type="string">
            <text:p>9 Mar 2017 18:37:00.000</text:p>
          </table:table-cell>
          <table:table-cell office:value-type="float" office:value="38.975" calcext:value-type="float">
            <text:p>38,975</text:p>
          </table:table-cell>
          <table:table-cell office:value-type="float" office:value="-15.603" calcext:value-type="float">
            <text:p>-15,603</text:p>
          </table:table-cell>
          <table:table-cell office:value-type="float" office:value="657.775669" calcext:value-type="float">
            <text:p>657,775669</text:p>
          </table:table-cell>
          <table:table-cell office:value-type="float" office:value="0.0605" calcext:value-type="float">
            <text:p>0,0605</text:p>
          </table:table-cell>
          <table:table-cell office:value-type="float" office:value="-0.018272" calcext:value-type="float">
            <text:p>-0,018272</text:p>
          </table:table-cell>
          <table:table-cell office:value-type="float" office:value="0.011406" calcext:value-type="float">
            <text:p>0,011406</text:p>
          </table:table-cell>
        </table:table-row>
        <table:table-row table:style-name="ro1">
          <table:table-cell office:value-type="string" calcext:value-type="string">
            <text:p>9 Mar 2017 18:38:00.000</text:p>
          </table:table-cell>
          <table:table-cell office:value-type="float" office:value="42.601" calcext:value-type="float">
            <text:p>42,601</text:p>
          </table:table-cell>
          <table:table-cell office:value-type="float" office:value="-16.746" calcext:value-type="float">
            <text:p>-16,746</text:p>
          </table:table-cell>
          <table:table-cell office:value-type="float" office:value="658.482167" calcext:value-type="float">
            <text:p>658,482167</text:p>
          </table:table-cell>
          <table:table-cell office:value-type="float" office:value="0.060345" calcext:value-type="float">
            <text:p>0,060345</text:p>
          </table:table-cell>
          <table:table-cell office:value-type="float" office:value="-0.01989" calcext:value-type="float">
            <text:p>-0,01989</text:p>
          </table:table-cell>
          <table:table-cell office:value-type="float" office:value="0.012091" calcext:value-type="float">
            <text:p>0,012091</text:p>
          </table:table-cell>
        </table:table-row>
        <table:table-row table:style-name="ro1">
          <table:table-cell office:value-type="string" calcext:value-type="string">
            <text:p>9 Mar 2017 18:39:00.000</text:p>
          </table:table-cell>
          <table:table-cell office:value-type="float" office:value="46.216" calcext:value-type="float">
            <text:p>46,216</text:p>
          </table:table-cell>
          <table:table-cell office:value-type="float" office:value="-17.999" calcext:value-type="float">
            <text:p>-17,999</text:p>
          </table:table-cell>
          <table:table-cell office:value-type="float" office:value="659.221105" calcext:value-type="float">
            <text:p>659,221105</text:p>
          </table:table-cell>
          <table:table-cell office:value-type="float" office:value="0.060158" calcext:value-type="float">
            <text:p>0,060158</text:p>
          </table:table-cell>
          <table:table-cell office:value-type="float" office:value="-0.021948" calcext:value-type="float">
            <text:p>-0,021948</text:p>
          </table:table-cell>
          <table:table-cell office:value-type="float" office:value="0.012488" calcext:value-type="float">
            <text:p>0,012488</text:p>
          </table:table-cell>
        </table:table-row>
        <table:table-row table:style-name="ro1">
          <table:table-cell office:value-type="string" calcext:value-type="string">
            <text:p>9 Mar 2017 18:40:00.000</text:p>
          </table:table-cell>
          <table:table-cell office:value-type="float" office:value="49.819" calcext:value-type="float">
            <text:p>49,819</text:p>
          </table:table-cell>
          <table:table-cell office:value-type="float" office:value="-19.392" calcext:value-type="float">
            <text:p>-19,392</text:p>
          </table:table-cell>
          <table:table-cell office:value-type="float" office:value="659.975169" calcext:value-type="float">
            <text:p>659,975169</text:p>
          </table:table-cell>
          <table:table-cell office:value-type="float" office:value="0.059928" calcext:value-type="float">
            <text:p>0,059928</text:p>
          </table:table-cell>
          <table:table-cell office:value-type="float" office:value="-0.024604" calcext:value-type="float">
            <text:p>-0,024604</text:p>
          </table:table-cell>
          <table:table-cell office:value-type="float" office:value="0.012596" calcext:value-type="float">
            <text:p>0,012596</text:p>
          </table:table-cell>
        </table:table-row>
        <table:table-row table:style-name="ro1">
          <table:table-cell office:value-type="string" calcext:value-type="string">
            <text:p>9 Mar 2017 18:41:00.000</text:p>
          </table:table-cell>
          <table:table-cell office:value-type="float" office:value="53.406" calcext:value-type="float">
            <text:p>53,406</text:p>
          </table:table-cell>
          <table:table-cell office:value-type="float" office:value="-20.968" calcext:value-type="float">
            <text:p>-20,968</text:p>
          </table:table-cell>
          <table:table-cell office:value-type="float" office:value="660.72712" calcext:value-type="float">
            <text:p>660,72712</text:p>
          </table:table-cell>
          <table:table-cell office:value-type="float" office:value="0.059639" calcext:value-type="float">
            <text:p>0,059639</text:p>
          </table:table-cell>
          <table:table-cell office:value-type="float" office:value="-0.028091" calcext:value-type="float">
            <text:p>-0,028091</text:p>
          </table:table-cell>
          <table:table-cell office:value-type="float" office:value="0.01242" calcext:value-type="float">
            <text:p>0,01242</text:p>
          </table:table-cell>
        </table:table-row>
        <table:table-row table:style-name="ro1">
          <table:table-cell office:value-type="string" calcext:value-type="string">
            <text:p>9 Mar 2017 18:42:00.000</text:p>
          </table:table-cell>
          <table:table-cell office:value-type="float" office:value="56.974" calcext:value-type="float">
            <text:p>56,974</text:p>
          </table:table-cell>
          <table:table-cell office:value-type="float" office:value="-22.786" calcext:value-type="float">
            <text:p>-22,786</text:p>
          </table:table-cell>
          <table:table-cell office:value-type="float" office:value="661.460106" calcext:value-type="float">
            <text:p>661,460106</text:p>
          </table:table-cell>
          <table:table-cell office:value-type="float" office:value="0.059265" calcext:value-type="float">
            <text:p>0,059265</text:p>
          </table:table-cell>
          <table:table-cell office:value-type="float" office:value="-0.03277" calcext:value-type="float">
            <text:p>-0,03277</text:p>
          </table:table-cell>
          <table:table-cell office:value-type="float" office:value="0.011967" calcext:value-type="float">
            <text:p>0,011967</text:p>
          </table:table-cell>
        </table:table-row>
        <table:table-row table:style-name="ro1">
          <table:table-cell office:value-type="string" calcext:value-type="string">
            <text:p>9 Mar 2017 18:43:00.000</text:p>
          </table:table-cell>
          <table:table-cell office:value-type="float" office:value="60.516" calcext:value-type="float">
            <text:p>60,516</text:p>
          </table:table-cell>
          <table:table-cell office:value-type="float" office:value="-24.935" calcext:value-type="float">
            <text:p>-24,935</text:p>
          </table:table-cell>
          <table:table-cell office:value-type="float" office:value="662.157949" calcext:value-type="float">
            <text:p>662,157949</text:p>
          </table:table-cell>
          <table:table-cell office:value-type="float" office:value="0.058764" calcext:value-type="float">
            <text:p>0,058764</text:p>
          </table:table-cell>
          <table:table-cell office:value-type="float" office:value="-0.039219" calcext:value-type="float">
            <text:p>-0,039219</text:p>
          </table:table-cell>
          <table:table-cell office:value-type="float" office:value="0.011252" calcext:value-type="float">
            <text:p>0,011252</text:p>
          </table:table-cell>
        </table:table-row>
        <table:table-row table:style-name="ro1">
          <table:table-cell office:value-type="string" calcext:value-type="string">
            <text:p>9 Mar 2017 18:44:00.000</text:p>
          </table:table-cell>
          <table:table-cell office:value-type="float" office:value="64.022" calcext:value-type="float">
            <text:p>64,022</text:p>
          </table:table-cell>
          <table:table-cell office:value-type="float" office:value="-27.547" calcext:value-type="float">
            <text:p>-27,547</text:p>
          </table:table-cell>
          <table:table-cell office:value-type="float" office:value="662.80543" calcext:value-type="float">
            <text:p>662,80543</text:p>
          </table:table-cell>
          <table:table-cell office:value-type="float" office:value="0.058063" calcext:value-type="float">
            <text:p>0,058063</text:p>
          </table:table-cell>
          <table:table-cell office:value-type="float" office:value="-0.048398" calcext:value-type="float">
            <text:p>-0,048398</text:p>
          </table:table-cell>
          <table:table-cell office:value-type="float" office:value="0.010292" calcext:value-type="float">
            <text:p>0,010292</text:p>
          </table:table-cell>
        </table:table-row>
        <table:table-row table:style-name="ro1">
          <table:table-cell office:value-type="string" calcext:value-type="string">
            <text:p>9 Mar 2017 18:45:00.000</text:p>
          </table:table-cell>
          <table:table-cell office:value-type="float" office:value="67.477" calcext:value-type="float">
            <text:p>67,477</text:p>
          </table:table-cell>
          <table:table-cell office:value-type="float" office:value="-30.83" calcext:value-type="float">
            <text:p>-30,83</text:p>
          </table:table-cell>
          <table:table-cell office:value-type="float" office:value="663.388544" calcext:value-type="float">
            <text:p>663,388544</text:p>
          </table:table-cell>
          <table:table-cell office:value-type="float" office:value="0.057031" calcext:value-type="float">
            <text:p>0,057031</text:p>
          </table:table-cell>
          <table:table-cell office:value-type="float" office:value="-0.061974" calcext:value-type="float">
            <text:p>-0,061974</text:p>
          </table:table-cell>
          <table:table-cell office:value-type="float" office:value="0.009111" calcext:value-type="float">
            <text:p>0,009111</text:p>
          </table:table-cell>
        </table:table-row>
        <table:table-row table:style-name="ro1">
          <table:table-cell office:value-type="string" calcext:value-type="string">
            <text:p>9 Mar 2017 18:46:00.000</text:p>
          </table:table-cell>
          <table:table-cell office:value-type="float" office:value="70.854" calcext:value-type="float">
            <text:p>70,854</text:p>
          </table:table-cell>
          <table:table-cell office:value-type="float" office:value="-35.131" calcext:value-type="float">
            <text:p>-35,131</text:p>
          </table:table-cell>
          <table:table-cell office:value-type="float" office:value="663.894742" calcext:value-type="float">
            <text:p>663,894742</text:p>
          </table:table-cell>
          <table:table-cell office:value-type="float" office:value="0.05542" calcext:value-type="float">
            <text:p>0,05542</text:p>
          </table:table-cell>
          <table:table-cell office:value-type="float" office:value="-0.082988" calcext:value-type="float">
            <text:p>-0,082988</text:p>
          </table:table-cell>
          <table:table-cell office:value-type="float" office:value="0.007733" calcext:value-type="float">
            <text:p>0,007733</text:p>
          </table:table-cell>
        </table:table-row>
        <table:table-row table:style-name="ro1">
          <table:table-cell office:value-type="string" calcext:value-type="string">
            <text:p>9 Mar 2017 18:47:00.000</text:p>
          </table:table-cell>
          <table:table-cell office:value-type="float" office:value="74.105" calcext:value-type="float">
            <text:p>74,105</text:p>
          </table:table-cell>
          <table:table-cell office:value-type="float" office:value="-41.049" calcext:value-type="float">
            <text:p>-41,049</text:p>
          </table:table-cell>
          <table:table-cell office:value-type="float" office:value="664.313143" calcext:value-type="float">
            <text:p>664,313143</text:p>
          </table:table-cell>
          <table:table-cell office:value-type="float" office:value="0.052718" calcext:value-type="float">
            <text:p>0,052718</text:p>
          </table:table-cell>
          <table:table-cell office:value-type="float" office:value="-0.117172" calcext:value-type="float">
            <text:p>-0,117172</text:p>
          </table:table-cell>
          <table:table-cell office:value-type="float" office:value="0.006189" calcext:value-type="float">
            <text:p>0,006189</text:p>
          </table:table-cell>
        </table:table-row>
        <table:table-row table:style-name="ro1">
          <table:table-cell office:value-type="string" calcext:value-type="string">
            <text:p>9 Mar 2017 18:48:00.000</text:p>
          </table:table-cell>
          <table:table-cell office:value-type="float" office:value="77.137" calcext:value-type="float">
            <text:p>77,137</text:p>
          </table:table-cell>
          <table:table-cell office:value-type="float" office:value="-49.663" calcext:value-type="float">
            <text:p>-49,663</text:p>
          </table:table-cell>
          <table:table-cell office:value-type="float" office:value="664.634714" calcext:value-type="float">
            <text:p>664,634714</text:p>
          </table:table-cell>
          <table:table-cell office:value-type="float" office:value="0.047814" calcext:value-type="float">
            <text:p>0,047814</text:p>
          </table:table-cell>
          <table:table-cell office:value-type="float" office:value="-0.175135" calcext:value-type="float">
            <text:p>-0,175135</text:p>
          </table:table-cell>
          <table:table-cell office:value-type="float" office:value="0.004511" calcext:value-type="float">
            <text:p>0,004511</text:p>
          </table:table-cell>
        </table:table-row>
        <table:table-row table:style-name="ro1">
          <table:table-cell office:value-type="string" calcext:value-type="string">
            <text:p>9 Mar 2017 18:49:00.000</text:p>
          </table:table-cell>
          <table:table-cell office:value-type="float" office:value="79.752" calcext:value-type="float">
            <text:p>79,752</text:p>
          </table:table-cell>
          <table:table-cell office:value-type="float" office:value="-62.849" calcext:value-type="float">
            <text:p>-62,849</text:p>
          </table:table-cell>
          <table:table-cell office:value-type="float" office:value="664.852424" calcext:value-type="float">
            <text:p>664,852424</text:p>
          </table:table-cell>
          <table:table-cell office:value-type="float" office:value="0.038286" calcext:value-type="float">
            <text:p>0,038286</text:p>
          </table:table-cell>
          <table:table-cell office:value-type="float" office:value="-0.271829" calcext:value-type="float">
            <text:p>-0,271829</text:p>
          </table:table-cell>
          <table:table-cell office:value-type="float" office:value="0.002733" calcext:value-type="float">
            <text:p>0,002733</text:p>
          </table:table-cell>
        </table:table-row>
        <table:table-row table:style-name="ro1">
          <table:table-cell office:value-type="string" calcext:value-type="string">
            <text:p>9 Mar 2017 18:50:00.000</text:p>
          </table:table-cell>
          <table:table-cell office:value-type="float" office:value="81.557" calcext:value-type="float">
            <text:p>81,557</text:p>
          </table:table-cell>
          <table:table-cell office:value-type="float" office:value="-82.937" calcext:value-type="float">
            <text:p>-82,937</text:p>
          </table:table-cell>
          <table:table-cell office:value-type="float" office:value="664.961358" calcext:value-type="float">
            <text:p>664,961358</text:p>
          </table:table-cell>
          <table:table-cell office:value-type="float" office:value="0.02011" calcext:value-type="float">
            <text:p>0,02011</text:p>
          </table:table-cell>
          <table:table-cell office:value-type="float" office:value="-0.39707" calcext:value-type="float">
            <text:p>-0,39707</text:p>
          </table:table-cell>
          <table:table-cell office:value-type="float" office:value="0.000891" calcext:value-type="float">
            <text:p>0,000891</text:p>
          </table:table-cell>
        </table:table-row>
        <table:table-row table:style-name="ro1">
          <table:table-cell office:value-type="string" calcext:value-type="string">
            <text:p>9 Mar 2017 18:51:00.000</text:p>
          </table:table-cell>
          <table:table-cell office:value-type="float" office:value="81.983" calcext:value-type="float">
            <text:p>81,983</text:p>
          </table:table-cell>
          <table:table-cell office:value-type="float" office:value="-108.838" calcext:value-type="float">
            <text:p>-108,838</text:p>
          </table:table-cell>
          <table:table-cell office:value-type="float" office:value="664.958805" calcext:value-type="float">
            <text:p>664,958805</text:p>
          </table:table-cell>
          <table:table-cell office:value-type="float" office:value="-0.006575" calcext:value-type="float">
            <text:p>-0,006575</text:p>
          </table:table-cell>
          <table:table-cell office:value-type="float" office:value="-0.439701" calcext:value-type="float">
            <text:p>-0,439701</text:p>
          </table:table-cell>
          <table:table-cell office:value-type="float" office:value="-0.000977" calcext:value-type="float">
            <text:p>-0,000977</text:p>
          </table:table-cell>
        </table:table-row>
        <table:table-row table:style-name="ro1">
          <table:table-cell office:value-type="string" calcext:value-type="string">
            <text:p>9 Mar 2017 18:52:00.000</text:p>
          </table:table-cell>
          <table:table-cell office:value-type="float" office:value="80.838" calcext:value-type="float">
            <text:p>80,838</text:p>
          </table:table-cell>
          <table:table-cell office:value-type="float" office:value="-132.617" calcext:value-type="float">
            <text:p>-132,617</text:p>
          </table:table-cell>
          <table:table-cell office:value-type="float" office:value="664.844301" calcext:value-type="float">
            <text:p>664,844301</text:p>
          </table:table-cell>
          <table:table-cell office:value-type="float" office:value="-0.030042" calcext:value-type="float">
            <text:p>-0,030042</text:p>
          </table:table-cell>
          <table:table-cell office:value-type="float" office:value="-0.338302" calcext:value-type="float">
            <text:p>-0,338302</text:p>
          </table:table-cell>
          <table:table-cell office:value-type="float" office:value="-0.002835" calcext:value-type="float">
            <text:p>-0,002835</text:p>
          </table:table-cell>
        </table:table-row>
        <table:table-row table:style-name="ro1">
          <table:table-cell office:value-type="string" calcext:value-type="string">
            <text:p>9 Mar 2017 18:53:00.000</text:p>
          </table:table-cell>
          <table:table-cell office:value-type="float" office:value="78.584" calcext:value-type="float">
            <text:p>78,584</text:p>
          </table:table-cell>
          <table:table-cell office:value-type="float" office:value="-149.205" calcext:value-type="float">
            <text:p>-149,205</text:p>
          </table:table-cell>
          <table:table-cell office:value-type="float" office:value="664.619635" calcext:value-type="float">
            <text:p>664,619635</text:p>
          </table:table-cell>
          <table:table-cell office:value-type="float" office:value="-0.043611" calcext:value-type="float">
            <text:p>-0,043611</text:p>
          </table:table-cell>
          <table:table-cell office:value-type="float" office:value="-0.220433" calcext:value-type="float">
            <text:p>-0,220433</text:p>
          </table:table-cell>
          <table:table-cell office:value-type="float" office:value="-0.004644" calcext:value-type="float">
            <text:p>-0,004644</text:p>
          </table:table-cell>
        </table:table-row>
        <table:table-row table:style-name="ro1">
          <table:table-cell office:value-type="string" calcext:value-type="string">
            <text:p>9 Mar 2017 18:54:00.000</text:p>
          </table:table-cell>
          <table:table-cell office:value-type="float" office:value="75.737" calcext:value-type="float">
            <text:p>75,737</text:p>
          </table:table-cell>
          <table:table-cell office:value-type="float" office:value="-159.932" calcext:value-type="float">
            <text:p>-159,932</text:p>
          </table:table-cell>
          <table:table-cell office:value-type="float" office:value="664.28883" calcext:value-type="float">
            <text:p>664,28883</text:p>
          </table:table-cell>
          <table:table-cell office:value-type="float" office:value="-0.050527" calcext:value-type="float">
            <text:p>-0,050527</text:p>
          </table:table-cell>
          <table:table-cell office:value-type="float" office:value="-0.143783" calcext:value-type="float">
            <text:p>-0,143783</text:p>
          </table:table-cell>
          <table:table-cell office:value-type="float" office:value="-0.006367" calcext:value-type="float">
            <text:p>-0,006367</text:p>
          </table:table-cell>
        </table:table-row>
        <table:table-row table:style-name="ro1">
          <table:table-cell office:value-type="string" calcext:value-type="string">
            <text:p>9 Mar 2017 18:55:00.000</text:p>
          </table:table-cell>
          <table:table-cell office:value-type="float" office:value="72.585" calcext:value-type="float">
            <text:p>72,585</text:p>
          </table:table-cell>
          <table:table-cell office:value-type="float" office:value="-167.091" calcext:value-type="float">
            <text:p>-167,091</text:p>
          </table:table-cell>
          <table:table-cell office:value-type="float" office:value="663.85807" calcext:value-type="float">
            <text:p>663,85807</text:p>
          </table:table-cell>
          <table:table-cell office:value-type="float" office:value="-0.054189" calcext:value-type="float">
            <text:p>-0,054189</text:p>
          </table:table-cell>
          <table:table-cell office:value-type="float" office:value="-0.098806" calcext:value-type="float">
            <text:p>-0,098806</text:p>
          </table:table-cell>
          <table:table-cell office:value-type="float" office:value="-0.00797" calcext:value-type="float">
            <text:p>-0,00797</text:p>
          </table:table-cell>
        </table:table-row>
        <table:table-row table:style-name="ro1">
          <table:table-cell office:value-type="string" calcext:value-type="string">
            <text:p>9 Mar 2017 18:56:00.000</text:p>
          </table:table-cell>
          <table:table-cell office:value-type="float" office:value="69.265" calcext:value-type="float">
            <text:p>69,265</text:p>
          </table:table-cell>
          <table:table-cell office:value-type="float" office:value="-172.145" calcext:value-type="float">
            <text:p>-172,145</text:p>
          </table:table-cell>
          <table:table-cell office:value-type="float" office:value="663.335607" calcext:value-type="float">
            <text:p>663,335607</text:p>
          </table:table-cell>
          <table:table-cell office:value-type="float" office:value="-0.056285" calcext:value-type="float">
            <text:p>-0,056285</text:p>
          </table:table-cell>
          <table:table-cell office:value-type="float" office:value="-0.071827" calcext:value-type="float">
            <text:p>-0,071827</text:p>
          </table:table-cell>
          <table:table-cell office:value-type="float" office:value="-0.009419" calcext:value-type="float">
            <text:p>-0,009419</text:p>
          </table:table-cell>
        </table:table-row>
        <table:table-row table:style-name="ro1">
          <table:table-cell office:value-type="string" calcext:value-type="string">
            <text:p>9 Mar 2017 18:57:00.000</text:p>
          </table:table-cell>
          <table:table-cell office:value-type="float" office:value="65.846" calcext:value-type="float">
            <text:p>65,846</text:p>
          </table:table-cell>
          <table:table-cell office:value-type="float" office:value="-175.908" calcext:value-type="float">
            <text:p>-175,908</text:p>
          </table:table-cell>
          <table:table-cell office:value-type="float" office:value="662.731619" calcext:value-type="float">
            <text:p>662,731619</text:p>
          </table:table-cell>
          <table:table-cell office:value-type="float" office:value="-0.05758" calcext:value-type="float">
            <text:p>-0,05758</text:p>
          </table:table-cell>
          <table:table-cell office:value-type="float" office:value="-0.054845" calcext:value-type="float">
            <text:p>-0,054845</text:p>
          </table:table-cell>
          <table:table-cell office:value-type="float" office:value="-0.010682" calcext:value-type="float">
            <text:p>-0,010682</text:p>
          </table:table-cell>
        </table:table-row>
        <table:table-row table:style-name="ro1">
          <table:table-cell office:value-type="string" calcext:value-type="string">
            <text:p>9 Mar 2017 18:58:00.000</text:p>
          </table:table-cell>
          <table:table-cell office:value-type="float" office:value="62.364" calcext:value-type="float">
            <text:p>62,364</text:p>
          </table:table-cell>
          <table:table-cell office:value-type="float" office:value="-178.84" calcext:value-type="float">
            <text:p>-178,84</text:p>
          </table:table-cell>
          <table:table-cell office:value-type="float" office:value="662.058052" calcext:value-type="float">
            <text:p>662,058052</text:p>
          </table:table-cell>
          <table:table-cell office:value-type="float" office:value="-0.058434" calcext:value-type="float">
            <text:p>-0,058434</text:p>
          </table:table-cell>
          <table:table-cell office:value-type="float" office:value="-0.043626" calcext:value-type="float">
            <text:p>-0,043626</text:p>
          </table:table-cell>
          <table:table-cell office:value-type="float" office:value="-0.011733" calcext:value-type="float">
            <text:p>-0,011733</text:p>
          </table:table-cell>
        </table:table-row>
        <table:table-row table:style-name="ro1">
          <table:table-cell office:value-type="string" calcext:value-type="string">
            <text:p>9 Mar 2017 18:59:00.000</text:p>
          </table:table-cell>
          <table:table-cell office:value-type="float" office:value="58.839" calcext:value-type="float">
            <text:p>58,839</text:p>
          </table:table-cell>
          <table:table-cell office:value-type="float" office:value="178.788" calcext:value-type="float">
            <text:p>178,788</text:p>
          </table:table-cell>
          <table:table-cell office:value-type="float" office:value="661.328414" calcext:value-type="float">
            <text:p>661,328414</text:p>
          </table:table-cell>
          <table:table-cell office:value-type="float" office:value="-0.05903" calcext:value-type="float">
            <text:p>-0,05903</text:p>
          </table:table-cell>
          <table:table-cell office:value-type="float" office:value="-0.035895" calcext:value-type="float">
            <text:p>-0,035895</text:p>
          </table:table-cell>
          <table:table-cell office:value-type="float" office:value="-0.012547" calcext:value-type="float">
            <text:p>-0,012547</text:p>
          </table:table-cell>
        </table:table-row>
        <table:table-row table:style-name="ro1">
          <table:table-cell office:value-type="string" calcext:value-type="string">
            <text:p>9 Mar 2017 19:00:00.000</text:p>
          </table:table-cell>
          <table:table-cell office:value-type="float" office:value="55.284" calcext:value-type="float">
            <text:p>55,284</text:p>
          </table:table-cell>
          <table:table-cell office:value-type="float" office:value="176.808" calcext:value-type="float">
            <text:p>176,808</text:p>
          </table:table-cell>
          <table:table-cell office:value-type="float" office:value="660.557554" calcext:value-type="float">
            <text:p>660,557554</text:p>
          </table:table-cell>
          <table:table-cell office:value-type="float" office:value="-0.059465" calcext:value-type="float">
            <text:p>-0,059465</text:p>
          </table:table-cell>
          <table:table-cell office:value-type="float" office:value="-0.030375" calcext:value-type="float">
            <text:p>-0,030375</text:p>
          </table:table-cell>
          <table:table-cell office:value-type="float" office:value="-0.013104" calcext:value-type="float">
            <text:p>-0,013104</text:p>
          </table:table-cell>
        </table:table-row>
        <table:table-row table:style-name="ro1">
          <table:table-cell office:value-type="string" calcext:value-type="string">
            <text:p>9 Mar 2017 19:01:00.000</text:p>
          </table:table-cell>
          <table:table-cell office:value-type="float" office:value="51.705" calcext:value-type="float">
            <text:p>51,705</text:p>
          </table:table-cell>
          <table:table-cell office:value-type="float" office:value="175.114" calcext:value-type="float">
            <text:p>175,114</text:p>
          </table:table-cell>
          <table:table-cell office:value-type="float" office:value="659.76141" calcext:value-type="float">
            <text:p>659,76141</text:p>
          </table:table-cell>
          <table:table-cell office:value-type="float" office:value="-0.059795" calcext:value-type="float">
            <text:p>-0,059795</text:p>
          </table:table-cell>
          <table:table-cell office:value-type="float" office:value="-0.026316" calcext:value-type="float">
            <text:p>-0,026316</text:p>
          </table:table-cell>
          <table:table-cell office:value-type="float" office:value="-0.013387" calcext:value-type="float">
            <text:p>-0,013387</text:p>
          </table:table-cell>
        </table:table-row>
        <table:table-row table:style-name="ro1">
          <table:table-cell office:value-type="string" calcext:value-type="string">
            <text:p>9 Mar 2017 19:02:00.000</text:p>
          </table:table-cell>
          <table:table-cell office:value-type="float" office:value="48.11" calcext:value-type="float">
            <text:p>48,11</text:p>
          </table:table-cell>
          <table:table-cell office:value-type="float" office:value="173.631" calcext:value-type="float">
            <text:p>173,631</text:p>
          </table:table-cell>
          <table:table-cell office:value-type="float" office:value="658.956738" calcext:value-type="float">
            <text:p>658,956738</text:p>
          </table:table-cell>
          <table:table-cell office:value-type="float" office:value="-0.060055" calcext:value-type="float">
            <text:p>-0,060055</text:p>
          </table:table-cell>
          <table:table-cell office:value-type="float" office:value="-0.023259" calcext:value-type="float">
            <text:p>-0,023259</text:p>
          </table:table-cell>
          <table:table-cell office:value-type="float" office:value="-0.013386" calcext:value-type="float">
            <text:p>-0,013386</text:p>
          </table:table-cell>
        </table:table-row>
        <table:table-row table:style-name="ro1">
          <table:table-cell office:value-type="string" calcext:value-type="string">
            <text:p>9 Mar 2017 19:03:00.000</text:p>
          </table:table-cell>
          <table:table-cell office:value-type="float" office:value="44.5" calcext:value-type="float">
            <text:p>44,5</text:p>
          </table:table-cell>
          <table:table-cell office:value-type="float" office:value="172.308" calcext:value-type="float">
            <text:p>172,308</text:p>
          </table:table-cell>
          <table:table-cell office:value-type="float" office:value="658.160825" calcext:value-type="float">
            <text:p>658,160825</text:p>
          </table:table-cell>
          <table:table-cell office:value-type="float" office:value="-0.060263" calcext:value-type="float">
            <text:p>-0,060263</text:p>
          </table:table-cell>
          <table:table-cell office:value-type="float" office:value="-0.02091" calcext:value-type="float">
            <text:p>-0,02091</text:p>
          </table:table-cell>
          <table:table-cell office:value-type="float" office:value="-0.013093" calcext:value-type="float">
            <text:p>-0,013093</text:p>
          </table:table-cell>
        </table:table-row>
        <table:table-row table:style-name="ro1">
          <table:table-cell office:value-type="string" calcext:value-type="string">
            <text:p>9 Mar 2017 19:04:00.000</text:p>
          </table:table-cell>
          <table:table-cell office:value-type="float" office:value="40.879" calcext:value-type="float">
            <text:p>40,879</text:p>
          </table:table-cell>
          <table:table-cell office:value-type="float" office:value="171.111" calcext:value-type="float">
            <text:p>171,111</text:p>
          </table:table-cell>
          <table:table-cell office:value-type="float" office:value="657.391187" calcext:value-type="float">
            <text:p>657,391187</text:p>
          </table:table-cell>
          <table:table-cell office:value-type="float" office:value="-0.060435" calcext:value-type="float">
            <text:p>-0,060435</text:p>
          </table:table-cell>
          <table:table-cell office:value-type="float" office:value="-0.019077" calcext:value-type="float">
            <text:p>-0,019077</text:p>
          </table:table-cell>
          <table:table-cell office:value-type="float" office:value="-0.012509" calcext:value-type="float">
            <text:p>-0,012509</text:p>
          </table:table-cell>
        </table:table-row>
        <table:table-row table:style-name="ro1">
          <table:table-cell office:value-type="string" calcext:value-type="string">
            <text:p>9 Mar 2017 19:05:00.000</text:p>
          </table:table-cell>
          <table:table-cell office:value-type="float" office:value="37.248" calcext:value-type="float">
            <text:p>37,248</text:p>
          </table:table-cell>
          <table:table-cell office:value-type="float" office:value="170.012" calcext:value-type="float">
            <text:p>170,012</text:p>
          </table:table-cell>
          <table:table-cell office:value-type="float" office:value="656.665265" calcext:value-type="float">
            <text:p>656,665265</text:p>
          </table:table-cell>
          <table:table-cell office:value-type="float" office:value="-0.060578" calcext:value-type="float">
            <text:p>-0,060578</text:p>
          </table:table-cell>
          <table:table-cell office:value-type="float" office:value="-0.017628" calcext:value-type="float">
            <text:p>-0,017628</text:p>
          </table:table-cell>
          <table:table-cell office:value-type="float" office:value="-0.011636" calcext:value-type="float">
            <text:p>-0,011636</text:p>
          </table:table-cell>
        </table:table-row>
        <table:table-row table:style-name="ro1">
          <table:table-cell office:value-type="string" calcext:value-type="string">
            <text:p>9 Mar 2017 19:06:00.000</text:p>
          </table:table-cell>
          <table:table-cell office:value-type="float" office:value="33.61" calcext:value-type="float">
            <text:p>33,61</text:p>
          </table:table-cell>
          <table:table-cell office:value-type="float" office:value="168.99" calcext:value-type="float">
            <text:p>168,99</text:p>
          </table:table-cell>
          <table:table-cell office:value-type="float" office:value="656.000109" calcext:value-type="float">
            <text:p>656,000109</text:p>
          </table:table-cell>
          <table:table-cell office:value-type="float" office:value="-0.060699" calcext:value-type="float">
            <text:p>-0,060699</text:p>
          </table:table-cell>
          <table:table-cell office:value-type="float" office:value="-0.016472" calcext:value-type="float">
            <text:p>-0,016472</text:p>
          </table:table-cell>
          <table:table-cell office:value-type="float" office:value="-0.010484" calcext:value-type="float">
            <text:p>-0,010484</text:p>
          </table:table-cell>
        </table:table-row>
        <table:table-row table:style-name="ro1">
          <table:table-cell office:value-type="string" calcext:value-type="string">
            <text:p>9 Mar 2017 19:07:00.000</text:p>
          </table:table-cell>
          <table:table-cell office:value-type="float" office:value="29.965" calcext:value-type="float">
            <text:p>29,965</text:p>
          </table:table-cell>
          <table:table-cell office:value-type="float" office:value="168.03" calcext:value-type="float">
            <text:p>168,03</text:p>
          </table:table-cell>
          <table:table-cell office:value-type="float" office:value="655.412077" calcext:value-type="float">
            <text:p>655,412077</text:p>
          </table:table-cell>
          <table:table-cell office:value-type="float" office:value="-0.0608" calcext:value-type="float">
            <text:p>-0,0608</text:p>
          </table:table-cell>
          <table:table-cell office:value-type="float" office:value="-0.015545" calcext:value-type="float">
            <text:p>-0,015545</text:p>
          </table:table-cell>
          <table:table-cell office:value-type="float" office:value="-0.009067" calcext:value-type="float">
            <text:p>-0,009067</text:p>
          </table:table-cell>
        </table:table-row>
        <table:table-row table:style-name="ro1">
          <table:table-cell office:value-type="string" calcext:value-type="string">
            <text:p>9 Mar 2017 19:08:00.000</text:p>
          </table:table-cell>
          <table:table-cell office:value-type="float" office:value="26.314" calcext:value-type="float">
            <text:p>26,314</text:p>
          </table:table-cell>
          <table:table-cell office:value-type="float" office:value="167.121" calcext:value-type="float">
            <text:p>167,121</text:p>
          </table:table-cell>
          <table:table-cell office:value-type="float" office:value="654.916533" calcext:value-type="float">
            <text:p>654,916533</text:p>
          </table:table-cell>
          <table:table-cell office:value-type="float" office:value="-0.060885" calcext:value-type="float">
            <text:p>-0,060885</text:p>
          </table:table-cell>
          <table:table-cell office:value-type="float" office:value="-0.014801" calcext:value-type="float">
            <text:p>-0,014801</text:p>
          </table:table-cell>
          <table:table-cell office:value-type="float" office:value="-0.007404" calcext:value-type="float">
            <text:p>-0,007404</text:p>
          </table:table-cell>
        </table:table-row>
        <table:table-row table:style-name="ro1">
          <table:table-cell office:value-type="string" calcext:value-type="string">
            <text:p>9 Mar 2017 19:09:00.000</text:p>
          </table:table-cell>
          <table:table-cell office:value-type="float" office:value="22.659" calcext:value-type="float">
            <text:p>22,659</text:p>
          </table:table-cell>
          <table:table-cell office:value-type="float" office:value="166.251" calcext:value-type="float">
            <text:p>166,251</text:p>
          </table:table-cell>
          <table:table-cell office:value-type="float" office:value="654.527562" calcext:value-type="float">
            <text:p>654,527562</text:p>
          </table:table-cell>
          <table:table-cell office:value-type="float" office:value="-0.060956" calcext:value-type="float">
            <text:p>-0,060956</text:p>
          </table:table-cell>
          <table:table-cell office:value-type="float" office:value="-0.014205" calcext:value-type="float">
            <text:p>-0,014205</text:p>
          </table:table-cell>
          <table:table-cell office:value-type="float" office:value="-0.005518" calcext:value-type="float">
            <text:p>-0,005518</text:p>
          </table:table-cell>
        </table:table-row>
        <table:table-row table:style-name="ro1">
          <table:table-cell office:value-type="string" calcext:value-type="string">
            <text:p>9 Mar 2017 19:10:00.000</text:p>
          </table:table-cell>
          <table:table-cell office:value-type="float" office:value="19" calcext:value-type="float">
            <text:p>19</text:p>
          </table:table-cell>
          <table:table-cell office:value-type="float" office:value="165.414" calcext:value-type="float">
            <text:p>165,414</text:p>
          </table:table-cell>
          <table:table-cell office:value-type="float" office:value="654.257706" calcext:value-type="float">
            <text:p>654,257706</text:p>
          </table:table-cell>
          <table:table-cell office:value-type="float" office:value="-0.061013" calcext:value-type="float">
            <text:p>-0,061013</text:p>
          </table:table-cell>
          <table:table-cell office:value-type="float" office:value="-0.013732" calcext:value-type="float">
            <text:p>-0,013732</text:p>
          </table:table-cell>
          <table:table-cell office:value-type="float" office:value="-0.003437" calcext:value-type="float">
            <text:p>-0,003437</text:p>
          </table:table-cell>
        </table:table-row>
        <table:table-row table:style-name="ro1">
          <table:table-cell office:value-type="string" calcext:value-type="string">
            <text:p>9 Mar 2017 19:11:00.000</text:p>
          </table:table-cell>
          <table:table-cell office:value-type="float" office:value="15.337" calcext:value-type="float">
            <text:p>15,337</text:p>
          </table:table-cell>
          <table:table-cell office:value-type="float" office:value="164.601" calcext:value-type="float">
            <text:p>164,601</text:p>
          </table:table-cell>
          <table:table-cell office:value-type="float" office:value="654.117725" calcext:value-type="float">
            <text:p>654,117725</text:p>
          </table:table-cell>
          <table:table-cell office:value-type="float" office:value="-0.061058" calcext:value-type="float">
            <text:p>-0,061058</text:p>
          </table:table-cell>
          <table:table-cell office:value-type="float" office:value="-0.013365" calcext:value-type="float">
            <text:p>-0,013365</text:p>
          </table:table-cell>
          <table:table-cell office:value-type="float" office:value="-0.001194" calcext:value-type="float">
            <text:p>-0,001194</text:p>
          </table:table-cell>
        </table:table-row>
        <table:table-row table:style-name="ro1">
          <table:table-cell office:value-type="string" calcext:value-type="string">
            <text:p>9 Mar 2017 19:12:00.000</text:p>
          </table:table-cell>
          <table:table-cell office:value-type="float" office:value="11.673" calcext:value-type="float">
            <text:p>11,673</text:p>
          </table:table-cell>
          <table:table-cell office:value-type="float" office:value="163.808" calcext:value-type="float">
            <text:p>163,808</text:p>
          </table:table-cell>
          <table:table-cell office:value-type="float" office:value="654.11638" calcext:value-type="float">
            <text:p>654,11638</text:p>
          </table:table-cell>
          <table:table-cell office:value-type="float" office:value="-0.06109" calcext:value-type="float">
            <text:p>-0,06109</text:p>
          </table:table-cell>
          <table:table-cell office:value-type="float" office:value="-0.013088" calcext:value-type="float">
            <text:p>-0,013088</text:p>
          </table:table-cell>
          <table:table-cell office:value-type="float" office:value="0.001178" calcext:value-type="float">
            <text:p>0,001178</text:p>
          </table:table-cell>
        </table:table-row>
        <table:table-row table:style-name="ro1">
          <table:table-cell office:value-type="string" calcext:value-type="string">
            <text:p>9 Mar 2017 19:13:00.000</text:p>
          </table:table-cell>
          <table:table-cell office:value-type="float" office:value="8.007" calcext:value-type="float">
            <text:p>8,007</text:p>
          </table:table-cell>
          <table:table-cell office:value-type="float" office:value="163.029" calcext:value-type="float">
            <text:p>163,029</text:p>
          </table:table-cell>
          <table:table-cell office:value-type="float" office:value="654.260258" calcext:value-type="float">
            <text:p>654,260258</text:p>
          </table:table-cell>
          <table:table-cell office:value-type="float" office:value="-0.061111" calcext:value-type="float">
            <text:p>-0,061111</text:p>
          </table:table-cell>
          <table:table-cell office:value-type="float" office:value="-0.012893" calcext:value-type="float">
            <text:p>-0,012893</text:p>
          </table:table-cell>
          <table:table-cell office:value-type="float" office:value="0.003641" calcext:value-type="float">
            <text:p>0,003641</text:p>
          </table:table-cell>
        </table:table-row>
        <table:table-row table:style-name="ro1">
          <table:table-cell office:value-type="string" calcext:value-type="string">
            <text:p>9 Mar 2017 19:14:00.000</text:p>
          </table:table-cell>
          <table:table-cell office:value-type="float" office:value="4.34" calcext:value-type="float">
            <text:p>4,34</text:p>
          </table:table-cell>
          <table:table-cell office:value-type="float" office:value="162.26" calcext:value-type="float">
            <text:p>162,26</text:p>
          </table:table-cell>
          <table:table-cell office:value-type="float" office:value="654.55363" calcext:value-type="float">
            <text:p>654,55363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73" calcext:value-type="float">
            <text:p>-0,012773</text:p>
          </table:table-cell>
          <table:table-cell office:value-type="float" office:value="0.006154" calcext:value-type="float">
            <text:p>0,006154</text:p>
          </table:table-cell>
        </table:table-row>
        <table:table-row table:style-name="ro1">
          <table:table-cell office:value-type="string" calcext:value-type="string">
            <text:p>9 Mar 2017 19:15:00.000</text:p>
          </table:table-cell>
          <table:table-cell office:value-type="float" office:value="0.673" calcext:value-type="float">
            <text:p>0,673</text:p>
          </table:table-cell>
          <table:table-cell office:value-type="float" office:value="161.495" calcext:value-type="float">
            <text:p>161,495</text:p>
          </table:table-cell>
          <table:table-cell office:value-type="float" office:value="654.99835" calcext:value-type="float">
            <text:p>654,99835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725" calcext:value-type="float">
            <text:p>-0,012725</text:p>
          </table:table-cell>
          <table:table-cell office:value-type="float" office:value="0.008678" calcext:value-type="float">
            <text:p>0,008678</text:p>
          </table:table-cell>
        </table:table-row>
        <table:table-row table:style-name="ro1">
          <table:table-cell office:value-type="string" calcext:value-type="string">
            <text:p>9 Mar 2017 19:16:00.000</text:p>
          </table:table-cell>
          <table:table-cell office:value-type="float" office:value="-2.994" calcext:value-type="float">
            <text:p>-2,994</text:p>
          </table:table-cell>
          <table:table-cell office:value-type="float" office:value="160.731" calcext:value-type="float">
            <text:p>160,731</text:p>
          </table:table-cell>
          <table:table-cell office:value-type="float" office:value="655.593792" calcext:value-type="float">
            <text:p>655,593792</text:p>
          </table:table-cell>
          <table:table-cell office:value-type="float" office:value="-0.061106" calcext:value-type="float">
            <text:p>-0,061106</text:p>
          </table:table-cell>
          <table:table-cell office:value-type="float" office:value="-0.012745" calcext:value-type="float">
            <text:p>-0,012745</text:p>
          </table:table-cell>
          <table:table-cell office:value-type="float" office:value="0.011171" calcext:value-type="float">
            <text:p>0,011171</text:p>
          </table:table-cell>
        </table:table-row>
        <table:table-row table:style-name="ro1">
          <table:table-cell office:value-type="string" calcext:value-type="string">
            <text:p>9 Mar 2017 19:17:00.000</text:p>
          </table:table-cell>
          <table:table-cell office:value-type="float" office:value="-6.66" calcext:value-type="float">
            <text:p>-6,66</text:p>
          </table:table-cell>
          <table:table-cell office:value-type="float" office:value="159.964" calcext:value-type="float">
            <text:p>159,964</text:p>
          </table:table-cell>
          <table:table-cell office:value-type="float" office:value="656.336839" calcext:value-type="float">
            <text:p>656,336839</text:p>
          </table:table-cell>
          <table:table-cell office:value-type="float" office:value="-0.061081" calcext:value-type="float">
            <text:p>-0,061081</text:p>
          </table:table-cell>
          <table:table-cell office:value-type="float" office:value="-0.012836" calcext:value-type="float">
            <text:p>-0,012836</text:p>
          </table:table-cell>
          <table:table-cell office:value-type="float" office:value="0.01359" calcext:value-type="float">
            <text:p>0,01359</text:p>
          </table:table-cell>
        </table:table-row>
        <table:table-row table:style-name="ro1">
          <table:table-cell office:value-type="string" calcext:value-type="string">
            <text:p>9 Mar 2017 19:18:00.000</text:p>
          </table:table-cell>
          <table:table-cell office:value-type="float" office:value="-10.324" calcext:value-type="float">
            <text:p>-10,324</text:p>
          </table:table-cell>
          <table:table-cell office:value-type="float" office:value="159.189" calcext:value-type="float">
            <text:p>159,189</text:p>
          </table:table-cell>
          <table:table-cell office:value-type="float" office:value="657.221908" calcext:value-type="float">
            <text:p>657,221908</text:p>
          </table:table-cell>
          <table:table-cell office:value-type="float" office:value="-0.061046" calcext:value-type="float">
            <text:p>-0,061046</text:p>
          </table:table-cell>
          <table:table-cell office:value-type="float" office:value="-0.013" calcext:value-type="float">
            <text:p>-0,013</text:p>
          </table:table-cell>
          <table:table-cell office:value-type="float" office:value="0.015896" calcext:value-type="float">
            <text:p>0,015896</text:p>
          </table:table-cell>
        </table:table-row>
        <table:table-row table:style-name="ro1">
          <table:table-cell office:value-type="string" calcext:value-type="string">
            <text:p>9 Mar 2017 19:19:00.000</text:p>
          </table:table-cell>
          <table:table-cell office:value-type="float" office:value="-13.985" calcext:value-type="float">
            <text:p>-13,985</text:p>
          </table:table-cell>
          <table:table-cell office:value-type="float" office:value="158.403" calcext:value-type="float">
            <text:p>158,403</text:p>
          </table:table-cell>
          <table:table-cell office:value-type="float" office:value="658.241017" calcext:value-type="float">
            <text:p>658,241017</text:p>
          </table:table-cell>
          <table:table-cell office:value-type="float" office:value="-0.060999" calcext:value-type="float">
            <text:p>-0,060999</text:p>
          </table:table-cell>
          <table:table-cell office:value-type="float" office:value="-0.013242" calcext:value-type="float">
            <text:p>-0,013242</text:p>
          </table:table-cell>
          <table:table-cell office:value-type="float" office:value="0.01805" calcext:value-type="float">
            <text:p>0,01805</text:p>
          </table:table-cell>
        </table:table-row>
        <table:table-row table:style-name="ro1">
          <table:table-cell office:value-type="string" calcext:value-type="string">
            <text:p>9 Mar 2017 19:20:00.000</text:p>
          </table:table-cell>
          <table:table-cell office:value-type="float" office:value="-17.643" calcext:value-type="float">
            <text:p>-17,643</text:p>
          </table:table-cell>
          <table:table-cell office:value-type="float" office:value="157.599" calcext:value-type="float">
            <text:p>157,599</text:p>
          </table:table-cell>
          <table:table-cell office:value-type="float" office:value="659.383906" calcext:value-type="float">
            <text:p>659,383906</text:p>
          </table:table-cell>
          <table:table-cell office:value-type="float" office:value="-0.060941" calcext:value-type="float">
            <text:p>-0,060941</text:p>
          </table:table-cell>
          <table:table-cell office:value-type="float" office:value="-0.013571" calcext:value-type="float">
            <text:p>-0,013571</text:p>
          </table:table-cell>
          <table:table-cell office:value-type="float" office:value="0.020015" calcext:value-type="float">
            <text:p>0,020015</text:p>
          </table:table-cell>
        </table:table-row>
        <table:table-row table:style-name="ro1">
          <table:table-cell office:value-type="string" calcext:value-type="string">
            <text:p>9 Mar 2017 19:21:00.000</text:p>
          </table:table-cell>
          <table:table-cell office:value-type="float" office:value="-21.298" calcext:value-type="float">
            <text:p>-21,298</text:p>
          </table:table-cell>
          <table:table-cell office:value-type="float" office:value="156.772" calcext:value-type="float">
            <text:p>156,772</text:p>
          </table:table-cell>
          <table:table-cell office:value-type="float" office:value="660.63818" calcext:value-type="float">
            <text:p>660,63818</text:p>
          </table:table-cell>
          <table:table-cell office:value-type="float" office:value="-0.06087" calcext:value-type="float">
            <text:p>-0,06087</text:p>
          </table:table-cell>
          <table:table-cell office:value-type="float" office:value="-0.013998" calcext:value-type="float">
            <text:p>-0,013998</text:p>
          </table:table-cell>
          <table:table-cell office:value-type="float" office:value="0.021756" calcext:value-type="float">
            <text:p>0,021756</text:p>
          </table:table-cell>
        </table:table-row>
        <table:table-row table:style-name="ro1">
          <table:table-cell office:value-type="string" calcext:value-type="string">
            <text:p>9 Mar 2017 19:22:00.000</text:p>
          </table:table-cell>
          <table:table-cell office:value-type="float" office:value="-24.948" calcext:value-type="float">
            <text:p>-24,948</text:p>
          </table:table-cell>
          <table:table-cell office:value-type="float" office:value="155.917" calcext:value-type="float">
            <text:p>155,917</text:p>
          </table:table-cell>
          <table:table-cell office:value-type="float" office:value="661.989504" calcext:value-type="float">
            <text:p>661,989504</text:p>
          </table:table-cell>
          <table:table-cell office:value-type="float" office:value="-0.060788" calcext:value-type="float">
            <text:p>-0,060788</text:p>
          </table:table-cell>
          <table:table-cell office:value-type="float" office:value="-0.014541" calcext:value-type="float">
            <text:p>-0,014541</text:p>
          </table:table-cell>
          <table:table-cell office:value-type="float" office:value="0.023243" calcext:value-type="float">
            <text:p>0,023243</text:p>
          </table:table-cell>
        </table:table-row>
        <table:table-row table:style-name="ro1">
          <table:table-cell office:value-type="string" calcext:value-type="string">
            <text:p>9 Mar 2017 19:23:00.000</text:p>
          </table:table-cell>
          <table:table-cell office:value-type="float" office:value="-28.592" calcext:value-type="float">
            <text:p>-28,592</text:p>
          </table:table-cell>
          <table:table-cell office:value-type="float" office:value="155.025" calcext:value-type="float">
            <text:p>155,025</text:p>
          </table:table-cell>
          <table:table-cell office:value-type="float" office:value="663.42182" calcext:value-type="float">
            <text:p>663,42182</text:p>
          </table:table-cell>
          <table:table-cell office:value-type="float" office:value="-0.060691" calcext:value-type="float">
            <text:p>-0,060691</text:p>
          </table:table-cell>
          <table:table-cell office:value-type="float" office:value="-0.01522" calcext:value-type="float">
            <text:p>-0,01522</text:p>
          </table:table-cell>
          <table:table-cell office:value-type="float" office:value="0.024449" calcext:value-type="float">
            <text:p>0,024449</text:p>
          </table:table-cell>
        </table:table-row>
        <table:table-row table:style-name="ro1">
          <table:table-cell office:value-type="string" calcext:value-type="string">
            <text:p>9 Mar 2017 19:24:00.000</text:p>
          </table:table-cell>
          <table:table-cell office:value-type="float" office:value="-32.23" calcext:value-type="float">
            <text:p>-32,23</text:p>
          </table:table-cell>
          <table:table-cell office:value-type="float" office:value="154.087" calcext:value-type="float">
            <text:p>154,087</text:p>
          </table:table-cell>
          <table:table-cell office:value-type="float" office:value="664.917599" calcext:value-type="float">
            <text:p>664,917599</text:p>
          </table:table-cell>
          <table:table-cell office:value-type="float" office:value="-0.060581" calcext:value-type="float">
            <text:p>-0,060581</text:p>
          </table:table-cell>
          <table:table-cell office:value-type="float" office:value="-0.016066" calcext:value-type="float">
            <text:p>-0,016066</text:p>
          </table:table-cell>
          <table:table-cell office:value-type="float" office:value="0.025353" calcext:value-type="float">
            <text:p>0,025353</text:p>
          </table:table-cell>
        </table:table-row>
        <table:table-row table:style-name="ro1">
          <table:table-cell office:value-type="string" calcext:value-type="string">
            <text:p>9 Mar 2017 19:25:00.000</text:p>
          </table:table-cell>
          <table:table-cell office:value-type="float" office:value="-35.861" calcext:value-type="float">
            <text:p>-35,861</text:p>
          </table:table-cell>
          <table:table-cell office:value-type="float" office:value="153.092" calcext:value-type="float">
            <text:p>153,092</text:p>
          </table:table-cell>
          <table:table-cell office:value-type="float" office:value="666.458116" calcext:value-type="float">
            <text:p>666,458116</text:p>
          </table:table-cell>
          <table:table-cell office:value-type="float" office:value="-0.060453" calcext:value-type="float">
            <text:p>-0,060453</text:p>
          </table:table-cell>
          <table:table-cell office:value-type="float" office:value="-0.017119" calcext:value-type="float">
            <text:p>-0,017119</text:p>
          </table:table-cell>
          <table:table-cell office:value-type="float" office:value="0.025936" calcext:value-type="float">
            <text:p>0,025936</text:p>
          </table:table-cell>
        </table:table-row>
        <table:table-row table:style-name="ro1">
          <table:table-cell office:value-type="string" calcext:value-type="string">
            <text:p>9 Mar 2017 19:26:00.000</text:p>
          </table:table-cell>
          <table:table-cell office:value-type="float" office:value="-39.484" calcext:value-type="float">
            <text:p>-39,484</text:p>
          </table:table-cell>
          <table:table-cell office:value-type="float" office:value="152.027" calcext:value-type="float">
            <text:p>152,027</text:p>
          </table:table-cell>
          <table:table-cell office:value-type="float" office:value="668.023737" calcext:value-type="float">
            <text:p>668,023737</text:p>
          </table:table-cell>
          <table:table-cell office:value-type="float" office:value="-0.060305" calcext:value-type="float">
            <text:p>-0,060305</text:p>
          </table:table-cell>
          <table:table-cell office:value-type="float" office:value="-0.018436" calcext:value-type="float">
            <text:p>-0,018436</text:p>
          </table:table-cell>
          <table:table-cell office:value-type="float" office:value="0.026186" calcext:value-type="float">
            <text:p>0,026186</text:p>
          </table:table-cell>
        </table:table-row>
        <table:table-row table:style-name="ro1">
          <table:table-cell office:value-type="string" calcext:value-type="string">
            <text:p>9 Mar 2017 19:27:00.000</text:p>
          </table:table-cell>
          <table:table-cell office:value-type="float" office:value="-43.098" calcext:value-type="float">
            <text:p>-43,098</text:p>
          </table:table-cell>
          <table:table-cell office:value-type="float" office:value="150.873" calcext:value-type="float">
            <text:p>150,873</text:p>
          </table:table-cell>
          <table:table-cell office:value-type="float" office:value="669.59423" calcext:value-type="float">
            <text:p>669,59423</text:p>
          </table:table-cell>
          <table:table-cell office:value-type="float" office:value="-0.060132" calcext:value-type="float">
            <text:p>-0,060132</text:p>
          </table:table-cell>
          <table:table-cell office:value-type="float" office:value="-0.020094" calcext:value-type="float">
            <text:p>-0,020094</text:p>
          </table:table-cell>
          <table:table-cell office:value-type="float" office:value="0.026096" calcext:value-type="float">
            <text:p>0,026096</text:p>
          </table:table-cell>
        </table:table-row>
        <table:table-row table:style-name="ro1">
          <table:table-cell office:value-type="string" calcext:value-type="string">
            <text:p>9 Mar 2017 19:28:00.000</text:p>
          </table:table-cell>
          <table:table-cell office:value-type="float" office:value="-46.699" calcext:value-type="float">
            <text:p>-46,699</text:p>
          </table:table-cell>
          <table:table-cell office:value-type="float" office:value="149.607" calcext:value-type="float">
            <text:p>149,607</text:p>
          </table:table-cell>
          <table:table-cell office:value-type="float" office:value="671.149075" calcext:value-type="float">
            <text:p>671,149075</text:p>
          </table:table-cell>
          <table:table-cell office:value-type="float" office:value="-0.059928" calcext:value-type="float">
            <text:p>-0,059928</text:p>
          </table:table-cell>
          <table:table-cell office:value-type="float" office:value="-0.022205" calcext:value-type="float">
            <text:p>-0,022205</text:p>
          </table:table-cell>
          <table:table-cell office:value-type="float" office:value="0.025663" calcext:value-type="float">
            <text:p>0,025663</text:p>
          </table:table-cell>
        </table:table-row>
        <table:table-row table:style-name="ro1">
          <table:table-cell office:value-type="string" calcext:value-type="string">
            <text:p>9 Mar 2017 19:29:00.000</text:p>
          </table:table-cell>
          <table:table-cell office:value-type="float" office:value="-50.288" calcext:value-type="float">
            <text:p>-50,288</text:p>
          </table:table-cell>
          <table:table-cell office:value-type="float" office:value="148.197" calcext:value-type="float">
            <text:p>148,197</text:p>
          </table:table-cell>
          <table:table-cell office:value-type="float" office:value="672.667782" calcext:value-type="float">
            <text:p>672,667782</text:p>
          </table:table-cell>
          <table:table-cell office:value-type="float" office:value="-0.05968" calcext:value-type="float">
            <text:p>-0,05968</text:p>
          </table:table-cell>
          <table:table-cell office:value-type="float" office:value="-0.024931" calcext:value-type="float">
            <text:p>-0,024931</text:p>
          </table:table-cell>
          <table:table-cell office:value-type="float" office:value="0.024891" calcext:value-type="float">
            <text:p>0,024891</text:p>
          </table:table-cell>
        </table:table-row>
        <table:table-row table:style-name="ro1">
          <table:table-cell office:value-type="string" calcext:value-type="string">
            <text:p>9 Mar 2017 19:30:00.000</text:p>
          </table:table-cell>
          <table:table-cell office:value-type="float" office:value="-53.86" calcext:value-type="float">
            <text:p>-53,86</text:p>
          </table:table-cell>
          <table:table-cell office:value-type="float" office:value="146.598" calcext:value-type="float">
            <text:p>146,598</text:p>
          </table:table-cell>
          <table:table-cell office:value-type="float" office:value="674.130208" calcext:value-type="float">
            <text:p>674,130208</text:p>
          </table:table-cell>
          <table:table-cell office:value-type="float" office:value="-0.059372" calcext:value-type="float">
            <text:p>-0,059372</text:p>
          </table:table-cell>
          <table:table-cell office:value-type="float" office:value="-0.028517" calcext:value-type="float">
            <text:p>-0,028517</text:p>
          </table:table-cell>
          <table:table-cell office:value-type="float" office:value="0.023788" calcext:value-type="float">
            <text:p>0,023788</text:p>
          </table:table-cell>
        </table:table-row>
        <table:table-row table:style-name="ro1">
          <table:table-cell office:value-type="string" calcext:value-type="string">
            <text:p>9 Mar 2017 19:31:00.000</text:p>
          </table:table-cell>
          <table:table-cell office:value-type="float" office:value="-57.411" calcext:value-type="float">
            <text:p>-57,411</text:p>
          </table:table-cell>
          <table:table-cell office:value-type="float" office:value="144.75" calcext:value-type="float">
            <text:p>144,75</text:p>
          </table:table-cell>
          <table:table-cell office:value-type="float" office:value="675.516856" calcext:value-type="float">
            <text:p>675,516856</text:p>
          </table:table-cell>
          <table:table-cell office:value-type="float" office:value="-0.058977" calcext:value-type="float">
            <text:p>-0,058977</text:p>
          </table:table-cell>
          <table:table-cell office:value-type="float" office:value="-0.033337" calcext:value-type="float">
            <text:p>-0,033337</text:p>
          </table:table-cell>
          <table:table-cell office:value-type="float" office:value="0.022368" calcext:value-type="float">
            <text:p>0,022368</text:p>
          </table:table-cell>
        </table:table-row>
        <table:table-row table:style-name="ro1">
          <table:table-cell office:value-type="string" calcext:value-type="string">
            <text:p>9 Mar 2017 19:32:00.000</text:p>
          </table:table-cell>
          <table:table-cell office:value-type="float" office:value="-60.934" calcext:value-type="float">
            <text:p>-60,934</text:p>
          </table:table-cell>
          <table:table-cell office:value-type="float" office:value="142.561" calcext:value-type="float">
            <text:p>142,561</text:p>
          </table:table-cell>
          <table:table-cell office:value-type="float" office:value="676.809179" calcext:value-type="float">
            <text:p>676,809179</text:p>
          </table:table-cell>
          <table:table-cell office:value-type="float" office:value="-0.05845" calcext:value-type="float">
            <text:p>-0,05845</text:p>
          </table:table-cell>
          <table:table-cell office:value-type="float" office:value="-0.039995" calcext:value-type="float">
            <text:p>-0,039995</text:p>
          </table:table-cell>
          <table:table-cell office:value-type="float" office:value="0.020648" calcext:value-type="float">
            <text:p>0,020648</text:p>
          </table:table-cell>
        </table:table-row>
        <table:table-row table:style-name="ro1">
          <table:table-cell office:value-type="string" calcext:value-type="string">
            <text:p>9 Mar 2017 19:33:00.000</text:p>
          </table:table-cell>
          <table:table-cell office:value-type="float" office:value="-64.421" calcext:value-type="float">
            <text:p>-64,421</text:p>
          </table:table-cell>
          <table:table-cell office:value-type="float" office:value="139.894" calcext:value-type="float">
            <text:p>139,894</text:p>
          </table:table-cell>
          <table:table-cell office:value-type="float" office:value="677.989849" calcext:value-type="float">
            <text:p>677,989849</text:p>
          </table:table-cell>
          <table:table-cell office:value-type="float" office:value="-0.057716" calcext:value-type="float">
            <text:p>-0,057716</text:p>
          </table:table-cell>
          <table:table-cell office:value-type="float" office:value="-0.049495" calcext:value-type="float">
            <text:p>-0,049495</text:p>
          </table:table-cell>
          <table:table-cell office:value-type="float" office:value="0.018651" calcext:value-type="float">
            <text:p>0,018651</text:p>
          </table:table-cell>
        </table:table-row>
        <table:table-row table:style-name="ro1">
          <table:table-cell office:value-type="string" calcext:value-type="string">
            <text:p>9 Mar 2017 19:34:00.000</text:p>
          </table:table-cell>
          <table:table-cell office:value-type="float" office:value="-67.854" calcext:value-type="float">
            <text:p>-67,854</text:p>
          </table:table-cell>
          <table:table-cell office:value-type="float" office:value="136.531" calcext:value-type="float">
            <text:p>136,531</text:p>
          </table:table-cell>
          <table:table-cell office:value-type="float" office:value="679.043024" calcext:value-type="float">
            <text:p>679,043024</text:p>
          </table:table-cell>
          <table:table-cell office:value-type="float" office:value="-0.056637" calcext:value-type="float">
            <text:p>-0,056637</text:p>
          </table:table-cell>
          <table:table-cell office:value-type="float" office:value="-0.06359" calcext:value-type="float">
            <text:p>-0,06359</text:p>
          </table:table-cell>
          <table:table-cell office:value-type="float" office:value="0.016404" calcext:value-type="float">
            <text:p>0,016404</text:p>
          </table:table-cell>
        </table:table-row>
        <table:table-row table:style-name="ro1">
          <table:table-cell office:value-type="string" calcext:value-type="string">
            <text:p>9 Mar 2017 19:35:00.000</text:p>
          </table:table-cell>
          <table:table-cell office:value-type="float" office:value="-71.205" calcext:value-type="float">
            <text:p>-71,205</text:p>
          </table:table-cell>
          <table:table-cell office:value-type="float" office:value="132.109" calcext:value-type="float">
            <text:p>132,109</text:p>
          </table:table-cell>
          <table:table-cell office:value-type="float" office:value="679.954575" calcext:value-type="float">
            <text:p>679,954575</text:p>
          </table:table-cell>
          <table:table-cell office:value-type="float" office:value="-0.054947" calcext:value-type="float">
            <text:p>-0,054947</text:p>
          </table:table-cell>
          <table:table-cell office:value-type="float" office:value="-0.085478" calcext:value-type="float">
            <text:p>-0,085478</text:p>
          </table:table-cell>
          <table:table-cell office:value-type="float" office:value="0.013937" calcext:value-type="float">
            <text:p>0,013937</text:p>
          </table:table-cell>
        </table:table-row>
        <table:table-row table:style-name="ro1">
          <table:table-cell office:value-type="string" calcext:value-type="string">
            <text:p>9 Mar 2017 19:36:00.000</text:p>
          </table:table-cell>
          <table:table-cell office:value-type="float" office:value="-74.425" calcext:value-type="float">
            <text:p>-74,425</text:p>
          </table:table-cell>
          <table:table-cell office:value-type="float" office:value="126" calcext:value-type="float">
            <text:p>126</text:p>
          </table:table-cell>
          <table:table-cell office:value-type="float" office:value="680.712298" calcext:value-type="float">
            <text:p>680,712298</text:p>
          </table:table-cell>
          <table:table-cell office:value-type="float" office:value="-0.052105" calcext:value-type="float">
            <text:p>-0,052105</text:p>
          </table:table-cell>
          <table:table-cell office:value-type="float" office:value="-0.121183" calcext:value-type="float">
            <text:p>-0,121183</text:p>
          </table:table-cell>
          <table:table-cell office:value-type="float" office:value="0.011283" calcext:value-type="float">
            <text:p>0,011283</text:p>
          </table:table-cell>
        </table:table-row>
        <table:table-row table:style-name="ro1">
          <table:table-cell office:value-type="string" calcext:value-type="string">
            <text:p>9 Mar 2017 19:37:00.000</text:p>
          </table:table-cell>
          <table:table-cell office:value-type="float" office:value="-77.412" calcext:value-type="float">
            <text:p>-77,412</text:p>
          </table:table-cell>
          <table:table-cell office:value-type="float" office:value="117.075" calcext:value-type="float">
            <text:p>117,075</text:p>
          </table:table-cell>
          <table:table-cell office:value-type="float" office:value="681.306089" calcext:value-type="float">
            <text:p>681,306089</text:p>
          </table:table-cell>
          <table:table-cell office:value-type="float" office:value="-0.046928" calcext:value-type="float">
            <text:p>-0,046928</text:p>
          </table:table-cell>
          <table:table-cell office:value-type="float" office:value="-0.181721" calcext:value-type="float">
            <text:p>-0,181721</text:p>
          </table:table-cell>
          <table:table-cell office:value-type="float" office:value="0.00848" calcext:value-type="float">
            <text:p>0,00848</text:p>
          </table:table-cell>
        </table:table-row>
        <table:table-row table:style-name="ro1">
          <table:table-cell office:value-type="string" calcext:value-type="string">
            <text:p>9 Mar 2017 19:38:00.000</text:p>
          </table:table-cell>
          <table:table-cell office:value-type="float" office:value="-79.96" calcext:value-type="float">
            <text:p>-79,96</text:p>
          </table:table-cell>
          <table:table-cell office:value-type="float" office:value="103.396" calcext:value-type="float">
            <text:p>103,396</text:p>
          </table:table-cell>
          <table:table-cell office:value-type="float" office:value="681.728093" calcext:value-type="float">
            <text:p>681,728093</text:p>
          </table:table-cell>
          <table:table-cell office:value-type="float" office:value="-0.036864" calcext:value-type="float">
            <text:p>-0,036864</text:p>
          </table:table-cell>
          <table:table-cell office:value-type="float" office:value="-0.281558" calcext:value-type="float">
            <text:p>-0,281558</text:p>
          </table:table-cell>
          <table:table-cell office:value-type="float" office:value="0.005566" calcext:value-type="float">
            <text:p>0,005566</text:p>
          </table:table-cell>
        </table:table-row>
        <table:table-row table:style-name="ro1">
          <table:table-cell office:value-type="string" calcext:value-type="string">
            <text:p>9 Mar 2017 19:39:00.000</text:p>
          </table:table-cell>
          <table:table-cell office:value-type="float" office:value="-81.656" calcext:value-type="float">
            <text:p>-81,656</text:p>
          </table:table-cell>
          <table:table-cell office:value-type="float" office:value="82.736" calcext:value-type="float">
            <text:p>82,736</text:p>
          </table:table-cell>
          <table:table-cell office:value-type="float" office:value="681.972816" calcext:value-type="float">
            <text:p>681,972816</text:p>
          </table:table-cell>
          <table:table-cell office:value-type="float" office:value="-0.017941" calcext:value-type="float">
            <text:p>-0,017941</text:p>
          </table:table-cell>
          <table:table-cell office:value-type="float" office:value="-0.404499" calcext:value-type="float">
            <text:p>-0,404499</text:p>
          </table:table-cell>
          <table:table-cell office:value-type="float" office:value="0.00258" calcext:value-type="float">
            <text:p>0,00258</text:p>
          </table:table-cell>
        </table:table-row>
        <table:table-row table:style-name="ro1">
          <table:table-cell office:value-type="string" calcext:value-type="string">
            <text:p>9 Mar 2017 19:40:00.000</text:p>
          </table:table-cell>
          <table:table-cell office:value-type="float" office:value="-81.945" calcext:value-type="float">
            <text:p>-81,945</text:p>
          </table:table-cell>
          <table:table-cell office:value-type="float" office:value="56.773" calcext:value-type="float">
            <text:p>56,773</text:p>
          </table:table-cell>
          <table:table-cell office:value-type="float" office:value="682.037201" calcext:value-type="float">
            <text:p>682,037201</text:p>
          </table:table-cell>
          <table:table-cell office:value-type="float" office:value="0.008773" calcext:value-type="float">
            <text:p>0,008773</text:p>
          </table:table-cell>
          <table:table-cell office:value-type="float" office:value="-0.433538" calcext:value-type="float">
            <text:p>-0,433538</text:p>
          </table:table-cell>
          <table:table-cell office:value-type="float" office:value="-0.000436" calcext:value-type="float">
            <text:p>-0,000436</text:p>
          </table:table-cell>
        </table:table-row>
        <table:table-row table:style-name="ro1">
          <table:table-cell office:value-type="string" calcext:value-type="string">
            <text:p>9 Mar 2017 19:41:00.000</text:p>
          </table:table-cell>
          <table:table-cell office:value-type="float" office:value="-80.695" calcext:value-type="float">
            <text:p>-80,695</text:p>
          </table:table-cell>
          <table:table-cell office:value-type="float" office:value="33.605" calcext:value-type="float">
            <text:p>33,605</text:p>
          </table:table-cell>
          <table:table-cell office:value-type="float" office:value="681.920676" calcext:value-type="float">
            <text:p>681,920676</text:p>
          </table:table-cell>
          <table:table-cell office:value-type="float" office:value="0.03128" calcext:value-type="float">
            <text:p>0,03128</text:p>
          </table:table-cell>
          <table:table-cell office:value-type="float" office:value="-0.326647" calcext:value-type="float">
            <text:p>-0,326647</text:p>
          </table:table-cell>
          <table:table-cell office:value-type="float" office:value="-0.003441" calcext:value-type="float">
            <text:p>-0,003441</text:p>
          </table:table-cell>
        </table:table-row>
        <table:table-row table:style-name="ro1">
          <table:table-cell office:value-type="string" calcext:value-type="string">
            <text:p>9 Mar 2017 19:42:00.000</text:p>
          </table:table-cell>
          <table:table-cell office:value-type="float" office:value="-78.392" calcext:value-type="float">
            <text:p>-78,392</text:p>
          </table:table-cell>
          <table:table-cell office:value-type="float" office:value="17.619" calcext:value-type="float">
            <text:p>17,619</text:p>
          </table:table-cell>
          <table:table-cell office:value-type="float" office:value="681.625155" calcext:value-type="float">
            <text:p>681,625155</text:p>
          </table:table-cell>
          <table:table-cell office:value-type="float" office:value="0.044071" calcext:value-type="float">
            <text:p>0,044071</text:p>
          </table:table-cell>
          <table:table-cell office:value-type="float" office:value="-0.212449" calcext:value-type="float">
            <text:p>-0,212449</text:p>
          </table:table-cell>
          <table:table-cell office:value-type="float" office:value="-0.006393" calcext:value-type="float">
            <text:p>-0,006393</text:p>
          </table:table-cell>
        </table:table-row>
        <table:table-row table:style-name="ro1">
          <table:table-cell office:value-type="string" calcext:value-type="string">
            <text:p>9 Mar 2017 19:43:00.000</text:p>
          </table:table-cell>
          <table:table-cell office:value-type="float" office:value="-75.531" calcext:value-type="float">
            <text:p>-75,531</text:p>
          </table:table-cell>
          <table:table-cell office:value-type="float" office:value="7.258" calcext:value-type="float">
            <text:p>7,258</text:p>
          </table:table-cell>
          <table:table-cell office:value-type="float" office:value="681.155012" calcext:value-type="float">
            <text:p>681,155012</text:p>
          </table:table-cell>
          <table:table-cell office:value-type="float" office:value="0.050608" calcext:value-type="float">
            <text:p>0,050608</text:p>
          </table:table-cell>
          <table:table-cell office:value-type="float" office:value="-0.13927" calcext:value-type="float">
            <text:p>-0,13927</text:p>
          </table:table-cell>
          <table:table-cell office:value-type="float" office:value="-0.009253" calcext:value-type="float">
            <text:p>-0,009253</text:p>
          </table:table-cell>
        </table:table-row>
        <table:table-row table:style-name="ro1">
          <table:table-cell office:value-type="string" calcext:value-type="string">
            <text:p>9 Mar 2017 19:44:00.000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0.305" calcext:value-type="float">
            <text:p>0,305</text:p>
          </table:table-cell>
          <table:table-cell office:value-type="float" office:value="680.517017" calcext:value-type="float">
            <text:p>680,517017</text:p>
          </table:table-cell>
          <table:table-cell office:value-type="float" office:value="0.054099" calcext:value-type="float">
            <text:p>0,054099</text:p>
          </table:table-cell>
          <table:table-cell office:value-type="float" office:value="-0.096248" calcext:value-type="float">
            <text:p>-0,096248</text:p>
          </table:table-cell>
          <table:table-cell office:value-type="float" office:value="-0.01198" calcext:value-type="float">
            <text:p>-0,01198</text:p>
          </table:table-cell>
        </table:table-row>
        <table:table-row table:style-name="ro1">
          <table:table-cell office:value-type="string" calcext:value-type="string">
            <text:p>9 Mar 2017 19:45:00.000</text:p>
          </table:table-cell>
          <table:table-cell office:value-type="float" office:value="-69.068" calcext:value-type="float">
            <text:p>-69,068</text:p>
          </table:table-cell>
          <table:table-cell office:value-type="float" office:value="-4.629" calcext:value-type="float">
            <text:p>-4,629</text:p>
          </table:table-cell>
          <table:table-cell office:value-type="float" office:value="679.720232" calcext:value-type="float">
            <text:p>679,720232</text:p>
          </table:table-cell>
          <table:table-cell office:value-type="float" office:value="0.056115" calcext:value-type="float">
            <text:p>0,056115</text:p>
          </table:table-cell>
          <table:table-cell office:value-type="float" office:value="-0.070308" calcext:value-type="float">
            <text:p>-0,070308</text:p>
          </table:table-cell>
          <table:table-cell office:value-type="float" office:value="-0.014538" calcext:value-type="float">
            <text:p>-0,014538</text:p>
          </table:table-cell>
        </table:table-row>
        <table:table-row table:style-name="ro1">
          <table:table-cell office:value-type="string" calcext:value-type="string">
            <text:p>9 Mar 2017 19:46:00.000</text:p>
          </table:table-cell>
          <table:table-cell office:value-type="float" office:value="-65.66" calcext:value-type="float">
            <text:p>-65,66</text:p>
          </table:table-cell>
          <table:table-cell office:value-type="float" office:value="-8.32" calcext:value-type="float">
            <text:p>-8,32</text:p>
          </table:table-cell>
          <table:table-cell office:value-type="float" office:value="678.77588" calcext:value-type="float">
            <text:p>678,77588</text:p>
          </table:table-cell>
          <table:table-cell office:value-type="float" office:value="0.057372" calcext:value-type="float">
            <text:p>0,057372</text:p>
          </table:table-cell>
          <table:table-cell office:value-type="float" office:value="-0.053895" calcext:value-type="float">
            <text:p>-0,053895</text:p>
          </table:table-cell>
          <table:table-cell office:value-type="float" office:value="-0.016892" calcext:value-type="float">
            <text:p>-0,016892</text:p>
          </table:table-cell>
        </table:table-row>
        <table:table-row table:style-name="ro1">
          <table:table-cell office:value-type="string" calcext:value-type="string">
            <text:p>9 Mar 2017 19:47:00.000</text:p>
          </table:table-cell>
          <table:table-cell office:value-type="float" office:value="-62.191" calcext:value-type="float">
            <text:p>-62,191</text:p>
          </table:table-cell>
          <table:table-cell office:value-type="float" office:value="-11.206" calcext:value-type="float">
            <text:p>-11,206</text:p>
          </table:table-cell>
          <table:table-cell office:value-type="float" office:value="677.697178" calcext:value-type="float">
            <text:p>677,697178</text:p>
          </table:table-cell>
          <table:table-cell office:value-type="float" office:value="0.058208" calcext:value-type="float">
            <text:p>0,058208</text:p>
          </table:table-cell>
          <table:table-cell office:value-type="float" office:value="-0.043004" calcext:value-type="float">
            <text:p>-0,043004</text:p>
          </table:table-cell>
          <table:table-cell office:value-type="float" office:value="-0.01901" calcext:value-type="float">
            <text:p>-0,01901</text:p>
          </table:table-cell>
        </table:table-row>
        <table:table-row table:style-name="ro1">
          <table:table-cell office:value-type="string" calcext:value-type="string">
            <text:p>9 Mar 2017 19:48:00.000</text:p>
          </table:table-cell>
          <table:table-cell office:value-type="float" office:value="-58.68" calcext:value-type="float">
            <text:p>-58,68</text:p>
          </table:table-cell>
          <table:table-cell office:value-type="float" office:value="-13.547" calcext:value-type="float">
            <text:p>-13,547</text:p>
          </table:table-cell>
          <table:table-cell office:value-type="float" office:value="676.499142" calcext:value-type="float">
            <text:p>676,499142</text:p>
          </table:table-cell>
          <table:table-cell office:value-type="float" office:value="0.058797" calcext:value-type="float">
            <text:p>0,058797</text:p>
          </table:table-cell>
          <table:table-cell office:value-type="float" office:value="-0.035472" calcext:value-type="float">
            <text:p>-0,035472</text:p>
          </table:table-cell>
          <table:table-cell office:value-type="float" office:value="-0.020864" calcext:value-type="float">
            <text:p>-0,020864</text:p>
          </table:table-cell>
        </table:table-row>
        <table:table-row table:style-name="ro1">
          <table:table-cell office:value-type="string" calcext:value-type="string">
            <text:p>9 Mar 2017 19:49:00.000</text:p>
          </table:table-cell>
          <table:table-cell office:value-type="float" office:value="-55.139" calcext:value-type="float">
            <text:p>-55,139</text:p>
          </table:table-cell>
          <table:table-cell office:value-type="float" office:value="-15.505" calcext:value-type="float">
            <text:p>-15,505</text:p>
          </table:table-cell>
          <table:table-cell office:value-type="float" office:value="675.198361" calcext:value-type="float">
            <text:p>675,198361</text:p>
          </table:table-cell>
          <table:table-cell office:value-type="float" office:value="0.059232" calcext:value-type="float">
            <text:p>0,059232</text:p>
          </table:table-cell>
          <table:table-cell office:value-type="float" office:value="-0.030077" calcext:value-type="float">
            <text:p>-0,030077</text:p>
          </table:table-cell>
          <table:table-cell office:value-type="float" office:value="-0.022431" calcext:value-type="float">
            <text:p>-0,022431</text:p>
          </table:table-cell>
        </table:table-row>
        <table:table-row table:style-name="ro1">
          <table:table-cell office:value-type="string" calcext:value-type="string">
            <text:p>9 Mar 2017 19:50:00.000</text:p>
          </table:table-cell>
          <table:table-cell office:value-type="float" office:value="-51.574" calcext:value-type="float">
            <text:p>-51,574</text:p>
          </table:table-cell>
          <table:table-cell office:value-type="float" office:value="-17.185" calcext:value-type="float">
            <text:p>-17,185</text:p>
          </table:table-cell>
          <table:table-cell office:value-type="float" office:value="673.812748" calcext:value-type="float">
            <text:p>673,812748</text:p>
          </table:table-cell>
          <table:table-cell office:value-type="float" office:value="0.059567" calcext:value-type="float">
            <text:p>0,059567</text:p>
          </table:table-cell>
          <table:table-cell office:value-type="float" office:value="-0.026101" calcext:value-type="float">
            <text:p>-0,026101</text:p>
          </table:table-cell>
          <table:table-cell office:value-type="float" office:value="-0.023689" calcext:value-type="float">
            <text:p>-0,023689</text:p>
          </table:table-cell>
        </table:table-row>
        <table:table-row table:style-name="ro1">
          <table:table-cell office:value-type="string" calcext:value-type="string">
            <text:p>9 Mar 2017 19:51:00.000</text:p>
          </table:table-cell>
          <table:table-cell office:value-type="float" office:value="-47.992" calcext:value-type="float">
            <text:p>-47,992</text:p>
          </table:table-cell>
          <table:table-cell office:value-type="float" office:value="-18.657" calcext:value-type="float">
            <text:p>-18,657</text:p>
          </table:table-cell>
          <table:table-cell office:value-type="float" office:value="672.361271" calcext:value-type="float">
            <text:p>672,361271</text:p>
          </table:table-cell>
          <table:table-cell office:value-type="float" office:value="0.059833" calcext:value-type="float">
            <text:p>0,059833</text:p>
          </table:table-cell>
          <table:table-cell office:value-type="float" office:value="-0.0231" calcext:value-type="float">
            <text:p>-0,0231</text:p>
          </table:table-cell>
          <table:table-cell office:value-type="float" office:value="-0.024624" calcext:value-type="float">
            <text:p>-0,024624</text:p>
          </table:table-cell>
        </table:table-row>
        <table:table-row table:style-name="ro1">
          <table:table-cell office:value-type="string" calcext:value-type="string">
            <text:p>9 Mar 2017 19:52:00.000</text:p>
          </table:table-cell>
          <table:table-cell office:value-type="float" office:value="-44.395" calcext:value-type="float">
            <text:p>-44,395</text:p>
          </table:table-cell>
          <table:table-cell office:value-type="float" office:value="-19.97" calcext:value-type="float">
            <text:p>-19,97</text:p>
          </table:table-cell>
          <table:table-cell office:value-type="float" office:value="670.863664" calcext:value-type="float">
            <text:p>670,863664</text:p>
          </table:table-cell>
          <table:table-cell office:value-type="float" office:value="0.060051" calcext:value-type="float">
            <text:p>0,060051</text:p>
          </table:table-cell>
          <table:table-cell office:value-type="float" office:value="-0.020791" calcext:value-type="float">
            <text:p>-0,020791</text:p>
          </table:table-cell>
          <table:table-cell office:value-type="float" office:value="-0.025226" calcext:value-type="float">
            <text:p>-0,025226</text:p>
          </table:table-cell>
        </table:table-row>
        <table:table-row table:style-name="ro1">
          <table:table-cell office:value-type="string" calcext:value-type="string">
            <text:p>9 Mar 2017 19:53:00.000</text:p>
          </table:table-cell>
          <table:table-cell office:value-type="float" office:value="-40.787" calcext:value-type="float">
            <text:p>-40,787</text:p>
          </table:table-cell>
          <table:table-cell office:value-type="float" office:value="-21.162" calcext:value-type="float">
            <text:p>-21,162</text:p>
          </table:table-cell>
          <table:table-cell office:value-type="float" office:value="669.340126" calcext:value-type="float">
            <text:p>669,340126</text:p>
          </table:table-cell>
          <table:table-cell office:value-type="float" office:value="0.060233" calcext:value-type="float">
            <text:p>0,060233</text:p>
          </table:table-cell>
          <table:table-cell office:value-type="float" office:value="-0.018985" calcext:value-type="float">
            <text:p>-0,018985</text:p>
          </table:table-cell>
          <table:table-cell office:value-type="float" office:value="-0.025489" calcext:value-type="float">
            <text:p>-0,025489</text:p>
          </table:table-cell>
        </table:table-row>
        <table:table-row table:style-name="ro1">
          <table:table-cell office:value-type="string" calcext:value-type="string">
            <text:p>9 Mar 2017 19:54:00.000</text:p>
          </table:table-cell>
          <table:table-cell office:value-type="float" office:value="-37.168" calcext:value-type="float">
            <text:p>-37,168</text:p>
          </table:table-cell>
          <table:table-cell office:value-type="float" office:value="-22.256" calcext:value-type="float">
            <text:p>-22,256</text:p>
          </table:table-cell>
          <table:table-cell office:value-type="float" office:value="667.81101" calcext:value-type="float">
            <text:p>667,81101</text:p>
          </table:table-cell>
          <table:table-cell office:value-type="float" office:value="0.060389" calcext:value-type="float">
            <text:p>0,060389</text:p>
          </table:table-cell>
          <table:table-cell office:value-type="float" office:value="-0.017557" calcext:value-type="float">
            <text:p>-0,017557</text:p>
          </table:table-cell>
          <table:table-cell office:value-type="float" office:value="-0.025414" calcext:value-type="float">
            <text:p>-0,025414</text:p>
          </table:table-cell>
        </table:table-row>
        <table:table-row table:style-name="ro1">
          <table:table-cell office:value-type="string" calcext:value-type="string">
            <text:p>9 Mar 2017 19:55:00.000</text:p>
          </table:table-cell>
          <table:table-cell office:value-type="float" office:value="-33.54" calcext:value-type="float">
            <text:p>-33,54</text:p>
          </table:table-cell>
          <table:table-cell office:value-type="float" office:value="-23.274" calcext:value-type="float">
            <text:p>-23,274</text:p>
          </table:table-cell>
          <table:table-cell office:value-type="float" office:value="666.296506" calcext:value-type="float">
            <text:p>666,296506</text:p>
          </table:table-cell>
          <table:table-cell office:value-type="float" office:value="0.060522" calcext:value-type="float">
            <text:p>0,060522</text:p>
          </table:table-cell>
          <table:table-cell office:value-type="float" office:value="-0.016416" calcext:value-type="float">
            <text:p>-0,016416</text:p>
          </table:table-cell>
          <table:table-cell office:value-type="float" office:value="-0.025005" calcext:value-type="float">
            <text:p>-0,025005</text:p>
          </table:table-cell>
        </table:table-row>
        <table:table-row table:style-name="ro1">
          <table:table-cell office:value-type="string" calcext:value-type="string">
            <text:p>9 Mar 2017 19:56:00.000</text:p>
          </table:table-cell>
          <table:table-cell office:value-type="float" office:value="-29.906" calcext:value-type="float">
            <text:p>-29,906</text:p>
          </table:table-cell>
          <table:table-cell office:value-type="float" office:value="-24.231" calcext:value-type="float">
            <text:p>-24,231</text:p>
          </table:table-cell>
          <table:table-cell office:value-type="float" office:value="664.816332" calcext:value-type="float">
            <text:p>664,816332</text:p>
          </table:table-cell>
          <table:table-cell office:value-type="float" office:value="0.060638" calcext:value-type="float">
            <text:p>0,060638</text:p>
          </table:table-cell>
          <table:table-cell office:value-type="float" office:value="-0.015501" calcext:value-type="float">
            <text:p>-0,015501</text:p>
          </table:table-cell>
          <table:table-cell office:value-type="float" office:value="-0.024274" calcext:value-type="float">
            <text:p>-0,024274</text:p>
          </table:table-cell>
        </table:table-row>
        <table:table-row table:style-name="ro1">
          <table:table-cell office:value-type="string" calcext:value-type="string">
            <text:p>9 Mar 2017 19:57:00.000</text:p>
          </table:table-cell>
          <table:table-cell office:value-type="float" office:value="-26.264" calcext:value-type="float">
            <text:p>-26,264</text:p>
          </table:table-cell>
          <table:table-cell office:value-type="float" office:value="-25.138" calcext:value-type="float">
            <text:p>-25,138</text:p>
          </table:table-cell>
          <table:table-cell office:value-type="float" office:value="663.389418" calcext:value-type="float">
            <text:p>663,389418</text:p>
          </table:table-cell>
          <table:table-cell office:value-type="float" office:value="0.060739" calcext:value-type="float">
            <text:p>0,060739</text:p>
          </table:table-cell>
          <table:table-cell office:value-type="float" office:value="-0.014766" calcext:value-type="float">
            <text:p>-0,014766</text:p>
          </table:table-cell>
          <table:table-cell office:value-type="float" office:value="-0.023235" calcext:value-type="float">
            <text:p>-0,023235</text:p>
          </table:table-cell>
        </table:table-row>
        <table:table-row table:style-name="ro1">
          <table:table-cell office:value-type="string" calcext:value-type="string">
            <text:p>9 Mar 2017 19:58:00.000</text:p>
          </table:table-cell>
          <table:table-cell office:value-type="float" office:value="-22.617" calcext:value-type="float">
            <text:p>-22,617</text:p>
          </table:table-cell>
          <table:table-cell office:value-type="float" office:value="-26.005" calcext:value-type="float">
            <text:p>-26,005</text:p>
          </table:table-cell>
          <table:table-cell office:value-type="float" office:value="662.03362" calcext:value-type="float">
            <text:p>662,03362</text:p>
          </table:table-cell>
          <table:table-cell office:value-type="float" office:value="0.060826" calcext:value-type="float">
            <text:p>0,060826</text:p>
          </table:table-cell>
          <table:table-cell office:value-type="float" office:value="-0.014177" calcext:value-type="float">
            <text:p>-0,014177</text:p>
          </table:table-cell>
          <table:table-cell office:value-type="float" office:value="-0.021909" calcext:value-type="float">
            <text:p>-0,021909</text:p>
          </table:table-cell>
        </table:table-row>
        <table:table-row table:style-name="ro1">
          <table:table-cell office:value-type="string" calcext:value-type="string">
            <text:p>9 Mar 2017 19:59:00.000</text:p>
          </table:table-cell>
          <table:table-cell office:value-type="float" office:value="-18.965" calcext:value-type="float">
            <text:p>-18,965</text:p>
          </table:table-cell>
          <table:table-cell office:value-type="float" office:value="-26.842" calcext:value-type="float">
            <text:p>-26,842</text:p>
          </table:table-cell>
          <table:table-cell office:value-type="float" office:value="660.765431" calcext:value-type="float">
            <text:p>660,765431</text:p>
          </table:table-cell>
          <table:table-cell office:value-type="float" office:value="0.0609" calcext:value-type="float">
            <text:p>0,0609</text:p>
          </table:table-cell>
          <table:table-cell office:value-type="float" office:value="-0.013711" calcext:value-type="float">
            <text:p>-0,013711</text:p>
          </table:table-cell>
          <table:table-cell office:value-type="float" office:value="-0.020321" calcext:value-type="float">
            <text:p>-0,020321</text:p>
          </table:table-cell>
        </table:table-row>
        <table:table-row table:style-name="ro1">
          <table:table-cell office:value-type="string" calcext:value-type="string">
            <text:p>9 Mar 2017 20:00:00.000</text:p>
          </table:table-cell>
          <table:table-cell office:value-type="float" office:value="-15.309" calcext:value-type="float">
            <text:p>-15,309</text:p>
          </table:table-cell>
          <table:table-cell office:value-type="float" office:value="-27.653" calcext:value-type="float">
            <text:p>-27,653</text:p>
          </table:table-cell>
          <table:table-cell office:value-type="float" office:value="659.599728" calcext:value-type="float">
            <text:p>659,599728</text:p>
          </table:table-cell>
          <table:table-cell office:value-type="float" office:value="0.060962" calcext:value-type="float">
            <text:p>0,060962</text:p>
          </table:table-cell>
          <table:table-cell office:value-type="float" office:value="-0.013348" calcext:value-type="float">
            <text:p>-0,013348</text:p>
          </table:table-cell>
          <table:table-cell office:value-type="float" office:value="-0.0185" calcext:value-type="float">
            <text:p>-0,0185</text:p>
          </table:table-cell>
        </table:table-row>
        <table:table-row table:style-name="ro1">
          <table:table-cell office:value-type="string" calcext:value-type="string">
            <text:p>9 Mar 2017 20:01:00.000</text:p>
          </table:table-cell>
          <table:table-cell office:value-type="float" office:value="-11.65" calcext:value-type="float">
            <text:p>-11,65</text:p>
          </table:table-cell>
          <table:table-cell office:value-type="float" office:value="-28.445" calcext:value-type="float">
            <text:p>-28,445</text:p>
          </table:table-cell>
          <table:table-cell office:value-type="float" office:value="658.549539" calcext:value-type="float">
            <text:p>658,549539</text:p>
          </table:table-cell>
          <table:table-cell office:value-type="float" office:value="0.061013" calcext:value-type="float">
            <text:p>0,061013</text:p>
          </table:table-cell>
          <table:table-cell office:value-type="float" office:value="-0.013075" calcext:value-type="float">
            <text:p>-0,013075</text:p>
          </table:table-cell>
          <table:table-cell office:value-type="float" office:value="-0.016479" calcext:value-type="float">
            <text:p>-0,016479</text:p>
          </table:table-cell>
        </table:table-row>
        <table:table-row table:style-name="ro1">
          <table:table-cell office:value-type="string" calcext:value-type="string">
            <text:p>9 Mar 2017 20:02:00.000</text:p>
          </table:table-cell>
          <table:table-cell office:value-type="float" office:value="-7.988" calcext:value-type="float">
            <text:p>-7,988</text:p>
          </table:table-cell>
          <table:table-cell office:value-type="float" office:value="-29.224" calcext:value-type="float">
            <text:p>-29,224</text:p>
          </table:table-cell>
          <table:table-cell office:value-type="float" office:value="657.625845" calcext:value-type="float">
            <text:p>657,625845</text:p>
          </table:table-cell>
          <table:table-cell office:value-type="float" office:value="0.061053" calcext:value-type="float">
            <text:p>0,061053</text:p>
          </table:table-cell>
          <table:table-cell office:value-type="float" office:value="-0.012884" calcext:value-type="float">
            <text:p>-0,012884</text:p>
          </table:table-cell>
          <table:table-cell office:value-type="float" office:value="-0.014292" calcext:value-type="float">
            <text:p>-0,014292</text:p>
          </table:table-cell>
        </table:table-row>
        <table:table-row table:style-name="ro1">
          <table:table-cell office:value-type="string" calcext:value-type="string">
            <text:p>9 Mar 2017 20:03:00.000</text:p>
          </table:table-cell>
          <table:table-cell office:value-type="float" office:value="-4.324" calcext:value-type="float">
            <text:p>-4,324</text:p>
          </table:table-cell>
          <table:table-cell office:value-type="float" office:value="-29.993" calcext:value-type="float">
            <text:p>-29,993</text:p>
          </table:table-cell>
          <table:table-cell office:value-type="float" office:value="656.837415" calcext:value-type="float">
            <text:p>656,837415</text:p>
          </table:table-cell>
          <table:table-cell office:value-type="float" office:value="0.061081" calcext:value-type="float">
            <text:p>0,061081</text:p>
          </table:table-cell>
          <table:table-cell office:value-type="float" office:value="-0.012767" calcext:value-type="float">
            <text:p>-0,012767</text:p>
          </table:table-cell>
          <table:table-cell office:value-type="float" office:value="-0.011978" calcext:value-type="float">
            <text:p>-0,011978</text:p>
          </table:table-cell>
        </table:table-row>
        <table:table-row table:style-name="ro1">
          <table:table-cell office:value-type="string" calcext:value-type="string">
            <text:p>9 Mar 2017 20:04:00.000</text:p>
          </table:table-cell>
          <table:table-cell office:value-type="float" office:value="-0.658" calcext:value-type="float">
            <text:p>-0,658</text:p>
          </table:table-cell>
          <table:table-cell office:value-type="float" office:value="-30.757" calcext:value-type="float">
            <text:p>-30,757</text:p>
          </table:table-cell>
          <table:table-cell office:value-type="float" office:value="656.190676" calcext:value-type="float">
            <text:p>656,190676</text:p>
          </table:table-cell>
          <table:table-cell office:value-type="float" office:value="0.061098" calcext:value-type="float">
            <text:p>0,061098</text:p>
          </table:table-cell>
          <table:table-cell office:value-type="float" office:value="-0.012722" calcext:value-type="float">
            <text:p>-0,012722</text:p>
          </table:table-cell>
          <table:table-cell office:value-type="float" office:value="-0.009577" calcext:value-type="float">
            <text:p>-0,009577</text:p>
          </table:table-cell>
        </table:table-row>
        <table:table-row table:style-name="ro1">
          <table:table-cell office:value-type="string" calcext:value-type="string">
            <text:p>9 Mar 2017 20:05:00.000</text:p>
          </table:table-cell>
          <table:table-cell office:value-type="float" office:value="3.008" calcext:value-type="float">
            <text:p>3,008</text:p>
          </table:table-cell>
          <table:table-cell office:value-type="float" office:value="-31.521" calcext:value-type="float">
            <text:p>-31,521</text:p>
          </table:table-cell>
          <table:table-cell office:value-type="float" office:value="655.689632" calcext:value-type="float">
            <text:p>655,689632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45" calcext:value-type="float">
            <text:p>-0,012745</text:p>
          </table:table-cell>
          <table:table-cell office:value-type="float" office:value="-0.00713" calcext:value-type="float">
            <text:p>-0,00713</text:p>
          </table:table-cell>
        </table:table-row>
        <table:table-row table:style-name="ro1">
          <table:table-cell office:value-type="string" calcext:value-type="string">
            <text:p>9 Mar 2017 20:06:00.000</text:p>
          </table:table-cell>
          <table:table-cell office:value-type="float" office:value="6.674" calcext:value-type="float">
            <text:p>6,674</text:p>
          </table:table-cell>
          <table:table-cell office:value-type="float" office:value="-32.288" calcext:value-type="float">
            <text:p>-32,288</text:p>
          </table:table-cell>
          <table:table-cell office:value-type="float" office:value="655.335817" calcext:value-type="float">
            <text:p>655,335817</text:p>
          </table:table-cell>
          <table:table-cell office:value-type="float" office:value="0.061099" calcext:value-type="float">
            <text:p>0,061099</text:p>
          </table:table-cell>
          <table:table-cell office:value-type="float" office:value="-0.012839" calcext:value-type="float">
            <text:p>-0,012839</text:p>
          </table:table-cell>
          <table:table-cell office:value-type="float" office:value="-0.004677" calcext:value-type="float">
            <text:p>-0,004677</text:p>
          </table:table-cell>
        </table:table-row>
        <table:table-row table:style-name="ro1">
          <table:table-cell office:value-type="string" calcext:value-type="string">
            <text:p>9 Mar 2017 20:07:00.000</text:p>
          </table:table-cell>
          <table:table-cell office:value-type="float" office:value="10.339" calcext:value-type="float">
            <text:p>10,339</text:p>
          </table:table-cell>
          <table:table-cell office:value-type="float" office:value="-33.063" calcext:value-type="float">
            <text:p>-33,063</text:p>
          </table:table-cell>
          <table:table-cell office:value-type="float" office:value="655.128299" calcext:value-type="float">
            <text:p>655,128299</text:p>
          </table:table-cell>
          <table:table-cell office:value-type="float" office:value="0.061082" calcext:value-type="float">
            <text:p>0,061082</text:p>
          </table:table-cell>
          <table:table-cell office:value-type="float" office:value="-0.013006" calcext:value-type="float">
            <text:p>-0,013006</text:p>
          </table:table-cell>
          <table:table-cell office:value-type="float" office:value="-0.002261" calcext:value-type="float">
            <text:p>-0,002261</text:p>
          </table:table-cell>
        </table:table-row>
        <table:table-row table:style-name="ro1">
          <table:table-cell office:value-type="string" calcext:value-type="string">
            <text:p>9 Mar 2017 20:08:00.000</text:p>
          </table:table-cell>
          <table:table-cell office:value-type="float" office:value="14.003" calcext:value-type="float">
            <text:p>14,003</text:p>
          </table:table-cell>
          <table:table-cell office:value-type="float" office:value="-33.85" calcext:value-type="float">
            <text:p>-33,85</text:p>
          </table:table-cell>
          <table:table-cell office:value-type="float" office:value="655.06372" calcext:value-type="float">
            <text:p>655,06372</text:p>
          </table:table-cell>
          <table:table-cell office:value-type="float" office:value="0.061054" calcext:value-type="float">
            <text:p>0,061054</text:p>
          </table:table-cell>
          <table:table-cell office:value-type="float" office:value="-0.013251" calcext:value-type="float">
            <text:p>-0,013251</text:p>
          </table:table-cell>
          <table:table-cell office:value-type="float" office:value="0.00008" calcext:value-type="float">
            <text:p>0,00008</text:p>
          </table:table-cell>
        </table:table-row>
        <table:table-row table:style-name="ro1">
          <table:table-cell office:value-type="string" calcext:value-type="string">
            <text:p>9 Mar 2017 20:09:00.000</text:p>
          </table:table-cell>
          <table:table-cell office:value-type="float" office:value="17.666" calcext:value-type="float">
            <text:p>17,666</text:p>
          </table:table-cell>
          <table:table-cell office:value-type="float" office:value="-34.655" calcext:value-type="float">
            <text:p>-34,655</text:p>
          </table:table-cell>
          <table:table-cell office:value-type="float" office:value="655.136384" calcext:value-type="float">
            <text:p>655,136384</text:p>
          </table:table-cell>
          <table:table-cell office:value-type="float" office:value="0.061014" calcext:value-type="float">
            <text:p>0,061014</text:p>
          </table:table-cell>
          <table:table-cell office:value-type="float" office:value="-0.013584" calcext:value-type="float">
            <text:p>-0,013584</text:p>
          </table:table-cell>
          <table:table-cell office:value-type="float" office:value="0.002308" calcext:value-type="float">
            <text:p>0,002308</text:p>
          </table:table-cell>
        </table:table-row>
        <table:table-row table:style-name="ro1">
          <table:table-cell office:value-type="string" calcext:value-type="string">
            <text:p>9 Mar 2017 20:10:00.000</text:p>
          </table:table-cell>
          <table:table-cell office:value-type="float" office:value="21.325" calcext:value-type="float">
            <text:p>21,325</text:p>
          </table:table-cell>
          <table:table-cell office:value-type="float" office:value="-35.482" calcext:value-type="float">
            <text:p>-35,482</text:p>
          </table:table-cell>
          <table:table-cell office:value-type="float" office:value="655.338385" calcext:value-type="float">
            <text:p>655,338385</text:p>
          </table:table-cell>
          <table:table-cell office:value-type="float" office:value="0.060962" calcext:value-type="float">
            <text:p>0,060962</text:p>
          </table:table-cell>
          <table:table-cell office:value-type="float" office:value="-0.014017" calcext:value-type="float">
            <text:p>-0,014017</text:p>
          </table:table-cell>
          <table:table-cell office:value-type="float" office:value="0.004386" calcext:value-type="float">
            <text:p>0,004386</text:p>
          </table:table-cell>
        </table:table-row>
        <table:table-row table:style-name="ro1">
          <table:table-cell office:value-type="string" calcext:value-type="string">
            <text:p>9 Mar 2017 20:11:00.000</text:p>
          </table:table-cell>
          <table:table-cell office:value-type="float" office:value="24.981" calcext:value-type="float">
            <text:p>24,981</text:p>
          </table:table-cell>
          <table:table-cell office:value-type="float" office:value="-36.339" calcext:value-type="float">
            <text:p>-36,339</text:p>
          </table:table-cell>
          <table:table-cell office:value-type="float" office:value="655.659768" calcext:value-type="float">
            <text:p>655,659768</text:p>
          </table:table-cell>
          <table:table-cell office:value-type="float" office:value="0.060897" calcext:value-type="float">
            <text:p>0,060897</text:p>
          </table:table-cell>
          <table:table-cell office:value-type="float" office:value="-0.014565" calcext:value-type="float">
            <text:p>-0,014565</text:p>
          </table:table-cell>
          <table:table-cell office:value-type="float" office:value="0.006283" calcext:value-type="float">
            <text:p>0,006283</text:p>
          </table:table-cell>
        </table:table-row>
        <table:table-row table:style-name="ro1">
          <table:table-cell office:value-type="string" calcext:value-type="string">
            <text:p>9 Mar 2017 20:12:00.000</text:p>
          </table:table-cell>
          <table:table-cell office:value-type="float" office:value="28.632" calcext:value-type="float">
            <text:p>28,632</text:p>
          </table:table-cell>
          <table:table-cell office:value-type="float" office:value="-37.233" calcext:value-type="float">
            <text:p>-37,233</text:p>
          </table:table-cell>
          <table:table-cell office:value-type="float" office:value="656.088734" calcext:value-type="float">
            <text:p>656,088734</text:p>
          </table:table-cell>
          <table:table-cell office:value-type="float" office:value="0.060818" calcext:value-type="float">
            <text:p>0,060818</text:p>
          </table:table-cell>
          <table:table-cell office:value-type="float" office:value="-0.015251" calcext:value-type="float">
            <text:p>-0,015251</text:p>
          </table:table-cell>
          <table:table-cell office:value-type="float" office:value="0.007969" calcext:value-type="float">
            <text:p>0,007969</text:p>
          </table:table-cell>
        </table:table-row>
        <table:table-row table:style-name="ro1">
          <table:table-cell office:value-type="string" calcext:value-type="string">
            <text:p>9 Mar 2017 20:13:00.000</text:p>
          </table:table-cell>
          <table:table-cell office:value-type="float" office:value="32.279" calcext:value-type="float">
            <text:p>32,279</text:p>
          </table:table-cell>
          <table:table-cell office:value-type="float" office:value="-38.173" calcext:value-type="float">
            <text:p>-38,173</text:p>
          </table:table-cell>
          <table:table-cell office:value-type="float" office:value="656.611862" calcext:value-type="float">
            <text:p>656,611862</text:p>
          </table:table-cell>
          <table:table-cell office:value-type="float" office:value="0.060723" calcext:value-type="float">
            <text:p>0,060723</text:p>
          </table:table-cell>
          <table:table-cell office:value-type="float" office:value="-0.016107" calcext:value-type="float">
            <text:p>-0,016107</text:p>
          </table:table-cell>
          <table:table-cell office:value-type="float" office:value="0.009419" calcext:value-type="float">
            <text:p>0,009419</text:p>
          </table:table-cell>
        </table:table-row>
        <table:table-row table:style-name="ro1">
          <table:table-cell office:value-type="string" calcext:value-type="string">
            <text:p>9 Mar 2017 20:14:00.000</text:p>
          </table:table-cell>
          <table:table-cell office:value-type="float" office:value="35.919" calcext:value-type="float">
            <text:p>35,919</text:p>
          </table:table-cell>
          <table:table-cell office:value-type="float" office:value="-39.17" calcext:value-type="float">
            <text:p>-39,17</text:p>
          </table:table-cell>
          <table:table-cell office:value-type="float" office:value="657.214374" calcext:value-type="float">
            <text:p>657,214374</text:p>
          </table:table-cell>
          <table:table-cell office:value-type="float" office:value="0.060611" calcext:value-type="float">
            <text:p>0,060611</text:p>
          </table:table-cell>
          <table:table-cell office:value-type="float" office:value="-0.017172" calcext:value-type="float">
            <text:p>-0,017172</text:p>
          </table:table-cell>
          <table:table-cell office:value-type="float" office:value="0.010613" calcext:value-type="float">
            <text:p>0,010613</text:p>
          </table:table-cell>
        </table:table-row>
        <table:table-row table:style-name="ro1">
          <table:table-cell office:value-type="string" calcext:value-type="string">
            <text:p>9 Mar 2017 20:15:00.000</text:p>
          </table:table-cell>
          <table:table-cell office:value-type="float" office:value="39.551" calcext:value-type="float">
            <text:p>39,551</text:p>
          </table:table-cell>
          <table:table-cell office:value-type="float" office:value="-40.239" calcext:value-type="float">
            <text:p>-40,239</text:p>
          </table:table-cell>
          <table:table-cell office:value-type="float" office:value="657.880404" calcext:value-type="float">
            <text:p>657,880404</text:p>
          </table:table-cell>
          <table:table-cell office:value-type="float" office:value="0.060477" calcext:value-type="float">
            <text:p>0,060477</text:p>
          </table:table-cell>
          <table:table-cell office:value-type="float" office:value="-0.018504" calcext:value-type="float">
            <text:p>-0,018504</text:p>
          </table:table-cell>
          <table:table-cell office:value-type="float" office:value="0.011535" calcext:value-type="float">
            <text:p>0,011535</text:p>
          </table:table-cell>
        </table:table-row>
        <table:table-row table:style-name="ro1">
          <table:table-cell office:value-type="string" calcext:value-type="string">
            <text:p>9 Mar 2017 20:16:00.000</text:p>
          </table:table-cell>
          <table:table-cell office:value-type="float" office:value="43.175" calcext:value-type="float">
            <text:p>43,175</text:p>
          </table:table-cell>
          <table:table-cell office:value-type="float" office:value="-41.397" calcext:value-type="float">
            <text:p>-41,397</text:p>
          </table:table-cell>
          <table:table-cell office:value-type="float" office:value="658.593295" calcext:value-type="float">
            <text:p>658,593295</text:p>
          </table:table-cell>
          <table:table-cell office:value-type="float" office:value="0.060318" calcext:value-type="float">
            <text:p>0,060318</text:p>
          </table:table-cell>
          <table:table-cell office:value-type="float" office:value="-0.020184" calcext:value-type="float">
            <text:p>-0,020184</text:p>
          </table:table-cell>
          <table:table-cell office:value-type="float" office:value="0.012175" calcext:value-type="float">
            <text:p>0,012175</text:p>
          </table:table-cell>
        </table:table-row>
        <table:table-row table:style-name="ro1">
          <table:table-cell office:value-type="string" calcext:value-type="string">
            <text:p>9 Mar 2017 20:17:00.000</text:p>
          </table:table-cell>
          <table:table-cell office:value-type="float" office:value="46.789" calcext:value-type="float">
            <text:p>46,789</text:p>
          </table:table-cell>
          <table:table-cell office:value-type="float" office:value="-42.67" calcext:value-type="float">
            <text:p>-42,67</text:p>
          </table:table-cell>
          <table:table-cell office:value-type="float" office:value="659.335904" calcext:value-type="float">
            <text:p>659,335904</text:p>
          </table:table-cell>
          <table:table-cell office:value-type="float" office:value="0.060125" calcext:value-type="float">
            <text:p>0,060125</text:p>
          </table:table-cell>
          <table:table-cell office:value-type="float" office:value="-0.022325" calcext:value-type="float">
            <text:p>-0,022325</text:p>
          </table:table-cell>
          <table:table-cell office:value-type="float" office:value="0.012526" calcext:value-type="float">
            <text:p>0,012526</text:p>
          </table:table-cell>
        </table:table-row>
        <table:table-row table:style-name="ro1">
          <table:table-cell office:value-type="string" calcext:value-type="string">
            <text:p>9 Mar 2017 20:18:00.000</text:p>
          </table:table-cell>
          <table:table-cell office:value-type="float" office:value="50.39" calcext:value-type="float">
            <text:p>50,39</text:p>
          </table:table-cell>
          <table:table-cell office:value-type="float" office:value="-44.089" calcext:value-type="float">
            <text:p>-44,089</text:p>
          </table:table-cell>
          <table:table-cell office:value-type="float" office:value="660.090905" calcext:value-type="float">
            <text:p>660,090905</text:p>
          </table:table-cell>
          <table:table-cell office:value-type="float" office:value="0.059887" calcext:value-type="float">
            <text:p>0,059887</text:p>
          </table:table-cell>
          <table:table-cell office:value-type="float" office:value="-0.025094" calcext:value-type="float">
            <text:p>-0,025094</text:p>
          </table:table-cell>
          <table:table-cell office:value-type="float" office:value="0.012589" calcext:value-type="float">
            <text:p>0,012589</text:p>
          </table:table-cell>
        </table:table-row>
        <table:table-row table:style-name="ro1">
          <table:table-cell office:value-type="string" calcext:value-type="string">
            <text:p>9 Mar 2017 20:19:00.000</text:p>
          </table:table-cell>
          <table:table-cell office:value-type="float" office:value="53.974" calcext:value-type="float">
            <text:p>53,974</text:p>
          </table:table-cell>
          <table:table-cell office:value-type="float" office:value="-45.699" calcext:value-type="float">
            <text:p>-45,699</text:p>
          </table:table-cell>
          <table:table-cell office:value-type="float" office:value="660.841102" calcext:value-type="float">
            <text:p>660,841102</text:p>
          </table:table-cell>
          <table:table-cell office:value-type="float" office:value="0.059586" calcext:value-type="float">
            <text:p>0,059586</text:p>
          </table:table-cell>
          <table:table-cell office:value-type="float" office:value="-0.028742" calcext:value-type="float">
            <text:p>-0,028742</text:p>
          </table:table-cell>
          <table:table-cell office:value-type="float" office:value="0.012369" calcext:value-type="float">
            <text:p>0,012369</text:p>
          </table:table-cell>
        </table:table-row>
        <table:table-row table:style-name="ro1">
          <table:table-cell office:value-type="string" calcext:value-type="string">
            <text:p>9 Mar 2017 20:20:00.000</text:p>
          </table:table-cell>
          <table:table-cell office:value-type="float" office:value="57.538" calcext:value-type="float">
            <text:p>57,538</text:p>
          </table:table-cell>
          <table:table-cell office:value-type="float" office:value="-47.563" calcext:value-type="float">
            <text:p>-47,563</text:p>
          </table:table-cell>
          <table:table-cell office:value-type="float" office:value="661.56973" calcext:value-type="float">
            <text:p>661,56973</text:p>
          </table:table-cell>
          <table:table-cell office:value-type="float" office:value="0.059196" calcext:value-type="float">
            <text:p>0,059196</text:p>
          </table:table-cell>
          <table:table-cell office:value-type="float" office:value="-0.033657" calcext:value-type="float">
            <text:p>-0,033657</text:p>
          </table:table-cell>
          <table:table-cell office:value-type="float" office:value="0.011873" calcext:value-type="float">
            <text:p>0,011873</text:p>
          </table:table-cell>
        </table:table-row>
        <table:table-row table:style-name="ro1">
          <table:table-cell office:value-type="string" calcext:value-type="string">
            <text:p>9 Mar 2017 20:21:00.000</text:p>
          </table:table-cell>
          <table:table-cell office:value-type="float" office:value="61.075" calcext:value-type="float">
            <text:p>61,075</text:p>
          </table:table-cell>
          <table:table-cell office:value-type="float" office:value="-49.775" calcext:value-type="float">
            <text:p>-49,775</text:p>
          </table:table-cell>
          <table:table-cell office:value-type="float" office:value="662.260743" calcext:value-type="float">
            <text:p>662,260743</text:p>
          </table:table-cell>
          <table:table-cell office:value-type="float" office:value="0.058669" calcext:value-type="float">
            <text:p>0,058669</text:p>
          </table:table-cell>
          <table:table-cell office:value-type="float" office:value="-0.040462" calcext:value-type="float">
            <text:p>-0,040462</text:p>
          </table:table-cell>
          <table:table-cell office:value-type="float" office:value="0.011118" calcext:value-type="float">
            <text:p>0,011118</text:p>
          </table:table-cell>
        </table:table-row>
        <table:table-row table:style-name="ro1">
          <table:table-cell office:value-type="string" calcext:value-type="string">
            <text:p>9 Mar 2017 20:22:00.000</text:p>
          </table:table-cell>
          <table:table-cell office:value-type="float" office:value="64.574" calcext:value-type="float">
            <text:p>64,574</text:p>
          </table:table-cell>
          <table:table-cell office:value-type="float" office:value="-52.477" calcext:value-type="float">
            <text:p>-52,477</text:p>
          </table:table-cell>
          <table:table-cell office:value-type="float" office:value="662.899097" calcext:value-type="float">
            <text:p>662,899097</text:p>
          </table:table-cell>
          <table:table-cell office:value-type="float" office:value="0.057926" calcext:value-type="float">
            <text:p>0,057926</text:p>
          </table:table-cell>
          <table:table-cell office:value-type="float" office:value="-0.050202" calcext:value-type="float">
            <text:p>-0,050202</text:p>
          </table:table-cell>
          <table:table-cell office:value-type="float" office:value="0.010122" calcext:value-type="float">
            <text:p>0,010122</text:p>
          </table:table-cell>
        </table:table-row>
        <table:table-row table:style-name="ro1">
          <table:table-cell office:value-type="string" calcext:value-type="string">
            <text:p>9 Mar 2017 20:23:00.000</text:p>
          </table:table-cell>
          <table:table-cell office:value-type="float" office:value="68.019" calcext:value-type="float">
            <text:p>68,019</text:p>
          </table:table-cell>
          <table:table-cell office:value-type="float" office:value="-55.894" calcext:value-type="float">
            <text:p>-55,894</text:p>
          </table:table-cell>
          <table:table-cell office:value-type="float" office:value="663.471004" calcext:value-type="float">
            <text:p>663,471004</text:p>
          </table:table-cell>
          <table:table-cell office:value-type="float" office:value="0.056823" calcext:value-type="float">
            <text:p>0,056823</text:p>
          </table:table-cell>
          <table:table-cell office:value-type="float" office:value="-0.064708" calcext:value-type="float">
            <text:p>-0,064708</text:p>
          </table:table-cell>
          <table:table-cell office:value-type="float" office:value="0.008908" calcext:value-type="float">
            <text:p>0,008908</text:p>
          </table:table-cell>
        </table:table-row>
        <table:table-row table:style-name="ro1">
          <table:table-cell office:value-type="string" calcext:value-type="string">
            <text:p>9 Mar 2017 20:24:00.000</text:p>
          </table:table-cell>
          <table:table-cell office:value-type="float" office:value="71.38" calcext:value-type="float">
            <text:p>71,38</text:p>
          </table:table-cell>
          <table:table-cell office:value-type="float" office:value="-60.402" calcext:value-type="float">
            <text:p>-60,402</text:p>
          </table:table-cell>
          <table:table-cell office:value-type="float" office:value="663.964164" calcext:value-type="float">
            <text:p>663,964164</text:p>
          </table:table-cell>
          <table:table-cell office:value-type="float" office:value="0.055083" calcext:value-type="float">
            <text:p>0,055083</text:p>
          </table:table-cell>
          <table:table-cell office:value-type="float" office:value="-0.087333" calcext:value-type="float">
            <text:p>-0,087333</text:p>
          </table:table-cell>
          <table:table-cell office:value-type="float" office:value="0.007502" calcext:value-type="float">
            <text:p>0,007502</text:p>
          </table:table-cell>
        </table:table-row>
        <table:table-row table:style-name="ro1">
          <table:table-cell office:value-type="string" calcext:value-type="string">
            <text:p>9 Mar 2017 20:25:00.000</text:p>
          </table:table-cell>
          <table:table-cell office:value-type="float" office:value="74.605" calcext:value-type="float">
            <text:p>74,605</text:p>
          </table:table-cell>
          <table:table-cell office:value-type="float" office:value="-66.659" calcext:value-type="float">
            <text:p>-66,659</text:p>
          </table:table-cell>
          <table:table-cell office:value-type="float" office:value="664.367978" calcext:value-type="float">
            <text:p>664,367978</text:p>
          </table:table-cell>
          <table:table-cell office:value-type="float" office:value="0.052128" calcext:value-type="float">
            <text:p>0,052128</text:p>
          </table:table-cell>
          <table:table-cell office:value-type="float" office:value="-0.124425" calcext:value-type="float">
            <text:p>-0,124425</text:p>
          </table:table-cell>
          <table:table-cell office:value-type="float" office:value="0.005935" calcext:value-type="float">
            <text:p>0,005935</text:p>
          </table:table-cell>
        </table:table-row>
        <table:table-row table:style-name="ro1">
          <table:table-cell office:value-type="string" calcext:value-type="string">
            <text:p>9 Mar 2017 20:26:00.000</text:p>
          </table:table-cell>
          <table:table-cell office:value-type="float" office:value="77.587" calcext:value-type="float">
            <text:p>77,587</text:p>
          </table:table-cell>
          <table:table-cell office:value-type="float" office:value="-75.85" calcext:value-type="float">
            <text:p>-75,85</text:p>
          </table:table-cell>
          <table:table-cell office:value-type="float" office:value="664.673719" calcext:value-type="float">
            <text:p>664,673719</text:p>
          </table:table-cell>
          <table:table-cell office:value-type="float" office:value="0.046699" calcext:value-type="float">
            <text:p>0,046699</text:p>
          </table:table-cell>
          <table:table-cell office:value-type="float" office:value="-0.187544" calcext:value-type="float">
            <text:p>-0,187544</text:p>
          </table:table-cell>
          <table:table-cell office:value-type="float" office:value="0.004239" calcext:value-type="float">
            <text:p>0,004239</text:p>
          </table:table-cell>
        </table:table-row>
        <table:table-row table:style-name="ro1">
          <table:table-cell office:value-type="string" calcext:value-type="string">
            <text:p>9 Mar 2017 20:27:00.000</text:p>
          </table:table-cell>
          <table:table-cell office:value-type="float" office:value="80.107" calcext:value-type="float">
            <text:p>80,107</text:p>
          </table:table-cell>
          <table:table-cell office:value-type="float" office:value="-89.99" calcext:value-type="float">
            <text:p>-89,99</text:p>
          </table:table-cell>
          <table:table-cell office:value-type="float" office:value="664.874685" calcext:value-type="float">
            <text:p>664,874685</text:p>
          </table:table-cell>
          <table:table-cell office:value-type="float" office:value="0.036086" calcext:value-type="float">
            <text:p>0,036086</text:p>
          </table:table-cell>
          <table:table-cell office:value-type="float" office:value="-0.291136" calcext:value-type="float">
            <text:p>-0,291136</text:p>
          </table:table-cell>
          <table:table-cell office:value-type="float" office:value="0.002448" calcext:value-type="float">
            <text:p>0,002448</text:p>
          </table:table-cell>
        </table:table-row>
        <table:table-row table:style-name="ro1">
          <table:table-cell office:value-type="string" calcext:value-type="string">
            <text:p>9 Mar 2017 20:28:00.000</text:p>
          </table:table-cell>
          <table:table-cell office:value-type="float" office:value="81.73" calcext:value-type="float">
            <text:p>81,73</text:p>
          </table:table-cell>
          <table:table-cell office:value-type="float" office:value="-111.26" calcext:value-type="float">
            <text:p>-111,26</text:p>
          </table:table-cell>
          <table:table-cell office:value-type="float" office:value="664.966306" calcext:value-type="float">
            <text:p>664,966306</text:p>
          </table:table-cell>
          <table:table-cell office:value-type="float" office:value="0.01626" calcext:value-type="float">
            <text:p>0,01626</text:p>
          </table:table-cell>
          <table:table-cell office:value-type="float" office:value="-0.413598" calcext:value-type="float">
            <text:p>-0,413598</text:p>
          </table:table-cell>
          <table:table-cell office:value-type="float" office:value="0.0006" calcext:value-type="float">
            <text:p>0,0006</text:p>
          </table:table-cell>
        </table:table-row>
        <table:table-row table:style-name="ro1">
          <table:table-cell office:value-type="string" calcext:value-type="string">
            <text:p>9 Mar 2017 20:29:00.000</text:p>
          </table:table-cell>
          <table:table-cell office:value-type="float" office:value="81.9" calcext:value-type="float">
            <text:p>81,9</text:p>
          </table:table-cell>
          <table:table-cell office:value-type="float" office:value="-137.448" calcext:value-type="float">
            <text:p>-137,448</text:p>
          </table:table-cell>
          <table:table-cell office:value-type="float" office:value="664.946224" calcext:value-type="float">
            <text:p>664,946224</text:p>
          </table:table-cell>
          <table:table-cell office:value-type="float" office:value="-0.010869" calcext:value-type="float">
            <text:p>-0,010869</text:p>
          </table:table-cell>
          <table:table-cell office:value-type="float" office:value="-0.430861" calcext:value-type="float">
            <text:p>-0,430861</text:p>
          </table:table-cell>
          <table:table-cell office:value-type="float" office:value="-0.001269" calcext:value-type="float">
            <text:p>-0,001269</text:p>
          </table:table-cell>
        </table:table-row>
        <table:table-row table:style-name="ro1">
          <table:table-cell office:value-type="string" calcext:value-type="string">
            <text:p>9 Mar 2017 20:30:00.000</text:p>
          </table:table-cell>
          <table:table-cell office:value-type="float" office:value="80.538" calcext:value-type="float">
            <text:p>80,538</text:p>
          </table:table-cell>
          <table:table-cell office:value-type="float" office:value="-160.202" calcext:value-type="float">
            <text:p>-160,202</text:p>
          </table:table-cell>
          <table:table-cell office:value-type="float" office:value="664.814331" calcext:value-type="float">
            <text:p>664,814331</text:p>
          </table:table-cell>
          <table:table-cell office:value-type="float" office:value="-0.032825" calcext:value-type="float">
            <text:p>-0,032825</text:p>
          </table:table-cell>
          <table:table-cell office:value-type="float" office:value="-0.317657" calcext:value-type="float">
            <text:p>-0,317657</text:p>
          </table:table-cell>
          <table:table-cell office:value-type="float" office:value="-0.003121" calcext:value-type="float">
            <text:p>-0,003121</text:p>
          </table:table-cell>
        </table:table-row>
        <table:table-row table:style-name="ro1">
          <table:table-cell office:value-type="string" calcext:value-type="string">
            <text:p>9 Mar 2017 20:31:00.000</text:p>
          </table:table-cell>
          <table:table-cell office:value-type="float" office:value="78.162" calcext:value-type="float">
            <text:p>78,162</text:p>
          </table:table-cell>
          <table:table-cell office:value-type="float" office:value="-175.693" calcext:value-type="float">
            <text:p>-175,693</text:p>
          </table:table-cell>
          <table:table-cell office:value-type="float" office:value="664.572775" calcext:value-type="float">
            <text:p>664,572775</text:p>
          </table:table-cell>
          <table:table-cell office:value-type="float" office:value="-0.045042" calcext:value-type="float">
            <text:p>-0,045042</text:p>
          </table:table-cell>
          <table:table-cell office:value-type="float" office:value="-0.205483" calcext:value-type="float">
            <text:p>-0,205483</text:p>
          </table:table-cell>
          <table:table-cell office:value-type="float" office:value="-0.004919" calcext:value-type="float">
            <text:p>-0,004919</text:p>
          </table:table-cell>
        </table:table-row>
        <table:table-row table:style-name="ro1">
          <table:table-cell office:value-type="string" calcext:value-type="string">
            <text:p>9 Mar 2017 20:32:00.000</text:p>
          </table:table-cell>
          <table:table-cell office:value-type="float" office:value="75.252" calcext:value-type="float">
            <text:p>75,252</text:p>
          </table:table-cell>
          <table:table-cell office:value-type="float" office:value="174.28" calcext:value-type="float">
            <text:p>174,28</text:p>
          </table:table-cell>
          <table:table-cell office:value-type="float" office:value="664.225923" calcext:value-type="float">
            <text:p>664,225923</text:p>
          </table:table-cell>
          <table:table-cell office:value-type="float" office:value="-0.051266" calcext:value-type="float">
            <text:p>-0,051266</text:p>
          </table:table-cell>
          <table:table-cell office:value-type="float" office:value="-0.134947" calcext:value-type="float">
            <text:p>-0,134947</text:p>
          </table:table-cell>
          <table:table-cell office:value-type="float" office:value="-0.006626" calcext:value-type="float">
            <text:p>-0,006626</text:p>
          </table:table-cell>
        </table:table-row>
        <table:table-row table:style-name="ro1">
          <table:table-cell office:value-type="string" calcext:value-type="string">
            <text:p>9 Mar 2017 20:33:00.000</text:p>
          </table:table-cell>
          <table:table-cell office:value-type="float" office:value="72.066" calcext:value-type="float">
            <text:p>72,066</text:p>
          </table:table-cell>
          <table:table-cell office:value-type="float" office:value="167.532" calcext:value-type="float">
            <text:p>167,532</text:p>
          </table:table-cell>
          <table:table-cell office:value-type="float" office:value="663.780295" calcext:value-type="float">
            <text:p>663,780295</text:p>
          </table:table-cell>
          <table:table-cell office:value-type="float" office:value="-0.054599" calcext:value-type="float">
            <text:p>-0,054599</text:p>
          </table:table-cell>
          <table:table-cell office:value-type="float" office:value="-0.093588" calcext:value-type="float">
            <text:p>-0,093588</text:p>
          </table:table-cell>
          <table:table-cell office:value-type="float" office:value="-0.008206" calcext:value-type="float">
            <text:p>-0,008206</text:p>
          </table:table-cell>
        </table:table-row>
        <table:table-row table:style-name="ro1">
          <table:table-cell office:value-type="string" calcext:value-type="string">
            <text:p>9 Mar 2017 20:34:00.000</text:p>
          </table:table-cell>
          <table:table-cell office:value-type="float" office:value="68.728" calcext:value-type="float">
            <text:p>68,728</text:p>
          </table:table-cell>
          <table:table-cell office:value-type="float" office:value="162.726" calcext:value-type="float">
            <text:p>162,726</text:p>
          </table:table-cell>
          <table:table-cell office:value-type="float" office:value="663.244457" calcext:value-type="float">
            <text:p>663,244457</text:p>
          </table:table-cell>
          <table:table-cell office:value-type="float" office:value="-0.056532" calcext:value-type="float">
            <text:p>-0,056532</text:p>
          </table:table-cell>
          <table:table-cell office:value-type="float" office:value="-0.068606" calcext:value-type="float">
            <text:p>-0,068606</text:p>
          </table:table-cell>
          <table:table-cell office:value-type="float" office:value="-0.009627" calcext:value-type="float">
            <text:p>-0,009627</text:p>
          </table:table-cell>
        </table:table-row>
        <table:table-row table:style-name="ro1">
          <table:table-cell office:value-type="string" calcext:value-type="string">
            <text:p>9 Mar 2017 20:35:00.000</text:p>
          </table:table-cell>
          <table:table-cell office:value-type="float" office:value="65.297" calcext:value-type="float">
            <text:p>65,297</text:p>
          </table:table-cell>
          <table:table-cell office:value-type="float" office:value="159.119" calcext:value-type="float">
            <text:p>159,119</text:p>
          </table:table-cell>
          <table:table-cell office:value-type="float" office:value="662.628881" calcext:value-type="float">
            <text:p>662,628881</text:p>
          </table:table-cell>
          <table:table-cell office:value-type="float" office:value="-0.057739" calcext:value-type="float">
            <text:p>-0,057739</text:p>
          </table:table-cell>
          <table:table-cell office:value-type="float" office:value="-0.052754" calcext:value-type="float">
            <text:p>-0,052754</text:p>
          </table:table-cell>
          <table:table-cell office:value-type="float" office:value="-0.010859" calcext:value-type="float">
            <text:p>-0,010859</text:p>
          </table:table-cell>
        </table:table-row>
        <table:table-row table:style-name="ro1">
          <table:table-cell office:value-type="string" calcext:value-type="string">
            <text:p>9 Mar 2017 20:36:00.000</text:p>
          </table:table-cell>
          <table:table-cell office:value-type="float" office:value="61.807" calcext:value-type="float">
            <text:p>61,807</text:p>
          </table:table-cell>
          <table:table-cell office:value-type="float" office:value="156.291" calcext:value-type="float">
            <text:p>156,291</text:p>
          </table:table-cell>
          <table:table-cell office:value-type="float" office:value="661.945771" calcext:value-type="float">
            <text:p>661,945771</text:p>
          </table:table-cell>
          <table:table-cell office:value-type="float" office:value="-0.058543" calcext:value-type="float">
            <text:p>-0,058543</text:p>
          </table:table-cell>
          <table:table-cell office:value-type="float" office:value="-0.042207" calcext:value-type="float">
            <text:p>-0,042207</text:p>
          </table:table-cell>
          <table:table-cell office:value-type="float" office:value="-0.011874" calcext:value-type="float">
            <text:p>-0,011874</text:p>
          </table:table-cell>
        </table:table-row>
        <table:table-row table:style-name="ro1">
          <table:table-cell office:value-type="string" calcext:value-type="string">
            <text:p>9 Mar 2017 20:37:00.000</text:p>
          </table:table-cell>
          <table:table-cell office:value-type="float" office:value="58.276" calcext:value-type="float">
            <text:p>58,276</text:p>
          </table:table-cell>
          <table:table-cell office:value-type="float" office:value="153.99" calcext:value-type="float">
            <text:p>153,99</text:p>
          </table:table-cell>
          <table:table-cell office:value-type="float" office:value="661.208863" calcext:value-type="float">
            <text:p>661,208863</text:p>
          </table:table-cell>
          <table:table-cell office:value-type="float" office:value="-0.059108" calcext:value-type="float">
            <text:p>-0,059108</text:p>
          </table:table-cell>
          <table:table-cell office:value-type="float" office:value="-0.034895" calcext:value-type="float">
            <text:p>-0,034895</text:p>
          </table:table-cell>
          <table:table-cell office:value-type="float" office:value="-0.012648" calcext:value-type="float">
            <text:p>-0,012648</text:p>
          </table:table-cell>
        </table:table-row>
        <table:table-row table:style-name="ro1">
          <table:table-cell office:value-type="string" calcext:value-type="string">
            <text:p>9 Mar 2017 20:38:00.000</text:p>
          </table:table-cell>
          <table:table-cell office:value-type="float" office:value="54.717" calcext:value-type="float">
            <text:p>54,717</text:p>
          </table:table-cell>
          <table:table-cell office:value-type="float" office:value="152.062" calcext:value-type="float">
            <text:p>152,062</text:p>
          </table:table-cell>
          <table:table-cell office:value-type="float" office:value="660.433195" calcext:value-type="float">
            <text:p>660,433195</text:p>
          </table:table-cell>
          <table:table-cell office:value-type="float" office:value="-0.059523" calcext:value-type="float">
            <text:p>-0,059523</text:p>
          </table:table-cell>
          <table:table-cell office:value-type="float" office:value="-0.029647" calcext:value-type="float">
            <text:p>-0,029647</text:p>
          </table:table-cell>
          <table:table-cell office:value-type="float" office:value="-0.013163" calcext:value-type="float">
            <text:p>-0,013163</text:p>
          </table:table-cell>
        </table:table-row>
        <table:table-row table:style-name="ro1">
          <table:table-cell office:value-type="string" calcext:value-type="string">
            <text:p>9 Mar 2017 20:39:00.000</text:p>
          </table:table-cell>
          <table:table-cell office:value-type="float" office:value="51.136" calcext:value-type="float">
            <text:p>51,136</text:p>
          </table:table-cell>
          <table:table-cell office:value-type="float" office:value="150.405" calcext:value-type="float">
            <text:p>150,405</text:p>
          </table:table-cell>
          <table:table-cell office:value-type="float" office:value="659.634853" calcext:value-type="float">
            <text:p>659,634853</text:p>
          </table:table-cell>
          <table:table-cell office:value-type="float" office:value="-0.059841" calcext:value-type="float">
            <text:p>-0,059841</text:p>
          </table:table-cell>
          <table:table-cell office:value-type="float" office:value="-0.025773" calcext:value-type="float">
            <text:p>-0,025773</text:p>
          </table:table-cell>
          <table:table-cell office:value-type="float" office:value="-0.013401" calcext:value-type="float">
            <text:p>-0,013401</text:p>
          </table:table-cell>
        </table:table-row>
        <table:table-row table:style-name="ro1">
          <table:table-cell office:value-type="string" calcext:value-type="string">
            <text:p>9 Mar 2017 20:40:00.000</text:p>
          </table:table-cell>
          <table:table-cell office:value-type="float" office:value="47.537" calcext:value-type="float">
            <text:p>47,537</text:p>
          </table:table-cell>
          <table:table-cell office:value-type="float" office:value="148.951" calcext:value-type="float">
            <text:p>148,951</text:p>
          </table:table-cell>
          <table:table-cell office:value-type="float" office:value="658.830695" calcext:value-type="float">
            <text:p>658,830695</text:p>
          </table:table-cell>
          <table:table-cell office:value-type="float" office:value="-0.060091" calcext:value-type="float">
            <text:p>-0,060091</text:p>
          </table:table-cell>
          <table:table-cell office:value-type="float" office:value="-0.022845" calcext:value-type="float">
            <text:p>-0,022845</text:p>
          </table:table-cell>
          <table:table-cell office:value-type="float" office:value="-0.013354" calcext:value-type="float">
            <text:p>-0,013354</text:p>
          </table:table-cell>
        </table:table-row>
        <table:table-row table:style-name="ro1">
          <table:table-cell office:value-type="string" calcext:value-type="string">
            <text:p>9 Mar 2017 20:41:00.000</text:p>
          </table:table-cell>
          <table:table-cell office:value-type="float" office:value="43.926" calcext:value-type="float">
            <text:p>43,926</text:p>
          </table:table-cell>
          <table:table-cell office:value-type="float" office:value="147.651" calcext:value-type="float">
            <text:p>147,651</text:p>
          </table:table-cell>
          <table:table-cell office:value-type="float" office:value="658.038063" calcext:value-type="float">
            <text:p>658,038063</text:p>
          </table:table-cell>
          <table:table-cell office:value-type="float" office:value="-0.060293" calcext:value-type="float">
            <text:p>-0,060293</text:p>
          </table:table-cell>
          <table:table-cell office:value-type="float" office:value="-0.020589" calcext:value-type="float">
            <text:p>-0,020589</text:p>
          </table:table-cell>
          <table:table-cell office:value-type="float" office:value="-0.013016" calcext:value-type="float">
            <text:p>-0,013016</text:p>
          </table:table-cell>
        </table:table-row>
        <table:table-row table:style-name="ro1">
          <table:table-cell office:value-type="string" calcext:value-type="string">
            <text:p>9 Mar 2017 20:42:00.000</text:p>
          </table:table-cell>
          <table:table-cell office:value-type="float" office:value="40.303" calcext:value-type="float">
            <text:p>40,303</text:p>
          </table:table-cell>
          <table:table-cell office:value-type="float" office:value="146.47" calcext:value-type="float">
            <text:p>146,47</text:p>
          </table:table-cell>
          <table:table-cell office:value-type="float" office:value="657.274483" calcext:value-type="float">
            <text:p>657,274483</text:p>
          </table:table-cell>
          <table:table-cell office:value-type="float" office:value="-0.06046" calcext:value-type="float">
            <text:p>-0,06046</text:p>
          </table:table-cell>
          <table:table-cell office:value-type="float" office:value="-0.018824" calcext:value-type="float">
            <text:p>-0,018824</text:p>
          </table:table-cell>
          <table:table-cell office:value-type="float" office:value="-0.012385" calcext:value-type="float">
            <text:p>-0,012385</text:p>
          </table:table-cell>
        </table:table-row>
        <table:table-row table:style-name="ro1">
          <table:table-cell office:value-type="string" calcext:value-type="string">
            <text:p>9 Mar 2017 20:43:00.000</text:p>
          </table:table-cell>
          <table:table-cell office:value-type="float" office:value="36.671" calcext:value-type="float">
            <text:p>36,671</text:p>
          </table:table-cell>
          <table:table-cell office:value-type="float" office:value="145.384" calcext:value-type="float">
            <text:p>145,384</text:p>
          </table:table-cell>
          <table:table-cell office:value-type="float" office:value="656.55735" calcext:value-type="float">
            <text:p>656,55735</text:p>
          </table:table-cell>
          <table:table-cell office:value-type="float" office:value="-0.060599" calcext:value-type="float">
            <text:p>-0,060599</text:p>
          </table:table-cell>
          <table:table-cell office:value-type="float" office:value="-0.017426" calcext:value-type="float">
            <text:p>-0,017426</text:p>
          </table:table-cell>
          <table:table-cell office:value-type="float" office:value="-0.011467" calcext:value-type="float">
            <text:p>-0,011467</text:p>
          </table:table-cell>
        </table:table-row>
        <table:table-row table:style-name="ro1">
          <table:table-cell office:value-type="string" calcext:value-type="string">
            <text:p>9 Mar 2017 20:44:00.000</text:p>
          </table:table-cell>
          <table:table-cell office:value-type="float" office:value="33.031" calcext:value-type="float">
            <text:p>33,031</text:p>
          </table:table-cell>
          <table:table-cell office:value-type="float" office:value="144.373" calcext:value-type="float">
            <text:p>144,373</text:p>
          </table:table-cell>
          <table:table-cell office:value-type="float" office:value="655.903626" calcext:value-type="float">
            <text:p>655,903626</text:p>
          </table:table-cell>
          <table:table-cell office:value-type="float" office:value="-0.060716" calcext:value-type="float">
            <text:p>-0,060716</text:p>
          </table:table-cell>
          <table:table-cell office:value-type="float" office:value="-0.016311" calcext:value-type="float">
            <text:p>-0,016311</text:p>
          </table:table-cell>
          <table:table-cell office:value-type="float" office:value="-0.010272" calcext:value-type="float">
            <text:p>-0,010272</text:p>
          </table:table-cell>
        </table:table-row>
        <table:table-row table:style-name="ro1">
          <table:table-cell office:value-type="string" calcext:value-type="string">
            <text:p>9 Mar 2017 20:45:00.000</text:p>
          </table:table-cell>
          <table:table-cell office:value-type="float" office:value="29.385" calcext:value-type="float">
            <text:p>29,385</text:p>
          </table:table-cell>
          <table:table-cell office:value-type="float" office:value="143.423" calcext:value-type="float">
            <text:p>143,423</text:p>
          </table:table-cell>
          <table:table-cell office:value-type="float" office:value="655.329529" calcext:value-type="float">
            <text:p>655,329529</text:p>
          </table:table-cell>
          <table:table-cell office:value-type="float" office:value="-0.060815" calcext:value-type="float">
            <text:p>-0,060815</text:p>
          </table:table-cell>
          <table:table-cell office:value-type="float" office:value="-0.015416" calcext:value-type="float">
            <text:p>-0,015416</text:p>
          </table:table-cell>
          <table:table-cell office:value-type="float" office:value="-0.008815" calcext:value-type="float">
            <text:p>-0,008815</text:p>
          </table:table-cell>
        </table:table-row>
        <table:table-row table:style-name="ro1">
          <table:table-cell office:value-type="string" calcext:value-type="string">
            <text:p>9 Mar 2017 20:46:00.000</text:p>
          </table:table-cell>
          <table:table-cell office:value-type="float" office:value="25.734" calcext:value-type="float">
            <text:p>25,734</text:p>
          </table:table-cell>
          <table:table-cell office:value-type="float" office:value="142.52" calcext:value-type="float">
            <text:p>142,52</text:p>
          </table:table-cell>
          <table:table-cell office:value-type="float" office:value="654.850236" calcext:value-type="float">
            <text:p>654,850236</text:p>
          </table:table-cell>
          <table:table-cell office:value-type="float" office:value="-0.060897" calcext:value-type="float">
            <text:p>-0,060897</text:p>
          </table:table-cell>
          <table:table-cell office:value-type="float" office:value="-0.014697" calcext:value-type="float">
            <text:p>-0,014697</text:p>
          </table:table-cell>
          <table:table-cell office:value-type="float" office:value="-0.007115" calcext:value-type="float">
            <text:p>-0,007115</text:p>
          </table:table-cell>
        </table:table-row>
        <table:table-row table:style-name="ro1">
          <table:table-cell office:value-type="string" calcext:value-type="string">
            <text:p>9 Mar 2017 20:47:00.000</text:p>
          </table:table-cell>
          <table:table-cell office:value-type="float" office:value="22.078" calcext:value-type="float">
            <text:p>22,078</text:p>
          </table:table-cell>
          <table:table-cell office:value-type="float" office:value="141.656" calcext:value-type="float">
            <text:p>141,656</text:p>
          </table:table-cell>
          <table:table-cell office:value-type="float" office:value="654.479605" calcext:value-type="float">
            <text:p>654,479605</text:p>
          </table:table-cell>
          <table:table-cell office:value-type="float" office:value="-0.060966" calcext:value-type="float">
            <text:p>-0,060966</text:p>
          </table:table-cell>
          <table:table-cell office:value-type="float" office:value="-0.014122" calcext:value-type="float">
            <text:p>-0,014122</text:p>
          </table:table-cell>
          <table:table-cell office:value-type="float" office:value="-0.005196" calcext:value-type="float">
            <text:p>-0,005196</text:p>
          </table:table-cell>
        </table:table-row>
        <table:table-row table:style-name="ro1">
          <table:table-cell office:value-type="string" calcext:value-type="string">
            <text:p>9 Mar 2017 20:48:00.000</text:p>
          </table:table-cell>
          <table:table-cell office:value-type="float" office:value="18.418" calcext:value-type="float">
            <text:p>18,418</text:p>
          </table:table-cell>
          <table:table-cell office:value-type="float" office:value="140.823" calcext:value-type="float">
            <text:p>140,823</text:p>
          </table:table-cell>
          <table:table-cell office:value-type="float" office:value="654.229909" calcext:value-type="float">
            <text:p>654,229909</text:p>
          </table:table-cell>
          <table:table-cell office:value-type="float" office:value="-0.061021" calcext:value-type="float">
            <text:p>-0,061021</text:p>
          </table:table-cell>
          <table:table-cell office:value-type="float" office:value="-0.013667" calcext:value-type="float">
            <text:p>-0,013667</text:p>
          </table:table-cell>
          <table:table-cell office:value-type="float" office:value="-0.003088" calcext:value-type="float">
            <text:p>-0,003088</text:p>
          </table:table-cell>
        </table:table-row>
        <table:table-row table:style-name="ro1">
          <table:table-cell office:value-type="string" calcext:value-type="string">
            <text:p>9 Mar 2017 20:49:00.000</text:p>
          </table:table-cell>
          <table:table-cell office:value-type="float" office:value="14.756" calcext:value-type="float">
            <text:p>14,756</text:p>
          </table:table-cell>
          <table:table-cell office:value-type="float" office:value="140.014" calcext:value-type="float">
            <text:p>140,014</text:p>
          </table:table-cell>
          <table:table-cell office:value-type="float" office:value="654.111603" calcext:value-type="float">
            <text:p>654,111603</text:p>
          </table:table-cell>
          <table:table-cell office:value-type="float" office:value="-0.061064" calcext:value-type="float">
            <text:p>-0,061064</text:p>
          </table:table-cell>
          <table:table-cell office:value-type="float" office:value="-0.013315" calcext:value-type="float">
            <text:p>-0,013315</text:p>
          </table:table-cell>
          <table:table-cell office:value-type="float" office:value="-0.000822" calcext:value-type="float">
            <text:p>-0,000822</text:p>
          </table:table-cell>
        </table:table-row>
        <table:table-row table:style-name="ro1">
          <table:table-cell office:value-type="string" calcext:value-type="string">
            <text:p>9 Mar 2017 20:50:00.000</text:p>
          </table:table-cell>
          <table:table-cell office:value-type="float" office:value="11.091" calcext:value-type="float">
            <text:p>11,091</text:p>
          </table:table-cell>
          <table:table-cell office:value-type="float" office:value="139.223" calcext:value-type="float">
            <text:p>139,223</text:p>
          </table:table-cell>
          <table:table-cell office:value-type="float" office:value="654.133112" calcext:value-type="float">
            <text:p>654,133112</text:p>
          </table:table-cell>
          <table:table-cell office:value-type="float" office:value="-0.061094" calcext:value-type="float">
            <text:p>-0,061094</text:p>
          </table:table-cell>
          <table:table-cell office:value-type="float" office:value="-0.013052" calcext:value-type="float">
            <text:p>-0,013052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 office:value-type="string" calcext:value-type="string">
            <text:p>9 Mar 2017 20:51:00.000</text:p>
          </table:table-cell>
          <table:table-cell office:value-type="float" office:value="7.425" calcext:value-type="float">
            <text:p>7,425</text:p>
          </table:table-cell>
          <table:table-cell office:value-type="float" office:value="138.446" calcext:value-type="float">
            <text:p>138,446</text:p>
          </table:table-cell>
          <table:table-cell office:value-type="float" office:value="654.300665" calcext:value-type="float">
            <text:p>654,300665</text:p>
          </table:table-cell>
          <table:table-cell office:value-type="float" office:value="-0.061114" calcext:value-type="float">
            <text:p>-0,061114</text:p>
          </table:table-cell>
          <table:table-cell office:value-type="float" office:value="-0.012869" calcext:value-type="float">
            <text:p>-0,012869</text:p>
          </table:table-cell>
          <table:table-cell office:value-type="float" office:value="0.00404" calcext:value-type="float">
            <text:p>0,00404</text:p>
          </table:table-cell>
        </table:table-row>
        <table:table-row table:style-name="ro1">
          <table:table-cell office:value-type="string" calcext:value-type="string">
            <text:p>9 Mar 2017 20:52:00.000</text:p>
          </table:table-cell>
          <table:table-cell office:value-type="float" office:value="3.758" calcext:value-type="float">
            <text:p>3,758</text:p>
          </table:table-cell>
          <table:table-cell office:value-type="float" office:value="137.678" calcext:value-type="float">
            <text:p>137,678</text:p>
          </table:table-cell>
          <table:table-cell office:value-type="float" office:value="654.618152" calcext:value-type="float">
            <text:p>654,618152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61" calcext:value-type="float">
            <text:p>-0,012761</text:p>
          </table:table-cell>
          <table:table-cell office:value-type="float" office:value="0.006558" calcext:value-type="float">
            <text:p>0,006558</text:p>
          </table:table-cell>
        </table:table-row>
        <table:table-row table:style-name="ro1">
          <table:table-cell office:value-type="string" calcext:value-type="string">
            <text:p>9 Mar 2017 20:53:00.000</text:p>
          </table:table-cell>
          <table:table-cell office:value-type="float" office:value="0.09" calcext:value-type="float">
            <text:p>0,09</text:p>
          </table:table-cell>
          <table:table-cell office:value-type="float" office:value="136.913" calcext:value-type="float">
            <text:p>136,913</text:p>
          </table:table-cell>
          <table:table-cell office:value-type="float" office:value="655.087037" calcext:value-type="float">
            <text:p>655,087037</text:p>
          </table:table-cell>
          <table:table-cell office:value-type="float" office:value="-0.061118" calcext:value-type="float">
            <text:p>-0,061118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0.009079" calcext:value-type="float">
            <text:p>0,009079</text:p>
          </table:table-cell>
        </table:table-row>
        <table:table-row table:style-name="ro1">
          <table:table-cell office:value-type="string" calcext:value-type="string">
            <text:p>9 Mar 2017 20:54:00.000</text:p>
          </table:table-cell>
          <table:table-cell office:value-type="float" office:value="-3.576" calcext:value-type="float">
            <text:p>-3,576</text:p>
          </table:table-cell>
          <table:table-cell office:value-type="float" office:value="136.149" calcext:value-type="float">
            <text:p>136,149</text:p>
          </table:table-cell>
          <table:table-cell office:value-type="float" office:value="655.706298" calcext:value-type="float">
            <text:p>655,706298</text:p>
          </table:table-cell>
          <table:table-cell office:value-type="float" office:value="-0.061103" calcext:value-type="float">
            <text:p>-0,061103</text:p>
          </table:table-cell>
          <table:table-cell office:value-type="float" office:value="-0.012755" calcext:value-type="float">
            <text:p>-0,012755</text:p>
          </table:table-cell>
          <table:table-cell office:value-type="float" office:value="0.011562" calcext:value-type="float">
            <text:p>0,011562</text:p>
          </table:table-cell>
        </table:table-row>
        <table:table-row table:style-name="ro1">
          <table:table-cell office:value-type="string" calcext:value-type="string">
            <text:p>9 Mar 2017 20:55:00.000</text:p>
          </table:table-cell>
          <table:table-cell office:value-type="float" office:value="-7.242" calcext:value-type="float">
            <text:p>-7,242</text:p>
          </table:table-cell>
          <table:table-cell office:value-type="float" office:value="135.381" calcext:value-type="float">
            <text:p>135,381</text:p>
          </table:table-cell>
          <table:table-cell office:value-type="float" office:value="656.472423" calcext:value-type="float">
            <text:p>656,472423</text:p>
          </table:table-cell>
          <table:table-cell office:value-type="float" office:value="-0.061076" calcext:value-type="float">
            <text:p>-0,061076</text:p>
          </table:table-cell>
          <table:table-cell office:value-type="float" office:value="-0.012857" calcext:value-type="float">
            <text:p>-0,012857</text:p>
          </table:table-cell>
          <table:table-cell office:value-type="float" office:value="0.013966" calcext:value-type="float">
            <text:p>0,013966</text:p>
          </table:table-cell>
        </table:table-row>
        <table:table-row table:style-name="ro1">
          <table:table-cell office:value-type="string" calcext:value-type="string">
            <text:p>9 Mar 2017 20:56:00.000</text:p>
          </table:table-cell>
          <table:table-cell office:value-type="float" office:value="-10.905" calcext:value-type="float">
            <text:p>-10,905</text:p>
          </table:table-cell>
          <table:table-cell office:value-type="float" office:value="134.605" calcext:value-type="float">
            <text:p>134,605</text:p>
          </table:table-cell>
          <table:table-cell office:value-type="float" office:value="657.37944" calcext:value-type="float">
            <text:p>657,37944</text:p>
          </table:table-cell>
          <table:table-cell office:value-type="float" office:value="-0.061039" calcext:value-type="float">
            <text:p>-0,061039</text:p>
          </table:table-cell>
          <table:table-cell office:value-type="float" office:value="-0.013033" calcext:value-type="float">
            <text:p>-0,013033</text:p>
          </table:table-cell>
          <table:table-cell office:value-type="float" office:value="0.016251" calcext:value-type="float">
            <text:p>0,016251</text:p>
          </table:table-cell>
        </table:table-row>
        <table:table-row table:style-name="ro1">
          <table:table-cell office:value-type="string" calcext:value-type="string">
            <text:p>9 Mar 2017 20:57:00.000</text:p>
          </table:table-cell>
          <table:table-cell office:value-type="float" office:value="-14.566" calcext:value-type="float">
            <text:p>-14,566</text:p>
          </table:table-cell>
          <table:table-cell office:value-type="float" office:value="133.816" calcext:value-type="float">
            <text:p>133,816</text:p>
          </table:table-cell>
          <table:table-cell office:value-type="float" office:value="658.418999" calcext:value-type="float">
            <text:p>658,418999</text:p>
          </table:table-cell>
          <table:table-cell office:value-type="float" office:value="-0.06099" calcext:value-type="float">
            <text:p>-0,06099</text:p>
          </table:table-cell>
          <table:table-cell office:value-type="float" office:value="-0.013288" calcext:value-type="float">
            <text:p>-0,013288</text:p>
          </table:table-cell>
          <table:table-cell office:value-type="float" office:value="0.018376" calcext:value-type="float">
            <text:p>0,018376</text:p>
          </table:table-cell>
        </table:table-row>
        <table:table-row table:style-name="ro1">
          <table:table-cell office:value-type="string" calcext:value-type="string">
            <text:p>9 Mar 2017 20:58:00.000</text:p>
          </table:table-cell>
          <table:table-cell office:value-type="float" office:value="-18.224" calcext:value-type="float">
            <text:p>-18,224</text:p>
          </table:table-cell>
          <table:table-cell office:value-type="float" office:value="133.009" calcext:value-type="float">
            <text:p>133,009</text:p>
          </table:table-cell>
          <table:table-cell office:value-type="float" office:value="659.580488" calcext:value-type="float">
            <text:p>659,580488</text:p>
          </table:table-cell>
          <table:table-cell office:value-type="float" office:value="-0.06093" calcext:value-type="float">
            <text:p>-0,06093</text:p>
          </table:table-cell>
          <table:table-cell office:value-type="float" office:value="-0.013632" calcext:value-type="float">
            <text:p>-0,013632</text:p>
          </table:table-cell>
          <table:table-cell office:value-type="float" office:value="0.020307" calcext:value-type="float">
            <text:p>0,020307</text:p>
          </table:table-cell>
        </table:table-row>
        <table:table-row table:style-name="ro1">
          <table:table-cell office:value-type="string" calcext:value-type="string">
            <text:p>9 Mar 2017 20:59:00.000</text:p>
          </table:table-cell>
          <table:table-cell office:value-type="float" office:value="-21.878" calcext:value-type="float">
            <text:p>-21,878</text:p>
          </table:table-cell>
          <table:table-cell office:value-type="float" office:value="132.178" calcext:value-type="float">
            <text:p>132,178</text:p>
          </table:table-cell>
          <table:table-cell office:value-type="float" office:value="660.851192" calcext:value-type="float">
            <text:p>660,851192</text:p>
          </table:table-cell>
          <table:table-cell office:value-type="float" office:value="-0.060858" calcext:value-type="float">
            <text:p>-0,060858</text:p>
          </table:table-cell>
          <table:table-cell office:value-type="float" office:value="-0.014076" calcext:value-type="float">
            <text:p>-0,014076</text:p>
          </table:table-cell>
          <table:table-cell office:value-type="float" office:value="0.02201" calcext:value-type="float">
            <text:p>0,02201</text:p>
          </table:table-cell>
        </table:table-row>
        <table:table-row table:style-name="ro1">
          <table:table-cell office:value-type="string" calcext:value-type="string">
            <text:p>9 Mar 2017 21:00:00.000</text:p>
          </table:table-cell>
          <table:table-cell office:value-type="float" office:value="-25.527" calcext:value-type="float">
            <text:p>-25,527</text:p>
          </table:table-cell>
          <table:table-cell office:value-type="float" office:value="131.317" calcext:value-type="float">
            <text:p>131,317</text:p>
          </table:table-cell>
          <table:table-cell office:value-type="float" office:value="662.216486" calcext:value-type="float">
            <text:p>662,216486</text:p>
          </table:table-cell>
          <table:table-cell office:value-type="float" office:value="-0.060773" calcext:value-type="float">
            <text:p>-0,060773</text:p>
          </table:table-cell>
          <table:table-cell office:value-type="float" office:value="-0.014639" calcext:value-type="float">
            <text:p>-0,014639</text:p>
          </table:table-cell>
          <table:table-cell office:value-type="float" office:value="0.023453" calcext:value-type="float">
            <text:p>0,023453</text:p>
          </table:table-cell>
        </table:table-row>
        <table:table-row table:style-name="ro1">
          <table:table-cell office:value-type="string" calcext:value-type="string">
            <text:p>9 Mar 2017 21:01:00.000</text:p>
          </table:table-cell>
          <table:table-cell office:value-type="float" office:value="-29.17" calcext:value-type="float">
            <text:p>-29,17</text:p>
          </table:table-cell>
          <table:table-cell office:value-type="float" office:value="130.419" calcext:value-type="float">
            <text:p>130,419</text:p>
          </table:table-cell>
          <table:table-cell office:value-type="float" office:value="663.660061" calcext:value-type="float">
            <text:p>663,660061</text:p>
          </table:table-cell>
          <table:table-cell office:value-type="float" office:value="-0.060675" calcext:value-type="float">
            <text:p>-0,060675</text:p>
          </table:table-cell>
          <table:table-cell office:value-type="float" office:value="-0.015342" calcext:value-type="float">
            <text:p>-0,015342</text:p>
          </table:table-cell>
          <table:table-cell office:value-type="float" office:value="0.024613" calcext:value-type="float">
            <text:p>0,024613</text:p>
          </table:table-cell>
        </table:table-row>
        <table:table-row table:style-name="ro1">
          <table:table-cell office:value-type="string" calcext:value-type="string">
            <text:p>9 Mar 2017 21:02:00.000</text:p>
          </table:table-cell>
          <table:table-cell office:value-type="float" office:value="-32.807" calcext:value-type="float">
            <text:p>-32,807</text:p>
          </table:table-cell>
          <table:table-cell office:value-type="float" office:value="129.473" calcext:value-type="float">
            <text:p>129,473</text:p>
          </table:table-cell>
          <table:table-cell office:value-type="float" office:value="665.164181" calcext:value-type="float">
            <text:p>665,164181</text:p>
          </table:table-cell>
          <table:table-cell office:value-type="float" office:value="-0.060561" calcext:value-type="float">
            <text:p>-0,060561</text:p>
          </table:table-cell>
          <table:table-cell office:value-type="float" office:value="-0.016218" calcext:value-type="float">
            <text:p>-0,016218</text:p>
          </table:table-cell>
          <table:table-cell office:value-type="float" office:value="0.025466" calcext:value-type="float">
            <text:p>0,025466</text:p>
          </table:table-cell>
        </table:table-row>
        <table:table-row table:style-name="ro1">
          <table:table-cell office:value-type="string" calcext:value-type="string">
            <text:p>9 Mar 2017 21:03:00.000</text:p>
          </table:table-cell>
          <table:table-cell office:value-type="float" office:value="-36.437" calcext:value-type="float">
            <text:p>-36,437</text:p>
          </table:table-cell>
          <table:table-cell office:value-type="float" office:value="128.468" calcext:value-type="float">
            <text:p>128,468</text:p>
          </table:table-cell>
          <table:table-cell office:value-type="float" office:value="666.709954" calcext:value-type="float">
            <text:p>666,709954</text:p>
          </table:table-cell>
          <table:table-cell office:value-type="float" office:value="-0.060431" calcext:value-type="float">
            <text:p>-0,060431</text:p>
          </table:table-cell>
          <table:table-cell office:value-type="float" office:value="-0.017309" calcext:value-type="float">
            <text:p>-0,017309</text:p>
          </table:table-cell>
          <table:table-cell office:value-type="float" office:value="0.025997" calcext:value-type="float">
            <text:p>0,025997</text:p>
          </table:table-cell>
        </table:table-row>
        <table:table-row table:style-name="ro1">
          <table:table-cell office:value-type="string" calcext:value-type="string">
            <text:p>9 Mar 2017 21:04:00.000</text:p>
          </table:table-cell>
          <table:table-cell office:value-type="float" office:value="-40.059" calcext:value-type="float">
            <text:p>-40,059</text:p>
          </table:table-cell>
          <table:table-cell office:value-type="float" office:value="127.39" calcext:value-type="float">
            <text:p>127,39</text:p>
          </table:table-cell>
          <table:table-cell office:value-type="float" office:value="668.277634" calcext:value-type="float">
            <text:p>668,277634</text:p>
          </table:table-cell>
          <table:table-cell office:value-type="float" office:value="-0.060279" calcext:value-type="float">
            <text:p>-0,060279</text:p>
          </table:table-cell>
          <table:table-cell office:value-type="float" office:value="-0.018674" calcext:value-type="float">
            <text:p>-0,018674</text:p>
          </table:table-cell>
          <table:table-cell office:value-type="float" office:value="0.026193" calcext:value-type="float">
            <text:p>0,026193</text:p>
          </table:table-cell>
        </table:table-row>
        <table:table-row table:style-name="ro1">
          <table:table-cell office:value-type="string" calcext:value-type="string">
            <text:p>9 Mar 2017 21:05:00.000</text:p>
          </table:table-cell>
          <table:table-cell office:value-type="float" office:value="-43.67" calcext:value-type="float">
            <text:p>-43,67</text:p>
          </table:table-cell>
          <table:table-cell office:value-type="float" office:value="126.22" calcext:value-type="float">
            <text:p>126,22</text:p>
          </table:table-cell>
          <table:table-cell office:value-type="float" office:value="669.846919" calcext:value-type="float">
            <text:p>669,846919</text:p>
          </table:table-cell>
          <table:table-cell office:value-type="float" office:value="-0.060102" calcext:value-type="float">
            <text:p>-0,060102</text:p>
          </table:table-cell>
          <table:table-cell office:value-type="float" office:value="-0.020395" calcext:value-type="float">
            <text:p>-0,020395</text:p>
          </table:table-cell>
          <table:table-cell office:value-type="float" office:value="0.026048" calcext:value-type="float">
            <text:p>0,026048</text:p>
          </table:table-cell>
        </table:table-row>
        <table:table-row table:style-name="ro1">
          <table:table-cell office:value-type="string" calcext:value-type="string">
            <text:p>9 Mar 2017 21:06:00.000</text:p>
          </table:table-cell>
          <table:table-cell office:value-type="float" office:value="-47.27" calcext:value-type="float">
            <text:p>-47,27</text:p>
          </table:table-cell>
          <table:table-cell office:value-type="float" office:value="124.933" calcext:value-type="float">
            <text:p>124,933</text:p>
          </table:table-cell>
          <table:table-cell office:value-type="float" office:value="671.397277" calcext:value-type="float">
            <text:p>671,397277</text:p>
          </table:table-cell>
          <table:table-cell office:value-type="float" office:value="-0.059891" calcext:value-type="float">
            <text:p>-0,059891</text:p>
          </table:table-cell>
          <table:table-cell office:value-type="float" office:value="-0.022591" calcext:value-type="float">
            <text:p>-0,022591</text:p>
          </table:table-cell>
          <table:table-cell office:value-type="float" office:value="0.025561" calcext:value-type="float">
            <text:p>0,025561</text:p>
          </table:table-cell>
        </table:table-row>
        <table:table-row table:style-name="ro1">
          <table:table-cell office:value-type="string" calcext:value-type="string">
            <text:p>9 Mar 2017 21:07:00.000</text:p>
          </table:table-cell>
          <table:table-cell office:value-type="float" office:value="-50.856" calcext:value-type="float">
            <text:p>-50,856</text:p>
          </table:table-cell>
          <table:table-cell office:value-type="float" office:value="123.496" calcext:value-type="float">
            <text:p>123,496</text:p>
          </table:table-cell>
          <table:table-cell office:value-type="float" office:value="672.908251" calcext:value-type="float">
            <text:p>672,908251</text:p>
          </table:table-cell>
          <table:table-cell office:value-type="float" office:value="-0.059635" calcext:value-type="float">
            <text:p>-0,059635</text:p>
          </table:table-cell>
          <table:table-cell office:value-type="float" office:value="-0.025435" calcext:value-type="float">
            <text:p>-0,025435</text:p>
          </table:table-cell>
          <table:table-cell office:value-type="float" office:value="0.024736" calcext:value-type="float">
            <text:p>0,024736</text:p>
          </table:table-cell>
        </table:table-row>
        <table:table-row table:style-name="ro1">
          <table:table-cell office:value-type="string" calcext:value-type="string">
            <text:p>9 Mar 2017 21:08:00.000</text:p>
          </table:table-cell>
          <table:table-cell office:value-type="float" office:value="-54.425" calcext:value-type="float">
            <text:p>-54,425</text:p>
          </table:table-cell>
          <table:table-cell office:value-type="float" office:value="121.863" calcext:value-type="float">
            <text:p>121,863</text:p>
          </table:table-cell>
          <table:table-cell office:value-type="float" office:value="674.35978" calcext:value-type="float">
            <text:p>674,35978</text:p>
          </table:table-cell>
          <table:table-cell office:value-type="float" office:value="-0.059316" calcext:value-type="float">
            <text:p>-0,059316</text:p>
          </table:table-cell>
          <table:table-cell office:value-type="float" office:value="-0.029187" calcext:value-type="float">
            <text:p>-0,029187</text:p>
          </table:table-cell>
          <table:table-cell office:value-type="float" office:value="0.023581" calcext:value-type="float">
            <text:p>0,023581</text:p>
          </table:table-cell>
        </table:table-row>
        <table:table-row table:style-name="ro1">
          <table:table-cell office:value-type="string" calcext:value-type="string">
            <text:p>9 Mar 2017 21:09:00.000</text:p>
          </table:table-cell>
          <table:table-cell office:value-type="float" office:value="-57.972" calcext:value-type="float">
            <text:p>-57,972</text:p>
          </table:table-cell>
          <table:table-cell office:value-type="float" office:value="119.968" calcext:value-type="float">
            <text:p>119,968</text:p>
          </table:table-cell>
          <table:table-cell office:value-type="float" office:value="675.732501" calcext:value-type="float">
            <text:p>675,732501</text:p>
          </table:table-cell>
          <table:table-cell office:value-type="float" office:value="-0.058903" calcext:value-type="float">
            <text:p>-0,058903</text:p>
          </table:table-cell>
          <table:table-cell office:value-type="float" office:value="-0.034251" calcext:value-type="float">
            <text:p>-0,034251</text:p>
          </table:table-cell>
          <table:table-cell office:value-type="float" office:value="0.022111" calcext:value-type="float">
            <text:p>0,022111</text:p>
          </table:table-cell>
        </table:table-row>
        <table:table-row table:style-name="ro1">
          <table:table-cell office:value-type="string" calcext:value-type="string">
            <text:p>9 Mar 2017 21:10:00.000</text:p>
          </table:table-cell>
          <table:table-cell office:value-type="float" office:value="-61.491" calcext:value-type="float">
            <text:p>-61,491</text:p>
          </table:table-cell>
          <table:table-cell office:value-type="float" office:value="117.714" calcext:value-type="float">
            <text:p>117,714</text:p>
          </table:table-cell>
          <table:table-cell office:value-type="float" office:value="677.008041" calcext:value-type="float">
            <text:p>677,008041</text:p>
          </table:table-cell>
          <table:table-cell office:value-type="float" office:value="-0.05835" calcext:value-type="float">
            <text:p>-0,05835</text:p>
          </table:table-cell>
          <table:table-cell office:value-type="float" office:value="-0.04128" calcext:value-type="float">
            <text:p>-0,04128</text:p>
          </table:table-cell>
          <table:table-cell office:value-type="float" office:value="0.020345" calcext:value-type="float">
            <text:p>0,020345</text:p>
          </table:table-cell>
        </table:table-row>
        <table:table-row table:style-name="ro1">
          <table:table-cell office:value-type="string" calcext:value-type="string">
            <text:p>9 Mar 2017 21:11:00.000</text:p>
          </table:table-cell>
          <table:table-cell office:value-type="float" office:value="-64.97" calcext:value-type="float">
            <text:p>-64,97</text:p>
          </table:table-cell>
          <table:table-cell office:value-type="float" office:value="114.954" calcext:value-type="float">
            <text:p>114,954</text:p>
          </table:table-cell>
          <table:table-cell office:value-type="float" office:value="678.169294" calcext:value-type="float">
            <text:p>678,169294</text:p>
          </table:table-cell>
          <table:table-cell office:value-type="float" office:value="-0.057573" calcext:value-type="float">
            <text:p>-0,057573</text:p>
          </table:table-cell>
          <table:table-cell office:value-type="float" office:value="-0.051366" calcext:value-type="float">
            <text:p>-0,051366</text:p>
          </table:table-cell>
          <table:table-cell office:value-type="float" office:value="0.018307" calcext:value-type="float">
            <text:p>0,018307</text:p>
          </table:table-cell>
        </table:table-row>
        <table:table-row table:style-name="ro1">
          <table:table-cell office:value-type="string" calcext:value-type="string">
            <text:p>9 Mar 2017 21:12:00.000</text:p>
          </table:table-cell>
          <table:table-cell office:value-type="float" office:value="-68.392" calcext:value-type="float">
            <text:p>-68,392</text:p>
          </table:table-cell>
          <table:table-cell office:value-type="float" office:value="111.451" calcext:value-type="float">
            <text:p>111,451</text:p>
          </table:table-cell>
          <table:table-cell office:value-type="float" office:value="679.200674" calcext:value-type="float">
            <text:p>679,200674</text:p>
          </table:table-cell>
          <table:table-cell office:value-type="float" office:value="-0.056419" calcext:value-type="float">
            <text:p>-0,056419</text:p>
          </table:table-cell>
          <table:table-cell office:value-type="float" office:value="-0.066432" calcext:value-type="float">
            <text:p>-0,066432</text:p>
          </table:table-cell>
          <table:table-cell office:value-type="float" office:value="0.016022" calcext:value-type="float">
            <text:p>0,016022</text:p>
          </table:table-cell>
        </table:table-row>
        <table:table-row table:style-name="ro1">
          <table:table-cell office:value-type="string" calcext:value-type="string">
            <text:p>9 Mar 2017 21:13:00.000</text:p>
          </table:table-cell>
          <table:table-cell office:value-type="float" office:value="-71.727" calcext:value-type="float">
            <text:p>-71,727</text:p>
          </table:table-cell>
          <table:table-cell office:value-type="float" office:value="106.814" calcext:value-type="float">
            <text:p>106,814</text:p>
          </table:table-cell>
          <table:table-cell office:value-type="float" office:value="680.088347" calcext:value-type="float">
            <text:p>680,088347</text:p>
          </table:table-cell>
          <table:table-cell office:value-type="float" office:value="-0.054593" calcext:value-type="float">
            <text:p>-0,054593</text:p>
          </table:table-cell>
          <table:table-cell office:value-type="float" office:value="-0.09001" calcext:value-type="float">
            <text:p>-0,09001</text:p>
          </table:table-cell>
          <table:table-cell office:value-type="float" office:value="0.013523" calcext:value-type="float">
            <text:p>0,013523</text:p>
          </table:table-cell>
        </table:table-row>
        <table:table-row table:style-name="ro1">
          <table:table-cell office:value-type="string" calcext:value-type="string">
            <text:p>9 Mar 2017 21:14:00.000</text:p>
          </table:table-cell>
          <table:table-cell office:value-type="float" office:value="-74.918" calcext:value-type="float">
            <text:p>-74,918</text:p>
          </table:table-cell>
          <table:table-cell office:value-type="float" office:value="100.35" calcext:value-type="float">
            <text:p>100,35</text:p>
          </table:table-cell>
          <table:table-cell office:value-type="float" office:value="680.820432" calcext:value-type="float">
            <text:p>680,820432</text:p>
          </table:table-cell>
          <table:table-cell office:value-type="float" office:value="-0.051484" calcext:value-type="float">
            <text:p>-0,051484</text:p>
          </table:table-cell>
          <table:table-cell office:value-type="float" office:value="-0.128763" calcext:value-type="float">
            <text:p>-0,128763</text:p>
          </table:table-cell>
          <table:table-cell office:value-type="float" office:value="0.010843" calcext:value-type="float">
            <text:p>0,010843</text:p>
          </table:table-cell>
        </table:table-row>
        <table:table-row table:style-name="ro1">
          <table:table-cell office:value-type="string" calcext:value-type="string">
            <text:p>9 Mar 2017 21:15:00.000</text:p>
          </table:table-cell>
          <table:table-cell office:value-type="float" office:value="-77.853" calcext:value-type="float">
            <text:p>-77,853</text:p>
          </table:table-cell>
          <table:table-cell office:value-type="float" office:value="90.823" calcext:value-type="float">
            <text:p>90,823</text:p>
          </table:table-cell>
          <table:table-cell office:value-type="float" office:value="681.387173" calcext:value-type="float">
            <text:p>681,387173</text:p>
          </table:table-cell>
          <table:table-cell office:value-type="float" office:value="-0.045749" calcext:value-type="float">
            <text:p>-0,045749</text:p>
          </table:table-cell>
          <table:table-cell office:value-type="float" office:value="-0.19464" calcext:value-type="float">
            <text:p>-0,19464</text:p>
          </table:table-cell>
          <table:table-cell office:value-type="float" office:value="0.00802" calcext:value-type="float">
            <text:p>0,00802</text:p>
          </table:table-cell>
        </table:table-row>
        <table:table-row table:style-name="ro1">
          <table:table-cell office:value-type="string" calcext:value-type="string">
            <text:p>9 Mar 2017 21:16:00.000</text:p>
          </table:table-cell>
          <table:table-cell office:value-type="float" office:value="-80.3" calcext:value-type="float">
            <text:p>-80,3</text:p>
          </table:table-cell>
          <table:table-cell office:value-type="float" office:value="76.161" calcext:value-type="float">
            <text:p>76,161</text:p>
          </table:table-cell>
          <table:table-cell office:value-type="float" office:value="681.781085" calcext:value-type="float">
            <text:p>681,781085</text:p>
          </table:table-cell>
          <table:table-cell office:value-type="float" office:value="-0.034549" calcext:value-type="float">
            <text:p>-0,034549</text:p>
          </table:table-cell>
          <table:table-cell office:value-type="float" office:value="-0.301149" calcext:value-type="float">
            <text:p>-0,301149</text:p>
          </table:table-cell>
          <table:table-cell office:value-type="float" office:value="0.005091" calcext:value-type="float">
            <text:p>0,005091</text:p>
          </table:table-cell>
        </table:table-row>
        <table:table-row table:style-name="ro1">
          <table:table-cell office:value-type="string" calcext:value-type="string">
            <text:p>9 Mar 2017 21:17:00.000</text:p>
          </table:table-cell>
          <table:table-cell office:value-type="float" office:value="-81.808" calcext:value-type="float">
            <text:p>-81,808</text:p>
          </table:table-cell>
          <table:table-cell office:value-type="float" office:value="54.35" calcext:value-type="float">
            <text:p>54,35</text:p>
          </table:table-cell>
          <table:table-cell office:value-type="float" office:value="681.997057" calcext:value-type="float">
            <text:p>681,997057</text:p>
          </table:table-cell>
          <table:table-cell office:value-type="float" office:value="-0.014004" calcext:value-type="float">
            <text:p>-0,014004</text:p>
          </table:table-cell>
          <table:table-cell office:value-type="float" office:value="-0.419412" calcext:value-type="float">
            <text:p>-0,419412</text:p>
          </table:table-cell>
          <table:table-cell office:value-type="float" office:value="0.002098" calcext:value-type="float">
            <text:p>0,002098</text:p>
          </table:table-cell>
        </table:table-row>
        <table:table-row table:style-name="ro1">
          <table:table-cell office:value-type="string" calcext:value-type="string">
            <text:p>9 Mar 2017 21:18:00.000</text:p>
          </table:table-cell>
          <table:table-cell office:value-type="float" office:value="-81.842" calcext:value-type="float">
            <text:p>-81,842</text:p>
          </table:table-cell>
          <table:table-cell office:value-type="float" office:value="28.231" calcext:value-type="float">
            <text:p>28,231</text:p>
          </table:table-cell>
          <table:table-cell office:value-type="float" office:value="682.032426" calcext:value-type="float">
            <text:p>682,032426</text:p>
          </table:table-cell>
          <table:table-cell office:value-type="float" office:value="0.01295" calcext:value-type="float">
            <text:p>0,01295</text:p>
          </table:table-cell>
          <table:table-cell office:value-type="float" office:value="-0.422779" calcext:value-type="float">
            <text:p>-0,422779</text:p>
          </table:table-cell>
          <table:table-cell office:value-type="float" office:value="-0.000919" calcext:value-type="float">
            <text:p>-0,000919</text:p>
          </table:table-cell>
        </table:table-row>
        <table:table-row table:style-name="ro1">
          <table:table-cell office:value-type="string" calcext:value-type="string">
            <text:p>9 Mar 2017 21:19:00.000</text:p>
          </table:table-cell>
          <table:table-cell office:value-type="float" office:value="-80.385" calcext:value-type="float">
            <text:p>-80,385</text:p>
          </table:table-cell>
          <table:table-cell office:value-type="float" office:value="6.131" calcext:value-type="float">
            <text:p>6,131</text:p>
          </table:table-cell>
          <table:table-cell office:value-type="float" office:value="681.887016" calcext:value-type="float">
            <text:p>681,887016</text:p>
          </table:table-cell>
          <table:table-cell office:value-type="float" office:value="0.033908" calcext:value-type="float">
            <text:p>0,033908</text:p>
          </table:table-cell>
          <table:table-cell office:value-type="float" office:value="-0.306335" calcext:value-type="float">
            <text:p>-0,306335</text:p>
          </table:table-cell>
          <table:table-cell office:value-type="float" office:value="-0.003919" calcext:value-type="float">
            <text:p>-0,003919</text:p>
          </table:table-cell>
        </table:table-row>
        <table:table-row table:style-name="ro1">
          <table:table-cell office:value-type="string" calcext:value-type="string">
            <text:p>9 Mar 2017 21:20:00.000</text:p>
          </table:table-cell>
          <table:table-cell office:value-type="float" office:value="-77.966" calcext:value-type="float">
            <text:p>-77,966</text:p>
          </table:table-cell>
          <table:table-cell office:value-type="float" office:value="-8.796" calcext:value-type="float">
            <text:p>-8,796</text:p>
          </table:table-cell>
          <table:table-cell office:value-type="float" office:value="681.563135" calcext:value-type="float">
            <text:p>681,563135</text:p>
          </table:table-cell>
          <table:table-cell office:value-type="float" office:value="0.04542" calcext:value-type="float">
            <text:p>0,04542</text:p>
          </table:table-cell>
          <table:table-cell office:value-type="float" office:value="-0.198161" calcext:value-type="float">
            <text:p>-0,198161</text:p>
          </table:table-cell>
          <table:table-cell office:value-type="float" office:value="-0.006859" calcext:value-type="float">
            <text:p>-0,006859</text:p>
          </table:table-cell>
        </table:table-row>
        <table:table-row table:style-name="ro1">
          <table:table-cell office:value-type="string" calcext:value-type="string">
            <text:p>9 Mar 2017 21:21:00.000</text:p>
          </table:table-cell>
          <table:table-cell office:value-type="float" office:value="-75.045" calcext:value-type="float">
            <text:p>-75,045</text:p>
          </table:table-cell>
          <table:table-cell office:value-type="float" office:value="-18.488" calcext:value-type="float">
            <text:p>-18,488</text:p>
          </table:table-cell>
          <table:table-cell office:value-type="float" office:value="681.065544" calcext:value-type="float">
            <text:p>681,065544</text:p>
          </table:table-cell>
          <table:table-cell office:value-type="float" office:value="0.05131" calcext:value-type="float">
            <text:p>0,05131</text:p>
          </table:table-cell>
          <table:table-cell office:value-type="float" office:value="-0.130833" calcext:value-type="float">
            <text:p>-0,130833</text:p>
          </table:table-cell>
          <table:table-cell office:value-type="float" office:value="-0.0097" calcext:value-type="float">
            <text:p>-0,0097</text:p>
          </table:table-cell>
        </table:table-row>
        <table:table-row table:style-name="ro1">
          <table:table-cell office:value-type="string" calcext:value-type="string">
            <text:p>9 Mar 2017 21:22:00.000</text:p>
          </table:table-cell>
          <table:table-cell office:value-type="float" office:value="-71.862" calcext:value-type="float">
            <text:p>-71,862</text:p>
          </table:table-cell>
          <table:table-cell office:value-type="float" office:value="-25.048" calcext:value-type="float">
            <text:p>-25,048</text:p>
          </table:table-cell>
          <table:table-cell office:value-type="float" office:value="680.401386" calcext:value-type="float">
            <text:p>680,401386</text:p>
          </table:table-cell>
          <table:table-cell office:value-type="float" office:value="0.054492" calcext:value-type="float">
            <text:p>0,054492</text:p>
          </table:table-cell>
          <table:table-cell office:value-type="float" office:value="-0.091243" calcext:value-type="float">
            <text:p>-0,091243</text:p>
          </table:table-cell>
          <table:table-cell office:value-type="float" office:value="-0.012403" calcext:value-type="float">
            <text:p>-0,012403</text:p>
          </table:table-cell>
        </table:table-row>
        <table:table-row table:style-name="ro1">
          <table:table-cell office:value-type="string" calcext:value-type="string">
            <text:p>9 Mar 2017 21:23:00.000</text:p>
          </table:table-cell>
          <table:table-cell office:value-type="float" office:value="-68.532" calcext:value-type="float">
            <text:p>-68,532</text:p>
          </table:table-cell>
          <table:table-cell office:value-type="float" office:value="-29.744" calcext:value-type="float">
            <text:p>-29,744</text:p>
          </table:table-cell>
          <table:table-cell office:value-type="float" office:value="679.580076" calcext:value-type="float">
            <text:p>679,580076</text:p>
          </table:table-cell>
          <table:table-cell office:value-type="float" office:value="0.056354" calcext:value-type="float">
            <text:p>0,056354</text:p>
          </table:table-cell>
          <table:table-cell office:value-type="float" office:value="-0.067201" calcext:value-type="float">
            <text:p>-0,067201</text:p>
          </table:table-cell>
          <table:table-cell office:value-type="float" office:value="-0.014931" calcext:value-type="float">
            <text:p>-0,014931</text:p>
          </table:table-cell>
        </table:table-row>
        <table:table-row table:style-name="ro1">
          <table:table-cell office:value-type="string" calcext:value-type="string">
            <text:p>9 Mar 2017 21:24:00.000</text:p>
          </table:table-cell>
          <table:table-cell office:value-type="float" office:value="-65.113" calcext:value-type="float">
            <text:p>-65,113</text:p>
          </table:table-cell>
          <table:table-cell office:value-type="float" office:value="-33.284" calcext:value-type="float">
            <text:p>-33,284</text:p>
          </table:table-cell>
          <table:table-cell office:value-type="float" office:value="678.613168" calcext:value-type="float">
            <text:p>678,613168</text:p>
          </table:table-cell>
          <table:table-cell office:value-type="float" office:value="0.057527" calcext:value-type="float">
            <text:p>0,057527</text:p>
          </table:table-cell>
          <table:table-cell office:value-type="float" office:value="-0.051869" calcext:value-type="float">
            <text:p>-0,051869</text:p>
          </table:table-cell>
          <table:table-cell office:value-type="float" office:value="-0.017249" calcext:value-type="float">
            <text:p>-0,017249</text:p>
          </table:table-cell>
        </table:table-row>
        <table:table-row table:style-name="ro1">
          <table:table-cell office:value-type="string" calcext:value-type="string">
            <text:p>9 Mar 2017 21:25:00.000</text:p>
          </table:table-cell>
          <table:table-cell office:value-type="float" office:value="-61.636" calcext:value-type="float">
            <text:p>-61,636</text:p>
          </table:table-cell>
          <table:table-cell office:value-type="float" office:value="-36.069" calcext:value-type="float">
            <text:p>-36,069</text:p>
          </table:table-cell>
          <table:table-cell office:value-type="float" office:value="677.514179" calcext:value-type="float">
            <text:p>677,514179</text:p>
          </table:table-cell>
          <table:table-cell office:value-type="float" office:value="0.058315" calcext:value-type="float">
            <text:p>0,058315</text:p>
          </table:table-cell>
          <table:table-cell office:value-type="float" office:value="-0.041624" calcext:value-type="float">
            <text:p>-0,041624</text:p>
          </table:table-cell>
          <table:table-cell office:value-type="float" office:value="-0.019327" calcext:value-type="float">
            <text:p>-0,019327</text:p>
          </table:table-cell>
        </table:table-row>
        <table:table-row table:style-name="ro1">
          <table:table-cell office:value-type="string" calcext:value-type="string">
            <text:p>9 Mar 2017 21:26:00.000</text:p>
          </table:table-cell>
          <table:table-cell office:value-type="float" office:value="-58.12" calcext:value-type="float">
            <text:p>-58,12</text:p>
          </table:table-cell>
          <table:table-cell office:value-type="float" office:value="-38.341" calcext:value-type="float">
            <text:p>-38,341</text:p>
          </table:table-cell>
          <table:table-cell office:value-type="float" office:value="676.298392" calcext:value-type="float">
            <text:p>676,298392</text:p>
          </table:table-cell>
          <table:table-cell office:value-type="float" office:value="0.058875" calcext:value-type="float">
            <text:p>0,058875</text:p>
          </table:table-cell>
          <table:table-cell office:value-type="float" office:value="-0.034496" calcext:value-type="float">
            <text:p>-0,034496</text:p>
          </table:table-cell>
          <table:table-cell office:value-type="float" office:value="-0.021138" calcext:value-type="float">
            <text:p>-0,021138</text:p>
          </table:table-cell>
        </table:table-row>
        <table:table-row table:style-name="ro1">
          <table:table-cell office:value-type="string" calcext:value-type="string">
            <text:p>9 Mar 2017 21:27:00.000</text:p>
          </table:table-cell>
          <table:table-cell office:value-type="float" office:value="-54.574" calcext:value-type="float">
            <text:p>-54,574</text:p>
          </table:table-cell>
          <table:table-cell office:value-type="float" office:value="-40.248" calcext:value-type="float">
            <text:p>-40,248</text:p>
          </table:table-cell>
          <table:table-cell office:value-type="float" office:value="674.982623" calcext:value-type="float">
            <text:p>674,982623</text:p>
          </table:table-cell>
          <table:table-cell office:value-type="float" office:value="0.059291" calcext:value-type="float">
            <text:p>0,059291</text:p>
          </table:table-cell>
          <table:table-cell office:value-type="float" office:value="-0.029366" calcext:value-type="float">
            <text:p>-0,029366</text:p>
          </table:table-cell>
          <table:table-cell office:value-type="float" office:value="-0.022656" calcext:value-type="float">
            <text:p>-0,022656</text:p>
          </table:table-cell>
        </table:table-row>
        <table:table-row table:style-name="ro1">
          <table:table-cell office:value-type="string" calcext:value-type="string">
            <text:p>9 Mar 2017 21:28:00.000</text:p>
          </table:table-cell>
          <table:table-cell office:value-type="float" office:value="-51.007" calcext:value-type="float">
            <text:p>-51,007</text:p>
          </table:table-cell>
          <table:table-cell office:value-type="float" office:value="-41.891" calcext:value-type="float">
            <text:p>-41,891</text:p>
          </table:table-cell>
          <table:table-cell office:value-type="float" office:value="673.584973" calcext:value-type="float">
            <text:p>673,584973</text:p>
          </table:table-cell>
          <table:table-cell office:value-type="float" office:value="0.059613" calcext:value-type="float">
            <text:p>0,059613</text:p>
          </table:table-cell>
          <table:table-cell office:value-type="float" office:value="-0.025569" calcext:value-type="float">
            <text:p>-0,025569</text:p>
          </table:table-cell>
          <table:table-cell office:value-type="float" office:value="-0.023864" calcext:value-type="float">
            <text:p>-0,023864</text:p>
          </table:table-cell>
        </table:table-row>
        <table:table-row table:style-name="ro1">
          <table:table-cell office:value-type="string" calcext:value-type="string">
            <text:p>9 Mar 2017 21:29:00.000</text:p>
          </table:table-cell>
          <table:table-cell office:value-type="float" office:value="-47.422" calcext:value-type="float">
            <text:p>-47,422</text:p>
          </table:table-cell>
          <table:table-cell office:value-type="float" office:value="-43.335" calcext:value-type="float">
            <text:p>-43,335</text:p>
          </table:table-cell>
          <table:table-cell office:value-type="float" office:value="672.124553" calcext:value-type="float">
            <text:p>672,124553</text:p>
          </table:table-cell>
          <table:table-cell office:value-type="float" office:value="0.05987" calcext:value-type="float">
            <text:p>0,05987</text:p>
          </table:table-cell>
          <table:table-cell office:value-type="float" office:value="-0.022693" calcext:value-type="float">
            <text:p>-0,022693</text:p>
          </table:table-cell>
          <table:table-cell office:value-type="float" office:value="-0.024747" calcext:value-type="float">
            <text:p>-0,024747</text:p>
          </table:table-cell>
        </table:table-row>
        <table:table-row table:style-name="ro1">
          <table:table-cell office:value-type="string" calcext:value-type="string">
            <text:p>9 Mar 2017 21:30:00.000</text:p>
          </table:table-cell>
          <table:table-cell office:value-type="float" office:value="-43.823" calcext:value-type="float">
            <text:p>-43,823</text:p>
          </table:table-cell>
          <table:table-cell office:value-type="float" office:value="-44.627" calcext:value-type="float">
            <text:p>-44,627</text:p>
          </table:table-cell>
          <table:table-cell office:value-type="float" office:value="670.621192" calcext:value-type="float">
            <text:p>670,621192</text:p>
          </table:table-cell>
          <table:table-cell office:value-type="float" office:value="0.060082" calcext:value-type="float">
            <text:p>0,060082</text:p>
          </table:table-cell>
          <table:table-cell office:value-type="float" office:value="-0.020474" calcext:value-type="float">
            <text:p>-0,020474</text:p>
          </table:table-cell>
          <table:table-cell office:value-type="float" office:value="-0.025295" calcext:value-type="float">
            <text:p>-0,025295</text:p>
          </table:table-cell>
        </table:table-row>
        <table:table-row table:style-name="ro1">
          <table:table-cell office:value-type="string" calcext:value-type="string">
            <text:p>9 Mar 2017 21:31:00.000</text:p>
          </table:table-cell>
          <table:table-cell office:value-type="float" office:value="-40.213" calcext:value-type="float">
            <text:p>-40,213</text:p>
          </table:table-cell>
          <table:table-cell office:value-type="float" office:value="-45.801" calcext:value-type="float">
            <text:p>-45,801</text:p>
          </table:table-cell>
          <table:table-cell office:value-type="float" office:value="669.095137" calcext:value-type="float">
            <text:p>669,095137</text:p>
          </table:table-cell>
          <table:table-cell office:value-type="float" office:value="0.06026" calcext:value-type="float">
            <text:p>0,06026</text:p>
          </table:table-cell>
          <table:table-cell office:value-type="float" office:value="-0.018736" calcext:value-type="float">
            <text:p>-0,018736</text:p>
          </table:table-cell>
          <table:table-cell office:value-type="float" office:value="-0.025504" calcext:value-type="float">
            <text:p>-0,025504</text:p>
          </table:table-cell>
        </table:table-row>
        <table:table-row table:style-name="ro1">
          <table:table-cell office:value-type="string" calcext:value-type="string">
            <text:p>9 Mar 2017 21:32:00.000</text:p>
          </table:table-cell>
          <table:table-cell office:value-type="float" office:value="-36.593" calcext:value-type="float">
            <text:p>-36,593</text:p>
          </table:table-cell>
          <table:table-cell office:value-type="float" office:value="-46.883" calcext:value-type="float">
            <text:p>-46,883</text:p>
          </table:table-cell>
          <table:table-cell office:value-type="float" office:value="667.566734" calcext:value-type="float">
            <text:p>667,566734</text:p>
          </table:table-cell>
          <table:table-cell office:value-type="float" office:value="0.060411" calcext:value-type="float">
            <text:p>0,060411</text:p>
          </table:table-cell>
          <table:table-cell office:value-type="float" office:value="-0.017358" calcext:value-type="float">
            <text:p>-0,017358</text:p>
          </table:table-cell>
          <table:table-cell office:value-type="float" office:value="-0.025375" calcext:value-type="float">
            <text:p>-0,025375</text:p>
          </table:table-cell>
        </table:table-row>
        <table:table-row table:style-name="ro1">
          <table:table-cell office:value-type="string" calcext:value-type="string">
            <text:p>9 Mar 2017 21:33:00.000</text:p>
          </table:table-cell>
          <table:table-cell office:value-type="float" office:value="-32.964" calcext:value-type="float">
            <text:p>-32,964</text:p>
          </table:table-cell>
          <table:table-cell office:value-type="float" office:value="-47.89" calcext:value-type="float">
            <text:p>-47,89</text:p>
          </table:table-cell>
          <table:table-cell office:value-type="float" office:value="666.056124" calcext:value-type="float">
            <text:p>666,056124</text:p>
          </table:table-cell>
          <table:table-cell office:value-type="float" office:value="0.060542" calcext:value-type="float">
            <text:p>0,060542</text:p>
          </table:table-cell>
          <table:table-cell office:value-type="float" office:value="-0.016257" calcext:value-type="float">
            <text:p>-0,016257</text:p>
          </table:table-cell>
          <table:table-cell office:value-type="float" office:value="-0.024915" calcext:value-type="float">
            <text:p>-0,024915</text:p>
          </table:table-cell>
        </table:table-row>
        <table:table-row table:style-name="ro1">
          <table:table-cell office:value-type="string" calcext:value-type="string">
            <text:p>9 Mar 2017 21:34:00.000</text:p>
          </table:table-cell>
          <table:table-cell office:value-type="float" office:value="-29.328" calcext:value-type="float">
            <text:p>-29,328</text:p>
          </table:table-cell>
          <table:table-cell office:value-type="float" office:value="-48.838" calcext:value-type="float">
            <text:p>-48,838</text:p>
          </table:table-cell>
          <table:table-cell office:value-type="float" office:value="664.582918" calcext:value-type="float">
            <text:p>664,582918</text:p>
          </table:table-cell>
          <table:table-cell office:value-type="float" office:value="0.060655" calcext:value-type="float">
            <text:p>0,060655</text:p>
          </table:table-cell>
          <table:table-cell office:value-type="float" office:value="-0.015374" calcext:value-type="float">
            <text:p>-0,015374</text:p>
          </table:table-cell>
          <table:table-cell office:value-type="float" office:value="-0.024133" calcext:value-type="float">
            <text:p>-0,024133</text:p>
          </table:table-cell>
        </table:table-row>
        <table:table-row table:style-name="ro1">
          <table:table-cell office:value-type="string" calcext:value-type="string">
            <text:p>9 Mar 2017 21:35:00.000</text:p>
          </table:table-cell>
          <table:table-cell office:value-type="float" office:value="-25.686" calcext:value-type="float">
            <text:p>-25,686</text:p>
          </table:table-cell>
          <table:table-cell office:value-type="float" office:value="-49.738" calcext:value-type="float">
            <text:p>-49,738</text:p>
          </table:table-cell>
          <table:table-cell office:value-type="float" office:value="663.165899" calcext:value-type="float">
            <text:p>663,165899</text:p>
          </table:table-cell>
          <table:table-cell office:value-type="float" office:value="0.060754" calcext:value-type="float">
            <text:p>0,060754</text:p>
          </table:table-cell>
          <table:table-cell office:value-type="float" office:value="-0.014664" calcext:value-type="float">
            <text:p>-0,014664</text:p>
          </table:table-cell>
          <table:table-cell office:value-type="float" office:value="-0.023047" calcext:value-type="float">
            <text:p>-0,023047</text:p>
          </table:table-cell>
        </table:table-row>
        <table:table-row table:style-name="ro1">
          <table:table-cell office:value-type="string" calcext:value-type="string">
            <text:p>9 Mar 2017 21:36:00.000</text:p>
          </table:table-cell>
          <table:table-cell office:value-type="float" office:value="-22.038" calcext:value-type="float">
            <text:p>-22,038</text:p>
          </table:table-cell>
          <table:table-cell office:value-type="float" office:value="-50.6" calcext:value-type="float">
            <text:p>-50,6</text:p>
          </table:table-cell>
          <table:table-cell office:value-type="float" office:value="661.822723" calcext:value-type="float">
            <text:p>661,822723</text:p>
          </table:table-cell>
          <table:table-cell office:value-type="float" office:value="0.060839" calcext:value-type="float">
            <text:p>0,060839</text:p>
          </table:table-cell>
          <table:table-cell office:value-type="float" office:value="-0.014096" calcext:value-type="float">
            <text:p>-0,014096</text:p>
          </table:table-cell>
          <table:table-cell office:value-type="float" office:value="-0.021678" calcext:value-type="float">
            <text:p>-0,021678</text:p>
          </table:table-cell>
        </table:table-row>
        <table:table-row table:style-name="ro1">
          <table:table-cell office:value-type="string" calcext:value-type="string">
            <text:p>9 Mar 2017 21:37:00.000</text:p>
          </table:table-cell>
          <table:table-cell office:value-type="float" office:value="-18.385" calcext:value-type="float">
            <text:p>-18,385</text:p>
          </table:table-cell>
          <table:table-cell office:value-type="float" office:value="-51.432" calcext:value-type="float">
            <text:p>-51,432</text:p>
          </table:table-cell>
          <table:table-cell office:value-type="float" office:value="660.569646" calcext:value-type="float">
            <text:p>660,569646</text:p>
          </table:table-cell>
          <table:table-cell office:value-type="float" office:value="0.060911" calcext:value-type="float">
            <text:p>0,060911</text:p>
          </table:table-cell>
          <table:table-cell office:value-type="float" office:value="-0.013647" calcext:value-type="float">
            <text:p>-0,013647</text:p>
          </table:table-cell>
          <table:table-cell office:value-type="float" office:value="-0.020051" calcext:value-type="float">
            <text:p>-0,020051</text:p>
          </table:table-cell>
        </table:table-row>
        <table:table-row table:style-name="ro1">
          <table:table-cell office:value-type="string" calcext:value-type="string">
            <text:p>9 Mar 2017 21:38:00.000</text:p>
          </table:table-cell>
          <table:table-cell office:value-type="float" office:value="-14.729" calcext:value-type="float">
            <text:p>-14,729</text:p>
          </table:table-cell>
          <table:table-cell office:value-type="float" office:value="-52.24" calcext:value-type="float">
            <text:p>-52,24</text:p>
          </table:table-cell>
          <table:table-cell office:value-type="float" office:value="659.421266" calcext:value-type="float">
            <text:p>659,421266</text:p>
          </table:table-cell>
          <table:table-cell office:value-type="float" office:value="0.060971" calcext:value-type="float">
            <text:p>0,060971</text:p>
          </table:table-cell>
          <table:table-cell office:value-type="float" office:value="-0.013299" calcext:value-type="float">
            <text:p>-0,013299</text:p>
          </table:table-cell>
          <table:table-cell office:value-type="float" office:value="-0.018195" calcext:value-type="float">
            <text:p>-0,018195</text:p>
          </table:table-cell>
        </table:table-row>
        <table:table-row table:style-name="ro1">
          <table:table-cell office:value-type="string" calcext:value-type="string">
            <text:p>9 Mar 2017 21:39:00.000</text:p>
          </table:table-cell>
          <table:table-cell office:value-type="float" office:value="-11.069" calcext:value-type="float">
            <text:p>-11,069</text:p>
          </table:table-cell>
          <table:table-cell office:value-type="float" office:value="-53.03" calcext:value-type="float">
            <text:p>-53,03</text:p>
          </table:table-cell>
          <table:table-cell office:value-type="float" office:value="658.3903" calcext:value-type="float">
            <text:p>658,3903</text:p>
          </table:table-cell>
          <table:table-cell office:value-type="float" office:value="0.06102" calcext:value-type="float">
            <text:p>0,06102</text:p>
          </table:table-cell>
          <table:table-cell office:value-type="float" office:value="-0.01304" calcext:value-type="float">
            <text:p>-0,01304</text:p>
          </table:table-cell>
          <table:table-cell office:value-type="float" office:value="-0.016145" calcext:value-type="float">
            <text:p>-0,016145</text:p>
          </table:table-cell>
        </table:table-row>
        <table:table-row table:style-name="ro1">
          <table:table-cell office:value-type="string" calcext:value-type="string">
            <text:p>9 Mar 2017 21:40:00.000</text:p>
          </table:table-cell>
          <table:table-cell office:value-type="float" office:value="-7.406" calcext:value-type="float">
            <text:p>-7,406</text:p>
          </table:table-cell>
          <table:table-cell office:value-type="float" office:value="-53.806" calcext:value-type="float">
            <text:p>-53,806</text:p>
          </table:table-cell>
          <table:table-cell office:value-type="float" office:value="657.487389" calcext:value-type="float">
            <text:p>657,487389</text:p>
          </table:table-cell>
          <table:table-cell office:value-type="float" office:value="0.061058" calcext:value-type="float">
            <text:p>0,061058</text:p>
          </table:table-cell>
          <table:table-cell office:value-type="float" office:value="-0.012861" calcext:value-type="float">
            <text:p>-0,012861</text:p>
          </table:table-cell>
          <table:table-cell office:value-type="float" office:value="-0.013935" calcext:value-type="float">
            <text:p>-0,013935</text:p>
          </table:table-cell>
        </table:table-row>
        <table:table-row table:style-name="ro1">
          <table:table-cell office:value-type="string" calcext:value-type="string">
            <text:p>9 Mar 2017 21:41:00.000</text:p>
          </table:table-cell>
          <table:table-cell office:value-type="float" office:value="-3.742" calcext:value-type="float">
            <text:p>-3,742</text:p>
          </table:table-cell>
          <table:table-cell office:value-type="float" office:value="-54.575" calcext:value-type="float">
            <text:p>-54,575</text:p>
          </table:table-cell>
          <table:table-cell office:value-type="float" office:value="656.720937" calcext:value-type="float">
            <text:p>656,720937</text:p>
          </table:table-cell>
          <table:table-cell office:value-type="float" office:value="0.061085" calcext:value-type="float">
            <text:p>0,061085</text:p>
          </table:table-cell>
          <table:table-cell office:value-type="float" office:value="-0.012755" calcext:value-type="float">
            <text:p>-0,012755</text:p>
          </table:table-cell>
          <table:table-cell office:value-type="float" office:value="-0.011604" calcext:value-type="float">
            <text:p>-0,011604</text:p>
          </table:table-cell>
        </table:table-row>
        <table:table-row table:style-name="ro1">
          <table:table-cell office:value-type="string" calcext:value-type="string">
            <text:p>9 Mar 2017 21:42:00.000</text:p>
          </table:table-cell>
          <table:table-cell office:value-type="float" office:value="-0.077" calcext:value-type="float">
            <text:p>-0,077</text:p>
          </table:table-cell>
          <table:table-cell office:value-type="float" office:value="-55.338" calcext:value-type="float">
            <text:p>-55,338</text:p>
          </table:table-cell>
          <table:table-cell office:value-type="float" office:value="656.096993" calcext:value-type="float">
            <text:p>656,096993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9193" calcext:value-type="float">
            <text:p>-0,009193</text:p>
          </table:table-cell>
        </table:table-row>
        <table:table-row table:style-name="ro1">
          <table:table-cell office:value-type="string" calcext:value-type="string">
            <text:p>9 Mar 2017 21:43:00.000</text:p>
          </table:table-cell>
          <table:table-cell office:value-type="float" office:value="3.59" calcext:value-type="float">
            <text:p>3,59</text:p>
          </table:table-cell>
          <table:table-cell office:value-type="float" office:value="-56.102" calcext:value-type="float">
            <text:p>-56,102</text:p>
          </table:table-cell>
          <table:table-cell office:value-type="float" office:value="655.619171" calcext:value-type="float">
            <text:p>655,619171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55" calcext:value-type="float">
            <text:p>-0,012755</text:p>
          </table:table-cell>
          <table:table-cell office:value-type="float" office:value="-0.006742" calcext:value-type="float">
            <text:p>-0,006742</text:p>
          </table:table-cell>
        </table:table-row>
        <table:table-row table:style-name="ro1">
          <table:table-cell office:value-type="string" calcext:value-type="string">
            <text:p>9 Mar 2017 21:44:00.000</text:p>
          </table:table-cell>
          <table:table-cell office:value-type="float" office:value="7.256" calcext:value-type="float">
            <text:p>7,256</text:p>
          </table:table-cell>
          <table:table-cell office:value-type="float" office:value="-56.871" calcext:value-type="float">
            <text:p>-56,871</text:p>
          </table:table-cell>
          <table:table-cell office:value-type="float" office:value="655.288612" calcext:value-type="float">
            <text:p>655,288612</text:p>
          </table:table-cell>
          <table:table-cell office:value-type="float" office:value="0.061097" calcext:value-type="float">
            <text:p>0,061097</text:p>
          </table:table-cell>
          <table:table-cell office:value-type="float" office:value="-0.01286" calcext:value-type="float">
            <text:p>-0,01286</text:p>
          </table:table-cell>
          <table:table-cell office:value-type="float" office:value="-0.004292" calcext:value-type="float">
            <text:p>-0,004292</text:p>
          </table:table-cell>
        </table:table-row>
        <table:table-row table:style-name="ro1">
          <table:table-cell office:value-type="string" calcext:value-type="string">
            <text:p>9 Mar 2017 21:45:00.000</text:p>
          </table:table-cell>
          <table:table-cell office:value-type="float" office:value="10.921" calcext:value-type="float">
            <text:p>10,921</text:p>
          </table:table-cell>
          <table:table-cell office:value-type="float" office:value="-57.647" calcext:value-type="float">
            <text:p>-57,647</text:p>
          </table:table-cell>
          <table:table-cell office:value-type="float" office:value="655.103996" calcext:value-type="float">
            <text:p>655,103996</text:p>
          </table:table-cell>
          <table:table-cell office:value-type="float" office:value="0.061079" calcext:value-type="float">
            <text:p>0,061079</text:p>
          </table:table-cell>
          <table:table-cell office:value-type="float" office:value="-0.013039" calcext:value-type="float">
            <text:p>-0,013039</text:p>
          </table:table-cell>
          <table:table-cell office:value-type="float" office:value="-0.001884" calcext:value-type="float">
            <text:p>-0,001884</text:p>
          </table:table-cell>
        </table:table-row>
        <table:table-row table:style-name="ro1">
          <table:table-cell office:value-type="string" calcext:value-type="string">
            <text:p>9 Mar 2017 21:46:00.000</text:p>
          </table:table-cell>
          <table:table-cell office:value-type="float" office:value="14.585" calcext:value-type="float">
            <text:p>14,585</text:p>
          </table:table-cell>
          <table:table-cell office:value-type="float" office:value="-58.437" calcext:value-type="float">
            <text:p>-58,437</text:p>
          </table:table-cell>
          <table:table-cell office:value-type="float" office:value="655.061588" calcext:value-type="float">
            <text:p>655,061588</text:p>
          </table:table-cell>
          <table:table-cell office:value-type="float" office:value="0.061049" calcext:value-type="float">
            <text:p>0,061049</text:p>
          </table:table-cell>
          <table:table-cell office:value-type="float" office:value="-0.013298" calcext:value-type="float">
            <text:p>-0,013298</text:p>
          </table:table-cell>
          <table:table-cell office:value-type="float" office:value="0.000442" calcext:value-type="float">
            <text:p>0,000442</text:p>
          </table:table-cell>
        </table:table-row>
        <table:table-row table:style-name="ro1">
          <table:table-cell office:value-type="string" calcext:value-type="string">
            <text:p>9 Mar 2017 21:47:00.000</text:p>
          </table:table-cell>
          <table:table-cell office:value-type="float" office:value="18.247" calcext:value-type="float">
            <text:p>18,247</text:p>
          </table:table-cell>
          <table:table-cell office:value-type="float" office:value="-59.245" calcext:value-type="float">
            <text:p>-59,245</text:p>
          </table:table-cell>
          <table:table-cell office:value-type="float" office:value="655.155331" calcext:value-type="float">
            <text:p>655,155331</text:p>
          </table:table-cell>
          <table:table-cell office:value-type="float" office:value="0.061007" calcext:value-type="float">
            <text:p>0,061007</text:p>
          </table:table-cell>
          <table:table-cell office:value-type="float" office:value="-0.013646" calcext:value-type="float">
            <text:p>-0,013646</text:p>
          </table:table-cell>
          <table:table-cell office:value-type="float" office:value="0.002648" calcext:value-type="float">
            <text:p>0,002648</text:p>
          </table:table-cell>
        </table:table-row>
        <table:table-row table:style-name="ro1">
          <table:table-cell office:value-type="string" calcext:value-type="string">
            <text:p>9 Mar 2017 21:48:00.000</text:p>
          </table:table-cell>
          <table:table-cell office:value-type="float" office:value="21.906" calcext:value-type="float">
            <text:p>21,906</text:p>
          </table:table-cell>
          <table:table-cell office:value-type="float" office:value="-60.076" calcext:value-type="float">
            <text:p>-60,076</text:p>
          </table:table-cell>
          <table:table-cell office:value-type="float" office:value="655.376981" calcext:value-type="float">
            <text:p>655,376981</text:p>
          </table:table-cell>
          <table:table-cell office:value-type="float" office:value="0.060953" calcext:value-type="float">
            <text:p>0,060953</text:p>
          </table:table-cell>
          <table:table-cell office:value-type="float" office:value="-0.014096" calcext:value-type="float">
            <text:p>-0,014096</text:p>
          </table:table-cell>
          <table:table-cell office:value-type="float" office:value="0.0047" calcext:value-type="float">
            <text:p>0,0047</text:p>
          </table:table-cell>
        </table:table-row>
        <table:table-row table:style-name="ro1">
          <table:table-cell office:value-type="string" calcext:value-type="string">
            <text:p>9 Mar 2017 21:49:00.000</text:p>
          </table:table-cell>
          <table:table-cell office:value-type="float" office:value="25.561" calcext:value-type="float">
            <text:p>25,561</text:p>
          </table:table-cell>
          <table:table-cell office:value-type="float" office:value="-60.939" calcext:value-type="float">
            <text:p>-60,939</text:p>
          </table:table-cell>
          <table:table-cell office:value-type="float" office:value="655.716279" calcext:value-type="float">
            <text:p>655,716279</text:p>
          </table:table-cell>
          <table:table-cell office:value-type="float" office:value="0.060885" calcext:value-type="float">
            <text:p>0,060885</text:p>
          </table:table-cell>
          <table:table-cell office:value-type="float" office:value="-0.014664" calcext:value-type="float">
            <text:p>-0,014664</text:p>
          </table:table-cell>
          <table:table-cell office:value-type="float" office:value="0.006565" calcext:value-type="float">
            <text:p>0,006565</text:p>
          </table:table-cell>
        </table:table-row>
        <table:table-row table:style-name="ro1">
          <table:table-cell office:value-type="string" calcext:value-type="string">
            <text:p>9 Mar 2017 21:50:00.000</text:p>
          </table:table-cell>
          <table:table-cell office:value-type="float" office:value="29.212" calcext:value-type="float">
            <text:p>29,212</text:p>
          </table:table-cell>
          <table:table-cell office:value-type="float" office:value="-61.839" calcext:value-type="float">
            <text:p>-61,839</text:p>
          </table:table-cell>
          <table:table-cell office:value-type="float" office:value="656.161149" calcext:value-type="float">
            <text:p>656,161149</text:p>
          </table:table-cell>
          <table:table-cell office:value-type="float" office:value="0.060804" calcext:value-type="float">
            <text:p>0,060804</text:p>
          </table:table-cell>
          <table:table-cell office:value-type="float" office:value="-0.015375" calcext:value-type="float">
            <text:p>-0,015375</text:p>
          </table:table-cell>
          <table:table-cell office:value-type="float" office:value="0.008216" calcext:value-type="float">
            <text:p>0,008216</text:p>
          </table:table-cell>
        </table:table-row>
        <table:table-row table:style-name="ro1">
          <table:table-cell office:value-type="string" calcext:value-type="string">
            <text:p>9 Mar 2017 21:51:00.000</text:p>
          </table:table-cell>
          <table:table-cell office:value-type="float" office:value="32.857" calcext:value-type="float">
            <text:p>32,857</text:p>
          </table:table-cell>
          <table:table-cell office:value-type="float" office:value="-62.787" calcext:value-type="float">
            <text:p>-62,787</text:p>
          </table:table-cell>
          <table:table-cell office:value-type="float" office:value="656.697939" calcext:value-type="float">
            <text:p>656,697939</text:p>
          </table:table-cell>
          <table:table-cell office:value-type="float" office:value="0.060707" calcext:value-type="float">
            <text:p>0,060707</text:p>
          </table:table-cell>
          <table:table-cell office:value-type="float" office:value="-0.01626" calcext:value-type="float">
            <text:p>-0,01626</text:p>
          </table:table-cell>
          <table:table-cell office:value-type="float" office:value="0.009627" calcext:value-type="float">
            <text:p>0,009627</text:p>
          </table:table-cell>
        </table:table-row>
        <table:table-row table:style-name="ro1">
          <table:table-cell office:value-type="string" calcext:value-type="string">
            <text:p>9 Mar 2017 21:52:00.000</text:p>
          </table:table-cell>
          <table:table-cell office:value-type="float" office:value="36.496" calcext:value-type="float">
            <text:p>36,496</text:p>
          </table:table-cell>
          <table:table-cell office:value-type="float" office:value="-63.795" calcext:value-type="float">
            <text:p>-63,795</text:p>
          </table:table-cell>
          <table:table-cell office:value-type="float" office:value="657.311677" calcext:value-type="float">
            <text:p>657,311677</text:p>
          </table:table-cell>
          <table:table-cell office:value-type="float" office:value="0.060591" calcext:value-type="float">
            <text:p>0,060591</text:p>
          </table:table-cell>
          <table:table-cell office:value-type="float" office:value="-0.017364" calcext:value-type="float">
            <text:p>-0,017364</text:p>
          </table:table-cell>
          <table:table-cell office:value-type="float" office:value="0.010779" calcext:value-type="float">
            <text:p>0,010779</text:p>
          </table:table-cell>
        </table:table-row>
        <table:table-row table:style-name="ro1">
          <table:table-cell office:value-type="string" calcext:value-type="string">
            <text:p>9 Mar 2017 21:53:00.000</text:p>
          </table:table-cell>
          <table:table-cell office:value-type="float" office:value="40.127" calcext:value-type="float">
            <text:p>40,127</text:p>
          </table:table-cell>
          <table:table-cell office:value-type="float" office:value="-64.876" calcext:value-type="float">
            <text:p>-64,876</text:p>
          </table:table-cell>
          <table:table-cell office:value-type="float" office:value="657.986353" calcext:value-type="float">
            <text:p>657,986353</text:p>
          </table:table-cell>
          <table:table-cell office:value-type="float" office:value="0.060454" calcext:value-type="float">
            <text:p>0,060454</text:p>
          </table:table-cell>
          <table:table-cell office:value-type="float" office:value="-0.018745" calcext:value-type="float">
            <text:p>-0,018745</text:p>
          </table:table-cell>
          <table:table-cell office:value-type="float" office:value="0.011657" calcext:value-type="float">
            <text:p>0,011657</text:p>
          </table:table-cell>
        </table:table-row>
        <table:table-row table:style-name="ro1">
          <table:table-cell office:value-type="string" calcext:value-type="string">
            <text:p>9 Mar 2017 21:54:00.000</text:p>
          </table:table-cell>
          <table:table-cell office:value-type="float" office:value="43.75" calcext:value-type="float">
            <text:p>43,75</text:p>
          </table:table-cell>
          <table:table-cell office:value-type="float" office:value="-66.051" calcext:value-type="float">
            <text:p>-66,051</text:p>
          </table:table-cell>
          <table:table-cell office:value-type="float" office:value="658.705213" calcext:value-type="float">
            <text:p>658,705213</text:p>
          </table:table-cell>
          <table:table-cell office:value-type="float" office:value="0.06029" calcext:value-type="float">
            <text:p>0,06029</text:p>
          </table:table-cell>
          <table:table-cell office:value-type="float" office:value="-0.02049" calcext:value-type="float">
            <text:p>-0,02049</text:p>
          </table:table-cell>
          <table:table-cell office:value-type="float" office:value="0.012252" calcext:value-type="float">
            <text:p>0,012252</text:p>
          </table:table-cell>
        </table:table-row>
        <table:table-row table:style-name="ro1">
          <table:table-cell office:value-type="string" calcext:value-type="string">
            <text:p>9 Mar 2017 21:55:00.000</text:p>
          </table:table-cell>
          <table:table-cell office:value-type="float" office:value="47.362" calcext:value-type="float">
            <text:p>47,362</text:p>
          </table:table-cell>
          <table:table-cell office:value-type="float" office:value="-67.345" calcext:value-type="float">
            <text:p>-67,345</text:p>
          </table:table-cell>
          <table:table-cell office:value-type="float" office:value="659.451061" calcext:value-type="float">
            <text:p>659,451061</text:p>
          </table:table-cell>
          <table:table-cell office:value-type="float" office:value="0.06009" calcext:value-type="float">
            <text:p>0,06009</text:p>
          </table:table-cell>
          <table:table-cell office:value-type="float" office:value="-0.022717" calcext:value-type="float">
            <text:p>-0,022717</text:p>
          </table:table-cell>
          <table:table-cell office:value-type="float" office:value="0.012558" calcext:value-type="float">
            <text:p>0,012558</text:p>
          </table:table-cell>
        </table:table-row>
        <table:table-row table:style-name="ro1">
          <table:table-cell office:value-type="string" calcext:value-type="string">
            <text:p>9 Mar 2017 21:56:00.000</text:p>
          </table:table-cell>
          <table:table-cell office:value-type="float" office:value="50.96" calcext:value-type="float">
            <text:p>50,96</text:p>
          </table:table-cell>
          <table:table-cell office:value-type="float" office:value="-68.79" calcext:value-type="float">
            <text:p>-68,79</text:p>
          </table:table-cell>
          <table:table-cell office:value-type="float" office:value="660.206572" calcext:value-type="float">
            <text:p>660,206572</text:p>
          </table:table-cell>
          <table:table-cell office:value-type="float" office:value="0.059844" calcext:value-type="float">
            <text:p>0,059844</text:p>
          </table:table-cell>
          <table:table-cell office:value-type="float" office:value="-0.025607" calcext:value-type="float">
            <text:p>-0,025607</text:p>
          </table:table-cell>
          <table:table-cell office:value-type="float" office:value="0.012575" calcext:value-type="float">
            <text:p>0,012575</text:p>
          </table:table-cell>
        </table:table-row>
        <table:table-row table:style-name="ro1">
          <table:table-cell office:value-type="string" calcext:value-type="string">
            <text:p>9 Mar 2017 21:57:00.000</text:p>
          </table:table-cell>
          <table:table-cell office:value-type="float" office:value="54.541" calcext:value-type="float">
            <text:p>54,541</text:p>
          </table:table-cell>
          <table:table-cell office:value-type="float" office:value="-70.436" calcext:value-type="float">
            <text:p>-70,436</text:p>
          </table:table-cell>
          <table:table-cell office:value-type="float" office:value="660.954599" calcext:value-type="float">
            <text:p>660,954599</text:p>
          </table:table-cell>
          <table:table-cell office:value-type="float" office:value="0.059531" calcext:value-type="float">
            <text:p>0,059531</text:p>
          </table:table-cell>
          <table:table-cell office:value-type="float" office:value="-0.029425" calcext:value-type="float">
            <text:p>-0,029425</text:p>
          </table:table-cell>
          <table:table-cell office:value-type="float" office:value="0.012311" calcext:value-type="float">
            <text:p>0,012311</text:p>
          </table:table-cell>
        </table:table-row>
        <table:table-row table:style-name="ro1">
          <table:table-cell office:value-type="string" calcext:value-type="string">
            <text:p>9 Mar 2017 21:58:00.000</text:p>
          </table:table-cell>
          <table:table-cell office:value-type="float" office:value="58.102" calcext:value-type="float">
            <text:p>58,102</text:p>
          </table:table-cell>
          <table:table-cell office:value-type="float" office:value="-72.348" calcext:value-type="float">
            <text:p>-72,348</text:p>
          </table:table-cell>
          <table:table-cell office:value-type="float" office:value="661.678469" calcext:value-type="float">
            <text:p>661,678469</text:p>
          </table:table-cell>
          <table:table-cell office:value-type="float" office:value="0.059123" calcext:value-type="float">
            <text:p>0,059123</text:p>
          </table:table-cell>
          <table:table-cell office:value-type="float" office:value="-0.03459" calcext:value-type="float">
            <text:p>-0,03459</text:p>
          </table:table-cell>
          <table:table-cell office:value-type="float" office:value="0.011773" calcext:value-type="float">
            <text:p>0,011773</text:p>
          </table:table-cell>
        </table:table-row>
        <table:table-row table:style-name="ro1">
          <table:table-cell office:value-type="string" calcext:value-type="string">
            <text:p>9 Mar 2017 21:58:05.976</text:p>
          </table:table-cell>
          <table:table-cell office:value-type="float" office:value="58.454" calcext:value-type="float">
            <text:p>58,454</text:p>
          </table:table-cell>
          <table:table-cell office:value-type="float" office:value="-72.556" calcext:value-type="float">
            <text:p>-72,556</text:p>
          </table:table-cell>
          <table:table-cell office:value-type="float" office:value="661.775739" calcext:value-type="float">
            <text:p>661,775739</text:p>
          </table:table-cell>
          <table:table-cell office:value-type="float" office:value="0.059075" calcext:value-type="float">
            <text:p>0,059075</text:p>
          </table:table-cell>
          <table:table-cell office:value-type="float" office:value="-0.0352" calcext:value-type="float">
            <text:p>-0,0352</text:p>
          </table:table-cell>
          <table:table-cell office:value-type="float" office:value="0.011642" calcext:value-type="float">
            <text:p>0,011642</text:p>
          </table:table-cell>
        </table:table-row>
        <table:table-row table:style-name="ro1">
          <table:table-cell office:value-type="string" calcext:value-type="string">
            <text:p>9 Mar 2017 21:59:00.000</text:p>
          </table:table-cell>
          <table:table-cell office:value-type="float" office:value="61.633" calcext:value-type="float">
            <text:p>61,633</text:p>
          </table:table-cell>
          <table:table-cell office:value-type="float" office:value="-74.626" calcext:value-type="float">
            <text:p>-74,626</text:p>
          </table:table-cell>
          <table:table-cell office:value-type="float" office:value="662.385909" calcext:value-type="float">
            <text:p>662,385909</text:p>
          </table:table-cell>
          <table:table-cell office:value-type="float" office:value="0.058568" calcext:value-type="float">
            <text:p>0,058568</text:p>
          </table:table-cell>
          <table:table-cell office:value-type="float" office:value="-0.041776" calcext:value-type="float">
            <text:p>-0,041776</text:p>
          </table:table-cell>
          <table:table-cell office:value-type="float" office:value="0.010914" calcext:value-type="float">
            <text:p>0,010914</text:p>
          </table:table-cell>
        </table:table-row>
        <table:table-row table:style-name="ro1">
          <table:table-cell office:value-type="string" calcext:value-type="string">
            <text:p>9 Mar 2017 22:00:00.000</text:p>
          </table:table-cell>
          <table:table-cell office:value-type="float" office:value="65.125" calcext:value-type="float">
            <text:p>65,125</text:p>
          </table:table-cell>
          <table:table-cell office:value-type="float" office:value="-77.424" calcext:value-type="float">
            <text:p>-77,424</text:p>
          </table:table-cell>
          <table:table-cell office:value-type="float" office:value="663.010833" calcext:value-type="float">
            <text:p>663,010833</text:p>
          </table:table-cell>
          <table:table-cell office:value-type="float" office:value="0.05778" calcext:value-type="float">
            <text:p>0,05778</text:p>
          </table:table-cell>
          <table:table-cell office:value-type="float" office:value="-0.052122" calcext:value-type="float">
            <text:p>-0,052122</text:p>
          </table:table-cell>
          <table:table-cell office:value-type="float" office:value="0.00988" calcext:value-type="float">
            <text:p>0,00988</text:p>
          </table:table-cell>
        </table:table-row>
        <table:table-row table:style-name="ro1">
          <table:table-cell office:value-type="string" calcext:value-type="string">
            <text:p>9 Mar 2017 22:01:00.000</text:p>
          </table:table-cell>
          <table:table-cell office:value-type="float" office:value="68.559" calcext:value-type="float">
            <text:p>68,559</text:p>
          </table:table-cell>
          <table:table-cell office:value-type="float" office:value="-80.983" calcext:value-type="float">
            <text:p>-80,983</text:p>
          </table:table-cell>
          <table:table-cell office:value-type="float" office:value="663.567188" calcext:value-type="float">
            <text:p>663,567188</text:p>
          </table:table-cell>
          <table:table-cell office:value-type="float" office:value="0.0566" calcext:value-type="float">
            <text:p>0,0566</text:p>
          </table:table-cell>
          <table:table-cell office:value-type="float" office:value="-0.067636" calcext:value-type="float">
            <text:p>-0,067636</text:p>
          </table:table-cell>
          <table:table-cell office:value-type="float" office:value="0.008633" calcext:value-type="float">
            <text:p>0,008633</text:p>
          </table:table-cell>
        </table:table-row>
        <table:table-row table:style-name="ro1">
          <table:table-cell office:value-type="string" calcext:value-type="string">
            <text:p>9 Mar 2017 22:02:00.000</text:p>
          </table:table-cell>
          <table:table-cell office:value-type="float" office:value="71.903" calcext:value-type="float">
            <text:p>71,903</text:p>
          </table:table-cell>
          <table:table-cell office:value-type="float" office:value="-85.715" calcext:value-type="float">
            <text:p>-85,715</text:p>
          </table:table-cell>
          <table:table-cell office:value-type="float" office:value="664.042945" calcext:value-type="float">
            <text:p>664,042945</text:p>
          </table:table-cell>
          <table:table-cell office:value-type="float" office:value="0.054716" calcext:value-type="float">
            <text:p>0,054716</text:p>
          </table:table-cell>
          <table:table-cell office:value-type="float" office:value="-0.092027" calcext:value-type="float">
            <text:p>-0,092027</text:p>
          </table:table-cell>
          <table:table-cell office:value-type="float" office:value="0.007198" calcext:value-type="float">
            <text:p>0,007198</text:p>
          </table:table-cell>
        </table:table-row>
        <table:table-row table:style-name="ro1">
          <table:table-cell office:value-type="string" calcext:value-type="string">
            <text:p>9 Mar 2017 22:03:00.000</text:p>
          </table:table-cell>
          <table:table-cell office:value-type="float" office:value="75.098" calcext:value-type="float">
            <text:p>75,098</text:p>
          </table:table-cell>
          <table:table-cell office:value-type="float" office:value="-92.341" calcext:value-type="float">
            <text:p>-92,341</text:p>
          </table:table-cell>
          <table:table-cell office:value-type="float" office:value="664.427808" calcext:value-type="float">
            <text:p>664,427808</text:p>
          </table:table-cell>
          <table:table-cell office:value-type="float" office:value="0.05148" calcext:value-type="float">
            <text:p>0,05148</text:p>
          </table:table-cell>
          <table:table-cell office:value-type="float" office:value="-0.132313" calcext:value-type="float">
            <text:p>-0,132313</text:p>
          </table:table-cell>
          <table:table-cell office:value-type="float" office:value="0.005608" calcext:value-type="float">
            <text:p>0,005608</text:p>
          </table:table-cell>
        </table:table-row>
        <table:table-row table:style-name="ro1">
          <table:table-cell office:value-type="string" calcext:value-type="string">
            <text:p>9 Mar 2017 22:04:00.000</text:p>
          </table:table-cell>
          <table:table-cell office:value-type="float" office:value="78.026" calcext:value-type="float">
            <text:p>78,026</text:p>
          </table:table-cell>
          <table:table-cell office:value-type="float" office:value="-102.158" calcext:value-type="float">
            <text:p>-102,158</text:p>
          </table:table-cell>
          <table:table-cell office:value-type="float" office:value="664.713379" calcext:value-type="float">
            <text:p>664,713379</text:p>
          </table:table-cell>
          <table:table-cell office:value-type="float" office:value="0.04546" calcext:value-type="float">
            <text:p>0,04546</text:p>
          </table:table-cell>
          <table:table-cell office:value-type="float" office:value="-0.201006" calcext:value-type="float">
            <text:p>-0,201006</text:p>
          </table:table-cell>
          <table:table-cell office:value-type="float" office:value="0.003894" calcext:value-type="float">
            <text:p>0,003894</text:p>
          </table:table-cell>
        </table:table-row>
        <table:table-row table:style-name="ro1">
          <table:table-cell office:value-type="string" calcext:value-type="string">
            <text:p>9 Mar 2017 22:05:00.000</text:p>
          </table:table-cell>
          <table:table-cell office:value-type="float" office:value="80.439" calcext:value-type="float">
            <text:p>80,439</text:p>
          </table:table-cell>
          <table:table-cell office:value-type="float" office:value="-117.316" calcext:value-type="float">
            <text:p>-117,316</text:p>
          </table:table-cell>
          <table:table-cell office:value-type="float" office:value="664.893302" calcext:value-type="float">
            <text:p>664,893302</text:p>
          </table:table-cell>
          <table:table-cell office:value-type="float" office:value="0.033646" calcext:value-type="float">
            <text:p>0,033646</text:p>
          </table:table-cell>
          <table:table-cell office:value-type="float" office:value="-0.311208" calcext:value-type="float">
            <text:p>-0,311208</text:p>
          </table:table-cell>
          <table:table-cell office:value-type="float" office:value="0.002092" calcext:value-type="float">
            <text:p>0,002092</text:p>
          </table:table-cell>
        </table:table-row>
        <table:table-row table:style-name="ro1">
          <table:table-cell office:value-type="string" calcext:value-type="string">
            <text:p>9 Mar 2017 22:06:00.000</text:p>
          </table:table-cell>
          <table:table-cell office:value-type="float" office:value="81.866" calcext:value-type="float">
            <text:p>81,866</text:p>
          </table:table-cell>
          <table:table-cell office:value-type="float" office:value="-139.725" calcext:value-type="float">
            <text:p>-139,725</text:p>
          </table:table-cell>
          <table:table-cell office:value-type="float" office:value="664.963371" calcext:value-type="float">
            <text:p>664,963371</text:p>
          </table:table-cell>
          <table:table-cell office:value-type="float" office:value="0.012191" calcext:value-type="float">
            <text:p>0,012191</text:p>
          </table:table-cell>
          <table:table-cell office:value-type="float" office:value="-0.427266" calcext:value-type="float">
            <text:p>-0,427266</text:p>
          </table:table-cell>
          <table:table-cell office:value-type="float" office:value="0.000238" calcext:value-type="float">
            <text:p>0,000238</text:p>
          </table:table-cell>
        </table:table-row>
        <table:table-row table:style-name="ro1">
          <table:table-cell office:value-type="string" calcext:value-type="string">
            <text:p>9 Mar 2017 22:07:00.000</text:p>
          </table:table-cell>
          <table:table-cell office:value-type="float" office:value="81.777" calcext:value-type="float">
            <text:p>81,777</text:p>
          </table:table-cell>
          <table:table-cell office:value-type="float" office:value="-165.953" calcext:value-type="float">
            <text:p>-165,953</text:p>
          </table:table-cell>
          <table:table-cell office:value-type="float" office:value="664.921597" calcext:value-type="float">
            <text:p>664,921597</text:p>
          </table:table-cell>
          <table:table-cell office:value-type="float" office:value="-0.015" calcext:value-type="float">
            <text:p>-0,015</text:p>
          </table:table-cell>
          <table:table-cell office:value-type="float" office:value="-0.418258" calcext:value-type="float">
            <text:p>-0,418258</text:p>
          </table:table-cell>
          <table:table-cell office:value-type="float" office:value="-0.00163" calcext:value-type="float">
            <text:p>-0,00163</text:p>
          </table:table-cell>
        </table:table-row>
        <table:table-row table:style-name="ro1">
          <table:table-cell office:value-type="string" calcext:value-type="string">
            <text:p>9 Mar 2017 22:08:00.000</text:p>
          </table:table-cell>
          <table:table-cell office:value-type="float" office:value="80.214" calcext:value-type="float">
            <text:p>80,214</text:p>
          </table:table-cell>
          <table:table-cell office:value-type="float" office:value="172.411" calcext:value-type="float">
            <text:p>172,411</text:p>
          </table:table-cell>
          <table:table-cell office:value-type="float" office:value="664.768249" calcext:value-type="float">
            <text:p>664,768249</text:p>
          </table:table-cell>
          <table:table-cell office:value-type="float" office:value="-0.035345" calcext:value-type="float">
            <text:p>-0,035345</text:p>
          </table:table-cell>
          <table:table-cell office:value-type="float" office:value="-0.297398" calcext:value-type="float">
            <text:p>-0,297398</text:p>
          </table:table-cell>
          <table:table-cell office:value-type="float" office:value="-0.003475" calcext:value-type="float">
            <text:p>-0,003475</text:p>
          </table:table-cell>
        </table:table-row>
        <table:table-row table:style-name="ro1">
          <table:table-cell office:value-type="string" calcext:value-type="string">
            <text:p>9 Mar 2017 22:09:00.000</text:p>
          </table:table-cell>
          <table:table-cell office:value-type="float" office:value="77.727" calcext:value-type="float">
            <text:p>77,727</text:p>
          </table:table-cell>
          <table:table-cell office:value-type="float" office:value="157.957" calcext:value-type="float">
            <text:p>157,957</text:p>
          </table:table-cell>
          <table:table-cell office:value-type="float" office:value="664.505843" calcext:value-type="float">
            <text:p>664,505843</text:p>
          </table:table-cell>
          <table:table-cell office:value-type="float" office:value="-0.046326" calcext:value-type="float">
            <text:p>-0,046326</text:p>
          </table:table-cell>
          <table:table-cell office:value-type="float" office:value="-0.191674" calcext:value-type="float">
            <text:p>-0,191674</text:p>
          </table:table-cell>
          <table:table-cell office:value-type="float" office:value="-0.005259" calcext:value-type="float">
            <text:p>-0,005259</text:p>
          </table:table-cell>
        </table:table-row>
        <table:table-row table:style-name="ro1">
          <table:table-cell office:value-type="string" calcext:value-type="string">
            <text:p>9 Mar 2017 22:10:00.000</text:p>
          </table:table-cell>
          <table:table-cell office:value-type="float" office:value="74.761" calcext:value-type="float">
            <text:p>74,761</text:p>
          </table:table-cell>
          <table:table-cell office:value-type="float" office:value="148.574" calcext:value-type="float">
            <text:p>148,574</text:p>
          </table:table-cell>
          <table:table-cell office:value-type="float" office:value="664.139111" calcext:value-type="float">
            <text:p>664,139111</text:p>
          </table:table-cell>
          <table:table-cell office:value-type="float" office:value="-0.051935" calcext:value-type="float">
            <text:p>-0,051935</text:p>
          </table:table-cell>
          <table:table-cell office:value-type="float" office:value="-0.126841" calcext:value-type="float">
            <text:p>-0,126841</text:p>
          </table:table-cell>
          <table:table-cell office:value-type="float" office:value="-0.006947" calcext:value-type="float">
            <text:p>-0,006947</text:p>
          </table:table-cell>
        </table:table-row>
        <table:table-row table:style-name="ro1">
          <table:table-cell office:value-type="string" calcext:value-type="string">
            <text:p>9 Mar 2017 22:11:00.000</text:p>
          </table:table-cell>
          <table:table-cell office:value-type="float" office:value="71.545" calcext:value-type="float">
            <text:p>71,545</text:p>
          </table:table-cell>
          <table:table-cell office:value-type="float" office:value="142.204" calcext:value-type="float">
            <text:p>142,204</text:p>
          </table:table-cell>
          <table:table-cell office:value-type="float" office:value="663.67492" calcext:value-type="float">
            <text:p>663,67492</text:p>
          </table:table-cell>
          <table:table-cell office:value-type="float" office:value="-0.054976" calcext:value-type="float">
            <text:p>-0,054976</text:p>
          </table:table-cell>
          <table:table-cell office:value-type="float" office:value="-0.088774" calcext:value-type="float">
            <text:p>-0,088774</text:p>
          </table:table-cell>
          <table:table-cell office:value-type="float" office:value="-0.008503" calcext:value-type="float">
            <text:p>-0,008503</text:p>
          </table:table-cell>
        </table:table-row>
        <table:table-row table:style-name="ro1">
          <table:table-cell office:value-type="string" calcext:value-type="string">
            <text:p>9 Mar 2017 22:12:00.000</text:p>
          </table:table-cell>
          <table:table-cell office:value-type="float" office:value="68.188" calcext:value-type="float">
            <text:p>68,188</text:p>
          </table:table-cell>
          <table:table-cell office:value-type="float" office:value="137.627" calcext:value-type="float">
            <text:p>137,627</text:p>
          </table:table-cell>
          <table:table-cell office:value-type="float" office:value="663.122164" calcext:value-type="float">
            <text:p>663,122164</text:p>
          </table:table-cell>
          <table:table-cell office:value-type="float" office:value="-0.056761" calcext:value-type="float">
            <text:p>-0,056761</text:p>
          </table:table-cell>
          <table:table-cell office:value-type="float" office:value="-0.065609" calcext:value-type="float">
            <text:p>-0,065609</text:p>
          </table:table-cell>
          <table:table-cell office:value-type="float" office:value="-0.009894" calcext:value-type="float">
            <text:p>-0,009894</text:p>
          </table:table-cell>
        </table:table-row>
        <table:table-row table:style-name="ro1">
          <table:table-cell office:value-type="string" calcext:value-type="string">
            <text:p>9 Mar 2017 22:13:00.000</text:p>
          </table:table-cell>
          <table:table-cell office:value-type="float" office:value="64.746" calcext:value-type="float">
            <text:p>64,746</text:p>
          </table:table-cell>
          <table:table-cell office:value-type="float" office:value="134.166" calcext:value-type="float">
            <text:p>134,166</text:p>
          </table:table-cell>
          <table:table-cell office:value-type="float" office:value="662.491614" calcext:value-type="float">
            <text:p>662,491614</text:p>
          </table:table-cell>
          <table:table-cell office:value-type="float" office:value="-0.057888" calcext:value-type="float">
            <text:p>-0,057888</text:p>
          </table:table-cell>
          <table:table-cell office:value-type="float" office:value="-0.050795" calcext:value-type="float">
            <text:p>-0,050795</text:p>
          </table:table-cell>
          <table:table-cell office:value-type="float" office:value="-0.011091" calcext:value-type="float">
            <text:p>-0,011091</text:p>
          </table:table-cell>
        </table:table-row>
        <table:table-row table:style-name="ro1">
          <table:table-cell office:value-type="string" calcext:value-type="string">
            <text:p>9 Mar 2017 22:14:00.000</text:p>
          </table:table-cell>
          <table:table-cell office:value-type="float" office:value="61.249" calcext:value-type="float">
            <text:p>61,249</text:p>
          </table:table-cell>
          <table:table-cell office:value-type="float" office:value="131.435" calcext:value-type="float">
            <text:p>131,435</text:p>
          </table:table-cell>
          <table:table-cell office:value-type="float" office:value="661.795749" calcext:value-type="float">
            <text:p>661,795749</text:p>
          </table:table-cell>
          <table:table-cell office:value-type="float" office:value="-0.058646" calcext:value-type="float">
            <text:p>-0,058646</text:p>
          </table:table-cell>
          <table:table-cell office:value-type="float" office:value="-0.040869" calcext:value-type="float">
            <text:p>-0,040869</text:p>
          </table:table-cell>
          <table:table-cell office:value-type="float" office:value="-0.012067" calcext:value-type="float">
            <text:p>-0,012067</text:p>
          </table:table-cell>
        </table:table-row>
        <table:table-row table:style-name="ro1">
          <table:table-cell office:value-type="string" calcext:value-type="string">
            <text:p>9 Mar 2017 22:15:00.000</text:p>
          </table:table-cell>
          <table:table-cell office:value-type="float" office:value="57.713" calcext:value-type="float">
            <text:p>57,713</text:p>
          </table:table-cell>
          <table:table-cell office:value-type="float" office:value="129.202" calcext:value-type="float">
            <text:p>129,202</text:p>
          </table:table-cell>
          <table:table-cell office:value-type="float" office:value="661.048539" calcext:value-type="float">
            <text:p>661,048539</text:p>
          </table:table-cell>
          <table:table-cell office:value-type="float" office:value="-0.059183" calcext:value-type="float">
            <text:p>-0,059183</text:p>
          </table:table-cell>
          <table:table-cell office:value-type="float" office:value="-0.033946" calcext:value-type="float">
            <text:p>-0,033946</text:p>
          </table:table-cell>
          <table:table-cell office:value-type="float" office:value="-0.012798" calcext:value-type="float">
            <text:p>-0,012798</text:p>
          </table:table-cell>
        </table:table-row>
        <table:table-row table:style-name="ro1">
          <table:table-cell office:value-type="string" calcext:value-type="string">
            <text:p>9 Mar 2017 22:16:00.000</text:p>
          </table:table-cell>
          <table:table-cell office:value-type="float" office:value="54.15" calcext:value-type="float">
            <text:p>54,15</text:p>
          </table:table-cell>
          <table:table-cell office:value-type="float" office:value="127.323" calcext:value-type="float">
            <text:p>127,323</text:p>
          </table:table-cell>
          <table:table-cell office:value-type="float" office:value="660.265221" calcext:value-type="float">
            <text:p>660,265221</text:p>
          </table:table-cell>
          <table:table-cell office:value-type="float" office:value="-0.05958" calcext:value-type="float">
            <text:p>-0,05958</text:p>
          </table:table-cell>
          <table:table-cell office:value-type="float" office:value="-0.028954" calcext:value-type="float">
            <text:p>-0,028954</text:p>
          </table:table-cell>
          <table:table-cell office:value-type="float" office:value="-0.013267" calcext:value-type="float">
            <text:p>-0,013267</text:p>
          </table:table-cell>
        </table:table-row>
        <table:table-row table:style-name="ro1">
          <table:table-cell office:value-type="string" calcext:value-type="string">
            <text:p>9 Mar 2017 22:17:00.000</text:p>
          </table:table-cell>
          <table:table-cell office:value-type="float" office:value="50.565" calcext:value-type="float">
            <text:p>50,565</text:p>
          </table:table-cell>
          <table:table-cell office:value-type="float" office:value="125.702" calcext:value-type="float">
            <text:p>125,702</text:p>
          </table:table-cell>
          <table:table-cell office:value-type="float" office:value="659.462032" calcext:value-type="float">
            <text:p>659,462032</text:p>
          </table:table-cell>
          <table:table-cell office:value-type="float" office:value="-0.059885" calcext:value-type="float">
            <text:p>-0,059885</text:p>
          </table:table-cell>
          <table:table-cell office:value-type="float" office:value="-0.025254" calcext:value-type="float">
            <text:p>-0,025254</text:p>
          </table:table-cell>
          <table:table-cell office:value-type="float" office:value="-0.013458" calcext:value-type="float">
            <text:p>-0,013458</text:p>
          </table:table-cell>
        </table:table-row>
        <table:table-row table:style-name="ro1">
          <table:table-cell office:value-type="string" calcext:value-type="string">
            <text:p>9 Mar 2017 22:18:00.000</text:p>
          </table:table-cell>
          <table:table-cell office:value-type="float" office:value="46.965" calcext:value-type="float">
            <text:p>46,965</text:p>
          </table:table-cell>
          <table:table-cell office:value-type="float" office:value="124.275" calcext:value-type="float">
            <text:p>124,275</text:p>
          </table:table-cell>
          <table:table-cell office:value-type="float" office:value="658.655942" calcext:value-type="float">
            <text:p>658,655942</text:p>
          </table:table-cell>
          <table:table-cell office:value-type="float" office:value="-0.060126" calcext:value-type="float">
            <text:p>-0,060126</text:p>
          </table:table-cell>
          <table:table-cell office:value-type="float" office:value="-0.022447" calcext:value-type="float">
            <text:p>-0,022447</text:p>
          </table:table-cell>
          <table:table-cell office:value-type="float" office:value="-0.013362" calcext:value-type="float">
            <text:p>-0,013362</text:p>
          </table:table-cell>
        </table:table-row>
        <table:table-row table:style-name="ro1">
          <table:table-cell office:value-type="string" calcext:value-type="string">
            <text:p>9 Mar 2017 22:19:00.000</text:p>
          </table:table-cell>
          <table:table-cell office:value-type="float" office:value="43.351" calcext:value-type="float">
            <text:p>43,351</text:p>
          </table:table-cell>
          <table:table-cell office:value-type="float" office:value="122.996" calcext:value-type="float">
            <text:p>122,996</text:p>
          </table:table-cell>
          <table:table-cell office:value-type="float" office:value="657.864352" calcext:value-type="float">
            <text:p>657,864352</text:p>
          </table:table-cell>
          <table:table-cell office:value-type="float" office:value="-0.060322" calcext:value-type="float">
            <text:p>-0,060322</text:p>
          </table:table-cell>
          <table:table-cell office:value-type="float" office:value="-0.020279" calcext:value-type="float">
            <text:p>-0,020279</text:p>
          </table:table-cell>
          <table:table-cell office:value-type="float" office:value="-0.012973" calcext:value-type="float">
            <text:p>-0,012973</text:p>
          </table:table-cell>
        </table:table-row>
        <table:table-row table:style-name="ro1">
          <table:table-cell office:value-type="string" calcext:value-type="string">
            <text:p>9 Mar 2017 22:20:00.000</text:p>
          </table:table-cell>
          <table:table-cell office:value-type="float" office:value="39.727" calcext:value-type="float">
            <text:p>39,727</text:p>
          </table:table-cell>
          <table:table-cell office:value-type="float" office:value="121.832" calcext:value-type="float">
            <text:p>121,832</text:p>
          </table:table-cell>
          <table:table-cell office:value-type="float" office:value="657.104799" calcext:value-type="float">
            <text:p>657,104799</text:p>
          </table:table-cell>
          <table:table-cell office:value-type="float" office:value="-0.060484" calcext:value-type="float">
            <text:p>-0,060484</text:p>
          </table:table-cell>
          <table:table-cell office:value-type="float" office:value="-0.01858" calcext:value-type="float">
            <text:p>-0,01858</text:p>
          </table:table-cell>
          <table:table-cell office:value-type="float" office:value="-0.012293" calcext:value-type="float">
            <text:p>-0,012293</text:p>
          </table:table-cell>
        </table:table-row>
        <table:table-row table:style-name="ro1">
          <table:table-cell office:value-type="string" calcext:value-type="string">
            <text:p>9 Mar 2017 22:21:00.000</text:p>
          </table:table-cell>
          <table:table-cell office:value-type="float" office:value="36.094" calcext:value-type="float">
            <text:p>36,094</text:p>
          </table:table-cell>
          <table:table-cell office:value-type="float" office:value="120.759" calcext:value-type="float">
            <text:p>120,759</text:p>
          </table:table-cell>
          <table:table-cell office:value-type="float" office:value="656.39464" calcext:value-type="float">
            <text:p>656,39464</text:p>
          </table:table-cell>
          <table:table-cell office:value-type="float" office:value="-0.06062" calcext:value-type="float">
            <text:p>-0,06062</text:p>
          </table:table-cell>
          <table:table-cell office:value-type="float" office:value="-0.017232" calcext:value-type="float">
            <text:p>-0,017232</text:p>
          </table:table-cell>
          <table:table-cell office:value-type="float" office:value="-0.011327" calcext:value-type="float">
            <text:p>-0,011327</text:p>
          </table:table-cell>
        </table:table-row>
        <table:table-row table:style-name="ro1">
          <table:table-cell office:value-type="string" calcext:value-type="string">
            <text:p>9 Mar 2017 22:22:00.000</text:p>
          </table:table-cell>
          <table:table-cell office:value-type="float" office:value="32.453" calcext:value-type="float">
            <text:p>32,453</text:p>
          </table:table-cell>
          <table:table-cell office:value-type="float" office:value="119.759" calcext:value-type="float">
            <text:p>119,759</text:p>
          </table:table-cell>
          <table:table-cell office:value-type="float" office:value="655.750748" calcext:value-type="float">
            <text:p>655,750748</text:p>
          </table:table-cell>
          <table:table-cell office:value-type="float" office:value="-0.060734" calcext:value-type="float">
            <text:p>-0,060734</text:p>
          </table:table-cell>
          <table:table-cell office:value-type="float" office:value="-0.016155" calcext:value-type="float">
            <text:p>-0,016155</text:p>
          </table:table-cell>
          <table:table-cell office:value-type="float" office:value="-0.010085" calcext:value-type="float">
            <text:p>-0,010085</text:p>
          </table:table-cell>
        </table:table-row>
        <table:table-row table:style-name="ro1">
          <table:table-cell office:value-type="string" calcext:value-type="string">
            <text:p>9 Mar 2017 22:23:00.000</text:p>
          </table:table-cell>
          <table:table-cell office:value-type="float" office:value="28.806" calcext:value-type="float">
            <text:p>28,806</text:p>
          </table:table-cell>
          <table:table-cell office:value-type="float" office:value="118.816" calcext:value-type="float">
            <text:p>118,816</text:p>
          </table:table-cell>
          <table:table-cell office:value-type="float" office:value="655.189203" calcext:value-type="float">
            <text:p>655,189203</text:p>
          </table:table-cell>
          <table:table-cell office:value-type="float" office:value="-0.06083" calcext:value-type="float">
            <text:p>-0,06083</text:p>
          </table:table-cell>
          <table:table-cell office:value-type="float" office:value="-0.015291" calcext:value-type="float">
            <text:p>-0,015291</text:p>
          </table:table-cell>
          <table:table-cell office:value-type="float" office:value="-0.008584" calcext:value-type="float">
            <text:p>-0,008584</text:p>
          </table:table-cell>
        </table:table-row>
        <table:table-row table:style-name="ro1">
          <table:table-cell office:value-type="string" calcext:value-type="string">
            <text:p>9 Mar 2017 22:24:00.000</text:p>
          </table:table-cell>
          <table:table-cell office:value-type="float" office:value="25.154" calcext:value-type="float">
            <text:p>25,154</text:p>
          </table:table-cell>
          <table:table-cell office:value-type="float" office:value="117.92" calcext:value-type="float">
            <text:p>117,92</text:p>
          </table:table-cell>
          <table:table-cell office:value-type="float" office:value="654.724999" calcext:value-type="float">
            <text:p>654,724999</text:p>
          </table:table-cell>
          <table:table-cell office:value-type="float" office:value="-0.06091" calcext:value-type="float">
            <text:p>-0,06091</text:p>
          </table:table-cell>
          <table:table-cell office:value-type="float" office:value="-0.014597" calcext:value-type="float">
            <text:p>-0,014597</text:p>
          </table:table-cell>
          <table:table-cell office:value-type="float" office:value="-0.006843" calcext:value-type="float">
            <text:p>-0,006843</text:p>
          </table:table-cell>
        </table:table-row>
        <table:table-row table:style-name="ro1">
          <table:table-cell office:value-type="string" calcext:value-type="string">
            <text:p>9 Mar 2017 22:25:00.000</text:p>
          </table:table-cell>
          <table:table-cell office:value-type="float" office:value="21.497" calcext:value-type="float">
            <text:p>21,497</text:p>
          </table:table-cell>
          <table:table-cell office:value-type="float" office:value="117.062" calcext:value-type="float">
            <text:p>117,062</text:p>
          </table:table-cell>
          <table:table-cell office:value-type="float" office:value="654.371765" calcext:value-type="float">
            <text:p>654,371765</text:p>
          </table:table-cell>
          <table:table-cell office:value-type="float" office:value="-0.060976" calcext:value-type="float">
            <text:p>-0,060976</text:p>
          </table:table-cell>
          <table:table-cell office:value-type="float" office:value="-0.014042" calcext:value-type="float">
            <text:p>-0,014042</text:p>
          </table:table-cell>
          <table:table-cell office:value-type="float" office:value="-0.004888" calcext:value-type="float">
            <text:p>-0,004888</text:p>
          </table:table-cell>
        </table:table-row>
        <table:table-row table:style-name="ro1">
          <table:table-cell office:value-type="string" calcext:value-type="string">
            <text:p>9 Mar 2017 22:26:00.000</text:p>
          </table:table-cell>
          <table:table-cell office:value-type="float" office:value="17.837" calcext:value-type="float">
            <text:p>17,837</text:p>
          </table:table-cell>
          <table:table-cell office:value-type="float" office:value="116.233" calcext:value-type="float">
            <text:p>116,233</text:p>
          </table:table-cell>
          <table:table-cell office:value-type="float" office:value="654.141505" calcext:value-type="float">
            <text:p>654,141505</text:p>
          </table:table-cell>
          <table:table-cell office:value-type="float" office:value="-0.06103" calcext:value-type="float">
            <text:p>-0,06103</text:p>
          </table:table-cell>
          <table:table-cell office:value-type="float" office:value="-0.013605" calcext:value-type="float">
            <text:p>-0,013605</text:p>
          </table:table-cell>
          <table:table-cell office:value-type="float" office:value="-0.002749" calcext:value-type="float">
            <text:p>-0,002749</text:p>
          </table:table-cell>
        </table:table-row>
        <table:table-row table:style-name="ro1">
          <table:table-cell office:value-type="string" calcext:value-type="string">
            <text:p>9 Mar 2017 22:27:00.000</text:p>
          </table:table-cell>
          <table:table-cell office:value-type="float" office:value="14.174" calcext:value-type="float">
            <text:p>14,174</text:p>
          </table:table-cell>
          <table:table-cell office:value-type="float" office:value="115.427" calcext:value-type="float">
            <text:p>115,427</text:p>
          </table:table-cell>
          <table:table-cell office:value-type="float" office:value="654.044367" calcext:value-type="float">
            <text:p>654,044367</text:p>
          </table:table-cell>
          <table:table-cell office:value-type="float" office:value="-0.06107" calcext:value-type="float">
            <text:p>-0,06107</text:p>
          </table:table-cell>
          <table:table-cell office:value-type="float" office:value="-0.013267" calcext:value-type="float">
            <text:p>-0,013267</text:p>
          </table:table-cell>
          <table:table-cell office:value-type="float" office:value="-0.000456" calcext:value-type="float">
            <text:p>-0,000456</text:p>
          </table:table-cell>
        </table:table-row>
        <table:table-row table:style-name="ro1">
          <table:table-cell office:value-type="string" calcext:value-type="string">
            <text:p>9 Mar 2017 22:28:00.000</text:p>
          </table:table-cell>
          <table:table-cell office:value-type="float" office:value="10.509" calcext:value-type="float">
            <text:p>10,509</text:p>
          </table:table-cell>
          <table:table-cell office:value-type="float" office:value="114.639" calcext:value-type="float">
            <text:p>114,639</text:p>
          </table:table-cell>
          <table:table-cell office:value-type="float" office:value="654.088443" calcext:value-type="float">
            <text:p>654,088443</text:p>
          </table:table-cell>
          <table:table-cell office:value-type="float" office:value="-0.061099" calcext:value-type="float">
            <text:p>-0,061099</text:p>
          </table:table-cell>
          <table:table-cell office:value-type="float" office:value="-0.013018" calcext:value-type="float">
            <text:p>-0,013018</text:p>
          </table:table-cell>
          <table:table-cell office:value-type="float" office:value="0.001953" calcext:value-type="float">
            <text:p>0,001953</text:p>
          </table:table-cell>
        </table:table-row>
        <table:table-row table:style-name="ro1">
          <table:table-cell office:value-type="string" calcext:value-type="string">
            <text:p>9 Mar 2017 22:29:00.000</text:p>
          </table:table-cell>
          <table:table-cell office:value-type="float" office:value="6.842" calcext:value-type="float">
            <text:p>6,842</text:p>
          </table:table-cell>
          <table:table-cell office:value-type="float" office:value="113.863" calcext:value-type="float">
            <text:p>113,863</text:p>
          </table:table-cell>
          <table:table-cell office:value-type="float" office:value="654.279597" calcext:value-type="float">
            <text:p>654,279597</text:p>
          </table:table-cell>
          <table:table-cell office:value-type="float" office:value="-0.061117" calcext:value-type="float">
            <text:p>-0,061117</text:p>
          </table:table-cell>
          <table:table-cell office:value-type="float" office:value="-0.012847" calcext:value-type="float">
            <text:p>-0,012847</text:p>
          </table:table-cell>
          <table:table-cell office:value-type="float" office:value="0.00444" calcext:value-type="float">
            <text:p>0,00444</text:p>
          </table:table-cell>
        </table:table-row>
        <table:table-row table:style-name="ro1">
          <table:table-cell office:value-type="string" calcext:value-type="string">
            <text:p>9 Mar 2017 22:30:00.000</text:p>
          </table:table-cell>
          <table:table-cell office:value-type="float" office:value="3.175" calcext:value-type="float">
            <text:p>3,175</text:p>
          </table:table-cell>
          <table:table-cell office:value-type="float" office:value="113.096" calcext:value-type="float">
            <text:p>113,096</text:p>
          </table:table-cell>
          <table:table-cell office:value-type="float" office:value="654.621343" calcext:value-type="float">
            <text:p>654,621343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5" calcext:value-type="float">
            <text:p>-0,01275</text:p>
          </table:table-cell>
          <table:table-cell office:value-type="float" office:value="0.006965" calcext:value-type="float">
            <text:p>0,006965</text:p>
          </table:table-cell>
        </table:table-row>
        <table:table-row table:style-name="ro1">
          <table:table-cell office:value-type="string" calcext:value-type="string">
            <text:p>9 Mar 2017 22:31:00.000</text:p>
          </table:table-cell>
          <table:table-cell office:value-type="float" office:value="-0.492" calcext:value-type="float">
            <text:p>-0,492</text:p>
          </table:table-cell>
          <table:table-cell office:value-type="float" office:value="112.332" calcext:value-type="float">
            <text:p>112,332</text:p>
          </table:table-cell>
          <table:table-cell office:value-type="float" office:value="655.114748" calcext:value-type="float">
            <text:p>655,114748</text:p>
          </table:table-cell>
          <table:table-cell office:value-type="float" office:value="-0.061117" calcext:value-type="float">
            <text:p>-0,061117</text:p>
          </table:table-cell>
          <table:table-cell office:value-type="float" office:value="-0.012724" calcext:value-type="float">
            <text:p>-0,012724</text:p>
          </table:table-cell>
          <table:table-cell office:value-type="float" office:value="0.009488" calcext:value-type="float">
            <text:p>0,009488</text:p>
          </table:table-cell>
        </table:table-row>
        <table:table-row table:style-name="ro1">
          <table:table-cell office:value-type="string" calcext:value-type="string">
            <text:p>9 Mar 2017 22:32:00.000</text:p>
          </table:table-cell>
          <table:table-cell office:value-type="float" office:value="-4.159" calcext:value-type="float">
            <text:p>-4,159</text:p>
          </table:table-cell>
          <table:table-cell office:value-type="float" office:value="111.568" calcext:value-type="float">
            <text:p>111,568</text:p>
          </table:table-cell>
          <table:table-cell office:value-type="float" office:value="655.758392" calcext:value-type="float">
            <text:p>655,758392</text:p>
          </table:table-cell>
          <table:table-cell office:value-type="float" office:value="-0.0611" calcext:value-type="float">
            <text:p>-0,0611</text:p>
          </table:table-cell>
          <table:table-cell office:value-type="float" office:value="-0.012766" calcext:value-type="float">
            <text:p>-0,012766</text:p>
          </table:table-cell>
          <table:table-cell office:value-type="float" office:value="0.011965" calcext:value-type="float">
            <text:p>0,011965</text:p>
          </table:table-cell>
        </table:table-row>
        <table:table-row table:style-name="ro1">
          <table:table-cell office:value-type="string" calcext:value-type="string">
            <text:p>9 Mar 2017 22:33:00.000</text:p>
          </table:table-cell>
          <table:table-cell office:value-type="float" office:value="-7.824" calcext:value-type="float">
            <text:p>-7,824</text:p>
          </table:table-cell>
          <table:table-cell office:value-type="float" office:value="110.799" calcext:value-type="float">
            <text:p>110,799</text:p>
          </table:table-cell>
          <table:table-cell office:value-type="float" office:value="656.548366" calcext:value-type="float">
            <text:p>656,548366</text:p>
          </table:table-cell>
          <table:table-cell office:value-type="float" office:value="-0.061072" calcext:value-type="float">
            <text:p>-0,061072</text:p>
          </table:table-cell>
          <table:table-cell office:value-type="float" office:value="-0.01288" calcext:value-type="float">
            <text:p>-0,01288</text:p>
          </table:table-cell>
          <table:table-cell office:value-type="float" office:value="0.014357" calcext:value-type="float">
            <text:p>0,014357</text:p>
          </table:table-cell>
        </table:table-row>
        <table:table-row table:style-name="ro1">
          <table:table-cell office:value-type="string" calcext:value-type="string">
            <text:p>9 Mar 2017 22:34:00.000</text:p>
          </table:table-cell>
          <table:table-cell office:value-type="float" office:value="-11.488" calcext:value-type="float">
            <text:p>-11,488</text:p>
          </table:table-cell>
          <table:table-cell office:value-type="float" office:value="110.021" calcext:value-type="float">
            <text:p>110,021</text:p>
          </table:table-cell>
          <table:table-cell office:value-type="float" office:value="657.47831" calcext:value-type="float">
            <text:p>657,47831</text:p>
          </table:table-cell>
          <table:table-cell office:value-type="float" office:value="-0.061033" calcext:value-type="float">
            <text:p>-0,061033</text:p>
          </table:table-cell>
          <table:table-cell office:value-type="float" office:value="-0.013068" calcext:value-type="float">
            <text:p>-0,013068</text:p>
          </table:table-cell>
          <table:table-cell office:value-type="float" office:value="0.016623" calcext:value-type="float">
            <text:p>0,016623</text:p>
          </table:table-cell>
        </table:table-row>
        <table:table-row table:style-name="ro1">
          <table:table-cell office:value-type="string" calcext:value-type="string">
            <text:p>9 Mar 2017 22:35:00.000</text:p>
          </table:table-cell>
          <table:table-cell office:value-type="float" office:value="-15.148" calcext:value-type="float">
            <text:p>-15,148</text:p>
          </table:table-cell>
          <table:table-cell office:value-type="float" office:value="109.229" calcext:value-type="float">
            <text:p>109,229</text:p>
          </table:table-cell>
          <table:table-cell office:value-type="float" office:value="658.539498" calcext:value-type="float">
            <text:p>658,539498</text:p>
          </table:table-cell>
          <table:table-cell office:value-type="float" office:value="-0.060983" calcext:value-type="float">
            <text:p>-0,060983</text:p>
          </table:table-cell>
          <table:table-cell office:value-type="float" office:value="-0.013336" calcext:value-type="float">
            <text:p>-0,013336</text:p>
          </table:table-cell>
          <table:table-cell office:value-type="float" office:value="0.018724" calcext:value-type="float">
            <text:p>0,018724</text:p>
          </table:table-cell>
        </table:table-row>
        <table:table-row table:style-name="ro1">
          <table:table-cell office:value-type="string" calcext:value-type="string">
            <text:p>9 Mar 2017 22:36:00.000</text:p>
          </table:table-cell>
          <table:table-cell office:value-type="float" office:value="-18.805" calcext:value-type="float">
            <text:p>-18,805</text:p>
          </table:table-cell>
          <table:table-cell office:value-type="float" office:value="108.418" calcext:value-type="float">
            <text:p>108,418</text:p>
          </table:table-cell>
          <table:table-cell office:value-type="float" office:value="659.720967" calcext:value-type="float">
            <text:p>659,720967</text:p>
          </table:table-cell>
          <table:table-cell office:value-type="float" office:value="-0.06092" calcext:value-type="float">
            <text:p>-0,06092</text:p>
          </table:table-cell>
          <table:table-cell office:value-type="float" office:value="-0.013695" calcext:value-type="float">
            <text:p>-0,013695</text:p>
          </table:table-cell>
          <table:table-cell office:value-type="float" office:value="0.020625" calcext:value-type="float">
            <text:p>0,020625</text:p>
          </table:table-cell>
        </table:table-row>
        <table:table-row table:style-name="ro1">
          <table:table-cell office:value-type="string" calcext:value-type="string">
            <text:p>9 Mar 2017 22:37:00.000</text:p>
          </table:table-cell>
          <table:table-cell office:value-type="float" office:value="-22.458" calcext:value-type="float">
            <text:p>-22,458</text:p>
          </table:table-cell>
          <table:table-cell office:value-type="float" office:value="107.583" calcext:value-type="float">
            <text:p>107,583</text:p>
          </table:table-cell>
          <table:table-cell office:value-type="float" office:value="661.009674" calcext:value-type="float">
            <text:p>661,009674</text:p>
          </table:table-cell>
          <table:table-cell office:value-type="float" office:value="-0.060846" calcext:value-type="float">
            <text:p>-0,060846</text:p>
          </table:table-cell>
          <table:table-cell office:value-type="float" office:value="-0.014157" calcext:value-type="float">
            <text:p>-0,014157</text:p>
          </table:table-cell>
          <table:table-cell office:value-type="float" office:value="0.022291" calcext:value-type="float">
            <text:p>0,022291</text:p>
          </table:table-cell>
        </table:table-row>
        <table:table-row table:style-name="ro1">
          <table:table-cell office:value-type="string" calcext:value-type="string">
            <text:p>9 Mar 2017 22:38:00.000</text:p>
          </table:table-cell>
          <table:table-cell office:value-type="float" office:value="-26.107" calcext:value-type="float">
            <text:p>-26,107</text:p>
          </table:table-cell>
          <table:table-cell office:value-type="float" office:value="106.717" calcext:value-type="float">
            <text:p>106,717</text:p>
          </table:table-cell>
          <table:table-cell office:value-type="float" office:value="662.390704" calcext:value-type="float">
            <text:p>662,390704</text:p>
          </table:table-cell>
          <table:table-cell office:value-type="float" office:value="-0.060759" calcext:value-type="float">
            <text:p>-0,060759</text:p>
          </table:table-cell>
          <table:table-cell office:value-type="float" office:value="-0.014741" calcext:value-type="float">
            <text:p>-0,014741</text:p>
          </table:table-cell>
          <table:table-cell office:value-type="float" office:value="0.023695" calcext:value-type="float">
            <text:p>0,023695</text:p>
          </table:table-cell>
        </table:table-row>
        <table:table-row table:style-name="ro1">
          <table:table-cell office:value-type="string" calcext:value-type="string">
            <text:p>9 Mar 2017 22:39:00.000</text:p>
          </table:table-cell>
          <table:table-cell office:value-type="float" office:value="-29.749" calcext:value-type="float">
            <text:p>-29,749</text:p>
          </table:table-cell>
          <table:table-cell office:value-type="float" office:value="105.812" calcext:value-type="float">
            <text:p>105,812</text:p>
          </table:table-cell>
          <table:table-cell office:value-type="float" office:value="663.847492" calcext:value-type="float">
            <text:p>663,847492</text:p>
          </table:table-cell>
          <table:table-cell office:value-type="float" office:value="-0.060659" calcext:value-type="float">
            <text:p>-0,060659</text:p>
          </table:table-cell>
          <table:table-cell office:value-type="float" office:value="-0.015469" calcext:value-type="float">
            <text:p>-0,015469</text:p>
          </table:table-cell>
          <table:table-cell office:value-type="float" office:value="0.024811" calcext:value-type="float">
            <text:p>0,024811</text:p>
          </table:table-cell>
        </table:table-row>
        <table:table-row table:style-name="ro1">
          <table:table-cell office:value-type="string" calcext:value-type="string">
            <text:p>9 Mar 2017 22:40:00.000</text:p>
          </table:table-cell>
          <table:table-cell office:value-type="float" office:value="-33.385" calcext:value-type="float">
            <text:p>-33,385</text:p>
          </table:table-cell>
          <table:table-cell office:value-type="float" office:value="104.857" calcext:value-type="float">
            <text:p>104,857</text:p>
          </table:table-cell>
          <table:table-cell office:value-type="float" office:value="665.362089" calcext:value-type="float">
            <text:p>665,362089</text:p>
          </table:table-cell>
          <table:table-cell office:value-type="float" office:value="-0.060543" calcext:value-type="float">
            <text:p>-0,060543</text:p>
          </table:table-cell>
          <table:table-cell office:value-type="float" office:value="-0.016376" calcext:value-type="float">
            <text:p>-0,016376</text:p>
          </table:table-cell>
          <table:table-cell office:value-type="float" office:value="0.025617" calcext:value-type="float">
            <text:p>0,025617</text:p>
          </table:table-cell>
        </table:table-row>
        <table:table-row table:style-name="ro1">
          <table:table-cell office:value-type="string" calcext:value-type="string">
            <text:p>9 Mar 2017 22:41:00.000</text:p>
          </table:table-cell>
          <table:table-cell office:value-type="float" office:value="-37.014" calcext:value-type="float">
            <text:p>-37,014</text:p>
          </table:table-cell>
          <table:table-cell office:value-type="float" office:value="103.842" calcext:value-type="float">
            <text:p>103,842</text:p>
          </table:table-cell>
          <table:table-cell office:value-type="float" office:value="666.915436" calcext:value-type="float">
            <text:p>666,915436</text:p>
          </table:table-cell>
          <table:table-cell office:value-type="float" office:value="-0.060409" calcext:value-type="float">
            <text:p>-0,060409</text:p>
          </table:table-cell>
          <table:table-cell office:value-type="float" office:value="-0.017506" calcext:value-type="float">
            <text:p>-0,017506</text:p>
          </table:table-cell>
          <table:table-cell office:value-type="float" office:value="0.026098" calcext:value-type="float">
            <text:p>0,026098</text:p>
          </table:table-cell>
        </table:table-row>
        <table:table-row table:style-name="ro1">
          <table:table-cell office:value-type="string" calcext:value-type="string">
            <text:p>9 Mar 2017 22:42:00.000</text:p>
          </table:table-cell>
          <table:table-cell office:value-type="float" office:value="-40.634" calcext:value-type="float">
            <text:p>-40,634</text:p>
          </table:table-cell>
          <table:table-cell office:value-type="float" office:value="102.751" calcext:value-type="float">
            <text:p>102,751</text:p>
          </table:table-cell>
          <table:table-cell office:value-type="float" office:value="668.487665" calcext:value-type="float">
            <text:p>668,487665</text:p>
          </table:table-cell>
          <table:table-cell office:value-type="float" office:value="-0.060254" calcext:value-type="float">
            <text:p>-0,060254</text:p>
          </table:table-cell>
          <table:table-cell office:value-type="float" office:value="-0.018921" calcext:value-type="float">
            <text:p>-0,018921</text:p>
          </table:table-cell>
          <table:table-cell office:value-type="float" office:value="0.026243" calcext:value-type="float">
            <text:p>0,026243</text:p>
          </table:table-cell>
        </table:table-row>
        <table:table-row table:style-name="ro1">
          <table:table-cell office:value-type="string" calcext:value-type="string">
            <text:p>9 Mar 2017 22:43:00.000</text:p>
          </table:table-cell>
          <table:table-cell office:value-type="float" office:value="-44.244" calcext:value-type="float">
            <text:p>-44,244</text:p>
          </table:table-cell>
          <table:table-cell office:value-type="float" office:value="101.564" calcext:value-type="float">
            <text:p>101,564</text:p>
          </table:table-cell>
          <table:table-cell office:value-type="float" office:value="670.058404" calcext:value-type="float">
            <text:p>670,058404</text:p>
          </table:table-cell>
          <table:table-cell office:value-type="float" office:value="-0.060072" calcext:value-type="float">
            <text:p>-0,060072</text:p>
          </table:table-cell>
          <table:table-cell office:value-type="float" office:value="-0.020709" calcext:value-type="float">
            <text:p>-0,020709</text:p>
          </table:table-cell>
          <table:table-cell office:value-type="float" office:value="0.026046" calcext:value-type="float">
            <text:p>0,026046</text:p>
          </table:table-cell>
        </table:table-row>
        <table:table-row table:style-name="ro1">
          <table:table-cell office:value-type="string" calcext:value-type="string">
            <text:p>9 Mar 2017 22:44:00.000</text:p>
          </table:table-cell>
          <table:table-cell office:value-type="float" office:value="-47.842" calcext:value-type="float">
            <text:p>-47,842</text:p>
          </table:table-cell>
          <table:table-cell office:value-type="float" office:value="100.256" calcext:value-type="float">
            <text:p>100,256</text:p>
          </table:table-cell>
          <table:table-cell office:value-type="float" office:value="671.607097" calcext:value-type="float">
            <text:p>671,607097</text:p>
          </table:table-cell>
          <table:table-cell office:value-type="float" office:value="-0.059855" calcext:value-type="float">
            <text:p>-0,059855</text:p>
          </table:table-cell>
          <table:table-cell office:value-type="float" office:value="-0.022995" calcext:value-type="float">
            <text:p>-0,022995</text:p>
          </table:table-cell>
          <table:table-cell office:value-type="float" office:value="0.025507" calcext:value-type="float">
            <text:p>0,025507</text:p>
          </table:table-cell>
        </table:table-row>
        <table:table-row table:style-name="ro1">
          <table:table-cell office:value-type="string" calcext:value-type="string">
            <text:p>9 Mar 2017 22:45:00.000</text:p>
          </table:table-cell>
          <table:table-cell office:value-type="float" office:value="-51.425" calcext:value-type="float">
            <text:p>-51,425</text:p>
          </table:table-cell>
          <table:table-cell office:value-type="float" office:value="98.791" calcext:value-type="float">
            <text:p>98,791</text:p>
          </table:table-cell>
          <table:table-cell office:value-type="float" office:value="673.113317" calcext:value-type="float">
            <text:p>673,113317</text:p>
          </table:table-cell>
          <table:table-cell office:value-type="float" office:value="-0.05959" calcext:value-type="float">
            <text:p>-0,05959</text:p>
          </table:table-cell>
          <table:table-cell office:value-type="float" office:value="-0.025963" calcext:value-type="float">
            <text:p>-0,025963</text:p>
          </table:table-cell>
          <table:table-cell office:value-type="float" office:value="0.024631" calcext:value-type="float">
            <text:p>0,024631</text:p>
          </table:table-cell>
        </table:table-row>
        <table:table-row table:style-name="ro1">
          <table:table-cell office:value-type="string" calcext:value-type="string">
            <text:p>9 Mar 2017 22:46:00.000</text:p>
          </table:table-cell>
          <table:table-cell office:value-type="float" office:value="-54.991" calcext:value-type="float">
            <text:p>-54,991</text:p>
          </table:table-cell>
          <table:table-cell office:value-type="float" office:value="97.121" calcext:value-type="float">
            <text:p>97,121</text:p>
          </table:table-cell>
          <table:table-cell office:value-type="float" office:value="674.557078" calcext:value-type="float">
            <text:p>674,557078</text:p>
          </table:table-cell>
          <table:table-cell office:value-type="float" office:value="-0.059258" calcext:value-type="float">
            <text:p>-0,059258</text:p>
          </table:table-cell>
          <table:table-cell office:value-type="float" office:value="-0.029892" calcext:value-type="float">
            <text:p>-0,029892</text:p>
          </table:table-cell>
          <table:table-cell office:value-type="float" office:value="0.023427" calcext:value-type="float">
            <text:p>0,023427</text:p>
          </table:table-cell>
        </table:table-row>
        <table:table-row table:style-name="ro1">
          <table:table-cell office:value-type="string" calcext:value-type="string">
            <text:p>9 Mar 2017 22:47:00.000</text:p>
          </table:table-cell>
          <table:table-cell office:value-type="float" office:value="-58.534" calcext:value-type="float">
            <text:p>-58,534</text:p>
          </table:table-cell>
          <table:table-cell office:value-type="float" office:value="95.176" calcext:value-type="float">
            <text:p>95,176</text:p>
          </table:table-cell>
          <table:table-cell office:value-type="float" office:value="675.919143" calcext:value-type="float">
            <text:p>675,919143</text:p>
          </table:table-cell>
          <table:table-cell office:value-type="float" office:value="-0.058827" calcext:value-type="float">
            <text:p>-0,058827</text:p>
          </table:table-cell>
          <table:table-cell office:value-type="float" office:value="-0.035217" calcext:value-type="float">
            <text:p>-0,035217</text:p>
          </table:table-cell>
          <table:table-cell office:value-type="float" office:value="0.021911" calcext:value-type="float">
            <text:p>0,021911</text:p>
          </table:table-cell>
        </table:table-row>
        <table:table-row table:style-name="ro1">
          <table:table-cell office:value-type="string" calcext:value-type="string">
            <text:p>9 Mar 2017 22:48:00.000</text:p>
          </table:table-cell>
          <table:table-cell office:value-type="float" office:value="-62.048" calcext:value-type="float">
            <text:p>-62,048</text:p>
          </table:table-cell>
          <table:table-cell office:value-type="float" office:value="92.853" calcext:value-type="float">
            <text:p>92,853</text:p>
          </table:table-cell>
          <table:table-cell office:value-type="float" office:value="677.181305" calcext:value-type="float">
            <text:p>677,181305</text:p>
          </table:table-cell>
          <table:table-cell office:value-type="float" office:value="-0.058245" calcext:value-type="float">
            <text:p>-0,058245</text:p>
          </table:table-cell>
          <table:table-cell office:value-type="float" office:value="-0.042643" calcext:value-type="float">
            <text:p>-0,042643</text:p>
          </table:table-cell>
          <table:table-cell office:value-type="float" office:value="0.020101" calcext:value-type="float">
            <text:p>0,020101</text:p>
          </table:table-cell>
        </table:table-row>
        <table:table-row table:style-name="ro1">
          <table:table-cell office:value-type="string" calcext:value-type="string">
            <text:p>9 Mar 2017 22:49:00.000</text:p>
          </table:table-cell>
          <table:table-cell office:value-type="float" office:value="-65.519" calcext:value-type="float">
            <text:p>-65,519</text:p>
          </table:table-cell>
          <table:table-cell office:value-type="float" office:value="89.994" calcext:value-type="float">
            <text:p>89,994</text:p>
          </table:table-cell>
          <table:table-cell office:value-type="float" office:value="678.326671" calcext:value-type="float">
            <text:p>678,326671</text:p>
          </table:table-cell>
          <table:table-cell office:value-type="float" office:value="-0.05742" calcext:value-type="float">
            <text:p>-0,05742</text:p>
          </table:table-cell>
          <table:table-cell office:value-type="float" office:value="-0.053364" calcext:value-type="float">
            <text:p>-0,053364</text:p>
          </table:table-cell>
          <table:table-cell office:value-type="float" office:value="0.018022" calcext:value-type="float">
            <text:p>0,018022</text:p>
          </table:table-cell>
        </table:table-row>
        <table:table-row table:style-name="ro1">
          <table:table-cell office:value-type="string" calcext:value-type="string">
            <text:p>9 Mar 2017 22:50:00.000</text:p>
          </table:table-cell>
          <table:table-cell office:value-type="float" office:value="-68.93" calcext:value-type="float">
            <text:p>-68,93</text:p>
          </table:table-cell>
          <table:table-cell office:value-type="float" office:value="86.343" calcext:value-type="float">
            <text:p>86,343</text:p>
          </table:table-cell>
          <table:table-cell office:value-type="float" office:value="679.339901" calcext:value-type="float">
            <text:p>679,339901</text:p>
          </table:table-cell>
          <table:table-cell office:value-type="float" office:value="-0.056184" calcext:value-type="float">
            <text:p>-0,056184</text:p>
          </table:table-cell>
          <table:table-cell office:value-type="float" office:value="-0.069491" calcext:value-type="float">
            <text:p>-0,069491</text:p>
          </table:table-cell>
          <table:table-cell office:value-type="float" office:value="0.015702" calcext:value-type="float">
            <text:p>0,015702</text:p>
          </table:table-cell>
        </table:table-row>
        <table:table-row table:style-name="ro1">
          <table:table-cell office:value-type="string" calcext:value-type="string">
            <text:p>9 Mar 2017 22:51:00.000</text:p>
          </table:table-cell>
          <table:table-cell office:value-type="float" office:value="-72.246" calcext:value-type="float">
            <text:p>-72,246</text:p>
          </table:table-cell>
          <table:table-cell office:value-type="float" office:value="81.471" calcext:value-type="float">
            <text:p>81,471</text:p>
          </table:table-cell>
          <table:table-cell office:value-type="float" office:value="680.207445" calcext:value-type="float">
            <text:p>680,207445</text:p>
          </table:table-cell>
          <table:table-cell office:value-type="float" office:value="-0.054208" calcext:value-type="float">
            <text:p>-0,054208</text:p>
          </table:table-cell>
          <table:table-cell office:value-type="float" office:value="-0.094927" calcext:value-type="float">
            <text:p>-0,094927</text:p>
          </table:table-cell>
          <table:table-cell office:value-type="float" office:value="0.013173" calcext:value-type="float">
            <text:p>0,013173</text:p>
          </table:table-cell>
        </table:table-row>
        <table:table-row table:style-name="ro1">
          <table:table-cell office:value-type="string" calcext:value-type="string">
            <text:p>9 Mar 2017 22:52:00.000</text:p>
          </table:table-cell>
          <table:table-cell office:value-type="float" office:value="-75.407" calcext:value-type="float">
            <text:p>-75,407</text:p>
          </table:table-cell>
          <table:table-cell office:value-type="float" office:value="74.622" calcext:value-type="float">
            <text:p>74,622</text:p>
          </table:table-cell>
          <table:table-cell office:value-type="float" office:value="680.917733" calcext:value-type="float">
            <text:p>680,917733</text:p>
          </table:table-cell>
          <table:table-cell office:value-type="float" office:value="-0.050798" calcext:value-type="float">
            <text:p>-0,050798</text:p>
          </table:table-cell>
          <table:table-cell office:value-type="float" office:value="-0.137039" calcext:value-type="float">
            <text:p>-0,137039</text:p>
          </table:table-cell>
          <table:table-cell office:value-type="float" office:value="0.010468" calcext:value-type="float">
            <text:p>0,010468</text:p>
          </table:table-cell>
        </table:table-row>
        <table:table-row table:style-name="ro1">
          <table:table-cell office:value-type="string" calcext:value-type="string">
            <text:p>9 Mar 2017 22:53:00.000</text:p>
          </table:table-cell>
          <table:table-cell office:value-type="float" office:value="-78.284" calcext:value-type="float">
            <text:p>-78,284</text:p>
          </table:table-cell>
          <table:table-cell office:value-type="float" office:value="64.438" calcext:value-type="float">
            <text:p>64,438</text:p>
          </table:table-cell>
          <table:table-cell office:value-type="float" office:value="681.461348" calcext:value-type="float">
            <text:p>681,461348</text:p>
          </table:table-cell>
          <table:table-cell office:value-type="float" office:value="-0.044433" calcext:value-type="float">
            <text:p>-0,044433</text:p>
          </table:table-cell>
          <table:table-cell office:value-type="float" office:value="-0.208682" calcext:value-type="float">
            <text:p>-0,208682</text:p>
          </table:table-cell>
          <table:table-cell office:value-type="float" office:value="0.007626" calcext:value-type="float">
            <text:p>0,007626</text:p>
          </table:table-cell>
        </table:table-row>
        <table:table-row table:style-name="ro1">
          <table:table-cell office:value-type="string" calcext:value-type="string">
            <text:p>9 Mar 2017 22:54:00.000</text:p>
          </table:table-cell>
          <table:table-cell office:value-type="float" office:value="-80.618" calcext:value-type="float">
            <text:p>-80,618</text:p>
          </table:table-cell>
          <table:table-cell office:value-type="float" office:value="48.729" calcext:value-type="float">
            <text:p>48,729</text:p>
          </table:table-cell>
          <table:table-cell office:value-type="float" office:value="681.831158" calcext:value-type="float">
            <text:p>681,831158</text:p>
          </table:table-cell>
          <table:table-cell office:value-type="float" office:value="-0.03198" calcext:value-type="float">
            <text:p>-0,03198</text:p>
          </table:table-cell>
          <table:table-cell office:value-type="float" office:value="-0.321414" calcext:value-type="float">
            <text:p>-0,321414</text:p>
          </table:table-cell>
          <table:table-cell office:value-type="float" office:value="0.004684" calcext:value-type="float">
            <text:p>0,004684</text:p>
          </table:table-cell>
        </table:table-row>
        <table:table-row table:style-name="ro1">
          <table:table-cell office:value-type="string" calcext:value-type="string">
            <text:p>9 Mar 2017 22:55:00.000</text:p>
          </table:table-cell>
          <table:table-cell office:value-type="float" office:value="-81.923" calcext:value-type="float">
            <text:p>-81,923</text:p>
          </table:table-cell>
          <table:table-cell office:value-type="float" office:value="25.825" calcext:value-type="float">
            <text:p>25,825</text:p>
          </table:table-cell>
          <table:table-cell office:value-type="float" office:value="682.022424" calcext:value-type="float">
            <text:p>682,022424</text:p>
          </table:table-cell>
          <table:table-cell office:value-type="float" office:value="-0.009859" calcext:value-type="float">
            <text:p>-0,009859</text:p>
          </table:table-cell>
          <table:table-cell office:value-type="float" office:value="-0.431146" calcext:value-type="float">
            <text:p>-0,431146</text:p>
          </table:table-cell>
          <table:table-cell office:value-type="float" office:value="0.001683" calcext:value-type="float">
            <text:p>0,001683</text:p>
          </table:table-cell>
        </table:table-row>
        <table:table-row table:style-name="ro1">
          <table:table-cell office:value-type="string" calcext:value-type="string">
            <text:p>9 Mar 2017 22:56:00.000</text:p>
          </table:table-cell>
          <table:table-cell office:value-type="float" office:value="-81.699" calcext:value-type="float">
            <text:p>-81,699</text:p>
          </table:table-cell>
          <table:table-cell office:value-type="float" office:value="-0.201" calcext:value-type="float">
            <text:p>-0,201</text:p>
          </table:table-cell>
          <table:table-cell office:value-type="float" office:value="682.032862" calcext:value-type="float">
            <text:p>682,032862</text:p>
          </table:table-cell>
          <table:table-cell office:value-type="float" office:value="0.016952" calcext:value-type="float">
            <text:p>0,016952</text:p>
          </table:table-cell>
          <table:table-cell office:value-type="float" office:value="-0.408588" calcext:value-type="float">
            <text:p>-0,408588</text:p>
          </table:table-cell>
          <table:table-cell office:value-type="float" office:value="-0.001334" calcext:value-type="float">
            <text:p>-0,001334</text:p>
          </table:table-cell>
        </table:table-row>
        <table:table-row table:style-name="ro1">
          <table:table-cell office:value-type="string" calcext:value-type="string">
            <text:p>9 Mar 2017 22:57:00.000</text:p>
          </table:table-cell>
          <table:table-cell office:value-type="float" office:value="-80.049" calcext:value-type="float">
            <text:p>-80,049</text:p>
          </table:table-cell>
          <table:table-cell office:value-type="float" office:value="-21.16" calcext:value-type="float">
            <text:p>-21,16</text:p>
          </table:table-cell>
          <table:table-cell office:value-type="float" office:value="681.862674" calcext:value-type="float">
            <text:p>681,862674</text:p>
          </table:table-cell>
          <table:table-cell office:value-type="float" office:value="0.036292" calcext:value-type="float">
            <text:p>0,036292</text:p>
          </table:table-cell>
          <table:table-cell office:value-type="float" office:value="-0.286503" calcext:value-type="float">
            <text:p>-0,286503</text:p>
          </table:table-cell>
          <table:table-cell office:value-type="float" office:value="-0.004328" calcext:value-type="float">
            <text:p>-0,004328</text:p>
          </table:table-cell>
        </table:table-row>
        <table:table-row table:style-name="ro1">
          <table:table-cell office:value-type="string" calcext:value-type="string">
            <text:p>9 Mar 2017 22:58:00.000</text:p>
          </table:table-cell>
          <table:table-cell office:value-type="float" office:value="-77.527" calcext:value-type="float">
            <text:p>-77,527</text:p>
          </table:table-cell>
          <table:table-cell office:value-type="float" office:value="-35.085" calcext:value-type="float">
            <text:p>-35,085</text:p>
          </table:table-cell>
          <table:table-cell office:value-type="float" office:value="681.51455" calcext:value-type="float">
            <text:p>681,51455</text:p>
          </table:table-cell>
          <table:table-cell office:value-type="float" office:value="0.046634" calcext:value-type="float">
            <text:p>0,046634</text:p>
          </table:table-cell>
          <table:table-cell office:value-type="float" office:value="-0.18493" calcext:value-type="float">
            <text:p>-0,18493</text:p>
          </table:table-cell>
          <table:table-cell office:value-type="float" office:value="-0.007257" calcext:value-type="float">
            <text:p>-0,007257</text:p>
          </table:table-cell>
        </table:table-row>
        <table:table-row table:style-name="ro1">
          <table:table-cell office:value-type="string" calcext:value-type="string">
            <text:p>9 Mar 2017 22:59:00.000</text:p>
          </table:table-cell>
          <table:table-cell office:value-type="float" office:value="-74.552" calcext:value-type="float">
            <text:p>-74,552</text:p>
          </table:table-cell>
          <table:table-cell office:value-type="float" office:value="-44.16" calcext:value-type="float">
            <text:p>-44,16</text:p>
          </table:table-cell>
          <table:table-cell office:value-type="float" office:value="680.99362" calcext:value-type="float">
            <text:p>680,99362</text:p>
          </table:table-cell>
          <table:table-cell office:value-type="float" office:value="0.051948" calcext:value-type="float">
            <text:p>0,051948</text:p>
          </table:table-cell>
          <table:table-cell office:value-type="float" office:value="-0.123063" calcext:value-type="float">
            <text:p>-0,123063</text:p>
          </table:table-cell>
          <table:table-cell office:value-type="float" office:value="-0.010079" calcext:value-type="float">
            <text:p>-0,010079</text:p>
          </table:table-cell>
        </table:table-row>
        <table:table-row table:style-name="ro1">
          <table:table-cell office:value-type="string" calcext:value-type="string">
            <text:p>9 Mar 2017 23:00:00.000</text:p>
          </table:table-cell>
          <table:table-cell office:value-type="float" office:value="-71.34" calcext:value-type="float">
            <text:p>-71,34</text:p>
          </table:table-cell>
          <table:table-cell office:value-type="float" office:value="-50.357" calcext:value-type="float">
            <text:p>-50,357</text:p>
          </table:table-cell>
          <table:table-cell office:value-type="float" office:value="680.307379" calcext:value-type="float">
            <text:p>680,307379</text:p>
          </table:table-cell>
          <table:table-cell office:value-type="float" office:value="0.054854" calcext:value-type="float">
            <text:p>0,054854</text:p>
          </table:table-cell>
          <table:table-cell office:value-type="float" office:value="-0.086605" calcext:value-type="float">
            <text:p>-0,086605</text:p>
          </table:table-cell>
          <table:table-cell office:value-type="float" office:value="-0.012759" calcext:value-type="float">
            <text:p>-0,012759</text:p>
          </table:table-cell>
        </table:table-row>
        <table:table-row table:style-name="ro1">
          <table:table-cell office:value-type="string" calcext:value-type="string">
            <text:p>9 Mar 2017 23:01:00.000</text:p>
          </table:table-cell>
          <table:table-cell office:value-type="float" office:value="-67.993" calcext:value-type="float">
            <text:p>-67,993</text:p>
          </table:table-cell>
          <table:table-cell office:value-type="float" office:value="-54.832" calcext:value-type="float">
            <text:p>-54,832</text:p>
          </table:table-cell>
          <table:table-cell office:value-type="float" office:value="679.465581" calcext:value-type="float">
            <text:p>679,465581</text:p>
          </table:table-cell>
          <table:table-cell office:value-type="float" office:value="0.056576" calcext:value-type="float">
            <text:p>0,056576</text:p>
          </table:table-cell>
          <table:table-cell office:value-type="float" office:value="-0.064299" calcext:value-type="float">
            <text:p>-0,064299</text:p>
          </table:table-cell>
          <table:table-cell office:value-type="float" office:value="-0.015257" calcext:value-type="float">
            <text:p>-0,015257</text:p>
          </table:table-cell>
        </table:table-row>
        <table:table-row table:style-name="ro1">
          <table:table-cell office:value-type="string" calcext:value-type="string">
            <text:p>9 Mar 2017 23:02:00.000</text:p>
          </table:table-cell>
          <table:table-cell office:value-type="float" office:value="-64.563" calcext:value-type="float">
            <text:p>-64,563</text:p>
          </table:table-cell>
          <table:table-cell office:value-type="float" office:value="-58.23" calcext:value-type="float">
            <text:p>-58,23</text:p>
          </table:table-cell>
          <table:table-cell office:value-type="float" office:value="678.480089" calcext:value-type="float">
            <text:p>678,480089</text:p>
          </table:table-cell>
          <table:table-cell office:value-type="float" office:value="0.057673" calcext:value-type="float">
            <text:p>0,057673</text:p>
          </table:table-cell>
          <table:table-cell office:value-type="float" office:value="-0.049963" calcext:value-type="float">
            <text:p>-0,049963</text:p>
          </table:table-cell>
          <table:table-cell office:value-type="float" office:value="-0.017541" calcext:value-type="float">
            <text:p>-0,017541</text:p>
          </table:table-cell>
        </table:table-row>
        <table:table-row table:style-name="ro1">
          <table:table-cell office:value-type="string" calcext:value-type="string">
            <text:p>9 Mar 2017 23:03:00.000</text:p>
          </table:table-cell>
          <table:table-cell office:value-type="float" office:value="-61.079" calcext:value-type="float">
            <text:p>-61,079</text:p>
          </table:table-cell>
          <table:table-cell office:value-type="float" office:value="-60.921" calcext:value-type="float">
            <text:p>-60,921</text:p>
          </table:table-cell>
          <table:table-cell office:value-type="float" office:value="677.364701" calcext:value-type="float">
            <text:p>677,364701</text:p>
          </table:table-cell>
          <table:table-cell office:value-type="float" office:value="0.058416" calcext:value-type="float">
            <text:p>0,058416</text:p>
          </table:table-cell>
          <table:table-cell office:value-type="float" office:value="-0.040317" calcext:value-type="float">
            <text:p>-0,040317</text:p>
          </table:table-cell>
          <table:table-cell office:value-type="float" office:value="-0.019581" calcext:value-type="float">
            <text:p>-0,019581</text:p>
          </table:table-cell>
        </table:table-row>
        <table:table-row table:style-name="ro1">
          <table:table-cell office:value-type="string" calcext:value-type="string">
            <text:p>9 Mar 2017 23:04:00.000</text:p>
          </table:table-cell>
          <table:table-cell office:value-type="float" office:value="-57.557" calcext:value-type="float">
            <text:p>-57,557</text:p>
          </table:table-cell>
          <table:table-cell office:value-type="float" office:value="-63.126" calcext:value-type="float">
            <text:p>-63,126</text:p>
          </table:table-cell>
          <table:table-cell office:value-type="float" office:value="676.134946" calcext:value-type="float">
            <text:p>676,134946</text:p>
          </table:table-cell>
          <table:table-cell office:value-type="float" office:value="0.058949" calcext:value-type="float">
            <text:p>0,058949</text:p>
          </table:table-cell>
          <table:table-cell office:value-type="float" office:value="-0.033566" calcext:value-type="float">
            <text:p>-0,033566</text:p>
          </table:table-cell>
          <table:table-cell office:value-type="float" office:value="-0.021349" calcext:value-type="float">
            <text:p>-0,021349</text:p>
          </table:table-cell>
        </table:table-row>
        <table:table-row table:style-name="ro1">
          <table:table-cell office:value-type="string" calcext:value-type="string">
            <text:p>9 Mar 2017 23:05:00.000</text:p>
          </table:table-cell>
          <table:table-cell office:value-type="float" office:value="-54.008" calcext:value-type="float">
            <text:p>-54,008</text:p>
          </table:table-cell>
          <table:table-cell office:value-type="float" office:value="-64.986" calcext:value-type="float">
            <text:p>-64,986</text:p>
          </table:table-cell>
          <table:table-cell office:value-type="float" office:value="674.80785" calcext:value-type="float">
            <text:p>674,80785</text:p>
          </table:table-cell>
          <table:table-cell office:value-type="float" office:value="0.059347" calcext:value-type="float">
            <text:p>0,059347</text:p>
          </table:table-cell>
          <table:table-cell office:value-type="float" office:value="-0.028685" calcext:value-type="float">
            <text:p>-0,028685</text:p>
          </table:table-cell>
          <table:table-cell office:value-type="float" office:value="-0.022822" calcext:value-type="float">
            <text:p>-0,022822</text:p>
          </table:table-cell>
        </table:table-row>
        <table:table-row table:style-name="ro1">
          <table:table-cell office:value-type="string" calcext:value-type="string">
            <text:p>9 Mar 2017 23:06:00.000</text:p>
          </table:table-cell>
          <table:table-cell office:value-type="float" office:value="-50.438" calcext:value-type="float">
            <text:p>-50,438</text:p>
          </table:table-cell>
          <table:table-cell office:value-type="float" office:value="-66.593" calcext:value-type="float">
            <text:p>-66,593</text:p>
          </table:table-cell>
          <table:table-cell office:value-type="float" office:value="673.401681" calcext:value-type="float">
            <text:p>673,401681</text:p>
          </table:table-cell>
          <table:table-cell office:value-type="float" office:value="0.059657" calcext:value-type="float">
            <text:p>0,059657</text:p>
          </table:table-cell>
          <table:table-cell office:value-type="float" office:value="-0.025057" calcext:value-type="float">
            <text:p>-0,025057</text:p>
          </table:table-cell>
          <table:table-cell office:value-type="float" office:value="-0.023982" calcext:value-type="float">
            <text:p>-0,023982</text:p>
          </table:table-cell>
        </table:table-row>
        <table:table-row table:style-name="ro1">
          <table:table-cell office:value-type="string" calcext:value-type="string">
            <text:p>9 Mar 2017 23:07:00.000</text:p>
          </table:table-cell>
          <table:table-cell office:value-type="float" office:value="-46.85" calcext:value-type="float">
            <text:p>-46,85</text:p>
          </table:table-cell>
          <table:table-cell office:value-type="float" office:value="-68.01" calcext:value-type="float">
            <text:p>-68,01</text:p>
          </table:table-cell>
          <table:table-cell office:value-type="float" office:value="671.935672" calcext:value-type="float">
            <text:p>671,935672</text:p>
          </table:table-cell>
          <table:table-cell office:value-type="float" office:value="0.059906" calcext:value-type="float">
            <text:p>0,059906</text:p>
          </table:table-cell>
          <table:table-cell office:value-type="float" office:value="-0.022301" calcext:value-type="float">
            <text:p>-0,022301</text:p>
          </table:table-cell>
          <table:table-cell office:value-type="float" office:value="-0.024815" calcext:value-type="float">
            <text:p>-0,024815</text:p>
          </table:table-cell>
        </table:table-row>
        <table:table-row table:style-name="ro1">
          <table:table-cell office:value-type="string" calcext:value-type="string">
            <text:p>9 Mar 2017 23:08:00.000</text:p>
          </table:table-cell>
          <table:table-cell office:value-type="float" office:value="-43.25" calcext:value-type="float">
            <text:p>-43,25</text:p>
          </table:table-cell>
          <table:table-cell office:value-type="float" office:value="-69.281" calcext:value-type="float">
            <text:p>-69,281</text:p>
          </table:table-cell>
          <table:table-cell office:value-type="float" office:value="670.429727" calcext:value-type="float">
            <text:p>670,429727</text:p>
          </table:table-cell>
          <table:table-cell office:value-type="float" office:value="0.060111" calcext:value-type="float">
            <text:p>0,060111</text:p>
          </table:table-cell>
          <table:table-cell office:value-type="float" office:value="-0.020169" calcext:value-type="float">
            <text:p>-0,020169</text:p>
          </table:table-cell>
          <table:table-cell office:value-type="float" office:value="-0.025313" calcext:value-type="float">
            <text:p>-0,025313</text:p>
          </table:table-cell>
        </table:table-row>
        <table:table-row table:style-name="ro1">
          <table:table-cell office:value-type="string" calcext:value-type="string">
            <text:p>9 Mar 2017 23:09:00.000</text:p>
          </table:table-cell>
          <table:table-cell office:value-type="float" office:value="-39.638" calcext:value-type="float">
            <text:p>-39,638</text:p>
          </table:table-cell>
          <table:table-cell office:value-type="float" office:value="-70.439" calcext:value-type="float">
            <text:p>-70,439</text:p>
          </table:table-cell>
          <table:table-cell office:value-type="float" office:value="668.904118" calcext:value-type="float">
            <text:p>668,904118</text:p>
          </table:table-cell>
          <table:table-cell office:value-type="float" office:value="0.060284" calcext:value-type="float">
            <text:p>0,060284</text:p>
          </table:table-cell>
          <table:table-cell office:value-type="float" office:value="-0.018495" calcext:value-type="float">
            <text:p>-0,018495</text:p>
          </table:table-cell>
          <table:table-cell office:value-type="float" office:value="-0.025472" calcext:value-type="float">
            <text:p>-0,025472</text:p>
          </table:table-cell>
        </table:table-row>
        <table:table-row table:style-name="ro1">
          <table:table-cell office:value-type="string" calcext:value-type="string">
            <text:p>9 Mar 2017 23:10:00.000</text:p>
          </table:table-cell>
          <table:table-cell office:value-type="float" office:value="-36.016" calcext:value-type="float">
            <text:p>-36,016</text:p>
          </table:table-cell>
          <table:table-cell office:value-type="float" office:value="-71.508" calcext:value-type="float">
            <text:p>-71,508</text:p>
          </table:table-cell>
          <table:table-cell office:value-type="float" office:value="667.379173" calcext:value-type="float">
            <text:p>667,379173</text:p>
          </table:table-cell>
          <table:table-cell office:value-type="float" office:value="0.060432" calcext:value-type="float">
            <text:p>0,060432</text:p>
          </table:table-cell>
          <table:table-cell office:value-type="float" office:value="-0.017166" calcext:value-type="float">
            <text:p>-0,017166</text:p>
          </table:table-cell>
          <table:table-cell office:value-type="float" office:value="-0.025293" calcext:value-type="float">
            <text:p>-0,025293</text:p>
          </table:table-cell>
        </table:table-row>
        <table:table-row table:style-name="ro1">
          <table:table-cell office:value-type="string" calcext:value-type="string">
            <text:p>9 Mar 2017 23:11:00.000</text:p>
          </table:table-cell>
          <table:table-cell office:value-type="float" office:value="-32.386" calcext:value-type="float">
            <text:p>-32,386</text:p>
          </table:table-cell>
          <table:table-cell office:value-type="float" office:value="-72.504" calcext:value-type="float">
            <text:p>-72,504</text:p>
          </table:table-cell>
          <table:table-cell office:value-type="float" office:value="665.874958" calcext:value-type="float">
            <text:p>665,874958</text:p>
          </table:table-cell>
          <table:table-cell office:value-type="float" office:value="0.06056" calcext:value-type="float">
            <text:p>0,06056</text:p>
          </table:table-cell>
          <table:table-cell office:value-type="float" office:value="-0.016103" calcext:value-type="float">
            <text:p>-0,016103</text:p>
          </table:table-cell>
          <table:table-cell office:value-type="float" office:value="-0.024784" calcext:value-type="float">
            <text:p>-0,024784</text:p>
          </table:table-cell>
        </table:table-row>
        <table:table-row table:style-name="ro1">
          <table:table-cell office:value-type="string" calcext:value-type="string">
            <text:p>9 Mar 2017 23:12:00.000</text:p>
          </table:table-cell>
          <table:table-cell office:value-type="float" office:value="-28.749" calcext:value-type="float">
            <text:p>-28,749</text:p>
          </table:table-cell>
          <table:table-cell office:value-type="float" office:value="-73.444" calcext:value-type="float">
            <text:p>-73,444</text:p>
          </table:table-cell>
          <table:table-cell office:value-type="float" office:value="664.410965" calcext:value-type="float">
            <text:p>664,410965</text:p>
          </table:table-cell>
          <table:table-cell office:value-type="float" office:value="0.060671" calcext:value-type="float">
            <text:p>0,060671</text:p>
          </table:table-cell>
          <table:table-cell office:value-type="float" office:value="-0.01525" calcext:value-type="float">
            <text:p>-0,01525</text:p>
          </table:table-cell>
          <table:table-cell office:value-type="float" office:value="-0.023957" calcext:value-type="float">
            <text:p>-0,023957</text:p>
          </table:table-cell>
        </table:table-row>
        <table:table-row table:style-name="ro1">
          <table:table-cell office:value-type="string" calcext:value-type="string">
            <text:p>9 Mar 2017 23:13:00.000</text:p>
          </table:table-cell>
          <table:table-cell office:value-type="float" office:value="-25.106" calcext:value-type="float">
            <text:p>-25,106</text:p>
          </table:table-cell>
          <table:table-cell office:value-type="float" office:value="-74.338" calcext:value-type="float">
            <text:p>-74,338</text:p>
          </table:table-cell>
          <table:table-cell office:value-type="float" office:value="663.005809" calcext:value-type="float">
            <text:p>663,005809</text:p>
          </table:table-cell>
          <table:table-cell office:value-type="float" office:value="0.060767" calcext:value-type="float">
            <text:p>0,060767</text:p>
          </table:table-cell>
          <table:table-cell office:value-type="float" office:value="-0.014564" calcext:value-type="float">
            <text:p>-0,014564</text:p>
          </table:table-cell>
          <table:table-cell office:value-type="float" office:value="-0.022828" calcext:value-type="float">
            <text:p>-0,022828</text:p>
          </table:table-cell>
        </table:table-row>
        <table:table-row table:style-name="ro1">
          <table:table-cell office:value-type="string" calcext:value-type="string">
            <text:p>9 Mar 2017 23:14:00.000</text:p>
          </table:table-cell>
          <table:table-cell office:value-type="float" office:value="-21.457" calcext:value-type="float">
            <text:p>-21,457</text:p>
          </table:table-cell>
          <table:table-cell office:value-type="float" office:value="-75.195" calcext:value-type="float">
            <text:p>-75,195</text:p>
          </table:table-cell>
          <table:table-cell office:value-type="float" office:value="661.676937" calcext:value-type="float">
            <text:p>661,676937</text:p>
          </table:table-cell>
          <table:table-cell office:value-type="float" office:value="0.06085" calcext:value-type="float">
            <text:p>0,06085</text:p>
          </table:table-cell>
          <table:table-cell office:value-type="float" office:value="-0.014017" calcext:value-type="float">
            <text:p>-0,014017</text:p>
          </table:table-cell>
          <table:table-cell office:value-type="float" office:value="-0.02142" calcext:value-type="float">
            <text:p>-0,02142</text:p>
          </table:table-cell>
        </table:table-row>
        <table:table-row table:style-name="ro1">
          <table:table-cell office:value-type="string" calcext:value-type="string">
            <text:p>9 Mar 2017 23:15:00.000</text:p>
          </table:table-cell>
          <table:table-cell office:value-type="float" office:value="-17.804" calcext:value-type="float">
            <text:p>-17,804</text:p>
          </table:table-cell>
          <table:table-cell office:value-type="float" office:value="-76.022" calcext:value-type="float">
            <text:p>-76,022</text:p>
          </table:table-cell>
          <table:table-cell office:value-type="float" office:value="660.440352" calcext:value-type="float">
            <text:p>660,440352</text:p>
          </table:table-cell>
          <table:table-cell office:value-type="float" office:value="0.06092" calcext:value-type="float">
            <text:p>0,06092</text:p>
          </table:table-cell>
          <table:table-cell office:value-type="float" office:value="-0.013585" calcext:value-type="float">
            <text:p>-0,013585</text:p>
          </table:table-cell>
          <table:table-cell office:value-type="float" office:value="-0.019759" calcext:value-type="float">
            <text:p>-0,019759</text:p>
          </table:table-cell>
        </table:table-row>
        <table:table-row table:style-name="ro1">
          <table:table-cell office:value-type="string" calcext:value-type="string">
            <text:p>9 Mar 2017 23:16:00.000</text:p>
          </table:table-cell>
          <table:table-cell office:value-type="float" office:value="-14.147" calcext:value-type="float">
            <text:p>-14,147</text:p>
          </table:table-cell>
          <table:table-cell office:value-type="float" office:value="-76.827" calcext:value-type="float">
            <text:p>-76,827</text:p>
          </table:table-cell>
          <table:table-cell office:value-type="float" office:value="659.310362" calcext:value-type="float">
            <text:p>659,310362</text:p>
          </table:table-cell>
          <table:table-cell office:value-type="float" office:value="0.060979" calcext:value-type="float">
            <text:p>0,060979</text:p>
          </table:table-cell>
          <table:table-cell office:value-type="float" office:value="-0.013252" calcext:value-type="float">
            <text:p>-0,013252</text:p>
          </table:table-cell>
          <table:table-cell office:value-type="float" office:value="-0.017875" calcext:value-type="float">
            <text:p>-0,017875</text:p>
          </table:table-cell>
        </table:table-row>
        <table:table-row table:style-name="ro1">
          <table:table-cell office:value-type="string" calcext:value-type="string">
            <text:p>9 Mar 2017 23:17:00.000</text:p>
          </table:table-cell>
          <table:table-cell office:value-type="float" office:value="-10.487" calcext:value-type="float">
            <text:p>-10,487</text:p>
          </table:table-cell>
          <table:table-cell office:value-type="float" office:value="-77.614" calcext:value-type="float">
            <text:p>-77,614</text:p>
          </table:table-cell>
          <table:table-cell office:value-type="float" office:value="658.299366" calcext:value-type="float">
            <text:p>658,299366</text:p>
          </table:table-cell>
          <table:table-cell office:value-type="float" office:value="0.061026" calcext:value-type="float">
            <text:p>0,061026</text:p>
          </table:table-cell>
          <table:table-cell office:value-type="float" office:value="-0.013006" calcext:value-type="float">
            <text:p>-0,013006</text:p>
          </table:table-cell>
          <table:table-cell office:value-type="float" office:value="-0.015801" calcext:value-type="float">
            <text:p>-0,015801</text:p>
          </table:table-cell>
        </table:table-row>
        <table:table-row table:style-name="ro1">
          <table:table-cell office:value-type="string" calcext:value-type="string">
            <text:p>9 Mar 2017 23:18:00.000</text:p>
          </table:table-cell>
          <table:table-cell office:value-type="float" office:value="-6.824" calcext:value-type="float">
            <text:p>-6,824</text:p>
          </table:table-cell>
          <table:table-cell office:value-type="float" office:value="-78.389" calcext:value-type="float">
            <text:p>-78,389</text:p>
          </table:table-cell>
          <table:table-cell office:value-type="float" office:value="657.417654" calcext:value-type="float">
            <text:p>657,417654</text:p>
          </table:table-cell>
          <table:table-cell office:value-type="float" office:value="0.061062" calcext:value-type="float">
            <text:p>0,061062</text:p>
          </table:table-cell>
          <table:table-cell office:value-type="float" office:value="-0.012839" calcext:value-type="float">
            <text:p>-0,012839</text:p>
          </table:table-cell>
          <table:table-cell office:value-type="float" office:value="-0.013573" calcext:value-type="float">
            <text:p>-0,013573</text:p>
          </table:table-cell>
        </table:table-row>
        <table:table-row table:style-name="ro1">
          <table:table-cell office:value-type="string" calcext:value-type="string">
            <text:p>9 Mar 2017 23:19:00.000</text:p>
          </table:table-cell>
          <table:table-cell office:value-type="float" office:value="-3.16" calcext:value-type="float">
            <text:p>-3,16</text:p>
          </table:table-cell>
          <table:table-cell office:value-type="float" office:value="-79.156" calcext:value-type="float">
            <text:p>-79,156</text:p>
          </table:table-cell>
          <table:table-cell office:value-type="float" office:value="656.673265" calcext:value-type="float">
            <text:p>656,673265</text:p>
          </table:table-cell>
          <table:table-cell office:value-type="float" office:value="0.061087" calcext:value-type="float">
            <text:p>0,061087</text:p>
          </table:table-cell>
          <table:table-cell office:value-type="float" office:value="-0.012745" calcext:value-type="float">
            <text:p>-0,012745</text:p>
          </table:table-cell>
          <table:table-cell office:value-type="float" office:value="-0.011232" calcext:value-type="float">
            <text:p>-0,011232</text:p>
          </table:table-cell>
        </table:table-row>
        <table:table-row table:style-name="ro1">
          <table:table-cell office:value-type="string" calcext:value-type="string">
            <text:p>9 Mar 2017 23:20:00.000</text:p>
          </table:table-cell>
          <table:table-cell office:value-type="float" office:value="0.506" calcext:value-type="float">
            <text:p>0,506</text:p>
          </table:table-cell>
          <table:table-cell office:value-type="float" office:value="-79.92" calcext:value-type="float">
            <text:p>-79,92</text:p>
          </table:table-cell>
          <table:table-cell office:value-type="float" office:value="656.071865" calcext:value-type="float">
            <text:p>656,071865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8815" calcext:value-type="float">
            <text:p>-0,008815</text:p>
          </table:table-cell>
        </table:table-row>
        <table:table-row table:style-name="ro1">
          <table:table-cell office:value-type="string" calcext:value-type="string">
            <text:p>9 Mar 2017 23:21:00.000</text:p>
          </table:table-cell>
          <table:table-cell office:value-type="float" office:value="4.172" calcext:value-type="float">
            <text:p>4,172</text:p>
          </table:table-cell>
          <table:table-cell office:value-type="float" office:value="-80.684" calcext:value-type="float">
            <text:p>-80,684</text:p>
          </table:table-cell>
          <table:table-cell office:value-type="float" office:value="655.616678" calcext:value-type="float">
            <text:p>655,616678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67" calcext:value-type="float">
            <text:p>-0,012767</text:p>
          </table:table-cell>
          <table:table-cell office:value-type="float" office:value="-0.006366" calcext:value-type="float">
            <text:p>-0,006366</text:p>
          </table:table-cell>
        </table:table-row>
        <table:table-row table:style-name="ro1">
          <table:table-cell office:value-type="string" calcext:value-type="string">
            <text:p>9 Mar 2017 23:22:00.000</text:p>
          </table:table-cell>
          <table:table-cell office:value-type="float" office:value="7.838" calcext:value-type="float">
            <text:p>7,838</text:p>
          </table:table-cell>
          <table:table-cell office:value-type="float" office:value="-81.453" calcext:value-type="float">
            <text:p>-81,453</text:p>
          </table:table-cell>
          <table:table-cell office:value-type="float" office:value="655.308457" calcext:value-type="float">
            <text:p>655,308457</text:p>
          </table:table-cell>
          <table:table-cell office:value-type="float" office:value="0.061094" calcext:value-type="float">
            <text:p>0,061094</text:p>
          </table:table-cell>
          <table:table-cell office:value-type="float" office:value="-0.012883" calcext:value-type="float">
            <text:p>-0,012883</text:p>
          </table:table-cell>
          <table:table-cell office:value-type="float" office:value="-0.003924" calcext:value-type="float">
            <text:p>-0,003924</text:p>
          </table:table-cell>
        </table:table-row>
        <table:table-row table:style-name="ro1">
          <table:table-cell office:value-type="string" calcext:value-type="string">
            <text:p>9 Mar 2017 23:23:00.000</text:p>
          </table:table-cell>
          <table:table-cell office:value-type="float" office:value="11.503" calcext:value-type="float">
            <text:p>11,503</text:p>
          </table:table-cell>
          <table:table-cell office:value-type="float" office:value="-82.232" calcext:value-type="float">
            <text:p>-82,232</text:p>
          </table:table-cell>
          <table:table-cell office:value-type="float" office:value="655.145496" calcext:value-type="float">
            <text:p>655,145496</text:p>
          </table:table-cell>
          <table:table-cell office:value-type="float" office:value="0.061074" calcext:value-type="float">
            <text:p>0,061074</text:p>
          </table:table-cell>
          <table:table-cell office:value-type="float" office:value="-0.013075" calcext:value-type="float">
            <text:p>-0,013075</text:p>
          </table:table-cell>
          <table:table-cell office:value-type="float" office:value="-0.001531" calcext:value-type="float">
            <text:p>-0,001531</text:p>
          </table:table-cell>
        </table:table-row>
        <table:table-row table:style-name="ro1">
          <table:table-cell office:value-type="string" calcext:value-type="string">
            <text:p>9 Mar 2017 23:24:00.000</text:p>
          </table:table-cell>
          <table:table-cell office:value-type="float" office:value="15.167" calcext:value-type="float">
            <text:p>15,167</text:p>
          </table:table-cell>
          <table:table-cell office:value-type="float" office:value="-83.024" calcext:value-type="float">
            <text:p>-83,024</text:p>
          </table:table-cell>
          <table:table-cell office:value-type="float" office:value="655.123691" calcext:value-type="float">
            <text:p>655,123691</text:p>
          </table:table-cell>
          <table:table-cell office:value-type="float" office:value="0.061042" calcext:value-type="float">
            <text:p>0,061042</text:p>
          </table:table-cell>
          <table:table-cell office:value-type="float" office:value="-0.013347" calcext:value-type="float">
            <text:p>-0,013347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9 Mar 2017 23:25:00.000</text:p>
          </table:table-cell>
          <table:table-cell office:value-type="float" office:value="18.828" calcext:value-type="float">
            <text:p>18,828</text:p>
          </table:table-cell>
          <table:table-cell office:value-type="float" office:value="-83.835" calcext:value-type="float">
            <text:p>-83,835</text:p>
          </table:table-cell>
          <table:table-cell office:value-type="float" office:value="655.236634" calcext:value-type="float">
            <text:p>655,236634</text:p>
          </table:table-cell>
          <table:table-cell office:value-type="float" office:value="0.060998" calcext:value-type="float">
            <text:p>0,060998</text:p>
          </table:table-cell>
          <table:table-cell office:value-type="float" office:value="-0.01371" calcext:value-type="float">
            <text:p>-0,01371</text:p>
          </table:table-cell>
          <table:table-cell office:value-type="float" office:value="0.002955" calcext:value-type="float">
            <text:p>0,002955</text:p>
          </table:table-cell>
        </table:table-row>
        <table:table-row table:style-name="ro1">
          <table:table-cell office:value-type="string" calcext:value-type="string">
            <text:p>9 Mar 2017 23:26:00.000</text:p>
          </table:table-cell>
          <table:table-cell office:value-type="float" office:value="22.486" calcext:value-type="float">
            <text:p>22,486</text:p>
          </table:table-cell>
          <table:table-cell office:value-type="float" office:value="-84.671" calcext:value-type="float">
            <text:p>-84,671</text:p>
          </table:table-cell>
          <table:table-cell office:value-type="float" office:value="655.475756" calcext:value-type="float">
            <text:p>655,475756</text:p>
          </table:table-cell>
          <table:table-cell office:value-type="float" office:value="0.060942" calcext:value-type="float">
            <text:p>0,060942</text:p>
          </table:table-cell>
          <table:table-cell office:value-type="float" office:value="-0.014177" calcext:value-type="float">
            <text:p>-0,014177</text:p>
          </table:table-cell>
          <table:table-cell office:value-type="float" office:value="0.004975" calcext:value-type="float">
            <text:p>0,004975</text:p>
          </table:table-cell>
        </table:table-row>
        <table:table-row table:style-name="ro1">
          <table:table-cell office:value-type="string" calcext:value-type="string">
            <text:p>9 Mar 2017 23:27:00.000</text:p>
          </table:table-cell>
          <table:table-cell office:value-type="float" office:value="26.141" calcext:value-type="float">
            <text:p>26,141</text:p>
          </table:table-cell>
          <table:table-cell office:value-type="float" office:value="-85.539" calcext:value-type="float">
            <text:p>-85,539</text:p>
          </table:table-cell>
          <table:table-cell office:value-type="float" office:value="655.830504" calcext:value-type="float">
            <text:p>655,830504</text:p>
          </table:table-cell>
          <table:table-cell office:value-type="float" office:value="0.060873" calcext:value-type="float">
            <text:p>0,060873</text:p>
          </table:table-cell>
          <table:table-cell office:value-type="float" office:value="-0.014766" calcext:value-type="float">
            <text:p>-0,014766</text:p>
          </table:table-cell>
          <table:table-cell office:value-type="float" office:value="0.006805" calcext:value-type="float">
            <text:p>0,006805</text:p>
          </table:table-cell>
        </table:table-row>
        <table:table-row table:style-name="ro1">
          <table:table-cell office:value-type="string" calcext:value-type="string">
            <text:p>9 Mar 2017 23:28:00.000</text:p>
          </table:table-cell>
          <table:table-cell office:value-type="float" office:value="29.791" calcext:value-type="float">
            <text:p>29,791</text:p>
          </table:table-cell>
          <table:table-cell office:value-type="float" office:value="-86.446" calcext:value-type="float">
            <text:p>-86,446</text:p>
          </table:table-cell>
          <table:table-cell office:value-type="float" office:value="656.288546" calcext:value-type="float">
            <text:p>656,288546</text:p>
          </table:table-cell>
          <table:table-cell office:value-type="float" office:value="0.060789" calcext:value-type="float">
            <text:p>0,060789</text:p>
          </table:table-cell>
          <table:table-cell office:value-type="float" office:value="-0.015503" calcext:value-type="float">
            <text:p>-0,015503</text:p>
          </table:table-cell>
          <table:table-cell office:value-type="float" office:value="0.008415" calcext:value-type="float">
            <text:p>0,008415</text:p>
          </table:table-cell>
        </table:table-row>
        <table:table-row table:style-name="ro1">
          <table:table-cell office:value-type="string" calcext:value-type="string">
            <text:p>9 Mar 2017 23:29:00.000</text:p>
          </table:table-cell>
          <table:table-cell office:value-type="float" office:value="33.435" calcext:value-type="float">
            <text:p>33,435</text:p>
          </table:table-cell>
          <table:table-cell office:value-type="float" office:value="-87.403" calcext:value-type="float">
            <text:p>-87,403</text:p>
          </table:table-cell>
          <table:table-cell office:value-type="float" office:value="656.836012" calcext:value-type="float">
            <text:p>656,836012</text:p>
          </table:table-cell>
          <table:table-cell office:value-type="float" office:value="0.060689" calcext:value-type="float">
            <text:p>0,060689</text:p>
          </table:table-cell>
          <table:table-cell office:value-type="float" office:value="-0.016419" calcext:value-type="float">
            <text:p>-0,016419</text:p>
          </table:table-cell>
          <table:table-cell office:value-type="float" office:value="0.009783" calcext:value-type="float">
            <text:p>0,009783</text:p>
          </table:table-cell>
        </table:table-row>
        <table:table-row table:style-name="ro1">
          <table:table-cell office:value-type="string" calcext:value-type="string">
            <text:p>9 Mar 2017 23:30:00.000</text:p>
          </table:table-cell>
          <table:table-cell office:value-type="float" office:value="37.073" calcext:value-type="float">
            <text:p>37,073</text:p>
          </table:table-cell>
          <table:table-cell office:value-type="float" office:value="-88.421" calcext:value-type="float">
            <text:p>-88,421</text:p>
          </table:table-cell>
          <table:table-cell office:value-type="float" office:value="657.457758" calcext:value-type="float">
            <text:p>657,457758</text:p>
          </table:table-cell>
          <table:table-cell office:value-type="float" office:value="0.06057" calcext:value-type="float">
            <text:p>0,06057</text:p>
          </table:table-cell>
          <table:table-cell office:value-type="float" office:value="-0.017562" calcext:value-type="float">
            <text:p>-0,017562</text:p>
          </table:table-cell>
          <table:table-cell office:value-type="float" office:value="0.010889" calcext:value-type="float">
            <text:p>0,010889</text:p>
          </table:table-cell>
        </table:table-row>
        <table:table-row table:style-name="ro1">
          <table:table-cell office:value-type="string" calcext:value-type="string">
            <text:p>9 Mar 2017 23:31:00.000</text:p>
          </table:table-cell>
          <table:table-cell office:value-type="float" office:value="40.703" calcext:value-type="float">
            <text:p>40,703</text:p>
          </table:table-cell>
          <table:table-cell office:value-type="float" office:value="-89.516" calcext:value-type="float">
            <text:p>-89,516</text:p>
          </table:table-cell>
          <table:table-cell office:value-type="float" office:value="658.137648" calcext:value-type="float">
            <text:p>658,137648</text:p>
          </table:table-cell>
          <table:table-cell office:value-type="float" office:value="0.060429" calcext:value-type="float">
            <text:p>0,060429</text:p>
          </table:table-cell>
          <table:table-cell office:value-type="float" office:value="-0.018995" calcext:value-type="float">
            <text:p>-0,018995</text:p>
          </table:table-cell>
          <table:table-cell office:value-type="float" office:value="0.01172" calcext:value-type="float">
            <text:p>0,01172</text:p>
          </table:table-cell>
        </table:table-row>
        <table:table-row table:style-name="ro1">
          <table:table-cell office:value-type="string" calcext:value-type="string">
            <text:p>9 Mar 2017 23:32:00.000</text:p>
          </table:table-cell>
          <table:table-cell office:value-type="float" office:value="44.324" calcext:value-type="float">
            <text:p>44,324</text:p>
          </table:table-cell>
          <table:table-cell office:value-type="float" office:value="-90.708" calcext:value-type="float">
            <text:p>-90,708</text:p>
          </table:table-cell>
          <table:table-cell office:value-type="float" office:value="658.858849" calcext:value-type="float">
            <text:p>658,858849</text:p>
          </table:table-cell>
          <table:table-cell office:value-type="float" office:value="0.06026" calcext:value-type="float">
            <text:p>0,06026</text:p>
          </table:table-cell>
          <table:table-cell office:value-type="float" office:value="-0.020807" calcext:value-type="float">
            <text:p>-0,020807</text:p>
          </table:table-cell>
          <table:table-cell office:value-type="float" office:value="0.012267" calcext:value-type="float">
            <text:p>0,012267</text:p>
          </table:table-cell>
        </table:table-row>
        <table:table-row table:style-name="ro1">
          <table:table-cell office:value-type="string" calcext:value-type="string">
            <text:p>9 Mar 2017 23:33:00.000</text:p>
          </table:table-cell>
          <table:table-cell office:value-type="float" office:value="47.934" calcext:value-type="float">
            <text:p>47,934</text:p>
          </table:table-cell>
          <table:table-cell office:value-type="float" office:value="-92.023" calcext:value-type="float">
            <text:p>-92,023</text:p>
          </table:table-cell>
          <table:table-cell office:value-type="float" office:value="659.604139" calcext:value-type="float">
            <text:p>659,604139</text:p>
          </table:table-cell>
          <table:table-cell office:value-type="float" office:value="0.060054" calcext:value-type="float">
            <text:p>0,060054</text:p>
          </table:table-cell>
          <table:table-cell office:value-type="float" office:value="-0.023126" calcext:value-type="float">
            <text:p>-0,023126</text:p>
          </table:table-cell>
          <table:table-cell office:value-type="float" office:value="0.012524" calcext:value-type="float">
            <text:p>0,012524</text:p>
          </table:table-cell>
        </table:table-row>
        <table:table-row table:style-name="ro1">
          <table:table-cell office:value-type="string" calcext:value-type="string">
            <text:p>9 Mar 2017 23:34:00.000</text:p>
          </table:table-cell>
          <table:table-cell office:value-type="float" office:value="51.529" calcext:value-type="float">
            <text:p>51,529</text:p>
          </table:table-cell>
          <table:table-cell office:value-type="float" office:value="-93.497" calcext:value-type="float">
            <text:p>-93,497</text:p>
          </table:table-cell>
          <table:table-cell office:value-type="float" office:value="660.356214" calcext:value-type="float">
            <text:p>660,356214</text:p>
          </table:table-cell>
          <table:table-cell office:value-type="float" office:value="0.059799" calcext:value-type="float">
            <text:p>0,059799</text:p>
          </table:table-cell>
          <table:table-cell office:value-type="float" office:value="-0.026142" calcext:value-type="float">
            <text:p>-0,026142</text:p>
          </table:table-cell>
          <table:table-cell office:value-type="float" office:value="0.012495" calcext:value-type="float">
            <text:p>0,012495</text:p>
          </table:table-cell>
        </table:table-row>
        <table:table-row table:style-name="ro1">
          <table:table-cell office:value-type="string" calcext:value-type="string">
            <text:p>9 Mar 2017 23:35:00.000</text:p>
          </table:table-cell>
          <table:table-cell office:value-type="float" office:value="55.108" calcext:value-type="float">
            <text:p>55,108</text:p>
          </table:table-cell>
          <table:table-cell office:value-type="float" office:value="-95.179" calcext:value-type="float">
            <text:p>-95,179</text:p>
          </table:table-cell>
          <table:table-cell office:value-type="float" office:value="661.097996" calcext:value-type="float">
            <text:p>661,097996</text:p>
          </table:table-cell>
          <table:table-cell office:value-type="float" office:value="0.059473" calcext:value-type="float">
            <text:p>0,059473</text:p>
          </table:table-cell>
          <table:table-cell office:value-type="float" office:value="-0.030141" calcext:value-type="float">
            <text:p>-0,030141</text:p>
          </table:table-cell>
          <table:table-cell office:value-type="float" office:value="0.012184" calcext:value-type="float">
            <text:p>0,012184</text:p>
          </table:table-cell>
        </table:table-row>
        <table:table-row table:style-name="ro1">
          <table:table-cell office:value-type="string" calcext:value-type="string">
            <text:p>9 Mar 2017 23:36:00.000</text:p>
          </table:table-cell>
          <table:table-cell office:value-type="float" office:value="58.664" calcext:value-type="float">
            <text:p>58,664</text:p>
          </table:table-cell>
          <table:table-cell office:value-type="float" office:value="-97.142" calcext:value-type="float">
            <text:p>-97,142</text:p>
          </table:table-cell>
          <table:table-cell office:value-type="float" office:value="661.812931" calcext:value-type="float">
            <text:p>661,812931</text:p>
          </table:table-cell>
          <table:table-cell office:value-type="float" office:value="0.059046" calcext:value-type="float">
            <text:p>0,059046</text:p>
          </table:table-cell>
          <table:table-cell office:value-type="float" office:value="-0.035573" calcext:value-type="float">
            <text:p>-0,035573</text:p>
          </table:table-cell>
          <table:table-cell office:value-type="float" office:value="0.011603" calcext:value-type="float">
            <text:p>0,011603</text:p>
          </table:table-cell>
        </table:table-row>
        <table:table-row table:style-name="ro1">
          <table:table-cell office:value-type="string" calcext:value-type="string">
            <text:p>9 Mar 2017 23:37:00.000</text:p>
          </table:table-cell>
          <table:table-cell office:value-type="float" office:value="62.19" calcext:value-type="float">
            <text:p>62,19</text:p>
          </table:table-cell>
          <table:table-cell office:value-type="float" office:value="-99.491" calcext:value-type="float">
            <text:p>-99,491</text:p>
          </table:table-cell>
          <table:table-cell office:value-type="float" office:value="662.485277" calcext:value-type="float">
            <text:p>662,485277</text:p>
          </table:table-cell>
          <table:table-cell office:value-type="float" office:value="0.058461" calcext:value-type="float">
            <text:p>0,058461</text:p>
          </table:table-cell>
          <table:table-cell office:value-type="float" office:value="-0.043169" calcext:value-type="float">
            <text:p>-0,043169</text:p>
          </table:table-cell>
          <table:table-cell office:value-type="float" office:value="0.010768" calcext:value-type="float">
            <text:p>0,010768</text:p>
          </table:table-cell>
        </table:table-row>
        <table:table-row table:style-name="ro1">
          <table:table-cell office:value-type="string" calcext:value-type="string">
            <text:p>9 Mar 2017 23:38:00.000</text:p>
          </table:table-cell>
          <table:table-cell office:value-type="float" office:value="65.675" calcext:value-type="float">
            <text:p>65,675</text:p>
          </table:table-cell>
          <table:table-cell office:value-type="float" office:value="-102.39" calcext:value-type="float">
            <text:p>-102,39</text:p>
          </table:table-cell>
          <table:table-cell office:value-type="float" office:value="663.100377" calcext:value-type="float">
            <text:p>663,100377</text:p>
          </table:table-cell>
          <table:table-cell office:value-type="float" office:value="0.057624" calcext:value-type="float">
            <text:p>0,057624</text:p>
          </table:table-cell>
          <table:table-cell office:value-type="float" office:value="-0.05417" calcext:value-type="float">
            <text:p>-0,05417</text:p>
          </table:table-cell>
          <table:table-cell office:value-type="float" office:value="0.009699" calcext:value-type="float">
            <text:p>0,009699</text:p>
          </table:table-cell>
        </table:table-row>
        <table:table-row table:style-name="ro1">
          <table:table-cell office:value-type="string" calcext:value-type="string">
            <text:p>9 Mar 2017 23:39:00.000</text:p>
          </table:table-cell>
          <table:table-cell office:value-type="float" office:value="69.097" calcext:value-type="float">
            <text:p>69,097</text:p>
          </table:table-cell>
          <table:table-cell office:value-type="float" office:value="-106.103" calcext:value-type="float">
            <text:p>-106,103</text:p>
          </table:table-cell>
          <table:table-cell office:value-type="float" office:value="663.644905" calcext:value-type="float">
            <text:p>663,644905</text:p>
          </table:table-cell>
          <table:table-cell office:value-type="float" office:value="0.056359" calcext:value-type="float">
            <text:p>0,056359</text:p>
          </table:table-cell>
          <table:table-cell office:value-type="float" office:value="-0.070785" calcext:value-type="float">
            <text:p>-0,070785</text:p>
          </table:table-cell>
          <table:table-cell office:value-type="float" office:value="0.00842" calcext:value-type="float">
            <text:p>0,00842</text:p>
          </table:table-cell>
        </table:table-row>
        <table:table-row table:style-name="ro1">
          <table:table-cell office:value-type="string" calcext:value-type="string">
            <text:p>9 Mar 2017 23:40:00.000</text:p>
          </table:table-cell>
          <table:table-cell office:value-type="float" office:value="72.422" calcext:value-type="float">
            <text:p>72,422</text:p>
          </table:table-cell>
          <table:table-cell office:value-type="float" office:value="-111.076" calcext:value-type="float">
            <text:p>-111,076</text:p>
          </table:table-cell>
          <table:table-cell office:value-type="float" office:value="664.107094" calcext:value-type="float">
            <text:p>664,107094</text:p>
          </table:table-cell>
          <table:table-cell office:value-type="float" office:value="0.054317" calcext:value-type="float">
            <text:p>0,054317</text:p>
          </table:table-cell>
          <table:table-cell office:value-type="float" office:value="-0.097114" calcext:value-type="float">
            <text:p>-0,097114</text:p>
          </table:table-cell>
          <table:table-cell office:value-type="float" office:value="0.006959" calcext:value-type="float">
            <text:p>0,006959</text:p>
          </table:table-cell>
        </table:table-row>
        <table:table-row table:style-name="ro1">
          <table:table-cell office:value-type="string" calcext:value-type="string">
            <text:p>9 Mar 2017 23:41:00.000</text:p>
          </table:table-cell>
          <table:table-cell office:value-type="float" office:value="75.585" calcext:value-type="float">
            <text:p>75,585</text:p>
          </table:table-cell>
          <table:table-cell office:value-type="float" office:value="-118.102" calcext:value-type="float">
            <text:p>-118,102</text:p>
          </table:table-cell>
          <table:table-cell office:value-type="float" office:value="664.476938" calcext:value-type="float">
            <text:p>664,476938</text:p>
          </table:table-cell>
          <table:table-cell office:value-type="float" office:value="0.050764" calcext:value-type="float">
            <text:p>0,050764</text:p>
          </table:table-cell>
          <table:table-cell office:value-type="float" office:value="-0.140914" calcext:value-type="float">
            <text:p>-0,140914</text:p>
          </table:table-cell>
          <table:table-cell office:value-type="float" office:value="0.005347" calcext:value-type="float">
            <text:p>0,005347</text:p>
          </table:table-cell>
        </table:table-row>
        <table:table-row table:style-name="ro1">
          <table:table-cell office:value-type="string" calcext:value-type="string">
            <text:p>9 Mar 2017 23:42:00.000</text:p>
          </table:table-cell>
          <table:table-cell office:value-type="float" office:value="78.453" calcext:value-type="float">
            <text:p>78,453</text:p>
          </table:table-cell>
          <table:table-cell office:value-type="float" office:value="-128.601" calcext:value-type="float">
            <text:p>-128,601</text:p>
          </table:table-cell>
          <table:table-cell office:value-type="float" office:value="664.746353" calcext:value-type="float">
            <text:p>664,746353</text:p>
          </table:table-cell>
          <table:table-cell office:value-type="float" office:value="0.044077" calcext:value-type="float">
            <text:p>0,044077</text:p>
          </table:table-cell>
          <table:table-cell office:value-type="float" office:value="-0.215596" calcext:value-type="float">
            <text:p>-0,215596</text:p>
          </table:table-cell>
          <table:table-cell office:value-type="float" office:value="0.003617" calcext:value-type="float">
            <text:p>0,003617</text:p>
          </table:table-cell>
        </table:table-row>
        <table:table-row table:style-name="ro1">
          <table:table-cell office:value-type="string" calcext:value-type="string">
            <text:p>9 Mar 2017 23:43:00.000</text:p>
          </table:table-cell>
          <table:table-cell office:value-type="float" office:value="80.747" calcext:value-type="float">
            <text:p>80,747</text:p>
          </table:table-cell>
          <table:table-cell office:value-type="float" office:value="-144.838" calcext:value-type="float">
            <text:p>-144,838</text:p>
          </table:table-cell>
          <table:table-cell office:value-type="float" office:value="664.909317" calcext:value-type="float">
            <text:p>664,909317</text:p>
          </table:table-cell>
          <table:table-cell office:value-type="float" office:value="0.030947" calcext:value-type="float">
            <text:p>0,030947</text:p>
          </table:table-cell>
          <table:table-cell office:value-type="float" office:value="-0.331781" calcext:value-type="float">
            <text:p>-0,331781</text:p>
          </table:table-cell>
          <table:table-cell office:value-type="float" office:value="0.001805" calcext:value-type="float">
            <text:p>0,001805</text:p>
          </table:table-cell>
        </table:table-row>
        <table:table-row table:style-name="ro1">
          <table:table-cell office:value-type="string" calcext:value-type="string">
            <text:p>9 Mar 2017 23:44:00.000</text:p>
          </table:table-cell>
          <table:table-cell office:value-type="float" office:value="81.962" calcext:value-type="float">
            <text:p>81,962</text:p>
          </table:table-cell>
          <table:table-cell office:value-type="float" office:value="-168.307" calcext:value-type="float">
            <text:p>-168,307</text:p>
          </table:table-cell>
          <table:table-cell office:value-type="float" office:value="664.961972" calcext:value-type="float">
            <text:p>664,961972</text:p>
          </table:table-cell>
          <table:table-cell office:value-type="float" office:value="0.007942" calcext:value-type="float">
            <text:p>0,007942</text:p>
          </table:table-cell>
          <table:table-cell office:value-type="float" office:value="-0.437364" calcext:value-type="float">
            <text:p>-0,437364</text:p>
          </table:table-cell>
          <table:table-cell office:value-type="float" office:value="-0.000054" calcext:value-type="float">
            <text:p>-0,000054</text:p>
          </table:table-cell>
        </table:table-row>
        <table:table-row table:style-name="ro1">
          <table:table-cell office:value-type="string" calcext:value-type="string">
            <text:p>9 Mar 2017 23:45:00.000</text:p>
          </table:table-cell>
          <table:table-cell office:value-type="float" office:value="81.615" calcext:value-type="float">
            <text:p>81,615</text:p>
          </table:table-cell>
          <table:table-cell office:value-type="float" office:value="165.675" calcext:value-type="float">
            <text:p>165,675</text:p>
          </table:table-cell>
          <table:table-cell office:value-type="float" office:value="664.902685" calcext:value-type="float">
            <text:p>664,902685</text:p>
          </table:table-cell>
          <table:table-cell office:value-type="float" office:value="-0.018924" calcext:value-type="float">
            <text:p>-0,018924</text:p>
          </table:table-cell>
          <table:table-cell office:value-type="float" office:value="-0.402547" calcext:value-type="float">
            <text:p>-0,402547</text:p>
          </table:table-cell>
          <table:table-cell office:value-type="float" office:value="-0.001921" calcext:value-type="float">
            <text:p>-0,001921</text:p>
          </table:table-cell>
        </table:table-row>
        <table:table-row table:style-name="ro1">
          <table:table-cell office:value-type="string" calcext:value-type="string">
            <text:p>9 Mar 2017 23:46:00.000</text:p>
          </table:table-cell>
          <table:table-cell office:value-type="float" office:value="79.866" calcext:value-type="float">
            <text:p>79,866</text:p>
          </table:table-cell>
          <table:table-cell office:value-type="float" office:value="145.211" calcext:value-type="float">
            <text:p>145,211</text:p>
          </table:table-cell>
          <table:table-cell office:value-type="float" office:value="664.732081" calcext:value-type="float">
            <text:p>664,732081</text:p>
          </table:table-cell>
          <table:table-cell office:value-type="float" office:value="-0.03762" calcext:value-type="float">
            <text:p>-0,03762</text:p>
          </table:table-cell>
          <table:table-cell office:value-type="float" office:value="-0.277818" calcext:value-type="float">
            <text:p>-0,277818</text:p>
          </table:table-cell>
          <table:table-cell office:value-type="float" office:value="-0.003759" calcext:value-type="float">
            <text:p>-0,003759</text:p>
          </table:table-cell>
        </table:table-row>
        <table:table-row table:style-name="ro1">
          <table:table-cell office:value-type="string" calcext:value-type="string">
            <text:p>9 Mar 2017 23:47:00.000</text:p>
          </table:table-cell>
          <table:table-cell office:value-type="float" office:value="77.28" calcext:value-type="float">
            <text:p>77,28</text:p>
          </table:table-cell>
          <table:table-cell office:value-type="float" office:value="131.732" calcext:value-type="float">
            <text:p>131,732</text:p>
          </table:table-cell>
          <table:table-cell office:value-type="float" office:value="664.453031" calcext:value-type="float">
            <text:p>664,453031</text:p>
          </table:table-cell>
          <table:table-cell office:value-type="float" office:value="-0.047479" calcext:value-type="float">
            <text:p>-0,047479</text:p>
          </table:table-cell>
          <table:table-cell office:value-type="float" office:value="-0.178935" calcext:value-type="float">
            <text:p>-0,178935</text:p>
          </table:table-cell>
          <table:table-cell office:value-type="float" office:value="-0.00553" calcext:value-type="float">
            <text:p>-0,00553</text:p>
          </table:table-cell>
        </table:table-row>
        <table:table-row table:style-name="ro1">
          <table:table-cell office:value-type="string" calcext:value-type="string">
            <text:p>9 Mar 2017 23:48:00.000</text:p>
          </table:table-cell>
          <table:table-cell office:value-type="float" office:value="74.263" calcext:value-type="float">
            <text:p>74,263</text:p>
          </table:table-cell>
          <table:table-cell office:value-type="float" office:value="122.942" calcext:value-type="float">
            <text:p>122,942</text:p>
          </table:table-cell>
          <table:table-cell office:value-type="float" office:value="664.07061" calcext:value-type="float">
            <text:p>664,07061</text:p>
          </table:table-cell>
          <table:table-cell office:value-type="float" office:value="-0.052543" calcext:value-type="float">
            <text:p>-0,052543</text:p>
          </table:table-cell>
          <table:table-cell office:value-type="float" office:value="-0.119392" calcext:value-type="float">
            <text:p>-0,119392</text:p>
          </table:table-cell>
          <table:table-cell office:value-type="float" office:value="-0.007199" calcext:value-type="float">
            <text:p>-0,007199</text:p>
          </table:table-cell>
        </table:table-row>
        <table:table-row table:style-name="ro1">
          <table:table-cell office:value-type="string" calcext:value-type="string">
            <text:p>9 Mar 2017 23:49:00.000</text:p>
          </table:table-cell>
          <table:table-cell office:value-type="float" office:value="71.019" calcext:value-type="float">
            <text:p>71,019</text:p>
          </table:table-cell>
          <table:table-cell office:value-type="float" office:value="116.92" calcext:value-type="float">
            <text:p>116,92</text:p>
          </table:table-cell>
          <table:table-cell office:value-type="float" office:value="663.592015" calcext:value-type="float">
            <text:p>663,592015</text:p>
          </table:table-cell>
          <table:table-cell office:value-type="float" office:value="-0.055322" calcext:value-type="float">
            <text:p>-0,055322</text:p>
          </table:table-cell>
          <table:table-cell office:value-type="float" office:value="-0.084321" calcext:value-type="float">
            <text:p>-0,084321</text:p>
          </table:table-cell>
          <table:table-cell office:value-type="float" office:value="-0.00873" calcext:value-type="float">
            <text:p>-0,00873</text:p>
          </table:table-cell>
        </table:table-row>
        <table:table-row table:style-name="ro1">
          <table:table-cell office:value-type="string" calcext:value-type="string">
            <text:p>9 Mar 2017 23:50:00.000</text:p>
          </table:table-cell>
          <table:table-cell office:value-type="float" office:value="67.646" calcext:value-type="float">
            <text:p>67,646</text:p>
          </table:table-cell>
          <table:table-cell office:value-type="float" office:value="112.555" calcext:value-type="float">
            <text:p>112,555</text:p>
          </table:table-cell>
          <table:table-cell office:value-type="float" office:value="663.026446" calcext:value-type="float">
            <text:p>663,026446</text:p>
          </table:table-cell>
          <table:table-cell office:value-type="float" office:value="-0.056974" calcext:value-type="float">
            <text:p>-0,056974</text:p>
          </table:table-cell>
          <table:table-cell office:value-type="float" office:value="-0.062815" calcext:value-type="float">
            <text:p>-0,062815</text:p>
          </table:table-cell>
          <table:table-cell office:value-type="float" office:value="-0.010093" calcext:value-type="float">
            <text:p>-0,010093</text:p>
          </table:table-cell>
        </table:table-row>
        <table:table-row table:style-name="ro1">
          <table:table-cell office:value-type="string" calcext:value-type="string">
            <text:p>9 Mar 2017 23:51:00.000</text:p>
          </table:table-cell>
          <table:table-cell office:value-type="float" office:value="64.194" calcext:value-type="float">
            <text:p>64,194</text:p>
          </table:table-cell>
          <table:table-cell office:value-type="float" office:value="109.231" calcext:value-type="float">
            <text:p>109,231</text:p>
          </table:table-cell>
          <table:table-cell office:value-type="float" office:value="662.384959" calcext:value-type="float">
            <text:p>662,384959</text:p>
          </table:table-cell>
          <table:table-cell office:value-type="float" office:value="-0.058028" calcext:value-type="float">
            <text:p>-0,058028</text:p>
          </table:table-cell>
          <table:table-cell office:value-type="float" office:value="-0.048954" calcext:value-type="float">
            <text:p>-0,048954</text:p>
          </table:table-cell>
          <table:table-cell office:value-type="float" office:value="-0.011256" calcext:value-type="float">
            <text:p>-0,011256</text:p>
          </table:table-cell>
        </table:table-row>
        <table:table-row table:style-name="ro1">
          <table:table-cell office:value-type="string" calcext:value-type="string">
            <text:p>9 Mar 2017 23:52:00.000</text:p>
          </table:table-cell>
          <table:table-cell office:value-type="float" office:value="60.69" calcext:value-type="float">
            <text:p>60,69</text:p>
          </table:table-cell>
          <table:table-cell office:value-type="float" office:value="106.591" calcext:value-type="float">
            <text:p>106,591</text:p>
          </table:table-cell>
          <table:table-cell office:value-type="float" office:value="661.680279" calcext:value-type="float">
            <text:p>661,680279</text:p>
          </table:table-cell>
          <table:table-cell office:value-type="float" office:value="-0.058743" calcext:value-type="float">
            <text:p>-0,058743</text:p>
          </table:table-cell>
          <table:table-cell office:value-type="float" office:value="-0.039604" calcext:value-type="float">
            <text:p>-0,039604</text:p>
          </table:table-cell>
          <table:table-cell office:value-type="float" office:value="-0.012195" calcext:value-type="float">
            <text:p>-0,012195</text:p>
          </table:table-cell>
        </table:table-row>
        <table:table-row table:style-name="ro1">
          <table:table-cell office:value-type="string" calcext:value-type="string">
            <text:p>9 Mar 2017 23:53:00.000</text:p>
          </table:table-cell>
          <table:table-cell office:value-type="float" office:value="57.149" calcext:value-type="float">
            <text:p>57,149</text:p>
          </table:table-cell>
          <table:table-cell office:value-type="float" office:value="104.423" calcext:value-type="float">
            <text:p>104,423</text:p>
          </table:table-cell>
          <table:table-cell office:value-type="float" office:value="660.926597" calcext:value-type="float">
            <text:p>660,926597</text:p>
          </table:table-cell>
          <table:table-cell office:value-type="float" office:value="-0.059254" calcext:value-type="float">
            <text:p>-0,059254</text:p>
          </table:table-cell>
          <table:table-cell office:value-type="float" office:value="-0.033045" calcext:value-type="float">
            <text:p>-0,033045</text:p>
          </table:table-cell>
          <table:table-cell office:value-type="float" office:value="-0.012886" calcext:value-type="float">
            <text:p>-0,012886</text:p>
          </table:table-cell>
        </table:table-row>
        <table:table-row table:style-name="ro1">
          <table:table-cell office:value-type="string" calcext:value-type="string">
            <text:p>9 Mar 2017 23:54:00.000</text:p>
          </table:table-cell>
          <table:table-cell office:value-type="float" office:value="53.582" calcext:value-type="float">
            <text:p>53,582</text:p>
          </table:table-cell>
          <table:table-cell office:value-type="float" office:value="102.59" calcext:value-type="float">
            <text:p>102,59</text:p>
          </table:table-cell>
          <table:table-cell office:value-type="float" office:value="660.139321" calcext:value-type="float">
            <text:p>660,139321</text:p>
          </table:table-cell>
          <table:table-cell office:value-type="float" office:value="-0.059634" calcext:value-type="float">
            <text:p>-0,059634</text:p>
          </table:table-cell>
          <table:table-cell office:value-type="float" office:value="-0.028293" calcext:value-type="float">
            <text:p>-0,028293</text:p>
          </table:table-cell>
          <table:table-cell office:value-type="float" office:value="-0.013311" calcext:value-type="float">
            <text:p>-0,013311</text:p>
          </table:table-cell>
        </table:table-row>
        <table:table-row table:style-name="ro1">
          <table:table-cell office:value-type="string" calcext:value-type="string">
            <text:p>9 Mar 2017 23:55:00.000</text:p>
          </table:table-cell>
          <table:table-cell office:value-type="float" office:value="49.995" calcext:value-type="float">
            <text:p>49,995</text:p>
          </table:table-cell>
          <table:table-cell office:value-type="float" office:value="101.004" calcext:value-type="float">
            <text:p>101,004</text:p>
          </table:table-cell>
          <table:table-cell office:value-type="float" office:value="659.334825" calcext:value-type="float">
            <text:p>659,334825</text:p>
          </table:table-cell>
          <table:table-cell office:value-type="float" office:value="-0.059927" calcext:value-type="float">
            <text:p>-0,059927</text:p>
          </table:table-cell>
          <table:table-cell office:value-type="float" office:value="-0.024756" calcext:value-type="float">
            <text:p>-0,024756</text:p>
          </table:table-cell>
          <table:table-cell office:value-type="float" office:value="-0.013457" calcext:value-type="float">
            <text:p>-0,013457</text:p>
          </table:table-cell>
        </table:table-row>
        <table:table-row table:style-name="ro1">
          <table:table-cell office:value-type="string" calcext:value-type="string">
            <text:p>9 Mar 2017 23:56:00.000</text:p>
          </table:table-cell>
          <table:table-cell office:value-type="float" office:value="46.392" calcext:value-type="float">
            <text:p>46,392</text:p>
          </table:table-cell>
          <table:table-cell office:value-type="float" office:value="99.602" calcext:value-type="float">
            <text:p>99,602</text:p>
          </table:table-cell>
          <table:table-cell office:value-type="float" office:value="658.530165" calcext:value-type="float">
            <text:p>658,530165</text:p>
          </table:table-cell>
          <table:table-cell office:value-type="float" office:value="-0.06016" calcext:value-type="float">
            <text:p>-0,06016</text:p>
          </table:table-cell>
          <table:table-cell office:value-type="float" office:value="-0.022066" calcext:value-type="float">
            <text:p>-0,022066</text:p>
          </table:table-cell>
          <table:table-cell office:value-type="float" office:value="-0.013315" calcext:value-type="float">
            <text:p>-0,013315</text:p>
          </table:table-cell>
        </table:table-row>
        <table:table-row table:style-name="ro1">
          <table:table-cell office:value-type="string" calcext:value-type="string">
            <text:p>9 Mar 2017 23:57:00.000</text:p>
          </table:table-cell>
          <table:table-cell office:value-type="float" office:value="42.776" calcext:value-type="float">
            <text:p>42,776</text:p>
          </table:table-cell>
          <table:table-cell office:value-type="float" office:value="98.344" calcext:value-type="float">
            <text:p>98,344</text:p>
          </table:table-cell>
          <table:table-cell office:value-type="float" office:value="657.742782" calcext:value-type="float">
            <text:p>657,742782</text:p>
          </table:table-cell>
          <table:table-cell office:value-type="float" office:value="-0.06035" calcext:value-type="float">
            <text:p>-0,06035</text:p>
          </table:table-cell>
          <table:table-cell office:value-type="float" office:value="-0.019982" calcext:value-type="float">
            <text:p>-0,019982</text:p>
          </table:table-cell>
          <table:table-cell office:value-type="float" office:value="-0.01288" calcext:value-type="float">
            <text:p>-0,01288</text:p>
          </table:table-cell>
        </table:table-row>
        <table:table-row table:style-name="ro1">
          <table:table-cell office:value-type="string" calcext:value-type="string">
            <text:p>9 Mar 2017 23:58:00.000</text:p>
          </table:table-cell>
          <table:table-cell office:value-type="float" office:value="39.151" calcext:value-type="float">
            <text:p>39,151</text:p>
          </table:table-cell>
          <table:table-cell office:value-type="float" office:value="97.196" calcext:value-type="float">
            <text:p>97,196</text:p>
          </table:table-cell>
          <table:table-cell office:value-type="float" office:value="656.990205" calcext:value-type="float">
            <text:p>656,990205</text:p>
          </table:table-cell>
          <table:table-cell office:value-type="float" office:value="-0.060507" calcext:value-type="float">
            <text:p>-0,060507</text:p>
          </table:table-cell>
          <table:table-cell office:value-type="float" office:value="-0.018345" calcext:value-type="float">
            <text:p>-0,018345</text:p>
          </table:table-cell>
          <table:table-cell office:value-type="float" office:value="-0.012154" calcext:value-type="float">
            <text:p>-0,012154</text:p>
          </table:table-cell>
        </table:table-row>
        <table:table-row table:style-name="ro1">
          <table:table-cell office:value-type="string" calcext:value-type="string">
            <text:p>9 Mar 2017 23:59:00.000</text:p>
          </table:table-cell>
          <table:table-cell office:value-type="float" office:value="35.516" calcext:value-type="float">
            <text:p>35,516</text:p>
          </table:table-cell>
          <table:table-cell office:value-type="float" office:value="96.136" calcext:value-type="float">
            <text:p>96,136</text:p>
          </table:table-cell>
          <table:table-cell office:value-type="float" office:value="656.289734" calcext:value-type="float">
            <text:p>656,289734</text:p>
          </table:table-cell>
          <table:table-cell office:value-type="float" office:value="-0.060639" calcext:value-type="float">
            <text:p>-0,060639</text:p>
          </table:table-cell>
          <table:table-cell office:value-type="float" office:value="-0.017045" calcext:value-type="float">
            <text:p>-0,017045</text:p>
          </table:table-cell>
          <table:table-cell office:value-type="float" office:value="-0.011143" calcext:value-type="float">
            <text:p>-0,011143</text:p>
          </table:table-cell>
        </table:table-row>
        <table:table-row table:style-name="ro1">
          <table:table-cell office:value-type="string" calcext:value-type="string">
            <text:p>10 Mar 2017 00:00:00.000</text:p>
          </table:table-cell>
          <table:table-cell office:value-type="float" office:value="31.874" calcext:value-type="float">
            <text:p>31,874</text:p>
          </table:table-cell>
          <table:table-cell office:value-type="float" office:value="95.145" calcext:value-type="float">
            <text:p>95,145</text:p>
          </table:table-cell>
          <table:table-cell office:value-type="float" office:value="655.658134" calcext:value-type="float">
            <text:p>655,658134</text:p>
          </table:table-cell>
          <table:table-cell office:value-type="float" office:value="-0.06075" calcext:value-type="float">
            <text:p>-0,06075</text:p>
          </table:table-cell>
          <table:table-cell office:value-type="float" office:value="-0.016005" calcext:value-type="float">
            <text:p>-0,016005</text:p>
          </table:table-cell>
          <table:table-cell office:value-type="float" office:value="-0.009859" calcext:value-type="float">
            <text:p>-0,009859</text:p>
          </table:table-cell>
        </table:table-row>
        <table:table-row table:style-name="ro1">
          <table:table-cell office:value-type="string" calcext:value-type="string">
            <text:p>10 Mar 2017 00:01:00.000</text:p>
          </table:table-cell>
          <table:table-cell office:value-type="float" office:value="28.226" calcext:value-type="float">
            <text:p>28,226</text:p>
          </table:table-cell>
          <table:table-cell office:value-type="float" office:value="94.211" calcext:value-type="float">
            <text:p>94,211</text:p>
          </table:table-cell>
          <table:table-cell office:value-type="float" office:value="655.111331" calcext:value-type="float">
            <text:p>655,111331</text:p>
          </table:table-cell>
          <table:table-cell office:value-type="float" office:value="-0.060843" calcext:value-type="float">
            <text:p>-0,060843</text:p>
          </table:table-cell>
          <table:table-cell office:value-type="float" office:value="-0.01517" calcext:value-type="float">
            <text:p>-0,01517</text:p>
          </table:table-cell>
          <table:table-cell office:value-type="float" office:value="-0.008319" calcext:value-type="float">
            <text:p>-0,008319</text:p>
          </table:table-cell>
        </table:table-row>
        <table:table-row table:style-name="ro1">
          <table:table-cell office:value-type="string" calcext:value-type="string">
            <text:p>10 Mar 2017 00:02:00.000</text:p>
          </table:table-cell>
          <table:table-cell office:value-type="float" office:value="24.573" calcext:value-type="float">
            <text:p>24,573</text:p>
          </table:table-cell>
          <table:table-cell office:value-type="float" office:value="93.321" calcext:value-type="float">
            <text:p>93,321</text:p>
          </table:table-cell>
          <table:table-cell office:value-type="float" office:value="654.664119" calcext:value-type="float">
            <text:p>654,664119</text:p>
          </table:table-cell>
          <table:table-cell office:value-type="float" office:value="-0.060922" calcext:value-type="float">
            <text:p>-0,060922</text:p>
          </table:table-cell>
          <table:table-cell office:value-type="float" office:value="-0.0145" calcext:value-type="float">
            <text:p>-0,0145</text:p>
          </table:table-cell>
          <table:table-cell office:value-type="float" office:value="-0.006543" calcext:value-type="float">
            <text:p>-0,006543</text:p>
          </table:table-cell>
        </table:table-row>
        <table:table-row table:style-name="ro1">
          <table:table-cell office:value-type="string" calcext:value-type="string">
            <text:p>10 Mar 2017 00:03:00.000</text:p>
          </table:table-cell>
          <table:table-cell office:value-type="float" office:value="20.916" calcext:value-type="float">
            <text:p>20,916</text:p>
          </table:table-cell>
          <table:table-cell office:value-type="float" office:value="92.468" calcext:value-type="float">
            <text:p>92,468</text:p>
          </table:table-cell>
          <table:table-cell office:value-type="float" office:value="654.329885" calcext:value-type="float">
            <text:p>654,329885</text:p>
          </table:table-cell>
          <table:table-cell office:value-type="float" office:value="-0.060986" calcext:value-type="float">
            <text:p>-0,060986</text:p>
          </table:table-cell>
          <table:table-cell office:value-type="float" office:value="-0.013966" calcext:value-type="float">
            <text:p>-0,013966</text:p>
          </table:table-cell>
          <table:table-cell office:value-type="float" office:value="-0.004556" calcext:value-type="float">
            <text:p>-0,004556</text:p>
          </table:table-cell>
        </table:table-row>
        <table:table-row table:style-name="ro1">
          <table:table-cell office:value-type="string" calcext:value-type="string">
            <text:p>10 Mar 2017 00:04:00.000</text:p>
          </table:table-cell>
          <table:table-cell office:value-type="float" office:value="17.255" calcext:value-type="float">
            <text:p>17,255</text:p>
          </table:table-cell>
          <table:table-cell office:value-type="float" office:value="91.643" calcext:value-type="float">
            <text:p>91,643</text:p>
          </table:table-cell>
          <table:table-cell office:value-type="float" office:value="654.120353" calcext:value-type="float">
            <text:p>654,120353</text:p>
          </table:table-cell>
          <table:table-cell office:value-type="float" office:value="-0.061037" calcext:value-type="float">
            <text:p>-0,061037</text:p>
          </table:table-cell>
          <table:table-cell office:value-type="float" office:value="-0.013545" calcext:value-type="float">
            <text:p>-0,013545</text:p>
          </table:table-cell>
          <table:table-cell office:value-type="float" office:value="-0.00239" calcext:value-type="float">
            <text:p>-0,00239</text:p>
          </table:table-cell>
        </table:table-row>
        <table:table-row table:style-name="ro1">
          <table:table-cell office:value-type="string" calcext:value-type="string">
            <text:p>10 Mar 2017 00:05:00.000</text:p>
          </table:table-cell>
          <table:table-cell office:value-type="float" office:value="13.592" calcext:value-type="float">
            <text:p>13,592</text:p>
          </table:table-cell>
          <table:table-cell office:value-type="float" office:value="90.841" calcext:value-type="float">
            <text:p>90,841</text:p>
          </table:table-cell>
          <table:table-cell office:value-type="float" office:value="654.045355" calcext:value-type="float">
            <text:p>654,045355</text:p>
          </table:table-cell>
          <table:table-cell office:value-type="float" office:value="-0.061076" calcext:value-type="float">
            <text:p>-0,061076</text:p>
          </table:table-cell>
          <table:table-cell office:value-type="float" office:value="-0.013222" calcext:value-type="float">
            <text:p>-0,013222</text:p>
          </table:table-cell>
          <table:table-cell office:value-type="float" office:value="-0.000077" calcext:value-type="float">
            <text:p>-0,000077</text:p>
          </table:table-cell>
        </table:table-row>
        <table:table-row table:style-name="ro1">
          <table:table-cell office:value-type="string" calcext:value-type="string">
            <text:p>10 Mar 2017 00:06:00.000</text:p>
          </table:table-cell>
          <table:table-cell office:value-type="float" office:value="9.926" calcext:value-type="float">
            <text:p>9,926</text:p>
          </table:table-cell>
          <table:table-cell office:value-type="float" office:value="90.055" calcext:value-type="float">
            <text:p>90,055</text:p>
          </table:table-cell>
          <table:table-cell office:value-type="float" office:value="654.112638" calcext:value-type="float">
            <text:p>654,112638</text:p>
          </table:table-cell>
          <table:table-cell office:value-type="float" office:value="-0.061103" calcext:value-type="float">
            <text:p>-0,061103</text:p>
          </table:table-cell>
          <table:table-cell office:value-type="float" office:value="-0.012986" calcext:value-type="float">
            <text:p>-0,012986</text:p>
          </table:table-cell>
          <table:table-cell office:value-type="float" office:value="0.002346" calcext:value-type="float">
            <text:p>0,002346</text:p>
          </table:table-cell>
        </table:table-row>
        <table:table-row table:style-name="ro1">
          <table:table-cell office:value-type="string" calcext:value-type="string">
            <text:p>10 Mar 2017 00:07:00.000</text:p>
          </table:table-cell>
          <table:table-cell office:value-type="float" office:value="6.26" calcext:value-type="float">
            <text:p>6,26</text:p>
          </table:table-cell>
          <table:table-cell office:value-type="float" office:value="89.281" calcext:value-type="float">
            <text:p>89,281</text:p>
          </table:table-cell>
          <table:table-cell office:value-type="float" office:value="654.327702" calcext:value-type="float">
            <text:p>654,327702</text:p>
          </table:table-cell>
          <table:table-cell office:value-type="float" office:value="-0.061118" calcext:value-type="float">
            <text:p>-0,061118</text:p>
          </table:table-cell>
          <table:table-cell office:value-type="float" office:value="-0.012827" calcext:value-type="float">
            <text:p>-0,012827</text:p>
          </table:table-cell>
          <table:table-cell office:value-type="float" office:value="0.004842" calcext:value-type="float">
            <text:p>0,004842</text:p>
          </table:table-cell>
        </table:table-row>
        <table:table-row table:style-name="ro1">
          <table:table-cell office:value-type="string" calcext:value-type="string">
            <text:p>10 Mar 2017 00:08:00.000</text:p>
          </table:table-cell>
          <table:table-cell office:value-type="float" office:value="2.592" calcext:value-type="float">
            <text:p>2,592</text:p>
          </table:table-cell>
          <table:table-cell office:value-type="float" office:value="88.514" calcext:value-type="float">
            <text:p>88,514</text:p>
          </table:table-cell>
          <table:table-cell office:value-type="float" office:value="654.693674" calcext:value-type="float">
            <text:p>654,693674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41" calcext:value-type="float">
            <text:p>-0,012741</text:p>
          </table:table-cell>
          <table:table-cell office:value-type="float" office:value="0.007369" calcext:value-type="float">
            <text:p>0,007369</text:p>
          </table:table-cell>
        </table:table-row>
        <table:table-row table:style-name="ro1">
          <table:table-cell office:value-type="string" calcext:value-type="string">
            <text:p>10 Mar 2017 00:09:00.000</text:p>
          </table:table-cell>
          <table:table-cell office:value-type="float" office:value="-1.075" calcext:value-type="float">
            <text:p>-1,075</text:p>
          </table:table-cell>
          <table:table-cell office:value-type="float" office:value="87.751" calcext:value-type="float">
            <text:p>87,751</text:p>
          </table:table-cell>
          <table:table-cell office:value-type="float" office:value="655.21123" calcext:value-type="float">
            <text:p>655,21123</text:p>
          </table:table-cell>
          <table:table-cell office:value-type="float" office:value="-0.061115" calcext:value-type="float">
            <text:p>-0,061115</text:p>
          </table:table-cell>
          <table:table-cell office:value-type="float" office:value="-0.012726" calcext:value-type="float">
            <text:p>-0,012726</text:p>
          </table:table-cell>
          <table:table-cell office:value-type="float" office:value="0.009887" calcext:value-type="float">
            <text:p>0,009887</text:p>
          </table:table-cell>
        </table:table-row>
        <table:table-row table:style-name="ro1">
          <table:table-cell office:value-type="string" calcext:value-type="string">
            <text:p>10 Mar 2017 00:10:00.000</text:p>
          </table:table-cell>
          <table:table-cell office:value-type="float" office:value="-4.741" calcext:value-type="float">
            <text:p>-4,741</text:p>
          </table:table-cell>
          <table:table-cell office:value-type="float" office:value="86.986" calcext:value-type="float">
            <text:p>86,986</text:p>
          </table:table-cell>
          <table:table-cell office:value-type="float" office:value="655.878551" calcext:value-type="float">
            <text:p>655,878551</text:p>
          </table:table-cell>
          <table:table-cell office:value-type="float" office:value="-0.061097" calcext:value-type="float">
            <text:p>-0,061097</text:p>
          </table:table-cell>
          <table:table-cell office:value-type="float" office:value="-0.01278" calcext:value-type="float">
            <text:p>-0,01278</text:p>
          </table:table-cell>
          <table:table-cell office:value-type="float" office:value="0.012354" calcext:value-type="float">
            <text:p>0,012354</text:p>
          </table:table-cell>
        </table:table-row>
        <table:table-row table:style-name="ro1">
          <table:table-cell office:value-type="string" calcext:value-type="string">
            <text:p>10 Mar 2017 00:11:00.000</text:p>
          </table:table-cell>
          <table:table-cell office:value-type="float" office:value="-8.406" calcext:value-type="float">
            <text:p>-8,406</text:p>
          </table:table-cell>
          <table:table-cell office:value-type="float" office:value="86.216" calcext:value-type="float">
            <text:p>86,216</text:p>
          </table:table-cell>
          <table:table-cell office:value-type="float" office:value="656.691336" calcext:value-type="float">
            <text:p>656,691336</text:p>
          </table:table-cell>
          <table:table-cell office:value-type="float" office:value="-0.061067" calcext:value-type="float">
            <text:p>-0,061067</text:p>
          </table:table-cell>
          <table:table-cell office:value-type="float" office:value="-0.012905" calcext:value-type="float">
            <text:p>-0,012905</text:p>
          </table:table-cell>
          <table:table-cell office:value-type="float" office:value="0.014728" calcext:value-type="float">
            <text:p>0,014728</text:p>
          </table:table-cell>
        </table:table-row>
        <table:table-row table:style-name="ro1">
          <table:table-cell office:value-type="string" calcext:value-type="string">
            <text:p>10 Mar 2017 00:12:00.000</text:p>
          </table:table-cell>
          <table:table-cell office:value-type="float" office:value="-12.069" calcext:value-type="float">
            <text:p>-12,069</text:p>
          </table:table-cell>
          <table:table-cell office:value-type="float" office:value="85.436" calcext:value-type="float">
            <text:p>85,436</text:p>
          </table:table-cell>
          <table:table-cell office:value-type="float" office:value="657.642841" calcext:value-type="float">
            <text:p>657,642841</text:p>
          </table:table-cell>
          <table:table-cell office:value-type="float" office:value="-0.061026" calcext:value-type="float">
            <text:p>-0,061026</text:p>
          </table:table-cell>
          <table:table-cell office:value-type="float" office:value="-0.013105" calcext:value-type="float">
            <text:p>-0,013105</text:p>
          </table:table-cell>
          <table:table-cell office:value-type="float" office:value="0.01697" calcext:value-type="float">
            <text:p>0,01697</text:p>
          </table:table-cell>
        </table:table-row>
        <table:table-row table:style-name="ro1">
          <table:table-cell office:value-type="string" calcext:value-type="string">
            <text:p>10 Mar 2017 00:13:00.000</text:p>
          </table:table-cell>
          <table:table-cell office:value-type="float" office:value="-15.729" calcext:value-type="float">
            <text:p>-15,729</text:p>
          </table:table-cell>
          <table:table-cell office:value-type="float" office:value="84.641" calcext:value-type="float">
            <text:p>84,641</text:p>
          </table:table-cell>
          <table:table-cell office:value-type="float" office:value="658.723976" calcext:value-type="float">
            <text:p>658,723976</text:p>
          </table:table-cell>
          <table:table-cell office:value-type="float" office:value="-0.060973" calcext:value-type="float">
            <text:p>-0,060973</text:p>
          </table:table-cell>
          <table:table-cell office:value-type="float" office:value="-0.013387" calcext:value-type="float">
            <text:p>-0,013387</text:p>
          </table:table-cell>
          <table:table-cell office:value-type="float" office:value="0.019041" calcext:value-type="float">
            <text:p>0,019041</text:p>
          </table:table-cell>
        </table:table-row>
        <table:table-row table:style-name="ro1">
          <table:table-cell office:value-type="string" calcext:value-type="string">
            <text:p>10 Mar 2017 00:14:00.000</text:p>
          </table:table-cell>
          <table:table-cell office:value-type="float" office:value="-19.385" calcext:value-type="float">
            <text:p>-19,385</text:p>
          </table:table-cell>
          <table:table-cell office:value-type="float" office:value="83.827" calcext:value-type="float">
            <text:p>83,827</text:p>
          </table:table-cell>
          <table:table-cell office:value-type="float" office:value="659.923435" calcext:value-type="float">
            <text:p>659,923435</text:p>
          </table:table-cell>
          <table:table-cell office:value-type="float" office:value="-0.060909" calcext:value-type="float">
            <text:p>-0,060909</text:p>
          </table:table-cell>
          <table:table-cell office:value-type="float" office:value="-0.013761" calcext:value-type="float">
            <text:p>-0,013761</text:p>
          </table:table-cell>
          <table:table-cell office:value-type="float" office:value="0.020906" calcext:value-type="float">
            <text:p>0,020906</text:p>
          </table:table-cell>
        </table:table-row>
        <table:table-row table:style-name="ro1">
          <table:table-cell office:value-type="string" calcext:value-type="string">
            <text:p>10 Mar 2017 00:15:00.000</text:p>
          </table:table-cell>
          <table:table-cell office:value-type="float" office:value="-23.038" calcext:value-type="float">
            <text:p>-23,038</text:p>
          </table:table-cell>
          <table:table-cell office:value-type="float" office:value="82.988" calcext:value-type="float">
            <text:p>82,988</text:p>
          </table:table-cell>
          <table:table-cell office:value-type="float" office:value="661.227865" calcext:value-type="float">
            <text:p>661,227865</text:p>
          </table:table-cell>
          <table:table-cell office:value-type="float" office:value="-0.060833" calcext:value-type="float">
            <text:p>-0,060833</text:p>
          </table:table-cell>
          <table:table-cell office:value-type="float" office:value="-0.014241" calcext:value-type="float">
            <text:p>-0,014241</text:p>
          </table:table-cell>
          <table:table-cell office:value-type="float" office:value="0.022533" calcext:value-type="float">
            <text:p>0,022533</text:p>
          </table:table-cell>
        </table:table-row>
        <table:table-row table:style-name="ro1">
          <table:table-cell office:value-type="string" calcext:value-type="string">
            <text:p>10 Mar 2017 00:16:00.000</text:p>
          </table:table-cell>
          <table:table-cell office:value-type="float" office:value="-26.685" calcext:value-type="float">
            <text:p>-26,685</text:p>
          </table:table-cell>
          <table:table-cell office:value-type="float" office:value="82.116" calcext:value-type="float">
            <text:p>82,116</text:p>
          </table:table-cell>
          <table:table-cell office:value-type="float" office:value="662.62207" calcext:value-type="float">
            <text:p>662,62207</text:p>
          </table:table-cell>
          <table:table-cell office:value-type="float" office:value="-0.060744" calcext:value-type="float">
            <text:p>-0,060744</text:p>
          </table:table-cell>
          <table:table-cell office:value-type="float" office:value="-0.014846" calcext:value-type="float">
            <text:p>-0,014846</text:p>
          </table:table-cell>
          <table:table-cell office:value-type="float" office:value="0.023892" calcext:value-type="float">
            <text:p>0,023892</text:p>
          </table:table-cell>
        </table:table-row>
        <table:table-row table:style-name="ro1">
          <table:table-cell office:value-type="string" calcext:value-type="string">
            <text:p>10 Mar 2017 00:17:00.000</text:p>
          </table:table-cell>
          <table:table-cell office:value-type="float" office:value="-30.327" calcext:value-type="float">
            <text:p>-30,327</text:p>
          </table:table-cell>
          <table:table-cell office:value-type="float" office:value="81.203" calcext:value-type="float">
            <text:p>81,203</text:p>
          </table:table-cell>
          <table:table-cell office:value-type="float" office:value="664.089251" calcext:value-type="float">
            <text:p>664,089251</text:p>
          </table:table-cell>
          <table:table-cell office:value-type="float" office:value="-0.060641" calcext:value-type="float">
            <text:p>-0,060641</text:p>
          </table:table-cell>
          <table:table-cell office:value-type="float" office:value="-0.0156" calcext:value-type="float">
            <text:p>-0,0156</text:p>
          </table:table-cell>
          <table:table-cell office:value-type="float" office:value="0.024959" calcext:value-type="float">
            <text:p>0,024959</text:p>
          </table:table-cell>
        </table:table-row>
        <table:table-row table:style-name="ro1">
          <table:table-cell office:value-type="string" calcext:value-type="string">
            <text:p>10 Mar 2017 00:18:00.000</text:p>
          </table:table-cell>
          <table:table-cell office:value-type="float" office:value="-33.962" calcext:value-type="float">
            <text:p>-33,962</text:p>
          </table:table-cell>
          <table:table-cell office:value-type="float" office:value="80.24" calcext:value-type="float">
            <text:p>80,24</text:p>
          </table:table-cell>
          <table:table-cell office:value-type="float" office:value="665.611261" calcext:value-type="float">
            <text:p>665,611261</text:p>
          </table:table-cell>
          <table:table-cell office:value-type="float" office:value="-0.060523" calcext:value-type="float">
            <text:p>-0,060523</text:p>
          </table:table-cell>
          <table:table-cell office:value-type="float" office:value="-0.016539" calcext:value-type="float">
            <text:p>-0,016539</text:p>
          </table:table-cell>
          <table:table-cell office:value-type="float" office:value="0.025715" calcext:value-type="float">
            <text:p>0,025715</text:p>
          </table:table-cell>
        </table:table-row>
        <table:table-row table:style-name="ro1">
          <table:table-cell office:value-type="string" calcext:value-type="string">
            <text:p>10 Mar 2017 00:19:00.000</text:p>
          </table:table-cell>
          <table:table-cell office:value-type="float" office:value="-37.589" calcext:value-type="float">
            <text:p>-37,589</text:p>
          </table:table-cell>
          <table:table-cell office:value-type="float" office:value="79.214" calcext:value-type="float">
            <text:p>79,214</text:p>
          </table:table-cell>
          <table:table-cell office:value-type="float" office:value="667.168894" calcext:value-type="float">
            <text:p>667,168894</text:p>
          </table:table-cell>
          <table:table-cell office:value-type="float" office:value="-0.060386" calcext:value-type="float">
            <text:p>-0,060386</text:p>
          </table:table-cell>
          <table:table-cell office:value-type="float" office:value="-0.01771" calcext:value-type="float">
            <text:p>-0,01771</text:p>
          </table:table-cell>
          <table:table-cell office:value-type="float" office:value="0.026143" calcext:value-type="float">
            <text:p>0,026143</text:p>
          </table:table-cell>
        </table:table-row>
        <table:table-row table:style-name="ro1">
          <table:table-cell office:value-type="string" calcext:value-type="string">
            <text:p>10 Mar 2017 00:20:00.000</text:p>
          </table:table-cell>
          <table:table-cell office:value-type="float" office:value="-41.208" calcext:value-type="float">
            <text:p>-41,208</text:p>
          </table:table-cell>
          <table:table-cell office:value-type="float" office:value="78.109" calcext:value-type="float">
            <text:p>78,109</text:p>
          </table:table-cell>
          <table:table-cell office:value-type="float" office:value="668.74218" calcext:value-type="float">
            <text:p>668,74218</text:p>
          </table:table-cell>
          <table:table-cell office:value-type="float" office:value="-0.060227" calcext:value-type="float">
            <text:p>-0,060227</text:p>
          </table:table-cell>
          <table:table-cell office:value-type="float" office:value="-0.019177" calcext:value-type="float">
            <text:p>-0,019177</text:p>
          </table:table-cell>
          <table:table-cell office:value-type="float" office:value="0.026233" calcext:value-type="float">
            <text:p>0,026233</text:p>
          </table:table-cell>
        </table:table-row>
        <table:table-row table:style-name="ro1">
          <table:table-cell office:value-type="string" calcext:value-type="string">
            <text:p>10 Mar 2017 00:21:00.000</text:p>
          </table:table-cell>
          <table:table-cell office:value-type="float" office:value="-44.816" calcext:value-type="float">
            <text:p>-44,816</text:p>
          </table:table-cell>
          <table:table-cell office:value-type="float" office:value="76.905" calcext:value-type="float">
            <text:p>76,905</text:p>
          </table:table-cell>
          <table:table-cell office:value-type="float" office:value="670.310699" calcext:value-type="float">
            <text:p>670,310699</text:p>
          </table:table-cell>
          <table:table-cell office:value-type="float" office:value="-0.06004" calcext:value-type="float">
            <text:p>-0,06004</text:p>
          </table:table-cell>
          <table:table-cell office:value-type="float" office:value="-0.021035" calcext:value-type="float">
            <text:p>-0,021035</text:p>
          </table:table-cell>
          <table:table-cell office:value-type="float" office:value="0.025982" calcext:value-type="float">
            <text:p>0,025982</text:p>
          </table:table-cell>
        </table:table-row>
        <table:table-row table:style-name="ro1">
          <table:table-cell office:value-type="string" calcext:value-type="string">
            <text:p>10 Mar 2017 00:22:00.000</text:p>
          </table:table-cell>
          <table:table-cell office:value-type="float" office:value="-48.412" calcext:value-type="float">
            <text:p>-48,412</text:p>
          </table:table-cell>
          <table:table-cell office:value-type="float" office:value="75.575" calcext:value-type="float">
            <text:p>75,575</text:p>
          </table:table-cell>
          <table:table-cell office:value-type="float" office:value="671.853894" calcext:value-type="float">
            <text:p>671,853894</text:p>
          </table:table-cell>
          <table:table-cell office:value-type="float" office:value="-0.059816" calcext:value-type="float">
            <text:p>-0,059816</text:p>
          </table:table-cell>
          <table:table-cell office:value-type="float" office:value="-0.023415" calcext:value-type="float">
            <text:p>-0,023415</text:p>
          </table:table-cell>
          <table:table-cell office:value-type="float" office:value="0.025389" calcext:value-type="float">
            <text:p>0,025389</text:p>
          </table:table-cell>
        </table:table-row>
        <table:table-row table:style-name="ro1">
          <table:table-cell office:value-type="string" calcext:value-type="string">
            <text:p>10 Mar 2017 00:23:00.000</text:p>
          </table:table-cell>
          <table:table-cell office:value-type="float" office:value="-51.993" calcext:value-type="float">
            <text:p>-51,993</text:p>
          </table:table-cell>
          <table:table-cell office:value-type="float" office:value="74.081" calcext:value-type="float">
            <text:p>74,081</text:p>
          </table:table-cell>
          <table:table-cell office:value-type="float" office:value="673.351388" calcext:value-type="float">
            <text:p>673,351388</text:p>
          </table:table-cell>
          <table:table-cell office:value-type="float" office:value="-0.059542" calcext:value-type="float">
            <text:p>-0,059542</text:p>
          </table:table-cell>
          <table:table-cell office:value-type="float" office:value="-0.026514" calcext:value-type="float">
            <text:p>-0,026514</text:p>
          </table:table-cell>
          <table:table-cell office:value-type="float" office:value="0.024459" calcext:value-type="float">
            <text:p>0,024459</text:p>
          </table:table-cell>
        </table:table-row>
        <table:table-row table:style-name="ro1">
          <table:table-cell office:value-type="string" calcext:value-type="string">
            <text:p>10 Mar 2017 00:24:00.000</text:p>
          </table:table-cell>
          <table:table-cell office:value-type="float" office:value="-55.555" calcext:value-type="float">
            <text:p>-55,555</text:p>
          </table:table-cell>
          <table:table-cell office:value-type="float" office:value="72.373" calcext:value-type="float">
            <text:p>72,373</text:p>
          </table:table-cell>
          <table:table-cell office:value-type="float" office:value="674.783294" calcext:value-type="float">
            <text:p>674,783294</text:p>
          </table:table-cell>
          <table:table-cell office:value-type="float" office:value="-0.059197" calcext:value-type="float">
            <text:p>-0,059197</text:p>
          </table:table-cell>
          <table:table-cell office:value-type="float" office:value="-0.03063" calcext:value-type="float">
            <text:p>-0,03063</text:p>
          </table:table-cell>
          <table:table-cell office:value-type="float" office:value="0.023204" calcext:value-type="float">
            <text:p>0,023204</text:p>
          </table:table-cell>
        </table:table-row>
        <table:table-row table:style-name="ro1">
          <table:table-cell office:value-type="string" calcext:value-type="string">
            <text:p>10 Mar 2017 00:25:00.000</text:p>
          </table:table-cell>
          <table:table-cell office:value-type="float" office:value="-59.094" calcext:value-type="float">
            <text:p>-59,094</text:p>
          </table:table-cell>
          <table:table-cell office:value-type="float" office:value="70.376" calcext:value-type="float">
            <text:p>70,376</text:p>
          </table:table-cell>
          <table:table-cell office:value-type="float" office:value="676.130519" calcext:value-type="float">
            <text:p>676,130519</text:p>
          </table:table-cell>
          <table:table-cell office:value-type="float" office:value="-0.058746" calcext:value-type="float">
            <text:p>-0,058746</text:p>
          </table:table-cell>
          <table:table-cell office:value-type="float" office:value="-0.036232" calcext:value-type="float">
            <text:p>-0,036232</text:p>
          </table:table-cell>
          <table:table-cell office:value-type="float" office:value="0.021639" calcext:value-type="float">
            <text:p>0,021639</text:p>
          </table:table-cell>
        </table:table-row>
        <table:table-row table:style-name="ro1">
          <table:table-cell office:value-type="string" calcext:value-type="string">
            <text:p>10 Mar 2017 00:26:00.000</text:p>
          </table:table-cell>
          <table:table-cell office:value-type="float" office:value="-62.602" calcext:value-type="float">
            <text:p>-62,602</text:p>
          </table:table-cell>
          <table:table-cell office:value-type="float" office:value="67.98" calcext:value-type="float">
            <text:p>67,98</text:p>
          </table:table-cell>
          <table:table-cell office:value-type="float" office:value="677.375051" calcext:value-type="float">
            <text:p>677,375051</text:p>
          </table:table-cell>
          <table:table-cell office:value-type="float" office:value="-0.058133" calcext:value-type="float">
            <text:p>-0,058133</text:p>
          </table:table-cell>
          <table:table-cell office:value-type="float" office:value="-0.044084" calcext:value-type="float">
            <text:p>-0,044084</text:p>
          </table:table-cell>
          <table:table-cell office:value-type="float" office:value="0.019785" calcext:value-type="float">
            <text:p>0,019785</text:p>
          </table:table-cell>
        </table:table-row>
        <table:table-row table:style-name="ro1">
          <table:table-cell office:value-type="string" calcext:value-type="string">
            <text:p>10 Mar 2017 00:27:00.000</text:p>
          </table:table-cell>
          <table:table-cell office:value-type="float" office:value="-66.065" calcext:value-type="float">
            <text:p>-66,065</text:p>
          </table:table-cell>
          <table:table-cell office:value-type="float" office:value="65.015" calcext:value-type="float">
            <text:p>65,015</text:p>
          </table:table-cell>
          <table:table-cell office:value-type="float" office:value="678.500226" calcext:value-type="float">
            <text:p>678,500226</text:p>
          </table:table-cell>
          <table:table-cell office:value-type="float" office:value="-0.057257" calcext:value-type="float">
            <text:p>-0,057257</text:p>
          </table:table-cell>
          <table:table-cell office:value-type="float" office:value="-0.05549" calcext:value-type="float">
            <text:p>-0,05549</text:p>
          </table:table-cell>
          <table:table-cell office:value-type="float" office:value="0.017666" calcext:value-type="float">
            <text:p>0,017666</text:p>
          </table:table-cell>
        </table:table-row>
        <table:table-row table:style-name="ro1">
          <table:table-cell office:value-type="string" calcext:value-type="string">
            <text:p>10 Mar 2017 00:28:00.000</text:p>
          </table:table-cell>
          <table:table-cell office:value-type="float" office:value="-69.464" calcext:value-type="float">
            <text:p>-69,464</text:p>
          </table:table-cell>
          <table:table-cell office:value-type="float" office:value="61.205" calcext:value-type="float">
            <text:p>61,205</text:p>
          </table:table-cell>
          <table:table-cell office:value-type="float" office:value="679.490975" calcext:value-type="float">
            <text:p>679,490975</text:p>
          </table:table-cell>
          <table:table-cell office:value-type="float" office:value="-0.055932" calcext:value-type="float">
            <text:p>-0,055932</text:p>
          </table:table-cell>
          <table:table-cell office:value-type="float" office:value="-0.072769" calcext:value-type="float">
            <text:p>-0,072769</text:p>
          </table:table-cell>
          <table:table-cell office:value-type="float" office:value="0.01531" calcext:value-type="float">
            <text:p>0,01531</text:p>
          </table:table-cell>
        </table:table-row>
        <table:table-row table:style-name="ro1">
          <table:table-cell office:value-type="string" calcext:value-type="string">
            <text:p>10 Mar 2017 00:29:00.000</text:p>
          </table:table-cell>
          <table:table-cell office:value-type="float" office:value="-72.761" calcext:value-type="float">
            <text:p>-72,761</text:p>
          </table:table-cell>
          <table:table-cell office:value-type="float" office:value="56.082" calcext:value-type="float">
            <text:p>56,082</text:p>
          </table:table-cell>
          <table:table-cell office:value-type="float" office:value="680.33405" calcext:value-type="float">
            <text:p>680,33405</text:p>
          </table:table-cell>
          <table:table-cell office:value-type="float" office:value="-0.053788" calcext:value-type="float">
            <text:p>-0,053788</text:p>
          </table:table-cell>
          <table:table-cell office:value-type="float" office:value="-0.10024" calcext:value-type="float">
            <text:p>-0,10024</text:p>
          </table:table-cell>
          <table:table-cell office:value-type="float" office:value="0.012751" calcext:value-type="float">
            <text:p>0,012751</text:p>
          </table:table-cell>
        </table:table-row>
        <table:table-row table:style-name="ro1">
          <table:table-cell office:value-type="string" calcext:value-type="string">
            <text:p>10 Mar 2017 00:30:00.000</text:p>
          </table:table-cell>
          <table:table-cell office:value-type="float" office:value="-75.887" calcext:value-type="float">
            <text:p>-75,887</text:p>
          </table:table-cell>
          <table:table-cell office:value-type="float" office:value="48.814" calcext:value-type="float">
            <text:p>48,814</text:p>
          </table:table-cell>
          <table:table-cell office:value-type="float" office:value="681.018214" calcext:value-type="float">
            <text:p>681,018214</text:p>
          </table:table-cell>
          <table:table-cell office:value-type="float" office:value="-0.050043" calcext:value-type="float">
            <text:p>-0,050043</text:p>
          </table:table-cell>
          <table:table-cell office:value-type="float" office:value="-0.146029" calcext:value-type="float">
            <text:p>-0,146029</text:p>
          </table:table-cell>
          <table:table-cell office:value-type="float" office:value="0.010021" calcext:value-type="float">
            <text:p>0,010021</text:p>
          </table:table-cell>
        </table:table-row>
        <table:table-row table:style-name="ro1">
          <table:table-cell office:value-type="string" calcext:value-type="string">
            <text:p>10 Mar 2017 00:31:00.000</text:p>
          </table:table-cell>
          <table:table-cell office:value-type="float" office:value="-78.701" calcext:value-type="float">
            <text:p>-78,701</text:p>
          </table:table-cell>
          <table:table-cell office:value-type="float" office:value="37.919" calcext:value-type="float">
            <text:p>37,919</text:p>
          </table:table-cell>
          <table:table-cell office:value-type="float" office:value="681.534405" calcext:value-type="float">
            <text:p>681,534405</text:p>
          </table:table-cell>
          <table:table-cell office:value-type="float" office:value="-0.042971" calcext:value-type="float">
            <text:p>-0,042971</text:p>
          </table:table-cell>
          <table:table-cell office:value-type="float" office:value="-0.223808" calcext:value-type="float">
            <text:p>-0,223808</text:p>
          </table:table-cell>
          <table:table-cell office:value-type="float" office:value="0.00716" calcext:value-type="float">
            <text:p>0,00716</text:p>
          </table:table-cell>
        </table:table-row>
        <table:table-row table:style-name="ro1">
          <table:table-cell office:value-type="string" calcext:value-type="string">
            <text:p>10 Mar 2017 00:32:00.000</text:p>
          </table:table-cell>
          <table:table-cell office:value-type="float" office:value="-80.909" calcext:value-type="float">
            <text:p>-80,909</text:p>
          </table:table-cell>
          <table:table-cell office:value-type="float" office:value="21.11" calcext:value-type="float">
            <text:p>21,11</text:p>
          </table:table-cell>
          <table:table-cell office:value-type="float" office:value="681.875868" calcext:value-type="float">
            <text:p>681,875868</text:p>
          </table:table-cell>
          <table:table-cell office:value-type="float" office:value="-0.029156" calcext:value-type="float">
            <text:p>-0,029156</text:p>
          </table:table-cell>
          <table:table-cell office:value-type="float" office:value="-0.341881" calcext:value-type="float">
            <text:p>-0,341881</text:p>
          </table:table-cell>
          <table:table-cell office:value-type="float" office:value="0.004206" calcext:value-type="float">
            <text:p>0,004206</text:p>
          </table:table-cell>
        </table:table-row>
        <table:table-row table:style-name="ro1">
          <table:table-cell office:value-type="string" calcext:value-type="string">
            <text:p>10 Mar 2017 00:33:00.000</text:p>
          </table:table-cell>
          <table:table-cell office:value-type="float" office:value="-81.996" calcext:value-type="float">
            <text:p>-81,996</text:p>
          </table:table-cell>
          <table:table-cell office:value-type="float" office:value="-2.782" calcext:value-type="float">
            <text:p>-2,782</text:p>
          </table:table-cell>
          <table:table-cell office:value-type="float" office:value="682.038248" calcext:value-type="float">
            <text:p>682,038248</text:p>
          </table:table-cell>
          <table:table-cell office:value-type="float" office:value="-0.00558" calcext:value-type="float">
            <text:p>-0,00558</text:p>
          </table:table-cell>
          <table:table-cell office:value-type="float" office:value="-0.438981" calcext:value-type="float">
            <text:p>-0,438981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1">
          <table:table-cell office:value-type="string" calcext:value-type="string">
            <text:p>10 Mar 2017 00:34:00.000</text:p>
          </table:table-cell>
          <table:table-cell office:value-type="float" office:value="-81.519" calcext:value-type="float">
            <text:p>-81,519</text:p>
          </table:table-cell>
          <table:table-cell office:value-type="float" office:value="-28.475" calcext:value-type="float">
            <text:p>-28,475</text:p>
          </table:table-cell>
          <table:table-cell office:value-type="float" office:value="682.019656" calcext:value-type="float">
            <text:p>682,019656</text:p>
          </table:table-cell>
          <table:table-cell office:value-type="float" office:value="0.020718" calcext:value-type="float">
            <text:p>0,020718</text:p>
          </table:table-cell>
          <table:table-cell office:value-type="float" office:value="-0.391764" calcext:value-type="float">
            <text:p>-0,391764</text:p>
          </table:table-cell>
          <table:table-cell office:value-type="float" office:value="-0.001817" calcext:value-type="float">
            <text:p>-0,001817</text:p>
          </table:table-cell>
        </table:table-row>
        <table:table-row table:style-name="ro1">
          <table:table-cell office:value-type="string" calcext:value-type="string">
            <text:p>10 Mar 2017 00:35:00.000</text:p>
          </table:table-cell>
          <table:table-cell office:value-type="float" office:value="-79.693" calcext:value-type="float">
            <text:p>-79,693</text:p>
          </table:table-cell>
          <table:table-cell office:value-type="float" office:value="-48.258" calcext:value-type="float">
            <text:p>-48,258</text:p>
          </table:table-cell>
          <table:table-cell office:value-type="float" office:value="681.820695" calcext:value-type="float">
            <text:p>681,820695</text:p>
          </table:table-cell>
          <table:table-cell office:value-type="float" office:value="0.038434" calcext:value-type="float">
            <text:p>0,038434</text:p>
          </table:table-cell>
          <table:table-cell office:value-type="float" office:value="-0.267535" calcext:value-type="float">
            <text:p>-0,267535</text:p>
          </table:table-cell>
          <table:table-cell office:value-type="float" office:value="-0.004803" calcext:value-type="float">
            <text:p>-0,004803</text:p>
          </table:table-cell>
        </table:table-row>
        <table:table-row table:style-name="ro1">
          <table:table-cell office:value-type="string" calcext:value-type="string">
            <text:p>10 Mar 2017 00:36:00.000</text:p>
          </table:table-cell>
          <table:table-cell office:value-type="float" office:value="-77.077" calcext:value-type="float">
            <text:p>-77,077</text:p>
          </table:table-cell>
          <table:table-cell office:value-type="float" office:value="-61.248" calcext:value-type="float">
            <text:p>-61,248</text:p>
          </table:table-cell>
          <table:table-cell office:value-type="float" office:value="681.444442" calcext:value-type="float">
            <text:p>681,444442</text:p>
          </table:table-cell>
          <table:table-cell office:value-type="float" office:value="0.047723" calcext:value-type="float">
            <text:p>0,047723</text:p>
          </table:table-cell>
          <table:table-cell office:value-type="float" office:value="-0.172779" calcext:value-type="float">
            <text:p>-0,172779</text:p>
          </table:table-cell>
          <table:table-cell office:value-type="float" office:value="-0.007718" calcext:value-type="float">
            <text:p>-0,007718</text:p>
          </table:table-cell>
        </table:table-row>
        <table:table-row table:style-name="ro1">
          <table:table-cell office:value-type="string" calcext:value-type="string">
            <text:p>10 Mar 2017 00:37:00.000</text:p>
          </table:table-cell>
          <table:table-cell office:value-type="float" office:value="-74.055" calcext:value-type="float">
            <text:p>-74,055</text:p>
          </table:table-cell>
          <table:table-cell office:value-type="float" office:value="-69.758" calcext:value-type="float">
            <text:p>-69,758</text:p>
          </table:table-cell>
          <table:table-cell office:value-type="float" office:value="680.896413" calcext:value-type="float">
            <text:p>680,896413</text:p>
          </table:table-cell>
          <table:table-cell office:value-type="float" office:value="0.052526" calcext:value-type="float">
            <text:p>0,052526</text:p>
          </table:table-cell>
          <table:table-cell office:value-type="float" office:value="-0.115944" calcext:value-type="float">
            <text:p>-0,115944</text:p>
          </table:table-cell>
          <table:table-cell office:value-type="float" office:value="-0.01052" calcext:value-type="float">
            <text:p>-0,01052</text:p>
          </table:table-cell>
        </table:table-row>
        <table:table-row table:style-name="ro1">
          <table:table-cell office:value-type="string" calcext:value-type="string">
            <text:p>10 Mar 2017 00:38:00.000</text:p>
          </table:table-cell>
          <table:table-cell office:value-type="float" office:value="-70.816" calcext:value-type="float">
            <text:p>-70,816</text:p>
          </table:table-cell>
          <table:table-cell office:value-type="float" office:value="-75.621" calcext:value-type="float">
            <text:p>-75,621</text:p>
          </table:table-cell>
          <table:table-cell office:value-type="float" office:value="680.18447" calcext:value-type="float">
            <text:p>680,18447</text:p>
          </table:table-cell>
          <table:table-cell office:value-type="float" office:value="0.055187" calcext:value-type="float">
            <text:p>0,055187</text:p>
          </table:table-cell>
          <table:table-cell office:value-type="float" office:value="-0.082327" calcext:value-type="float">
            <text:p>-0,082327</text:p>
          </table:table-cell>
          <table:table-cell office:value-type="float" office:value="-0.013173" calcext:value-type="float">
            <text:p>-0,013173</text:p>
          </table:table-cell>
        </table:table-row>
        <table:table-row table:style-name="ro1">
          <table:table-cell office:value-type="string" calcext:value-type="string">
            <text:p>10 Mar 2017 00:39:00.000</text:p>
          </table:table-cell>
          <table:table-cell office:value-type="float" office:value="-67.453" calcext:value-type="float">
            <text:p>-67,453</text:p>
          </table:table-cell>
          <table:table-cell office:value-type="float" office:value="-79.892" calcext:value-type="float">
            <text:p>-79,892</text:p>
          </table:table-cell>
          <table:table-cell office:value-type="float" office:value="679.318713" calcext:value-type="float">
            <text:p>679,318713</text:p>
          </table:table-cell>
          <table:table-cell office:value-type="float" office:value="0.056782" calcext:value-type="float">
            <text:p>0,056782</text:p>
          </table:table-cell>
          <table:table-cell office:value-type="float" office:value="-0.0616" calcext:value-type="float">
            <text:p>-0,0616</text:p>
          </table:table-cell>
          <table:table-cell office:value-type="float" office:value="-0.01564" calcext:value-type="float">
            <text:p>-0,01564</text:p>
          </table:table-cell>
        </table:table-row>
        <table:table-row table:style-name="ro1">
          <table:table-cell office:value-type="string" calcext:value-type="string">
            <text:p>10 Mar 2017 00:40:00.000</text:p>
          </table:table-cell>
          <table:table-cell office:value-type="float" office:value="-64.013" calcext:value-type="float">
            <text:p>-64,013</text:p>
          </table:table-cell>
          <table:table-cell office:value-type="float" office:value="-83.158" calcext:value-type="float">
            <text:p>-83,158</text:p>
          </table:table-cell>
          <table:table-cell office:value-type="float" office:value="678.311326" calcext:value-type="float">
            <text:p>678,311326</text:p>
          </table:table-cell>
          <table:table-cell office:value-type="float" office:value="0.057809" calcext:value-type="float">
            <text:p>0,057809</text:p>
          </table:table-cell>
          <table:table-cell office:value-type="float" office:value="-0.048177" calcext:value-type="float">
            <text:p>-0,048177</text:p>
          </table:table-cell>
          <table:table-cell office:value-type="float" office:value="-0.017887" calcext:value-type="float">
            <text:p>-0,017887</text:p>
          </table:table-cell>
        </table:table-row>
        <table:table-row table:style-name="ro1">
          <table:table-cell office:value-type="string" calcext:value-type="string">
            <text:p>10 Mar 2017 00:41:00.000</text:p>
          </table:table-cell>
          <table:table-cell office:value-type="float" office:value="-60.522" calcext:value-type="float">
            <text:p>-60,522</text:p>
          </table:table-cell>
          <table:table-cell office:value-type="float" office:value="-85.759" calcext:value-type="float">
            <text:p>-85,759</text:p>
          </table:table-cell>
          <table:table-cell office:value-type="float" office:value="677.176398" calcext:value-type="float">
            <text:p>677,176398</text:p>
          </table:table-cell>
          <table:table-cell office:value-type="float" office:value="0.058512" calcext:value-type="float">
            <text:p>0,058512</text:p>
          </table:table-cell>
          <table:table-cell office:value-type="float" office:value="-0.039085" calcext:value-type="float">
            <text:p>-0,039085</text:p>
          </table:table-cell>
          <table:table-cell office:value-type="float" office:value="-0.019886" calcext:value-type="float">
            <text:p>-0,019886</text:p>
          </table:table-cell>
        </table:table-row>
        <table:table-row table:style-name="ro1">
          <table:table-cell office:value-type="string" calcext:value-type="string">
            <text:p>10 Mar 2017 00:42:00.000</text:p>
          </table:table-cell>
          <table:table-cell office:value-type="float" office:value="-56.996" calcext:value-type="float">
            <text:p>-56,996</text:p>
          </table:table-cell>
          <table:table-cell office:value-type="float" office:value="-87.901" calcext:value-type="float">
            <text:p>-87,901</text:p>
          </table:table-cell>
          <table:table-cell office:value-type="float" office:value="675.929713" calcext:value-type="float">
            <text:p>675,929713</text:p>
          </table:table-cell>
          <table:table-cell office:value-type="float" office:value="0.059019" calcext:value-type="float">
            <text:p>0,059019</text:p>
          </table:table-cell>
          <table:table-cell office:value-type="float" office:value="-0.032686" calcext:value-type="float">
            <text:p>-0,032686</text:p>
          </table:table-cell>
          <table:table-cell office:value-type="float" office:value="-0.021608" calcext:value-type="float">
            <text:p>-0,021608</text:p>
          </table:table-cell>
        </table:table-row>
        <table:table-row table:style-name="ro1">
          <table:table-cell office:value-type="string" calcext:value-type="string">
            <text:p>10 Mar 2017 00:43:00.000</text:p>
          </table:table-cell>
          <table:table-cell office:value-type="float" office:value="-53.443" calcext:value-type="float">
            <text:p>-53,443</text:p>
          </table:table-cell>
          <table:table-cell office:value-type="float" office:value="-89.716" calcext:value-type="float">
            <text:p>-89,716</text:p>
          </table:table-cell>
          <table:table-cell office:value-type="float" office:value="674.588514" calcext:value-type="float">
            <text:p>674,588514</text:p>
          </table:table-cell>
          <table:table-cell office:value-type="float" office:value="0.059401" calcext:value-type="float">
            <text:p>0,059401</text:p>
          </table:table-cell>
          <table:table-cell office:value-type="float" office:value="-0.028037" calcext:value-type="float">
            <text:p>-0,028037</text:p>
          </table:table-cell>
          <table:table-cell office:value-type="float" office:value="-0.023032" calcext:value-type="float">
            <text:p>-0,023032</text:p>
          </table:table-cell>
        </table:table-row>
        <table:table-row table:style-name="ro1">
          <table:table-cell office:value-type="string" calcext:value-type="string">
            <text:p>10 Mar 2017 00:44:00.000</text:p>
          </table:table-cell>
          <table:table-cell office:value-type="float" office:value="-49.869" calcext:value-type="float">
            <text:p>-49,869</text:p>
          </table:table-cell>
          <table:table-cell office:value-type="float" office:value="-91.289" calcext:value-type="float">
            <text:p>-91,289</text:p>
          </table:table-cell>
          <table:table-cell office:value-type="float" office:value="673.17124" calcext:value-type="float">
            <text:p>673,17124</text:p>
          </table:table-cell>
          <table:table-cell office:value-type="float" office:value="0.0597" calcext:value-type="float">
            <text:p>0,0597</text:p>
          </table:table-cell>
          <table:table-cell office:value-type="float" office:value="-0.024569" calcext:value-type="float">
            <text:p>-0,024569</text:p>
          </table:table-cell>
          <table:table-cell office:value-type="float" office:value="-0.024141" calcext:value-type="float">
            <text:p>-0,024141</text:p>
          </table:table-cell>
        </table:table-row>
        <table:table-row table:style-name="ro1">
          <table:table-cell office:value-type="string" calcext:value-type="string">
            <text:p>10 Mar 2017 00:45:00.000</text:p>
          </table:table-cell>
          <table:table-cell office:value-type="float" office:value="-46.28" calcext:value-type="float">
            <text:p>-46,28</text:p>
          </table:table-cell>
          <table:table-cell office:value-type="float" office:value="-92.681" calcext:value-type="float">
            <text:p>-92,681</text:p>
          </table:table-cell>
          <table:table-cell office:value-type="float" office:value="671.697252" calcext:value-type="float">
            <text:p>671,697252</text:p>
          </table:table-cell>
          <table:table-cell office:value-type="float" office:value="0.059941" calcext:value-type="float">
            <text:p>0,059941</text:p>
          </table:table-cell>
          <table:table-cell office:value-type="float" office:value="-0.021926" calcext:value-type="float">
            <text:p>-0,021926</text:p>
          </table:table-cell>
          <table:table-cell office:value-type="float" office:value="-0.024922" calcext:value-type="float">
            <text:p>-0,024922</text:p>
          </table:table-cell>
        </table:table-row>
        <table:table-row table:style-name="ro1">
          <table:table-cell office:value-type="string" calcext:value-type="string">
            <text:p>10 Mar 2017 00:46:00.000</text:p>
          </table:table-cell>
          <table:table-cell office:value-type="float" office:value="-42.677" calcext:value-type="float">
            <text:p>-42,677</text:p>
          </table:table-cell>
          <table:table-cell office:value-type="float" office:value="-93.932" calcext:value-type="float">
            <text:p>-93,932</text:p>
          </table:table-cell>
          <table:table-cell office:value-type="float" office:value="670.186537" calcext:value-type="float">
            <text:p>670,186537</text:p>
          </table:table-cell>
          <table:table-cell office:value-type="float" office:value="0.060141" calcext:value-type="float">
            <text:p>0,060141</text:p>
          </table:table-cell>
          <table:table-cell office:value-type="float" office:value="-0.019876" calcext:value-type="float">
            <text:p>-0,019876</text:p>
          </table:table-cell>
          <table:table-cell office:value-type="float" office:value="-0.025366" calcext:value-type="float">
            <text:p>-0,025366</text:p>
          </table:table-cell>
        </table:table-row>
        <table:table-row table:style-name="ro1">
          <table:table-cell office:value-type="string" calcext:value-type="string">
            <text:p>10 Mar 2017 00:47:00.000</text:p>
          </table:table-cell>
          <table:table-cell office:value-type="float" office:value="-39.063" calcext:value-type="float">
            <text:p>-39,063</text:p>
          </table:table-cell>
          <table:table-cell office:value-type="float" office:value="-95.075" calcext:value-type="float">
            <text:p>-95,075</text:p>
          </table:table-cell>
          <table:table-cell office:value-type="float" office:value="668.659396" calcext:value-type="float">
            <text:p>668,659396</text:p>
          </table:table-cell>
          <table:table-cell office:value-type="float" office:value="0.060309" calcext:value-type="float">
            <text:p>0,060309</text:p>
          </table:table-cell>
          <table:table-cell office:value-type="float" office:value="-0.018263" calcext:value-type="float">
            <text:p>-0,018263</text:p>
          </table:table-cell>
          <table:table-cell office:value-type="float" office:value="-0.02547" calcext:value-type="float">
            <text:p>-0,02547</text:p>
          </table:table-cell>
        </table:table-row>
        <table:table-row table:style-name="ro1">
          <table:table-cell office:value-type="string" calcext:value-type="string">
            <text:p>10 Mar 2017 00:48:00.000</text:p>
          </table:table-cell>
          <table:table-cell office:value-type="float" office:value="-35.44" calcext:value-type="float">
            <text:p>-35,44</text:p>
          </table:table-cell>
          <table:table-cell office:value-type="float" office:value="-96.13" calcext:value-type="float">
            <text:p>-96,13</text:p>
          </table:table-cell>
          <table:table-cell office:value-type="float" office:value="667.136137" calcext:value-type="float">
            <text:p>667,136137</text:p>
          </table:table-cell>
          <table:table-cell office:value-type="float" office:value="0.060454" calcext:value-type="float">
            <text:p>0,060454</text:p>
          </table:table-cell>
          <table:table-cell office:value-type="float" office:value="-0.016981" calcext:value-type="float">
            <text:p>-0,016981</text:p>
          </table:table-cell>
          <table:table-cell office:value-type="float" office:value="-0.025239" calcext:value-type="float">
            <text:p>-0,025239</text:p>
          </table:table-cell>
        </table:table-row>
        <table:table-row table:style-name="ro1">
          <table:table-cell office:value-type="string" calcext:value-type="string">
            <text:p>10 Mar 2017 00:49:00.000</text:p>
          </table:table-cell>
          <table:table-cell office:value-type="float" office:value="-31.809" calcext:value-type="float">
            <text:p>-31,809</text:p>
          </table:table-cell>
          <table:table-cell office:value-type="float" office:value="-97.117" calcext:value-type="float">
            <text:p>-97,117</text:p>
          </table:table-cell>
          <table:table-cell office:value-type="float" office:value="665.636758" calcext:value-type="float">
            <text:p>665,636758</text:p>
          </table:table-cell>
          <table:table-cell office:value-type="float" office:value="0.060579" calcext:value-type="float">
            <text:p>0,060579</text:p>
          </table:table-cell>
          <table:table-cell office:value-type="float" office:value="-0.015955" calcext:value-type="float">
            <text:p>-0,015955</text:p>
          </table:table-cell>
          <table:table-cell office:value-type="float" office:value="-0.024678" calcext:value-type="float">
            <text:p>-0,024678</text:p>
          </table:table-cell>
        </table:table-row>
        <table:table-row table:style-name="ro1">
          <table:table-cell office:value-type="string" calcext:value-type="string">
            <text:p>10 Mar 2017 00:50:00.000</text:p>
          </table:table-cell>
          <table:table-cell office:value-type="float" office:value="-28.171" calcext:value-type="float">
            <text:p>-28,171</text:p>
          </table:table-cell>
          <table:table-cell office:value-type="float" office:value="-98.049" calcext:value-type="float">
            <text:p>-98,049</text:p>
          </table:table-cell>
          <table:table-cell office:value-type="float" office:value="664.180633" calcext:value-type="float">
            <text:p>664,180633</text:p>
          </table:table-cell>
          <table:table-cell office:value-type="float" office:value="0.060687" calcext:value-type="float">
            <text:p>0,060687</text:p>
          </table:table-cell>
          <table:table-cell office:value-type="float" office:value="-0.015131" calcext:value-type="float">
            <text:p>-0,015131</text:p>
          </table:table-cell>
          <table:table-cell office:value-type="float" office:value="-0.023802" calcext:value-type="float">
            <text:p>-0,023802</text:p>
          </table:table-cell>
        </table:table-row>
        <table:table-row table:style-name="ro1">
          <table:table-cell office:value-type="string" calcext:value-type="string">
            <text:p>10 Mar 2017 00:51:00.000</text:p>
          </table:table-cell>
          <table:table-cell office:value-type="float" office:value="-24.527" calcext:value-type="float">
            <text:p>-24,527</text:p>
          </table:table-cell>
          <table:table-cell office:value-type="float" office:value="-98.936" calcext:value-type="float">
            <text:p>-98,936</text:p>
          </table:table-cell>
          <table:table-cell office:value-type="float" office:value="662.786212" calcext:value-type="float">
            <text:p>662,786212</text:p>
          </table:table-cell>
          <table:table-cell office:value-type="float" office:value="0.060781" calcext:value-type="float">
            <text:p>0,060781</text:p>
          </table:table-cell>
          <table:table-cell office:value-type="float" office:value="-0.014469" calcext:value-type="float">
            <text:p>-0,014469</text:p>
          </table:table-cell>
          <table:table-cell office:value-type="float" office:value="-0.022627" calcext:value-type="float">
            <text:p>-0,022627</text:p>
          </table:table-cell>
        </table:table-row>
        <table:table-row table:style-name="ro1">
          <table:table-cell office:value-type="string" calcext:value-type="string">
            <text:p>10 Mar 2017 00:52:00.000</text:p>
          </table:table-cell>
          <table:table-cell office:value-type="float" office:value="-20.878" calcext:value-type="float">
            <text:p>-20,878</text:p>
          </table:table-cell>
          <table:table-cell office:value-type="float" office:value="-99.788" calcext:value-type="float">
            <text:p>-99,788</text:p>
          </table:table-cell>
          <table:table-cell office:value-type="float" office:value="661.470731" calcext:value-type="float">
            <text:p>661,470731</text:p>
          </table:table-cell>
          <table:table-cell office:value-type="float" office:value="0.060862" calcext:value-type="float">
            <text:p>0,060862</text:p>
          </table:table-cell>
          <table:table-cell office:value-type="float" office:value="-0.013941" calcext:value-type="float">
            <text:p>-0,013941</text:p>
          </table:table-cell>
          <table:table-cell office:value-type="float" office:value="-0.021177" calcext:value-type="float">
            <text:p>-0,021177</text:p>
          </table:table-cell>
        </table:table-row>
        <table:table-row table:style-name="ro1">
          <table:table-cell office:value-type="string" calcext:value-type="string">
            <text:p>10 Mar 2017 00:53:00.000</text:p>
          </table:table-cell>
          <table:table-cell office:value-type="float" office:value="-17.224" calcext:value-type="float">
            <text:p>-17,224</text:p>
          </table:table-cell>
          <table:table-cell office:value-type="float" office:value="-100.612" calcext:value-type="float">
            <text:p>-100,612</text:p>
          </table:table-cell>
          <table:table-cell office:value-type="float" office:value="660.249939" calcext:value-type="float">
            <text:p>660,249939</text:p>
          </table:table-cell>
          <table:table-cell office:value-type="float" office:value="0.06093" calcext:value-type="float">
            <text:p>0,06093</text:p>
          </table:table-cell>
          <table:table-cell office:value-type="float" office:value="-0.013526" calcext:value-type="float">
            <text:p>-0,013526</text:p>
          </table:table-cell>
          <table:table-cell office:value-type="float" office:value="-0.019478" calcext:value-type="float">
            <text:p>-0,019478</text:p>
          </table:table-cell>
        </table:table-row>
        <table:table-row table:style-name="ro1">
          <table:table-cell office:value-type="string" calcext:value-type="string">
            <text:p>10 Mar 2017 00:54:00.000</text:p>
          </table:table-cell>
          <table:table-cell office:value-type="float" office:value="-13.566" calcext:value-type="float">
            <text:p>-13,566</text:p>
          </table:table-cell>
          <table:table-cell office:value-type="float" office:value="-101.413" calcext:value-type="float">
            <text:p>-101,413</text:p>
          </table:table-cell>
          <table:table-cell office:value-type="float" office:value="659.13786" calcext:value-type="float">
            <text:p>659,13786</text:p>
          </table:table-cell>
          <table:table-cell office:value-type="float" office:value="0.060987" calcext:value-type="float">
            <text:p>0,060987</text:p>
          </table:table-cell>
          <table:table-cell office:value-type="float" office:value="-0.013207" calcext:value-type="float">
            <text:p>-0,013207</text:p>
          </table:table-cell>
          <table:table-cell office:value-type="float" office:value="-0.01756" calcext:value-type="float">
            <text:p>-0,01756</text:p>
          </table:table-cell>
        </table:table-row>
        <table:table-row table:style-name="ro1">
          <table:table-cell office:value-type="string" calcext:value-type="string">
            <text:p>10 Mar 2017 00:55:00.000</text:p>
          </table:table-cell>
          <table:table-cell office:value-type="float" office:value="-9.906" calcext:value-type="float">
            <text:p>-9,906</text:p>
          </table:table-cell>
          <table:table-cell office:value-type="float" office:value="-102.198" calcext:value-type="float">
            <text:p>-102,198</text:p>
          </table:table-cell>
          <table:table-cell office:value-type="float" office:value="658.146568" calcext:value-type="float">
            <text:p>658,146568</text:p>
          </table:table-cell>
          <table:table-cell office:value-type="float" office:value="0.061033" calcext:value-type="float">
            <text:p>0,061033</text:p>
          </table:table-cell>
          <table:table-cell office:value-type="float" office:value="-0.012974" calcext:value-type="float">
            <text:p>-0,012974</text:p>
          </table:table-cell>
          <table:table-cell office:value-type="float" office:value="-0.015459" calcext:value-type="float">
            <text:p>-0,015459</text:p>
          </table:table-cell>
        </table:table-row>
        <table:table-row table:style-name="ro1">
          <table:table-cell office:value-type="string" calcext:value-type="string">
            <text:p>10 Mar 2017 00:56:00.000</text:p>
          </table:table-cell>
          <table:table-cell office:value-type="float" office:value="-6.243" calcext:value-type="float">
            <text:p>-6,243</text:p>
          </table:table-cell>
          <table:table-cell office:value-type="float" office:value="-102.972" calcext:value-type="float">
            <text:p>-102,972</text:p>
          </table:table-cell>
          <table:table-cell office:value-type="float" office:value="657.286007" calcext:value-type="float">
            <text:p>657,286007</text:p>
          </table:table-cell>
          <table:table-cell office:value-type="float" office:value="0.061067" calcext:value-type="float">
            <text:p>0,061067</text:p>
          </table:table-cell>
          <table:table-cell office:value-type="float" office:value="-0.012819" calcext:value-type="float">
            <text:p>-0,012819</text:p>
          </table:table-cell>
          <table:table-cell office:value-type="float" office:value="-0.013211" calcext:value-type="float">
            <text:p>-0,013211</text:p>
          </table:table-cell>
        </table:table-row>
        <table:table-row table:style-name="ro1">
          <table:table-cell office:value-type="string" calcext:value-type="string">
            <text:p>10 Mar 2017 00:57:00.000</text:p>
          </table:table-cell>
          <table:table-cell office:value-type="float" office:value="-2.578" calcext:value-type="float">
            <text:p>-2,578</text:p>
          </table:table-cell>
          <table:table-cell office:value-type="float" office:value="-103.738" calcext:value-type="float">
            <text:p>-103,738</text:p>
          </table:table-cell>
          <table:table-cell office:value-type="float" office:value="656.563846" calcext:value-type="float">
            <text:p>656,563846</text:p>
          </table:table-cell>
          <table:table-cell office:value-type="float" office:value="0.06109" calcext:value-type="float">
            <text:p>0,06109</text:p>
          </table:table-cell>
          <table:table-cell office:value-type="float" office:value="-0.012737" calcext:value-type="float">
            <text:p>-0,012737</text:p>
          </table:table-cell>
          <table:table-cell office:value-type="float" office:value="-0.010854" calcext:value-type="float">
            <text:p>-0,010854</text:p>
          </table:table-cell>
        </table:table-row>
        <table:table-row table:style-name="ro1">
          <table:table-cell office:value-type="string" calcext:value-type="string">
            <text:p>10 Mar 2017 00:58:00.000</text:p>
          </table:table-cell>
          <table:table-cell office:value-type="float" office:value="1.088" calcext:value-type="float">
            <text:p>1,088</text:p>
          </table:table-cell>
          <table:table-cell office:value-type="float" office:value="-104.501" calcext:value-type="float">
            <text:p>-104,501</text:p>
          </table:table-cell>
          <table:table-cell office:value-type="float" office:value="655.985367" calcext:value-type="float">
            <text:p>655,985367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24" calcext:value-type="float">
            <text:p>-0,012724</text:p>
          </table:table-cell>
          <table:table-cell office:value-type="float" office:value="-0.00843" calcext:value-type="float">
            <text:p>-0,00843</text:p>
          </table:table-cell>
        </table:table-row>
        <table:table-row table:style-name="ro1">
          <table:table-cell office:value-type="string" calcext:value-type="string">
            <text:p>10 Mar 2017 00:59:00.000</text:p>
          </table:table-cell>
          <table:table-cell office:value-type="float" office:value="4.754" calcext:value-type="float">
            <text:p>4,754</text:p>
          </table:table-cell>
          <table:table-cell office:value-type="float" office:value="-105.266" calcext:value-type="float">
            <text:p>-105,266</text:p>
          </table:table-cell>
          <table:table-cell office:value-type="float" office:value="655.553405" calcext:value-type="float">
            <text:p>655,553405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81" calcext:value-type="float">
            <text:p>-0,012781</text:p>
          </table:table-cell>
          <table:table-cell office:value-type="float" office:value="-0.005978" calcext:value-type="float">
            <text:p>-0,005978</text:p>
          </table:table-cell>
        </table:table-row>
        <table:table-row table:style-name="ro1">
          <table:table-cell office:value-type="string" calcext:value-type="string">
            <text:p>10 Mar 2017 01:00:00.000</text:p>
          </table:table-cell>
          <table:table-cell office:value-type="float" office:value="8.42" calcext:value-type="float">
            <text:p>8,42</text:p>
          </table:table-cell>
          <table:table-cell office:value-type="float" office:value="-106.036" calcext:value-type="float">
            <text:p>-106,036</text:p>
          </table:table-cell>
          <table:table-cell office:value-type="float" office:value="655.268319" calcext:value-type="float">
            <text:p>655,268319</text:p>
          </table:table-cell>
          <table:table-cell office:value-type="float" office:value="0.061092" calcext:value-type="float">
            <text:p>0,061092</text:p>
          </table:table-cell>
          <table:table-cell office:value-type="float" office:value="-0.012909" calcext:value-type="float">
            <text:p>-0,012909</text:p>
          </table:table-cell>
          <table:table-cell office:value-type="float" office:value="-0.003541" calcext:value-type="float">
            <text:p>-0,003541</text:p>
          </table:table-cell>
        </table:table-row>
        <table:table-row table:style-name="ro1">
          <table:table-cell office:value-type="string" calcext:value-type="string">
            <text:p>10 Mar 2017 01:01:00.000</text:p>
          </table:table-cell>
          <table:table-cell office:value-type="float" office:value="12.085" calcext:value-type="float">
            <text:p>12,085</text:p>
          </table:table-cell>
          <table:table-cell office:value-type="float" office:value="-106.817" calcext:value-type="float">
            <text:p>-106,817</text:p>
          </table:table-cell>
          <table:table-cell office:value-type="float" office:value="655.12802" calcext:value-type="float">
            <text:p>655,12802</text:p>
          </table:table-cell>
          <table:table-cell office:value-type="float" office:value="0.06107" calcext:value-type="float">
            <text:p>0,06107</text:p>
          </table:table-cell>
          <table:table-cell office:value-type="float" office:value="-0.013112" calcext:value-type="float">
            <text:p>-0,013112</text:p>
          </table:table-cell>
          <table:table-cell office:value-type="float" office:value="-0.001159" calcext:value-type="float">
            <text:p>-0,001159</text:p>
          </table:table-cell>
        </table:table-row>
        <table:table-row table:style-name="ro1">
          <table:table-cell office:value-type="string" calcext:value-type="string">
            <text:p>10 Mar 2017 01:02:00.000</text:p>
          </table:table-cell>
          <table:table-cell office:value-type="float" office:value="15.748" calcext:value-type="float">
            <text:p>15,748</text:p>
          </table:table-cell>
          <table:table-cell office:value-type="float" office:value="-107.612" calcext:value-type="float">
            <text:p>-107,612</text:p>
          </table:table-cell>
          <table:table-cell office:value-type="float" office:value="655.128029" calcext:value-type="float">
            <text:p>655,128029</text:p>
          </table:table-cell>
          <table:table-cell office:value-type="float" office:value="0.061036" calcext:value-type="float">
            <text:p>0,061036</text:p>
          </table:table-cell>
          <table:table-cell office:value-type="float" office:value="-0.013398" calcext:value-type="float">
            <text:p>-0,013398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 office:value-type="string" calcext:value-type="string">
            <text:p>10 Mar 2017 01:03:00.000</text:p>
          </table:table-cell>
          <table:table-cell office:value-type="float" office:value="19.409" calcext:value-type="float">
            <text:p>19,409</text:p>
          </table:table-cell>
          <table:table-cell office:value-type="float" office:value="-108.426" calcext:value-type="float">
            <text:p>-108,426</text:p>
          </table:table-cell>
          <table:table-cell office:value-type="float" office:value="655.261586" calcext:value-type="float">
            <text:p>655,261586</text:p>
          </table:table-cell>
          <table:table-cell office:value-type="float" office:value="0.06099" calcext:value-type="float">
            <text:p>0,06099</text:p>
          </table:table-cell>
          <table:table-cell office:value-type="float" office:value="-0.013777" calcext:value-type="float">
            <text:p>-0,013777</text:p>
          </table:table-cell>
          <table:table-cell office:value-type="float" office:value="0.003287" calcext:value-type="float">
            <text:p>0,003287</text:p>
          </table:table-cell>
        </table:table-row>
        <table:table-row table:style-name="ro1">
          <table:table-cell office:value-type="string" calcext:value-type="string">
            <text:p>10 Mar 2017 01:04:00.000</text:p>
          </table:table-cell>
          <table:table-cell office:value-type="float" office:value="23.067" calcext:value-type="float">
            <text:p>23,067</text:p>
          </table:table-cell>
          <table:table-cell office:value-type="float" office:value="-109.267" calcext:value-type="float">
            <text:p>-109,267</text:p>
          </table:table-cell>
          <table:table-cell office:value-type="float" office:value="655.519795" calcext:value-type="float">
            <text:p>655,519795</text:p>
          </table:table-cell>
          <table:table-cell office:value-type="float" office:value="0.060932" calcext:value-type="float">
            <text:p>0,060932</text:p>
          </table:table-cell>
          <table:table-cell office:value-type="float" office:value="-0.014262" calcext:value-type="float">
            <text:p>-0,014262</text:p>
          </table:table-cell>
          <table:table-cell office:value-type="float" office:value="0.005279" calcext:value-type="float">
            <text:p>0,005279</text:p>
          </table:table-cell>
        </table:table-row>
        <table:table-row table:style-name="ro1">
          <table:table-cell office:value-type="string" calcext:value-type="string">
            <text:p>10 Mar 2017 01:05:00.000</text:p>
          </table:table-cell>
          <table:table-cell office:value-type="float" office:value="26.72" calcext:value-type="float">
            <text:p>26,72</text:p>
          </table:table-cell>
          <table:table-cell office:value-type="float" office:value="-110.14" calcext:value-type="float">
            <text:p>-110,14</text:p>
          </table:table-cell>
          <table:table-cell office:value-type="float" office:value="655.891805" calcext:value-type="float">
            <text:p>655,891805</text:p>
          </table:table-cell>
          <table:table-cell office:value-type="float" office:value="0.06086" calcext:value-type="float">
            <text:p>0,06086</text:p>
          </table:table-cell>
          <table:table-cell office:value-type="float" office:value="-0.014873" calcext:value-type="float">
            <text:p>-0,014873</text:p>
          </table:table-cell>
          <table:table-cell office:value-type="float" office:value="0.007076" calcext:value-type="float">
            <text:p>0,007076</text:p>
          </table:table-cell>
        </table:table-row>
        <table:table-row table:style-name="ro1">
          <table:table-cell office:value-type="string" calcext:value-type="string">
            <text:p>10 Mar 2017 01:06:00.000</text:p>
          </table:table-cell>
          <table:table-cell office:value-type="float" office:value="30.37" calcext:value-type="float">
            <text:p>30,37</text:p>
          </table:table-cell>
          <table:table-cell office:value-type="float" office:value="-111.055" calcext:value-type="float">
            <text:p>-111,055</text:p>
          </table:table-cell>
          <table:table-cell office:value-type="float" office:value="656.365022" calcext:value-type="float">
            <text:p>656,365022</text:p>
          </table:table-cell>
          <table:table-cell office:value-type="float" office:value="0.060774" calcext:value-type="float">
            <text:p>0,060774</text:p>
          </table:table-cell>
          <table:table-cell office:value-type="float" office:value="-0.015635" calcext:value-type="float">
            <text:p>-0,015635</text:p>
          </table:table-cell>
          <table:table-cell office:value-type="float" office:value="0.008649" calcext:value-type="float">
            <text:p>0,008649</text:p>
          </table:table-cell>
        </table:table-row>
        <table:table-row table:style-name="ro1">
          <table:table-cell office:value-type="string" calcext:value-type="string">
            <text:p>10 Mar 2017 01:07:00.000</text:p>
          </table:table-cell>
          <table:table-cell office:value-type="float" office:value="34.013" calcext:value-type="float">
            <text:p>34,013</text:p>
          </table:table-cell>
          <table:table-cell office:value-type="float" office:value="-112.02" calcext:value-type="float">
            <text:p>-112,02</text:p>
          </table:table-cell>
          <table:table-cell office:value-type="float" office:value="656.925358" calcext:value-type="float">
            <text:p>656,925358</text:p>
          </table:table-cell>
          <table:table-cell office:value-type="float" office:value="0.060671" calcext:value-type="float">
            <text:p>0,060671</text:p>
          </table:table-cell>
          <table:table-cell office:value-type="float" office:value="-0.016584" calcext:value-type="float">
            <text:p>-0,016584</text:p>
          </table:table-cell>
          <table:table-cell office:value-type="float" office:value="0.009977" calcext:value-type="float">
            <text:p>0,009977</text:p>
          </table:table-cell>
        </table:table-row>
        <table:table-row table:style-name="ro1">
          <table:table-cell office:value-type="string" calcext:value-type="string">
            <text:p>10 Mar 2017 01:08:00.000</text:p>
          </table:table-cell>
          <table:table-cell office:value-type="float" office:value="37.65" calcext:value-type="float">
            <text:p>37,65</text:p>
          </table:table-cell>
          <table:table-cell office:value-type="float" office:value="-113.049" calcext:value-type="float">
            <text:p>-113,049</text:p>
          </table:table-cell>
          <table:table-cell office:value-type="float" office:value="657.55749" calcext:value-type="float">
            <text:p>657,55749</text:p>
          </table:table-cell>
          <table:table-cell office:value-type="float" office:value="0.06055" calcext:value-type="float">
            <text:p>0,06055</text:p>
          </table:table-cell>
          <table:table-cell office:value-type="float" office:value="-0.017769" calcext:value-type="float">
            <text:p>-0,017769</text:p>
          </table:table-cell>
          <table:table-cell office:value-type="float" office:value="0.011041" calcext:value-type="float">
            <text:p>0,011041</text:p>
          </table:table-cell>
        </table:table-row>
        <table:table-row table:style-name="ro1">
          <table:table-cell office:value-type="string" calcext:value-type="string">
            <text:p>10 Mar 2017 01:09:00.000</text:p>
          </table:table-cell>
          <table:table-cell office:value-type="float" office:value="41.279" calcext:value-type="float">
            <text:p>41,279</text:p>
          </table:table-cell>
          <table:table-cell office:value-type="float" office:value="-114.158" calcext:value-type="float">
            <text:p>-114,158</text:p>
          </table:table-cell>
          <table:table-cell office:value-type="float" office:value="658.245151" calcext:value-type="float">
            <text:p>658,245151</text:p>
          </table:table-cell>
          <table:table-cell office:value-type="float" office:value="0.060404" calcext:value-type="float">
            <text:p>0,060404</text:p>
          </table:table-cell>
          <table:table-cell office:value-type="float" office:value="-0.019255" calcext:value-type="float">
            <text:p>-0,019255</text:p>
          </table:table-cell>
          <table:table-cell office:value-type="float" office:value="0.011828" calcext:value-type="float">
            <text:p>0,011828</text:p>
          </table:table-cell>
        </table:table-row>
        <table:table-row table:style-name="ro1">
          <table:table-cell office:value-type="string" calcext:value-type="string">
            <text:p>10 Mar 2017 01:10:00.000</text:p>
          </table:table-cell>
          <table:table-cell office:value-type="float" office:value="44.898" calcext:value-type="float">
            <text:p>44,898</text:p>
          </table:table-cell>
          <table:table-cell office:value-type="float" office:value="-115.368" calcext:value-type="float">
            <text:p>-115,368</text:p>
          </table:table-cell>
          <table:table-cell office:value-type="float" office:value="658.971427" calcext:value-type="float">
            <text:p>658,971427</text:p>
          </table:table-cell>
          <table:table-cell office:value-type="float" office:value="0.06023" calcext:value-type="float">
            <text:p>0,06023</text:p>
          </table:table-cell>
          <table:table-cell office:value-type="float" office:value="-0.021137" calcext:value-type="float">
            <text:p>-0,021137</text:p>
          </table:table-cell>
          <table:table-cell office:value-type="float" office:value="0.012329" calcext:value-type="float">
            <text:p>0,012329</text:p>
          </table:table-cell>
        </table:table-row>
        <table:table-row table:style-name="ro1">
          <table:table-cell office:value-type="string" calcext:value-type="string">
            <text:p>10 Mar 2017 01:11:00.000</text:p>
          </table:table-cell>
          <table:table-cell office:value-type="float" office:value="48.505" calcext:value-type="float">
            <text:p>48,505</text:p>
          </table:table-cell>
          <table:table-cell office:value-type="float" office:value="-116.706" calcext:value-type="float">
            <text:p>-116,706</text:p>
          </table:table-cell>
          <table:table-cell office:value-type="float" office:value="659.71906" calcext:value-type="float">
            <text:p>659,71906</text:p>
          </table:table-cell>
          <table:table-cell office:value-type="float" office:value="0.060017" calcext:value-type="float">
            <text:p>0,060017</text:p>
          </table:table-cell>
          <table:table-cell office:value-type="float" office:value="-0.023552" calcext:value-type="float">
            <text:p>-0,023552</text:p>
          </table:table-cell>
          <table:table-cell office:value-type="float" office:value="0.012541" calcext:value-type="float">
            <text:p>0,012541</text:p>
          </table:table-cell>
        </table:table-row>
        <table:table-row table:style-name="ro1">
          <table:table-cell office:value-type="string" calcext:value-type="string">
            <text:p>10 Mar 2017 01:12:00.000</text:p>
          </table:table-cell>
          <table:table-cell office:value-type="float" office:value="52.099" calcext:value-type="float">
            <text:p>52,099</text:p>
          </table:table-cell>
          <table:table-cell office:value-type="float" office:value="-118.209" calcext:value-type="float">
            <text:p>-118,209</text:p>
          </table:table-cell>
          <table:table-cell office:value-type="float" office:value="660.470763" calcext:value-type="float">
            <text:p>660,470763</text:p>
          </table:table-cell>
          <table:table-cell office:value-type="float" office:value="0.059753" calcext:value-type="float">
            <text:p>0,059753</text:p>
          </table:table-cell>
          <table:table-cell office:value-type="float" office:value="-0.026702" calcext:value-type="float">
            <text:p>-0,026702</text:p>
          </table:table-cell>
          <table:table-cell office:value-type="float" office:value="0.012466" calcext:value-type="float">
            <text:p>0,012466</text:p>
          </table:table-cell>
        </table:table-row>
        <table:table-row table:style-name="ro1">
          <table:table-cell office:value-type="string" calcext:value-type="string">
            <text:p>10 Mar 2017 01:13:00.000</text:p>
          </table:table-cell>
          <table:table-cell office:value-type="float" office:value="55.674" calcext:value-type="float">
            <text:p>55,674</text:p>
          </table:table-cell>
          <table:table-cell office:value-type="float" office:value="-119.93" calcext:value-type="float">
            <text:p>-119,93</text:p>
          </table:table-cell>
          <table:table-cell office:value-type="float" office:value="661.209519" calcext:value-type="float">
            <text:p>661,209519</text:p>
          </table:table-cell>
          <table:table-cell office:value-type="float" office:value="0.059414" calcext:value-type="float">
            <text:p>0,059414</text:p>
          </table:table-cell>
          <table:table-cell office:value-type="float" office:value="-0.030893" calcext:value-type="float">
            <text:p>-0,030893</text:p>
          </table:table-cell>
          <table:table-cell office:value-type="float" office:value="0.012112" calcext:value-type="float">
            <text:p>0,012112</text:p>
          </table:table-cell>
        </table:table-row>
        <table:table-row table:style-name="ro1">
          <table:table-cell office:value-type="string" calcext:value-type="string">
            <text:p>10 Mar 2017 01:14:00.000</text:p>
          </table:table-cell>
          <table:table-cell office:value-type="float" office:value="59.226" calcext:value-type="float">
            <text:p>59,226</text:p>
          </table:table-cell>
          <table:table-cell office:value-type="float" office:value="-121.946" calcext:value-type="float">
            <text:p>-121,946</text:p>
          </table:table-cell>
          <table:table-cell office:value-type="float" office:value="661.918884" calcext:value-type="float">
            <text:p>661,918884</text:p>
          </table:table-cell>
          <table:table-cell office:value-type="float" office:value="0.058965" calcext:value-type="float">
            <text:p>0,058965</text:p>
          </table:table-cell>
          <table:table-cell office:value-type="float" office:value="-0.03661" calcext:value-type="float">
            <text:p>-0,03661</text:p>
          </table:table-cell>
          <table:table-cell office:value-type="float" office:value="0.01149" calcext:value-type="float">
            <text:p>0,01149</text:p>
          </table:table-cell>
        </table:table-row>
        <table:table-row table:style-name="ro1">
          <table:table-cell office:value-type="string" calcext:value-type="string">
            <text:p>10 Mar 2017 01:15:00.000</text:p>
          </table:table-cell>
          <table:table-cell office:value-type="float" office:value="62.747" calcext:value-type="float">
            <text:p>62,747</text:p>
          </table:table-cell>
          <table:table-cell office:value-type="float" office:value="-124.37" calcext:value-type="float">
            <text:p>-124,37</text:p>
          </table:table-cell>
          <table:table-cell office:value-type="float" office:value="662.583271" calcext:value-type="float">
            <text:p>662,583271</text:p>
          </table:table-cell>
          <table:table-cell office:value-type="float" office:value="0.058348" calcext:value-type="float">
            <text:p>0,058348</text:p>
          </table:table-cell>
          <table:table-cell office:value-type="float" office:value="-0.044646" calcext:value-type="float">
            <text:p>-0,044646</text:p>
          </table:table-cell>
          <table:table-cell office:value-type="float" office:value="0.010616" calcext:value-type="float">
            <text:p>0,010616</text:p>
          </table:table-cell>
        </table:table-row>
        <table:table-row table:style-name="ro1">
          <table:table-cell office:value-type="string" calcext:value-type="string">
            <text:p>10 Mar 2017 01:16:00.000</text:p>
          </table:table-cell>
          <table:table-cell office:value-type="float" office:value="66.223" calcext:value-type="float">
            <text:p>66,223</text:p>
          </table:table-cell>
          <table:table-cell office:value-type="float" office:value="-127.377" calcext:value-type="float">
            <text:p>-127,377</text:p>
          </table:table-cell>
          <table:table-cell office:value-type="float" office:value="663.188216" calcext:value-type="float">
            <text:p>663,188216</text:p>
          </table:table-cell>
          <table:table-cell office:value-type="float" office:value="0.057458" calcext:value-type="float">
            <text:p>0,057458</text:p>
          </table:table-cell>
          <table:table-cell office:value-type="float" office:value="-0.056357" calcext:value-type="float">
            <text:p>-0,056357</text:p>
          </table:table-cell>
          <table:table-cell office:value-type="float" office:value="0.009513" calcext:value-type="float">
            <text:p>0,009513</text:p>
          </table:table-cell>
        </table:table-row>
        <table:table-row table:style-name="ro1">
          <table:table-cell office:value-type="string" calcext:value-type="string">
            <text:p>10 Mar 2017 01:17:00.000</text:p>
          </table:table-cell>
          <table:table-cell office:value-type="float" office:value="69.632" calcext:value-type="float">
            <text:p>69,632</text:p>
          </table:table-cell>
          <table:table-cell office:value-type="float" office:value="-131.253" calcext:value-type="float">
            <text:p>-131,253</text:p>
          </table:table-cell>
          <table:table-cell office:value-type="float" office:value="663.720625" calcext:value-type="float">
            <text:p>663,720625</text:p>
          </table:table-cell>
          <table:table-cell office:value-type="float" office:value="0.056099" calcext:value-type="float">
            <text:p>0,056099</text:p>
          </table:table-cell>
          <table:table-cell office:value-type="float" office:value="-0.074172" calcext:value-type="float">
            <text:p>-0,074172</text:p>
          </table:table-cell>
          <table:table-cell office:value-type="float" office:value="0.008203" calcext:value-type="float">
            <text:p>0,008203</text:p>
          </table:table-cell>
        </table:table-row>
        <table:table-row table:style-name="ro1">
          <table:table-cell office:value-type="string" calcext:value-type="string">
            <text:p>10 Mar 2017 01:18:00.000</text:p>
          </table:table-cell>
          <table:table-cell office:value-type="float" office:value="72.938" calcext:value-type="float">
            <text:p>72,938</text:p>
          </table:table-cell>
          <table:table-cell office:value-type="float" office:value="-136.488" calcext:value-type="float">
            <text:p>-136,488</text:p>
          </table:table-cell>
          <table:table-cell office:value-type="float" office:value="664.168999" calcext:value-type="float">
            <text:p>664,168999</text:p>
          </table:table-cell>
          <table:table-cell office:value-type="float" office:value="0.053882" calcext:value-type="float">
            <text:p>0,053882</text:p>
          </table:table-cell>
          <table:table-cell office:value-type="float" office:value="-0.102629" calcext:value-type="float">
            <text:p>-0,102629</text:p>
          </table:table-cell>
          <table:table-cell office:value-type="float" office:value="0.006717" calcext:value-type="float">
            <text:p>0,006717</text:p>
          </table:table-cell>
        </table:table-row>
        <table:table-row table:style-name="ro1">
          <table:table-cell office:value-type="string" calcext:value-type="string">
            <text:p>10 Mar 2017 01:19:00.000</text:p>
          </table:table-cell>
          <table:table-cell office:value-type="float" office:value="76.065" calcext:value-type="float">
            <text:p>76,065</text:p>
          </table:table-cell>
          <table:table-cell office:value-type="float" office:value="-143.948" calcext:value-type="float">
            <text:p>-143,948</text:p>
          </table:table-cell>
          <table:table-cell office:value-type="float" office:value="664.523624" calcext:value-type="float">
            <text:p>664,523624</text:p>
          </table:table-cell>
          <table:table-cell office:value-type="float" office:value="0.049973" calcext:value-type="float">
            <text:p>0,049973</text:p>
          </table:table-cell>
          <table:table-cell office:value-type="float" office:value="-0.150286" calcext:value-type="float">
            <text:p>-0,150286</text:p>
          </table:table-cell>
          <table:table-cell office:value-type="float" office:value="0.005084" calcext:value-type="float">
            <text:p>0,005084</text:p>
          </table:table-cell>
        </table:table-row>
        <table:table-row table:style-name="ro1">
          <table:table-cell office:value-type="string" calcext:value-type="string">
            <text:p>10 Mar 2017 01:20:00.000</text:p>
          </table:table-cell>
          <table:table-cell office:value-type="float" office:value="78.865" calcext:value-type="float">
            <text:p>78,865</text:p>
          </table:table-cell>
          <table:table-cell office:value-type="float" office:value="-155.19" calcext:value-type="float">
            <text:p>-155,19</text:p>
          </table:table-cell>
          <table:table-cell office:value-type="float" office:value="664.776735" calcext:value-type="float">
            <text:p>664,776735</text:p>
          </table:table-cell>
          <table:table-cell office:value-type="float" office:value="0.042536" calcext:value-type="float">
            <text:p>0,042536</text:p>
          </table:table-cell>
          <table:table-cell office:value-type="float" office:value="-0.231335" calcext:value-type="float">
            <text:p>-0,231335</text:p>
          </table:table-cell>
          <table:table-cell office:value-type="float" office:value="0.003338" calcext:value-type="float">
            <text:p>0,003338</text:p>
          </table:table-cell>
        </table:table-row>
        <table:table-row table:style-name="ro1">
          <table:table-cell office:value-type="string" calcext:value-type="string">
            <text:p>10 Mar 2017 01:21:00.000</text:p>
          </table:table-cell>
          <table:table-cell office:value-type="float" office:value="81.028" calcext:value-type="float">
            <text:p>81,028</text:p>
          </table:table-cell>
          <table:table-cell office:value-type="float" office:value="-172.558" calcext:value-type="float">
            <text:p>-172,558</text:p>
          </table:table-cell>
          <table:table-cell office:value-type="float" office:value="664.922647" calcext:value-type="float">
            <text:p>664,922647</text:p>
          </table:table-cell>
          <table:table-cell office:value-type="float" office:value="0.027978" calcext:value-type="float">
            <text:p>0,027978</text:p>
          </table:table-cell>
          <table:table-cell office:value-type="float" office:value="-0.352428" calcext:value-type="float">
            <text:p>-0,352428</text:p>
          </table:table-cell>
          <table:table-cell office:value-type="float" office:value="0.001516" calcext:value-type="float">
            <text:p>0,001516</text:p>
          </table:table-cell>
        </table:table-row>
        <table:table-row table:style-name="ro1">
          <table:table-cell office:value-type="string" calcext:value-type="string">
            <text:p>10 Mar 2017 01:22:00.000</text:p>
          </table:table-cell>
          <table:table-cell office:value-type="float" office:value="82.017" calcext:value-type="float">
            <text:p>82,017</text:p>
          </table:table-cell>
          <table:table-cell office:value-type="float" office:value="163.035" calcext:value-type="float">
            <text:p>163,035</text:p>
          </table:table-cell>
          <table:table-cell office:value-type="float" office:value="664.95785" calcext:value-type="float">
            <text:p>664,95785</text:p>
          </table:table-cell>
          <table:table-cell office:value-type="float" office:value="0.003571" calcext:value-type="float">
            <text:p>0,003571</text:p>
          </table:table-cell>
          <table:table-cell office:value-type="float" office:value="-0.443305" calcext:value-type="float">
            <text:p>-0,443305</text:p>
          </table:table-cell>
          <table:table-cell office:value-type="float" office:value="-0.000346" calcext:value-type="float">
            <text:p>-0,000346</text:p>
          </table:table-cell>
        </table:table-row>
        <table:table-row table:style-name="ro1">
          <table:table-cell office:value-type="string" calcext:value-type="string">
            <text:p>10 Mar 2017 01:23:00.000</text:p>
          </table:table-cell>
          <table:table-cell office:value-type="float" office:value="81.417" calcext:value-type="float">
            <text:p>81,417</text:p>
          </table:table-cell>
          <table:table-cell office:value-type="float" office:value="137.464" calcext:value-type="float">
            <text:p>137,464</text:p>
          </table:table-cell>
          <table:table-cell office:value-type="float" office:value="664.881069" calcext:value-type="float">
            <text:p>664,881069</text:p>
          </table:table-cell>
          <table:table-cell office:value-type="float" office:value="-0.022604" calcext:value-type="float">
            <text:p>-0,022604</text:p>
          </table:table-cell>
          <table:table-cell office:value-type="float" office:value="-0.384512" calcext:value-type="float">
            <text:p>-0,384512</text:p>
          </table:table-cell>
          <table:table-cell office:value-type="float" office:value="-0.002211" calcext:value-type="float">
            <text:p>-0,002211</text:p>
          </table:table-cell>
        </table:table-row>
        <table:table-row table:style-name="ro1">
          <table:table-cell office:value-type="string" calcext:value-type="string">
            <text:p>10 Mar 2017 01:24:00.000</text:p>
          </table:table-cell>
          <table:table-cell office:value-type="float" office:value="79.498" calcext:value-type="float">
            <text:p>79,498</text:p>
          </table:table-cell>
          <table:table-cell office:value-type="float" office:value="118.194" calcext:value-type="float">
            <text:p>118,194</text:p>
          </table:table-cell>
          <table:table-cell office:value-type="float" office:value="664.693284" calcext:value-type="float">
            <text:p>664,693284</text:p>
          </table:table-cell>
          <table:table-cell office:value-type="float" office:value="-0.039667" calcext:value-type="float">
            <text:p>-0,039667</text:p>
          </table:table-cell>
          <table:table-cell office:value-type="float" office:value="-0.259165" calcext:value-type="float">
            <text:p>-0,259165</text:p>
          </table:table-cell>
          <table:table-cell office:value-type="float" office:value="-0.00404" calcext:value-type="float">
            <text:p>-0,00404</text:p>
          </table:table-cell>
        </table:table-row>
        <table:table-row table:style-name="ro1">
          <table:table-cell office:value-type="string" calcext:value-type="string">
            <text:p>10 Mar 2017 01:25:00.000</text:p>
          </table:table-cell>
          <table:table-cell office:value-type="float" office:value="76.822" calcext:value-type="float">
            <text:p>76,822</text:p>
          </table:table-cell>
          <table:table-cell office:value-type="float" office:value="105.623" calcext:value-type="float">
            <text:p>105,623</text:p>
          </table:table-cell>
          <table:table-cell office:value-type="float" office:value="664.39772" calcext:value-type="float">
            <text:p>664,39772</text:p>
          </table:table-cell>
          <table:table-cell office:value-type="float" office:value="-0.048516" calcext:value-type="float">
            <text:p>-0,048516</text:p>
          </table:table-cell>
          <table:table-cell office:value-type="float" office:value="-0.167218" calcext:value-type="float">
            <text:p>-0,167218</text:p>
          </table:table-cell>
          <table:table-cell office:value-type="float" office:value="-0.005798" calcext:value-type="float">
            <text:p>-0,005798</text:p>
          </table:table-cell>
        </table:table-row>
        <table:table-row table:style-name="ro1">
          <table:table-cell office:value-type="string" calcext:value-type="string">
            <text:p>10 Mar 2017 01:26:00.000</text:p>
          </table:table-cell>
          <table:table-cell office:value-type="float" office:value="73.76" calcext:value-type="float">
            <text:p>73,76</text:p>
          </table:table-cell>
          <table:table-cell office:value-type="float" office:value="97.377" calcext:value-type="float">
            <text:p>97,377</text:p>
          </table:table-cell>
          <table:table-cell office:value-type="float" office:value="663.999793" calcext:value-type="float">
            <text:p>663,999793</text:p>
          </table:table-cell>
          <table:table-cell office:value-type="float" office:value="-0.053095" calcext:value-type="float">
            <text:p>-0,053095</text:p>
          </table:table-cell>
          <table:table-cell office:value-type="float" office:value="-0.112545" calcext:value-type="float">
            <text:p>-0,112545</text:p>
          </table:table-cell>
          <table:table-cell office:value-type="float" office:value="-0.007447" calcext:value-type="float">
            <text:p>-0,007447</text:p>
          </table:table-cell>
        </table:table-row>
        <table:table-row table:style-name="ro1">
          <table:table-cell office:value-type="string" calcext:value-type="string">
            <text:p>10 Mar 2017 01:27:00.000</text:p>
          </table:table-cell>
          <table:table-cell office:value-type="float" office:value="70.491" calcext:value-type="float">
            <text:p>70,491</text:p>
          </table:table-cell>
          <table:table-cell office:value-type="float" office:value="91.676" calcext:value-type="float">
            <text:p>91,676</text:p>
          </table:table-cell>
          <table:table-cell office:value-type="float" office:value="663.507027" calcext:value-type="float">
            <text:p>663,507027</text:p>
          </table:table-cell>
          <table:table-cell office:value-type="float" office:value="-0.055641" calcext:value-type="float">
            <text:p>-0,055641</text:p>
          </table:table-cell>
          <table:table-cell office:value-type="float" office:value="-0.0802" calcext:value-type="float">
            <text:p>-0,0802</text:p>
          </table:table-cell>
          <table:table-cell office:value-type="float" office:value="-0.008954" calcext:value-type="float">
            <text:p>-0,008954</text:p>
          </table:table-cell>
        </table:table-row>
        <table:table-row table:style-name="ro1">
          <table:table-cell office:value-type="string" calcext:value-type="string">
            <text:p>10 Mar 2017 01:28:00.000</text:p>
          </table:table-cell>
          <table:table-cell office:value-type="float" office:value="67.103" calcext:value-type="float">
            <text:p>67,103</text:p>
          </table:table-cell>
          <table:table-cell office:value-type="float" office:value="87.509" calcext:value-type="float">
            <text:p>87,509</text:p>
          </table:table-cell>
          <table:table-cell office:value-type="float" office:value="662.928926" calcext:value-type="float">
            <text:p>662,928926</text:p>
          </table:table-cell>
          <table:table-cell office:value-type="float" office:value="-0.057173" calcext:value-type="float">
            <text:p>-0,057173</text:p>
          </table:table-cell>
          <table:table-cell office:value-type="float" office:value="-0.060208" calcext:value-type="float">
            <text:p>-0,060208</text:p>
          </table:table-cell>
          <table:table-cell office:value-type="float" office:value="-0.010286" calcext:value-type="float">
            <text:p>-0,010286</text:p>
          </table:table-cell>
        </table:table-row>
        <table:table-row table:style-name="ro1">
          <table:table-cell office:value-type="string" calcext:value-type="string">
            <text:p>10 Mar 2017 01:29:00.000</text:p>
          </table:table-cell>
          <table:table-cell office:value-type="float" office:value="63.641" calcext:value-type="float">
            <text:p>63,641</text:p>
          </table:table-cell>
          <table:table-cell office:value-type="float" office:value="84.312" calcext:value-type="float">
            <text:p>84,312</text:p>
          </table:table-cell>
          <table:table-cell office:value-type="float" office:value="662.276821" calcext:value-type="float">
            <text:p>662,276821</text:p>
          </table:table-cell>
          <table:table-cell office:value-type="float" office:value="-0.05816" calcext:value-type="float">
            <text:p>-0,05816</text:p>
          </table:table-cell>
          <table:table-cell office:value-type="float" office:value="-0.047225" calcext:value-type="float">
            <text:p>-0,047225</text:p>
          </table:table-cell>
          <table:table-cell office:value-type="float" office:value="-0.011416" calcext:value-type="float">
            <text:p>-0,011416</text:p>
          </table:table-cell>
        </table:table-row>
        <table:table-row table:style-name="ro1">
          <table:table-cell office:value-type="string" calcext:value-type="string">
            <text:p>10 Mar 2017 01:30:00.000</text:p>
          </table:table-cell>
          <table:table-cell office:value-type="float" office:value="60.13" calcext:value-type="float">
            <text:p>60,13</text:p>
          </table:table-cell>
          <table:table-cell office:value-type="float" office:value="81.76" calcext:value-type="float">
            <text:p>81,76</text:p>
          </table:table-cell>
          <table:table-cell office:value-type="float" office:value="661.563687" calcext:value-type="float">
            <text:p>661,563687</text:p>
          </table:table-cell>
          <table:table-cell office:value-type="float" office:value="-0.058836" calcext:value-type="float">
            <text:p>-0,058836</text:p>
          </table:table-cell>
          <table:table-cell office:value-type="float" office:value="-0.038407" calcext:value-type="float">
            <text:p>-0,038407</text:p>
          </table:table-cell>
          <table:table-cell office:value-type="float" office:value="-0.012316" calcext:value-type="float">
            <text:p>-0,012316</text:p>
          </table:table-cell>
        </table:table-row>
        <table:table-row table:style-name="ro1">
          <table:table-cell office:value-type="string" calcext:value-type="string">
            <text:p>10 Mar 2017 01:31:00.000</text:p>
          </table:table-cell>
          <table:table-cell office:value-type="float" office:value="56.584" calcext:value-type="float">
            <text:p>56,584</text:p>
          </table:table-cell>
          <table:table-cell office:value-type="float" office:value="79.652" calcext:value-type="float">
            <text:p>79,652</text:p>
          </table:table-cell>
          <table:table-cell office:value-type="float" office:value="660.803919" calcext:value-type="float">
            <text:p>660,803919</text:p>
          </table:table-cell>
          <table:table-cell office:value-type="float" office:value="-0.059321" calcext:value-type="float">
            <text:p>-0,059321</text:p>
          </table:table-cell>
          <table:table-cell office:value-type="float" office:value="-0.032188" calcext:value-type="float">
            <text:p>-0,032188</text:p>
          </table:table-cell>
          <table:table-cell office:value-type="float" office:value="-0.012966" calcext:value-type="float">
            <text:p>-0,012966</text:p>
          </table:table-cell>
        </table:table-row>
        <table:table-row table:style-name="ro1">
          <table:table-cell office:value-type="string" calcext:value-type="string">
            <text:p>10 Mar 2017 01:32:00.000</text:p>
          </table:table-cell>
          <table:table-cell office:value-type="float" office:value="53.014" calcext:value-type="float">
            <text:p>53,014</text:p>
          </table:table-cell>
          <table:table-cell office:value-type="float" office:value="77.863" calcext:value-type="float">
            <text:p>77,863</text:p>
          </table:table-cell>
          <table:table-cell office:value-type="float" office:value="660.013099" calcext:value-type="float">
            <text:p>660,013099</text:p>
          </table:table-cell>
          <table:table-cell office:value-type="float" office:value="-0.059685" calcext:value-type="float">
            <text:p>-0,059685</text:p>
          </table:table-cell>
          <table:table-cell office:value-type="float" office:value="-0.027662" calcext:value-type="float">
            <text:p>-0,027662</text:p>
          </table:table-cell>
          <table:table-cell office:value-type="float" office:value="-0.013348" calcext:value-type="float">
            <text:p>-0,013348</text:p>
          </table:table-cell>
        </table:table-row>
        <table:table-row table:style-name="ro1">
          <table:table-cell office:value-type="string" calcext:value-type="string">
            <text:p>10 Mar 2017 01:33:00.000</text:p>
          </table:table-cell>
          <table:table-cell office:value-type="float" office:value="49.424" calcext:value-type="float">
            <text:p>49,424</text:p>
          </table:table-cell>
          <table:table-cell office:value-type="float" office:value="76.31" calcext:value-type="float">
            <text:p>76,31</text:p>
          </table:table-cell>
          <table:table-cell office:value-type="float" office:value="659.207724" calcext:value-type="float">
            <text:p>659,207724</text:p>
          </table:table-cell>
          <table:table-cell office:value-type="float" office:value="-0.059967" calcext:value-type="float">
            <text:p>-0,059967</text:p>
          </table:table-cell>
          <table:table-cell office:value-type="float" office:value="-0.02428" calcext:value-type="float">
            <text:p>-0,02428</text:p>
          </table:table-cell>
          <table:table-cell office:value-type="float" office:value="-0.013449" calcext:value-type="float">
            <text:p>-0,013449</text:p>
          </table:table-cell>
        </table:table-row>
        <table:table-row table:style-name="ro1">
          <table:table-cell office:value-type="string" calcext:value-type="string">
            <text:p>10 Mar 2017 01:34:00.000</text:p>
          </table:table-cell>
          <table:table-cell office:value-type="float" office:value="45.819" calcext:value-type="float">
            <text:p>45,819</text:p>
          </table:table-cell>
          <table:table-cell office:value-type="float" office:value="74.934" calcext:value-type="float">
            <text:p>74,934</text:p>
          </table:table-cell>
          <table:table-cell office:value-type="float" office:value="658.404932" calcext:value-type="float">
            <text:p>658,404932</text:p>
          </table:table-cell>
          <table:table-cell office:value-type="float" office:value="-0.060193" calcext:value-type="float">
            <text:p>-0,060193</text:p>
          </table:table-cell>
          <table:table-cell office:value-type="float" office:value="-0.021699" calcext:value-type="float">
            <text:p>-0,021699</text:p>
          </table:table-cell>
          <table:table-cell office:value-type="float" office:value="-0.01326" calcext:value-type="float">
            <text:p>-0,01326</text:p>
          </table:table-cell>
        </table:table-row>
        <table:table-row table:style-name="ro1">
          <table:table-cell office:value-type="string" calcext:value-type="string">
            <text:p>10 Mar 2017 01:35:00.000</text:p>
          </table:table-cell>
          <table:table-cell office:value-type="float" office:value="42.201" calcext:value-type="float">
            <text:p>42,201</text:p>
          </table:table-cell>
          <table:table-cell office:value-type="float" office:value="73.694" calcext:value-type="float">
            <text:p>73,694</text:p>
          </table:table-cell>
          <table:table-cell office:value-type="float" office:value="657.622197" calcext:value-type="float">
            <text:p>657,622197</text:p>
          </table:table-cell>
          <table:table-cell office:value-type="float" office:value="-0.060377" calcext:value-type="float">
            <text:p>-0,060377</text:p>
          </table:table-cell>
          <table:table-cell office:value-type="float" office:value="-0.019695" calcext:value-type="float">
            <text:p>-0,019695</text:p>
          </table:table-cell>
          <table:table-cell office:value-type="float" office:value="-0.012779" calcext:value-type="float">
            <text:p>-0,012779</text:p>
          </table:table-cell>
        </table:table-row>
        <table:table-row table:style-name="ro1">
          <table:table-cell office:value-type="string" calcext:value-type="string">
            <text:p>10 Mar 2017 01:36:00.000</text:p>
          </table:table-cell>
          <table:table-cell office:value-type="float" office:value="38.574" calcext:value-type="float">
            <text:p>38,574</text:p>
          </table:table-cell>
          <table:table-cell office:value-type="float" office:value="72.562" calcext:value-type="float">
            <text:p>72,562</text:p>
          </table:table-cell>
          <table:table-cell office:value-type="float" office:value="656.87703" calcext:value-type="float">
            <text:p>656,87703</text:p>
          </table:table-cell>
          <table:table-cell office:value-type="float" office:value="-0.06053" calcext:value-type="float">
            <text:p>-0,06053</text:p>
          </table:table-cell>
          <table:table-cell office:value-type="float" office:value="-0.018118" calcext:value-type="float">
            <text:p>-0,018118</text:p>
          </table:table-cell>
          <table:table-cell office:value-type="float" office:value="-0.012008" calcext:value-type="float">
            <text:p>-0,012008</text:p>
          </table:table-cell>
        </table:table-row>
        <table:table-row table:style-name="ro1">
          <table:table-cell office:value-type="string" calcext:value-type="string">
            <text:p>10 Mar 2017 01:37:00.000</text:p>
          </table:table-cell>
          <table:table-cell office:value-type="float" office:value="34.938" calcext:value-type="float">
            <text:p>34,938</text:p>
          </table:table-cell>
          <table:table-cell office:value-type="float" office:value="71.514" calcext:value-type="float">
            <text:p>71,514</text:p>
          </table:table-cell>
          <table:table-cell office:value-type="float" office:value="656.186667" calcext:value-type="float">
            <text:p>656,186667</text:p>
          </table:table-cell>
          <table:table-cell office:value-type="float" office:value="-0.060658" calcext:value-type="float">
            <text:p>-0,060658</text:p>
          </table:table-cell>
          <table:table-cell office:value-type="float" office:value="-0.016864" calcext:value-type="float">
            <text:p>-0,016864</text:p>
          </table:table-cell>
          <table:table-cell office:value-type="float" office:value="-0.010953" calcext:value-type="float">
            <text:p>-0,010953</text:p>
          </table:table-cell>
        </table:table-row>
        <table:table-row table:style-name="ro1">
          <table:table-cell office:value-type="string" calcext:value-type="string">
            <text:p>10 Mar 2017 01:38:00.000</text:p>
          </table:table-cell>
          <table:table-cell office:value-type="float" office:value="31.295" calcext:value-type="float">
            <text:p>31,295</text:p>
          </table:table-cell>
          <table:table-cell office:value-type="float" office:value="70.533" calcext:value-type="float">
            <text:p>70,533</text:p>
          </table:table-cell>
          <table:table-cell office:value-type="float" office:value="655.567757" calcext:value-type="float">
            <text:p>655,567757</text:p>
          </table:table-cell>
          <table:table-cell office:value-type="float" office:value="-0.060766" calcext:value-type="float">
            <text:p>-0,060766</text:p>
          </table:table-cell>
          <table:table-cell office:value-type="float" office:value="-0.01586" calcext:value-type="float">
            <text:p>-0,01586</text:p>
          </table:table-cell>
          <table:table-cell office:value-type="float" office:value="-0.009627" calcext:value-type="float">
            <text:p>-0,009627</text:p>
          </table:table-cell>
        </table:table-row>
        <table:table-row table:style-name="ro1">
          <table:table-cell office:value-type="string" calcext:value-type="string">
            <text:p>10 Mar 2017 01:39:00.000</text:p>
          </table:table-cell>
          <table:table-cell office:value-type="float" office:value="27.647" calcext:value-type="float">
            <text:p>27,647</text:p>
          </table:table-cell>
          <table:table-cell office:value-type="float" office:value="69.607" calcext:value-type="float">
            <text:p>69,607</text:p>
          </table:table-cell>
          <table:table-cell office:value-type="float" office:value="655.036065" calcext:value-type="float">
            <text:p>655,036065</text:p>
          </table:table-cell>
          <table:table-cell office:value-type="float" office:value="-0.060857" calcext:value-type="float">
            <text:p>-0,060857</text:p>
          </table:table-cell>
          <table:table-cell office:value-type="float" office:value="-0.015054" calcext:value-type="float">
            <text:p>-0,015054</text:p>
          </table:table-cell>
          <table:table-cell office:value-type="float" office:value="-0.008048" calcext:value-type="float">
            <text:p>-0,008048</text:p>
          </table:table-cell>
        </table:table-row>
        <table:table-row table:style-name="ro1">
          <table:table-cell office:value-type="string" calcext:value-type="string">
            <text:p>10 Mar 2017 01:40:00.000</text:p>
          </table:table-cell>
          <table:table-cell office:value-type="float" office:value="23.993" calcext:value-type="float">
            <text:p>23,993</text:p>
          </table:table-cell>
          <table:table-cell office:value-type="float" office:value="68.723" calcext:value-type="float">
            <text:p>68,723</text:p>
          </table:table-cell>
          <table:table-cell office:value-type="float" office:value="654.60618" calcext:value-type="float">
            <text:p>654,60618</text:p>
          </table:table-cell>
          <table:table-cell office:value-type="float" office:value="-0.060933" calcext:value-type="float">
            <text:p>-0,060933</text:p>
          </table:table-cell>
          <table:table-cell office:value-type="float" office:value="-0.014407" calcext:value-type="float">
            <text:p>-0,014407</text:p>
          </table:table-cell>
          <table:table-cell office:value-type="float" office:value="-0.006237" calcext:value-type="float">
            <text:p>-0,006237</text:p>
          </table:table-cell>
        </table:table-row>
        <table:table-row table:style-name="ro1">
          <table:table-cell office:value-type="string" calcext:value-type="string">
            <text:p>10 Mar 2017 01:41:00.000</text:p>
          </table:table-cell>
          <table:table-cell office:value-type="float" office:value="20.335" calcext:value-type="float">
            <text:p>20,335</text:p>
          </table:table-cell>
          <table:table-cell office:value-type="float" office:value="67.875" calcext:value-type="float">
            <text:p>67,875</text:p>
          </table:table-cell>
          <table:table-cell office:value-type="float" office:value="654.291237" calcext:value-type="float">
            <text:p>654,291237</text:p>
          </table:table-cell>
          <table:table-cell office:value-type="float" office:value="-0.060995" calcext:value-type="float">
            <text:p>-0,060995</text:p>
          </table:table-cell>
          <table:table-cell office:value-type="float" office:value="-0.013892" calcext:value-type="float">
            <text:p>-0,013892</text:p>
          </table:table-cell>
          <table:table-cell office:value-type="float" office:value="-0.00422" calcext:value-type="float">
            <text:p>-0,00422</text:p>
          </table:table-cell>
        </table:table-row>
        <table:table-row table:style-name="ro1">
          <table:table-cell office:value-type="string" calcext:value-type="string">
            <text:p>10 Mar 2017 01:42:00.000</text:p>
          </table:table-cell>
          <table:table-cell office:value-type="float" office:value="16.674" calcext:value-type="float">
            <text:p>16,674</text:p>
          </table:table-cell>
          <table:table-cell office:value-type="float" office:value="67.054" calcext:value-type="float">
            <text:p>67,054</text:p>
          </table:table-cell>
          <table:table-cell office:value-type="float" office:value="654.102675" calcext:value-type="float">
            <text:p>654,102675</text:p>
          </table:table-cell>
          <table:table-cell office:value-type="float" office:value="-0.061044" calcext:value-type="float">
            <text:p>-0,061044</text:p>
          </table:table-cell>
          <table:table-cell office:value-type="float" office:value="-0.013488" calcext:value-type="float">
            <text:p>-0,013488</text:p>
          </table:table-cell>
          <table:table-cell office:value-type="float" office:value="-0.002029" calcext:value-type="float">
            <text:p>-0,002029</text:p>
          </table:table-cell>
        </table:table-row>
        <table:table-row table:style-name="ro1">
          <table:table-cell office:value-type="string" calcext:value-type="string">
            <text:p>10 Mar 2017 01:43:00.000</text:p>
          </table:table-cell>
          <table:table-cell office:value-type="float" office:value="13.01" calcext:value-type="float">
            <text:p>13,01</text:p>
          </table:table-cell>
          <table:table-cell office:value-type="float" office:value="66.255" calcext:value-type="float">
            <text:p>66,255</text:p>
          </table:table-cell>
          <table:table-cell office:value-type="float" office:value="654.050007" calcext:value-type="float">
            <text:p>654,050007</text:p>
          </table:table-cell>
          <table:table-cell office:value-type="float" office:value="-0.061081" calcext:value-type="float">
            <text:p>-0,061081</text:p>
          </table:table-cell>
          <table:table-cell office:value-type="float" office:value="-0.013179" calcext:value-type="float">
            <text:p>-0,013179</text:p>
          </table:table-cell>
          <table:table-cell office:value-type="float" office:value="0.000304" calcext:value-type="float">
            <text:p>0,000304</text:p>
          </table:table-cell>
        </table:table-row>
        <table:table-row table:style-name="ro1">
          <table:table-cell office:value-type="string" calcext:value-type="string">
            <text:p>10 Mar 2017 01:44:00.000</text:p>
          </table:table-cell>
          <table:table-cell office:value-type="float" office:value="9.344" calcext:value-type="float">
            <text:p>9,344</text:p>
          </table:table-cell>
          <table:table-cell office:value-type="float" office:value="65.471" calcext:value-type="float">
            <text:p>65,471</text:p>
          </table:table-cell>
          <table:table-cell office:value-type="float" office:value="654.140632" calcext:value-type="float">
            <text:p>654,140632</text:p>
          </table:table-cell>
          <table:table-cell office:value-type="float" office:value="-0.061106" calcext:value-type="float">
            <text:p>-0,061106</text:p>
          </table:table-cell>
          <table:table-cell office:value-type="float" office:value="-0.012955" calcext:value-type="float">
            <text:p>-0,012955</text:p>
          </table:table-cell>
          <table:table-cell office:value-type="float" office:value="0.002742" calcext:value-type="float">
            <text:p>0,002742</text:p>
          </table:table-cell>
        </table:table-row>
        <table:table-row table:style-name="ro1">
          <table:table-cell office:value-type="string" calcext:value-type="string">
            <text:p>10 Mar 2017 01:45:00.000</text:p>
          </table:table-cell>
          <table:table-cell office:value-type="float" office:value="5.678" calcext:value-type="float">
            <text:p>5,678</text:p>
          </table:table-cell>
          <table:table-cell office:value-type="float" office:value="64.699" calcext:value-type="float">
            <text:p>64,699</text:p>
          </table:table-cell>
          <table:table-cell office:value-type="float" office:value="654.379678" calcext:value-type="float">
            <text:p>654,379678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809" calcext:value-type="float">
            <text:p>-0,012809</text:p>
          </table:table-cell>
          <table:table-cell office:value-type="float" office:value="0.005245" calcext:value-type="float">
            <text:p>0,005245</text:p>
          </table:table-cell>
        </table:table-row>
        <table:table-row table:style-name="ro1">
          <table:table-cell office:value-type="string" calcext:value-type="string">
            <text:p>10 Mar 2017 01:46:00.000</text:p>
          </table:table-cell>
          <table:table-cell office:value-type="float" office:value="2.01" calcext:value-type="float">
            <text:p>2,01</text:p>
          </table:table-cell>
          <table:table-cell office:value-type="float" office:value="63.933" calcext:value-type="float">
            <text:p>63,933</text:p>
          </table:table-cell>
          <table:table-cell office:value-type="float" office:value="654.769888" calcext:value-type="float">
            <text:p>654,769888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34" calcext:value-type="float">
            <text:p>-0,012734</text:p>
          </table:table-cell>
          <table:table-cell office:value-type="float" office:value="0.007773" calcext:value-type="float">
            <text:p>0,007773</text:p>
          </table:table-cell>
        </table:table-row>
        <table:table-row table:style-name="ro1">
          <table:table-cell office:value-type="string" calcext:value-type="string">
            <text:p>10 Mar 2017 01:47:00.000</text:p>
          </table:table-cell>
          <table:table-cell office:value-type="float" office:value="-1.657" calcext:value-type="float">
            <text:p>-1,657</text:p>
          </table:table-cell>
          <table:table-cell office:value-type="float" office:value="63.169" calcext:value-type="float">
            <text:p>63,169</text:p>
          </table:table-cell>
          <table:table-cell office:value-type="float" office:value="655.311541" calcext:value-type="float">
            <text:p>655,311541</text:p>
          </table:table-cell>
          <table:table-cell office:value-type="float" office:value="-0.061113" calcext:value-type="float">
            <text:p>-0,061113</text:p>
          </table:table-cell>
          <table:table-cell office:value-type="float" office:value="-0.01273" calcext:value-type="float">
            <text:p>-0,01273</text:p>
          </table:table-cell>
          <table:table-cell office:value-type="float" office:value="0.010285" calcext:value-type="float">
            <text:p>0,010285</text:p>
          </table:table-cell>
        </table:table-row>
        <table:table-row table:style-name="ro1">
          <table:table-cell office:value-type="string" calcext:value-type="string">
            <text:p>10 Mar 2017 01:48:00.000</text:p>
          </table:table-cell>
          <table:table-cell office:value-type="float" office:value="-5.323" calcext:value-type="float">
            <text:p>-5,323</text:p>
          </table:table-cell>
          <table:table-cell office:value-type="float" office:value="62.404" calcext:value-type="float">
            <text:p>62,404</text:p>
          </table:table-cell>
          <table:table-cell office:value-type="float" office:value="656.002425" calcext:value-type="float">
            <text:p>656,002425</text:p>
          </table:table-cell>
          <table:table-cell office:value-type="float" office:value="-0.061092" calcext:value-type="float">
            <text:p>-0,061092</text:p>
          </table:table-cell>
          <table:table-cell office:value-type="float" office:value="-0.012795" calcext:value-type="float">
            <text:p>-0,012795</text:p>
          </table:table-cell>
          <table:table-cell office:value-type="float" office:value="0.01274" calcext:value-type="float">
            <text:p>0,01274</text:p>
          </table:table-cell>
        </table:table-row>
        <table:table-row table:style-name="ro1">
          <table:table-cell office:value-type="string" calcext:value-type="string">
            <text:p>10 Mar 2017 01:49:00.000</text:p>
          </table:table-cell>
          <table:table-cell office:value-type="float" office:value="-8.988" calcext:value-type="float">
            <text:p>-8,988</text:p>
          </table:table-cell>
          <table:table-cell office:value-type="float" office:value="61.632" calcext:value-type="float">
            <text:p>61,632</text:p>
          </table:table-cell>
          <table:table-cell office:value-type="float" office:value="656.837843" calcext:value-type="float">
            <text:p>656,837843</text:p>
          </table:table-cell>
          <table:table-cell office:value-type="float" office:value="-0.061061" calcext:value-type="float">
            <text:p>-0,061061</text:p>
          </table:table-cell>
          <table:table-cell office:value-type="float" office:value="-0.012931" calcext:value-type="float">
            <text:p>-0,012931</text:p>
          </table:table-cell>
          <table:table-cell office:value-type="float" office:value="0.015095" calcext:value-type="float">
            <text:p>0,015095</text:p>
          </table:table-cell>
        </table:table-row>
        <table:table-row table:style-name="ro1">
          <table:table-cell office:value-type="string" calcext:value-type="string">
            <text:p>10 Mar 2017 01:50:00.000</text:p>
          </table:table-cell>
          <table:table-cell office:value-type="float" office:value="-12.65" calcext:value-type="float">
            <text:p>-12,65</text:p>
          </table:table-cell>
          <table:table-cell office:value-type="float" office:value="60.85" calcext:value-type="float">
            <text:p>60,85</text:p>
          </table:table-cell>
          <table:table-cell office:value-type="float" office:value="657.810672" calcext:value-type="float">
            <text:p>657,810672</text:p>
          </table:table-cell>
          <table:table-cell office:value-type="float" office:value="-0.061018" calcext:value-type="float">
            <text:p>-0,061018</text:p>
          </table:table-cell>
          <table:table-cell office:value-type="float" office:value="-0.013144" calcext:value-type="float">
            <text:p>-0,013144</text:p>
          </table:table-cell>
          <table:table-cell office:value-type="float" office:value="0.017312" calcext:value-type="float">
            <text:p>0,017312</text:p>
          </table:table-cell>
        </table:table-row>
        <table:table-row table:style-name="ro1">
          <table:table-cell office:value-type="string" calcext:value-type="string">
            <text:p>10 Mar 2017 01:51:00.000</text:p>
          </table:table-cell>
          <table:table-cell office:value-type="float" office:value="-16.31" calcext:value-type="float">
            <text:p>-16,31</text:p>
          </table:table-cell>
          <table:table-cell office:value-type="float" office:value="60.053" calcext:value-type="float">
            <text:p>60,053</text:p>
          </table:table-cell>
          <table:table-cell office:value-type="float" office:value="658.911462" calcext:value-type="float">
            <text:p>658,911462</text:p>
          </table:table-cell>
          <table:table-cell office:value-type="float" office:value="-0.060964" calcext:value-type="float">
            <text:p>-0,060964</text:p>
          </table:table-cell>
          <table:table-cell office:value-type="float" office:value="-0.01344" calcext:value-type="float">
            <text:p>-0,01344</text:p>
          </table:table-cell>
          <table:table-cell office:value-type="float" office:value="0.019352" calcext:value-type="float">
            <text:p>0,019352</text:p>
          </table:table-cell>
        </table:table-row>
        <table:table-row table:style-name="ro1">
          <table:table-cell office:value-type="string" calcext:value-type="string">
            <text:p>10 Mar 2017 01:52:00.000</text:p>
          </table:table-cell>
          <table:table-cell office:value-type="float" office:value="-19.966" calcext:value-type="float">
            <text:p>-19,966</text:p>
          </table:table-cell>
          <table:table-cell office:value-type="float" office:value="59.236" calcext:value-type="float">
            <text:p>59,236</text:p>
          </table:table-cell>
          <table:table-cell office:value-type="float" office:value="660.128567" calcext:value-type="float">
            <text:p>660,128567</text:p>
          </table:table-cell>
          <table:table-cell office:value-type="float" office:value="-0.060898" calcext:value-type="float">
            <text:p>-0,060898</text:p>
          </table:table-cell>
          <table:table-cell office:value-type="float" office:value="-0.01383" calcext:value-type="float">
            <text:p>-0,01383</text:p>
          </table:table-cell>
          <table:table-cell office:value-type="float" office:value="0.021182" calcext:value-type="float">
            <text:p>0,021182</text:p>
          </table:table-cell>
        </table:table-row>
        <table:table-row table:style-name="ro1">
          <table:table-cell office:value-type="string" calcext:value-type="string">
            <text:p>10 Mar 2017 01:53:00.000</text:p>
          </table:table-cell>
          <table:table-cell office:value-type="float" office:value="-23.617" calcext:value-type="float">
            <text:p>-23,617</text:p>
          </table:table-cell>
          <table:table-cell office:value-type="float" office:value="58.392" calcext:value-type="float">
            <text:p>58,392</text:p>
          </table:table-cell>
          <table:table-cell office:value-type="float" office:value="661.448328" calcext:value-type="float">
            <text:p>661,448328</text:p>
          </table:table-cell>
          <table:table-cell office:value-type="float" office:value="-0.06082" calcext:value-type="float">
            <text:p>-0,06082</text:p>
          </table:table-cell>
          <table:table-cell office:value-type="float" office:value="-0.014328" calcext:value-type="float">
            <text:p>-0,014328</text:p>
          </table:table-cell>
          <table:table-cell office:value-type="float" office:value="0.022767" calcext:value-type="float">
            <text:p>0,022767</text:p>
          </table:table-cell>
        </table:table-row>
        <table:table-row table:style-name="ro1">
          <table:table-cell office:value-type="string" calcext:value-type="string">
            <text:p>10 Mar 2017 01:54:00.000</text:p>
          </table:table-cell>
          <table:table-cell office:value-type="float" office:value="-27.264" calcext:value-type="float">
            <text:p>-27,264</text:p>
          </table:table-cell>
          <table:table-cell office:value-type="float" office:value="57.514" calcext:value-type="float">
            <text:p>57,514</text:p>
          </table:table-cell>
          <table:table-cell office:value-type="float" office:value="662.855279" calcext:value-type="float">
            <text:p>662,855279</text:p>
          </table:table-cell>
          <table:table-cell office:value-type="float" office:value="-0.060729" calcext:value-type="float">
            <text:p>-0,060729</text:p>
          </table:table-cell>
          <table:table-cell office:value-type="float" office:value="-0.014955" calcext:value-type="float">
            <text:p>-0,014955</text:p>
          </table:table-cell>
          <table:table-cell office:value-type="float" office:value="0.024081" calcext:value-type="float">
            <text:p>0,024081</text:p>
          </table:table-cell>
        </table:table-row>
        <table:table-row table:style-name="ro1">
          <table:table-cell office:value-type="string" calcext:value-type="string">
            <text:p>10 Mar 2017 01:55:00.000</text:p>
          </table:table-cell>
          <table:table-cell office:value-type="float" office:value="-30.904" calcext:value-type="float">
            <text:p>-30,904</text:p>
          </table:table-cell>
          <table:table-cell office:value-type="float" office:value="56.594" calcext:value-type="float">
            <text:p>56,594</text:p>
          </table:table-cell>
          <table:table-cell office:value-type="float" office:value="664.332386" calcext:value-type="float">
            <text:p>664,332386</text:p>
          </table:table-cell>
          <table:table-cell office:value-type="float" office:value="-0.060623" calcext:value-type="float">
            <text:p>-0,060623</text:p>
          </table:table-cell>
          <table:table-cell office:value-type="float" office:value="-0.015736" calcext:value-type="float">
            <text:p>-0,015736</text:p>
          </table:table-cell>
          <table:table-cell office:value-type="float" office:value="0.0251" calcext:value-type="float">
            <text:p>0,0251</text:p>
          </table:table-cell>
        </table:table-row>
        <table:table-row table:style-name="ro1">
          <table:table-cell office:value-type="string" calcext:value-type="string">
            <text:p>10 Mar 2017 01:56:00.000</text:p>
          </table:table-cell>
          <table:table-cell office:value-type="float" office:value="-34.538" calcext:value-type="float">
            <text:p>-34,538</text:p>
          </table:table-cell>
          <table:table-cell office:value-type="float" office:value="55.622" calcext:value-type="float">
            <text:p>55,622</text:p>
          </table:table-cell>
          <table:table-cell office:value-type="float" office:value="665.861318" calcext:value-type="float">
            <text:p>665,861318</text:p>
          </table:table-cell>
          <table:table-cell office:value-type="float" office:value="-0.060502" calcext:value-type="float">
            <text:p>-0,060502</text:p>
          </table:table-cell>
          <table:table-cell office:value-type="float" office:value="-0.016708" calcext:value-type="float">
            <text:p>-0,016708</text:p>
          </table:table-cell>
          <table:table-cell office:value-type="float" office:value="0.025804" calcext:value-type="float">
            <text:p>0,025804</text:p>
          </table:table-cell>
        </table:table-row>
        <table:table-row table:style-name="ro1">
          <table:table-cell office:value-type="string" calcext:value-type="string">
            <text:p>10 Mar 2017 01:57:00.000</text:p>
          </table:table-cell>
          <table:table-cell office:value-type="float" office:value="-38.164" calcext:value-type="float">
            <text:p>-38,164</text:p>
          </table:table-cell>
          <table:table-cell office:value-type="float" office:value="54.584" calcext:value-type="float">
            <text:p>54,584</text:p>
          </table:table-cell>
          <table:table-cell office:value-type="float" office:value="667.422725" calcext:value-type="float">
            <text:p>667,422725</text:p>
          </table:table-cell>
          <table:table-cell office:value-type="float" office:value="-0.060362" calcext:value-type="float">
            <text:p>-0,060362</text:p>
          </table:table-cell>
          <table:table-cell office:value-type="float" office:value="-0.017921" calcext:value-type="float">
            <text:p>-0,017921</text:p>
          </table:table-cell>
          <table:table-cell office:value-type="float" office:value="0.026179" calcext:value-type="float">
            <text:p>0,026179</text:p>
          </table:table-cell>
        </table:table-row>
        <table:table-row table:style-name="ro1">
          <table:table-cell office:value-type="string" calcext:value-type="string">
            <text:p>10 Mar 2017 01:58:00.000</text:p>
          </table:table-cell>
          <table:table-cell office:value-type="float" office:value="-41.781" calcext:value-type="float">
            <text:p>-41,781</text:p>
          </table:table-cell>
          <table:table-cell office:value-type="float" office:value="53.465" calcext:value-type="float">
            <text:p>53,465</text:p>
          </table:table-cell>
          <table:table-cell office:value-type="float" office:value="668.996547" calcext:value-type="float">
            <text:p>668,996547</text:p>
          </table:table-cell>
          <table:table-cell office:value-type="float" office:value="-0.060199" calcext:value-type="float">
            <text:p>-0,060199</text:p>
          </table:table-cell>
          <table:table-cell office:value-type="float" office:value="-0.019443" calcext:value-type="float">
            <text:p>-0,019443</text:p>
          </table:table-cell>
          <table:table-cell office:value-type="float" office:value="0.026215" calcext:value-type="float">
            <text:p>0,026215</text:p>
          </table:table-cell>
        </table:table-row>
        <table:table-row table:style-name="ro1">
          <table:table-cell office:value-type="string" calcext:value-type="string">
            <text:p>10 Mar 2017 01:59:00.000</text:p>
          </table:table-cell>
          <table:table-cell office:value-type="float" office:value="-45.388" calcext:value-type="float">
            <text:p>-45,388</text:p>
          </table:table-cell>
          <table:table-cell office:value-type="float" office:value="52.243" calcext:value-type="float">
            <text:p>52,243</text:p>
          </table:table-cell>
          <table:table-cell office:value-type="float" office:value="670.56232" calcext:value-type="float">
            <text:p>670,56232</text:p>
          </table:table-cell>
          <table:table-cell office:value-type="float" office:value="-0.060007" calcext:value-type="float">
            <text:p>-0,060007</text:p>
          </table:table-cell>
          <table:table-cell office:value-type="float" office:value="-0.021373" calcext:value-type="float">
            <text:p>-0,021373</text:p>
          </table:table-cell>
          <table:table-cell office:value-type="float" office:value="0.025909" calcext:value-type="float">
            <text:p>0,025909</text:p>
          </table:table-cell>
        </table:table-row>
        <table:table-row table:style-name="ro1">
          <table:table-cell office:value-type="string" calcext:value-type="string">
            <text:p>10 Mar 2017 02:00:00.000</text:p>
          </table:table-cell>
          <table:table-cell office:value-type="float" office:value="-48.981" calcext:value-type="float">
            <text:p>-48,981</text:p>
          </table:table-cell>
          <table:table-cell office:value-type="float" office:value="50.889" calcext:value-type="float">
            <text:p>50,889</text:p>
          </table:table-cell>
          <table:table-cell office:value-type="float" office:value="672.099495" calcext:value-type="float">
            <text:p>672,099495</text:p>
          </table:table-cell>
          <table:table-cell office:value-type="float" office:value="-0.059776" calcext:value-type="float">
            <text:p>-0,059776</text:p>
          </table:table-cell>
          <table:table-cell office:value-type="float" office:value="-0.023852" calcext:value-type="float">
            <text:p>-0,023852</text:p>
          </table:table-cell>
          <table:table-cell office:value-type="float" office:value="0.025261" calcext:value-type="float">
            <text:p>0,025261</text:p>
          </table:table-cell>
        </table:table-row>
        <table:table-row table:style-name="ro1">
          <table:table-cell office:value-type="string" calcext:value-type="string">
            <text:p>10 Mar 2017 02:01:00.000</text:p>
          </table:table-cell>
          <table:table-cell office:value-type="float" office:value="-52.56" calcext:value-type="float">
            <text:p>-52,56</text:p>
          </table:table-cell>
          <table:table-cell office:value-type="float" office:value="49.365" calcext:value-type="float">
            <text:p>49,365</text:p>
          </table:table-cell>
          <table:table-cell office:value-type="float" office:value="673.587754" calcext:value-type="float">
            <text:p>673,587754</text:p>
          </table:table-cell>
          <table:table-cell office:value-type="float" office:value="-0.059493" calcext:value-type="float">
            <text:p>-0,059493</text:p>
          </table:table-cell>
          <table:table-cell office:value-type="float" office:value="-0.02709" calcext:value-type="float">
            <text:p>-0,02709</text:p>
          </table:table-cell>
          <table:table-cell office:value-type="float" office:value="0.024279" calcext:value-type="float">
            <text:p>0,024279</text:p>
          </table:table-cell>
        </table:table-row>
        <table:table-row table:style-name="ro1">
          <table:table-cell office:value-type="string" calcext:value-type="string">
            <text:p>10 Mar 2017 02:02:00.000</text:p>
          </table:table-cell>
          <table:table-cell office:value-type="float" office:value="-56.119" calcext:value-type="float">
            <text:p>-56,119</text:p>
          </table:table-cell>
          <table:table-cell office:value-type="float" office:value="47.617" calcext:value-type="float">
            <text:p>47,617</text:p>
          </table:table-cell>
          <table:table-cell office:value-type="float" office:value="675.007316" calcext:value-type="float">
            <text:p>675,007316</text:p>
          </table:table-cell>
          <table:table-cell office:value-type="float" office:value="-0.059133" calcext:value-type="float">
            <text:p>-0,059133</text:p>
          </table:table-cell>
          <table:table-cell office:value-type="float" office:value="-0.031405" calcext:value-type="float">
            <text:p>-0,031405</text:p>
          </table:table-cell>
          <table:table-cell office:value-type="float" office:value="0.022973" calcext:value-type="float">
            <text:p>0,022973</text:p>
          </table:table-cell>
        </table:table-row>
        <table:table-row table:style-name="ro1">
          <table:table-cell office:value-type="string" calcext:value-type="string">
            <text:p>10 Mar 2017 02:03:00.000</text:p>
          </table:table-cell>
          <table:table-cell office:value-type="float" office:value="-59.653" calcext:value-type="float">
            <text:p>-59,653</text:p>
          </table:table-cell>
          <table:table-cell office:value-type="float" office:value="45.565" calcext:value-type="float">
            <text:p>45,565</text:p>
          </table:table-cell>
          <table:table-cell office:value-type="float" office:value="676.339243" calcext:value-type="float">
            <text:p>676,339243</text:p>
          </table:table-cell>
          <table:table-cell office:value-type="float" office:value="-0.058662" calcext:value-type="float">
            <text:p>-0,058662</text:p>
          </table:table-cell>
          <table:table-cell office:value-type="float" office:value="-0.037303" calcext:value-type="float">
            <text:p>-0,037303</text:p>
          </table:table-cell>
          <table:table-cell office:value-type="float" office:value="0.021361" calcext:value-type="float">
            <text:p>0,021361</text:p>
          </table:table-cell>
        </table:table-row>
        <table:table-row table:style-name="ro1">
          <table:table-cell office:value-type="string" calcext:value-type="string">
            <text:p>10 Mar 2017 02:04:00.000</text:p>
          </table:table-cell>
          <table:table-cell office:value-type="float" office:value="-63.155" calcext:value-type="float">
            <text:p>-63,155</text:p>
          </table:table-cell>
          <table:table-cell office:value-type="float" office:value="43.093" calcext:value-type="float">
            <text:p>43,093</text:p>
          </table:table-cell>
          <table:table-cell office:value-type="float" office:value="677.565717" calcext:value-type="float">
            <text:p>677,565717</text:p>
          </table:table-cell>
          <table:table-cell office:value-type="float" office:value="-0.058015" calcext:value-type="float">
            <text:p>-0,058015</text:p>
          </table:table-cell>
          <table:table-cell office:value-type="float" office:value="-0.045613" calcext:value-type="float">
            <text:p>-0,045613</text:p>
          </table:table-cell>
          <table:table-cell office:value-type="float" office:value="0.019462" calcext:value-type="float">
            <text:p>0,019462</text:p>
          </table:table-cell>
        </table:table-row>
        <table:table-row table:style-name="ro1">
          <table:table-cell office:value-type="string" calcext:value-type="string">
            <text:p>10 Mar 2017 02:05:00.000</text:p>
          </table:table-cell>
          <table:table-cell office:value-type="float" office:value="-66.61" calcext:value-type="float">
            <text:p>-66,61</text:p>
          </table:table-cell>
          <table:table-cell office:value-type="float" office:value="40.016" calcext:value-type="float">
            <text:p>40,016</text:p>
          </table:table-cell>
          <table:table-cell office:value-type="float" office:value="678.670315" calcext:value-type="float">
            <text:p>678,670315</text:p>
          </table:table-cell>
          <table:table-cell office:value-type="float" office:value="-0.057083" calcext:value-type="float">
            <text:p>-0,057083</text:p>
          </table:table-cell>
          <table:table-cell office:value-type="float" office:value="-0.05776" calcext:value-type="float">
            <text:p>-0,05776</text:p>
          </table:table-cell>
          <table:table-cell office:value-type="float" office:value="0.017304" calcext:value-type="float">
            <text:p>0,017304</text:p>
          </table:table-cell>
        </table:table-row>
        <table:table-row table:style-name="ro1">
          <table:table-cell office:value-type="string" calcext:value-type="string">
            <text:p>10 Mar 2017 02:06:00.000</text:p>
          </table:table-cell>
          <table:table-cell office:value-type="float" office:value="-69.995" calcext:value-type="float">
            <text:p>-69,995</text:p>
          </table:table-cell>
          <table:table-cell office:value-type="float" office:value="36.035" calcext:value-type="float">
            <text:p>36,035</text:p>
          </table:table-cell>
          <table:table-cell office:value-type="float" office:value="679.638243" calcext:value-type="float">
            <text:p>679,638243</text:p>
          </table:table-cell>
          <table:table-cell office:value-type="float" office:value="-0.05566" calcext:value-type="float">
            <text:p>-0,05566</text:p>
          </table:table-cell>
          <table:table-cell office:value-type="float" office:value="-0.076297" calcext:value-type="float">
            <text:p>-0,076297</text:p>
          </table:table-cell>
          <table:table-cell office:value-type="float" office:value="0.014913" calcext:value-type="float">
            <text:p>0,014913</text:p>
          </table:table-cell>
        </table:table-row>
        <table:table-row table:style-name="ro1">
          <table:table-cell office:value-type="string" calcext:value-type="string">
            <text:p>10 Mar 2017 02:07:00.000</text:p>
          </table:table-cell>
          <table:table-cell office:value-type="float" office:value="-73.271" calcext:value-type="float">
            <text:p>-73,271</text:p>
          </table:table-cell>
          <table:table-cell office:value-type="float" office:value="30.64" calcext:value-type="float">
            <text:p>30,64</text:p>
          </table:table-cell>
          <table:table-cell office:value-type="float" office:value="680.45656" calcext:value-type="float">
            <text:p>680,45656</text:p>
          </table:table-cell>
          <table:table-cell office:value-type="float" office:value="-0.05333" calcext:value-type="float">
            <text:p>-0,05333</text:p>
          </table:table-cell>
          <table:table-cell office:value-type="float" office:value="-0.106001" calcext:value-type="float">
            <text:p>-0,106001</text:p>
          </table:table-cell>
          <table:table-cell office:value-type="float" office:value="0.012324" calcext:value-type="float">
            <text:p>0,012324</text:p>
          </table:table-cell>
        </table:table-row>
        <table:table-row table:style-name="ro1">
          <table:table-cell office:value-type="string" calcext:value-type="string">
            <text:p>10 Mar 2017 02:08:00.000</text:p>
          </table:table-cell>
          <table:table-cell office:value-type="float" office:value="-76.36" calcext:value-type="float">
            <text:p>-76,36</text:p>
          </table:table-cell>
          <table:table-cell office:value-type="float" office:value="22.917" calcext:value-type="float">
            <text:p>22,917</text:p>
          </table:table-cell>
          <table:table-cell office:value-type="float" office:value="681.114367" calcext:value-type="float">
            <text:p>681,114367</text:p>
          </table:table-cell>
          <table:table-cell office:value-type="float" office:value="-0.049207" calcext:value-type="float">
            <text:p>-0,049207</text:p>
          </table:table-cell>
          <table:table-cell office:value-type="float" office:value="-0.155821" calcext:value-type="float">
            <text:p>-0,155821</text:p>
          </table:table-cell>
          <table:table-cell office:value-type="float" office:value="0.009571" calcext:value-type="float">
            <text:p>0,009571</text:p>
          </table:table-cell>
        </table:table-row>
        <table:table-row table:style-name="ro1">
          <table:table-cell office:value-type="string" calcext:value-type="string">
            <text:p>10 Mar 2017 02:09:00.000</text:p>
          </table:table-cell>
          <table:table-cell office:value-type="float" office:value="-79.102" calcext:value-type="float">
            <text:p>-79,102</text:p>
          </table:table-cell>
          <table:table-cell office:value-type="float" office:value="11.251" calcext:value-type="float">
            <text:p>11,251</text:p>
          </table:table-cell>
          <table:table-cell office:value-type="float" office:value="681.60296" calcext:value-type="float">
            <text:p>681,60296</text:p>
          </table:table-cell>
          <table:table-cell office:value-type="float" office:value="-0.041342" calcext:value-type="float">
            <text:p>-0,041342</text:p>
          </table:table-cell>
          <table:table-cell office:value-type="float" office:value="-0.240074" calcext:value-type="float">
            <text:p>-0,240074</text:p>
          </table:table-cell>
          <table:table-cell office:value-type="float" office:value="0.006692" calcext:value-type="float">
            <text:p>0,006692</text:p>
          </table:table-cell>
        </table:table-row>
        <table:table-row table:style-name="ro1">
          <table:table-cell office:value-type="string" calcext:value-type="string">
            <text:p>10 Mar 2017 02:10:00.000</text:p>
          </table:table-cell>
          <table:table-cell office:value-type="float" office:value="-81.172" calcext:value-type="float">
            <text:p>-81,172</text:p>
          </table:table-cell>
          <table:table-cell office:value-type="float" office:value="-6.704" calcext:value-type="float">
            <text:p>-6,704</text:p>
          </table:table-cell>
          <table:table-cell office:value-type="float" office:value="681.91596" calcext:value-type="float">
            <text:p>681,91596</text:p>
          </table:table-cell>
          <table:table-cell office:value-type="float" office:value="-0.026061" calcext:value-type="float">
            <text:p>-0,026061</text:p>
          </table:table-cell>
          <table:table-cell office:value-type="float" office:value="-0.362138" calcext:value-type="float">
            <text:p>-0,362138</text:p>
          </table:table-cell>
          <table:table-cell office:value-type="float" office:value="0.003727" calcext:value-type="float">
            <text:p>0,003727</text:p>
          </table:table-cell>
        </table:table-row>
        <table:table-row table:style-name="ro1">
          <table:table-cell office:value-type="string" calcext:value-type="string">
            <text:p>10 Mar 2017 02:11:00.000</text:p>
          </table:table-cell>
          <table:table-cell office:value-type="float" office:value="-82.029" calcext:value-type="float">
            <text:p>-82,029</text:p>
          </table:table-cell>
          <table:table-cell office:value-type="float" office:value="-31.444" calcext:value-type="float">
            <text:p>-31,444</text:p>
          </table:table-cell>
          <table:table-cell office:value-type="float" office:value="682.049402" calcext:value-type="float">
            <text:p>682,049402</text:p>
          </table:table-cell>
          <table:table-cell office:value-type="float" office:value="-0.001214" calcext:value-type="float">
            <text:p>-0,001214</text:p>
          </table:table-cell>
          <table:table-cell office:value-type="float" office:value="-0.442497" calcext:value-type="float">
            <text:p>-0,442497</text:p>
          </table:table-cell>
          <table:table-cell office:value-type="float" office:value="0.000716" calcext:value-type="float">
            <text:p>0,000716</text:p>
          </table:table-cell>
        </table:table-row>
        <table:table-row table:style-name="ro1">
          <table:table-cell office:value-type="string" calcext:value-type="string">
            <text:p>10 Mar 2017 02:12:00.000</text:p>
          </table:table-cell>
          <table:table-cell office:value-type="float" office:value="-81.305" calcext:value-type="float">
            <text:p>-81,305</text:p>
          </table:table-cell>
          <table:table-cell office:value-type="float" office:value="-56.578" calcext:value-type="float">
            <text:p>-56,578</text:p>
          </table:table-cell>
          <table:table-cell office:value-type="float" office:value="682.001794" calcext:value-type="float">
            <text:p>682,001794</text:p>
          </table:table-cell>
          <table:table-cell office:value-type="float" office:value="0.024231" calcext:value-type="float">
            <text:p>0,024231</text:p>
          </table:table-cell>
          <table:table-cell office:value-type="float" office:value="-0.37304" calcext:value-type="float">
            <text:p>-0,37304</text:p>
          </table:table-cell>
          <table:table-cell office:value-type="float" office:value="-0.002299" calcext:value-type="float">
            <text:p>-0,002299</text:p>
          </table:table-cell>
        </table:table-row>
        <table:table-row table:style-name="ro1">
          <table:table-cell office:value-type="string" calcext:value-type="string">
            <text:p>10 Mar 2017 02:13:00.000</text:p>
          </table:table-cell>
          <table:table-cell office:value-type="float" office:value="-79.318" calcext:value-type="float">
            <text:p>-79,318</text:p>
          </table:table-cell>
          <table:table-cell office:value-type="float" office:value="-75.18" calcext:value-type="float">
            <text:p>-75,18</text:p>
          </table:table-cell>
          <table:table-cell office:value-type="float" office:value="681.774133" calcext:value-type="float">
            <text:p>681,774133</text:p>
          </table:table-cell>
          <table:table-cell office:value-type="float" office:value="0.04036" calcext:value-type="float">
            <text:p>0,04036</text:p>
          </table:table-cell>
          <table:table-cell office:value-type="float" office:value="-0.249554" calcext:value-type="float">
            <text:p>-0,249554</text:p>
          </table:table-cell>
          <table:table-cell office:value-type="float" office:value="-0.005277" calcext:value-type="float">
            <text:p>-0,005277</text:p>
          </table:table-cell>
        </table:table-row>
        <table:table-row table:style-name="ro1">
          <table:table-cell office:value-type="string" calcext:value-type="string">
            <text:p>10 Mar 2017 02:14:00.000</text:p>
          </table:table-cell>
          <table:table-cell office:value-type="float" office:value="-76.618" calcext:value-type="float">
            <text:p>-76,618</text:p>
          </table:table-cell>
          <table:table-cell office:value-type="float" office:value="-87.3" calcext:value-type="float">
            <text:p>-87,3</text:p>
          </table:table-cell>
          <table:table-cell office:value-type="float" office:value="681.369889" calcext:value-type="float">
            <text:p>681,369889</text:p>
          </table:table-cell>
          <table:table-cell office:value-type="float" office:value="0.048703" calcext:value-type="float">
            <text:p>0,048703</text:p>
          </table:table-cell>
          <table:table-cell office:value-type="float" office:value="-0.161605" calcext:value-type="float">
            <text:p>-0,161605</text:p>
          </table:table-cell>
          <table:table-cell office:value-type="float" office:value="-0.008176" calcext:value-type="float">
            <text:p>-0,008176</text:p>
          </table:table-cell>
        </table:table-row>
        <table:table-row table:style-name="ro1">
          <table:table-cell office:value-type="string" calcext:value-type="string">
            <text:p>10 Mar 2017 02:15:00.000</text:p>
          </table:table-cell>
          <table:table-cell office:value-type="float" office:value="-73.552" calcext:value-type="float">
            <text:p>-73,552</text:p>
          </table:table-cell>
          <table:table-cell office:value-type="float" office:value="-95.291" calcext:value-type="float">
            <text:p>-95,291</text:p>
          </table:table-cell>
          <table:table-cell office:value-type="float" office:value="680.794956" calcext:value-type="float">
            <text:p>680,794956</text:p>
          </table:table-cell>
          <table:table-cell office:value-type="float" office:value="0.053053" calcext:value-type="float">
            <text:p>0,053053</text:p>
          </table:table-cell>
          <table:table-cell office:value-type="float" office:value="-0.109396" calcext:value-type="float">
            <text:p>-0,109396</text:p>
          </table:table-cell>
          <table:table-cell office:value-type="float" office:value="-0.010957" calcext:value-type="float">
            <text:p>-0,010957</text:p>
          </table:table-cell>
        </table:table-row>
        <table:table-row table:style-name="ro1">
          <table:table-cell office:value-type="string" calcext:value-type="string">
            <text:p>10 Mar 2017 02:16:00.000</text:p>
          </table:table-cell>
          <table:table-cell office:value-type="float" office:value="-70.289" calcext:value-type="float">
            <text:p>-70,289</text:p>
          </table:table-cell>
          <table:table-cell office:value-type="float" office:value="-100.847" calcext:value-type="float">
            <text:p>-100,847</text:p>
          </table:table-cell>
          <table:table-cell office:value-type="float" office:value="680.057564" calcext:value-type="float">
            <text:p>680,057564</text:p>
          </table:table-cell>
          <table:table-cell office:value-type="float" office:value="0.055494" calcext:value-type="float">
            <text:p>0,055494</text:p>
          </table:table-cell>
          <table:table-cell office:value-type="float" office:value="-0.078364" calcext:value-type="float">
            <text:p>-0,078364</text:p>
          </table:table-cell>
          <table:table-cell office:value-type="float" office:value="-0.013583" calcext:value-type="float">
            <text:p>-0,013583</text:p>
          </table:table-cell>
        </table:table-row>
        <table:table-row table:style-name="ro1">
          <table:table-cell office:value-type="string" calcext:value-type="string">
            <text:p>10 Mar 2017 02:17:00.000</text:p>
          </table:table-cell>
          <table:table-cell office:value-type="float" office:value="-66.911" calcext:value-type="float">
            <text:p>-66,911</text:p>
          </table:table-cell>
          <table:table-cell office:value-type="float" office:value="-104.927" calcext:value-type="float">
            <text:p>-104,927</text:p>
          </table:table-cell>
          <table:table-cell office:value-type="float" office:value="679.168155" calcext:value-type="float">
            <text:p>679,168155</text:p>
          </table:table-cell>
          <table:table-cell office:value-type="float" office:value="0.056975" calcext:value-type="float">
            <text:p>0,056975</text:p>
          </table:table-cell>
          <table:table-cell office:value-type="float" office:value="-0.059081" calcext:value-type="float">
            <text:p>-0,059081</text:p>
          </table:table-cell>
          <table:table-cell office:value-type="float" office:value="-0.016017" calcext:value-type="float">
            <text:p>-0,016017</text:p>
          </table:table-cell>
        </table:table-row>
        <table:table-row table:style-name="ro1">
          <table:table-cell office:value-type="string" calcext:value-type="string">
            <text:p>10 Mar 2017 02:18:00.000</text:p>
          </table:table-cell>
          <table:table-cell office:value-type="float" office:value="-63.462" calcext:value-type="float">
            <text:p>-63,462</text:p>
          </table:table-cell>
          <table:table-cell office:value-type="float" office:value="-108.069" calcext:value-type="float">
            <text:p>-108,069</text:p>
          </table:table-cell>
          <table:table-cell office:value-type="float" office:value="678.139228" calcext:value-type="float">
            <text:p>678,139228</text:p>
          </table:table-cell>
          <table:table-cell office:value-type="float" office:value="0.057938" calcext:value-type="float">
            <text:p>0,057938</text:p>
          </table:table-cell>
          <table:table-cell office:value-type="float" office:value="-0.046499" calcext:value-type="float">
            <text:p>-0,046499</text:p>
          </table:table-cell>
          <table:table-cell office:value-type="float" office:value="-0.018227" calcext:value-type="float">
            <text:p>-0,018227</text:p>
          </table:table-cell>
        </table:table-row>
        <table:table-row table:style-name="ro1">
          <table:table-cell office:value-type="string" calcext:value-type="string">
            <text:p>10 Mar 2017 02:19:00.000</text:p>
          </table:table-cell>
          <table:table-cell office:value-type="float" office:value="-59.965" calcext:value-type="float">
            <text:p>-59,965</text:p>
          </table:table-cell>
          <table:table-cell office:value-type="float" office:value="-110.586" calcext:value-type="float">
            <text:p>-110,586</text:p>
          </table:table-cell>
          <table:table-cell office:value-type="float" office:value="676.985159" calcext:value-type="float">
            <text:p>676,985159</text:p>
          </table:table-cell>
          <table:table-cell office:value-type="float" office:value="0.058604" calcext:value-type="float">
            <text:p>0,058604</text:p>
          </table:table-cell>
          <table:table-cell office:value-type="float" office:value="-0.03792" calcext:value-type="float">
            <text:p>-0,03792</text:p>
          </table:table-cell>
          <table:table-cell office:value-type="float" office:value="-0.020183" calcext:value-type="float">
            <text:p>-0,020183</text:p>
          </table:table-cell>
        </table:table-row>
        <table:table-row table:style-name="ro1">
          <table:table-cell office:value-type="string" calcext:value-type="string">
            <text:p>10 Mar 2017 02:20:00.000</text:p>
          </table:table-cell>
          <table:table-cell office:value-type="float" office:value="-56.433" calcext:value-type="float">
            <text:p>-56,433</text:p>
          </table:table-cell>
          <table:table-cell office:value-type="float" office:value="-112.669" calcext:value-type="float">
            <text:p>-112,669</text:p>
          </table:table-cell>
          <table:table-cell office:value-type="float" office:value="675.72198" calcext:value-type="float">
            <text:p>675,72198</text:p>
          </table:table-cell>
          <table:table-cell office:value-type="float" office:value="0.059087" calcext:value-type="float">
            <text:p>0,059087</text:p>
          </table:table-cell>
          <table:table-cell office:value-type="float" office:value="-0.031849" calcext:value-type="float">
            <text:p>-0,031849</text:p>
          </table:table-cell>
          <table:table-cell office:value-type="float" office:value="-0.02186" calcext:value-type="float">
            <text:p>-0,02186</text:p>
          </table:table-cell>
        </table:table-row>
        <table:table-row table:style-name="ro1">
          <table:table-cell office:value-type="string" calcext:value-type="string">
            <text:p>10 Mar 2017 02:21:00.000</text:p>
          </table:table-cell>
          <table:table-cell office:value-type="float" office:value="-52.877" calcext:value-type="float">
            <text:p>-52,877</text:p>
          </table:table-cell>
          <table:table-cell office:value-type="float" office:value="-114.44" calcext:value-type="float">
            <text:p>-114,44</text:p>
          </table:table-cell>
          <table:table-cell office:value-type="float" office:value="674.367142" calcext:value-type="float">
            <text:p>674,367142</text:p>
          </table:table-cell>
          <table:table-cell office:value-type="float" office:value="0.059453" calcext:value-type="float">
            <text:p>0,059453</text:p>
          </table:table-cell>
          <table:table-cell office:value-type="float" office:value="-0.027419" calcext:value-type="float">
            <text:p>-0,027419</text:p>
          </table:table-cell>
          <table:table-cell office:value-type="float" office:value="-0.023235" calcext:value-type="float">
            <text:p>-0,023235</text:p>
          </table:table-cell>
        </table:table-row>
        <table:table-row table:style-name="ro1">
          <table:table-cell office:value-type="string" calcext:value-type="string">
            <text:p>10 Mar 2017 02:22:00.000</text:p>
          </table:table-cell>
          <table:table-cell office:value-type="float" office:value="-49.3" calcext:value-type="float">
            <text:p>-49,3</text:p>
          </table:table-cell>
          <table:table-cell office:value-type="float" office:value="-115.981" calcext:value-type="float">
            <text:p>-115,981</text:p>
          </table:table-cell>
          <table:table-cell office:value-type="float" office:value="672.939253" calcext:value-type="float">
            <text:p>672,939253</text:p>
          </table:table-cell>
          <table:table-cell office:value-type="float" office:value="0.059742" calcext:value-type="float">
            <text:p>0,059742</text:p>
          </table:table-cell>
          <table:table-cell office:value-type="float" office:value="-0.024102" calcext:value-type="float">
            <text:p>-0,024102</text:p>
          </table:table-cell>
          <table:table-cell office:value-type="float" office:value="-0.024292" calcext:value-type="float">
            <text:p>-0,024292</text:p>
          </table:table-cell>
        </table:table-row>
        <table:table-row table:style-name="ro1">
          <table:table-cell office:value-type="string" calcext:value-type="string">
            <text:p>10 Mar 2017 02:23:00.000</text:p>
          </table:table-cell>
          <table:table-cell office:value-type="float" office:value="-45.709" calcext:value-type="float">
            <text:p>-45,709</text:p>
          </table:table-cell>
          <table:table-cell office:value-type="float" office:value="-117.348" calcext:value-type="float">
            <text:p>-117,348</text:p>
          </table:table-cell>
          <table:table-cell office:value-type="float" office:value="671.457794" calcext:value-type="float">
            <text:p>671,457794</text:p>
          </table:table-cell>
          <table:table-cell office:value-type="float" office:value="0.059975" calcext:value-type="float">
            <text:p>0,059975</text:p>
          </table:table-cell>
          <table:table-cell office:value-type="float" office:value="-0.021566" calcext:value-type="float">
            <text:p>-0,021566</text:p>
          </table:table-cell>
          <table:table-cell office:value-type="float" office:value="-0.02502" calcext:value-type="float">
            <text:p>-0,02502</text:p>
          </table:table-cell>
        </table:table-row>
        <table:table-row table:style-name="ro1">
          <table:table-cell office:value-type="string" calcext:value-type="string">
            <text:p>10 Mar 2017 02:24:00.000</text:p>
          </table:table-cell>
          <table:table-cell office:value-type="float" office:value="-42.104" calcext:value-type="float">
            <text:p>-42,104</text:p>
          </table:table-cell>
          <table:table-cell office:value-type="float" office:value="-118.581" calcext:value-type="float">
            <text:p>-118,581</text:p>
          </table:table-cell>
          <table:table-cell office:value-type="float" office:value="669.942823" calcext:value-type="float">
            <text:p>669,942823</text:p>
          </table:table-cell>
          <table:table-cell office:value-type="float" office:value="0.060169" calcext:value-type="float">
            <text:p>0,060169</text:p>
          </table:table-cell>
          <table:table-cell office:value-type="float" office:value="-0.019594" calcext:value-type="float">
            <text:p>-0,019594</text:p>
          </table:table-cell>
          <table:table-cell office:value-type="float" office:value="-0.02541" calcext:value-type="float">
            <text:p>-0,02541</text:p>
          </table:table-cell>
        </table:table-row>
        <table:table-row table:style-name="ro1">
          <table:table-cell office:value-type="string" calcext:value-type="string">
            <text:p>10 Mar 2017 02:25:00.000</text:p>
          </table:table-cell>
          <table:table-cell office:value-type="float" office:value="-38.489" calcext:value-type="float">
            <text:p>-38,489</text:p>
          </table:table-cell>
          <table:table-cell office:value-type="float" office:value="-119.708" calcext:value-type="float">
            <text:p>-119,708</text:p>
          </table:table-cell>
          <table:table-cell office:value-type="float" office:value="668.414664" calcext:value-type="float">
            <text:p>668,414664</text:p>
          </table:table-cell>
          <table:table-cell office:value-type="float" office:value="0.060334" calcext:value-type="float">
            <text:p>0,060334</text:p>
          </table:table-cell>
          <table:table-cell office:value-type="float" office:value="-0.01804" calcext:value-type="float">
            <text:p>-0,01804</text:p>
          </table:table-cell>
          <table:table-cell office:value-type="float" office:value="-0.025461" calcext:value-type="float">
            <text:p>-0,025461</text:p>
          </table:table-cell>
        </table:table-row>
        <table:table-row table:style-name="ro1">
          <table:table-cell office:value-type="string" calcext:value-type="string">
            <text:p>10 Mar 2017 02:26:00.000</text:p>
          </table:table-cell>
          <table:table-cell office:value-type="float" office:value="-34.865" calcext:value-type="float">
            <text:p>-34,865</text:p>
          </table:table-cell>
          <table:table-cell office:value-type="float" office:value="-120.752" calcext:value-type="float">
            <text:p>-120,752</text:p>
          </table:table-cell>
          <table:table-cell office:value-type="float" office:value="666.8936" calcext:value-type="float">
            <text:p>666,8936</text:p>
          </table:table-cell>
          <table:table-cell office:value-type="float" office:value="0.060475" calcext:value-type="float">
            <text:p>0,060475</text:p>
          </table:table-cell>
          <table:table-cell office:value-type="float" office:value="-0.016803" calcext:value-type="float">
            <text:p>-0,016803</text:p>
          </table:table-cell>
          <table:table-cell office:value-type="float" office:value="-0.025176" calcext:value-type="float">
            <text:p>-0,025176</text:p>
          </table:table-cell>
        </table:table-row>
        <table:table-row table:style-name="ro1">
          <table:table-cell office:value-type="string" calcext:value-type="string">
            <text:p>10 Mar 2017 02:27:00.000</text:p>
          </table:table-cell>
          <table:table-cell office:value-type="float" office:value="-31.232" calcext:value-type="float">
            <text:p>-31,232</text:p>
          </table:table-cell>
          <table:table-cell office:value-type="float" office:value="-121.729" calcext:value-type="float">
            <text:p>-121,729</text:p>
          </table:table-cell>
          <table:table-cell office:value-type="float" office:value="665.39955" calcext:value-type="float">
            <text:p>665,39955</text:p>
          </table:table-cell>
          <table:table-cell office:value-type="float" office:value="0.060597" calcext:value-type="float">
            <text:p>0,060597</text:p>
          </table:table-cell>
          <table:table-cell office:value-type="float" office:value="-0.015812" calcext:value-type="float">
            <text:p>-0,015812</text:p>
          </table:table-cell>
          <table:table-cell office:value-type="float" office:value="-0.024564" calcext:value-type="float">
            <text:p>-0,024564</text:p>
          </table:table-cell>
        </table:table-row>
        <table:table-row table:style-name="ro1">
          <table:table-cell office:value-type="string" calcext:value-type="string">
            <text:p>10 Mar 2017 02:28:00.000</text:p>
          </table:table-cell>
          <table:table-cell office:value-type="float" office:value="-27.593" calcext:value-type="float">
            <text:p>-27,593</text:p>
          </table:table-cell>
          <table:table-cell office:value-type="float" office:value="-122.653" calcext:value-type="float">
            <text:p>-122,653</text:p>
          </table:table-cell>
          <table:table-cell office:value-type="float" office:value="663.951763" calcext:value-type="float">
            <text:p>663,951763</text:p>
          </table:table-cell>
          <table:table-cell office:value-type="float" office:value="0.060703" calcext:value-type="float">
            <text:p>0,060703</text:p>
          </table:table-cell>
          <table:table-cell office:value-type="float" office:value="-0.015016" calcext:value-type="float">
            <text:p>-0,015016</text:p>
          </table:table-cell>
          <table:table-cell office:value-type="float" office:value="-0.023639" calcext:value-type="float">
            <text:p>-0,023639</text:p>
          </table:table-cell>
        </table:table-row>
        <table:table-row table:style-name="ro1">
          <table:table-cell office:value-type="string" calcext:value-type="string">
            <text:p>10 Mar 2017 02:29:00.000</text:p>
          </table:table-cell>
          <table:table-cell office:value-type="float" office:value="-23.948" calcext:value-type="float">
            <text:p>-23,948</text:p>
          </table:table-cell>
          <table:table-cell office:value-type="float" office:value="-123.534" calcext:value-type="float">
            <text:p>-123,534</text:p>
          </table:table-cell>
          <table:table-cell office:value-type="float" office:value="662.568515" calcext:value-type="float">
            <text:p>662,568515</text:p>
          </table:table-cell>
          <table:table-cell office:value-type="float" office:value="0.060795" calcext:value-type="float">
            <text:p>0,060795</text:p>
          </table:table-cell>
          <table:table-cell office:value-type="float" office:value="-0.014377" calcext:value-type="float">
            <text:p>-0,014377</text:p>
          </table:table-cell>
          <table:table-cell office:value-type="float" office:value="-0.022418" calcext:value-type="float">
            <text:p>-0,022418</text:p>
          </table:table-cell>
        </table:table-row>
        <table:table-row table:style-name="ro1">
          <table:table-cell office:value-type="string" calcext:value-type="string">
            <text:p>10 Mar 2017 02:30:00.000</text:p>
          </table:table-cell>
          <table:table-cell office:value-type="float" office:value="-20.298" calcext:value-type="float">
            <text:p>-20,298</text:p>
          </table:table-cell>
          <table:table-cell office:value-type="float" office:value="-124.381" calcext:value-type="float">
            <text:p>-124,381</text:p>
          </table:table-cell>
          <table:table-cell office:value-type="float" office:value="661.266827" calcext:value-type="float">
            <text:p>661,266827</text:p>
          </table:table-cell>
          <table:table-cell office:value-type="float" office:value="0.060874" calcext:value-type="float">
            <text:p>0,060874</text:p>
          </table:table-cell>
          <table:table-cell office:value-type="float" office:value="-0.013868" calcext:value-type="float">
            <text:p>-0,013868</text:p>
          </table:table-cell>
          <table:table-cell office:value-type="float" office:value="-0.020926" calcext:value-type="float">
            <text:p>-0,020926</text:p>
          </table:table-cell>
        </table:table-row>
        <table:table-row table:style-name="ro1">
          <table:table-cell office:value-type="string" calcext:value-type="string">
            <text:p>10 Mar 2017 02:31:00.000</text:p>
          </table:table-cell>
          <table:table-cell office:value-type="float" office:value="-16.644" calcext:value-type="float">
            <text:p>-16,644</text:p>
          </table:table-cell>
          <table:table-cell office:value-type="float" office:value="-125.2" calcext:value-type="float">
            <text:p>-125,2</text:p>
          </table:table-cell>
          <table:table-cell office:value-type="float" office:value="660.062189" calcext:value-type="float">
            <text:p>660,062189</text:p>
          </table:table-cell>
          <table:table-cell office:value-type="float" office:value="0.06094" calcext:value-type="float">
            <text:p>0,06094</text:p>
          </table:table-cell>
          <table:table-cell office:value-type="float" office:value="-0.013469" calcext:value-type="float">
            <text:p>-0,013469</text:p>
          </table:table-cell>
          <table:table-cell office:value-type="float" office:value="-0.01919" calcext:value-type="float">
            <text:p>-0,01919</text:p>
          </table:table-cell>
        </table:table-row>
        <table:table-row table:style-name="ro1">
          <table:table-cell office:value-type="string" calcext:value-type="string">
            <text:p>10 Mar 2017 02:32:00.000</text:p>
          </table:table-cell>
          <table:table-cell office:value-type="float" office:value="-12.985" calcext:value-type="float">
            <text:p>-12,985</text:p>
          </table:table-cell>
          <table:table-cell office:value-type="float" office:value="-125.999" calcext:value-type="float">
            <text:p>-125,999</text:p>
          </table:table-cell>
          <table:table-cell office:value-type="float" office:value="658.968331" calcext:value-type="float">
            <text:p>658,968331</text:p>
          </table:table-cell>
          <table:table-cell office:value-type="float" office:value="0.060995" calcext:value-type="float">
            <text:p>0,060995</text:p>
          </table:table-cell>
          <table:table-cell office:value-type="float" office:value="-0.013165" calcext:value-type="float">
            <text:p>-0,013165</text:p>
          </table:table-cell>
          <table:table-cell office:value-type="float" office:value="-0.017242" calcext:value-type="float">
            <text:p>-0,017242</text:p>
          </table:table-cell>
        </table:table-row>
        <table:table-row table:style-name="ro1">
          <table:table-cell office:value-type="string" calcext:value-type="string">
            <text:p>10 Mar 2017 02:33:00.000</text:p>
          </table:table-cell>
          <table:table-cell office:value-type="float" office:value="-9.324" calcext:value-type="float">
            <text:p>-9,324</text:p>
          </table:table-cell>
          <table:table-cell office:value-type="float" office:value="-126.782" calcext:value-type="float">
            <text:p>-126,782</text:p>
          </table:table-cell>
          <table:table-cell office:value-type="float" office:value="657.997" calcext:value-type="float">
            <text:p>657,997</text:p>
          </table:table-cell>
          <table:table-cell office:value-type="float" office:value="0.061039" calcext:value-type="float">
            <text:p>0,061039</text:p>
          </table:table-cell>
          <table:table-cell office:value-type="float" office:value="-0.012945" calcext:value-type="float">
            <text:p>-0,012945</text:p>
          </table:table-cell>
          <table:table-cell office:value-type="float" office:value="-0.015114" calcext:value-type="float">
            <text:p>-0,015114</text:p>
          </table:table-cell>
        </table:table-row>
        <table:table-row table:style-name="ro1">
          <table:table-cell office:value-type="string" calcext:value-type="string">
            <text:p>10 Mar 2017 02:34:00.000</text:p>
          </table:table-cell>
          <table:table-cell office:value-type="float" office:value="-5.661" calcext:value-type="float">
            <text:p>-5,661</text:p>
          </table:table-cell>
          <table:table-cell office:value-type="float" office:value="-127.554" calcext:value-type="float">
            <text:p>-127,554</text:p>
          </table:table-cell>
          <table:table-cell office:value-type="float" office:value="657.15779" calcext:value-type="float">
            <text:p>657,15779</text:p>
          </table:table-cell>
          <table:table-cell office:value-type="float" office:value="0.061071" calcext:value-type="float">
            <text:p>0,061071</text:p>
          </table:table-cell>
          <table:table-cell office:value-type="float" office:value="-0.012801" calcext:value-type="float">
            <text:p>-0,012801</text:p>
          </table:table-cell>
          <table:table-cell office:value-type="float" office:value="-0.012846" calcext:value-type="float">
            <text:p>-0,012846</text:p>
          </table:table-cell>
        </table:table-row>
        <table:table-row table:style-name="ro1">
          <table:table-cell office:value-type="string" calcext:value-type="string">
            <text:p>10 Mar 2017 02:35:00.000</text:p>
          </table:table-cell>
          <table:table-cell office:value-type="float" office:value="-1.996" calcext:value-type="float">
            <text:p>-1,996</text:p>
          </table:table-cell>
          <table:table-cell office:value-type="float" office:value="-128.319" calcext:value-type="float">
            <text:p>-128,319</text:p>
          </table:table-cell>
          <table:table-cell office:value-type="float" office:value="656.457996" calcext:value-type="float">
            <text:p>656,457996</text:p>
          </table:table-cell>
          <table:table-cell office:value-type="float" office:value="0.061092" calcext:value-type="float">
            <text:p>0,061092</text:p>
          </table:table-cell>
          <table:table-cell office:value-type="float" office:value="-0.01273" calcext:value-type="float">
            <text:p>-0,01273</text:p>
          </table:table-cell>
          <table:table-cell office:value-type="float" office:value="-0.010475" calcext:value-type="float">
            <text:p>-0,010475</text:p>
          </table:table-cell>
        </table:table-row>
        <table:table-row table:style-name="ro1">
          <table:table-cell office:value-type="string" calcext:value-type="string">
            <text:p>10 Mar 2017 02:36:00.000</text:p>
          </table:table-cell>
          <table:table-cell office:value-type="float" office:value="1.67" calcext:value-type="float">
            <text:p>1,67</text:p>
          </table:table-cell>
          <table:table-cell office:value-type="float" office:value="-129.083" calcext:value-type="float">
            <text:p>-129,083</text:p>
          </table:table-cell>
          <table:table-cell office:value-type="float" office:value="655.902518" calcext:value-type="float">
            <text:p>655,902518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28" calcext:value-type="float">
            <text:p>-0,012728</text:p>
          </table:table-cell>
          <table:table-cell office:value-type="float" office:value="-0.008043" calcext:value-type="float">
            <text:p>-0,008043</text:p>
          </table:table-cell>
        </table:table-row>
        <table:table-row table:style-name="ro1">
          <table:table-cell office:value-type="string" calcext:value-type="string">
            <text:p>10 Mar 2017 02:37:00.000</text:p>
          </table:table-cell>
          <table:table-cell office:value-type="float" office:value="5.336" calcext:value-type="float">
            <text:p>5,336</text:p>
          </table:table-cell>
          <table:table-cell office:value-type="float" office:value="-129.848" calcext:value-type="float">
            <text:p>-129,848</text:p>
          </table:table-cell>
          <table:table-cell office:value-type="float" office:value="655.493796" calcext:value-type="float">
            <text:p>655,493796</text:p>
          </table:table-cell>
          <table:table-cell office:value-type="float" office:value="0.061101" calcext:value-type="float">
            <text:p>0,061101</text:p>
          </table:table-cell>
          <table:table-cell office:value-type="float" office:value="-0.012796" calcext:value-type="float">
            <text:p>-0,012796</text:p>
          </table:table-cell>
          <table:table-cell office:value-type="float" office:value="-0.005591" calcext:value-type="float">
            <text:p>-0,005591</text:p>
          </table:table-cell>
        </table:table-row>
        <table:table-row table:style-name="ro1">
          <table:table-cell office:value-type="string" calcext:value-type="string">
            <text:p>10 Mar 2017 02:38:00.000</text:p>
          </table:table-cell>
          <table:table-cell office:value-type="float" office:value="9.002" calcext:value-type="float">
            <text:p>9,002</text:p>
          </table:table-cell>
          <table:table-cell office:value-type="float" office:value="-130.62" calcext:value-type="float">
            <text:p>-130,62</text:p>
          </table:table-cell>
          <table:table-cell office:value-type="float" office:value="655.231801" calcext:value-type="float">
            <text:p>655,231801</text:p>
          </table:table-cell>
          <table:table-cell office:value-type="float" office:value="0.061089" calcext:value-type="float">
            <text:p>0,061089</text:p>
          </table:table-cell>
          <table:table-cell office:value-type="float" office:value="-0.012936" calcext:value-type="float">
            <text:p>-0,012936</text:p>
          </table:table-cell>
          <table:table-cell office:value-type="float" office:value="-0.00316" calcext:value-type="float">
            <text:p>-0,00316</text:p>
          </table:table-cell>
        </table:table-row>
        <table:table-row table:style-name="ro1">
          <table:table-cell office:value-type="string" calcext:value-type="string">
            <text:p>10 Mar 2017 02:39:00.000</text:p>
          </table:table-cell>
          <table:table-cell office:value-type="float" office:value="12.666" calcext:value-type="float">
            <text:p>12,666</text:p>
          </table:table-cell>
          <table:table-cell office:value-type="float" office:value="-131.402" calcext:value-type="float">
            <text:p>-131,402</text:p>
          </table:table-cell>
          <table:table-cell office:value-type="float" office:value="655.114058" calcext:value-type="float">
            <text:p>655,114058</text:p>
          </table:table-cell>
          <table:table-cell office:value-type="float" office:value="0.061065" calcext:value-type="float">
            <text:p>0,061065</text:p>
          </table:table-cell>
          <table:table-cell office:value-type="float" office:value="-0.013152" calcext:value-type="float">
            <text:p>-0,013152</text:p>
          </table:table-cell>
          <table:table-cell office:value-type="float" office:value="-0.00079" calcext:value-type="float">
            <text:p>-0,00079</text:p>
          </table:table-cell>
        </table:table-row>
        <table:table-row table:style-name="ro1">
          <table:table-cell office:value-type="string" calcext:value-type="string">
            <text:p>10 Mar 2017 02:40:00.000</text:p>
          </table:table-cell>
          <table:table-cell office:value-type="float" office:value="16.329" calcext:value-type="float">
            <text:p>16,329</text:p>
          </table:table-cell>
          <table:table-cell office:value-type="float" office:value="-132.2" calcext:value-type="float">
            <text:p>-132,2</text:p>
          </table:table-cell>
          <table:table-cell office:value-type="float" office:value="655.135718" calcext:value-type="float">
            <text:p>655,135718</text:p>
          </table:table-cell>
          <table:table-cell office:value-type="float" office:value="0.06103" calcext:value-type="float">
            <text:p>0,06103</text:p>
          </table:table-cell>
          <table:table-cell office:value-type="float" office:value="-0.013452" calcext:value-type="float">
            <text:p>-0,013452</text:p>
          </table:table-cell>
          <table:table-cell office:value-type="float" office:value="0.00148" calcext:value-type="float">
            <text:p>0,00148</text:p>
          </table:table-cell>
        </table:table-row>
        <table:table-row table:style-name="ro1">
          <table:table-cell office:value-type="string" calcext:value-type="string">
            <text:p>10 Mar 2017 02:41:00.000</text:p>
          </table:table-cell>
          <table:table-cell office:value-type="float" office:value="19.99" calcext:value-type="float">
            <text:p>19,99</text:p>
          </table:table-cell>
          <table:table-cell office:value-type="float" office:value="-133.018" calcext:value-type="float">
            <text:p>-133,018</text:p>
          </table:table-cell>
          <table:table-cell office:value-type="float" office:value="655.289673" calcext:value-type="float">
            <text:p>655,289673</text:p>
          </table:table-cell>
          <table:table-cell office:value-type="float" office:value="0.060982" calcext:value-type="float">
            <text:p>0,060982</text:p>
          </table:table-cell>
          <table:table-cell office:value-type="float" office:value="-0.013846" calcext:value-type="float">
            <text:p>-0,013846</text:p>
          </table:table-cell>
          <table:table-cell office:value-type="float" office:value="0.003614" calcext:value-type="float">
            <text:p>0,003614</text:p>
          </table:table-cell>
        </table:table-row>
        <table:table-row table:style-name="ro1">
          <table:table-cell office:value-type="string" calcext:value-type="string">
            <text:p>10 Mar 2017 02:42:00.000</text:p>
          </table:table-cell>
          <table:table-cell office:value-type="float" office:value="23.647" calcext:value-type="float">
            <text:p>23,647</text:p>
          </table:table-cell>
          <table:table-cell office:value-type="float" office:value="-133.863" calcext:value-type="float">
            <text:p>-133,863</text:p>
          </table:table-cell>
          <table:table-cell office:value-type="float" office:value="655.566702" calcext:value-type="float">
            <text:p>655,566702</text:p>
          </table:table-cell>
          <table:table-cell office:value-type="float" office:value="0.060922" calcext:value-type="float">
            <text:p>0,060922</text:p>
          </table:table-cell>
          <table:table-cell office:value-type="float" office:value="-0.01435" calcext:value-type="float">
            <text:p>-0,01435</text:p>
          </table:table-cell>
          <table:table-cell office:value-type="float" office:value="0.005578" calcext:value-type="float">
            <text:p>0,005578</text:p>
          </table:table-cell>
        </table:table-row>
        <table:table-row table:style-name="ro1">
          <table:table-cell office:value-type="string" calcext:value-type="string">
            <text:p>10 Mar 2017 02:43:00.000</text:p>
          </table:table-cell>
          <table:table-cell office:value-type="float" office:value="27.3" calcext:value-type="float">
            <text:p>27,3</text:p>
          </table:table-cell>
          <table:table-cell office:value-type="float" office:value="-134.743" calcext:value-type="float">
            <text:p>-134,743</text:p>
          </table:table-cell>
          <table:table-cell office:value-type="float" office:value="655.955662" calcext:value-type="float">
            <text:p>655,955662</text:p>
          </table:table-cell>
          <table:table-cell office:value-type="float" office:value="0.060848" calcext:value-type="float">
            <text:p>0,060848</text:p>
          </table:table-cell>
          <table:table-cell office:value-type="float" office:value="-0.014983" calcext:value-type="float">
            <text:p>-0,014983</text:p>
          </table:table-cell>
          <table:table-cell office:value-type="float" office:value="0.007341" calcext:value-type="float">
            <text:p>0,007341</text:p>
          </table:table-cell>
        </table:table-row>
        <table:table-row table:style-name="ro1">
          <table:table-cell office:value-type="string" calcext:value-type="string">
            <text:p>10 Mar 2017 02:44:00.000</text:p>
          </table:table-cell>
          <table:table-cell office:value-type="float" office:value="30.948" calcext:value-type="float">
            <text:p>30,948</text:p>
          </table:table-cell>
          <table:table-cell office:value-type="float" office:value="-135.665" calcext:value-type="float">
            <text:p>-135,665</text:p>
          </table:table-cell>
          <table:table-cell office:value-type="float" office:value="656.443708" calcext:value-type="float">
            <text:p>656,443708</text:p>
          </table:table-cell>
          <table:table-cell office:value-type="float" office:value="0.060759" calcext:value-type="float">
            <text:p>0,060759</text:p>
          </table:table-cell>
          <table:table-cell office:value-type="float" office:value="-0.015772" calcext:value-type="float">
            <text:p>-0,015772</text:p>
          </table:table-cell>
          <table:table-cell office:value-type="float" office:value="0.008878" calcext:value-type="float">
            <text:p>0,008878</text:p>
          </table:table-cell>
        </table:table-row>
        <table:table-row table:style-name="ro1">
          <table:table-cell office:value-type="string" calcext:value-type="string">
            <text:p>10 Mar 2017 02:45:00.000</text:p>
          </table:table-cell>
          <table:table-cell office:value-type="float" office:value="34.591" calcext:value-type="float">
            <text:p>34,591</text:p>
          </table:table-cell>
          <table:table-cell office:value-type="float" office:value="-136.639" calcext:value-type="float">
            <text:p>-136,639</text:p>
          </table:table-cell>
          <table:table-cell office:value-type="float" office:value="657.016533" calcext:value-type="float">
            <text:p>657,016533</text:p>
          </table:table-cell>
          <table:table-cell office:value-type="float" office:value="0.060654" calcext:value-type="float">
            <text:p>0,060654</text:p>
          </table:table-cell>
          <table:table-cell office:value-type="float" office:value="-0.016755" calcext:value-type="float">
            <text:p>-0,016755</text:p>
          </table:table-cell>
          <table:table-cell office:value-type="float" office:value="0.010165" calcext:value-type="float">
            <text:p>0,010165</text:p>
          </table:table-cell>
        </table:table-row>
        <table:table-row table:style-name="ro1">
          <table:table-cell office:value-type="string" calcext:value-type="string">
            <text:p>10 Mar 2017 02:46:00.000</text:p>
          </table:table-cell>
          <table:table-cell office:value-type="float" office:value="38.226" calcext:value-type="float">
            <text:p>38,226</text:p>
          </table:table-cell>
          <table:table-cell office:value-type="float" office:value="-137.68" calcext:value-type="float">
            <text:p>-137,68</text:p>
          </table:table-cell>
          <table:table-cell office:value-type="float" office:value="657.658648" calcext:value-type="float">
            <text:p>657,658648</text:p>
          </table:table-cell>
          <table:table-cell office:value-type="float" office:value="0.060528" calcext:value-type="float">
            <text:p>0,060528</text:p>
          </table:table-cell>
          <table:table-cell office:value-type="float" office:value="-0.017982" calcext:value-type="float">
            <text:p>-0,017982</text:p>
          </table:table-cell>
          <table:table-cell office:value-type="float" office:value="0.011186" calcext:value-type="float">
            <text:p>0,011186</text:p>
          </table:table-cell>
        </table:table-row>
        <table:table-row table:style-name="ro1">
          <table:table-cell office:value-type="string" calcext:value-type="string">
            <text:p>10 Mar 2017 02:47:00.000</text:p>
          </table:table-cell>
          <table:table-cell office:value-type="float" office:value="41.854" calcext:value-type="float">
            <text:p>41,854</text:p>
          </table:table-cell>
          <table:table-cell office:value-type="float" office:value="-138.803" calcext:value-type="float">
            <text:p>-138,803</text:p>
          </table:table-cell>
          <table:table-cell office:value-type="float" office:value="658.353662" calcext:value-type="float">
            <text:p>658,353662</text:p>
          </table:table-cell>
          <table:table-cell office:value-type="float" office:value="0.060379" calcext:value-type="float">
            <text:p>0,060379</text:p>
          </table:table-cell>
          <table:table-cell office:value-type="float" office:value="-0.019524" calcext:value-type="float">
            <text:p>-0,019524</text:p>
          </table:table-cell>
          <table:table-cell office:value-type="float" office:value="0.011928" calcext:value-type="float">
            <text:p>0,011928</text:p>
          </table:table-cell>
        </table:table-row>
        <table:table-row table:style-name="ro1">
          <table:table-cell office:value-type="string" calcext:value-type="string">
            <text:p>10 Mar 2017 02:48:00.000</text:p>
          </table:table-cell>
          <table:table-cell office:value-type="float" office:value="45.471" calcext:value-type="float">
            <text:p>45,471</text:p>
          </table:table-cell>
          <table:table-cell office:value-type="float" office:value="-140.031" calcext:value-type="float">
            <text:p>-140,031</text:p>
          </table:table-cell>
          <table:table-cell office:value-type="float" office:value="659.084584" calcext:value-type="float">
            <text:p>659,084584</text:p>
          </table:table-cell>
          <table:table-cell office:value-type="float" office:value="0.060199" calcext:value-type="float">
            <text:p>0,060199</text:p>
          </table:table-cell>
          <table:table-cell office:value-type="float" office:value="-0.021481" calcext:value-type="float">
            <text:p>-0,021481</text:p>
          </table:table-cell>
          <table:table-cell office:value-type="float" office:value="0.012383" calcext:value-type="float">
            <text:p>0,012383</text:p>
          </table:table-cell>
        </table:table-row>
        <table:table-row table:style-name="ro1">
          <table:table-cell office:value-type="string" calcext:value-type="string">
            <text:p>10 Mar 2017 02:49:00.000</text:p>
          </table:table-cell>
          <table:table-cell office:value-type="float" office:value="49.077" calcext:value-type="float">
            <text:p>49,077</text:p>
          </table:table-cell>
          <table:table-cell office:value-type="float" office:value="-141.392" calcext:value-type="float">
            <text:p>-141,392</text:p>
          </table:table-cell>
          <table:table-cell office:value-type="float" office:value="659.834131" calcext:value-type="float">
            <text:p>659,834131</text:p>
          </table:table-cell>
          <table:table-cell office:value-type="float" office:value="0.059979" calcext:value-type="float">
            <text:p>0,059979</text:p>
          </table:table-cell>
          <table:table-cell office:value-type="float" office:value="-0.023997" calcext:value-type="float">
            <text:p>-0,023997</text:p>
          </table:table-cell>
          <table:table-cell office:value-type="float" office:value="0.01255" calcext:value-type="float">
            <text:p>0,01255</text:p>
          </table:table-cell>
        </table:table-row>
        <table:table-row table:style-name="ro1">
          <table:table-cell office:value-type="string" calcext:value-type="string">
            <text:p>10 Mar 2017 02:50:00.000</text:p>
          </table:table-cell>
          <table:table-cell office:value-type="float" office:value="52.668" calcext:value-type="float">
            <text:p>52,668</text:p>
          </table:table-cell>
          <table:table-cell office:value-type="float" office:value="-142.926" calcext:value-type="float">
            <text:p>-142,926</text:p>
          </table:table-cell>
          <table:table-cell office:value-type="float" office:value="660.585039" calcext:value-type="float">
            <text:p>660,585039</text:p>
          </table:table-cell>
          <table:table-cell office:value-type="float" office:value="0.059704" calcext:value-type="float">
            <text:p>0,059704</text:p>
          </table:table-cell>
          <table:table-cell office:value-type="float" office:value="-0.027288" calcext:value-type="float">
            <text:p>-0,027288</text:p>
          </table:table-cell>
          <table:table-cell office:value-type="float" office:value="0.012431" calcext:value-type="float">
            <text:p>0,012431</text:p>
          </table:table-cell>
        </table:table-row>
        <table:table-row table:style-name="ro1">
          <table:table-cell office:value-type="string" calcext:value-type="string">
            <text:p>10 Mar 2017 02:51:00.000</text:p>
          </table:table-cell>
          <table:table-cell office:value-type="float" office:value="56.24" calcext:value-type="float">
            <text:p>56,24</text:p>
          </table:table-cell>
          <table:table-cell office:value-type="float" office:value="-144.689" calcext:value-type="float">
            <text:p>-144,689</text:p>
          </table:table-cell>
          <table:table-cell office:value-type="float" office:value="661.32036" calcext:value-type="float">
            <text:p>661,32036</text:p>
          </table:table-cell>
          <table:table-cell office:value-type="float" office:value="0.059351" calcext:value-type="float">
            <text:p>0,059351</text:p>
          </table:table-cell>
          <table:table-cell office:value-type="float" office:value="-0.031683" calcext:value-type="float">
            <text:p>-0,031683</text:p>
          </table:table-cell>
          <table:table-cell office:value-type="float" office:value="0.012033" calcext:value-type="float">
            <text:p>0,012033</text:p>
          </table:table-cell>
        </table:table-row>
        <table:table-row table:style-name="ro1">
          <table:table-cell office:value-type="string" calcext:value-type="string">
            <text:p>10 Mar 2017 02:52:00.000</text:p>
          </table:table-cell>
          <table:table-cell office:value-type="float" office:value="59.788" calcext:value-type="float">
            <text:p>59,788</text:p>
          </table:table-cell>
          <table:table-cell office:value-type="float" office:value="-146.76" calcext:value-type="float">
            <text:p>-146,76</text:p>
          </table:table-cell>
          <table:table-cell office:value-type="float" office:value="662.023769" calcext:value-type="float">
            <text:p>662,023769</text:p>
          </table:table-cell>
          <table:table-cell office:value-type="float" office:value="0.058881" calcext:value-type="float">
            <text:p>0,058881</text:p>
          </table:table-cell>
          <table:table-cell office:value-type="float" office:value="-0.037705" calcext:value-type="float">
            <text:p>-0,037705</text:p>
          </table:table-cell>
          <table:table-cell office:value-type="float" office:value="0.01137" calcext:value-type="float">
            <text:p>0,01137</text:p>
          </table:table-cell>
        </table:table-row>
        <table:table-row table:style-name="ro1">
          <table:table-cell office:value-type="string" calcext:value-type="string">
            <text:p>10 Mar 2017 02:53:00.000</text:p>
          </table:table-cell>
          <table:table-cell office:value-type="float" office:value="63.302" calcext:value-type="float">
            <text:p>63,302</text:p>
          </table:table-cell>
          <table:table-cell office:value-type="float" office:value="-149.263" calcext:value-type="float">
            <text:p>-149,263</text:p>
          </table:table-cell>
          <table:table-cell office:value-type="float" office:value="662.679836" calcext:value-type="float">
            <text:p>662,679836</text:p>
          </table:table-cell>
          <table:table-cell office:value-type="float" office:value="0.058229" calcext:value-type="float">
            <text:p>0,058229</text:p>
          </table:table-cell>
          <table:table-cell office:value-type="float" office:value="-0.046214" calcext:value-type="float">
            <text:p>-0,046214</text:p>
          </table:table-cell>
          <table:table-cell office:value-type="float" office:value="0.010459" calcext:value-type="float">
            <text:p>0,010459</text:p>
          </table:table-cell>
        </table:table-row>
        <table:table-row table:style-name="ro1">
          <table:table-cell office:value-type="string" calcext:value-type="string">
            <text:p>10 Mar 2017 02:54:00.000</text:p>
          </table:table-cell>
          <table:table-cell office:value-type="float" office:value="66.769" calcext:value-type="float">
            <text:p>66,769</text:p>
          </table:table-cell>
          <table:table-cell office:value-type="float" office:value="-152.385" calcext:value-type="float">
            <text:p>-152,385</text:p>
          </table:table-cell>
          <table:table-cell office:value-type="float" office:value="663.274301" calcext:value-type="float">
            <text:p>663,274301</text:p>
          </table:table-cell>
          <table:table-cell office:value-type="float" office:value="0.057281" calcext:value-type="float">
            <text:p>0,057281</text:p>
          </table:table-cell>
          <table:table-cell office:value-type="float" office:value="-0.058693" calcext:value-type="float">
            <text:p>-0,058693</text:p>
          </table:table-cell>
          <table:table-cell office:value-type="float" office:value="0.009321" calcext:value-type="float">
            <text:p>0,009321</text:p>
          </table:table-cell>
        </table:table-row>
        <table:table-row table:style-name="ro1">
          <table:table-cell office:value-type="string" calcext:value-type="string">
            <text:p>10 Mar 2017 02:55:00.000</text:p>
          </table:table-cell>
          <table:table-cell office:value-type="float" office:value="70.166" calcext:value-type="float">
            <text:p>70,166</text:p>
          </table:table-cell>
          <table:table-cell office:value-type="float" office:value="-156.437" calcext:value-type="float">
            <text:p>-156,437</text:p>
          </table:table-cell>
          <table:table-cell office:value-type="float" office:value="663.794307" calcext:value-type="float">
            <text:p>663,794307</text:p>
          </table:table-cell>
          <table:table-cell office:value-type="float" office:value="0.055819" calcext:value-type="float">
            <text:p>0,055819</text:p>
          </table:table-cell>
          <table:table-cell office:value-type="float" office:value="-0.077819" calcext:value-type="float">
            <text:p>-0,077819</text:p>
          </table:table-cell>
          <table:table-cell office:value-type="float" office:value="0.007982" calcext:value-type="float">
            <text:p>0,007982</text:p>
          </table:table-cell>
        </table:table-row>
        <table:table-row table:style-name="ro1">
          <table:table-cell office:value-type="string" calcext:value-type="string">
            <text:p>10 Mar 2017 02:56:00.000</text:p>
          </table:table-cell>
          <table:table-cell office:value-type="float" office:value="73.449" calcext:value-type="float">
            <text:p>73,449</text:p>
          </table:table-cell>
          <table:table-cell office:value-type="float" office:value="-161.954" calcext:value-type="float">
            <text:p>-161,954</text:p>
          </table:table-cell>
          <table:table-cell office:value-type="float" office:value="664.228624" calcext:value-type="float">
            <text:p>664,228624</text:p>
          </table:table-cell>
          <table:table-cell office:value-type="float" office:value="0.053406" calcext:value-type="float">
            <text:p>0,053406</text:p>
          </table:table-cell>
          <table:table-cell office:value-type="float" office:value="-0.108615" calcext:value-type="float">
            <text:p>-0,108615</text:p>
          </table:table-cell>
          <table:table-cell office:value-type="float" office:value="0.00647" calcext:value-type="float">
            <text:p>0,00647</text:p>
          </table:table-cell>
        </table:table-row>
        <table:table-row table:style-name="ro1">
          <table:table-cell office:value-type="string" calcext:value-type="string">
            <text:p>10 Mar 2017 02:57:00.000</text:p>
          </table:table-cell>
          <table:table-cell office:value-type="float" office:value="76.537" calcext:value-type="float">
            <text:p>76,537</text:p>
          </table:table-cell>
          <table:table-cell office:value-type="float" office:value="-169.888" calcext:value-type="float">
            <text:p>-169,888</text:p>
          </table:table-cell>
          <table:table-cell office:value-type="float" office:value="664.567839" calcext:value-type="float">
            <text:p>664,567839</text:p>
          </table:table-cell>
          <table:table-cell office:value-type="float" office:value="0.049097" calcext:value-type="float">
            <text:p>0,049097</text:p>
          </table:table-cell>
          <table:table-cell office:value-type="float" office:value="-0.160498" calcext:value-type="float">
            <text:p>-0,160498</text:p>
          </table:table-cell>
          <table:table-cell office:value-type="float" office:value="0.004817" calcext:value-type="float">
            <text:p>0,004817</text:p>
          </table:table-cell>
        </table:table-row>
        <table:table-row table:style-name="ro1">
          <table:table-cell office:value-type="string" calcext:value-type="string">
            <text:p>10 Mar 2017 02:58:00.000</text:p>
          </table:table-cell>
          <table:table-cell office:value-type="float" office:value="79.262" calcext:value-type="float">
            <text:p>79,262</text:p>
          </table:table-cell>
          <table:table-cell office:value-type="float" office:value="178.067" calcext:value-type="float">
            <text:p>178,067</text:p>
          </table:table-cell>
          <table:table-cell office:value-type="float" office:value="664.804507" calcext:value-type="float">
            <text:p>664,804507</text:p>
          </table:table-cell>
          <table:table-cell office:value-type="float" office:value="0.040817" calcext:value-type="float">
            <text:p>0,040817</text:p>
          </table:table-cell>
          <table:table-cell office:value-type="float" office:value="-0.248229" calcext:value-type="float">
            <text:p>-0,248229</text:p>
          </table:table-cell>
          <table:table-cell office:value-type="float" office:value="0.003058" calcext:value-type="float">
            <text:p>0,003058</text:p>
          </table:table-cell>
        </table:table-row>
        <table:table-row table:style-name="ro1">
          <table:table-cell office:value-type="string" calcext:value-type="string">
            <text:p>10 Mar 2017 02:59:00.000</text:p>
          </table:table-cell>
          <table:table-cell office:value-type="float" office:value="81.279" calcext:value-type="float">
            <text:p>81,279</text:p>
          </table:table-cell>
          <table:table-cell office:value-type="float" office:value="159.528" calcext:value-type="float">
            <text:p>159,528</text:p>
          </table:table-cell>
          <table:table-cell office:value-type="float" office:value="664.933282" calcext:value-type="float">
            <text:p>664,933282</text:p>
          </table:table-cell>
          <table:table-cell office:value-type="float" office:value="0.024732" calcext:value-type="float">
            <text:p>0,024732</text:p>
          </table:table-cell>
          <table:table-cell office:value-type="float" office:value="-0.372615" calcext:value-type="float">
            <text:p>-0,372615</text:p>
          </table:table-cell>
          <table:table-cell office:value-type="float" office:value="0.001227" calcext:value-type="float">
            <text:p>0,001227</text:p>
          </table:table-cell>
        </table:table-row>
        <table:table-row table:style-name="ro1">
          <table:table-cell office:value-type="string" calcext:value-type="string">
            <text:p>10 Mar 2017 03:00:00.000</text:p>
          </table:table-cell>
          <table:table-cell office:value-type="float" office:value="82.03" calcext:value-type="float">
            <text:p>82,03</text:p>
          </table:table-cell>
          <table:table-cell office:value-type="float" office:value="134.341" calcext:value-type="float">
            <text:p>134,341</text:p>
          </table:table-cell>
          <table:table-cell office:value-type="float" office:value="664.951004" calcext:value-type="float">
            <text:p>664,951004</text:p>
          </table:table-cell>
          <table:table-cell office:value-type="float" office:value="-0.000856" calcext:value-type="float">
            <text:p>-0,000856</text:p>
          </table:table-cell>
          <table:table-cell office:value-type="float" office:value="-0.444724" calcext:value-type="float">
            <text:p>-0,444724</text:p>
          </table:table-cell>
          <table:table-cell office:value-type="float" office:value="-0.000638" calcext:value-type="float">
            <text:p>-0,000638</text:p>
          </table:table-cell>
        </table:table-row>
        <table:table-row table:style-name="ro1">
          <table:table-cell office:value-type="string" calcext:value-type="string">
            <text:p>10 Mar 2017 03:01:00.000</text:p>
          </table:table-cell>
          <table:table-cell office:value-type="float" office:value="81.185" calcext:value-type="float">
            <text:p>81,185</text:p>
          </table:table-cell>
          <table:table-cell office:value-type="float" office:value="109.433" calcext:value-type="float">
            <text:p>109,433</text:p>
          </table:table-cell>
          <table:table-cell office:value-type="float" office:value="664.856756" calcext:value-type="float">
            <text:p>664,856756</text:p>
          </table:table-cell>
          <table:table-cell office:value-type="float" office:value="-0.026018" calcext:value-type="float">
            <text:p>-0,026018</text:p>
          </table:table-cell>
          <table:table-cell office:value-type="float" office:value="-0.364922" calcext:value-type="float">
            <text:p>-0,364922</text:p>
          </table:table-cell>
          <table:table-cell office:value-type="float" office:value="-0.0025" calcext:value-type="float">
            <text:p>-0,0025</text:p>
          </table:table-cell>
        </table:table-row>
        <table:table-row table:style-name="ro1">
          <table:table-cell office:value-type="string" calcext:value-type="string">
            <text:p>10 Mar 2017 03:02:00.000</text:p>
          </table:table-cell>
          <table:table-cell office:value-type="float" office:value="79.111" calcext:value-type="float">
            <text:p>79,111</text:p>
          </table:table-cell>
          <table:table-cell office:value-type="float" office:value="91.35" calcext:value-type="float">
            <text:p>91,35</text:p>
          </table:table-cell>
          <table:table-cell office:value-type="float" office:value="664.651874" calcext:value-type="float">
            <text:p>664,651874</text:p>
          </table:table-cell>
          <table:table-cell office:value-type="float" office:value="-0.041505" calcext:value-type="float">
            <text:p>-0,041505</text:p>
          </table:table-cell>
          <table:table-cell office:value-type="float" office:value="-0.241578" calcext:value-type="float">
            <text:p>-0,241578</text:p>
          </table:table-cell>
          <table:table-cell office:value-type="float" office:value="-0.00432" calcext:value-type="float">
            <text:p>-0,00432</text:p>
          </table:table-cell>
        </table:table-row>
        <table:table-row table:style-name="ro1">
          <table:table-cell office:value-type="string" calcext:value-type="string">
            <text:p>10 Mar 2017 03:03:00.000</text:p>
          </table:table-cell>
          <table:table-cell office:value-type="float" office:value="76.356" calcext:value-type="float">
            <text:p>76,356</text:p>
          </table:table-cell>
          <table:table-cell office:value-type="float" office:value="79.622" calcext:value-type="float">
            <text:p>79,622</text:p>
          </table:table-cell>
          <table:table-cell office:value-type="float" office:value="664.339934" calcext:value-type="float">
            <text:p>664,339934</text:p>
          </table:table-cell>
          <table:table-cell office:value-type="float" office:value="-0.04945" calcext:value-type="float">
            <text:p>-0,04945</text:p>
          </table:table-cell>
          <table:table-cell office:value-type="float" office:value="-0.156455" calcext:value-type="float">
            <text:p>-0,156455</text:p>
          </table:table-cell>
          <table:table-cell office:value-type="float" office:value="-0.006063" calcext:value-type="float">
            <text:p>-0,006063</text:p>
          </table:table-cell>
        </table:table-row>
        <table:table-row table:style-name="ro1">
          <table:table-cell office:value-type="string" calcext:value-type="string">
            <text:p>10 Mar 2017 03:04:00.000</text:p>
          </table:table-cell>
          <table:table-cell office:value-type="float" office:value="73.251" calcext:value-type="float">
            <text:p>73,251</text:p>
          </table:table-cell>
          <table:table-cell office:value-type="float" office:value="71.875" calcext:value-type="float">
            <text:p>71,875</text:p>
          </table:table-cell>
          <table:table-cell office:value-type="float" office:value="663.926694" calcext:value-type="float">
            <text:p>663,926694</text:p>
          </table:table-cell>
          <table:table-cell office:value-type="float" office:value="-0.053599" calcext:value-type="float">
            <text:p>-0,053599</text:p>
          </table:table-cell>
          <table:table-cell office:value-type="float" office:value="-0.106247" calcext:value-type="float">
            <text:p>-0,106247</text:p>
          </table:table-cell>
          <table:table-cell office:value-type="float" office:value="-0.007691" calcext:value-type="float">
            <text:p>-0,007691</text:p>
          </table:table-cell>
        </table:table-row>
        <table:table-row table:style-name="ro1">
          <table:table-cell office:value-type="string" calcext:value-type="string">
            <text:p>10 Mar 2017 03:05:00.000</text:p>
          </table:table-cell>
          <table:table-cell office:value-type="float" office:value="69.959" calcext:value-type="float">
            <text:p>69,959</text:p>
          </table:table-cell>
          <table:table-cell office:value-type="float" office:value="66.47" calcext:value-type="float">
            <text:p>66,47</text:p>
          </table:table-cell>
          <table:table-cell office:value-type="float" office:value="663.419998" calcext:value-type="float">
            <text:p>663,419998</text:p>
          </table:table-cell>
          <table:table-cell office:value-type="float" office:value="-0.055936" calcext:value-type="float">
            <text:p>-0,055936</text:p>
          </table:table-cell>
          <table:table-cell office:value-type="float" office:value="-0.07638" calcext:value-type="float">
            <text:p>-0,07638</text:p>
          </table:table-cell>
          <table:table-cell office:value-type="float" office:value="-0.009173" calcext:value-type="float">
            <text:p>-0,009173</text:p>
          </table:table-cell>
        </table:table-row>
        <table:table-row table:style-name="ro1">
          <table:table-cell office:value-type="string" calcext:value-type="string">
            <text:p>10 Mar 2017 03:06:00.000</text:p>
          </table:table-cell>
          <table:table-cell office:value-type="float" office:value="66.557" calcext:value-type="float">
            <text:p>66,557</text:p>
          </table:table-cell>
          <table:table-cell office:value-type="float" office:value="62.487" calcext:value-type="float">
            <text:p>62,487</text:p>
          </table:table-cell>
          <table:table-cell office:value-type="float" office:value="662.829651" calcext:value-type="float">
            <text:p>662,829651</text:p>
          </table:table-cell>
          <table:table-cell office:value-type="float" office:value="-0.057358" calcext:value-type="float">
            <text:p>-0,057358</text:p>
          </table:table-cell>
          <table:table-cell office:value-type="float" office:value="-0.057774" calcext:value-type="float">
            <text:p>-0,057774</text:p>
          </table:table-cell>
          <table:table-cell office:value-type="float" office:value="-0.010475" calcext:value-type="float">
            <text:p>-0,010475</text:p>
          </table:table-cell>
        </table:table-row>
        <table:table-row table:style-name="ro1">
          <table:table-cell office:value-type="string" calcext:value-type="string">
            <text:p>10 Mar 2017 03:07:00.000</text:p>
          </table:table-cell>
          <table:table-cell office:value-type="float" office:value="63.086" calcext:value-type="float">
            <text:p>63,086</text:p>
          </table:table-cell>
          <table:table-cell office:value-type="float" office:value="59.41" calcext:value-type="float">
            <text:p>59,41</text:p>
          </table:table-cell>
          <table:table-cell office:value-type="float" office:value="662.167257" calcext:value-type="float">
            <text:p>662,167257</text:p>
          </table:table-cell>
          <table:table-cell office:value-type="float" office:value="-0.058284" calcext:value-type="float">
            <text:p>-0,058284</text:p>
          </table:table-cell>
          <table:table-cell office:value-type="float" office:value="-0.045598" calcext:value-type="float">
            <text:p>-0,045598</text:p>
          </table:table-cell>
          <table:table-cell office:value-type="float" office:value="-0.011569" calcext:value-type="float">
            <text:p>-0,011569</text:p>
          </table:table-cell>
        </table:table-row>
        <table:table-row table:style-name="ro1">
          <table:table-cell office:value-type="string" calcext:value-type="string">
            <text:p>10 Mar 2017 03:08:00.000</text:p>
          </table:table-cell>
          <table:table-cell office:value-type="float" office:value="59.569" calcext:value-type="float">
            <text:p>59,569</text:p>
          </table:table-cell>
          <table:table-cell office:value-type="float" office:value="56.939" calcext:value-type="float">
            <text:p>56,939</text:p>
          </table:table-cell>
          <table:table-cell office:value-type="float" office:value="661.44603" calcext:value-type="float">
            <text:p>661,44603</text:p>
          </table:table-cell>
          <table:table-cell office:value-type="float" office:value="-0.058923" calcext:value-type="float">
            <text:p>-0,058923</text:p>
          </table:table-cell>
          <table:table-cell office:value-type="float" office:value="-0.037276" calcext:value-type="float">
            <text:p>-0,037276</text:p>
          </table:table-cell>
          <table:table-cell office:value-type="float" office:value="-0.012432" calcext:value-type="float">
            <text:p>-0,012432</text:p>
          </table:table-cell>
        </table:table-row>
        <table:table-row table:style-name="ro1">
          <table:table-cell office:value-type="string" calcext:value-type="string">
            <text:p>10 Mar 2017 03:09:00.000</text:p>
          </table:table-cell>
          <table:table-cell office:value-type="float" office:value="56.019" calcext:value-type="float">
            <text:p>56,019</text:p>
          </table:table-cell>
          <table:table-cell office:value-type="float" office:value="54.889" calcext:value-type="float">
            <text:p>54,889</text:p>
          </table:table-cell>
          <table:table-cell office:value-type="float" office:value="660.68057" calcext:value-type="float">
            <text:p>660,68057</text:p>
          </table:table-cell>
          <table:table-cell office:value-type="float" office:value="-0.059386" calcext:value-type="float">
            <text:p>-0,059386</text:p>
          </table:table-cell>
          <table:table-cell office:value-type="float" office:value="-0.031374" calcext:value-type="float">
            <text:p>-0,031374</text:p>
          </table:table-cell>
          <table:table-cell office:value-type="float" office:value="-0.01304" calcext:value-type="float">
            <text:p>-0,01304</text:p>
          </table:table-cell>
        </table:table-row>
        <table:table-row table:style-name="ro1">
          <table:table-cell office:value-type="string" calcext:value-type="string">
            <text:p>10 Mar 2017 03:10:00.000</text:p>
          </table:table-cell>
          <table:table-cell office:value-type="float" office:value="52.445" calcext:value-type="float">
            <text:p>52,445</text:p>
          </table:table-cell>
          <table:table-cell office:value-type="float" office:value="53.142" calcext:value-type="float">
            <text:p>53,142</text:p>
          </table:table-cell>
          <table:table-cell office:value-type="float" office:value="659.886621" calcext:value-type="float">
            <text:p>659,886621</text:p>
          </table:table-cell>
          <table:table-cell office:value-type="float" office:value="-0.059735" calcext:value-type="float">
            <text:p>-0,059735</text:p>
          </table:table-cell>
          <table:table-cell office:value-type="float" office:value="-0.027059" calcext:value-type="float">
            <text:p>-0,027059</text:p>
          </table:table-cell>
          <table:table-cell office:value-type="float" office:value="-0.013378" calcext:value-type="float">
            <text:p>-0,013378</text:p>
          </table:table-cell>
        </table:table-row>
        <table:table-row table:style-name="ro1">
          <table:table-cell office:value-type="string" calcext:value-type="string">
            <text:p>10 Mar 2017 03:11:00.000</text:p>
          </table:table-cell>
          <table:table-cell office:value-type="float" office:value="48.852" calcext:value-type="float">
            <text:p>48,852</text:p>
          </table:table-cell>
          <table:table-cell office:value-type="float" office:value="51.62" calcext:value-type="float">
            <text:p>51,62</text:p>
          </table:table-cell>
          <table:table-cell office:value-type="float" office:value="659.080799" calcext:value-type="float">
            <text:p>659,080799</text:p>
          </table:table-cell>
          <table:table-cell office:value-type="float" office:value="-0.060007" calcext:value-type="float">
            <text:p>-0,060007</text:p>
          </table:table-cell>
          <table:table-cell office:value-type="float" office:value="-0.023824" calcext:value-type="float">
            <text:p>-0,023824</text:p>
          </table:table-cell>
          <table:table-cell office:value-type="float" office:value="-0.013433" calcext:value-type="float">
            <text:p>-0,013433</text:p>
          </table:table-cell>
        </table:table-row>
        <table:table-row table:style-name="ro1">
          <table:table-cell office:value-type="string" calcext:value-type="string">
            <text:p>10 Mar 2017 03:12:00.000</text:p>
          </table:table-cell>
          <table:table-cell office:value-type="float" office:value="45.245" calcext:value-type="float">
            <text:p>45,245</text:p>
          </table:table-cell>
          <table:table-cell office:value-type="float" office:value="50.268" calcext:value-type="float">
            <text:p>50,268</text:p>
          </table:table-cell>
          <table:table-cell office:value-type="float" office:value="658.280314" calcext:value-type="float">
            <text:p>658,280314</text:p>
          </table:table-cell>
          <table:table-cell office:value-type="float" office:value="-0.060225" calcext:value-type="float">
            <text:p>-0,060225</text:p>
          </table:table-cell>
          <table:table-cell office:value-type="float" office:value="-0.021347" calcext:value-type="float">
            <text:p>-0,021347</text:p>
          </table:table-cell>
          <table:table-cell office:value-type="float" office:value="-0.013199" calcext:value-type="float">
            <text:p>-0,013199</text:p>
          </table:table-cell>
        </table:table-row>
        <table:table-row table:style-name="ro1">
          <table:table-cell office:value-type="string" calcext:value-type="string">
            <text:p>10 Mar 2017 03:13:00.000</text:p>
          </table:table-cell>
          <table:table-cell office:value-type="float" office:value="41.626" calcext:value-type="float">
            <text:p>41,626</text:p>
          </table:table-cell>
          <table:table-cell office:value-type="float" office:value="49.048" calcext:value-type="float">
            <text:p>49,048</text:p>
          </table:table-cell>
          <table:table-cell office:value-type="float" office:value="657.502666" calcext:value-type="float">
            <text:p>657,502666</text:p>
          </table:table-cell>
          <table:table-cell office:value-type="float" office:value="-0.060403" calcext:value-type="float">
            <text:p>-0,060403</text:p>
          </table:table-cell>
          <table:table-cell office:value-type="float" office:value="-0.01942" calcext:value-type="float">
            <text:p>-0,01942</text:p>
          </table:table-cell>
          <table:table-cell office:value-type="float" office:value="-0.012671" calcext:value-type="float">
            <text:p>-0,012671</text:p>
          </table:table-cell>
        </table:table-row>
        <table:table-row table:style-name="ro1">
          <table:table-cell office:value-type="string" calcext:value-type="string">
            <text:p>10 Mar 2017 03:14:00.000</text:p>
          </table:table-cell>
          <table:table-cell office:value-type="float" office:value="37.997" calcext:value-type="float">
            <text:p>37,997</text:p>
          </table:table-cell>
          <table:table-cell office:value-type="float" office:value="47.93" calcext:value-type="float">
            <text:p>47,93</text:p>
          </table:table-cell>
          <table:table-cell office:value-type="float" office:value="656.765342" calcext:value-type="float">
            <text:p>656,765342</text:p>
          </table:table-cell>
          <table:table-cell office:value-type="float" office:value="-0.060552" calcext:value-type="float">
            <text:p>-0,060552</text:p>
          </table:table-cell>
          <table:table-cell office:value-type="float" office:value="-0.0179" calcext:value-type="float">
            <text:p>-0,0179</text:p>
          </table:table-cell>
          <table:table-cell office:value-type="float" office:value="-0.011854" calcext:value-type="float">
            <text:p>-0,011854</text:p>
          </table:table-cell>
        </table:table-row>
        <table:table-row table:style-name="ro1">
          <table:table-cell office:value-type="string" calcext:value-type="string">
            <text:p>10 Mar 2017 03:15:00.000</text:p>
          </table:table-cell>
          <table:table-cell office:value-type="float" office:value="34.36" calcext:value-type="float">
            <text:p>34,36</text:p>
          </table:table-cell>
          <table:table-cell office:value-type="float" office:value="46.894" calcext:value-type="float">
            <text:p>46,894</text:p>
          </table:table-cell>
          <table:table-cell office:value-type="float" office:value="656.085503" calcext:value-type="float">
            <text:p>656,085503</text:p>
          </table:table-cell>
          <table:table-cell office:value-type="float" office:value="-0.060676" calcext:value-type="float">
            <text:p>-0,060676</text:p>
          </table:table-cell>
          <table:table-cell office:value-type="float" office:value="-0.016689" calcext:value-type="float">
            <text:p>-0,016689</text:p>
          </table:table-cell>
          <table:table-cell office:value-type="float" office:value="-0.010756" calcext:value-type="float">
            <text:p>-0,010756</text:p>
          </table:table-cell>
        </table:table-row>
        <table:table-row table:style-name="ro1">
          <table:table-cell office:value-type="string" calcext:value-type="string">
            <text:p>10 Mar 2017 03:16:00.000</text:p>
          </table:table-cell>
          <table:table-cell office:value-type="float" office:value="30.716" calcext:value-type="float">
            <text:p>30,716</text:p>
          </table:table-cell>
          <table:table-cell office:value-type="float" office:value="45.922" calcext:value-type="float">
            <text:p>45,922</text:p>
          </table:table-cell>
          <table:table-cell office:value-type="float" office:value="655.479677" calcext:value-type="float">
            <text:p>655,479677</text:p>
          </table:table-cell>
          <table:table-cell office:value-type="float" office:value="-0.060781" calcext:value-type="float">
            <text:p>-0,060781</text:p>
          </table:table-cell>
          <table:table-cell office:value-type="float" office:value="-0.01572" calcext:value-type="float">
            <text:p>-0,01572</text:p>
          </table:table-cell>
          <table:table-cell office:value-type="float" office:value="-0.009388" calcext:value-type="float">
            <text:p>-0,009388</text:p>
          </table:table-cell>
        </table:table-row>
        <table:table-row table:style-name="ro1">
          <table:table-cell office:value-type="string" calcext:value-type="string">
            <text:p>10 Mar 2017 03:17:00.000</text:p>
          </table:table-cell>
          <table:table-cell office:value-type="float" office:value="27.067" calcext:value-type="float">
            <text:p>27,067</text:p>
          </table:table-cell>
          <table:table-cell office:value-type="float" office:value="45.003" calcext:value-type="float">
            <text:p>45,003</text:p>
          </table:table-cell>
          <table:table-cell office:value-type="float" office:value="654.963462" calcext:value-type="float">
            <text:p>654,963462</text:p>
          </table:table-cell>
          <table:table-cell office:value-type="float" office:value="-0.06087" calcext:value-type="float">
            <text:p>-0,06087</text:p>
          </table:table-cell>
          <table:table-cell office:value-type="float" office:value="-0.014941" calcext:value-type="float">
            <text:p>-0,014941</text:p>
          </table:table-cell>
          <table:table-cell office:value-type="float" office:value="-0.007771" calcext:value-type="float">
            <text:p>-0,007771</text:p>
          </table:table-cell>
        </table:table-row>
        <table:table-row table:style-name="ro1">
          <table:table-cell office:value-type="string" calcext:value-type="string">
            <text:p>10 Mar 2017 03:18:00.000</text:p>
          </table:table-cell>
          <table:table-cell office:value-type="float" office:value="23.412" calcext:value-type="float">
            <text:p>23,412</text:p>
          </table:table-cell>
          <table:table-cell office:value-type="float" office:value="44.126" calcext:value-type="float">
            <text:p>44,126</text:p>
          </table:table-cell>
          <table:table-cell office:value-type="float" office:value="654.551229" calcext:value-type="float">
            <text:p>654,551229</text:p>
          </table:table-cell>
          <table:table-cell office:value-type="float" office:value="-0.060943" calcext:value-type="float">
            <text:p>-0,060943</text:p>
          </table:table-cell>
          <table:table-cell office:value-type="float" office:value="-0.014317" calcext:value-type="float">
            <text:p>-0,014317</text:p>
          </table:table-cell>
          <table:table-cell office:value-type="float" office:value="-0.005925" calcext:value-type="float">
            <text:p>-0,005925</text:p>
          </table:table-cell>
        </table:table-row>
        <table:table-row table:style-name="ro1">
          <table:table-cell office:value-type="string" calcext:value-type="string">
            <text:p>10 Mar 2017 03:19:00.000</text:p>
          </table:table-cell>
          <table:table-cell office:value-type="float" office:value="19.754" calcext:value-type="float">
            <text:p>19,754</text:p>
          </table:table-cell>
          <table:table-cell office:value-type="float" office:value="43.283" calcext:value-type="float">
            <text:p>43,283</text:p>
          </table:table-cell>
          <table:table-cell office:value-type="float" office:value="654.255862" calcext:value-type="float">
            <text:p>654,255862</text:p>
          </table:table-cell>
          <table:table-cell office:value-type="float" office:value="-0.061003" calcext:value-type="float">
            <text:p>-0,061003</text:p>
          </table:table-cell>
          <table:table-cell office:value-type="float" office:value="-0.013821" calcext:value-type="float">
            <text:p>-0,013821</text:p>
          </table:table-cell>
          <table:table-cell office:value-type="float" office:value="-0.003879" calcext:value-type="float">
            <text:p>-0,003879</text:p>
          </table:table-cell>
        </table:table-row>
        <table:table-row table:style-name="ro1">
          <table:table-cell office:value-type="string" calcext:value-type="string">
            <text:p>10 Mar 2017 03:20:00.000</text:p>
          </table:table-cell>
          <table:table-cell office:value-type="float" office:value="16.092" calcext:value-type="float">
            <text:p>16,092</text:p>
          </table:table-cell>
          <table:table-cell office:value-type="float" office:value="42.466" calcext:value-type="float">
            <text:p>42,466</text:p>
          </table:table-cell>
          <table:table-cell office:value-type="float" office:value="654.088506" calcext:value-type="float">
            <text:p>654,088506</text:p>
          </table:table-cell>
          <table:table-cell office:value-type="float" office:value="-0.06105" calcext:value-type="float">
            <text:p>-0,06105</text:p>
          </table:table-cell>
          <table:table-cell office:value-type="float" office:value="-0.013432" calcext:value-type="float">
            <text:p>-0,013432</text:p>
          </table:table-cell>
          <table:table-cell office:value-type="float" office:value="-0.001663" calcext:value-type="float">
            <text:p>-0,001663</text:p>
          </table:table-cell>
        </table:table-row>
        <table:table-row table:style-name="ro1">
          <table:table-cell office:value-type="string" calcext:value-type="string">
            <text:p>10 Mar 2017 03:21:00.000</text:p>
          </table:table-cell>
          <table:table-cell office:value-type="float" office:value="12.428" calcext:value-type="float">
            <text:p>12,428</text:p>
          </table:table-cell>
          <table:table-cell office:value-type="float" office:value="41.669" calcext:value-type="float">
            <text:p>41,669</text:p>
          </table:table-cell>
          <table:table-cell office:value-type="float" office:value="654.05835" calcext:value-type="float">
            <text:p>654,05835</text:p>
          </table:table-cell>
          <table:table-cell office:value-type="float" office:value="-0.061086" calcext:value-type="float">
            <text:p>-0,061086</text:p>
          </table:table-cell>
          <table:table-cell office:value-type="float" office:value="-0.013138" calcext:value-type="float">
            <text:p>-0,013138</text:p>
          </table:table-cell>
          <table:table-cell office:value-type="float" office:value="0.000688" calcext:value-type="float">
            <text:p>0,000688</text:p>
          </table:table-cell>
        </table:table-row>
        <table:table-row table:style-name="ro1">
          <table:table-cell office:value-type="string" calcext:value-type="string">
            <text:p>10 Mar 2017 03:22:00.000</text:p>
          </table:table-cell>
          <table:table-cell office:value-type="float" office:value="8.762" calcext:value-type="float">
            <text:p>8,762</text:p>
          </table:table-cell>
          <table:table-cell office:value-type="float" office:value="40.888" calcext:value-type="float">
            <text:p>40,888</text:p>
          </table:table-cell>
          <table:table-cell office:value-type="float" office:value="654.172439" calcext:value-type="float">
            <text:p>654,172439</text:p>
          </table:table-cell>
          <table:table-cell office:value-type="float" office:value="-0.061109" calcext:value-type="float">
            <text:p>-0,061109</text:p>
          </table:table-cell>
          <table:table-cell office:value-type="float" office:value="-0.012927" calcext:value-type="float">
            <text:p>-0,012927</text:p>
          </table:table-cell>
          <table:table-cell office:value-type="float" office:value="0.003139" calcext:value-type="float">
            <text:p>0,003139</text:p>
          </table:table-cell>
        </table:table-row>
        <table:table-row table:style-name="ro1">
          <table:table-cell office:value-type="string" calcext:value-type="string">
            <text:p>10 Mar 2017 03:23:00.000</text:p>
          </table:table-cell>
          <table:table-cell office:value-type="float" office:value="5.095" calcext:value-type="float">
            <text:p>5,095</text:p>
          </table:table-cell>
          <table:table-cell office:value-type="float" office:value="40.116" calcext:value-type="float">
            <text:p>40,116</text:p>
          </table:table-cell>
          <table:table-cell office:value-type="float" office:value="654.435531" calcext:value-type="float">
            <text:p>654,435531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92" calcext:value-type="float">
            <text:p>-0,012792</text:p>
          </table:table-cell>
          <table:table-cell office:value-type="float" office:value="0.005648" calcext:value-type="float">
            <text:p>0,005648</text:p>
          </table:table-cell>
        </table:table-row>
        <table:table-row table:style-name="ro1">
          <table:table-cell office:value-type="string" calcext:value-type="string">
            <text:p>10 Mar 2017 03:24:00.000</text:p>
          </table:table-cell>
          <table:table-cell office:value-type="float" office:value="1.428" calcext:value-type="float">
            <text:p>1,428</text:p>
          </table:table-cell>
          <table:table-cell office:value-type="float" office:value="39.351" calcext:value-type="float">
            <text:p>39,351</text:p>
          </table:table-cell>
          <table:table-cell office:value-type="float" office:value="654.849979" calcext:value-type="float">
            <text:p>654,849979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29" calcext:value-type="float">
            <text:p>-0,012729</text:p>
          </table:table-cell>
          <table:table-cell office:value-type="float" office:value="0.008177" calcext:value-type="float">
            <text:p>0,008177</text:p>
          </table:table-cell>
        </table:table-row>
        <table:table-row table:style-name="ro1">
          <table:table-cell office:value-type="string" calcext:value-type="string">
            <text:p>10 Mar 2017 03:25:00.000</text:p>
          </table:table-cell>
          <table:table-cell office:value-type="float" office:value="-2.239" calcext:value-type="float">
            <text:p>-2,239</text:p>
          </table:table-cell>
          <table:table-cell office:value-type="float" office:value="38.587" calcext:value-type="float">
            <text:p>38,587</text:p>
          </table:table-cell>
          <table:table-cell office:value-type="float" office:value="655.415667" calcext:value-type="float">
            <text:p>655,415667</text:p>
          </table:table-cell>
          <table:table-cell office:value-type="float" office:value="-0.06111" calcext:value-type="float">
            <text:p>-0,06111</text:p>
          </table:table-cell>
          <table:table-cell office:value-type="float" office:value="-0.012735" calcext:value-type="float">
            <text:p>-0,012735</text:p>
          </table:table-cell>
          <table:table-cell office:value-type="float" office:value="0.010682" calcext:value-type="float">
            <text:p>0,010682</text:p>
          </table:table-cell>
        </table:table-row>
        <table:table-row table:style-name="ro1">
          <table:table-cell office:value-type="string" calcext:value-type="string">
            <text:p>10 Mar 2017 03:26:00.000</text:p>
          </table:table-cell>
          <table:table-cell office:value-type="float" office:value="-5.905" calcext:value-type="float">
            <text:p>-5,905</text:p>
          </table:table-cell>
          <table:table-cell office:value-type="float" office:value="37.821" calcext:value-type="float">
            <text:p>37,821</text:p>
          </table:table-cell>
          <table:table-cell office:value-type="float" office:value="656.129987" calcext:value-type="float">
            <text:p>656,129987</text:p>
          </table:table-cell>
          <table:table-cell office:value-type="float" office:value="-0.061088" calcext:value-type="float">
            <text:p>-0,061088</text:p>
          </table:table-cell>
          <table:table-cell office:value-type="float" office:value="-0.012811" calcext:value-type="float">
            <text:p>-0,012811</text:p>
          </table:table-cell>
          <table:table-cell office:value-type="float" office:value="0.013123" calcext:value-type="float">
            <text:p>0,013123</text:p>
          </table:table-cell>
        </table:table-row>
        <table:table-row table:style-name="ro1">
          <table:table-cell office:value-type="string" calcext:value-type="string">
            <text:p>10 Mar 2017 03:27:00.000</text:p>
          </table:table-cell>
          <table:table-cell office:value-type="float" office:value="-9.569" calcext:value-type="float">
            <text:p>-9,569</text:p>
          </table:table-cell>
          <table:table-cell office:value-type="float" office:value="37.049" calcext:value-type="float">
            <text:p>37,049</text:p>
          </table:table-cell>
          <table:table-cell office:value-type="float" office:value="656.987852" calcext:value-type="float">
            <text:p>656,987852</text:p>
          </table:table-cell>
          <table:table-cell office:value-type="float" office:value="-0.061055" calcext:value-type="float">
            <text:p>-0,061055</text:p>
          </table:table-cell>
          <table:table-cell office:value-type="float" office:value="-0.01296" calcext:value-type="float">
            <text:p>-0,01296</text:p>
          </table:table-cell>
          <table:table-cell office:value-type="float" office:value="0.015459" calcext:value-type="float">
            <text:p>0,015459</text:p>
          </table:table-cell>
        </table:table-row>
        <table:table-row table:style-name="ro1">
          <table:table-cell office:value-type="string" calcext:value-type="string">
            <text:p>10 Mar 2017 03:28:00.000</text:p>
          </table:table-cell>
          <table:table-cell office:value-type="float" office:value="-13.231" calcext:value-type="float">
            <text:p>-13,231</text:p>
          </table:table-cell>
          <table:table-cell office:value-type="float" office:value="36.265" calcext:value-type="float">
            <text:p>36,265</text:p>
          </table:table-cell>
          <table:table-cell office:value-type="float" office:value="657.981761" calcext:value-type="float">
            <text:p>657,981761</text:p>
          </table:table-cell>
          <table:table-cell office:value-type="float" office:value="-0.06101" calcext:value-type="float">
            <text:p>-0,06101</text:p>
          </table:table-cell>
          <table:table-cell office:value-type="float" office:value="-0.013185" calcext:value-type="float">
            <text:p>-0,013185</text:p>
          </table:table-cell>
          <table:table-cell office:value-type="float" office:value="0.01765" calcext:value-type="float">
            <text:p>0,01765</text:p>
          </table:table-cell>
        </table:table-row>
        <table:table-row table:style-name="ro1">
          <table:table-cell office:value-type="string" calcext:value-type="string">
            <text:p>10 Mar 2017 03:29:00.000</text:p>
          </table:table-cell>
          <table:table-cell office:value-type="float" office:value="-16.89" calcext:value-type="float">
            <text:p>-16,89</text:p>
          </table:table-cell>
          <table:table-cell office:value-type="float" office:value="35.465" calcext:value-type="float">
            <text:p>35,465</text:p>
          </table:table-cell>
          <table:table-cell office:value-type="float" office:value="659.101904" calcext:value-type="float">
            <text:p>659,101904</text:p>
          </table:table-cell>
          <table:table-cell office:value-type="float" office:value="-0.060954" calcext:value-type="float">
            <text:p>-0,060954</text:p>
          </table:table-cell>
          <table:table-cell office:value-type="float" office:value="-0.013495" calcext:value-type="float">
            <text:p>-0,013495</text:p>
          </table:table-cell>
          <table:table-cell office:value-type="float" office:value="0.019659" calcext:value-type="float">
            <text:p>0,019659</text:p>
          </table:table-cell>
        </table:table-row>
        <table:table-row table:style-name="ro1">
          <table:table-cell office:value-type="string" calcext:value-type="string">
            <text:p>10 Mar 2017 03:30:00.000</text:p>
          </table:table-cell>
          <table:table-cell office:value-type="float" office:value="-20.546" calcext:value-type="float">
            <text:p>-20,546</text:p>
          </table:table-cell>
          <table:table-cell office:value-type="float" office:value="34.643" calcext:value-type="float">
            <text:p>34,643</text:p>
          </table:table-cell>
          <table:table-cell office:value-type="float" office:value="660.336303" calcext:value-type="float">
            <text:p>660,336303</text:p>
          </table:table-cell>
          <table:table-cell office:value-type="float" office:value="-0.060886" calcext:value-type="float">
            <text:p>-0,060886</text:p>
          </table:table-cell>
          <table:table-cell office:value-type="float" office:value="-0.013902" calcext:value-type="float">
            <text:p>-0,013902</text:p>
          </table:table-cell>
          <table:table-cell office:value-type="float" office:value="0.021451" calcext:value-type="float">
            <text:p>0,021451</text:p>
          </table:table-cell>
        </table:table-row>
        <table:table-row table:style-name="ro1">
          <table:table-cell office:value-type="string" calcext:value-type="string">
            <text:p>10 Mar 2017 03:31:00.000</text:p>
          </table:table-cell>
          <table:table-cell office:value-type="float" office:value="-24.196" calcext:value-type="float">
            <text:p>-24,196</text:p>
          </table:table-cell>
          <table:table-cell office:value-type="float" office:value="33.794" calcext:value-type="float">
            <text:p>33,794</text:p>
          </table:table-cell>
          <table:table-cell office:value-type="float" office:value="661.670998" calcext:value-type="float">
            <text:p>661,670998</text:p>
          </table:table-cell>
          <table:table-cell office:value-type="float" office:value="-0.060806" calcext:value-type="float">
            <text:p>-0,060806</text:p>
          </table:table-cell>
          <table:table-cell office:value-type="float" office:value="-0.014419" calcext:value-type="float">
            <text:p>-0,014419</text:p>
          </table:table-cell>
          <table:table-cell office:value-type="float" office:value="0.022995" calcext:value-type="float">
            <text:p>0,022995</text:p>
          </table:table-cell>
        </table:table-row>
        <table:table-row table:style-name="ro1">
          <table:table-cell office:value-type="string" calcext:value-type="string">
            <text:p>10 Mar 2017 03:32:00.000</text:p>
          </table:table-cell>
          <table:table-cell office:value-type="float" office:value="-27.842" calcext:value-type="float">
            <text:p>-27,842</text:p>
          </table:table-cell>
          <table:table-cell office:value-type="float" office:value="32.91" calcext:value-type="float">
            <text:p>32,91</text:p>
          </table:table-cell>
          <table:table-cell office:value-type="float" office:value="663.090256" calcext:value-type="float">
            <text:p>663,090256</text:p>
          </table:table-cell>
          <table:table-cell office:value-type="float" office:value="-0.060713" calcext:value-type="float">
            <text:p>-0,060713</text:p>
          </table:table-cell>
          <table:table-cell office:value-type="float" office:value="-0.015068" calcext:value-type="float">
            <text:p>-0,015068</text:p>
          </table:table-cell>
          <table:table-cell office:value-type="float" office:value="0.024263" calcext:value-type="float">
            <text:p>0,024263</text:p>
          </table:table-cell>
        </table:table-row>
        <table:table-row table:style-name="ro1">
          <table:table-cell office:value-type="string" calcext:value-type="string">
            <text:p>10 Mar 2017 03:33:00.000</text:p>
          </table:table-cell>
          <table:table-cell office:value-type="float" office:value="-31.482" calcext:value-type="float">
            <text:p>-31,482</text:p>
          </table:table-cell>
          <table:table-cell office:value-type="float" office:value="31.983" calcext:value-type="float">
            <text:p>31,983</text:p>
          </table:table-cell>
          <table:table-cell office:value-type="float" office:value="664.576821" calcext:value-type="float">
            <text:p>664,576821</text:p>
          </table:table-cell>
          <table:table-cell office:value-type="float" office:value="-0.060605" calcext:value-type="float">
            <text:p>-0,060605</text:p>
          </table:table-cell>
          <table:table-cell office:value-type="float" office:value="-0.015876" calcext:value-type="float">
            <text:p>-0,015876</text:p>
          </table:table-cell>
          <table:table-cell office:value-type="float" office:value="0.025233" calcext:value-type="float">
            <text:p>0,025233</text:p>
          </table:table-cell>
        </table:table-row>
        <table:table-row table:style-name="ro1">
          <table:table-cell office:value-type="string" calcext:value-type="string">
            <text:p>10 Mar 2017 03:34:00.000</text:p>
          </table:table-cell>
          <table:table-cell office:value-type="float" office:value="-35.114" calcext:value-type="float">
            <text:p>-35,114</text:p>
          </table:table-cell>
          <table:table-cell office:value-type="float" office:value="31.001" calcext:value-type="float">
            <text:p>31,001</text:p>
          </table:table-cell>
          <table:table-cell office:value-type="float" office:value="666.112178" calcext:value-type="float">
            <text:p>666,112178</text:p>
          </table:table-cell>
          <table:table-cell office:value-type="float" office:value="-0.060481" calcext:value-type="float">
            <text:p>-0,060481</text:p>
          </table:table-cell>
          <table:table-cell office:value-type="float" office:value="-0.016883" calcext:value-type="float">
            <text:p>-0,016883</text:p>
          </table:table-cell>
          <table:table-cell office:value-type="float" office:value="0.025885" calcext:value-type="float">
            <text:p>0,025885</text:p>
          </table:table-cell>
        </table:table-row>
        <table:table-row table:style-name="ro1">
          <table:table-cell office:value-type="string" calcext:value-type="string">
            <text:p>10 Mar 2017 03:35:00.000</text:p>
          </table:table-cell>
          <table:table-cell office:value-type="float" office:value="-38.739" calcext:value-type="float">
            <text:p>-38,739</text:p>
          </table:table-cell>
          <table:table-cell office:value-type="float" office:value="29.952" calcext:value-type="float">
            <text:p>29,952</text:p>
          </table:table-cell>
          <table:table-cell office:value-type="float" office:value="667.676846" calcext:value-type="float">
            <text:p>667,676846</text:p>
          </table:table-cell>
          <table:table-cell office:value-type="float" office:value="-0.060338" calcext:value-type="float">
            <text:p>-0,060338</text:p>
          </table:table-cell>
          <table:table-cell office:value-type="float" office:value="-0.01814" calcext:value-type="float">
            <text:p>-0,01814</text:p>
          </table:table-cell>
          <table:table-cell office:value-type="float" office:value="0.026206" calcext:value-type="float">
            <text:p>0,026206</text:p>
          </table:table-cell>
        </table:table-row>
        <table:table-row table:style-name="ro1">
          <table:table-cell office:value-type="string" calcext:value-type="string">
            <text:p>10 Mar 2017 03:36:00.000</text:p>
          </table:table-cell>
          <table:table-cell office:value-type="float" office:value="-42.355" calcext:value-type="float">
            <text:p>-42,355</text:p>
          </table:table-cell>
          <table:table-cell office:value-type="float" office:value="28.818" calcext:value-type="float">
            <text:p>28,818</text:p>
          </table:table-cell>
          <table:table-cell office:value-type="float" office:value="669.25068" calcext:value-type="float">
            <text:p>669,25068</text:p>
          </table:table-cell>
          <table:table-cell office:value-type="float" office:value="-0.060171" calcext:value-type="float">
            <text:p>-0,060171</text:p>
          </table:table-cell>
          <table:table-cell office:value-type="float" office:value="-0.019719" calcext:value-type="float">
            <text:p>-0,019719</text:p>
          </table:table-cell>
          <table:table-cell office:value-type="float" office:value="0.026188" calcext:value-type="float">
            <text:p>0,026188</text:p>
          </table:table-cell>
        </table:table-row>
        <table:table-row table:style-name="ro1">
          <table:table-cell office:value-type="string" calcext:value-type="string">
            <text:p>10 Mar 2017 03:37:00.000</text:p>
          </table:table-cell>
          <table:table-cell office:value-type="float" office:value="-45.959" calcext:value-type="float">
            <text:p>-45,959</text:p>
          </table:table-cell>
          <table:table-cell office:value-type="float" office:value="27.577" calcext:value-type="float">
            <text:p>27,577</text:p>
          </table:table-cell>
          <table:table-cell office:value-type="float" office:value="670.813181" calcext:value-type="float">
            <text:p>670,813181</text:p>
          </table:table-cell>
          <table:table-cell office:value-type="float" office:value="-0.059973" calcext:value-type="float">
            <text:p>-0,059973</text:p>
          </table:table-cell>
          <table:table-cell office:value-type="float" office:value="-0.021726" calcext:value-type="float">
            <text:p>-0,021726</text:p>
          </table:table-cell>
          <table:table-cell office:value-type="float" office:value="0.025827" calcext:value-type="float">
            <text:p>0,025827</text:p>
          </table:table-cell>
        </table:table-row>
        <table:table-row table:style-name="ro1">
          <table:table-cell office:value-type="string" calcext:value-type="string">
            <text:p>10 Mar 2017 03:38:00.000</text:p>
          </table:table-cell>
          <table:table-cell office:value-type="float" office:value="-49.55" calcext:value-type="float">
            <text:p>-49,55</text:p>
          </table:table-cell>
          <table:table-cell office:value-type="float" office:value="26.2" calcext:value-type="float">
            <text:p>26,2</text:p>
          </table:table-cell>
          <table:table-cell office:value-type="float" office:value="672.343818" calcext:value-type="float">
            <text:p>672,343818</text:p>
          </table:table-cell>
          <table:table-cell office:value-type="float" office:value="-0.059735" calcext:value-type="float">
            <text:p>-0,059735</text:p>
          </table:table-cell>
          <table:table-cell office:value-type="float" office:value="-0.024309" calcext:value-type="float">
            <text:p>-0,024309</text:p>
          </table:table-cell>
          <table:table-cell office:value-type="float" office:value="0.025125" calcext:value-type="float">
            <text:p>0,025125</text:p>
          </table:table-cell>
        </table:table-row>
        <table:table-row table:style-name="ro1">
          <table:table-cell office:value-type="string" calcext:value-type="string">
            <text:p>10 Mar 2017 03:39:00.000</text:p>
          </table:table-cell>
          <table:table-cell office:value-type="float" office:value="-53.126" calcext:value-type="float">
            <text:p>-53,126</text:p>
          </table:table-cell>
          <table:table-cell office:value-type="float" office:value="24.644" calcext:value-type="float">
            <text:p>24,644</text:p>
          </table:table-cell>
          <table:table-cell office:value-type="float" office:value="673.822335" calcext:value-type="float">
            <text:p>673,822335</text:p>
          </table:table-cell>
          <table:table-cell office:value-type="float" office:value="-0.059441" calcext:value-type="float">
            <text:p>-0,059441</text:p>
          </table:table-cell>
          <table:table-cell office:value-type="float" office:value="-0.027692" calcext:value-type="float">
            <text:p>-0,027692</text:p>
          </table:table-cell>
          <table:table-cell office:value-type="float" office:value="0.02409" calcext:value-type="float">
            <text:p>0,02409</text:p>
          </table:table-cell>
        </table:table-row>
        <table:table-row table:style-name="ro1">
          <table:table-cell office:value-type="string" calcext:value-type="string">
            <text:p>10 Mar 2017 03:40:00.000</text:p>
          </table:table-cell>
          <table:table-cell office:value-type="float" office:value="-56.682" calcext:value-type="float">
            <text:p>-56,682</text:p>
          </table:table-cell>
          <table:table-cell office:value-type="float" office:value="22.854" calcext:value-type="float">
            <text:p>22,854</text:p>
          </table:table-cell>
          <table:table-cell office:value-type="float" office:value="675.22907" calcext:value-type="float">
            <text:p>675,22907</text:p>
          </table:table-cell>
          <table:table-cell office:value-type="float" office:value="-0.059067" calcext:value-type="float">
            <text:p>-0,059067</text:p>
          </table:table-cell>
          <table:table-cell office:value-type="float" office:value="-0.032219" calcext:value-type="float">
            <text:p>-0,032219</text:p>
          </table:table-cell>
          <table:table-cell office:value-type="float" office:value="0.022735" calcext:value-type="float">
            <text:p>0,022735</text:p>
          </table:table-cell>
        </table:table-row>
        <table:table-row table:style-name="ro1">
          <table:table-cell office:value-type="string" calcext:value-type="string">
            <text:p>10 Mar 2017 03:41:00.000</text:p>
          </table:table-cell>
          <table:table-cell office:value-type="float" office:value="-60.212" calcext:value-type="float">
            <text:p>-60,212</text:p>
          </table:table-cell>
          <table:table-cell office:value-type="float" office:value="20.744" calcext:value-type="float">
            <text:p>20,744</text:p>
          </table:table-cell>
          <table:table-cell office:value-type="float" office:value="676.545241" calcext:value-type="float">
            <text:p>676,545241</text:p>
          </table:table-cell>
          <table:table-cell office:value-type="float" office:value="-0.058573" calcext:value-type="float">
            <text:p>-0,058573</text:p>
          </table:table-cell>
          <table:table-cell office:value-type="float" office:value="-0.038433" calcext:value-type="float">
            <text:p>-0,038433</text:p>
          </table:table-cell>
          <table:table-cell office:value-type="float" office:value="0.021075" calcext:value-type="float">
            <text:p>0,021075</text:p>
          </table:table-cell>
        </table:table-row>
        <table:table-row table:style-name="ro1">
          <table:table-cell office:value-type="string" calcext:value-type="string">
            <text:p>10 Mar 2017 03:42:00.000</text:p>
          </table:table-cell>
          <table:table-cell office:value-type="float" office:value="-63.707" calcext:value-type="float">
            <text:p>-63,707</text:p>
          </table:table-cell>
          <table:table-cell office:value-type="float" office:value="18.19" calcext:value-type="float">
            <text:p>18,19</text:p>
          </table:table-cell>
          <table:table-cell office:value-type="float" office:value="677.753238" calcext:value-type="float">
            <text:p>677,753238</text:p>
          </table:table-cell>
          <table:table-cell office:value-type="float" office:value="-0.05789" calcext:value-type="float">
            <text:p>-0,05789</text:p>
          </table:table-cell>
          <table:table-cell office:value-type="float" office:value="-0.047237" calcext:value-type="float">
            <text:p>-0,047237</text:p>
          </table:table-cell>
          <table:table-cell office:value-type="float" office:value="0.019133" calcext:value-type="float">
            <text:p>0,019133</text:p>
          </table:table-cell>
        </table:table-row>
        <table:table-row table:style-name="ro1">
          <table:table-cell office:value-type="string" calcext:value-type="string">
            <text:p>10 Mar 2017 03:43:00.000</text:p>
          </table:table-cell>
          <table:table-cell office:value-type="float" office:value="-67.152" calcext:value-type="float">
            <text:p>-67,152</text:p>
          </table:table-cell>
          <table:table-cell office:value-type="float" office:value="14.994" calcext:value-type="float">
            <text:p>14,994</text:p>
          </table:table-cell>
          <table:table-cell office:value-type="float" office:value="678.836879" calcext:value-type="float">
            <text:p>678,836879</text:p>
          </table:table-cell>
          <table:table-cell office:value-type="float" office:value="-0.056897" calcext:value-type="float">
            <text:p>-0,056897</text:p>
          </table:table-cell>
          <table:table-cell office:value-type="float" office:value="-0.060186" calcext:value-type="float">
            <text:p>-0,060186</text:p>
          </table:table-cell>
          <table:table-cell office:value-type="float" office:value="0.016935" calcext:value-type="float">
            <text:p>0,016935</text:p>
          </table:table-cell>
        </table:table-row>
        <table:table-row table:style-name="ro1">
          <table:table-cell office:value-type="string" calcext:value-type="string">
            <text:p>10 Mar 2017 03:44:00.000</text:p>
          </table:table-cell>
          <table:table-cell office:value-type="float" office:value="-70.524" calcext:value-type="float">
            <text:p>-70,524</text:p>
          </table:table-cell>
          <table:table-cell office:value-type="float" office:value="10.83" calcext:value-type="float">
            <text:p>10,83</text:p>
          </table:table-cell>
          <table:table-cell office:value-type="float" office:value="679.781654" calcext:value-type="float">
            <text:p>679,781654</text:p>
          </table:table-cell>
          <table:table-cell office:value-type="float" office:value="-0.055365" calcext:value-type="float">
            <text:p>-0,055365</text:p>
          </table:table-cell>
          <table:table-cell office:value-type="float" office:value="-0.080098" calcext:value-type="float">
            <text:p>-0,080098</text:p>
          </table:table-cell>
          <table:table-cell office:value-type="float" office:value="0.014511" calcext:value-type="float">
            <text:p>0,014511</text:p>
          </table:table-cell>
        </table:table-row>
        <table:table-row table:style-name="ro1">
          <table:table-cell office:value-type="string" calcext:value-type="string">
            <text:p>10 Mar 2017 03:45:00.000</text:p>
          </table:table-cell>
          <table:table-cell office:value-type="float" office:value="-73.777" calcext:value-type="float">
            <text:p>-73,777</text:p>
          </table:table-cell>
          <table:table-cell office:value-type="float" office:value="5.14" calcext:value-type="float">
            <text:p>5,14</text:p>
          </table:table-cell>
          <table:table-cell office:value-type="float" office:value="680.574934" calcext:value-type="float">
            <text:p>680,574934</text:p>
          </table:table-cell>
          <table:table-cell office:value-type="float" office:value="-0.052828" calcext:value-type="float">
            <text:p>-0,052828</text:p>
          </table:table-cell>
          <table:table-cell office:value-type="float" office:value="-0.112255" calcext:value-type="float">
            <text:p>-0,112255</text:p>
          </table:table-cell>
          <table:table-cell office:value-type="float" office:value="0.011893" calcext:value-type="float">
            <text:p>0,011893</text:p>
          </table:table-cell>
        </table:table-row>
        <table:table-row table:style-name="ro1">
          <table:table-cell office:value-type="string" calcext:value-type="string">
            <text:p>10 Mar 2017 03:46:00.000</text:p>
          </table:table-cell>
          <table:table-cell office:value-type="float" office:value="-76.824" calcext:value-type="float">
            <text:p>-76,824</text:p>
          </table:table-cell>
          <table:table-cell office:value-type="float" office:value="-3.077" calcext:value-type="float">
            <text:p>-3,077</text:p>
          </table:table-cell>
          <table:table-cell office:value-type="float" office:value="681.206159" calcext:value-type="float">
            <text:p>681,206159</text:p>
          </table:table-cell>
          <table:table-cell office:value-type="float" office:value="-0.048281" calcext:value-type="float">
            <text:p>-0,048281</text:p>
          </table:table-cell>
          <table:table-cell office:value-type="float" office:value="-0.166483" calcext:value-type="float">
            <text:p>-0,166483</text:p>
          </table:table-cell>
          <table:table-cell office:value-type="float" office:value="0.009117" calcext:value-type="float">
            <text:p>0,009117</text:p>
          </table:table-cell>
        </table:table-row>
        <table:table-row table:style-name="ro1">
          <table:table-cell office:value-type="string" calcext:value-type="string">
            <text:p>10 Mar 2017 03:47:00.000</text:p>
          </table:table-cell>
          <table:table-cell office:value-type="float" office:value="-79.488" calcext:value-type="float">
            <text:p>-79,488</text:p>
          </table:table-cell>
          <table:table-cell office:value-type="float" office:value="-15.578" calcext:value-type="float">
            <text:p>-15,578</text:p>
          </table:table-cell>
          <table:table-cell office:value-type="float" office:value="681.666988" calcext:value-type="float">
            <text:p>681,666988</text:p>
          </table:table-cell>
          <table:table-cell office:value-type="float" office:value="-0.039527" calcext:value-type="float">
            <text:p>-0,039527</text:p>
          </table:table-cell>
          <table:table-cell office:value-type="float" office:value="-0.257461" calcext:value-type="float">
            <text:p>-0,257461</text:p>
          </table:table-cell>
          <table:table-cell office:value-type="float" office:value="0.006222" calcext:value-type="float">
            <text:p>0,006222</text:p>
          </table:table-cell>
        </table:table-row>
        <table:table-row table:style-name="ro1">
          <table:table-cell office:value-type="string" calcext:value-type="string">
            <text:p>10 Mar 2017 03:48:00.000</text:p>
          </table:table-cell>
          <table:table-cell office:value-type="float" office:value="-81.405" calcext:value-type="float">
            <text:p>-81,405</text:p>
          </table:table-cell>
          <table:table-cell office:value-type="float" office:value="-34.707" calcext:value-type="float">
            <text:p>-34,707</text:p>
          </table:table-cell>
          <table:table-cell office:value-type="float" office:value="681.951422" calcext:value-type="float">
            <text:p>681,951422</text:p>
          </table:table-cell>
          <table:table-cell office:value-type="float" office:value="-0.022695" calcext:value-type="float">
            <text:p>-0,022695</text:p>
          </table:table-cell>
          <table:table-cell office:value-type="float" office:value="-0.381596" calcext:value-type="float">
            <text:p>-0,381596</text:p>
          </table:table-cell>
          <table:table-cell office:value-type="float" office:value="0.003246" calcext:value-type="float">
            <text:p>0,003246</text:p>
          </table:table-cell>
        </table:table-row>
        <table:table-row table:style-name="ro1">
          <table:table-cell office:value-type="string" calcext:value-type="string">
            <text:p>10 Mar 2017 03:49:00.000</text:p>
          </table:table-cell>
          <table:table-cell office:value-type="float" office:value="-82.019" calcext:value-type="float">
            <text:p>-82,019</text:p>
          </table:table-cell>
          <table:table-cell office:value-type="float" office:value="-60.117" calcext:value-type="float">
            <text:p>-60,117</text:p>
          </table:table-cell>
          <table:table-cell office:value-type="float" office:value="682.055886" calcext:value-type="float">
            <text:p>682,055886</text:p>
          </table:table-cell>
          <table:table-cell office:value-type="float" office:value="0.00317" calcext:value-type="float">
            <text:p>0,00317</text:p>
          </table:table-cell>
          <table:table-cell office:value-type="float" office:value="-0.441479" calcext:value-type="float">
            <text:p>-0,441479</text:p>
          </table:table-cell>
          <table:table-cell office:value-type="float" office:value="0.000232" calcext:value-type="float">
            <text:p>0,000232</text:p>
          </table:table-cell>
        </table:table-row>
        <table:table-row table:style-name="ro1">
          <table:table-cell office:value-type="string" calcext:value-type="string">
            <text:p>10 Mar 2017 03:50:00.000</text:p>
          </table:table-cell>
          <table:table-cell office:value-type="float" office:value="-81.059" calcext:value-type="float">
            <text:p>-81,059</text:p>
          </table:table-cell>
          <table:table-cell office:value-type="float" office:value="-84.498" calcext:value-type="float">
            <text:p>-84,498</text:p>
          </table:table-cell>
          <table:table-cell office:value-type="float" office:value="681.979283" calcext:value-type="float">
            <text:p>681,979283</text:p>
          </table:table-cell>
          <table:table-cell office:value-type="float" office:value="0.027476" calcext:value-type="float">
            <text:p>0,027476</text:p>
          </table:table-cell>
          <table:table-cell office:value-type="float" office:value="-0.353145" calcext:value-type="float">
            <text:p>-0,353145</text:p>
          </table:table-cell>
          <table:table-cell office:value-type="float" office:value="-0.00278" calcext:value-type="float">
            <text:p>-0,00278</text:p>
          </table:table-cell>
        </table:table-row>
        <table:table-row table:style-name="ro1">
          <table:table-cell office:value-type="string" calcext:value-type="string">
            <text:p>10 Mar 2017 03:51:00.000</text:p>
          </table:table-cell>
          <table:table-cell office:value-type="float" office:value="-78.925" calcext:value-type="float">
            <text:p>-78,925</text:p>
          </table:table-cell>
          <table:table-cell office:value-type="float" office:value="-101.936" calcext:value-type="float">
            <text:p>-101,936</text:p>
          </table:table-cell>
          <table:table-cell office:value-type="float" office:value="681.723006" calcext:value-type="float">
            <text:p>681,723006</text:p>
          </table:table-cell>
          <table:table-cell office:value-type="float" office:value="0.04209" calcext:value-type="float">
            <text:p>0,04209</text:p>
          </table:table-cell>
          <table:table-cell office:value-type="float" office:value="-0.232663" calcext:value-type="float">
            <text:p>-0,232663</text:p>
          </table:table-cell>
          <table:table-cell office:value-type="float" office:value="-0.005748" calcext:value-type="float">
            <text:p>-0,005748</text:p>
          </table:table-cell>
        </table:table-row>
        <table:table-row table:style-name="ro1">
          <table:table-cell office:value-type="string" calcext:value-type="string">
            <text:p>10 Mar 2017 03:52:00.000</text:p>
          </table:table-cell>
          <table:table-cell office:value-type="float" office:value="-76.15" calcext:value-type="float">
            <text:p>-76,15</text:p>
          </table:table-cell>
          <table:table-cell office:value-type="float" office:value="-113.25" calcext:value-type="float">
            <text:p>-113,25</text:p>
          </table:table-cell>
          <table:table-cell office:value-type="float" office:value="681.290917" calcext:value-type="float">
            <text:p>681,290917</text:p>
          </table:table-cell>
          <table:table-cell office:value-type="float" office:value="0.049587" calcext:value-type="float">
            <text:p>0,049587</text:p>
          </table:table-cell>
          <table:table-cell office:value-type="float" office:value="-0.15134" calcext:value-type="float">
            <text:p>-0,15134</text:p>
          </table:table-cell>
          <table:table-cell office:value-type="float" office:value="-0.008631" calcext:value-type="float">
            <text:p>-0,008631</text:p>
          </table:table-cell>
        </table:table-row>
        <table:table-row table:style-name="ro1">
          <table:table-cell office:value-type="string" calcext:value-type="string">
            <text:p>10 Mar 2017 03:53:00.000</text:p>
          </table:table-cell>
          <table:table-cell office:value-type="float" office:value="-73.044" calcext:value-type="float">
            <text:p>-73,044</text:p>
          </table:table-cell>
          <table:table-cell office:value-type="float" office:value="-120.764" calcext:value-type="float">
            <text:p>-120,764</text:p>
          </table:table-cell>
          <table:table-cell office:value-type="float" office:value="680.689287" calcext:value-type="float">
            <text:p>680,689287</text:p>
          </table:table-cell>
          <table:table-cell office:value-type="float" office:value="0.053535" calcext:value-type="float">
            <text:p>0,053535</text:p>
          </table:table-cell>
          <table:table-cell office:value-type="float" office:value="-0.103367" calcext:value-type="float">
            <text:p>-0,103367</text:p>
          </table:table-cell>
          <table:table-cell office:value-type="float" office:value="-0.011391" calcext:value-type="float">
            <text:p>-0,011391</text:p>
          </table:table-cell>
        </table:table-row>
        <table:table-row table:style-name="ro1">
          <table:table-cell office:value-type="string" calcext:value-type="string">
            <text:p>10 Mar 2017 03:54:00.000</text:p>
          </table:table-cell>
          <table:table-cell office:value-type="float" office:value="-69.759" calcext:value-type="float">
            <text:p>-69,759</text:p>
          </table:table-cell>
          <table:table-cell office:value-type="float" office:value="-126.035" calcext:value-type="float">
            <text:p>-126,035</text:p>
          </table:table-cell>
          <table:table-cell office:value-type="float" office:value="679.926708" calcext:value-type="float">
            <text:p>679,926708</text:p>
          </table:table-cell>
          <table:table-cell office:value-type="float" office:value="0.055778" calcext:value-type="float">
            <text:p>0,055778</text:p>
          </table:table-cell>
          <table:table-cell office:value-type="float" office:value="-0.074688" calcext:value-type="float">
            <text:p>-0,074688</text:p>
          </table:table-cell>
          <table:table-cell office:value-type="float" office:value="-0.013988" calcext:value-type="float">
            <text:p>-0,013988</text:p>
          </table:table-cell>
        </table:table-row>
        <table:table-row table:style-name="ro1">
          <table:table-cell office:value-type="string" calcext:value-type="string">
            <text:p>10 Mar 2017 03:55:00.000</text:p>
          </table:table-cell>
          <table:table-cell office:value-type="float" office:value="-66.368" calcext:value-type="float">
            <text:p>-66,368</text:p>
          </table:table-cell>
          <table:table-cell office:value-type="float" office:value="-129.938" calcext:value-type="float">
            <text:p>-129,938</text:p>
          </table:table-cell>
          <table:table-cell office:value-type="float" office:value="679.013961" calcext:value-type="float">
            <text:p>679,013961</text:p>
          </table:table-cell>
          <table:table-cell office:value-type="float" office:value="0.057155" calcext:value-type="float">
            <text:p>0,057155</text:p>
          </table:table-cell>
          <table:table-cell office:value-type="float" office:value="-0.056726" calcext:value-type="float">
            <text:p>-0,056726</text:p>
          </table:table-cell>
          <table:table-cell office:value-type="float" office:value="-0.016389" calcext:value-type="float">
            <text:p>-0,016389</text:p>
          </table:table-cell>
        </table:table-row>
        <table:table-row table:style-name="ro1">
          <table:table-cell office:value-type="string" calcext:value-type="string">
            <text:p>10 Mar 2017 03:56:00.000</text:p>
          </table:table-cell>
          <table:table-cell office:value-type="float" office:value="-62.91" calcext:value-type="float">
            <text:p>-62,91</text:p>
          </table:table-cell>
          <table:table-cell office:value-type="float" office:value="-132.964" calcext:value-type="float">
            <text:p>-132,964</text:p>
          </table:table-cell>
          <table:table-cell office:value-type="float" office:value="677.963857" calcext:value-type="float">
            <text:p>677,963857</text:p>
          </table:table-cell>
          <table:table-cell office:value-type="float" office:value="0.05806" calcext:value-type="float">
            <text:p>0,05806</text:p>
          </table:table-cell>
          <table:table-cell office:value-type="float" office:value="-0.044918" calcext:value-type="float">
            <text:p>-0,044918</text:p>
          </table:table-cell>
          <table:table-cell office:value-type="float" office:value="-0.01856" calcext:value-type="float">
            <text:p>-0,01856</text:p>
          </table:table-cell>
        </table:table-row>
        <table:table-row table:style-name="ro1">
          <table:table-cell office:value-type="string" calcext:value-type="string">
            <text:p>10 Mar 2017 03:57:00.000</text:p>
          </table:table-cell>
          <table:table-cell office:value-type="float" office:value="-59.406" calcext:value-type="float">
            <text:p>-59,406</text:p>
          </table:table-cell>
          <table:table-cell office:value-type="float" office:value="-135.402" calcext:value-type="float">
            <text:p>-135,402</text:p>
          </table:table-cell>
          <table:table-cell office:value-type="float" office:value="676.79105" calcext:value-type="float">
            <text:p>676,79105</text:p>
          </table:table-cell>
          <table:table-cell office:value-type="float" office:value="0.05869" calcext:value-type="float">
            <text:p>0,05869</text:p>
          </table:table-cell>
          <table:table-cell office:value-type="float" office:value="-0.036817" calcext:value-type="float">
            <text:p>-0,036817</text:p>
          </table:table-cell>
          <table:table-cell office:value-type="float" office:value="-0.020474" calcext:value-type="float">
            <text:p>-0,020474</text:p>
          </table:table-cell>
        </table:table-row>
        <table:table-row table:style-name="ro1">
          <table:table-cell office:value-type="string" calcext:value-type="string">
            <text:p>10 Mar 2017 03:58:00.000</text:p>
          </table:table-cell>
          <table:table-cell office:value-type="float" office:value="-55.87" calcext:value-type="float">
            <text:p>-55,87</text:p>
          </table:table-cell>
          <table:table-cell office:value-type="float" office:value="-137.429" calcext:value-type="float">
            <text:p>-137,429</text:p>
          </table:table-cell>
          <table:table-cell office:value-type="float" office:value="675.511818" calcext:value-type="float">
            <text:p>675,511818</text:p>
          </table:table-cell>
          <table:table-cell office:value-type="float" office:value="0.059152" calcext:value-type="float">
            <text:p>0,059152</text:p>
          </table:table-cell>
          <table:table-cell office:value-type="float" office:value="-0.031053" calcext:value-type="float">
            <text:p>-0,031053</text:p>
          </table:table-cell>
          <table:table-cell office:value-type="float" office:value="-0.022104" calcext:value-type="float">
            <text:p>-0,022104</text:p>
          </table:table-cell>
        </table:table-row>
        <table:table-row table:style-name="ro1">
          <table:table-cell office:value-type="string" calcext:value-type="string">
            <text:p>10 Mar 2017 03:59:00.000</text:p>
          </table:table-cell>
          <table:table-cell office:value-type="float" office:value="-52.31" calcext:value-type="float">
            <text:p>-52,31</text:p>
          </table:table-cell>
          <table:table-cell office:value-type="float" office:value="-139.159" calcext:value-type="float">
            <text:p>-139,159</text:p>
          </table:table-cell>
          <table:table-cell office:value-type="float" office:value="674.143812" calcext:value-type="float">
            <text:p>674,143812</text:p>
          </table:table-cell>
          <table:table-cell office:value-type="float" office:value="0.059504" calcext:value-type="float">
            <text:p>0,059504</text:p>
          </table:table-cell>
          <table:table-cell office:value-type="float" office:value="-0.026828" calcext:value-type="float">
            <text:p>-0,026828</text:p>
          </table:table-cell>
          <table:table-cell office:value-type="float" office:value="-0.023429" calcext:value-type="float">
            <text:p>-0,023429</text:p>
          </table:table-cell>
        </table:table-row>
        <table:table-row table:style-name="ro1">
          <table:table-cell office:value-type="string" calcext:value-type="string">
            <text:p>10 Mar 2017 04:00:00.000</text:p>
          </table:table-cell>
          <table:table-cell office:value-type="float" office:value="-48.731" calcext:value-type="float">
            <text:p>-48,731</text:p>
          </table:table-cell>
          <table:table-cell office:value-type="float" office:value="-140.669" calcext:value-type="float">
            <text:p>-140,669</text:p>
          </table:table-cell>
          <table:table-cell office:value-type="float" office:value="672.705801" calcext:value-type="float">
            <text:p>672,705801</text:p>
          </table:table-cell>
          <table:table-cell office:value-type="float" office:value="0.059782" calcext:value-type="float">
            <text:p>0,059782</text:p>
          </table:table-cell>
          <table:table-cell office:value-type="float" office:value="-0.023654" calcext:value-type="float">
            <text:p>-0,023654</text:p>
          </table:table-cell>
          <table:table-cell office:value-type="float" office:value="-0.024435" calcext:value-type="float">
            <text:p>-0,024435</text:p>
          </table:table-cell>
        </table:table-row>
        <table:table-row table:style-name="ro1">
          <table:table-cell office:value-type="string" calcext:value-type="string">
            <text:p>10 Mar 2017 04:01:00.000</text:p>
          </table:table-cell>
          <table:table-cell office:value-type="float" office:value="-45.137" calcext:value-type="float">
            <text:p>-45,137</text:p>
          </table:table-cell>
          <table:table-cell office:value-type="float" office:value="-142.012" calcext:value-type="float">
            <text:p>-142,012</text:p>
          </table:table-cell>
          <table:table-cell office:value-type="float" office:value="671.217379" calcext:value-type="float">
            <text:p>671,217379</text:p>
          </table:table-cell>
          <table:table-cell office:value-type="float" office:value="0.060008" calcext:value-type="float">
            <text:p>0,060008</text:p>
          </table:table-cell>
          <table:table-cell office:value-type="float" office:value="-0.02122" calcext:value-type="float">
            <text:p>-0,02122</text:p>
          </table:table-cell>
          <table:table-cell office:value-type="float" office:value="-0.025109" calcext:value-type="float">
            <text:p>-0,025109</text:p>
          </table:table-cell>
        </table:table-row>
        <table:table-row table:style-name="ro1">
          <table:table-cell office:value-type="string" calcext:value-type="string">
            <text:p>10 Mar 2017 04:02:00.000</text:p>
          </table:table-cell>
          <table:table-cell office:value-type="float" office:value="-41.531" calcext:value-type="float">
            <text:p>-41,531</text:p>
          </table:table-cell>
          <table:table-cell office:value-type="float" office:value="-143.226" calcext:value-type="float">
            <text:p>-143,226</text:p>
          </table:table-cell>
          <table:table-cell office:value-type="float" office:value="669.698666" calcext:value-type="float">
            <text:p>669,698666</text:p>
          </table:table-cell>
          <table:table-cell office:value-type="float" office:value="0.060197" calcext:value-type="float">
            <text:p>0,060197</text:p>
          </table:table-cell>
          <table:table-cell office:value-type="float" office:value="-0.019322" calcext:value-type="float">
            <text:p>-0,019322</text:p>
          </table:table-cell>
          <table:table-cell office:value-type="float" office:value="-0.025445" calcext:value-type="float">
            <text:p>-0,025445</text:p>
          </table:table-cell>
        </table:table-row>
        <table:table-row table:style-name="ro1">
          <table:table-cell office:value-type="string" calcext:value-type="string">
            <text:p>10 Mar 2017 04:03:00.000</text:p>
          </table:table-cell>
          <table:table-cell office:value-type="float" office:value="-37.914" calcext:value-type="float">
            <text:p>-37,914</text:p>
          </table:table-cell>
          <table:table-cell office:value-type="float" office:value="-144.339" calcext:value-type="float">
            <text:p>-144,339</text:p>
          </table:table-cell>
          <table:table-cell office:value-type="float" office:value="668.170005" calcext:value-type="float">
            <text:p>668,170005</text:p>
          </table:table-cell>
          <table:table-cell office:value-type="float" office:value="0.060358" calcext:value-type="float">
            <text:p>0,060358</text:p>
          </table:table-cell>
          <table:table-cell office:value-type="float" office:value="-0.017825" calcext:value-type="float">
            <text:p>-0,017825</text:p>
          </table:table-cell>
          <table:table-cell office:value-type="float" office:value="-0.025442" calcext:value-type="float">
            <text:p>-0,025442</text:p>
          </table:table-cell>
        </table:table-row>
        <table:table-row table:style-name="ro1">
          <table:table-cell office:value-type="string" calcext:value-type="string">
            <text:p>10 Mar 2017 04:04:00.000</text:p>
          </table:table-cell>
          <table:table-cell office:value-type="float" office:value="-34.288" calcext:value-type="float">
            <text:p>-34,288</text:p>
          </table:table-cell>
          <table:table-cell office:value-type="float" office:value="-145.371" calcext:value-type="float">
            <text:p>-145,371</text:p>
          </table:table-cell>
          <table:table-cell office:value-type="float" office:value="666.651641" calcext:value-type="float">
            <text:p>666,651641</text:p>
          </table:table-cell>
          <table:table-cell office:value-type="float" office:value="0.060496" calcext:value-type="float">
            <text:p>0,060496</text:p>
          </table:table-cell>
          <table:table-cell office:value-type="float" office:value="-0.016631" calcext:value-type="float">
            <text:p>-0,016631</text:p>
          </table:table-cell>
          <table:table-cell office:value-type="float" office:value="-0.025105" calcext:value-type="float">
            <text:p>-0,025105</text:p>
          </table:table-cell>
        </table:table-row>
        <table:table-row table:style-name="ro1">
          <table:table-cell office:value-type="string" calcext:value-type="string">
            <text:p>10 Mar 2017 04:05:00.000</text:p>
          </table:table-cell>
          <table:table-cell office:value-type="float" office:value="-30.655" calcext:value-type="float">
            <text:p>-30,655</text:p>
          </table:table-cell>
          <table:table-cell office:value-type="float" office:value="-146.339" calcext:value-type="float">
            <text:p>-146,339</text:p>
          </table:table-cell>
          <table:table-cell office:value-type="float" office:value="665.163409" calcext:value-type="float">
            <text:p>665,163409</text:p>
          </table:table-cell>
          <table:table-cell office:value-type="float" office:value="0.060615" calcext:value-type="float">
            <text:p>0,060615</text:p>
          </table:table-cell>
          <table:table-cell office:value-type="float" office:value="-0.015674" calcext:value-type="float">
            <text:p>-0,015674</text:p>
          </table:table-cell>
          <table:table-cell office:value-type="float" office:value="-0.024442" calcext:value-type="float">
            <text:p>-0,024442</text:p>
          </table:table-cell>
        </table:table-row>
        <table:table-row table:style-name="ro1">
          <table:table-cell office:value-type="string" calcext:value-type="string">
            <text:p>10 Mar 2017 04:06:00.000</text:p>
          </table:table-cell>
          <table:table-cell office:value-type="float" office:value="-27.015" calcext:value-type="float">
            <text:p>-27,015</text:p>
          </table:table-cell>
          <table:table-cell office:value-type="float" office:value="-147.256" calcext:value-type="float">
            <text:p>-147,256</text:p>
          </table:table-cell>
          <table:table-cell office:value-type="float" office:value="663.724426" calcext:value-type="float">
            <text:p>663,724426</text:p>
          </table:table-cell>
          <table:table-cell office:value-type="float" office:value="0.060719" calcext:value-type="float">
            <text:p>0,060719</text:p>
          </table:table-cell>
          <table:table-cell office:value-type="float" office:value="-0.014904" calcext:value-type="float">
            <text:p>-0,014904</text:p>
          </table:table-cell>
          <table:table-cell office:value-type="float" office:value="-0.023468" calcext:value-type="float">
            <text:p>-0,023468</text:p>
          </table:table-cell>
        </table:table-row>
        <table:table-row table:style-name="ro1">
          <table:table-cell office:value-type="string" calcext:value-type="string">
            <text:p>10 Mar 2017 04:07:00.000</text:p>
          </table:table-cell>
          <table:table-cell office:value-type="float" office:value="-23.369" calcext:value-type="float">
            <text:p>-23,369</text:p>
          </table:table-cell>
          <table:table-cell office:value-type="float" office:value="-148.131" calcext:value-type="float">
            <text:p>-148,131</text:p>
          </table:table-cell>
          <table:table-cell office:value-type="float" office:value="662.352786" calcext:value-type="float">
            <text:p>662,352786</text:p>
          </table:table-cell>
          <table:table-cell office:value-type="float" office:value="0.060808" calcext:value-type="float">
            <text:p>0,060808</text:p>
          </table:table-cell>
          <table:table-cell office:value-type="float" office:value="-0.014288" calcext:value-type="float">
            <text:p>-0,014288</text:p>
          </table:table-cell>
          <table:table-cell office:value-type="float" office:value="-0.022203" calcext:value-type="float">
            <text:p>-0,022203</text:p>
          </table:table-cell>
        </table:table-row>
        <table:table-row table:style-name="ro1">
          <table:table-cell office:value-type="string" calcext:value-type="string">
            <text:p>10 Mar 2017 04:08:00.000</text:p>
          </table:table-cell>
          <table:table-cell office:value-type="float" office:value="-19.718" calcext:value-type="float">
            <text:p>-19,718</text:p>
          </table:table-cell>
          <table:table-cell office:value-type="float" office:value="-148.973" calcext:value-type="float">
            <text:p>-148,973</text:p>
          </table:table-cell>
          <table:table-cell office:value-type="float" office:value="661.065287" calcext:value-type="float">
            <text:p>661,065287</text:p>
          </table:table-cell>
          <table:table-cell office:value-type="float" office:value="0.060885" calcext:value-type="float">
            <text:p>0,060885</text:p>
          </table:table-cell>
          <table:table-cell office:value-type="float" office:value="-0.013798" calcext:value-type="float">
            <text:p>-0,013798</text:p>
          </table:table-cell>
          <table:table-cell office:value-type="float" office:value="-0.02067" calcext:value-type="float">
            <text:p>-0,02067</text:p>
          </table:table-cell>
        </table:table-row>
        <table:table-row table:style-name="ro1">
          <table:table-cell office:value-type="string" calcext:value-type="string">
            <text:p>10 Mar 2017 04:09:00.000</text:p>
          </table:table-cell>
          <table:table-cell office:value-type="float" office:value="-16.063" calcext:value-type="float">
            <text:p>-16,063</text:p>
          </table:table-cell>
          <table:table-cell office:value-type="float" office:value="-149.789" calcext:value-type="float">
            <text:p>-149,789</text:p>
          </table:table-cell>
          <table:table-cell office:value-type="float" office:value="659.877155" calcext:value-type="float">
            <text:p>659,877155</text:p>
          </table:table-cell>
          <table:table-cell office:value-type="float" office:value="0.06095" calcext:value-type="float">
            <text:p>0,06095</text:p>
          </table:table-cell>
          <table:table-cell office:value-type="float" office:value="-0.013415" calcext:value-type="float">
            <text:p>-0,013415</text:p>
          </table:table-cell>
          <table:table-cell office:value-type="float" office:value="-0.018898" calcext:value-type="float">
            <text:p>-0,018898</text:p>
          </table:table-cell>
        </table:table-row>
        <table:table-row table:style-name="ro1">
          <table:table-cell office:value-type="string" calcext:value-type="string">
            <text:p>10 Mar 2017 04:10:00.000</text:p>
          </table:table-cell>
          <table:table-cell office:value-type="float" office:value="-12.404" calcext:value-type="float">
            <text:p>-12,404</text:p>
          </table:table-cell>
          <table:table-cell office:value-type="float" office:value="-150.584" calcext:value-type="float">
            <text:p>-150,584</text:p>
          </table:table-cell>
          <table:table-cell office:value-type="float" office:value="658.80182" calcext:value-type="float">
            <text:p>658,80182</text:p>
          </table:table-cell>
          <table:table-cell office:value-type="float" office:value="0.061003" calcext:value-type="float">
            <text:p>0,061003</text:p>
          </table:table-cell>
          <table:table-cell office:value-type="float" office:value="-0.013124" calcext:value-type="float">
            <text:p>-0,013124</text:p>
          </table:table-cell>
          <table:table-cell office:value-type="float" office:value="-0.016918" calcext:value-type="float">
            <text:p>-0,016918</text:p>
          </table:table-cell>
        </table:table-row>
        <table:table-row table:style-name="ro1">
          <table:table-cell office:value-type="string" calcext:value-type="string">
            <text:p>10 Mar 2017 04:11:00.000</text:p>
          </table:table-cell>
          <table:table-cell office:value-type="float" office:value="-8.743" calcext:value-type="float">
            <text:p>-8,743</text:p>
          </table:table-cell>
          <table:table-cell office:value-type="float" office:value="-151.365" calcext:value-type="float">
            <text:p>-151,365</text:p>
          </table:table-cell>
          <table:table-cell office:value-type="float" office:value="657.850698" calcext:value-type="float">
            <text:p>657,850698</text:p>
          </table:table-cell>
          <table:table-cell office:value-type="float" office:value="0.061045" calcext:value-type="float">
            <text:p>0,061045</text:p>
          </table:table-cell>
          <table:table-cell office:value-type="float" office:value="-0.012917" calcext:value-type="float">
            <text:p>-0,012917</text:p>
          </table:table-cell>
          <table:table-cell office:value-type="float" office:value="-0.014765" calcext:value-type="float">
            <text:p>-0,014765</text:p>
          </table:table-cell>
        </table:table-row>
        <table:table-row table:style-name="ro1">
          <table:table-cell office:value-type="string" calcext:value-type="string">
            <text:p>10 Mar 2017 04:12:00.000</text:p>
          </table:table-cell>
          <table:table-cell office:value-type="float" office:value="-5.079" calcext:value-type="float">
            <text:p>-5,079</text:p>
          </table:table-cell>
          <table:table-cell office:value-type="float" office:value="-152.136" calcext:value-type="float">
            <text:p>-152,136</text:p>
          </table:table-cell>
          <table:table-cell office:value-type="float" office:value="657.033029" calcext:value-type="float">
            <text:p>657,033029</text:p>
          </table:table-cell>
          <table:table-cell office:value-type="float" office:value="0.061075" calcext:value-type="float">
            <text:p>0,061075</text:p>
          </table:table-cell>
          <table:table-cell office:value-type="float" office:value="-0.012785" calcext:value-type="float">
            <text:p>-0,012785</text:p>
          </table:table-cell>
          <table:table-cell office:value-type="float" office:value="-0.012478" calcext:value-type="float">
            <text:p>-0,012478</text:p>
          </table:table-cell>
        </table:table-row>
        <table:table-row table:style-name="ro1">
          <table:table-cell office:value-type="string" calcext:value-type="string">
            <text:p>10 Mar 2017 04:13:00.000</text:p>
          </table:table-cell>
          <table:table-cell office:value-type="float" office:value="-1.414" calcext:value-type="float">
            <text:p>-1,414</text:p>
          </table:table-cell>
          <table:table-cell office:value-type="float" office:value="-152.901" calcext:value-type="float">
            <text:p>-152,901</text:p>
          </table:table-cell>
          <table:table-cell office:value-type="float" office:value="656.355734" calcext:value-type="float">
            <text:p>656,355734</text:p>
          </table:table-cell>
          <table:table-cell office:value-type="float" office:value="0.061095" calcext:value-type="float">
            <text:p>0,061095</text:p>
          </table:table-cell>
          <table:table-cell office:value-type="float" office:value="-0.012725" calcext:value-type="float">
            <text:p>-0,012725</text:p>
          </table:table-cell>
          <table:table-cell office:value-type="float" office:value="-0.010095" calcext:value-type="float">
            <text:p>-0,010095</text:p>
          </table:table-cell>
        </table:table-row>
        <table:table-row table:style-name="ro1">
          <table:table-cell office:value-type="string" calcext:value-type="string">
            <text:p>10 Mar 2017 04:14:00.000</text:p>
          </table:table-cell>
          <table:table-cell office:value-type="float" office:value="2.252" calcext:value-type="float">
            <text:p>2,252</text:p>
          </table:table-cell>
          <table:table-cell office:value-type="float" office:value="-153.664" calcext:value-type="float">
            <text:p>-153,664</text:p>
          </table:table-cell>
          <table:table-cell office:value-type="float" office:value="655.823324" calcext:value-type="float">
            <text:p>655,823324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34" calcext:value-type="float">
            <text:p>-0,012734</text:p>
          </table:table-cell>
          <table:table-cell office:value-type="float" office:value="-0.007656" calcext:value-type="float">
            <text:p>-0,007656</text:p>
          </table:table-cell>
        </table:table-row>
        <table:table-row table:style-name="ro1">
          <table:table-cell office:value-type="string" calcext:value-type="string">
            <text:p>10 Mar 2017 04:15:00.000</text:p>
          </table:table-cell>
          <table:table-cell office:value-type="float" office:value="5.918" calcext:value-type="float">
            <text:p>5,918</text:p>
          </table:table-cell>
          <table:table-cell office:value-type="float" office:value="-154.43" calcext:value-type="float">
            <text:p>-154,43</text:p>
          </table:table-cell>
          <table:table-cell office:value-type="float" office:value="655.43785" calcext:value-type="float">
            <text:p>655,43785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813" calcext:value-type="float">
            <text:p>-0,012813</text:p>
          </table:table-cell>
          <table:table-cell office:value-type="float" office:value="-0.005205" calcext:value-type="float">
            <text:p>-0,005205</text:p>
          </table:table-cell>
        </table:table-row>
        <table:table-row table:style-name="ro1">
          <table:table-cell office:value-type="string" calcext:value-type="string">
            <text:p>10 Mar 2017 04:16:00.000</text:p>
          </table:table-cell>
          <table:table-cell office:value-type="float" office:value="9.584" calcext:value-type="float">
            <text:p>9,584</text:p>
          </table:table-cell>
          <table:table-cell office:value-type="float" office:value="-155.203" calcext:value-type="float">
            <text:p>-155,203</text:p>
          </table:table-cell>
          <table:table-cell office:value-type="float" office:value="655.19889" calcext:value-type="float">
            <text:p>655,19889</text:p>
          </table:table-cell>
          <table:table-cell office:value-type="float" office:value="0.061086" calcext:value-type="float">
            <text:p>0,061086</text:p>
          </table:table-cell>
          <table:table-cell office:value-type="float" office:value="-0.012965" calcext:value-type="float">
            <text:p>-0,012965</text:p>
          </table:table-cell>
          <table:table-cell office:value-type="float" office:value="-0.00278" calcext:value-type="float">
            <text:p>-0,00278</text:p>
          </table:table-cell>
        </table:table-row>
        <table:table-row table:style-name="ro1">
          <table:table-cell office:value-type="string" calcext:value-type="string">
            <text:p>10 Mar 2017 04:17:00.000</text:p>
          </table:table-cell>
          <table:table-cell office:value-type="float" office:value="13.248" calcext:value-type="float">
            <text:p>13,248</text:p>
          </table:table-cell>
          <table:table-cell office:value-type="float" office:value="-155.988" calcext:value-type="float">
            <text:p>-155,988</text:p>
          </table:table-cell>
          <table:table-cell office:value-type="float" office:value="655.103588" calcext:value-type="float">
            <text:p>655,103588</text:p>
          </table:table-cell>
          <table:table-cell office:value-type="float" office:value="0.06106" calcext:value-type="float">
            <text:p>0,06106</text:p>
          </table:table-cell>
          <table:table-cell office:value-type="float" office:value="-0.013194" calcext:value-type="float">
            <text:p>-0,013194</text:p>
          </table:table-cell>
          <table:table-cell office:value-type="float" office:value="-0.000423" calcext:value-type="float">
            <text:p>-0,000423</text:p>
          </table:table-cell>
        </table:table-row>
        <table:table-row table:style-name="ro1">
          <table:table-cell office:value-type="string" calcext:value-type="string">
            <text:p>10 Mar 2017 04:18:00.000</text:p>
          </table:table-cell>
          <table:table-cell office:value-type="float" office:value="16.911" calcext:value-type="float">
            <text:p>16,911</text:p>
          </table:table-cell>
          <table:table-cell office:value-type="float" office:value="-156.788" calcext:value-type="float">
            <text:p>-156,788</text:p>
          </table:table-cell>
          <table:table-cell office:value-type="float" office:value="655.146728" calcext:value-type="float">
            <text:p>655,146728</text:p>
          </table:table-cell>
          <table:table-cell office:value-type="float" office:value="0.061023" calcext:value-type="float">
            <text:p>0,061023</text:p>
          </table:table-cell>
          <table:table-cell office:value-type="float" office:value="-0.013508" calcext:value-type="float">
            <text:p>-0,013508</text:p>
          </table:table-cell>
          <table:table-cell office:value-type="float" office:value="0.001828" calcext:value-type="float">
            <text:p>0,001828</text:p>
          </table:table-cell>
        </table:table-row>
        <table:table-row table:style-name="ro1">
          <table:table-cell office:value-type="string" calcext:value-type="string">
            <text:p>10 Mar 2017 04:19:00.000</text:p>
          </table:table-cell>
          <table:table-cell office:value-type="float" office:value="20.571" calcext:value-type="float">
            <text:p>20,571</text:p>
          </table:table-cell>
          <table:table-cell office:value-type="float" office:value="-157.611" calcext:value-type="float">
            <text:p>-157,611</text:p>
          </table:table-cell>
          <table:table-cell office:value-type="float" office:value="655.320855" calcext:value-type="float">
            <text:p>655,320855</text:p>
          </table:table-cell>
          <table:table-cell office:value-type="float" office:value="0.060973" calcext:value-type="float">
            <text:p>0,060973</text:p>
          </table:table-cell>
          <table:table-cell office:value-type="float" office:value="-0.013919" calcext:value-type="float">
            <text:p>-0,013919</text:p>
          </table:table-cell>
          <table:table-cell office:value-type="float" office:value="0.003938" calcext:value-type="float">
            <text:p>0,003938</text:p>
          </table:table-cell>
        </table:table-row>
        <table:table-row table:style-name="ro1">
          <table:table-cell office:value-type="string" calcext:value-type="string">
            <text:p>10 Mar 2017 04:20:00.000</text:p>
          </table:table-cell>
          <table:table-cell office:value-type="float" office:value="24.227" calcext:value-type="float">
            <text:p>24,227</text:p>
          </table:table-cell>
          <table:table-cell office:value-type="float" office:value="-158.461" calcext:value-type="float">
            <text:p>-158,461</text:p>
          </table:table-cell>
          <table:table-cell office:value-type="float" office:value="655.61643" calcext:value-type="float">
            <text:p>655,61643</text:p>
          </table:table-cell>
          <table:table-cell office:value-type="float" office:value="0.060911" calcext:value-type="float">
            <text:p>0,060911</text:p>
          </table:table-cell>
          <table:table-cell office:value-type="float" office:value="-0.014441" calcext:value-type="float">
            <text:p>-0,014441</text:p>
          </table:table-cell>
          <table:table-cell office:value-type="float" office:value="0.005872" calcext:value-type="float">
            <text:p>0,005872</text:p>
          </table:table-cell>
        </table:table-row>
        <table:table-row table:style-name="ro1">
          <table:table-cell office:value-type="string" calcext:value-type="string">
            <text:p>10 Mar 2017 04:21:00.000</text:p>
          </table:table-cell>
          <table:table-cell office:value-type="float" office:value="27.88" calcext:value-type="float">
            <text:p>27,88</text:p>
          </table:table-cell>
          <table:table-cell office:value-type="float" office:value="-159.346" calcext:value-type="float">
            <text:p>-159,346</text:p>
          </table:table-cell>
          <table:table-cell office:value-type="float" office:value="656.022026" calcext:value-type="float">
            <text:p>656,022026</text:p>
          </table:table-cell>
          <table:table-cell office:value-type="float" office:value="0.060835" calcext:value-type="float">
            <text:p>0,060835</text:p>
          </table:table-cell>
          <table:table-cell office:value-type="float" office:value="-0.015097" calcext:value-type="float">
            <text:p>-0,015097</text:p>
          </table:table-cell>
          <table:table-cell office:value-type="float" office:value="0.007601" calcext:value-type="float">
            <text:p>0,007601</text:p>
          </table:table-cell>
        </table:table-row>
        <table:table-row table:style-name="ro1">
          <table:table-cell office:value-type="string" calcext:value-type="string">
            <text:p>10 Mar 2017 04:22:00.000</text:p>
          </table:table-cell>
          <table:table-cell office:value-type="float" office:value="31.527" calcext:value-type="float">
            <text:p>31,527</text:p>
          </table:table-cell>
          <table:table-cell office:value-type="float" office:value="-160.276" calcext:value-type="float">
            <text:p>-160,276</text:p>
          </table:table-cell>
          <table:table-cell office:value-type="float" office:value="656.524545" calcext:value-type="float">
            <text:p>656,524545</text:p>
          </table:table-cell>
          <table:table-cell office:value-type="float" office:value="0.060744" calcext:value-type="float">
            <text:p>0,060744</text:p>
          </table:table-cell>
          <table:table-cell office:value-type="float" office:value="-0.015914" calcext:value-type="float">
            <text:p>-0,015914</text:p>
          </table:table-cell>
          <table:table-cell office:value-type="float" office:value="0.0091" calcext:value-type="float">
            <text:p>0,0091</text:p>
          </table:table-cell>
        </table:table-row>
        <table:table-row table:style-name="ro1">
          <table:table-cell office:value-type="string" calcext:value-type="string">
            <text:p>10 Mar 2017 04:23:00.000</text:p>
          </table:table-cell>
          <table:table-cell office:value-type="float" office:value="35.169" calcext:value-type="float">
            <text:p>35,169</text:p>
          </table:table-cell>
          <table:table-cell office:value-type="float" office:value="-161.26" calcext:value-type="float">
            <text:p>-161,26</text:p>
          </table:table-cell>
          <table:table-cell office:value-type="float" office:value="657.109478" calcext:value-type="float">
            <text:p>657,109478</text:p>
          </table:table-cell>
          <table:table-cell office:value-type="float" office:value="0.060635" calcext:value-type="float">
            <text:p>0,060635</text:p>
          </table:table-cell>
          <table:table-cell office:value-type="float" office:value="-0.016932" calcext:value-type="float">
            <text:p>-0,016932</text:p>
          </table:table-cell>
          <table:table-cell office:value-type="float" office:value="0.010346" calcext:value-type="float">
            <text:p>0,010346</text:p>
          </table:table-cell>
        </table:table-row>
        <table:table-row table:style-name="ro1">
          <table:table-cell office:value-type="string" calcext:value-type="string">
            <text:p>10 Mar 2017 04:24:00.000</text:p>
          </table:table-cell>
          <table:table-cell office:value-type="float" office:value="38.803" calcext:value-type="float">
            <text:p>38,803</text:p>
          </table:table-cell>
          <table:table-cell office:value-type="float" office:value="-162.313" calcext:value-type="float">
            <text:p>-162,313</text:p>
          </table:table-cell>
          <table:table-cell office:value-type="float" office:value="657.761169" calcext:value-type="float">
            <text:p>657,761169</text:p>
          </table:table-cell>
          <table:table-cell office:value-type="float" office:value="0.060506" calcext:value-type="float">
            <text:p>0,060506</text:p>
          </table:table-cell>
          <table:table-cell office:value-type="float" office:value="-0.018204" calcext:value-type="float">
            <text:p>-0,018204</text:p>
          </table:table-cell>
          <table:table-cell office:value-type="float" office:value="0.011324" calcext:value-type="float">
            <text:p>0,011324</text:p>
          </table:table-cell>
        </table:table-row>
        <table:table-row table:style-name="ro1">
          <table:table-cell office:value-type="string" calcext:value-type="string">
            <text:p>10 Mar 2017 04:25:00.000</text:p>
          </table:table-cell>
          <table:table-cell office:value-type="float" office:value="42.429" calcext:value-type="float">
            <text:p>42,429</text:p>
          </table:table-cell>
          <table:table-cell office:value-type="float" office:value="-163.451" calcext:value-type="float">
            <text:p>-163,451</text:p>
          </table:table-cell>
          <table:table-cell office:value-type="float" office:value="658.463113" calcext:value-type="float">
            <text:p>658,463113</text:p>
          </table:table-cell>
          <table:table-cell office:value-type="float" office:value="0.060353" calcext:value-type="float">
            <text:p>0,060353</text:p>
          </table:table-cell>
          <table:table-cell office:value-type="float" office:value="-0.019804" calcext:value-type="float">
            <text:p>-0,019804</text:p>
          </table:table-cell>
          <table:table-cell office:value-type="float" office:value="0.012021" calcext:value-type="float">
            <text:p>0,012021</text:p>
          </table:table-cell>
        </table:table-row>
        <table:table-row table:style-name="ro1">
          <table:table-cell office:value-type="string" calcext:value-type="string">
            <text:p>10 Mar 2017 04:26:00.000</text:p>
          </table:table-cell>
          <table:table-cell office:value-type="float" office:value="46.045" calcext:value-type="float">
            <text:p>46,045</text:p>
          </table:table-cell>
          <table:table-cell office:value-type="float" office:value="-164.698" calcext:value-type="float">
            <text:p>-164,698</text:p>
          </table:table-cell>
          <table:table-cell office:value-type="float" office:value="659.198252" calcext:value-type="float">
            <text:p>659,198252</text:p>
          </table:table-cell>
          <table:table-cell office:value-type="float" office:value="0.060167" calcext:value-type="float">
            <text:p>0,060167</text:p>
          </table:table-cell>
          <table:table-cell office:value-type="float" office:value="-0.021838" calcext:value-type="float">
            <text:p>-0,021838</text:p>
          </table:table-cell>
          <table:table-cell office:value-type="float" office:value="0.012431" calcext:value-type="float">
            <text:p>0,012431</text:p>
          </table:table-cell>
        </table:table-row>
        <table:table-row table:style-name="ro1">
          <table:table-cell office:value-type="string" calcext:value-type="string">
            <text:p>10 Mar 2017 04:27:00.000</text:p>
          </table:table-cell>
          <table:table-cell office:value-type="float" office:value="49.648" calcext:value-type="float">
            <text:p>49,648</text:p>
          </table:table-cell>
          <table:table-cell office:value-type="float" office:value="-166.083" calcext:value-type="float">
            <text:p>-166,083</text:p>
          </table:table-cell>
          <table:table-cell office:value-type="float" office:value="659.949285" calcext:value-type="float">
            <text:p>659,949285</text:p>
          </table:table-cell>
          <table:table-cell office:value-type="float" office:value="0.05994" calcext:value-type="float">
            <text:p>0,05994</text:p>
          </table:table-cell>
          <table:table-cell office:value-type="float" office:value="-0.024461" calcext:value-type="float">
            <text:p>-0,024461</text:p>
          </table:table-cell>
          <table:table-cell office:value-type="float" office:value="0.012552" calcext:value-type="float">
            <text:p>0,012552</text:p>
          </table:table-cell>
        </table:table-row>
        <table:table-row table:style-name="ro1">
          <table:table-cell office:value-type="string" calcext:value-type="string">
            <text:p>10 Mar 2017 04:28:00.000</text:p>
          </table:table-cell>
          <table:table-cell office:value-type="float" office:value="53.236" calcext:value-type="float">
            <text:p>53,236</text:p>
          </table:table-cell>
          <table:table-cell office:value-type="float" office:value="-167.649" calcext:value-type="float">
            <text:p>-167,649</text:p>
          </table:table-cell>
          <table:table-cell office:value-type="float" office:value="660.698976" calcext:value-type="float">
            <text:p>660,698976</text:p>
          </table:table-cell>
          <table:table-cell office:value-type="float" office:value="0.059654" calcext:value-type="float">
            <text:p>0,059654</text:p>
          </table:table-cell>
          <table:table-cell office:value-type="float" office:value="-0.027901" calcext:value-type="float">
            <text:p>-0,027901</text:p>
          </table:table-cell>
          <table:table-cell office:value-type="float" office:value="0.012388" calcext:value-type="float">
            <text:p>0,012388</text:p>
          </table:table-cell>
        </table:table-row>
        <table:table-row table:style-name="ro1">
          <table:table-cell office:value-type="string" calcext:value-type="string">
            <text:p>10 Mar 2017 04:29:00.000</text:p>
          </table:table-cell>
          <table:table-cell office:value-type="float" office:value="56.805" calcext:value-type="float">
            <text:p>56,805</text:p>
          </table:table-cell>
          <table:table-cell office:value-type="float" office:value="-169.455" calcext:value-type="float">
            <text:p>-169,455</text:p>
          </table:table-cell>
          <table:table-cell office:value-type="float" office:value="661.430457" calcext:value-type="float">
            <text:p>661,430457</text:p>
          </table:table-cell>
          <table:table-cell office:value-type="float" office:value="0.059285" calcext:value-type="float">
            <text:p>0,059285</text:p>
          </table:table-cell>
          <table:table-cell office:value-type="float" office:value="-0.032513" calcext:value-type="float">
            <text:p>-0,032513</text:p>
          </table:table-cell>
          <table:table-cell office:value-type="float" office:value="0.011948" calcext:value-type="float">
            <text:p>0,011948</text:p>
          </table:table-cell>
        </table:table-row>
        <table:table-row table:style-name="ro1">
          <table:table-cell office:value-type="string" calcext:value-type="string">
            <text:p>10 Mar 2017 04:30:00.000</text:p>
          </table:table-cell>
          <table:table-cell office:value-type="float" office:value="60.348" calcext:value-type="float">
            <text:p>60,348</text:p>
          </table:table-cell>
          <table:table-cell office:value-type="float" office:value="-171.585" calcext:value-type="float">
            <text:p>-171,585</text:p>
          </table:table-cell>
          <table:table-cell office:value-type="float" office:value="662.127525" calcext:value-type="float">
            <text:p>662,127525</text:p>
          </table:table-cell>
          <table:table-cell office:value-type="float" office:value="0.058792" calcext:value-type="float">
            <text:p>0,058792</text:p>
          </table:table-cell>
          <table:table-cell office:value-type="float" office:value="-0.038861" calcext:value-type="float">
            <text:p>-0,038861</text:p>
          </table:table-cell>
          <table:table-cell office:value-type="float" office:value="0.011245" calcext:value-type="float">
            <text:p>0,011245</text:p>
          </table:table-cell>
        </table:table-row>
        <table:table-row table:style-name="ro1">
          <table:table-cell office:value-type="string" calcext:value-type="string">
            <text:p>10 Mar 2017 04:31:00.000</text:p>
          </table:table-cell>
          <table:table-cell office:value-type="float" office:value="63.856" calcext:value-type="float">
            <text:p>63,856</text:p>
          </table:table-cell>
          <table:table-cell office:value-type="float" office:value="-174.171" calcext:value-type="float">
            <text:p>-174,171</text:p>
          </table:table-cell>
          <table:table-cell office:value-type="float" office:value="662.77492" calcext:value-type="float">
            <text:p>662,77492</text:p>
          </table:table-cell>
          <table:table-cell office:value-type="float" office:value="0.058102" calcext:value-type="float">
            <text:p>0,058102</text:p>
          </table:table-cell>
          <table:table-cell office:value-type="float" office:value="-0.047879" calcext:value-type="float">
            <text:p>-0,047879</text:p>
          </table:table-cell>
          <table:table-cell office:value-type="float" office:value="0.010296" calcext:value-type="float">
            <text:p>0,010296</text:p>
          </table:table-cell>
        </table:table-row>
        <table:table-row table:style-name="ro1">
          <table:table-cell office:value-type="string" calcext:value-type="string">
            <text:p>10 Mar 2017 04:32:00.000</text:p>
          </table:table-cell>
          <table:table-cell office:value-type="float" office:value="67.314" calcext:value-type="float">
            <text:p>67,314</text:p>
          </table:table-cell>
          <table:table-cell office:value-type="float" office:value="-177.416" calcext:value-type="float">
            <text:p>-177,416</text:p>
          </table:table-cell>
          <table:table-cell office:value-type="float" office:value="663.358585" calcext:value-type="float">
            <text:p>663,358585</text:p>
          </table:table-cell>
          <table:table-cell office:value-type="float" office:value="0.057091" calcext:value-type="float">
            <text:p>0,057091</text:p>
          </table:table-cell>
          <table:table-cell office:value-type="float" office:value="-0.061192" calcext:value-type="float">
            <text:p>-0,061192</text:p>
          </table:table-cell>
          <table:table-cell office:value-type="float" office:value="0.009125" calcext:value-type="float">
            <text:p>0,009125</text:p>
          </table:table-cell>
        </table:table-row>
        <table:table-row table:style-name="ro1">
          <table:table-cell office:value-type="string" calcext:value-type="string">
            <text:p>10 Mar 2017 04:33:00.000</text:p>
          </table:table-cell>
          <table:table-cell office:value-type="float" office:value="70.696" calcext:value-type="float">
            <text:p>70,696</text:p>
          </table:table-cell>
          <table:table-cell office:value-type="float" office:value="178.343" calcext:value-type="float">
            <text:p>178,343</text:p>
          </table:table-cell>
          <table:table-cell office:value-type="float" office:value="663.865909" calcext:value-type="float">
            <text:p>663,865909</text:p>
          </table:table-cell>
          <table:table-cell office:value-type="float" office:value="0.055516" calcext:value-type="float">
            <text:p>0,055516</text:p>
          </table:table-cell>
          <table:table-cell office:value-type="float" office:value="-0.081752" calcext:value-type="float">
            <text:p>-0,081752</text:p>
          </table:table-cell>
          <table:table-cell office:value-type="float" office:value="0.007756" calcext:value-type="float">
            <text:p>0,007756</text:p>
          </table:table-cell>
        </table:table-row>
        <table:table-row table:style-name="ro1">
          <table:table-cell office:value-type="string" calcext:value-type="string">
            <text:p>10 Mar 2017 04:34:00.000</text:p>
          </table:table-cell>
          <table:table-cell office:value-type="float" office:value="73.955" calcext:value-type="float">
            <text:p>73,955</text:p>
          </table:table-cell>
          <table:table-cell office:value-type="float" office:value="172.521" calcext:value-type="float">
            <text:p>172,521</text:p>
          </table:table-cell>
          <table:table-cell office:value-type="float" office:value="664.285937" calcext:value-type="float">
            <text:p>664,285937</text:p>
          </table:table-cell>
          <table:table-cell office:value-type="float" office:value="0.052884" calcext:value-type="float">
            <text:p>0,052884</text:p>
          </table:table-cell>
          <table:table-cell office:value-type="float" office:value="-0.115118" calcext:value-type="float">
            <text:p>-0,115118</text:p>
          </table:table-cell>
          <table:table-cell office:value-type="float" office:value="0.00622" calcext:value-type="float">
            <text:p>0,00622</text:p>
          </table:table-cell>
        </table:table-row>
        <table:table-row table:style-name="ro1">
          <table:table-cell office:value-type="string" calcext:value-type="string">
            <text:p>10 Mar 2017 04:35:00.000</text:p>
          </table:table-cell>
          <table:table-cell office:value-type="float" office:value="77" calcext:value-type="float">
            <text:p>77</text:p>
          </table:table-cell>
          <table:table-cell office:value-type="float" office:value="164.07" calcext:value-type="float">
            <text:p>164,07</text:p>
          </table:table-cell>
          <table:table-cell office:value-type="float" office:value="664.609558" calcext:value-type="float">
            <text:p>664,609558</text:p>
          </table:table-cell>
          <table:table-cell office:value-type="float" office:value="0.048126" calcext:value-type="float">
            <text:p>0,048126</text:p>
          </table:table-cell>
          <table:table-cell office:value-type="float" office:value="-0.171621" calcext:value-type="float">
            <text:p>-0,171621</text:p>
          </table:table-cell>
          <table:table-cell office:value-type="float" office:value="0.004548" calcext:value-type="float">
            <text:p>0,004548</text:p>
          </table:table-cell>
        </table:table-row>
        <table:table-row table:style-name="ro1">
          <table:table-cell office:value-type="string" calcext:value-type="string">
            <text:p>10 Mar 2017 04:36:00.000</text:p>
          </table:table-cell>
          <table:table-cell office:value-type="float" office:value="79.642" calcext:value-type="float">
            <text:p>79,642</text:p>
          </table:table-cell>
          <table:table-cell office:value-type="float" office:value="151.157" calcext:value-type="float">
            <text:p>151,157</text:p>
          </table:table-cell>
          <table:table-cell office:value-type="float" office:value="664.829652" calcext:value-type="float">
            <text:p>664,829652</text:p>
          </table:table-cell>
          <table:table-cell office:value-type="float" office:value="0.038901" calcext:value-type="float">
            <text:p>0,038901</text:p>
          </table:table-cell>
          <table:table-cell office:value-type="float" office:value="-0.26624" calcext:value-type="float">
            <text:p>-0,26624</text:p>
          </table:table-cell>
          <table:table-cell office:value-type="float" office:value="0.002775" calcext:value-type="float">
            <text:p>0,002775</text:p>
          </table:table-cell>
        </table:table-row>
        <table:table-row table:style-name="ro1">
          <table:table-cell office:value-type="string" calcext:value-type="string">
            <text:p>10 Mar 2017 04:37:00.000</text:p>
          </table:table-cell>
          <table:table-cell office:value-type="float" office:value="81.498" calcext:value-type="float">
            <text:p>81,498</text:p>
          </table:table-cell>
          <table:table-cell office:value-type="float" office:value="131.426" calcext:value-type="float">
            <text:p>131,426</text:p>
          </table:table-cell>
          <table:table-cell office:value-type="float" office:value="664.941213" calcext:value-type="float">
            <text:p>664,941213</text:p>
          </table:table-cell>
          <table:table-cell office:value-type="float" office:value="0.021214" calcext:value-type="float">
            <text:p>0,021214</text:p>
          </table:table-cell>
          <table:table-cell office:value-type="float" office:value="-0.391694" calcext:value-type="float">
            <text:p>-0,391694</text:p>
          </table:table-cell>
          <table:table-cell office:value-type="float" office:value="0.000936" calcext:value-type="float">
            <text:p>0,000936</text:p>
          </table:table-cell>
        </table:table-row>
        <table:table-row table:style-name="ro1">
          <table:table-cell office:value-type="string" calcext:value-type="string">
            <text:p>10 Mar 2017 04:38:00.000</text:p>
          </table:table-cell>
          <table:table-cell office:value-type="float" office:value="82" calcext:value-type="float">
            <text:p>82</text:p>
          </table:table-cell>
          <table:table-cell office:value-type="float" office:value="105.655" calcext:value-type="float">
            <text:p>105,655</text:p>
          </table:table-cell>
          <table:table-cell office:value-type="float" office:value="664.941435" calcext:value-type="float">
            <text:p>664,941435</text:p>
          </table:table-cell>
          <table:table-cell office:value-type="float" office:value="-0.005269" calcext:value-type="float">
            <text:p>-0,005269</text:p>
          </table:table-cell>
          <table:table-cell office:value-type="float" office:value="-0.441535" calcext:value-type="float">
            <text:p>-0,441535</text:p>
          </table:table-cell>
          <table:table-cell office:value-type="float" office:value="-0.00093" calcext:value-type="float">
            <text:p>-0,00093</text:p>
          </table:table-cell>
        </table:table-row>
        <table:table-row table:style-name="ro1">
          <table:table-cell office:value-type="string" calcext:value-type="string">
            <text:p>10 Mar 2017 04:39:00.000</text:p>
          </table:table-cell>
          <table:table-cell office:value-type="float" office:value="80.922" calcext:value-type="float">
            <text:p>80,922</text:p>
          </table:table-cell>
          <table:table-cell office:value-type="float" office:value="81.593" calcext:value-type="float">
            <text:p>81,593</text:p>
          </table:table-cell>
          <table:table-cell office:value-type="float" office:value="664.829756" calcext:value-type="float">
            <text:p>664,829756</text:p>
          </table:table-cell>
          <table:table-cell office:value-type="float" office:value="-0.029157" calcext:value-type="float">
            <text:p>-0,029157</text:p>
          </table:table-cell>
          <table:table-cell office:value-type="float" office:value="-0.344487" calcext:value-type="float">
            <text:p>-0,344487</text:p>
          </table:table-cell>
          <table:table-cell office:value-type="float" office:value="-0.002788" calcext:value-type="float">
            <text:p>-0,002788</text:p>
          </table:table-cell>
        </table:table-row>
        <table:table-row table:style-name="ro1">
          <table:table-cell office:value-type="string" calcext:value-type="string">
            <text:p>10 Mar 2017 04:40:00.000</text:p>
          </table:table-cell>
          <table:table-cell office:value-type="float" office:value="78.708" calcext:value-type="float">
            <text:p>78,708</text:p>
          </table:table-cell>
          <table:table-cell office:value-type="float" office:value="64.667" calcext:value-type="float">
            <text:p>64,667</text:p>
          </table:table-cell>
          <table:table-cell office:value-type="float" office:value="664.60787" calcext:value-type="float">
            <text:p>664,60787</text:p>
          </table:table-cell>
          <table:table-cell office:value-type="float" office:value="-0.043153" calcext:value-type="float">
            <text:p>-0,043153</text:p>
          </table:table-cell>
          <table:table-cell office:value-type="float" office:value="-0.225127" calcext:value-type="float">
            <text:p>-0,225127</text:p>
          </table:table-cell>
          <table:table-cell office:value-type="float" office:value="-0.004598" calcext:value-type="float">
            <text:p>-0,004598</text:p>
          </table:table-cell>
        </table:table-row>
        <table:table-row table:style-name="ro1">
          <table:table-cell office:value-type="string" calcext:value-type="string">
            <text:p>10 Mar 2017 04:41:00.000</text:p>
          </table:table-cell>
          <table:table-cell office:value-type="float" office:value="75.88" calcext:value-type="float">
            <text:p>75,88</text:p>
          </table:table-cell>
          <table:table-cell office:value-type="float" office:value="53.719" calcext:value-type="float">
            <text:p>53,719</text:p>
          </table:table-cell>
          <table:table-cell office:value-type="float" office:value="664.279702" calcext:value-type="float">
            <text:p>664,279702</text:p>
          </table:table-cell>
          <table:table-cell office:value-type="float" office:value="-0.050292" calcext:value-type="float">
            <text:p>-0,050292</text:p>
          </table:table-cell>
          <table:table-cell office:value-type="float" office:value="-0.146575" calcext:value-type="float">
            <text:p>-0,146575</text:p>
          </table:table-cell>
          <table:table-cell office:value-type="float" office:value="-0.006325" calcext:value-type="float">
            <text:p>-0,006325</text:p>
          </table:table-cell>
        </table:table-row>
        <table:table-row table:style-name="ro1">
          <table:table-cell office:value-type="string" calcext:value-type="string">
            <text:p>10 Mar 2017 04:42:00.000</text:p>
          </table:table-cell>
          <table:table-cell office:value-type="float" office:value="72.739" calcext:value-type="float">
            <text:p>72,739</text:p>
          </table:table-cell>
          <table:table-cell office:value-type="float" office:value="46.43" calcext:value-type="float">
            <text:p>46,43</text:p>
          </table:table-cell>
          <table:table-cell office:value-type="float" office:value="663.851347" calcext:value-type="float">
            <text:p>663,851347</text:p>
          </table:table-cell>
          <table:table-cell office:value-type="float" office:value="-0.054059" calcext:value-type="float">
            <text:p>-0,054059</text:p>
          </table:table-cell>
          <table:table-cell office:value-type="float" office:value="-0.100449" calcext:value-type="float">
            <text:p>-0,100449</text:p>
          </table:table-cell>
          <table:table-cell office:value-type="float" office:value="-0.007932" calcext:value-type="float">
            <text:p>-0,007932</text:p>
          </table:table-cell>
        </table:table-row>
        <table:table-row table:style-name="ro1">
          <table:table-cell office:value-type="string" calcext:value-type="string">
            <text:p>10 Mar 2017 04:43:00.000</text:p>
          </table:table-cell>
          <table:table-cell office:value-type="float" office:value="69.425" calcext:value-type="float">
            <text:p>69,425</text:p>
          </table:table-cell>
          <table:table-cell office:value-type="float" office:value="41.299" calcext:value-type="float">
            <text:p>41,299</text:p>
          </table:table-cell>
          <table:table-cell office:value-type="float" office:value="663.33097" calcext:value-type="float">
            <text:p>663,33097</text:p>
          </table:table-cell>
          <table:table-cell office:value-type="float" office:value="-0.056208" calcext:value-type="float">
            <text:p>-0,056208</text:p>
          </table:table-cell>
          <table:table-cell office:value-type="float" office:value="-0.072836" calcext:value-type="float">
            <text:p>-0,072836</text:p>
          </table:table-cell>
          <table:table-cell office:value-type="float" office:value="-0.009387" calcext:value-type="float">
            <text:p>-0,009387</text:p>
          </table:table-cell>
        </table:table-row>
        <table:table-row table:style-name="ro1">
          <table:table-cell office:value-type="string" calcext:value-type="string">
            <text:p>10 Mar 2017 04:44:00.000</text:p>
          </table:table-cell>
          <table:table-cell office:value-type="float" office:value="66.01" calcext:value-type="float">
            <text:p>66,01</text:p>
          </table:table-cell>
          <table:table-cell office:value-type="float" office:value="37.487" calcext:value-type="float">
            <text:p>37,487</text:p>
          </table:table-cell>
          <table:table-cell office:value-type="float" office:value="662.72867" calcext:value-type="float">
            <text:p>662,72867</text:p>
          </table:table-cell>
          <table:table-cell office:value-type="float" office:value="-0.057531" calcext:value-type="float">
            <text:p>-0,057531</text:p>
          </table:table-cell>
          <table:table-cell office:value-type="float" office:value="-0.055496" calcext:value-type="float">
            <text:p>-0,055496</text:p>
          </table:table-cell>
          <table:table-cell office:value-type="float" office:value="-0.010658" calcext:value-type="float">
            <text:p>-0,010658</text:p>
          </table:table-cell>
        </table:table-row>
        <table:table-row table:style-name="ro1">
          <table:table-cell office:value-type="string" calcext:value-type="string">
            <text:p>10 Mar 2017 04:45:00.000</text:p>
          </table:table-cell>
          <table:table-cell office:value-type="float" office:value="62.53" calcext:value-type="float">
            <text:p>62,53</text:p>
          </table:table-cell>
          <table:table-cell office:value-type="float" office:value="34.523" calcext:value-type="float">
            <text:p>34,523</text:p>
          </table:table-cell>
          <table:table-cell office:value-type="float" office:value="662.056321" calcext:value-type="float">
            <text:p>662,056321</text:p>
          </table:table-cell>
          <table:table-cell office:value-type="float" office:value="-0.058401" calcext:value-type="float">
            <text:p>-0,058401</text:p>
          </table:table-cell>
          <table:table-cell office:value-type="float" office:value="-0.044066" calcext:value-type="float">
            <text:p>-0,044066</text:p>
          </table:table-cell>
          <table:table-cell office:value-type="float" office:value="-0.011717" calcext:value-type="float">
            <text:p>-0,011717</text:p>
          </table:table-cell>
        </table:table-row>
        <table:table-row table:style-name="ro1">
          <table:table-cell office:value-type="string" calcext:value-type="string">
            <text:p>10 Mar 2017 04:46:00.000</text:p>
          </table:table-cell>
          <table:table-cell office:value-type="float" office:value="59.007" calcext:value-type="float">
            <text:p>59,007</text:p>
          </table:table-cell>
          <table:table-cell office:value-type="float" office:value="32.129" calcext:value-type="float">
            <text:p>32,129</text:p>
          </table:table-cell>
          <table:table-cell office:value-type="float" office:value="661.32737" calcext:value-type="float">
            <text:p>661,32737</text:p>
          </table:table-cell>
          <table:table-cell office:value-type="float" office:value="-0.059006" calcext:value-type="float">
            <text:p>-0,059006</text:p>
          </table:table-cell>
          <table:table-cell office:value-type="float" office:value="-0.036204" calcext:value-type="float">
            <text:p>-0,036204</text:p>
          </table:table-cell>
          <table:table-cell office:value-type="float" office:value="-0.012541" calcext:value-type="float">
            <text:p>-0,012541</text:p>
          </table:table-cell>
        </table:table-row>
        <table:table-row table:style-name="ro1">
          <table:table-cell office:value-type="string" calcext:value-type="string">
            <text:p>10 Mar 2017 04:47:00.000</text:p>
          </table:table-cell>
          <table:table-cell office:value-type="float" office:value="55.453" calcext:value-type="float">
            <text:p>55,453</text:p>
          </table:table-cell>
          <table:table-cell office:value-type="float" office:value="30.133" calcext:value-type="float">
            <text:p>30,133</text:p>
          </table:table-cell>
          <table:table-cell office:value-type="float" office:value="660.556615" calcext:value-type="float">
            <text:p>660,556615</text:p>
          </table:table-cell>
          <table:table-cell office:value-type="float" office:value="-0.059448" calcext:value-type="float">
            <text:p>-0,059448</text:p>
          </table:table-cell>
          <table:table-cell office:value-type="float" office:value="-0.030599" calcext:value-type="float">
            <text:p>-0,030599</text:p>
          </table:table-cell>
          <table:table-cell office:value-type="float" office:value="-0.013107" calcext:value-type="float">
            <text:p>-0,013107</text:p>
          </table:table-cell>
        </table:table-row>
        <table:table-row table:style-name="ro1">
          <table:table-cell office:value-type="string" calcext:value-type="string">
            <text:p>10 Mar 2017 04:48:00.000</text:p>
          </table:table-cell>
          <table:table-cell office:value-type="float" office:value="51.875" calcext:value-type="float">
            <text:p>51,875</text:p>
          </table:table-cell>
          <table:table-cell office:value-type="float" office:value="28.427" calcext:value-type="float">
            <text:p>28,427</text:p>
          </table:table-cell>
          <table:table-cell office:value-type="float" office:value="659.759954" calcext:value-type="float">
            <text:p>659,759954</text:p>
          </table:table-cell>
          <table:table-cell office:value-type="float" office:value="-0.059782" calcext:value-type="float">
            <text:p>-0,059782</text:p>
          </table:table-cell>
          <table:table-cell office:value-type="float" office:value="-0.026483" calcext:value-type="float">
            <text:p>-0,026483</text:p>
          </table:table-cell>
          <table:table-cell office:value-type="float" office:value="-0.013401" calcext:value-type="float">
            <text:p>-0,013401</text:p>
          </table:table-cell>
        </table:table-row>
        <table:table-row table:style-name="ro1">
          <table:table-cell office:value-type="string" calcext:value-type="string">
            <text:p>10 Mar 2017 04:49:00.000</text:p>
          </table:table-cell>
          <table:table-cell office:value-type="float" office:value="48.28" calcext:value-type="float">
            <text:p>48,28</text:p>
          </table:table-cell>
          <table:table-cell office:value-type="float" office:value="26.935" calcext:value-type="float">
            <text:p>26,935</text:p>
          </table:table-cell>
          <table:table-cell office:value-type="float" office:value="658.954118" calcext:value-type="float">
            <text:p>658,954118</text:p>
          </table:table-cell>
          <table:table-cell office:value-type="float" office:value="-0.060044" calcext:value-type="float">
            <text:p>-0,060044</text:p>
          </table:table-cell>
          <table:table-cell office:value-type="float" office:value="-0.023386" calcext:value-type="float">
            <text:p>-0,023386</text:p>
          </table:table-cell>
          <table:table-cell office:value-type="float" office:value="-0.013411" calcext:value-type="float">
            <text:p>-0,013411</text:p>
          </table:table-cell>
        </table:table-row>
        <table:table-row table:style-name="ro1">
          <table:table-cell office:value-type="string" calcext:value-type="string">
            <text:p>10 Mar 2017 04:50:00.000</text:p>
          </table:table-cell>
          <table:table-cell office:value-type="float" office:value="44.671" calcext:value-type="float">
            <text:p>44,671</text:p>
          </table:table-cell>
          <table:table-cell office:value-type="float" office:value="25.606" calcext:value-type="float">
            <text:p>25,606</text:p>
          </table:table-cell>
          <table:table-cell office:value-type="float" office:value="658.15638" calcext:value-type="float">
            <text:p>658,15638</text:p>
          </table:table-cell>
          <table:table-cell office:value-type="float" office:value="-0.060255" calcext:value-type="float">
            <text:p>-0,060255</text:p>
          </table:table-cell>
          <table:table-cell office:value-type="float" office:value="-0.021009" calcext:value-type="float">
            <text:p>-0,021009</text:p>
          </table:table-cell>
          <table:table-cell office:value-type="float" office:value="-0.013129" calcext:value-type="float">
            <text:p>-0,013129</text:p>
          </table:table-cell>
        </table:table-row>
        <table:table-row table:style-name="ro1">
          <table:table-cell office:value-type="string" calcext:value-type="string">
            <text:p>10 Mar 2017 04:50:58.975</text:p>
          </table:table-cell>
          <table:table-cell office:value-type="float" office:value="41.112" calcext:value-type="float">
            <text:p>41,112</text:p>
          </table:table-cell>
          <table:table-cell office:value-type="float" office:value="24.424" calcext:value-type="float">
            <text:p>24,424</text:p>
          </table:table-cell>
          <table:table-cell office:value-type="float" office:value="657.39016" calcext:value-type="float">
            <text:p>657,39016</text:p>
          </table:table-cell>
          <table:table-cell office:value-type="float" office:value="-0.060426" calcext:value-type="float">
            <text:p>-0,060426</text:p>
          </table:table-cell>
          <table:table-cell office:value-type="float" office:value="-0.019182" calcext:value-type="float">
            <text:p>-0,019182</text:p>
          </table:table-cell>
          <table:table-cell office:value-type="float" office:value="-0.012576" calcext:value-type="float">
            <text:p>-0,012576</text:p>
          </table:table-cell>
        </table:table-row>
        <table:table-row table:style-name="ro1">
          <table:table-cell office:value-type="string" calcext:value-type="string">
            <text:p>10 Mar 2017 04:51:00.000</text:p>
          </table:table-cell>
          <table:table-cell office:value-type="float" office:value="41.051" calcext:value-type="float">
            <text:p>41,051</text:p>
          </table:table-cell>
          <table:table-cell office:value-type="float" office:value="24.404" calcext:value-type="float">
            <text:p>24,404</text:p>
          </table:table-cell>
          <table:table-cell office:value-type="float" office:value="657.377273" calcext:value-type="float">
            <text:p>657,377273</text:p>
          </table:table-cell>
          <table:table-cell office:value-type="float" office:value="-0.060429" calcext:value-type="float">
            <text:p>-0,060429</text:p>
          </table:table-cell>
          <table:table-cell office:value-type="float" office:value="-0.019154" calcext:value-type="float">
            <text:p>-0,019154</text:p>
          </table:table-cell>
          <table:table-cell office:value-type="float" office:value="-0.012564" calcext:value-type="float">
            <text:p>-0,012564</text:p>
          </table:table-cell>
        </table:table-row>
        <table:table-row table:style-name="ro1">
          <table:table-cell office:value-type="string" calcext:value-type="string">
            <text:p>10 Mar 2017 04:52:00.000</text:p>
          </table:table-cell>
          <table:table-cell office:value-type="float" office:value="37.42" calcext:value-type="float">
            <text:p>37,42</text:p>
          </table:table-cell>
          <table:table-cell office:value-type="float" office:value="23.3" calcext:value-type="float">
            <text:p>23,3</text:p>
          </table:table-cell>
          <table:table-cell office:value-type="float" office:value="656.647752" calcext:value-type="float">
            <text:p>656,647752</text:p>
          </table:table-cell>
          <table:table-cell office:value-type="float" office:value="-0.060573" calcext:value-type="float">
            <text:p>-0,060573</text:p>
          </table:table-cell>
          <table:table-cell office:value-type="float" office:value="-0.017689" calcext:value-type="float">
            <text:p>-0,017689</text:p>
          </table:table-cell>
          <table:table-cell office:value-type="float" office:value="-0.011701" calcext:value-type="float">
            <text:p>-0,011701</text:p>
          </table:table-cell>
        </table:table-row>
        <table:table-row table:style-name="ro1">
          <table:table-cell office:value-type="string" calcext:value-type="string">
            <text:p>10 Mar 2017 04:53:00.000</text:p>
          </table:table-cell>
          <table:table-cell office:value-type="float" office:value="33.782" calcext:value-type="float">
            <text:p>33,782</text:p>
          </table:table-cell>
          <table:table-cell office:value-type="float" office:value="22.275" calcext:value-type="float">
            <text:p>22,275</text:p>
          </table:table-cell>
          <table:table-cell office:value-type="float" office:value="655.978412" calcext:value-type="float">
            <text:p>655,978412</text:p>
          </table:table-cell>
          <table:table-cell office:value-type="float" office:value="-0.060694" calcext:value-type="float">
            <text:p>-0,060694</text:p>
          </table:table-cell>
          <table:table-cell office:value-type="float" office:value="-0.016521" calcext:value-type="float">
            <text:p>-0,016521</text:p>
          </table:table-cell>
          <table:table-cell office:value-type="float" office:value="-0.010559" calcext:value-type="float">
            <text:p>-0,010559</text:p>
          </table:table-cell>
        </table:table-row>
        <table:table-row table:style-name="ro1">
          <table:table-cell office:value-type="string" calcext:value-type="string">
            <text:p>10 Mar 2017 04:54:00.000</text:p>
          </table:table-cell>
          <table:table-cell office:value-type="float" office:value="30.137" calcext:value-type="float">
            <text:p>30,137</text:p>
          </table:table-cell>
          <table:table-cell office:value-type="float" office:value="21.313" calcext:value-type="float">
            <text:p>21,313</text:p>
          </table:table-cell>
          <table:table-cell office:value-type="float" office:value="655.385654" calcext:value-type="float">
            <text:p>655,385654</text:p>
          </table:table-cell>
          <table:table-cell office:value-type="float" office:value="-0.060797" calcext:value-type="float">
            <text:p>-0,060797</text:p>
          </table:table-cell>
          <table:table-cell office:value-type="float" office:value="-0.015585" calcext:value-type="float">
            <text:p>-0,015585</text:p>
          </table:table-cell>
          <table:table-cell office:value-type="float" office:value="-0.00915" calcext:value-type="float">
            <text:p>-0,00915</text:p>
          </table:table-cell>
        </table:table-row>
        <table:table-row table:style-name="ro1">
          <table:table-cell office:value-type="string" calcext:value-type="string">
            <text:p>10 Mar 2017 04:55:00.000</text:p>
          </table:table-cell>
          <table:table-cell office:value-type="float" office:value="26.487" calcext:value-type="float">
            <text:p>26,487</text:p>
          </table:table-cell>
          <table:table-cell office:value-type="float" office:value="20.401" calcext:value-type="float">
            <text:p>20,401</text:p>
          </table:table-cell>
          <table:table-cell office:value-type="float" office:value="654.8849" calcext:value-type="float">
            <text:p>654,8849</text:p>
          </table:table-cell>
          <table:table-cell office:value-type="float" office:value="-0.060882" calcext:value-type="float">
            <text:p>-0,060882</text:p>
          </table:table-cell>
          <table:table-cell office:value-type="float" office:value="-0.014833" calcext:value-type="float">
            <text:p>-0,014833</text:p>
          </table:table-cell>
          <table:table-cell office:value-type="float" office:value="-0.007494" calcext:value-type="float">
            <text:p>-0,007494</text:p>
          </table:table-cell>
        </table:table-row>
        <table:table-row table:style-name="ro1">
          <table:table-cell office:value-type="string" calcext:value-type="string">
            <text:p>10 Mar 2017 04:56:00.000</text:p>
          </table:table-cell>
          <table:table-cell office:value-type="float" office:value="22.832" calcext:value-type="float">
            <text:p>22,832</text:p>
          </table:table-cell>
          <table:table-cell office:value-type="float" office:value="19.53" calcext:value-type="float">
            <text:p>19,53</text:p>
          </table:table-cell>
          <table:table-cell office:value-type="float" office:value="654.490305" calcext:value-type="float">
            <text:p>654,490305</text:p>
          </table:table-cell>
          <table:table-cell office:value-type="float" office:value="-0.060954" calcext:value-type="float">
            <text:p>-0,060954</text:p>
          </table:table-cell>
          <table:table-cell office:value-type="float" office:value="-0.01423" calcext:value-type="float">
            <text:p>-0,01423</text:p>
          </table:table-cell>
          <table:table-cell office:value-type="float" office:value="-0.005615" calcext:value-type="float">
            <text:p>-0,005615</text:p>
          </table:table-cell>
        </table:table-row>
        <table:table-row table:style-name="ro1">
          <table:table-cell office:value-type="string" calcext:value-type="string">
            <text:p>10 Mar 2017 04:57:00.000</text:p>
          </table:table-cell>
          <table:table-cell office:value-type="float" office:value="19.173" calcext:value-type="float">
            <text:p>19,173</text:p>
          </table:table-cell>
          <table:table-cell office:value-type="float" office:value="18.691" calcext:value-type="float">
            <text:p>18,691</text:p>
          </table:table-cell>
          <table:table-cell office:value-type="float" office:value="654.214492" calcext:value-type="float">
            <text:p>654,214492</text:p>
          </table:table-cell>
          <table:table-cell office:value-type="float" office:value="-0.061012" calcext:value-type="float">
            <text:p>-0,061012</text:p>
          </table:table-cell>
          <table:table-cell office:value-type="float" office:value="-0.013752" calcext:value-type="float">
            <text:p>-0,013752</text:p>
          </table:table-cell>
          <table:table-cell office:value-type="float" office:value="-0.003539" calcext:value-type="float">
            <text:p>-0,003539</text:p>
          </table:table-cell>
        </table:table-row>
        <table:table-row table:style-name="ro1">
          <table:table-cell office:value-type="string" calcext:value-type="string">
            <text:p>10 Mar 2017 04:58:00.000</text:p>
          </table:table-cell>
          <table:table-cell office:value-type="float" office:value="15.511" calcext:value-type="float">
            <text:p>15,511</text:p>
          </table:table-cell>
          <table:table-cell office:value-type="float" office:value="17.878" calcext:value-type="float">
            <text:p>17,878</text:p>
          </table:table-cell>
          <table:table-cell office:value-type="float" office:value="654.068309" calcext:value-type="float">
            <text:p>654,068309</text:p>
          </table:table-cell>
          <table:table-cell office:value-type="float" office:value="-0.061057" calcext:value-type="float">
            <text:p>-0,061057</text:p>
          </table:table-cell>
          <table:table-cell office:value-type="float" office:value="-0.01338" calcext:value-type="float">
            <text:p>-0,01338</text:p>
          </table:table-cell>
          <table:table-cell office:value-type="float" office:value="-0.001299" calcext:value-type="float">
            <text:p>-0,001299</text:p>
          </table:table-cell>
        </table:table-row>
        <table:table-row table:style-name="ro1">
          <table:table-cell office:value-type="string" calcext:value-type="string">
            <text:p>10 Mar 2017 04:59:00.000</text:p>
          </table:table-cell>
          <table:table-cell office:value-type="float" office:value="11.846" calcext:value-type="float">
            <text:p>11,846</text:p>
          </table:table-cell>
          <table:table-cell office:value-type="float" office:value="17.084" calcext:value-type="float">
            <text:p>17,084</text:p>
          </table:table-cell>
          <table:table-cell office:value-type="float" office:value="654.060617" calcext:value-type="float">
            <text:p>654,060617</text:p>
          </table:table-cell>
          <table:table-cell office:value-type="float" office:value="-0.06109" calcext:value-type="float">
            <text:p>-0,06109</text:p>
          </table:table-cell>
          <table:table-cell office:value-type="float" office:value="-0.013099" calcext:value-type="float">
            <text:p>-0,013099</text:p>
          </table:table-cell>
          <table:table-cell office:value-type="float" office:value="0.001072" calcext:value-type="float">
            <text:p>0,001072</text:p>
          </table:table-cell>
        </table:table-row>
        <table:table-row table:style-name="ro1">
          <table:table-cell office:value-type="string" calcext:value-type="string">
            <text:p>10 Mar 2017 05:00:00.000</text:p>
          </table:table-cell>
          <table:table-cell office:value-type="float" office:value="8.18" calcext:value-type="float">
            <text:p>8,18</text:p>
          </table:table-cell>
          <table:table-cell office:value-type="float" office:value="16.304" calcext:value-type="float">
            <text:p>16,304</text:p>
          </table:table-cell>
          <table:table-cell office:value-type="float" office:value="654.198108" calcext:value-type="float">
            <text:p>654,198108</text:p>
          </table:table-cell>
          <table:table-cell office:value-type="float" office:value="-0.061112" calcext:value-type="float">
            <text:p>-0,061112</text:p>
          </table:table-cell>
          <table:table-cell office:value-type="float" office:value="-0.012901" calcext:value-type="float">
            <text:p>-0,012901</text:p>
          </table:table-cell>
          <table:table-cell office:value-type="float" office:value="0.003534" calcext:value-type="float">
            <text:p>0,003534</text:p>
          </table:table-cell>
        </table:table-row>
        <table:table-row table:style-name="ro1">
          <table:table-cell office:value-type="string" calcext:value-type="string">
            <text:p>10 Mar 2017 05:01:00.000</text:p>
          </table:table-cell>
          <table:table-cell office:value-type="float" office:value="4.513" calcext:value-type="float">
            <text:p>4,513</text:p>
          </table:table-cell>
          <table:table-cell office:value-type="float" office:value="15.534" calcext:value-type="float">
            <text:p>15,534</text:p>
          </table:table-cell>
          <table:table-cell office:value-type="float" office:value="654.485162" calcext:value-type="float">
            <text:p>654,485162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78" calcext:value-type="float">
            <text:p>-0,012778</text:p>
          </table:table-cell>
          <table:table-cell office:value-type="float" office:value="0.00605" calcext:value-type="float">
            <text:p>0,00605</text:p>
          </table:table-cell>
        </table:table-row>
        <table:table-row table:style-name="ro1">
          <table:table-cell office:value-type="string" calcext:value-type="string">
            <text:p>10 Mar 2017 05:02:00.000</text:p>
          </table:table-cell>
          <table:table-cell office:value-type="float" office:value="0.846" calcext:value-type="float">
            <text:p>0,846</text:p>
          </table:table-cell>
          <table:table-cell office:value-type="float" office:value="14.77" calcext:value-type="float">
            <text:p>14,77</text:p>
          </table:table-cell>
          <table:table-cell office:value-type="float" office:value="654.923745" calcext:value-type="float">
            <text:p>654,923745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25" calcext:value-type="float">
            <text:p>-0,012725</text:p>
          </table:table-cell>
          <table:table-cell office:value-type="float" office:value="0.008578" calcext:value-type="float">
            <text:p>0,008578</text:p>
          </table:table-cell>
        </table:table-row>
        <table:table-row table:style-name="ro1">
          <table:table-cell office:value-type="string" calcext:value-type="string">
            <text:p>10 Mar 2017 05:03:00.000</text:p>
          </table:table-cell>
          <table:table-cell office:value-type="float" office:value="-2.821" calcext:value-type="float">
            <text:p>-2,821</text:p>
          </table:table-cell>
          <table:table-cell office:value-type="float" office:value="14.006" calcext:value-type="float">
            <text:p>14,006</text:p>
          </table:table-cell>
          <table:table-cell office:value-type="float" office:value="655.513347" calcext:value-type="float">
            <text:p>655,513347</text:p>
          </table:table-cell>
          <table:table-cell office:value-type="float" office:value="-0.061108" calcext:value-type="float">
            <text:p>-0,061108</text:p>
          </table:table-cell>
          <table:table-cell office:value-type="float" office:value="-0.012743" calcext:value-type="float">
            <text:p>-0,012743</text:p>
          </table:table-cell>
          <table:table-cell office:value-type="float" office:value="0.011076" calcext:value-type="float">
            <text:p>0,011076</text:p>
          </table:table-cell>
        </table:table-row>
        <table:table-row table:style-name="ro1">
          <table:table-cell office:value-type="string" calcext:value-type="string">
            <text:p>10 Mar 2017 05:04:00.000</text:p>
          </table:table-cell>
          <table:table-cell office:value-type="float" office:value="-6.487" calcext:value-type="float">
            <text:p>-6,487</text:p>
          </table:table-cell>
          <table:table-cell office:value-type="float" office:value="13.239" calcext:value-type="float">
            <text:p>13,239</text:p>
          </table:table-cell>
          <table:table-cell office:value-type="float" office:value="656.250961" calcext:value-type="float">
            <text:p>656,250961</text:p>
          </table:table-cell>
          <table:table-cell office:value-type="float" office:value="-0.061084" calcext:value-type="float">
            <text:p>-0,061084</text:p>
          </table:table-cell>
          <table:table-cell office:value-type="float" office:value="-0.01283" calcext:value-type="float">
            <text:p>-0,01283</text:p>
          </table:table-cell>
          <table:table-cell office:value-type="float" office:value="0.013504" calcext:value-type="float">
            <text:p>0,013504</text:p>
          </table:table-cell>
        </table:table-row>
        <table:table-row table:style-name="ro1">
          <table:table-cell office:value-type="string" calcext:value-type="string">
            <text:p>10 Mar 2017 05:05:00.000</text:p>
          </table:table-cell>
          <table:table-cell office:value-type="float" office:value="-10.151" calcext:value-type="float">
            <text:p>-10,151</text:p>
          </table:table-cell>
          <table:table-cell office:value-type="float" office:value="12.465" calcext:value-type="float">
            <text:p>12,465</text:p>
          </table:table-cell>
          <table:table-cell office:value-type="float" office:value="657.131113" calcext:value-type="float">
            <text:p>657,131113</text:p>
          </table:table-cell>
          <table:table-cell office:value-type="float" office:value="-0.061049" calcext:value-type="float">
            <text:p>-0,061049</text:p>
          </table:table-cell>
          <table:table-cell office:value-type="float" office:value="-0.01299" calcext:value-type="float">
            <text:p>-0,01299</text:p>
          </table:table-cell>
          <table:table-cell office:value-type="float" office:value="0.015819" calcext:value-type="float">
            <text:p>0,015819</text:p>
          </table:table-cell>
        </table:table-row>
        <table:table-row table:style-name="ro1">
          <table:table-cell office:value-type="string" calcext:value-type="string">
            <text:p>10 Mar 2017 05:06:00.000</text:p>
          </table:table-cell>
          <table:table-cell office:value-type="float" office:value="-13.813" calcext:value-type="float">
            <text:p>-13,813</text:p>
          </table:table-cell>
          <table:table-cell office:value-type="float" office:value="11.679" calcext:value-type="float">
            <text:p>11,679</text:p>
          </table:table-cell>
          <table:table-cell office:value-type="float" office:value="658.145925" calcext:value-type="float">
            <text:p>658,145925</text:p>
          </table:table-cell>
          <table:table-cell office:value-type="float" office:value="-0.061002" calcext:value-type="float">
            <text:p>-0,061002</text:p>
          </table:table-cell>
          <table:table-cell office:value-type="float" office:value="-0.013229" calcext:value-type="float">
            <text:p>-0,013229</text:p>
          </table:table-cell>
          <table:table-cell office:value-type="float" office:value="0.017984" calcext:value-type="float">
            <text:p>0,017984</text:p>
          </table:table-cell>
        </table:table-row>
        <table:table-row table:style-name="ro1">
          <table:table-cell office:value-type="string" calcext:value-type="string">
            <text:p>10 Mar 2017 05:07:00.000</text:p>
          </table:table-cell>
          <table:table-cell office:value-type="float" office:value="-17.471" calcext:value-type="float">
            <text:p>-17,471</text:p>
          </table:table-cell>
          <table:table-cell office:value-type="float" office:value="10.876" calcext:value-type="float">
            <text:p>10,876</text:p>
          </table:table-cell>
          <table:table-cell office:value-type="float" office:value="659.285233" calcext:value-type="float">
            <text:p>659,285233</text:p>
          </table:table-cell>
          <table:table-cell office:value-type="float" office:value="-0.060944" calcext:value-type="float">
            <text:p>-0,060944</text:p>
          </table:table-cell>
          <table:table-cell office:value-type="float" office:value="-0.013553" calcext:value-type="float">
            <text:p>-0,013553</text:p>
          </table:table-cell>
          <table:table-cell office:value-type="float" office:value="0.019962" calcext:value-type="float">
            <text:p>0,019962</text:p>
          </table:table-cell>
        </table:table-row>
        <table:table-row table:style-name="ro1">
          <table:table-cell office:value-type="string" calcext:value-type="string">
            <text:p>10 Mar 2017 05:08:00.000</text:p>
          </table:table-cell>
          <table:table-cell office:value-type="float" office:value="-21.126" calcext:value-type="float">
            <text:p>-21,126</text:p>
          </table:table-cell>
          <table:table-cell office:value-type="float" office:value="10.05" calcext:value-type="float">
            <text:p>10,05</text:p>
          </table:table-cell>
          <table:table-cell office:value-type="float" office:value="660.536731" calcext:value-type="float">
            <text:p>660,536731</text:p>
          </table:table-cell>
          <table:table-cell office:value-type="float" office:value="-0.060875" calcext:value-type="float">
            <text:p>-0,060875</text:p>
          </table:table-cell>
          <table:table-cell office:value-type="float" office:value="-0.013976" calcext:value-type="float">
            <text:p>-0,013976</text:p>
          </table:table-cell>
          <table:table-cell office:value-type="float" office:value="0.021717" calcext:value-type="float">
            <text:p>0,021717</text:p>
          </table:table-cell>
        </table:table-row>
        <table:table-row table:style-name="ro1">
          <table:table-cell office:value-type="string" calcext:value-type="string">
            <text:p>10 Mar 2017 05:09:00.000</text:p>
          </table:table-cell>
          <table:table-cell office:value-type="float" office:value="-24.776" calcext:value-type="float">
            <text:p>-24,776</text:p>
          </table:table-cell>
          <table:table-cell office:value-type="float" office:value="9.196" calcext:value-type="float">
            <text:p>9,196</text:p>
          </table:table-cell>
          <table:table-cell office:value-type="float" office:value="661.886159" calcext:value-type="float">
            <text:p>661,886159</text:p>
          </table:table-cell>
          <table:table-cell office:value-type="float" office:value="-0.060792" calcext:value-type="float">
            <text:p>-0,060792</text:p>
          </table:table-cell>
          <table:table-cell office:value-type="float" office:value="-0.014512" calcext:value-type="float">
            <text:p>-0,014512</text:p>
          </table:table-cell>
          <table:table-cell office:value-type="float" office:value="0.023219" calcext:value-type="float">
            <text:p>0,023219</text:p>
          </table:table-cell>
        </table:table-row>
        <table:table-row table:style-name="ro1">
          <table:table-cell office:value-type="string" calcext:value-type="string">
            <text:p>10 Mar 2017 05:10:00.000</text:p>
          </table:table-cell>
          <table:table-cell office:value-type="float" office:value="-28.42" calcext:value-type="float">
            <text:p>-28,42</text:p>
          </table:table-cell>
          <table:table-cell office:value-type="float" office:value="8.306" calcext:value-type="float">
            <text:p>8,306</text:p>
          </table:table-cell>
          <table:table-cell office:value-type="float" office:value="663.317526" calcext:value-type="float">
            <text:p>663,317526</text:p>
          </table:table-cell>
          <table:table-cell office:value-type="float" office:value="-0.060697" calcext:value-type="float">
            <text:p>-0,060697</text:p>
          </table:table-cell>
          <table:table-cell office:value-type="float" office:value="-0.015185" calcext:value-type="float">
            <text:p>-0,015185</text:p>
          </table:table-cell>
          <table:table-cell office:value-type="float" office:value="0.024442" calcext:value-type="float">
            <text:p>0,024442</text:p>
          </table:table-cell>
        </table:table-row>
        <table:table-row table:style-name="ro1">
          <table:table-cell office:value-type="string" calcext:value-type="string">
            <text:p>10 Mar 2017 05:11:00.000</text:p>
          </table:table-cell>
          <table:table-cell office:value-type="float" office:value="-32.059" calcext:value-type="float">
            <text:p>-32,059</text:p>
          </table:table-cell>
          <table:table-cell office:value-type="float" office:value="7.371" calcext:value-type="float">
            <text:p>7,371</text:p>
          </table:table-cell>
          <table:table-cell office:value-type="float" office:value="664.813356" calcext:value-type="float">
            <text:p>664,813356</text:p>
          </table:table-cell>
          <table:table-cell office:value-type="float" office:value="-0.060587" calcext:value-type="float">
            <text:p>-0,060587</text:p>
          </table:table-cell>
          <table:table-cell office:value-type="float" office:value="-0.016022" calcext:value-type="float">
            <text:p>-0,016022</text:p>
          </table:table-cell>
          <table:table-cell office:value-type="float" office:value="0.025362" calcext:value-type="float">
            <text:p>0,025362</text:p>
          </table:table-cell>
        </table:table-row>
        <table:table-row table:style-name="ro1">
          <table:table-cell office:value-type="string" calcext:value-type="string">
            <text:p>10 Mar 2017 05:12:00.000</text:p>
          </table:table-cell>
          <table:table-cell office:value-type="float" office:value="-35.691" calcext:value-type="float">
            <text:p>-35,691</text:p>
          </table:table-cell>
          <table:table-cell office:value-type="float" office:value="6.379" calcext:value-type="float">
            <text:p>6,379</text:p>
          </table:table-cell>
          <table:table-cell office:value-type="float" office:value="666.354961" calcext:value-type="float">
            <text:p>666,354961</text:p>
          </table:table-cell>
          <table:table-cell office:value-type="float" office:value="-0.06046" calcext:value-type="float">
            <text:p>-0,06046</text:p>
          </table:table-cell>
          <table:table-cell office:value-type="float" office:value="-0.017064" calcext:value-type="float">
            <text:p>-0,017064</text:p>
          </table:table-cell>
          <table:table-cell office:value-type="float" office:value="0.025963" calcext:value-type="float">
            <text:p>0,025963</text:p>
          </table:table-cell>
        </table:table-row>
        <table:table-row table:style-name="ro1">
          <table:table-cell office:value-type="string" calcext:value-type="string">
            <text:p>10 Mar 2017 05:13:00.000</text:p>
          </table:table-cell>
          <table:table-cell office:value-type="float" office:value="-39.314" calcext:value-type="float">
            <text:p>-39,314</text:p>
          </table:table-cell>
          <table:table-cell office:value-type="float" office:value="5.318" calcext:value-type="float">
            <text:p>5,318</text:p>
          </table:table-cell>
          <table:table-cell office:value-type="float" office:value="667.922732" calcext:value-type="float">
            <text:p>667,922732</text:p>
          </table:table-cell>
          <table:table-cell office:value-type="float" office:value="-0.060313" calcext:value-type="float">
            <text:p>-0,060313</text:p>
          </table:table-cell>
          <table:table-cell office:value-type="float" office:value="-0.018367" calcext:value-type="float">
            <text:p>-0,018367</text:p>
          </table:table-cell>
          <table:table-cell office:value-type="float" office:value="0.026231" calcext:value-type="float">
            <text:p>0,026231</text:p>
          </table:table-cell>
        </table:table-row>
        <table:table-row table:style-name="ro1">
          <table:table-cell office:value-type="string" calcext:value-type="string">
            <text:p>10 Mar 2017 05:14:00.000</text:p>
          </table:table-cell>
          <table:table-cell office:value-type="float" office:value="-42.928" calcext:value-type="float">
            <text:p>-42,928</text:p>
          </table:table-cell>
          <table:table-cell office:value-type="float" office:value="4.169" calcext:value-type="float">
            <text:p>4,169</text:p>
          </table:table-cell>
          <table:table-cell office:value-type="float" office:value="669.496444" calcext:value-type="float">
            <text:p>669,496444</text:p>
          </table:table-cell>
          <table:table-cell office:value-type="float" office:value="-0.060142" calcext:value-type="float">
            <text:p>-0,060142</text:p>
          </table:table-cell>
          <table:table-cell office:value-type="float" office:value="-0.020006" calcext:value-type="float">
            <text:p>-0,020006</text:p>
          </table:table-cell>
          <table:table-cell office:value-type="float" office:value="0.026158" calcext:value-type="float">
            <text:p>0,026158</text:p>
          </table:table-cell>
        </table:table-row>
        <table:table-row table:style-name="ro1">
          <table:table-cell office:value-type="string" calcext:value-type="string">
            <text:p>10 Mar 2017 05:15:00.000</text:p>
          </table:table-cell>
          <table:table-cell office:value-type="float" office:value="-46.53" calcext:value-type="float">
            <text:p>-46,53</text:p>
          </table:table-cell>
          <table:table-cell office:value-type="float" office:value="2.908" calcext:value-type="float">
            <text:p>2,908</text:p>
          </table:table-cell>
          <table:table-cell office:value-type="float" office:value="671.055573" calcext:value-type="float">
            <text:p>671,055573</text:p>
          </table:table-cell>
          <table:table-cell office:value-type="float" office:value="-0.059938" calcext:value-type="float">
            <text:p>-0,059938</text:p>
          </table:table-cell>
          <table:table-cell office:value-type="float" office:value="-0.022093" calcext:value-type="float">
            <text:p>-0,022093</text:p>
          </table:table-cell>
          <table:table-cell office:value-type="float" office:value="0.025743" calcext:value-type="float">
            <text:p>0,025743</text:p>
          </table:table-cell>
        </table:table-row>
        <table:table-row table:style-name="ro1">
          <table:table-cell office:value-type="string" calcext:value-type="string">
            <text:p>10 Mar 2017 05:16:00.000</text:p>
          </table:table-cell>
          <table:table-cell office:value-type="float" office:value="-50.119" calcext:value-type="float">
            <text:p>-50,119</text:p>
          </table:table-cell>
          <table:table-cell office:value-type="float" office:value="1.505" calcext:value-type="float">
            <text:p>1,505</text:p>
          </table:table-cell>
          <table:table-cell office:value-type="float" office:value="672.579607" calcext:value-type="float">
            <text:p>672,579607</text:p>
          </table:table-cell>
          <table:table-cell office:value-type="float" office:value="-0.059693" calcext:value-type="float">
            <text:p>-0,059693</text:p>
          </table:table-cell>
          <table:table-cell office:value-type="float" office:value="-0.024786" calcext:value-type="float">
            <text:p>-0,024786</text:p>
          </table:table-cell>
          <table:table-cell office:value-type="float" office:value="0.024989" calcext:value-type="float">
            <text:p>0,024989</text:p>
          </table:table-cell>
        </table:table-row>
        <table:table-row table:style-name="ro1">
          <table:table-cell office:value-type="string" calcext:value-type="string">
            <text:p>10 Mar 2017 05:17:00.000</text:p>
          </table:table-cell>
          <table:table-cell office:value-type="float" office:value="-53.692" calcext:value-type="float">
            <text:p>-53,692</text:p>
          </table:table-cell>
          <table:table-cell office:value-type="float" office:value="-0.083" calcext:value-type="float">
            <text:p>-0,083</text:p>
          </table:table-cell>
          <table:table-cell office:value-type="float" office:value="674.048364" calcext:value-type="float">
            <text:p>674,048364</text:p>
          </table:table-cell>
          <table:table-cell office:value-type="float" office:value="-0.059388" calcext:value-type="float">
            <text:p>-0,059388</text:p>
          </table:table-cell>
          <table:table-cell office:value-type="float" office:value="-0.028324" calcext:value-type="float">
            <text:p>-0,028324</text:p>
          </table:table-cell>
          <table:table-cell office:value-type="float" office:value="0.023902" calcext:value-type="float">
            <text:p>0,023902</text:p>
          </table:table-cell>
        </table:table-row>
        <table:table-row table:style-name="ro1">
          <table:table-cell office:value-type="string" calcext:value-type="string">
            <text:p>10 Mar 2017 05:18:00.000</text:p>
          </table:table-cell>
          <table:table-cell office:value-type="float" office:value="-57.244" calcext:value-type="float">
            <text:p>-57,244</text:p>
          </table:table-cell>
          <table:table-cell office:value-type="float" office:value="-1.918" calcext:value-type="float">
            <text:p>-1,918</text:p>
          </table:table-cell>
          <table:table-cell office:value-type="float" office:value="675.4423" calcext:value-type="float">
            <text:p>675,4423</text:p>
          </table:table-cell>
          <table:table-cell office:value-type="float" office:value="-0.058998" calcext:value-type="float">
            <text:p>-0,058998</text:p>
          </table:table-cell>
          <table:table-cell office:value-type="float" office:value="-0.033075" calcext:value-type="float">
            <text:p>-0,033075</text:p>
          </table:table-cell>
          <table:table-cell office:value-type="float" office:value="0.022497" calcext:value-type="float">
            <text:p>0,022497</text:p>
          </table:table-cell>
        </table:table-row>
        <table:table-row table:style-name="ro1">
          <table:table-cell office:value-type="string" calcext:value-type="string">
            <text:p>10 Mar 2017 05:19:00.000</text:p>
          </table:table-cell>
          <table:table-cell office:value-type="float" office:value="-60.769" calcext:value-type="float">
            <text:p>-60,769</text:p>
          </table:table-cell>
          <table:table-cell office:value-type="float" office:value="-4.088" calcext:value-type="float">
            <text:p>-4,088</text:p>
          </table:table-cell>
          <table:table-cell office:value-type="float" office:value="676.7428" calcext:value-type="float">
            <text:p>676,7428</text:p>
          </table:table-cell>
          <table:table-cell office:value-type="float" office:value="-0.058479" calcext:value-type="float">
            <text:p>-0,058479</text:p>
          </table:table-cell>
          <table:table-cell office:value-type="float" office:value="-0.039628" calcext:value-type="float">
            <text:p>-0,039628</text:p>
          </table:table-cell>
          <table:table-cell office:value-type="float" office:value="0.020791" calcext:value-type="float">
            <text:p>0,020791</text:p>
          </table:table-cell>
        </table:table-row>
        <table:table-row table:style-name="ro1">
          <table:table-cell office:value-type="string" calcext:value-type="string">
            <text:p>10 Mar 2017 05:20:00.000</text:p>
          </table:table-cell>
          <table:table-cell office:value-type="float" office:value="-64.258" calcext:value-type="float">
            <text:p>-64,258</text:p>
          </table:table-cell>
          <table:table-cell office:value-type="float" office:value="-6.728" calcext:value-type="float">
            <text:p>-6,728</text:p>
          </table:table-cell>
          <table:table-cell office:value-type="float" office:value="677.932462" calcext:value-type="float">
            <text:p>677,932462</text:p>
          </table:table-cell>
          <table:table-cell office:value-type="float" office:value="-0.057757" calcext:value-type="float">
            <text:p>-0,057757</text:p>
          </table:table-cell>
          <table:table-cell office:value-type="float" office:value="-0.048963" calcext:value-type="float">
            <text:p>-0,048963</text:p>
          </table:table-cell>
          <table:table-cell office:value-type="float" office:value="0.018807" calcext:value-type="float">
            <text:p>0,018807</text:p>
          </table:table-cell>
        </table:table-row>
        <table:table-row table:style-name="ro1">
          <table:table-cell office:value-type="string" calcext:value-type="string">
            <text:p>10 Mar 2017 05:21:00.000</text:p>
          </table:table-cell>
          <table:table-cell office:value-type="float" office:value="-67.694" calcext:value-type="float">
            <text:p>-67,694</text:p>
          </table:table-cell>
          <table:table-cell office:value-type="float" office:value="-10.052" calcext:value-type="float">
            <text:p>-10,052</text:p>
          </table:table-cell>
          <table:table-cell office:value-type="float" office:value="678.995353" calcext:value-type="float">
            <text:p>678,995353</text:p>
          </table:table-cell>
          <table:table-cell office:value-type="float" office:value="-0.056698" calcext:value-type="float">
            <text:p>-0,056698</text:p>
          </table:table-cell>
          <table:table-cell office:value-type="float" office:value="-0.062785" calcext:value-type="float">
            <text:p>-0,062785</text:p>
          </table:table-cell>
          <table:table-cell office:value-type="float" office:value="0.016571" calcext:value-type="float">
            <text:p>0,016571</text:p>
          </table:table-cell>
        </table:table-row>
        <table:table-row table:style-name="ro1">
          <table:table-cell office:value-type="string" calcext:value-type="string">
            <text:p>10 Mar 2017 05:22:00.000</text:p>
          </table:table-cell>
          <table:table-cell office:value-type="float" office:value="-71.05" calcext:value-type="float">
            <text:p>-71,05</text:p>
          </table:table-cell>
          <table:table-cell office:value-type="float" office:value="-14.413" calcext:value-type="float">
            <text:p>-14,413</text:p>
          </table:table-cell>
          <table:table-cell office:value-type="float" office:value="679.917246" calcext:value-type="float">
            <text:p>679,917246</text:p>
          </table:table-cell>
          <table:table-cell office:value-type="float" office:value="-0.055047" calcext:value-type="float">
            <text:p>-0,055047</text:p>
          </table:table-cell>
          <table:table-cell office:value-type="float" office:value="-0.0842" calcext:value-type="float">
            <text:p>-0,0842</text:p>
          </table:table-cell>
          <table:table-cell office:value-type="float" office:value="0.014114" calcext:value-type="float">
            <text:p>0,014114</text:p>
          </table:table-cell>
        </table:table-row>
        <table:table-row table:style-name="ro1">
          <table:table-cell office:value-type="string" calcext:value-type="string">
            <text:p>10 Mar 2017 05:23:00.000</text:p>
          </table:table-cell>
          <table:table-cell office:value-type="float" office:value="-74.277" calcext:value-type="float">
            <text:p>-74,277</text:p>
          </table:table-cell>
          <table:table-cell office:value-type="float" office:value="-20.422" calcext:value-type="float">
            <text:p>-20,422</text:p>
          </table:table-cell>
          <table:table-cell office:value-type="float" office:value="680.685828" calcext:value-type="float">
            <text:p>680,685828</text:p>
          </table:table-cell>
          <table:table-cell office:value-type="float" office:value="-0.052278" calcext:value-type="float">
            <text:p>-0,052278</text:p>
          </table:table-cell>
          <table:table-cell office:value-type="float" office:value="-0.119056" calcext:value-type="float">
            <text:p>-0,119056</text:p>
          </table:table-cell>
          <table:table-cell office:value-type="float" office:value="0.011468" calcext:value-type="float">
            <text:p>0,011468</text:p>
          </table:table-cell>
        </table:table-row>
        <table:table-row table:style-name="ro1">
          <table:table-cell office:value-type="string" calcext:value-type="string">
            <text:p>10 Mar 2017 05:24:00.000</text:p>
          </table:table-cell>
          <table:table-cell office:value-type="float" office:value="-77.279" calcext:value-type="float">
            <text:p>-77,279</text:p>
          </table:table-cell>
          <table:table-cell office:value-type="float" office:value="-29.179" calcext:value-type="float">
            <text:p>-29,179</text:p>
          </table:table-cell>
          <table:table-cell office:value-type="float" office:value="681.290879" calcext:value-type="float">
            <text:p>681,290879</text:p>
          </table:table-cell>
          <table:table-cell office:value-type="float" office:value="-0.047253" calcext:value-type="float">
            <text:p>-0,047253</text:p>
          </table:table-cell>
          <table:table-cell office:value-type="float" office:value="-0.17809" calcext:value-type="float">
            <text:p>-0,17809</text:p>
          </table:table-cell>
          <table:table-cell office:value-type="float" office:value="0.008671" calcext:value-type="float">
            <text:p>0,008671</text:p>
          </table:table-cell>
        </table:table-row>
        <table:table-row table:style-name="ro1">
          <table:table-cell office:value-type="string" calcext:value-type="string">
            <text:p>10 Mar 2017 05:25:00.000</text:p>
          </table:table-cell>
          <table:table-cell office:value-type="float" office:value="-79.855" calcext:value-type="float">
            <text:p>-79,855</text:p>
          </table:table-cell>
          <table:table-cell office:value-type="float" office:value="-42.579" calcext:value-type="float">
            <text:p>-42,579</text:p>
          </table:table-cell>
          <table:table-cell office:value-type="float" office:value="681.724423" calcext:value-type="float">
            <text:p>681,724423</text:p>
          </table:table-cell>
          <table:table-cell office:value-type="float" office:value="-0.037506" calcext:value-type="float">
            <text:p>-0,037506</text:p>
          </table:table-cell>
          <table:table-cell office:value-type="float" office:value="-0.275906" calcext:value-type="float">
            <text:p>-0,275906</text:p>
          </table:table-cell>
          <table:table-cell office:value-type="float" office:value="0.00576" calcext:value-type="float">
            <text:p>0,00576</text:p>
          </table:table-cell>
        </table:table-row>
        <table:table-row table:style-name="ro1">
          <table:table-cell office:value-type="string" calcext:value-type="string">
            <text:p>10 Mar 2017 05:26:00.000</text:p>
          </table:table-cell>
          <table:table-cell office:value-type="float" office:value="-81.604" calcext:value-type="float">
            <text:p>-81,604</text:p>
          </table:table-cell>
          <table:table-cell office:value-type="float" office:value="-62.89" calcext:value-type="float">
            <text:p>-62,89</text:p>
          </table:table-cell>
          <table:table-cell office:value-type="float" office:value="681.980838" calcext:value-type="float">
            <text:p>681,980838</text:p>
          </table:table-cell>
          <table:table-cell office:value-type="float" office:value="-0.019065" calcext:value-type="float">
            <text:p>-0,019065</text:p>
          </table:table-cell>
          <table:table-cell office:value-type="float" office:value="-0.399566" calcext:value-type="float">
            <text:p>-0,399566</text:p>
          </table:table-cell>
          <table:table-cell office:value-type="float" office:value="0.002775" calcext:value-type="float">
            <text:p>0,002775</text:p>
          </table:table-cell>
        </table:table-row>
        <table:table-row table:style-name="ro1">
          <table:table-cell office:value-type="string" calcext:value-type="string">
            <text:p>10 Mar 2017 05:27:00.000</text:p>
          </table:table-cell>
          <table:table-cell office:value-type="float" office:value="-81.968" calcext:value-type="float">
            <text:p>-81,968</text:p>
          </table:table-cell>
          <table:table-cell office:value-type="float" office:value="-88.761" calcext:value-type="float">
            <text:p>-88,761</text:p>
          </table:table-cell>
          <table:table-cell office:value-type="float" office:value="682.056941" calcext:value-type="float">
            <text:p>682,056941</text:p>
          </table:table-cell>
          <table:table-cell office:value-type="float" office:value="0.007507" calcext:value-type="float">
            <text:p>0,007507</text:p>
          </table:table-cell>
          <table:table-cell office:value-type="float" office:value="-0.435982" calcext:value-type="float">
            <text:p>-0,435982</text:p>
          </table:table-cell>
          <table:table-cell office:value-type="float" office:value="-0.000241" calcext:value-type="float">
            <text:p>-0,000241</text:p>
          </table:table-cell>
        </table:table-row>
        <table:table-row table:style-name="ro1">
          <table:table-cell office:value-type="string" calcext:value-type="string">
            <text:p>10 Mar 2017 05:28:00.000</text:p>
          </table:table-cell>
          <table:table-cell office:value-type="float" office:value="-80.782" calcext:value-type="float">
            <text:p>-80,782</text:p>
          </table:table-cell>
          <table:table-cell office:value-type="float" office:value="-112.225" calcext:value-type="float">
            <text:p>-112,225</text:p>
          </table:table-cell>
          <table:table-cell office:value-type="float" office:value="681.952026" calcext:value-type="float">
            <text:p>681,952026</text:p>
          </table:table-cell>
          <table:table-cell office:value-type="float" office:value="0.03045" calcext:value-type="float">
            <text:p>0,03045</text:p>
          </table:table-cell>
          <table:table-cell office:value-type="float" office:value="-0.332719" calcext:value-type="float">
            <text:p>-0,332719</text:p>
          </table:table-cell>
          <table:table-cell office:value-type="float" office:value="-0.003249" calcext:value-type="float">
            <text:p>-0,003249</text:p>
          </table:table-cell>
        </table:table-row>
        <table:table-row table:style-name="ro1">
          <table:table-cell office:value-type="string" calcext:value-type="string">
            <text:p>10 Mar 2017 05:29:00.000</text:p>
          </table:table-cell>
          <table:table-cell office:value-type="float" office:value="-78.516" calcext:value-type="float">
            <text:p>-78,516</text:p>
          </table:table-cell>
          <table:table-cell office:value-type="float" office:value="-128.536" calcext:value-type="float">
            <text:p>-128,536</text:p>
          </table:table-cell>
          <table:table-cell office:value-type="float" office:value="681.667881" calcext:value-type="float">
            <text:p>681,667881</text:p>
          </table:table-cell>
          <table:table-cell office:value-type="float" office:value="0.043642" calcext:value-type="float">
            <text:p>0,043642</text:p>
          </table:table-cell>
          <table:table-cell office:value-type="float" office:value="-0.216902" calcext:value-type="float">
            <text:p>-0,216902</text:p>
          </table:table-cell>
          <table:table-cell office:value-type="float" office:value="-0.006206" calcext:value-type="float">
            <text:p>-0,006206</text:p>
          </table:table-cell>
        </table:table-row>
        <table:table-row table:style-name="ro1">
          <table:table-cell office:value-type="string" calcext:value-type="string">
            <text:p>10 Mar 2017 05:30:00.000</text:p>
          </table:table-cell>
          <table:table-cell office:value-type="float" office:value="-75.673" calcext:value-type="float">
            <text:p>-75,673</text:p>
          </table:table-cell>
          <table:table-cell office:value-type="float" office:value="-139.106" calcext:value-type="float">
            <text:p>-139,106</text:p>
          </table:table-cell>
          <table:table-cell office:value-type="float" office:value="681.208753" calcext:value-type="float">
            <text:p>681,208753</text:p>
          </table:table-cell>
          <table:table-cell office:value-type="float" office:value="0.050386" calcext:value-type="float">
            <text:p>0,050386</text:p>
          </table:table-cell>
          <table:table-cell office:value-type="float" office:value="-0.141913" calcext:value-type="float">
            <text:p>-0,141913</text:p>
          </table:table-cell>
          <table:table-cell office:value-type="float" office:value="-0.009073" calcext:value-type="float">
            <text:p>-0,009073</text:p>
          </table:table-cell>
        </table:table-row>
        <table:table-row table:style-name="ro1">
          <table:table-cell office:value-type="string" calcext:value-type="string">
            <text:p>10 Mar 2017 05:31:00.000</text:p>
          </table:table-cell>
          <table:table-cell office:value-type="float" office:value="-72.532" calcext:value-type="float">
            <text:p>-72,532</text:p>
          </table:table-cell>
          <table:table-cell office:value-type="float" office:value="-146.182" calcext:value-type="float">
            <text:p>-146,182</text:p>
          </table:table-cell>
          <table:table-cell office:value-type="float" office:value="680.581288" calcext:value-type="float">
            <text:p>680,581288</text:p>
          </table:table-cell>
          <table:table-cell office:value-type="float" office:value="0.053975" calcext:value-type="float">
            <text:p>0,053975</text:p>
          </table:table-cell>
          <table:table-cell office:value-type="float" office:value="-0.097811" calcext:value-type="float">
            <text:p>-0,097811</text:p>
          </table:table-cell>
          <table:table-cell office:value-type="float" office:value="-0.011809" calcext:value-type="float">
            <text:p>-0,011809</text:p>
          </table:table-cell>
        </table:table-row>
        <table:table-row table:style-name="ro1">
          <table:table-cell office:value-type="string" calcext:value-type="string">
            <text:p>10 Mar 2017 05:32:00.000</text:p>
          </table:table-cell>
          <table:table-cell office:value-type="float" office:value="-69.226" calcext:value-type="float">
            <text:p>-69,226</text:p>
          </table:table-cell>
          <table:table-cell office:value-type="float" office:value="-151.191" calcext:value-type="float">
            <text:p>-151,191</text:p>
          </table:table-cell>
          <table:table-cell office:value-type="float" office:value="679.794431" calcext:value-type="float">
            <text:p>679,794431</text:p>
          </table:table-cell>
          <table:table-cell office:value-type="float" office:value="0.05604" calcext:value-type="float">
            <text:p>0,05604</text:p>
          </table:table-cell>
          <table:table-cell office:value-type="float" office:value="-0.071274" calcext:value-type="float">
            <text:p>-0,071274</text:p>
          </table:table-cell>
          <table:table-cell office:value-type="float" office:value="-0.014378" calcext:value-type="float">
            <text:p>-0,014378</text:p>
          </table:table-cell>
        </table:table-row>
        <table:table-row table:style-name="ro1">
          <table:table-cell office:value-type="string" calcext:value-type="string">
            <text:p>10 Mar 2017 05:33:00.000</text:p>
          </table:table-cell>
          <table:table-cell office:value-type="float" office:value="-65.823" calcext:value-type="float">
            <text:p>-65,823</text:p>
          </table:table-cell>
          <table:table-cell office:value-type="float" office:value="-154.928" calcext:value-type="float">
            <text:p>-154,928</text:p>
          </table:table-cell>
          <table:table-cell office:value-type="float" office:value="678.859298" calcext:value-type="float">
            <text:p>678,859298</text:p>
          </table:table-cell>
          <table:table-cell office:value-type="float" office:value="0.057323" calcext:value-type="float">
            <text:p>0,057323</text:p>
          </table:table-cell>
          <table:table-cell office:value-type="float" office:value="-0.054522" calcext:value-type="float">
            <text:p>-0,054522</text:p>
          </table:table-cell>
          <table:table-cell office:value-type="float" office:value="-0.016744" calcext:value-type="float">
            <text:p>-0,016744</text:p>
          </table:table-cell>
        </table:table-row>
        <table:table-row table:style-name="ro1">
          <table:table-cell office:value-type="string" calcext:value-type="string">
            <text:p>10 Mar 2017 05:34:00.000</text:p>
          </table:table-cell>
          <table:table-cell office:value-type="float" office:value="-62.356" calcext:value-type="float">
            <text:p>-62,356</text:p>
          </table:table-cell>
          <table:table-cell office:value-type="float" office:value="-157.845" calcext:value-type="float">
            <text:p>-157,845</text:p>
          </table:table-cell>
          <table:table-cell office:value-type="float" office:value="677.789004" calcext:value-type="float">
            <text:p>677,789004</text:p>
          </table:table-cell>
          <table:table-cell office:value-type="float" office:value="0.058175" calcext:value-type="float">
            <text:p>0,058175</text:p>
          </table:table-cell>
          <table:table-cell office:value-type="float" office:value="-0.043429" calcext:value-type="float">
            <text:p>-0,043429</text:p>
          </table:table-cell>
          <table:table-cell office:value-type="float" office:value="-0.018877" calcext:value-type="float">
            <text:p>-0,018877</text:p>
          </table:table-cell>
        </table:table-row>
        <table:table-row table:style-name="ro1">
          <table:table-cell office:value-type="string" calcext:value-type="string">
            <text:p>10 Mar 2017 05:35:00.000</text:p>
          </table:table-cell>
          <table:table-cell office:value-type="float" office:value="-58.847" calcext:value-type="float">
            <text:p>-58,847</text:p>
          </table:table-cell>
          <table:table-cell office:value-type="float" office:value="-160.208" calcext:value-type="float">
            <text:p>-160,208</text:p>
          </table:table-cell>
          <table:table-cell office:value-type="float" office:value="676.598475" calcext:value-type="float">
            <text:p>676,598475</text:p>
          </table:table-cell>
          <table:table-cell office:value-type="float" office:value="0.058773" calcext:value-type="float">
            <text:p>0,058773</text:p>
          </table:table-cell>
          <table:table-cell office:value-type="float" office:value="-0.035771" calcext:value-type="float">
            <text:p>-0,035771</text:p>
          </table:table-cell>
          <table:table-cell office:value-type="float" office:value="-0.020747" calcext:value-type="float">
            <text:p>-0,020747</text:p>
          </table:table-cell>
        </table:table-row>
        <table:table-row table:style-name="ro1">
          <table:table-cell office:value-type="string" calcext:value-type="string">
            <text:p>10 Mar 2017 05:36:00.000</text:p>
          </table:table-cell>
          <table:table-cell office:value-type="float" office:value="-55.306" calcext:value-type="float">
            <text:p>-55,306</text:p>
          </table:table-cell>
          <table:table-cell office:value-type="float" office:value="-162.181" calcext:value-type="float">
            <text:p>-162,181</text:p>
          </table:table-cell>
          <table:table-cell office:value-type="float" office:value="675.304222" calcext:value-type="float">
            <text:p>675,304222</text:p>
          </table:table-cell>
          <table:table-cell office:value-type="float" office:value="0.059214" calcext:value-type="float">
            <text:p>0,059214</text:p>
          </table:table-cell>
          <table:table-cell office:value-type="float" office:value="-0.030295" calcext:value-type="float">
            <text:p>-0,030295</text:p>
          </table:table-cell>
          <table:table-cell office:value-type="float" office:value="-0.02233" calcext:value-type="float">
            <text:p>-0,02233</text:p>
          </table:table-cell>
        </table:table-row>
        <table:table-row table:style-name="ro1">
          <table:table-cell office:value-type="string" calcext:value-type="string">
            <text:p>10 Mar 2017 05:37:00.000</text:p>
          </table:table-cell>
          <table:table-cell office:value-type="float" office:value="-51.743" calcext:value-type="float">
            <text:p>-51,743</text:p>
          </table:table-cell>
          <table:table-cell office:value-type="float" office:value="-163.872" calcext:value-type="float">
            <text:p>-163,872</text:p>
          </table:table-cell>
          <table:table-cell office:value-type="float" office:value="673.924092" calcext:value-type="float">
            <text:p>673,924092</text:p>
          </table:table-cell>
          <table:table-cell office:value-type="float" office:value="0.059552" calcext:value-type="float">
            <text:p>0,059552</text:p>
          </table:table-cell>
          <table:table-cell office:value-type="float" office:value="-0.026264" calcext:value-type="float">
            <text:p>-0,026264</text:p>
          </table:table-cell>
          <table:table-cell office:value-type="float" office:value="-0.023607" calcext:value-type="float">
            <text:p>-0,023607</text:p>
          </table:table-cell>
        </table:table-row>
        <table:table-row table:style-name="ro1">
          <table:table-cell office:value-type="string" calcext:value-type="string">
            <text:p>10 Mar 2017 05:38:00.000</text:p>
          </table:table-cell>
          <table:table-cell office:value-type="float" office:value="-48.161" calcext:value-type="float">
            <text:p>-48,161</text:p>
          </table:table-cell>
          <table:table-cell office:value-type="float" office:value="-165.352" calcext:value-type="float">
            <text:p>-165,352</text:p>
          </table:table-cell>
          <table:table-cell office:value-type="float" office:value="672.477001" calcext:value-type="float">
            <text:p>672,477001</text:p>
          </table:table-cell>
          <table:table-cell office:value-type="float" office:value="0.059821" calcext:value-type="float">
            <text:p>0,059821</text:p>
          </table:table-cell>
          <table:table-cell office:value-type="float" office:value="-0.023224" calcext:value-type="float">
            <text:p>-0,023224</text:p>
          </table:table-cell>
          <table:table-cell office:value-type="float" office:value="-0.02456" calcext:value-type="float">
            <text:p>-0,02456</text:p>
          </table:table-cell>
        </table:table-row>
        <table:table-row table:style-name="ro1">
          <table:table-cell office:value-type="string" calcext:value-type="string">
            <text:p>10 Mar 2017 05:39:00.000</text:p>
          </table:table-cell>
          <table:table-cell office:value-type="float" office:value="-44.565" calcext:value-type="float">
            <text:p>-44,565</text:p>
          </table:table-cell>
          <table:table-cell office:value-type="float" office:value="-166.673" calcext:value-type="float">
            <text:p>-166,673</text:p>
          </table:table-cell>
          <table:table-cell office:value-type="float" office:value="670.982648" calcext:value-type="float">
            <text:p>670,982648</text:p>
          </table:table-cell>
          <table:table-cell office:value-type="float" office:value="0.060041" calcext:value-type="float">
            <text:p>0,060041</text:p>
          </table:table-cell>
          <table:table-cell office:value-type="float" office:value="-0.020887" calcext:value-type="float">
            <text:p>-0,020887</text:p>
          </table:table-cell>
          <table:table-cell office:value-type="float" office:value="-0.025181" calcext:value-type="float">
            <text:p>-0,025181</text:p>
          </table:table-cell>
        </table:table-row>
        <table:table-row table:style-name="ro1">
          <table:table-cell office:value-type="string" calcext:value-type="string">
            <text:p>10 Mar 2017 05:40:00.000</text:p>
          </table:table-cell>
          <table:table-cell office:value-type="float" office:value="-40.957" calcext:value-type="float">
            <text:p>-40,957</text:p>
          </table:table-cell>
          <table:table-cell office:value-type="float" office:value="-167.869" calcext:value-type="float">
            <text:p>-167,869</text:p>
          </table:table-cell>
          <table:table-cell office:value-type="float" office:value="669.461207" calcext:value-type="float">
            <text:p>669,461207</text:p>
          </table:table-cell>
          <table:table-cell office:value-type="float" office:value="0.060224" calcext:value-type="float">
            <text:p>0,060224</text:p>
          </table:table-cell>
          <table:table-cell office:value-type="float" office:value="-0.019061" calcext:value-type="float">
            <text:p>-0,019061</text:p>
          </table:table-cell>
          <table:table-cell office:value-type="float" office:value="-0.025464" calcext:value-type="float">
            <text:p>-0,025464</text:p>
          </table:table-cell>
        </table:table-row>
        <table:table-row table:style-name="ro1">
          <table:table-cell office:value-type="string" calcext:value-type="string">
            <text:p>10 Mar 2017 05:41:00.000</text:p>
          </table:table-cell>
          <table:table-cell office:value-type="float" office:value="-37.339" calcext:value-type="float">
            <text:p>-37,339</text:p>
          </table:table-cell>
          <table:table-cell office:value-type="float" office:value="-168.968" calcext:value-type="float">
            <text:p>-168,968</text:p>
          </table:table-cell>
          <table:table-cell office:value-type="float" office:value="667.933026" calcext:value-type="float">
            <text:p>667,933026</text:p>
          </table:table-cell>
          <table:table-cell office:value-type="float" office:value="0.060381" calcext:value-type="float">
            <text:p>0,060381</text:p>
          </table:table-cell>
          <table:table-cell office:value-type="float" office:value="-0.017617" calcext:value-type="float">
            <text:p>-0,017617</text:p>
          </table:table-cell>
          <table:table-cell office:value-type="float" office:value="-0.025408" calcext:value-type="float">
            <text:p>-0,025408</text:p>
          </table:table-cell>
        </table:table-row>
        <table:table-row table:style-name="ro1">
          <table:table-cell office:value-type="string" calcext:value-type="string">
            <text:p>10 Mar 2017 05:42:00.000</text:p>
          </table:table-cell>
          <table:table-cell office:value-type="float" office:value="-33.712" calcext:value-type="float">
            <text:p>-33,712</text:p>
          </table:table-cell>
          <table:table-cell office:value-type="float" office:value="-169.989" calcext:value-type="float">
            <text:p>-169,989</text:p>
          </table:table-cell>
          <table:table-cell office:value-type="float" office:value="666.418304" calcext:value-type="float">
            <text:p>666,418304</text:p>
          </table:table-cell>
          <table:table-cell office:value-type="float" office:value="0.060516" calcext:value-type="float">
            <text:p>0,060516</text:p>
          </table:table-cell>
          <table:table-cell office:value-type="float" office:value="-0.016465" calcext:value-type="float">
            <text:p>-0,016465</text:p>
          </table:table-cell>
          <table:table-cell office:value-type="float" office:value="-0.025018" calcext:value-type="float">
            <text:p>-0,025018</text:p>
          </table:table-cell>
        </table:table-row>
        <table:table-row table:style-name="ro1">
          <table:table-cell office:value-type="string" calcext:value-type="string">
            <text:p>10 Mar 2017 05:43:00.000</text:p>
          </table:table-cell>
          <table:table-cell office:value-type="float" office:value="-30.077" calcext:value-type="float">
            <text:p>-30,077</text:p>
          </table:table-cell>
          <table:table-cell office:value-type="float" office:value="-170.948" calcext:value-type="float">
            <text:p>-170,948</text:p>
          </table:table-cell>
          <table:table-cell office:value-type="float" office:value="664.936783" calcext:value-type="float">
            <text:p>664,936783</text:p>
          </table:table-cell>
          <table:table-cell office:value-type="float" office:value="0.060632" calcext:value-type="float">
            <text:p>0,060632</text:p>
          </table:table-cell>
          <table:table-cell office:value-type="float" office:value="-0.01554" calcext:value-type="float">
            <text:p>-0,01554</text:p>
          </table:table-cell>
          <table:table-cell office:value-type="float" office:value="-0.024305" calcext:value-type="float">
            <text:p>-0,024305</text:p>
          </table:table-cell>
        </table:table-row>
        <table:table-row table:style-name="ro1">
          <table:table-cell office:value-type="string" calcext:value-type="string">
            <text:p>10 Mar 2017 05:44:00.000</text:p>
          </table:table-cell>
          <table:table-cell office:value-type="float" office:value="-26.436" calcext:value-type="float">
            <text:p>-26,436</text:p>
          </table:table-cell>
          <table:table-cell office:value-type="float" office:value="-171.857" calcext:value-type="float">
            <text:p>-171,857</text:p>
          </table:table-cell>
          <table:table-cell office:value-type="float" office:value="663.507435" calcext:value-type="float">
            <text:p>663,507435</text:p>
          </table:table-cell>
          <table:table-cell office:value-type="float" office:value="0.060734" calcext:value-type="float">
            <text:p>0,060734</text:p>
          </table:table-cell>
          <table:table-cell office:value-type="float" office:value="-0.014797" calcext:value-type="float">
            <text:p>-0,014797</text:p>
          </table:table-cell>
          <table:table-cell office:value-type="float" office:value="-0.023284" calcext:value-type="float">
            <text:p>-0,023284</text:p>
          </table:table-cell>
        </table:table-row>
        <table:table-row table:style-name="ro1">
          <table:table-cell office:value-type="string" calcext:value-type="string">
            <text:p>10 Mar 2017 05:45:00.000</text:p>
          </table:table-cell>
          <table:table-cell office:value-type="float" office:value="-22.79" calcext:value-type="float">
            <text:p>-22,79</text:p>
          </table:table-cell>
          <table:table-cell office:value-type="float" office:value="-172.727" calcext:value-type="float">
            <text:p>-172,727</text:p>
          </table:table-cell>
          <table:table-cell office:value-type="float" office:value="662.148168" calcext:value-type="float">
            <text:p>662,148168</text:p>
          </table:table-cell>
          <table:table-cell office:value-type="float" office:value="0.060821" calcext:value-type="float">
            <text:p>0,060821</text:p>
          </table:table-cell>
          <table:table-cell office:value-type="float" office:value="-0.014202" calcext:value-type="float">
            <text:p>-0,014202</text:p>
          </table:table-cell>
          <table:table-cell office:value-type="float" office:value="-0.021975" calcext:value-type="float">
            <text:p>-0,021975</text:p>
          </table:table-cell>
        </table:table-row>
        <table:table-row table:style-name="ro1">
          <table:table-cell office:value-type="string" calcext:value-type="string">
            <text:p>10 Mar 2017 05:46:00.000</text:p>
          </table:table-cell>
          <table:table-cell office:value-type="float" office:value="-19.138" calcext:value-type="float">
            <text:p>-19,138</text:p>
          </table:table-cell>
          <table:table-cell office:value-type="float" office:value="-173.564" calcext:value-type="float">
            <text:p>-173,564</text:p>
          </table:table-cell>
          <table:table-cell office:value-type="float" office:value="660.875545" calcext:value-type="float">
            <text:p>660,875545</text:p>
          </table:table-cell>
          <table:table-cell office:value-type="float" office:value="0.060896" calcext:value-type="float">
            <text:p>0,060896</text:p>
          </table:table-cell>
          <table:table-cell office:value-type="float" office:value="-0.01373" calcext:value-type="float">
            <text:p>-0,01373</text:p>
          </table:table-cell>
          <table:table-cell office:value-type="float" office:value="-0.020403" calcext:value-type="float">
            <text:p>-0,020403</text:p>
          </table:table-cell>
        </table:table-row>
        <table:table-row table:style-name="ro1">
          <table:table-cell office:value-type="string" calcext:value-type="string">
            <text:p>10 Mar 2017 05:47:00.000</text:p>
          </table:table-cell>
          <table:table-cell office:value-type="float" office:value="-15.482" calcext:value-type="float">
            <text:p>-15,482</text:p>
          </table:table-cell>
          <table:table-cell office:value-type="float" office:value="-174.376" calcext:value-type="float">
            <text:p>-174,376</text:p>
          </table:table-cell>
          <table:table-cell office:value-type="float" office:value="659.704523" calcext:value-type="float">
            <text:p>659,704523</text:p>
          </table:table-cell>
          <table:table-cell office:value-type="float" office:value="0.060959" calcext:value-type="float">
            <text:p>0,060959</text:p>
          </table:table-cell>
          <table:table-cell office:value-type="float" office:value="-0.013363" calcext:value-type="float">
            <text:p>-0,013363</text:p>
          </table:table-cell>
          <table:table-cell office:value-type="float" office:value="-0.018596" calcext:value-type="float">
            <text:p>-0,018596</text:p>
          </table:table-cell>
        </table:table-row>
        <table:table-row table:style-name="ro1">
          <table:table-cell office:value-type="string" calcext:value-type="string">
            <text:p>10 Mar 2017 05:48:00.000</text:p>
          </table:table-cell>
          <table:table-cell office:value-type="float" office:value="-11.823" calcext:value-type="float">
            <text:p>-11,823</text:p>
          </table:table-cell>
          <table:table-cell office:value-type="float" office:value="-175.169" calcext:value-type="float">
            <text:p>-175,169</text:p>
          </table:table-cell>
          <table:table-cell office:value-type="float" office:value="658.648224" calcext:value-type="float">
            <text:p>658,648224</text:p>
          </table:table-cell>
          <table:table-cell office:value-type="float" office:value="0.06101" calcext:value-type="float">
            <text:p>0,06101</text:p>
          </table:table-cell>
          <table:table-cell office:value-type="float" office:value="-0.013086" calcext:value-type="float">
            <text:p>-0,013086</text:p>
          </table:table-cell>
          <table:table-cell office:value-type="float" office:value="-0.016587" calcext:value-type="float">
            <text:p>-0,016587</text:p>
          </table:table-cell>
        </table:table-row>
        <table:table-row table:style-name="ro1">
          <table:table-cell office:value-type="string" calcext:value-type="string">
            <text:p>10 Mar 2017 05:49:00.000</text:p>
          </table:table-cell>
          <table:table-cell office:value-type="float" office:value="-8.161" calcext:value-type="float">
            <text:p>-8,161</text:p>
          </table:table-cell>
          <table:table-cell office:value-type="float" office:value="-175.948" calcext:value-type="float">
            <text:p>-175,948</text:p>
          </table:table-cell>
          <table:table-cell office:value-type="float" office:value="657.71773" calcext:value-type="float">
            <text:p>657,71773</text:p>
          </table:table-cell>
          <table:table-cell office:value-type="float" office:value="0.06105" calcext:value-type="float">
            <text:p>0,06105</text:p>
          </table:table-cell>
          <table:table-cell office:value-type="float" office:value="-0.012891" calcext:value-type="float">
            <text:p>-0,012891</text:p>
          </table:table-cell>
          <table:table-cell office:value-type="float" office:value="-0.01441" calcext:value-type="float">
            <text:p>-0,01441</text:p>
          </table:table-cell>
        </table:table-row>
        <table:table-row table:style-name="ro1">
          <table:table-cell office:value-type="string" calcext:value-type="string">
            <text:p>10 Mar 2017 05:50:00.000</text:p>
          </table:table-cell>
          <table:table-cell office:value-type="float" office:value="-4.497" calcext:value-type="float">
            <text:p>-4,497</text:p>
          </table:table-cell>
          <table:table-cell office:value-type="float" office:value="-176.718" calcext:value-type="float">
            <text:p>-176,718</text:p>
          </table:table-cell>
          <table:table-cell office:value-type="float" office:value="656.92192" calcext:value-type="float">
            <text:p>656,92192</text:p>
          </table:table-cell>
          <table:table-cell office:value-type="float" office:value="0.061079" calcext:value-type="float">
            <text:p>0,061079</text:p>
          </table:table-cell>
          <table:table-cell office:value-type="float" office:value="-0.012771" calcext:value-type="float">
            <text:p>-0,012771</text:p>
          </table:table-cell>
          <table:table-cell office:value-type="float" office:value="-0.012105" calcext:value-type="float">
            <text:p>-0,012105</text:p>
          </table:table-cell>
        </table:table-row>
        <table:table-row table:style-name="ro1">
          <table:table-cell office:value-type="string" calcext:value-type="string">
            <text:p>10 Mar 2017 05:51:00.000</text:p>
          </table:table-cell>
          <table:table-cell office:value-type="float" office:value="-0.832" calcext:value-type="float">
            <text:p>-0,832</text:p>
          </table:table-cell>
          <table:table-cell office:value-type="float" office:value="-177.482" calcext:value-type="float">
            <text:p>-177,482</text:p>
          </table:table-cell>
          <table:table-cell office:value-type="float" office:value="656.267337" calcext:value-type="float">
            <text:p>656,267337</text:p>
          </table:table-cell>
          <table:table-cell office:value-type="float" office:value="0.061097" calcext:value-type="float">
            <text:p>0,061097</text:p>
          </table:table-cell>
          <table:table-cell office:value-type="float" office:value="-0.012722" calcext:value-type="float">
            <text:p>-0,012722</text:p>
          </table:table-cell>
          <table:table-cell office:value-type="float" office:value="-0.009711" calcext:value-type="float">
            <text:p>-0,009711</text:p>
          </table:table-cell>
        </table:table-row>
        <table:table-row table:style-name="ro1">
          <table:table-cell office:value-type="string" calcext:value-type="string">
            <text:p>10 Mar 2017 05:52:00.000</text:p>
          </table:table-cell>
          <table:table-cell office:value-type="float" office:value="2.834" calcext:value-type="float">
            <text:p>2,834</text:p>
          </table:table-cell>
          <table:table-cell office:value-type="float" office:value="-178.246" calcext:value-type="float">
            <text:p>-178,246</text:p>
          </table:table-cell>
          <table:table-cell office:value-type="float" office:value="655.758105" calcext:value-type="float">
            <text:p>655,758105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42" calcext:value-type="float">
            <text:p>-0,012742</text:p>
          </table:table-cell>
          <table:table-cell office:value-type="float" office:value="-0.007268" calcext:value-type="float">
            <text:p>-0,007268</text:p>
          </table:table-cell>
        </table:table-row>
        <table:table-row table:style-name="ro1">
          <table:table-cell office:value-type="string" calcext:value-type="string">
            <text:p>10 Mar 2017 05:53:00.000</text:p>
          </table:table-cell>
          <table:table-cell office:value-type="float" office:value="6.5" calcext:value-type="float">
            <text:p>6,5</text:p>
          </table:table-cell>
          <table:table-cell office:value-type="float" office:value="-179.013" calcext:value-type="float">
            <text:p>-179,013</text:p>
          </table:table-cell>
          <table:table-cell office:value-type="float" office:value="655.395881" calcext:value-type="float">
            <text:p>655,395881</text:p>
          </table:table-cell>
          <table:table-cell office:value-type="float" office:value="0.061099" calcext:value-type="float">
            <text:p>0,061099</text:p>
          </table:table-cell>
          <table:table-cell office:value-type="float" office:value="-0.012833" calcext:value-type="float">
            <text:p>-0,012833</text:p>
          </table:table-cell>
          <table:table-cell office:value-type="float" office:value="-0.004819" calcext:value-type="float">
            <text:p>-0,004819</text:p>
          </table:table-cell>
        </table:table-row>
        <table:table-row table:style-name="ro1">
          <table:table-cell office:value-type="string" calcext:value-type="string">
            <text:p>10 Mar 2017 05:54:00.000</text:p>
          </table:table-cell>
          <table:table-cell office:value-type="float" office:value="10.166" calcext:value-type="float">
            <text:p>10,166</text:p>
          </table:table-cell>
          <table:table-cell office:value-type="float" office:value="-179.787" calcext:value-type="float">
            <text:p>-179,787</text:p>
          </table:table-cell>
          <table:table-cell office:value-type="float" office:value="655.179856" calcext:value-type="float">
            <text:p>655,179856</text:p>
          </table:table-cell>
          <table:table-cell office:value-type="float" office:value="0.061083" calcext:value-type="float">
            <text:p>0,061083</text:p>
          </table:table-cell>
          <table:table-cell office:value-type="float" office:value="-0.012996" calcext:value-type="float">
            <text:p>-0,012996</text:p>
          </table:table-cell>
          <table:table-cell office:value-type="float" office:value="-0.002403" calcext:value-type="float">
            <text:p>-0,002403</text:p>
          </table:table-cell>
        </table:table-row>
        <table:table-row table:style-name="ro1">
          <table:table-cell office:value-type="string" calcext:value-type="string">
            <text:p>10 Mar 2017 05:55:00.000</text:p>
          </table:table-cell>
          <table:table-cell office:value-type="float" office:value="13.83" calcext:value-type="float">
            <text:p>13,83</text:p>
          </table:table-cell>
          <table:table-cell office:value-type="float" office:value="179.426" calcext:value-type="float">
            <text:p>179,426</text:p>
          </table:table-cell>
          <table:table-cell office:value-type="float" office:value="655.106791" calcext:value-type="float">
            <text:p>655,106791</text:p>
          </table:table-cell>
          <table:table-cell office:value-type="float" office:value="0.061055" calcext:value-type="float">
            <text:p>0,061055</text:p>
          </table:table-cell>
          <table:table-cell office:value-type="float" office:value="-0.013238" calcext:value-type="float">
            <text:p>-0,013238</text:p>
          </table:table-cell>
          <table:table-cell office:value-type="float" office:value="-0.00006" calcext:value-type="float">
            <text:p>-0,00006</text:p>
          </table:table-cell>
        </table:table-row>
        <table:table-row table:style-name="ro1">
          <table:table-cell office:value-type="string" calcext:value-type="string">
            <text:p>10 Mar 2017 05:56:00.000</text:p>
          </table:table-cell>
          <table:table-cell office:value-type="float" office:value="17.492" calcext:value-type="float">
            <text:p>17,492</text:p>
          </table:table-cell>
          <table:table-cell office:value-type="float" office:value="178.622" calcext:value-type="float">
            <text:p>178,622</text:p>
          </table:table-cell>
          <table:table-cell office:value-type="float" office:value="655.171108" calcext:value-type="float">
            <text:p>655,171108</text:p>
          </table:table-cell>
          <table:table-cell office:value-type="float" office:value="0.061016" calcext:value-type="float">
            <text:p>0,061016</text:p>
          </table:table-cell>
          <table:table-cell office:value-type="float" office:value="-0.013566" calcext:value-type="float">
            <text:p>-0,013566</text:p>
          </table:table-cell>
          <table:table-cell office:value-type="float" office:value="0.002171" calcext:value-type="float">
            <text:p>0,002171</text:p>
          </table:table-cell>
        </table:table-row>
        <table:table-row table:style-name="ro1">
          <table:table-cell office:value-type="string" calcext:value-type="string">
            <text:p>10 Mar 2017 05:57:00.000</text:p>
          </table:table-cell>
          <table:table-cell office:value-type="float" office:value="21.151" calcext:value-type="float">
            <text:p>21,151</text:p>
          </table:table-cell>
          <table:table-cell office:value-type="float" office:value="177.796" calcext:value-type="float">
            <text:p>177,796</text:p>
          </table:table-cell>
          <table:table-cell office:value-type="float" office:value="655.36501" calcext:value-type="float">
            <text:p>655,36501</text:p>
          </table:table-cell>
          <table:table-cell office:value-type="float" office:value="0.060964" calcext:value-type="float">
            <text:p>0,060964</text:p>
          </table:table-cell>
          <table:table-cell office:value-type="float" office:value="-0.013994" calcext:value-type="float">
            <text:p>-0,013994</text:p>
          </table:table-cell>
          <table:table-cell office:value-type="float" office:value="0.004254" calcext:value-type="float">
            <text:p>0,004254</text:p>
          </table:table-cell>
        </table:table-row>
        <table:table-row table:style-name="ro1">
          <table:table-cell office:value-type="string" calcext:value-type="string">
            <text:p>10 Mar 2017 05:58:00.000</text:p>
          </table:table-cell>
          <table:table-cell office:value-type="float" office:value="24.807" calcext:value-type="float">
            <text:p>24,807</text:p>
          </table:table-cell>
          <table:table-cell office:value-type="float" office:value="176.941" calcext:value-type="float">
            <text:p>176,941</text:p>
          </table:table-cell>
          <table:table-cell office:value-type="float" office:value="655.678645" calcext:value-type="float">
            <text:p>655,678645</text:p>
          </table:table-cell>
          <table:table-cell office:value-type="float" office:value="0.0609" calcext:value-type="float">
            <text:p>0,0609</text:p>
          </table:table-cell>
          <table:table-cell office:value-type="float" office:value="-0.014536" calcext:value-type="float">
            <text:p>-0,014536</text:p>
          </table:table-cell>
          <table:table-cell office:value-type="float" office:value="0.006157" calcext:value-type="float">
            <text:p>0,006157</text:p>
          </table:table-cell>
        </table:table-row>
        <table:table-row table:style-name="ro1">
          <table:table-cell office:value-type="string" calcext:value-type="string">
            <text:p>10 Mar 2017 05:59:00.000</text:p>
          </table:table-cell>
          <table:table-cell office:value-type="float" office:value="28.459" calcext:value-type="float">
            <text:p>28,459</text:p>
          </table:table-cell>
          <table:table-cell office:value-type="float" office:value="176.049" calcext:value-type="float">
            <text:p>176,049</text:p>
          </table:table-cell>
          <table:table-cell office:value-type="float" office:value="656.100305" calcext:value-type="float">
            <text:p>656,100305</text:p>
          </table:table-cell>
          <table:table-cell office:value-type="float" office:value="0.060821" calcext:value-type="float">
            <text:p>0,060821</text:p>
          </table:table-cell>
          <table:table-cell office:value-type="float" office:value="-0.015215" calcext:value-type="float">
            <text:p>-0,015215</text:p>
          </table:table-cell>
          <table:table-cell office:value-type="float" office:value="0.007851" calcext:value-type="float">
            <text:p>0,007851</text:p>
          </table:table-cell>
        </table:table-row>
        <table:table-row table:style-name="ro1">
          <table:table-cell office:value-type="string" calcext:value-type="string">
            <text:p>10 Mar 2017 06:00:00.000</text:p>
          </table:table-cell>
          <table:table-cell office:value-type="float" office:value="32.106" calcext:value-type="float">
            <text:p>32,106</text:p>
          </table:table-cell>
          <table:table-cell office:value-type="float" office:value="175.112" calcext:value-type="float">
            <text:p>175,112</text:p>
          </table:table-cell>
          <table:table-cell office:value-type="float" office:value="656.616655" calcext:value-type="float">
            <text:p>656,616655</text:p>
          </table:table-cell>
          <table:table-cell office:value-type="float" office:value="0.060728" calcext:value-type="float">
            <text:p>0,060728</text:p>
          </table:table-cell>
          <table:table-cell office:value-type="float" office:value="-0.016062" calcext:value-type="float">
            <text:p>-0,016062</text:p>
          </table:table-cell>
          <table:table-cell office:value-type="float" office:value="0.009311" calcext:value-type="float">
            <text:p>0,009311</text:p>
          </table:table-cell>
        </table:table-row>
        <table:table-row table:style-name="ro1">
          <table:table-cell office:value-type="string" calcext:value-type="string">
            <text:p>10 Mar 2017 06:01:00.000</text:p>
          </table:table-cell>
          <table:table-cell office:value-type="float" office:value="35.746" calcext:value-type="float">
            <text:p>35,746</text:p>
          </table:table-cell>
          <table:table-cell office:value-type="float" office:value="174.118" calcext:value-type="float">
            <text:p>174,118</text:p>
          </table:table-cell>
          <table:table-cell office:value-type="float" office:value="657.212983" calcext:value-type="float">
            <text:p>657,212983</text:p>
          </table:table-cell>
          <table:table-cell office:value-type="float" office:value="0.060616" calcext:value-type="float">
            <text:p>0,060616</text:p>
          </table:table-cell>
          <table:table-cell office:value-type="float" office:value="-0.017116" calcext:value-type="float">
            <text:p>-0,017116</text:p>
          </table:table-cell>
          <table:table-cell office:value-type="float" office:value="0.010515" calcext:value-type="float">
            <text:p>0,010515</text:p>
          </table:table-cell>
        </table:table-row>
        <table:table-row table:style-name="ro1">
          <table:table-cell office:value-type="string" calcext:value-type="string">
            <text:p>10 Mar 2017 06:02:00.000</text:p>
          </table:table-cell>
          <table:table-cell office:value-type="float" office:value="39.379" calcext:value-type="float">
            <text:p>39,379</text:p>
          </table:table-cell>
          <table:table-cell office:value-type="float" office:value="173.053" calcext:value-type="float">
            <text:p>173,053</text:p>
          </table:table-cell>
          <table:table-cell office:value-type="float" office:value="657.873481" calcext:value-type="float">
            <text:p>657,873481</text:p>
          </table:table-cell>
          <table:table-cell office:value-type="float" office:value="0.060484" calcext:value-type="float">
            <text:p>0,060484</text:p>
          </table:table-cell>
          <table:table-cell office:value-type="float" office:value="-0.018434" calcext:value-type="float">
            <text:p>-0,018434</text:p>
          </table:table-cell>
          <table:table-cell office:value-type="float" office:value="0.011449" calcext:value-type="float">
            <text:p>0,011449</text:p>
          </table:table-cell>
        </table:table-row>
        <table:table-row table:style-name="ro1">
          <table:table-cell office:value-type="string" calcext:value-type="string">
            <text:p>10 Mar 2017 06:03:00.000</text:p>
          </table:table-cell>
          <table:table-cell office:value-type="float" office:value="43.004" calcext:value-type="float">
            <text:p>43,004</text:p>
          </table:table-cell>
          <table:table-cell office:value-type="float" office:value="171.899" calcext:value-type="float">
            <text:p>171,899</text:p>
          </table:table-cell>
          <table:table-cell office:value-type="float" office:value="658.581537" calcext:value-type="float">
            <text:p>658,581537</text:p>
          </table:table-cell>
          <table:table-cell office:value-type="float" office:value="0.060326" calcext:value-type="float">
            <text:p>0,060326</text:p>
          </table:table-cell>
          <table:table-cell office:value-type="float" office:value="-0.020095" calcext:value-type="float">
            <text:p>-0,020095</text:p>
          </table:table-cell>
          <table:table-cell office:value-type="float" office:value="0.0121" calcext:value-type="float">
            <text:p>0,0121</text:p>
          </table:table-cell>
        </table:table-row>
        <table:table-row table:style-name="ro1">
          <table:table-cell office:value-type="string" calcext:value-type="string">
            <text:p>10 Mar 2017 06:04:00.000</text:p>
          </table:table-cell>
          <table:table-cell office:value-type="float" office:value="46.618" calcext:value-type="float">
            <text:p>46,618</text:p>
          </table:table-cell>
          <table:table-cell office:value-type="float" office:value="170.632" calcext:value-type="float">
            <text:p>170,632</text:p>
          </table:table-cell>
          <table:table-cell office:value-type="float" office:value="659.320036" calcext:value-type="float">
            <text:p>659,320036</text:p>
          </table:table-cell>
          <table:table-cell office:value-type="float" office:value="0.060134" calcext:value-type="float">
            <text:p>0,060134</text:p>
          </table:table-cell>
          <table:table-cell office:value-type="float" office:value="-0.022211" calcext:value-type="float">
            <text:p>-0,022211</text:p>
          </table:table-cell>
          <table:table-cell office:value-type="float" office:value="0.012464" calcext:value-type="float">
            <text:p>0,012464</text:p>
          </table:table-cell>
        </table:table-row>
        <table:table-row table:style-name="ro1">
          <table:table-cell office:value-type="string" calcext:value-type="string">
            <text:p>10 Mar 2017 06:05:00.000</text:p>
          </table:table-cell>
          <table:table-cell office:value-type="float" office:value="50.219" calcext:value-type="float">
            <text:p>50,219</text:p>
          </table:table-cell>
          <table:table-cell office:value-type="float" office:value="169.221" calcext:value-type="float">
            <text:p>169,221</text:p>
          </table:table-cell>
          <table:table-cell office:value-type="float" office:value="660.071666" calcext:value-type="float">
            <text:p>660,071666</text:p>
          </table:table-cell>
          <table:table-cell office:value-type="float" office:value="0.059899" calcext:value-type="float">
            <text:p>0,059899</text:p>
          </table:table-cell>
          <table:table-cell office:value-type="float" office:value="-0.024945" calcext:value-type="float">
            <text:p>-0,024945</text:p>
          </table:table-cell>
          <table:table-cell office:value-type="float" office:value="0.012539" calcext:value-type="float">
            <text:p>0,012539</text:p>
          </table:table-cell>
        </table:table-row>
        <table:table-row table:style-name="ro1">
          <table:table-cell office:value-type="string" calcext:value-type="string">
            <text:p>10 Mar 2017 06:06:00.000</text:p>
          </table:table-cell>
          <table:table-cell office:value-type="float" office:value="53.804" calcext:value-type="float">
            <text:p>53,804</text:p>
          </table:table-cell>
          <table:table-cell office:value-type="float" office:value="167.622" calcext:value-type="float">
            <text:p>167,622</text:p>
          </table:table-cell>
          <table:table-cell office:value-type="float" office:value="660.819233" calcext:value-type="float">
            <text:p>660,819233</text:p>
          </table:table-cell>
          <table:table-cell office:value-type="float" office:value="0.059602" calcext:value-type="float">
            <text:p>0,059602</text:p>
          </table:table-cell>
          <table:table-cell office:value-type="float" office:value="-0.028544" calcext:value-type="float">
            <text:p>-0,028544</text:p>
          </table:table-cell>
          <table:table-cell office:value-type="float" office:value="0.012331" calcext:value-type="float">
            <text:p>0,012331</text:p>
          </table:table-cell>
        </table:table-row>
        <table:table-row table:style-name="ro1">
          <table:table-cell office:value-type="string" calcext:value-type="string">
            <text:p>10 Mar 2017 06:07:00.000</text:p>
          </table:table-cell>
          <table:table-cell office:value-type="float" office:value="57.369" calcext:value-type="float">
            <text:p>57,369</text:p>
          </table:table-cell>
          <table:table-cell office:value-type="float" office:value="165.771" calcext:value-type="float">
            <text:p>165,771</text:p>
          </table:table-cell>
          <table:table-cell office:value-type="float" office:value="661.545956" calcext:value-type="float">
            <text:p>661,545956</text:p>
          </table:table-cell>
          <table:table-cell office:value-type="float" office:value="0.059217" calcext:value-type="float">
            <text:p>0,059217</text:p>
          </table:table-cell>
          <table:table-cell office:value-type="float" office:value="-0.033387" calcext:value-type="float">
            <text:p>-0,033387</text:p>
          </table:table-cell>
          <table:table-cell office:value-type="float" office:value="0.011848" calcext:value-type="float">
            <text:p>0,011848</text:p>
          </table:table-cell>
        </table:table-row>
        <table:table-row table:style-name="ro1">
          <table:table-cell office:value-type="string" calcext:value-type="string">
            <text:p>10 Mar 2017 06:08:00.000</text:p>
          </table:table-cell>
          <table:table-cell office:value-type="float" office:value="60.908" calcext:value-type="float">
            <text:p>60,908</text:p>
          </table:table-cell>
          <table:table-cell office:value-type="float" office:value="163.578" calcext:value-type="float">
            <text:p>163,578</text:p>
          </table:table-cell>
          <table:table-cell office:value-type="float" office:value="662.235765" calcext:value-type="float">
            <text:p>662,235765</text:p>
          </table:table-cell>
          <table:table-cell office:value-type="float" office:value="0.058698" calcext:value-type="float">
            <text:p>0,058698</text:p>
          </table:table-cell>
          <table:table-cell office:value-type="float" office:value="-0.040083" calcext:value-type="float">
            <text:p>-0,040083</text:p>
          </table:table-cell>
          <table:table-cell office:value-type="float" office:value="0.011104" calcext:value-type="float">
            <text:p>0,011104</text:p>
          </table:table-cell>
        </table:table-row>
        <table:table-row table:style-name="ro1">
          <table:table-cell office:value-type="string" calcext:value-type="string">
            <text:p>10 Mar 2017 06:09:00.000</text:p>
          </table:table-cell>
          <table:table-cell office:value-type="float" office:value="64.409" calcext:value-type="float">
            <text:p>64,409</text:p>
          </table:table-cell>
          <table:table-cell office:value-type="float" office:value="160.904" calcext:value-type="float">
            <text:p>160,904</text:p>
          </table:table-cell>
          <table:table-cell office:value-type="float" office:value="662.873574" calcext:value-type="float">
            <text:p>662,873574</text:p>
          </table:table-cell>
          <table:table-cell office:value-type="float" office:value="0.057968" calcext:value-type="float">
            <text:p>0,057968</text:p>
          </table:table-cell>
          <table:table-cell office:value-type="float" office:value="-0.04965" calcext:value-type="float">
            <text:p>-0,04965</text:p>
          </table:table-cell>
          <table:table-cell office:value-type="float" office:value="0.010118" calcext:value-type="float">
            <text:p>0,010118</text:p>
          </table:table-cell>
        </table:table-row>
        <table:table-row table:style-name="ro1">
          <table:table-cell office:value-type="string" calcext:value-type="string">
            <text:p>10 Mar 2017 06:10:00.000</text:p>
          </table:table-cell>
          <table:table-cell office:value-type="float" office:value="67.857" calcext:value-type="float">
            <text:p>67,857</text:p>
          </table:table-cell>
          <table:table-cell office:value-type="float" office:value="157.528" calcext:value-type="float">
            <text:p>157,528</text:p>
          </table:table-cell>
          <table:table-cell office:value-type="float" office:value="663.445544" calcext:value-type="float">
            <text:p>663,445544</text:p>
          </table:table-cell>
          <table:table-cell office:value-type="float" office:value="0.056887" calcext:value-type="float">
            <text:p>0,056887</text:p>
          </table:table-cell>
          <table:table-cell office:value-type="float" office:value="-0.063869" calcext:value-type="float">
            <text:p>-0,063869</text:p>
          </table:table-cell>
          <table:table-cell office:value-type="float" office:value="0.008914" calcext:value-type="float">
            <text:p>0,008914</text:p>
          </table:table-cell>
        </table:table-row>
        <table:table-row table:style-name="ro1">
          <table:table-cell office:value-type="string" calcext:value-type="string">
            <text:p>10 Mar 2017 06:11:00.000</text:p>
          </table:table-cell>
          <table:table-cell office:value-type="float" office:value="71.223" calcext:value-type="float">
            <text:p>71,223</text:p>
          </table:table-cell>
          <table:table-cell office:value-type="float" office:value="153.084" calcext:value-type="float">
            <text:p>153,084</text:p>
          </table:table-cell>
          <table:table-cell office:value-type="float" office:value="663.939313" calcext:value-type="float">
            <text:p>663,939313</text:p>
          </table:table-cell>
          <table:table-cell office:value-type="float" office:value="0.055186" calcext:value-type="float">
            <text:p>0,055186</text:p>
          </table:table-cell>
          <table:table-cell office:value-type="float" office:value="-0.085997" calcext:value-type="float">
            <text:p>-0,085997</text:p>
          </table:table-cell>
          <table:table-cell office:value-type="float" office:value="0.007517" calcext:value-type="float">
            <text:p>0,007517</text:p>
          </table:table-cell>
        </table:table-row>
        <table:table-row table:style-name="ro1">
          <table:table-cell office:value-type="string" calcext:value-type="string">
            <text:p>10 Mar 2017 06:12:00.000</text:p>
          </table:table-cell>
          <table:table-cell office:value-type="float" office:value="74.456" calcext:value-type="float">
            <text:p>74,456</text:p>
          </table:table-cell>
          <table:table-cell office:value-type="float" office:value="146.931" calcext:value-type="float">
            <text:p>146,931</text:p>
          </table:table-cell>
          <table:table-cell office:value-type="float" office:value="664.344211" calcext:value-type="float">
            <text:p>664,344211</text:p>
          </table:table-cell>
          <table:table-cell office:value-type="float" office:value="0.052311" calcext:value-type="float">
            <text:p>0,052311</text:p>
          </table:table-cell>
          <table:table-cell office:value-type="float" office:value="-0.122189" calcext:value-type="float">
            <text:p>-0,122189</text:p>
          </table:table-cell>
          <table:table-cell office:value-type="float" office:value="0.005957" calcext:value-type="float">
            <text:p>0,005957</text:p>
          </table:table-cell>
        </table:table-row>
        <table:table-row table:style-name="ro1">
          <table:table-cell office:value-type="string" calcext:value-type="string">
            <text:p>10 Mar 2017 06:13:00.000</text:p>
          </table:table-cell>
          <table:table-cell office:value-type="float" office:value="77.454" calcext:value-type="float">
            <text:p>77,454</text:p>
          </table:table-cell>
          <table:table-cell office:value-type="float" office:value="137.918" calcext:value-type="float">
            <text:p>137,918</text:p>
          </table:table-cell>
          <table:table-cell office:value-type="float" office:value="664.651433" calcext:value-type="float">
            <text:p>664,651433</text:p>
          </table:table-cell>
          <table:table-cell office:value-type="float" office:value="0.047046" calcext:value-type="float">
            <text:p>0,047046</text:p>
          </table:table-cell>
          <table:table-cell office:value-type="float" office:value="-0.183722" calcext:value-type="float">
            <text:p>-0,183722</text:p>
          </table:table-cell>
          <table:table-cell office:value-type="float" office:value="0.004266" calcext:value-type="float">
            <text:p>0,004266</text:p>
          </table:table-cell>
        </table:table-row>
        <table:table-row table:style-name="ro1">
          <table:table-cell office:value-type="string" calcext:value-type="string">
            <text:p>10 Mar 2017 06:14:00.000</text:p>
          </table:table-cell>
          <table:table-cell office:value-type="float" office:value="80.003" calcext:value-type="float">
            <text:p>80,003</text:p>
          </table:table-cell>
          <table:table-cell office:value-type="float" office:value="124.07" calcext:value-type="float">
            <text:p>124,07</text:p>
          </table:table-cell>
          <table:table-cell office:value-type="float" office:value="664.854191" calcext:value-type="float">
            <text:p>664,854191</text:p>
          </table:table-cell>
          <table:table-cell office:value-type="float" office:value="0.036769" calcext:value-type="float">
            <text:p>0,036769</text:p>
          </table:table-cell>
          <table:table-cell office:value-type="float" office:value="-0.285266" calcext:value-type="float">
            <text:p>-0,285266</text:p>
          </table:table-cell>
          <table:table-cell office:value-type="float" office:value="0.00248" calcext:value-type="float">
            <text:p>0,00248</text:p>
          </table:table-cell>
        </table:table-row>
        <table:table-row table:style-name="ro1">
          <table:table-cell office:value-type="string" calcext:value-type="string">
            <text:p>10 Mar 2017 06:15:00.000</text:p>
          </table:table-cell>
          <table:table-cell office:value-type="float" office:value="81.682" calcext:value-type="float">
            <text:p>81,682</text:p>
          </table:table-cell>
          <table:table-cell office:value-type="float" office:value="103.151" calcext:value-type="float">
            <text:p>103,151</text:p>
          </table:table-cell>
          <table:table-cell office:value-type="float" office:value="664.947824" calcext:value-type="float">
            <text:p>664,947824</text:p>
          </table:table-cell>
          <table:table-cell office:value-type="float" office:value="0.017437" calcext:value-type="float">
            <text:p>0,017437</text:p>
          </table:table-cell>
          <table:table-cell office:value-type="float" office:value="-0.408919" calcext:value-type="float">
            <text:p>-0,408919</text:p>
          </table:table-cell>
          <table:table-cell office:value-type="float" office:value="0.000635" calcext:value-type="float">
            <text:p>0,000635</text:p>
          </table:table-cell>
        </table:table-row>
        <table:table-row table:style-name="ro1">
          <table:table-cell office:value-type="string" calcext:value-type="string">
            <text:p>10 Mar 2017 06:16:00.000</text:p>
          </table:table-cell>
          <table:table-cell office:value-type="float" office:value="81.929" calcext:value-type="float">
            <text:p>81,929</text:p>
          </table:table-cell>
          <table:table-cell office:value-type="float" office:value="77.023" calcext:value-type="float">
            <text:p>77,023</text:p>
          </table:table-cell>
          <table:table-cell office:value-type="float" office:value="664.929881" calcext:value-type="float">
            <text:p>664,929881</text:p>
          </table:table-cell>
          <table:table-cell office:value-type="float" office:value="-0.009599" calcext:value-type="float">
            <text:p>-0,009599</text:p>
          </table:table-cell>
          <table:table-cell office:value-type="float" office:value="-0.433932" calcext:value-type="float">
            <text:p>-0,433932</text:p>
          </table:table-cell>
          <table:table-cell office:value-type="float" office:value="-0.001233" calcext:value-type="float">
            <text:p>-0,001233</text:p>
          </table:table-cell>
        </table:table-row>
        <table:table-row table:style-name="ro1">
          <table:table-cell office:value-type="string" calcext:value-type="string">
            <text:p>10 Mar 2017 06:17:00.000</text:p>
          </table:table-cell>
          <table:table-cell office:value-type="float" office:value="80.631" calcext:value-type="float">
            <text:p>80,631</text:p>
          </table:table-cell>
          <table:table-cell office:value-type="float" office:value="53.951" calcext:value-type="float">
            <text:p>53,951</text:p>
          </table:table-cell>
          <table:table-cell office:value-type="float" office:value="664.80016" calcext:value-type="float">
            <text:p>664,80016</text:p>
          </table:table-cell>
          <table:table-cell office:value-type="float" office:value="-0.032021" calcext:value-type="float">
            <text:p>-0,032021</text:p>
          </table:table-cell>
          <table:table-cell office:value-type="float" office:value="-0.323815" calcext:value-type="float">
            <text:p>-0,323815</text:p>
          </table:table-cell>
          <table:table-cell office:value-type="float" office:value="-0.003085" calcext:value-type="float">
            <text:p>-0,003085</text:p>
          </table:table-cell>
        </table:table-row>
        <table:table-row table:style-name="ro1">
          <table:table-cell office:value-type="string" calcext:value-type="string">
            <text:p>10 Mar 2017 06:18:00.000</text:p>
          </table:table-cell>
          <table:table-cell office:value-type="float" office:value="78.289" calcext:value-type="float">
            <text:p>78,289</text:p>
          </table:table-cell>
          <table:table-cell office:value-type="float" office:value="38.137" calcext:value-type="float">
            <text:p>38,137</text:p>
          </table:table-cell>
          <table:table-cell office:value-type="float" office:value="664.560714" calcext:value-type="float">
            <text:p>664,560714</text:p>
          </table:table-cell>
          <table:table-cell office:value-type="float" office:value="-0.044631" calcext:value-type="float">
            <text:p>-0,044631</text:p>
          </table:table-cell>
          <table:table-cell office:value-type="float" office:value="-0.209836" calcext:value-type="float">
            <text:p>-0,209836</text:p>
          </table:table-cell>
          <table:table-cell office:value-type="float" office:value="-0.004885" calcext:value-type="float">
            <text:p>-0,004885</text:p>
          </table:table-cell>
        </table:table-row>
        <table:table-row table:style-name="ro1">
          <table:table-cell office:value-type="string" calcext:value-type="string">
            <text:p>10 Mar 2017 06:19:00.000</text:p>
          </table:table-cell>
          <table:table-cell office:value-type="float" office:value="75.398" calcext:value-type="float">
            <text:p>75,398</text:p>
          </table:table-cell>
          <table:table-cell office:value-type="float" office:value="27.907" calcext:value-type="float">
            <text:p>27,907</text:p>
          </table:table-cell>
          <table:table-cell office:value-type="float" office:value="664.21582" calcext:value-type="float">
            <text:p>664,21582</text:p>
          </table:table-cell>
          <table:table-cell office:value-type="float" office:value="-0.051053" calcext:value-type="float">
            <text:p>-0,051053</text:p>
          </table:table-cell>
          <table:table-cell office:value-type="float" office:value="-0.137511" calcext:value-type="float">
            <text:p>-0,137511</text:p>
          </table:table-cell>
          <table:table-cell office:value-type="float" office:value="-0.006595" calcext:value-type="float">
            <text:p>-0,006595</text:p>
          </table:table-cell>
        </table:table-row>
        <table:table-row table:style-name="ro1">
          <table:table-cell office:value-type="string" calcext:value-type="string">
            <text:p>10 Mar 2017 06:20:00.000</text:p>
          </table:table-cell>
          <table:table-cell office:value-type="float" office:value="72.222" calcext:value-type="float">
            <text:p>72,222</text:p>
          </table:table-cell>
          <table:table-cell office:value-type="float" office:value="21.04" calcext:value-type="float">
            <text:p>21,04</text:p>
          </table:table-cell>
          <table:table-cell office:value-type="float" office:value="663.771909" calcext:value-type="float">
            <text:p>663,771909</text:p>
          </table:table-cell>
          <table:table-cell office:value-type="float" office:value="-0.05448" calcext:value-type="float">
            <text:p>-0,05448</text:p>
          </table:table-cell>
          <table:table-cell office:value-type="float" office:value="-0.095105" calcext:value-type="float">
            <text:p>-0,095105</text:p>
          </table:table-cell>
          <table:table-cell office:value-type="float" office:value="-0.00818" calcext:value-type="float">
            <text:p>-0,00818</text:p>
          </table:table-cell>
        </table:table-row>
        <table:table-row table:style-name="ro1">
          <table:table-cell office:value-type="string" calcext:value-type="string">
            <text:p>10 Mar 2017 06:21:00.000</text:p>
          </table:table-cell>
          <table:table-cell office:value-type="float" office:value="68.888" calcext:value-type="float">
            <text:p>68,888</text:p>
          </table:table-cell>
          <table:table-cell office:value-type="float" office:value="16.161" calcext:value-type="float">
            <text:p>16,161</text:p>
          </table:table-cell>
          <table:table-cell office:value-type="float" office:value="663.237464" calcext:value-type="float">
            <text:p>663,237464</text:p>
          </table:table-cell>
          <table:table-cell office:value-type="float" office:value="-0.05646" calcext:value-type="float">
            <text:p>-0,05646</text:p>
          </table:table-cell>
          <table:table-cell office:value-type="float" office:value="-0.069545" calcext:value-type="float">
            <text:p>-0,069545</text:p>
          </table:table-cell>
          <table:table-cell office:value-type="float" office:value="-0.009607" calcext:value-type="float">
            <text:p>-0,009607</text:p>
          </table:table-cell>
        </table:table-row>
        <table:table-row table:style-name="ro1">
          <table:table-cell office:value-type="string" calcext:value-type="string">
            <text:p>10 Mar 2017 06:22:00.000</text:p>
          </table:table-cell>
          <table:table-cell office:value-type="float" office:value="65.461" calcext:value-type="float">
            <text:p>65,461</text:p>
          </table:table-cell>
          <table:table-cell office:value-type="float" office:value="12.509" calcext:value-type="float">
            <text:p>12,509</text:p>
          </table:table-cell>
          <table:table-cell office:value-type="float" office:value="662.622881" calcext:value-type="float">
            <text:p>662,622881</text:p>
          </table:table-cell>
          <table:table-cell office:value-type="float" office:value="-0.057693" calcext:value-type="float">
            <text:p>-0,057693</text:p>
          </table:table-cell>
          <table:table-cell office:value-type="float" office:value="-0.053366" calcext:value-type="float">
            <text:p>-0,053366</text:p>
          </table:table-cell>
          <table:table-cell office:value-type="float" office:value="-0.010846" calcext:value-type="float">
            <text:p>-0,010846</text:p>
          </table:table-cell>
        </table:table-row>
        <table:table-row table:style-name="ro1">
          <table:table-cell office:value-type="string" calcext:value-type="string">
            <text:p>10 Mar 2017 06:23:00.000</text:p>
          </table:table-cell>
          <table:table-cell office:value-type="float" office:value="61.973" calcext:value-type="float">
            <text:p>61,973</text:p>
          </table:table-cell>
          <table:table-cell office:value-type="float" office:value="9.65" calcext:value-type="float">
            <text:p>9,65</text:p>
          </table:table-cell>
          <table:table-cell office:value-type="float" office:value="661.940297" calcext:value-type="float">
            <text:p>661,940297</text:p>
          </table:table-cell>
          <table:table-cell office:value-type="float" office:value="-0.058512" calcext:value-type="float">
            <text:p>-0,058512</text:p>
          </table:table-cell>
          <table:table-cell office:value-type="float" office:value="-0.042623" calcext:value-type="float">
            <text:p>-0,042623</text:p>
          </table:table-cell>
          <table:table-cell office:value-type="float" office:value="-0.01187" calcext:value-type="float">
            <text:p>-0,01187</text:p>
          </table:table-cell>
        </table:table-row>
        <table:table-row table:style-name="ro1">
          <table:table-cell office:value-type="string" calcext:value-type="string">
            <text:p>10 Mar 2017 06:24:00.000</text:p>
          </table:table-cell>
          <table:table-cell office:value-type="float" office:value="58.445" calcext:value-type="float">
            <text:p>58,445</text:p>
          </table:table-cell>
          <table:table-cell office:value-type="float" office:value="7.329" calcext:value-type="float">
            <text:p>7,329</text:p>
          </table:table-cell>
          <table:table-cell office:value-type="float" office:value="661.203391" calcext:value-type="float">
            <text:p>661,203391</text:p>
          </table:table-cell>
          <table:table-cell office:value-type="float" office:value="-0.059086" calcext:value-type="float">
            <text:p>-0,059086</text:p>
          </table:table-cell>
          <table:table-cell office:value-type="float" office:value="-0.035188" calcext:value-type="float">
            <text:p>-0,035188</text:p>
          </table:table-cell>
          <table:table-cell office:value-type="float" office:value="-0.012653" calcext:value-type="float">
            <text:p>-0,012653</text:p>
          </table:table-cell>
        </table:table-row>
        <table:table-row table:style-name="ro1">
          <table:table-cell office:value-type="string" calcext:value-type="string">
            <text:p>10 Mar 2017 06:25:00.000</text:p>
          </table:table-cell>
          <table:table-cell office:value-type="float" office:value="54.886" calcext:value-type="float">
            <text:p>54,886</text:p>
          </table:table-cell>
          <table:table-cell office:value-type="float" office:value="5.385" calcext:value-type="float">
            <text:p>5,385</text:p>
          </table:table-cell>
          <table:table-cell office:value-type="float" office:value="660.427154" calcext:value-type="float">
            <text:p>660,427154</text:p>
          </table:table-cell>
          <table:table-cell office:value-type="float" office:value="-0.059507" calcext:value-type="float">
            <text:p>-0,059507</text:p>
          </table:table-cell>
          <table:table-cell office:value-type="float" office:value="-0.029861" calcext:value-type="float">
            <text:p>-0,029861</text:p>
          </table:table-cell>
          <table:table-cell office:value-type="float" office:value="-0.013177" calcext:value-type="float">
            <text:p>-0,013177</text:p>
          </table:table-cell>
        </table:table-row>
        <table:table-row table:style-name="ro1">
          <table:table-cell office:value-type="string" calcext:value-type="string">
            <text:p>10 Mar 2017 06:26:00.000</text:p>
          </table:table-cell>
          <table:table-cell office:value-type="float" office:value="51.306" calcext:value-type="float">
            <text:p>51,306</text:p>
          </table:table-cell>
          <table:table-cell office:value-type="float" office:value="3.717" calcext:value-type="float">
            <text:p>3,717</text:p>
          </table:table-cell>
          <table:table-cell office:value-type="float" office:value="659.627636" calcext:value-type="float">
            <text:p>659,627636</text:p>
          </table:table-cell>
          <table:table-cell office:value-type="float" office:value="-0.059828" calcext:value-type="float">
            <text:p>-0,059828</text:p>
          </table:table-cell>
          <table:table-cell office:value-type="float" office:value="-0.025933" calcext:value-type="float">
            <text:p>-0,025933</text:p>
          </table:table-cell>
          <table:table-cell office:value-type="float" office:value="-0.013426" calcext:value-type="float">
            <text:p>-0,013426</text:p>
          </table:table-cell>
        </table:table-row>
        <table:table-row table:style-name="ro1">
          <table:table-cell office:value-type="string" calcext:value-type="string">
            <text:p>10 Mar 2017 06:27:00.000</text:p>
          </table:table-cell>
          <table:table-cell office:value-type="float" office:value="47.708" calcext:value-type="float">
            <text:p>47,708</text:p>
          </table:table-cell>
          <table:table-cell office:value-type="float" office:value="2.254" calcext:value-type="float">
            <text:p>2,254</text:p>
          </table:table-cell>
          <table:table-cell office:value-type="float" office:value="658.821676" calcext:value-type="float">
            <text:p>658,821676</text:p>
          </table:table-cell>
          <table:table-cell office:value-type="float" office:value="-0.060081" calcext:value-type="float">
            <text:p>-0,060081</text:p>
          </table:table-cell>
          <table:table-cell office:value-type="float" office:value="-0.022967" calcext:value-type="float">
            <text:p>-0,022967</text:p>
          </table:table-cell>
          <table:table-cell office:value-type="float" office:value="-0.01339" calcext:value-type="float">
            <text:p>-0,01339</text:p>
          </table:table-cell>
        </table:table-row>
        <table:table-row table:style-name="ro1">
          <table:table-cell office:value-type="string" calcext:value-type="string">
            <text:p>10 Mar 2017 06:28:00.000</text:p>
          </table:table-cell>
          <table:table-cell office:value-type="float" office:value="44.097" calcext:value-type="float">
            <text:p>44,097</text:p>
          </table:table-cell>
          <table:table-cell office:value-type="float" office:value="0.948" calcext:value-type="float">
            <text:p>0,948</text:p>
          </table:table-cell>
          <table:table-cell office:value-type="float" office:value="658.026605" calcext:value-type="float">
            <text:p>658,026605</text:p>
          </table:table-cell>
          <table:table-cell office:value-type="float" office:value="-0.060285" calcext:value-type="float">
            <text:p>-0,060285</text:p>
          </table:table-cell>
          <table:table-cell office:value-type="float" office:value="-0.020684" calcext:value-type="float">
            <text:p>-0,020684</text:p>
          </table:table-cell>
          <table:table-cell office:value-type="float" office:value="-0.013062" calcext:value-type="float">
            <text:p>-0,013062</text:p>
          </table:table-cell>
        </table:table-row>
        <table:table-row table:style-name="ro1">
          <table:table-cell office:value-type="string" calcext:value-type="string">
            <text:p>10 Mar 2017 06:29:00.000</text:p>
          </table:table-cell>
          <table:table-cell office:value-type="float" office:value="40.475" calcext:value-type="float">
            <text:p>40,475</text:p>
          </table:table-cell>
          <table:table-cell office:value-type="float" office:value="-0.238" calcext:value-type="float">
            <text:p>-0,238</text:p>
          </table:table-cell>
          <table:table-cell office:value-type="float" office:value="657.259955" calcext:value-type="float">
            <text:p>657,259955</text:p>
          </table:table-cell>
          <table:table-cell office:value-type="float" office:value="-0.060453" calcext:value-type="float">
            <text:p>-0,060453</text:p>
          </table:table-cell>
          <table:table-cell office:value-type="float" office:value="-0.018898" calcext:value-type="float">
            <text:p>-0,018898</text:p>
          </table:table-cell>
          <table:table-cell office:value-type="float" office:value="-0.012441" calcext:value-type="float">
            <text:p>-0,012441</text:p>
          </table:table-cell>
        </table:table-row>
        <table:table-row table:style-name="ro1">
          <table:table-cell office:value-type="string" calcext:value-type="string">
            <text:p>10 Mar 2017 06:30:00.000</text:p>
          </table:table-cell>
          <table:table-cell office:value-type="float" office:value="36.843" calcext:value-type="float">
            <text:p>36,843</text:p>
          </table:table-cell>
          <table:table-cell office:value-type="float" office:value="-1.327" calcext:value-type="float">
            <text:p>-1,327</text:p>
          </table:table-cell>
          <table:table-cell office:value-type="float" office:value="656.539141" calcext:value-type="float">
            <text:p>656,539141</text:p>
          </table:table-cell>
          <table:table-cell office:value-type="float" office:value="-0.060594" calcext:value-type="float">
            <text:p>-0,060594</text:p>
          </table:table-cell>
          <table:table-cell office:value-type="float" office:value="-0.017486" calcext:value-type="float">
            <text:p>-0,017486</text:p>
          </table:table-cell>
          <table:table-cell office:value-type="float" office:value="-0.011534" calcext:value-type="float">
            <text:p>-0,011534</text:p>
          </table:table-cell>
        </table:table-row>
        <table:table-row table:style-name="ro1">
          <table:table-cell office:value-type="string" calcext:value-type="string">
            <text:p>10 Mar 2017 06:31:00.000</text:p>
          </table:table-cell>
          <table:table-cell office:value-type="float" office:value="33.204" calcext:value-type="float">
            <text:p>33,204</text:p>
          </table:table-cell>
          <table:table-cell office:value-type="float" office:value="-2.342" calcext:value-type="float">
            <text:p>-2,342</text:p>
          </table:table-cell>
          <table:table-cell office:value-type="float" office:value="655.881157" calcext:value-type="float">
            <text:p>655,881157</text:p>
          </table:table-cell>
          <table:table-cell office:value-type="float" office:value="-0.060712" calcext:value-type="float">
            <text:p>-0,060712</text:p>
          </table:table-cell>
          <table:table-cell office:value-type="float" office:value="-0.016358" calcext:value-type="float">
            <text:p>-0,016358</text:p>
          </table:table-cell>
          <table:table-cell office:value-type="float" office:value="-0.010348" calcext:value-type="float">
            <text:p>-0,010348</text:p>
          </table:table-cell>
        </table:table-row>
        <table:table-row table:style-name="ro1">
          <table:table-cell office:value-type="string" calcext:value-type="string">
            <text:p>10 Mar 2017 06:32:00.000</text:p>
          </table:table-cell>
          <table:table-cell office:value-type="float" office:value="29.558" calcext:value-type="float">
            <text:p>29,558</text:p>
          </table:table-cell>
          <table:table-cell office:value-type="float" office:value="-3.295" calcext:value-type="float">
            <text:p>-3,295</text:p>
          </table:table-cell>
          <table:table-cell office:value-type="float" office:value="655.302266" calcext:value-type="float">
            <text:p>655,302266</text:p>
          </table:table-cell>
          <table:table-cell office:value-type="float" office:value="-0.060811" calcext:value-type="float">
            <text:p>-0,060811</text:p>
          </table:table-cell>
          <table:table-cell office:value-type="float" office:value="-0.015454" calcext:value-type="float">
            <text:p>-0,015454</text:p>
          </table:table-cell>
          <table:table-cell office:value-type="float" office:value="-0.008899" calcext:value-type="float">
            <text:p>-0,008899</text:p>
          </table:table-cell>
        </table:table-row>
        <table:table-row table:style-name="ro1">
          <table:table-cell office:value-type="string" calcext:value-type="string">
            <text:p>10 Mar 2017 06:33:00.000</text:p>
          </table:table-cell>
          <table:table-cell office:value-type="float" office:value="25.907" calcext:value-type="float">
            <text:p>25,907</text:p>
          </table:table-cell>
          <table:table-cell office:value-type="float" office:value="-4.2" calcext:value-type="float">
            <text:p>-4,2</text:p>
          </table:table-cell>
          <table:table-cell office:value-type="float" office:value="654.817708" calcext:value-type="float">
            <text:p>654,817708</text:p>
          </table:table-cell>
          <table:table-cell office:value-type="float" office:value="-0.060895" calcext:value-type="float">
            <text:p>-0,060895</text:p>
          </table:table-cell>
          <table:table-cell office:value-type="float" office:value="-0.014728" calcext:value-type="float">
            <text:p>-0,014728</text:p>
          </table:table-cell>
          <table:table-cell office:value-type="float" office:value="-0.007206" calcext:value-type="float">
            <text:p>-0,007206</text:p>
          </table:table-cell>
        </table:table-row>
        <table:table-row table:style-name="ro1">
          <table:table-cell office:value-type="string" calcext:value-type="string">
            <text:p>10 Mar 2017 06:34:00.000</text:p>
          </table:table-cell>
          <table:table-cell office:value-type="float" office:value="22.251" calcext:value-type="float">
            <text:p>22,251</text:p>
          </table:table-cell>
          <table:table-cell office:value-type="float" office:value="-5.065" calcext:value-type="float">
            <text:p>-5,065</text:p>
          </table:table-cell>
          <table:table-cell office:value-type="float" office:value="654.441409" calcext:value-type="float">
            <text:p>654,441409</text:p>
          </table:table-cell>
          <table:table-cell office:value-type="float" office:value="-0.060964" calcext:value-type="float">
            <text:p>-0,060964</text:p>
          </table:table-cell>
          <table:table-cell office:value-type="float" office:value="-0.014147" calcext:value-type="float">
            <text:p>-0,014147</text:p>
          </table:table-cell>
          <table:table-cell office:value-type="float" office:value="-0.005294" calcext:value-type="float">
            <text:p>-0,005294</text:p>
          </table:table-cell>
        </table:table-row>
        <table:table-row table:style-name="ro1">
          <table:table-cell office:value-type="string" calcext:value-type="string">
            <text:p>10 Mar 2017 06:35:00.000</text:p>
          </table:table-cell>
          <table:table-cell office:value-type="float" office:value="18.592" calcext:value-type="float">
            <text:p>18,592</text:p>
          </table:table-cell>
          <table:table-cell office:value-type="float" office:value="-5.9" calcext:value-type="float">
            <text:p>-5,9</text:p>
          </table:table-cell>
          <table:table-cell office:value-type="float" office:value="654.185725" calcext:value-type="float">
            <text:p>654,185725</text:p>
          </table:table-cell>
          <table:table-cell office:value-type="float" office:value="-0.06102" calcext:value-type="float">
            <text:p>-0,06102</text:p>
          </table:table-cell>
          <table:table-cell office:value-type="float" office:value="-0.013687" calcext:value-type="float">
            <text:p>-0,013687</text:p>
          </table:table-cell>
          <table:table-cell office:value-type="float" office:value="-0.00319" calcext:value-type="float">
            <text:p>-0,00319</text:p>
          </table:table-cell>
        </table:table-row>
        <table:table-row table:style-name="ro1">
          <table:table-cell office:value-type="string" calcext:value-type="string">
            <text:p>10 Mar 2017 06:36:00.000</text:p>
          </table:table-cell>
          <table:table-cell office:value-type="float" office:value="14.929" calcext:value-type="float">
            <text:p>14,929</text:p>
          </table:table-cell>
          <table:table-cell office:value-type="float" office:value="-6.71" calcext:value-type="float">
            <text:p>-6,71</text:p>
          </table:table-cell>
          <table:table-cell office:value-type="float" office:value="654.061202" calcext:value-type="float">
            <text:p>654,061202</text:p>
          </table:table-cell>
          <table:table-cell office:value-type="float" office:value="-0.061063" calcext:value-type="float">
            <text:p>-0,061063</text:p>
          </table:table-cell>
          <table:table-cell office:value-type="float" office:value="-0.01333" calcext:value-type="float">
            <text:p>-0,01333</text:p>
          </table:table-cell>
          <table:table-cell office:value-type="float" office:value="-0.000927" calcext:value-type="float">
            <text:p>-0,000927</text:p>
          </table:table-cell>
        </table:table-row>
        <table:table-row table:style-name="ro1">
          <table:table-cell office:value-type="string" calcext:value-type="string">
            <text:p>10 Mar 2017 06:37:00.000</text:p>
          </table:table-cell>
          <table:table-cell office:value-type="float" office:value="11.264" calcext:value-type="float">
            <text:p>11,264</text:p>
          </table:table-cell>
          <table:table-cell office:value-type="float" office:value="-7.501" calcext:value-type="float">
            <text:p>-7,501</text:p>
          </table:table-cell>
          <table:table-cell office:value-type="float" office:value="654.076365" calcext:value-type="float">
            <text:p>654,076365</text:p>
          </table:table-cell>
          <table:table-cell office:value-type="float" office:value="-0.061094" calcext:value-type="float">
            <text:p>-0,061094</text:p>
          </table:table-cell>
          <table:table-cell office:value-type="float" office:value="-0.013063" calcext:value-type="float">
            <text:p>-0,013063</text:p>
          </table:table-cell>
          <table:table-cell office:value-type="float" office:value="0.001461" calcext:value-type="float">
            <text:p>0,001461</text:p>
          </table:table-cell>
        </table:table-row>
        <table:table-row table:style-name="ro1">
          <table:table-cell office:value-type="string" calcext:value-type="string">
            <text:p>10 Mar 2017 06:38:00.000</text:p>
          </table:table-cell>
          <table:table-cell office:value-type="float" office:value="7.598" calcext:value-type="float">
            <text:p>7,598</text:p>
          </table:table-cell>
          <table:table-cell office:value-type="float" office:value="-8.279" calcext:value-type="float">
            <text:p>-8,279</text:p>
          </table:table-cell>
          <table:table-cell office:value-type="float" office:value="654.237548" calcext:value-type="float">
            <text:p>654,237548</text:p>
          </table:table-cell>
          <table:table-cell office:value-type="float" office:value="-0.061114" calcext:value-type="float">
            <text:p>-0,061114</text:p>
          </table:table-cell>
          <table:table-cell office:value-type="float" office:value="-0.012876" calcext:value-type="float">
            <text:p>-0,012876</text:p>
          </table:table-cell>
          <table:table-cell office:value-type="float" office:value="0.003934" calcext:value-type="float">
            <text:p>0,003934</text:p>
          </table:table-cell>
        </table:table-row>
        <table:table-row table:style-name="ro1">
          <table:table-cell office:value-type="string" calcext:value-type="string">
            <text:p>10 Mar 2017 06:39:00.000</text:p>
          </table:table-cell>
          <table:table-cell office:value-type="float" office:value="3.931" calcext:value-type="float">
            <text:p>3,931</text:p>
          </table:table-cell>
          <table:table-cell office:value-type="float" office:value="-9.048" calcext:value-type="float">
            <text:p>-9,048</text:p>
          </table:table-cell>
          <table:table-cell office:value-type="float" office:value="654.548754" calcext:value-type="float">
            <text:p>654,548754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65" calcext:value-type="float">
            <text:p>-0,012765</text:p>
          </table:table-cell>
          <table:table-cell office:value-type="float" office:value="0.006454" calcext:value-type="float">
            <text:p>0,006454</text:p>
          </table:table-cell>
        </table:table-row>
        <table:table-row table:style-name="ro1">
          <table:table-cell office:value-type="string" calcext:value-type="string">
            <text:p>10 Mar 2017 06:40:00.000</text:p>
          </table:table-cell>
          <table:table-cell office:value-type="float" office:value="0.264" calcext:value-type="float">
            <text:p>0,264</text:p>
          </table:table-cell>
          <table:table-cell office:value-type="float" office:value="-9.812" calcext:value-type="float">
            <text:p>-9,812</text:p>
          </table:table-cell>
          <table:table-cell office:value-type="float" office:value="655.011556" calcext:value-type="float">
            <text:p>655,011556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0.00898" calcext:value-type="float">
            <text:p>0,00898</text:p>
          </table:table-cell>
        </table:table-row>
        <table:table-row table:style-name="ro1">
          <table:table-cell office:value-type="string" calcext:value-type="string">
            <text:p>10 Mar 2017 06:41:00.000</text:p>
          </table:table-cell>
          <table:table-cell office:value-type="float" office:value="-3.403" calcext:value-type="float">
            <text:p>-3,403</text:p>
          </table:table-cell>
          <table:table-cell office:value-type="float" office:value="-10.576" calcext:value-type="float">
            <text:p>-10,576</text:p>
          </table:table-cell>
          <table:table-cell office:value-type="float" office:value="655.625048" calcext:value-type="float">
            <text:p>655,625048</text:p>
          </table:table-cell>
          <table:table-cell office:value-type="float" office:value="-0.061104" calcext:value-type="float">
            <text:p>-0,061104</text:p>
          </table:table-cell>
          <table:table-cell office:value-type="float" office:value="-0.012752" calcext:value-type="float">
            <text:p>-0,012752</text:p>
          </table:table-cell>
          <table:table-cell office:value-type="float" office:value="0.011469" calcext:value-type="float">
            <text:p>0,011469</text:p>
          </table:table-cell>
        </table:table-row>
        <table:table-row table:style-name="ro1">
          <table:table-cell office:value-type="string" calcext:value-type="string">
            <text:p>10 Mar 2017 06:42:00.000</text:p>
          </table:table-cell>
          <table:table-cell office:value-type="float" office:value="-7.069" calcext:value-type="float">
            <text:p>-7,069</text:p>
          </table:table-cell>
          <table:table-cell office:value-type="float" office:value="-11.344" calcext:value-type="float">
            <text:p>-11,344</text:p>
          </table:table-cell>
          <table:table-cell office:value-type="float" office:value="656.385828" calcext:value-type="float">
            <text:p>656,385828</text:p>
          </table:table-cell>
          <table:table-cell office:value-type="float" office:value="-0.061079" calcext:value-type="float">
            <text:p>-0,061079</text:p>
          </table:table-cell>
          <table:table-cell office:value-type="float" office:value="-0.012851" calcext:value-type="float">
            <text:p>-0,012851</text:p>
          </table:table-cell>
          <table:table-cell office:value-type="float" office:value="0.013881" calcext:value-type="float">
            <text:p>0,013881</text:p>
          </table:table-cell>
        </table:table-row>
        <table:table-row table:style-name="ro1">
          <table:table-cell office:value-type="string" calcext:value-type="string">
            <text:p>10 Mar 2017 06:43:00.000</text:p>
          </table:table-cell>
          <table:table-cell office:value-type="float" office:value="-10.732" calcext:value-type="float">
            <text:p>-10,732</text:p>
          </table:table-cell>
          <table:table-cell office:value-type="float" office:value="-12.119" calcext:value-type="float">
            <text:p>-12,119</text:p>
          </table:table-cell>
          <table:table-cell office:value-type="float" office:value="657.288033" calcext:value-type="float">
            <text:p>657,288033</text:p>
          </table:table-cell>
          <table:table-cell office:value-type="float" office:value="-0.061042" calcext:value-type="float">
            <text:p>-0,061042</text:p>
          </table:table-cell>
          <table:table-cell office:value-type="float" office:value="-0.013023" calcext:value-type="float">
            <text:p>-0,013023</text:p>
          </table:table-cell>
          <table:table-cell office:value-type="float" office:value="0.016176" calcext:value-type="float">
            <text:p>0,016176</text:p>
          </table:table-cell>
        </table:table-row>
        <table:table-row table:style-name="ro1">
          <table:table-cell office:value-type="string" calcext:value-type="string">
            <text:p>10 Mar 2017 06:44:00.000</text:p>
          </table:table-cell>
          <table:table-cell office:value-type="float" office:value="-14.394" calcext:value-type="float">
            <text:p>-14,394</text:p>
          </table:table-cell>
          <table:table-cell office:value-type="float" office:value="-12.908" calcext:value-type="float">
            <text:p>-12,908</text:p>
          </table:table-cell>
          <table:table-cell office:value-type="float" office:value="658.323416" calcext:value-type="float">
            <text:p>658,323416</text:p>
          </table:table-cell>
          <table:table-cell office:value-type="float" office:value="-0.060994" calcext:value-type="float">
            <text:p>-0,060994</text:p>
          </table:table-cell>
          <table:table-cell office:value-type="float" office:value="-0.013274" calcext:value-type="float">
            <text:p>-0,013274</text:p>
          </table:table-cell>
          <table:table-cell office:value-type="float" office:value="0.018313" calcext:value-type="float">
            <text:p>0,018313</text:p>
          </table:table-cell>
        </table:table-row>
        <table:table-row table:style-name="ro1">
          <table:table-cell office:value-type="string" calcext:value-type="string">
            <text:p>10 Mar 2017 06:45:00.000</text:p>
          </table:table-cell>
          <table:table-cell office:value-type="float" office:value="-18.052" calcext:value-type="float">
            <text:p>-18,052</text:p>
          </table:table-cell>
          <table:table-cell office:value-type="float" office:value="-13.714" calcext:value-type="float">
            <text:p>-13,714</text:p>
          </table:table-cell>
          <table:table-cell office:value-type="float" office:value="659.481459" calcext:value-type="float">
            <text:p>659,481459</text:p>
          </table:table-cell>
          <table:table-cell office:value-type="float" office:value="-0.060934" calcext:value-type="float">
            <text:p>-0,060934</text:p>
          </table:table-cell>
          <table:table-cell office:value-type="float" office:value="-0.013613" calcext:value-type="float">
            <text:p>-0,013613</text:p>
          </table:table-cell>
          <table:table-cell office:value-type="float" office:value="0.020256" calcext:value-type="float">
            <text:p>0,020256</text:p>
          </table:table-cell>
        </table:table-row>
        <table:table-row table:style-name="ro1">
          <table:table-cell office:value-type="string" calcext:value-type="string">
            <text:p>10 Mar 2017 06:46:00.000</text:p>
          </table:table-cell>
          <table:table-cell office:value-type="float" office:value="-21.705" calcext:value-type="float">
            <text:p>-21,705</text:p>
          </table:table-cell>
          <table:table-cell office:value-type="float" office:value="-14.543" calcext:value-type="float">
            <text:p>-14,543</text:p>
          </table:table-cell>
          <table:table-cell office:value-type="float" office:value="660.749533" calcext:value-type="float">
            <text:p>660,749533</text:p>
          </table:table-cell>
          <table:table-cell office:value-type="float" office:value="-0.060862" calcext:value-type="float">
            <text:p>-0,060862</text:p>
          </table:table-cell>
          <table:table-cell office:value-type="float" office:value="-0.014053" calcext:value-type="float">
            <text:p>-0,014053</text:p>
          </table:table-cell>
          <table:table-cell office:value-type="float" office:value="0.021973" calcext:value-type="float">
            <text:p>0,021973</text:p>
          </table:table-cell>
        </table:table-row>
        <table:table-row table:style-name="ro1">
          <table:table-cell office:value-type="string" calcext:value-type="string">
            <text:p>10 Mar 2017 06:47:00.000</text:p>
          </table:table-cell>
          <table:table-cell office:value-type="float" office:value="-25.355" calcext:value-type="float">
            <text:p>-25,355</text:p>
          </table:table-cell>
          <table:table-cell office:value-type="float" office:value="-15.403" calcext:value-type="float">
            <text:p>-15,403</text:p>
          </table:table-cell>
          <table:table-cell office:value-type="float" office:value="662.113088" calcext:value-type="float">
            <text:p>662,113088</text:p>
          </table:table-cell>
          <table:table-cell office:value-type="float" office:value="-0.060778" calcext:value-type="float">
            <text:p>-0,060778</text:p>
          </table:table-cell>
          <table:table-cell office:value-type="float" office:value="-0.014609" calcext:value-type="float">
            <text:p>-0,014609</text:p>
          </table:table-cell>
          <table:table-cell office:value-type="float" office:value="0.023432" calcext:value-type="float">
            <text:p>0,023432</text:p>
          </table:table-cell>
        </table:table-row>
        <table:table-row table:style-name="ro1">
          <table:table-cell office:value-type="string" calcext:value-type="string">
            <text:p>10 Mar 2017 06:48:00.000</text:p>
          </table:table-cell>
          <table:table-cell office:value-type="float" office:value="-28.999" calcext:value-type="float">
            <text:p>-28,999</text:p>
          </table:table-cell>
          <table:table-cell office:value-type="float" office:value="-16.299" calcext:value-type="float">
            <text:p>-16,299</text:p>
          </table:table-cell>
          <table:table-cell office:value-type="float" office:value="663.55588" calcext:value-type="float">
            <text:p>663,55588</text:p>
          </table:table-cell>
          <table:table-cell office:value-type="float" office:value="-0.06068" calcext:value-type="float">
            <text:p>-0,06068</text:p>
          </table:table-cell>
          <table:table-cell office:value-type="float" office:value="-0.015306" calcext:value-type="float">
            <text:p>-0,015306</text:p>
          </table:table-cell>
          <table:table-cell office:value-type="float" office:value="0.024608" calcext:value-type="float">
            <text:p>0,024608</text:p>
          </table:table-cell>
        </table:table-row>
        <table:table-row table:style-name="ro1">
          <table:table-cell office:value-type="string" calcext:value-type="string">
            <text:p>10 Mar 2017 06:49:00.000</text:p>
          </table:table-cell>
          <table:table-cell office:value-type="float" office:value="-32.636" calcext:value-type="float">
            <text:p>-32,636</text:p>
          </table:table-cell>
          <table:table-cell office:value-type="float" office:value="-17.243" calcext:value-type="float">
            <text:p>-17,243</text:p>
          </table:table-cell>
          <table:table-cell office:value-type="float" office:value="665.060222" calcext:value-type="float">
            <text:p>665,060222</text:p>
          </table:table-cell>
          <table:table-cell office:value-type="float" office:value="-0.060568" calcext:value-type="float">
            <text:p>-0,060568</text:p>
          </table:table-cell>
          <table:table-cell office:value-type="float" office:value="-0.016172" calcext:value-type="float">
            <text:p>-0,016172</text:p>
          </table:table-cell>
          <table:table-cell office:value-type="float" office:value="0.025479" calcext:value-type="float">
            <text:p>0,025479</text:p>
          </table:table-cell>
        </table:table-row>
        <table:table-row table:style-name="ro1">
          <table:table-cell office:value-type="string" calcext:value-type="string">
            <text:p>10 Mar 2017 06:50:00.000</text:p>
          </table:table-cell>
          <table:table-cell office:value-type="float" office:value="-36.266" calcext:value-type="float">
            <text:p>-36,266</text:p>
          </table:table-cell>
          <table:table-cell office:value-type="float" office:value="-18.244" calcext:value-type="float">
            <text:p>-18,244</text:p>
          </table:table-cell>
          <table:table-cell office:value-type="float" office:value="666.607259" calcext:value-type="float">
            <text:p>666,607259</text:p>
          </table:table-cell>
          <table:table-cell office:value-type="float" office:value="-0.060438" calcext:value-type="float">
            <text:p>-0,060438</text:p>
          </table:table-cell>
          <table:table-cell office:value-type="float" office:value="-0.017252" calcext:value-type="float">
            <text:p>-0,017252</text:p>
          </table:table-cell>
          <table:table-cell office:value-type="float" office:value="0.026027" calcext:value-type="float">
            <text:p>0,026027</text:p>
          </table:table-cell>
        </table:table-row>
        <table:table-row table:style-name="ro1">
          <table:table-cell office:value-type="string" calcext:value-type="string">
            <text:p>10 Mar 2017 06:51:00.000</text:p>
          </table:table-cell>
          <table:table-cell office:value-type="float" office:value="-39.888" calcext:value-type="float">
            <text:p>-39,888</text:p>
          </table:table-cell>
          <table:table-cell office:value-type="float" office:value="-19.318" calcext:value-type="float">
            <text:p>-19,318</text:p>
          </table:table-cell>
          <table:table-cell office:value-type="float" office:value="668.177265" calcext:value-type="float">
            <text:p>668,177265</text:p>
          </table:table-cell>
          <table:table-cell office:value-type="float" office:value="-0.060287" calcext:value-type="float">
            <text:p>-0,060287</text:p>
          </table:table-cell>
          <table:table-cell office:value-type="float" office:value="-0.018602" calcext:value-type="float">
            <text:p>-0,018602</text:p>
          </table:table-cell>
          <table:table-cell office:value-type="float" office:value="0.026241" calcext:value-type="float">
            <text:p>0,026241</text:p>
          </table:table-cell>
        </table:table-row>
        <table:table-row table:style-name="ro1">
          <table:table-cell office:value-type="string" calcext:value-type="string">
            <text:p>10 Mar 2017 06:52:00.000</text:p>
          </table:table-cell>
          <table:table-cell office:value-type="float" office:value="-43.5" calcext:value-type="float">
            <text:p>-43,5</text:p>
          </table:table-cell>
          <table:table-cell office:value-type="float" office:value="-20.484" calcext:value-type="float">
            <text:p>-20,484</text:p>
          </table:table-cell>
          <table:table-cell office:value-type="float" office:value="669.749948" calcext:value-type="float">
            <text:p>669,749948</text:p>
          </table:table-cell>
          <table:table-cell office:value-type="float" office:value="-0.060112" calcext:value-type="float">
            <text:p>-0,060112</text:p>
          </table:table-cell>
          <table:table-cell office:value-type="float" office:value="-0.020304" calcext:value-type="float">
            <text:p>-0,020304</text:p>
          </table:table-cell>
          <table:table-cell office:value-type="float" office:value="0.026114" calcext:value-type="float">
            <text:p>0,026114</text:p>
          </table:table-cell>
        </table:table-row>
        <table:table-row table:style-name="ro1">
          <table:table-cell office:value-type="string" calcext:value-type="string">
            <text:p>10 Mar 2017 06:53:00.000</text:p>
          </table:table-cell>
          <table:table-cell office:value-type="float" office:value="-47.101" calcext:value-type="float">
            <text:p>-47,101</text:p>
          </table:table-cell>
          <table:table-cell office:value-type="float" office:value="-21.764" calcext:value-type="float">
            <text:p>-21,764</text:p>
          </table:table-cell>
          <table:table-cell office:value-type="float" office:value="671.304762" calcext:value-type="float">
            <text:p>671,304762</text:p>
          </table:table-cell>
          <table:table-cell office:value-type="float" office:value="-0.059903" calcext:value-type="float">
            <text:p>-0,059903</text:p>
          </table:table-cell>
          <table:table-cell office:value-type="float" office:value="-0.022475" calcext:value-type="float">
            <text:p>-0,022475</text:p>
          </table:table-cell>
          <table:table-cell office:value-type="float" office:value="0.025644" calcext:value-type="float">
            <text:p>0,025644</text:p>
          </table:table-cell>
        </table:table-row>
        <table:table-row table:style-name="ro1">
          <table:table-cell office:value-type="string" calcext:value-type="string">
            <text:p>10 Mar 2017 06:54:00.000</text:p>
          </table:table-cell>
          <table:table-cell office:value-type="float" office:value="-50.688" calcext:value-type="float">
            <text:p>-50,688</text:p>
          </table:table-cell>
          <table:table-cell office:value-type="float" office:value="-23.193" calcext:value-type="float">
            <text:p>-23,193</text:p>
          </table:table-cell>
          <table:table-cell office:value-type="float" office:value="672.821229" calcext:value-type="float">
            <text:p>672,821229</text:p>
          </table:table-cell>
          <table:table-cell office:value-type="float" office:value="-0.059649" calcext:value-type="float">
            <text:p>-0,059649</text:p>
          </table:table-cell>
          <table:table-cell office:value-type="float" office:value="-0.025283" calcext:value-type="float">
            <text:p>-0,025283</text:p>
          </table:table-cell>
          <table:table-cell office:value-type="float" office:value="0.024836" calcext:value-type="float">
            <text:p>0,024836</text:p>
          </table:table-cell>
        </table:table-row>
        <table:table-row table:style-name="ro1">
          <table:table-cell office:value-type="string" calcext:value-type="string">
            <text:p>10 Mar 2017 06:55:00.000</text:p>
          </table:table-cell>
          <table:table-cell office:value-type="float" office:value="-54.258" calcext:value-type="float">
            <text:p>-54,258</text:p>
          </table:table-cell>
          <table:table-cell office:value-type="float" office:value="-24.816" calcext:value-type="float">
            <text:p>-24,816</text:p>
          </table:table-cell>
          <table:table-cell office:value-type="float" office:value="674.27925" calcext:value-type="float">
            <text:p>674,27925</text:p>
          </table:table-cell>
          <table:table-cell office:value-type="float" office:value="-0.059333" calcext:value-type="float">
            <text:p>-0,059333</text:p>
          </table:table-cell>
          <table:table-cell office:value-type="float" office:value="-0.028985" calcext:value-type="float">
            <text:p>-0,028985</text:p>
          </table:table-cell>
          <table:table-cell office:value-type="float" office:value="0.023697" calcext:value-type="float">
            <text:p>0,023697</text:p>
          </table:table-cell>
        </table:table-row>
        <table:table-row table:style-name="ro1">
          <table:table-cell office:value-type="string" calcext:value-type="string">
            <text:p>10 Mar 2017 06:56:00.000</text:p>
          </table:table-cell>
          <table:table-cell office:value-type="float" office:value="-57.806" calcext:value-type="float">
            <text:p>-57,806</text:p>
          </table:table-cell>
          <table:table-cell office:value-type="float" office:value="-26.697" calcext:value-type="float">
            <text:p>-26,697</text:p>
          </table:table-cell>
          <table:table-cell office:value-type="float" office:value="675.659406" calcext:value-type="float">
            <text:p>675,659406</text:p>
          </table:table-cell>
          <table:table-cell office:value-type="float" office:value="-0.058926" calcext:value-type="float">
            <text:p>-0,058926</text:p>
          </table:table-cell>
          <table:table-cell office:value-type="float" office:value="-0.033976" calcext:value-type="float">
            <text:p>-0,033976</text:p>
          </table:table-cell>
          <table:table-cell office:value-type="float" office:value="0.022243" calcext:value-type="float">
            <text:p>0,022243</text:p>
          </table:table-cell>
        </table:table-row>
        <table:table-row table:style-name="ro1">
          <table:table-cell office:value-type="string" calcext:value-type="string">
            <text:p>10 Mar 2017 06:57:00.000</text:p>
          </table:table-cell>
          <table:table-cell office:value-type="float" office:value="-61.326" calcext:value-type="float">
            <text:p>-61,326</text:p>
          </table:table-cell>
          <table:table-cell office:value-type="float" office:value="-28.931" calcext:value-type="float">
            <text:p>-28,931</text:p>
          </table:table-cell>
          <table:table-cell office:value-type="float" office:value="676.943261" calcext:value-type="float">
            <text:p>676,943261</text:p>
          </table:table-cell>
          <table:table-cell office:value-type="float" office:value="-0.05838" calcext:value-type="float">
            <text:p>-0,05838</text:p>
          </table:table-cell>
          <table:table-cell office:value-type="float" office:value="-0.040891" calcext:value-type="float">
            <text:p>-0,040891</text:p>
          </table:table-cell>
          <table:table-cell office:value-type="float" office:value="0.020491" calcext:value-type="float">
            <text:p>0,020491</text:p>
          </table:table-cell>
        </table:table-row>
        <table:table-row table:style-name="ro1">
          <table:table-cell office:value-type="string" calcext:value-type="string">
            <text:p>10 Mar 2017 06:58:00.000</text:p>
          </table:table-cell>
          <table:table-cell office:value-type="float" office:value="-64.807" calcext:value-type="float">
            <text:p>-64,807</text:p>
          </table:table-cell>
          <table:table-cell office:value-type="float" office:value="-31.663" calcext:value-type="float">
            <text:p>-31,663</text:p>
          </table:table-cell>
          <table:table-cell office:value-type="float" office:value="678.113628" calcext:value-type="float">
            <text:p>678,113628</text:p>
          </table:table-cell>
          <table:table-cell office:value-type="float" office:value="-0.057616" calcext:value-type="float">
            <text:p>-0,057616</text:p>
          </table:table-cell>
          <table:table-cell office:value-type="float" office:value="-0.050799" calcext:value-type="float">
            <text:p>-0,050799</text:p>
          </table:table-cell>
          <table:table-cell office:value-type="float" office:value="0.018465" calcext:value-type="float">
            <text:p>0,018465</text:p>
          </table:table-cell>
        </table:table-row>
        <table:table-row table:style-name="ro1">
          <table:table-cell office:value-type="string" calcext:value-type="string">
            <text:p>10 Mar 2017 06:59:00.000</text:p>
          </table:table-cell>
          <table:table-cell office:value-type="float" office:value="-68.233" calcext:value-type="float">
            <text:p>-68,233</text:p>
          </table:table-cell>
          <table:table-cell office:value-type="float" office:value="-35.124" calcext:value-type="float">
            <text:p>-35,124</text:p>
          </table:table-cell>
          <table:table-cell office:value-type="float" office:value="679.154831" calcext:value-type="float">
            <text:p>679,154831</text:p>
          </table:table-cell>
          <table:table-cell office:value-type="float" office:value="-0.056485" calcext:value-type="float">
            <text:p>-0,056485</text:p>
          </table:table-cell>
          <table:table-cell office:value-type="float" office:value="-0.065569" calcext:value-type="float">
            <text:p>-0,065569</text:p>
          </table:table-cell>
          <table:table-cell office:value-type="float" office:value="0.016191" calcext:value-type="float">
            <text:p>0,016191</text:p>
          </table:table-cell>
        </table:table-row>
        <table:table-row table:style-name="ro1">
          <table:table-cell office:value-type="string" calcext:value-type="string">
            <text:p>10 Mar 2017 07:00:00.000</text:p>
          </table:table-cell>
          <table:table-cell office:value-type="float" office:value="-71.573" calcext:value-type="float">
            <text:p>-71,573</text:p>
          </table:table-cell>
          <table:table-cell office:value-type="float" office:value="-39.696" calcext:value-type="float">
            <text:p>-39,696</text:p>
          </table:table-cell>
          <table:table-cell office:value-type="float" office:value="680.052934" calcext:value-type="float">
            <text:p>680,052934</text:p>
          </table:table-cell>
          <table:table-cell office:value-type="float" office:value="-0.054701" calcext:value-type="float">
            <text:p>-0,054701</text:p>
          </table:table-cell>
          <table:table-cell office:value-type="float" office:value="-0.088629" calcext:value-type="float">
            <text:p>-0,088629</text:p>
          </table:table-cell>
          <table:table-cell office:value-type="float" office:value="0.013701" calcext:value-type="float">
            <text:p>0,013701</text:p>
          </table:table-cell>
        </table:table-row>
        <table:table-row table:style-name="ro1">
          <table:table-cell office:value-type="string" calcext:value-type="string">
            <text:p>10 Mar 2017 07:01:00.000</text:p>
          </table:table-cell>
          <table:table-cell office:value-type="float" office:value="-74.772" calcext:value-type="float">
            <text:p>-74,772</text:p>
          </table:table-cell>
          <table:table-cell office:value-type="float" office:value="-46.051" calcext:value-type="float">
            <text:p>-46,051</text:p>
          </table:table-cell>
          <table:table-cell office:value-type="float" office:value="680.795947" calcext:value-type="float">
            <text:p>680,795947</text:p>
          </table:table-cell>
          <table:table-cell office:value-type="float" office:value="-0.051675" calcext:value-type="float">
            <text:p>-0,051675</text:p>
          </table:table-cell>
          <table:table-cell office:value-type="float" office:value="-0.126449" calcext:value-type="float">
            <text:p>-0,126449</text:p>
          </table:table-cell>
          <table:table-cell office:value-type="float" office:value="0.011029" calcext:value-type="float">
            <text:p>0,011029</text:p>
          </table:table-cell>
        </table:table-row>
        <table:table-row table:style-name="ro1">
          <table:table-cell office:value-type="string" calcext:value-type="string">
            <text:p>10 Mar 2017 07:02:00.000</text:p>
          </table:table-cell>
          <table:table-cell office:value-type="float" office:value="-77.724" calcext:value-type="float">
            <text:p>-77,724</text:p>
          </table:table-cell>
          <table:table-cell office:value-type="float" office:value="-55.394" calcext:value-type="float">
            <text:p>-55,394</text:p>
          </table:table-cell>
          <table:table-cell office:value-type="float" office:value="681.373998" calcext:value-type="float">
            <text:p>681,373998</text:p>
          </table:table-cell>
          <table:table-cell office:value-type="float" office:value="-0.046111" calcext:value-type="float">
            <text:p>-0,046111</text:p>
          </table:table-cell>
          <table:table-cell office:value-type="float" office:value="-0.1907" calcext:value-type="float">
            <text:p>-0,1907</text:p>
          </table:table-cell>
          <table:table-cell office:value-type="float" office:value="0.008211" calcext:value-type="float">
            <text:p>0,008211</text:p>
          </table:table-cell>
        </table:table-row>
        <table:table-row table:style-name="ro1">
          <table:table-cell office:value-type="string" calcext:value-type="string">
            <text:p>10 Mar 2017 07:03:00.000</text:p>
          </table:table-cell>
          <table:table-cell office:value-type="float" office:value="-80.201" calcext:value-type="float">
            <text:p>-80,201</text:p>
          </table:table-cell>
          <table:table-cell office:value-type="float" office:value="-69.758" calcext:value-type="float">
            <text:p>-69,758</text:p>
          </table:table-cell>
          <table:table-cell office:value-type="float" office:value="681.779479" calcext:value-type="float">
            <text:p>681,779479</text:p>
          </table:table-cell>
          <table:table-cell office:value-type="float" office:value="-0.035261" calcext:value-type="float">
            <text:p>-0,035261</text:p>
          </table:table-cell>
          <table:table-cell office:value-type="float" office:value="-0.295263" calcext:value-type="float">
            <text:p>-0,295263</text:p>
          </table:table-cell>
          <table:table-cell office:value-type="float" office:value="0.005286" calcext:value-type="float">
            <text:p>0,005286</text:p>
          </table:table-cell>
        </table:table-row>
        <table:table-row table:style-name="ro1">
          <table:table-cell office:value-type="string" calcext:value-type="string">
            <text:p>10 Mar 2017 07:04:00.000</text:p>
          </table:table-cell>
          <table:table-cell office:value-type="float" office:value="-81.767" calcext:value-type="float">
            <text:p>-81,767</text:p>
          </table:table-cell>
          <table:table-cell office:value-type="float" office:value="-91.233" calcext:value-type="float">
            <text:p>-91,233</text:p>
          </table:table-cell>
          <table:table-cell office:value-type="float" office:value="682.007151" calcext:value-type="float">
            <text:p>682,007151</text:p>
          </table:table-cell>
          <table:table-cell office:value-type="float" office:value="-0.015194" calcext:value-type="float">
            <text:p>-0,015194</text:p>
          </table:table-cell>
          <table:table-cell office:value-type="float" office:value="-0.415291" calcext:value-type="float">
            <text:p>-0,415291</text:p>
          </table:table-cell>
          <table:table-cell office:value-type="float" office:value="0.002293" calcext:value-type="float">
            <text:p>0,002293</text:p>
          </table:table-cell>
        </table:table-row>
        <table:table-row table:style-name="ro1">
          <table:table-cell office:value-type="string" calcext:value-type="string">
            <text:p>10 Mar 2017 07:05:00.000</text:p>
          </table:table-cell>
          <table:table-cell office:value-type="float" office:value="-81.877" calcext:value-type="float">
            <text:p>-81,877</text:p>
          </table:table-cell>
          <table:table-cell office:value-type="float" office:value="-117.331" calcext:value-type="float">
            <text:p>-117,331</text:p>
          </table:table-cell>
          <table:table-cell office:value-type="float" office:value="682.054223" calcext:value-type="float">
            <text:p>682,054223</text:p>
          </table:table-cell>
          <table:table-cell office:value-type="float" office:value="0.011728" calcext:value-type="float">
            <text:p>0,011728</text:p>
          </table:table-cell>
          <table:table-cell office:value-type="float" office:value="-0.426351" calcext:value-type="float">
            <text:p>-0,426351</text:p>
          </table:table-cell>
          <table:table-cell office:value-type="float" office:value="-0.000725" calcext:value-type="float">
            <text:p>-0,000725</text:p>
          </table:table-cell>
        </table:table-row>
        <table:table-row table:style-name="ro1">
          <table:table-cell office:value-type="string" calcext:value-type="string">
            <text:p>10 Mar 2017 07:06:00.000</text:p>
          </table:table-cell>
          <table:table-cell office:value-type="float" office:value="-80.479" calcext:value-type="float">
            <text:p>-80,479</text:p>
          </table:table-cell>
          <table:table-cell office:value-type="float" office:value="-139.757" calcext:value-type="float">
            <text:p>-139,757</text:p>
          </table:table-cell>
          <table:table-cell office:value-type="float" office:value="681.920389" calcext:value-type="float">
            <text:p>681,920389</text:p>
          </table:table-cell>
          <table:table-cell office:value-type="float" office:value="0.033156" calcext:value-type="float">
            <text:p>0,033156</text:p>
          </table:table-cell>
          <table:table-cell office:value-type="float" office:value="-0.312316" calcext:value-type="float">
            <text:p>-0,312316</text:p>
          </table:table-cell>
          <table:table-cell office:value-type="float" office:value="-0.003728" calcext:value-type="float">
            <text:p>-0,003728</text:p>
          </table:table-cell>
        </table:table-row>
        <table:table-row table:style-name="ro1">
          <table:table-cell office:value-type="string" calcext:value-type="string">
            <text:p>10 Mar 2017 07:07:00.000</text:p>
          </table:table-cell>
          <table:table-cell office:value-type="float" office:value="-78.094" calcext:value-type="float">
            <text:p>-78,094</text:p>
          </table:table-cell>
          <table:table-cell office:value-type="float" office:value="-154.992" calcext:value-type="float">
            <text:p>-154,992</text:p>
          </table:table-cell>
          <table:table-cell office:value-type="float" office:value="681.607828" calcext:value-type="float">
            <text:p>681,607828</text:p>
          </table:table-cell>
          <table:table-cell office:value-type="float" office:value="0.045035" calcext:value-type="float">
            <text:p>0,045035</text:p>
          </table:table-cell>
          <table:table-cell office:value-type="float" office:value="-0.202281" calcext:value-type="float">
            <text:p>-0,202281</text:p>
          </table:table-cell>
          <table:table-cell office:value-type="float" office:value="-0.006673" calcext:value-type="float">
            <text:p>-0,006673</text:p>
          </table:table-cell>
        </table:table-row>
        <table:table-row table:style-name="ro1">
          <table:table-cell office:value-type="string" calcext:value-type="string">
            <text:p>10 Mar 2017 07:08:00.000</text:p>
          </table:table-cell>
          <table:table-cell office:value-type="float" office:value="-75.19" calcext:value-type="float">
            <text:p>-75,19</text:p>
          </table:table-cell>
          <table:table-cell office:value-type="float" office:value="-164.876" calcext:value-type="float">
            <text:p>-164,876</text:p>
          </table:table-cell>
          <table:table-cell office:value-type="float" office:value="681.121175" calcext:value-type="float">
            <text:p>681,121175</text:p>
          </table:table-cell>
          <table:table-cell office:value-type="float" office:value="0.051108" calcext:value-type="float">
            <text:p>0,051108</text:p>
          </table:table-cell>
          <table:table-cell office:value-type="float" office:value="-0.13326" calcext:value-type="float">
            <text:p>-0,13326</text:p>
          </table:table-cell>
          <table:table-cell office:value-type="float" office:value="-0.009522" calcext:value-type="float">
            <text:p>-0,009522</text:p>
          </table:table-cell>
        </table:table-row>
        <table:table-row table:style-name="ro1">
          <table:table-cell office:value-type="string" calcext:value-type="string">
            <text:p>10 Mar 2017 07:09:00.000</text:p>
          </table:table-cell>
          <table:table-cell office:value-type="float" office:value="-72.016" calcext:value-type="float">
            <text:p>-72,016</text:p>
          </table:table-cell>
          <table:table-cell office:value-type="float" office:value="-171.549" calcext:value-type="float">
            <text:p>-171,549</text:p>
          </table:table-cell>
          <table:table-cell office:value-type="float" office:value="680.46745" calcext:value-type="float">
            <text:p>680,46745</text:p>
          </table:table-cell>
          <table:table-cell office:value-type="float" office:value="0.054378" calcext:value-type="float">
            <text:p>0,054378</text:p>
          </table:table-cell>
          <table:table-cell office:value-type="float" office:value="-0.092686" calcext:value-type="float">
            <text:p>-0,092686</text:p>
          </table:table-cell>
          <table:table-cell office:value-type="float" office:value="-0.012234" calcext:value-type="float">
            <text:p>-0,012234</text:p>
          </table:table-cell>
        </table:table-row>
        <table:table-row table:style-name="ro1">
          <table:table-cell office:value-type="string" calcext:value-type="string">
            <text:p>10 Mar 2017 07:10:00.000</text:p>
          </table:table-cell>
          <table:table-cell office:value-type="float" office:value="-68.691" calcext:value-type="float">
            <text:p>-68,691</text:p>
          </table:table-cell>
          <table:table-cell office:value-type="float" office:value="-176.314" calcext:value-type="float">
            <text:p>-176,314</text:p>
          </table:table-cell>
          <table:table-cell office:value-type="float" office:value="679.655955" calcext:value-type="float">
            <text:p>679,655955</text:p>
          </table:table-cell>
          <table:table-cell office:value-type="float" office:value="0.056284" calcext:value-type="float">
            <text:p>0,056284</text:p>
          </table:table-cell>
          <table:table-cell office:value-type="float" office:value="-0.068099" calcext:value-type="float">
            <text:p>-0,068099</text:p>
          </table:table-cell>
          <table:table-cell office:value-type="float" office:value="-0.014773" calcext:value-type="float">
            <text:p>-0,014773</text:p>
          </table:table-cell>
        </table:table-row>
        <table:table-row table:style-name="ro1">
          <table:table-cell office:value-type="string" calcext:value-type="string">
            <text:p>10 Mar 2017 07:11:00.000</text:p>
          </table:table-cell>
          <table:table-cell office:value-type="float" office:value="-65.276" calcext:value-type="float">
            <text:p>-65,276</text:p>
          </table:table-cell>
          <table:table-cell office:value-type="float" office:value="-179.898" calcext:value-type="float">
            <text:p>-179,898</text:p>
          </table:table-cell>
          <table:table-cell office:value-type="float" office:value="678.698134" calcext:value-type="float">
            <text:p>678,698134</text:p>
          </table:table-cell>
          <table:table-cell office:value-type="float" office:value="0.057481" calcext:value-type="float">
            <text:p>0,057481</text:p>
          </table:table-cell>
          <table:table-cell office:value-type="float" office:value="-0.052457" calcext:value-type="float">
            <text:p>-0,052457</text:p>
          </table:table-cell>
          <table:table-cell office:value-type="float" office:value="-0.017104" calcext:value-type="float">
            <text:p>-0,017104</text:p>
          </table:table-cell>
        </table:table-row>
        <table:table-row table:style-name="ro1">
          <table:table-cell office:value-type="string" calcext:value-type="string">
            <text:p>10 Mar 2017 07:12:00.000</text:p>
          </table:table-cell>
          <table:table-cell office:value-type="float" office:value="-61.801" calcext:value-type="float">
            <text:p>-61,801</text:p>
          </table:table-cell>
          <table:table-cell office:value-type="float" office:value="177.288" calcext:value-type="float">
            <text:p>177,288</text:p>
          </table:table-cell>
          <table:table-cell office:value-type="float" office:value="677.607405" calcext:value-type="float">
            <text:p>677,607405</text:p>
          </table:table-cell>
          <table:table-cell office:value-type="float" office:value="0.058284" calcext:value-type="float">
            <text:p>0,058284</text:p>
          </table:table-cell>
          <table:table-cell office:value-type="float" office:value="-0.042025" calcext:value-type="float">
            <text:p>-0,042025</text:p>
          </table:table-cell>
          <table:table-cell office:value-type="float" office:value="-0.019197" calcext:value-type="float">
            <text:p>-0,019197</text:p>
          </table:table-cell>
        </table:table-row>
        <table:table-row table:style-name="ro1">
          <table:table-cell office:value-type="string" calcext:value-type="string">
            <text:p>10 Mar 2017 07:13:00.000</text:p>
          </table:table-cell>
          <table:table-cell office:value-type="float" office:value="-58.286" calcext:value-type="float">
            <text:p>-58,286</text:p>
          </table:table-cell>
          <table:table-cell office:value-type="float" office:value="174.996" calcext:value-type="float">
            <text:p>174,996</text:p>
          </table:table-cell>
          <table:table-cell office:value-type="float" office:value="676.398964" calcext:value-type="float">
            <text:p>676,398964</text:p>
          </table:table-cell>
          <table:table-cell office:value-type="float" office:value="0.058852" calcext:value-type="float">
            <text:p>0,058852</text:p>
          </table:table-cell>
          <table:table-cell office:value-type="float" office:value="-0.03478" calcext:value-type="float">
            <text:p>-0,03478</text:p>
          </table:table-cell>
          <table:table-cell office:value-type="float" office:value="-0.021023" calcext:value-type="float">
            <text:p>-0,021023</text:p>
          </table:table-cell>
        </table:table-row>
        <table:table-row table:style-name="ro1">
          <table:table-cell office:value-type="string" calcext:value-type="string">
            <text:p>10 Mar 2017 07:14:00.000</text:p>
          </table:table-cell>
          <table:table-cell office:value-type="float" office:value="-54.742" calcext:value-type="float">
            <text:p>-54,742</text:p>
          </table:table-cell>
          <table:table-cell office:value-type="float" office:value="173.074" calcext:value-type="float">
            <text:p>173,074</text:p>
          </table:table-cell>
          <table:table-cell office:value-type="float" office:value="675.08955" calcext:value-type="float">
            <text:p>675,08955</text:p>
          </table:table-cell>
          <table:table-cell office:value-type="float" office:value="0.059273" calcext:value-type="float">
            <text:p>0,059273</text:p>
          </table:table-cell>
          <table:table-cell office:value-type="float" office:value="-0.029573" calcext:value-type="float">
            <text:p>-0,029573</text:p>
          </table:table-cell>
          <table:table-cell office:value-type="float" office:value="-0.022559" calcext:value-type="float">
            <text:p>-0,022559</text:p>
          </table:table-cell>
        </table:table-row>
        <table:table-row table:style-name="ro1">
          <table:table-cell office:value-type="string" calcext:value-type="string">
            <text:p>10 Mar 2017 07:15:00.000</text:p>
          </table:table-cell>
          <table:table-cell office:value-type="float" office:value="-51.175" calcext:value-type="float">
            <text:p>-51,175</text:p>
          </table:table-cell>
          <table:table-cell office:value-type="float" office:value="171.42" calcext:value-type="float">
            <text:p>171,42</text:p>
          </table:table-cell>
          <table:table-cell office:value-type="float" office:value="673.697201" calcext:value-type="float">
            <text:p>673,697201</text:p>
          </table:table-cell>
          <table:table-cell office:value-type="float" office:value="0.059599" calcext:value-type="float">
            <text:p>0,059599</text:p>
          </table:table-cell>
          <table:table-cell office:value-type="float" office:value="-0.025724" calcext:value-type="float">
            <text:p>-0,025724</text:p>
          </table:table-cell>
          <table:table-cell office:value-type="float" office:value="-0.023785" calcext:value-type="float">
            <text:p>-0,023785</text:p>
          </table:table-cell>
        </table:table-row>
        <table:table-row table:style-name="ro1">
          <table:table-cell office:value-type="string" calcext:value-type="string">
            <text:p>10 Mar 2017 07:16:00.000</text:p>
          </table:table-cell>
          <table:table-cell office:value-type="float" office:value="-47.591" calcext:value-type="float">
            <text:p>-47,591</text:p>
          </table:table-cell>
          <table:table-cell office:value-type="float" office:value="169.968" calcext:value-type="float">
            <text:p>169,968</text:p>
          </table:table-cell>
          <table:table-cell office:value-type="float" office:value="672.240978" calcext:value-type="float">
            <text:p>672,240978</text:p>
          </table:table-cell>
          <table:table-cell office:value-type="float" office:value="0.059858" calcext:value-type="float">
            <text:p>0,059858</text:p>
          </table:table-cell>
          <table:table-cell office:value-type="float" office:value="-0.022812" calcext:value-type="float">
            <text:p>-0,022812</text:p>
          </table:table-cell>
          <table:table-cell office:value-type="float" office:value="-0.024686" calcext:value-type="float">
            <text:p>-0,024686</text:p>
          </table:table-cell>
        </table:table-row>
        <table:table-row table:style-name="ro1">
          <table:table-cell office:value-type="string" calcext:value-type="string">
            <text:p>10 Mar 2017 07:17:00.000</text:p>
          </table:table-cell>
          <table:table-cell office:value-type="float" office:value="-43.993" calcext:value-type="float">
            <text:p>-43,993</text:p>
          </table:table-cell>
          <table:table-cell office:value-type="float" office:value="168.669" calcext:value-type="float">
            <text:p>168,669</text:p>
          </table:table-cell>
          <table:table-cell office:value-type="float" office:value="670.740676" calcext:value-type="float">
            <text:p>670,740676</text:p>
          </table:table-cell>
          <table:table-cell office:value-type="float" office:value="0.060072" calcext:value-type="float">
            <text:p>0,060072</text:p>
          </table:table-cell>
          <table:table-cell office:value-type="float" office:value="-0.020567" calcext:value-type="float">
            <text:p>-0,020567</text:p>
          </table:table-cell>
          <table:table-cell office:value-type="float" office:value="-0.025254" calcext:value-type="float">
            <text:p>-0,025254</text:p>
          </table:table-cell>
        </table:table-row>
        <table:table-row table:style-name="ro1">
          <table:table-cell office:value-type="string" calcext:value-type="string">
            <text:p>10 Mar 2017 07:18:00.000</text:p>
          </table:table-cell>
          <table:table-cell office:value-type="float" office:value="-40.384" calcext:value-type="float">
            <text:p>-40,384</text:p>
          </table:table-cell>
          <table:table-cell office:value-type="float" office:value="167.49" calcext:value-type="float">
            <text:p>167,49</text:p>
          </table:table-cell>
          <table:table-cell office:value-type="float" office:value="669.21652" calcext:value-type="float">
            <text:p>669,21652</text:p>
          </table:table-cell>
          <table:table-cell office:value-type="float" office:value="0.060251" calcext:value-type="float">
            <text:p>0,060251</text:p>
          </table:table-cell>
          <table:table-cell office:value-type="float" office:value="-0.018809" calcext:value-type="float">
            <text:p>-0,018809</text:p>
          </table:table-cell>
          <table:table-cell office:value-type="float" office:value="-0.025482" calcext:value-type="float">
            <text:p>-0,025482</text:p>
          </table:table-cell>
        </table:table-row>
        <table:table-row table:style-name="ro1">
          <table:table-cell office:value-type="string" calcext:value-type="string">
            <text:p>10 Mar 2017 07:19:00.000</text:p>
          </table:table-cell>
          <table:table-cell office:value-type="float" office:value="-36.764" calcext:value-type="float">
            <text:p>-36,764</text:p>
          </table:table-cell>
          <table:table-cell office:value-type="float" office:value="166.405" calcext:value-type="float">
            <text:p>166,405</text:p>
          </table:table-cell>
          <table:table-cell office:value-type="float" office:value="667.688857" calcext:value-type="float">
            <text:p>667,688857</text:p>
          </table:table-cell>
          <table:table-cell office:value-type="float" office:value="0.060404" calcext:value-type="float">
            <text:p>0,060404</text:p>
          </table:table-cell>
          <table:table-cell office:value-type="float" office:value="-0.017416" calcext:value-type="float">
            <text:p>-0,017416</text:p>
          </table:table-cell>
          <table:table-cell office:value-type="float" office:value="-0.025373" calcext:value-type="float">
            <text:p>-0,025373</text:p>
          </table:table-cell>
        </table:table-row>
        <table:table-row table:style-name="ro1">
          <table:table-cell office:value-type="string" calcext:value-type="string">
            <text:p>10 Mar 2017 07:20:00.000</text:p>
          </table:table-cell>
          <table:table-cell office:value-type="float" office:value="-33.136" calcext:value-type="float">
            <text:p>-33,136</text:p>
          </table:table-cell>
          <table:table-cell office:value-type="float" office:value="165.395" calcext:value-type="float">
            <text:p>165,395</text:p>
          </table:table-cell>
          <table:table-cell office:value-type="float" office:value="666.177834" calcext:value-type="float">
            <text:p>666,177834</text:p>
          </table:table-cell>
          <table:table-cell office:value-type="float" office:value="0.060535" calcext:value-type="float">
            <text:p>0,060535</text:p>
          </table:table-cell>
          <table:table-cell office:value-type="float" office:value="-0.016304" calcext:value-type="float">
            <text:p>-0,016304</text:p>
          </table:table-cell>
          <table:table-cell office:value-type="float" office:value="-0.024931" calcext:value-type="float">
            <text:p>-0,024931</text:p>
          </table:table-cell>
        </table:table-row>
        <table:table-row table:style-name="ro1">
          <table:table-cell office:value-type="string" calcext:value-type="string">
            <text:p>10 Mar 2017 07:21:00.000</text:p>
          </table:table-cell>
          <table:table-cell office:value-type="float" office:value="-29.5" calcext:value-type="float">
            <text:p>-29,5</text:p>
          </table:table-cell>
          <table:table-cell office:value-type="float" office:value="164.444" calcext:value-type="float">
            <text:p>164,444</text:p>
          </table:table-cell>
          <table:table-cell office:value-type="float" office:value="664.703093" calcext:value-type="float">
            <text:p>664,703093</text:p>
          </table:table-cell>
          <table:table-cell office:value-type="float" office:value="0.060649" calcext:value-type="float">
            <text:p>0,060649</text:p>
          </table:table-cell>
          <table:table-cell office:value-type="float" office:value="-0.015411" calcext:value-type="float">
            <text:p>-0,015411</text:p>
          </table:table-cell>
          <table:table-cell office:value-type="float" office:value="-0.024168" calcext:value-type="float">
            <text:p>-0,024168</text:p>
          </table:table-cell>
        </table:table-row>
        <table:table-row table:style-name="ro1">
          <table:table-cell office:value-type="string" calcext:value-type="string">
            <text:p>10 Mar 2017 07:22:00.000</text:p>
          </table:table-cell>
          <table:table-cell office:value-type="float" office:value="-25.858" calcext:value-type="float">
            <text:p>-25,858</text:p>
          </table:table-cell>
          <table:table-cell office:value-type="float" office:value="163.542" calcext:value-type="float">
            <text:p>163,542</text:p>
          </table:table-cell>
          <table:table-cell office:value-type="float" office:value="663.283458" calcext:value-type="float">
            <text:p>663,283458</text:p>
          </table:table-cell>
          <table:table-cell office:value-type="float" office:value="0.060748" calcext:value-type="float">
            <text:p>0,060748</text:p>
          </table:table-cell>
          <table:table-cell office:value-type="float" office:value="-0.014694" calcext:value-type="float">
            <text:p>-0,014694</text:p>
          </table:table-cell>
          <table:table-cell office:value-type="float" office:value="-0.023099" calcext:value-type="float">
            <text:p>-0,023099</text:p>
          </table:table-cell>
        </table:table-row>
        <table:table-row table:style-name="ro1">
          <table:table-cell office:value-type="string" calcext:value-type="string">
            <text:p>10 Mar 2017 07:23:00.000</text:p>
          </table:table-cell>
          <table:table-cell office:value-type="float" office:value="-22.21" calcext:value-type="float">
            <text:p>-22,21</text:p>
          </table:table-cell>
          <table:table-cell office:value-type="float" office:value="162.678" calcext:value-type="float">
            <text:p>162,678</text:p>
          </table:table-cell>
          <table:table-cell office:value-type="float" office:value="661.936643" calcext:value-type="float">
            <text:p>661,936643</text:p>
          </table:table-cell>
          <table:table-cell office:value-type="float" office:value="0.060834" calcext:value-type="float">
            <text:p>0,060834</text:p>
          </table:table-cell>
          <table:table-cell office:value-type="float" office:value="-0.01412" calcext:value-type="float">
            <text:p>-0,01412</text:p>
          </table:table-cell>
          <table:table-cell office:value-type="float" office:value="-0.021746" calcext:value-type="float">
            <text:p>-0,021746</text:p>
          </table:table-cell>
        </table:table-row>
        <table:table-row table:style-name="ro1">
          <table:table-cell office:value-type="string" calcext:value-type="string">
            <text:p>10 Mar 2017 07:24:00.000</text:p>
          </table:table-cell>
          <table:table-cell office:value-type="float" office:value="-18.558" calcext:value-type="float">
            <text:p>-18,558</text:p>
          </table:table-cell>
          <table:table-cell office:value-type="float" office:value="161.845" calcext:value-type="float">
            <text:p>161,845</text:p>
          </table:table-cell>
          <table:table-cell office:value-type="float" office:value="660.678973" calcext:value-type="float">
            <text:p>660,678973</text:p>
          </table:table-cell>
          <table:table-cell office:value-type="float" office:value="0.060907" calcext:value-type="float">
            <text:p>0,060907</text:p>
          </table:table-cell>
          <table:table-cell office:value-type="float" office:value="-0.013665" calcext:value-type="float">
            <text:p>-0,013665</text:p>
          </table:table-cell>
          <table:table-cell office:value-type="float" office:value="-0.020134" calcext:value-type="float">
            <text:p>-0,020134</text:p>
          </table:table-cell>
        </table:table-row>
        <table:table-row table:style-name="ro1">
          <table:table-cell office:value-type="string" calcext:value-type="string">
            <text:p>10 Mar 2017 07:25:00.000</text:p>
          </table:table-cell>
          <table:table-cell office:value-type="float" office:value="-14.902" calcext:value-type="float">
            <text:p>-14,902</text:p>
          </table:table-cell>
          <table:table-cell office:value-type="float" office:value="161.036" calcext:value-type="float">
            <text:p>161,036</text:p>
          </table:table-cell>
          <table:table-cell office:value-type="float" office:value="659.52513" calcext:value-type="float">
            <text:p>659,52513</text:p>
          </table:table-cell>
          <table:table-cell office:value-type="float" office:value="0.060968" calcext:value-type="float">
            <text:p>0,060968</text:p>
          </table:table-cell>
          <table:table-cell office:value-type="float" office:value="-0.013313" calcext:value-type="float">
            <text:p>-0,013313</text:p>
          </table:table-cell>
          <table:table-cell office:value-type="float" office:value="-0.018293" calcext:value-type="float">
            <text:p>-0,018293</text:p>
          </table:table-cell>
        </table:table-row>
        <table:table-row table:style-name="ro1">
          <table:table-cell office:value-type="string" calcext:value-type="string">
            <text:p>10 Mar 2017 07:26:00.000</text:p>
          </table:table-cell>
          <table:table-cell office:value-type="float" office:value="-11.242" calcext:value-type="float">
            <text:p>-11,242</text:p>
          </table:table-cell>
          <table:table-cell office:value-type="float" office:value="160.246" calcext:value-type="float">
            <text:p>160,246</text:p>
          </table:table-cell>
          <table:table-cell office:value-type="float" office:value="658.487924" calcext:value-type="float">
            <text:p>658,487924</text:p>
          </table:table-cell>
          <table:table-cell office:value-type="float" office:value="0.061017" calcext:value-type="float">
            <text:p>0,061017</text:p>
          </table:table-cell>
          <table:table-cell office:value-type="float" office:value="-0.01305" calcext:value-type="float">
            <text:p>-0,01305</text:p>
          </table:table-cell>
          <table:table-cell office:value-type="float" office:value="-0.016254" calcext:value-type="float">
            <text:p>-0,016254</text:p>
          </table:table-cell>
        </table:table-row>
        <table:table-row table:style-name="ro1">
          <table:table-cell office:value-type="string" calcext:value-type="string">
            <text:p>10 Mar 2017 07:27:00.000</text:p>
          </table:table-cell>
          <table:table-cell office:value-type="float" office:value="-7.58" calcext:value-type="float">
            <text:p>-7,58</text:p>
          </table:table-cell>
          <table:table-cell office:value-type="float" office:value="159.469" calcext:value-type="float">
            <text:p>159,469</text:p>
          </table:table-cell>
          <table:table-cell office:value-type="float" office:value="657.578101" calcext:value-type="float">
            <text:p>657,578101</text:p>
          </table:table-cell>
          <table:table-cell office:value-type="float" office:value="0.061056" calcext:value-type="float">
            <text:p>0,061056</text:p>
          </table:table-cell>
          <table:table-cell office:value-type="float" office:value="-0.012867" calcext:value-type="float">
            <text:p>-0,012867</text:p>
          </table:table-cell>
          <table:table-cell office:value-type="float" office:value="-0.014055" calcext:value-type="float">
            <text:p>-0,014055</text:p>
          </table:table-cell>
        </table:table-row>
        <table:table-row table:style-name="ro1">
          <table:table-cell office:value-type="string" calcext:value-type="string">
            <text:p>10 Mar 2017 07:28:00.000</text:p>
          </table:table-cell>
          <table:table-cell office:value-type="float" office:value="-3.916" calcext:value-type="float">
            <text:p>-3,916</text:p>
          </table:table-cell>
          <table:table-cell office:value-type="float" office:value="158.7" calcext:value-type="float">
            <text:p>158,7</text:p>
          </table:table-cell>
          <table:table-cell office:value-type="float" office:value="656.804175" calcext:value-type="float">
            <text:p>656,804175</text:p>
          </table:table-cell>
          <table:table-cell office:value-type="float" office:value="0.061083" calcext:value-type="float">
            <text:p>0,061083</text:p>
          </table:table-cell>
          <table:table-cell office:value-type="float" office:value="-0.012759" calcext:value-type="float">
            <text:p>-0,012759</text:p>
          </table:table-cell>
          <table:table-cell office:value-type="float" office:value="-0.011733" calcext:value-type="float">
            <text:p>-0,011733</text:p>
          </table:table-cell>
        </table:table-row>
        <table:table-row table:style-name="ro1">
          <table:table-cell office:value-type="string" calcext:value-type="string">
            <text:p>10 Mar 2017 07:29:00.000</text:p>
          </table:table-cell>
          <table:table-cell office:value-type="float" office:value="-0.25" calcext:value-type="float">
            <text:p>-0,25</text:p>
          </table:table-cell>
          <table:table-cell office:value-type="float" office:value="157.936" calcext:value-type="float">
            <text:p>157,936</text:p>
          </table:table-cell>
          <table:table-cell office:value-type="float" office:value="656.172312" calcext:value-type="float">
            <text:p>656,172312</text:p>
          </table:table-cell>
          <table:table-cell office:value-type="float" office:value="0.061099" calcext:value-type="float">
            <text:p>0,061099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9328" calcext:value-type="float">
            <text:p>-0,009328</text:p>
          </table:table-cell>
        </table:table-row>
        <table:table-row table:style-name="ro1">
          <table:table-cell office:value-type="string" calcext:value-type="string">
            <text:p>10 Mar 2017 07:30:00.000</text:p>
          </table:table-cell>
          <table:table-cell office:value-type="float" office:value="3.416" calcext:value-type="float">
            <text:p>3,416</text:p>
          </table:table-cell>
          <table:table-cell office:value-type="float" office:value="157.172" calcext:value-type="float">
            <text:p>157,172</text:p>
          </table:table-cell>
          <table:table-cell office:value-type="float" office:value="655.686247" calcext:value-type="float">
            <text:p>655,686247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52" calcext:value-type="float">
            <text:p>-0,012752</text:p>
          </table:table-cell>
          <table:table-cell office:value-type="float" office:value="-0.006881" calcext:value-type="float">
            <text:p>-0,006881</text:p>
          </table:table-cell>
        </table:table-row>
        <table:table-row table:style-name="ro1">
          <table:table-cell office:value-type="string" calcext:value-type="string">
            <text:p>10 Mar 2017 07:31:00.000</text:p>
          </table:table-cell>
          <table:table-cell office:value-type="float" office:value="7.082" calcext:value-type="float">
            <text:p>7,082</text:p>
          </table:table-cell>
          <table:table-cell office:value-type="float" office:value="156.405" calcext:value-type="float">
            <text:p>156,405</text:p>
          </table:table-cell>
          <table:table-cell office:value-type="float" office:value="655.347245" calcext:value-type="float">
            <text:p>655,347245</text:p>
          </table:table-cell>
          <table:table-cell office:value-type="float" office:value="0.061097" calcext:value-type="float">
            <text:p>0,061097</text:p>
          </table:table-cell>
          <table:table-cell office:value-type="float" office:value="-0.012854" calcext:value-type="float">
            <text:p>-0,012854</text:p>
          </table:table-cell>
          <table:table-cell office:value-type="float" office:value="-0.004433" calcext:value-type="float">
            <text:p>-0,004433</text:p>
          </table:table-cell>
        </table:table-row>
        <table:table-row table:style-name="ro1">
          <table:table-cell office:value-type="string" calcext:value-type="string">
            <text:p>10 Mar 2017 07:32:00.000</text:p>
          </table:table-cell>
          <table:table-cell office:value-type="float" office:value="10.747" calcext:value-type="float">
            <text:p>10,747</text:p>
          </table:table-cell>
          <table:table-cell office:value-type="float" office:value="155.628" calcext:value-type="float">
            <text:p>155,628</text:p>
          </table:table-cell>
          <table:table-cell office:value-type="float" office:value="655.154106" calcext:value-type="float">
            <text:p>655,154106</text:p>
          </table:table-cell>
          <table:table-cell office:value-type="float" office:value="0.061079" calcext:value-type="float">
            <text:p>0,061079</text:p>
          </table:table-cell>
          <table:table-cell office:value-type="float" office:value="-0.013029" calcext:value-type="float">
            <text:p>-0,013029</text:p>
          </table:table-cell>
          <table:table-cell office:value-type="float" office:value="-0.002026" calcext:value-type="float">
            <text:p>-0,002026</text:p>
          </table:table-cell>
        </table:table-row>
        <table:table-row table:style-name="ro1">
          <table:table-cell office:value-type="string" calcext:value-type="string">
            <text:p>10 Mar 2017 07:33:00.000</text:p>
          </table:table-cell>
          <table:table-cell office:value-type="float" office:value="14.411" calcext:value-type="float">
            <text:p>14,411</text:p>
          </table:table-cell>
          <table:table-cell office:value-type="float" office:value="154.84" calcext:value-type="float">
            <text:p>154,84</text:p>
          </table:table-cell>
          <table:table-cell office:value-type="float" office:value="655.103216" calcext:value-type="float">
            <text:p>655,103216</text:p>
          </table:table-cell>
          <table:table-cell office:value-type="float" office:value="0.06105" calcext:value-type="float">
            <text:p>0,06105</text:p>
          </table:table-cell>
          <table:table-cell office:value-type="float" office:value="-0.013284" calcext:value-type="float">
            <text:p>-0,013284</text:p>
          </table:table-cell>
          <table:table-cell office:value-type="float" office:value="0.000301" calcext:value-type="float">
            <text:p>0,000301</text:p>
          </table:table-cell>
        </table:table-row>
        <table:table-row table:style-name="ro1">
          <table:table-cell office:value-type="string" calcext:value-type="string">
            <text:p>10 Mar 2017 07:34:00.000</text:p>
          </table:table-cell>
          <table:table-cell office:value-type="float" office:value="18.073" calcext:value-type="float">
            <text:p>18,073</text:p>
          </table:table-cell>
          <table:table-cell office:value-type="float" office:value="154.033" calcext:value-type="float">
            <text:p>154,033</text:p>
          </table:table-cell>
          <table:table-cell office:value-type="float" office:value="655.188634" calcext:value-type="float">
            <text:p>655,188634</text:p>
          </table:table-cell>
          <table:table-cell office:value-type="float" office:value="0.061009" calcext:value-type="float">
            <text:p>0,061009</text:p>
          </table:table-cell>
          <table:table-cell office:value-type="float" office:value="-0.013627" calcext:value-type="float">
            <text:p>-0,013627</text:p>
          </table:table-cell>
          <table:table-cell office:value-type="float" office:value="0.002511" calcext:value-type="float">
            <text:p>0,002511</text:p>
          </table:table-cell>
        </table:table-row>
        <table:table-row table:style-name="ro1">
          <table:table-cell office:value-type="string" calcext:value-type="string">
            <text:p>10 Mar 2017 07:35:00.000</text:p>
          </table:table-cell>
          <table:table-cell office:value-type="float" office:value="21.732" calcext:value-type="float">
            <text:p>21,732</text:p>
          </table:table-cell>
          <table:table-cell office:value-type="float" office:value="153.202" calcext:value-type="float">
            <text:p>153,202</text:p>
          </table:table-cell>
          <table:table-cell office:value-type="float" office:value="655.402224" calcext:value-type="float">
            <text:p>655,402224</text:p>
          </table:table-cell>
          <table:table-cell office:value-type="float" office:value="0.060955" calcext:value-type="float">
            <text:p>0,060955</text:p>
          </table:table-cell>
          <table:table-cell office:value-type="float" office:value="-0.014072" calcext:value-type="float">
            <text:p>-0,014072</text:p>
          </table:table-cell>
          <table:table-cell office:value-type="float" office:value="0.004569" calcext:value-type="float">
            <text:p>0,004569</text:p>
          </table:table-cell>
        </table:table-row>
        <table:table-row table:style-name="ro1">
          <table:table-cell office:value-type="string" calcext:value-type="string">
            <text:p>10 Mar 2017 07:36:00.000</text:p>
          </table:table-cell>
          <table:table-cell office:value-type="float" office:value="25.387" calcext:value-type="float">
            <text:p>25,387</text:p>
          </table:table-cell>
          <table:table-cell office:value-type="float" office:value="152.342" calcext:value-type="float">
            <text:p>152,342</text:p>
          </table:table-cell>
          <table:table-cell office:value-type="float" office:value="655.733828" calcext:value-type="float">
            <text:p>655,733828</text:p>
          </table:table-cell>
          <table:table-cell office:value-type="float" office:value="0.060888" calcext:value-type="float">
            <text:p>0,060888</text:p>
          </table:table-cell>
          <table:table-cell office:value-type="float" office:value="-0.014634" calcext:value-type="float">
            <text:p>-0,014634</text:p>
          </table:table-cell>
          <table:table-cell office:value-type="float" office:value="0.006441" calcext:value-type="float">
            <text:p>0,006441</text:p>
          </table:table-cell>
        </table:table-row>
        <table:table-row table:style-name="ro1">
          <table:table-cell office:value-type="string" calcext:value-type="string">
            <text:p>10 Mar 2017 07:37:00.000</text:p>
          </table:table-cell>
          <table:table-cell office:value-type="float" office:value="29.038" calcext:value-type="float">
            <text:p>29,038</text:p>
          </table:table-cell>
          <table:table-cell office:value-type="float" office:value="151.443" calcext:value-type="float">
            <text:p>151,443</text:p>
          </table:table-cell>
          <table:table-cell office:value-type="float" office:value="656.171463" calcext:value-type="float">
            <text:p>656,171463</text:p>
          </table:table-cell>
          <table:table-cell office:value-type="float" office:value="0.060808" calcext:value-type="float">
            <text:p>0,060808</text:p>
          </table:table-cell>
          <table:table-cell office:value-type="float" office:value="-0.015338" calcext:value-type="float">
            <text:p>-0,015338</text:p>
          </table:table-cell>
          <table:table-cell office:value-type="float" office:value="0.008099" calcext:value-type="float">
            <text:p>0,008099</text:p>
          </table:table-cell>
        </table:table-row>
        <table:table-row table:style-name="ro1">
          <table:table-cell office:value-type="string" calcext:value-type="string">
            <text:p>10 Mar 2017 07:38:00.000</text:p>
          </table:table-cell>
          <table:table-cell office:value-type="float" office:value="32.684" calcext:value-type="float">
            <text:p>32,684</text:p>
          </table:table-cell>
          <table:table-cell office:value-type="float" office:value="150.498" calcext:value-type="float">
            <text:p>150,498</text:p>
          </table:table-cell>
          <table:table-cell office:value-type="float" office:value="656.701556" calcext:value-type="float">
            <text:p>656,701556</text:p>
          </table:table-cell>
          <table:table-cell office:value-type="float" office:value="0.060711" calcext:value-type="float">
            <text:p>0,060711</text:p>
          </table:table-cell>
          <table:table-cell office:value-type="float" office:value="-0.016214" calcext:value-type="float">
            <text:p>-0,016214</text:p>
          </table:table-cell>
          <table:table-cell office:value-type="float" office:value="0.00952" calcext:value-type="float">
            <text:p>0,00952</text:p>
          </table:table-cell>
        </table:table-row>
        <table:table-row table:style-name="ro1">
          <table:table-cell office:value-type="string" calcext:value-type="string">
            <text:p>10 Mar 2017 07:39:00.000</text:p>
          </table:table-cell>
          <table:table-cell office:value-type="float" office:value="36.323" calcext:value-type="float">
            <text:p>36,323</text:p>
          </table:table-cell>
          <table:table-cell office:value-type="float" office:value="149.493" calcext:value-type="float">
            <text:p>149,493</text:p>
          </table:table-cell>
          <table:table-cell office:value-type="float" office:value="657.309203" calcext:value-type="float">
            <text:p>657,309203</text:p>
          </table:table-cell>
          <table:table-cell office:value-type="float" office:value="0.060597" calcext:value-type="float">
            <text:p>0,060597</text:p>
          </table:table-cell>
          <table:table-cell office:value-type="float" office:value="-0.017306" calcext:value-type="float">
            <text:p>-0,017306</text:p>
          </table:table-cell>
          <table:table-cell office:value-type="float" office:value="0.010683" calcext:value-type="float">
            <text:p>0,010683</text:p>
          </table:table-cell>
        </table:table-row>
        <table:table-row table:style-name="ro1">
          <table:table-cell office:value-type="string" calcext:value-type="string">
            <text:p>10 Mar 2017 07:40:00.000</text:p>
          </table:table-cell>
          <table:table-cell office:value-type="float" office:value="39.955" calcext:value-type="float">
            <text:p>39,955</text:p>
          </table:table-cell>
          <table:table-cell office:value-type="float" office:value="148.416" calcext:value-type="float">
            <text:p>148,416</text:p>
          </table:table-cell>
          <table:table-cell office:value-type="float" office:value="657.978449" calcext:value-type="float">
            <text:p>657,978449</text:p>
          </table:table-cell>
          <table:table-cell office:value-type="float" office:value="0.060461" calcext:value-type="float">
            <text:p>0,060461</text:p>
          </table:table-cell>
          <table:table-cell office:value-type="float" office:value="-0.018672" calcext:value-type="float">
            <text:p>-0,018672</text:p>
          </table:table-cell>
          <table:table-cell office:value-type="float" office:value="0.011572" calcext:value-type="float">
            <text:p>0,011572</text:p>
          </table:table-cell>
        </table:table-row>
        <table:table-row table:style-name="ro1">
          <table:table-cell office:value-type="string" calcext:value-type="string">
            <text:p>10 Mar 2017 07:41:00.000</text:p>
          </table:table-cell>
          <table:table-cell office:value-type="float" office:value="43.578" calcext:value-type="float">
            <text:p>43,578</text:p>
          </table:table-cell>
          <table:table-cell office:value-type="float" office:value="147.246" calcext:value-type="float">
            <text:p>147,246</text:p>
          </table:table-cell>
          <table:table-cell office:value-type="float" office:value="658.69258" calcext:value-type="float">
            <text:p>658,69258</text:p>
          </table:table-cell>
          <table:table-cell office:value-type="float" office:value="0.060298" calcext:value-type="float">
            <text:p>0,060298</text:p>
          </table:table-cell>
          <table:table-cell office:value-type="float" office:value="-0.020397" calcext:value-type="float">
            <text:p>-0,020397</text:p>
          </table:table-cell>
          <table:table-cell office:value-type="float" office:value="0.012179" calcext:value-type="float">
            <text:p>0,012179</text:p>
          </table:table-cell>
        </table:table-row>
        <table:table-row table:style-name="ro1">
          <table:table-cell office:value-type="string" calcext:value-type="string">
            <text:p>10 Mar 2017 07:42:00.000</text:p>
          </table:table-cell>
          <table:table-cell office:value-type="float" office:value="47.19" calcext:value-type="float">
            <text:p>47,19</text:p>
          </table:table-cell>
          <table:table-cell office:value-type="float" office:value="145.958" calcext:value-type="float">
            <text:p>145,958</text:p>
          </table:table-cell>
          <table:table-cell office:value-type="float" office:value="659.434429" calcext:value-type="float">
            <text:p>659,434429</text:p>
          </table:table-cell>
          <table:table-cell office:value-type="float" office:value="0.0601" calcext:value-type="float">
            <text:p>0,0601</text:p>
          </table:table-cell>
          <table:table-cell office:value-type="float" office:value="-0.022598" calcext:value-type="float">
            <text:p>-0,022598</text:p>
          </table:table-cell>
          <table:table-cell office:value-type="float" office:value="0.012497" calcext:value-type="float">
            <text:p>0,012497</text:p>
          </table:table-cell>
        </table:table-row>
        <table:table-row table:style-name="ro1">
          <table:table-cell office:value-type="string" calcext:value-type="string">
            <text:p>10 Mar 2017 07:43:00.000</text:p>
          </table:table-cell>
          <table:table-cell office:value-type="float" office:value="50.789" calcext:value-type="float">
            <text:p>50,789</text:p>
          </table:table-cell>
          <table:table-cell office:value-type="float" office:value="144.521" calcext:value-type="float">
            <text:p>144,521</text:p>
          </table:table-cell>
          <table:table-cell office:value-type="float" office:value="660.186683" calcext:value-type="float">
            <text:p>660,186683</text:p>
          </table:table-cell>
          <table:table-cell office:value-type="float" office:value="0.059857" calcext:value-type="float">
            <text:p>0,059857</text:p>
          </table:table-cell>
          <table:table-cell office:value-type="float" office:value="-0.025451" calcext:value-type="float">
            <text:p>-0,025451</text:p>
          </table:table-cell>
          <table:table-cell office:value-type="float" office:value="0.012527" calcext:value-type="float">
            <text:p>0,012527</text:p>
          </table:table-cell>
        </table:table-row>
        <table:table-row table:style-name="ro1">
          <table:table-cell office:value-type="string" calcext:value-type="string">
            <text:p>10 Mar 2017 07:44:00.000</text:p>
          </table:table-cell>
          <table:table-cell office:value-type="float" office:value="54.372" calcext:value-type="float">
            <text:p>54,372</text:p>
          </table:table-cell>
          <table:table-cell office:value-type="float" office:value="142.886" calcext:value-type="float">
            <text:p>142,886</text:p>
          </table:table-cell>
          <table:table-cell office:value-type="float" office:value="660.932191" calcext:value-type="float">
            <text:p>660,932191</text:p>
          </table:table-cell>
          <table:table-cell office:value-type="float" office:value="0.059548" calcext:value-type="float">
            <text:p>0,059548</text:p>
          </table:table-cell>
          <table:table-cell office:value-type="float" office:value="-0.029217" calcext:value-type="float">
            <text:p>-0,029217</text:p>
          </table:table-cell>
          <table:table-cell office:value-type="float" office:value="0.012275" calcext:value-type="float">
            <text:p>0,012275</text:p>
          </table:table-cell>
        </table:table-row>
        <table:table-row table:style-name="ro1">
          <table:table-cell office:value-type="string" calcext:value-type="string">
            <text:p>10 Mar 2017 07:45:00.000</text:p>
          </table:table-cell>
          <table:table-cell office:value-type="float" office:value="57.933" calcext:value-type="float">
            <text:p>57,933</text:p>
          </table:table-cell>
          <table:table-cell office:value-type="float" office:value="140.988" calcext:value-type="float">
            <text:p>140,988</text:p>
          </table:table-cell>
          <table:table-cell office:value-type="float" office:value="661.654266" calcext:value-type="float">
            <text:p>661,654266</text:p>
          </table:table-cell>
          <table:table-cell office:value-type="float" office:value="0.059145" calcext:value-type="float">
            <text:p>0,059145</text:p>
          </table:table-cell>
          <table:table-cell office:value-type="float" office:value="-0.034306" calcext:value-type="float">
            <text:p>-0,034306</text:p>
          </table:table-cell>
          <table:table-cell office:value-type="float" office:value="0.011749" calcext:value-type="float">
            <text:p>0,011749</text:p>
          </table:table-cell>
        </table:table-row>
        <table:table-row table:style-name="ro1">
          <table:table-cell office:value-type="string" calcext:value-type="string">
            <text:p>10 Mar 2017 07:46:00.000</text:p>
          </table:table-cell>
          <table:table-cell office:value-type="float" office:value="61.466" calcext:value-type="float">
            <text:p>61,466</text:p>
          </table:table-cell>
          <table:table-cell office:value-type="float" office:value="138.73" calcext:value-type="float">
            <text:p>138,73</text:p>
          </table:table-cell>
          <table:table-cell office:value-type="float" office:value="662.336975" calcext:value-type="float">
            <text:p>662,336975</text:p>
          </table:table-cell>
          <table:table-cell office:value-type="float" office:value="0.058598" calcext:value-type="float">
            <text:p>0,058598</text:p>
          </table:table-cell>
          <table:table-cell office:value-type="float" office:value="-0.041376" calcext:value-type="float">
            <text:p>-0,041376</text:p>
          </table:table-cell>
          <table:table-cell office:value-type="float" office:value="0.010966" calcext:value-type="float">
            <text:p>0,010966</text:p>
          </table:table-cell>
        </table:table-row>
        <table:table-row table:style-name="ro1">
          <table:table-cell office:value-type="string" calcext:value-type="string">
            <text:p>10 Mar 2017 07:47:00.000</text:p>
          </table:table-cell>
          <table:table-cell office:value-type="float" office:value="64.96" calcext:value-type="float">
            <text:p>64,96</text:p>
          </table:table-cell>
          <table:table-cell office:value-type="float" office:value="135.962" calcext:value-type="float">
            <text:p>135,962</text:p>
          </table:table-cell>
          <table:table-cell office:value-type="float" office:value="662.965413" calcext:value-type="float">
            <text:p>662,965413</text:p>
          </table:table-cell>
          <table:table-cell office:value-type="float" office:value="0.057824" calcext:value-type="float">
            <text:p>0,057824</text:p>
          </table:table-cell>
          <table:table-cell office:value-type="float" office:value="-0.051536" calcext:value-type="float">
            <text:p>-0,051536</text:p>
          </table:table-cell>
          <table:table-cell office:value-type="float" office:value="0.009944" calcext:value-type="float">
            <text:p>0,009944</text:p>
          </table:table-cell>
        </table:table-row>
        <table:table-row table:style-name="ro1">
          <table:table-cell office:value-type="string" calcext:value-type="string">
            <text:p>10 Mar 2017 07:48:00.000</text:p>
          </table:table-cell>
          <table:table-cell office:value-type="float" office:value="68.398" calcext:value-type="float">
            <text:p>68,398</text:p>
          </table:table-cell>
          <table:table-cell office:value-type="float" office:value="132.446" calcext:value-type="float">
            <text:p>132,446</text:p>
          </table:table-cell>
          <table:table-cell office:value-type="float" office:value="663.52596" calcext:value-type="float">
            <text:p>663,52596</text:p>
          </table:table-cell>
          <table:table-cell office:value-type="float" office:value="0.056668" calcext:value-type="float">
            <text:p>0,056668</text:p>
          </table:table-cell>
          <table:table-cell office:value-type="float" office:value="-0.06674" calcext:value-type="float">
            <text:p>-0,06674</text:p>
          </table:table-cell>
          <table:table-cell office:value-type="float" office:value="0.008708" calcext:value-type="float">
            <text:p>0,008708</text:p>
          </table:table-cell>
        </table:table-row>
        <table:table-row table:style-name="ro1">
          <table:table-cell office:value-type="string" calcext:value-type="string">
            <text:p>10 Mar 2017 07:49:00.000</text:p>
          </table:table-cell>
          <table:table-cell office:value-type="float" office:value="71.747" calcext:value-type="float">
            <text:p>71,747</text:p>
          </table:table-cell>
          <table:table-cell office:value-type="float" office:value="127.782" calcext:value-type="float">
            <text:p>127,782</text:p>
          </table:table-cell>
          <table:table-cell office:value-type="float" office:value="664.006508" calcext:value-type="float">
            <text:p>664,006508</text:p>
          </table:table-cell>
          <table:table-cell office:value-type="float" office:value="0.054829" calcext:value-type="float">
            <text:p>0,054829</text:p>
          </table:table-cell>
          <table:table-cell office:value-type="float" office:value="-0.090587" calcext:value-type="float">
            <text:p>-0,090587</text:p>
          </table:table-cell>
          <table:table-cell office:value-type="float" office:value="0.007283" calcext:value-type="float">
            <text:p>0,007283</text:p>
          </table:table-cell>
        </table:table-row>
        <table:table-row table:style-name="ro1">
          <table:table-cell office:value-type="string" calcext:value-type="string">
            <text:p>10 Mar 2017 07:50:00.000</text:p>
          </table:table-cell>
          <table:table-cell office:value-type="float" office:value="74.951" calcext:value-type="float">
            <text:p>74,951</text:p>
          </table:table-cell>
          <table:table-cell office:value-type="float" office:value="121.27" calcext:value-type="float">
            <text:p>121,27</text:p>
          </table:table-cell>
          <table:table-cell office:value-type="float" office:value="664.396671" calcext:value-type="float">
            <text:p>664,396671</text:p>
          </table:table-cell>
          <table:table-cell office:value-type="float" office:value="0.05168" calcext:value-type="float">
            <text:p>0,05168</text:p>
          </table:table-cell>
          <table:table-cell office:value-type="float" office:value="-0.129887" calcext:value-type="float">
            <text:p>-0,129887</text:p>
          </table:table-cell>
          <table:table-cell office:value-type="float" office:value="0.0057" calcext:value-type="float">
            <text:p>0,0057</text:p>
          </table:table-cell>
        </table:table-row>
        <table:table-row table:style-name="ro1">
          <table:table-cell office:value-type="string" calcext:value-type="string">
            <text:p>10 Mar 2017 07:51:00.000</text:p>
          </table:table-cell>
          <table:table-cell office:value-type="float" office:value="77.896" calcext:value-type="float">
            <text:p>77,896</text:p>
          </table:table-cell>
          <table:table-cell office:value-type="float" office:value="111.646" calcext:value-type="float">
            <text:p>111,646</text:p>
          </table:table-cell>
          <table:table-cell office:value-type="float" office:value="664.687954" calcext:value-type="float">
            <text:p>664,687954</text:p>
          </table:table-cell>
          <table:table-cell office:value-type="float" office:value="0.045844" calcext:value-type="float">
            <text:p>0,045844</text:p>
          </table:table-cell>
          <table:table-cell office:value-type="float" office:value="-0.196872" calcext:value-type="float">
            <text:p>-0,196872</text:p>
          </table:table-cell>
          <table:table-cell office:value-type="float" office:value="0.003992" calcext:value-type="float">
            <text:p>0,003992</text:p>
          </table:table-cell>
        </table:table-row>
        <table:table-row table:style-name="ro1">
          <table:table-cell office:value-type="string" calcext:value-type="string">
            <text:p>10 Mar 2017 07:52:00.000</text:p>
          </table:table-cell>
          <table:table-cell office:value-type="float" office:value="80.342" calcext:value-type="float">
            <text:p>80,342</text:p>
          </table:table-cell>
          <table:table-cell office:value-type="float" office:value="96.798" calcext:value-type="float">
            <text:p>96,798</text:p>
          </table:table-cell>
          <table:table-cell office:value-type="float" office:value="664.873899" calcext:value-type="float">
            <text:p>664,873899</text:p>
          </table:table-cell>
          <table:table-cell office:value-type="float" office:value="0.034401" calcext:value-type="float">
            <text:p>0,034401</text:p>
          </table:table-cell>
          <table:table-cell office:value-type="float" office:value="-0.305148" calcext:value-type="float">
            <text:p>-0,305148</text:p>
          </table:table-cell>
          <table:table-cell office:value-type="float" office:value="0.002195" calcext:value-type="float">
            <text:p>0,002195</text:p>
          </table:table-cell>
        </table:table-row>
        <table:table-row table:style-name="ro1">
          <table:table-cell office:value-type="string" calcext:value-type="string">
            <text:p>10 Mar 2017 07:53:00.000</text:p>
          </table:table-cell>
          <table:table-cell office:value-type="float" office:value="81.829" calcext:value-type="float">
            <text:p>81,829</text:p>
          </table:table-cell>
          <table:table-cell office:value-type="float" office:value="74.723" calcext:value-type="float">
            <text:p>74,723</text:p>
          </table:table-cell>
          <table:table-cell office:value-type="float" office:value="664.950191" calcext:value-type="float">
            <text:p>664,950191</text:p>
          </table:table-cell>
          <table:table-cell office:value-type="float" office:value="0.013427" calcext:value-type="float">
            <text:p>0,013427</text:p>
          </table:table-cell>
          <table:table-cell office:value-type="float" office:value="-0.423526" calcext:value-type="float">
            <text:p>-0,423526</text:p>
          </table:table-cell>
          <table:table-cell office:value-type="float" office:value="0.000343" calcext:value-type="float">
            <text:p>0,000343</text:p>
          </table:table-cell>
        </table:table-row>
        <table:table-row table:style-name="ro1">
          <table:table-cell office:value-type="string" calcext:value-type="string">
            <text:p>10 Mar 2017 07:54:00.000</text:p>
          </table:table-cell>
          <table:table-cell office:value-type="float" office:value="81.818" calcext:value-type="float">
            <text:p>81,818</text:p>
          </table:table-cell>
          <table:table-cell office:value-type="float" office:value="48.481" calcext:value-type="float">
            <text:p>48,481</text:p>
          </table:table-cell>
          <table:table-cell office:value-type="float" office:value="664.914733" calcext:value-type="float">
            <text:p>664,914733</text:p>
          </table:table-cell>
          <table:table-cell office:value-type="float" office:value="-0.013786" calcext:value-type="float">
            <text:p>-0,013786</text:p>
          </table:table-cell>
          <table:table-cell office:value-type="float" office:value="-0.422376" calcext:value-type="float">
            <text:p>-0,422376</text:p>
          </table:table-cell>
          <table:table-cell office:value-type="float" office:value="-0.001525" calcext:value-type="float">
            <text:p>-0,001525</text:p>
          </table:table-cell>
        </table:table-row>
        <table:table-row table:style-name="ro1">
          <table:table-cell office:value-type="string" calcext:value-type="string">
            <text:p>10 Mar 2017 07:55:00.000</text:p>
          </table:table-cell>
          <table:table-cell office:value-type="float" office:value="80.313" calcext:value-type="float">
            <text:p>80,313</text:p>
          </table:table-cell>
          <table:table-cell office:value-type="float" office:value="26.503" calcext:value-type="float">
            <text:p>26,503</text:p>
          </table:table-cell>
          <table:table-cell office:value-type="float" office:value="664.767681" calcext:value-type="float">
            <text:p>664,767681</text:p>
          </table:table-cell>
          <table:table-cell office:value-type="float" office:value="-0.034619" calcext:value-type="float">
            <text:p>-0,034619</text:p>
          </table:table-cell>
          <table:table-cell office:value-type="float" office:value="-0.303386" calcext:value-type="float">
            <text:p>-0,303386</text:p>
          </table:table-cell>
          <table:table-cell office:value-type="float" office:value="-0.003371" calcext:value-type="float">
            <text:p>-0,003371</text:p>
          </table:table-cell>
        </table:table-row>
        <table:table-row table:style-name="ro1">
          <table:table-cell office:value-type="string" calcext:value-type="string">
            <text:p>10 Mar 2017 07:56:00.000</text:p>
          </table:table-cell>
          <table:table-cell office:value-type="float" office:value="77.858" calcext:value-type="float">
            <text:p>77,858</text:p>
          </table:table-cell>
          <table:table-cell office:value-type="float" office:value="11.746" calcext:value-type="float">
            <text:p>11,746</text:p>
          </table:table-cell>
          <table:table-cell office:value-type="float" office:value="664.511443" calcext:value-type="float">
            <text:p>664,511443</text:p>
          </table:table-cell>
          <table:table-cell office:value-type="float" office:value="-0.045957" calcext:value-type="float">
            <text:p>-0,045957</text:p>
          </table:table-cell>
          <table:table-cell office:value-type="float" office:value="-0.195682" calcext:value-type="float">
            <text:p>-0,195682</text:p>
          </table:table-cell>
          <table:table-cell office:value-type="float" office:value="-0.005158" calcext:value-type="float">
            <text:p>-0,005158</text:p>
          </table:table-cell>
        </table:table-row>
        <table:table-row table:style-name="ro1">
          <table:table-cell office:value-type="string" calcext:value-type="string">
            <text:p>10 Mar 2017 07:57:00.000</text:p>
          </table:table-cell>
          <table:table-cell office:value-type="float" office:value="74.908" calcext:value-type="float">
            <text:p>74,908</text:p>
          </table:table-cell>
          <table:table-cell office:value-type="float" office:value="2.177" calcext:value-type="float">
            <text:p>2,177</text:p>
          </table:table-cell>
          <table:table-cell office:value-type="float" office:value="664.150641" calcext:value-type="float">
            <text:p>664,150641</text:p>
          </table:table-cell>
          <table:table-cell office:value-type="float" office:value="-0.051742" calcext:value-type="float">
            <text:p>-0,051742</text:p>
          </table:table-cell>
          <table:table-cell office:value-type="float" office:value="-0.12919" calcext:value-type="float">
            <text:p>-0,12919</text:p>
          </table:table-cell>
          <table:table-cell office:value-type="float" office:value="-0.006851" calcext:value-type="float">
            <text:p>-0,006851</text:p>
          </table:table-cell>
        </table:table-row>
        <table:table-row table:style-name="ro1">
          <table:table-cell office:value-type="string" calcext:value-type="string">
            <text:p>10 Mar 2017 07:58:00.000</text:p>
          </table:table-cell>
          <table:table-cell office:value-type="float" office:value="71.701" calcext:value-type="float">
            <text:p>71,701</text:p>
          </table:table-cell>
          <table:table-cell office:value-type="float" office:value="-4.303" calcext:value-type="float">
            <text:p>-4,303</text:p>
          </table:table-cell>
          <table:table-cell office:value-type="float" office:value="663.69204" calcext:value-type="float">
            <text:p>663,69204</text:p>
          </table:table-cell>
          <table:table-cell office:value-type="float" office:value="-0.054867" calcext:value-type="float">
            <text:p>-0,054867</text:p>
          </table:table-cell>
          <table:table-cell office:value-type="float" office:value="-0.090172" calcext:value-type="float">
            <text:p>-0,090172</text:p>
          </table:table-cell>
          <table:table-cell office:value-type="float" office:value="-0.008413" calcext:value-type="float">
            <text:p>-0,008413</text:p>
          </table:table-cell>
        </table:table-row>
        <table:table-row table:style-name="ro1">
          <table:table-cell office:value-type="string" calcext:value-type="string">
            <text:p>10 Mar 2017 07:59:00.000</text:p>
          </table:table-cell>
          <table:table-cell office:value-type="float" office:value="68.349" calcext:value-type="float">
            <text:p>68,349</text:p>
          </table:table-cell>
          <table:table-cell office:value-type="float" office:value="-8.947" calcext:value-type="float">
            <text:p>-8,947</text:p>
          </table:table-cell>
          <table:table-cell office:value-type="float" office:value="663.144435" calcext:value-type="float">
            <text:p>663,144435</text:p>
          </table:table-cell>
          <table:table-cell office:value-type="float" office:value="-0.056694" calcext:value-type="float">
            <text:p>-0,056694</text:p>
          </table:table-cell>
          <table:table-cell office:value-type="float" office:value="-0.066482" calcext:value-type="float">
            <text:p>-0,066482</text:p>
          </table:table-cell>
          <table:table-cell office:value-type="float" office:value="-0.009812" calcext:value-type="float">
            <text:p>-0,009812</text:p>
          </table:table-cell>
        </table:table-row>
        <table:table-row table:style-name="ro1">
          <table:table-cell office:value-type="string" calcext:value-type="string">
            <text:p>10 Mar 2017 08:00:00.000</text:p>
          </table:table-cell>
          <table:table-cell office:value-type="float" office:value="64.911" calcext:value-type="float">
            <text:p>64,911</text:p>
          </table:table-cell>
          <table:table-cell office:value-type="float" office:value="-12.45" calcext:value-type="float">
            <text:p>-12,45</text:p>
          </table:table-cell>
          <table:table-cell office:value-type="float" office:value="662.518509" calcext:value-type="float">
            <text:p>662,518509</text:p>
          </table:table-cell>
          <table:table-cell office:value-type="float" office:value="-0.057845" calcext:value-type="float">
            <text:p>-0,057845</text:p>
          </table:table-cell>
          <table:table-cell office:value-type="float" office:value="-0.051367" calcext:value-type="float">
            <text:p>-0,051367</text:p>
          </table:table-cell>
          <table:table-cell office:value-type="float" office:value="-0.011019" calcext:value-type="float">
            <text:p>-0,011019</text:p>
          </table:table-cell>
        </table:table-row>
        <table:table-row table:style-name="ro1">
          <table:table-cell office:value-type="string" calcext:value-type="string">
            <text:p>10 Mar 2017 08:01:00.000</text:p>
          </table:table-cell>
          <table:table-cell office:value-type="float" office:value="61.416" calcext:value-type="float">
            <text:p>61,416</text:p>
          </table:table-cell>
          <table:table-cell office:value-type="float" office:value="-15.21" calcext:value-type="float">
            <text:p>-15,21</text:p>
          </table:table-cell>
          <table:table-cell office:value-type="float" office:value="661.826657" calcext:value-type="float">
            <text:p>661,826657</text:p>
          </table:table-cell>
          <table:table-cell office:value-type="float" office:value="-0.058616" calcext:value-type="float">
            <text:p>-0,058616</text:p>
          </table:table-cell>
          <table:table-cell office:value-type="float" office:value="-0.04126" calcext:value-type="float">
            <text:p>-0,04126</text:p>
          </table:table-cell>
          <table:table-cell office:value-type="float" office:value="-0.012005" calcext:value-type="float">
            <text:p>-0,012005</text:p>
          </table:table-cell>
        </table:table-row>
        <table:table-row table:style-name="ro1">
          <table:table-cell office:value-type="string" calcext:value-type="string">
            <text:p>10 Mar 2017 08:02:00.000</text:p>
          </table:table-cell>
          <table:table-cell office:value-type="float" office:value="57.881" calcext:value-type="float">
            <text:p>57,881</text:p>
          </table:table-cell>
          <table:table-cell office:value-type="float" office:value="-17.462" calcext:value-type="float">
            <text:p>-17,462</text:p>
          </table:table-cell>
          <table:table-cell office:value-type="float" office:value="661.082782" calcext:value-type="float">
            <text:p>661,082782</text:p>
          </table:table-cell>
          <table:table-cell office:value-type="float" office:value="-0.059161" calcext:value-type="float">
            <text:p>-0,059161</text:p>
          </table:table-cell>
          <table:table-cell office:value-type="float" office:value="-0.034224" calcext:value-type="float">
            <text:p>-0,034224</text:p>
          </table:table-cell>
          <table:table-cell office:value-type="float" office:value="-0.012749" calcext:value-type="float">
            <text:p>-0,012749</text:p>
          </table:table-cell>
        </table:table-row>
        <table:table-row table:style-name="ro1">
          <table:table-cell office:value-type="string" calcext:value-type="string">
            <text:p>10 Mar 2017 08:03:00.000</text:p>
          </table:table-cell>
          <table:table-cell office:value-type="float" office:value="54.319" calcext:value-type="float">
            <text:p>54,319</text:p>
          </table:table-cell>
          <table:table-cell office:value-type="float" office:value="-19.356" calcext:value-type="float">
            <text:p>-19,356</text:p>
          </table:table-cell>
          <table:table-cell office:value-type="float" office:value="660.302058" calcext:value-type="float">
            <text:p>660,302058</text:p>
          </table:table-cell>
          <table:table-cell office:value-type="float" office:value="-0.059563" calcext:value-type="float">
            <text:p>-0,059563</text:p>
          </table:table-cell>
          <table:table-cell office:value-type="float" office:value="-0.029158" calcext:value-type="float">
            <text:p>-0,029158</text:p>
          </table:table-cell>
          <table:table-cell office:value-type="float" office:value="-0.01323" calcext:value-type="float">
            <text:p>-0,01323</text:p>
          </table:table-cell>
        </table:table-row>
        <table:table-row table:style-name="ro1">
          <table:table-cell office:value-type="string" calcext:value-type="string">
            <text:p>10 Mar 2017 08:04:00.000</text:p>
          </table:table-cell>
          <table:table-cell office:value-type="float" office:value="50.736" calcext:value-type="float">
            <text:p>50,736</text:p>
          </table:table-cell>
          <table:table-cell office:value-type="float" office:value="-20.987" calcext:value-type="float">
            <text:p>-20,987</text:p>
          </table:table-cell>
          <table:table-cell office:value-type="float" office:value="659.500679" calcext:value-type="float">
            <text:p>659,500679</text:p>
          </table:table-cell>
          <table:table-cell office:value-type="float" office:value="-0.059872" calcext:value-type="float">
            <text:p>-0,059872</text:p>
          </table:table-cell>
          <table:table-cell office:value-type="float" office:value="-0.025406" calcext:value-type="float">
            <text:p>-0,025406</text:p>
          </table:table-cell>
          <table:table-cell office:value-type="float" office:value="-0.013435" calcext:value-type="float">
            <text:p>-0,013435</text:p>
          </table:table-cell>
        </table:table-row>
        <table:table-row table:style-name="ro1">
          <table:table-cell office:value-type="string" calcext:value-type="string">
            <text:p>10 Mar 2017 08:05:00.000</text:p>
          </table:table-cell>
          <table:table-cell office:value-type="float" office:value="47.136" calcext:value-type="float">
            <text:p>47,136</text:p>
          </table:table-cell>
          <table:table-cell office:value-type="float" office:value="-22.423" calcext:value-type="float">
            <text:p>-22,423</text:p>
          </table:table-cell>
          <table:table-cell office:value-type="float" office:value="658.695579" calcext:value-type="float">
            <text:p>658,695579</text:p>
          </table:table-cell>
          <table:table-cell office:value-type="float" office:value="-0.060116" calcext:value-type="float">
            <text:p>-0,060116</text:p>
          </table:table-cell>
          <table:table-cell office:value-type="float" office:value="-0.022564" calcext:value-type="float">
            <text:p>-0,022564</text:p>
          </table:table-cell>
          <table:table-cell office:value-type="float" office:value="-0.013352" calcext:value-type="float">
            <text:p>-0,013352</text:p>
          </table:table-cell>
        </table:table-row>
        <table:table-row table:style-name="ro1">
          <table:table-cell office:value-type="string" calcext:value-type="string">
            <text:p>10 Mar 2017 08:06:00.000</text:p>
          </table:table-cell>
          <table:table-cell office:value-type="float" office:value="43.523" calcext:value-type="float">
            <text:p>43,523</text:p>
          </table:table-cell>
          <table:table-cell office:value-type="float" office:value="-23.708" calcext:value-type="float">
            <text:p>-23,708</text:p>
          </table:table-cell>
          <table:table-cell office:value-type="float" office:value="657.904142" calcext:value-type="float">
            <text:p>657,904142</text:p>
          </table:table-cell>
          <table:table-cell office:value-type="float" office:value="-0.060314" calcext:value-type="float">
            <text:p>-0,060314</text:p>
          </table:table-cell>
          <table:table-cell office:value-type="float" office:value="-0.020371" calcext:value-type="float">
            <text:p>-0,020371</text:p>
          </table:table-cell>
          <table:table-cell office:value-type="float" office:value="-0.012978" calcext:value-type="float">
            <text:p>-0,012978</text:p>
          </table:table-cell>
        </table:table-row>
        <table:table-row table:style-name="ro1">
          <table:table-cell office:value-type="string" calcext:value-type="string">
            <text:p>10 Mar 2017 08:07:00.000</text:p>
          </table:table-cell>
          <table:table-cell office:value-type="float" office:value="39.899" calcext:value-type="float">
            <text:p>39,899</text:p>
          </table:table-cell>
          <table:table-cell office:value-type="float" office:value="-24.877" calcext:value-type="float">
            <text:p>-24,877</text:p>
          </table:table-cell>
          <table:table-cell office:value-type="float" office:value="657.143898" calcext:value-type="float">
            <text:p>657,143898</text:p>
          </table:table-cell>
          <table:table-cell office:value-type="float" office:value="-0.060477" calcext:value-type="float">
            <text:p>-0,060477</text:p>
          </table:table-cell>
          <table:table-cell office:value-type="float" office:value="-0.018652" calcext:value-type="float">
            <text:p>-0,018652</text:p>
          </table:table-cell>
          <table:table-cell office:value-type="float" office:value="-0.012312" calcext:value-type="float">
            <text:p>-0,012312</text:p>
          </table:table-cell>
        </table:table-row>
        <table:table-row table:style-name="ro1">
          <table:table-cell office:value-type="string" calcext:value-type="string">
            <text:p>10 Mar 2017 08:08:00.000</text:p>
          </table:table-cell>
          <table:table-cell office:value-type="float" office:value="36.266" calcext:value-type="float">
            <text:p>36,266</text:p>
          </table:table-cell>
          <table:table-cell office:value-type="float" office:value="-25.953" calcext:value-type="float">
            <text:p>-25,953</text:p>
          </table:table-cell>
          <table:table-cell office:value-type="float" office:value="656.432218" calcext:value-type="float">
            <text:p>656,432218</text:p>
          </table:table-cell>
          <table:table-cell office:value-type="float" office:value="-0.060614" calcext:value-type="float">
            <text:p>-0,060614</text:p>
          </table:table-cell>
          <table:table-cell office:value-type="float" office:value="-0.01729" calcext:value-type="float">
            <text:p>-0,01729</text:p>
          </table:table-cell>
          <table:table-cell office:value-type="float" office:value="-0.011359" calcext:value-type="float">
            <text:p>-0,011359</text:p>
          </table:table-cell>
        </table:table-row>
        <table:table-row table:style-name="ro1">
          <table:table-cell office:value-type="string" calcext:value-type="string">
            <text:p>10 Mar 2017 08:09:00.000</text:p>
          </table:table-cell>
          <table:table-cell office:value-type="float" office:value="32.625" calcext:value-type="float">
            <text:p>32,625</text:p>
          </table:table-cell>
          <table:table-cell office:value-type="float" office:value="-26.957" calcext:value-type="float">
            <text:p>-26,957</text:p>
          </table:table-cell>
          <table:table-cell office:value-type="float" office:value="655.785996" calcext:value-type="float">
            <text:p>655,785996</text:p>
          </table:table-cell>
          <table:table-cell office:value-type="float" office:value="-0.060729" calcext:value-type="float">
            <text:p>-0,060729</text:p>
          </table:table-cell>
          <table:table-cell office:value-type="float" office:value="-0.016201" calcext:value-type="float">
            <text:p>-0,016201</text:p>
          </table:table-cell>
          <table:table-cell office:value-type="float" office:value="-0.010131" calcext:value-type="float">
            <text:p>-0,010131</text:p>
          </table:table-cell>
        </table:table-row>
        <table:table-row table:style-name="ro1">
          <table:table-cell office:value-type="string" calcext:value-type="string">
            <text:p>10 Mar 2017 08:10:00.000</text:p>
          </table:table-cell>
          <table:table-cell office:value-type="float" office:value="28.979" calcext:value-type="float">
            <text:p>28,979</text:p>
          </table:table-cell>
          <table:table-cell office:value-type="float" office:value="-27.902" calcext:value-type="float">
            <text:p>-27,902</text:p>
          </table:table-cell>
          <table:table-cell office:value-type="float" office:value="655.221354" calcext:value-type="float">
            <text:p>655,221354</text:p>
          </table:table-cell>
          <table:table-cell office:value-type="float" office:value="-0.060825" calcext:value-type="float">
            <text:p>-0,060825</text:p>
          </table:table-cell>
          <table:table-cell office:value-type="float" office:value="-0.015328" calcext:value-type="float">
            <text:p>-0,015328</text:p>
          </table:table-cell>
          <table:table-cell office:value-type="float" office:value="-0.008642" calcext:value-type="float">
            <text:p>-0,008642</text:p>
          </table:table-cell>
        </table:table-row>
        <table:table-row table:style-name="ro1">
          <table:table-cell office:value-type="string" calcext:value-type="string">
            <text:p>10 Mar 2017 08:11:00.000</text:p>
          </table:table-cell>
          <table:table-cell office:value-type="float" office:value="25.327" calcext:value-type="float">
            <text:p>25,327</text:p>
          </table:table-cell>
          <table:table-cell office:value-type="float" office:value="-28.8" calcext:value-type="float">
            <text:p>-28,8</text:p>
          </table:table-cell>
          <table:table-cell office:value-type="float" office:value="654.753338" calcext:value-type="float">
            <text:p>654,753338</text:p>
          </table:table-cell>
          <table:table-cell office:value-type="float" office:value="-0.060906" calcext:value-type="float">
            <text:p>-0,060906</text:p>
          </table:table-cell>
          <table:table-cell office:value-type="float" office:value="-0.014626" calcext:value-type="float">
            <text:p>-0,014626</text:p>
          </table:table-cell>
          <table:table-cell office:value-type="float" office:value="-0.006912" calcext:value-type="float">
            <text:p>-0,006912</text:p>
          </table:table-cell>
        </table:table-row>
        <table:table-row table:style-name="ro1">
          <table:table-cell office:value-type="string" calcext:value-type="string">
            <text:p>10 Mar 2017 08:12:00.000</text:p>
          </table:table-cell>
          <table:table-cell office:value-type="float" office:value="21.67" calcext:value-type="float">
            <text:p>21,67</text:p>
          </table:table-cell>
          <table:table-cell office:value-type="float" office:value="-29.66" calcext:value-type="float">
            <text:p>-29,66</text:p>
          </table:table-cell>
          <table:table-cell office:value-type="float" office:value="654.395642" calcext:value-type="float">
            <text:p>654,395642</text:p>
          </table:table-cell>
          <table:table-cell office:value-type="float" office:value="-0.060973" calcext:value-type="float">
            <text:p>-0,060973</text:p>
          </table:table-cell>
          <table:table-cell office:value-type="float" office:value="-0.014066" calcext:value-type="float">
            <text:p>-0,014066</text:p>
          </table:table-cell>
          <table:table-cell office:value-type="float" office:value="-0.004968" calcext:value-type="float">
            <text:p>-0,004968</text:p>
          </table:table-cell>
        </table:table-row>
        <table:table-row table:style-name="ro1">
          <table:table-cell office:value-type="string" calcext:value-type="string">
            <text:p>10 Mar 2017 08:13:00.000</text:p>
          </table:table-cell>
          <table:table-cell office:value-type="float" office:value="18.01" calcext:value-type="float">
            <text:p>18,01</text:p>
          </table:table-cell>
          <table:table-cell office:value-type="float" office:value="-30.49" calcext:value-type="float">
            <text:p>-30,49</text:p>
          </table:table-cell>
          <table:table-cell office:value-type="float" office:value="654.160349" calcext:value-type="float">
            <text:p>654,160349</text:p>
          </table:table-cell>
          <table:table-cell office:value-type="float" office:value="-0.061027" calcext:value-type="float">
            <text:p>-0,061027</text:p>
          </table:table-cell>
          <table:table-cell office:value-type="float" office:value="-0.013623" calcext:value-type="float">
            <text:p>-0,013623</text:p>
          </table:table-cell>
          <table:table-cell office:value-type="float" office:value="-0.002837" calcext:value-type="float">
            <text:p>-0,002837</text:p>
          </table:table-cell>
        </table:table-row>
        <table:table-row table:style-name="ro1">
          <table:table-cell office:value-type="string" calcext:value-type="string">
            <text:p>10 Mar 2017 08:14:00.000</text:p>
          </table:table-cell>
          <table:table-cell office:value-type="float" office:value="14.347" calcext:value-type="float">
            <text:p>14,347</text:p>
          </table:table-cell>
          <table:table-cell office:value-type="float" office:value="-31.297" calcext:value-type="float">
            <text:p>-31,297</text:p>
          </table:table-cell>
          <table:table-cell office:value-type="float" office:value="654.057695" calcext:value-type="float">
            <text:p>654,057695</text:p>
          </table:table-cell>
          <table:table-cell office:value-type="float" office:value="-0.061069" calcext:value-type="float">
            <text:p>-0,061069</text:p>
          </table:table-cell>
          <table:table-cell office:value-type="float" office:value="-0.013281" calcext:value-type="float">
            <text:p>-0,013281</text:p>
          </table:table-cell>
          <table:table-cell office:value-type="float" office:value="-0.000552" calcext:value-type="float">
            <text:p>-0,000552</text:p>
          </table:table-cell>
        </table:table-row>
        <table:table-row table:style-name="ro1">
          <table:table-cell office:value-type="string" calcext:value-type="string">
            <text:p>10 Mar 2017 08:15:00.000</text:p>
          </table:table-cell>
          <table:table-cell office:value-type="float" office:value="10.682" calcext:value-type="float">
            <text:p>10,682</text:p>
          </table:table-cell>
          <table:table-cell office:value-type="float" office:value="-32.086" calcext:value-type="float">
            <text:p>-32,086</text:p>
          </table:table-cell>
          <table:table-cell office:value-type="float" office:value="654.095869" calcext:value-type="float">
            <text:p>654,095869</text:p>
          </table:table-cell>
          <table:table-cell office:value-type="float" office:value="-0.061098" calcext:value-type="float">
            <text:p>-0,061098</text:p>
          </table:table-cell>
          <table:table-cell office:value-type="float" office:value="-0.013028" calcext:value-type="float">
            <text:p>-0,013028</text:p>
          </table:table-cell>
          <table:table-cell office:value-type="float" office:value="0.001852" calcext:value-type="float">
            <text:p>0,001852</text:p>
          </table:table-cell>
        </table:table-row>
        <table:table-row table:style-name="ro1">
          <table:table-cell office:value-type="string" calcext:value-type="string">
            <text:p>10 Mar 2017 08:16:00.000</text:p>
          </table:table-cell>
          <table:table-cell office:value-type="float" office:value="7.016" calcext:value-type="float">
            <text:p>7,016</text:p>
          </table:table-cell>
          <table:table-cell office:value-type="float" office:value="-32.862" calcext:value-type="float">
            <text:p>-32,862</text:p>
          </table:table-cell>
          <table:table-cell office:value-type="float" office:value="654.28084" calcext:value-type="float">
            <text:p>654,28084</text:p>
          </table:table-cell>
          <table:table-cell office:value-type="float" office:value="-0.061116" calcext:value-type="float">
            <text:p>-0,061116</text:p>
          </table:table-cell>
          <table:table-cell office:value-type="float" office:value="-0.012854" calcext:value-type="float">
            <text:p>-0,012854</text:p>
          </table:table-cell>
          <table:table-cell office:value-type="float" office:value="0.004335" calcext:value-type="float">
            <text:p>0,004335</text:p>
          </table:table-cell>
        </table:table-row>
        <table:table-row table:style-name="ro1">
          <table:table-cell office:value-type="string" calcext:value-type="string">
            <text:p>10 Mar 2017 08:17:00.000</text:p>
          </table:table-cell>
          <table:table-cell office:value-type="float" office:value="3.349" calcext:value-type="float">
            <text:p>3,349</text:p>
          </table:table-cell>
          <table:table-cell office:value-type="float" office:value="-33.629" calcext:value-type="float">
            <text:p>-33,629</text:p>
          </table:table-cell>
          <table:table-cell office:value-type="float" office:value="654.61623" calcext:value-type="float">
            <text:p>654,61623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53" calcext:value-type="float">
            <text:p>-0,012753</text:p>
          </table:table-cell>
          <table:table-cell office:value-type="float" office:value="0.006858" calcext:value-type="float">
            <text:p>0,006858</text:p>
          </table:table-cell>
        </table:table-row>
        <table:table-row table:style-name="ro1">
          <table:table-cell office:value-type="string" calcext:value-type="string">
            <text:p>10 Mar 2017 08:18:00.000</text:p>
          </table:table-cell>
          <table:table-cell office:value-type="float" office:value="-0.319" calcext:value-type="float">
            <text:p>-0,319</text:p>
          </table:table-cell>
          <table:table-cell office:value-type="float" office:value="-34.393" calcext:value-type="float">
            <text:p>-34,393</text:p>
          </table:table-cell>
          <table:table-cell office:value-type="float" office:value="655.103223" calcext:value-type="float">
            <text:p>655,103223</text:p>
          </table:table-cell>
          <table:table-cell office:value-type="float" office:value="-0.061117" calcext:value-type="float">
            <text:p>-0,061117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0.009381" calcext:value-type="float">
            <text:p>0,009381</text:p>
          </table:table-cell>
        </table:table-row>
        <table:table-row table:style-name="ro1">
          <table:table-cell office:value-type="string" calcext:value-type="string">
            <text:p>10 Mar 2017 08:19:00.000</text:p>
          </table:table-cell>
          <table:table-cell office:value-type="float" office:value="-3.985" calcext:value-type="float">
            <text:p>-3,985</text:p>
          </table:table-cell>
          <table:table-cell office:value-type="float" office:value="-35.158" calcext:value-type="float">
            <text:p>-35,158</text:p>
          </table:table-cell>
          <table:table-cell office:value-type="float" office:value="655.740512" calcext:value-type="float">
            <text:p>655,740512</text:p>
          </table:table-cell>
          <table:table-cell office:value-type="float" office:value="-0.061101" calcext:value-type="float">
            <text:p>-0,061101</text:p>
          </table:table-cell>
          <table:table-cell office:value-type="float" office:value="-0.012763" calcext:value-type="float">
            <text:p>-0,012763</text:p>
          </table:table-cell>
          <table:table-cell office:value-type="float" office:value="0.011861" calcext:value-type="float">
            <text:p>0,011861</text:p>
          </table:table-cell>
        </table:table-row>
        <table:table-row table:style-name="ro1">
          <table:table-cell office:value-type="string" calcext:value-type="string">
            <text:p>10 Mar 2017 08:20:00.000</text:p>
          </table:table-cell>
          <table:table-cell office:value-type="float" office:value="-7.651" calcext:value-type="float">
            <text:p>-7,651</text:p>
          </table:table-cell>
          <table:table-cell office:value-type="float" office:value="-35.926" calcext:value-type="float">
            <text:p>-35,926</text:p>
          </table:table-cell>
          <table:table-cell office:value-type="float" office:value="656.524302" calcext:value-type="float">
            <text:p>656,524302</text:p>
          </table:table-cell>
          <table:table-cell office:value-type="float" office:value="-0.061074" calcext:value-type="float">
            <text:p>-0,061074</text:p>
          </table:table-cell>
          <table:table-cell office:value-type="float" office:value="-0.012873" calcext:value-type="float">
            <text:p>-0,012873</text:p>
          </table:table-cell>
          <table:table-cell office:value-type="float" office:value="0.014256" calcext:value-type="float">
            <text:p>0,014256</text:p>
          </table:table-cell>
        </table:table-row>
        <table:table-row table:style-name="ro1">
          <table:table-cell office:value-type="string" calcext:value-type="string">
            <text:p>10 Mar 2017 08:21:00.000</text:p>
          </table:table-cell>
          <table:table-cell office:value-type="float" office:value="-11.314" calcext:value-type="float">
            <text:p>-11,314</text:p>
          </table:table-cell>
          <table:table-cell office:value-type="float" office:value="-36.704" calcext:value-type="float">
            <text:p>-36,704</text:p>
          </table:table-cell>
          <table:table-cell office:value-type="float" office:value="657.448347" calcext:value-type="float">
            <text:p>657,448347</text:p>
          </table:table-cell>
          <table:table-cell office:value-type="float" office:value="-0.061035" calcext:value-type="float">
            <text:p>-0,061035</text:p>
          </table:table-cell>
          <table:table-cell office:value-type="float" office:value="-0.013057" calcext:value-type="float">
            <text:p>-0,013057</text:p>
          </table:table-cell>
          <table:table-cell office:value-type="float" office:value="0.016528" calcext:value-type="float">
            <text:p>0,016528</text:p>
          </table:table-cell>
        </table:table-row>
        <table:table-row table:style-name="ro1">
          <table:table-cell office:value-type="string" calcext:value-type="string">
            <text:p>10 Mar 2017 08:22:00.000</text:p>
          </table:table-cell>
          <table:table-cell office:value-type="float" office:value="-14.975" calcext:value-type="float">
            <text:p>-14,975</text:p>
          </table:table-cell>
          <table:table-cell office:value-type="float" office:value="-37.495" calcext:value-type="float">
            <text:p>-37,495</text:p>
          </table:table-cell>
          <table:table-cell office:value-type="float" office:value="658.504027" calcext:value-type="float">
            <text:p>658,504027</text:p>
          </table:table-cell>
          <table:table-cell office:value-type="float" office:value="-0.060985" calcext:value-type="float">
            <text:p>-0,060985</text:p>
          </table:table-cell>
          <table:table-cell office:value-type="float" office:value="-0.013322" calcext:value-type="float">
            <text:p>-0,013322</text:p>
          </table:table-cell>
          <table:table-cell office:value-type="float" office:value="0.018636" calcext:value-type="float">
            <text:p>0,018636</text:p>
          </table:table-cell>
        </table:table-row>
        <table:table-row table:style-name="ro1">
          <table:table-cell office:value-type="string" calcext:value-type="string">
            <text:p>10 Mar 2017 08:23:00.000</text:p>
          </table:table-cell>
          <table:table-cell office:value-type="float" office:value="-18.632" calcext:value-type="float">
            <text:p>-18,632</text:p>
          </table:table-cell>
          <table:table-cell office:value-type="float" office:value="-38.304" calcext:value-type="float">
            <text:p>-38,304</text:p>
          </table:table-cell>
          <table:table-cell office:value-type="float" office:value="659.680478" calcext:value-type="float">
            <text:p>659,680478</text:p>
          </table:table-cell>
          <table:table-cell office:value-type="float" office:value="-0.060923" calcext:value-type="float">
            <text:p>-0,060923</text:p>
          </table:table-cell>
          <table:table-cell office:value-type="float" office:value="-0.013676" calcext:value-type="float">
            <text:p>-0,013676</text:p>
          </table:table-cell>
          <table:table-cell office:value-type="float" office:value="0.020546" calcext:value-type="float">
            <text:p>0,020546</text:p>
          </table:table-cell>
        </table:table-row>
        <table:table-row table:style-name="ro1">
          <table:table-cell office:value-type="string" calcext:value-type="string">
            <text:p>10 Mar 2017 08:24:00.000</text:p>
          </table:table-cell>
          <table:table-cell office:value-type="float" office:value="-22.285" calcext:value-type="float">
            <text:p>-22,285</text:p>
          </table:table-cell>
          <table:table-cell office:value-type="float" office:value="-39.138" calcext:value-type="float">
            <text:p>-39,138</text:p>
          </table:table-cell>
          <table:table-cell office:value-type="float" office:value="660.964754" calcext:value-type="float">
            <text:p>660,964754</text:p>
          </table:table-cell>
          <table:table-cell office:value-type="float" office:value="-0.06085" calcext:value-type="float">
            <text:p>-0,06085</text:p>
          </table:table-cell>
          <table:table-cell office:value-type="float" office:value="-0.014133" calcext:value-type="float">
            <text:p>-0,014133</text:p>
          </table:table-cell>
          <table:table-cell office:value-type="float" office:value="0.022223" calcext:value-type="float">
            <text:p>0,022223</text:p>
          </table:table-cell>
        </table:table-row>
        <table:table-row table:style-name="ro1">
          <table:table-cell office:value-type="string" calcext:value-type="string">
            <text:p>10 Mar 2017 08:25:00.000</text:p>
          </table:table-cell>
          <table:table-cell office:value-type="float" office:value="-25.934" calcext:value-type="float">
            <text:p>-25,934</text:p>
          </table:table-cell>
          <table:table-cell office:value-type="float" office:value="-40.003" calcext:value-type="float">
            <text:p>-40,003</text:p>
          </table:table-cell>
          <table:table-cell office:value-type="float" office:value="662.342019" calcext:value-type="float">
            <text:p>662,342019</text:p>
          </table:table-cell>
          <table:table-cell office:value-type="float" office:value="-0.060763" calcext:value-type="float">
            <text:p>-0,060763</text:p>
          </table:table-cell>
          <table:table-cell office:value-type="float" office:value="-0.01471" calcext:value-type="float">
            <text:p>-0,01471</text:p>
          </table:table-cell>
          <table:table-cell office:value-type="float" office:value="0.023638" calcext:value-type="float">
            <text:p>0,023638</text:p>
          </table:table-cell>
        </table:table-row>
        <table:table-row table:style-name="ro1">
          <table:table-cell office:value-type="string" calcext:value-type="string">
            <text:p>10 Mar 2017 08:26:00.000</text:p>
          </table:table-cell>
          <table:table-cell office:value-type="float" office:value="-29.576" calcext:value-type="float">
            <text:p>-29,576</text:p>
          </table:table-cell>
          <table:table-cell office:value-type="float" office:value="-40.906" calcext:value-type="float">
            <text:p>-40,906</text:p>
          </table:table-cell>
          <table:table-cell office:value-type="float" office:value="663.795783" calcext:value-type="float">
            <text:p>663,795783</text:p>
          </table:table-cell>
          <table:table-cell office:value-type="float" office:value="-0.060663" calcext:value-type="float">
            <text:p>-0,060663</text:p>
          </table:table-cell>
          <table:table-cell office:value-type="float" office:value="-0.015431" calcext:value-type="float">
            <text:p>-0,015431</text:p>
          </table:table-cell>
          <table:table-cell office:value-type="float" office:value="0.024767" calcext:value-type="float">
            <text:p>0,024767</text:p>
          </table:table-cell>
        </table:table-row>
        <table:table-row table:style-name="ro1">
          <table:table-cell office:value-type="string" calcext:value-type="string">
            <text:p>10 Mar 2017 08:27:00.000</text:p>
          </table:table-cell>
          <table:table-cell office:value-type="float" office:value="-33.213" calcext:value-type="float">
            <text:p>-33,213</text:p>
          </table:table-cell>
          <table:table-cell office:value-type="float" office:value="-41.858" calcext:value-type="float">
            <text:p>-41,858</text:p>
          </table:table-cell>
          <table:table-cell office:value-type="float" office:value="665.308153" calcext:value-type="float">
            <text:p>665,308153</text:p>
          </table:table-cell>
          <table:table-cell office:value-type="float" office:value="-0.060548" calcext:value-type="float">
            <text:p>-0,060548</text:p>
          </table:table-cell>
          <table:table-cell office:value-type="float" office:value="-0.016328" calcext:value-type="float">
            <text:p>-0,016328</text:p>
          </table:table-cell>
          <table:table-cell office:value-type="float" office:value="0.025587" calcext:value-type="float">
            <text:p>0,025587</text:p>
          </table:table-cell>
        </table:table-row>
        <table:table-row table:style-name="ro1">
          <table:table-cell office:value-type="string" calcext:value-type="string">
            <text:p>10 Mar 2017 08:28:00.000</text:p>
          </table:table-cell>
          <table:table-cell office:value-type="float" office:value="-36.842" calcext:value-type="float">
            <text:p>-36,842</text:p>
          </table:table-cell>
          <table:table-cell office:value-type="float" office:value="-42.87" calcext:value-type="float">
            <text:p>-42,87</text:p>
          </table:table-cell>
          <table:table-cell office:value-type="float" office:value="666.860118" calcext:value-type="float">
            <text:p>666,860118</text:p>
          </table:table-cell>
          <table:table-cell office:value-type="float" office:value="-0.060415" calcext:value-type="float">
            <text:p>-0,060415</text:p>
          </table:table-cell>
          <table:table-cell office:value-type="float" office:value="-0.017446" calcext:value-type="float">
            <text:p>-0,017446</text:p>
          </table:table-cell>
          <table:table-cell office:value-type="float" office:value="0.026082" calcext:value-type="float">
            <text:p>0,026082</text:p>
          </table:table-cell>
        </table:table-row>
        <table:table-row table:style-name="ro1">
          <table:table-cell office:value-type="string" calcext:value-type="string">
            <text:p>10 Mar 2017 08:29:00.000</text:p>
          </table:table-cell>
          <table:table-cell office:value-type="float" office:value="-40.462" calcext:value-type="float">
            <text:p>-40,462</text:p>
          </table:table-cell>
          <table:table-cell office:value-type="float" office:value="-43.957" calcext:value-type="float">
            <text:p>-43,957</text:p>
          </table:table-cell>
          <table:table-cell office:value-type="float" office:value="668.43184" calcext:value-type="float">
            <text:p>668,43184</text:p>
          </table:table-cell>
          <table:table-cell office:value-type="float" office:value="-0.060261" calcext:value-type="float">
            <text:p>-0,060261</text:p>
          </table:table-cell>
          <table:table-cell office:value-type="float" office:value="-0.018846" calcext:value-type="float">
            <text:p>-0,018846</text:p>
          </table:table-cell>
          <table:table-cell office:value-type="float" office:value="0.026242" calcext:value-type="float">
            <text:p>0,026242</text:p>
          </table:table-cell>
        </table:table-row>
        <table:table-row table:style-name="ro1">
          <table:table-cell office:value-type="string" calcext:value-type="string">
            <text:p>10 Mar 2017 08:30:00.000</text:p>
          </table:table-cell>
          <table:table-cell office:value-type="float" office:value="-44.073" calcext:value-type="float">
            <text:p>-44,073</text:p>
          </table:table-cell>
          <table:table-cell office:value-type="float" office:value="-45.139" calcext:value-type="float">
            <text:p>-45,139</text:p>
          </table:table-cell>
          <table:table-cell office:value-type="float" office:value="670.002966" calcext:value-type="float">
            <text:p>670,002966</text:p>
          </table:table-cell>
          <table:table-cell office:value-type="float" office:value="-0.060081" calcext:value-type="float">
            <text:p>-0,060081</text:p>
          </table:table-cell>
          <table:table-cell office:value-type="float" office:value="-0.020614" calcext:value-type="float">
            <text:p>-0,020614</text:p>
          </table:table-cell>
          <table:table-cell office:value-type="float" office:value="0.02606" calcext:value-type="float">
            <text:p>0,02606</text:p>
          </table:table-cell>
        </table:table-row>
        <table:table-row table:style-name="ro1">
          <table:table-cell office:value-type="string" calcext:value-type="string">
            <text:p>10 Mar 2017 08:31:00.000</text:p>
          </table:table-cell>
          <table:table-cell office:value-type="float" office:value="-47.671" calcext:value-type="float">
            <text:p>-47,671</text:p>
          </table:table-cell>
          <table:table-cell office:value-type="float" office:value="-46.441" calcext:value-type="float">
            <text:p>-46,441</text:p>
          </table:table-cell>
          <table:table-cell office:value-type="float" office:value="671.552942" calcext:value-type="float">
            <text:p>671,552942</text:p>
          </table:table-cell>
          <table:table-cell office:value-type="float" office:value="-0.059866" calcext:value-type="float">
            <text:p>-0,059866</text:p>
          </table:table-cell>
          <table:table-cell office:value-type="float" office:value="-0.022873" calcext:value-type="float">
            <text:p>-0,022873</text:p>
          </table:table-cell>
          <table:table-cell office:value-type="float" office:value="0.025536" calcext:value-type="float">
            <text:p>0,025536</text:p>
          </table:table-cell>
        </table:table-row>
        <table:table-row table:style-name="ro1">
          <table:table-cell office:value-type="string" calcext:value-type="string">
            <text:p>10 Mar 2017 08:32:00.000</text:p>
          </table:table-cell>
          <table:table-cell office:value-type="float" office:value="-51.256" calcext:value-type="float">
            <text:p>-51,256</text:p>
          </table:table-cell>
          <table:table-cell office:value-type="float" office:value="-47.897" calcext:value-type="float">
            <text:p>-47,897</text:p>
          </table:table-cell>
          <table:table-cell office:value-type="float" office:value="673.061329" calcext:value-type="float">
            <text:p>673,061329</text:p>
          </table:table-cell>
          <table:table-cell office:value-type="float" office:value="-0.059603" calcext:value-type="float">
            <text:p>-0,059603</text:p>
          </table:table-cell>
          <table:table-cell office:value-type="float" office:value="-0.025803" calcext:value-type="float">
            <text:p>-0,025803</text:p>
          </table:table-cell>
          <table:table-cell office:value-type="float" office:value="0.024674" calcext:value-type="float">
            <text:p>0,024674</text:p>
          </table:table-cell>
        </table:table-row>
        <table:table-row table:style-name="ro1">
          <table:table-cell office:value-type="string" calcext:value-type="string">
            <text:p>10 Mar 2017 08:33:00.000</text:p>
          </table:table-cell>
          <table:table-cell office:value-type="float" office:value="-54.822" calcext:value-type="float">
            <text:p>-54,822</text:p>
          </table:table-cell>
          <table:table-cell office:value-type="float" office:value="-49.556" calcext:value-type="float">
            <text:p>-49,556</text:p>
          </table:table-cell>
          <table:table-cell office:value-type="float" office:value="674.508115" calcext:value-type="float">
            <text:p>674,508115</text:p>
          </table:table-cell>
          <table:table-cell office:value-type="float" office:value="-0.059275" calcext:value-type="float">
            <text:p>-0,059275</text:p>
          </table:table-cell>
          <table:table-cell office:value-type="float" office:value="-0.029678" calcext:value-type="float">
            <text:p>-0,029678</text:p>
          </table:table-cell>
          <table:table-cell office:value-type="float" office:value="0.023484" calcext:value-type="float">
            <text:p>0,023484</text:p>
          </table:table-cell>
        </table:table-row>
        <table:table-row table:style-name="ro1">
          <table:table-cell office:value-type="string" calcext:value-type="string">
            <text:p>10 Mar 2017 08:34:00.000</text:p>
          </table:table-cell>
          <table:table-cell office:value-type="float" office:value="-58.367" calcext:value-type="float">
            <text:p>-58,367</text:p>
          </table:table-cell>
          <table:table-cell office:value-type="float" office:value="-51.486" calcext:value-type="float">
            <text:p>-51,486</text:p>
          </table:table-cell>
          <table:table-cell office:value-type="float" office:value="675.874022" calcext:value-type="float">
            <text:p>675,874022</text:p>
          </table:table-cell>
          <table:table-cell office:value-type="float" office:value="-0.05885" calcext:value-type="float">
            <text:p>-0,05885</text:p>
          </table:table-cell>
          <table:table-cell office:value-type="float" office:value="-0.034924" calcext:value-type="float">
            <text:p>-0,034924</text:p>
          </table:table-cell>
          <table:table-cell office:value-type="float" office:value="0.021981" calcext:value-type="float">
            <text:p>0,021981</text:p>
          </table:table-cell>
        </table:table-row>
        <table:table-row table:style-name="ro1">
          <table:table-cell office:value-type="string" calcext:value-type="string">
            <text:p>10 Mar 2017 08:35:00.000</text:p>
          </table:table-cell>
          <table:table-cell office:value-type="float" office:value="-61.882" calcext:value-type="float">
            <text:p>-61,882</text:p>
          </table:table-cell>
          <table:table-cell office:value-type="float" office:value="-53.787" calcext:value-type="float">
            <text:p>-53,787</text:p>
          </table:table-cell>
          <table:table-cell office:value-type="float" office:value="677.14079" calcext:value-type="float">
            <text:p>677,14079</text:p>
          </table:table-cell>
          <table:table-cell office:value-type="float" office:value="-0.058276" calcext:value-type="float">
            <text:p>-0,058276</text:p>
          </table:table-cell>
          <table:table-cell office:value-type="float" office:value="-0.042228" calcext:value-type="float">
            <text:p>-0,042228</text:p>
          </table:table-cell>
          <table:table-cell office:value-type="float" office:value="0.020184" calcext:value-type="float">
            <text:p>0,020184</text:p>
          </table:table-cell>
        </table:table-row>
        <table:table-row table:style-name="ro1">
          <table:table-cell office:value-type="string" calcext:value-type="string">
            <text:p>10 Mar 2017 08:36:00.000</text:p>
          </table:table-cell>
          <table:table-cell office:value-type="float" office:value="-65.355" calcext:value-type="float">
            <text:p>-65,355</text:p>
          </table:table-cell>
          <table:table-cell office:value-type="float" office:value="-56.617" calcext:value-type="float">
            <text:p>-56,617</text:p>
          </table:table-cell>
          <table:table-cell office:value-type="float" office:value="678.291461" calcext:value-type="float">
            <text:p>678,291461</text:p>
          </table:table-cell>
          <table:table-cell office:value-type="float" office:value="-0.057466" calcext:value-type="float">
            <text:p>-0,057466</text:p>
          </table:table-cell>
          <table:table-cell office:value-type="float" office:value="-0.052754" calcext:value-type="float">
            <text:p>-0,052754</text:p>
          </table:table-cell>
          <table:table-cell office:value-type="float" office:value="0.018116" calcext:value-type="float">
            <text:p>0,018116</text:p>
          </table:table-cell>
        </table:table-row>
        <table:table-row table:style-name="ro1">
          <table:table-cell office:value-type="string" calcext:value-type="string">
            <text:p>10 Mar 2017 08:37:00.000</text:p>
          </table:table-cell>
          <table:table-cell office:value-type="float" office:value="-68.77" calcext:value-type="float">
            <text:p>-68,77</text:p>
          </table:table-cell>
          <table:table-cell office:value-type="float" office:value="-60.222" calcext:value-type="float">
            <text:p>-60,222</text:p>
          </table:table-cell>
          <table:table-cell office:value-type="float" office:value="679.310618" calcext:value-type="float">
            <text:p>679,310618</text:p>
          </table:table-cell>
          <table:table-cell office:value-type="float" office:value="-0.056256" calcext:value-type="float">
            <text:p>-0,056256</text:p>
          </table:table-cell>
          <table:table-cell office:value-type="float" office:value="-0.068556" calcext:value-type="float">
            <text:p>-0,068556</text:p>
          </table:table-cell>
          <table:table-cell office:value-type="float" office:value="0.015806" calcext:value-type="float">
            <text:p>0,015806</text:p>
          </table:table-cell>
        </table:table-row>
        <table:table-row table:style-name="ro1">
          <table:table-cell office:value-type="string" calcext:value-type="string">
            <text:p>10 Mar 2017 08:38:00.000</text:p>
          </table:table-cell>
          <table:table-cell office:value-type="float" office:value="-72.092" calcext:value-type="float">
            <text:p>-72,092</text:p>
          </table:table-cell>
          <table:table-cell office:value-type="float" office:value="-65.023" calcext:value-type="float">
            <text:p>-65,023</text:p>
          </table:table-cell>
          <table:table-cell office:value-type="float" office:value="680.184624" calcext:value-type="float">
            <text:p>680,184624</text:p>
          </table:table-cell>
          <table:table-cell office:value-type="float" office:value="-0.054326" calcext:value-type="float">
            <text:p>-0,054326</text:p>
          </table:table-cell>
          <table:table-cell office:value-type="float" office:value="-0.093419" calcext:value-type="float">
            <text:p>-0,093419</text:p>
          </table:table-cell>
          <table:table-cell office:value-type="float" office:value="0.013285" calcext:value-type="float">
            <text:p>0,013285</text:p>
          </table:table-cell>
        </table:table-row>
        <table:table-row table:style-name="ro1">
          <table:table-cell office:value-type="string" calcext:value-type="string">
            <text:p>10 Mar 2017 08:39:00.000</text:p>
          </table:table-cell>
          <table:table-cell office:value-type="float" office:value="-75.261" calcext:value-type="float">
            <text:p>-75,261</text:p>
          </table:table-cell>
          <table:table-cell office:value-type="float" office:value="-71.753" calcext:value-type="float">
            <text:p>-71,753</text:p>
          </table:table-cell>
          <table:table-cell office:value-type="float" office:value="680.901814" calcext:value-type="float">
            <text:p>680,901814</text:p>
          </table:table-cell>
          <table:table-cell office:value-type="float" office:value="-0.05101" calcext:value-type="float">
            <text:p>-0,05101</text:p>
          </table:table-cell>
          <table:table-cell office:value-type="float" office:value="-0.134496" calcext:value-type="float">
            <text:p>-0,134496</text:p>
          </table:table-cell>
          <table:table-cell office:value-type="float" office:value="0.010586" calcext:value-type="float">
            <text:p>0,010586</text:p>
          </table:table-cell>
        </table:table-row>
        <table:table-row table:style-name="ro1">
          <table:table-cell office:value-type="string" calcext:value-type="string">
            <text:p>10 Mar 2017 08:40:00.000</text:p>
          </table:table-cell>
          <table:table-cell office:value-type="float" office:value="-78.157" calcext:value-type="float">
            <text:p>-78,157</text:p>
          </table:table-cell>
          <table:table-cell office:value-type="float" office:value="-81.735" calcext:value-type="float">
            <text:p>-81,735</text:p>
          </table:table-cell>
          <table:table-cell office:value-type="float" office:value="681.452669" calcext:value-type="float">
            <text:p>681,452669</text:p>
          </table:table-cell>
          <table:table-cell office:value-type="float" office:value="-0.044841" calcext:value-type="float">
            <text:p>-0,044841</text:p>
          </table:table-cell>
          <table:table-cell office:value-type="float" office:value="-0.204375" calcext:value-type="float">
            <text:p>-0,204375</text:p>
          </table:table-cell>
          <table:table-cell office:value-type="float" office:value="0.007748" calcext:value-type="float">
            <text:p>0,007748</text:p>
          </table:table-cell>
        </table:table-row>
        <table:table-row table:style-name="ro1">
          <table:table-cell office:value-type="string" calcext:value-type="string">
            <text:p>10 Mar 2017 08:41:00.000</text:p>
          </table:table-cell>
          <table:table-cell office:value-type="float" office:value="-80.526" calcext:value-type="float">
            <text:p>-80,526</text:p>
          </table:table-cell>
          <table:table-cell office:value-type="float" office:value="-97.126" calcext:value-type="float">
            <text:p>-97,126</text:p>
          </table:table-cell>
          <table:table-cell office:value-type="float" office:value="681.82995" calcext:value-type="float">
            <text:p>681,82995</text:p>
          </table:table-cell>
          <table:table-cell office:value-type="float" office:value="-0.032773" calcext:value-type="float">
            <text:p>-0,032773</text:p>
          </table:table-cell>
          <table:table-cell office:value-type="float" office:value="-0.315319" calcext:value-type="float">
            <text:p>-0,315319</text:p>
          </table:table-cell>
          <table:table-cell office:value-type="float" office:value="0.00481" calcext:value-type="float">
            <text:p>0,00481</text:p>
          </table:table-cell>
        </table:table-row>
        <table:table-row table:style-name="ro1">
          <table:table-cell office:value-type="string" calcext:value-type="string">
            <text:p>10 Mar 2017 08:42:00.000</text:p>
          </table:table-cell>
          <table:table-cell office:value-type="float" office:value="-81.893" calcext:value-type="float">
            <text:p>-81,893</text:p>
          </table:table-cell>
          <table:table-cell office:value-type="float" office:value="-119.712" calcext:value-type="float">
            <text:p>-119,712</text:p>
          </table:table-cell>
          <table:table-cell office:value-type="float" office:value="682.028805" calcext:value-type="float">
            <text:p>682,028805</text:p>
          </table:table-cell>
          <table:table-cell office:value-type="float" office:value="-0.011114" calcext:value-type="float">
            <text:p>-0,011114</text:p>
          </table:table-cell>
          <table:table-cell office:value-type="float" office:value="-0.428018" calcext:value-type="float">
            <text:p>-0,428018</text:p>
          </table:table-cell>
          <table:table-cell office:value-type="float" office:value="0.00181" calcext:value-type="float">
            <text:p>0,00181</text:p>
          </table:table-cell>
        </table:table-row>
        <table:table-row table:style-name="ro1">
          <table:table-cell office:value-type="string" calcext:value-type="string">
            <text:p>10 Mar 2017 08:43:00.000</text:p>
          </table:table-cell>
          <table:table-cell office:value-type="float" office:value="-81.745" calcext:value-type="float">
            <text:p>-81,745</text:p>
          </table:table-cell>
          <table:table-cell office:value-type="float" office:value="-145.792" calcext:value-type="float">
            <text:p>-145,792</text:p>
          </table:table-cell>
          <table:table-cell office:value-type="float" office:value="682.046836" calcext:value-type="float">
            <text:p>682,046836</text:p>
          </table:table-cell>
          <table:table-cell office:value-type="float" office:value="0.01578" calcext:value-type="float">
            <text:p>0,01578</text:p>
          </table:table-cell>
          <table:table-cell office:value-type="float" office:value="-0.413134" calcext:value-type="float">
            <text:p>-0,413134</text:p>
          </table:table-cell>
          <table:table-cell office:value-type="float" office:value="-0.001209" calcext:value-type="float">
            <text:p>-0,001209</text:p>
          </table:table-cell>
        </table:table-row>
        <table:table-row table:style-name="ro1">
          <table:table-cell office:value-type="string" calcext:value-type="string">
            <text:p>10 Mar 2017 08:44:00.000</text:p>
          </table:table-cell>
          <table:table-cell office:value-type="float" office:value="-80.152" calcext:value-type="float">
            <text:p>-80,152</text:p>
          </table:table-cell>
          <table:table-cell office:value-type="float" office:value="-167.096" calcext:value-type="float">
            <text:p>-167,096</text:p>
          </table:table-cell>
          <table:table-cell office:value-type="float" office:value="681.884133" calcext:value-type="float">
            <text:p>681,884133</text:p>
          </table:table-cell>
          <table:table-cell office:value-type="float" office:value="0.035606" calcext:value-type="float">
            <text:p>0,035606</text:p>
          </table:table-cell>
          <table:table-cell office:value-type="float" office:value="-0.292346" calcext:value-type="float">
            <text:p>-0,292346</text:p>
          </table:table-cell>
          <table:table-cell office:value-type="float" office:value="-0.004205" calcext:value-type="float">
            <text:p>-0,004205</text:p>
          </table:table-cell>
        </table:table-row>
        <table:table-row table:style-name="ro1">
          <table:table-cell office:value-type="string" calcext:value-type="string">
            <text:p>10 Mar 2017 08:45:00.000</text:p>
          </table:table-cell>
          <table:table-cell office:value-type="float" office:value="-77.659" calcext:value-type="float">
            <text:p>-77,659</text:p>
          </table:table-cell>
          <table:table-cell office:value-type="float" office:value="178.686" calcext:value-type="float">
            <text:p>178,686</text:p>
          </table:table-cell>
          <table:table-cell office:value-type="float" office:value="681.543271" calcext:value-type="float">
            <text:p>681,543271</text:p>
          </table:table-cell>
          <table:table-cell office:value-type="float" office:value="0.046285" calcext:value-type="float">
            <text:p>0,046285</text:p>
          </table:table-cell>
          <table:table-cell office:value-type="float" office:value="-0.188767" calcext:value-type="float">
            <text:p>-0,188767</text:p>
          </table:table-cell>
          <table:table-cell office:value-type="float" office:value="-0.007138" calcext:value-type="float">
            <text:p>-0,007138</text:p>
          </table:table-cell>
        </table:table-row>
        <table:table-row table:style-name="ro1">
          <table:table-cell office:value-type="string" calcext:value-type="string">
            <text:p>10 Mar 2017 08:46:00.000</text:p>
          </table:table-cell>
          <table:table-cell office:value-type="float" office:value="-74.7" calcext:value-type="float">
            <text:p>-74,7</text:p>
          </table:table-cell>
          <table:table-cell office:value-type="float" office:value="169.433" calcext:value-type="float">
            <text:p>169,433</text:p>
          </table:table-cell>
          <table:table-cell office:value-type="float" office:value="681.029268" calcext:value-type="float">
            <text:p>681,029268</text:p>
          </table:table-cell>
          <table:table-cell office:value-type="float" office:value="0.051763" calcext:value-type="float">
            <text:p>0,051763</text:p>
          </table:table-cell>
          <table:table-cell office:value-type="float" office:value="-0.125314" calcext:value-type="float">
            <text:p>-0,125314</text:p>
          </table:table-cell>
          <table:table-cell office:value-type="float" office:value="-0.009967" calcext:value-type="float">
            <text:p>-0,009967</text:p>
          </table:table-cell>
        </table:table-row>
        <table:table-row table:style-name="ro1">
          <table:table-cell office:value-type="string" calcext:value-type="string">
            <text:p>10 Mar 2017 08:47:00.000</text:p>
          </table:table-cell>
          <table:table-cell office:value-type="float" office:value="-71.496" calcext:value-type="float">
            <text:p>-71,496</text:p>
          </table:table-cell>
          <table:table-cell office:value-type="float" office:value="163.131" calcext:value-type="float">
            <text:p>163,131</text:p>
          </table:table-cell>
          <table:table-cell office:value-type="float" office:value="680.349517" calcext:value-type="float">
            <text:p>680,349517</text:p>
          </table:table-cell>
          <table:table-cell office:value-type="float" office:value="0.054749" calcext:value-type="float">
            <text:p>0,054749</text:p>
          </table:table-cell>
          <table:table-cell office:value-type="float" office:value="-0.087951" calcext:value-type="float">
            <text:p>-0,087951</text:p>
          </table:table-cell>
          <table:table-cell office:value-type="float" office:value="-0.012655" calcext:value-type="float">
            <text:p>-0,012655</text:p>
          </table:table-cell>
        </table:table-row>
        <table:table-row table:style-name="ro1">
          <table:table-cell office:value-type="string" calcext:value-type="string">
            <text:p>10 Mar 2017 08:48:00.000</text:p>
          </table:table-cell>
          <table:table-cell office:value-type="float" office:value="-68.154" calcext:value-type="float">
            <text:p>-68,154</text:p>
          </table:table-cell>
          <table:table-cell office:value-type="float" office:value="158.591" calcext:value-type="float">
            <text:p>158,591</text:p>
          </table:table-cell>
          <table:table-cell office:value-type="float" office:value="679.513671" calcext:value-type="float">
            <text:p>679,513671</text:p>
          </table:table-cell>
          <table:table-cell office:value-type="float" office:value="0.056511" calcext:value-type="float">
            <text:p>0,056511</text:p>
          </table:table-cell>
          <table:table-cell office:value-type="float" office:value="-0.065144" calcext:value-type="float">
            <text:p>-0,065144</text:p>
          </table:table-cell>
          <table:table-cell office:value-type="float" office:value="-0.015163" calcext:value-type="float">
            <text:p>-0,015163</text:p>
          </table:table-cell>
        </table:table-row>
        <table:table-row table:style-name="ro1">
          <table:table-cell office:value-type="string" calcext:value-type="string">
            <text:p>10 Mar 2017 08:49:00.000</text:p>
          </table:table-cell>
          <table:table-cell office:value-type="float" office:value="-64.728" calcext:value-type="float">
            <text:p>-64,728</text:p>
          </table:table-cell>
          <table:table-cell office:value-type="float" office:value="155.152" calcext:value-type="float">
            <text:p>155,152</text:p>
          </table:table-cell>
          <table:table-cell office:value-type="float" office:value="678.533499" calcext:value-type="float">
            <text:p>678,533499</text:p>
          </table:table-cell>
          <table:table-cell office:value-type="float" office:value="0.05763" calcext:value-type="float">
            <text:p>0,05763</text:p>
          </table:table-cell>
          <table:table-cell office:value-type="float" office:value="-0.05052" calcext:value-type="float">
            <text:p>-0,05052</text:p>
          </table:table-cell>
          <table:table-cell office:value-type="float" office:value="-0.017459" calcext:value-type="float">
            <text:p>-0,017459</text:p>
          </table:table-cell>
        </table:table-row>
        <table:table-row table:style-name="ro1">
          <table:table-cell office:value-type="string" calcext:value-type="string">
            <text:p>10 Mar 2017 08:50:00.000</text:p>
          </table:table-cell>
          <table:table-cell office:value-type="float" office:value="-61.246" calcext:value-type="float">
            <text:p>-61,246</text:p>
          </table:table-cell>
          <table:table-cell office:value-type="float" office:value="152.433" calcext:value-type="float">
            <text:p>152,433</text:p>
          </table:table-cell>
          <table:table-cell office:value-type="float" office:value="677.42272" calcext:value-type="float">
            <text:p>677,42272</text:p>
          </table:table-cell>
          <table:table-cell office:value-type="float" office:value="0.058387" calcext:value-type="float">
            <text:p>0,058387</text:p>
          </table:table-cell>
          <table:table-cell office:value-type="float" office:value="-0.040699" calcext:value-type="float">
            <text:p>-0,040699</text:p>
          </table:table-cell>
          <table:table-cell office:value-type="float" office:value="-0.019511" calcext:value-type="float">
            <text:p>-0,019511</text:p>
          </table:table-cell>
        </table:table-row>
        <table:table-row table:style-name="ro1">
          <table:table-cell office:value-type="string" calcext:value-type="string">
            <text:p>10 Mar 2017 08:51:00.000</text:p>
          </table:table-cell>
          <table:table-cell office:value-type="float" office:value="-57.725" calcext:value-type="float">
            <text:p>-57,725</text:p>
          </table:table-cell>
          <table:table-cell office:value-type="float" office:value="150.209" calcext:value-type="float">
            <text:p>150,209</text:p>
          </table:table-cell>
          <table:table-cell office:value-type="float" office:value="676.196787" calcext:value-type="float">
            <text:p>676,196787</text:p>
          </table:table-cell>
          <table:table-cell office:value-type="float" office:value="0.058927" calcext:value-type="float">
            <text:p>0,058927</text:p>
          </table:table-cell>
          <table:table-cell office:value-type="float" office:value="-0.033839" calcext:value-type="float">
            <text:p>-0,033839</text:p>
          </table:table-cell>
          <table:table-cell office:value-type="float" office:value="-0.021292" calcext:value-type="float">
            <text:p>-0,021292</text:p>
          </table:table-cell>
        </table:table-row>
        <table:table-row table:style-name="ro1">
          <table:table-cell office:value-type="string" calcext:value-type="string">
            <text:p>10 Mar 2017 08:52:00.000</text:p>
          </table:table-cell>
          <table:table-cell office:value-type="float" office:value="-54.177" calcext:value-type="float">
            <text:p>-54,177</text:p>
          </table:table-cell>
          <table:table-cell office:value-type="float" office:value="148.335" calcext:value-type="float">
            <text:p>148,335</text:p>
          </table:table-cell>
          <table:table-cell office:value-type="float" office:value="674.872669" calcext:value-type="float">
            <text:p>674,872669</text:p>
          </table:table-cell>
          <table:table-cell office:value-type="float" office:value="0.05933" calcext:value-type="float">
            <text:p>0,05933</text:p>
          </table:table-cell>
          <table:table-cell office:value-type="float" office:value="-0.028885" calcext:value-type="float">
            <text:p>-0,028885</text:p>
          </table:table-cell>
          <table:table-cell office:value-type="float" office:value="-0.02278" calcext:value-type="float">
            <text:p>-0,02278</text:p>
          </table:table-cell>
        </table:table-row>
        <table:table-row table:style-name="ro1">
          <table:table-cell office:value-type="string" calcext:value-type="string">
            <text:p>10 Mar 2017 08:53:00.000</text:p>
          </table:table-cell>
          <table:table-cell office:value-type="float" office:value="-50.608" calcext:value-type="float">
            <text:p>-50,608</text:p>
          </table:table-cell>
          <table:table-cell office:value-type="float" office:value="146.717" calcext:value-type="float">
            <text:p>146,717</text:p>
          </table:table-cell>
          <table:table-cell office:value-type="float" office:value="673.468583" calcext:value-type="float">
            <text:p>673,468583</text:p>
          </table:table-cell>
          <table:table-cell office:value-type="float" office:value="0.059644" calcext:value-type="float">
            <text:p>0,059644</text:p>
          </table:table-cell>
          <table:table-cell office:value-type="float" office:value="-0.025208" calcext:value-type="float">
            <text:p>-0,025208</text:p>
          </table:table-cell>
          <table:table-cell office:value-type="float" office:value="-0.023955" calcext:value-type="float">
            <text:p>-0,023955</text:p>
          </table:table-cell>
        </table:table-row>
        <table:table-row table:style-name="ro1">
          <table:table-cell office:value-type="string" calcext:value-type="string">
            <text:p>10 Mar 2017 08:54:00.000</text:p>
          </table:table-cell>
          <table:table-cell office:value-type="float" office:value="-47.021" calcext:value-type="float">
            <text:p>-47,021</text:p>
          </table:table-cell>
          <table:table-cell office:value-type="float" office:value="145.292" calcext:value-type="float">
            <text:p>145,292</text:p>
          </table:table-cell>
          <table:table-cell office:value-type="float" office:value="672.003729" calcext:value-type="float">
            <text:p>672,003729</text:p>
          </table:table-cell>
          <table:table-cell office:value-type="float" office:value="0.059895" calcext:value-type="float">
            <text:p>0,059895</text:p>
          </table:table-cell>
          <table:table-cell office:value-type="float" office:value="-0.022417" calcext:value-type="float">
            <text:p>-0,022417</text:p>
          </table:table-cell>
          <table:table-cell office:value-type="float" office:value="-0.024804" calcext:value-type="float">
            <text:p>-0,024804</text:p>
          </table:table-cell>
        </table:table-row>
        <table:table-row table:style-name="ro1">
          <table:table-cell office:value-type="string" calcext:value-type="string">
            <text:p>10 Mar 2017 08:55:00.000</text:p>
          </table:table-cell>
          <table:table-cell office:value-type="float" office:value="-43.421" calcext:value-type="float">
            <text:p>-43,421</text:p>
          </table:table-cell>
          <table:table-cell office:value-type="float" office:value="144.015" calcext:value-type="float">
            <text:p>144,015</text:p>
          </table:table-cell>
          <table:table-cell office:value-type="float" office:value="670.497992" calcext:value-type="float">
            <text:p>670,497992</text:p>
          </table:table-cell>
          <table:table-cell office:value-type="float" office:value="0.060102" calcext:value-type="float">
            <text:p>0,060102</text:p>
          </table:table-cell>
          <table:table-cell office:value-type="float" office:value="-0.020259" calcext:value-type="float">
            <text:p>-0,020259</text:p>
          </table:table-cell>
          <table:table-cell office:value-type="float" office:value="-0.025317" calcext:value-type="float">
            <text:p>-0,025317</text:p>
          </table:table-cell>
        </table:table-row>
        <table:table-row table:style-name="ro1">
          <table:table-cell office:value-type="string" calcext:value-type="string">
            <text:p>10 Mar 2017 08:56:00.000</text:p>
          </table:table-cell>
          <table:table-cell office:value-type="float" office:value="-39.81" calcext:value-type="float">
            <text:p>-39,81</text:p>
          </table:table-cell>
          <table:table-cell office:value-type="float" office:value="142.852" calcext:value-type="float">
            <text:p>142,852</text:p>
          </table:table-cell>
          <table:table-cell office:value-type="float" office:value="668.971637" calcext:value-type="float">
            <text:p>668,971637</text:p>
          </table:table-cell>
          <table:table-cell office:value-type="float" office:value="0.060277" calcext:value-type="float">
            <text:p>0,060277</text:p>
          </table:table-cell>
          <table:table-cell office:value-type="float" office:value="-0.018566" calcext:value-type="float">
            <text:p>-0,018566</text:p>
          </table:table-cell>
          <table:table-cell office:value-type="float" office:value="-0.025492" calcext:value-type="float">
            <text:p>-0,025492</text:p>
          </table:table-cell>
        </table:table-row>
        <table:table-row table:style-name="ro1">
          <table:table-cell office:value-type="string" calcext:value-type="string">
            <text:p>10 Mar 2017 08:57:00.000</text:p>
          </table:table-cell>
          <table:table-cell office:value-type="float" office:value="-36.188" calcext:value-type="float">
            <text:p>-36,188</text:p>
          </table:table-cell>
          <table:table-cell office:value-type="float" office:value="141.78" calcext:value-type="float">
            <text:p>141,78</text:p>
          </table:table-cell>
          <table:table-cell office:value-type="float" office:value="667.445003" calcext:value-type="float">
            <text:p>667,445003</text:p>
          </table:table-cell>
          <table:table-cell office:value-type="float" office:value="0.060426" calcext:value-type="float">
            <text:p>0,060426</text:p>
          </table:table-cell>
          <table:table-cell office:value-type="float" office:value="-0.017223" calcext:value-type="float">
            <text:p>-0,017223</text:p>
          </table:table-cell>
          <table:table-cell office:value-type="float" office:value="-0.025329" calcext:value-type="float">
            <text:p>-0,025329</text:p>
          </table:table-cell>
        </table:table-row>
        <table:table-row table:style-name="ro1">
          <table:table-cell office:value-type="string" calcext:value-type="string">
            <text:p>10 Mar 2017 08:58:00.000</text:p>
          </table:table-cell>
          <table:table-cell office:value-type="float" office:value="-32.559" calcext:value-type="float">
            <text:p>-32,559</text:p>
          </table:table-cell>
          <table:table-cell office:value-type="float" office:value="140.78" calcext:value-type="float">
            <text:p>140,78</text:p>
          </table:table-cell>
          <table:table-cell office:value-type="float" office:value="665.938179" calcext:value-type="float">
            <text:p>665,938179</text:p>
          </table:table-cell>
          <table:table-cell office:value-type="float" office:value="0.060555" calcext:value-type="float">
            <text:p>0,060555</text:p>
          </table:table-cell>
          <table:table-cell office:value-type="float" office:value="-0.016149" calcext:value-type="float">
            <text:p>-0,016149</text:p>
          </table:table-cell>
          <table:table-cell office:value-type="float" office:value="-0.024835" calcext:value-type="float">
            <text:p>-0,024835</text:p>
          </table:table-cell>
        </table:table-row>
        <table:table-row table:style-name="ro1">
          <table:table-cell office:value-type="string" calcext:value-type="string">
            <text:p>10 Mar 2017 08:59:00.000</text:p>
          </table:table-cell>
          <table:table-cell office:value-type="float" office:value="-28.922" calcext:value-type="float">
            <text:p>-28,922</text:p>
          </table:table-cell>
          <table:table-cell office:value-type="float" office:value="139.838" calcext:value-type="float">
            <text:p>139,838</text:p>
          </table:table-cell>
          <table:table-cell office:value-type="float" office:value="664.470697" calcext:value-type="float">
            <text:p>664,470697</text:p>
          </table:table-cell>
          <table:table-cell office:value-type="float" office:value="0.060666" calcext:value-type="float">
            <text:p>0,060666</text:p>
          </table:table-cell>
          <table:table-cell office:value-type="float" office:value="-0.015286" calcext:value-type="float">
            <text:p>-0,015286</text:p>
          </table:table-cell>
          <table:table-cell office:value-type="float" office:value="-0.024022" calcext:value-type="float">
            <text:p>-0,024022</text:p>
          </table:table-cell>
        </table:table-row>
        <table:table-row table:style-name="ro1">
          <table:table-cell office:value-type="string" calcext:value-type="string">
            <text:p>10 Mar 2017 09:00:00.000</text:p>
          </table:table-cell>
          <table:table-cell office:value-type="float" office:value="-25.279" calcext:value-type="float">
            <text:p>-25,279</text:p>
          </table:table-cell>
          <table:table-cell office:value-type="float" office:value="138.942" calcext:value-type="float">
            <text:p>138,942</text:p>
          </table:table-cell>
          <table:table-cell office:value-type="float" office:value="663.061227" calcext:value-type="float">
            <text:p>663,061227</text:p>
          </table:table-cell>
          <table:table-cell office:value-type="float" office:value="0.060763" calcext:value-type="float">
            <text:p>0,060763</text:p>
          </table:table-cell>
          <table:table-cell office:value-type="float" office:value="-0.014594" calcext:value-type="float">
            <text:p>-0,014594</text:p>
          </table:table-cell>
          <table:table-cell office:value-type="float" office:value="-0.022907" calcext:value-type="float">
            <text:p>-0,022907</text:p>
          </table:table-cell>
        </table:table-row>
        <table:table-row table:style-name="ro1">
          <table:table-cell office:value-type="string" calcext:value-type="string">
            <text:p>10 Mar 2017 09:01:00.000</text:p>
          </table:table-cell>
          <table:table-cell office:value-type="float" office:value="-21.631" calcext:value-type="float">
            <text:p>-21,631</text:p>
          </table:table-cell>
          <table:table-cell office:value-type="float" office:value="138.084" calcext:value-type="float">
            <text:p>138,084</text:p>
          </table:table-cell>
          <table:table-cell office:value-type="float" office:value="661.72728" calcext:value-type="float">
            <text:p>661,72728</text:p>
          </table:table-cell>
          <table:table-cell office:value-type="float" office:value="0.060846" calcext:value-type="float">
            <text:p>0,060846</text:p>
          </table:table-cell>
          <table:table-cell office:value-type="float" office:value="-0.01404" calcext:value-type="float">
            <text:p>-0,01404</text:p>
          </table:table-cell>
          <table:table-cell office:value-type="float" office:value="-0.021511" calcext:value-type="float">
            <text:p>-0,021511</text:p>
          </table:table-cell>
        </table:table-row>
        <table:table-row table:style-name="ro1">
          <table:table-cell office:value-type="string" calcext:value-type="string">
            <text:p>10 Mar 2017 09:02:00.000</text:p>
          </table:table-cell>
          <table:table-cell office:value-type="float" office:value="-17.978" calcext:value-type="float">
            <text:p>-17,978</text:p>
          </table:table-cell>
          <table:table-cell office:value-type="float" office:value="137.255" calcext:value-type="float">
            <text:p>137,255</text:p>
          </table:table-cell>
          <table:table-cell office:value-type="float" office:value="660.484938" calcext:value-type="float">
            <text:p>660,484938</text:p>
          </table:table-cell>
          <table:table-cell office:value-type="float" office:value="0.060917" calcext:value-type="float">
            <text:p>0,060917</text:p>
          </table:table-cell>
          <table:table-cell office:value-type="float" office:value="-0.013603" calcext:value-type="float">
            <text:p>-0,013603</text:p>
          </table:table-cell>
          <table:table-cell office:value-type="float" office:value="-0.01986" calcext:value-type="float">
            <text:p>-0,01986</text:p>
          </table:table-cell>
        </table:table-row>
        <table:table-row table:style-name="ro1">
          <table:table-cell office:value-type="string" calcext:value-type="string">
            <text:p>10 Mar 2017 09:03:00.000</text:p>
          </table:table-cell>
          <table:table-cell office:value-type="float" office:value="-14.321" calcext:value-type="float">
            <text:p>-14,321</text:p>
          </table:table-cell>
          <table:table-cell office:value-type="float" office:value="136.449" calcext:value-type="float">
            <text:p>136,449</text:p>
          </table:table-cell>
          <table:table-cell office:value-type="float" office:value="659.348603" calcext:value-type="float">
            <text:p>659,348603</text:p>
          </table:table-cell>
          <table:table-cell office:value-type="float" office:value="0.060977" calcext:value-type="float">
            <text:p>0,060977</text:p>
          </table:table-cell>
          <table:table-cell office:value-type="float" office:value="-0.013266" calcext:value-type="float">
            <text:p>-0,013266</text:p>
          </table:table-cell>
          <table:table-cell office:value-type="float" office:value="-0.017985" calcext:value-type="float">
            <text:p>-0,017985</text:p>
          </table:table-cell>
        </table:table-row>
        <table:table-row table:style-name="ro1">
          <table:table-cell office:value-type="string" calcext:value-type="string">
            <text:p>10 Mar 2017 09:04:00.000</text:p>
          </table:table-cell>
          <table:table-cell office:value-type="float" office:value="-10.661" calcext:value-type="float">
            <text:p>-10,661</text:p>
          </table:table-cell>
          <table:table-cell office:value-type="float" office:value="135.661" calcext:value-type="float">
            <text:p>135,661</text:p>
          </table:table-cell>
          <table:table-cell office:value-type="float" office:value="658.330769" calcext:value-type="float">
            <text:p>658,330769</text:p>
          </table:table-cell>
          <table:table-cell office:value-type="float" office:value="0.061024" calcext:value-type="float">
            <text:p>0,061024</text:p>
          </table:table-cell>
          <table:table-cell office:value-type="float" office:value="-0.013016" calcext:value-type="float">
            <text:p>-0,013016</text:p>
          </table:table-cell>
          <table:table-cell office:value-type="float" office:value="-0.015918" calcext:value-type="float">
            <text:p>-0,015918</text:p>
          </table:table-cell>
        </table:table-row>
        <table:table-row table:style-name="ro1">
          <table:table-cell office:value-type="string" calcext:value-type="string">
            <text:p>10 Mar 2017 09:05:00.000</text:p>
          </table:table-cell>
          <table:table-cell office:value-type="float" office:value="-6.998" calcext:value-type="float">
            <text:p>-6,998</text:p>
          </table:table-cell>
          <table:table-cell office:value-type="float" office:value="134.886" calcext:value-type="float">
            <text:p>134,886</text:p>
          </table:table-cell>
          <table:table-cell office:value-type="float" office:value="657.441837" calcext:value-type="float">
            <text:p>657,441837</text:p>
          </table:table-cell>
          <table:table-cell office:value-type="float" office:value="0.061061" calcext:value-type="float">
            <text:p>0,061061</text:p>
          </table:table-cell>
          <table:table-cell office:value-type="float" office:value="-0.012845" calcext:value-type="float">
            <text:p>-0,012845</text:p>
          </table:table-cell>
          <table:table-cell office:value-type="float" office:value="-0.013696" calcext:value-type="float">
            <text:p>-0,013696</text:p>
          </table:table-cell>
        </table:table-row>
        <table:table-row table:style-name="ro1">
          <table:table-cell office:value-type="string" calcext:value-type="string">
            <text:p>10 Mar 2017 09:06:00.000</text:p>
          </table:table-cell>
          <table:table-cell office:value-type="float" office:value="-3.334" calcext:value-type="float">
            <text:p>-3,334</text:p>
          </table:table-cell>
          <table:table-cell office:value-type="float" office:value="134.118" calcext:value-type="float">
            <text:p>134,118</text:p>
          </table:table-cell>
          <table:table-cell office:value-type="float" office:value="656.689958" calcext:value-type="float">
            <text:p>656,689958</text:p>
          </table:table-cell>
          <table:table-cell office:value-type="float" office:value="0.061086" calcext:value-type="float">
            <text:p>0,061086</text:p>
          </table:table-cell>
          <table:table-cell office:value-type="float" office:value="-0.012748" calcext:value-type="float">
            <text:p>-0,012748</text:p>
          </table:table-cell>
          <table:table-cell office:value-type="float" office:value="-0.011358" calcext:value-type="float">
            <text:p>-0,011358</text:p>
          </table:table-cell>
        </table:table-row>
        <table:table-row table:style-name="ro1">
          <table:table-cell office:value-type="string" calcext:value-type="string">
            <text:p>10 Mar 2017 09:07:00.000</text:p>
          </table:table-cell>
          <table:table-cell office:value-type="float" office:value="0.332" calcext:value-type="float">
            <text:p>0,332</text:p>
          </table:table-cell>
          <table:table-cell office:value-type="float" office:value="133.355" calcext:value-type="float">
            <text:p>133,355</text:p>
          </table:table-cell>
          <table:table-cell office:value-type="float" office:value="656.080917" calcext:value-type="float">
            <text:p>656,080917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8943" calcext:value-type="float">
            <text:p>-0,008943</text:p>
          </table:table-cell>
        </table:table-row>
        <table:table-row table:style-name="ro1">
          <table:table-cell office:value-type="string" calcext:value-type="string">
            <text:p>10 Mar 2017 09:08:00.000</text:p>
          </table:table-cell>
          <table:table-cell office:value-type="float" office:value="3.998" calcext:value-type="float">
            <text:p>3,998</text:p>
          </table:table-cell>
          <table:table-cell office:value-type="float" office:value="132.591" calcext:value-type="float">
            <text:p>132,591</text:p>
          </table:table-cell>
          <table:table-cell office:value-type="float" office:value="655.618058" calcext:value-type="float">
            <text:p>655,618058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63" calcext:value-type="float">
            <text:p>-0,012763</text:p>
          </table:table-cell>
          <table:table-cell office:value-type="float" office:value="-0.006493" calcext:value-type="float">
            <text:p>-0,006493</text:p>
          </table:table-cell>
        </table:table-row>
        <table:table-row table:style-name="ro1">
          <table:table-cell office:value-type="string" calcext:value-type="string">
            <text:p>10 Mar 2017 09:09:00.000</text:p>
          </table:table-cell>
          <table:table-cell office:value-type="float" office:value="7.664" calcext:value-type="float">
            <text:p>7,664</text:p>
          </table:table-cell>
          <table:table-cell office:value-type="float" office:value="131.822" calcext:value-type="float">
            <text:p>131,822</text:p>
          </table:table-cell>
          <table:table-cell office:value-type="float" office:value="655.302254" calcext:value-type="float">
            <text:p>655,302254</text:p>
          </table:table-cell>
          <table:table-cell office:value-type="float" office:value="0.061095" calcext:value-type="float">
            <text:p>0,061095</text:p>
          </table:table-cell>
          <table:table-cell office:value-type="float" office:value="-0.012876" calcext:value-type="float">
            <text:p>-0,012876</text:p>
          </table:table-cell>
          <table:table-cell office:value-type="float" office:value="-0.004049" calcext:value-type="float">
            <text:p>-0,004049</text:p>
          </table:table-cell>
        </table:table-row>
        <table:table-row table:style-name="ro1">
          <table:table-cell office:value-type="string" calcext:value-type="string">
            <text:p>10 Mar 2017 09:10:00.000</text:p>
          </table:table-cell>
          <table:table-cell office:value-type="float" office:value="11.329" calcext:value-type="float">
            <text:p>11,329</text:p>
          </table:table-cell>
          <table:table-cell office:value-type="float" office:value="131.044" calcext:value-type="float">
            <text:p>131,044</text:p>
          </table:table-cell>
          <table:table-cell office:value-type="float" office:value="655.131918" calcext:value-type="float">
            <text:p>655,131918</text:p>
          </table:table-cell>
          <table:table-cell office:value-type="float" office:value="0.061075" calcext:value-type="float">
            <text:p>0,061075</text:p>
          </table:table-cell>
          <table:table-cell office:value-type="float" office:value="-0.013064" calcext:value-type="float">
            <text:p>-0,013064</text:p>
          </table:table-cell>
          <table:table-cell office:value-type="float" office:value="-0.001651" calcext:value-type="float">
            <text:p>-0,001651</text:p>
          </table:table-cell>
        </table:table-row>
        <table:table-row table:style-name="ro1">
          <table:table-cell office:value-type="string" calcext:value-type="string">
            <text:p>10 Mar 2017 09:11:00.000</text:p>
          </table:table-cell>
          <table:table-cell office:value-type="float" office:value="14.993" calcext:value-type="float">
            <text:p>14,993</text:p>
          </table:table-cell>
          <table:table-cell office:value-type="float" office:value="130.252" calcext:value-type="float">
            <text:p>130,252</text:p>
          </table:table-cell>
          <table:table-cell office:value-type="float" office:value="655.10306" calcext:value-type="float">
            <text:p>655,10306</text:p>
          </table:table-cell>
          <table:table-cell office:value-type="float" office:value="0.061044" calcext:value-type="float">
            <text:p>0,061044</text:p>
          </table:table-cell>
          <table:table-cell office:value-type="float" office:value="-0.013332" calcext:value-type="float">
            <text:p>-0,013332</text:p>
          </table:table-cell>
          <table:table-cell office:value-type="float" office:value="0.00066" calcext:value-type="float">
            <text:p>0,00066</text:p>
          </table:table-cell>
        </table:table-row>
        <table:table-row table:style-name="ro1">
          <table:table-cell office:value-type="string" calcext:value-type="string">
            <text:p>10 Mar 2017 09:12:00.000</text:p>
          </table:table-cell>
          <table:table-cell office:value-type="float" office:value="18.654" calcext:value-type="float">
            <text:p>18,654</text:p>
          </table:table-cell>
          <table:table-cell office:value-type="float" office:value="129.442" calcext:value-type="float">
            <text:p>129,442</text:p>
          </table:table-cell>
          <table:table-cell office:value-type="float" office:value="655.20938" calcext:value-type="float">
            <text:p>655,20938</text:p>
          </table:table-cell>
          <table:table-cell office:value-type="float" office:value="0.061001" calcext:value-type="float">
            <text:p>0,061001</text:p>
          </table:table-cell>
          <table:table-cell office:value-type="float" office:value="-0.013691" calcext:value-type="float">
            <text:p>-0,013691</text:p>
          </table:table-cell>
          <table:table-cell office:value-type="float" office:value="0.002849" calcext:value-type="float">
            <text:p>0,002849</text:p>
          </table:table-cell>
        </table:table-row>
        <table:table-row table:style-name="ro1">
          <table:table-cell office:value-type="string" calcext:value-type="string">
            <text:p>10 Mar 2017 09:13:00.000</text:p>
          </table:table-cell>
          <table:table-cell office:value-type="float" office:value="22.313" calcext:value-type="float">
            <text:p>22,313</text:p>
          </table:table-cell>
          <table:table-cell office:value-type="float" office:value="128.608" calcext:value-type="float">
            <text:p>128,608</text:p>
          </table:table-cell>
          <table:table-cell office:value-type="float" office:value="655.442411" calcext:value-type="float">
            <text:p>655,442411</text:p>
          </table:table-cell>
          <table:table-cell office:value-type="float" office:value="0.060945" calcext:value-type="float">
            <text:p>0,060945</text:p>
          </table:table-cell>
          <table:table-cell office:value-type="float" office:value="-0.014153" calcext:value-type="float">
            <text:p>-0,014153</text:p>
          </table:table-cell>
          <table:table-cell office:value-type="float" office:value="0.004879" calcext:value-type="float">
            <text:p>0,004879</text:p>
          </table:table-cell>
        </table:table-row>
        <table:table-row table:style-name="ro1">
          <table:table-cell office:value-type="string" calcext:value-type="string">
            <text:p>10 Mar 2017 09:14:00.000</text:p>
          </table:table-cell>
          <table:table-cell office:value-type="float" office:value="25.967" calcext:value-type="float">
            <text:p>25,967</text:p>
          </table:table-cell>
          <table:table-cell office:value-type="float" office:value="127.742" calcext:value-type="float">
            <text:p>127,742</text:p>
          </table:table-cell>
          <table:table-cell office:value-type="float" office:value="655.791689" calcext:value-type="float">
            <text:p>655,791689</text:p>
          </table:table-cell>
          <table:table-cell office:value-type="float" office:value="0.060877" calcext:value-type="float">
            <text:p>0,060877</text:p>
          </table:table-cell>
          <table:table-cell office:value-type="float" office:value="-0.014736" calcext:value-type="float">
            <text:p>-0,014736</text:p>
          </table:table-cell>
          <table:table-cell office:value-type="float" office:value="0.006719" calcext:value-type="float">
            <text:p>0,006719</text:p>
          </table:table-cell>
        </table:table-row>
        <table:table-row table:style-name="ro1">
          <table:table-cell office:value-type="string" calcext:value-type="string">
            <text:p>10 Mar 2017 09:15:00.000</text:p>
          </table:table-cell>
          <table:table-cell office:value-type="float" office:value="29.618" calcext:value-type="float">
            <text:p>29,618</text:p>
          </table:table-cell>
          <table:table-cell office:value-type="float" office:value="126.836" calcext:value-type="float">
            <text:p>126,836</text:p>
          </table:table-cell>
          <table:table-cell office:value-type="float" office:value="656.244963" calcext:value-type="float">
            <text:p>656,244963</text:p>
          </table:table-cell>
          <table:table-cell office:value-type="float" office:value="0.060793" calcext:value-type="float">
            <text:p>0,060793</text:p>
          </table:table-cell>
          <table:table-cell office:value-type="float" office:value="-0.015464" calcext:value-type="float">
            <text:p>-0,015464</text:p>
          </table:table-cell>
          <table:table-cell office:value-type="float" office:value="0.008342" calcext:value-type="float">
            <text:p>0,008342</text:p>
          </table:table-cell>
        </table:table-row>
        <table:table-row table:style-name="ro1">
          <table:table-cell office:value-type="string" calcext:value-type="string">
            <text:p>10 Mar 2017 09:16:00.000</text:p>
          </table:table-cell>
          <table:table-cell office:value-type="float" office:value="33.262" calcext:value-type="float">
            <text:p>33,262</text:p>
          </table:table-cell>
          <table:table-cell office:value-type="float" office:value="125.882" calcext:value-type="float">
            <text:p>125,882</text:p>
          </table:table-cell>
          <table:table-cell office:value-type="float" office:value="656.788431" calcext:value-type="float">
            <text:p>656,788431</text:p>
          </table:table-cell>
          <table:table-cell office:value-type="float" office:value="0.060694" calcext:value-type="float">
            <text:p>0,060694</text:p>
          </table:table-cell>
          <table:table-cell office:value-type="float" office:value="-0.016371" calcext:value-type="float">
            <text:p>-0,016371</text:p>
          </table:table-cell>
          <table:table-cell office:value-type="float" office:value="0.009723" calcext:value-type="float">
            <text:p>0,009723</text:p>
          </table:table-cell>
        </table:table-row>
        <table:table-row table:style-name="ro1">
          <table:table-cell office:value-type="string" calcext:value-type="string">
            <text:p>10 Mar 2017 09:17:00.000</text:p>
          </table:table-cell>
          <table:table-cell office:value-type="float" office:value="36.901" calcext:value-type="float">
            <text:p>36,901</text:p>
          </table:table-cell>
          <table:table-cell office:value-type="float" office:value="124.867" calcext:value-type="float">
            <text:p>124,867</text:p>
          </table:table-cell>
          <table:table-cell office:value-type="float" office:value="657.407002" calcext:value-type="float">
            <text:p>657,407002</text:p>
          </table:table-cell>
          <table:table-cell office:value-type="float" office:value="0.060577" calcext:value-type="float">
            <text:p>0,060577</text:p>
          </table:table-cell>
          <table:table-cell office:value-type="float" office:value="-0.017502" calcext:value-type="float">
            <text:p>-0,017502</text:p>
          </table:table-cell>
          <table:table-cell office:value-type="float" office:value="0.010844" calcext:value-type="float">
            <text:p>0,010844</text:p>
          </table:table-cell>
        </table:table-row>
        <table:table-row table:style-name="ro1">
          <table:table-cell office:value-type="string" calcext:value-type="string">
            <text:p>10 Mar 2017 09:18:00.000</text:p>
          </table:table-cell>
          <table:table-cell office:value-type="float" office:value="40.531" calcext:value-type="float">
            <text:p>40,531</text:p>
          </table:table-cell>
          <table:table-cell office:value-type="float" office:value="123.776" calcext:value-type="float">
            <text:p>123,776</text:p>
          </table:table-cell>
          <table:table-cell office:value-type="float" office:value="658.084581" calcext:value-type="float">
            <text:p>658,084581</text:p>
          </table:table-cell>
          <table:table-cell office:value-type="float" office:value="0.060437" calcext:value-type="float">
            <text:p>0,060437</text:p>
          </table:table-cell>
          <table:table-cell office:value-type="float" office:value="-0.01892" calcext:value-type="float">
            <text:p>-0,01892</text:p>
          </table:table-cell>
          <table:table-cell office:value-type="float" office:value="0.011689" calcext:value-type="float">
            <text:p>0,011689</text:p>
          </table:table-cell>
        </table:table-row>
        <table:table-row table:style-name="ro1">
          <table:table-cell office:value-type="string" calcext:value-type="string">
            <text:p>10 Mar 2017 09:19:00.000</text:p>
          </table:table-cell>
          <table:table-cell office:value-type="float" office:value="44.152" calcext:value-type="float">
            <text:p>44,152</text:p>
          </table:table-cell>
          <table:table-cell office:value-type="float" office:value="122.589" calcext:value-type="float">
            <text:p>122,589</text:p>
          </table:table-cell>
          <table:table-cell office:value-type="float" office:value="658.804361" calcext:value-type="float">
            <text:p>658,804361</text:p>
          </table:table-cell>
          <table:table-cell office:value-type="float" office:value="0.060269" calcext:value-type="float">
            <text:p>0,060269</text:p>
          </table:table-cell>
          <table:table-cell office:value-type="float" office:value="-0.020711" calcext:value-type="float">
            <text:p>-0,020711</text:p>
          </table:table-cell>
          <table:table-cell office:value-type="float" office:value="0.01225" calcext:value-type="float">
            <text:p>0,01225</text:p>
          </table:table-cell>
        </table:table-row>
        <table:table-row table:style-name="ro1">
          <table:table-cell office:value-type="string" calcext:value-type="string">
            <text:p>10 Mar 2017 09:20:00.000</text:p>
          </table:table-cell>
          <table:table-cell office:value-type="float" office:value="47.763" calcext:value-type="float">
            <text:p>47,763</text:p>
          </table:table-cell>
          <table:table-cell office:value-type="float" office:value="121.281" calcext:value-type="float">
            <text:p>121,281</text:p>
          </table:table-cell>
          <table:table-cell office:value-type="float" office:value="659.54913" calcext:value-type="float">
            <text:p>659,54913</text:p>
          </table:table-cell>
          <table:table-cell office:value-type="float" office:value="0.060065" calcext:value-type="float">
            <text:p>0,060065</text:p>
          </table:table-cell>
          <table:table-cell office:value-type="float" office:value="-0.023002" calcext:value-type="float">
            <text:p>-0,023002</text:p>
          </table:table-cell>
          <table:table-cell office:value-type="float" office:value="0.012523" calcext:value-type="float">
            <text:p>0,012523</text:p>
          </table:table-cell>
        </table:table-row>
        <table:table-row table:style-name="ro1">
          <table:table-cell office:value-type="string" calcext:value-type="string">
            <text:p>10 Mar 2017 09:21:00.000</text:p>
          </table:table-cell>
          <table:table-cell office:value-type="float" office:value="51.359" calcext:value-type="float">
            <text:p>51,359</text:p>
          </table:table-cell>
          <table:table-cell office:value-type="float" office:value="119.816" calcext:value-type="float">
            <text:p>119,816</text:p>
          </table:table-cell>
          <table:table-cell office:value-type="float" office:value="660.301581" calcext:value-type="float">
            <text:p>660,301581</text:p>
          </table:table-cell>
          <table:table-cell office:value-type="float" office:value="0.059813" calcext:value-type="float">
            <text:p>0,059813</text:p>
          </table:table-cell>
          <table:table-cell office:value-type="float" office:value="-0.02598" calcext:value-type="float">
            <text:p>-0,02598</text:p>
          </table:table-cell>
          <table:table-cell office:value-type="float" office:value="0.012508" calcext:value-type="float">
            <text:p>0,012508</text:p>
          </table:table-cell>
        </table:table-row>
        <table:table-row table:style-name="ro1">
          <table:table-cell office:value-type="string" calcext:value-type="string">
            <text:p>10 Mar 2017 09:22:00.000</text:p>
          </table:table-cell>
          <table:table-cell office:value-type="float" office:value="54.939" calcext:value-type="float">
            <text:p>54,939</text:p>
          </table:table-cell>
          <table:table-cell office:value-type="float" office:value="118.144" calcext:value-type="float">
            <text:p>118,144</text:p>
          </table:table-cell>
          <table:table-cell office:value-type="float" office:value="661.044615" calcext:value-type="float">
            <text:p>661,044615</text:p>
          </table:table-cell>
          <table:table-cell office:value-type="float" office:value="0.059491" calcext:value-type="float">
            <text:p>0,059491</text:p>
          </table:table-cell>
          <table:table-cell office:value-type="float" office:value="-0.029924" calcext:value-type="float">
            <text:p>-0,029924</text:p>
          </table:table-cell>
          <table:table-cell office:value-type="float" office:value="0.012212" calcext:value-type="float">
            <text:p>0,012212</text:p>
          </table:table-cell>
        </table:table-row>
        <table:table-row table:style-name="ro1">
          <table:table-cell office:value-type="string" calcext:value-type="string">
            <text:p>10 Mar 2017 09:23:00.000</text:p>
          </table:table-cell>
          <table:table-cell office:value-type="float" office:value="58.496" calcext:value-type="float">
            <text:p>58,496</text:p>
          </table:table-cell>
          <table:table-cell office:value-type="float" office:value="116.197" calcext:value-type="float">
            <text:p>116,197</text:p>
          </table:table-cell>
          <table:table-cell office:value-type="float" office:value="661.761646" calcext:value-type="float">
            <text:p>661,761646</text:p>
          </table:table-cell>
          <table:table-cell office:value-type="float" office:value="0.059069" calcext:value-type="float">
            <text:p>0,059069</text:p>
          </table:table-cell>
          <table:table-cell office:value-type="float" office:value="-0.035274" calcext:value-type="float">
            <text:p>-0,035274</text:p>
          </table:table-cell>
          <table:table-cell office:value-type="float" office:value="0.011645" calcext:value-type="float">
            <text:p>0,011645</text:p>
          </table:table-cell>
        </table:table-row>
        <table:table-row table:style-name="ro1">
          <table:table-cell office:value-type="string" calcext:value-type="string">
            <text:p>10 Mar 2017 09:24:00.000</text:p>
          </table:table-cell>
          <table:table-cell office:value-type="float" office:value="62.024" calcext:value-type="float">
            <text:p>62,024</text:p>
          </table:table-cell>
          <table:table-cell office:value-type="float" office:value="113.869" calcext:value-type="float">
            <text:p>113,869</text:p>
          </table:table-cell>
          <table:table-cell office:value-type="float" office:value="662.436885" calcext:value-type="float">
            <text:p>662,436885</text:p>
          </table:table-cell>
          <table:table-cell office:value-type="float" office:value="0.058494" calcext:value-type="float">
            <text:p>0,058494</text:p>
          </table:table-cell>
          <table:table-cell office:value-type="float" office:value="-0.042745" calcext:value-type="float">
            <text:p>-0,042745</text:p>
          </table:table-cell>
          <table:table-cell office:value-type="float" office:value="0.010822" calcext:value-type="float">
            <text:p>0,010822</text:p>
          </table:table-cell>
        </table:table-row>
        <table:table-row table:style-name="ro1">
          <table:table-cell office:value-type="string" calcext:value-type="string">
            <text:p>10 Mar 2017 09:25:00.000</text:p>
          </table:table-cell>
          <table:table-cell office:value-type="float" office:value="65.511" calcext:value-type="float">
            <text:p>65,511</text:p>
          </table:table-cell>
          <table:table-cell office:value-type="float" office:value="111.001" calcext:value-type="float">
            <text:p>111,001</text:p>
          </table:table-cell>
          <table:table-cell office:value-type="float" office:value="663.055614" calcext:value-type="float">
            <text:p>663,055614</text:p>
          </table:table-cell>
          <table:table-cell office:value-type="float" office:value="0.057672" calcext:value-type="float">
            <text:p>0,057672</text:p>
          </table:table-cell>
          <table:table-cell office:value-type="float" office:value="-0.053546" calcext:value-type="float">
            <text:p>-0,053546</text:p>
          </table:table-cell>
          <table:table-cell office:value-type="float" office:value="0.009765" calcext:value-type="float">
            <text:p>0,009765</text:p>
          </table:table-cell>
        </table:table-row>
        <table:table-row table:style-name="ro1">
          <table:table-cell office:value-type="string" calcext:value-type="string">
            <text:p>10 Mar 2017 09:26:00.000</text:p>
          </table:table-cell>
          <table:table-cell office:value-type="float" office:value="68.936" calcext:value-type="float">
            <text:p>68,936</text:p>
          </table:table-cell>
          <table:table-cell office:value-type="float" office:value="107.335" calcext:value-type="float">
            <text:p>107,335</text:p>
          </table:table-cell>
          <table:table-cell office:value-type="float" office:value="663.604438" calcext:value-type="float">
            <text:p>663,604438</text:p>
          </table:table-cell>
          <table:table-cell office:value-type="float" office:value="0.056433" calcext:value-type="float">
            <text:p>0,056433</text:p>
          </table:table-cell>
          <table:table-cell office:value-type="float" office:value="-0.069823" calcext:value-type="float">
            <text:p>-0,069823</text:p>
          </table:table-cell>
          <table:table-cell office:value-type="float" office:value="0.008497" calcext:value-type="float">
            <text:p>0,008497</text:p>
          </table:table-cell>
        </table:table-row>
        <table:table-row table:style-name="ro1">
          <table:table-cell office:value-type="string" calcext:value-type="string">
            <text:p>10 Mar 2017 09:27:00.000</text:p>
          </table:table-cell>
          <table:table-cell office:value-type="float" office:value="72.268" calcext:value-type="float">
            <text:p>72,268</text:p>
          </table:table-cell>
          <table:table-cell office:value-type="float" office:value="102.436" calcext:value-type="float">
            <text:p>102,436</text:p>
          </table:table-cell>
          <table:table-cell office:value-type="float" office:value="664.071507" calcext:value-type="float">
            <text:p>664,071507</text:p>
          </table:table-cell>
          <table:table-cell office:value-type="float" office:value="0.05444" calcext:value-type="float">
            <text:p>0,05444</text:p>
          </table:table-cell>
          <table:table-cell office:value-type="float" office:value="-0.095554" calcext:value-type="float">
            <text:p>-0,095554</text:p>
          </table:table-cell>
          <table:table-cell office:value-type="float" office:value="0.007045" calcext:value-type="float">
            <text:p>0,007045</text:p>
          </table:table-cell>
        </table:table-row>
        <table:table-row table:style-name="ro1">
          <table:table-cell office:value-type="string" calcext:value-type="string">
            <text:p>10 Mar 2017 09:28:00.000</text:p>
          </table:table-cell>
          <table:table-cell office:value-type="float" office:value="75.441" calcext:value-type="float">
            <text:p>75,441</text:p>
          </table:table-cell>
          <table:table-cell office:value-type="float" office:value="95.533" calcext:value-type="float">
            <text:p>95,533</text:p>
          </table:table-cell>
          <table:table-cell office:value-type="float" office:value="664.446725" calcext:value-type="float">
            <text:p>664,446725</text:p>
          </table:table-cell>
          <table:table-cell office:value-type="float" office:value="0.050986" calcext:value-type="float">
            <text:p>0,050986</text:p>
          </table:table-cell>
          <table:table-cell office:value-type="float" office:value="-0.138272" calcext:value-type="float">
            <text:p>-0,138272</text:p>
          </table:table-cell>
          <table:table-cell office:value-type="float" office:value="0.00544" calcext:value-type="float">
            <text:p>0,00544</text:p>
          </table:table-cell>
        </table:table-row>
        <table:table-row table:style-name="ro1">
          <table:table-cell office:value-type="string" calcext:value-type="string">
            <text:p>10 Mar 2017 09:29:00.000</text:p>
          </table:table-cell>
          <table:table-cell office:value-type="float" office:value="78.327" calcext:value-type="float">
            <text:p>78,327</text:p>
          </table:table-cell>
          <table:table-cell office:value-type="float" office:value="85.243" calcext:value-type="float">
            <text:p>85,243</text:p>
          </table:table-cell>
          <table:table-cell office:value-type="float" office:value="664.72191" calcext:value-type="float">
            <text:p>664,72191</text:p>
          </table:table-cell>
          <table:table-cell office:value-type="float" office:value="0.044505" calcext:value-type="float">
            <text:p>0,044505</text:p>
          </table:table-cell>
          <table:table-cell office:value-type="float" office:value="-0.211125" calcext:value-type="float">
            <text:p>-0,211125</text:p>
          </table:table-cell>
          <table:table-cell office:value-type="float" office:value="0.003716" calcext:value-type="float">
            <text:p>0,003716</text:p>
          </table:table-cell>
        </table:table-row>
        <table:table-row table:style-name="ro1">
          <table:table-cell office:value-type="string" calcext:value-type="string">
            <text:p>10 Mar 2017 09:30:00.000</text:p>
          </table:table-cell>
          <table:table-cell office:value-type="float" office:value="80.657" calcext:value-type="float">
            <text:p>80,657</text:p>
          </table:table-cell>
          <table:table-cell office:value-type="float" office:value="69.334" calcext:value-type="float">
            <text:p>69,334</text:p>
          </table:table-cell>
          <table:table-cell office:value-type="float" office:value="664.890938" calcext:value-type="float">
            <text:p>664,890938</text:p>
          </table:table-cell>
          <table:table-cell office:value-type="float" office:value="0.03178" calcext:value-type="float">
            <text:p>0,03178</text:p>
          </table:table-cell>
          <table:table-cell office:value-type="float" office:value="-0.325615" calcext:value-type="float">
            <text:p>-0,325615</text:p>
          </table:table-cell>
          <table:table-cell office:value-type="float" office:value="0.001908" calcext:value-type="float">
            <text:p>0,001908</text:p>
          </table:table-cell>
        </table:table-row>
        <table:table-row table:style-name="ro1">
          <table:table-cell office:value-type="string" calcext:value-type="string">
            <text:p>10 Mar 2017 09:31:00.000</text:p>
          </table:table-cell>
          <table:table-cell office:value-type="float" office:value="81.937" calcext:value-type="float">
            <text:p>81,937</text:p>
          </table:table-cell>
          <table:table-cell office:value-type="float" office:value="46.171" calcext:value-type="float">
            <text:p>46,171</text:p>
          </table:table-cell>
          <table:table-cell office:value-type="float" office:value="664.94984" calcext:value-type="float">
            <text:p>664,94984</text:p>
          </table:table-cell>
          <table:table-cell office:value-type="float" office:value="0.009225" calcext:value-type="float">
            <text:p>0,009225</text:p>
          </table:table-cell>
          <table:table-cell office:value-type="float" office:value="-0.434761" calcext:value-type="float">
            <text:p>-0,434761</text:p>
          </table:table-cell>
          <table:table-cell office:value-type="float" office:value="0.000051" calcext:value-type="float">
            <text:p>0,000051</text:p>
          </table:table-cell>
        </table:table-row>
        <table:table-row table:style-name="ro1">
          <table:table-cell office:value-type="string" calcext:value-type="string">
            <text:p>10 Mar 2017 09:32:00.000</text:p>
          </table:table-cell>
          <table:table-cell office:value-type="float" office:value="81.667" calcext:value-type="float">
            <text:p>81,667</text:p>
          </table:table-cell>
          <table:table-cell office:value-type="float" office:value="20.065" calcext:value-type="float">
            <text:p>20,065</text:p>
          </table:table-cell>
          <table:table-cell office:value-type="float" office:value="664.896874" calcext:value-type="float">
            <text:p>664,896874</text:p>
          </table:table-cell>
          <table:table-cell office:value-type="float" office:value="-0.017778" calcext:value-type="float">
            <text:p>-0,017778</text:p>
          </table:table-cell>
          <table:table-cell office:value-type="float" office:value="-0.407509" calcext:value-type="float">
            <text:p>-0,407509</text:p>
          </table:table-cell>
          <table:table-cell office:value-type="float" office:value="-0.001815" calcext:value-type="float">
            <text:p>-0,001815</text:p>
          </table:table-cell>
        </table:table-row>
        <table:table-row table:style-name="ro1">
          <table:table-cell office:value-type="string" calcext:value-type="string">
            <text:p>10 Mar 2017 09:33:00.000</text:p>
          </table:table-cell>
          <table:table-cell office:value-type="float" office:value="79.972" calcext:value-type="float">
            <text:p>79,972</text:p>
          </table:table-cell>
          <table:table-cell office:value-type="float" office:value="-0.752" calcext:value-type="float">
            <text:p>-0,752</text:p>
          </table:table-cell>
          <table:table-cell office:value-type="float" office:value="664.732555" calcext:value-type="float">
            <text:p>664,732555</text:p>
          </table:table-cell>
          <table:table-cell office:value-type="float" office:value="-0.036966" calcext:value-type="float">
            <text:p>-0,036966</text:p>
          </table:table-cell>
          <table:table-cell office:value-type="float" office:value="-0.283569" calcext:value-type="float">
            <text:p>-0,283569</text:p>
          </table:table-cell>
          <table:table-cell office:value-type="float" office:value="-0.003655" calcext:value-type="float">
            <text:p>-0,003655</text:p>
          </table:table-cell>
        </table:table-row>
        <table:table-row table:style-name="ro1">
          <table:table-cell office:value-type="string" calcext:value-type="string">
            <text:p>10 Mar 2017 09:34:00.000</text:p>
          </table:table-cell>
          <table:table-cell office:value-type="float" office:value="77.414" calcext:value-type="float">
            <text:p>77,414</text:p>
          </table:table-cell>
          <table:table-cell office:value-type="float" office:value="-14.516" calcext:value-type="float">
            <text:p>-14,516</text:p>
          </table:table-cell>
          <table:table-cell office:value-type="float" office:value="664.459642" calcext:value-type="float">
            <text:p>664,459642</text:p>
          </table:table-cell>
          <table:table-cell office:value-type="float" office:value="-0.047148" calcext:value-type="float">
            <text:p>-0,047148</text:p>
          </table:table-cell>
          <table:table-cell office:value-type="float" office:value="-0.182626" calcext:value-type="float">
            <text:p>-0,182626</text:p>
          </table:table-cell>
          <table:table-cell office:value-type="float" office:value="-0.005429" calcext:value-type="float">
            <text:p>-0,005429</text:p>
          </table:table-cell>
        </table:table-row>
        <table:table-row table:style-name="ro1">
          <table:table-cell office:value-type="string" calcext:value-type="string">
            <text:p>10 Mar 2017 09:35:00.000</text:p>
          </table:table-cell>
          <table:table-cell office:value-type="float" office:value="74.412" calcext:value-type="float">
            <text:p>74,412</text:p>
          </table:table-cell>
          <table:table-cell office:value-type="float" office:value="-23.477" calcext:value-type="float">
            <text:p>-23,477</text:p>
          </table:table-cell>
          <table:table-cell office:value-type="float" office:value="664.083105" calcext:value-type="float">
            <text:p>664,083105</text:p>
          </table:table-cell>
          <table:table-cell office:value-type="float" office:value="-0.052367" calcext:value-type="float">
            <text:p>-0,052367</text:p>
          </table:table-cell>
          <table:table-cell office:value-type="float" office:value="-0.121548" calcext:value-type="float">
            <text:p>-0,121548</text:p>
          </table:table-cell>
          <table:table-cell office:value-type="float" office:value="-0.007103" calcext:value-type="float">
            <text:p>-0,007103</text:p>
          </table:table-cell>
        </table:table-row>
        <table:table-row table:style-name="ro1">
          <table:table-cell office:value-type="string" calcext:value-type="string">
            <text:p>10 Mar 2017 09:36:00.000</text:p>
          </table:table-cell>
          <table:table-cell office:value-type="float" office:value="71.176" calcext:value-type="float">
            <text:p>71,176</text:p>
          </table:table-cell>
          <table:table-cell office:value-type="float" office:value="-29.6" calcext:value-type="float">
            <text:p>-29,6</text:p>
          </table:table-cell>
          <table:table-cell office:value-type="float" office:value="663.610037" calcext:value-type="float">
            <text:p>663,610037</text:p>
          </table:table-cell>
          <table:table-cell office:value-type="float" office:value="-0.055222" calcext:value-type="float">
            <text:p>-0,055222</text:p>
          </table:table-cell>
          <table:table-cell office:value-type="float" office:value="-0.085614" calcext:value-type="float">
            <text:p>-0,085614</text:p>
          </table:table-cell>
          <table:table-cell office:value-type="float" office:value="-0.008642" calcext:value-type="float">
            <text:p>-0,008642</text:p>
          </table:table-cell>
        </table:table-row>
        <table:table-row table:style-name="ro1">
          <table:table-cell office:value-type="string" calcext:value-type="string">
            <text:p>10 Mar 2017 09:37:00.000</text:p>
          </table:table-cell>
          <table:table-cell office:value-type="float" office:value="67.808" calcext:value-type="float">
            <text:p>67,808</text:p>
          </table:table-cell>
          <table:table-cell office:value-type="float" office:value="-34.027" calcext:value-type="float">
            <text:p>-34,027</text:p>
          </table:table-cell>
          <table:table-cell office:value-type="float" office:value="663.049542" calcext:value-type="float">
            <text:p>663,049542</text:p>
          </table:table-cell>
          <table:table-cell office:value-type="float" office:value="-0.056912" calcext:value-type="float">
            <text:p>-0,056912</text:p>
          </table:table-cell>
          <table:table-cell office:value-type="float" office:value="-0.063629" calcext:value-type="float">
            <text:p>-0,063629</text:p>
          </table:table-cell>
          <table:table-cell office:value-type="float" office:value="-0.010012" calcext:value-type="float">
            <text:p>-0,010012</text:p>
          </table:table-cell>
        </table:table-row>
        <table:table-row table:style-name="ro1">
          <table:table-cell office:value-type="string" calcext:value-type="string">
            <text:p>10 Mar 2017 09:38:00.000</text:p>
          </table:table-cell>
          <table:table-cell office:value-type="float" office:value="64.359" calcext:value-type="float">
            <text:p>64,359</text:p>
          </table:table-cell>
          <table:table-cell office:value-type="float" office:value="-37.391" calcext:value-type="float">
            <text:p>-37,391</text:p>
          </table:table-cell>
          <table:table-cell office:value-type="float" office:value="662.412586" calcext:value-type="float">
            <text:p>662,412586</text:p>
          </table:table-cell>
          <table:table-cell office:value-type="float" office:value="-0.057988" calcext:value-type="float">
            <text:p>-0,057988</text:p>
          </table:table-cell>
          <table:table-cell office:value-type="float" office:value="-0.049492" calcext:value-type="float">
            <text:p>-0,049492</text:p>
          </table:table-cell>
          <table:table-cell office:value-type="float" office:value="-0.011186" calcext:value-type="float">
            <text:p>-0,011186</text:p>
          </table:table-cell>
        </table:table-row>
        <table:table-row table:style-name="ro1">
          <table:table-cell office:value-type="string" calcext:value-type="string">
            <text:p>10 Mar 2017 09:39:00.000</text:p>
          </table:table-cell>
          <table:table-cell office:value-type="float" office:value="60.857" calcext:value-type="float">
            <text:p>60,857</text:p>
          </table:table-cell>
          <table:table-cell office:value-type="float" office:value="-40.057" calcext:value-type="float">
            <text:p>-40,057</text:p>
          </table:table-cell>
          <table:table-cell office:value-type="float" office:value="661.711818" calcext:value-type="float">
            <text:p>661,711818</text:p>
          </table:table-cell>
          <table:table-cell office:value-type="float" office:value="-0.058715" calcext:value-type="float">
            <text:p>-0,058715</text:p>
          </table:table-cell>
          <table:table-cell office:value-type="float" office:value="-0.039974" calcext:value-type="float">
            <text:p>-0,039974</text:p>
          </table:table-cell>
          <table:table-cell office:value-type="float" office:value="-0.012135" calcext:value-type="float">
            <text:p>-0,012135</text:p>
          </table:table-cell>
        </table:table-row>
        <table:table-row table:style-name="ro1">
          <table:table-cell office:value-type="string" calcext:value-type="string">
            <text:p>10 Mar 2017 09:40:00.000</text:p>
          </table:table-cell>
          <table:table-cell office:value-type="float" office:value="57.317" calcext:value-type="float">
            <text:p>57,317</text:p>
          </table:table-cell>
          <table:table-cell office:value-type="float" office:value="-42.244" calcext:value-type="float">
            <text:p>-42,244</text:p>
          </table:table-cell>
          <table:table-cell office:value-type="float" office:value="660.961356" calcext:value-type="float">
            <text:p>660,961356</text:p>
          </table:table-cell>
          <table:table-cell office:value-type="float" office:value="-0.059233" calcext:value-type="float">
            <text:p>-0,059233</text:p>
          </table:table-cell>
          <table:table-cell office:value-type="float" office:value="-0.033309" calcext:value-type="float">
            <text:p>-0,033309</text:p>
          </table:table-cell>
          <table:table-cell office:value-type="float" office:value="-0.012838" calcext:value-type="float">
            <text:p>-0,012838</text:p>
          </table:table-cell>
        </table:table-row>
        <table:table-row table:style-name="ro1">
          <table:table-cell office:value-type="string" calcext:value-type="string">
            <text:p>10 Mar 2017 09:41:00.000</text:p>
          </table:table-cell>
          <table:table-cell office:value-type="float" office:value="53.751" calcext:value-type="float">
            <text:p>53,751</text:p>
          </table:table-cell>
          <table:table-cell office:value-type="float" office:value="-44.091" calcext:value-type="float">
            <text:p>-44,091</text:p>
          </table:table-cell>
          <table:table-cell office:value-type="float" office:value="660.176553" calcext:value-type="float">
            <text:p>660,176553</text:p>
          </table:table-cell>
          <table:table-cell office:value-type="float" office:value="-0.059618" calcext:value-type="float">
            <text:p>-0,059618</text:p>
          </table:table-cell>
          <table:table-cell office:value-type="float" office:value="-0.028487" calcext:value-type="float">
            <text:p>-0,028487</text:p>
          </table:table-cell>
          <table:table-cell office:value-type="float" office:value="-0.013276" calcext:value-type="float">
            <text:p>-0,013276</text:p>
          </table:table-cell>
        </table:table-row>
        <table:table-row table:style-name="ro1">
          <table:table-cell office:value-type="string" calcext:value-type="string">
            <text:p>10 Mar 2017 09:42:00.000</text:p>
          </table:table-cell>
          <table:table-cell office:value-type="float" office:value="50.165" calcext:value-type="float">
            <text:p>50,165</text:p>
          </table:table-cell>
          <table:table-cell office:value-type="float" office:value="-45.687" calcext:value-type="float">
            <text:p>-45,687</text:p>
          </table:table-cell>
          <table:table-cell office:value-type="float" office:value="659.373738" calcext:value-type="float">
            <text:p>659,373738</text:p>
          </table:table-cell>
          <table:table-cell office:value-type="float" office:value="-0.059915" calcext:value-type="float">
            <text:p>-0,059915</text:p>
          </table:table-cell>
          <table:table-cell office:value-type="float" office:value="-0.024903" calcext:value-type="float">
            <text:p>-0,024903</text:p>
          </table:table-cell>
          <table:table-cell office:value-type="float" office:value="-0.013436" calcext:value-type="float">
            <text:p>-0,013436</text:p>
          </table:table-cell>
        </table:table-row>
        <table:table-row table:style-name="ro1">
          <table:table-cell office:value-type="string" calcext:value-type="string">
            <text:p>10 Mar 2017 09:43:00.000</text:p>
          </table:table-cell>
          <table:table-cell office:value-type="float" office:value="46.563" calcext:value-type="float">
            <text:p>46,563</text:p>
          </table:table-cell>
          <table:table-cell office:value-type="float" office:value="-47.096" calcext:value-type="float">
            <text:p>-47,096</text:p>
          </table:table-cell>
          <table:table-cell office:value-type="float" office:value="658.569936" calcext:value-type="float">
            <text:p>658,569936</text:p>
          </table:table-cell>
          <table:table-cell office:value-type="float" office:value="-0.06015" calcext:value-type="float">
            <text:p>-0,06015</text:p>
          </table:table-cell>
          <table:table-cell office:value-type="float" office:value="-0.022178" calcext:value-type="float">
            <text:p>-0,022178</text:p>
          </table:table-cell>
          <table:table-cell office:value-type="float" office:value="-0.013307" calcext:value-type="float">
            <text:p>-0,013307</text:p>
          </table:table-cell>
        </table:table-row>
        <table:table-row table:style-name="ro1">
          <table:table-cell office:value-type="string" calcext:value-type="string">
            <text:p>10 Mar 2017 09:44:00.000</text:p>
          </table:table-cell>
          <table:table-cell office:value-type="float" office:value="42.948" calcext:value-type="float">
            <text:p>42,948</text:p>
          </table:table-cell>
          <table:table-cell office:value-type="float" office:value="-48.361" calcext:value-type="float">
            <text:p>-48,361</text:p>
          </table:table-cell>
          <table:table-cell office:value-type="float" office:value="657.782572" calcext:value-type="float">
            <text:p>657,782572</text:p>
          </table:table-cell>
          <table:table-cell office:value-type="float" office:value="-0.060342" calcext:value-type="float">
            <text:p>-0,060342</text:p>
          </table:table-cell>
          <table:table-cell office:value-type="float" office:value="-0.02007" calcext:value-type="float">
            <text:p>-0,02007</text:p>
          </table:table-cell>
          <table:table-cell office:value-type="float" office:value="-0.012887" calcext:value-type="float">
            <text:p>-0,012887</text:p>
          </table:table-cell>
        </table:table-row>
        <table:table-row table:style-name="ro1">
          <table:table-cell office:value-type="string" calcext:value-type="string">
            <text:p>10 Mar 2017 09:45:00.000</text:p>
          </table:table-cell>
          <table:table-cell office:value-type="float" office:value="39.322" calcext:value-type="float">
            <text:p>39,322</text:p>
          </table:table-cell>
          <table:table-cell office:value-type="float" office:value="-49.514" calcext:value-type="float">
            <text:p>-49,514</text:p>
          </table:table-cell>
          <table:table-cell office:value-type="float" office:value="657.029172" calcext:value-type="float">
            <text:p>657,029172</text:p>
          </table:table-cell>
          <table:table-cell office:value-type="float" office:value="-0.0605" calcext:value-type="float">
            <text:p>-0,0605</text:p>
          </table:table-cell>
          <table:table-cell office:value-type="float" office:value="-0.018414" calcext:value-type="float">
            <text:p>-0,018414</text:p>
          </table:table-cell>
          <table:table-cell office:value-type="float" office:value="-0.012175" calcext:value-type="float">
            <text:p>-0,012175</text:p>
          </table:table-cell>
        </table:table-row>
        <table:table-row table:style-name="ro1">
          <table:table-cell office:value-type="string" calcext:value-type="string">
            <text:p>10 Mar 2017 09:46:00.000</text:p>
          </table:table-cell>
          <table:table-cell office:value-type="float" office:value="35.688" calcext:value-type="float">
            <text:p>35,688</text:p>
          </table:table-cell>
          <table:table-cell office:value-type="float" office:value="-50.578" calcext:value-type="float">
            <text:p>-50,578</text:p>
          </table:table-cell>
          <table:table-cell office:value-type="float" office:value="656.327048" calcext:value-type="float">
            <text:p>656,327048</text:p>
          </table:table-cell>
          <table:table-cell office:value-type="float" office:value="-0.060633" calcext:value-type="float">
            <text:p>-0,060633</text:p>
          </table:table-cell>
          <table:table-cell office:value-type="float" office:value="-0.0171" calcext:value-type="float">
            <text:p>-0,0171</text:p>
          </table:table-cell>
          <table:table-cell office:value-type="float" office:value="-0.011178" calcext:value-type="float">
            <text:p>-0,011178</text:p>
          </table:table-cell>
        </table:table-row>
        <table:table-row table:style-name="ro1">
          <table:table-cell office:value-type="string" calcext:value-type="string">
            <text:p>10 Mar 2017 09:47:00.000</text:p>
          </table:table-cell>
          <table:table-cell office:value-type="float" office:value="32.047" calcext:value-type="float">
            <text:p>32,047</text:p>
          </table:table-cell>
          <table:table-cell office:value-type="float" office:value="-51.571" calcext:value-type="float">
            <text:p>-51,571</text:p>
          </table:table-cell>
          <table:table-cell office:value-type="float" office:value="655.692993" calcext:value-type="float">
            <text:p>655,692993</text:p>
          </table:table-cell>
          <table:table-cell office:value-type="float" office:value="-0.060745" calcext:value-type="float">
            <text:p>-0,060745</text:p>
          </table:table-cell>
          <table:table-cell office:value-type="float" office:value="-0.016049" calcext:value-type="float">
            <text:p>-0,016049</text:p>
          </table:table-cell>
          <table:table-cell office:value-type="float" office:value="-0.009907" calcext:value-type="float">
            <text:p>-0,009907</text:p>
          </table:table-cell>
        </table:table-row>
        <table:table-row table:style-name="ro1">
          <table:table-cell office:value-type="string" calcext:value-type="string">
            <text:p>10 Mar 2017 09:48:00.000</text:p>
          </table:table-cell>
          <table:table-cell office:value-type="float" office:value="28.399" calcext:value-type="float">
            <text:p>28,399</text:p>
          </table:table-cell>
          <table:table-cell office:value-type="float" office:value="-52.508" calcext:value-type="float">
            <text:p>-52,508</text:p>
          </table:table-cell>
          <table:table-cell office:value-type="float" office:value="655.142975" calcext:value-type="float">
            <text:p>655,142975</text:p>
          </table:table-cell>
          <table:table-cell office:value-type="float" office:value="-0.060839" calcext:value-type="float">
            <text:p>-0,060839</text:p>
          </table:table-cell>
          <table:table-cell office:value-type="float" office:value="-0.015206" calcext:value-type="float">
            <text:p>-0,015206</text:p>
          </table:table-cell>
          <table:table-cell office:value-type="float" office:value="-0.008378" calcext:value-type="float">
            <text:p>-0,008378</text:p>
          </table:table-cell>
        </table:table-row>
        <table:table-row table:style-name="ro1">
          <table:table-cell office:value-type="string" calcext:value-type="string">
            <text:p>10 Mar 2017 09:49:00.000</text:p>
          </table:table-cell>
          <table:table-cell office:value-type="float" office:value="24.746" calcext:value-type="float">
            <text:p>24,746</text:p>
          </table:table-cell>
          <table:table-cell office:value-type="float" office:value="-53.399" calcext:value-type="float">
            <text:p>-53,399</text:p>
          </table:table-cell>
          <table:table-cell office:value-type="float" office:value="654.691843" calcext:value-type="float">
            <text:p>654,691843</text:p>
          </table:table-cell>
          <table:table-cell office:value-type="float" office:value="-0.060918" calcext:value-type="float">
            <text:p>-0,060918</text:p>
          </table:table-cell>
          <table:table-cell office:value-type="float" office:value="-0.014529" calcext:value-type="float">
            <text:p>-0,014529</text:p>
          </table:table-cell>
          <table:table-cell office:value-type="float" office:value="-0.006613" calcext:value-type="float">
            <text:p>-0,006613</text:p>
          </table:table-cell>
        </table:table-row>
        <table:table-row table:style-name="ro1">
          <table:table-cell office:value-type="string" calcext:value-type="string">
            <text:p>10 Mar 2017 09:50:00.000</text:p>
          </table:table-cell>
          <table:table-cell office:value-type="float" office:value="21.089" calcext:value-type="float">
            <text:p>21,089</text:p>
          </table:table-cell>
          <table:table-cell office:value-type="float" office:value="-54.254" calcext:value-type="float">
            <text:p>-54,254</text:p>
          </table:table-cell>
          <table:table-cell office:value-type="float" office:value="654.35305" calcext:value-type="float">
            <text:p>654,35305</text:p>
          </table:table-cell>
          <table:table-cell office:value-type="float" office:value="-0.060983" calcext:value-type="float">
            <text:p>-0,060983</text:p>
          </table:table-cell>
          <table:table-cell office:value-type="float" office:value="-0.013988" calcext:value-type="float">
            <text:p>-0,013988</text:p>
          </table:table-cell>
          <table:table-cell office:value-type="float" office:value="-0.004637" calcext:value-type="float">
            <text:p>-0,004637</text:p>
          </table:table-cell>
        </table:table-row>
        <table:table-row table:style-name="ro1">
          <table:table-cell office:value-type="string" calcext:value-type="string">
            <text:p>10 Mar 2017 09:51:00.000</text:p>
          </table:table-cell>
          <table:table-cell office:value-type="float" office:value="17.429" calcext:value-type="float">
            <text:p>17,429</text:p>
          </table:table-cell>
          <table:table-cell office:value-type="float" office:value="-55.08" calcext:value-type="float">
            <text:p>-55,08</text:p>
          </table:table-cell>
          <table:table-cell office:value-type="float" office:value="654.138401" calcext:value-type="float">
            <text:p>654,138401</text:p>
          </table:table-cell>
          <table:table-cell office:value-type="float" office:value="-0.061035" calcext:value-type="float">
            <text:p>-0,061035</text:p>
          </table:table-cell>
          <table:table-cell office:value-type="float" office:value="-0.013563" calcext:value-type="float">
            <text:p>-0,013563</text:p>
          </table:table-cell>
          <table:table-cell office:value-type="float" office:value="-0.00248" calcext:value-type="float">
            <text:p>-0,00248</text:p>
          </table:table-cell>
        </table:table-row>
        <table:table-row table:style-name="ro1">
          <table:table-cell office:value-type="string" calcext:value-type="string">
            <text:p>10 Mar 2017 09:52:00.000</text:p>
          </table:table-cell>
          <table:table-cell office:value-type="float" office:value="13.765" calcext:value-type="float">
            <text:p>13,765</text:p>
          </table:table-cell>
          <table:table-cell office:value-type="float" office:value="-55.883" calcext:value-type="float">
            <text:p>-55,883</text:p>
          </table:table-cell>
          <table:table-cell office:value-type="float" office:value="654.057818" calcext:value-type="float">
            <text:p>654,057818</text:p>
          </table:table-cell>
          <table:table-cell office:value-type="float" office:value="-0.061074" calcext:value-type="float">
            <text:p>-0,061074</text:p>
          </table:table-cell>
          <table:table-cell office:value-type="float" office:value="-0.013236" calcext:value-type="float">
            <text:p>-0,013236</text:p>
          </table:table-cell>
          <table:table-cell office:value-type="float" office:value="-0.000174" calcext:value-type="float">
            <text:p>-0,000174</text:p>
          </table:table-cell>
        </table:table-row>
        <table:table-row table:style-name="ro1">
          <table:table-cell office:value-type="string" calcext:value-type="string">
            <text:p>10 Mar 2017 09:53:00.000</text:p>
          </table:table-cell>
          <table:table-cell office:value-type="float" office:value="10.1" calcext:value-type="float">
            <text:p>10,1</text:p>
          </table:table-cell>
          <table:table-cell office:value-type="float" office:value="-56.67" calcext:value-type="float">
            <text:p>-56,67</text:p>
          </table:table-cell>
          <table:table-cell office:value-type="float" office:value="654.119147" calcext:value-type="float">
            <text:p>654,119147</text:p>
          </table:table-cell>
          <table:table-cell office:value-type="float" office:value="-0.061102" calcext:value-type="float">
            <text:p>-0,061102</text:p>
          </table:table-cell>
          <table:table-cell office:value-type="float" office:value="-0.012995" calcext:value-type="float">
            <text:p>-0,012995</text:p>
          </table:table-cell>
          <table:table-cell office:value-type="float" office:value="0.002245" calcext:value-type="float">
            <text:p>0,002245</text:p>
          </table:table-cell>
        </table:table-row>
        <table:table-row table:style-name="ro1">
          <table:table-cell office:value-type="string" calcext:value-type="string">
            <text:p>10 Mar 2017 09:54:00.000</text:p>
          </table:table-cell>
          <table:table-cell office:value-type="float" office:value="6.433" calcext:value-type="float">
            <text:p>6,433</text:p>
          </table:table-cell>
          <table:table-cell office:value-type="float" office:value="-57.444" calcext:value-type="float">
            <text:p>-57,444</text:p>
          </table:table-cell>
          <table:table-cell office:value-type="float" office:value="654.327991" calcext:value-type="float">
            <text:p>654,327991</text:p>
          </table:table-cell>
          <table:table-cell office:value-type="float" office:value="-0.061118" calcext:value-type="float">
            <text:p>-0,061118</text:p>
          </table:table-cell>
          <table:table-cell office:value-type="float" office:value="-0.012833" calcext:value-type="float">
            <text:p>-0,012833</text:p>
          </table:table-cell>
          <table:table-cell office:value-type="float" office:value="0.004737" calcext:value-type="float">
            <text:p>0,004737</text:p>
          </table:table-cell>
        </table:table-row>
        <table:table-row table:style-name="ro1">
          <table:table-cell office:value-type="string" calcext:value-type="string">
            <text:p>10 Mar 2017 09:55:00.000</text:p>
          </table:table-cell>
          <table:table-cell office:value-type="float" office:value="2.766" calcext:value-type="float">
            <text:p>2,766</text:p>
          </table:table-cell>
          <table:table-cell office:value-type="float" office:value="-58.211" calcext:value-type="float">
            <text:p>-58,211</text:p>
          </table:table-cell>
          <table:table-cell office:value-type="float" office:value="654.68759" calcext:value-type="float">
            <text:p>654,68759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44" calcext:value-type="float">
            <text:p>-0,012744</text:p>
          </table:table-cell>
          <table:table-cell office:value-type="float" office:value="0.007263" calcext:value-type="float">
            <text:p>0,007263</text:p>
          </table:table-cell>
        </table:table-row>
        <table:table-row table:style-name="ro1">
          <table:table-cell office:value-type="string" calcext:value-type="string">
            <text:p>10 Mar 2017 09:56:00.000</text:p>
          </table:table-cell>
          <table:table-cell office:value-type="float" office:value="-0.901" calcext:value-type="float">
            <text:p>-0,901</text:p>
          </table:table-cell>
          <table:table-cell office:value-type="float" office:value="-58.975" calcext:value-type="float">
            <text:p>-58,975</text:p>
          </table:table-cell>
          <table:table-cell office:value-type="float" office:value="655.198732" calcext:value-type="float">
            <text:p>655,198732</text:p>
          </table:table-cell>
          <table:table-cell office:value-type="float" office:value="-0.061115" calcext:value-type="float">
            <text:p>-0,061115</text:p>
          </table:table-cell>
          <table:table-cell office:value-type="float" office:value="-0.012725" calcext:value-type="float">
            <text:p>-0,012725</text:p>
          </table:table-cell>
          <table:table-cell office:value-type="float" office:value="0.009781" calcext:value-type="float">
            <text:p>0,009781</text:p>
          </table:table-cell>
        </table:table-row>
        <table:table-row table:style-name="ro1">
          <table:table-cell office:value-type="string" calcext:value-type="string">
            <text:p>10 Mar 2017 09:57:00.000</text:p>
          </table:table-cell>
          <table:table-cell office:value-type="float" office:value="-4.567" calcext:value-type="float">
            <text:p>-4,567</text:p>
          </table:table-cell>
          <table:table-cell office:value-type="float" office:value="-59.74" calcext:value-type="float">
            <text:p>-59,74</text:p>
          </table:table-cell>
          <table:table-cell office:value-type="float" office:value="655.859717" calcext:value-type="float">
            <text:p>655,859717</text:p>
          </table:table-cell>
          <table:table-cell office:value-type="float" office:value="-0.061097" calcext:value-type="float">
            <text:p>-0,061097</text:p>
          </table:table-cell>
          <table:table-cell office:value-type="float" office:value="-0.012775" calcext:value-type="float">
            <text:p>-0,012775</text:p>
          </table:table-cell>
          <table:table-cell office:value-type="float" office:value="0.012249" calcext:value-type="float">
            <text:p>0,012249</text:p>
          </table:table-cell>
        </table:table-row>
        <table:table-row table:style-name="ro1">
          <table:table-cell office:value-type="string" calcext:value-type="string">
            <text:p>10 Mar 2017 09:58:00.000</text:p>
          </table:table-cell>
          <table:table-cell office:value-type="float" office:value="-8.232" calcext:value-type="float">
            <text:p>-8,232</text:p>
          </table:table-cell>
          <table:table-cell office:value-type="float" office:value="-60.509" calcext:value-type="float">
            <text:p>-60,509</text:p>
          </table:table-cell>
          <table:table-cell office:value-type="float" office:value="656.666353" calcext:value-type="float">
            <text:p>656,666353</text:p>
          </table:table-cell>
          <table:table-cell office:value-type="float" office:value="-0.061068" calcext:value-type="float">
            <text:p>-0,061068</text:p>
          </table:table-cell>
          <table:table-cell office:value-type="float" office:value="-0.012897" calcext:value-type="float">
            <text:p>-0,012897</text:p>
          </table:table-cell>
          <table:table-cell office:value-type="float" office:value="0.014628" calcext:value-type="float">
            <text:p>0,014628</text:p>
          </table:table-cell>
        </table:table-row>
        <table:table-row table:style-name="ro1">
          <table:table-cell office:value-type="string" calcext:value-type="string">
            <text:p>10 Mar 2017 09:59:00.000</text:p>
          </table:table-cell>
          <table:table-cell office:value-type="float" office:value="-11.895" calcext:value-type="float">
            <text:p>-11,895</text:p>
          </table:table-cell>
          <table:table-cell office:value-type="float" office:value="-61.289" calcext:value-type="float">
            <text:p>-61,289</text:p>
          </table:table-cell>
          <table:table-cell office:value-type="float" office:value="657.612012" calcext:value-type="float">
            <text:p>657,612012</text:p>
          </table:table-cell>
          <table:table-cell office:value-type="float" office:value="-0.061028" calcext:value-type="float">
            <text:p>-0,061028</text:p>
          </table:table-cell>
          <table:table-cell office:value-type="float" office:value="-0.013094" calcext:value-type="float">
            <text:p>-0,013094</text:p>
          </table:table-cell>
          <table:table-cell office:value-type="float" office:value="0.016875" calcext:value-type="float">
            <text:p>0,016875</text:p>
          </table:table-cell>
        </table:table-row>
        <table:table-row table:style-name="ro1">
          <table:table-cell office:value-type="string" calcext:value-type="string">
            <text:p>10 Mar 2017 10:00:00.000</text:p>
          </table:table-cell>
          <table:table-cell office:value-type="float" office:value="-15.556" calcext:value-type="float">
            <text:p>-15,556</text:p>
          </table:table-cell>
          <table:table-cell office:value-type="float" office:value="-62.082" calcext:value-type="float">
            <text:p>-62,082</text:p>
          </table:table-cell>
          <table:table-cell office:value-type="float" office:value="658.687708" calcext:value-type="float">
            <text:p>658,687708</text:p>
          </table:table-cell>
          <table:table-cell office:value-type="float" office:value="-0.060976" calcext:value-type="float">
            <text:p>-0,060976</text:p>
          </table:table-cell>
          <table:table-cell office:value-type="float" office:value="-0.013372" calcext:value-type="float">
            <text:p>-0,013372</text:p>
          </table:table-cell>
          <table:table-cell office:value-type="float" office:value="0.018954" calcext:value-type="float">
            <text:p>0,018954</text:p>
          </table:table-cell>
        </table:table-row>
        <table:table-row table:style-name="ro1">
          <table:table-cell office:value-type="string" calcext:value-type="string">
            <text:p>10 Mar 2017 10:01:00.000</text:p>
          </table:table-cell>
          <table:table-cell office:value-type="float" office:value="-19.212" calcext:value-type="float">
            <text:p>-19,212</text:p>
          </table:table-cell>
          <table:table-cell office:value-type="float" office:value="-62.895" calcext:value-type="float">
            <text:p>-62,895</text:p>
          </table:table-cell>
          <table:table-cell office:value-type="float" office:value="659.882234" calcext:value-type="float">
            <text:p>659,882234</text:p>
          </table:table-cell>
          <table:table-cell office:value-type="float" office:value="-0.060912" calcext:value-type="float">
            <text:p>-0,060912</text:p>
          </table:table-cell>
          <table:table-cell office:value-type="float" office:value="-0.013741" calcext:value-type="float">
            <text:p>-0,013741</text:p>
          </table:table-cell>
          <table:table-cell office:value-type="float" office:value="0.020829" calcext:value-type="float">
            <text:p>0,020829</text:p>
          </table:table-cell>
        </table:table-row>
        <table:table-row table:style-name="ro1">
          <table:table-cell office:value-type="string" calcext:value-type="string">
            <text:p>10 Mar 2017 10:02:00.000</text:p>
          </table:table-cell>
          <table:table-cell office:value-type="float" office:value="-22.865" calcext:value-type="float">
            <text:p>-22,865</text:p>
          </table:table-cell>
          <table:table-cell office:value-type="float" office:value="-63.733" calcext:value-type="float">
            <text:p>-63,733</text:p>
          </table:table-cell>
          <table:table-cell office:value-type="float" office:value="661.18233" calcext:value-type="float">
            <text:p>661,18233</text:p>
          </table:table-cell>
          <table:table-cell office:value-type="float" office:value="-0.060837" calcext:value-type="float">
            <text:p>-0,060837</text:p>
          </table:table-cell>
          <table:table-cell office:value-type="float" office:value="-0.014216" calcext:value-type="float">
            <text:p>-0,014216</text:p>
          </table:table-cell>
          <table:table-cell office:value-type="float" office:value="0.022466" calcext:value-type="float">
            <text:p>0,022466</text:p>
          </table:table-cell>
        </table:table-row>
        <table:table-row table:style-name="ro1">
          <table:table-cell office:value-type="string" calcext:value-type="string">
            <text:p>10 Mar 2017 10:03:00.000</text:p>
          </table:table-cell>
          <table:table-cell office:value-type="float" office:value="-26.512" calcext:value-type="float">
            <text:p>-26,512</text:p>
          </table:table-cell>
          <table:table-cell office:value-type="float" office:value="-64.604" calcext:value-type="float">
            <text:p>-64,604</text:p>
          </table:table-cell>
          <table:table-cell office:value-type="float" office:value="662.572882" calcext:value-type="float">
            <text:p>662,572882</text:p>
          </table:table-cell>
          <table:table-cell office:value-type="float" office:value="-0.060748" calcext:value-type="float">
            <text:p>-0,060748</text:p>
          </table:table-cell>
          <table:table-cell office:value-type="float" office:value="-0.014814" calcext:value-type="float">
            <text:p>-0,014814</text:p>
          </table:table-cell>
          <table:table-cell office:value-type="float" office:value="0.023837" calcext:value-type="float">
            <text:p>0,023837</text:p>
          </table:table-cell>
        </table:table-row>
        <table:table-row table:style-name="ro1">
          <table:table-cell office:value-type="string" calcext:value-type="string">
            <text:p>10 Mar 2017 10:04:00.000</text:p>
          </table:table-cell>
          <table:table-cell office:value-type="float" office:value="-30.154" calcext:value-type="float">
            <text:p>-30,154</text:p>
          </table:table-cell>
          <table:table-cell office:value-type="float" office:value="-65.514" calcext:value-type="float">
            <text:p>-65,514</text:p>
          </table:table-cell>
          <table:table-cell office:value-type="float" office:value="664.037157" calcext:value-type="float">
            <text:p>664,037157</text:p>
          </table:table-cell>
          <table:table-cell office:value-type="float" office:value="-0.060646" calcext:value-type="float">
            <text:p>-0,060646</text:p>
          </table:table-cell>
          <table:table-cell office:value-type="float" office:value="-0.015561" calcext:value-type="float">
            <text:p>-0,015561</text:p>
          </table:table-cell>
          <table:table-cell office:value-type="float" office:value="0.024918" calcext:value-type="float">
            <text:p>0,024918</text:p>
          </table:table-cell>
        </table:table-row>
        <table:table-row table:style-name="ro1">
          <table:table-cell office:value-type="string" calcext:value-type="string">
            <text:p>10 Mar 2017 10:05:00.000</text:p>
          </table:table-cell>
          <table:table-cell office:value-type="float" office:value="-33.79" calcext:value-type="float">
            <text:p>-33,79</text:p>
          </table:table-cell>
          <table:table-cell office:value-type="float" office:value="-66.474" calcext:value-type="float">
            <text:p>-66,474</text:p>
          </table:table-cell>
          <table:table-cell office:value-type="float" office:value="665.557069" calcext:value-type="float">
            <text:p>665,557069</text:p>
          </table:table-cell>
          <table:table-cell office:value-type="float" office:value="-0.060528" calcext:value-type="float">
            <text:p>-0,060528</text:p>
          </table:table-cell>
          <table:table-cell office:value-type="float" office:value="-0.01649" calcext:value-type="float">
            <text:p>-0,01649</text:p>
          </table:table-cell>
          <table:table-cell office:value-type="float" office:value="0.025687" calcext:value-type="float">
            <text:p>0,025687</text:p>
          </table:table-cell>
        </table:table-row>
        <table:table-row table:style-name="ro1">
          <table:table-cell office:value-type="string" calcext:value-type="string">
            <text:p>10 Mar 2017 10:06:00.000</text:p>
          </table:table-cell>
          <table:table-cell office:value-type="float" office:value="-37.417" calcext:value-type="float">
            <text:p>-37,417</text:p>
          </table:table-cell>
          <table:table-cell office:value-type="float" office:value="-67.497" calcext:value-type="float">
            <text:p>-67,497</text:p>
          </table:table-cell>
          <table:table-cell office:value-type="float" office:value="667.113453" calcext:value-type="float">
            <text:p>667,113453</text:p>
          </table:table-cell>
          <table:table-cell office:value-type="float" office:value="-0.060392" calcext:value-type="float">
            <text:p>-0,060392</text:p>
          </table:table-cell>
          <table:table-cell office:value-type="float" office:value="-0.017648" calcext:value-type="float">
            <text:p>-0,017648</text:p>
          </table:table-cell>
          <table:table-cell office:value-type="float" office:value="0.026129" calcext:value-type="float">
            <text:p>0,026129</text:p>
          </table:table-cell>
        </table:table-row>
        <table:table-row table:style-name="ro1">
          <table:table-cell office:value-type="string" calcext:value-type="string">
            <text:p>10 Mar 2017 10:07:00.000</text:p>
          </table:table-cell>
          <table:table-cell office:value-type="float" office:value="-41.036" calcext:value-type="float">
            <text:p>-41,036</text:p>
          </table:table-cell>
          <table:table-cell office:value-type="float" office:value="-68.598" calcext:value-type="float">
            <text:p>-68,598</text:p>
          </table:table-cell>
          <table:table-cell office:value-type="float" office:value="668.68637" calcext:value-type="float">
            <text:p>668,68637</text:p>
          </table:table-cell>
          <table:table-cell office:value-type="float" office:value="-0.060235" calcext:value-type="float">
            <text:p>-0,060235</text:p>
          </table:table-cell>
          <table:table-cell office:value-type="float" office:value="-0.0191" calcext:value-type="float">
            <text:p>-0,0191</text:p>
          </table:table-cell>
          <table:table-cell office:value-type="float" office:value="0.026235" calcext:value-type="float">
            <text:p>0,026235</text:p>
          </table:table-cell>
        </table:table-row>
        <table:table-row table:style-name="ro1">
          <table:table-cell office:value-type="string" calcext:value-type="string">
            <text:p>10 Mar 2017 10:08:00.000</text:p>
          </table:table-cell>
          <table:table-cell office:value-type="float" office:value="-44.645" calcext:value-type="float">
            <text:p>-44,645</text:p>
          </table:table-cell>
          <table:table-cell office:value-type="float" office:value="-69.797" calcext:value-type="float">
            <text:p>-69,797</text:p>
          </table:table-cell>
          <table:table-cell office:value-type="float" office:value="670.255415" calcext:value-type="float">
            <text:p>670,255415</text:p>
          </table:table-cell>
          <table:table-cell office:value-type="float" office:value="-0.060049" calcext:value-type="float">
            <text:p>-0,060049</text:p>
          </table:table-cell>
          <table:table-cell office:value-type="float" office:value="-0.020936" calcext:value-type="float">
            <text:p>-0,020936</text:p>
          </table:table-cell>
          <table:table-cell office:value-type="float" office:value="0.025998" calcext:value-type="float">
            <text:p>0,025998</text:p>
          </table:table-cell>
        </table:table-row>
        <table:table-row table:style-name="ro1">
          <table:table-cell office:value-type="string" calcext:value-type="string">
            <text:p>10 Mar 2017 10:09:00.000</text:p>
          </table:table-cell>
          <table:table-cell office:value-type="float" office:value="-48.241" calcext:value-type="float">
            <text:p>-48,241</text:p>
          </table:table-cell>
          <table:table-cell office:value-type="float" office:value="-71.121" calcext:value-type="float">
            <text:p>-71,121</text:p>
          </table:table-cell>
          <table:table-cell office:value-type="float" office:value="671.80003" calcext:value-type="float">
            <text:p>671,80003</text:p>
          </table:table-cell>
          <table:table-cell office:value-type="float" office:value="-0.059827" calcext:value-type="float">
            <text:p>-0,059827</text:p>
          </table:table-cell>
          <table:table-cell office:value-type="float" office:value="-0.023287" calcext:value-type="float">
            <text:p>-0,023287</text:p>
          </table:table-cell>
          <table:table-cell office:value-type="float" office:value="0.02542" calcext:value-type="float">
            <text:p>0,02542</text:p>
          </table:table-cell>
        </table:table-row>
        <table:table-row table:style-name="ro1">
          <table:table-cell office:value-type="string" calcext:value-type="string">
            <text:p>10 Mar 2017 10:10:00.000</text:p>
          </table:table-cell>
          <table:table-cell office:value-type="float" office:value="-51.823" calcext:value-type="float">
            <text:p>-51,823</text:p>
          </table:table-cell>
          <table:table-cell office:value-type="float" office:value="-72.606" calcext:value-type="float">
            <text:p>-72,606</text:p>
          </table:table-cell>
          <table:table-cell office:value-type="float" office:value="673.299824" calcext:value-type="float">
            <text:p>673,299824</text:p>
          </table:table-cell>
          <table:table-cell office:value-type="float" office:value="-0.059556" calcext:value-type="float">
            <text:p>-0,059556</text:p>
          </table:table-cell>
          <table:table-cell office:value-type="float" office:value="-0.026347" calcext:value-type="float">
            <text:p>-0,026347</text:p>
          </table:table-cell>
          <table:table-cell office:value-type="float" office:value="0.024505" calcext:value-type="float">
            <text:p>0,024505</text:p>
          </table:table-cell>
        </table:table-row>
        <table:table-row table:style-name="ro1">
          <table:table-cell office:value-type="string" calcext:value-type="string">
            <text:p>10 Mar 2017 10:11:00.000</text:p>
          </table:table-cell>
          <table:table-cell office:value-type="float" office:value="-55.387" calcext:value-type="float">
            <text:p>-55,387</text:p>
          </table:table-cell>
          <table:table-cell office:value-type="float" office:value="-74.302" calcext:value-type="float">
            <text:p>-74,302</text:p>
          </table:table-cell>
          <table:table-cell office:value-type="float" office:value="674.734884" calcext:value-type="float">
            <text:p>674,734884</text:p>
          </table:table-cell>
          <table:table-cell office:value-type="float" office:value="-0.059215" calcext:value-type="float">
            <text:p>-0,059215</text:p>
          </table:table-cell>
          <table:table-cell office:value-type="float" office:value="-0.030406" calcext:value-type="float">
            <text:p>-0,030406</text:p>
          </table:table-cell>
          <table:table-cell office:value-type="float" office:value="0.023264" calcext:value-type="float">
            <text:p>0,023264</text:p>
          </table:table-cell>
        </table:table-row>
        <table:table-row table:style-name="ro1">
          <table:table-cell office:value-type="string" calcext:value-type="string">
            <text:p>10 Mar 2017 10:12:00.000</text:p>
          </table:table-cell>
          <table:table-cell office:value-type="float" office:value="-58.927" calcext:value-type="float">
            <text:p>-58,927</text:p>
          </table:table-cell>
          <table:table-cell office:value-type="float" office:value="-76.283" calcext:value-type="float">
            <text:p>-76,283</text:p>
          </table:table-cell>
          <table:table-cell office:value-type="float" office:value="676.086072" calcext:value-type="float">
            <text:p>676,086072</text:p>
          </table:table-cell>
          <table:table-cell office:value-type="float" office:value="-0.05877" calcext:value-type="float">
            <text:p>-0,05877</text:p>
          </table:table-cell>
          <table:table-cell office:value-type="float" office:value="-0.035923" calcext:value-type="float">
            <text:p>-0,035923</text:p>
          </table:table-cell>
          <table:table-cell office:value-type="float" office:value="0.021712" calcext:value-type="float">
            <text:p>0,021712</text:p>
          </table:table-cell>
        </table:table-row>
        <table:table-row table:style-name="ro1">
          <table:table-cell office:value-type="string" calcext:value-type="string">
            <text:p>10 Mar 2017 10:13:00.000</text:p>
          </table:table-cell>
          <table:table-cell office:value-type="float" office:value="-62.436" calcext:value-type="float">
            <text:p>-62,436</text:p>
          </table:table-cell>
          <table:table-cell office:value-type="float" office:value="-78.657" calcext:value-type="float">
            <text:p>-78,657</text:p>
          </table:table-cell>
          <table:table-cell office:value-type="float" office:value="677.335322" calcext:value-type="float">
            <text:p>677,335322</text:p>
          </table:table-cell>
          <table:table-cell office:value-type="float" office:value="-0.058167" calcext:value-type="float">
            <text:p>-0,058167</text:p>
          </table:table-cell>
          <table:table-cell office:value-type="float" office:value="-0.043645" calcext:value-type="float">
            <text:p>-0,043645</text:p>
          </table:table-cell>
          <table:table-cell office:value-type="float" office:value="0.01987" calcext:value-type="float">
            <text:p>0,01987</text:p>
          </table:table-cell>
        </table:table-row>
        <table:table-row table:style-name="ro1">
          <table:table-cell office:value-type="string" calcext:value-type="string">
            <text:p>10 Mar 2017 10:14:00.000</text:p>
          </table:table-cell>
          <table:table-cell office:value-type="float" office:value="-65.902" calcext:value-type="float">
            <text:p>-65,902</text:p>
          </table:table-cell>
          <table:table-cell office:value-type="float" office:value="-81.589" calcext:value-type="float">
            <text:p>-81,589</text:p>
          </table:table-cell>
          <table:table-cell office:value-type="float" office:value="678.4659" calcext:value-type="float">
            <text:p>678,4659</text:p>
          </table:table-cell>
          <table:table-cell office:value-type="float" office:value="-0.057306" calcext:value-type="float">
            <text:p>-0,057306</text:p>
          </table:table-cell>
          <table:table-cell office:value-type="float" office:value="-0.05484" calcext:value-type="float">
            <text:p>-0,05484</text:p>
          </table:table-cell>
          <table:table-cell office:value-type="float" office:value="0.017761" calcext:value-type="float">
            <text:p>0,017761</text:p>
          </table:table-cell>
        </table:table-row>
        <table:table-row table:style-name="ro1">
          <table:table-cell office:value-type="string" calcext:value-type="string">
            <text:p>10 Mar 2017 10:15:00.000</text:p>
          </table:table-cell>
          <table:table-cell office:value-type="float" office:value="-69.304" calcext:value-type="float">
            <text:p>-69,304</text:p>
          </table:table-cell>
          <table:table-cell office:value-type="float" office:value="-85.351" calcext:value-type="float">
            <text:p>-85,351</text:p>
          </table:table-cell>
          <table:table-cell office:value-type="float" office:value="679.462663" calcext:value-type="float">
            <text:p>679,462663</text:p>
          </table:table-cell>
          <table:table-cell office:value-type="float" office:value="-0.056009" calcext:value-type="float">
            <text:p>-0,056009</text:p>
          </table:table-cell>
          <table:table-cell office:value-type="float" office:value="-0.071764" calcext:value-type="float">
            <text:p>-0,071764</text:p>
          </table:table-cell>
          <table:table-cell office:value-type="float" office:value="0.015415" calcext:value-type="float">
            <text:p>0,015415</text:p>
          </table:table-cell>
        </table:table-row>
        <table:table-row table:style-name="ro1">
          <table:table-cell office:value-type="string" calcext:value-type="string">
            <text:p>10 Mar 2017 10:16:00.000</text:p>
          </table:table-cell>
          <table:table-cell office:value-type="float" office:value="-72.607" calcext:value-type="float">
            <text:p>-72,607</text:p>
          </table:table-cell>
          <table:table-cell office:value-type="float" office:value="-90.397" calcext:value-type="float">
            <text:p>-90,397</text:p>
          </table:table-cell>
          <table:table-cell office:value-type="float" office:value="680.312272" calcext:value-type="float">
            <text:p>680,312272</text:p>
          </table:table-cell>
          <table:table-cell office:value-type="float" office:value="-0.053917" calcext:value-type="float">
            <text:p>-0,053917</text:p>
          </table:table-cell>
          <table:table-cell office:value-type="float" office:value="-0.098606" calcext:value-type="float">
            <text:p>-0,098606</text:p>
          </table:table-cell>
          <table:table-cell office:value-type="float" office:value="0.012863" calcext:value-type="float">
            <text:p>0,012863</text:p>
          </table:table-cell>
        </table:table-row>
        <table:table-row table:style-name="ro1">
          <table:table-cell office:value-type="string" calcext:value-type="string">
            <text:p>10 Mar 2017 10:17:00.000</text:p>
          </table:table-cell>
          <table:table-cell office:value-type="float" office:value="-75.744" calcext:value-type="float">
            <text:p>-75,744</text:p>
          </table:table-cell>
          <table:table-cell office:value-type="float" office:value="-97.536" calcext:value-type="float">
            <text:p>-97,536</text:p>
          </table:table-cell>
          <table:table-cell office:value-type="float" office:value="681.003395" calcext:value-type="float">
            <text:p>681,003395</text:p>
          </table:table-cell>
          <table:table-cell office:value-type="float" office:value="-0.050276" calcext:value-type="float">
            <text:p>-0,050276</text:p>
          </table:table-cell>
          <table:table-cell office:value-type="float" office:value="-0.143259" calcext:value-type="float">
            <text:p>-0,143259</text:p>
          </table:table-cell>
          <table:table-cell office:value-type="float" office:value="0.01014" calcext:value-type="float">
            <text:p>0,01014</text:p>
          </table:table-cell>
        </table:table-row>
        <table:table-row table:style-name="ro1">
          <table:table-cell office:value-type="string" calcext:value-type="string">
            <text:p>10 Mar 2017 10:18:00.000</text:p>
          </table:table-cell>
          <table:table-cell office:value-type="float" office:value="-78.578" calcext:value-type="float">
            <text:p>-78,578</text:p>
          </table:table-cell>
          <table:table-cell office:value-type="float" office:value="-108.212" calcext:value-type="float">
            <text:p>-108,212</text:p>
          </table:table-cell>
          <table:table-cell office:value-type="float" office:value="681.526865" calcext:value-type="float">
            <text:p>681,526865</text:p>
          </table:table-cell>
          <table:table-cell office:value-type="float" office:value="-0.043425" calcext:value-type="float">
            <text:p>-0,043425</text:p>
          </table:table-cell>
          <table:table-cell office:value-type="float" office:value="-0.219163" calcext:value-type="float">
            <text:p>-0,219163</text:p>
          </table:table-cell>
          <table:table-cell office:value-type="float" office:value="0.007283" calcext:value-type="float">
            <text:p>0,007283</text:p>
          </table:table-cell>
        </table:table-row>
        <table:table-row table:style-name="ro1">
          <table:table-cell office:value-type="string" calcext:value-type="string">
            <text:p>10 Mar 2017 10:19:00.000</text:p>
          </table:table-cell>
          <table:table-cell office:value-type="float" office:value="-80.825" calcext:value-type="float">
            <text:p>-80,825</text:p>
          </table:table-cell>
          <table:table-cell office:value-type="float" office:value="-124.687" calcext:value-type="float">
            <text:p>-124,687</text:p>
          </table:table-cell>
          <table:table-cell office:value-type="float" office:value="681.87582" calcext:value-type="float">
            <text:p>681,87582</text:p>
          </table:table-cell>
          <table:table-cell office:value-type="float" office:value="-0.030028" calcext:value-type="float">
            <text:p>-0,030028</text:p>
          </table:table-cell>
          <table:table-cell office:value-type="float" office:value="-0.335753" calcext:value-type="float">
            <text:p>-0,335753</text:p>
          </table:table-cell>
          <table:table-cell office:value-type="float" office:value="0.004332" calcext:value-type="float">
            <text:p>0,004332</text:p>
          </table:table-cell>
        </table:table-row>
        <table:table-row table:style-name="ro1">
          <table:table-cell office:value-type="string" calcext:value-type="string">
            <text:p>10 Mar 2017 10:20:00.000</text:p>
          </table:table-cell>
          <table:table-cell office:value-type="float" office:value="-81.978" calcext:value-type="float">
            <text:p>-81,978</text:p>
          </table:table-cell>
          <table:table-cell office:value-type="float" office:value="-148.295" calcext:value-type="float">
            <text:p>-148,295</text:p>
          </table:table-cell>
          <table:table-cell office:value-type="float" office:value="682.045793" calcext:value-type="float">
            <text:p>682,045793</text:p>
          </table:table-cell>
          <table:table-cell office:value-type="float" office:value="-0.006872" calcext:value-type="float">
            <text:p>-0,006872</text:p>
          </table:table-cell>
          <table:table-cell office:value-type="float" office:value="-0.437066" calcext:value-type="float">
            <text:p>-0,437066</text:p>
          </table:table-cell>
          <table:table-cell office:value-type="float" office:value="0.001326" calcext:value-type="float">
            <text:p>0,001326</text:p>
          </table:table-cell>
        </table:table-row>
        <table:table-row table:style-name="ro1">
          <table:table-cell office:value-type="string" calcext:value-type="string">
            <text:p>10 Mar 2017 10:21:00.000</text:p>
          </table:table-cell>
          <table:table-cell office:value-type="float" office:value="-81.577" calcext:value-type="float">
            <text:p>-81,577</text:p>
          </table:table-cell>
          <table:table-cell office:value-type="float" office:value="-174.112" calcext:value-type="float">
            <text:p>-174,112</text:p>
          </table:table-cell>
          <table:table-cell office:value-type="float" office:value="682.034782" calcext:value-type="float">
            <text:p>682,034782</text:p>
          </table:table-cell>
          <table:table-cell office:value-type="float" office:value="0.019617" calcext:value-type="float">
            <text:p>0,019617</text:p>
          </table:table-cell>
          <table:table-cell office:value-type="float" office:value="-0.397027" calcext:value-type="float">
            <text:p>-0,397027</text:p>
          </table:table-cell>
          <table:table-cell office:value-type="float" office:value="-0.001692" calcext:value-type="float">
            <text:p>-0,001692</text:p>
          </table:table-cell>
        </table:table-row>
        <table:table-row table:style-name="ro1">
          <table:table-cell office:value-type="string" calcext:value-type="string">
            <text:p>10 Mar 2017 10:22:00.000</text:p>
          </table:table-cell>
          <table:table-cell office:value-type="float" office:value="-79.802" calcext:value-type="float">
            <text:p>-79,802</text:p>
          </table:table-cell>
          <table:table-cell office:value-type="float" office:value="165.751" calcext:value-type="float">
            <text:p>165,751</text:p>
          </table:table-cell>
          <table:table-cell office:value-type="float" office:value="681.843273" calcext:value-type="float">
            <text:p>681,843273</text:p>
          </table:table-cell>
          <table:table-cell office:value-type="float" office:value="0.037816" calcext:value-type="float">
            <text:p>0,037816</text:p>
          </table:table-cell>
          <table:table-cell office:value-type="float" office:value="-0.273113" calcext:value-type="float">
            <text:p>-0,273113</text:p>
          </table:table-cell>
          <table:table-cell office:value-type="float" office:value="-0.004681" calcext:value-type="float">
            <text:p>-0,004681</text:p>
          </table:table-cell>
        </table:table-row>
        <table:table-row table:style-name="ro1">
          <table:table-cell office:value-type="string" calcext:value-type="string">
            <text:p>10 Mar 2017 10:23:00.000</text:p>
          </table:table-cell>
          <table:table-cell office:value-type="float" office:value="-77.213" calcext:value-type="float">
            <text:p>-77,213</text:p>
          </table:table-cell>
          <table:table-cell office:value-type="float" office:value="152.488" calcext:value-type="float">
            <text:p>152,488</text:p>
          </table:table-cell>
          <table:table-cell office:value-type="float" office:value="681.474233" calcext:value-type="float">
            <text:p>681,474233</text:p>
          </table:table-cell>
          <table:table-cell office:value-type="float" office:value="0.047409" calcext:value-type="float">
            <text:p>0,047409</text:p>
          </table:table-cell>
          <table:table-cell office:value-type="float" office:value="-0.17631" calcext:value-type="float">
            <text:p>-0,17631</text:p>
          </table:table-cell>
          <table:table-cell office:value-type="float" office:value="-0.0076" calcext:value-type="float">
            <text:p>-0,0076</text:p>
          </table:table-cell>
        </table:table-row>
        <table:table-row table:style-name="ro1">
          <table:table-cell office:value-type="string" calcext:value-type="string">
            <text:p>10 Mar 2017 10:24:00.000</text:p>
          </table:table-cell>
          <table:table-cell office:value-type="float" office:value="-74.204" calcext:value-type="float">
            <text:p>-74,204</text:p>
          </table:table-cell>
          <table:table-cell office:value-type="float" office:value="143.814" calcext:value-type="float">
            <text:p>143,814</text:p>
          </table:table-cell>
          <table:table-cell office:value-type="float" office:value="680.933066" calcext:value-type="float">
            <text:p>680,933066</text:p>
          </table:table-cell>
          <table:table-cell office:value-type="float" office:value="0.052359" calcext:value-type="float">
            <text:p>0,052359</text:p>
          </table:table-cell>
          <table:table-cell office:value-type="float" office:value="-0.118013" calcext:value-type="float">
            <text:p>-0,118013</text:p>
          </table:table-cell>
          <table:table-cell office:value-type="float" office:value="-0.01041" calcext:value-type="float">
            <text:p>-0,01041</text:p>
          </table:table-cell>
        </table:table-row>
        <table:table-row table:style-name="ro1">
          <table:table-cell office:value-type="string" calcext:value-type="string">
            <text:p>10 Mar 2017 10:25:00.000</text:p>
          </table:table-cell>
          <table:table-cell office:value-type="float" office:value="-70.973" calcext:value-type="float">
            <text:p>-70,973</text:p>
          </table:table-cell>
          <table:table-cell office:value-type="float" office:value="137.854" calcext:value-type="float">
            <text:p>137,854</text:p>
          </table:table-cell>
          <table:table-cell office:value-type="float" office:value="680.227531" calcext:value-type="float">
            <text:p>680,227531</text:p>
          </table:table-cell>
          <table:table-cell office:value-type="float" office:value="0.05509" calcext:value-type="float">
            <text:p>0,05509</text:p>
          </table:table-cell>
          <table:table-cell office:value-type="float" office:value="-0.083573" calcext:value-type="float">
            <text:p>-0,083573</text:p>
          </table:table-cell>
          <table:table-cell office:value-type="float" office:value="-0.013071" calcext:value-type="float">
            <text:p>-0,013071</text:p>
          </table:table-cell>
        </table:table-row>
        <table:table-row table:style-name="ro1">
          <table:table-cell office:value-type="string" calcext:value-type="string">
            <text:p>10 Mar 2017 10:26:00.000</text:p>
          </table:table-cell>
          <table:table-cell office:value-type="float" office:value="-67.615" calcext:value-type="float">
            <text:p>-67,615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679.367628" calcext:value-type="float">
            <text:p>679,367628</text:p>
          </table:table-cell>
          <table:table-cell office:value-type="float" office:value="0.056722" calcext:value-type="float">
            <text:p>0,056722</text:p>
          </table:table-cell>
          <table:table-cell office:value-type="float" office:value="-0.062389" calcext:value-type="float">
            <text:p>-0,062389</text:p>
          </table:table-cell>
          <table:table-cell office:value-type="float" office:value="-0.015548" calcext:value-type="float">
            <text:p>-0,015548</text:p>
          </table:table-cell>
        </table:table-row>
        <table:table-row table:style-name="ro1">
          <table:table-cell office:value-type="string" calcext:value-type="string">
            <text:p>10 Mar 2017 10:27:00.000</text:p>
          </table:table-cell>
          <table:table-cell office:value-type="float" office:value="-64.178" calcext:value-type="float">
            <text:p>-64,178</text:p>
          </table:table-cell>
          <table:table-cell office:value-type="float" office:value="130.219" calcext:value-type="float">
            <text:p>130,219</text:p>
          </table:table-cell>
          <table:table-cell office:value-type="float" office:value="678.365452" calcext:value-type="float">
            <text:p>678,365452</text:p>
          </table:table-cell>
          <table:table-cell office:value-type="float" office:value="0.057769" calcext:value-type="float">
            <text:p>0,057769</text:p>
          </table:table-cell>
          <table:table-cell office:value-type="float" office:value="-0.048701" calcext:value-type="float">
            <text:p>-0,048701</text:p>
          </table:table-cell>
          <table:table-cell office:value-type="float" office:value="-0.017806" calcext:value-type="float">
            <text:p>-0,017806</text:p>
          </table:table-cell>
        </table:table-row>
        <table:table-row table:style-name="ro1">
          <table:table-cell office:value-type="string" calcext:value-type="string">
            <text:p>10 Mar 2017 10:28:00.000</text:p>
          </table:table-cell>
          <table:table-cell office:value-type="float" office:value="-60.689" calcext:value-type="float">
            <text:p>-60,689</text:p>
          </table:table-cell>
          <table:table-cell office:value-type="float" office:value="127.592" calcext:value-type="float">
            <text:p>127,592</text:p>
          </table:table-cell>
          <table:table-cell office:value-type="float" office:value="677.235011" calcext:value-type="float">
            <text:p>677,235011</text:p>
          </table:table-cell>
          <table:table-cell office:value-type="float" office:value="0.058484" calcext:value-type="float">
            <text:p>0,058484</text:p>
          </table:table-cell>
          <table:table-cell office:value-type="float" office:value="-0.039447" calcext:value-type="float">
            <text:p>-0,039447</text:p>
          </table:table-cell>
          <table:table-cell office:value-type="float" office:value="-0.019817" calcext:value-type="float">
            <text:p>-0,019817</text:p>
          </table:table-cell>
        </table:table-row>
        <table:table-row table:style-name="ro1">
          <table:table-cell office:value-type="string" calcext:value-type="string">
            <text:p>10 Mar 2017 10:29:00.000</text:p>
          </table:table-cell>
          <table:table-cell office:value-type="float" office:value="-57.164" calcext:value-type="float">
            <text:p>-57,164</text:p>
          </table:table-cell>
          <table:table-cell office:value-type="float" office:value="125.431" calcext:value-type="float">
            <text:p>125,431</text:p>
          </table:table-cell>
          <table:table-cell office:value-type="float" office:value="675.992017" calcext:value-type="float">
            <text:p>675,992017</text:p>
          </table:table-cell>
          <table:table-cell office:value-type="float" office:value="0.058998" calcext:value-type="float">
            <text:p>0,058998</text:p>
          </table:table-cell>
          <table:table-cell office:value-type="float" office:value="-0.032945" calcext:value-type="float">
            <text:p>-0,032945</text:p>
          </table:table-cell>
          <table:table-cell office:value-type="float" office:value="-0.021553" calcext:value-type="float">
            <text:p>-0,021553</text:p>
          </table:table-cell>
        </table:table-row>
        <table:table-row table:style-name="ro1">
          <table:table-cell office:value-type="string" calcext:value-type="string">
            <text:p>10 Mar 2017 10:30:00.000</text:p>
          </table:table-cell>
          <table:table-cell office:value-type="float" office:value="-53.612" calcext:value-type="float">
            <text:p>-53,612</text:p>
          </table:table-cell>
          <table:table-cell office:value-type="float" office:value="123.603" calcext:value-type="float">
            <text:p>123,603</text:p>
          </table:table-cell>
          <table:table-cell office:value-type="float" office:value="674.653654" calcext:value-type="float">
            <text:p>674,653654</text:p>
          </table:table-cell>
          <table:table-cell office:value-type="float" office:value="0.059385" calcext:value-type="float">
            <text:p>0,059385</text:p>
          </table:table-cell>
          <table:table-cell office:value-type="float" office:value="-0.028228" calcext:value-type="float">
            <text:p>-0,028228</text:p>
          </table:table-cell>
          <table:table-cell office:value-type="float" office:value="-0.022993" calcext:value-type="float">
            <text:p>-0,022993</text:p>
          </table:table-cell>
        </table:table-row>
        <table:table-row table:style-name="ro1">
          <table:table-cell office:value-type="string" calcext:value-type="string">
            <text:p>10 Mar 2017 10:31:00.000</text:p>
          </table:table-cell>
          <table:table-cell office:value-type="float" office:value="-50.039" calcext:value-type="float">
            <text:p>-50,039</text:p>
          </table:table-cell>
          <table:table-cell office:value-type="float" office:value="122.019" calcext:value-type="float">
            <text:p>122,019</text:p>
          </table:table-cell>
          <table:table-cell office:value-type="float" office:value="673.238317" calcext:value-type="float">
            <text:p>673,238317</text:p>
          </table:table-cell>
          <table:table-cell office:value-type="float" office:value="0.059687" calcext:value-type="float">
            <text:p>0,059687</text:p>
          </table:table-cell>
          <table:table-cell office:value-type="float" office:value="-0.024713" calcext:value-type="float">
            <text:p>-0,024713</text:p>
          </table:table-cell>
          <table:table-cell office:value-type="float" office:value="-0.024117" calcext:value-type="float">
            <text:p>-0,024117</text:p>
          </table:table-cell>
        </table:table-row>
        <table:table-row table:style-name="ro1">
          <table:table-cell office:value-type="string" calcext:value-type="string">
            <text:p>10 Mar 2017 10:32:00.000</text:p>
          </table:table-cell>
          <table:table-cell office:value-type="float" office:value="-46.451" calcext:value-type="float">
            <text:p>-46,451</text:p>
          </table:table-cell>
          <table:table-cell office:value-type="float" office:value="120.62" calcext:value-type="float">
            <text:p>120,62</text:p>
          </table:table-cell>
          <table:table-cell office:value-type="float" office:value="671.765336" calcext:value-type="float">
            <text:p>671,765336</text:p>
          </table:table-cell>
          <table:table-cell office:value-type="float" office:value="0.059931" calcext:value-type="float">
            <text:p>0,059931</text:p>
          </table:table-cell>
          <table:table-cell office:value-type="float" office:value="-0.022037" calcext:value-type="float">
            <text:p>-0,022037</text:p>
          </table:table-cell>
          <table:table-cell office:value-type="float" office:value="-0.024913" calcext:value-type="float">
            <text:p>-0,024913</text:p>
          </table:table-cell>
        </table:table-row>
        <table:table-row table:style-name="ro1">
          <table:table-cell office:value-type="string" calcext:value-type="string">
            <text:p>10 Mar 2017 10:33:00.000</text:p>
          </table:table-cell>
          <table:table-cell office:value-type="float" office:value="-42.848" calcext:value-type="float">
            <text:p>-42,848</text:p>
          </table:table-cell>
          <table:table-cell office:value-type="float" office:value="119.363" calcext:value-type="float">
            <text:p>119,363</text:p>
          </table:table-cell>
          <table:table-cell office:value-type="float" office:value="670.254677" calcext:value-type="float">
            <text:p>670,254677</text:p>
          </table:table-cell>
          <table:table-cell office:value-type="float" office:value="0.060132" calcext:value-type="float">
            <text:p>0,060132</text:p>
          </table:table-cell>
          <table:table-cell office:value-type="float" office:value="-0.019963" calcext:value-type="float">
            <text:p>-0,019963</text:p>
          </table:table-cell>
          <table:table-cell office:value-type="float" office:value="-0.025373" calcext:value-type="float">
            <text:p>-0,025373</text:p>
          </table:table-cell>
        </table:table-row>
        <table:table-row table:style-name="ro1">
          <table:table-cell office:value-type="string" calcext:value-type="string">
            <text:p>10 Mar 2017 10:34:00.000</text:p>
          </table:table-cell>
          <table:table-cell office:value-type="float" office:value="-39.235" calcext:value-type="float">
            <text:p>-39,235</text:p>
          </table:table-cell>
          <table:table-cell office:value-type="float" office:value="118.216" calcext:value-type="float">
            <text:p>118,216</text:p>
          </table:table-cell>
          <table:table-cell office:value-type="float" office:value="668.726639" calcext:value-type="float">
            <text:p>668,726639</text:p>
          </table:table-cell>
          <table:table-cell office:value-type="float" office:value="0.060302" calcext:value-type="float">
            <text:p>0,060302</text:p>
          </table:table-cell>
          <table:table-cell office:value-type="float" office:value="-0.018332" calcext:value-type="float">
            <text:p>-0,018332</text:p>
          </table:table-cell>
          <table:table-cell office:value-type="float" office:value="-0.025493" calcext:value-type="float">
            <text:p>-0,025493</text:p>
          </table:table-cell>
        </table:table-row>
        <table:table-row table:style-name="ro1">
          <table:table-cell office:value-type="string" calcext:value-type="string">
            <text:p>10 Mar 2017 10:35:00.000</text:p>
          </table:table-cell>
          <table:table-cell office:value-type="float" office:value="-35.613" calcext:value-type="float">
            <text:p>-35,613</text:p>
          </table:table-cell>
          <table:table-cell office:value-type="float" office:value="117.156" calcext:value-type="float">
            <text:p>117,156</text:p>
          </table:table-cell>
          <table:table-cell office:value-type="float" office:value="667.201544" calcext:value-type="float">
            <text:p>667,201544</text:p>
          </table:table-cell>
          <table:table-cell office:value-type="float" office:value="0.060448" calcext:value-type="float">
            <text:p>0,060448</text:p>
          </table:table-cell>
          <table:table-cell office:value-type="float" office:value="-0.017036" calcext:value-type="float">
            <text:p>-0,017036</text:p>
          </table:table-cell>
          <table:table-cell office:value-type="float" office:value="-0.025277" calcext:value-type="float">
            <text:p>-0,025277</text:p>
          </table:table-cell>
        </table:table-row>
        <table:table-row table:style-name="ro1">
          <table:table-cell office:value-type="string" calcext:value-type="string">
            <text:p>10 Mar 2017 10:36:00.000</text:p>
          </table:table-cell>
          <table:table-cell office:value-type="float" office:value="-31.982" calcext:value-type="float">
            <text:p>-31,982</text:p>
          </table:table-cell>
          <table:table-cell office:value-type="float" office:value="116.167" calcext:value-type="float">
            <text:p>116,167</text:p>
          </table:table-cell>
          <table:table-cell office:value-type="float" office:value="665.699415" calcext:value-type="float">
            <text:p>665,699415</text:p>
          </table:table-cell>
          <table:table-cell office:value-type="float" office:value="0.060573" calcext:value-type="float">
            <text:p>0,060573</text:p>
          </table:table-cell>
          <table:table-cell office:value-type="float" office:value="-0.015999" calcext:value-type="float">
            <text:p>-0,015999</text:p>
          </table:table-cell>
          <table:table-cell office:value-type="float" office:value="-0.024731" calcext:value-type="float">
            <text:p>-0,024731</text:p>
          </table:table-cell>
        </table:table-row>
        <table:table-row table:style-name="ro1">
          <table:table-cell office:value-type="string" calcext:value-type="string">
            <text:p>10 Mar 2017 10:37:00.000</text:p>
          </table:table-cell>
          <table:table-cell office:value-type="float" office:value="-28.344" calcext:value-type="float">
            <text:p>-28,344</text:p>
          </table:table-cell>
          <table:table-cell office:value-type="float" office:value="115.232" calcext:value-type="float">
            <text:p>115,232</text:p>
          </table:table-cell>
          <table:table-cell office:value-type="float" office:value="664.239669" calcext:value-type="float">
            <text:p>664,239669</text:p>
          </table:table-cell>
          <table:table-cell office:value-type="float" office:value="0.060683" calcext:value-type="float">
            <text:p>0,060683</text:p>
          </table:table-cell>
          <table:table-cell office:value-type="float" office:value="-0.015166" calcext:value-type="float">
            <text:p>-0,015166</text:p>
          </table:table-cell>
          <table:table-cell office:value-type="float" office:value="-0.023869" calcext:value-type="float">
            <text:p>-0,023869</text:p>
          </table:table-cell>
        </table:table-row>
        <table:table-row table:style-name="ro1">
          <table:table-cell office:value-type="string" calcext:value-type="string">
            <text:p>10 Mar 2017 10:38:00.000</text:p>
          </table:table-cell>
          <table:table-cell office:value-type="float" office:value="-24.7" calcext:value-type="float">
            <text:p>-24,7</text:p>
          </table:table-cell>
          <table:table-cell office:value-type="float" office:value="114.343" calcext:value-type="float">
            <text:p>114,343</text:p>
          </table:table-cell>
          <table:table-cell office:value-type="float" office:value="662.840809" calcext:value-type="float">
            <text:p>662,840809</text:p>
          </table:table-cell>
          <table:table-cell office:value-type="float" office:value="0.060777" calcext:value-type="float">
            <text:p>0,060777</text:p>
          </table:table-cell>
          <table:table-cell office:value-type="float" office:value="-0.014497" calcext:value-type="float">
            <text:p>-0,014497</text:p>
          </table:table-cell>
          <table:table-cell office:value-type="float" office:value="-0.022707" calcext:value-type="float">
            <text:p>-0,022707</text:p>
          </table:table-cell>
        </table:table-row>
        <table:table-row table:style-name="ro1">
          <table:table-cell office:value-type="string" calcext:value-type="string">
            <text:p>10 Mar 2017 10:39:00.000</text:p>
          </table:table-cell>
          <table:table-cell office:value-type="float" office:value="-21.051" calcext:value-type="float">
            <text:p>-21,051</text:p>
          </table:table-cell>
          <table:table-cell office:value-type="float" office:value="113.49" calcext:value-type="float">
            <text:p>113,49</text:p>
          </table:table-cell>
          <table:table-cell office:value-type="float" office:value="661.520142" calcext:value-type="float">
            <text:p>661,520142</text:p>
          </table:table-cell>
          <table:table-cell office:value-type="float" office:value="0.060859" calcext:value-type="float">
            <text:p>0,060859</text:p>
          </table:table-cell>
          <table:table-cell office:value-type="float" office:value="-0.013963" calcext:value-type="float">
            <text:p>-0,013963</text:p>
          </table:table-cell>
          <table:table-cell office:value-type="float" office:value="-0.021269" calcext:value-type="float">
            <text:p>-0,021269</text:p>
          </table:table-cell>
        </table:table-row>
        <table:table-row table:style-name="ro1">
          <table:table-cell office:value-type="string" calcext:value-type="string">
            <text:p>10 Mar 2017 10:40:00.000</text:p>
          </table:table-cell>
          <table:table-cell office:value-type="float" office:value="-17.398" calcext:value-type="float">
            <text:p>-17,398</text:p>
          </table:table-cell>
          <table:table-cell office:value-type="float" office:value="112.665" calcext:value-type="float">
            <text:p>112,665</text:p>
          </table:table-cell>
          <table:table-cell office:value-type="float" office:value="660.293498" calcext:value-type="float">
            <text:p>660,293498</text:p>
          </table:table-cell>
          <table:table-cell office:value-type="float" office:value="0.060928" calcext:value-type="float">
            <text:p>0,060928</text:p>
          </table:table-cell>
          <table:table-cell office:value-type="float" office:value="-0.013543" calcext:value-type="float">
            <text:p>-0,013543</text:p>
          </table:table-cell>
          <table:table-cell office:value-type="float" office:value="-0.01958" calcext:value-type="float">
            <text:p>-0,01958</text:p>
          </table:table-cell>
        </table:table-row>
        <table:table-row table:style-name="ro1">
          <table:table-cell office:value-type="string" calcext:value-type="string">
            <text:p>10 Mar 2017 10:41:00.000</text:p>
          </table:table-cell>
          <table:table-cell office:value-type="float" office:value="-13.74" calcext:value-type="float">
            <text:p>-13,74</text:p>
          </table:table-cell>
          <table:table-cell office:value-type="float" office:value="111.863" calcext:value-type="float">
            <text:p>111,863</text:p>
          </table:table-cell>
          <table:table-cell office:value-type="float" office:value="659.174991" calcext:value-type="float">
            <text:p>659,174991</text:p>
          </table:table-cell>
          <table:table-cell office:value-type="float" office:value="0.060985" calcext:value-type="float">
            <text:p>0,060985</text:p>
          </table:table-cell>
          <table:table-cell office:value-type="float" office:value="-0.01322" calcext:value-type="float">
            <text:p>-0,01322</text:p>
          </table:table-cell>
          <table:table-cell office:value-type="float" office:value="-0.017672" calcext:value-type="float">
            <text:p>-0,017672</text:p>
          </table:table-cell>
        </table:table-row>
        <table:table-row table:style-name="ro1">
          <table:table-cell office:value-type="string" calcext:value-type="string">
            <text:p>10 Mar 2017 10:42:00.000</text:p>
          </table:table-cell>
          <table:table-cell office:value-type="float" office:value="-10.08" calcext:value-type="float">
            <text:p>-10,08</text:p>
          </table:table-cell>
          <table:table-cell office:value-type="float" office:value="111.077" calcext:value-type="float">
            <text:p>111,077</text:p>
          </table:table-cell>
          <table:table-cell office:value-type="float" office:value="658.176796" calcext:value-type="float">
            <text:p>658,176796</text:p>
          </table:table-cell>
          <table:table-cell office:value-type="float" office:value="0.061031" calcext:value-type="float">
            <text:p>0,061031</text:p>
          </table:table-cell>
          <table:table-cell office:value-type="float" office:value="-0.012984" calcext:value-type="float">
            <text:p>-0,012984</text:p>
          </table:table-cell>
          <table:table-cell office:value-type="float" office:value="-0.015578" calcext:value-type="float">
            <text:p>-0,015578</text:p>
          </table:table-cell>
        </table:table-row>
        <table:table-row table:style-name="ro1">
          <table:table-cell office:value-type="string" calcext:value-type="string">
            <text:p>10 Mar 2017 10:43:00.000</text:p>
          </table:table-cell>
          <table:table-cell office:value-type="float" office:value="-6.417" calcext:value-type="float">
            <text:p>-6,417</text:p>
          </table:table-cell>
          <table:table-cell office:value-type="float" office:value="110.303" calcext:value-type="float">
            <text:p>110,303</text:p>
          </table:table-cell>
          <table:table-cell office:value-type="float" office:value="657.308968" calcext:value-type="float">
            <text:p>657,308968</text:p>
          </table:table-cell>
          <table:table-cell office:value-type="float" office:value="0.061066" calcext:value-type="float">
            <text:p>0,061066</text:p>
          </table:table-cell>
          <table:table-cell office:value-type="float" office:value="-0.012825" calcext:value-type="float">
            <text:p>-0,012825</text:p>
          </table:table-cell>
          <table:table-cell office:value-type="float" office:value="-0.013334" calcext:value-type="float">
            <text:p>-0,013334</text:p>
          </table:table-cell>
        </table:table-row>
        <table:table-row table:style-name="ro1">
          <table:table-cell office:value-type="string" calcext:value-type="string">
            <text:p>10 Mar 2017 10:44:00.000</text:p>
          </table:table-cell>
          <table:table-cell office:value-type="float" office:value="-2.752" calcext:value-type="float">
            <text:p>-2,752</text:p>
          </table:table-cell>
          <table:table-cell office:value-type="float" office:value="109.537" calcext:value-type="float">
            <text:p>109,537</text:p>
          </table:table-cell>
          <table:table-cell office:value-type="float" office:value="656.579289" calcext:value-type="float">
            <text:p>656,579289</text:p>
          </table:table-cell>
          <table:table-cell office:value-type="float" office:value="0.061089" calcext:value-type="float">
            <text:p>0,061089</text:p>
          </table:table-cell>
          <table:table-cell office:value-type="float" office:value="-0.012739" calcext:value-type="float">
            <text:p>-0,012739</text:p>
          </table:table-cell>
          <table:table-cell office:value-type="float" office:value="-0.010981" calcext:value-type="float">
            <text:p>-0,010981</text:p>
          </table:table-cell>
        </table:table-row>
        <table:table-row table:style-name="ro1">
          <table:table-cell office:value-type="string" calcext:value-type="string">
            <text:p>10 Mar 2017 10:45:00.000</text:p>
          </table:table-cell>
          <table:table-cell office:value-type="float" office:value="0.914" calcext:value-type="float">
            <text:p>0,914</text:p>
          </table:table-cell>
          <table:table-cell office:value-type="float" office:value="108.773" calcext:value-type="float">
            <text:p>108,773</text:p>
          </table:table-cell>
          <table:table-cell office:value-type="float" office:value="655.993161" calcext:value-type="float">
            <text:p>655,993161</text:p>
          </table:table-cell>
          <table:table-cell office:value-type="float" office:value="0.061101" calcext:value-type="float">
            <text:p>0,061101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-0.008558" calcext:value-type="float">
            <text:p>-0,008558</text:p>
          </table:table-cell>
        </table:table-row>
        <table:table-row table:style-name="ro1">
          <table:table-cell office:value-type="string" calcext:value-type="string">
            <text:p>10 Mar 2017 10:46:00.000</text:p>
          </table:table-cell>
          <table:table-cell office:value-type="float" office:value="4.58" calcext:value-type="float">
            <text:p>4,58</text:p>
          </table:table-cell>
          <table:table-cell office:value-type="float" office:value="108.009" calcext:value-type="float">
            <text:p>108,009</text:p>
          </table:table-cell>
          <table:table-cell office:value-type="float" office:value="655.553537" calcext:value-type="float">
            <text:p>655,553537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76" calcext:value-type="float">
            <text:p>-0,012776</text:p>
          </table:table-cell>
          <table:table-cell office:value-type="float" office:value="-0.006105" calcext:value-type="float">
            <text:p>-0,006105</text:p>
          </table:table-cell>
        </table:table-row>
        <table:table-row table:style-name="ro1">
          <table:table-cell office:value-type="string" calcext:value-type="string">
            <text:p>10 Mar 2017 10:47:00.000</text:p>
          </table:table-cell>
          <table:table-cell office:value-type="float" office:value="8.246" calcext:value-type="float">
            <text:p>8,246</text:p>
          </table:table-cell>
          <table:table-cell office:value-type="float" office:value="107.239" calcext:value-type="float">
            <text:p>107,239</text:p>
          </table:table-cell>
          <table:table-cell office:value-type="float" office:value="655.260899" calcext:value-type="float">
            <text:p>655,260899</text:p>
          </table:table-cell>
          <table:table-cell office:value-type="float" office:value="0.061093" calcext:value-type="float">
            <text:p>0,061093</text:p>
          </table:table-cell>
          <table:table-cell office:value-type="float" office:value="-0.012901" calcext:value-type="float">
            <text:p>-0,012901</text:p>
          </table:table-cell>
          <table:table-cell office:value-type="float" office:value="-0.003666" calcext:value-type="float">
            <text:p>-0,003666</text:p>
          </table:table-cell>
        </table:table-row>
        <table:table-row table:style-name="ro1">
          <table:table-cell office:value-type="string" calcext:value-type="string">
            <text:p>10 Mar 2017 10:48:00.000</text:p>
          </table:table-cell>
          <table:table-cell office:value-type="float" office:value="11.911" calcext:value-type="float">
            <text:p>11,911</text:p>
          </table:table-cell>
          <table:table-cell office:value-type="float" office:value="106.459" calcext:value-type="float">
            <text:p>106,459</text:p>
          </table:table-cell>
          <table:table-cell office:value-type="float" office:value="655.113273" calcext:value-type="float">
            <text:p>655,113273</text:p>
          </table:table-cell>
          <table:table-cell office:value-type="float" office:value="0.061071" calcext:value-type="float">
            <text:p>0,061071</text:p>
          </table:table-cell>
          <table:table-cell office:value-type="float" office:value="-0.013101" calcext:value-type="float">
            <text:p>-0,013101</text:p>
          </table:table-cell>
          <table:table-cell office:value-type="float" office:value="-0.001279" calcext:value-type="float">
            <text:p>-0,001279</text:p>
          </table:table-cell>
        </table:table-row>
        <table:table-row table:style-name="ro1">
          <table:table-cell office:value-type="string" calcext:value-type="string">
            <text:p>10 Mar 2017 10:49:00.000</text:p>
          </table:table-cell>
          <table:table-cell office:value-type="float" office:value="15.574" calcext:value-type="float">
            <text:p>15,574</text:p>
          </table:table-cell>
          <table:table-cell office:value-type="float" office:value="105.665" calcext:value-type="float">
            <text:p>105,665</text:p>
          </table:table-cell>
          <table:table-cell office:value-type="float" office:value="655.106295" calcext:value-type="float">
            <text:p>655,106295</text:p>
          </table:table-cell>
          <table:table-cell office:value-type="float" office:value="0.061038" calcext:value-type="float">
            <text:p>0,061038</text:p>
          </table:table-cell>
          <table:table-cell office:value-type="float" office:value="-0.013383" calcext:value-type="float">
            <text:p>-0,013383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 office:value-type="string" calcext:value-type="string">
            <text:p>10 Mar 2017 10:50:00.000</text:p>
          </table:table-cell>
          <table:table-cell office:value-type="float" office:value="19.235" calcext:value-type="float">
            <text:p>19,235</text:p>
          </table:table-cell>
          <table:table-cell office:value-type="float" office:value="104.851" calcext:value-type="float">
            <text:p>104,851</text:p>
          </table:table-cell>
          <table:table-cell office:value-type="float" office:value="655.233312" calcext:value-type="float">
            <text:p>655,233312</text:p>
          </table:table-cell>
          <table:table-cell office:value-type="float" office:value="0.060993" calcext:value-type="float">
            <text:p>0,060993</text:p>
          </table:table-cell>
          <table:table-cell office:value-type="float" office:value="-0.013757" calcext:value-type="float">
            <text:p>-0,013757</text:p>
          </table:table-cell>
          <table:table-cell office:value-type="float" office:value="0.003182" calcext:value-type="float">
            <text:p>0,003182</text:p>
          </table:table-cell>
        </table:table-row>
        <table:table-row table:style-name="ro1">
          <table:table-cell office:value-type="string" calcext:value-type="string">
            <text:p>10 Mar 2017 10:51:00.000</text:p>
          </table:table-cell>
          <table:table-cell office:value-type="float" office:value="22.893" calcext:value-type="float">
            <text:p>22,893</text:p>
          </table:table-cell>
          <table:table-cell office:value-type="float" office:value="104.012" calcext:value-type="float">
            <text:p>104,012</text:p>
          </table:table-cell>
          <table:table-cell office:value-type="float" office:value="655.485527" calcext:value-type="float">
            <text:p>655,485527</text:p>
          </table:table-cell>
          <table:table-cell office:value-type="float" office:value="0.060935" calcext:value-type="float">
            <text:p>0,060935</text:p>
          </table:table-cell>
          <table:table-cell office:value-type="float" office:value="-0.014236" calcext:value-type="float">
            <text:p>-0,014236</text:p>
          </table:table-cell>
          <table:table-cell office:value-type="float" office:value="0.005184" calcext:value-type="float">
            <text:p>0,005184</text:p>
          </table:table-cell>
        </table:table-row>
        <table:table-row table:style-name="ro1">
          <table:table-cell office:value-type="string" calcext:value-type="string">
            <text:p>10 Mar 2017 10:52:00.000</text:p>
          </table:table-cell>
          <table:table-cell office:value-type="float" office:value="26.547" calcext:value-type="float">
            <text:p>26,547</text:p>
          </table:table-cell>
          <table:table-cell office:value-type="float" office:value="103.14" calcext:value-type="float">
            <text:p>103,14</text:p>
          </table:table-cell>
          <table:table-cell office:value-type="float" office:value="655.852178" calcext:value-type="float">
            <text:p>655,852178</text:p>
          </table:table-cell>
          <table:table-cell office:value-type="float" office:value="0.060864" calcext:value-type="float">
            <text:p>0,060864</text:p>
          </table:table-cell>
          <table:table-cell office:value-type="float" office:value="-0.014841" calcext:value-type="float">
            <text:p>-0,014841</text:p>
          </table:table-cell>
          <table:table-cell office:value-type="float" office:value="0.006992" calcext:value-type="float">
            <text:p>0,006992</text:p>
          </table:table-cell>
        </table:table-row>
        <table:table-row table:style-name="ro1">
          <table:table-cell office:value-type="string" calcext:value-type="string">
            <text:p>10 Mar 2017 10:53:00.000</text:p>
          </table:table-cell>
          <table:table-cell office:value-type="float" office:value="30.197" calcext:value-type="float">
            <text:p>30,197</text:p>
          </table:table-cell>
          <table:table-cell office:value-type="float" office:value="102.228" calcext:value-type="float">
            <text:p>102,228</text:p>
          </table:table-cell>
          <table:table-cell office:value-type="float" office:value="656.32075" calcext:value-type="float">
            <text:p>656,32075</text:p>
          </table:table-cell>
          <table:table-cell office:value-type="float" office:value="0.060779" calcext:value-type="float">
            <text:p>0,060779</text:p>
          </table:table-cell>
          <table:table-cell office:value-type="float" office:value="-0.015595" calcext:value-type="float">
            <text:p>-0,015595</text:p>
          </table:table-cell>
          <table:table-cell office:value-type="float" office:value="0.008578" calcext:value-type="float">
            <text:p>0,008578</text:p>
          </table:table-cell>
        </table:table-row>
        <table:table-row table:style-name="ro1">
          <table:table-cell office:value-type="string" calcext:value-type="string">
            <text:p>10 Mar 2017 10:54:00.000</text:p>
          </table:table-cell>
          <table:table-cell office:value-type="float" office:value="33.84" calcext:value-type="float">
            <text:p>33,84</text:p>
          </table:table-cell>
          <table:table-cell office:value-type="float" office:value="101.265" calcext:value-type="float">
            <text:p>101,265</text:p>
          </table:table-cell>
          <table:table-cell office:value-type="float" office:value="656.877219" calcext:value-type="float">
            <text:p>656,877219</text:p>
          </table:table-cell>
          <table:table-cell office:value-type="float" office:value="0.060677" calcext:value-type="float">
            <text:p>0,060677</text:p>
          </table:table-cell>
          <table:table-cell office:value-type="float" office:value="-0.016535" calcext:value-type="float">
            <text:p>-0,016535</text:p>
          </table:table-cell>
          <table:table-cell office:value-type="float" office:value="0.00992" calcext:value-type="float">
            <text:p>0,00992</text:p>
          </table:table-cell>
        </table:table-row>
        <table:table-row table:style-name="ro1">
          <table:table-cell office:value-type="string" calcext:value-type="string">
            <text:p>10 Mar 2017 10:55:00.000</text:p>
          </table:table-cell>
          <table:table-cell office:value-type="float" office:value="37.478" calcext:value-type="float">
            <text:p>37,478</text:p>
          </table:table-cell>
          <table:table-cell office:value-type="float" office:value="100.239" calcext:value-type="float">
            <text:p>100,239</text:p>
          </table:table-cell>
          <table:table-cell office:value-type="float" office:value="657.506316" calcext:value-type="float">
            <text:p>657,506316</text:p>
          </table:table-cell>
          <table:table-cell office:value-type="float" office:value="0.060556" calcext:value-type="float">
            <text:p>0,060556</text:p>
          </table:table-cell>
          <table:table-cell office:value-type="float" office:value="-0.017706" calcext:value-type="float">
            <text:p>-0,017706</text:p>
          </table:table-cell>
          <table:table-cell office:value-type="float" office:value="0.010998" calcext:value-type="float">
            <text:p>0,010998</text:p>
          </table:table-cell>
        </table:table-row>
        <table:table-row table:style-name="ro1">
          <table:table-cell office:value-type="string" calcext:value-type="string">
            <text:p>10 Mar 2017 10:56:00.000</text:p>
          </table:table-cell>
          <table:table-cell office:value-type="float" office:value="41.107" calcext:value-type="float">
            <text:p>41,107</text:p>
          </table:table-cell>
          <table:table-cell office:value-type="float" office:value="99.135" calcext:value-type="float">
            <text:p>99,135</text:p>
          </table:table-cell>
          <table:table-cell office:value-type="float" office:value="658.191811" calcext:value-type="float">
            <text:p>658,191811</text:p>
          </table:table-cell>
          <table:table-cell office:value-type="float" office:value="0.060412" calcext:value-type="float">
            <text:p>0,060412</text:p>
          </table:table-cell>
          <table:table-cell office:value-type="float" office:value="-0.019176" calcext:value-type="float">
            <text:p>-0,019176</text:p>
          </table:table-cell>
          <table:table-cell office:value-type="float" office:value="0.011799" calcext:value-type="float">
            <text:p>0,011799</text:p>
          </table:table-cell>
        </table:table-row>
        <table:table-row table:style-name="ro1">
          <table:table-cell office:value-type="string" calcext:value-type="string">
            <text:p>10 Mar 2017 10:57:00.000</text:p>
          </table:table-cell>
          <table:table-cell office:value-type="float" office:value="44.726" calcext:value-type="float">
            <text:p>44,726</text:p>
          </table:table-cell>
          <table:table-cell office:value-type="float" office:value="97.93" calcext:value-type="float">
            <text:p>97,93</text:p>
          </table:table-cell>
          <table:table-cell office:value-type="float" office:value="658.916812" calcext:value-type="float">
            <text:p>658,916812</text:p>
          </table:table-cell>
          <table:table-cell office:value-type="float" office:value="0.060239" calcext:value-type="float">
            <text:p>0,060239</text:p>
          </table:table-cell>
          <table:table-cell office:value-type="float" office:value="-0.021037" calcext:value-type="float">
            <text:p>-0,021037</text:p>
          </table:table-cell>
          <table:table-cell office:value-type="float" office:value="0.012315" calcext:value-type="float">
            <text:p>0,012315</text:p>
          </table:table-cell>
        </table:table-row>
        <table:table-row table:style-name="ro1">
          <table:table-cell office:value-type="string" calcext:value-type="string">
            <text:p>10 Mar 2017 10:58:00.000</text:p>
          </table:table-cell>
          <table:table-cell office:value-type="float" office:value="48.335" calcext:value-type="float">
            <text:p>48,335</text:p>
          </table:table-cell>
          <table:table-cell office:value-type="float" office:value="96.6" calcext:value-type="float">
            <text:p>96,6</text:p>
          </table:table-cell>
          <table:table-cell office:value-type="float" office:value="659.664072" calcext:value-type="float">
            <text:p>659,664072</text:p>
          </table:table-cell>
          <table:table-cell office:value-type="float" office:value="0.060029" calcext:value-type="float">
            <text:p>0,060029</text:p>
          </table:table-cell>
          <table:table-cell office:value-type="float" office:value="-0.023423" calcext:value-type="float">
            <text:p>-0,023423</text:p>
          </table:table-cell>
          <table:table-cell office:value-type="float" office:value="0.012542" calcext:value-type="float">
            <text:p>0,012542</text:p>
          </table:table-cell>
        </table:table-row>
        <table:table-row table:style-name="ro1">
          <table:table-cell office:value-type="string" calcext:value-type="string">
            <text:p>10 Mar 2017 10:59:00.000</text:p>
          </table:table-cell>
          <table:table-cell office:value-type="float" office:value="51.929" calcext:value-type="float">
            <text:p>51,929</text:p>
          </table:table-cell>
          <table:table-cell office:value-type="float" office:value="95.105" calcext:value-type="float">
            <text:p>95,105</text:p>
          </table:table-cell>
          <table:table-cell office:value-type="float" office:value="660.416294" calcext:value-type="float">
            <text:p>660,416294</text:p>
          </table:table-cell>
          <table:table-cell office:value-type="float" office:value="0.059767" calcext:value-type="float">
            <text:p>0,059767</text:p>
          </table:table-cell>
          <table:table-cell office:value-type="float" office:value="-0.026532" calcext:value-type="float">
            <text:p>-0,026532</text:p>
          </table:table-cell>
          <table:table-cell office:value-type="float" office:value="0.012482" calcext:value-type="float">
            <text:p>0,012482</text:p>
          </table:table-cell>
        </table:table-row>
        <table:table-row table:style-name="ro1">
          <table:table-cell office:value-type="string" calcext:value-type="string">
            <text:p>10 Mar 2017 11:00:00.000</text:p>
          </table:table-cell>
          <table:table-cell office:value-type="float" office:value="55.505" calcext:value-type="float">
            <text:p>55,505</text:p>
          </table:table-cell>
          <table:table-cell office:value-type="float" office:value="93.395" calcext:value-type="float">
            <text:p>93,395</text:p>
          </table:table-cell>
          <table:table-cell office:value-type="float" office:value="661.156443" calcext:value-type="float">
            <text:p>661,156443</text:p>
          </table:table-cell>
          <table:table-cell office:value-type="float" office:value="0.059432" calcext:value-type="float">
            <text:p>0,059432</text:p>
          </table:table-cell>
          <table:table-cell office:value-type="float" office:value="-0.030665" calcext:value-type="float">
            <text:p>-0,030665</text:p>
          </table:table-cell>
          <table:table-cell office:value-type="float" office:value="0.012142" calcext:value-type="float">
            <text:p>0,012142</text:p>
          </table:table-cell>
        </table:table-row>
        <table:table-row table:style-name="ro1">
          <table:table-cell office:value-type="string" calcext:value-type="string">
            <text:p>10 Mar 2017 11:01:00.000</text:p>
          </table:table-cell>
          <table:table-cell office:value-type="float" office:value="59.059" calcext:value-type="float">
            <text:p>59,059</text:p>
          </table:table-cell>
          <table:table-cell office:value-type="float" office:value="91.396" calcext:value-type="float">
            <text:p>91,396</text:p>
          </table:table-cell>
          <table:table-cell office:value-type="float" office:value="661.868037" calcext:value-type="float">
            <text:p>661,868037</text:p>
          </table:table-cell>
          <table:table-cell office:value-type="float" office:value="0.05899" calcext:value-type="float">
            <text:p>0,05899</text:p>
          </table:table-cell>
          <table:table-cell office:value-type="float" office:value="-0.036295" calcext:value-type="float">
            <text:p>-0,036295</text:p>
          </table:table-cell>
          <table:table-cell office:value-type="float" office:value="0.011534" calcext:value-type="float">
            <text:p>0,011534</text:p>
          </table:table-cell>
        </table:table-row>
        <table:table-row table:style-name="ro1">
          <table:table-cell office:value-type="string" calcext:value-type="string">
            <text:p>10 Mar 2017 11:02:00.000</text:p>
          </table:table-cell>
          <table:table-cell office:value-type="float" office:value="62.581" calcext:value-type="float">
            <text:p>62,581</text:p>
          </table:table-cell>
          <table:table-cell office:value-type="float" office:value="88.995" calcext:value-type="float">
            <text:p>88,995</text:p>
          </table:table-cell>
          <table:table-cell office:value-type="float" office:value="662.535441" calcext:value-type="float">
            <text:p>662,535441</text:p>
          </table:table-cell>
          <table:table-cell office:value-type="float" office:value="0.058383" calcext:value-type="float">
            <text:p>0,058383</text:p>
          </table:table-cell>
          <table:table-cell office:value-type="float" office:value="-0.044197" calcext:value-type="float">
            <text:p>-0,044197</text:p>
          </table:table-cell>
          <table:table-cell office:value-type="float" office:value="0.010673" calcext:value-type="float">
            <text:p>0,010673</text:p>
          </table:table-cell>
        </table:table-row>
        <table:table-row table:style-name="ro1">
          <table:table-cell office:value-type="string" calcext:value-type="string">
            <text:p>10 Mar 2017 11:03:00.000</text:p>
          </table:table-cell>
          <table:table-cell office:value-type="float" office:value="66.059" calcext:value-type="float">
            <text:p>66,059</text:p>
          </table:table-cell>
          <table:table-cell office:value-type="float" office:value="86.021" calcext:value-type="float">
            <text:p>86,021</text:p>
          </table:table-cell>
          <table:table-cell office:value-type="float" office:value="663.144129" calcext:value-type="float">
            <text:p>663,144129</text:p>
          </table:table-cell>
          <table:table-cell office:value-type="float" office:value="0.057509" calcext:value-type="float">
            <text:p>0,057509</text:p>
          </table:table-cell>
          <table:table-cell office:value-type="float" office:value="-0.05569" calcext:value-type="float">
            <text:p>-0,05569</text:p>
          </table:table-cell>
          <table:table-cell office:value-type="float" office:value="0.009581" calcext:value-type="float">
            <text:p>0,009581</text:p>
          </table:table-cell>
        </table:table-row>
        <table:table-row table:style-name="ro1">
          <table:table-cell office:value-type="string" calcext:value-type="string">
            <text:p>10 Mar 2017 11:04:00.000</text:p>
          </table:table-cell>
          <table:table-cell office:value-type="float" office:value="69.473" calcext:value-type="float">
            <text:p>69,473</text:p>
          </table:table-cell>
          <table:table-cell office:value-type="float" office:value="82.194" calcext:value-type="float">
            <text:p>82,194</text:p>
          </table:table-cell>
          <table:table-cell office:value-type="float" office:value="663.680934" calcext:value-type="float">
            <text:p>663,680934</text:p>
          </table:table-cell>
          <table:table-cell office:value-type="float" office:value="0.056179" calcext:value-type="float">
            <text:p>0,056179</text:p>
          </table:table-cell>
          <table:table-cell office:value-type="float" office:value="-0.073137" calcext:value-type="float">
            <text:p>-0,073137</text:p>
          </table:table-cell>
          <table:table-cell office:value-type="float" office:value="0.008282" calcext:value-type="float">
            <text:p>0,008282</text:p>
          </table:table-cell>
        </table:table-row>
        <table:table-row table:style-name="ro1">
          <table:table-cell office:value-type="string" calcext:value-type="string">
            <text:p>10 Mar 2017 11:05:00.000</text:p>
          </table:table-cell>
          <table:table-cell office:value-type="float" office:value="72.784" calcext:value-type="float">
            <text:p>72,784</text:p>
          </table:table-cell>
          <table:table-cell office:value-type="float" office:value="77.04" calcext:value-type="float">
            <text:p>77,04</text:p>
          </table:table-cell>
          <table:table-cell office:value-type="float" office:value="664.134276" calcext:value-type="float">
            <text:p>664,134276</text:p>
          </table:table-cell>
          <table:table-cell office:value-type="float" office:value="0.054016" calcext:value-type="float">
            <text:p>0,054016</text:p>
          </table:table-cell>
          <table:table-cell office:value-type="float" office:value="-0.100938" calcext:value-type="float">
            <text:p>-0,100938</text:p>
          </table:table-cell>
          <table:table-cell office:value-type="float" office:value="0.006804" calcext:value-type="float">
            <text:p>0,006804</text:p>
          </table:table-cell>
        </table:table-row>
        <table:table-row table:style-name="ro1">
          <table:table-cell office:value-type="string" calcext:value-type="string">
            <text:p>10 Mar 2017 11:06:00.000</text:p>
          </table:table-cell>
          <table:table-cell office:value-type="float" office:value="75.923" calcext:value-type="float">
            <text:p>75,923</text:p>
          </table:table-cell>
          <table:table-cell office:value-type="float" office:value="69.713" calcext:value-type="float">
            <text:p>69,713</text:p>
          </table:table-cell>
          <table:table-cell office:value-type="float" office:value="664.494346" calcext:value-type="float">
            <text:p>664,494346</text:p>
          </table:table-cell>
          <table:table-cell office:value-type="float" office:value="0.050218" calcext:value-type="float">
            <text:p>0,050218</text:p>
          </table:table-cell>
          <table:table-cell office:value-type="float" office:value="-0.147407" calcext:value-type="float">
            <text:p>-0,147407</text:p>
          </table:table-cell>
          <table:table-cell office:value-type="float" office:value="0.005178" calcext:value-type="float">
            <text:p>0,005178</text:p>
          </table:table-cell>
        </table:table-row>
        <table:table-row table:style-name="ro1">
          <table:table-cell office:value-type="string" calcext:value-type="string">
            <text:p>10 Mar 2017 11:07:00.000</text:p>
          </table:table-cell>
          <table:table-cell office:value-type="float" office:value="78.744" calcext:value-type="float">
            <text:p>78,744</text:p>
          </table:table-cell>
          <table:table-cell office:value-type="float" office:value="58.699" calcext:value-type="float">
            <text:p>58,699</text:p>
          </table:table-cell>
          <table:table-cell office:value-type="float" office:value="664.753283" calcext:value-type="float">
            <text:p>664,753283</text:p>
          </table:table-cell>
          <table:table-cell office:value-type="float" office:value="0.043013" calcext:value-type="float">
            <text:p>0,043013</text:p>
          </table:table-cell>
          <table:table-cell office:value-type="float" office:value="-0.22652" calcext:value-type="float">
            <text:p>-0,22652</text:p>
          </table:table-cell>
          <table:table-cell office:value-type="float" office:value="0.003438" calcext:value-type="float">
            <text:p>0,003438</text:p>
          </table:table-cell>
        </table:table-row>
        <table:table-row table:style-name="ro1">
          <table:table-cell office:value-type="string" calcext:value-type="string">
            <text:p>10 Mar 2017 11:08:00.000</text:p>
          </table:table-cell>
          <table:table-cell office:value-type="float" office:value="80.947" calcext:value-type="float">
            <text:p>80,947</text:p>
          </table:table-cell>
          <table:table-cell office:value-type="float" office:value="41.673" calcext:value-type="float">
            <text:p>41,673</text:p>
          </table:table-cell>
          <table:table-cell office:value-type="float" office:value="664.905296" calcext:value-type="float">
            <text:p>664,905296</text:p>
          </table:table-cell>
          <table:table-cell office:value-type="float" office:value="0.028892" calcext:value-type="float">
            <text:p>0,028892</text:p>
          </table:table-cell>
          <table:table-cell office:value-type="float" office:value="-0.346291" calcext:value-type="float">
            <text:p>-0,346291</text:p>
          </table:table-cell>
          <table:table-cell office:value-type="float" office:value="0.00162" calcext:value-type="float">
            <text:p>0,00162</text:p>
          </table:table-cell>
        </table:table-row>
        <table:table-row table:style-name="ro1">
          <table:table-cell office:value-type="string" calcext:value-type="string">
            <text:p>10 Mar 2017 11:09:00.000</text:p>
          </table:table-cell>
          <table:table-cell office:value-type="float" office:value="82.005" calcext:value-type="float">
            <text:p>82,005</text:p>
          </table:table-cell>
          <table:table-cell office:value-type="float" office:value="17.531" calcext:value-type="float">
            <text:p>17,531</text:p>
          </table:table-cell>
          <table:table-cell office:value-type="float" office:value="664.946767" calcext:value-type="float">
            <text:p>664,946767</text:p>
          </table:table-cell>
          <table:table-cell office:value-type="float" office:value="0.004884" calcext:value-type="float">
            <text:p>0,004884</text:p>
          </table:table-cell>
          <table:table-cell office:value-type="float" office:value="-0.441991" calcext:value-type="float">
            <text:p>-0,441991</text:p>
          </table:table-cell>
          <table:table-cell office:value-type="float" office:value="-0.000241" calcext:value-type="float">
            <text:p>-0,000241</text:p>
          </table:table-cell>
        </table:table-row>
        <table:table-row table:style-name="ro1">
          <table:table-cell office:value-type="string" calcext:value-type="string">
            <text:p>10 Mar 2017 11:10:00.000</text:p>
          </table:table-cell>
          <table:table-cell office:value-type="float" office:value="81.48" calcext:value-type="float">
            <text:p>81,48</text:p>
          </table:table-cell>
          <table:table-cell office:value-type="float" office:value="-8.197" calcext:value-type="float">
            <text:p>-8,197</text:p>
          </table:table-cell>
          <table:table-cell office:value-type="float" office:value="664.87631" calcext:value-type="float">
            <text:p>664,87631</text:p>
          </table:table-cell>
          <table:table-cell office:value-type="float" office:value="-0.021534" calcext:value-type="float">
            <text:p>-0,021534</text:p>
          </table:table-cell>
          <table:table-cell office:value-type="float" office:value="-0.390084" calcext:value-type="float">
            <text:p>-0,390084</text:p>
          </table:table-cell>
          <table:table-cell office:value-type="float" office:value="-0.002105" calcext:value-type="float">
            <text:p>-0,002105</text:p>
          </table:table-cell>
        </table:table-row>
        <table:table-row table:style-name="ro1">
          <table:table-cell office:value-type="string" calcext:value-type="string">
            <text:p>10 Mar 2017 11:11:00.000</text:p>
          </table:table-cell>
          <table:table-cell office:value-type="float" office:value="79.61" calcext:value-type="float">
            <text:p>79,61</text:p>
          </table:table-cell>
          <table:table-cell office:value-type="float" office:value="-27.823" calcext:value-type="float">
            <text:p>-27,823</text:p>
          </table:table-cell>
          <table:table-cell office:value-type="float" office:value="664.694795" calcext:value-type="float">
            <text:p>664,694795</text:p>
          </table:table-cell>
          <table:table-cell office:value-type="float" office:value="-0.039079" calcext:value-type="float">
            <text:p>-0,039079</text:p>
          </table:table-cell>
          <table:table-cell office:value-type="float" office:value="-0.264621" calcext:value-type="float">
            <text:p>-0,264621</text:p>
          </table:table-cell>
          <table:table-cell office:value-type="float" office:value="-0.003937" calcext:value-type="float">
            <text:p>-0,003937</text:p>
          </table:table-cell>
        </table:table-row>
        <table:table-row table:style-name="ro1">
          <table:table-cell office:value-type="string" calcext:value-type="string">
            <text:p>10 Mar 2017 11:12:00.000</text:p>
          </table:table-cell>
          <table:table-cell office:value-type="float" office:value="76.96" calcext:value-type="float">
            <text:p>76,96</text:p>
          </table:table-cell>
          <table:table-cell office:value-type="float" office:value="-40.658" calcext:value-type="float">
            <text:p>-40,658</text:p>
          </table:table-cell>
          <table:table-cell office:value-type="float" office:value="664.405336" calcext:value-type="float">
            <text:p>664,405336</text:p>
          </table:table-cell>
          <table:table-cell office:value-type="float" office:value="-0.048218" calcext:value-type="float">
            <text:p>-0,048218</text:p>
          </table:table-cell>
          <table:table-cell office:value-type="float" office:value="-0.17061" calcext:value-type="float">
            <text:p>-0,17061</text:p>
          </table:table-cell>
          <table:table-cell office:value-type="float" office:value="-0.005698" calcext:value-type="float">
            <text:p>-0,005698</text:p>
          </table:table-cell>
        </table:table-row>
        <table:table-row table:style-name="ro1">
          <table:table-cell office:value-type="string" calcext:value-type="string">
            <text:p>10 Mar 2017 11:13:00.000</text:p>
          </table:table-cell>
          <table:table-cell office:value-type="float" office:value="73.91" calcext:value-type="float">
            <text:p>73,91</text:p>
          </table:table-cell>
          <table:table-cell office:value-type="float" office:value="-49.062" calcext:value-type="float">
            <text:p>-49,062</text:p>
          </table:table-cell>
          <table:table-cell office:value-type="float" office:value="664.013244" calcext:value-type="float">
            <text:p>664,013244</text:p>
          </table:table-cell>
          <table:table-cell office:value-type="float" office:value="-0.052936" calcext:value-type="float">
            <text:p>-0,052936</text:p>
          </table:table-cell>
          <table:table-cell office:value-type="float" office:value="-0.114528" calcext:value-type="float">
            <text:p>-0,114528</text:p>
          </table:table-cell>
          <table:table-cell office:value-type="float" office:value="-0.007352" calcext:value-type="float">
            <text:p>-0,007352</text:p>
          </table:table-cell>
        </table:table-row>
        <table:table-row table:style-name="ro1">
          <table:table-cell office:value-type="string" calcext:value-type="string">
            <text:p>10 Mar 2017 11:14:00.000</text:p>
          </table:table-cell>
          <table:table-cell office:value-type="float" office:value="70.649" calcext:value-type="float">
            <text:p>70,649</text:p>
          </table:table-cell>
          <table:table-cell office:value-type="float" office:value="-54.856" calcext:value-type="float">
            <text:p>-54,856</text:p>
          </table:table-cell>
          <table:table-cell office:value-type="float" office:value="663.52594" calcext:value-type="float">
            <text:p>663,52594</text:p>
          </table:table-cell>
          <table:table-cell office:value-type="float" office:value="-0.055549" calcext:value-type="float">
            <text:p>-0,055549</text:p>
          </table:table-cell>
          <table:table-cell office:value-type="float" office:value="-0.081396" calcext:value-type="float">
            <text:p>-0,081396</text:p>
          </table:table-cell>
          <table:table-cell office:value-type="float" office:value="-0.008866" calcext:value-type="float">
            <text:p>-0,008866</text:p>
          </table:table-cell>
        </table:table-row>
        <table:table-row table:style-name="ro1">
          <table:table-cell office:value-type="string" calcext:value-type="string">
            <text:p>10 Mar 2017 11:15:00.000</text:p>
          </table:table-cell>
          <table:table-cell office:value-type="float" office:value="67.265" calcext:value-type="float">
            <text:p>67,265</text:p>
          </table:table-cell>
          <table:table-cell office:value-type="float" office:value="-59.08" calcext:value-type="float">
            <text:p>-59,08</text:p>
          </table:table-cell>
          <table:table-cell office:value-type="float" office:value="662.952833" calcext:value-type="float">
            <text:p>662,952833</text:p>
          </table:table-cell>
          <table:table-cell office:value-type="float" office:value="-0.057115" calcext:value-type="float">
            <text:p>-0,057115</text:p>
          </table:table-cell>
          <table:table-cell office:value-type="float" office:value="-0.060968" calcext:value-type="float">
            <text:p>-0,060968</text:p>
          </table:table-cell>
          <table:table-cell office:value-type="float" office:value="-0.010207" calcext:value-type="float">
            <text:p>-0,010207</text:p>
          </table:table-cell>
        </table:table-row>
        <table:table-row table:style-name="ro1">
          <table:table-cell office:value-type="string" calcext:value-type="string">
            <text:p>10 Mar 2017 11:16:00.000</text:p>
          </table:table-cell>
          <table:table-cell office:value-type="float" office:value="63.806" calcext:value-type="float">
            <text:p>63,806</text:p>
          </table:table-cell>
          <table:table-cell office:value-type="float" office:value="-62.314" calcext:value-type="float">
            <text:p>-62,314</text:p>
          </table:table-cell>
          <table:table-cell office:value-type="float" office:value="662.305167" calcext:value-type="float">
            <text:p>662,305167</text:p>
          </table:table-cell>
          <table:table-cell office:value-type="float" office:value="-0.058122" calcext:value-type="float">
            <text:p>-0,058122</text:p>
          </table:table-cell>
          <table:table-cell office:value-type="float" office:value="-0.04773" calcext:value-type="float">
            <text:p>-0,04773</text:p>
          </table:table-cell>
          <table:table-cell office:value-type="float" office:value="-0.011347" calcext:value-type="float">
            <text:p>-0,011347</text:p>
          </table:table-cell>
        </table:table-row>
        <table:table-row table:style-name="ro1">
          <table:table-cell office:value-type="string" calcext:value-type="string">
            <text:p>10 Mar 2017 11:17:00.000</text:p>
          </table:table-cell>
          <table:table-cell office:value-type="float" office:value="60.297" calcext:value-type="float">
            <text:p>60,297</text:p>
          </table:table-cell>
          <table:table-cell office:value-type="float" office:value="-64.892" calcext:value-type="float">
            <text:p>-64,892</text:p>
          </table:table-cell>
          <table:table-cell office:value-type="float" office:value="661.595838" calcext:value-type="float">
            <text:p>661,595838</text:p>
          </table:table-cell>
          <table:table-cell office:value-type="float" office:value="-0.058809" calcext:value-type="float">
            <text:p>-0,058809</text:p>
          </table:table-cell>
          <table:table-cell office:value-type="float" office:value="-0.038758" calcext:value-type="float">
            <text:p>-0,038758</text:p>
          </table:table-cell>
          <table:table-cell office:value-type="float" office:value="-0.012259" calcext:value-type="float">
            <text:p>-0,012259</text:p>
          </table:table-cell>
        </table:table-row>
        <table:table-row table:style-name="ro1">
          <table:table-cell office:value-type="string" calcext:value-type="string">
            <text:p>10 Mar 2017 11:18:00.000</text:p>
          </table:table-cell>
          <table:table-cell office:value-type="float" office:value="56.753" calcext:value-type="float">
            <text:p>56,753</text:p>
          </table:table-cell>
          <table:table-cell office:value-type="float" office:value="-67.018" calcext:value-type="float">
            <text:p>-67,018</text:p>
          </table:table-cell>
          <table:table-cell office:value-type="float" office:value="660.839176" calcext:value-type="float">
            <text:p>660,839176</text:p>
          </table:table-cell>
          <table:table-cell office:value-type="float" office:value="-0.059301" calcext:value-type="float">
            <text:p>-0,059301</text:p>
          </table:table-cell>
          <table:table-cell office:value-type="float" office:value="-0.03244" calcext:value-type="float">
            <text:p>-0,03244</text:p>
          </table:table-cell>
          <table:table-cell office:value-type="float" office:value="-0.012921" calcext:value-type="float">
            <text:p>-0,012921</text:p>
          </table:table-cell>
        </table:table-row>
        <table:table-row table:style-name="ro1">
          <table:table-cell office:value-type="string" calcext:value-type="string">
            <text:p>10 Mar 2017 11:19:00.000</text:p>
          </table:table-cell>
          <table:table-cell office:value-type="float" office:value="53.183" calcext:value-type="float">
            <text:p>53,183</text:p>
          </table:table-cell>
          <table:table-cell office:value-type="float" office:value="-68.819" calcext:value-type="float">
            <text:p>-68,819</text:p>
          </table:table-cell>
          <table:table-cell office:value-type="float" office:value="660.050705" calcext:value-type="float">
            <text:p>660,050705</text:p>
          </table:table-cell>
          <table:table-cell office:value-type="float" office:value="-0.05967" calcext:value-type="float">
            <text:p>-0,05967</text:p>
          </table:table-cell>
          <table:table-cell office:value-type="float" office:value="-0.027847" calcext:value-type="float">
            <text:p>-0,027847</text:p>
          </table:table-cell>
          <table:table-cell office:value-type="float" office:value="-0.013316" calcext:value-type="float">
            <text:p>-0,013316</text:p>
          </table:table-cell>
        </table:table-row>
        <table:table-row table:style-name="ro1">
          <table:table-cell office:value-type="string" calcext:value-type="string">
            <text:p>10 Mar 2017 11:20:00.000</text:p>
          </table:table-cell>
          <table:table-cell office:value-type="float" office:value="49.594" calcext:value-type="float">
            <text:p>49,594</text:p>
          </table:table-cell>
          <table:table-cell office:value-type="float" office:value="-70.383" calcext:value-type="float">
            <text:p>-70,383</text:p>
          </table:table-cell>
          <table:table-cell office:value-type="float" office:value="659.246883" calcext:value-type="float">
            <text:p>659,246883</text:p>
          </table:table-cell>
          <table:table-cell office:value-type="float" office:value="-0.059956" calcext:value-type="float">
            <text:p>-0,059956</text:p>
          </table:table-cell>
          <table:table-cell office:value-type="float" office:value="-0.02442" calcext:value-type="float">
            <text:p>-0,02442</text:p>
          </table:table-cell>
          <table:table-cell office:value-type="float" office:value="-0.01343" calcext:value-type="float">
            <text:p>-0,01343</text:p>
          </table:table-cell>
        </table:table-row>
        <table:table-row table:style-name="ro1">
          <table:table-cell office:value-type="string" calcext:value-type="string">
            <text:p>10 Mar 2017 11:21:00.000</text:p>
          </table:table-cell>
          <table:table-cell office:value-type="float" office:value="45.99" calcext:value-type="float">
            <text:p>45,99</text:p>
          </table:table-cell>
          <table:table-cell office:value-type="float" office:value="-71.766" calcext:value-type="float">
            <text:p>-71,766</text:p>
          </table:table-cell>
          <table:table-cell office:value-type="float" office:value="658.444816" calcext:value-type="float">
            <text:p>658,444816</text:p>
          </table:table-cell>
          <table:table-cell office:value-type="float" office:value="-0.060183" calcext:value-type="float">
            <text:p>-0,060183</text:p>
          </table:table-cell>
          <table:table-cell office:value-type="float" office:value="-0.021807" calcext:value-type="float">
            <text:p>-0,021807</text:p>
          </table:table-cell>
          <table:table-cell office:value-type="float" office:value="-0.013255" calcext:value-type="float">
            <text:p>-0,013255</text:p>
          </table:table-cell>
        </table:table-row>
        <table:table-row table:style-name="ro1">
          <table:table-cell office:value-type="string" calcext:value-type="string">
            <text:p>10 Mar 2017 11:22:00.000</text:p>
          </table:table-cell>
          <table:table-cell office:value-type="float" office:value="42.373" calcext:value-type="float">
            <text:p>42,373</text:p>
          </table:table-cell>
          <table:table-cell office:value-type="float" office:value="-73.011" calcext:value-type="float">
            <text:p>-73,011</text:p>
          </table:table-cell>
          <table:table-cell office:value-type="float" office:value="657.661966" calcext:value-type="float">
            <text:p>657,661966</text:p>
          </table:table-cell>
          <table:table-cell office:value-type="float" office:value="-0.060369" calcext:value-type="float">
            <text:p>-0,060369</text:p>
          </table:table-cell>
          <table:table-cell office:value-type="float" office:value="-0.01978" calcext:value-type="float">
            <text:p>-0,01978</text:p>
          </table:table-cell>
          <table:table-cell office:value-type="float" office:value="-0.012788" calcext:value-type="float">
            <text:p>-0,012788</text:p>
          </table:table-cell>
        </table:table-row>
        <table:table-row table:style-name="ro1">
          <table:table-cell office:value-type="string" calcext:value-type="string">
            <text:p>10 Mar 2017 11:23:00.000</text:p>
          </table:table-cell>
          <table:table-cell office:value-type="float" office:value="38.746" calcext:value-type="float">
            <text:p>38,746</text:p>
          </table:table-cell>
          <table:table-cell office:value-type="float" office:value="-74.148" calcext:value-type="float">
            <text:p>-74,148</text:p>
          </table:table-cell>
          <table:table-cell office:value-type="float" office:value="656.915843" calcext:value-type="float">
            <text:p>656,915843</text:p>
          </table:table-cell>
          <table:table-cell office:value-type="float" office:value="-0.060523" calcext:value-type="float">
            <text:p>-0,060523</text:p>
          </table:table-cell>
          <table:table-cell office:value-type="float" office:value="-0.018185" calcext:value-type="float">
            <text:p>-0,018185</text:p>
          </table:table-cell>
          <table:table-cell office:value-type="float" office:value="-0.01203" calcext:value-type="float">
            <text:p>-0,01203</text:p>
          </table:table-cell>
        </table:table-row>
        <table:table-row table:style-name="ro1">
          <table:table-cell office:value-type="string" calcext:value-type="string">
            <text:p>10 Mar 2017 11:24:00.000</text:p>
          </table:table-cell>
          <table:table-cell office:value-type="float" office:value="35.111" calcext:value-type="float">
            <text:p>35,111</text:p>
          </table:table-cell>
          <table:table-cell office:value-type="float" office:value="-75.2" calcext:value-type="float">
            <text:p>-75,2</text:p>
          </table:table-cell>
          <table:table-cell office:value-type="float" office:value="656.223696" calcext:value-type="float">
            <text:p>656,223696</text:p>
          </table:table-cell>
          <table:table-cell office:value-type="float" office:value="-0.060652" calcext:value-type="float">
            <text:p>-0,060652</text:p>
          </table:table-cell>
          <table:table-cell office:value-type="float" office:value="-0.016917" calcext:value-type="float">
            <text:p>-0,016917</text:p>
          </table:table-cell>
          <table:table-cell office:value-type="float" office:value="-0.010989" calcext:value-type="float">
            <text:p>-0,010989</text:p>
          </table:table-cell>
        </table:table-row>
        <table:table-row table:style-name="ro1">
          <table:table-cell office:value-type="string" calcext:value-type="string">
            <text:p>10 Mar 2017 11:25:00.000</text:p>
          </table:table-cell>
          <table:table-cell office:value-type="float" office:value="31.468" calcext:value-type="float">
            <text:p>31,468</text:p>
          </table:table-cell>
          <table:table-cell office:value-type="float" office:value="-76.183" calcext:value-type="float">
            <text:p>-76,183</text:p>
          </table:table-cell>
          <table:table-cell office:value-type="float" office:value="655.602208" calcext:value-type="float">
            <text:p>655,602208</text:p>
          </table:table-cell>
          <table:table-cell office:value-type="float" office:value="-0.060761" calcext:value-type="float">
            <text:p>-0,060761</text:p>
          </table:table-cell>
          <table:table-cell office:value-type="float" office:value="-0.015903" calcext:value-type="float">
            <text:p>-0,015903</text:p>
          </table:table-cell>
          <table:table-cell office:value-type="float" office:value="-0.009676" calcext:value-type="float">
            <text:p>-0,009676</text:p>
          </table:table-cell>
        </table:table-row>
        <table:table-row table:style-name="ro1">
          <table:table-cell office:value-type="string" calcext:value-type="string">
            <text:p>10 Mar 2017 11:26:00.000</text:p>
          </table:table-cell>
          <table:table-cell office:value-type="float" office:value="27.82" calcext:value-type="float">
            <text:p>27,82</text:p>
          </table:table-cell>
          <table:table-cell office:value-type="float" office:value="-77.112" calcext:value-type="float">
            <text:p>-77,112</text:p>
          </table:table-cell>
          <table:table-cell office:value-type="float" office:value="655.067184" calcext:value-type="float">
            <text:p>655,067184</text:p>
          </table:table-cell>
          <table:table-cell office:value-type="float" office:value="-0.060853" calcext:value-type="float">
            <text:p>-0,060853</text:p>
          </table:table-cell>
          <table:table-cell office:value-type="float" office:value="-0.015088" calcext:value-type="float">
            <text:p>-0,015088</text:p>
          </table:table-cell>
          <table:table-cell office:value-type="float" office:value="-0.008109" calcext:value-type="float">
            <text:p>-0,008109</text:p>
          </table:table-cell>
        </table:table-row>
        <table:table-row table:style-name="ro1">
          <table:table-cell office:value-type="string" calcext:value-type="string">
            <text:p>10 Mar 2017 11:27:00.000</text:p>
          </table:table-cell>
          <table:table-cell office:value-type="float" office:value="24.166" calcext:value-type="float">
            <text:p>24,166</text:p>
          </table:table-cell>
          <table:table-cell office:value-type="float" office:value="-77.997" calcext:value-type="float">
            <text:p>-77,997</text:p>
          </table:table-cell>
          <table:table-cell office:value-type="float" office:value="654.633271" calcext:value-type="float">
            <text:p>654,633271</text:p>
          </table:table-cell>
          <table:table-cell office:value-type="float" office:value="-0.060929" calcext:value-type="float">
            <text:p>-0,060929</text:p>
          </table:table-cell>
          <table:table-cell office:value-type="float" office:value="-0.014434" calcext:value-type="float">
            <text:p>-0,014434</text:p>
          </table:table-cell>
          <table:table-cell office:value-type="float" office:value="-0.006309" calcext:value-type="float">
            <text:p>-0,006309</text:p>
          </table:table-cell>
        </table:table-row>
        <table:table-row table:style-name="ro1">
          <table:table-cell office:value-type="string" calcext:value-type="string">
            <text:p>10 Mar 2017 11:28:00.000</text:p>
          </table:table-cell>
          <table:table-cell office:value-type="float" office:value="20.508" calcext:value-type="float">
            <text:p>20,508</text:p>
          </table:table-cell>
          <table:table-cell office:value-type="float" office:value="-78.847" calcext:value-type="float">
            <text:p>-78,847</text:p>
          </table:table-cell>
          <table:table-cell office:value-type="float" office:value="654.313675" calcext:value-type="float">
            <text:p>654,313675</text:p>
          </table:table-cell>
          <table:table-cell office:value-type="float" office:value="-0.060992" calcext:value-type="float">
            <text:p>-0,060992</text:p>
          </table:table-cell>
          <table:table-cell office:value-type="float" office:value="-0.013914" calcext:value-type="float">
            <text:p>-0,013914</text:p>
          </table:table-cell>
          <table:table-cell office:value-type="float" office:value="-0.004302" calcext:value-type="float">
            <text:p>-0,004302</text:p>
          </table:table-cell>
        </table:table-row>
        <table:table-row table:style-name="ro1">
          <table:table-cell office:value-type="string" calcext:value-type="string">
            <text:p>10 Mar 2017 11:29:00.000</text:p>
          </table:table-cell>
          <table:table-cell office:value-type="float" office:value="16.847" calcext:value-type="float">
            <text:p>16,847</text:p>
          </table:table-cell>
          <table:table-cell office:value-type="float" office:value="-79.669" calcext:value-type="float">
            <text:p>-79,669</text:p>
          </table:table-cell>
          <table:table-cell office:value-type="float" office:value="654.119915" calcext:value-type="float">
            <text:p>654,119915</text:p>
          </table:table-cell>
          <table:table-cell office:value-type="float" office:value="-0.061042" calcext:value-type="float">
            <text:p>-0,061042</text:p>
          </table:table-cell>
          <table:table-cell office:value-type="float" office:value="-0.013505" calcext:value-type="float">
            <text:p>-0,013505</text:p>
          </table:table-cell>
          <table:table-cell office:value-type="float" office:value="-0.002119" calcext:value-type="float">
            <text:p>-0,002119</text:p>
          </table:table-cell>
        </table:table-row>
        <table:table-row table:style-name="ro1">
          <table:table-cell office:value-type="string" calcext:value-type="string">
            <text:p>10 Mar 2017 11:30:00.000</text:p>
          </table:table-cell>
          <table:table-cell office:value-type="float" office:value="13.184" calcext:value-type="float">
            <text:p>13,184</text:p>
          </table:table-cell>
          <table:table-cell office:value-type="float" office:value="-80.469" calcext:value-type="float">
            <text:p>-80,469</text:p>
          </table:table-cell>
          <table:table-cell office:value-type="float" office:value="654.061596" calcext:value-type="float">
            <text:p>654,061596</text:p>
          </table:table-cell>
          <table:table-cell office:value-type="float" office:value="-0.061079" calcext:value-type="float">
            <text:p>-0,061079</text:p>
          </table:table-cell>
          <table:table-cell office:value-type="float" office:value="-0.013192" calcext:value-type="float">
            <text:p>-0,013192</text:p>
          </table:table-cell>
          <table:table-cell office:value-type="float" office:value="0.000207" calcext:value-type="float">
            <text:p>0,000207</text:p>
          </table:table-cell>
        </table:table-row>
        <table:table-row table:style-name="ro1">
          <table:table-cell office:value-type="string" calcext:value-type="string">
            <text:p>10 Mar 2017 11:31:00.000</text:p>
          </table:table-cell>
          <table:table-cell office:value-type="float" office:value="9.518" calcext:value-type="float">
            <text:p>9,518</text:p>
          </table:table-cell>
          <table:table-cell office:value-type="float" office:value="-81.254" calcext:value-type="float">
            <text:p>-81,254</text:p>
          </table:table-cell>
          <table:table-cell office:value-type="float" office:value="654.146215" calcext:value-type="float">
            <text:p>654,146215</text:p>
          </table:table-cell>
          <table:table-cell office:value-type="float" office:value="-0.061105" calcext:value-type="float">
            <text:p>-0,061105</text:p>
          </table:table-cell>
          <table:table-cell office:value-type="float" office:value="-0.012964" calcext:value-type="float">
            <text:p>-0,012964</text:p>
          </table:table-cell>
          <table:table-cell office:value-type="float" office:value="0.002639" calcext:value-type="float">
            <text:p>0,002639</text:p>
          </table:table-cell>
        </table:table-row>
        <table:table-row table:style-name="ro1">
          <table:table-cell office:value-type="string" calcext:value-type="string">
            <text:p>10 Mar 2017 11:32:00.000</text:p>
          </table:table-cell>
          <table:table-cell office:value-type="float" office:value="5.851" calcext:value-type="float">
            <text:p>5,851</text:p>
          </table:table-cell>
          <table:table-cell office:value-type="float" office:value="-82.027" calcext:value-type="float">
            <text:p>-82,027</text:p>
          </table:table-cell>
          <table:table-cell office:value-type="float" office:value="654.379009" calcext:value-type="float">
            <text:p>654,379009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814" calcext:value-type="float">
            <text:p>-0,012814</text:p>
          </table:table-cell>
          <table:table-cell office:value-type="float" office:value="0.005139" calcext:value-type="float">
            <text:p>0,005139</text:p>
          </table:table-cell>
        </table:table-row>
        <table:table-row table:style-name="ro1">
          <table:table-cell office:value-type="string" calcext:value-type="string">
            <text:p>10 Mar 2017 11:33:00.000</text:p>
          </table:table-cell>
          <table:table-cell office:value-type="float" office:value="2.184" calcext:value-type="float">
            <text:p>2,184</text:p>
          </table:table-cell>
          <table:table-cell office:value-type="float" office:value="-82.793" calcext:value-type="float">
            <text:p>-82,793</text:p>
          </table:table-cell>
          <table:table-cell office:value-type="float" office:value="654.76283" calcext:value-type="float">
            <text:p>654,76283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36" calcext:value-type="float">
            <text:p>-0,012736</text:p>
          </table:table-cell>
          <table:table-cell office:value-type="float" office:value="0.007666" calcext:value-type="float">
            <text:p>0,007666</text:p>
          </table:table-cell>
        </table:table-row>
        <table:table-row table:style-name="ro1">
          <table:table-cell office:value-type="string" calcext:value-type="string">
            <text:p>10 Mar 2017 11:34:00.000</text:p>
          </table:table-cell>
          <table:table-cell office:value-type="float" office:value="-1.483" calcext:value-type="float">
            <text:p>-1,483</text:p>
          </table:table-cell>
          <table:table-cell office:value-type="float" office:value="-83.556" calcext:value-type="float">
            <text:p>-83,556</text:p>
          </table:table-cell>
          <table:table-cell office:value-type="float" office:value="655.298073" calcext:value-type="float">
            <text:p>655,298073</text:p>
          </table:table-cell>
          <table:table-cell office:value-type="float" office:value="-0.061113" calcext:value-type="float">
            <text:p>-0,061113</text:p>
          </table:table-cell>
          <table:table-cell office:value-type="float" office:value="-0.012728" calcext:value-type="float">
            <text:p>-0,012728</text:p>
          </table:table-cell>
          <table:table-cell office:value-type="float" office:value="0.010179" calcext:value-type="float">
            <text:p>0,010179</text:p>
          </table:table-cell>
        </table:table-row>
        <table:table-row table:style-name="ro1">
          <table:table-cell office:value-type="string" calcext:value-type="string">
            <text:p>10 Mar 2017 11:35:00.000</text:p>
          </table:table-cell>
          <table:table-cell office:value-type="float" office:value="-5.149" calcext:value-type="float">
            <text:p>-5,149</text:p>
          </table:table-cell>
          <table:table-cell office:value-type="float" office:value="-84.322" calcext:value-type="float">
            <text:p>-84,322</text:p>
          </table:table-cell>
          <table:table-cell office:value-type="float" office:value="655.98264" calcext:value-type="float">
            <text:p>655,98264</text:p>
          </table:table-cell>
          <table:table-cell office:value-type="float" office:value="-0.061093" calcext:value-type="float">
            <text:p>-0,061093</text:p>
          </table:table-cell>
          <table:table-cell office:value-type="float" office:value="-0.01279" calcext:value-type="float">
            <text:p>-0,01279</text:p>
          </table:table-cell>
          <table:table-cell office:value-type="float" office:value="0.012636" calcext:value-type="float">
            <text:p>0,012636</text:p>
          </table:table-cell>
        </table:table-row>
        <table:table-row table:style-name="ro1">
          <table:table-cell office:value-type="string" calcext:value-type="string">
            <text:p>10 Mar 2017 11:36:00.000</text:p>
          </table:table-cell>
          <table:table-cell office:value-type="float" office:value="-8.814" calcext:value-type="float">
            <text:p>-8,814</text:p>
          </table:table-cell>
          <table:table-cell office:value-type="float" office:value="-85.093" calcext:value-type="float">
            <text:p>-85,093</text:p>
          </table:table-cell>
          <table:table-cell office:value-type="float" office:value="656.811948" calcext:value-type="float">
            <text:p>656,811948</text:p>
          </table:table-cell>
          <table:table-cell office:value-type="float" office:value="-0.061062" calcext:value-type="float">
            <text:p>-0,061062</text:p>
          </table:table-cell>
          <table:table-cell office:value-type="float" office:value="-0.012923" calcext:value-type="float">
            <text:p>-0,012923</text:p>
          </table:table-cell>
          <table:table-cell office:value-type="float" office:value="0.014996" calcext:value-type="float">
            <text:p>0,014996</text:p>
          </table:table-cell>
        </table:table-row>
        <table:table-row table:style-name="ro1">
          <table:table-cell office:value-type="string" calcext:value-type="string">
            <text:p>10 Mar 2017 11:37:00.000</text:p>
          </table:table-cell>
          <table:table-cell office:value-type="float" office:value="-12.477" calcext:value-type="float">
            <text:p>-12,477</text:p>
          </table:table-cell>
          <table:table-cell office:value-type="float" office:value="-85.874" calcext:value-type="float">
            <text:p>-85,874</text:p>
          </table:table-cell>
          <table:table-cell office:value-type="float" office:value="657.778987" calcext:value-type="float">
            <text:p>657,778987</text:p>
          </table:table-cell>
          <table:table-cell office:value-type="float" office:value="-0.06102" calcext:value-type="float">
            <text:p>-0,06102</text:p>
          </table:table-cell>
          <table:table-cell office:value-type="float" office:value="-0.013132" calcext:value-type="float">
            <text:p>-0,013132</text:p>
          </table:table-cell>
          <table:table-cell office:value-type="float" office:value="0.017219" calcext:value-type="float">
            <text:p>0,017219</text:p>
          </table:table-cell>
        </table:table-row>
        <table:table-row table:style-name="ro1">
          <table:table-cell office:value-type="string" calcext:value-type="string">
            <text:p>10 Mar 2017 11:38:00.000</text:p>
          </table:table-cell>
          <table:table-cell office:value-type="float" office:value="-16.136" calcext:value-type="float">
            <text:p>-16,136</text:p>
          </table:table-cell>
          <table:table-cell office:value-type="float" office:value="-86.67" calcext:value-type="float">
            <text:p>-86,67</text:p>
          </table:table-cell>
          <table:table-cell office:value-type="float" office:value="658.874409" calcext:value-type="float">
            <text:p>658,874409</text:p>
          </table:table-cell>
          <table:table-cell office:value-type="float" office:value="-0.060966" calcext:value-type="float">
            <text:p>-0,060966</text:p>
          </table:table-cell>
          <table:table-cell office:value-type="float" office:value="-0.013424" calcext:value-type="float">
            <text:p>-0,013424</text:p>
          </table:table-cell>
          <table:table-cell office:value-type="float" office:value="0.019267" calcext:value-type="float">
            <text:p>0,019267</text:p>
          </table:table-cell>
        </table:table-row>
        <table:table-row table:style-name="ro1">
          <table:table-cell office:value-type="string" calcext:value-type="string">
            <text:p>10 Mar 2017 11:39:00.000</text:p>
          </table:table-cell>
          <table:table-cell office:value-type="float" office:value="-19.792" calcext:value-type="float">
            <text:p>-19,792</text:p>
          </table:table-cell>
          <table:table-cell office:value-type="float" office:value="-87.487" calcext:value-type="float">
            <text:p>-87,487</text:p>
          </table:table-cell>
          <table:table-cell office:value-type="float" office:value="660.086669" calcext:value-type="float">
            <text:p>660,086669</text:p>
          </table:table-cell>
          <table:table-cell office:value-type="float" office:value="-0.060901" calcext:value-type="float">
            <text:p>-0,060901</text:p>
          </table:table-cell>
          <table:table-cell office:value-type="float" office:value="-0.013809" calcext:value-type="float">
            <text:p>-0,013809</text:p>
          </table:table-cell>
          <table:table-cell office:value-type="float" office:value="0.021106" calcext:value-type="float">
            <text:p>0,021106</text:p>
          </table:table-cell>
        </table:table-row>
        <table:table-row table:style-name="ro1">
          <table:table-cell office:value-type="string" calcext:value-type="string">
            <text:p>10 Mar 2017 11:40:00.000</text:p>
          </table:table-cell>
          <table:table-cell office:value-type="float" office:value="-23.444" calcext:value-type="float">
            <text:p>-23,444</text:p>
          </table:table-cell>
          <table:table-cell office:value-type="float" office:value="-88.329" calcext:value-type="float">
            <text:p>-88,329</text:p>
          </table:table-cell>
          <table:table-cell office:value-type="float" office:value="661.402196" calcext:value-type="float">
            <text:p>661,402196</text:p>
          </table:table-cell>
          <table:table-cell office:value-type="float" office:value="-0.060823" calcext:value-type="float">
            <text:p>-0,060823</text:p>
          </table:table-cell>
          <table:table-cell office:value-type="float" office:value="-0.014302" calcext:value-type="float">
            <text:p>-0,014302</text:p>
          </table:table-cell>
          <table:table-cell office:value-type="float" office:value="0.022702" calcext:value-type="float">
            <text:p>0,022702</text:p>
          </table:table-cell>
        </table:table-row>
        <table:table-row table:style-name="ro1">
          <table:table-cell office:value-type="string" calcext:value-type="string">
            <text:p>10 Mar 2017 11:41:00.000</text:p>
          </table:table-cell>
          <table:table-cell office:value-type="float" office:value="-27.091" calcext:value-type="float">
            <text:p>-27,091</text:p>
          </table:table-cell>
          <table:table-cell office:value-type="float" office:value="-89.205" calcext:value-type="float">
            <text:p>-89,205</text:p>
          </table:table-cell>
          <table:table-cell office:value-type="float" office:value="662.805603" calcext:value-type="float">
            <text:p>662,805603</text:p>
          </table:table-cell>
          <table:table-cell office:value-type="float" office:value="-0.060733" calcext:value-type="float">
            <text:p>-0,060733</text:p>
          </table:table-cell>
          <table:table-cell office:value-type="float" office:value="-0.014922" calcext:value-type="float">
            <text:p>-0,014922</text:p>
          </table:table-cell>
          <table:table-cell office:value-type="float" office:value="0.024029" calcext:value-type="float">
            <text:p>0,024029</text:p>
          </table:table-cell>
        </table:table-row>
        <table:table-row table:style-name="ro1">
          <table:table-cell office:value-type="string" calcext:value-type="string">
            <text:p>10 Mar 2017 11:42:00.000</text:p>
          </table:table-cell>
          <table:table-cell office:value-type="float" office:value="-30.732" calcext:value-type="float">
            <text:p>-30,732</text:p>
          </table:table-cell>
          <table:table-cell office:value-type="float" office:value="-90.123" calcext:value-type="float">
            <text:p>-90,123</text:p>
          </table:table-cell>
          <table:table-cell office:value-type="float" office:value="664.279927" calcext:value-type="float">
            <text:p>664,279927</text:p>
          </table:table-cell>
          <table:table-cell office:value-type="float" office:value="-0.060628" calcext:value-type="float">
            <text:p>-0,060628</text:p>
          </table:table-cell>
          <table:table-cell office:value-type="float" office:value="-0.015695" calcext:value-type="float">
            <text:p>-0,015695</text:p>
          </table:table-cell>
          <table:table-cell office:value-type="float" office:value="0.02506" calcext:value-type="float">
            <text:p>0,02506</text:p>
          </table:table-cell>
        </table:table-row>
        <table:table-row table:style-name="ro1">
          <table:table-cell office:value-type="string" calcext:value-type="string">
            <text:p>10 Mar 2017 11:43:00.000</text:p>
          </table:table-cell>
          <table:table-cell office:value-type="float" office:value="-34.366" calcext:value-type="float">
            <text:p>-34,366</text:p>
          </table:table-cell>
          <table:table-cell office:value-type="float" office:value="-91.093" calcext:value-type="float">
            <text:p>-91,093</text:p>
          </table:table-cell>
          <table:table-cell office:value-type="float" office:value="665.806889" calcext:value-type="float">
            <text:p>665,806889</text:p>
          </table:table-cell>
          <table:table-cell office:value-type="float" office:value="-0.060508" calcext:value-type="float">
            <text:p>-0,060508</text:p>
          </table:table-cell>
          <table:table-cell office:value-type="float" office:value="-0.016657" calcext:value-type="float">
            <text:p>-0,016657</text:p>
          </table:table-cell>
          <table:table-cell office:value-type="float" office:value="0.025778" calcext:value-type="float">
            <text:p>0,025778</text:p>
          </table:table-cell>
        </table:table-row>
        <table:table-row table:style-name="ro1">
          <table:table-cell office:value-type="string" calcext:value-type="string">
            <text:p>10 Mar 2017 11:44:00.000</text:p>
          </table:table-cell>
          <table:table-cell office:value-type="float" office:value="-37.992" calcext:value-type="float">
            <text:p>-37,992</text:p>
          </table:table-cell>
          <table:table-cell office:value-type="float" office:value="-92.127" calcext:value-type="float">
            <text:p>-92,127</text:p>
          </table:table-cell>
          <table:table-cell office:value-type="float" office:value="667.367182" calcext:value-type="float">
            <text:p>667,367182</text:p>
          </table:table-cell>
          <table:table-cell office:value-type="float" office:value="-0.060369" calcext:value-type="float">
            <text:p>-0,060369</text:p>
          </table:table-cell>
          <table:table-cell office:value-type="float" office:value="-0.017857" calcext:value-type="float">
            <text:p>-0,017857</text:p>
          </table:table-cell>
          <table:table-cell office:value-type="float" office:value="0.026167" calcext:value-type="float">
            <text:p>0,026167</text:p>
          </table:table-cell>
        </table:table-row>
        <table:table-row table:style-name="ro1">
          <table:table-cell office:value-type="string" calcext:value-type="string">
            <text:p>10 Mar 2017 11:45:00.000</text:p>
          </table:table-cell>
          <table:table-cell office:value-type="float" office:value="-41.61" calcext:value-type="float">
            <text:p>-41,61</text:p>
          </table:table-cell>
          <table:table-cell office:value-type="float" office:value="-93.242" calcext:value-type="float">
            <text:p>-93,242</text:p>
          </table:table-cell>
          <table:table-cell office:value-type="float" office:value="668.940772" calcext:value-type="float">
            <text:p>668,940772</text:p>
          </table:table-cell>
          <table:table-cell office:value-type="float" office:value="-0.060207" calcext:value-type="float">
            <text:p>-0,060207</text:p>
          </table:table-cell>
          <table:table-cell office:value-type="float" office:value="-0.019363" calcext:value-type="float">
            <text:p>-0,019363</text:p>
          </table:table-cell>
          <table:table-cell office:value-type="float" office:value="0.026219" calcext:value-type="float">
            <text:p>0,026219</text:p>
          </table:table-cell>
        </table:table-row>
        <table:table-row table:style-name="ro1">
          <table:table-cell office:value-type="string" calcext:value-type="string">
            <text:p>10 Mar 2017 11:46:00.000</text:p>
          </table:table-cell>
          <table:table-cell office:value-type="float" office:value="-45.217" calcext:value-type="float">
            <text:p>-45,217</text:p>
          </table:table-cell>
          <table:table-cell office:value-type="float" office:value="-94.458" calcext:value-type="float">
            <text:p>-94,458</text:p>
          </table:table-cell>
          <table:table-cell office:value-type="float" office:value="670.507209" calcext:value-type="float">
            <text:p>670,507209</text:p>
          </table:table-cell>
          <table:table-cell office:value-type="float" office:value="-0.060016" calcext:value-type="float">
            <text:p>-0,060016</text:p>
          </table:table-cell>
          <table:table-cell office:value-type="float" office:value="-0.021271" calcext:value-type="float">
            <text:p>-0,021271</text:p>
          </table:table-cell>
          <table:table-cell office:value-type="float" office:value="0.025927" calcext:value-type="float">
            <text:p>0,025927</text:p>
          </table:table-cell>
        </table:table-row>
        <table:table-row table:style-name="ro1">
          <table:table-cell office:value-type="string" calcext:value-type="string">
            <text:p>10 Mar 2017 11:47:00.000</text:p>
          </table:table-cell>
          <table:table-cell office:value-type="float" office:value="-48.811" calcext:value-type="float">
            <text:p>-48,811</text:p>
          </table:table-cell>
          <table:table-cell office:value-type="float" office:value="-95.805" calcext:value-type="float">
            <text:p>-95,805</text:p>
          </table:table-cell>
          <table:table-cell office:value-type="float" office:value="672.045942" calcext:value-type="float">
            <text:p>672,045942</text:p>
          </table:table-cell>
          <table:table-cell office:value-type="float" office:value="-0.059788" calcext:value-type="float">
            <text:p>-0,059788</text:p>
          </table:table-cell>
          <table:table-cell office:value-type="float" office:value="-0.02372" calcext:value-type="float">
            <text:p>-0,02372</text:p>
          </table:table-cell>
          <table:table-cell office:value-type="float" office:value="0.025295" calcext:value-type="float">
            <text:p>0,025295</text:p>
          </table:table-cell>
        </table:table-row>
        <table:table-row table:style-name="ro1">
          <table:table-cell office:value-type="string" calcext:value-type="string">
            <text:p>10 Mar 2017 11:48:00.000</text:p>
          </table:table-cell>
          <table:table-cell office:value-type="float" office:value="-52.39" calcext:value-type="float">
            <text:p>-52,39</text:p>
          </table:table-cell>
          <table:table-cell office:value-type="float" office:value="-97.319" calcext:value-type="float">
            <text:p>-97,319</text:p>
          </table:table-cell>
          <table:table-cell office:value-type="float" office:value="673.536635" calcext:value-type="float">
            <text:p>673,536635</text:p>
          </table:table-cell>
          <table:table-cell office:value-type="float" office:value="-0.059507" calcext:value-type="float">
            <text:p>-0,059507</text:p>
          </table:table-cell>
          <table:table-cell office:value-type="float" office:value="-0.026915" calcext:value-type="float">
            <text:p>-0,026915</text:p>
          </table:table-cell>
          <table:table-cell office:value-type="float" office:value="0.024327" calcext:value-type="float">
            <text:p>0,024327</text:p>
          </table:table-cell>
        </table:table-row>
        <table:table-row table:style-name="ro1">
          <table:table-cell office:value-type="string" calcext:value-type="string">
            <text:p>10 Mar 2017 11:49:00.000</text:p>
          </table:table-cell>
          <table:table-cell office:value-type="float" office:value="-55.951" calcext:value-type="float">
            <text:p>-55,951</text:p>
          </table:table-cell>
          <table:table-cell office:value-type="float" office:value="-99.056" calcext:value-type="float">
            <text:p>-99,056</text:p>
          </table:table-cell>
          <table:table-cell office:value-type="float" office:value="674.959478" calcext:value-type="float">
            <text:p>674,959478</text:p>
          </table:table-cell>
          <table:table-cell office:value-type="float" office:value="-0.059152" calcext:value-type="float">
            <text:p>-0,059152</text:p>
          </table:table-cell>
          <table:table-cell office:value-type="float" office:value="-0.031169" calcext:value-type="float">
            <text:p>-0,031169</text:p>
          </table:table-cell>
          <table:table-cell office:value-type="float" office:value="0.023035" calcext:value-type="float">
            <text:p>0,023035</text:p>
          </table:table-cell>
        </table:table-row>
        <table:table-row table:style-name="ro1">
          <table:table-cell office:value-type="string" calcext:value-type="string">
            <text:p>10 Mar 2017 11:50:00.000</text:p>
          </table:table-cell>
          <table:table-cell office:value-type="float" office:value="-59.486" calcext:value-type="float">
            <text:p>-59,486</text:p>
          </table:table-cell>
          <table:table-cell office:value-type="float" office:value="-101.091" calcext:value-type="float">
            <text:p>-101,091</text:p>
          </table:table-cell>
          <table:table-cell office:value-type="float" office:value="676.295487" calcext:value-type="float">
            <text:p>676,295487</text:p>
          </table:table-cell>
          <table:table-cell office:value-type="float" office:value="-0.058687" calcext:value-type="float">
            <text:p>-0,058687</text:p>
          </table:table-cell>
          <table:table-cell office:value-type="float" office:value="-0.036977" calcext:value-type="float">
            <text:p>-0,036977</text:p>
          </table:table-cell>
          <table:table-cell office:value-type="float" office:value="0.021435" calcext:value-type="float">
            <text:p>0,021435</text:p>
          </table:table-cell>
        </table:table-row>
        <table:table-row table:style-name="ro1">
          <table:table-cell office:value-type="string" calcext:value-type="string">
            <text:p>10 Mar 2017 11:51:00.000</text:p>
          </table:table-cell>
          <table:table-cell office:value-type="float" office:value="-62.99" calcext:value-type="float">
            <text:p>-62,99</text:p>
          </table:table-cell>
          <table:table-cell office:value-type="float" office:value="-103.54" calcext:value-type="float">
            <text:p>-103,54</text:p>
          </table:table-cell>
          <table:table-cell office:value-type="float" office:value="677.526788" calcext:value-type="float">
            <text:p>677,526788</text:p>
          </table:table-cell>
          <table:table-cell office:value-type="float" office:value="-0.05805" calcext:value-type="float">
            <text:p>-0,05805</text:p>
          </table:table-cell>
          <table:table-cell office:value-type="float" office:value="-0.045147" calcext:value-type="float">
            <text:p>-0,045147</text:p>
          </table:table-cell>
          <table:table-cell office:value-type="float" office:value="0.019549" calcext:value-type="float">
            <text:p>0,019549</text:p>
          </table:table-cell>
        </table:table-row>
        <table:table-row table:style-name="ro1">
          <table:table-cell office:value-type="string" calcext:value-type="string">
            <text:p>10 Mar 2017 11:52:00.000</text:p>
          </table:table-cell>
          <table:table-cell office:value-type="float" office:value="-66.447" calcext:value-type="float">
            <text:p>-66,447</text:p>
          </table:table-cell>
          <table:table-cell office:value-type="float" office:value="-106.583" calcext:value-type="float">
            <text:p>-106,583</text:p>
          </table:table-cell>
          <table:table-cell office:value-type="float" office:value="678.636888" calcext:value-type="float">
            <text:p>678,636888</text:p>
          </table:table-cell>
          <table:table-cell office:value-type="float" office:value="-0.057136" calcext:value-type="float">
            <text:p>-0,057136</text:p>
          </table:table-cell>
          <table:table-cell office:value-type="float" office:value="-0.057065" calcext:value-type="float">
            <text:p>-0,057065</text:p>
          </table:table-cell>
          <table:table-cell office:value-type="float" office:value="0.0174" calcext:value-type="float">
            <text:p>0,0174</text:p>
          </table:table-cell>
        </table:table-row>
        <table:table-row table:style-name="ro1">
          <table:table-cell office:value-type="string" calcext:value-type="string">
            <text:p>10 Mar 2017 11:53:00.000</text:p>
          </table:table-cell>
          <table:table-cell office:value-type="float" office:value="-69.836" calcext:value-type="float">
            <text:p>-69,836</text:p>
          </table:table-cell>
          <table:table-cell office:value-type="float" office:value="-110.511" calcext:value-type="float">
            <text:p>-110,511</text:p>
          </table:table-cell>
          <table:table-cell office:value-type="float" office:value="679.610913" calcext:value-type="float">
            <text:p>679,610913</text:p>
          </table:table-cell>
          <table:table-cell office:value-type="float" office:value="-0.055743" calcext:value-type="float">
            <text:p>-0,055743</text:p>
          </table:table-cell>
          <table:table-cell office:value-type="float" office:value="-0.075215" calcext:value-type="float">
            <text:p>-0,075215</text:p>
          </table:table-cell>
          <table:table-cell office:value-type="float" office:value="0.015019" calcext:value-type="float">
            <text:p>0,015019</text:p>
          </table:table-cell>
        </table:table-row>
        <table:table-row table:style-name="ro1">
          <table:table-cell office:value-type="string" calcext:value-type="string">
            <text:p>10 Mar 2017 11:54:00.000</text:p>
          </table:table-cell>
          <table:table-cell office:value-type="float" office:value="-73.119" calcext:value-type="float">
            <text:p>-73,119</text:p>
          </table:table-cell>
          <table:table-cell office:value-type="float" office:value="-115.823" calcext:value-type="float">
            <text:p>-115,823</text:p>
          </table:table-cell>
          <table:table-cell office:value-type="float" office:value="680.435835" calcext:value-type="float">
            <text:p>680,435835</text:p>
          </table:table-cell>
          <table:table-cell office:value-type="float" office:value="-0.053471" calcext:value-type="float">
            <text:p>-0,053471</text:p>
          </table:table-cell>
          <table:table-cell office:value-type="float" office:value="-0.104229" calcext:value-type="float">
            <text:p>-0,104229</text:p>
          </table:table-cell>
          <table:table-cell office:value-type="float" office:value="0.012437" calcext:value-type="float">
            <text:p>0,012437</text:p>
          </table:table-cell>
        </table:table-row>
        <table:table-row table:style-name="ro1">
          <table:table-cell office:value-type="string" calcext:value-type="string">
            <text:p>10 Mar 2017 11:55:00.000</text:p>
          </table:table-cell>
          <table:table-cell office:value-type="float" office:value="-76.219" calcext:value-type="float">
            <text:p>-76,219</text:p>
          </table:table-cell>
          <table:table-cell office:value-type="float" office:value="-123.405" calcext:value-type="float">
            <text:p>-123,405</text:p>
          </table:table-cell>
          <table:table-cell office:value-type="float" office:value="681.100653" calcext:value-type="float">
            <text:p>681,100653</text:p>
          </table:table-cell>
          <table:table-cell office:value-type="float" office:value="-0.049466" calcext:value-type="float">
            <text:p>-0,049466</text:p>
          </table:table-cell>
          <table:table-cell office:value-type="float" office:value="-0.152804" calcext:value-type="float">
            <text:p>-0,152804</text:p>
          </table:table-cell>
          <table:table-cell office:value-type="float" office:value="0.00969" calcext:value-type="float">
            <text:p>0,00969</text:p>
          </table:table-cell>
        </table:table-row>
        <table:table-row table:style-name="ro1">
          <table:table-cell office:value-type="string" calcext:value-type="string">
            <text:p>10 Mar 2017 11:56:00.000</text:p>
          </table:table-cell>
          <table:table-cell office:value-type="float" office:value="-78.984" calcext:value-type="float">
            <text:p>-78,984</text:p>
          </table:table-cell>
          <table:table-cell office:value-type="float" office:value="-134.835" calcext:value-type="float">
            <text:p>-134,835</text:p>
          </table:table-cell>
          <table:table-cell office:value-type="float" office:value="681.596562" calcext:value-type="float">
            <text:p>681,596562</text:p>
          </table:table-cell>
          <table:table-cell office:value-type="float" office:value="-0.041848" calcext:value-type="float">
            <text:p>-0,041848</text:p>
          </table:table-cell>
          <table:table-cell office:value-type="float" office:value="-0.235089" calcext:value-type="float">
            <text:p>-0,235089</text:p>
          </table:table-cell>
          <table:table-cell office:value-type="float" office:value="0.006816" calcext:value-type="float">
            <text:p>0,006816</text:p>
          </table:table-cell>
        </table:table-row>
        <table:table-row table:style-name="ro1">
          <table:table-cell office:value-type="string" calcext:value-type="string">
            <text:p>10 Mar 2017 11:57:00.000</text:p>
          </table:table-cell>
          <table:table-cell office:value-type="float" office:value="-81.097" calcext:value-type="float">
            <text:p>-81,097</text:p>
          </table:table-cell>
          <table:table-cell office:value-type="float" office:value="-152.443" calcext:value-type="float">
            <text:p>-152,443</text:p>
          </table:table-cell>
          <table:table-cell office:value-type="float" office:value="681.917074" calcext:value-type="float">
            <text:p>681,917074</text:p>
          </table:table-cell>
          <table:table-cell office:value-type="float" office:value="-0.027015" calcext:value-type="float">
            <text:p>-0,027015</text:p>
          </table:table-cell>
          <table:table-cell office:value-type="float" office:value="-0.35613" calcext:value-type="float">
            <text:p>-0,35613</text:p>
          </table:table-cell>
          <table:table-cell office:value-type="float" office:value="0.003853" calcext:value-type="float">
            <text:p>0,003853</text:p>
          </table:table-cell>
        </table:table-row>
        <table:table-row table:style-name="ro1">
          <table:table-cell office:value-type="string" calcext:value-type="string">
            <text:p>10 Mar 2017 11:58:00.000</text:p>
          </table:table-cell>
          <table:table-cell office:value-type="float" office:value="-82.023" calcext:value-type="float">
            <text:p>-82,023</text:p>
          </table:table-cell>
          <table:table-cell office:value-type="float" office:value="-176.945" calcext:value-type="float">
            <text:p>-176,945</text:p>
          </table:table-cell>
          <table:table-cell office:value-type="float" office:value="682.058111" calcext:value-type="float">
            <text:p>682,058111</text:p>
          </table:table-cell>
          <table:table-cell office:value-type="float" office:value="-0.002525" calcext:value-type="float">
            <text:p>-0,002525</text:p>
          </table:table-cell>
          <table:table-cell office:value-type="float" office:value="-0.441909" calcext:value-type="float">
            <text:p>-0,441909</text:p>
          </table:table-cell>
          <table:table-cell office:value-type="float" office:value="0.000843" calcext:value-type="float">
            <text:p>0,000843</text:p>
          </table:table-cell>
        </table:table-row>
        <table:table-row table:style-name="ro1">
          <table:table-cell office:value-type="string" calcext:value-type="string">
            <text:p>10 Mar 2017 11:59:00.000</text:p>
          </table:table-cell>
          <table:table-cell office:value-type="float" office:value="-81.373" calcext:value-type="float">
            <text:p>-81,373</text:p>
          </table:table-cell>
          <table:table-cell office:value-type="float" office:value="157.731" calcext:value-type="float">
            <text:p>157,731</text:p>
          </table:table-cell>
          <table:table-cell office:value-type="float" office:value="682.018067" calcext:value-type="float">
            <text:p>682,018067</text:p>
          </table:table-cell>
          <table:table-cell office:value-type="float" office:value="0.023208" calcext:value-type="float">
            <text:p>0,023208</text:p>
          </table:table-cell>
          <table:table-cell office:value-type="float" office:value="-0.378792" calcext:value-type="float">
            <text:p>-0,378792</text:p>
          </table:table-cell>
          <table:table-cell office:value-type="float" office:value="-0.002174" calcext:value-type="float">
            <text:p>-0,002174</text:p>
          </table:table-cell>
        </table:table-row>
        <table:table-row table:style-name="ro1">
          <table:table-cell office:value-type="string" calcext:value-type="string">
            <text:p>10 Mar 2017 12:00:00.000</text:p>
          </table:table-cell>
          <table:table-cell office:value-type="float" office:value="-79.432" calcext:value-type="float">
            <text:p>-79,432</text:p>
          </table:table-cell>
          <table:table-cell office:value-type="float" office:value="138.777" calcext:value-type="float">
            <text:p>138,777</text:p>
          </table:table-cell>
          <table:table-cell office:value-type="float" office:value="681.797823" calcext:value-type="float">
            <text:p>681,797823</text:p>
          </table:table-cell>
          <table:table-cell office:value-type="float" office:value="0.039805" calcext:value-type="float">
            <text:p>0,039805</text:p>
          </table:table-cell>
          <table:table-cell office:value-type="float" office:value="-0.254822" calcext:value-type="float">
            <text:p>-0,254822</text:p>
          </table:table-cell>
          <table:table-cell office:value-type="float" office:value="-0.005155" calcext:value-type="float">
            <text:p>-0,005155</text:p>
          </table:table-cell>
        </table:table-row>
        <table:table-row table:style-name="ro1">
          <table:table-cell office:value-type="string" calcext:value-type="string">
            <text:p>10 Mar 2017 12:01:00.000</text:p>
          </table:table-cell>
          <table:table-cell office:value-type="float" office:value="-76.756" calcext:value-type="float">
            <text:p>-76,756</text:p>
          </table:table-cell>
          <table:table-cell office:value-type="float" office:value="126.404" calcext:value-type="float">
            <text:p>126,404</text:p>
          </table:table-cell>
          <table:table-cell office:value-type="float" office:value="681.40074" calcext:value-type="float">
            <text:p>681,40074</text:p>
          </table:table-cell>
          <table:table-cell office:value-type="float" office:value="0.04842" calcext:value-type="float">
            <text:p>0,04842</text:p>
          </table:table-cell>
          <table:table-cell office:value-type="float" office:value="-0.16485" calcext:value-type="float">
            <text:p>-0,16485</text:p>
          </table:table-cell>
          <table:table-cell office:value-type="float" office:value="-0.008059" calcext:value-type="float">
            <text:p>-0,008059</text:p>
          </table:table-cell>
        </table:table-row>
        <table:table-row table:style-name="ro1">
          <table:table-cell office:value-type="string" calcext:value-type="string">
            <text:p>10 Mar 2017 12:02:00.000</text:p>
          </table:table-cell>
          <table:table-cell office:value-type="float" office:value="-73.703" calcext:value-type="float">
            <text:p>-73,703</text:p>
          </table:table-cell>
          <table:table-cell office:value-type="float" office:value="118.262" calcext:value-type="float">
            <text:p>118,262</text:p>
          </table:table-cell>
          <table:table-cell office:value-type="float" office:value="680.832602" calcext:value-type="float">
            <text:p>680,832602</text:p>
          </table:table-cell>
          <table:table-cell office:value-type="float" office:value="0.052901" calcext:value-type="float">
            <text:p>0,052901</text:p>
          </table:table-cell>
          <table:table-cell office:value-type="float" office:value="-0.111299" calcext:value-type="float">
            <text:p>-0,111299</text:p>
          </table:table-cell>
          <table:table-cell office:value-type="float" office:value="-0.010848" calcext:value-type="float">
            <text:p>-0,010848</text:p>
          </table:table-cell>
        </table:table-row>
        <table:table-row table:style-name="ro1">
          <table:table-cell office:value-type="string" calcext:value-type="string">
            <text:p>10 Mar 2017 12:03:00.000</text:p>
          </table:table-cell>
          <table:table-cell office:value-type="float" office:value="-70.447" calcext:value-type="float">
            <text:p>-70,447</text:p>
          </table:table-cell>
          <table:table-cell office:value-type="float" office:value="112.617" calcext:value-type="float">
            <text:p>112,617</text:p>
          </table:table-cell>
          <table:table-cell office:value-type="float" office:value="680.101533" calcext:value-type="float">
            <text:p>680,101533</text:p>
          </table:table-cell>
          <table:table-cell office:value-type="float" office:value="0.055404" calcext:value-type="float">
            <text:p>0,055404</text:p>
          </table:table-cell>
          <table:table-cell office:value-type="float" office:value="-0.079519" calcext:value-type="float">
            <text:p>-0,079519</text:p>
          </table:table-cell>
          <table:table-cell office:value-type="float" office:value="-0.013482" calcext:value-type="float">
            <text:p>-0,013482</text:p>
          </table:table-cell>
        </table:table-row>
        <table:table-row table:style-name="ro1">
          <table:table-cell office:value-type="string" calcext:value-type="string">
            <text:p>10 Mar 2017 12:04:00.000</text:p>
          </table:table-cell>
          <table:table-cell office:value-type="float" office:value="-67.074" calcext:value-type="float">
            <text:p>-67,074</text:p>
          </table:table-cell>
          <table:table-cell office:value-type="float" office:value="108.481" calcext:value-type="float">
            <text:p>108,481</text:p>
          </table:table-cell>
          <table:table-cell office:value-type="float" office:value="679.217879" calcext:value-type="float">
            <text:p>679,217879</text:p>
          </table:table-cell>
          <table:table-cell office:value-type="float" office:value="0.056918" calcext:value-type="float">
            <text:p>0,056918</text:p>
          </table:table-cell>
          <table:table-cell office:value-type="float" office:value="-0.059818" calcext:value-type="float">
            <text:p>-0,059818</text:p>
          </table:table-cell>
          <table:table-cell office:value-type="float" office:value="-0.015927" calcext:value-type="float">
            <text:p>-0,015927</text:p>
          </table:table-cell>
        </table:table-row>
        <table:table-row table:style-name="ro1">
          <table:table-cell office:value-type="string" calcext:value-type="string">
            <text:p>10 Mar 2017 12:05:00.000</text:p>
          </table:table-cell>
          <table:table-cell office:value-type="float" office:value="-63.627" calcext:value-type="float">
            <text:p>-63,627</text:p>
          </table:table-cell>
          <table:table-cell office:value-type="float" office:value="105.303" calcext:value-type="float">
            <text:p>105,303</text:p>
          </table:table-cell>
          <table:table-cell office:value-type="float" office:value="678.194052" calcext:value-type="float">
            <text:p>678,194052</text:p>
          </table:table-cell>
          <table:table-cell office:value-type="float" office:value="0.057901" calcext:value-type="float">
            <text:p>0,057901</text:p>
          </table:table-cell>
          <table:table-cell office:value-type="float" office:value="-0.046991" calcext:value-type="float">
            <text:p>-0,046991</text:p>
          </table:table-cell>
          <table:table-cell office:value-type="float" office:value="-0.018148" calcext:value-type="float">
            <text:p>-0,018148</text:p>
          </table:table-cell>
        </table:table-row>
        <table:table-row table:style-name="ro1">
          <table:table-cell office:value-type="string" calcext:value-type="string">
            <text:p>10 Mar 2017 12:06:00.000</text:p>
          </table:table-cell>
          <table:table-cell office:value-type="float" office:value="-60.132" calcext:value-type="float">
            <text:p>-60,132</text:p>
          </table:table-cell>
          <table:table-cell office:value-type="float" office:value="102.761" calcext:value-type="float">
            <text:p>102,761</text:p>
          </table:table-cell>
          <table:table-cell office:value-type="float" office:value="677.044345" calcext:value-type="float">
            <text:p>677,044345</text:p>
          </table:table-cell>
          <table:table-cell office:value-type="float" office:value="0.058577" calcext:value-type="float">
            <text:p>0,058577</text:p>
          </table:table-cell>
          <table:table-cell office:value-type="float" office:value="-0.038262" calcext:value-type="float">
            <text:p>-0,038262</text:p>
          </table:table-cell>
          <table:table-cell office:value-type="float" office:value="-0.020117" calcext:value-type="float">
            <text:p>-0,020117</text:p>
          </table:table-cell>
        </table:table-row>
        <table:table-row table:style-name="ro1">
          <table:table-cell office:value-type="string" calcext:value-type="string">
            <text:p>10 Mar 2017 12:07:00.000</text:p>
          </table:table-cell>
          <table:table-cell office:value-type="float" office:value="-56.602" calcext:value-type="float">
            <text:p>-56,602</text:p>
          </table:table-cell>
          <table:table-cell office:value-type="float" office:value="100.661" calcext:value-type="float">
            <text:p>100,661</text:p>
          </table:table-cell>
          <table:table-cell office:value-type="float" office:value="675.784723" calcext:value-type="float">
            <text:p>675,784723</text:p>
          </table:table-cell>
          <table:table-cell office:value-type="float" office:value="0.059067" calcext:value-type="float">
            <text:p>0,059067</text:p>
          </table:table-cell>
          <table:table-cell office:value-type="float" office:value="-0.032096" calcext:value-type="float">
            <text:p>-0,032096</text:p>
          </table:table-cell>
          <table:table-cell office:value-type="float" office:value="-0.021807" calcext:value-type="float">
            <text:p>-0,021807</text:p>
          </table:table-cell>
        </table:table-row>
        <table:table-row table:style-name="ro1">
          <table:table-cell office:value-type="string" calcext:value-type="string">
            <text:p>10 Mar 2017 12:08:00.000</text:p>
          </table:table-cell>
          <table:table-cell office:value-type="float" office:value="-53.046" calcext:value-type="float">
            <text:p>-53,046</text:p>
          </table:table-cell>
          <table:table-cell office:value-type="float" office:value="98.877" calcext:value-type="float">
            <text:p>98,877</text:p>
          </table:table-cell>
          <table:table-cell office:value-type="float" office:value="674.432581" calcext:value-type="float">
            <text:p>674,432581</text:p>
          </table:table-cell>
          <table:table-cell office:value-type="float" office:value="0.059438" calcext:value-type="float">
            <text:p>0,059438</text:p>
          </table:table-cell>
          <table:table-cell office:value-type="float" office:value="-0.027601" calcext:value-type="float">
            <text:p>-0,027601</text:p>
          </table:table-cell>
          <table:table-cell office:value-type="float" office:value="-0.023197" calcext:value-type="float">
            <text:p>-0,023197</text:p>
          </table:table-cell>
        </table:table-row>
        <table:table-row table:style-name="ro1">
          <table:table-cell office:value-type="string" calcext:value-type="string">
            <text:p>10 Mar 2017 12:09:00.000</text:p>
          </table:table-cell>
          <table:table-cell office:value-type="float" office:value="-49.471" calcext:value-type="float">
            <text:p>-49,471</text:p>
          </table:table-cell>
          <table:table-cell office:value-type="float" office:value="97.326" calcext:value-type="float">
            <text:p>97,326</text:p>
          </table:table-cell>
          <table:table-cell office:value-type="float" office:value="673.006483" calcext:value-type="float">
            <text:p>673,006483</text:p>
          </table:table-cell>
          <table:table-cell office:value-type="float" office:value="0.059729" calcext:value-type="float">
            <text:p>0,059729</text:p>
          </table:table-cell>
          <table:table-cell office:value-type="float" office:value="-0.02424" calcext:value-type="float">
            <text:p>-0,02424</text:p>
          </table:table-cell>
          <table:table-cell office:value-type="float" office:value="-0.02427" calcext:value-type="float">
            <text:p>-0,02427</text:p>
          </table:table-cell>
        </table:table-row>
        <table:table-row table:style-name="ro1">
          <table:table-cell office:value-type="string" calcext:value-type="string">
            <text:p>10 Mar 2017 12:10:00.000</text:p>
          </table:table-cell>
          <table:table-cell office:value-type="float" office:value="-45.88" calcext:value-type="float">
            <text:p>-45,88</text:p>
          </table:table-cell>
          <table:table-cell office:value-type="float" office:value="95.952" calcext:value-type="float">
            <text:p>95,952</text:p>
          </table:table-cell>
          <table:table-cell office:value-type="float" office:value="671.52588" calcext:value-type="float">
            <text:p>671,52588</text:p>
          </table:table-cell>
          <table:table-cell office:value-type="float" office:value="0.059965" calcext:value-type="float">
            <text:p>0,059965</text:p>
          </table:table-cell>
          <table:table-cell office:value-type="float" office:value="-0.021672" calcext:value-type="float">
            <text:p>-0,021672</text:p>
          </table:table-cell>
          <table:table-cell office:value-type="float" office:value="-0.025013" calcext:value-type="float">
            <text:p>-0,025013</text:p>
          </table:table-cell>
        </table:table-row>
        <table:table-row table:style-name="ro1">
          <table:table-cell office:value-type="string" calcext:value-type="string">
            <text:p>10 Mar 2017 12:11:00.000</text:p>
          </table:table-cell>
          <table:table-cell office:value-type="float" office:value="-42.276" calcext:value-type="float">
            <text:p>-42,276</text:p>
          </table:table-cell>
          <table:table-cell office:value-type="float" office:value="94.714" calcext:value-type="float">
            <text:p>94,714</text:p>
          </table:table-cell>
          <table:table-cell office:value-type="float" office:value="670.010813" calcext:value-type="float">
            <text:p>670,010813</text:p>
          </table:table-cell>
          <table:table-cell office:value-type="float" office:value="0.060161" calcext:value-type="float">
            <text:p>0,060161</text:p>
          </table:table-cell>
          <table:table-cell office:value-type="float" office:value="-0.019677" calcext:value-type="float">
            <text:p>-0,019677</text:p>
          </table:table-cell>
          <table:table-cell office:value-type="float" office:value="-0.025419" calcext:value-type="float">
            <text:p>-0,025419</text:p>
          </table:table-cell>
        </table:table-row>
        <table:table-row table:style-name="ro1">
          <table:table-cell office:value-type="string" calcext:value-type="string">
            <text:p>10 Mar 2017 12:12:00.000</text:p>
          </table:table-cell>
          <table:table-cell office:value-type="float" office:value="-38.661" calcext:value-type="float">
            <text:p>-38,661</text:p>
          </table:table-cell>
          <table:table-cell office:value-type="float" office:value="93.582" calcext:value-type="float">
            <text:p>93,582</text:p>
          </table:table-cell>
          <table:table-cell office:value-type="float" office:value="668.481609" calcext:value-type="float">
            <text:p>668,481609</text:p>
          </table:table-cell>
          <table:table-cell office:value-type="float" office:value="0.060327" calcext:value-type="float">
            <text:p>0,060327</text:p>
          </table:table-cell>
          <table:table-cell office:value-type="float" office:value="-0.018106" calcext:value-type="float">
            <text:p>-0,018106</text:p>
          </table:table-cell>
          <table:table-cell office:value-type="float" office:value="-0.025486" calcext:value-type="float">
            <text:p>-0,025486</text:p>
          </table:table-cell>
        </table:table-row>
        <table:table-row table:style-name="ro1">
          <table:table-cell office:value-type="string" calcext:value-type="string">
            <text:p>10 Mar 2017 12:13:00.000</text:p>
          </table:table-cell>
          <table:table-cell office:value-type="float" office:value="-35.037" calcext:value-type="float">
            <text:p>-35,037</text:p>
          </table:table-cell>
          <table:table-cell office:value-type="float" office:value="92.535" calcext:value-type="float">
            <text:p>92,535</text:p>
          </table:table-cell>
          <table:table-cell office:value-type="float" office:value="666.958562" calcext:value-type="float">
            <text:p>666,958562</text:p>
          </table:table-cell>
          <table:table-cell office:value-type="float" office:value="0.060469" calcext:value-type="float">
            <text:p>0,060469</text:p>
          </table:table-cell>
          <table:table-cell office:value-type="float" office:value="-0.016856" calcext:value-type="float">
            <text:p>-0,016856</text:p>
          </table:table-cell>
          <table:table-cell office:value-type="float" office:value="-0.025217" calcext:value-type="float">
            <text:p>-0,025217</text:p>
          </table:table-cell>
        </table:table-row>
        <table:table-row table:style-name="ro1">
          <table:table-cell office:value-type="string" calcext:value-type="string">
            <text:p>10 Mar 2017 12:14:00.000</text:p>
          </table:table-cell>
          <table:table-cell office:value-type="float" office:value="-31.405" calcext:value-type="float">
            <text:p>-31,405</text:p>
          </table:table-cell>
          <table:table-cell office:value-type="float" office:value="91.555" calcext:value-type="float">
            <text:p>91,555</text:p>
          </table:table-cell>
          <table:table-cell office:value-type="float" office:value="665.461622" calcext:value-type="float">
            <text:p>665,461622</text:p>
          </table:table-cell>
          <table:table-cell office:value-type="float" office:value="0.060592" calcext:value-type="float">
            <text:p>0,060592</text:p>
          </table:table-cell>
          <table:table-cell office:value-type="float" office:value="-0.015854" calcext:value-type="float">
            <text:p>-0,015854</text:p>
          </table:table-cell>
          <table:table-cell office:value-type="float" office:value="-0.024619" calcext:value-type="float">
            <text:p>-0,024619</text:p>
          </table:table-cell>
        </table:table-row>
        <table:table-row table:style-name="ro1">
          <table:table-cell office:value-type="string" calcext:value-type="string">
            <text:p>10 Mar 2017 12:15:00.000</text:p>
          </table:table-cell>
          <table:table-cell office:value-type="float" office:value="-27.766" calcext:value-type="float">
            <text:p>-27,766</text:p>
          </table:table-cell>
          <table:table-cell office:value-type="float" office:value="90.628" calcext:value-type="float">
            <text:p>90,628</text:p>
          </table:table-cell>
          <table:table-cell office:value-type="float" office:value="664.010081" calcext:value-type="float">
            <text:p>664,010081</text:p>
          </table:table-cell>
          <table:table-cell office:value-type="float" office:value="0.060699" calcext:value-type="float">
            <text:p>0,060699</text:p>
          </table:table-cell>
          <table:table-cell office:value-type="float" office:value="-0.01505" calcext:value-type="float">
            <text:p>-0,01505</text:p>
          </table:table-cell>
          <table:table-cell office:value-type="float" office:value="-0.023708" calcext:value-type="float">
            <text:p>-0,023708</text:p>
          </table:table-cell>
        </table:table-row>
        <table:table-row table:style-name="ro1">
          <table:table-cell office:value-type="string" calcext:value-type="string">
            <text:p>10 Mar 2017 12:16:00.000</text:p>
          </table:table-cell>
          <table:table-cell office:value-type="float" office:value="-24.121" calcext:value-type="float">
            <text:p>-24,121</text:p>
          </table:table-cell>
          <table:table-cell office:value-type="float" office:value="89.745" calcext:value-type="float">
            <text:p>89,745</text:p>
          </table:table-cell>
          <table:table-cell office:value-type="float" office:value="662.622275" calcext:value-type="float">
            <text:p>662,622275</text:p>
          </table:table-cell>
          <table:table-cell office:value-type="float" office:value="0.060791" calcext:value-type="float">
            <text:p>0,060791</text:p>
          </table:table-cell>
          <table:table-cell office:value-type="float" office:value="-0.014404" calcext:value-type="float">
            <text:p>-0,014404</text:p>
          </table:table-cell>
          <table:table-cell office:value-type="float" office:value="-0.022501" calcext:value-type="float">
            <text:p>-0,022501</text:p>
          </table:table-cell>
        </table:table-row>
        <table:table-row table:style-name="ro1">
          <table:table-cell office:value-type="string" calcext:value-type="string">
            <text:p>10 Mar 2017 12:17:00.000</text:p>
          </table:table-cell>
          <table:table-cell office:value-type="float" office:value="-20.471" calcext:value-type="float">
            <text:p>-20,471</text:p>
          </table:table-cell>
          <table:table-cell office:value-type="float" office:value="88.897" calcext:value-type="float">
            <text:p>88,897</text:p>
          </table:table-cell>
          <table:table-cell office:value-type="float" office:value="661.315291" calcext:value-type="float">
            <text:p>661,315291</text:p>
          </table:table-cell>
          <table:table-cell office:value-type="float" office:value="0.06087" calcext:value-type="float">
            <text:p>0,06087</text:p>
          </table:table-cell>
          <table:table-cell office:value-type="float" office:value="-0.01389" calcext:value-type="float">
            <text:p>-0,01389</text:p>
          </table:table-cell>
          <table:table-cell office:value-type="float" office:value="-0.02102" calcext:value-type="float">
            <text:p>-0,02102</text:p>
          </table:table-cell>
        </table:table-row>
        <table:table-row table:style-name="ro1">
          <table:table-cell office:value-type="string" calcext:value-type="string">
            <text:p>10 Mar 2017 12:18:00.000</text:p>
          </table:table-cell>
          <table:table-cell office:value-type="float" office:value="-16.817" calcext:value-type="float">
            <text:p>-16,817</text:p>
          </table:table-cell>
          <table:table-cell office:value-type="float" office:value="88.076" calcext:value-type="float">
            <text:p>88,076</text:p>
          </table:table-cell>
          <table:table-cell office:value-type="float" office:value="660.104706" calcext:value-type="float">
            <text:p>660,104706</text:p>
          </table:table-cell>
          <table:table-cell office:value-type="float" office:value="0.060938" calcext:value-type="float">
            <text:p>0,060938</text:p>
          </table:table-cell>
          <table:table-cell office:value-type="float" office:value="-0.013486" calcext:value-type="float">
            <text:p>-0,013486</text:p>
          </table:table-cell>
          <table:table-cell office:value-type="float" office:value="-0.019294" calcext:value-type="float">
            <text:p>-0,019294</text:p>
          </table:table-cell>
        </table:table-row>
        <table:table-row table:style-name="ro1">
          <table:table-cell office:value-type="string" calcext:value-type="string">
            <text:p>10 Mar 2017 12:19:00.000</text:p>
          </table:table-cell>
          <table:table-cell office:value-type="float" office:value="-13.159" calcext:value-type="float">
            <text:p>-13,159</text:p>
          </table:table-cell>
          <table:table-cell office:value-type="float" office:value="87.277" calcext:value-type="float">
            <text:p>87,277</text:p>
          </table:table-cell>
          <table:table-cell office:value-type="float" office:value="659.004341" calcext:value-type="float">
            <text:p>659,004341</text:p>
          </table:table-cell>
          <table:table-cell office:value-type="float" office:value="0.060993" calcext:value-type="float">
            <text:p>0,060993</text:p>
          </table:table-cell>
          <table:table-cell office:value-type="float" office:value="-0.013177" calcext:value-type="float">
            <text:p>-0,013177</text:p>
          </table:table-cell>
          <table:table-cell office:value-type="float" office:value="-0.017354" calcext:value-type="float">
            <text:p>-0,017354</text:p>
          </table:table-cell>
        </table:table-row>
        <table:table-row table:style-name="ro1">
          <table:table-cell office:value-type="string" calcext:value-type="string">
            <text:p>10 Mar 2017 12:20:00.000</text:p>
          </table:table-cell>
          <table:table-cell office:value-type="float" office:value="-9.498" calcext:value-type="float">
            <text:p>-9,498</text:p>
          </table:table-cell>
          <table:table-cell office:value-type="float" office:value="86.493" calcext:value-type="float">
            <text:p>86,493</text:p>
          </table:table-cell>
          <table:table-cell office:value-type="float" office:value="658.026046" calcext:value-type="float">
            <text:p>658,026046</text:p>
          </table:table-cell>
          <table:table-cell office:value-type="float" office:value="0.061037" calcext:value-type="float">
            <text:p>0,061037</text:p>
          </table:table-cell>
          <table:table-cell office:value-type="float" office:value="-0.012954" calcext:value-type="float">
            <text:p>-0,012954</text:p>
          </table:table-cell>
          <table:table-cell office:value-type="float" office:value="-0.015233" calcext:value-type="float">
            <text:p>-0,015233</text:p>
          </table:table-cell>
        </table:table-row>
        <table:table-row table:style-name="ro1">
          <table:table-cell office:value-type="string" calcext:value-type="string">
            <text:p>10 Mar 2017 12:21:00.000</text:p>
          </table:table-cell>
          <table:table-cell office:value-type="float" office:value="-5.835" calcext:value-type="float">
            <text:p>-5,835</text:p>
          </table:table-cell>
          <table:table-cell office:value-type="float" office:value="85.721" calcext:value-type="float">
            <text:p>85,721</text:p>
          </table:table-cell>
          <table:table-cell office:value-type="float" office:value="657.179525" calcext:value-type="float">
            <text:p>657,179525</text:p>
          </table:table-cell>
          <table:table-cell office:value-type="float" office:value="0.06107" calcext:value-type="float">
            <text:p>0,06107</text:p>
          </table:table-cell>
          <table:table-cell office:value-type="float" office:value="-0.012807" calcext:value-type="float">
            <text:p>-0,012807</text:p>
          </table:table-cell>
          <table:table-cell office:value-type="float" office:value="-0.01297" calcext:value-type="float">
            <text:p>-0,01297</text:p>
          </table:table-cell>
        </table:table-row>
        <table:table-row table:style-name="ro1">
          <table:table-cell office:value-type="string" calcext:value-type="string">
            <text:p>10 Mar 2017 12:22:00.000</text:p>
          </table:table-cell>
          <table:table-cell office:value-type="float" office:value="-2.17" calcext:value-type="float">
            <text:p>-2,17</text:p>
          </table:table-cell>
          <table:table-cell office:value-type="float" office:value="84.955" calcext:value-type="float">
            <text:p>84,955</text:p>
          </table:table-cell>
          <table:table-cell office:value-type="float" office:value="656.472189" calcext:value-type="float">
            <text:p>656,472189</text:p>
          </table:table-cell>
          <table:table-cell office:value-type="float" office:value="0.061092" calcext:value-type="float">
            <text:p>0,061092</text:p>
          </table:table-cell>
          <table:table-cell office:value-type="float" office:value="-0.012732" calcext:value-type="float">
            <text:p>-0,012732</text:p>
          </table:table-cell>
          <table:table-cell office:value-type="float" office:value="-0.010602" calcext:value-type="float">
            <text:p>-0,010602</text:p>
          </table:table-cell>
        </table:table-row>
        <table:table-row table:style-name="ro1">
          <table:table-cell office:value-type="string" calcext:value-type="string">
            <text:p>10 Mar 2017 12:23:00.000</text:p>
          </table:table-cell>
          <table:table-cell office:value-type="float" office:value="1.496" calcext:value-type="float">
            <text:p>1,496</text:p>
          </table:table-cell>
          <table:table-cell office:value-type="float" office:value="84.192" calcext:value-type="float">
            <text:p>84,192</text:p>
          </table:table-cell>
          <table:table-cell office:value-type="float" office:value="655.909055" calcext:value-type="float">
            <text:p>655,909055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27" calcext:value-type="float">
            <text:p>-0,012727</text:p>
          </table:table-cell>
          <table:table-cell office:value-type="float" office:value="-0.008171" calcext:value-type="float">
            <text:p>-0,008171</text:p>
          </table:table-cell>
        </table:table-row>
        <table:table-row table:style-name="ro1">
          <table:table-cell office:value-type="string" calcext:value-type="string">
            <text:p>10 Mar 2017 12:24:00.000</text:p>
          </table:table-cell>
          <table:table-cell office:value-type="float" office:value="5.162" calcext:value-type="float">
            <text:p>5,162</text:p>
          </table:table-cell>
          <table:table-cell office:value-type="float" office:value="83.427" calcext:value-type="float">
            <text:p>83,427</text:p>
          </table:table-cell>
          <table:table-cell office:value-type="float" office:value="655.492686" calcext:value-type="float">
            <text:p>655,492686</text:p>
          </table:table-cell>
          <table:table-cell office:value-type="float" office:value="0.061102" calcext:value-type="float">
            <text:p>0,061102</text:p>
          </table:table-cell>
          <table:table-cell office:value-type="float" office:value="-0.012791" calcext:value-type="float">
            <text:p>-0,012791</text:p>
          </table:table-cell>
          <table:table-cell office:value-type="float" office:value="-0.005718" calcext:value-type="float">
            <text:p>-0,005718</text:p>
          </table:table-cell>
        </table:table-row>
        <table:table-row table:style-name="ro1">
          <table:table-cell office:value-type="string" calcext:value-type="string">
            <text:p>10 Mar 2017 12:25:00.000</text:p>
          </table:table-cell>
          <table:table-cell office:value-type="float" office:value="8.828" calcext:value-type="float">
            <text:p>8,828</text:p>
          </table:table-cell>
          <table:table-cell office:value-type="float" office:value="82.655" calcext:value-type="float">
            <text:p>82,655</text:p>
          </table:table-cell>
          <table:table-cell office:value-type="float" office:value="655.22317" calcext:value-type="float">
            <text:p>655,22317</text:p>
          </table:table-cell>
          <table:table-cell office:value-type="float" office:value="0.06109" calcext:value-type="float">
            <text:p>0,06109</text:p>
          </table:table-cell>
          <table:table-cell office:value-type="float" office:value="-0.012928" calcext:value-type="float">
            <text:p>-0,012928</text:p>
          </table:table-cell>
          <table:table-cell office:value-type="float" office:value="-0.003284" calcext:value-type="float">
            <text:p>-0,003284</text:p>
          </table:table-cell>
        </table:table-row>
        <table:table-row table:style-name="ro1">
          <table:table-cell office:value-type="string" calcext:value-type="string">
            <text:p>10 Mar 2017 12:26:00.000</text:p>
          </table:table-cell>
          <table:table-cell office:value-type="float" office:value="12.493" calcext:value-type="float">
            <text:p>12,493</text:p>
          </table:table-cell>
          <table:table-cell office:value-type="float" office:value="81.874" calcext:value-type="float">
            <text:p>81,874</text:p>
          </table:table-cell>
          <table:table-cell office:value-type="float" office:value="655.098152" calcext:value-type="float">
            <text:p>655,098152</text:p>
          </table:table-cell>
          <table:table-cell office:value-type="float" office:value="0.061067" calcext:value-type="float">
            <text:p>0,061067</text:p>
          </table:table-cell>
          <table:table-cell office:value-type="float" office:value="-0.01314" calcext:value-type="float">
            <text:p>-0,01314</text:p>
          </table:table-cell>
          <table:table-cell office:value-type="float" office:value="-0.000908" calcext:value-type="float">
            <text:p>-0,000908</text:p>
          </table:table-cell>
        </table:table-row>
        <table:table-row table:style-name="ro1">
          <table:table-cell office:value-type="string" calcext:value-type="string">
            <text:p>10 Mar 2017 12:27:00.000</text:p>
          </table:table-cell>
          <table:table-cell office:value-type="float" office:value="16.156" calcext:value-type="float">
            <text:p>16,156</text:p>
          </table:table-cell>
          <table:table-cell office:value-type="float" office:value="81.077" calcext:value-type="float">
            <text:p>81,077</text:p>
          </table:table-cell>
          <table:table-cell office:value-type="float" office:value="655.112894" calcext:value-type="float">
            <text:p>655,112894</text:p>
          </table:table-cell>
          <table:table-cell office:value-type="float" office:value="0.061032" calcext:value-type="float">
            <text:p>0,061032</text:p>
          </table:table-cell>
          <table:table-cell office:value-type="float" office:value="-0.013436" calcext:value-type="float">
            <text:p>-0,013436</text:p>
          </table:table-cell>
          <table:table-cell office:value-type="float" office:value="0.001369" calcext:value-type="float">
            <text:p>0,001369</text:p>
          </table:table-cell>
        </table:table-row>
        <table:table-row table:style-name="ro1">
          <table:table-cell office:value-type="string" calcext:value-type="string">
            <text:p>10 Mar 2017 12:28:00.000</text:p>
          </table:table-cell>
          <table:table-cell office:value-type="float" office:value="19.816" calcext:value-type="float">
            <text:p>19,816</text:p>
          </table:table-cell>
          <table:table-cell office:value-type="float" office:value="80.26" calcext:value-type="float">
            <text:p>80,26</text:p>
          </table:table-cell>
          <table:table-cell office:value-type="float" office:value="655.260394" calcext:value-type="float">
            <text:p>655,260394</text:p>
          </table:table-cell>
          <table:table-cell office:value-type="float" office:value="0.060985" calcext:value-type="float">
            <text:p>0,060985</text:p>
          </table:table-cell>
          <table:table-cell office:value-type="float" office:value="-0.013825" calcext:value-type="float">
            <text:p>-0,013825</text:p>
          </table:table-cell>
          <table:table-cell office:value-type="float" office:value="0.003511" calcext:value-type="float">
            <text:p>0,003511</text:p>
          </table:table-cell>
        </table:table-row>
        <table:table-row table:style-name="ro1">
          <table:table-cell office:value-type="string" calcext:value-type="string">
            <text:p>10 Mar 2017 12:29:00.000</text:p>
          </table:table-cell>
          <table:table-cell office:value-type="float" office:value="23.474" calcext:value-type="float">
            <text:p>23,474</text:p>
          </table:table-cell>
          <table:table-cell office:value-type="float" office:value="79.416" calcext:value-type="float">
            <text:p>79,416</text:p>
          </table:table-cell>
          <table:table-cell office:value-type="float" office:value="655.531529" calcext:value-type="float">
            <text:p>655,531529</text:p>
          </table:table-cell>
          <table:table-cell office:value-type="float" office:value="0.060925" calcext:value-type="float">
            <text:p>0,060925</text:p>
          </table:table-cell>
          <table:table-cell office:value-type="float" office:value="-0.014324" calcext:value-type="float">
            <text:p>-0,014324</text:p>
          </table:table-cell>
          <table:table-cell office:value-type="float" office:value="0.005485" calcext:value-type="float">
            <text:p>0,005485</text:p>
          </table:table-cell>
        </table:table-row>
        <table:table-row table:style-name="ro1">
          <table:table-cell office:value-type="string" calcext:value-type="string">
            <text:p>10 Mar 2017 12:30:00.000</text:p>
          </table:table-cell>
          <table:table-cell office:value-type="float" office:value="27.127" calcext:value-type="float">
            <text:p>27,127</text:p>
          </table:table-cell>
          <table:table-cell office:value-type="float" office:value="78.538" calcext:value-type="float">
            <text:p>78,538</text:p>
          </table:table-cell>
          <table:table-cell office:value-type="float" office:value="655.915244" calcext:value-type="float">
            <text:p>655,915244</text:p>
          </table:table-cell>
          <table:table-cell office:value-type="float" office:value="0.060852" calcext:value-type="float">
            <text:p>0,060852</text:p>
          </table:table-cell>
          <table:table-cell office:value-type="float" office:value="-0.01495" calcext:value-type="float">
            <text:p>-0,01495</text:p>
          </table:table-cell>
          <table:table-cell office:value-type="float" office:value="0.00726" calcext:value-type="float">
            <text:p>0,00726</text:p>
          </table:table-cell>
        </table:table-row>
        <table:table-row table:style-name="ro1">
          <table:table-cell office:value-type="string" calcext:value-type="string">
            <text:p>10 Mar 2017 12:31:00.000</text:p>
          </table:table-cell>
          <table:table-cell office:value-type="float" office:value="30.776" calcext:value-type="float">
            <text:p>30,776</text:p>
          </table:table-cell>
          <table:table-cell office:value-type="float" office:value="77.619" calcext:value-type="float">
            <text:p>77,619</text:p>
          </table:table-cell>
          <table:table-cell office:value-type="float" office:value="656.398768" calcext:value-type="float">
            <text:p>656,398768</text:p>
          </table:table-cell>
          <table:table-cell office:value-type="float" office:value="0.060764" calcext:value-type="float">
            <text:p>0,060764</text:p>
          </table:table-cell>
          <table:table-cell office:value-type="float" office:value="-0.015731" calcext:value-type="float">
            <text:p>-0,015731</text:p>
          </table:table-cell>
          <table:table-cell office:value-type="float" office:value="0.008809" calcext:value-type="float">
            <text:p>0,008809</text:p>
          </table:table-cell>
        </table:table-row>
        <table:table-row table:style-name="ro1">
          <table:table-cell office:value-type="string" calcext:value-type="string">
            <text:p>10 Mar 2017 12:32:00.000</text:p>
          </table:table-cell>
          <table:table-cell office:value-type="float" office:value="34.418" calcext:value-type="float">
            <text:p>34,418</text:p>
          </table:table-cell>
          <table:table-cell office:value-type="float" office:value="76.647" calcext:value-type="float">
            <text:p>76,647</text:p>
          </table:table-cell>
          <table:table-cell office:value-type="float" office:value="656.96786" calcext:value-type="float">
            <text:p>656,96786</text:p>
          </table:table-cell>
          <table:table-cell office:value-type="float" office:value="0.060659" calcext:value-type="float">
            <text:p>0,060659</text:p>
          </table:table-cell>
          <table:table-cell office:value-type="float" office:value="-0.016704" calcext:value-type="float">
            <text:p>-0,016704</text:p>
          </table:table-cell>
          <table:table-cell office:value-type="float" office:value="0.01011" calcext:value-type="float">
            <text:p>0,01011</text:p>
          </table:table-cell>
        </table:table-row>
        <table:table-row table:style-name="ro1">
          <table:table-cell office:value-type="string" calcext:value-type="string">
            <text:p>10 Mar 2017 12:33:00.000</text:p>
          </table:table-cell>
          <table:table-cell office:value-type="float" office:value="38.054" calcext:value-type="float">
            <text:p>38,054</text:p>
          </table:table-cell>
          <table:table-cell office:value-type="float" office:value="75.609" calcext:value-type="float">
            <text:p>75,609</text:p>
          </table:table-cell>
          <table:table-cell office:value-type="float" office:value="657.60708" calcext:value-type="float">
            <text:p>657,60708</text:p>
          </table:table-cell>
          <table:table-cell office:value-type="float" office:value="0.060535" calcext:value-type="float">
            <text:p>0,060535</text:p>
          </table:table-cell>
          <table:table-cell office:value-type="float" office:value="-0.017918" calcext:value-type="float">
            <text:p>-0,017918</text:p>
          </table:table-cell>
          <table:table-cell office:value-type="float" office:value="0.011145" calcext:value-type="float">
            <text:p>0,011145</text:p>
          </table:table-cell>
        </table:table-row>
        <table:table-row table:style-name="ro1">
          <table:table-cell office:value-type="string" calcext:value-type="string">
            <text:p>10 Mar 2017 12:34:00.000</text:p>
          </table:table-cell>
          <table:table-cell office:value-type="float" office:value="41.682" calcext:value-type="float">
            <text:p>41,682</text:p>
          </table:table-cell>
          <table:table-cell office:value-type="float" office:value="74.49" calcext:value-type="float">
            <text:p>74,49</text:p>
          </table:table-cell>
          <table:table-cell office:value-type="float" office:value="658.300072" calcext:value-type="float">
            <text:p>658,300072</text:p>
          </table:table-cell>
          <table:table-cell office:value-type="float" office:value="0.060387" calcext:value-type="float">
            <text:p>0,060387</text:p>
          </table:table-cell>
          <table:table-cell office:value-type="float" office:value="-0.019443" calcext:value-type="float">
            <text:p>-0,019443</text:p>
          </table:table-cell>
          <table:table-cell office:value-type="float" office:value="0.011902" calcext:value-type="float">
            <text:p>0,011902</text:p>
          </table:table-cell>
        </table:table-row>
        <table:table-row table:style-name="ro1">
          <table:table-cell office:value-type="string" calcext:value-type="string">
            <text:p>10 Mar 2017 12:35:00.000</text:p>
          </table:table-cell>
          <table:table-cell office:value-type="float" office:value="45.3" calcext:value-type="float">
            <text:p>45,3</text:p>
          </table:table-cell>
          <table:table-cell office:value-type="float" office:value="73.268" calcext:value-type="float">
            <text:p>73,268</text:p>
          </table:table-cell>
          <table:table-cell office:value-type="float" office:value="659.029867" calcext:value-type="float">
            <text:p>659,029867</text:p>
          </table:table-cell>
          <table:table-cell office:value-type="float" office:value="0.060209" calcext:value-type="float">
            <text:p>0,060209</text:p>
          </table:table-cell>
          <table:table-cell office:value-type="float" office:value="-0.021377" calcext:value-type="float">
            <text:p>-0,021377</text:p>
          </table:table-cell>
          <table:table-cell office:value-type="float" office:value="0.012372" calcext:value-type="float">
            <text:p>0,012372</text:p>
          </table:table-cell>
        </table:table-row>
        <table:table-row table:style-name="ro1">
          <table:table-cell office:value-type="string" calcext:value-type="string">
            <text:p>10 Mar 2017 12:36:00.000</text:p>
          </table:table-cell>
          <table:table-cell office:value-type="float" office:value="48.906" calcext:value-type="float">
            <text:p>48,906</text:p>
          </table:table-cell>
          <table:table-cell office:value-type="float" office:value="71.914" calcext:value-type="float">
            <text:p>71,914</text:p>
          </table:table-cell>
          <table:table-cell office:value-type="float" office:value="659.779187" calcext:value-type="float">
            <text:p>659,779187</text:p>
          </table:table-cell>
          <table:table-cell office:value-type="float" office:value="0.059991" calcext:value-type="float">
            <text:p>0,059991</text:p>
          </table:table-cell>
          <table:table-cell office:value-type="float" office:value="-0.023862" calcext:value-type="float">
            <text:p>-0,023862</text:p>
          </table:table-cell>
          <table:table-cell office:value-type="float" office:value="0.012554" calcext:value-type="float">
            <text:p>0,012554</text:p>
          </table:table-cell>
        </table:table-row>
        <table:table-row table:style-name="ro1">
          <table:table-cell office:value-type="string" calcext:value-type="string">
            <text:p>10 Mar 2017 12:37:00.000</text:p>
          </table:table-cell>
          <table:table-cell office:value-type="float" office:value="52.498" calcext:value-type="float">
            <text:p>52,498</text:p>
          </table:table-cell>
          <table:table-cell office:value-type="float" office:value="70.389" calcext:value-type="float">
            <text:p>70,389</text:p>
          </table:table-cell>
          <table:table-cell office:value-type="float" office:value="660.530758" calcext:value-type="float">
            <text:p>660,530758</text:p>
          </table:table-cell>
          <table:table-cell office:value-type="float" office:value="0.059719" calcext:value-type="float">
            <text:p>0,059719</text:p>
          </table:table-cell>
          <table:table-cell office:value-type="float" office:value="-0.02711" calcext:value-type="float">
            <text:p>-0,02711</text:p>
          </table:table-cell>
          <table:table-cell office:value-type="float" office:value="0.012449" calcext:value-type="float">
            <text:p>0,012449</text:p>
          </table:table-cell>
        </table:table-row>
        <table:table-row table:style-name="ro1">
          <table:table-cell office:value-type="string" calcext:value-type="string">
            <text:p>10 Mar 2017 12:38:00.000</text:p>
          </table:table-cell>
          <table:table-cell office:value-type="float" office:value="56.071" calcext:value-type="float">
            <text:p>56,071</text:p>
          </table:table-cell>
          <table:table-cell office:value-type="float" office:value="68.639" calcext:value-type="float">
            <text:p>68,639</text:p>
          </table:table-cell>
          <table:table-cell office:value-type="float" office:value="661.267611" calcext:value-type="float">
            <text:p>661,267611</text:p>
          </table:table-cell>
          <table:table-cell office:value-type="float" office:value="0.05937" calcext:value-type="float">
            <text:p>0,05937</text:p>
          </table:table-cell>
          <table:table-cell office:value-type="float" office:value="-0.031443" calcext:value-type="float">
            <text:p>-0,031443</text:p>
          </table:table-cell>
          <table:table-cell office:value-type="float" office:value="0.012066" calcext:value-type="float">
            <text:p>0,012066</text:p>
          </table:table-cell>
        </table:table-row>
        <table:table-row table:style-name="ro1">
          <table:table-cell office:value-type="string" calcext:value-type="string">
            <text:p>10 Mar 2017 12:39:00.000</text:p>
          </table:table-cell>
          <table:table-cell office:value-type="float" office:value="59.62" calcext:value-type="float">
            <text:p>59,62</text:p>
          </table:table-cell>
          <table:table-cell office:value-type="float" office:value="66.584" calcext:value-type="float">
            <text:p>66,584</text:p>
          </table:table-cell>
          <table:table-cell office:value-type="float" office:value="661.97338" calcext:value-type="float">
            <text:p>661,97338</text:p>
          </table:table-cell>
          <table:table-cell office:value-type="float" office:value="0.058907" calcext:value-type="float">
            <text:p>0,058907</text:p>
          </table:table-cell>
          <table:table-cell office:value-type="float" office:value="-0.037372" calcext:value-type="float">
            <text:p>-0,037372</text:p>
          </table:table-cell>
          <table:table-cell office:value-type="float" office:value="0.011416" calcext:value-type="float">
            <text:p>0,011416</text:p>
          </table:table-cell>
        </table:table-row>
        <table:table-row table:style-name="ro1">
          <table:table-cell office:value-type="string" calcext:value-type="string">
            <text:p>10 Mar 2017 12:40:00.000</text:p>
          </table:table-cell>
          <table:table-cell office:value-type="float" office:value="63.136" calcext:value-type="float">
            <text:p>63,136</text:p>
          </table:table-cell>
          <table:table-cell office:value-type="float" office:value="64.106" calcext:value-type="float">
            <text:p>64,106</text:p>
          </table:table-cell>
          <table:table-cell office:value-type="float" office:value="662.632588" calcext:value-type="float">
            <text:p>662,632588</text:p>
          </table:table-cell>
          <table:table-cell office:value-type="float" office:value="0.058266" calcext:value-type="float">
            <text:p>0,058266</text:p>
          </table:table-cell>
          <table:table-cell office:value-type="float" office:value="-0.045737" calcext:value-type="float">
            <text:p>-0,045737</text:p>
          </table:table-cell>
          <table:table-cell office:value-type="float" office:value="0.010518" calcext:value-type="float">
            <text:p>0,010518</text:p>
          </table:table-cell>
        </table:table-row>
        <table:table-row table:style-name="ro1">
          <table:table-cell office:value-type="string" calcext:value-type="string">
            <text:p>10 Mar 2017 12:41:00.000</text:p>
          </table:table-cell>
          <table:table-cell office:value-type="float" office:value="66.606" calcext:value-type="float">
            <text:p>66,606</text:p>
          </table:table-cell>
          <table:table-cell office:value-type="float" office:value="61.019" calcext:value-type="float">
            <text:p>61,019</text:p>
          </table:table-cell>
          <table:table-cell office:value-type="float" office:value="663.230907" calcext:value-type="float">
            <text:p>663,230907</text:p>
          </table:table-cell>
          <table:table-cell office:value-type="float" office:value="0.057335" calcext:value-type="float">
            <text:p>0,057335</text:p>
          </table:table-cell>
          <table:table-cell office:value-type="float" office:value="-0.05798" calcext:value-type="float">
            <text:p>-0,05798</text:p>
          </table:table-cell>
          <table:table-cell office:value-type="float" office:value="0.009391" calcext:value-type="float">
            <text:p>0,009391</text:p>
          </table:table-cell>
        </table:table-row>
        <table:table-row table:style-name="ro1">
          <table:table-cell office:value-type="string" calcext:value-type="string">
            <text:p>10 Mar 2017 12:42:00.000</text:p>
          </table:table-cell>
          <table:table-cell office:value-type="float" office:value="70.007" calcext:value-type="float">
            <text:p>70,007</text:p>
          </table:table-cell>
          <table:table-cell office:value-type="float" office:value="57.02" calcext:value-type="float">
            <text:p>57,02</text:p>
          </table:table-cell>
          <table:table-cell office:value-type="float" office:value="663.755408" calcext:value-type="float">
            <text:p>663,755408</text:p>
          </table:table-cell>
          <table:table-cell office:value-type="float" office:value="0.055905" calcext:value-type="float">
            <text:p>0,055905</text:p>
          </table:table-cell>
          <table:table-cell office:value-type="float" office:value="-0.076704" calcext:value-type="float">
            <text:p>-0,076704</text:p>
          </table:table-cell>
          <table:table-cell office:value-type="float" office:value="0.008062" calcext:value-type="float">
            <text:p>0,008062</text:p>
          </table:table-cell>
        </table:table-row>
        <table:table-row table:style-name="ro1">
          <table:table-cell office:value-type="string" calcext:value-type="string">
            <text:p>10 Mar 2017 12:43:00.000</text:p>
          </table:table-cell>
          <table:table-cell office:value-type="float" office:value="73.297" calcext:value-type="float">
            <text:p>73,297</text:p>
          </table:table-cell>
          <table:table-cell office:value-type="float" office:value="51.59" calcext:value-type="float">
            <text:p>51,59</text:p>
          </table:table-cell>
          <table:table-cell office:value-type="float" office:value="664.194778" calcext:value-type="float">
            <text:p>664,194778</text:p>
          </table:table-cell>
          <table:table-cell office:value-type="float" office:value="0.053552" calcext:value-type="float">
            <text:p>0,053552</text:p>
          </table:table-cell>
          <table:table-cell office:value-type="float" office:value="-0.106779" calcext:value-type="float">
            <text:p>-0,106779</text:p>
          </table:table-cell>
          <table:table-cell office:value-type="float" office:value="0.006558" calcext:value-type="float">
            <text:p>0,006558</text:p>
          </table:table-cell>
        </table:table-row>
        <table:table-row table:style-name="ro1">
          <table:table-cell office:value-type="string" calcext:value-type="string">
            <text:p>10 Mar 2017 12:44:00.000</text:p>
          </table:table-cell>
          <table:table-cell office:value-type="float" office:value="76.397" calcext:value-type="float">
            <text:p>76,397</text:p>
          </table:table-cell>
          <table:table-cell office:value-type="float" office:value="43.801" calcext:value-type="float">
            <text:p>43,801</text:p>
          </table:table-cell>
          <table:table-cell office:value-type="float" office:value="664.539507" calcext:value-type="float">
            <text:p>664,539507</text:p>
          </table:table-cell>
          <table:table-cell office:value-type="float" office:value="0.049368" calcext:value-type="float">
            <text:p>0,049368</text:p>
          </table:table-cell>
          <table:table-cell office:value-type="float" office:value="-0.157362" calcext:value-type="float">
            <text:p>-0,157362</text:p>
          </table:table-cell>
          <table:table-cell office:value-type="float" office:value="0.004913" calcext:value-type="float">
            <text:p>0,004913</text:p>
          </table:table-cell>
        </table:table-row>
        <table:table-row table:style-name="ro1">
          <table:table-cell office:value-type="string" calcext:value-type="string">
            <text:p>10 Mar 2017 12:45:00.000</text:p>
          </table:table-cell>
          <table:table-cell office:value-type="float" office:value="79.146" calcext:value-type="float">
            <text:p>79,146</text:p>
          </table:table-cell>
          <table:table-cell office:value-type="float" office:value="32.003" calcext:value-type="float">
            <text:p>32,003</text:p>
          </table:table-cell>
          <table:table-cell office:value-type="float" office:value="664.782053" calcext:value-type="float">
            <text:p>664,782053</text:p>
          </table:table-cell>
          <table:table-cell office:value-type="float" office:value="0.041349" calcext:value-type="float">
            <text:p>0,041349</text:p>
          </table:table-cell>
          <table:table-cell office:value-type="float" office:value="-0.243073" calcext:value-type="float">
            <text:p>-0,243073</text:p>
          </table:table-cell>
          <table:table-cell office:value-type="float" office:value="0.003158" calcext:value-type="float">
            <text:p>0,003158</text:p>
          </table:table-cell>
        </table:table-row>
        <table:table-row table:style-name="ro1">
          <table:table-cell office:value-type="string" calcext:value-type="string">
            <text:p>10 Mar 2017 12:46:00.000</text:p>
          </table:table-cell>
          <table:table-cell office:value-type="float" office:value="81.207" calcext:value-type="float">
            <text:p>81,207</text:p>
          </table:table-cell>
          <table:table-cell office:value-type="float" office:value="13.816" calcext:value-type="float">
            <text:p>13,816</text:p>
          </table:table-cell>
          <table:table-cell office:value-type="float" office:value="664.916965" calcext:value-type="float">
            <text:p>664,916965</text:p>
          </table:table-cell>
          <table:table-cell office:value-type="float" office:value="0.025729" calcext:value-type="float">
            <text:p>0,025729</text:p>
          </table:table-cell>
          <table:table-cell office:value-type="float" office:value="-0.366679" calcext:value-type="float">
            <text:p>-0,366679</text:p>
          </table:table-cell>
          <table:table-cell office:value-type="float" office:value="0.001331" calcext:value-type="float">
            <text:p>0,001331</text:p>
          </table:table-cell>
        </table:table-row>
        <table:table-row table:style-name="ro1">
          <table:table-cell office:value-type="string" calcext:value-type="string">
            <text:p>10 Mar 2017 12:47:00.000</text:p>
          </table:table-cell>
          <table:table-cell office:value-type="float" office:value="82.03" calcext:value-type="float">
            <text:p>82,03</text:p>
          </table:table-cell>
          <table:table-cell office:value-type="float" office:value="-11.157" calcext:value-type="float">
            <text:p>-11,157</text:p>
          </table:table-cell>
          <table:table-cell office:value-type="float" office:value="664.940973" calcext:value-type="float">
            <text:p>664,940973</text:p>
          </table:table-cell>
          <table:table-cell office:value-type="float" office:value="0.000466" calcext:value-type="float">
            <text:p>0,000466</text:p>
          </table:table-cell>
          <table:table-cell office:value-type="float" office:value="-0.444781" calcext:value-type="float">
            <text:p>-0,444781</text:p>
          </table:table-cell>
          <table:table-cell office:value-type="float" office:value="-0.000533" calcext:value-type="float">
            <text:p>-0,000533</text:p>
          </table:table-cell>
        </table:table-row>
        <table:table-row table:style-name="ro1">
          <table:table-cell office:value-type="string" calcext:value-type="string">
            <text:p>10 Mar 2017 12:48:00.000</text:p>
          </table:table-cell>
          <table:table-cell office:value-type="float" office:value="81.258" calcext:value-type="float">
            <text:p>81,258</text:p>
          </table:table-cell>
          <table:table-cell office:value-type="float" office:value="-36.283" calcext:value-type="float">
            <text:p>-36,283</text:p>
          </table:table-cell>
          <table:table-cell office:value-type="float" office:value="664.853048" calcext:value-type="float">
            <text:p>664,853048</text:p>
          </table:table-cell>
          <table:table-cell office:value-type="float" office:value="-0.025029" calcext:value-type="float">
            <text:p>-0,025029</text:p>
          </table:table-cell>
          <table:table-cell office:value-type="float" office:value="-0.37088" calcext:value-type="float">
            <text:p>-0,37088</text:p>
          </table:table-cell>
          <table:table-cell office:value-type="float" office:value="-0.002395" calcext:value-type="float">
            <text:p>-0,002395</text:p>
          </table:table-cell>
        </table:table-row>
        <table:table-row table:style-name="ro1">
          <table:table-cell office:value-type="string" calcext:value-type="string">
            <text:p>10 Mar 2017 12:49:00.000</text:p>
          </table:table-cell>
          <table:table-cell office:value-type="float" office:value="79.228" calcext:value-type="float">
            <text:p>79,228</text:p>
          </table:table-cell>
          <table:table-cell office:value-type="float" office:value="-54.718" calcext:value-type="float">
            <text:p>-54,718</text:p>
          </table:table-cell>
          <table:table-cell office:value-type="float" office:value="664.654418" calcext:value-type="float">
            <text:p>664,654418</text:p>
          </table:table-cell>
          <table:table-cell office:value-type="float" office:value="-0.040977" calcext:value-type="float">
            <text:p>-0,040977</text:p>
          </table:table-cell>
          <table:table-cell office:value-type="float" office:value="-0.246704" calcext:value-type="float">
            <text:p>-0,246704</text:p>
          </table:table-cell>
          <table:table-cell office:value-type="float" office:value="-0.004217" calcext:value-type="float">
            <text:p>-0,004217</text:p>
          </table:table-cell>
        </table:table-row>
        <table:table-row table:style-name="ro1">
          <table:table-cell office:value-type="string" calcext:value-type="string">
            <text:p>10 Mar 2017 12:50:00.000</text:p>
          </table:table-cell>
          <table:table-cell office:value-type="float" office:value="76.496" calcext:value-type="float">
            <text:p>76,496</text:p>
          </table:table-cell>
          <table:table-cell office:value-type="float" office:value="-66.69" calcext:value-type="float">
            <text:p>-66,69</text:p>
          </table:table-cell>
          <table:table-cell office:value-type="float" office:value="664.348549" calcext:value-type="float">
            <text:p>664,348549</text:p>
          </table:table-cell>
          <table:table-cell office:value-type="float" office:value="-0.049181" calcext:value-type="float">
            <text:p>-0,049181</text:p>
          </table:table-cell>
          <table:table-cell office:value-type="float" office:value="-0.159569" calcext:value-type="float">
            <text:p>-0,159569</text:p>
          </table:table-cell>
          <table:table-cell office:value-type="float" office:value="-0.005964" calcext:value-type="float">
            <text:p>-0,005964</text:p>
          </table:table-cell>
        </table:table-row>
        <table:table-row table:style-name="ro1">
          <table:table-cell office:value-type="string" calcext:value-type="string">
            <text:p>10 Mar 2017 12:51:00.000</text:p>
          </table:table-cell>
          <table:table-cell office:value-type="float" office:value="73.403" calcext:value-type="float">
            <text:p>73,403</text:p>
          </table:table-cell>
          <table:table-cell office:value-type="float" office:value="-74.582" calcext:value-type="float">
            <text:p>-74,582</text:p>
          </table:table-cell>
          <table:table-cell office:value-type="float" office:value="663.941092" calcext:value-type="float">
            <text:p>663,941092</text:p>
          </table:table-cell>
          <table:table-cell office:value-type="float" office:value="-0.053454" calcext:value-type="float">
            <text:p>-0,053454</text:p>
          </table:table-cell>
          <table:table-cell office:value-type="float" office:value="-0.108071" calcext:value-type="float">
            <text:p>-0,108071</text:p>
          </table:table-cell>
          <table:table-cell office:value-type="float" office:value="-0.007598" calcext:value-type="float">
            <text:p>-0,007598</text:p>
          </table:table-cell>
        </table:table-row>
        <table:table-row table:style-name="ro1">
          <table:table-cell office:value-type="string" calcext:value-type="string">
            <text:p>10 Mar 2017 12:52:00.000</text:p>
          </table:table-cell>
          <table:table-cell office:value-type="float" office:value="70.118" calcext:value-type="float">
            <text:p>70,118</text:p>
          </table:table-cell>
          <table:table-cell office:value-type="float" office:value="-80.073" calcext:value-type="float">
            <text:p>-80,073</text:p>
          </table:table-cell>
          <table:table-cell office:value-type="float" office:value="663.43979" calcext:value-type="float">
            <text:p>663,43979</text:p>
          </table:table-cell>
          <table:table-cell office:value-type="float" office:value="-0.05585" calcext:value-type="float">
            <text:p>-0,05585</text:p>
          </table:table-cell>
          <table:table-cell office:value-type="float" office:value="-0.07749" calcext:value-type="float">
            <text:p>-0,07749</text:p>
          </table:table-cell>
          <table:table-cell office:value-type="float" office:value="-0.009086" calcext:value-type="float">
            <text:p>-0,009086</text:p>
          </table:table-cell>
        </table:table-row>
        <table:table-row table:style-name="ro1">
          <table:table-cell office:value-type="string" calcext:value-type="string">
            <text:p>10 Mar 2017 12:53:00.000</text:p>
          </table:table-cell>
          <table:table-cell office:value-type="float" office:value="66.72" calcext:value-type="float">
            <text:p>66,72</text:p>
          </table:table-cell>
          <table:table-cell office:value-type="float" office:value="-84.109" calcext:value-type="float">
            <text:p>-84,109</text:p>
          </table:table-cell>
          <table:table-cell office:value-type="float" office:value="662.854355" calcext:value-type="float">
            <text:p>662,854355</text:p>
          </table:table-cell>
          <table:table-cell office:value-type="float" office:value="-0.057304" calcext:value-type="float">
            <text:p>-0,057304</text:p>
          </table:table-cell>
          <table:table-cell office:value-type="float" office:value="-0.058483" calcext:value-type="float">
            <text:p>-0,058483</text:p>
          </table:table-cell>
          <table:table-cell office:value-type="float" office:value="-0.010397" calcext:value-type="float">
            <text:p>-0,010397</text:p>
          </table:table-cell>
        </table:table-row>
        <table:table-row table:style-name="ro1">
          <table:table-cell office:value-type="string" calcext:value-type="string">
            <text:p>10 Mar 2017 12:54:00.000</text:p>
          </table:table-cell>
          <table:table-cell office:value-type="float" office:value="63.252" calcext:value-type="float">
            <text:p>63,252</text:p>
          </table:table-cell>
          <table:table-cell office:value-type="float" office:value="-87.221" calcext:value-type="float">
            <text:p>-87,221</text:p>
          </table:table-cell>
          <table:table-cell office:value-type="float" office:value="662.196305" calcext:value-type="float">
            <text:p>662,196305</text:p>
          </table:table-cell>
          <table:table-cell office:value-type="float" office:value="-0.058248" calcext:value-type="float">
            <text:p>-0,058248</text:p>
          </table:table-cell>
          <table:table-cell office:value-type="float" office:value="-0.046073" calcext:value-type="float">
            <text:p>-0,046073</text:p>
          </table:table-cell>
          <table:table-cell office:value-type="float" office:value="-0.011502" calcext:value-type="float">
            <text:p>-0,011502</text:p>
          </table:table-cell>
        </table:table-row>
        <table:table-row table:style-name="ro1">
          <table:table-cell office:value-type="string" calcext:value-type="string">
            <text:p>10 Mar 2017 12:55:00.000</text:p>
          </table:table-cell>
          <table:table-cell office:value-type="float" office:value="59.736" calcext:value-type="float">
            <text:p>59,736</text:p>
          </table:table-cell>
          <table:table-cell office:value-type="float" office:value="-89.716" calcext:value-type="float">
            <text:p>-89,716</text:p>
          </table:table-cell>
          <table:table-cell office:value-type="float" office:value="661.478777" calcext:value-type="float">
            <text:p>661,478777</text:p>
          </table:table-cell>
          <table:table-cell office:value-type="float" office:value="-0.058898" calcext:value-type="float">
            <text:p>-0,058898</text:p>
          </table:table-cell>
          <table:table-cell office:value-type="float" office:value="-0.037607" calcext:value-type="float">
            <text:p>-0,037607</text:p>
          </table:table-cell>
          <table:table-cell office:value-type="float" office:value="-0.012376" calcext:value-type="float">
            <text:p>-0,012376</text:p>
          </table:table-cell>
        </table:table-row>
        <table:table-row table:style-name="ro1">
          <table:table-cell office:value-type="string" calcext:value-type="string">
            <text:p>10 Mar 2017 12:56:00.000</text:p>
          </table:table-cell>
          <table:table-cell office:value-type="float" office:value="56.187" calcext:value-type="float">
            <text:p>56,187</text:p>
          </table:table-cell>
          <table:table-cell office:value-type="float" office:value="-91.783" calcext:value-type="float">
            <text:p>-91,783</text:p>
          </table:table-cell>
          <table:table-cell office:value-type="float" office:value="660.716306" calcext:value-type="float">
            <text:p>660,716306</text:p>
          </table:table-cell>
          <table:table-cell office:value-type="float" office:value="-0.059367" calcext:value-type="float">
            <text:p>-0,059367</text:p>
          </table:table-cell>
          <table:table-cell office:value-type="float" office:value="-0.031613" calcext:value-type="float">
            <text:p>-0,031613</text:p>
          </table:table-cell>
          <table:table-cell office:value-type="float" office:value="-0.012997" calcext:value-type="float">
            <text:p>-0,012997</text:p>
          </table:table-cell>
        </table:table-row>
        <table:table-row table:style-name="ro1">
          <table:table-cell office:value-type="string" calcext:value-type="string">
            <text:p>10 Mar 2017 12:57:00.000</text:p>
          </table:table-cell>
          <table:table-cell office:value-type="float" office:value="52.614" calcext:value-type="float">
            <text:p>52,614</text:p>
          </table:table-cell>
          <table:table-cell office:value-type="float" office:value="-93.542" calcext:value-type="float">
            <text:p>-93,542</text:p>
          </table:table-cell>
          <table:table-cell office:value-type="float" office:value="659.924582" calcext:value-type="float">
            <text:p>659,924582</text:p>
          </table:table-cell>
          <table:table-cell office:value-type="float" office:value="-0.05972" calcext:value-type="float">
            <text:p>-0,05972</text:p>
          </table:table-cell>
          <table:table-cell office:value-type="float" office:value="-0.027236" calcext:value-type="float">
            <text:p>-0,027236</text:p>
          </table:table-cell>
          <table:table-cell office:value-type="float" office:value="-0.013348" calcext:value-type="float">
            <text:p>-0,013348</text:p>
          </table:table-cell>
        </table:table-row>
        <table:table-row table:style-name="ro1">
          <table:table-cell office:value-type="string" calcext:value-type="string">
            <text:p>10 Mar 2017 12:58:00.000</text:p>
          </table:table-cell>
          <table:table-cell office:value-type="float" office:value="49.023" calcext:value-type="float">
            <text:p>49,023</text:p>
          </table:table-cell>
          <table:table-cell office:value-type="float" office:value="-95.073" calcext:value-type="float">
            <text:p>-95,073</text:p>
          </table:table-cell>
          <table:table-cell office:value-type="float" office:value="659.120183" calcext:value-type="float">
            <text:p>659,120183</text:p>
          </table:table-cell>
          <table:table-cell office:value-type="float" office:value="-0.059995" calcext:value-type="float">
            <text:p>-0,059995</text:p>
          </table:table-cell>
          <table:table-cell office:value-type="float" office:value="-0.023958" calcext:value-type="float">
            <text:p>-0,023958</text:p>
          </table:table-cell>
          <table:table-cell office:value-type="float" office:value="-0.013417" calcext:value-type="float">
            <text:p>-0,013417</text:p>
          </table:table-cell>
        </table:table-row>
        <table:table-row table:style-name="ro1">
          <table:table-cell office:value-type="string" calcext:value-type="string">
            <text:p>10 Mar 2017 12:59:00.000</text:p>
          </table:table-cell>
          <table:table-cell office:value-type="float" office:value="45.416" calcext:value-type="float">
            <text:p>45,416</text:p>
          </table:table-cell>
          <table:table-cell office:value-type="float" office:value="-96.432" calcext:value-type="float">
            <text:p>-96,432</text:p>
          </table:table-cell>
          <table:table-cell office:value-type="float" office:value="658.32029" calcext:value-type="float">
            <text:p>658,32029</text:p>
          </table:table-cell>
          <table:table-cell office:value-type="float" office:value="-0.060215" calcext:value-type="float">
            <text:p>-0,060215</text:p>
          </table:table-cell>
          <table:table-cell office:value-type="float" office:value="-0.021451" calcext:value-type="float">
            <text:p>-0,021451</text:p>
          </table:table-cell>
          <table:table-cell office:value-type="float" office:value="-0.013196" calcext:value-type="float">
            <text:p>-0,013196</text:p>
          </table:table-cell>
        </table:table-row>
        <table:table-row table:style-name="ro1">
          <table:table-cell office:value-type="string" calcext:value-type="string">
            <text:p>10 Mar 2017 13:00:00.000</text:p>
          </table:table-cell>
          <table:table-cell office:value-type="float" office:value="41.798" calcext:value-type="float">
            <text:p>41,798</text:p>
          </table:table-cell>
          <table:table-cell office:value-type="float" office:value="-97.658" calcext:value-type="float">
            <text:p>-97,658</text:p>
          </table:table-cell>
          <table:table-cell office:value-type="float" office:value="657.542393" calcext:value-type="float">
            <text:p>657,542393</text:p>
          </table:table-cell>
          <table:table-cell office:value-type="float" office:value="-0.060395" calcext:value-type="float">
            <text:p>-0,060395</text:p>
          </table:table-cell>
          <table:table-cell office:value-type="float" office:value="-0.019501" calcext:value-type="float">
            <text:p>-0,019501</text:p>
          </table:table-cell>
          <table:table-cell office:value-type="float" office:value="-0.012682" calcext:value-type="float">
            <text:p>-0,012682</text:p>
          </table:table-cell>
        </table:table-row>
        <table:table-row table:style-name="ro1">
          <table:table-cell office:value-type="string" calcext:value-type="string">
            <text:p>10 Mar 2017 13:01:00.000</text:p>
          </table:table-cell>
          <table:table-cell office:value-type="float" office:value="38.169" calcext:value-type="float">
            <text:p>38,169</text:p>
          </table:table-cell>
          <table:table-cell office:value-type="float" office:value="-98.781" calcext:value-type="float">
            <text:p>-98,781</text:p>
          </table:table-cell>
          <table:table-cell office:value-type="float" office:value="656.803979" calcext:value-type="float">
            <text:p>656,803979</text:p>
          </table:table-cell>
          <table:table-cell office:value-type="float" office:value="-0.060545" calcext:value-type="float">
            <text:p>-0,060545</text:p>
          </table:table-cell>
          <table:table-cell office:value-type="float" office:value="-0.017964" calcext:value-type="float">
            <text:p>-0,017964</text:p>
          </table:table-cell>
          <table:table-cell office:value-type="float" office:value="-0.011879" calcext:value-type="float">
            <text:p>-0,011879</text:p>
          </table:table-cell>
        </table:table-row>
        <table:table-row table:style-name="ro1">
          <table:table-cell office:value-type="string" calcext:value-type="string">
            <text:p>10 Mar 2017 13:02:00.000</text:p>
          </table:table-cell>
          <table:table-cell office:value-type="float" office:value="34.533" calcext:value-type="float">
            <text:p>34,533</text:p>
          </table:table-cell>
          <table:table-cell office:value-type="float" office:value="-99.82" calcext:value-type="float">
            <text:p>-99,82</text:p>
          </table:table-cell>
          <table:table-cell office:value-type="float" office:value="656.122228" calcext:value-type="float">
            <text:p>656,122228</text:p>
          </table:table-cell>
          <table:table-cell office:value-type="float" office:value="-0.060671" calcext:value-type="float">
            <text:p>-0,060671</text:p>
          </table:table-cell>
          <table:table-cell office:value-type="float" office:value="-0.016741" calcext:value-type="float">
            <text:p>-0,016741</text:p>
          </table:table-cell>
          <table:table-cell office:value-type="float" office:value="-0.010794" calcext:value-type="float">
            <text:p>-0,010794</text:p>
          </table:table-cell>
        </table:table-row>
        <table:table-row table:style-name="ro1">
          <table:table-cell office:value-type="string" calcext:value-type="string">
            <text:p>10 Mar 2017 13:03:00.000</text:p>
          </table:table-cell>
          <table:table-cell office:value-type="float" office:value="30.889" calcext:value-type="float">
            <text:p>30,889</text:p>
          </table:table-cell>
          <table:table-cell office:value-type="float" office:value="-100.794" calcext:value-type="float">
            <text:p>-100,794</text:p>
          </table:table-cell>
          <table:table-cell office:value-type="float" office:value="655.513701" calcext:value-type="float">
            <text:p>655,513701</text:p>
          </table:table-cell>
          <table:table-cell office:value-type="float" office:value="-0.060777" calcext:value-type="float">
            <text:p>-0,060777</text:p>
          </table:table-cell>
          <table:table-cell office:value-type="float" office:value="-0.015761" calcext:value-type="float">
            <text:p>-0,015761</text:p>
          </table:table-cell>
          <table:table-cell office:value-type="float" office:value="-0.00944" calcext:value-type="float">
            <text:p>-0,00944</text:p>
          </table:table-cell>
        </table:table-row>
        <table:table-row table:style-name="ro1">
          <table:table-cell office:value-type="string" calcext:value-type="string">
            <text:p>10 Mar 2017 13:04:00.000</text:p>
          </table:table-cell>
          <table:table-cell office:value-type="float" office:value="27.24" calcext:value-type="float">
            <text:p>27,24</text:p>
          </table:table-cell>
          <table:table-cell office:value-type="float" office:value="-101.716" calcext:value-type="float">
            <text:p>-101,716</text:p>
          </table:table-cell>
          <table:table-cell office:value-type="float" office:value="654.994038" calcext:value-type="float">
            <text:p>654,994038</text:p>
          </table:table-cell>
          <table:table-cell office:value-type="float" office:value="-0.060866" calcext:value-type="float">
            <text:p>-0,060866</text:p>
          </table:table-cell>
          <table:table-cell office:value-type="float" office:value="-0.014974" calcext:value-type="float">
            <text:p>-0,014974</text:p>
          </table:table-cell>
          <table:table-cell office:value-type="float" office:value="-0.007834" calcext:value-type="float">
            <text:p>-0,007834</text:p>
          </table:table-cell>
        </table:table-row>
        <table:table-row table:style-name="ro1">
          <table:table-cell office:value-type="string" calcext:value-type="string">
            <text:p>10 Mar 2017 13:05:00.000</text:p>
          </table:table-cell>
          <table:table-cell office:value-type="float" office:value="23.585" calcext:value-type="float">
            <text:p>23,585</text:p>
          </table:table-cell>
          <table:table-cell office:value-type="float" office:value="-102.594" calcext:value-type="float">
            <text:p>-102,594</text:p>
          </table:table-cell>
          <table:table-cell office:value-type="float" office:value="654.577673" calcext:value-type="float">
            <text:p>654,577673</text:p>
          </table:table-cell>
          <table:table-cell office:value-type="float" office:value="-0.06094" calcext:value-type="float">
            <text:p>-0,06094</text:p>
          </table:table-cell>
          <table:table-cell office:value-type="float" office:value="-0.014343" calcext:value-type="float">
            <text:p>-0,014343</text:p>
          </table:table-cell>
          <table:table-cell office:value-type="float" office:value="-0.006" calcext:value-type="float">
            <text:p>-0,006</text:p>
          </table:table-cell>
        </table:table-row>
        <table:table-row table:style-name="ro1">
          <table:table-cell office:value-type="string" calcext:value-type="string">
            <text:p>10 Mar 2017 13:06:00.000</text:p>
          </table:table-cell>
          <table:table-cell office:value-type="float" office:value="19.927" calcext:value-type="float">
            <text:p>19,927</text:p>
          </table:table-cell>
          <table:table-cell office:value-type="float" office:value="-103.439" calcext:value-type="float">
            <text:p>-103,439</text:p>
          </table:table-cell>
          <table:table-cell office:value-type="float" office:value="654.27756" calcext:value-type="float">
            <text:p>654,27756</text:p>
          </table:table-cell>
          <table:table-cell office:value-type="float" office:value="-0.061" calcext:value-type="float">
            <text:p>-0,061</text:p>
          </table:table-cell>
          <table:table-cell office:value-type="float" office:value="-0.013842" calcext:value-type="float">
            <text:p>-0,013842</text:p>
          </table:table-cell>
          <table:table-cell office:value-type="float" office:value="-0.003963" calcext:value-type="float">
            <text:p>-0,003963</text:p>
          </table:table-cell>
        </table:table-row>
        <table:table-row table:style-name="ro1">
          <table:table-cell office:value-type="string" calcext:value-type="string">
            <text:p>10 Mar 2017 13:07:00.000</text:p>
          </table:table-cell>
          <table:table-cell office:value-type="float" office:value="16.266" calcext:value-type="float">
            <text:p>16,266</text:p>
          </table:table-cell>
          <table:table-cell office:value-type="float" office:value="-104.258" calcext:value-type="float">
            <text:p>-104,258</text:p>
          </table:table-cell>
          <table:table-cell office:value-type="float" office:value="654.104926" calcext:value-type="float">
            <text:p>654,104926</text:p>
          </table:table-cell>
          <table:table-cell office:value-type="float" office:value="-0.061048" calcext:value-type="float">
            <text:p>-0,061048</text:p>
          </table:table-cell>
          <table:table-cell office:value-type="float" office:value="-0.013449" calcext:value-type="float">
            <text:p>-0,013449</text:p>
          </table:table-cell>
          <table:table-cell office:value-type="float" office:value="-0.001755" calcext:value-type="float">
            <text:p>-0,001755</text:p>
          </table:table-cell>
        </table:table-row>
        <table:table-row table:style-name="ro1">
          <table:table-cell office:value-type="string" calcext:value-type="string">
            <text:p>10 Mar 2017 13:08:00.000</text:p>
          </table:table-cell>
          <table:table-cell office:value-type="float" office:value="12.602" calcext:value-type="float">
            <text:p>12,602</text:p>
          </table:table-cell>
          <table:table-cell office:value-type="float" office:value="-105.055" calcext:value-type="float">
            <text:p>-105,055</text:p>
          </table:table-cell>
          <table:table-cell office:value-type="float" office:value="654.069054" calcext:value-type="float">
            <text:p>654,069054</text:p>
          </table:table-cell>
          <table:table-cell office:value-type="float" office:value="-0.061084" calcext:value-type="float">
            <text:p>-0,061084</text:p>
          </table:table-cell>
          <table:table-cell office:value-type="float" office:value="-0.01315" calcext:value-type="float">
            <text:p>-0,01315</text:p>
          </table:table-cell>
          <table:table-cell office:value-type="float" office:value="0.00059" calcext:value-type="float">
            <text:p>0,00059</text:p>
          </table:table-cell>
        </table:table-row>
        <table:table-row table:style-name="ro1">
          <table:table-cell office:value-type="string" calcext:value-type="string">
            <text:p>10 Mar 2017 13:09:00.000</text:p>
          </table:table-cell>
          <table:table-cell office:value-type="float" office:value="8.936" calcext:value-type="float">
            <text:p>8,936</text:p>
          </table:table-cell>
          <table:table-cell office:value-type="float" office:value="-105.837" calcext:value-type="float">
            <text:p>-105,837</text:p>
          </table:table-cell>
          <table:table-cell office:value-type="float" office:value="654.17709" calcext:value-type="float">
            <text:p>654,17709</text:p>
          </table:table-cell>
          <table:table-cell office:value-type="float" office:value="-0.061108" calcext:value-type="float">
            <text:p>-0,061108</text:p>
          </table:table-cell>
          <table:table-cell office:value-type="float" office:value="-0.012935" calcext:value-type="float">
            <text:p>-0,012935</text:p>
          </table:table-cell>
          <table:table-cell office:value-type="float" office:value="0.003036" calcext:value-type="float">
            <text:p>0,003036</text:p>
          </table:table-cell>
        </table:table-row>
        <table:table-row table:style-name="ro1">
          <table:table-cell office:value-type="string" calcext:value-type="string">
            <text:p>10 Mar 2017 13:10:00.000</text:p>
          </table:table-cell>
          <table:table-cell office:value-type="float" office:value="5.269" calcext:value-type="float">
            <text:p>5,269</text:p>
          </table:table-cell>
          <table:table-cell office:value-type="float" office:value="-106.609" calcext:value-type="float">
            <text:p>-106,609</text:p>
          </table:table-cell>
          <table:table-cell office:value-type="float" office:value="654.433899" calcext:value-type="float">
            <text:p>654,433899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97" calcext:value-type="float">
            <text:p>-0,012797</text:p>
          </table:table-cell>
          <table:table-cell office:value-type="float" office:value="0.005542" calcext:value-type="float">
            <text:p>0,005542</text:p>
          </table:table-cell>
        </table:table-row>
        <table:table-row table:style-name="ro1">
          <table:table-cell office:value-type="string" calcext:value-type="string">
            <text:p>10 Mar 2017 13:11:00.000</text:p>
          </table:table-cell>
          <table:table-cell office:value-type="float" office:value="1.602" calcext:value-type="float">
            <text:p>1,602</text:p>
          </table:table-cell>
          <table:table-cell office:value-type="float" office:value="-107.374" calcext:value-type="float">
            <text:p>-107,374</text:p>
          </table:table-cell>
          <table:table-cell office:value-type="float" office:value="654.841946" calcext:value-type="float">
            <text:p>654,841946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3" calcext:value-type="float">
            <text:p>-0,01273</text:p>
          </table:table-cell>
          <table:table-cell office:value-type="float" office:value="0.00807" calcext:value-type="float">
            <text:p>0,00807</text:p>
          </table:table-cell>
        </table:table-row>
        <table:table-row table:style-name="ro1">
          <table:table-cell office:value-type="string" calcext:value-type="string">
            <text:p>10 Mar 2017 13:12:00.000</text:p>
          </table:table-cell>
          <table:table-cell office:value-type="float" office:value="-2.065" calcext:value-type="float">
            <text:p>-2,065</text:p>
          </table:table-cell>
          <table:table-cell office:value-type="float" office:value="-108.138" calcext:value-type="float">
            <text:p>-108,138</text:p>
          </table:table-cell>
          <table:table-cell office:value-type="float" office:value="655.40123" calcext:value-type="float">
            <text:p>655,40123</text:p>
          </table:table-cell>
          <table:table-cell office:value-type="float" office:value="-0.061111" calcext:value-type="float">
            <text:p>-0,061111</text:p>
          </table:table-cell>
          <table:table-cell office:value-type="float" office:value="-0.012733" calcext:value-type="float">
            <text:p>-0,012733</text:p>
          </table:table-cell>
          <table:table-cell office:value-type="float" office:value="0.010576" calcext:value-type="float">
            <text:p>0,010576</text:p>
          </table:table-cell>
        </table:table-row>
        <table:table-row table:style-name="ro1">
          <table:table-cell office:value-type="string" calcext:value-type="string">
            <text:p>10 Mar 2017 13:13:00.000</text:p>
          </table:table-cell>
          <table:table-cell office:value-type="float" office:value="-5.731" calcext:value-type="float">
            <text:p>-5,731</text:p>
          </table:table-cell>
          <table:table-cell office:value-type="float" office:value="-108.904" calcext:value-type="float">
            <text:p>-108,904</text:p>
          </table:table-cell>
          <table:table-cell office:value-type="float" office:value="656.109257" calcext:value-type="float">
            <text:p>656,109257</text:p>
          </table:table-cell>
          <table:table-cell office:value-type="float" office:value="-0.061089" calcext:value-type="float">
            <text:p>-0,061089</text:p>
          </table:table-cell>
          <table:table-cell office:value-type="float" office:value="-0.012806" calcext:value-type="float">
            <text:p>-0,012806</text:p>
          </table:table-cell>
          <table:table-cell office:value-type="float" office:value="0.01302" calcext:value-type="float">
            <text:p>0,01302</text:p>
          </table:table-cell>
        </table:table-row>
        <table:table-row table:style-name="ro1">
          <table:table-cell office:value-type="string" calcext:value-type="string">
            <text:p>10 Mar 2017 13:14:00.000</text:p>
          </table:table-cell>
          <table:table-cell office:value-type="float" office:value="-9.396" calcext:value-type="float">
            <text:p>-9,396</text:p>
          </table:table-cell>
          <table:table-cell office:value-type="float" office:value="-109.676" calcext:value-type="float">
            <text:p>-109,676</text:p>
          </table:table-cell>
          <table:table-cell office:value-type="float" office:value="656.961053" calcext:value-type="float">
            <text:p>656,961053</text:p>
          </table:table-cell>
          <table:table-cell office:value-type="float" office:value="-0.061056" calcext:value-type="float">
            <text:p>-0,061056</text:p>
          </table:table-cell>
          <table:table-cell office:value-type="float" office:value="-0.012951" calcext:value-type="float">
            <text:p>-0,012951</text:p>
          </table:table-cell>
          <table:table-cell office:value-type="float" office:value="0.01536" calcext:value-type="float">
            <text:p>0,01536</text:p>
          </table:table-cell>
        </table:table-row>
        <table:table-row table:style-name="ro1">
          <table:table-cell office:value-type="string" calcext:value-type="string">
            <text:p>10 Mar 2017 13:15:00.000</text:p>
          </table:table-cell>
          <table:table-cell office:value-type="float" office:value="-13.058" calcext:value-type="float">
            <text:p>-13,058</text:p>
          </table:table-cell>
          <table:table-cell office:value-type="float" office:value="-110.459" calcext:value-type="float">
            <text:p>-110,459</text:p>
          </table:table-cell>
          <table:table-cell office:value-type="float" office:value="657.949229" calcext:value-type="float">
            <text:p>657,949229</text:p>
          </table:table-cell>
          <table:table-cell office:value-type="float" office:value="-0.061012" calcext:value-type="float">
            <text:p>-0,061012</text:p>
          </table:table-cell>
          <table:table-cell office:value-type="float" office:value="-0.013173" calcext:value-type="float">
            <text:p>-0,013173</text:p>
          </table:table-cell>
          <table:table-cell office:value-type="float" office:value="0.017558" calcext:value-type="float">
            <text:p>0,017558</text:p>
          </table:table-cell>
        </table:table-row>
        <table:table-row table:style-name="ro1">
          <table:table-cell office:value-type="string" calcext:value-type="string">
            <text:p>10 Mar 2017 13:16:00.000</text:p>
          </table:table-cell>
          <table:table-cell office:value-type="float" office:value="-16.717" calcext:value-type="float">
            <text:p>-16,717</text:p>
          </table:table-cell>
          <table:table-cell office:value-type="float" office:value="-111.259" calcext:value-type="float">
            <text:p>-111,259</text:p>
          </table:table-cell>
          <table:table-cell office:value-type="float" office:value="659.064078" calcext:value-type="float">
            <text:p>659,064078</text:p>
          </table:table-cell>
          <table:table-cell office:value-type="float" office:value="-0.060957" calcext:value-type="float">
            <text:p>-0,060957</text:p>
          </table:table-cell>
          <table:table-cell office:value-type="float" office:value="-0.013479" calcext:value-type="float">
            <text:p>-0,013479</text:p>
          </table:table-cell>
          <table:table-cell office:value-type="float" office:value="0.019575" calcext:value-type="float">
            <text:p>0,019575</text:p>
          </table:table-cell>
        </table:table-row>
        <table:table-row table:style-name="ro1">
          <table:table-cell office:value-type="string" calcext:value-type="string">
            <text:p>10 Mar 2017 13:17:00.000</text:p>
          </table:table-cell>
          <table:table-cell office:value-type="float" office:value="-20.373" calcext:value-type="float">
            <text:p>-20,373</text:p>
          </table:table-cell>
          <table:table-cell office:value-type="float" office:value="-112.079" calcext:value-type="float">
            <text:p>-112,079</text:p>
          </table:table-cell>
          <table:table-cell office:value-type="float" office:value="660.293721" calcext:value-type="float">
            <text:p>660,293721</text:p>
          </table:table-cell>
          <table:table-cell office:value-type="float" office:value="-0.060889" calcext:value-type="float">
            <text:p>-0,060889</text:p>
          </table:table-cell>
          <table:table-cell office:value-type="float" office:value="-0.01388" calcext:value-type="float">
            <text:p>-0,01388</text:p>
          </table:table-cell>
          <table:table-cell office:value-type="float" office:value="0.021376" calcext:value-type="float">
            <text:p>0,021376</text:p>
          </table:table-cell>
        </table:table-row>
        <table:table-row table:style-name="ro1">
          <table:table-cell office:value-type="string" calcext:value-type="string">
            <text:p>10 Mar 2017 13:18:00.000</text:p>
          </table:table-cell>
          <table:table-cell office:value-type="float" office:value="-24.024" calcext:value-type="float">
            <text:p>-24,024</text:p>
          </table:table-cell>
          <table:table-cell office:value-type="float" office:value="-112.926" calcext:value-type="float">
            <text:p>-112,926</text:p>
          </table:table-cell>
          <table:table-cell office:value-type="float" office:value="661.624284" calcext:value-type="float">
            <text:p>661,624284</text:p>
          </table:table-cell>
          <table:table-cell office:value-type="float" office:value="-0.06081" calcext:value-type="float">
            <text:p>-0,06081</text:p>
          </table:table-cell>
          <table:table-cell office:value-type="float" office:value="-0.014391" calcext:value-type="float">
            <text:p>-0,014391</text:p>
          </table:table-cell>
          <table:table-cell office:value-type="float" office:value="0.022932" calcext:value-type="float">
            <text:p>0,022932</text:p>
          </table:table-cell>
        </table:table-row>
        <table:table-row table:style-name="ro1">
          <table:table-cell office:value-type="string" calcext:value-type="string">
            <text:p>10 Mar 2017 13:19:00.000</text:p>
          </table:table-cell>
          <table:table-cell office:value-type="float" office:value="-27.669" calcext:value-type="float">
            <text:p>-27,669</text:p>
          </table:table-cell>
          <table:table-cell office:value-type="float" office:value="-113.808" calcext:value-type="float">
            <text:p>-113,808</text:p>
          </table:table-cell>
          <table:table-cell office:value-type="float" office:value="663.040112" calcext:value-type="float">
            <text:p>663,040112</text:p>
          </table:table-cell>
          <table:table-cell office:value-type="float" office:value="-0.060717" calcext:value-type="float">
            <text:p>-0,060717</text:p>
          </table:table-cell>
          <table:table-cell office:value-type="float" office:value="-0.015034" calcext:value-type="float">
            <text:p>-0,015034</text:p>
          </table:table-cell>
          <table:table-cell office:value-type="float" office:value="0.024212" calcext:value-type="float">
            <text:p>0,024212</text:p>
          </table:table-cell>
        </table:table-row>
        <table:table-row table:style-name="ro1">
          <table:table-cell office:value-type="string" calcext:value-type="string">
            <text:p>10 Mar 2017 13:20:00.000</text:p>
          </table:table-cell>
          <table:table-cell office:value-type="float" office:value="-31.309" calcext:value-type="float">
            <text:p>-31,309</text:p>
          </table:table-cell>
          <table:table-cell office:value-type="float" office:value="-114.734" calcext:value-type="float">
            <text:p>-114,734</text:p>
          </table:table-cell>
          <table:table-cell office:value-type="float" office:value="664.524016" calcext:value-type="float">
            <text:p>664,524016</text:p>
          </table:table-cell>
          <table:table-cell office:value-type="float" office:value="-0.06061" calcext:value-type="float">
            <text:p>-0,06061</text:p>
          </table:table-cell>
          <table:table-cell office:value-type="float" office:value="-0.015834" calcext:value-type="float">
            <text:p>-0,015834</text:p>
          </table:table-cell>
          <table:table-cell office:value-type="float" office:value="0.025195" calcext:value-type="float">
            <text:p>0,025195</text:p>
          </table:table-cell>
        </table:table-row>
        <table:table-row table:style-name="ro1">
          <table:table-cell office:value-type="string" calcext:value-type="string">
            <text:p>10 Mar 2017 13:21:00.000</text:p>
          </table:table-cell>
          <table:table-cell office:value-type="float" office:value="-34.942" calcext:value-type="float">
            <text:p>-34,942</text:p>
          </table:table-cell>
          <table:table-cell office:value-type="float" office:value="-115.712" calcext:value-type="float">
            <text:p>-115,712</text:p>
          </table:table-cell>
          <table:table-cell office:value-type="float" office:value="666.057533" calcext:value-type="float">
            <text:p>666,057533</text:p>
          </table:table-cell>
          <table:table-cell office:value-type="float" office:value="-0.060487" calcext:value-type="float">
            <text:p>-0,060487</text:p>
          </table:table-cell>
          <table:table-cell office:value-type="float" office:value="-0.01683" calcext:value-type="float">
            <text:p>-0,01683</text:p>
          </table:table-cell>
          <table:table-cell office:value-type="float" office:value="0.025861" calcext:value-type="float">
            <text:p>0,025861</text:p>
          </table:table-cell>
        </table:table-row>
        <table:table-row table:style-name="ro1">
          <table:table-cell office:value-type="string" calcext:value-type="string">
            <text:p>10 Mar 2017 13:22:00.000</text:p>
          </table:table-cell>
          <table:table-cell office:value-type="float" office:value="-38.567" calcext:value-type="float">
            <text:p>-38,567</text:p>
          </table:table-cell>
          <table:table-cell office:value-type="float" office:value="-116.758" calcext:value-type="float">
            <text:p>-116,758</text:p>
          </table:table-cell>
          <table:table-cell office:value-type="float" office:value="667.621222" calcext:value-type="float">
            <text:p>667,621222</text:p>
          </table:table-cell>
          <table:table-cell office:value-type="float" office:value="-0.060345" calcext:value-type="float">
            <text:p>-0,060345</text:p>
          </table:table-cell>
          <table:table-cell office:value-type="float" office:value="-0.018073" calcext:value-type="float">
            <text:p>-0,018073</text:p>
          </table:table-cell>
          <table:table-cell office:value-type="float" office:value="0.026197" calcext:value-type="float">
            <text:p>0,026197</text:p>
          </table:table-cell>
        </table:table-row>
        <table:table-row table:style-name="ro1">
          <table:table-cell office:value-type="string" calcext:value-type="string">
            <text:p>10 Mar 2017 13:23:00.000</text:p>
          </table:table-cell>
          <table:table-cell office:value-type="float" office:value="-42.183" calcext:value-type="float">
            <text:p>-42,183</text:p>
          </table:table-cell>
          <table:table-cell office:value-type="float" office:value="-117.888" calcext:value-type="float">
            <text:p>-117,888</text:p>
          </table:table-cell>
          <table:table-cell office:value-type="float" office:value="669.194962" calcext:value-type="float">
            <text:p>669,194962</text:p>
          </table:table-cell>
          <table:table-cell office:value-type="float" office:value="-0.060179" calcext:value-type="float">
            <text:p>-0,060179</text:p>
          </table:table-cell>
          <table:table-cell office:value-type="float" office:value="-0.019636" calcext:value-type="float">
            <text:p>-0,019636</text:p>
          </table:table-cell>
          <table:table-cell office:value-type="float" office:value="0.026194" calcext:value-type="float">
            <text:p>0,026194</text:p>
          </table:table-cell>
        </table:table-row>
        <table:table-row table:style-name="ro1">
          <table:table-cell office:value-type="string" calcext:value-type="string">
            <text:p>10 Mar 2017 13:24:00.000</text:p>
          </table:table-cell>
          <table:table-cell office:value-type="float" office:value="-45.788" calcext:value-type="float">
            <text:p>-45,788</text:p>
          </table:table-cell>
          <table:table-cell office:value-type="float" office:value="-119.123" calcext:value-type="float">
            <text:p>-119,123</text:p>
          </table:table-cell>
          <table:table-cell office:value-type="float" office:value="670.758266" calcext:value-type="float">
            <text:p>670,758266</text:p>
          </table:table-cell>
          <table:table-cell office:value-type="float" office:value="-0.059983" calcext:value-type="float">
            <text:p>-0,059983</text:p>
          </table:table-cell>
          <table:table-cell office:value-type="float" office:value="-0.021619" calcext:value-type="float">
            <text:p>-0,021619</text:p>
          </table:table-cell>
          <table:table-cell office:value-type="float" office:value="0.025848" calcext:value-type="float">
            <text:p>0,025848</text:p>
          </table:table-cell>
        </table:table-row>
        <table:table-row table:style-name="ro1">
          <table:table-cell office:value-type="string" calcext:value-type="string">
            <text:p>10 Mar 2017 13:25:00.000</text:p>
          </table:table-cell>
          <table:table-cell office:value-type="float" office:value="-49.38" calcext:value-type="float">
            <text:p>-49,38</text:p>
          </table:table-cell>
          <table:table-cell office:value-type="float" office:value="-120.493" calcext:value-type="float">
            <text:p>-120,493</text:p>
          </table:table-cell>
          <table:table-cell office:value-type="float" office:value="672.290597" calcext:value-type="float">
            <text:p>672,290597</text:p>
          </table:table-cell>
          <table:table-cell office:value-type="float" office:value="-0.059747" calcext:value-type="float">
            <text:p>-0,059747</text:p>
          </table:table-cell>
          <table:table-cell office:value-type="float" office:value="-0.024171" calcext:value-type="float">
            <text:p>-0,024171</text:p>
          </table:table-cell>
          <table:table-cell office:value-type="float" office:value="0.025161" calcext:value-type="float">
            <text:p>0,025161</text:p>
          </table:table-cell>
        </table:table-row>
        <table:table-row table:style-name="ro1">
          <table:table-cell office:value-type="string" calcext:value-type="string">
            <text:p>10 Mar 2017 13:26:00.000</text:p>
          </table:table-cell>
          <table:table-cell office:value-type="float" office:value="-52.957" calcext:value-type="float">
            <text:p>-52,957</text:p>
          </table:table-cell>
          <table:table-cell office:value-type="float" office:value="-122.039" calcext:value-type="float">
            <text:p>-122,039</text:p>
          </table:table-cell>
          <table:table-cell office:value-type="float" office:value="673.771681" calcext:value-type="float">
            <text:p>673,771681</text:p>
          </table:table-cell>
          <table:table-cell office:value-type="float" office:value="-0.059457" calcext:value-type="float">
            <text:p>-0,059457</text:p>
          </table:table-cell>
          <table:table-cell office:value-type="float" office:value="-0.027509" calcext:value-type="float">
            <text:p>-0,027509</text:p>
          </table:table-cell>
          <table:table-cell office:value-type="float" office:value="0.02414" calcext:value-type="float">
            <text:p>0,02414</text:p>
          </table:table-cell>
        </table:table-row>
        <table:table-row table:style-name="ro1">
          <table:table-cell office:value-type="string" calcext:value-type="string">
            <text:p>10 Mar 2017 13:27:00.000</text:p>
          </table:table-cell>
          <table:table-cell office:value-type="float" office:value="-56.514" calcext:value-type="float">
            <text:p>-56,514</text:p>
          </table:table-cell>
          <table:table-cell office:value-type="float" office:value="-123.817" calcext:value-type="float">
            <text:p>-123,817</text:p>
          </table:table-cell>
          <table:table-cell office:value-type="float" office:value="675.181822" calcext:value-type="float">
            <text:p>675,181822</text:p>
          </table:table-cell>
          <table:table-cell office:value-type="float" office:value="-0.059087" calcext:value-type="float">
            <text:p>-0,059087</text:p>
          </table:table-cell>
          <table:table-cell office:value-type="float" office:value="-0.031971" calcext:value-type="float">
            <text:p>-0,031971</text:p>
          </table:table-cell>
          <table:table-cell office:value-type="float" office:value="0.022798" calcext:value-type="float">
            <text:p>0,022798</text:p>
          </table:table-cell>
        </table:table-row>
        <table:table-row table:style-name="ro1">
          <table:table-cell office:value-type="string" calcext:value-type="string">
            <text:p>10 Mar 2017 13:28:00.000</text:p>
          </table:table-cell>
          <table:table-cell office:value-type="float" office:value="-60.045" calcext:value-type="float">
            <text:p>-60,045</text:p>
          </table:table-cell>
          <table:table-cell office:value-type="float" office:value="-125.908" calcext:value-type="float">
            <text:p>-125,908</text:p>
          </table:table-cell>
          <table:table-cell office:value-type="float" office:value="676.502194" calcext:value-type="float">
            <text:p>676,502194</text:p>
          </table:table-cell>
          <table:table-cell office:value-type="float" office:value="-0.058599" calcext:value-type="float">
            <text:p>-0,058599</text:p>
          </table:table-cell>
          <table:table-cell office:value-type="float" office:value="-0.038089" calcext:value-type="float">
            <text:p>-0,038089</text:p>
          </table:table-cell>
          <table:table-cell office:value-type="float" office:value="0.021151" calcext:value-type="float">
            <text:p>0,021151</text:p>
          </table:table-cell>
        </table:table-row>
        <table:table-row table:style-name="ro1">
          <table:table-cell office:value-type="string" calcext:value-type="string">
            <text:p>10 Mar 2017 13:29:00.000</text:p>
          </table:table-cell>
          <table:table-cell office:value-type="float" office:value="-63.542" calcext:value-type="float">
            <text:p>-63,542</text:p>
          </table:table-cell>
          <table:table-cell office:value-type="float" office:value="-128.438" calcext:value-type="float">
            <text:p>-128,438</text:p>
          </table:table-cell>
          <table:table-cell office:value-type="float" office:value="677.715125" calcext:value-type="float">
            <text:p>677,715125</text:p>
          </table:table-cell>
          <table:table-cell office:value-type="float" office:value="-0.057928" calcext:value-type="float">
            <text:p>-0,057928</text:p>
          </table:table-cell>
          <table:table-cell office:value-type="float" office:value="-0.046741" calcext:value-type="float">
            <text:p>-0,046741</text:p>
          </table:table-cell>
          <table:table-cell office:value-type="float" office:value="0.019221" calcext:value-type="float">
            <text:p>0,019221</text:p>
          </table:table-cell>
        </table:table-row>
        <table:table-row table:style-name="ro1">
          <table:table-cell office:value-type="string" calcext:value-type="string">
            <text:p>10 Mar 2017 13:30:00.000</text:p>
          </table:table-cell>
          <table:table-cell office:value-type="float" office:value="-66.99" calcext:value-type="float">
            <text:p>-66,99</text:p>
          </table:table-cell>
          <table:table-cell office:value-type="float" office:value="-131.598" calcext:value-type="float">
            <text:p>-131,598</text:p>
          </table:table-cell>
          <table:table-cell office:value-type="float" office:value="678.804364" calcext:value-type="float">
            <text:p>678,804364</text:p>
          </table:table-cell>
          <table:table-cell office:value-type="float" office:value="-0.056954" calcext:value-type="float">
            <text:p>-0,056954</text:p>
          </table:table-cell>
          <table:table-cell office:value-type="float" office:value="-0.059444" calcext:value-type="float">
            <text:p>-0,059444</text:p>
          </table:table-cell>
          <table:table-cell office:value-type="float" office:value="0.017034" calcext:value-type="float">
            <text:p>0,017034</text:p>
          </table:table-cell>
        </table:table-row>
        <table:table-row table:style-name="ro1">
          <table:table-cell office:value-type="string" calcext:value-type="string">
            <text:p>10 Mar 2017 13:31:00.000</text:p>
          </table:table-cell>
          <table:table-cell office:value-type="float" office:value="-70.366" calcext:value-type="float">
            <text:p>-70,366</text:p>
          </table:table-cell>
          <table:table-cell office:value-type="float" office:value="-135.705" calcext:value-type="float">
            <text:p>-135,705</text:p>
          </table:table-cell>
          <table:table-cell office:value-type="float" office:value="679.755318" calcext:value-type="float">
            <text:p>679,755318</text:p>
          </table:table-cell>
          <table:table-cell office:value-type="float" office:value="-0.055455" calcext:value-type="float">
            <text:p>-0,055455</text:p>
          </table:table-cell>
          <table:table-cell office:value-type="float" office:value="-0.078932" calcext:value-type="float">
            <text:p>-0,078932</text:p>
          </table:table-cell>
          <table:table-cell office:value-type="float" office:value="0.014618" calcext:value-type="float">
            <text:p>0,014618</text:p>
          </table:table-cell>
        </table:table-row>
        <table:table-row table:style-name="ro1">
          <table:table-cell office:value-type="string" calcext:value-type="string">
            <text:p>10 Mar 2017 13:32:00.000</text:p>
          </table:table-cell>
          <table:table-cell office:value-type="float" office:value="-73.626" calcext:value-type="float">
            <text:p>-73,626</text:p>
          </table:table-cell>
          <table:table-cell office:value-type="float" office:value="-141.305" calcext:value-type="float">
            <text:p>-141,305</text:p>
          </table:table-cell>
          <table:table-cell office:value-type="float" office:value="680.555269" calcext:value-type="float">
            <text:p>680,555269</text:p>
          </table:table-cell>
          <table:table-cell office:value-type="float" office:value="-0.052983" calcext:value-type="float">
            <text:p>-0,052983</text:p>
          </table:table-cell>
          <table:table-cell office:value-type="float" office:value="-0.110331" calcext:value-type="float">
            <text:p>-0,110331</text:p>
          </table:table-cell>
          <table:table-cell office:value-type="float" office:value="0.012007" calcext:value-type="float">
            <text:p>0,012007</text:p>
          </table:table-cell>
        </table:table-row>
        <table:table-row table:style-name="ro1">
          <table:table-cell office:value-type="string" calcext:value-type="string">
            <text:p>10 Mar 2017 13:33:00.000</text:p>
          </table:table-cell>
          <table:table-cell office:value-type="float" office:value="-76.686" calcext:value-type="float">
            <text:p>-76,686</text:p>
          </table:table-cell>
          <table:table-cell office:value-type="float" office:value="-149.37" calcext:value-type="float">
            <text:p>-149,37</text:p>
          </table:table-cell>
          <table:table-cell office:value-type="float" office:value="681.193557" calcext:value-type="float">
            <text:p>681,193557</text:p>
          </table:table-cell>
          <table:table-cell office:value-type="float" office:value="-0.048568" calcext:value-type="float">
            <text:p>-0,048568</text:p>
          </table:table-cell>
          <table:table-cell office:value-type="float" office:value="-0.163199" calcext:value-type="float">
            <text:p>-0,163199</text:p>
          </table:table-cell>
          <table:table-cell office:value-type="float" office:value="0.009237" calcext:value-type="float">
            <text:p>0,009237</text:p>
          </table:table-cell>
        </table:table-row>
        <table:table-row table:style-name="ro1">
          <table:table-cell office:value-type="string" calcext:value-type="string">
            <text:p>10 Mar 2017 13:34:00.000</text:p>
          </table:table-cell>
          <table:table-cell office:value-type="float" office:value="-79.374" calcext:value-type="float">
            <text:p>-79,374</text:p>
          </table:table-cell>
          <table:table-cell office:value-type="float" office:value="-161.614" calcext:value-type="float">
            <text:p>-161,614</text:p>
          </table:table-cell>
          <table:table-cell office:value-type="float" office:value="681.661737" calcext:value-type="float">
            <text:p>681,661737</text:p>
          </table:table-cell>
          <table:table-cell office:value-type="float" office:value="-0.04009" calcext:value-type="float">
            <text:p>-0,04009</text:p>
          </table:table-cell>
          <table:table-cell office:value-type="float" office:value="-0.252146" calcext:value-type="float">
            <text:p>-0,252146</text:p>
          </table:table-cell>
          <table:table-cell office:value-type="float" office:value="0.006346" calcext:value-type="float">
            <text:p>0,006346</text:p>
          </table:table-cell>
        </table:table-row>
        <table:table-row table:style-name="ro1">
          <table:table-cell office:value-type="string" calcext:value-type="string">
            <text:p>10 Mar 2017 13:35:00.000</text:p>
          </table:table-cell>
          <table:table-cell office:value-type="float" office:value="-81.339" calcext:value-type="float">
            <text:p>-81,339</text:p>
          </table:table-cell>
          <table:table-cell office:value-type="float" office:value="179.61" calcext:value-type="float">
            <text:p>179,61</text:p>
          </table:table-cell>
          <table:table-cell office:value-type="float" office:value="681.953698" calcext:value-type="float">
            <text:p>681,953698</text:p>
          </table:table-cell>
          <table:table-cell office:value-type="float" office:value="-0.02373" calcext:value-type="float">
            <text:p>-0,02373</text:p>
          </table:table-cell>
          <table:table-cell office:value-type="float" office:value="-0.375895" calcext:value-type="float">
            <text:p>-0,375895</text:p>
          </table:table-cell>
          <table:table-cell office:value-type="float" office:value="0.003372" calcext:value-type="float">
            <text:p>0,003372</text:p>
          </table:table-cell>
        </table:table-row>
        <table:table-row table:style-name="ro1">
          <table:table-cell office:value-type="string" calcext:value-type="string">
            <text:p>10 Mar 2017 13:36:00.000</text:p>
          </table:table-cell>
          <table:table-cell office:value-type="float" office:value="-82.026" calcext:value-type="float">
            <text:p>-82,026</text:p>
          </table:table-cell>
          <table:table-cell office:value-type="float" office:value="154.38" calcext:value-type="float">
            <text:p>154,38</text:p>
          </table:table-cell>
          <table:table-cell office:value-type="float" office:value="682.065756" calcext:value-type="float">
            <text:p>682,065756</text:p>
          </table:table-cell>
          <table:table-cell office:value-type="float" office:value="0.001861" calcext:value-type="float">
            <text:p>0,001861</text:p>
          </table:table-cell>
          <table:table-cell office:value-type="float" office:value="-0.442254" calcext:value-type="float">
            <text:p>-0,442254</text:p>
          </table:table-cell>
          <table:table-cell office:value-type="float" office:value="0.000358" calcext:value-type="float">
            <text:p>0,000358</text:p>
          </table:table-cell>
        </table:table-row>
        <table:table-row table:style-name="ro1">
          <table:table-cell office:value-type="string" calcext:value-type="string">
            <text:p>10 Mar 2017 13:37:00.000</text:p>
          </table:table-cell>
          <table:table-cell office:value-type="float" office:value="-81.135" calcext:value-type="float">
            <text:p>-81,135</text:p>
          </table:table-cell>
          <table:table-cell office:value-type="float" office:value="129.756" calcext:value-type="float">
            <text:p>129,756</text:p>
          </table:table-cell>
          <table:table-cell office:value-type="float" office:value="681.996697" calcext:value-type="float">
            <text:p>681,996697</text:p>
          </table:table-cell>
          <table:table-cell office:value-type="float" office:value="0.026534" calcext:value-type="float">
            <text:p>0,026534</text:p>
          </table:table-cell>
          <table:table-cell office:value-type="float" office:value="-0.359174" calcext:value-type="float">
            <text:p>-0,359174</text:p>
          </table:table-cell>
          <table:table-cell office:value-type="float" office:value="-0.002655" calcext:value-type="float">
            <text:p>-0,002655</text:p>
          </table:table-cell>
        </table:table-row>
        <table:table-row table:style-name="ro1">
          <table:table-cell office:value-type="string" calcext:value-type="string">
            <text:p>10 Mar 2017 13:38:00.000</text:p>
          </table:table-cell>
          <table:table-cell office:value-type="float" office:value="-79.044" calcext:value-type="float">
            <text:p>-79,044</text:p>
          </table:table-cell>
          <table:table-cell office:value-type="float" office:value="111.973" calcext:value-type="float">
            <text:p>111,973</text:p>
          </table:table-cell>
          <table:table-cell office:value-type="float" office:value="681.747802" calcext:value-type="float">
            <text:p>681,747802</text:p>
          </table:table-cell>
          <table:table-cell office:value-type="float" office:value="0.041591" calcext:value-type="float">
            <text:p>0,041591</text:p>
          </table:table-cell>
          <table:table-cell office:value-type="float" office:value="-0.237597" calcext:value-type="float">
            <text:p>-0,237597</text:p>
          </table:table-cell>
          <table:table-cell office:value-type="float" office:value="-0.005627" calcext:value-type="float">
            <text:p>-0,005627</text:p>
          </table:table-cell>
        </table:table-row>
        <table:table-row table:style-name="ro1">
          <table:table-cell office:value-type="string" calcext:value-type="string">
            <text:p>10 Mar 2017 13:39:00.000</text:p>
          </table:table-cell>
          <table:table-cell office:value-type="float" office:value="-76.291" calcext:value-type="float">
            <text:p>-76,291</text:p>
          </table:table-cell>
          <table:table-cell office:value-type="float" office:value="100.424" calcext:value-type="float">
            <text:p>100,424</text:p>
          </table:table-cell>
          <table:table-cell office:value-type="float" office:value="681.322818" calcext:value-type="float">
            <text:p>681,322818</text:p>
          </table:table-cell>
          <table:table-cell office:value-type="float" office:value="0.049332" calcext:value-type="float">
            <text:p>0,049332</text:p>
          </table:table-cell>
          <table:table-cell office:value-type="float" office:value="-0.15432" calcext:value-type="float">
            <text:p>-0,15432</text:p>
          </table:table-cell>
          <table:table-cell office:value-type="float" office:value="-0.008516" calcext:value-type="float">
            <text:p>-0,008516</text:p>
          </table:table-cell>
        </table:table-row>
        <table:table-row table:style-name="ro1">
          <table:table-cell office:value-type="string" calcext:value-type="string">
            <text:p>10 Mar 2017 13:40:00.000</text:p>
          </table:table-cell>
          <table:table-cell office:value-type="float" office:value="-73.196" calcext:value-type="float">
            <text:p>-73,196</text:p>
          </table:table-cell>
          <table:table-cell office:value-type="float" office:value="92.772" calcext:value-type="float">
            <text:p>92,772</text:p>
          </table:table-cell>
          <table:table-cell office:value-type="float" office:value="680.727912" calcext:value-type="float">
            <text:p>680,727912</text:p>
          </table:table-cell>
          <table:table-cell office:value-type="float" office:value="0.053395" calcext:value-type="float">
            <text:p>0,053395</text:p>
          </table:table-cell>
          <table:table-cell office:value-type="float" office:value="-0.10512" calcext:value-type="float">
            <text:p>-0,10512</text:p>
          </table:table-cell>
          <table:table-cell office:value-type="float" office:value="-0.011282" calcext:value-type="float">
            <text:p>-0,011282</text:p>
          </table:table-cell>
        </table:table-row>
        <table:table-row table:style-name="ro1">
          <table:table-cell office:value-type="string" calcext:value-type="string">
            <text:p>10 Mar 2017 13:41:00.000</text:p>
          </table:table-cell>
          <table:table-cell office:value-type="float" office:value="-69.918" calcext:value-type="float">
            <text:p>-69,918</text:p>
          </table:table-cell>
          <table:table-cell office:value-type="float" office:value="87.417" calcext:value-type="float">
            <text:p>87,417</text:p>
          </table:table-cell>
          <table:table-cell office:value-type="float" office:value="679.97157" calcext:value-type="float">
            <text:p>679,97157</text:p>
          </table:table-cell>
          <table:table-cell office:value-type="float" office:value="0.055695" calcext:value-type="float">
            <text:p>0,055695</text:p>
          </table:table-cell>
          <table:table-cell office:value-type="float" office:value="-0.075759" calcext:value-type="float">
            <text:p>-0,075759</text:p>
          </table:table-cell>
          <table:table-cell office:value-type="float" office:value="-0.013889" calcext:value-type="float">
            <text:p>-0,013889</text:p>
          </table:table-cell>
        </table:table-row>
        <table:table-row table:style-name="ro1">
          <table:table-cell office:value-type="string" calcext:value-type="string">
            <text:p>10 Mar 2017 13:42:00.000</text:p>
          </table:table-cell>
          <table:table-cell office:value-type="float" office:value="-66.531" calcext:value-type="float">
            <text:p>-66,531</text:p>
          </table:table-cell>
          <table:table-cell office:value-type="float" office:value="83.463" calcext:value-type="float">
            <text:p>83,463</text:p>
          </table:table-cell>
          <table:table-cell office:value-type="float" office:value="679.064477" calcext:value-type="float">
            <text:p>679,064477</text:p>
          </table:table-cell>
          <table:table-cell office:value-type="float" office:value="0.057102" calcext:value-type="float">
            <text:p>0,057102</text:p>
          </table:table-cell>
          <table:table-cell office:value-type="float" office:value="-0.057415" calcext:value-type="float">
            <text:p>-0,057415</text:p>
          </table:table-cell>
          <table:table-cell office:value-type="float" office:value="-0.0163" calcext:value-type="float">
            <text:p>-0,0163</text:p>
          </table:table-cell>
        </table:table-row>
        <table:table-row table:style-name="ro1">
          <table:table-cell office:value-type="string" calcext:value-type="string">
            <text:p>10 Mar 2017 13:43:00.000</text:p>
          </table:table-cell>
          <table:table-cell office:value-type="float" office:value="-63.075" calcext:value-type="float">
            <text:p>-63,075</text:p>
          </table:table-cell>
          <table:table-cell office:value-type="float" office:value="80.403" calcext:value-type="float">
            <text:p>80,403</text:p>
          </table:table-cell>
          <table:table-cell office:value-type="float" office:value="678.019358" calcext:value-type="float">
            <text:p>678,019358</text:p>
          </table:table-cell>
          <table:table-cell office:value-type="float" office:value="0.058024" calcext:value-type="float">
            <text:p>0,058024</text:p>
          </table:table-cell>
          <table:table-cell office:value-type="float" office:value="-0.045382" calcext:value-type="float">
            <text:p>-0,045382</text:p>
          </table:table-cell>
          <table:table-cell office:value-type="float" office:value="-0.018483" calcext:value-type="float">
            <text:p>-0,018483</text:p>
          </table:table-cell>
        </table:table-row>
        <table:table-row table:style-name="ro1">
          <table:table-cell office:value-type="string" calcext:value-type="string">
            <text:p>10 Mar 2017 13:44:00.000</text:p>
          </table:table-cell>
          <table:table-cell office:value-type="float" office:value="-59.573" calcext:value-type="float">
            <text:p>-59,573</text:p>
          </table:table-cell>
          <table:table-cell office:value-type="float" office:value="77.942" calcext:value-type="float">
            <text:p>77,942</text:p>
          </table:table-cell>
          <table:table-cell office:value-type="float" office:value="676.850789" calcext:value-type="float">
            <text:p>676,850789</text:p>
          </table:table-cell>
          <table:table-cell office:value-type="float" office:value="0.058665" calcext:value-type="float">
            <text:p>0,058665</text:p>
          </table:table-cell>
          <table:table-cell office:value-type="float" office:value="-0.037141" calcext:value-type="float">
            <text:p>-0,037141</text:p>
          </table:table-cell>
          <table:table-cell office:value-type="float" office:value="-0.02041" calcext:value-type="float">
            <text:p>-0,02041</text:p>
          </table:table-cell>
        </table:table-row>
        <table:table-row table:style-name="ro1">
          <table:table-cell office:value-type="string" calcext:value-type="string">
            <text:p>10 Mar 2017 13:45:00.000</text:p>
          </table:table-cell>
          <table:table-cell office:value-type="float" office:value="-56.039" calcext:value-type="float">
            <text:p>-56,039</text:p>
          </table:table-cell>
          <table:table-cell office:value-type="float" office:value="75.899" calcext:value-type="float">
            <text:p>75,899</text:p>
          </table:table-cell>
          <table:table-cell office:value-type="float" office:value="675.574979" calcext:value-type="float">
            <text:p>675,574979</text:p>
          </table:table-cell>
          <table:table-cell office:value-type="float" office:value="0.059133" calcext:value-type="float">
            <text:p>0,059133</text:p>
          </table:table-cell>
          <table:table-cell office:value-type="float" office:value="-0.031288" calcext:value-type="float">
            <text:p>-0,031288</text:p>
          </table:table-cell>
          <table:table-cell office:value-type="float" office:value="-0.022054" calcext:value-type="float">
            <text:p>-0,022054</text:p>
          </table:table-cell>
        </table:table-row>
        <table:table-row table:style-name="ro1">
          <table:table-cell office:value-type="string" calcext:value-type="string">
            <text:p>10 Mar 2017 13:46:00.000</text:p>
          </table:table-cell>
          <table:table-cell office:value-type="float" office:value="-52.48" calcext:value-type="float">
            <text:p>-52,48</text:p>
          </table:table-cell>
          <table:table-cell office:value-type="float" office:value="74.156" calcext:value-type="float">
            <text:p>74,156</text:p>
          </table:table-cell>
          <table:table-cell office:value-type="float" office:value="674.209527" calcext:value-type="float">
            <text:p>674,209527</text:p>
          </table:table-cell>
          <table:table-cell office:value-type="float" office:value="0.059489" calcext:value-type="float">
            <text:p>0,059489</text:p>
          </table:table-cell>
          <table:table-cell office:value-type="float" office:value="-0.027003" calcext:value-type="float">
            <text:p>-0,027003</text:p>
          </table:table-cell>
          <table:table-cell office:value-type="float" office:value="-0.023394" calcext:value-type="float">
            <text:p>-0,023394</text:p>
          </table:table-cell>
        </table:table-row>
        <table:table-row table:style-name="ro1">
          <table:table-cell office:value-type="string" calcext:value-type="string">
            <text:p>10 Mar 2017 13:47:00.000</text:p>
          </table:table-cell>
          <table:table-cell office:value-type="float" office:value="-48.901" calcext:value-type="float">
            <text:p>-48,901</text:p>
          </table:table-cell>
          <table:table-cell office:value-type="float" office:value="72.637" calcext:value-type="float">
            <text:p>72,637</text:p>
          </table:table-cell>
          <table:table-cell office:value-type="float" office:value="672.77316" calcext:value-type="float">
            <text:p>672,77316</text:p>
          </table:table-cell>
          <table:table-cell office:value-type="float" office:value="0.05977" calcext:value-type="float">
            <text:p>0,05977</text:p>
          </table:table-cell>
          <table:table-cell office:value-type="float" office:value="-0.023786" calcext:value-type="float">
            <text:p>-0,023786</text:p>
          </table:table-cell>
          <table:table-cell office:value-type="float" office:value="-0.024415" calcext:value-type="float">
            <text:p>-0,024415</text:p>
          </table:table-cell>
        </table:table-row>
        <table:table-row table:style-name="ro1">
          <table:table-cell office:value-type="string" calcext:value-type="string">
            <text:p>10 Mar 2017 13:48:00.000</text:p>
          </table:table-cell>
          <table:table-cell office:value-type="float" office:value="-45.308" calcext:value-type="float">
            <text:p>-45,308</text:p>
          </table:table-cell>
          <table:table-cell office:value-type="float" office:value="71.287" calcext:value-type="float">
            <text:p>71,287</text:p>
          </table:table-cell>
          <table:table-cell office:value-type="float" office:value="671.285442" calcext:value-type="float">
            <text:p>671,285442</text:p>
          </table:table-cell>
          <table:table-cell office:value-type="float" office:value="0.059999" calcext:value-type="float">
            <text:p>0,059999</text:p>
          </table:table-cell>
          <table:table-cell office:value-type="float" office:value="-0.021322" calcext:value-type="float">
            <text:p>-0,021322</text:p>
          </table:table-cell>
          <table:table-cell office:value-type="float" office:value="-0.025105" calcext:value-type="float">
            <text:p>-0,025105</text:p>
          </table:table-cell>
        </table:table-row>
        <table:table-row table:style-name="ro1">
          <table:table-cell office:value-type="string" calcext:value-type="string">
            <text:p>10 Mar 2017 13:49:00.000</text:p>
          </table:table-cell>
          <table:table-cell office:value-type="float" office:value="-41.702" calcext:value-type="float">
            <text:p>-41,702</text:p>
          </table:table-cell>
          <table:table-cell office:value-type="float" office:value="70.067" calcext:value-type="float">
            <text:p>70,067</text:p>
          </table:table-cell>
          <table:table-cell office:value-type="float" office:value="669.766484" calcext:value-type="float">
            <text:p>669,766484</text:p>
          </table:table-cell>
          <table:table-cell office:value-type="float" office:value="0.060189" calcext:value-type="float">
            <text:p>0,060189</text:p>
          </table:table-cell>
          <table:table-cell office:value-type="float" office:value="-0.019403" calcext:value-type="float">
            <text:p>-0,019403</text:p>
          </table:table-cell>
          <table:table-cell office:value-type="float" office:value="-0.025457" calcext:value-type="float">
            <text:p>-0,025457</text:p>
          </table:table-cell>
        </table:table-row>
        <table:table-row table:style-name="ro1">
          <table:table-cell office:value-type="string" calcext:value-type="string">
            <text:p>10 Mar 2017 13:50:00.000</text:p>
          </table:table-cell>
          <table:table-cell office:value-type="float" office:value="-38.086" calcext:value-type="float">
            <text:p>-38,086</text:p>
          </table:table-cell>
          <table:table-cell office:value-type="float" office:value="68.951" calcext:value-type="float">
            <text:p>68,951</text:p>
          </table:table-cell>
          <table:table-cell office:value-type="float" office:value="668.236628" calcext:value-type="float">
            <text:p>668,236628</text:p>
          </table:table-cell>
          <table:table-cell office:value-type="float" office:value="0.060351" calcext:value-type="float">
            <text:p>0,060351</text:p>
          </table:table-cell>
          <table:table-cell office:value-type="float" office:value="-0.017888" calcext:value-type="float">
            <text:p>-0,017888</text:p>
          </table:table-cell>
          <table:table-cell office:value-type="float" office:value="-0.02547" calcext:value-type="float">
            <text:p>-0,02547</text:p>
          </table:table-cell>
        </table:table-row>
        <table:table-row table:style-name="ro1">
          <table:table-cell office:value-type="string" calcext:value-type="string">
            <text:p>10 Mar 2017 13:51:00.000</text:p>
          </table:table-cell>
          <table:table-cell office:value-type="float" office:value="-34.461" calcext:value-type="float">
            <text:p>-34,461</text:p>
          </table:table-cell>
          <table:table-cell office:value-type="float" office:value="67.915" calcext:value-type="float">
            <text:p>67,915</text:p>
          </table:table-cell>
          <table:table-cell office:value-type="float" office:value="666.716136" calcext:value-type="float">
            <text:p>666,716136</text:p>
          </table:table-cell>
          <table:table-cell office:value-type="float" office:value="0.06049" calcext:value-type="float">
            <text:p>0,06049</text:p>
          </table:table-cell>
          <table:table-cell office:value-type="float" office:value="-0.016682" calcext:value-type="float">
            <text:p>-0,016682</text:p>
          </table:table-cell>
          <table:table-cell office:value-type="float" office:value="-0.025148" calcext:value-type="float">
            <text:p>-0,025148</text:p>
          </table:table-cell>
        </table:table-row>
        <table:table-row table:style-name="ro1">
          <table:table-cell office:value-type="string" calcext:value-type="string">
            <text:p>10 Mar 2017 13:52:00.000</text:p>
          </table:table-cell>
          <table:table-cell office:value-type="float" office:value="-30.828" calcext:value-type="float">
            <text:p>-30,828</text:p>
          </table:table-cell>
          <table:table-cell office:value-type="float" office:value="66.944" calcext:value-type="float">
            <text:p>66,944</text:p>
          </table:table-cell>
          <table:table-cell office:value-type="float" office:value="665.224876" calcext:value-type="float">
            <text:p>665,224876</text:p>
          </table:table-cell>
          <table:table-cell office:value-type="float" office:value="0.06061" calcext:value-type="float">
            <text:p>0,06061</text:p>
          </table:table-cell>
          <table:table-cell office:value-type="float" office:value="-0.015715" calcext:value-type="float">
            <text:p>-0,015715</text:p>
          </table:table-cell>
          <table:table-cell office:value-type="float" office:value="-0.0245" calcext:value-type="float">
            <text:p>-0,0245</text:p>
          </table:table-cell>
        </table:table-row>
        <table:table-row table:style-name="ro1">
          <table:table-cell office:value-type="string" calcext:value-type="string">
            <text:p>10 Mar 2017 13:53:00.000</text:p>
          </table:table-cell>
          <table:table-cell office:value-type="float" office:value="-27.188" calcext:value-type="float">
            <text:p>-27,188</text:p>
          </table:table-cell>
          <table:table-cell office:value-type="float" office:value="66.025" calcext:value-type="float">
            <text:p>66,025</text:p>
          </table:table-cell>
          <table:table-cell office:value-type="float" office:value="663.782008" calcext:value-type="float">
            <text:p>663,782008</text:p>
          </table:table-cell>
          <table:table-cell office:value-type="float" office:value="0.060714" calcext:value-type="float">
            <text:p>0,060714</text:p>
          </table:table-cell>
          <table:table-cell office:value-type="float" office:value="-0.014937" calcext:value-type="float">
            <text:p>-0,014937</text:p>
          </table:table-cell>
          <table:table-cell office:value-type="float" office:value="-0.02354" calcext:value-type="float">
            <text:p>-0,02354</text:p>
          </table:table-cell>
        </table:table-row>
        <table:table-row table:style-name="ro1">
          <table:table-cell office:value-type="string" calcext:value-type="string">
            <text:p>10 Mar 2017 13:54:00.000</text:p>
          </table:table-cell>
          <table:table-cell office:value-type="float" office:value="-23.542" calcext:value-type="float">
            <text:p>-23,542</text:p>
          </table:table-cell>
          <table:table-cell office:value-type="float" office:value="65.148" calcext:value-type="float">
            <text:p>65,148</text:p>
          </table:table-cell>
          <table:table-cell office:value-type="float" office:value="662.40569" calcext:value-type="float">
            <text:p>662,40569</text:p>
          </table:table-cell>
          <table:table-cell office:value-type="float" office:value="0.060804" calcext:value-type="float">
            <text:p>0,060804</text:p>
          </table:table-cell>
          <table:table-cell office:value-type="float" office:value="-0.014314" calcext:value-type="float">
            <text:p>-0,014314</text:p>
          </table:table-cell>
          <table:table-cell office:value-type="float" office:value="-0.022287" calcext:value-type="float">
            <text:p>-0,022287</text:p>
          </table:table-cell>
        </table:table-row>
        <table:table-row table:style-name="ro1">
          <table:table-cell office:value-type="string" calcext:value-type="string">
            <text:p>10 Mar 2017 13:55:00.000</text:p>
          </table:table-cell>
          <table:table-cell office:value-type="float" office:value="-19.892" calcext:value-type="float">
            <text:p>-19,892</text:p>
          </table:table-cell>
          <table:table-cell office:value-type="float" office:value="64.305" calcext:value-type="float">
            <text:p>64,305</text:p>
          </table:table-cell>
          <table:table-cell office:value-type="float" office:value="661.112788" calcext:value-type="float">
            <text:p>661,112788</text:p>
          </table:table-cell>
          <table:table-cell office:value-type="float" office:value="0.060882" calcext:value-type="float">
            <text:p>0,060882</text:p>
          </table:table-cell>
          <table:table-cell office:value-type="float" office:value="-0.013819" calcext:value-type="float">
            <text:p>-0,013819</text:p>
          </table:table-cell>
          <table:table-cell office:value-type="float" office:value="-0.020766" calcext:value-type="float">
            <text:p>-0,020766</text:p>
          </table:table-cell>
        </table:table-row>
        <table:table-row table:style-name="ro1">
          <table:table-cell office:value-type="string" calcext:value-type="string">
            <text:p>10 Mar 2017 13:56:00.000</text:p>
          </table:table-cell>
          <table:table-cell office:value-type="float" office:value="-16.237" calcext:value-type="float">
            <text:p>-16,237</text:p>
          </table:table-cell>
          <table:table-cell office:value-type="float" office:value="63.488" calcext:value-type="float">
            <text:p>63,488</text:p>
          </table:table-cell>
          <table:table-cell office:value-type="float" office:value="659.918617" calcext:value-type="float">
            <text:p>659,918617</text:p>
          </table:table-cell>
          <table:table-cell office:value-type="float" office:value="0.060947" calcext:value-type="float">
            <text:p>0,060947</text:p>
          </table:table-cell>
          <table:table-cell office:value-type="float" office:value="-0.013431" calcext:value-type="float">
            <text:p>-0,013431</text:p>
          </table:table-cell>
          <table:table-cell office:value-type="float" office:value="-0.019003" calcext:value-type="float">
            <text:p>-0,019003</text:p>
          </table:table-cell>
        </table:table-row>
        <table:table-row table:style-name="ro1">
          <table:table-cell office:value-type="string" calcext:value-type="string">
            <text:p>10 Mar 2017 13:57:00.000</text:p>
          </table:table-cell>
          <table:table-cell office:value-type="float" office:value="-12.578" calcext:value-type="float">
            <text:p>-12,578</text:p>
          </table:table-cell>
          <table:table-cell office:value-type="float" office:value="62.691" calcext:value-type="float">
            <text:p>62,691</text:p>
          </table:table-cell>
          <table:table-cell office:value-type="float" office:value="658.836699" calcext:value-type="float">
            <text:p>658,836699</text:p>
          </table:table-cell>
          <table:table-cell office:value-type="float" office:value="0.061001" calcext:value-type="float">
            <text:p>0,061001</text:p>
          </table:table-cell>
          <table:table-cell office:value-type="float" office:value="-0.013136" calcext:value-type="float">
            <text:p>-0,013136</text:p>
          </table:table-cell>
          <table:table-cell office:value-type="float" office:value="-0.017032" calcext:value-type="float">
            <text:p>-0,017032</text:p>
          </table:table-cell>
        </table:table-row>
        <table:table-row table:style-name="ro1">
          <table:table-cell office:value-type="string" calcext:value-type="string">
            <text:p>10 Mar 2017 13:58:00.000</text:p>
          </table:table-cell>
          <table:table-cell office:value-type="float" office:value="-8.917" calcext:value-type="float">
            <text:p>-8,917</text:p>
          </table:table-cell>
          <table:table-cell office:value-type="float" office:value="61.91" calcext:value-type="float">
            <text:p>61,91</text:p>
          </table:table-cell>
          <table:table-cell office:value-type="float" office:value="657.878555" calcext:value-type="float">
            <text:p>657,878555</text:p>
          </table:table-cell>
          <table:table-cell office:value-type="float" office:value="0.061043" calcext:value-type="float">
            <text:p>0,061043</text:p>
          </table:table-cell>
          <table:table-cell office:value-type="float" office:value="-0.012925" calcext:value-type="float">
            <text:p>-0,012925</text:p>
          </table:table-cell>
          <table:table-cell office:value-type="float" office:value="-0.014885" calcext:value-type="float">
            <text:p>-0,014885</text:p>
          </table:table-cell>
        </table:table-row>
        <table:table-row table:style-name="ro1">
          <table:table-cell office:value-type="string" calcext:value-type="string">
            <text:p>10 Mar 2017 13:59:00.000</text:p>
          </table:table-cell>
          <table:table-cell office:value-type="float" office:value="-5.253" calcext:value-type="float">
            <text:p>-5,253</text:p>
          </table:table-cell>
          <table:table-cell office:value-type="float" office:value="61.139" calcext:value-type="float">
            <text:p>61,139</text:p>
          </table:table-cell>
          <table:table-cell office:value-type="float" office:value="657.053534" calcext:value-type="float">
            <text:p>657,053534</text:p>
          </table:table-cell>
          <table:table-cell office:value-type="float" office:value="0.061074" calcext:value-type="float">
            <text:p>0,061074</text:p>
          </table:table-cell>
          <table:table-cell office:value-type="float" office:value="-0.01279" calcext:value-type="float">
            <text:p>-0,01279</text:p>
          </table:table-cell>
          <table:table-cell office:value-type="float" office:value="-0.012602" calcext:value-type="float">
            <text:p>-0,012602</text:p>
          </table:table-cell>
        </table:table-row>
        <table:table-row table:style-name="ro1">
          <table:table-cell office:value-type="string" calcext:value-type="string">
            <text:p>10 Mar 2017 14:00:00.000</text:p>
          </table:table-cell>
          <table:table-cell office:value-type="float" office:value="-1.588" calcext:value-type="float">
            <text:p>-1,588</text:p>
          </table:table-cell>
          <table:table-cell office:value-type="float" office:value="60.374" calcext:value-type="float">
            <text:p>60,374</text:p>
          </table:table-cell>
          <table:table-cell office:value-type="float" office:value="656.368674" calcext:value-type="float">
            <text:p>656,368674</text:p>
          </table:table-cell>
          <table:table-cell office:value-type="float" office:value="0.061094" calcext:value-type="float">
            <text:p>0,061094</text:p>
          </table:table-cell>
          <table:table-cell office:value-type="float" office:value="-0.012727" calcext:value-type="float">
            <text:p>-0,012727</text:p>
          </table:table-cell>
          <table:table-cell office:value-type="float" office:value="-0.010222" calcext:value-type="float">
            <text:p>-0,010222</text:p>
          </table:table-cell>
        </table:table-row>
        <table:table-row table:style-name="ro1">
          <table:table-cell office:value-type="string" calcext:value-type="string">
            <text:p>10 Mar 2017 14:01:00.000</text:p>
          </table:table-cell>
          <table:table-cell office:value-type="float" office:value="2.078" calcext:value-type="float">
            <text:p>2,078</text:p>
          </table:table-cell>
          <table:table-cell office:value-type="float" office:value="59.61" calcext:value-type="float">
            <text:p>59,61</text:p>
          </table:table-cell>
          <table:table-cell office:value-type="float" office:value="655.828607" calcext:value-type="float">
            <text:p>655,828607</text:p>
          </table:table-cell>
          <table:table-cell office:value-type="float" office:value="0.061103" calcext:value-type="float">
            <text:p>0,061103</text:p>
          </table:table-cell>
          <table:table-cell office:value-type="float" office:value="-0.012733" calcext:value-type="float">
            <text:p>-0,012733</text:p>
          </table:table-cell>
          <table:table-cell office:value-type="float" office:value="-0.007784" calcext:value-type="float">
            <text:p>-0,007784</text:p>
          </table:table-cell>
        </table:table-row>
        <table:table-row table:style-name="ro1">
          <table:table-cell office:value-type="string" calcext:value-type="string">
            <text:p>10 Mar 2017 14:02:00.000</text:p>
          </table:table-cell>
          <table:table-cell office:value-type="float" office:value="5.744" calcext:value-type="float">
            <text:p>5,744</text:p>
          </table:table-cell>
          <table:table-cell office:value-type="float" office:value="58.844" calcext:value-type="float">
            <text:p>58,844</text:p>
          </table:table-cell>
          <table:table-cell office:value-type="float" office:value="655.435502" calcext:value-type="float">
            <text:p>655,435502</text:p>
          </table:table-cell>
          <table:table-cell office:value-type="float" office:value="0.061101" calcext:value-type="float">
            <text:p>0,061101</text:p>
          </table:table-cell>
          <table:table-cell office:value-type="float" office:value="-0.012808" calcext:value-type="float">
            <text:p>-0,012808</text:p>
          </table:table-cell>
          <table:table-cell office:value-type="float" office:value="-0.005331" calcext:value-type="float">
            <text:p>-0,005331</text:p>
          </table:table-cell>
        </table:table-row>
        <table:table-row table:style-name="ro1">
          <table:table-cell office:value-type="string" calcext:value-type="string">
            <text:p>10 Mar 2017 14:03:00.000</text:p>
          </table:table-cell>
          <table:table-cell office:value-type="float" office:value="9.41" calcext:value-type="float">
            <text:p>9,41</text:p>
          </table:table-cell>
          <table:table-cell office:value-type="float" office:value="58.072" calcext:value-type="float">
            <text:p>58,072</text:p>
          </table:table-cell>
          <table:table-cell office:value-type="float" office:value="655.189057" calcext:value-type="float">
            <text:p>655,189057</text:p>
          </table:table-cell>
          <table:table-cell office:value-type="float" office:value="0.061087" calcext:value-type="float">
            <text:p>0,061087</text:p>
          </table:table-cell>
          <table:table-cell office:value-type="float" office:value="-0.012956" calcext:value-type="float">
            <text:p>-0,012956</text:p>
          </table:table-cell>
          <table:table-cell office:value-type="float" office:value="-0.002903" calcext:value-type="float">
            <text:p>-0,002903</text:p>
          </table:table-cell>
        </table:table-row>
        <table:table-row table:style-name="ro1">
          <table:table-cell office:value-type="string" calcext:value-type="string">
            <text:p>10 Mar 2017 14:04:00.000</text:p>
          </table:table-cell>
          <table:table-cell office:value-type="float" office:value="13.074" calcext:value-type="float">
            <text:p>13,074</text:p>
          </table:table-cell>
          <table:table-cell office:value-type="float" office:value="57.288" calcext:value-type="float">
            <text:p>57,288</text:p>
          </table:table-cell>
          <table:table-cell office:value-type="float" office:value="655.086534" calcext:value-type="float">
            <text:p>655,086534</text:p>
          </table:table-cell>
          <table:table-cell office:value-type="float" office:value="0.061062" calcext:value-type="float">
            <text:p>0,061062</text:p>
          </table:table-cell>
          <table:table-cell office:value-type="float" office:value="-0.013181" calcext:value-type="float">
            <text:p>-0,013181</text:p>
          </table:table-cell>
          <table:table-cell office:value-type="float" office:value="-0.00054" calcext:value-type="float">
            <text:p>-0,00054</text:p>
          </table:table-cell>
        </table:table-row>
        <table:table-row table:style-name="ro1">
          <table:table-cell office:value-type="string" calcext:value-type="string">
            <text:p>10 Mar 2017 14:05:00.000</text:p>
          </table:table-cell>
          <table:table-cell office:value-type="float" office:value="16.737" calcext:value-type="float">
            <text:p>16,737</text:p>
          </table:table-cell>
          <table:table-cell office:value-type="float" office:value="56.488" calcext:value-type="float">
            <text:p>56,488</text:p>
          </table:table-cell>
          <table:table-cell office:value-type="float" office:value="655.122827" calcext:value-type="float">
            <text:p>655,122827</text:p>
          </table:table-cell>
          <table:table-cell office:value-type="float" office:value="0.061025" calcext:value-type="float">
            <text:p>0,061025</text:p>
          </table:table-cell>
          <table:table-cell office:value-type="float" office:value="-0.013491" calcext:value-type="float">
            <text:p>-0,013491</text:p>
          </table:table-cell>
          <table:table-cell office:value-type="float" office:value="0.001718" calcext:value-type="float">
            <text:p>0,001718</text:p>
          </table:table-cell>
        </table:table-row>
        <table:table-row table:style-name="ro1">
          <table:table-cell office:value-type="string" calcext:value-type="string">
            <text:p>10 Mar 2017 14:06:00.000</text:p>
          </table:table-cell>
          <table:table-cell office:value-type="float" office:value="20.397" calcext:value-type="float">
            <text:p>20,397</text:p>
          </table:table-cell>
          <table:table-cell office:value-type="float" office:value="55.667" calcext:value-type="float">
            <text:p>55,667</text:p>
          </table:table-cell>
          <table:table-cell office:value-type="float" office:value="655.290587" calcext:value-type="float">
            <text:p>655,290587</text:p>
          </table:table-cell>
          <table:table-cell office:value-type="float" office:value="0.060976" calcext:value-type="float">
            <text:p>0,060976</text:p>
          </table:table-cell>
          <table:table-cell office:value-type="float" office:value="-0.013897" calcext:value-type="float">
            <text:p>-0,013897</text:p>
          </table:table-cell>
          <table:table-cell office:value-type="float" office:value="0.003836" calcext:value-type="float">
            <text:p>0,003836</text:p>
          </table:table-cell>
        </table:table-row>
        <table:table-row table:style-name="ro1">
          <table:table-cell office:value-type="string" calcext:value-type="string">
            <text:p>10 Mar 2017 14:07:00.000</text:p>
          </table:table-cell>
          <table:table-cell office:value-type="float" office:value="24.054" calcext:value-type="float">
            <text:p>24,054</text:p>
          </table:table-cell>
          <table:table-cell office:value-type="float" office:value="54.819" calcext:value-type="float">
            <text:p>54,819</text:p>
          </table:table-cell>
          <table:table-cell office:value-type="float" office:value="655.58037" calcext:value-type="float">
            <text:p>655,58037</text:p>
          </table:table-cell>
          <table:table-cell office:value-type="float" office:value="0.060915" calcext:value-type="float">
            <text:p>0,060915</text:p>
          </table:table-cell>
          <table:table-cell office:value-type="float" office:value="-0.014414" calcext:value-type="float">
            <text:p>-0,014414</text:p>
          </table:table-cell>
          <table:table-cell office:value-type="float" office:value="0.005781" calcext:value-type="float">
            <text:p>0,005781</text:p>
          </table:table-cell>
        </table:table-row>
        <table:table-row table:style-name="ro1">
          <table:table-cell office:value-type="string" calcext:value-type="string">
            <text:p>10 Mar 2017 14:08:00.000</text:p>
          </table:table-cell>
          <table:table-cell office:value-type="float" office:value="27.707" calcext:value-type="float">
            <text:p>27,707</text:p>
          </table:table-cell>
          <table:table-cell office:value-type="float" office:value="53.935" calcext:value-type="float">
            <text:p>53,935</text:p>
          </table:table-cell>
          <table:table-cell office:value-type="float" office:value="655.980835" calcext:value-type="float">
            <text:p>655,980835</text:p>
          </table:table-cell>
          <table:table-cell office:value-type="float" office:value="0.060839" calcext:value-type="float">
            <text:p>0,060839</text:p>
          </table:table-cell>
          <table:table-cell office:value-type="float" office:value="-0.015063" calcext:value-type="float">
            <text:p>-0,015063</text:p>
          </table:table-cell>
          <table:table-cell office:value-type="float" office:value="0.007522" calcext:value-type="float">
            <text:p>0,007522</text:p>
          </table:table-cell>
        </table:table-row>
        <table:table-row table:style-name="ro1">
          <table:table-cell office:value-type="string" calcext:value-type="string">
            <text:p>10 Mar 2017 14:09:00.000</text:p>
          </table:table-cell>
          <table:table-cell office:value-type="float" office:value="31.354" calcext:value-type="float">
            <text:p>31,354</text:p>
          </table:table-cell>
          <table:table-cell office:value-type="float" office:value="53.008" calcext:value-type="float">
            <text:p>53,008</text:p>
          </table:table-cell>
          <table:table-cell office:value-type="float" office:value="656.478959" calcext:value-type="float">
            <text:p>656,478959</text:p>
          </table:table-cell>
          <table:table-cell office:value-type="float" office:value="0.060749" calcext:value-type="float">
            <text:p>0,060749</text:p>
          </table:table-cell>
          <table:table-cell office:value-type="float" office:value="-0.015872" calcext:value-type="float">
            <text:p>-0,015872</text:p>
          </table:table-cell>
          <table:table-cell office:value-type="float" office:value="0.009033" calcext:value-type="float">
            <text:p>0,009033</text:p>
          </table:table-cell>
        </table:table-row>
        <table:table-row table:style-name="ro1">
          <table:table-cell office:value-type="string" calcext:value-type="string">
            <text:p>10 Mar 2017 14:10:00.000</text:p>
          </table:table-cell>
          <table:table-cell office:value-type="float" office:value="34.996" calcext:value-type="float">
            <text:p>34,996</text:p>
          </table:table-cell>
          <table:table-cell office:value-type="float" office:value="52.026" calcext:value-type="float">
            <text:p>52,026</text:p>
          </table:table-cell>
          <table:table-cell office:value-type="float" office:value="657.060293" calcext:value-type="float">
            <text:p>657,060293</text:p>
          </table:table-cell>
          <table:table-cell office:value-type="float" office:value="0.060641" calcext:value-type="float">
            <text:p>0,060641</text:p>
          </table:table-cell>
          <table:table-cell office:value-type="float" office:value="-0.016879" calcext:value-type="float">
            <text:p>-0,016879</text:p>
          </table:table-cell>
          <table:table-cell office:value-type="float" office:value="0.010293" calcext:value-type="float">
            <text:p>0,010293</text:p>
          </table:table-cell>
        </table:table-row>
        <table:table-row table:style-name="ro1">
          <table:table-cell office:value-type="string" calcext:value-type="string">
            <text:p>10 Mar 2017 14:11:00.000</text:p>
          </table:table-cell>
          <table:table-cell office:value-type="float" office:value="38.631" calcext:value-type="float">
            <text:p>38,631</text:p>
          </table:table-cell>
          <table:table-cell office:value-type="float" office:value="50.977" calcext:value-type="float">
            <text:p>50,977</text:p>
          </table:table-cell>
          <table:table-cell office:value-type="float" office:value="657.70923" calcext:value-type="float">
            <text:p>657,70923</text:p>
          </table:table-cell>
          <table:table-cell office:value-type="float" office:value="0.060513" calcext:value-type="float">
            <text:p>0,060513</text:p>
          </table:table-cell>
          <table:table-cell office:value-type="float" office:value="-0.018137" calcext:value-type="float">
            <text:p>-0,018137</text:p>
          </table:table-cell>
          <table:table-cell office:value-type="float" office:value="0.011285" calcext:value-type="float">
            <text:p>0,011285</text:p>
          </table:table-cell>
        </table:table-row>
        <table:table-row table:style-name="ro1">
          <table:table-cell office:value-type="string" calcext:value-type="string">
            <text:p>10 Mar 2017 14:12:00.000</text:p>
          </table:table-cell>
          <table:table-cell office:value-type="float" office:value="42.257" calcext:value-type="float">
            <text:p>42,257</text:p>
          </table:table-cell>
          <table:table-cell office:value-type="float" office:value="49.843" calcext:value-type="float">
            <text:p>49,843</text:p>
          </table:table-cell>
          <table:table-cell office:value-type="float" office:value="658.409298" calcext:value-type="float">
            <text:p>658,409298</text:p>
          </table:table-cell>
          <table:table-cell office:value-type="float" office:value="0.060361" calcext:value-type="float">
            <text:p>0,060361</text:p>
          </table:table-cell>
          <table:table-cell office:value-type="float" office:value="-0.01972" calcext:value-type="float">
            <text:p>-0,01972</text:p>
          </table:table-cell>
          <table:table-cell office:value-type="float" office:value="0.011997" calcext:value-type="float">
            <text:p>0,011997</text:p>
          </table:table-cell>
        </table:table-row>
        <table:table-row table:style-name="ro1">
          <table:table-cell office:value-type="string" calcext:value-type="string">
            <text:p>10 Mar 2017 14:13:00.000</text:p>
          </table:table-cell>
          <table:table-cell office:value-type="float" office:value="45.874" calcext:value-type="float">
            <text:p>45,874</text:p>
          </table:table-cell>
          <table:table-cell office:value-type="float" office:value="48.602" calcext:value-type="float">
            <text:p>48,602</text:p>
          </table:table-cell>
          <table:table-cell office:value-type="float" office:value="659.143456" calcext:value-type="float">
            <text:p>659,143456</text:p>
          </table:table-cell>
          <table:table-cell office:value-type="float" office:value="0.060177" calcext:value-type="float">
            <text:p>0,060177</text:p>
          </table:table-cell>
          <table:table-cell office:value-type="float" office:value="-0.02173" calcext:value-type="float">
            <text:p>-0,02173</text:p>
          </table:table-cell>
          <table:table-cell office:value-type="float" office:value="0.012422" calcext:value-type="float">
            <text:p>0,012422</text:p>
          </table:table-cell>
        </table:table-row>
        <table:table-row table:style-name="ro1">
          <table:table-cell office:value-type="string" calcext:value-type="string">
            <text:p>10 Mar 2017 14:14:00.000</text:p>
          </table:table-cell>
          <table:table-cell office:value-type="float" office:value="49.478" calcext:value-type="float">
            <text:p>49,478</text:p>
          </table:table-cell>
          <table:table-cell office:value-type="float" office:value="47.224" calcext:value-type="float">
            <text:p>47,224</text:p>
          </table:table-cell>
          <table:table-cell office:value-type="float" office:value="659.894408" calcext:value-type="float">
            <text:p>659,894408</text:p>
          </table:table-cell>
          <table:table-cell office:value-type="float" office:value="0.059952" calcext:value-type="float">
            <text:p>0,059952</text:p>
          </table:table-cell>
          <table:table-cell office:value-type="float" office:value="-0.02432" calcext:value-type="float">
            <text:p>-0,02432</text:p>
          </table:table-cell>
          <table:table-cell office:value-type="float" office:value="0.012558" calcext:value-type="float">
            <text:p>0,012558</text:p>
          </table:table-cell>
        </table:table-row>
        <table:table-row table:style-name="ro1">
          <table:table-cell office:value-type="string" calcext:value-type="string">
            <text:p>10 Mar 2017 14:15:00.000</text:p>
          </table:table-cell>
          <table:table-cell office:value-type="float" office:value="53.067" calcext:value-type="float">
            <text:p>53,067</text:p>
          </table:table-cell>
          <table:table-cell office:value-type="float" office:value="45.668" calcext:value-type="float">
            <text:p>45,668</text:p>
          </table:table-cell>
          <table:table-cell office:value-type="float" office:value="660.644906" calcext:value-type="float">
            <text:p>660,644906</text:p>
          </table:table-cell>
          <table:table-cell office:value-type="float" office:value="0.05967" calcext:value-type="float">
            <text:p>0,05967</text:p>
          </table:table-cell>
          <table:table-cell office:value-type="float" office:value="-0.027716" calcext:value-type="float">
            <text:p>-0,027716</text:p>
          </table:table-cell>
          <table:table-cell office:value-type="float" office:value="0.012409" calcext:value-type="float">
            <text:p>0,012409</text:p>
          </table:table-cell>
        </table:table-row>
        <table:table-row table:style-name="ro1">
          <table:table-cell office:value-type="string" calcext:value-type="string">
            <text:p>10 Mar 2017 14:16:00.000</text:p>
          </table:table-cell>
          <table:table-cell office:value-type="float" office:value="56.636" calcext:value-type="float">
            <text:p>56,636</text:p>
          </table:table-cell>
          <table:table-cell office:value-type="float" office:value="43.876" calcext:value-type="float">
            <text:p>43,876</text:p>
          </table:table-cell>
          <table:table-cell office:value-type="float" office:value="661.378057" calcext:value-type="float">
            <text:p>661,378057</text:p>
          </table:table-cell>
          <table:table-cell office:value-type="float" office:value="0.059306" calcext:value-type="float">
            <text:p>0,059306</text:p>
          </table:table-cell>
          <table:table-cell office:value-type="float" office:value="-0.032262" calcext:value-type="float">
            <text:p>-0,032262</text:p>
          </table:table-cell>
          <table:table-cell office:value-type="float" office:value="0.011983" calcext:value-type="float">
            <text:p>0,011983</text:p>
          </table:table-cell>
        </table:table-row>
        <table:table-row table:style-name="ro1">
          <table:table-cell office:value-type="string" calcext:value-type="string">
            <text:p>10 Mar 2017 14:17:00.000</text:p>
          </table:table-cell>
          <table:table-cell office:value-type="float" office:value="60.181" calcext:value-type="float">
            <text:p>60,181</text:p>
          </table:table-cell>
          <table:table-cell office:value-type="float" office:value="41.763" calcext:value-type="float">
            <text:p>41,763</text:p>
          </table:table-cell>
          <table:table-cell office:value-type="float" office:value="662.077616" calcext:value-type="float">
            <text:p>662,077616</text:p>
          </table:table-cell>
          <table:table-cell office:value-type="float" office:value="0.058819" calcext:value-type="float">
            <text:p>0,058819</text:p>
          </table:table-cell>
          <table:table-cell office:value-type="float" office:value="-0.03851" calcext:value-type="float">
            <text:p>-0,03851</text:p>
          </table:table-cell>
          <table:table-cell office:value-type="float" office:value="0.011293" calcext:value-type="float">
            <text:p>0,011293</text:p>
          </table:table-cell>
        </table:table-row>
        <table:table-row table:style-name="ro1">
          <table:table-cell office:value-type="string" calcext:value-type="string">
            <text:p>10 Mar 2017 14:18:00.000</text:p>
          </table:table-cell>
          <table:table-cell office:value-type="float" office:value="63.691" calcext:value-type="float">
            <text:p>63,691</text:p>
          </table:table-cell>
          <table:table-cell office:value-type="float" office:value="39.203" calcext:value-type="float">
            <text:p>39,203</text:p>
          </table:table-cell>
          <table:table-cell office:value-type="float" office:value="662.728271" calcext:value-type="float">
            <text:p>662,728271</text:p>
          </table:table-cell>
          <table:table-cell office:value-type="float" office:value="0.058141" calcext:value-type="float">
            <text:p>0,058141</text:p>
          </table:table-cell>
          <table:table-cell office:value-type="float" office:value="-0.047372" calcext:value-type="float">
            <text:p>-0,047372</text:p>
          </table:table-cell>
          <table:table-cell office:value-type="float" office:value="0.010357" calcext:value-type="float">
            <text:p>0,010357</text:p>
          </table:table-cell>
        </table:table-row>
        <table:table-row table:style-name="ro1">
          <table:table-cell office:value-type="string" calcext:value-type="string">
            <text:p>10 Mar 2017 14:19:00.000</text:p>
          </table:table-cell>
          <table:table-cell office:value-type="float" office:value="67.152" calcext:value-type="float">
            <text:p>67,152</text:p>
          </table:table-cell>
          <table:table-cell office:value-type="float" office:value="35.995" calcext:value-type="float">
            <text:p>35,995</text:p>
          </table:table-cell>
          <table:table-cell office:value-type="float" office:value="663.315901" calcext:value-type="float">
            <text:p>663,315901</text:p>
          </table:table-cell>
          <table:table-cell office:value-type="float" office:value="0.057149" calcext:value-type="float">
            <text:p>0,057149</text:p>
          </table:table-cell>
          <table:table-cell office:value-type="float" office:value="-0.06043" calcext:value-type="float">
            <text:p>-0,06043</text:p>
          </table:table-cell>
          <table:table-cell office:value-type="float" office:value="0.009196" calcext:value-type="float">
            <text:p>0,009196</text:p>
          </table:table-cell>
        </table:table-row>
        <table:table-row table:style-name="ro1">
          <table:table-cell office:value-type="string" calcext:value-type="string">
            <text:p>10 Mar 2017 14:20:00.000</text:p>
          </table:table-cell>
          <table:table-cell office:value-type="float" office:value="70.538" calcext:value-type="float">
            <text:p>70,538</text:p>
          </table:table-cell>
          <table:table-cell office:value-type="float" office:value="31.811" calcext:value-type="float">
            <text:p>31,811</text:p>
          </table:table-cell>
          <table:table-cell office:value-type="float" office:value="663.827817" calcext:value-type="float">
            <text:p>663,827817</text:p>
          </table:table-cell>
          <table:table-cell office:value-type="float" office:value="0.055609" calcext:value-type="float">
            <text:p>0,055609</text:p>
          </table:table-cell>
          <table:table-cell office:value-type="float" office:value="-0.080549" calcext:value-type="float">
            <text:p>-0,080549</text:p>
          </table:table-cell>
          <table:table-cell office:value-type="float" office:value="0.007838" calcext:value-type="float">
            <text:p>0,007838</text:p>
          </table:table-cell>
        </table:table-row>
        <table:table-row table:style-name="ro1">
          <table:table-cell office:value-type="string" calcext:value-type="string">
            <text:p>10 Mar 2017 14:21:00.000</text:p>
          </table:table-cell>
          <table:table-cell office:value-type="float" office:value="73.805" calcext:value-type="float">
            <text:p>73,805</text:p>
          </table:table-cell>
          <table:table-cell office:value-type="float" office:value="26.083" calcext:value-type="float">
            <text:p>26,083</text:p>
          </table:table-cell>
          <table:table-cell office:value-type="float" office:value="664.25298" calcext:value-type="float">
            <text:p>664,25298</text:p>
          </table:table-cell>
          <table:table-cell office:value-type="float" office:value="0.053045" calcext:value-type="float">
            <text:p>0,053045</text:p>
          </table:table-cell>
          <table:table-cell office:value-type="float" office:value="-0.113123" calcext:value-type="float">
            <text:p>-0,113123</text:p>
          </table:table-cell>
          <table:table-cell office:value-type="float" office:value="0.00631" calcext:value-type="float">
            <text:p>0,00631</text:p>
          </table:table-cell>
        </table:table-row>
        <table:table-row table:style-name="ro1">
          <table:table-cell office:value-type="string" calcext:value-type="string">
            <text:p>10 Mar 2017 14:22:00.000</text:p>
          </table:table-cell>
          <table:table-cell office:value-type="float" office:value="76.863" calcext:value-type="float">
            <text:p>76,863</text:p>
          </table:table-cell>
          <table:table-cell office:value-type="float" office:value="17.791" calcext:value-type="float">
            <text:p>17,791</text:p>
          </table:table-cell>
          <table:table-cell office:value-type="float" office:value="664.582182" calcext:value-type="float">
            <text:p>664,582182</text:p>
          </table:table-cell>
          <table:table-cell office:value-type="float" office:value="0.048426" calcext:value-type="float">
            <text:p>0,048426</text:p>
          </table:table-cell>
          <table:table-cell office:value-type="float" office:value="-0.168206" calcext:value-type="float">
            <text:p>-0,168206</text:p>
          </table:table-cell>
          <table:table-cell office:value-type="float" office:value="0.004645" calcext:value-type="float">
            <text:p>0,004645</text:p>
          </table:table-cell>
        </table:table-row>
        <table:table-row table:style-name="ro1">
          <table:table-cell office:value-type="string" calcext:value-type="string">
            <text:p>10 Mar 2017 14:23:00.000</text:p>
          </table:table-cell>
          <table:table-cell office:value-type="float" office:value="79.531" calcext:value-type="float">
            <text:p>79,531</text:p>
          </table:table-cell>
          <table:table-cell office:value-type="float" office:value="5.143" calcext:value-type="float">
            <text:p>5,143</text:p>
          </table:table-cell>
          <table:table-cell office:value-type="float" office:value="664.808204" calcext:value-type="float">
            <text:p>664,808204</text:p>
          </table:table-cell>
          <table:table-cell office:value-type="float" office:value="0.039494" calcext:value-type="float">
            <text:p>0,039494</text:p>
          </table:table-cell>
          <table:table-cell office:value-type="float" office:value="-0.260758" calcext:value-type="float">
            <text:p>-0,260758</text:p>
          </table:table-cell>
          <table:table-cell office:value-type="float" office:value="0.002876" calcext:value-type="float">
            <text:p>0,002876</text:p>
          </table:table-cell>
        </table:table-row>
        <table:table-row table:style-name="ro1">
          <table:table-cell office:value-type="string" calcext:value-type="string">
            <text:p>10 Mar 2017 14:24:00.000</text:p>
          </table:table-cell>
          <table:table-cell office:value-type="float" office:value="81.436" calcext:value-type="float">
            <text:p>81,436</text:p>
          </table:table-cell>
          <table:table-cell office:value-type="float" office:value="-14.232" calcext:value-type="float">
            <text:p>-14,232</text:p>
          </table:table-cell>
          <table:table-cell office:value-type="float" office:value="664.925935" calcext:value-type="float">
            <text:p>664,925935</text:p>
          </table:table-cell>
          <table:table-cell office:value-type="float" office:value="0.02229" calcext:value-type="float">
            <text:p>0,02229</text:p>
          </table:table-cell>
          <table:table-cell office:value-type="float" office:value="-0.386163" calcext:value-type="float">
            <text:p>-0,386163</text:p>
          </table:table-cell>
          <table:table-cell office:value-type="float" office:value="0.001041" calcext:value-type="float">
            <text:p>0,001041</text:p>
          </table:table-cell>
        </table:table-row>
        <table:table-row table:style-name="ro1">
          <table:table-cell office:value-type="string" calcext:value-type="string">
            <text:p>10 Mar 2017 14:25:00.000</text:p>
          </table:table-cell>
          <table:table-cell office:value-type="float" office:value="82.013" calcext:value-type="float">
            <text:p>82,013</text:p>
          </table:table-cell>
          <table:table-cell office:value-type="float" office:value="-39.85" calcext:value-type="float">
            <text:p>-39,85</text:p>
          </table:table-cell>
          <table:table-cell office:value-type="float" office:value="664.932457" calcext:value-type="float">
            <text:p>664,932457</text:p>
          </table:table-cell>
          <table:table-cell office:value-type="float" office:value="-0.003959" calcext:value-type="float">
            <text:p>-0,003959</text:p>
          </table:table-cell>
          <table:table-cell office:value-type="float" office:value="-0.442958" calcext:value-type="float">
            <text:p>-0,442958</text:p>
          </table:table-cell>
          <table:table-cell office:value-type="float" office:value="-0.000825" calcext:value-type="float">
            <text:p>-0,000825</text:p>
          </table:table-cell>
        </table:table-row>
        <table:table-row table:style-name="ro1">
          <table:table-cell office:value-type="string" calcext:value-type="string">
            <text:p>10 Mar 2017 14:26:00.000</text:p>
          </table:table-cell>
          <table:table-cell office:value-type="float" office:value="81.004" calcext:value-type="float">
            <text:p>81,004</text:p>
          </table:table-cell>
          <table:table-cell office:value-type="float" office:value="-64.181" calcext:value-type="float">
            <text:p>-64,181</text:p>
          </table:table-cell>
          <table:table-cell office:value-type="float" office:value="664.827099" calcext:value-type="float">
            <text:p>664,827099</text:p>
          </table:table-cell>
          <table:table-cell office:value-type="float" office:value="-0.02825" calcext:value-type="float">
            <text:p>-0,02825</text:p>
          </table:table-cell>
          <table:table-cell office:value-type="float" office:value="-0.350627" calcext:value-type="float">
            <text:p>-0,350627</text:p>
          </table:table-cell>
          <table:table-cell office:value-type="float" office:value="-0.002683" calcext:value-type="float">
            <text:p>-0,002683</text:p>
          </table:table-cell>
        </table:table-row>
        <table:table-row table:style-name="ro1">
          <table:table-cell office:value-type="string" calcext:value-type="string">
            <text:p>10 Mar 2017 14:27:00.000</text:p>
          </table:table-cell>
          <table:table-cell office:value-type="float" office:value="78.829" calcext:value-type="float">
            <text:p>78,829</text:p>
          </table:table-cell>
          <table:table-cell office:value-type="float" office:value="-81.448" calcext:value-type="float">
            <text:p>-81,448</text:p>
          </table:table-cell>
          <table:table-cell office:value-type="float" office:value="664.611444" calcext:value-type="float">
            <text:p>664,611444</text:p>
          </table:table-cell>
          <table:table-cell office:value-type="float" office:value="-0.04268" calcext:value-type="float">
            <text:p>-0,04268</text:p>
          </table:table-cell>
          <table:table-cell office:value-type="float" office:value="-0.22991" calcext:value-type="float">
            <text:p>-0,22991</text:p>
          </table:table-cell>
          <table:table-cell office:value-type="float" office:value="-0.004496" calcext:value-type="float">
            <text:p>-0,004496</text:p>
          </table:table-cell>
        </table:table-row>
        <table:table-row table:style-name="ro1">
          <table:table-cell office:value-type="string" calcext:value-type="string">
            <text:p>10 Mar 2017 14:28:00.000</text:p>
          </table:table-cell>
          <table:table-cell office:value-type="float" office:value="76.023" calcext:value-type="float">
            <text:p>76,023</text:p>
          </table:table-cell>
          <table:table-cell office:value-type="float" office:value="-92.622" calcext:value-type="float">
            <text:p>-92,622</text:p>
          </table:table-cell>
          <table:table-cell office:value-type="float" office:value="664.289309" calcext:value-type="float">
            <text:p>664,289309</text:p>
          </table:table-cell>
          <table:table-cell office:value-type="float" office:value="-0.05005" calcext:value-type="float">
            <text:p>-0,05005</text:p>
          </table:table-cell>
          <table:table-cell office:value-type="float" office:value="-0.149433" calcext:value-type="float">
            <text:p>-0,149433</text:p>
          </table:table-cell>
          <table:table-cell office:value-type="float" office:value="-0.006226" calcext:value-type="float">
            <text:p>-0,006226</text:p>
          </table:table-cell>
        </table:table-row>
        <table:table-row table:style-name="ro1">
          <table:table-cell office:value-type="string" calcext:value-type="string">
            <text:p>10 Mar 2017 14:29:00.000</text:p>
          </table:table-cell>
          <table:table-cell office:value-type="float" office:value="72.892" calcext:value-type="float">
            <text:p>72,892</text:p>
          </table:table-cell>
          <table:table-cell office:value-type="float" office:value="-100.043" calcext:value-type="float">
            <text:p>-100,043</text:p>
          </table:table-cell>
          <table:table-cell office:value-type="float" office:value="663.866683" calcext:value-type="float">
            <text:p>663,866683</text:p>
          </table:table-cell>
          <table:table-cell office:value-type="float" office:value="-0.053927" calcext:value-type="float">
            <text:p>-0,053927</text:p>
          </table:table-cell>
          <table:table-cell office:value-type="float" office:value="-0.102128" calcext:value-type="float">
            <text:p>-0,102128</text:p>
          </table:table-cell>
          <table:table-cell office:value-type="float" office:value="-0.00784" calcext:value-type="float">
            <text:p>-0,00784</text:p>
          </table:table-cell>
        </table:table-row>
        <table:table-row table:style-name="ro1">
          <table:table-cell office:value-type="string" calcext:value-type="string">
            <text:p>10 Mar 2017 14:30:00.000</text:p>
          </table:table-cell>
          <table:table-cell office:value-type="float" office:value="69.584" calcext:value-type="float">
            <text:p>69,584</text:p>
          </table:table-cell>
          <table:table-cell office:value-type="float" office:value="-105.254" calcext:value-type="float">
            <text:p>-105,254</text:p>
          </table:table-cell>
          <table:table-cell office:value-type="float" office:value="663.351629" calcext:value-type="float">
            <text:p>663,351629</text:p>
          </table:table-cell>
          <table:table-cell office:value-type="float" office:value="-0.056129" calcext:value-type="float">
            <text:p>-0,056129</text:p>
          </table:table-cell>
          <table:table-cell office:value-type="float" office:value="-0.073866" calcext:value-type="float">
            <text:p>-0,073866</text:p>
          </table:table-cell>
          <table:table-cell office:value-type="float" office:value="-0.009302" calcext:value-type="float">
            <text:p>-0,009302</text:p>
          </table:table-cell>
        </table:table-row>
        <table:table-row table:style-name="ro1">
          <table:table-cell office:value-type="string" calcext:value-type="string">
            <text:p>10 Mar 2017 14:31:00.000</text:p>
          </table:table-cell>
          <table:table-cell office:value-type="float" office:value="66.173" calcext:value-type="float">
            <text:p>66,173</text:p>
          </table:table-cell>
          <table:table-cell office:value-type="float" office:value="-109.116" calcext:value-type="float">
            <text:p>-109,116</text:p>
          </table:table-cell>
          <table:table-cell office:value-type="float" office:value="662.754158" calcext:value-type="float">
            <text:p>662,754158</text:p>
          </table:table-cell>
          <table:table-cell office:value-type="float" office:value="-0.057481" calcext:value-type="float">
            <text:p>-0,057481</text:p>
          </table:table-cell>
          <table:table-cell office:value-type="float" office:value="-0.05616" calcext:value-type="float">
            <text:p>-0,05616</text:p>
          </table:table-cell>
          <table:table-cell office:value-type="float" office:value="-0.010582" calcext:value-type="float">
            <text:p>-0,010582</text:p>
          </table:table-cell>
        </table:table-row>
        <table:table-row table:style-name="ro1">
          <table:table-cell office:value-type="string" calcext:value-type="string">
            <text:p>10 Mar 2017 14:32:00.000</text:p>
          </table:table-cell>
          <table:table-cell office:value-type="float" office:value="62.696" calcext:value-type="float">
            <text:p>62,696</text:p>
          </table:table-cell>
          <table:table-cell office:value-type="float" office:value="-112.113" calcext:value-type="float">
            <text:p>-112,113</text:p>
          </table:table-cell>
          <table:table-cell office:value-type="float" office:value="662.086055" calcext:value-type="float">
            <text:p>662,086055</text:p>
          </table:table-cell>
          <table:table-cell office:value-type="float" office:value="-0.058367" calcext:value-type="float">
            <text:p>-0,058367</text:p>
          </table:table-cell>
          <table:table-cell office:value-type="float" office:value="-0.044513" calcext:value-type="float">
            <text:p>-0,044513</text:p>
          </table:table-cell>
          <table:table-cell office:value-type="float" office:value="-0.011652" calcext:value-type="float">
            <text:p>-0,011652</text:p>
          </table:table-cell>
        </table:table-row>
        <table:table-row table:style-name="ro1">
          <table:table-cell office:value-type="string" calcext:value-type="string">
            <text:p>10 Mar 2017 14:33:00.000</text:p>
          </table:table-cell>
          <table:table-cell office:value-type="float" office:value="59.174" calcext:value-type="float">
            <text:p>59,174</text:p>
          </table:table-cell>
          <table:table-cell office:value-type="float" office:value="-114.53" calcext:value-type="float">
            <text:p>-114,53</text:p>
          </table:table-cell>
          <table:table-cell office:value-type="float" office:value="661.360695" calcext:value-type="float">
            <text:p>661,360695</text:p>
          </table:table-cell>
          <table:table-cell office:value-type="float" office:value="-0.058982" calcext:value-type="float">
            <text:p>-0,058982</text:p>
          </table:table-cell>
          <table:table-cell office:value-type="float" office:value="-0.036517" calcext:value-type="float">
            <text:p>-0,036517</text:p>
          </table:table-cell>
          <table:table-cell office:value-type="float" office:value="-0.012487" calcext:value-type="float">
            <text:p>-0,012487</text:p>
          </table:table-cell>
        </table:table-row>
        <table:table-row table:style-name="ro1">
          <table:table-cell office:value-type="string" calcext:value-type="string">
            <text:p>10 Mar 2017 14:34:00.000</text:p>
          </table:table-cell>
          <table:table-cell office:value-type="float" office:value="55.621" calcext:value-type="float">
            <text:p>55,621</text:p>
          </table:table-cell>
          <table:table-cell office:value-type="float" office:value="-116.541" calcext:value-type="float">
            <text:p>-116,541</text:p>
          </table:table-cell>
          <table:table-cell office:value-type="float" office:value="660.59281" calcext:value-type="float">
            <text:p>660,59281</text:p>
          </table:table-cell>
          <table:table-cell office:value-type="float" office:value="-0.059429" calcext:value-type="float">
            <text:p>-0,059429</text:p>
          </table:table-cell>
          <table:table-cell office:value-type="float" office:value="-0.030826" calcext:value-type="float">
            <text:p>-0,030826</text:p>
          </table:table-cell>
          <table:table-cell office:value-type="float" office:value="-0.013066" calcext:value-type="float">
            <text:p>-0,013066</text:p>
          </table:table-cell>
        </table:table-row>
        <table:table-row table:style-name="ro1">
          <table:table-cell office:value-type="string" calcext:value-type="string">
            <text:p>10 Mar 2017 14:35:00.000</text:p>
          </table:table-cell>
          <table:table-cell office:value-type="float" office:value="52.045" calcext:value-type="float">
            <text:p>52,045</text:p>
          </table:table-cell>
          <table:table-cell office:value-type="float" office:value="-118.259" calcext:value-type="float">
            <text:p>-118,259</text:p>
          </table:table-cell>
          <table:table-cell office:value-type="float" office:value="659.79825" calcext:value-type="float">
            <text:p>659,79825</text:p>
          </table:table-cell>
          <table:table-cell office:value-type="float" office:value="-0.059768" calcext:value-type="float">
            <text:p>-0,059768</text:p>
          </table:table-cell>
          <table:table-cell office:value-type="float" office:value="-0.026652" calcext:value-type="float">
            <text:p>-0,026652</text:p>
          </table:table-cell>
          <table:table-cell office:value-type="float" office:value="-0.013373" calcext:value-type="float">
            <text:p>-0,013373</text:p>
          </table:table-cell>
        </table:table-row>
        <table:table-row table:style-name="ro1">
          <table:table-cell office:value-type="string" calcext:value-type="string">
            <text:p>10 Mar 2017 14:36:00.000</text:p>
          </table:table-cell>
          <table:table-cell office:value-type="float" office:value="48.451" calcext:value-type="float">
            <text:p>48,451</text:p>
          </table:table-cell>
          <table:table-cell office:value-type="float" office:value="-119.76" calcext:value-type="float">
            <text:p>-119,76</text:p>
          </table:table-cell>
          <table:table-cell office:value-type="float" office:value="658.993706" calcext:value-type="float">
            <text:p>658,993706</text:p>
          </table:table-cell>
          <table:table-cell office:value-type="float" office:value="-0.060033" calcext:value-type="float">
            <text:p>-0,060033</text:p>
          </table:table-cell>
          <table:table-cell office:value-type="float" office:value="-0.023515" calcext:value-type="float">
            <text:p>-0,023515</text:p>
          </table:table-cell>
          <table:table-cell office:value-type="float" office:value="-0.013396" calcext:value-type="float">
            <text:p>-0,013396</text:p>
          </table:table-cell>
        </table:table-row>
        <table:table-row table:style-name="ro1">
          <table:table-cell office:value-type="string" calcext:value-type="string">
            <text:p>10 Mar 2017 14:37:00.000</text:p>
          </table:table-cell>
          <table:table-cell office:value-type="float" office:value="44.842" calcext:value-type="float">
            <text:p>44,842</text:p>
          </table:table-cell>
          <table:table-cell office:value-type="float" office:value="-121.095" calcext:value-type="float">
            <text:p>-121,095</text:p>
          </table:table-cell>
          <table:table-cell office:value-type="float" office:value="658.196427" calcext:value-type="float">
            <text:p>658,196427</text:p>
          </table:table-cell>
          <table:table-cell office:value-type="float" office:value="-0.060246" calcext:value-type="float">
            <text:p>-0,060246</text:p>
          </table:table-cell>
          <table:table-cell office:value-type="float" office:value="-0.021108" calcext:value-type="float">
            <text:p>-0,021108</text:p>
          </table:table-cell>
          <table:table-cell office:value-type="float" office:value="-0.013129" calcext:value-type="float">
            <text:p>-0,013129</text:p>
          </table:table-cell>
        </table:table-row>
        <table:table-row table:style-name="ro1">
          <table:table-cell office:value-type="string" calcext:value-type="string">
            <text:p>10 Mar 2017 14:38:00.000</text:p>
          </table:table-cell>
          <table:table-cell office:value-type="float" office:value="41.222" calcext:value-type="float">
            <text:p>41,222</text:p>
          </table:table-cell>
          <table:table-cell office:value-type="float" office:value="-122.303" calcext:value-type="float">
            <text:p>-122,303</text:p>
          </table:table-cell>
          <table:table-cell office:value-type="float" office:value="657.423921" calcext:value-type="float">
            <text:p>657,423921</text:p>
          </table:table-cell>
          <table:table-cell office:value-type="float" office:value="-0.060421" calcext:value-type="float">
            <text:p>-0,060421</text:p>
          </table:table-cell>
          <table:table-cell office:value-type="float" office:value="-0.019232" calcext:value-type="float">
            <text:p>-0,019232</text:p>
          </table:table-cell>
          <table:table-cell office:value-type="float" office:value="-0.012569" calcext:value-type="float">
            <text:p>-0,012569</text:p>
          </table:table-cell>
        </table:table-row>
        <table:table-row table:style-name="ro1">
          <table:table-cell office:value-type="string" calcext:value-type="string">
            <text:p>10 Mar 2017 14:39:00.000</text:p>
          </table:table-cell>
          <table:table-cell office:value-type="float" office:value="37.592" calcext:value-type="float">
            <text:p>37,592</text:p>
          </table:table-cell>
          <table:table-cell office:value-type="float" office:value="-123.411" calcext:value-type="float">
            <text:p>-123,411</text:p>
          </table:table-cell>
          <table:table-cell office:value-type="float" office:value="656.693648" calcext:value-type="float">
            <text:p>656,693648</text:p>
          </table:table-cell>
          <table:table-cell office:value-type="float" office:value="-0.060566" calcext:value-type="float">
            <text:p>-0,060566</text:p>
          </table:table-cell>
          <table:table-cell office:value-type="float" office:value="-0.017751" calcext:value-type="float">
            <text:p>-0,017751</text:p>
          </table:table-cell>
          <table:table-cell office:value-type="float" office:value="-0.011721" calcext:value-type="float">
            <text:p>-0,011721</text:p>
          </table:table-cell>
        </table:table-row>
        <table:table-row table:style-name="ro1">
          <table:table-cell office:value-type="string" calcext:value-type="string">
            <text:p>10 Mar 2017 14:40:00.000</text:p>
          </table:table-cell>
          <table:table-cell office:value-type="float" office:value="33.954" calcext:value-type="float">
            <text:p>33,954</text:p>
          </table:table-cell>
          <table:table-cell office:value-type="float" office:value="-124.439" calcext:value-type="float">
            <text:p>-124,439</text:p>
          </table:table-cell>
          <table:table-cell office:value-type="float" office:value="656.022707" calcext:value-type="float">
            <text:p>656,022707</text:p>
          </table:table-cell>
          <table:table-cell office:value-type="float" office:value="-0.060689" calcext:value-type="float">
            <text:p>-0,060689</text:p>
          </table:table-cell>
          <table:table-cell office:value-type="float" office:value="-0.016571" calcext:value-type="float">
            <text:p>-0,016571</text:p>
          </table:table-cell>
          <table:table-cell office:value-type="float" office:value="-0.010592" calcext:value-type="float">
            <text:p>-0,010592</text:p>
          </table:table-cell>
        </table:table-row>
        <table:table-row table:style-name="ro1">
          <table:table-cell office:value-type="string" calcext:value-type="string">
            <text:p>10 Mar 2017 14:41:00.000</text:p>
          </table:table-cell>
          <table:table-cell office:value-type="float" office:value="30.31" calcext:value-type="float">
            <text:p>30,31</text:p>
          </table:table-cell>
          <table:table-cell office:value-type="float" office:value="-125.404" calcext:value-type="float">
            <text:p>-125,404</text:p>
          </table:table-cell>
          <table:table-cell office:value-type="float" office:value="655.427532" calcext:value-type="float">
            <text:p>655,427532</text:p>
          </table:table-cell>
          <table:table-cell office:value-type="float" office:value="-0.060792" calcext:value-type="float">
            <text:p>-0,060792</text:p>
          </table:table-cell>
          <table:table-cell office:value-type="float" office:value="-0.015624" calcext:value-type="float">
            <text:p>-0,015624</text:p>
          </table:table-cell>
          <table:table-cell office:value-type="float" office:value="-0.009197" calcext:value-type="float">
            <text:p>-0,009197</text:p>
          </table:table-cell>
        </table:table-row>
        <table:table-row table:style-name="ro1">
          <table:table-cell office:value-type="string" calcext:value-type="string">
            <text:p>10 Mar 2017 14:42:00.000</text:p>
          </table:table-cell>
          <table:table-cell office:value-type="float" office:value="26.66" calcext:value-type="float">
            <text:p>26,66</text:p>
          </table:table-cell>
          <table:table-cell office:value-type="float" office:value="-126.318" calcext:value-type="float">
            <text:p>-126,318</text:p>
          </table:table-cell>
          <table:table-cell office:value-type="float" office:value="654.92359" calcext:value-type="float">
            <text:p>654,92359</text:p>
          </table:table-cell>
          <table:table-cell office:value-type="float" office:value="-0.060878" calcext:value-type="float">
            <text:p>-0,060878</text:p>
          </table:table-cell>
          <table:table-cell office:value-type="float" office:value="-0.014865" calcext:value-type="float">
            <text:p>-0,014865</text:p>
          </table:table-cell>
          <table:table-cell office:value-type="float" office:value="-0.007554" calcext:value-type="float">
            <text:p>-0,007554</text:p>
          </table:table-cell>
        </table:table-row>
        <table:table-row table:style-name="ro1">
          <table:table-cell office:value-type="string" calcext:value-type="string">
            <text:p>10 Mar 2017 14:43:00.000</text:p>
          </table:table-cell>
          <table:table-cell office:value-type="float" office:value="23.005" calcext:value-type="float">
            <text:p>23,005</text:p>
          </table:table-cell>
          <table:table-cell office:value-type="float" office:value="-127.191" calcext:value-type="float">
            <text:p>-127,191</text:p>
          </table:table-cell>
          <table:table-cell office:value-type="float" office:value="654.525095" calcext:value-type="float">
            <text:p>654,525095</text:p>
          </table:table-cell>
          <table:table-cell office:value-type="float" office:value="-0.06095" calcext:value-type="float">
            <text:p>-0,06095</text:p>
          </table:table-cell>
          <table:table-cell office:value-type="float" office:value="-0.014256" calcext:value-type="float">
            <text:p>-0,014256</text:p>
          </table:table-cell>
          <table:table-cell office:value-type="float" office:value="-0.005685" calcext:value-type="float">
            <text:p>-0,005685</text:p>
          </table:table-cell>
        </table:table-row>
        <table:table-row table:style-name="ro1">
          <table:table-cell office:value-type="string" calcext:value-type="string">
            <text:p>10 Mar 2017 14:44:00.000</text:p>
          </table:table-cell>
          <table:table-cell office:value-type="float" office:value="19.346" calcext:value-type="float">
            <text:p>19,346</text:p>
          </table:table-cell>
          <table:table-cell office:value-type="float" office:value="-128.031" calcext:value-type="float">
            <text:p>-128,031</text:p>
          </table:table-cell>
          <table:table-cell office:value-type="float" office:value="654.244743" calcext:value-type="float">
            <text:p>654,244743</text:p>
          </table:table-cell>
          <table:table-cell office:value-type="float" office:value="-0.061009" calcext:value-type="float">
            <text:p>-0,061009</text:p>
          </table:table-cell>
          <table:table-cell office:value-type="float" office:value="-0.013772" calcext:value-type="float">
            <text:p>-0,013772</text:p>
          </table:table-cell>
          <table:table-cell office:value-type="float" office:value="-0.00362" calcext:value-type="float">
            <text:p>-0,00362</text:p>
          </table:table-cell>
        </table:table-row>
        <table:table-row table:style-name="ro1">
          <table:table-cell office:value-type="string" calcext:value-type="string">
            <text:p>10 Mar 2017 14:45:00.000</text:p>
          </table:table-cell>
          <table:table-cell office:value-type="float" office:value="15.684" calcext:value-type="float">
            <text:p>15,684</text:p>
          </table:table-cell>
          <table:table-cell office:value-type="float" office:value="-128.846" calcext:value-type="float">
            <text:p>-128,846</text:p>
          </table:table-cell>
          <table:table-cell office:value-type="float" office:value="654.093465" calcext:value-type="float">
            <text:p>654,093465</text:p>
          </table:table-cell>
          <table:table-cell office:value-type="float" office:value="-0.061055" calcext:value-type="float">
            <text:p>-0,061055</text:p>
          </table:table-cell>
          <table:table-cell office:value-type="float" office:value="-0.013395" calcext:value-type="float">
            <text:p>-0,013395</text:p>
          </table:table-cell>
          <table:table-cell office:value-type="float" office:value="-0.001388" calcext:value-type="float">
            <text:p>-0,001388</text:p>
          </table:table-cell>
        </table:table-row>
        <table:table-row table:style-name="ro1">
          <table:table-cell office:value-type="string" calcext:value-type="string">
            <text:p>10 Mar 2017 14:46:00.000</text:p>
          </table:table-cell>
          <table:table-cell office:value-type="float" office:value="12.02" calcext:value-type="float">
            <text:p>12,02</text:p>
          </table:table-cell>
          <table:table-cell office:value-type="float" office:value="-129.641" calcext:value-type="float">
            <text:p>-129,641</text:p>
          </table:table-cell>
          <table:table-cell office:value-type="float" office:value="654.080215" calcext:value-type="float">
            <text:p>654,080215</text:p>
          </table:table-cell>
          <table:table-cell office:value-type="float" office:value="-0.061088" calcext:value-type="float">
            <text:p>-0,061088</text:p>
          </table:table-cell>
          <table:table-cell office:value-type="float" office:value="-0.013111" calcext:value-type="float">
            <text:p>-0,013111</text:p>
          </table:table-cell>
          <table:table-cell office:value-type="float" office:value="0.000976" calcext:value-type="float">
            <text:p>0,000976</text:p>
          </table:table-cell>
        </table:table-row>
        <table:table-row table:style-name="ro1">
          <table:table-cell office:value-type="string" calcext:value-type="string">
            <text:p>10 Mar 2017 14:47:00.000</text:p>
          </table:table-cell>
          <table:table-cell office:value-type="float" office:value="8.354" calcext:value-type="float">
            <text:p>8,354</text:p>
          </table:table-cell>
          <table:table-cell office:value-type="float" office:value="-130.421" calcext:value-type="float">
            <text:p>-130,421</text:p>
          </table:table-cell>
          <table:table-cell office:value-type="float" office:value="654.211786" calcext:value-type="float">
            <text:p>654,211786</text:p>
          </table:table-cell>
          <table:table-cell office:value-type="float" office:value="-0.06111" calcext:value-type="float">
            <text:p>-0,06111</text:p>
          </table:table-cell>
          <table:table-cell office:value-type="float" office:value="-0.012908" calcext:value-type="float">
            <text:p>-0,012908</text:p>
          </table:table-cell>
          <table:table-cell office:value-type="float" office:value="0.003433" calcext:value-type="float">
            <text:p>0,003433</text:p>
          </table:table-cell>
        </table:table-row>
        <table:table-row table:style-name="ro1">
          <table:table-cell office:value-type="string" calcext:value-type="string">
            <text:p>10 Mar 2017 14:48:00.000</text:p>
          </table:table-cell>
          <table:table-cell office:value-type="float" office:value="4.687" calcext:value-type="float">
            <text:p>4,687</text:p>
          </table:table-cell>
          <table:table-cell office:value-type="float" office:value="-131.191" calcext:value-type="float">
            <text:p>-131,191</text:p>
          </table:table-cell>
          <table:table-cell office:value-type="float" office:value="654.492665" calcext:value-type="float">
            <text:p>654,492665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82" calcext:value-type="float">
            <text:p>-0,012782</text:p>
          </table:table-cell>
          <table:table-cell office:value-type="float" office:value="0.005946" calcext:value-type="float">
            <text:p>0,005946</text:p>
          </table:table-cell>
        </table:table-row>
        <table:table-row table:style-name="ro1">
          <table:table-cell office:value-type="string" calcext:value-type="string">
            <text:p>10 Mar 2017 14:49:00.000</text:p>
          </table:table-cell>
          <table:table-cell office:value-type="float" office:value="1.019" calcext:value-type="float">
            <text:p>1,019</text:p>
          </table:table-cell>
          <table:table-cell office:value-type="float" office:value="-131.956" calcext:value-type="float">
            <text:p>-131,956</text:p>
          </table:table-cell>
          <table:table-cell office:value-type="float" office:value="654.924931" calcext:value-type="float">
            <text:p>654,924931</text:p>
          </table:table-cell>
          <table:table-cell office:value-type="float" office:value="-0.06112" calcext:value-type="float">
            <text:p>-0,06112</text:p>
          </table:table-cell>
          <table:table-cell office:value-type="float" office:value="-0.012726" calcext:value-type="float">
            <text:p>-0,012726</text:p>
          </table:table-cell>
          <table:table-cell office:value-type="float" office:value="0.008472" calcext:value-type="float">
            <text:p>0,008472</text:p>
          </table:table-cell>
        </table:table-row>
        <table:table-row table:style-name="ro1">
          <table:table-cell office:value-type="string" calcext:value-type="string">
            <text:p>10 Mar 2017 14:50:00.000</text:p>
          </table:table-cell>
          <table:table-cell office:value-type="float" office:value="-2.648" calcext:value-type="float">
            <text:p>-2,648</text:p>
          </table:table-cell>
          <table:table-cell office:value-type="float" office:value="-132.72" calcext:value-type="float">
            <text:p>-132,72</text:p>
          </table:table-cell>
          <table:table-cell office:value-type="float" office:value="655.508187" calcext:value-type="float">
            <text:p>655,508187</text:p>
          </table:table-cell>
          <table:table-cell office:value-type="float" office:value="-0.061108" calcext:value-type="float">
            <text:p>-0,061108</text:p>
          </table:table-cell>
          <table:table-cell office:value-type="float" office:value="-0.01274" calcext:value-type="float">
            <text:p>-0,01274</text:p>
          </table:table-cell>
          <table:table-cell office:value-type="float" office:value="0.010971" calcext:value-type="float">
            <text:p>0,010971</text:p>
          </table:table-cell>
        </table:table-row>
        <table:table-row table:style-name="ro1">
          <table:table-cell office:value-type="string" calcext:value-type="string">
            <text:p>10 Mar 2017 14:51:00.000</text:p>
          </table:table-cell>
          <table:table-cell office:value-type="float" office:value="-6.313" calcext:value-type="float">
            <text:p>-6,313</text:p>
          </table:table-cell>
          <table:table-cell office:value-type="float" office:value="-133.486" calcext:value-type="float">
            <text:p>-133,486</text:p>
          </table:table-cell>
          <table:table-cell office:value-type="float" office:value="656.239541" calcext:value-type="float">
            <text:p>656,239541</text:p>
          </table:table-cell>
          <table:table-cell office:value-type="float" office:value="-0.061085" calcext:value-type="float">
            <text:p>-0,061085</text:p>
          </table:table-cell>
          <table:table-cell office:value-type="float" office:value="-0.012824" calcext:value-type="float">
            <text:p>-0,012824</text:p>
          </table:table-cell>
          <table:table-cell office:value-type="float" office:value="0.013401" calcext:value-type="float">
            <text:p>0,013401</text:p>
          </table:table-cell>
        </table:table-row>
        <table:table-row table:style-name="ro1">
          <table:table-cell office:value-type="string" calcext:value-type="string">
            <text:p>10 Mar 2017 14:52:00.000</text:p>
          </table:table-cell>
          <table:table-cell office:value-type="float" office:value="-9.977" calcext:value-type="float">
            <text:p>-9,977</text:p>
          </table:table-cell>
          <table:table-cell office:value-type="float" office:value="-134.26" calcext:value-type="float">
            <text:p>-134,26</text:p>
          </table:table-cell>
          <table:table-cell office:value-type="float" office:value="657.113632" calcext:value-type="float">
            <text:p>657,113632</text:p>
          </table:table-cell>
          <table:table-cell office:value-type="float" office:value="-0.06105" calcext:value-type="float">
            <text:p>-0,06105</text:p>
          </table:table-cell>
          <table:table-cell office:value-type="float" office:value="-0.012981" calcext:value-type="float">
            <text:p>-0,012981</text:p>
          </table:table-cell>
          <table:table-cell office:value-type="float" office:value="0.015721" calcext:value-type="float">
            <text:p>0,015721</text:p>
          </table:table-cell>
        </table:table-row>
        <table:table-row table:style-name="ro1">
          <table:table-cell office:value-type="string" calcext:value-type="string">
            <text:p>10 Mar 2017 14:53:00.000</text:p>
          </table:table-cell>
          <table:table-cell office:value-type="float" office:value="-13.639" calcext:value-type="float">
            <text:p>-13,639</text:p>
          </table:table-cell>
          <table:table-cell office:value-type="float" office:value="-135.045" calcext:value-type="float">
            <text:p>-135,045</text:p>
          </table:table-cell>
          <table:table-cell office:value-type="float" office:value="658.122694" calcext:value-type="float">
            <text:p>658,122694</text:p>
          </table:table-cell>
          <table:table-cell office:value-type="float" office:value="-0.061004" calcext:value-type="float">
            <text:p>-0,061004</text:p>
          </table:table-cell>
          <table:table-cell office:value-type="float" office:value="-0.013215" calcext:value-type="float">
            <text:p>-0,013215</text:p>
          </table:table-cell>
          <table:table-cell office:value-type="float" office:value="0.017892" calcext:value-type="float">
            <text:p>0,017892</text:p>
          </table:table-cell>
        </table:table-row>
        <table:table-row table:style-name="ro1">
          <table:table-cell office:value-type="string" calcext:value-type="string">
            <text:p>10 Mar 2017 14:54:00.000</text:p>
          </table:table-cell>
          <table:table-cell office:value-type="float" office:value="-17.298" calcext:value-type="float">
            <text:p>-17,298</text:p>
          </table:table-cell>
          <table:table-cell office:value-type="float" office:value="-135.848" calcext:value-type="float">
            <text:p>-135,848</text:p>
          </table:table-cell>
          <table:table-cell office:value-type="float" office:value="659.256663" calcext:value-type="float">
            <text:p>659,256663</text:p>
          </table:table-cell>
          <table:table-cell office:value-type="float" office:value="-0.060947" calcext:value-type="float">
            <text:p>-0,060947</text:p>
          </table:table-cell>
          <table:table-cell office:value-type="float" office:value="-0.013536" calcext:value-type="float">
            <text:p>-0,013536</text:p>
          </table:table-cell>
          <table:table-cell office:value-type="float" office:value="0.019877" calcext:value-type="float">
            <text:p>0,019877</text:p>
          </table:table-cell>
        </table:table-row>
        <table:table-row table:style-name="ro1">
          <table:table-cell office:value-type="string" calcext:value-type="string">
            <text:p>10 Mar 2017 14:55:00.000</text:p>
          </table:table-cell>
          <table:table-cell office:value-type="float" office:value="-20.953" calcext:value-type="float">
            <text:p>-20,953</text:p>
          </table:table-cell>
          <table:table-cell office:value-type="float" office:value="-136.672" calcext:value-type="float">
            <text:p>-136,672</text:p>
          </table:table-cell>
          <table:table-cell office:value-type="float" office:value="660.503331" calcext:value-type="float">
            <text:p>660,503331</text:p>
          </table:table-cell>
          <table:table-cell office:value-type="float" office:value="-0.060878" calcext:value-type="float">
            <text:p>-0,060878</text:p>
          </table:table-cell>
          <table:table-cell office:value-type="float" office:value="-0.013953" calcext:value-type="float">
            <text:p>-0,013953</text:p>
          </table:table-cell>
          <table:table-cell office:value-type="float" office:value="0.021641" calcext:value-type="float">
            <text:p>0,021641</text:p>
          </table:table-cell>
        </table:table-row>
        <table:table-row table:style-name="ro1">
          <table:table-cell office:value-type="string" calcext:value-type="string">
            <text:p>10 Mar 2017 14:56:00.000</text:p>
          </table:table-cell>
          <table:table-cell office:value-type="float" office:value="-24.603" calcext:value-type="float">
            <text:p>-24,603</text:p>
          </table:table-cell>
          <table:table-cell office:value-type="float" office:value="-137.524" calcext:value-type="float">
            <text:p>-137,524</text:p>
          </table:table-cell>
          <table:table-cell office:value-type="float" office:value="661.848527" calcext:value-type="float">
            <text:p>661,848527</text:p>
          </table:table-cell>
          <table:table-cell office:value-type="float" office:value="-0.060796" calcext:value-type="float">
            <text:p>-0,060796</text:p>
          </table:table-cell>
          <table:table-cell office:value-type="float" office:value="-0.014484" calcext:value-type="float">
            <text:p>-0,014484</text:p>
          </table:table-cell>
          <table:table-cell office:value-type="float" office:value="0.023154" calcext:value-type="float">
            <text:p>0,023154</text:p>
          </table:table-cell>
        </table:table-row>
        <table:table-row table:style-name="ro1">
          <table:table-cell office:value-type="string" calcext:value-type="string">
            <text:p>10 Mar 2017 14:57:00.000</text:p>
          </table:table-cell>
          <table:table-cell office:value-type="float" office:value="-28.248" calcext:value-type="float">
            <text:p>-28,248</text:p>
          </table:table-cell>
          <table:table-cell office:value-type="float" office:value="-138.412" calcext:value-type="float">
            <text:p>-138,412</text:p>
          </table:table-cell>
          <table:table-cell office:value-type="float" office:value="663.276335" calcext:value-type="float">
            <text:p>663,276335</text:p>
          </table:table-cell>
          <table:table-cell office:value-type="float" office:value="-0.060701" calcext:value-type="float">
            <text:p>-0,060701</text:p>
          </table:table-cell>
          <table:table-cell office:value-type="float" office:value="-0.015149" calcext:value-type="float">
            <text:p>-0,015149</text:p>
          </table:table-cell>
          <table:table-cell office:value-type="float" office:value="0.024388" calcext:value-type="float">
            <text:p>0,024388</text:p>
          </table:table-cell>
        </table:table-row>
        <table:table-row table:style-name="ro1">
          <table:table-cell office:value-type="string" calcext:value-type="string">
            <text:p>10 Mar 2017 14:58:00.000</text:p>
          </table:table-cell>
          <table:table-cell office:value-type="float" office:value="-31.887" calcext:value-type="float">
            <text:p>-31,887</text:p>
          </table:table-cell>
          <table:table-cell office:value-type="float" office:value="-139.345" calcext:value-type="float">
            <text:p>-139,345</text:p>
          </table:table-cell>
          <table:table-cell office:value-type="float" office:value="664.769345" calcext:value-type="float">
            <text:p>664,769345</text:p>
          </table:table-cell>
          <table:table-cell office:value-type="float" office:value="-0.060592" calcext:value-type="float">
            <text:p>-0,060592</text:p>
          </table:table-cell>
          <table:table-cell office:value-type="float" office:value="-0.015978" calcext:value-type="float">
            <text:p>-0,015978</text:p>
          </table:table-cell>
          <table:table-cell office:value-type="float" office:value="0.025322" calcext:value-type="float">
            <text:p>0,025322</text:p>
          </table:table-cell>
        </table:table-row>
        <table:table-row table:style-name="ro1">
          <table:table-cell office:value-type="string" calcext:value-type="string">
            <text:p>10 Mar 2017 14:59:00.000</text:p>
          </table:table-cell>
          <table:table-cell office:value-type="float" office:value="-35.518" calcext:value-type="float">
            <text:p>-35,518</text:p>
          </table:table-cell>
          <table:table-cell office:value-type="float" office:value="-140.334" calcext:value-type="float">
            <text:p>-140,334</text:p>
          </table:table-cell>
          <table:table-cell office:value-type="float" office:value="666.30892" calcext:value-type="float">
            <text:p>666,30892</text:p>
          </table:table-cell>
          <table:table-cell office:value-type="float" office:value="-0.060466" calcext:value-type="float">
            <text:p>-0,060466</text:p>
          </table:table-cell>
          <table:table-cell office:value-type="float" office:value="-0.017009" calcext:value-type="float">
            <text:p>-0,017009</text:p>
          </table:table-cell>
          <table:table-cell office:value-type="float" office:value="0.025936" calcext:value-type="float">
            <text:p>0,025936</text:p>
          </table:table-cell>
        </table:table-row>
        <table:table-row table:style-name="ro1">
          <table:table-cell office:value-type="string" calcext:value-type="string">
            <text:p>10 Mar 2017 15:00:00.000</text:p>
          </table:table-cell>
          <table:table-cell office:value-type="float" office:value="-39.142" calcext:value-type="float">
            <text:p>-39,142</text:p>
          </table:table-cell>
          <table:table-cell office:value-type="float" office:value="-141.392" calcext:value-type="float">
            <text:p>-141,392</text:p>
          </table:table-cell>
          <table:table-cell office:value-type="float" office:value="667.87549" calcext:value-type="float">
            <text:p>667,87549</text:p>
          </table:table-cell>
          <table:table-cell office:value-type="float" office:value="-0.06032" calcext:value-type="float">
            <text:p>-0,06032</text:p>
          </table:table-cell>
          <table:table-cell office:value-type="float" office:value="-0.018298" calcext:value-type="float">
            <text:p>-0,018298</text:p>
          </table:table-cell>
          <table:table-cell office:value-type="float" office:value="0.026218" calcext:value-type="float">
            <text:p>0,026218</text:p>
          </table:table-cell>
        </table:table-row>
        <table:table-row table:style-name="ro1">
          <table:table-cell office:value-type="string" calcext:value-type="string">
            <text:p>10 Mar 2017 15:01:00.000</text:p>
          </table:table-cell>
          <table:table-cell office:value-type="float" office:value="-42.756" calcext:value-type="float">
            <text:p>-42,756</text:p>
          </table:table-cell>
          <table:table-cell office:value-type="float" office:value="-142.536" calcext:value-type="float">
            <text:p>-142,536</text:p>
          </table:table-cell>
          <table:table-cell office:value-type="float" office:value="669.448855" calcext:value-type="float">
            <text:p>669,448855</text:p>
          </table:table-cell>
          <table:table-cell office:value-type="float" office:value="-0.06015" calcext:value-type="float">
            <text:p>-0,06015</text:p>
          </table:table-cell>
          <table:table-cell office:value-type="float" office:value="-0.01992" calcext:value-type="float">
            <text:p>-0,01992</text:p>
          </table:table-cell>
          <table:table-cell office:value-type="float" office:value="0.02616" calcext:value-type="float">
            <text:p>0,02616</text:p>
          </table:table-cell>
        </table:table-row>
        <table:table-row table:style-name="ro1">
          <table:table-cell office:value-type="string" calcext:value-type="string">
            <text:p>10 Mar 2017 15:02:00.000</text:p>
          </table:table-cell>
          <table:table-cell office:value-type="float" office:value="-46.36" calcext:value-type="float">
            <text:p>-46,36</text:p>
          </table:table-cell>
          <table:table-cell office:value-type="float" office:value="-143.791" calcext:value-type="float">
            <text:p>-143,791</text:p>
          </table:table-cell>
          <table:table-cell office:value-type="float" office:value="671.008501" calcext:value-type="float">
            <text:p>671,008501</text:p>
          </table:table-cell>
          <table:table-cell office:value-type="float" office:value="-0.059948" calcext:value-type="float">
            <text:p>-0,059948</text:p>
          </table:table-cell>
          <table:table-cell office:value-type="float" office:value="-0.021982" calcext:value-type="float">
            <text:p>-0,021982</text:p>
          </table:table-cell>
          <table:table-cell office:value-type="float" office:value="0.025759" calcext:value-type="float">
            <text:p>0,025759</text:p>
          </table:table-cell>
        </table:table-row>
        <table:table-row table:style-name="ro1">
          <table:table-cell office:value-type="string" calcext:value-type="string">
            <text:p>10 Mar 2017 15:03:00.000</text:p>
          </table:table-cell>
          <table:table-cell office:value-type="float" office:value="-49.949" calcext:value-type="float">
            <text:p>-49,949</text:p>
          </table:table-cell>
          <table:table-cell office:value-type="float" office:value="-145.186" calcext:value-type="float">
            <text:p>-145,186</text:p>
          </table:table-cell>
          <table:table-cell office:value-type="float" office:value="672.53391" calcext:value-type="float">
            <text:p>672,53391</text:p>
          </table:table-cell>
          <table:table-cell office:value-type="float" office:value="-0.059705" calcext:value-type="float">
            <text:p>-0,059705</text:p>
          </table:table-cell>
          <table:table-cell office:value-type="float" office:value="-0.024641" calcext:value-type="float">
            <text:p>-0,024641</text:p>
          </table:table-cell>
          <table:table-cell office:value-type="float" office:value="0.025019" calcext:value-type="float">
            <text:p>0,025019</text:p>
          </table:table-cell>
        </table:table-row>
        <table:table-row table:style-name="ro1">
          <table:table-cell office:value-type="string" calcext:value-type="string">
            <text:p>10 Mar 2017 15:04:00.000</text:p>
          </table:table-cell>
          <table:table-cell office:value-type="float" office:value="-53.523" calcext:value-type="float">
            <text:p>-53,523</text:p>
          </table:table-cell>
          <table:table-cell office:value-type="float" office:value="-146.764" calcext:value-type="float">
            <text:p>-146,764</text:p>
          </table:table-cell>
          <table:table-cell office:value-type="float" office:value="674.004883" calcext:value-type="float">
            <text:p>674,004883</text:p>
          </table:table-cell>
          <table:table-cell office:value-type="float" office:value="-0.059404" calcext:value-type="float">
            <text:p>-0,059404</text:p>
          </table:table-cell>
          <table:table-cell office:value-type="float" office:value="-0.028132" calcext:value-type="float">
            <text:p>-0,028132</text:p>
          </table:table-cell>
          <table:table-cell office:value-type="float" office:value="0.023946" calcext:value-type="float">
            <text:p>0,023946</text:p>
          </table:table-cell>
        </table:table-row>
        <table:table-row table:style-name="ro1">
          <table:table-cell office:value-type="string" calcext:value-type="string">
            <text:p>10 Mar 2017 15:05:00.000</text:p>
          </table:table-cell>
          <table:table-cell office:value-type="float" office:value="-57.076" calcext:value-type="float">
            <text:p>-57,076</text:p>
          </table:table-cell>
          <table:table-cell office:value-type="float" office:value="-148.585" calcext:value-type="float">
            <text:p>-148,585</text:p>
          </table:table-cell>
          <table:table-cell office:value-type="float" office:value="675.401841" calcext:value-type="float">
            <text:p>675,401841</text:p>
          </table:table-cell>
          <table:table-cell office:value-type="float" office:value="-0.059019" calcext:value-type="float">
            <text:p>-0,059019</text:p>
          </table:table-cell>
          <table:table-cell office:value-type="float" office:value="-0.032814" calcext:value-type="float">
            <text:p>-0,032814</text:p>
          </table:table-cell>
          <table:table-cell office:value-type="float" office:value="0.022554" calcext:value-type="float">
            <text:p>0,022554</text:p>
          </table:table-cell>
        </table:table-row>
        <table:table-row table:style-name="ro1">
          <table:table-cell office:value-type="string" calcext:value-type="string">
            <text:p>10 Mar 2017 15:06:00.000</text:p>
          </table:table-cell>
          <table:table-cell office:value-type="float" office:value="-60.603" calcext:value-type="float">
            <text:p>-60,603</text:p>
          </table:table-cell>
          <table:table-cell office:value-type="float" office:value="-150.737" calcext:value-type="float">
            <text:p>-150,737</text:p>
          </table:table-cell>
          <table:table-cell office:value-type="float" office:value="676.706123" calcext:value-type="float">
            <text:p>676,706123</text:p>
          </table:table-cell>
          <table:table-cell office:value-type="float" office:value="-0.058507" calcext:value-type="float">
            <text:p>-0,058507</text:p>
          </table:table-cell>
          <table:table-cell office:value-type="float" office:value="-0.039264" calcext:value-type="float">
            <text:p>-0,039264</text:p>
          </table:table-cell>
          <table:table-cell office:value-type="float" office:value="0.02086" calcext:value-type="float">
            <text:p>0,02086</text:p>
          </table:table-cell>
        </table:table-row>
        <table:table-row table:style-name="ro1">
          <table:table-cell office:value-type="string" calcext:value-type="string">
            <text:p>10 Mar 2017 15:07:00.000</text:p>
          </table:table-cell>
          <table:table-cell office:value-type="float" office:value="-64.093" calcext:value-type="float">
            <text:p>-64,093</text:p>
          </table:table-cell>
          <table:table-cell office:value-type="float" office:value="-153.351" calcext:value-type="float">
            <text:p>-153,351</text:p>
          </table:table-cell>
          <table:table-cell office:value-type="float" office:value="677.900268" calcext:value-type="float">
            <text:p>677,900268</text:p>
          </table:table-cell>
          <table:table-cell office:value-type="float" office:value="-0.057797" calcext:value-type="float">
            <text:p>-0,057797</text:p>
          </table:table-cell>
          <table:table-cell office:value-type="float" office:value="-0.048436" calcext:value-type="float">
            <text:p>-0,048436</text:p>
          </table:table-cell>
          <table:table-cell office:value-type="float" office:value="0.018887" calcext:value-type="float">
            <text:p>0,018887</text:p>
          </table:table-cell>
        </table:table-row>
        <table:table-row table:style-name="ro1">
          <table:table-cell office:value-type="string" calcext:value-type="string">
            <text:p>10 Mar 2017 15:08:00.000</text:p>
          </table:table-cell>
          <table:table-cell office:value-type="float" office:value="-67.532" calcext:value-type="float">
            <text:p>-67,532</text:p>
          </table:table-cell>
          <table:table-cell office:value-type="float" office:value="-156.636" calcext:value-type="float">
            <text:p>-156,636</text:p>
          </table:table-cell>
          <table:table-cell office:value-type="float" office:value="678.968273" calcext:value-type="float">
            <text:p>678,968273</text:p>
          </table:table-cell>
          <table:table-cell office:value-type="float" office:value="-0.056759" calcext:value-type="float">
            <text:p>-0,056759</text:p>
          </table:table-cell>
          <table:table-cell office:value-type="float" office:value="-0.061989" calcext:value-type="float">
            <text:p>-0,061989</text:p>
          </table:table-cell>
          <table:table-cell office:value-type="float" office:value="0.016661" calcext:value-type="float">
            <text:p>0,016661</text:p>
          </table:table-cell>
        </table:table-row>
        <table:table-row table:style-name="ro1">
          <table:table-cell office:value-type="string" calcext:value-type="string">
            <text:p>10 Mar 2017 15:09:00.000</text:p>
          </table:table-cell>
          <table:table-cell office:value-type="float" office:value="-70.893" calcext:value-type="float">
            <text:p>-70,893</text:p>
          </table:table-cell>
          <table:table-cell office:value-type="float" office:value="-160.936" calcext:value-type="float">
            <text:p>-160,936</text:p>
          </table:table-cell>
          <table:table-cell office:value-type="float" office:value="679.89583" calcext:value-type="float">
            <text:p>679,89583</text:p>
          </table:table-cell>
          <table:table-cell office:value-type="float" office:value="-0.055145" calcext:value-type="float">
            <text:p>-0,055145</text:p>
          </table:table-cell>
          <table:table-cell office:value-type="float" office:value="-0.08294" calcext:value-type="float">
            <text:p>-0,08294</text:p>
          </table:table-cell>
          <table:table-cell office:value-type="float" office:value="0.014212" calcext:value-type="float">
            <text:p>0,014212</text:p>
          </table:table-cell>
        </table:table-row>
        <table:table-row table:style-name="ro1">
          <table:table-cell office:value-type="string" calcext:value-type="string">
            <text:p>10 Mar 2017 15:10:00.000</text:p>
          </table:table-cell>
          <table:table-cell office:value-type="float" office:value="-74.128" calcext:value-type="float">
            <text:p>-74,128</text:p>
          </table:table-cell>
          <table:table-cell office:value-type="float" office:value="-166.847" calcext:value-type="float">
            <text:p>-166,847</text:p>
          </table:table-cell>
          <table:table-cell office:value-type="float" office:value="680.670536" calcext:value-type="float">
            <text:p>680,670536</text:p>
          </table:table-cell>
          <table:table-cell office:value-type="float" office:value="-0.052448" calcext:value-type="float">
            <text:p>-0,052448</text:p>
          </table:table-cell>
          <table:table-cell office:value-type="float" office:value="-0.116961" calcext:value-type="float">
            <text:p>-0,116961</text:p>
          </table:table-cell>
          <table:table-cell office:value-type="float" office:value="0.011573" calcext:value-type="float">
            <text:p>0,011573</text:p>
          </table:table-cell>
        </table:table-row>
        <table:table-row table:style-name="ro1">
          <table:table-cell office:value-type="string" calcext:value-type="string">
            <text:p>10 Mar 2017 15:11:00.000</text:p>
          </table:table-cell>
          <table:table-cell office:value-type="float" office:value="-77.144" calcext:value-type="float">
            <text:p>-77,144</text:p>
          </table:table-cell>
          <table:table-cell office:value-type="float" office:value="-175.438" calcext:value-type="float">
            <text:p>-175,438</text:p>
          </table:table-cell>
          <table:table-cell office:value-type="float" office:value="681.282075" calcext:value-type="float">
            <text:p>681,282075</text:p>
          </table:table-cell>
          <table:table-cell office:value-type="float" office:value="-0.047572" calcext:value-type="float">
            <text:p>-0,047572</text:p>
          </table:table-cell>
          <table:table-cell office:value-type="float" office:value="-0.174514" calcext:value-type="float">
            <text:p>-0,174514</text:p>
          </table:table-cell>
          <table:table-cell office:value-type="float" office:value="0.008781" calcext:value-type="float">
            <text:p>0,008781</text:p>
          </table:table-cell>
        </table:table-row>
        <table:table-row table:style-name="ro1">
          <table:table-cell office:value-type="string" calcext:value-type="string">
            <text:p>10 Mar 2017 15:12:00.000</text:p>
          </table:table-cell>
          <table:table-cell office:value-type="float" office:value="-79.747" calcext:value-type="float">
            <text:p>-79,747</text:p>
          </table:table-cell>
          <table:table-cell office:value-type="float" office:value="171.438" calcext:value-type="float">
            <text:p>171,438</text:p>
          </table:table-cell>
          <table:table-cell office:value-type="float" office:value="681.722367" calcext:value-type="float">
            <text:p>681,722367</text:p>
          </table:table-cell>
          <table:table-cell office:value-type="float" office:value="-0.038133" calcext:value-type="float">
            <text:p>-0,038133</text:p>
          </table:table-cell>
          <table:table-cell office:value-type="float" office:value="-0.270282" calcext:value-type="float">
            <text:p>-0,270282</text:p>
          </table:table-cell>
          <table:table-cell office:value-type="float" office:value="0.005874" calcext:value-type="float">
            <text:p>0,005874</text:p>
          </table:table-cell>
        </table:table-row>
        <table:table-row table:style-name="ro1">
          <table:table-cell office:value-type="string" calcext:value-type="string">
            <text:p>10 Mar 2017 15:13:00.000</text:p>
          </table:table-cell>
          <table:table-cell office:value-type="float" office:value="-81.548" calcext:value-type="float">
            <text:p>-81,548</text:p>
          </table:table-cell>
          <table:table-cell office:value-type="float" office:value="151.48" calcext:value-type="float">
            <text:p>151,48</text:p>
          </table:table-cell>
          <table:table-cell office:value-type="float" office:value="681.985682" calcext:value-type="float">
            <text:p>681,985682</text:p>
          </table:table-cell>
          <table:table-cell office:value-type="float" office:value="-0.020178" calcext:value-type="float">
            <text:p>-0,020178</text:p>
          </table:table-cell>
          <table:table-cell office:value-type="float" office:value="-0.394386" calcext:value-type="float">
            <text:p>-0,394386</text:p>
          </table:table-cell>
          <table:table-cell office:value-type="float" office:value="0.002891" calcext:value-type="float">
            <text:p>0,002891</text:p>
          </table:table-cell>
        </table:table-row>
        <table:table-row table:style-name="ro1">
          <table:table-cell office:value-type="string" calcext:value-type="string">
            <text:p>10 Mar 2017 15:14:00.000</text:p>
          </table:table-cell>
          <table:table-cell office:value-type="float" office:value="-81.988" calcext:value-type="float">
            <text:p>-81,988</text:p>
          </table:table-cell>
          <table:table-cell office:value-type="float" office:value="125.724" calcext:value-type="float">
            <text:p>125,724</text:p>
          </table:table-cell>
          <table:table-cell office:value-type="float" office:value="682.068725" calcext:value-type="float">
            <text:p>682,068725</text:p>
          </table:table-cell>
          <table:table-cell office:value-type="float" office:value="0.006218" calcext:value-type="float">
            <text:p>0,006218</text:p>
          </table:table-cell>
          <table:table-cell office:value-type="float" office:value="-0.438078" calcext:value-type="float">
            <text:p>-0,438078</text:p>
          </table:table-cell>
          <table:table-cell office:value-type="float" office:value="-0.000126" calcext:value-type="float">
            <text:p>-0,000126</text:p>
          </table:table-cell>
        </table:table-row>
        <table:table-row table:style-name="ro1">
          <table:table-cell office:value-type="string" calcext:value-type="string">
            <text:p>10 Mar 2017 15:15:00.000</text:p>
          </table:table-cell>
          <table:table-cell office:value-type="float" office:value="-80.868" calcext:value-type="float">
            <text:p>-80,868</text:p>
          </table:table-cell>
          <table:table-cell office:value-type="float" office:value="101.971" calcext:value-type="float">
            <text:p>101,971</text:p>
          </table:table-cell>
          <table:table-cell office:value-type="float" office:value="681.970681" calcext:value-type="float">
            <text:p>681,970681</text:p>
          </table:table-cell>
          <table:table-cell office:value-type="float" office:value="0.029588" calcext:value-type="float">
            <text:p>0,029588</text:p>
          </table:table-cell>
          <table:table-cell office:value-type="float" office:value="-0.338851" calcext:value-type="float">
            <text:p>-0,338851</text:p>
          </table:table-cell>
          <table:table-cell office:value-type="float" office:value="-0.003136" calcext:value-type="float">
            <text:p>-0,003136</text:p>
          </table:table-cell>
        </table:table-row>
        <table:table-row table:style-name="ro1">
          <table:table-cell office:value-type="string" calcext:value-type="string">
            <text:p>10 Mar 2017 15:16:00.000</text:p>
          </table:table-cell>
          <table:table-cell office:value-type="float" office:value="-78.64" calcext:value-type="float">
            <text:p>-78,64</text:p>
          </table:table-cell>
          <table:table-cell office:value-type="float" office:value="85.327" calcext:value-type="float">
            <text:p>85,327</text:p>
          </table:table-cell>
          <table:table-cell office:value-type="float" office:value="681.693226" calcext:value-type="float">
            <text:p>681,693226</text:p>
          </table:table-cell>
          <table:table-cell office:value-type="float" office:value="0.043195" calcext:value-type="float">
            <text:p>0,043195</text:p>
          </table:table-cell>
          <table:table-cell office:value-type="float" office:value="-0.221499" calcext:value-type="float">
            <text:p>-0,221499</text:p>
          </table:table-cell>
          <table:table-cell office:value-type="float" office:value="-0.006097" calcext:value-type="float">
            <text:p>-0,006097</text:p>
          </table:table-cell>
        </table:table-row>
        <table:table-row table:style-name="ro1">
          <table:table-cell office:value-type="string" calcext:value-type="string">
            <text:p>10 Mar 2017 15:17:00.000</text:p>
          </table:table-cell>
          <table:table-cell office:value-type="float" office:value="-75.817" calcext:value-type="float">
            <text:p>-75,817</text:p>
          </table:table-cell>
          <table:table-cell office:value-type="float" office:value="74.541" calcext:value-type="float">
            <text:p>74,541</text:p>
          </table:table-cell>
          <table:table-cell office:value-type="float" office:value="681.240496" calcext:value-type="float">
            <text:p>681,240496</text:p>
          </table:table-cell>
          <table:table-cell office:value-type="float" office:value="0.050155" calcext:value-type="float">
            <text:p>0,050155</text:p>
          </table:table-cell>
          <table:table-cell office:value-type="float" office:value="-0.144651" calcext:value-type="float">
            <text:p>-0,144651</text:p>
          </table:table-cell>
          <table:table-cell office:value-type="float" office:value="-0.008969" calcext:value-type="float">
            <text:p>-0,008969</text:p>
          </table:table-cell>
        </table:table-row>
        <table:table-row table:style-name="ro1">
          <table:table-cell office:value-type="string" calcext:value-type="string">
            <text:p>10 Mar 2017 15:18:00.000</text:p>
          </table:table-cell>
          <table:table-cell office:value-type="float" office:value="-72.686" calcext:value-type="float">
            <text:p>-72,686</text:p>
          </table:table-cell>
          <table:table-cell office:value-type="float" office:value="67.338" calcext:value-type="float">
            <text:p>67,338</text:p>
          </table:table-cell>
          <table:table-cell office:value-type="float" office:value="680.619034" calcext:value-type="float">
            <text:p>680,619034</text:p>
          </table:table-cell>
          <table:table-cell office:value-type="float" office:value="0.053847" calcext:value-type="float">
            <text:p>0,053847</text:p>
          </table:table-cell>
          <table:table-cell office:value-type="float" office:value="-0.099427" calcext:value-type="float">
            <text:p>-0,099427</text:p>
          </table:table-cell>
          <table:table-cell office:value-type="float" office:value="-0.011713" calcext:value-type="float">
            <text:p>-0,011713</text:p>
          </table:table-cell>
        </table:table-row>
        <table:table-row table:style-name="ro1">
          <table:table-cell office:value-type="string" calcext:value-type="string">
            <text:p>10 Mar 2017 15:19:00.000</text:p>
          </table:table-cell>
          <table:table-cell office:value-type="float" office:value="-69.386" calcext:value-type="float">
            <text:p>-69,386</text:p>
          </table:table-cell>
          <table:table-cell office:value-type="float" office:value="62.252" calcext:value-type="float">
            <text:p>62,252</text:p>
          </table:table-cell>
          <table:table-cell office:value-type="float" office:value="679.837686" calcext:value-type="float">
            <text:p>679,837686</text:p>
          </table:table-cell>
          <table:table-cell office:value-type="float" office:value="0.055964" calcext:value-type="float">
            <text:p>0,055964</text:p>
          </table:table-cell>
          <table:table-cell office:value-type="float" office:value="-0.07227" calcext:value-type="float">
            <text:p>-0,07227</text:p>
          </table:table-cell>
          <table:table-cell office:value-type="float" office:value="-0.014291" calcext:value-type="float">
            <text:p>-0,014291</text:p>
          </table:table-cell>
        </table:table-row>
        <table:table-row table:style-name="ro1">
          <table:table-cell office:value-type="string" calcext:value-type="string">
            <text:p>10 Mar 2017 15:20:00.000</text:p>
          </table:table-cell>
          <table:table-cell office:value-type="float" office:value="-65.986" calcext:value-type="float">
            <text:p>-65,986</text:p>
          </table:table-cell>
          <table:table-cell office:value-type="float" office:value="58.467" calcext:value-type="float">
            <text:p>58,467</text:p>
          </table:table-cell>
          <table:table-cell office:value-type="float" office:value="678.907475" calcext:value-type="float">
            <text:p>678,907475</text:p>
          </table:table-cell>
          <table:table-cell office:value-type="float" office:value="0.057274" calcext:value-type="float">
            <text:p>0,057274</text:p>
          </table:table-cell>
          <table:table-cell office:value-type="float" office:value="-0.055167" calcext:value-type="float">
            <text:p>-0,055167</text:p>
          </table:table-cell>
          <table:table-cell office:value-type="float" office:value="-0.016668" calcext:value-type="float">
            <text:p>-0,016668</text:p>
          </table:table-cell>
        </table:table-row>
        <table:table-row table:style-name="ro1">
          <table:table-cell office:value-type="string" calcext:value-type="string">
            <text:p>10 Mar 2017 15:21:00.000</text:p>
          </table:table-cell>
          <table:table-cell office:value-type="float" office:value="-62.522" calcext:value-type="float">
            <text:p>-62,522</text:p>
          </table:table-cell>
          <table:table-cell office:value-type="float" office:value="55.518" calcext:value-type="float">
            <text:p>55,518</text:p>
          </table:table-cell>
          <table:table-cell office:value-type="float" office:value="677.841432" calcext:value-type="float">
            <text:p>677,841432</text:p>
          </table:table-cell>
          <table:table-cell office:value-type="float" office:value="0.058141" calcext:value-type="float">
            <text:p>0,058141</text:p>
          </table:table-cell>
          <table:table-cell office:value-type="float" office:value="-0.043866" calcext:value-type="float">
            <text:p>-0,043866</text:p>
          </table:table-cell>
          <table:table-cell office:value-type="float" office:value="-0.018812" calcext:value-type="float">
            <text:p>-0,018812</text:p>
          </table:table-cell>
        </table:table-row>
        <table:table-row table:style-name="ro1">
          <table:table-cell office:value-type="string" calcext:value-type="string">
            <text:p>10 Mar 2017 15:22:00.000</text:p>
          </table:table-cell>
          <table:table-cell office:value-type="float" office:value="-59.014" calcext:value-type="float">
            <text:p>-59,014</text:p>
          </table:table-cell>
          <table:table-cell office:value-type="float" office:value="53.133" calcext:value-type="float">
            <text:p>53,133</text:p>
          </table:table-cell>
          <table:table-cell office:value-type="float" office:value="676.65441" calcext:value-type="float">
            <text:p>676,65441</text:p>
          </table:table-cell>
          <table:table-cell office:value-type="float" office:value="0.058749" calcext:value-type="float">
            <text:p>0,058749</text:p>
          </table:table-cell>
          <table:table-cell office:value-type="float" office:value="-0.036078" calcext:value-type="float">
            <text:p>-0,036078</text:p>
          </table:table-cell>
          <table:table-cell office:value-type="float" office:value="-0.020695" calcext:value-type="float">
            <text:p>-0,020695</text:p>
          </table:table-cell>
        </table:table-row>
        <table:table-row table:style-name="ro1">
          <table:table-cell office:value-type="string" calcext:value-type="string">
            <text:p>10 Mar 2017 15:23:00.000</text:p>
          </table:table-cell>
          <table:table-cell office:value-type="float" office:value="-55.475" calcext:value-type="float">
            <text:p>-55,475</text:p>
          </table:table-cell>
          <table:table-cell office:value-type="float" office:value="51.144" calcext:value-type="float">
            <text:p>51,144</text:p>
          </table:table-cell>
          <table:table-cell office:value-type="float" office:value="675.362856" calcext:value-type="float">
            <text:p>675,362856</text:p>
          </table:table-cell>
          <table:table-cell office:value-type="float" office:value="0.059195" calcext:value-type="float">
            <text:p>0,059195</text:p>
          </table:table-cell>
          <table:table-cell office:value-type="float" office:value="-0.030518" calcext:value-type="float">
            <text:p>-0,030518</text:p>
          </table:table-cell>
          <table:table-cell office:value-type="float" office:value="-0.022292" calcext:value-type="float">
            <text:p>-0,022292</text:p>
          </table:table-cell>
        </table:table-row>
        <table:table-row table:style-name="ro1">
          <table:table-cell office:value-type="string" calcext:value-type="string">
            <text:p>10 Mar 2017 15:24:00.000</text:p>
          </table:table-cell>
          <table:table-cell office:value-type="float" office:value="-51.913" calcext:value-type="float">
            <text:p>-51,913</text:p>
          </table:table-cell>
          <table:table-cell office:value-type="float" office:value="49.442" calcext:value-type="float">
            <text:p>49,442</text:p>
          </table:table-cell>
          <table:table-cell office:value-type="float" office:value="673.984569" calcext:value-type="float">
            <text:p>673,984569</text:p>
          </table:table-cell>
          <table:table-cell office:value-type="float" office:value="0.059538" calcext:value-type="float">
            <text:p>0,059538</text:p>
          </table:table-cell>
          <table:table-cell office:value-type="float" office:value="-0.02643" calcext:value-type="float">
            <text:p>-0,02643</text:p>
          </table:table-cell>
          <table:table-cell office:value-type="float" office:value="-0.023583" calcext:value-type="float">
            <text:p>-0,023583</text:p>
          </table:table-cell>
        </table:table-row>
        <table:table-row table:style-name="ro1">
          <table:table-cell office:value-type="string" calcext:value-type="string">
            <text:p>10 Mar 2017 15:25:00.000</text:p>
          </table:table-cell>
          <table:table-cell office:value-type="float" office:value="-48.332" calcext:value-type="float">
            <text:p>-48,332</text:p>
          </table:table-cell>
          <table:table-cell office:value-type="float" office:value="47.952" calcext:value-type="float">
            <text:p>47,952</text:p>
          </table:table-cell>
          <table:table-cell office:value-type="float" office:value="672.538427" calcext:value-type="float">
            <text:p>672,538427</text:p>
          </table:table-cell>
          <table:table-cell office:value-type="float" office:value="0.059809" calcext:value-type="float">
            <text:p>0,059809</text:p>
          </table:table-cell>
          <table:table-cell office:value-type="float" office:value="-0.023351" calcext:value-type="float">
            <text:p>-0,023351</text:p>
          </table:table-cell>
          <table:table-cell office:value-type="float" office:value="-0.024552" calcext:value-type="float">
            <text:p>-0,024552</text:p>
          </table:table-cell>
        </table:table-row>
        <table:table-row table:style-name="ro1">
          <table:table-cell office:value-type="string" calcext:value-type="string">
            <text:p>10 Mar 2017 15:26:00.000</text:p>
          </table:table-cell>
          <table:table-cell office:value-type="float" office:value="-44.737" calcext:value-type="float">
            <text:p>-44,737</text:p>
          </table:table-cell>
          <table:table-cell office:value-type="float" office:value="46.625" calcext:value-type="float">
            <text:p>46,625</text:p>
          </table:table-cell>
          <table:table-cell office:value-type="float" office:value="671.044105" calcext:value-type="float">
            <text:p>671,044105</text:p>
          </table:table-cell>
          <table:table-cell office:value-type="float" office:value="0.060031" calcext:value-type="float">
            <text:p>0,060031</text:p>
          </table:table-cell>
          <table:table-cell office:value-type="float" office:value="-0.020985" calcext:value-type="float">
            <text:p>-0,020985</text:p>
          </table:table-cell>
          <table:table-cell office:value-type="float" office:value="-0.025189" calcext:value-type="float">
            <text:p>-0,025189</text:p>
          </table:table-cell>
        </table:table-row>
        <table:table-row table:style-name="ro1">
          <table:table-cell office:value-type="string" calcext:value-type="string">
            <text:p>10 Mar 2017 15:27:00.000</text:p>
          </table:table-cell>
          <table:table-cell office:value-type="float" office:value="-41.129" calcext:value-type="float">
            <text:p>-41,129</text:p>
          </table:table-cell>
          <table:table-cell office:value-type="float" office:value="45.424" calcext:value-type="float">
            <text:p>45,424</text:p>
          </table:table-cell>
          <table:table-cell office:value-type="float" office:value="669.521771" calcext:value-type="float">
            <text:p>669,521771</text:p>
          </table:table-cell>
          <table:table-cell office:value-type="float" office:value="0.060217" calcext:value-type="float">
            <text:p>0,060217</text:p>
          </table:table-cell>
          <table:table-cell office:value-type="float" office:value="-0.019138" calcext:value-type="float">
            <text:p>-0,019138</text:p>
          </table:table-cell>
          <table:table-cell office:value-type="float" office:value="-0.025487" calcext:value-type="float">
            <text:p>-0,025487</text:p>
          </table:table-cell>
        </table:table-row>
        <table:table-row table:style-name="ro1">
          <table:table-cell office:value-type="string" calcext:value-type="string">
            <text:p>10 Mar 2017 15:28:00.000</text:p>
          </table:table-cell>
          <table:table-cell office:value-type="float" office:value="-37.511" calcext:value-type="float">
            <text:p>-37,511</text:p>
          </table:table-cell>
          <table:table-cell office:value-type="float" office:value="44.321" calcext:value-type="float">
            <text:p>44,321</text:p>
          </table:table-cell>
          <table:table-cell office:value-type="float" office:value="667.991778" calcext:value-type="float">
            <text:p>667,991778</text:p>
          </table:table-cell>
          <table:table-cell office:value-type="float" office:value="0.060374" calcext:value-type="float">
            <text:p>0,060374</text:p>
          </table:table-cell>
          <table:table-cell office:value-type="float" office:value="-0.017678" calcext:value-type="float">
            <text:p>-0,017678</text:p>
          </table:table-cell>
          <table:table-cell office:value-type="float" office:value="-0.025446" calcext:value-type="float">
            <text:p>-0,025446</text:p>
          </table:table-cell>
        </table:table-row>
        <table:table-row table:style-name="ro1">
          <table:table-cell office:value-type="string" calcext:value-type="string">
            <text:p>10 Mar 2017 15:29:00.000</text:p>
          </table:table-cell>
          <table:table-cell office:value-type="float" office:value="-33.884" calcext:value-type="float">
            <text:p>-33,884</text:p>
          </table:table-cell>
          <table:table-cell office:value-type="float" office:value="43.296" calcext:value-type="float">
            <text:p>43,296</text:p>
          </table:table-cell>
          <table:table-cell office:value-type="float" office:value="666.474346" calcext:value-type="float">
            <text:p>666,474346</text:p>
          </table:table-cell>
          <table:table-cell office:value-type="float" office:value="0.06051" calcext:value-type="float">
            <text:p>0,06051</text:p>
          </table:table-cell>
          <table:table-cell office:value-type="float" office:value="-0.016514" calcext:value-type="float">
            <text:p>-0,016514</text:p>
          </table:table-cell>
          <table:table-cell office:value-type="float" office:value="-0.025071" calcext:value-type="float">
            <text:p>-0,025071</text:p>
          </table:table-cell>
        </table:table-row>
        <table:table-row table:style-name="ro1">
          <table:table-cell office:value-type="string" calcext:value-type="string">
            <text:p>10 Mar 2017 15:30:00.000</text:p>
          </table:table-cell>
          <table:table-cell office:value-type="float" office:value="-30.25" calcext:value-type="float">
            <text:p>-30,25</text:p>
          </table:table-cell>
          <table:table-cell office:value-type="float" office:value="42.335" calcext:value-type="float">
            <text:p>42,335</text:p>
          </table:table-cell>
          <table:table-cell office:value-type="float" office:value="664.989253" calcext:value-type="float">
            <text:p>664,989253</text:p>
          </table:table-cell>
          <table:table-cell office:value-type="float" office:value="0.060627" calcext:value-type="float">
            <text:p>0,060627</text:p>
          </table:table-cell>
          <table:table-cell office:value-type="float" office:value="-0.01558" calcext:value-type="float">
            <text:p>-0,01558</text:p>
          </table:table-cell>
          <table:table-cell office:value-type="float" office:value="-0.024372" calcext:value-type="float">
            <text:p>-0,024372</text:p>
          </table:table-cell>
        </table:table-row>
        <table:table-row table:style-name="ro1">
          <table:table-cell office:value-type="string" calcext:value-type="string">
            <text:p>10 Mar 2017 15:31:00.000</text:p>
          </table:table-cell>
          <table:table-cell office:value-type="float" office:value="-26.61" calcext:value-type="float">
            <text:p>-26,61</text:p>
          </table:table-cell>
          <table:table-cell office:value-type="float" office:value="41.423" calcext:value-type="float">
            <text:p>41,423</text:p>
          </table:table-cell>
          <table:table-cell office:value-type="float" office:value="663.555521" calcext:value-type="float">
            <text:p>663,555521</text:p>
          </table:table-cell>
          <table:table-cell office:value-type="float" office:value="0.060729" calcext:value-type="float">
            <text:p>0,060729</text:p>
          </table:table-cell>
          <table:table-cell office:value-type="float" office:value="-0.014829" calcext:value-type="float">
            <text:p>-0,014829</text:p>
          </table:table-cell>
          <table:table-cell office:value-type="float" office:value="-0.023364" calcext:value-type="float">
            <text:p>-0,023364</text:p>
          </table:table-cell>
        </table:table-row>
        <table:table-row table:style-name="ro1">
          <table:table-cell office:value-type="string" calcext:value-type="string">
            <text:p>10 Mar 2017 15:32:00.000</text:p>
          </table:table-cell>
          <table:table-cell office:value-type="float" office:value="-22.963" calcext:value-type="float">
            <text:p>-22,963</text:p>
          </table:table-cell>
          <table:table-cell office:value-type="float" office:value="40.552" calcext:value-type="float">
            <text:p>40,552</text:p>
          </table:table-cell>
          <table:table-cell office:value-type="float" office:value="662.191122" calcext:value-type="float">
            <text:p>662,191122</text:p>
          </table:table-cell>
          <table:table-cell office:value-type="float" office:value="0.060818" calcext:value-type="float">
            <text:p>0,060818</text:p>
          </table:table-cell>
          <table:table-cell office:value-type="float" office:value="-0.014228" calcext:value-type="float">
            <text:p>-0,014228</text:p>
          </table:table-cell>
          <table:table-cell office:value-type="float" office:value="-0.022067" calcext:value-type="float">
            <text:p>-0,022067</text:p>
          </table:table-cell>
        </table:table-row>
        <table:table-row table:style-name="ro1">
          <table:table-cell office:value-type="string" calcext:value-type="string">
            <text:p>10 Mar 2017 15:33:00.000</text:p>
          </table:table-cell>
          <table:table-cell office:value-type="float" office:value="-19.312" calcext:value-type="float">
            <text:p>-19,312</text:p>
          </table:table-cell>
          <table:table-cell office:value-type="float" office:value="39.713" calcext:value-type="float">
            <text:p>39,713</text:p>
          </table:table-cell>
          <table:table-cell office:value-type="float" office:value="660.912694" calcext:value-type="float">
            <text:p>660,912694</text:p>
          </table:table-cell>
          <table:table-cell office:value-type="float" office:value="0.060893" calcext:value-type="float">
            <text:p>0,060893</text:p>
          </table:table-cell>
          <table:table-cell office:value-type="float" office:value="-0.01375" calcext:value-type="float">
            <text:p>-0,01375</text:p>
          </table:table-cell>
          <table:table-cell office:value-type="float" office:value="-0.020505" calcext:value-type="float">
            <text:p>-0,020505</text:p>
          </table:table-cell>
        </table:table-row>
        <table:table-row table:style-name="ro1">
          <table:table-cell office:value-type="string" calcext:value-type="string">
            <text:p>10 Mar 2017 15:34:00.000</text:p>
          </table:table-cell>
          <table:table-cell office:value-type="float" office:value="-15.656" calcext:value-type="float">
            <text:p>-15,656</text:p>
          </table:table-cell>
          <table:table-cell office:value-type="float" office:value="38.9" calcext:value-type="float">
            <text:p>38,9</text:p>
          </table:table-cell>
          <table:table-cell office:value-type="float" office:value="659.735284" calcext:value-type="float">
            <text:p>659,735284</text:p>
          </table:table-cell>
          <table:table-cell office:value-type="float" office:value="0.060957" calcext:value-type="float">
            <text:p>0,060957</text:p>
          </table:table-cell>
          <table:table-cell office:value-type="float" office:value="-0.013378" calcext:value-type="float">
            <text:p>-0,013378</text:p>
          </table:table-cell>
          <table:table-cell office:value-type="float" office:value="-0.018707" calcext:value-type="float">
            <text:p>-0,018707</text:p>
          </table:table-cell>
        </table:table-row>
        <table:table-row table:style-name="ro1">
          <table:table-cell office:value-type="string" calcext:value-type="string">
            <text:p>10 Mar 2017 15:35:00.000</text:p>
          </table:table-cell>
          <table:table-cell office:value-type="float" office:value="-11.997" calcext:value-type="float">
            <text:p>-11,997</text:p>
          </table:table-cell>
          <table:table-cell office:value-type="float" office:value="38.106" calcext:value-type="float">
            <text:p>38,106</text:p>
          </table:table-cell>
          <table:table-cell office:value-type="float" office:value="658.672109" calcext:value-type="float">
            <text:p>658,672109</text:p>
          </table:table-cell>
          <table:table-cell office:value-type="float" office:value="0.061008" calcext:value-type="float">
            <text:p>0,061008</text:p>
          </table:table-cell>
          <table:table-cell office:value-type="float" office:value="-0.013098" calcext:value-type="float">
            <text:p>-0,013098</text:p>
          </table:table-cell>
          <table:table-cell office:value-type="float" office:value="-0.016705" calcext:value-type="float">
            <text:p>-0,016705</text:p>
          </table:table-cell>
        </table:table-row>
        <table:table-row table:style-name="ro1">
          <table:table-cell office:value-type="string" calcext:value-type="string">
            <text:p>10 Mar 2017 15:36:00.000</text:p>
          </table:table-cell>
          <table:table-cell office:value-type="float" office:value="-8.335" calcext:value-type="float">
            <text:p>-8,335</text:p>
          </table:table-cell>
          <table:table-cell office:value-type="float" office:value="37.327" calcext:value-type="float">
            <text:p>37,327</text:p>
          </table:table-cell>
          <table:table-cell office:value-type="float" office:value="657.734358" calcext:value-type="float">
            <text:p>657,734358</text:p>
          </table:table-cell>
          <table:table-cell office:value-type="float" office:value="0.061049" calcext:value-type="float">
            <text:p>0,061049</text:p>
          </table:table-cell>
          <table:table-cell office:value-type="float" office:value="-0.012899" calcext:value-type="float">
            <text:p>-0,012899</text:p>
          </table:table-cell>
          <table:table-cell office:value-type="float" office:value="-0.014534" calcext:value-type="float">
            <text:p>-0,014534</text:p>
          </table:table-cell>
        </table:table-row>
        <table:table-row table:style-name="ro1">
          <table:table-cell office:value-type="string" calcext:value-type="string">
            <text:p>10 Mar 2017 15:37:00.000</text:p>
          </table:table-cell>
          <table:table-cell office:value-type="float" office:value="-4.671" calcext:value-type="float">
            <text:p>-4,671</text:p>
          </table:table-cell>
          <table:table-cell office:value-type="float" office:value="36.557" calcext:value-type="float">
            <text:p>36,557</text:p>
          </table:table-cell>
          <table:table-cell office:value-type="float" office:value="656.931022" calcext:value-type="float">
            <text:p>656,931022</text:p>
          </table:table-cell>
          <table:table-cell office:value-type="float" office:value="0.061078" calcext:value-type="float">
            <text:p>0,061078</text:p>
          </table:table-cell>
          <table:table-cell office:value-type="float" office:value="-0.012775" calcext:value-type="float">
            <text:p>-0,012775</text:p>
          </table:table-cell>
          <table:table-cell office:value-type="float" office:value="-0.012232" calcext:value-type="float">
            <text:p>-0,012232</text:p>
          </table:table-cell>
        </table:table-row>
        <table:table-row table:style-name="ro1">
          <table:table-cell office:value-type="string" calcext:value-type="string">
            <text:p>10 Mar 2017 15:38:00.000</text:p>
          </table:table-cell>
          <table:table-cell office:value-type="float" office:value="-1.006" calcext:value-type="float">
            <text:p>-1,006</text:p>
          </table:table-cell>
          <table:table-cell office:value-type="float" office:value="35.792" calcext:value-type="float">
            <text:p>35,792</text:p>
          </table:table-cell>
          <table:table-cell office:value-type="float" office:value="656.268763" calcext:value-type="float">
            <text:p>656,268763</text:p>
          </table:table-cell>
          <table:table-cell office:value-type="float" office:value="0.061097" calcext:value-type="float">
            <text:p>0,061097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-0.00984" calcext:value-type="float">
            <text:p>-0,00984</text:p>
          </table:table-cell>
        </table:table-row>
        <table:table-row table:style-name="ro1">
          <table:table-cell office:value-type="string" calcext:value-type="string">
            <text:p>10 Mar 2017 15:39:00.000</text:p>
          </table:table-cell>
          <table:table-cell office:value-type="float" office:value="2.66" calcext:value-type="float">
            <text:p>2,66</text:p>
          </table:table-cell>
          <table:table-cell office:value-type="float" office:value="35.029" calcext:value-type="float">
            <text:p>35,029</text:p>
          </table:table-cell>
          <table:table-cell office:value-type="float" office:value="655.751823" calcext:value-type="float">
            <text:p>655,751823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4" calcext:value-type="float">
            <text:p>-0,01274</text:p>
          </table:table-cell>
          <table:table-cell office:value-type="float" office:value="-0.007397" calcext:value-type="float">
            <text:p>-0,007397</text:p>
          </table:table-cell>
        </table:table-row>
        <table:table-row table:style-name="ro1">
          <table:table-cell office:value-type="string" calcext:value-type="string">
            <text:p>10 Mar 2017 15:40:00.000</text:p>
          </table:table-cell>
          <table:table-cell office:value-type="float" office:value="6.326" calcext:value-type="float">
            <text:p>6,326</text:p>
          </table:table-cell>
          <table:table-cell office:value-type="float" office:value="34.262" calcext:value-type="float">
            <text:p>34,262</text:p>
          </table:table-cell>
          <table:table-cell office:value-type="float" office:value="655.381981" calcext:value-type="float">
            <text:p>655,381981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827" calcext:value-type="float">
            <text:p>-0,012827</text:p>
          </table:table-cell>
          <table:table-cell office:value-type="float" office:value="-0.004944" calcext:value-type="float">
            <text:p>-0,004944</text:p>
          </table:table-cell>
        </table:table-row>
        <table:table-row table:style-name="ro1">
          <table:table-cell office:value-type="string" calcext:value-type="string">
            <text:p>10 Mar 2017 15:41:00.000</text:p>
          </table:table-cell>
          <table:table-cell office:value-type="float" office:value="9.992" calcext:value-type="float">
            <text:p>9,992</text:p>
          </table:table-cell>
          <table:table-cell office:value-type="float" office:value="33.488" calcext:value-type="float">
            <text:p>33,488</text:p>
          </table:table-cell>
          <table:table-cell office:value-type="float" office:value="655.158546" calcext:value-type="float">
            <text:p>655,158546</text:p>
          </table:table-cell>
          <table:table-cell office:value-type="float" office:value="0.061084" calcext:value-type="float">
            <text:p>0,061084</text:p>
          </table:table-cell>
          <table:table-cell office:value-type="float" office:value="-0.012987" calcext:value-type="float">
            <text:p>-0,012987</text:p>
          </table:table-cell>
          <table:table-cell office:value-type="float" office:value="-0.002524" calcext:value-type="float">
            <text:p>-0,002524</text:p>
          </table:table-cell>
        </table:table-row>
        <table:table-row table:style-name="ro1">
          <table:table-cell office:value-type="string" calcext:value-type="string">
            <text:p>10 Mar 2017 15:42:00.000</text:p>
          </table:table-cell>
          <table:table-cell office:value-type="float" office:value="13.656" calcext:value-type="float">
            <text:p>13,656</text:p>
          </table:table-cell>
          <table:table-cell office:value-type="float" office:value="32.702" calcext:value-type="float">
            <text:p>32,702</text:p>
          </table:table-cell>
          <table:table-cell office:value-type="float" office:value="655.078397" calcext:value-type="float">
            <text:p>655,078397</text:p>
          </table:table-cell>
          <table:table-cell office:value-type="float" office:value="0.061057" calcext:value-type="float">
            <text:p>0,061057</text:p>
          </table:table-cell>
          <table:table-cell office:value-type="float" office:value="-0.013225" calcext:value-type="float">
            <text:p>-0,013225</text:p>
          </table:table-cell>
          <table:table-cell office:value-type="float" office:value="-0.000175" calcext:value-type="float">
            <text:p>-0,000175</text:p>
          </table:table-cell>
        </table:table-row>
        <table:table-row table:style-name="ro1">
          <table:table-cell office:value-type="string" calcext:value-type="string">
            <text:p>10 Mar 2017 15:43:00.000</text:p>
          </table:table-cell>
          <table:table-cell office:value-type="float" office:value="17.318" calcext:value-type="float">
            <text:p>17,318</text:p>
          </table:table-cell>
          <table:table-cell office:value-type="float" office:value="31.899" calcext:value-type="float">
            <text:p>31,899</text:p>
          </table:table-cell>
          <table:table-cell office:value-type="float" office:value="655.136063" calcext:value-type="float">
            <text:p>655,136063</text:p>
          </table:table-cell>
          <table:table-cell office:value-type="float" office:value="0.061018" calcext:value-type="float">
            <text:p>0,061018</text:p>
          </table:table-cell>
          <table:table-cell office:value-type="float" office:value="-0.013549" calcext:value-type="float">
            <text:p>-0,013549</text:p>
          </table:table-cell>
          <table:table-cell office:value-type="float" office:value="0.002064" calcext:value-type="float">
            <text:p>0,002064</text:p>
          </table:table-cell>
        </table:table-row>
        <table:table-row table:style-name="ro1">
          <table:table-cell office:value-type="string" calcext:value-type="string">
            <text:p>10 Mar 2017 15:44:00.000</text:p>
          </table:table-cell>
          <table:table-cell office:value-type="float" office:value="20.978" calcext:value-type="float">
            <text:p>20,978</text:p>
          </table:table-cell>
          <table:table-cell office:value-type="float" office:value="31.074" calcext:value-type="float">
            <text:p>31,074</text:p>
          </table:table-cell>
          <table:table-cell office:value-type="float" office:value="655.323852" calcext:value-type="float">
            <text:p>655,323852</text:p>
          </table:table-cell>
          <table:table-cell office:value-type="float" office:value="0.060967" calcext:value-type="float">
            <text:p>0,060967</text:p>
          </table:table-cell>
          <table:table-cell office:value-type="float" office:value="-0.013971" calcext:value-type="float">
            <text:p>-0,013971</text:p>
          </table:table-cell>
          <table:table-cell office:value-type="float" office:value="0.004157" calcext:value-type="float">
            <text:p>0,004157</text:p>
          </table:table-cell>
        </table:table-row>
        <table:table-row table:style-name="ro1">
          <table:table-cell office:value-type="string" calcext:value-type="string">
            <text:p>10 Mar 2017 15:45:00.000</text:p>
          </table:table-cell>
          <table:table-cell office:value-type="float" office:value="24.634" calcext:value-type="float">
            <text:p>24,634</text:p>
          </table:table-cell>
          <table:table-cell office:value-type="float" office:value="30.221" calcext:value-type="float">
            <text:p>30,221</text:p>
          </table:table-cell>
          <table:table-cell office:value-type="float" office:value="655.632006" calcext:value-type="float">
            <text:p>655,632006</text:p>
          </table:table-cell>
          <table:table-cell office:value-type="float" office:value="0.060904" calcext:value-type="float">
            <text:p>0,060904</text:p>
          </table:table-cell>
          <table:table-cell office:value-type="float" office:value="-0.014507" calcext:value-type="float">
            <text:p>-0,014507</text:p>
          </table:table-cell>
          <table:table-cell office:value-type="float" office:value="0.006072" calcext:value-type="float">
            <text:p>0,006072</text:p>
          </table:table-cell>
        </table:table-row>
        <table:table-row table:style-name="ro1">
          <table:table-cell office:value-type="string" calcext:value-type="string">
            <text:p>10 Mar 2017 15:46:00.000</text:p>
          </table:table-cell>
          <table:table-cell office:value-type="float" office:value="28.286" calcext:value-type="float">
            <text:p>28,286</text:p>
          </table:table-cell>
          <table:table-cell office:value-type="float" office:value="29.331" calcext:value-type="float">
            <text:p>29,331</text:p>
          </table:table-cell>
          <table:table-cell office:value-type="float" office:value="656.048899" calcext:value-type="float">
            <text:p>656,048899</text:p>
          </table:table-cell>
          <table:table-cell office:value-type="float" office:value="0.060826" calcext:value-type="float">
            <text:p>0,060826</text:p>
          </table:table-cell>
          <table:table-cell office:value-type="float" office:value="-0.01518" calcext:value-type="float">
            <text:p>-0,01518</text:p>
          </table:table-cell>
          <table:table-cell office:value-type="float" office:value="0.007778" calcext:value-type="float">
            <text:p>0,007778</text:p>
          </table:table-cell>
        </table:table-row>
        <table:table-row table:style-name="ro1">
          <table:table-cell office:value-type="string" calcext:value-type="string">
            <text:p>10 Mar 2017 15:47:00.000</text:p>
          </table:table-cell>
          <table:table-cell office:value-type="float" office:value="31.933" calcext:value-type="float">
            <text:p>31,933</text:p>
          </table:table-cell>
          <table:table-cell office:value-type="float" office:value="28.396" calcext:value-type="float">
            <text:p>28,396</text:p>
          </table:table-cell>
          <table:table-cell office:value-type="float" office:value="656.561266" calcext:value-type="float">
            <text:p>656,561266</text:p>
          </table:table-cell>
          <table:table-cell office:value-type="float" office:value="0.060733" calcext:value-type="float">
            <text:p>0,060733</text:p>
          </table:table-cell>
          <table:table-cell office:value-type="float" office:value="-0.016017" calcext:value-type="float">
            <text:p>-0,016017</text:p>
          </table:table-cell>
          <table:table-cell office:value-type="float" office:value="0.009251" calcext:value-type="float">
            <text:p>0,009251</text:p>
          </table:table-cell>
        </table:table-row>
        <table:table-row table:style-name="ro1">
          <table:table-cell office:value-type="string" calcext:value-type="string">
            <text:p>10 Mar 2017 15:48:00.000</text:p>
          </table:table-cell>
          <table:table-cell office:value-type="float" office:value="35.574" calcext:value-type="float">
            <text:p>35,574</text:p>
          </table:table-cell>
          <table:table-cell office:value-type="float" office:value="27.404" calcext:value-type="float">
            <text:p>27,404</text:p>
          </table:table-cell>
          <table:table-cell office:value-type="float" office:value="657.154455" calcext:value-type="float">
            <text:p>657,154455</text:p>
          </table:table-cell>
          <table:table-cell office:value-type="float" office:value="0.060622" calcext:value-type="float">
            <text:p>0,060622</text:p>
          </table:table-cell>
          <table:table-cell office:value-type="float" office:value="-0.01706" calcext:value-type="float">
            <text:p>-0,01706</text:p>
          </table:table-cell>
          <table:table-cell office:value-type="float" office:value="0.01047" calcext:value-type="float">
            <text:p>0,01047</text:p>
          </table:table-cell>
        </table:table-row>
        <table:table-row table:style-name="ro1">
          <table:table-cell office:value-type="string" calcext:value-type="string">
            <text:p>10 Mar 2017 15:49:00.000</text:p>
          </table:table-cell>
          <table:table-cell office:value-type="float" office:value="39.207" calcext:value-type="float">
            <text:p>39,207</text:p>
          </table:table-cell>
          <table:table-cell office:value-type="float" office:value="26.343" calcext:value-type="float">
            <text:p>26,343</text:p>
          </table:table-cell>
          <table:table-cell office:value-type="float" office:value="657.812701" calcext:value-type="float">
            <text:p>657,812701</text:p>
          </table:table-cell>
          <table:table-cell office:value-type="float" office:value="0.060491" calcext:value-type="float">
            <text:p>0,060491</text:p>
          </table:table-cell>
          <table:table-cell office:value-type="float" office:value="-0.018364" calcext:value-type="float">
            <text:p>-0,018364</text:p>
          </table:table-cell>
          <table:table-cell office:value-type="float" office:value="0.011419" calcext:value-type="float">
            <text:p>0,011419</text:p>
          </table:table-cell>
        </table:table-row>
        <table:table-row table:style-name="ro1">
          <table:table-cell office:value-type="string" calcext:value-type="string">
            <text:p>10 Mar 2017 15:50:00.000</text:p>
          </table:table-cell>
          <table:table-cell office:value-type="float" office:value="42.832" calcext:value-type="float">
            <text:p>42,832</text:p>
          </table:table-cell>
          <table:table-cell office:value-type="float" office:value="25.194" calcext:value-type="float">
            <text:p>25,194</text:p>
          </table:table-cell>
          <table:table-cell office:value-type="float" office:value="658.519422" calcext:value-type="float">
            <text:p>658,519422</text:p>
          </table:table-cell>
          <table:table-cell office:value-type="float" office:value="0.060334" calcext:value-type="float">
            <text:p>0,060334</text:p>
          </table:table-cell>
          <table:table-cell office:value-type="float" office:value="-0.020007" calcext:value-type="float">
            <text:p>-0,020007</text:p>
          </table:table-cell>
          <table:table-cell office:value-type="float" office:value="0.012086" calcext:value-type="float">
            <text:p>0,012086</text:p>
          </table:table-cell>
        </table:table-row>
        <table:table-row table:style-name="ro1">
          <table:table-cell office:value-type="string" calcext:value-type="string">
            <text:p>10 Mar 2017 15:51:00.000</text:p>
          </table:table-cell>
          <table:table-cell office:value-type="float" office:value="46.447" calcext:value-type="float">
            <text:p>46,447</text:p>
          </table:table-cell>
          <table:table-cell office:value-type="float" office:value="23.933" calcext:value-type="float">
            <text:p>23,933</text:p>
          </table:table-cell>
          <table:table-cell office:value-type="float" office:value="659.257515" calcext:value-type="float">
            <text:p>659,257515</text:p>
          </table:table-cell>
          <table:table-cell office:value-type="float" office:value="0.060145" calcext:value-type="float">
            <text:p>0,060145</text:p>
          </table:table-cell>
          <table:table-cell office:value-type="float" office:value="-0.022098" calcext:value-type="float">
            <text:p>-0,022098</text:p>
          </table:table-cell>
          <table:table-cell office:value-type="float" office:value="0.012465" calcext:value-type="float">
            <text:p>0,012465</text:p>
          </table:table-cell>
        </table:table-row>
        <table:table-row table:style-name="ro1">
          <table:table-cell office:value-type="string" calcext:value-type="string">
            <text:p>10 Mar 2017 15:52:00.000</text:p>
          </table:table-cell>
          <table:table-cell office:value-type="float" office:value="50.049" calcext:value-type="float">
            <text:p>50,049</text:p>
          </table:table-cell>
          <table:table-cell office:value-type="float" office:value="22.53" calcext:value-type="float">
            <text:p>22,53</text:p>
          </table:table-cell>
          <table:table-cell office:value-type="float" office:value="660.009669" calcext:value-type="float">
            <text:p>660,009669</text:p>
          </table:table-cell>
          <table:table-cell office:value-type="float" office:value="0.059912" calcext:value-type="float">
            <text:p>0,059912</text:p>
          </table:table-cell>
          <table:table-cell office:value-type="float" office:value="-0.024799" calcext:value-type="float">
            <text:p>-0,024799</text:p>
          </table:table-cell>
          <table:table-cell office:value-type="float" office:value="0.012556" calcext:value-type="float">
            <text:p>0,012556</text:p>
          </table:table-cell>
        </table:table-row>
        <table:table-row table:style-name="ro1">
          <table:table-cell office:value-type="string" calcext:value-type="string">
            <text:p>10 Mar 2017 15:53:00.000</text:p>
          </table:table-cell>
          <table:table-cell office:value-type="float" office:value="53.635" calcext:value-type="float">
            <text:p>53,635</text:p>
          </table:table-cell>
          <table:table-cell office:value-type="float" office:value="20.941" calcext:value-type="float">
            <text:p>20,941</text:p>
          </table:table-cell>
          <table:table-cell office:value-type="float" office:value="660.758674" calcext:value-type="float">
            <text:p>660,758674</text:p>
          </table:table-cell>
          <table:table-cell office:value-type="float" office:value="0.059618" calcext:value-type="float">
            <text:p>0,059618</text:p>
          </table:table-cell>
          <table:table-cell office:value-type="float" office:value="-0.028349" calcext:value-type="float">
            <text:p>-0,028349</text:p>
          </table:table-cell>
          <table:table-cell office:value-type="float" office:value="0.012362" calcext:value-type="float">
            <text:p>0,012362</text:p>
          </table:table-cell>
        </table:table-row>
        <table:table-row table:style-name="ro1">
          <table:table-cell office:value-type="string" calcext:value-type="string">
            <text:p>10 Mar 2017 15:54:00.000</text:p>
          </table:table-cell>
          <table:table-cell office:value-type="float" office:value="57.201" calcext:value-type="float">
            <text:p>57,201</text:p>
          </table:table-cell>
          <table:table-cell office:value-type="float" office:value="19.104" calcext:value-type="float">
            <text:p>19,104</text:p>
          </table:table-cell>
          <table:table-cell office:value-type="float" office:value="661.487719" calcext:value-type="float">
            <text:p>661,487719</text:p>
          </table:table-cell>
          <table:table-cell office:value-type="float" office:value="0.059238" calcext:value-type="float">
            <text:p>0,059238</text:p>
          </table:table-cell>
          <table:table-cell office:value-type="float" office:value="-0.033122" calcext:value-type="float">
            <text:p>-0,033122</text:p>
          </table:table-cell>
          <table:table-cell office:value-type="float" office:value="0.011893" calcext:value-type="float">
            <text:p>0,011893</text:p>
          </table:table-cell>
        </table:table-row>
        <table:table-row table:style-name="ro1">
          <table:table-cell office:value-type="string" calcext:value-type="string">
            <text:p>10 Mar 2017 15:55:00.000</text:p>
          </table:table-cell>
          <table:table-cell office:value-type="float" office:value="60.741" calcext:value-type="float">
            <text:p>60,741</text:p>
          </table:table-cell>
          <table:table-cell office:value-type="float" office:value="16.93" calcext:value-type="float">
            <text:p>16,93</text:p>
          </table:table-cell>
          <table:table-cell office:value-type="float" office:value="662.180688" calcext:value-type="float">
            <text:p>662,180688</text:p>
          </table:table-cell>
          <table:table-cell office:value-type="float" office:value="0.058726" calcext:value-type="float">
            <text:p>0,058726</text:p>
          </table:table-cell>
          <table:table-cell office:value-type="float" office:value="-0.039712" calcext:value-type="float">
            <text:p>-0,039712</text:p>
          </table:table-cell>
          <table:table-cell office:value-type="float" office:value="0.011163" calcext:value-type="float">
            <text:p>0,011163</text:p>
          </table:table-cell>
        </table:table-row>
        <table:table-row table:style-name="ro1">
          <table:table-cell office:value-type="string" calcext:value-type="string">
            <text:p>10 Mar 2017 15:56:00.000</text:p>
          </table:table-cell>
          <table:table-cell office:value-type="float" office:value="64.244" calcext:value-type="float">
            <text:p>64,244</text:p>
          </table:table-cell>
          <table:table-cell office:value-type="float" office:value="14.283" calcext:value-type="float">
            <text:p>14,283</text:p>
          </table:table-cell>
          <table:table-cell office:value-type="float" office:value="662.82244" calcext:value-type="float">
            <text:p>662,82244</text:p>
          </table:table-cell>
          <table:table-cell office:value-type="float" office:value="0.058009" calcext:value-type="float">
            <text:p>0,058009</text:p>
          </table:table-cell>
          <table:table-cell office:value-type="float" office:value="-0.049111" calcext:value-type="float">
            <text:p>-0,049111</text:p>
          </table:table-cell>
          <table:table-cell office:value-type="float" office:value="0.01019" calcext:value-type="float">
            <text:p>0,01019</text:p>
          </table:table-cell>
        </table:table-row>
        <table:table-row table:style-name="ro1">
          <table:table-cell office:value-type="string" calcext:value-type="string">
            <text:p>10 Mar 2017 15:57:00.000</text:p>
          </table:table-cell>
          <table:table-cell office:value-type="float" office:value="67.695" calcext:value-type="float">
            <text:p>67,695</text:p>
          </table:table-cell>
          <table:table-cell office:value-type="float" office:value="10.947" calcext:value-type="float">
            <text:p>10,947</text:p>
          </table:table-cell>
          <table:table-cell office:value-type="float" office:value="663.399065" calcext:value-type="float">
            <text:p>663,399065</text:p>
          </table:table-cell>
          <table:table-cell office:value-type="float" office:value="0.05695" calcext:value-type="float">
            <text:p>0,05695</text:p>
          </table:table-cell>
          <table:table-cell office:value-type="float" office:value="-0.063053" calcext:value-type="float">
            <text:p>-0,063053</text:p>
          </table:table-cell>
          <table:table-cell office:value-type="float" office:value="0.008997" calcext:value-type="float">
            <text:p>0,008997</text:p>
          </table:table-cell>
        </table:table-row>
        <table:table-row table:style-name="ro1">
          <table:table-cell office:value-type="string" calcext:value-type="string">
            <text:p>10 Mar 2017 15:58:00.000</text:p>
          </table:table-cell>
          <table:table-cell office:value-type="float" office:value="71.066" calcext:value-type="float">
            <text:p>71,066</text:p>
          </table:table-cell>
          <table:table-cell office:value-type="float" office:value="6.564" calcext:value-type="float">
            <text:p>6,564</text:p>
          </table:table-cell>
          <table:table-cell office:value-type="float" office:value="663.898122" calcext:value-type="float">
            <text:p>663,898122</text:p>
          </table:table-cell>
          <table:table-cell office:value-type="float" office:value="0.055288" calcext:value-type="float">
            <text:p>0,055288</text:p>
          </table:table-cell>
          <table:table-cell office:value-type="float" office:value="-0.084698" calcext:value-type="float">
            <text:p>-0,084698</text:p>
          </table:table-cell>
          <table:table-cell office:value-type="float" office:value="0.007609" calcext:value-type="float">
            <text:p>0,007609</text:p>
          </table:table-cell>
        </table:table-row>
        <table:table-row table:style-name="ro1">
          <table:table-cell office:value-type="string" calcext:value-type="string">
            <text:p>10 Mar 2017 15:59:00.000</text:p>
          </table:table-cell>
          <table:table-cell office:value-type="float" office:value="74.307" calcext:value-type="float">
            <text:p>74,307</text:p>
          </table:table-cell>
          <table:table-cell office:value-type="float" office:value="0.513" calcext:value-type="float">
            <text:p>0,513</text:p>
          </table:table-cell>
          <table:table-cell office:value-type="float" office:value="664.30885" calcext:value-type="float">
            <text:p>664,30885</text:p>
          </table:table-cell>
          <table:table-cell office:value-type="float" office:value="0.052487" calcext:value-type="float">
            <text:p>0,052487</text:p>
          </table:table-cell>
          <table:table-cell office:value-type="float" office:value="-0.12002" calcext:value-type="float">
            <text:p>-0,12002</text:p>
          </table:table-cell>
          <table:table-cell office:value-type="float" office:value="0.006058" calcext:value-type="float">
            <text:p>0,006058</text:p>
          </table:table-cell>
        </table:table-row>
        <table:table-row table:style-name="ro1">
          <table:table-cell office:value-type="string" calcext:value-type="string">
            <text:p>10 Mar 2017 16:00:00.000</text:p>
          </table:table-cell>
          <table:table-cell office:value-type="float" office:value="77.32" calcext:value-type="float">
            <text:p>77,32</text:p>
          </table:table-cell>
          <table:table-cell office:value-type="float" office:value="-8.327" calcext:value-type="float">
            <text:p>-8,327</text:p>
          </table:table-cell>
          <table:table-cell office:value-type="float" office:value="664.622347" calcext:value-type="float">
            <text:p>664,622347</text:p>
          </table:table-cell>
          <table:table-cell office:value-type="float" office:value="0.04738" calcext:value-type="float">
            <text:p>0,04738</text:p>
          </table:table-cell>
          <table:table-cell office:value-type="float" office:value="-0.180011" calcext:value-type="float">
            <text:p>-0,180011</text:p>
          </table:table-cell>
          <table:table-cell office:value-type="float" office:value="0.004374" calcext:value-type="float">
            <text:p>0,004374</text:p>
          </table:table-cell>
        </table:table-row>
        <table:table-row table:style-name="ro1">
          <table:table-cell office:value-type="string" calcext:value-type="string">
            <text:p>10 Mar 2017 16:01:00.000</text:p>
          </table:table-cell>
          <table:table-cell office:value-type="float" office:value="79.897" calcext:value-type="float">
            <text:p>79,897</text:p>
          </table:table-cell>
          <table:table-cell office:value-type="float" office:value="-21.89" calcext:value-type="float">
            <text:p>-21,89</text:p>
          </table:table-cell>
          <table:table-cell office:value-type="float" office:value="664.831719" calcext:value-type="float">
            <text:p>664,831719</text:p>
          </table:table-cell>
          <table:table-cell office:value-type="float" office:value="0.037428" calcext:value-type="float">
            <text:p>0,037428</text:p>
          </table:table-cell>
          <table:table-cell office:value-type="float" office:value="-0.279501" calcext:value-type="float">
            <text:p>-0,279501</text:p>
          </table:table-cell>
          <table:table-cell office:value-type="float" office:value="0.002593" calcext:value-type="float">
            <text:p>0,002593</text:p>
          </table:table-cell>
        </table:table-row>
        <table:table-row table:style-name="ro1">
          <table:table-cell office:value-type="string" calcext:value-type="string">
            <text:p>10 Mar 2017 16:02:00.000</text:p>
          </table:table-cell>
          <table:table-cell office:value-type="float" office:value="81.631" calcext:value-type="float">
            <text:p>81,631</text:p>
          </table:table-cell>
          <table:table-cell office:value-type="float" office:value="-42.458" calcext:value-type="float">
            <text:p>-42,458</text:p>
          </table:table-cell>
          <table:table-cell office:value-type="float" office:value="664.932199" calcext:value-type="float">
            <text:p>664,932199</text:p>
          </table:table-cell>
          <table:table-cell office:value-type="float" office:value="0.018588" calcext:value-type="float">
            <text:p>0,018588</text:p>
          </table:table-cell>
          <table:table-cell office:value-type="float" office:value="-0.404027" calcext:value-type="float">
            <text:p>-0,404027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10 Mar 2017 16:03:00.000</text:p>
          </table:table-cell>
          <table:table-cell office:value-type="float" office:value="81.955" calcext:value-type="float">
            <text:p>81,955</text:p>
          </table:table-cell>
          <table:table-cell office:value-type="float" office:value="-68.504" calcext:value-type="float">
            <text:p>-68,504</text:p>
          </table:table-cell>
          <table:table-cell office:value-type="float" office:value="664.921222" calcext:value-type="float">
            <text:p>664,921222</text:p>
          </table:table-cell>
          <table:table-cell office:value-type="float" office:value="-0.008322" calcext:value-type="float">
            <text:p>-0,008322</text:p>
          </table:table-cell>
          <table:table-cell office:value-type="float" office:value="-0.436635" calcext:value-type="float">
            <text:p>-0,436635</text:p>
          </table:table-cell>
          <table:table-cell office:value-type="float" office:value="-0.001117" calcext:value-type="float">
            <text:p>-0,001117</text:p>
          </table:table-cell>
        </table:table-row>
        <table:table-row table:style-name="ro1">
          <table:table-cell office:value-type="string" calcext:value-type="string">
            <text:p>10 Mar 2017 16:04:00.000</text:p>
          </table:table-cell>
          <table:table-cell office:value-type="float" office:value="80.72" calcext:value-type="float">
            <text:p>80,72</text:p>
          </table:table-cell>
          <table:table-cell office:value-type="float" office:value="-91.883" calcext:value-type="float">
            <text:p>-91,883</text:p>
          </table:table-cell>
          <table:table-cell office:value-type="float" office:value="664.798473" calcext:value-type="float">
            <text:p>664,798473</text:p>
          </table:table-cell>
          <table:table-cell office:value-type="float" office:value="-0.031196" calcext:value-type="float">
            <text:p>-0,031196</text:p>
          </table:table-cell>
          <table:table-cell office:value-type="float" office:value="-0.329966" calcext:value-type="float">
            <text:p>-0,329966</text:p>
          </table:table-cell>
          <table:table-cell office:value-type="float" office:value="-0.00297" calcext:value-type="float">
            <text:p>-0,00297</text:p>
          </table:table-cell>
        </table:table-row>
        <table:table-row table:style-name="ro1">
          <table:table-cell office:value-type="string" calcext:value-type="string">
            <text:p>10 Mar 2017 16:05:00.000</text:p>
          </table:table-cell>
          <table:table-cell office:value-type="float" office:value="78.415" calcext:value-type="float">
            <text:p>78,415</text:p>
          </table:table-cell>
          <table:table-cell office:value-type="float" office:value="-108.023" calcext:value-type="float">
            <text:p>-108,023</text:p>
          </table:table-cell>
          <table:table-cell office:value-type="float" office:value="664.565891" calcext:value-type="float">
            <text:p>664,565891</text:p>
          </table:table-cell>
          <table:table-cell office:value-type="float" office:value="-0.044207" calcext:value-type="float">
            <text:p>-0,044207</text:p>
          </table:table-cell>
          <table:table-cell office:value-type="float" office:value="-0.21427" calcext:value-type="float">
            <text:p>-0,21427</text:p>
          </table:table-cell>
          <table:table-cell office:value-type="float" office:value="-0.004772" calcext:value-type="float">
            <text:p>-0,004772</text:p>
          </table:table-cell>
        </table:table-row>
        <table:table-row table:style-name="ro1">
          <table:table-cell office:value-type="string" calcext:value-type="string">
            <text:p>10 Mar 2017 16:06:00.000</text:p>
          </table:table-cell>
          <table:table-cell office:value-type="float" office:value="75.542" calcext:value-type="float">
            <text:p>75,542</text:p>
          </table:table-cell>
          <table:table-cell office:value-type="float" office:value="-118.461" calcext:value-type="float">
            <text:p>-118,461</text:p>
          </table:table-cell>
          <table:table-cell office:value-type="float" office:value="664.227643" calcext:value-type="float">
            <text:p>664,227643</text:p>
          </table:table-cell>
          <table:table-cell office:value-type="float" office:value="-0.050834" calcext:value-type="float">
            <text:p>-0,050834</text:p>
          </table:table-cell>
          <table:table-cell office:value-type="float" office:value="-0.14013" calcext:value-type="float">
            <text:p>-0,14013</text:p>
          </table:table-cell>
          <table:table-cell office:value-type="float" office:value="-0.006486" calcext:value-type="float">
            <text:p>-0,006486</text:p>
          </table:table-cell>
        </table:table-row>
        <table:table-row table:style-name="ro1">
          <table:table-cell office:value-type="string" calcext:value-type="string">
            <text:p>10 Mar 2017 16:07:00.000</text:p>
          </table:table-cell>
          <table:table-cell office:value-type="float" office:value="72.376" calcext:value-type="float">
            <text:p>72,376</text:p>
          </table:table-cell>
          <table:table-cell office:value-type="float" office:value="-125.45" calcext:value-type="float">
            <text:p>-125,45</text:p>
          </table:table-cell>
          <table:table-cell office:value-type="float" office:value="663.790053" calcext:value-type="float">
            <text:p>663,790053</text:p>
          </table:table-cell>
          <table:table-cell office:value-type="float" office:value="-0.054359" calcext:value-type="float">
            <text:p>-0,054359</text:p>
          </table:table-cell>
          <table:table-cell office:value-type="float" office:value="-0.096652" calcext:value-type="float">
            <text:p>-0,096652</text:p>
          </table:table-cell>
          <table:table-cell office:value-type="float" office:value="-0.008078" calcext:value-type="float">
            <text:p>-0,008078</text:p>
          </table:table-cell>
        </table:table-row>
        <table:table-row table:style-name="ro1">
          <table:table-cell office:value-type="string" calcext:value-type="string">
            <text:p>10 Mar 2017 16:08:00.000</text:p>
          </table:table-cell>
          <table:table-cell office:value-type="float" office:value="69.048" calcext:value-type="float">
            <text:p>69,048</text:p>
          </table:table-cell>
          <table:table-cell office:value-type="float" office:value="-130.402" calcext:value-type="float">
            <text:p>-130,402</text:p>
          </table:table-cell>
          <table:table-cell office:value-type="float" office:value="663.261502" calcext:value-type="float">
            <text:p>663,261502</text:p>
          </table:table-cell>
          <table:table-cell office:value-type="float" office:value="-0.056387" calcext:value-type="float">
            <text:p>-0,056387</text:p>
          </table:table-cell>
          <table:table-cell office:value-type="float" office:value="-0.070501" calcext:value-type="float">
            <text:p>-0,070501</text:p>
          </table:table-cell>
          <table:table-cell office:value-type="float" office:value="-0.009513" calcext:value-type="float">
            <text:p>-0,009513</text:p>
          </table:table-cell>
        </table:table-row>
        <table:table-row table:style-name="ro1">
          <table:table-cell office:value-type="string" calcext:value-type="string">
            <text:p>10 Mar 2017 16:09:00.000</text:p>
          </table:table-cell>
          <table:table-cell office:value-type="float" office:value="65.625" calcext:value-type="float">
            <text:p>65,625</text:p>
          </table:table-cell>
          <table:table-cell office:value-type="float" office:value="-134.101" calcext:value-type="float">
            <text:p>-134,101</text:p>
          </table:table-cell>
          <table:table-cell office:value-type="float" office:value="662.652291" calcext:value-type="float">
            <text:p>662,652291</text:p>
          </table:table-cell>
          <table:table-cell office:value-type="float" office:value="-0.057646" calcext:value-type="float">
            <text:p>-0,057646</text:p>
          </table:table-cell>
          <table:table-cell office:value-type="float" office:value="-0.053986" calcext:value-type="float">
            <text:p>-0,053986</text:p>
          </table:table-cell>
          <table:table-cell office:value-type="float" office:value="-0.010762" calcext:value-type="float">
            <text:p>-0,010762</text:p>
          </table:table-cell>
        </table:table-row>
        <table:table-row table:style-name="ro1">
          <table:table-cell office:value-type="string" calcext:value-type="string">
            <text:p>10 Mar 2017 16:10:00.000</text:p>
          </table:table-cell>
          <table:table-cell office:value-type="float" office:value="62.139" calcext:value-type="float">
            <text:p>62,139</text:p>
          </table:table-cell>
          <table:table-cell office:value-type="float" office:value="-136.99" calcext:value-type="float">
            <text:p>-136,99</text:p>
          </table:table-cell>
          <table:table-cell office:value-type="float" office:value="661.974474" calcext:value-type="float">
            <text:p>661,974474</text:p>
          </table:table-cell>
          <table:table-cell office:value-type="float" office:value="-0.058479" calcext:value-type="float">
            <text:p>-0,058479</text:p>
          </table:table-cell>
          <table:table-cell office:value-type="float" office:value="-0.043044" calcext:value-type="float">
            <text:p>-0,043044</text:p>
          </table:table-cell>
          <table:table-cell office:value-type="float" office:value="-0.011796" calcext:value-type="float">
            <text:p>-0,011796</text:p>
          </table:table-cell>
        </table:table-row>
        <table:table-row table:style-name="ro1">
          <table:table-cell office:value-type="string" calcext:value-type="string">
            <text:p>10 Mar 2017 16:11:00.000</text:p>
          </table:table-cell>
          <table:table-cell office:value-type="float" office:value="58.612" calcext:value-type="float">
            <text:p>58,612</text:p>
          </table:table-cell>
          <table:table-cell office:value-type="float" office:value="-139.333" calcext:value-type="float">
            <text:p>-139,333</text:p>
          </table:table-cell>
          <table:table-cell office:value-type="float" office:value="661.241652" calcext:value-type="float">
            <text:p>661,241652</text:p>
          </table:table-cell>
          <table:table-cell office:value-type="float" office:value="-0.059062" calcext:value-type="float">
            <text:p>-0,059062</text:p>
          </table:table-cell>
          <table:table-cell office:value-type="float" office:value="-0.035485" calcext:value-type="float">
            <text:p>-0,035485</text:p>
          </table:table-cell>
          <table:table-cell office:value-type="float" office:value="-0.012591" calcext:value-type="float">
            <text:p>-0,012591</text:p>
          </table:table-cell>
        </table:table-row>
        <table:table-row table:style-name="ro1">
          <table:table-cell office:value-type="string" calcext:value-type="string">
            <text:p>10 Mar 2017 16:12:00.000</text:p>
          </table:table-cell>
          <table:table-cell office:value-type="float" office:value="55.055" calcext:value-type="float">
            <text:p>55,055</text:p>
          </table:table-cell>
          <table:table-cell office:value-type="float" office:value="-141.291" calcext:value-type="float">
            <text:p>-141,291</text:p>
          </table:table-cell>
          <table:table-cell office:value-type="float" office:value="660.468753" calcext:value-type="float">
            <text:p>660,468753</text:p>
          </table:table-cell>
          <table:table-cell office:value-type="float" office:value="-0.059489" calcext:value-type="float">
            <text:p>-0,059489</text:p>
          </table:table-cell>
          <table:table-cell office:value-type="float" office:value="-0.030077" calcext:value-type="float">
            <text:p>-0,030077</text:p>
          </table:table-cell>
          <table:table-cell office:value-type="float" office:value="-0.013128" calcext:value-type="float">
            <text:p>-0,013128</text:p>
          </table:table-cell>
        </table:table-row>
        <table:table-row table:style-name="ro1">
          <table:table-cell office:value-type="string" calcext:value-type="string">
            <text:p>10 Mar 2017 16:13:00.000</text:p>
          </table:table-cell>
          <table:table-cell office:value-type="float" office:value="51.475" calcext:value-type="float">
            <text:p>51,475</text:p>
          </table:table-cell>
          <table:table-cell office:value-type="float" office:value="-142.971" calcext:value-type="float">
            <text:p>-142,971</text:p>
          </table:table-cell>
          <table:table-cell office:value-type="float" office:value="659.671777" calcext:value-type="float">
            <text:p>659,671777</text:p>
          </table:table-cell>
          <table:table-cell office:value-type="float" office:value="-0.059814" calcext:value-type="float">
            <text:p>-0,059814</text:p>
          </table:table-cell>
          <table:table-cell office:value-type="float" office:value="-0.026094" calcext:value-type="float">
            <text:p>-0,026094</text:p>
          </table:table-cell>
          <table:table-cell office:value-type="float" office:value="-0.013391" calcext:value-type="float">
            <text:p>-0,013391</text:p>
          </table:table-cell>
        </table:table-row>
        <table:table-row table:style-name="ro1">
          <table:table-cell office:value-type="string" calcext:value-type="string">
            <text:p>10 Mar 2017 16:14:00.000</text:p>
          </table:table-cell>
          <table:table-cell office:value-type="float" office:value="47.879" calcext:value-type="float">
            <text:p>47,879</text:p>
          </table:table-cell>
          <table:table-cell office:value-type="float" office:value="-144.442" calcext:value-type="float">
            <text:p>-144,442</text:p>
          </table:table-cell>
          <table:table-cell office:value-type="float" office:value="658.867521" calcext:value-type="float">
            <text:p>658,867521</text:p>
          </table:table-cell>
          <table:table-cell office:value-type="float" office:value="-0.06007" calcext:value-type="float">
            <text:p>-0,06007</text:p>
          </table:table-cell>
          <table:table-cell office:value-type="float" office:value="-0.02309" calcext:value-type="float">
            <text:p>-0,02309</text:p>
          </table:table-cell>
          <table:table-cell office:value-type="float" office:value="-0.013368" calcext:value-type="float">
            <text:p>-0,013368</text:p>
          </table:table-cell>
        </table:table-row>
        <table:table-row table:style-name="ro1">
          <table:table-cell office:value-type="string" calcext:value-type="string">
            <text:p>10 Mar 2017 16:15:00.000</text:p>
          </table:table-cell>
          <table:table-cell office:value-type="float" office:value="44.268" calcext:value-type="float">
            <text:p>44,268</text:p>
          </table:table-cell>
          <table:table-cell office:value-type="float" office:value="-145.755" calcext:value-type="float">
            <text:p>-145,755</text:p>
          </table:table-cell>
          <table:table-cell office:value-type="float" office:value="658.073296" calcext:value-type="float">
            <text:p>658,073296</text:p>
          </table:table-cell>
          <table:table-cell office:value-type="float" office:value="-0.060276" calcext:value-type="float">
            <text:p>-0,060276</text:p>
          </table:table-cell>
          <table:table-cell office:value-type="float" office:value="-0.020779" calcext:value-type="float">
            <text:p>-0,020779</text:p>
          </table:table-cell>
          <table:table-cell office:value-type="float" office:value="-0.013055" calcext:value-type="float">
            <text:p>-0,013055</text:p>
          </table:table-cell>
        </table:table-row>
        <table:table-row table:style-name="ro1">
          <table:table-cell office:value-type="string" calcext:value-type="string">
            <text:p>10 Mar 2017 16:16:00.000</text:p>
          </table:table-cell>
          <table:table-cell office:value-type="float" office:value="40.646" calcext:value-type="float">
            <text:p>40,646</text:p>
          </table:table-cell>
          <table:table-cell office:value-type="float" office:value="-146.946" calcext:value-type="float">
            <text:p>-146,946</text:p>
          </table:table-cell>
          <table:table-cell office:value-type="float" office:value="657.30662" calcext:value-type="float">
            <text:p>657,30662</text:p>
          </table:table-cell>
          <table:table-cell office:value-type="float" office:value="-0.060446" calcext:value-type="float">
            <text:p>-0,060446</text:p>
          </table:table-cell>
          <table:table-cell office:value-type="float" office:value="-0.018974" calcext:value-type="float">
            <text:p>-0,018974</text:p>
          </table:table-cell>
          <table:table-cell office:value-type="float" office:value="-0.012449" calcext:value-type="float">
            <text:p>-0,012449</text:p>
          </table:table-cell>
        </table:table-row>
        <table:table-row table:style-name="ro1">
          <table:table-cell office:value-type="string" calcext:value-type="string">
            <text:p>10 Mar 2017 16:17:00.000</text:p>
          </table:table-cell>
          <table:table-cell office:value-type="float" office:value="37.015" calcext:value-type="float">
            <text:p>37,015</text:p>
          </table:table-cell>
          <table:table-cell office:value-type="float" office:value="-148.039" calcext:value-type="float">
            <text:p>-148,039</text:p>
          </table:table-cell>
          <table:table-cell office:value-type="float" office:value="656.584916" calcext:value-type="float">
            <text:p>656,584916</text:p>
          </table:table-cell>
          <table:table-cell office:value-type="float" office:value="-0.060587" calcext:value-type="float">
            <text:p>-0,060587</text:p>
          </table:table-cell>
          <table:table-cell office:value-type="float" office:value="-0.017546" calcext:value-type="float">
            <text:p>-0,017546</text:p>
          </table:table-cell>
          <table:table-cell office:value-type="float" office:value="-0.011556" calcext:value-type="float">
            <text:p>-0,011556</text:p>
          </table:table-cell>
        </table:table-row>
        <table:table-row table:style-name="ro1">
          <table:table-cell office:value-type="string" calcext:value-type="string">
            <text:p>10 Mar 2017 16:18:00.000</text:p>
          </table:table-cell>
          <table:table-cell office:value-type="float" office:value="33.376" calcext:value-type="float">
            <text:p>33,376</text:p>
          </table:table-cell>
          <table:table-cell office:value-type="float" office:value="-149.057" calcext:value-type="float">
            <text:p>-149,057</text:p>
          </table:table-cell>
          <table:table-cell office:value-type="float" office:value="655.925196" calcext:value-type="float">
            <text:p>655,925196</text:p>
          </table:table-cell>
          <table:table-cell office:value-type="float" office:value="-0.060706" calcext:value-type="float">
            <text:p>-0,060706</text:p>
          </table:table-cell>
          <table:table-cell office:value-type="float" office:value="-0.016406" calcext:value-type="float">
            <text:p>-0,016406</text:p>
          </table:table-cell>
          <table:table-cell office:value-type="float" office:value="-0.010384" calcext:value-type="float">
            <text:p>-0,010384</text:p>
          </table:table-cell>
        </table:table-row>
        <table:table-row table:style-name="ro1">
          <table:table-cell office:value-type="string" calcext:value-type="string">
            <text:p>10 Mar 2017 16:19:00.000</text:p>
          </table:table-cell>
          <table:table-cell office:value-type="float" office:value="29.731" calcext:value-type="float">
            <text:p>29,731</text:p>
          </table:table-cell>
          <table:table-cell office:value-type="float" office:value="-150.013" calcext:value-type="float">
            <text:p>-150,013</text:p>
          </table:table-cell>
          <table:table-cell office:value-type="float" office:value="655.34376" calcext:value-type="float">
            <text:p>655,34376</text:p>
          </table:table-cell>
          <table:table-cell office:value-type="float" office:value="-0.060807" calcext:value-type="float">
            <text:p>-0,060807</text:p>
          </table:table-cell>
          <table:table-cell office:value-type="float" office:value="-0.015492" calcext:value-type="float">
            <text:p>-0,015492</text:p>
          </table:table-cell>
          <table:table-cell office:value-type="float" office:value="-0.008948" calcext:value-type="float">
            <text:p>-0,008948</text:p>
          </table:table-cell>
        </table:table-row>
        <table:table-row table:style-name="ro1">
          <table:table-cell office:value-type="string" calcext:value-type="string">
            <text:p>10 Mar 2017 16:20:00.000</text:p>
          </table:table-cell>
          <table:table-cell office:value-type="float" office:value="26.08" calcext:value-type="float">
            <text:p>26,08</text:p>
          </table:table-cell>
          <table:table-cell office:value-type="float" office:value="-150.919" calcext:value-type="float">
            <text:p>-150,919</text:p>
          </table:table-cell>
          <table:table-cell office:value-type="float" office:value="654.855893" calcext:value-type="float">
            <text:p>654,855893</text:p>
          </table:table-cell>
          <table:table-cell office:value-type="float" office:value="-0.060891" calcext:value-type="float">
            <text:p>-0,060891</text:p>
          </table:table-cell>
          <table:table-cell office:value-type="float" office:value="-0.014759" calcext:value-type="float">
            <text:p>-0,014759</text:p>
          </table:table-cell>
          <table:table-cell office:value-type="float" office:value="-0.007267" calcext:value-type="float">
            <text:p>-0,007267</text:p>
          </table:table-cell>
        </table:table-row>
        <table:table-row table:style-name="ro1">
          <table:table-cell office:value-type="string" calcext:value-type="string">
            <text:p>10 Mar 2017 16:21:00.000</text:p>
          </table:table-cell>
          <table:table-cell office:value-type="float" office:value="22.424" calcext:value-type="float">
            <text:p>22,424</text:p>
          </table:table-cell>
          <table:table-cell office:value-type="float" office:value="-151.787" calcext:value-type="float">
            <text:p>-151,787</text:p>
          </table:table-cell>
          <table:table-cell office:value-type="float" office:value="654.475585" calcext:value-type="float">
            <text:p>654,475585</text:p>
          </table:table-cell>
          <table:table-cell office:value-type="float" office:value="-0.06096" calcext:value-type="float">
            <text:p>-0,06096</text:p>
          </table:table-cell>
          <table:table-cell office:value-type="float" office:value="-0.014171" calcext:value-type="float">
            <text:p>-0,014171</text:p>
          </table:table-cell>
          <table:table-cell office:value-type="float" office:value="-0.005366" calcext:value-type="float">
            <text:p>-0,005366</text:p>
          </table:table-cell>
        </table:table-row>
        <table:table-row table:style-name="ro1">
          <table:table-cell office:value-type="string" calcext:value-type="string">
            <text:p>10 Mar 2017 16:22:00.000</text:p>
          </table:table-cell>
          <table:table-cell office:value-type="float" office:value="18.765" calcext:value-type="float">
            <text:p>18,765</text:p>
          </table:table-cell>
          <table:table-cell office:value-type="float" office:value="-152.622" calcext:value-type="float">
            <text:p>-152,622</text:p>
          </table:table-cell>
          <table:table-cell office:value-type="float" office:value="654.215265" calcext:value-type="float">
            <text:p>654,215265</text:p>
          </table:table-cell>
          <table:table-cell office:value-type="float" office:value="-0.061017" calcext:value-type="float">
            <text:p>-0,061017</text:p>
          </table:table-cell>
          <table:table-cell office:value-type="float" office:value="-0.013706" calcext:value-type="float">
            <text:p>-0,013706</text:p>
          </table:table-cell>
          <table:table-cell office:value-type="float" office:value="-0.003272" calcext:value-type="float">
            <text:p>-0,003272</text:p>
          </table:table-cell>
        </table:table-row>
        <table:table-row table:style-name="ro1">
          <table:table-cell office:value-type="string" calcext:value-type="string">
            <text:p>10 Mar 2017 16:23:00.000</text:p>
          </table:table-cell>
          <table:table-cell office:value-type="float" office:value="15.102" calcext:value-type="float">
            <text:p>15,102</text:p>
          </table:table-cell>
          <table:table-cell office:value-type="float" office:value="-153.433" calcext:value-type="float">
            <text:p>-153,433</text:p>
          </table:table-cell>
          <table:table-cell office:value-type="float" office:value="654.085564" calcext:value-type="float">
            <text:p>654,085564</text:p>
          </table:table-cell>
          <table:table-cell office:value-type="float" office:value="-0.061061" calcext:value-type="float">
            <text:p>-0,061061</text:p>
          </table:table-cell>
          <table:table-cell office:value-type="float" office:value="-0.013344" calcext:value-type="float">
            <text:p>-0,013344</text:p>
          </table:table-cell>
          <table:table-cell office:value-type="float" office:value="-0.001017" calcext:value-type="float">
            <text:p>-0,001017</text:p>
          </table:table-cell>
        </table:table-row>
        <table:table-row table:style-name="ro1">
          <table:table-cell office:value-type="string" calcext:value-type="string">
            <text:p>10 Mar 2017 16:24:00.000</text:p>
          </table:table-cell>
          <table:table-cell office:value-type="float" office:value="11.438" calcext:value-type="float">
            <text:p>11,438</text:p>
          </table:table-cell>
          <table:table-cell office:value-type="float" office:value="-154.226" calcext:value-type="float">
            <text:p>-154,226</text:p>
          </table:table-cell>
          <table:table-cell office:value-type="float" office:value="654.095102" calcext:value-type="float">
            <text:p>654,095102</text:p>
          </table:table-cell>
          <table:table-cell office:value-type="float" office:value="-0.061093" calcext:value-type="float">
            <text:p>-0,061093</text:p>
          </table:table-cell>
          <table:table-cell office:value-type="float" office:value="-0.013073" calcext:value-type="float">
            <text:p>-0,013073</text:p>
          </table:table-cell>
          <table:table-cell office:value-type="float" office:value="0.001364" calcext:value-type="float">
            <text:p>0,001364</text:p>
          </table:table-cell>
        </table:table-row>
        <table:table-row table:style-name="ro1">
          <table:table-cell office:value-type="string" calcext:value-type="string">
            <text:p>10 Mar 2017 16:25:00.000</text:p>
          </table:table-cell>
          <table:table-cell office:value-type="float" office:value="7.771" calcext:value-type="float">
            <text:p>7,771</text:p>
          </table:table-cell>
          <table:table-cell office:value-type="float" office:value="-155.004" calcext:value-type="float">
            <text:p>-155,004</text:p>
          </table:table-cell>
          <table:table-cell office:value-type="float" office:value="654.250314" calcext:value-type="float">
            <text:p>654,250314</text:p>
          </table:table-cell>
          <table:table-cell office:value-type="float" office:value="-0.061113" calcext:value-type="float">
            <text:p>-0,061113</text:p>
          </table:table-cell>
          <table:table-cell office:value-type="float" office:value="-0.012883" calcext:value-type="float">
            <text:p>-0,012883</text:p>
          </table:table-cell>
          <table:table-cell office:value-type="float" office:value="0.003832" calcext:value-type="float">
            <text:p>0,003832</text:p>
          </table:table-cell>
        </table:table-row>
        <table:table-row table:style-name="ro1">
          <table:table-cell office:value-type="string" calcext:value-type="string">
            <text:p>10 Mar 2017 16:26:00.000</text:p>
          </table:table-cell>
          <table:table-cell office:value-type="float" office:value="4.104" calcext:value-type="float">
            <text:p>4,104</text:p>
          </table:table-cell>
          <table:table-cell office:value-type="float" office:value="-155.773" calcext:value-type="float">
            <text:p>-155,773</text:p>
          </table:table-cell>
          <table:table-cell office:value-type="float" office:value="654.55531" calcext:value-type="float">
            <text:p>654,55531</text:p>
          </table:table-cell>
          <table:table-cell office:value-type="float" office:value="-0.061121" calcext:value-type="float">
            <text:p>-0,061121</text:p>
          </table:table-cell>
          <table:table-cell office:value-type="float" office:value="-0.012768" calcext:value-type="float">
            <text:p>-0,012768</text:p>
          </table:table-cell>
          <table:table-cell office:value-type="float" office:value="0.006349" calcext:value-type="float">
            <text:p>0,006349</text:p>
          </table:table-cell>
        </table:table-row>
        <table:table-row table:style-name="ro1">
          <table:table-cell office:value-type="string" calcext:value-type="string">
            <text:p>10 Mar 2017 16:27:00.000</text:p>
          </table:table-cell>
          <table:table-cell office:value-type="float" office:value="0.437" calcext:value-type="float">
            <text:p>0,437</text:p>
          </table:table-cell>
          <table:table-cell office:value-type="float" office:value="-156.537" calcext:value-type="float">
            <text:p>-156,537</text:p>
          </table:table-cell>
          <table:table-cell office:value-type="float" office:value="655.011779" calcext:value-type="float">
            <text:p>655,011779</text:p>
          </table:table-cell>
          <table:table-cell office:value-type="float" office:value="-0.061119" calcext:value-type="float">
            <text:p>-0,061119</text:p>
          </table:table-cell>
          <table:table-cell office:value-type="float" office:value="-0.012724" calcext:value-type="float">
            <text:p>-0,012724</text:p>
          </table:table-cell>
          <table:table-cell office:value-type="float" office:value="0.008874" calcext:value-type="float">
            <text:p>0,008874</text:p>
          </table:table-cell>
        </table:table-row>
        <table:table-row table:style-name="ro1">
          <table:table-cell office:value-type="string" calcext:value-type="string">
            <text:p>10 Mar 2017 16:28:00.000</text:p>
          </table:table-cell>
          <table:table-cell office:value-type="float" office:value="-3.23" calcext:value-type="float">
            <text:p>-3,23</text:p>
          </table:table-cell>
          <table:table-cell office:value-type="float" office:value="-157.301" calcext:value-type="float">
            <text:p>-157,301</text:p>
          </table:table-cell>
          <table:table-cell office:value-type="float" office:value="655.618927" calcext:value-type="float">
            <text:p>655,618927</text:p>
          </table:table-cell>
          <table:table-cell office:value-type="float" office:value="-0.061105" calcext:value-type="float">
            <text:p>-0,061105</text:p>
          </table:table-cell>
          <table:table-cell office:value-type="float" office:value="-0.012749" calcext:value-type="float">
            <text:p>-0,012749</text:p>
          </table:table-cell>
          <table:table-cell office:value-type="float" office:value="0.011364" calcext:value-type="float">
            <text:p>0,011364</text:p>
          </table:table-cell>
        </table:table-row>
        <table:table-row table:style-name="ro1">
          <table:table-cell office:value-type="string" calcext:value-type="string">
            <text:p>10 Mar 2017 16:29:00.000</text:p>
          </table:table-cell>
          <table:table-cell office:value-type="float" office:value="-6.895" calcext:value-type="float">
            <text:p>-6,895</text:p>
          </table:table-cell>
          <table:table-cell office:value-type="float" office:value="-158.069" calcext:value-type="float">
            <text:p>-158,069</text:p>
          </table:table-cell>
          <table:table-cell office:value-type="float" office:value="656.373467" calcext:value-type="float">
            <text:p>656,373467</text:p>
          </table:table-cell>
          <table:table-cell office:value-type="float" office:value="-0.06108" calcext:value-type="float">
            <text:p>-0,06108</text:p>
          </table:table-cell>
          <table:table-cell office:value-type="float" office:value="-0.012844" calcext:value-type="float">
            <text:p>-0,012844</text:p>
          </table:table-cell>
          <table:table-cell office:value-type="float" office:value="0.013779" calcext:value-type="float">
            <text:p>0,013779</text:p>
          </table:table-cell>
        </table:table-row>
        <table:table-row table:style-name="ro1">
          <table:table-cell office:value-type="string" calcext:value-type="string">
            <text:p>10 Mar 2017 16:30:00.000</text:p>
          </table:table-cell>
          <table:table-cell office:value-type="float" office:value="-10.559" calcext:value-type="float">
            <text:p>-10,559</text:p>
          </table:table-cell>
          <table:table-cell office:value-type="float" office:value="-158.844" calcext:value-type="float">
            <text:p>-158,844</text:p>
          </table:table-cell>
          <table:table-cell office:value-type="float" office:value="657.269649" calcext:value-type="float">
            <text:p>657,269649</text:p>
          </table:table-cell>
          <table:table-cell office:value-type="float" office:value="-0.061043" calcext:value-type="float">
            <text:p>-0,061043</text:p>
          </table:table-cell>
          <table:table-cell office:value-type="float" office:value="-0.013013" calcext:value-type="float">
            <text:p>-0,013013</text:p>
          </table:table-cell>
          <table:table-cell office:value-type="float" office:value="0.016078" calcext:value-type="float">
            <text:p>0,016078</text:p>
          </table:table-cell>
        </table:table-row>
        <table:table-row table:style-name="ro1">
          <table:table-cell office:value-type="string" calcext:value-type="string">
            <text:p>10 Mar 2017 16:31:00.000</text:p>
          </table:table-cell>
          <table:table-cell office:value-type="float" office:value="-14.22" calcext:value-type="float">
            <text:p>-14,22</text:p>
          </table:table-cell>
          <table:table-cell office:value-type="float" office:value="-159.632" calcext:value-type="float">
            <text:p>-159,632</text:p>
          </table:table-cell>
          <table:table-cell office:value-type="float" office:value="658.299334" calcext:value-type="float">
            <text:p>658,299334</text:p>
          </table:table-cell>
          <table:table-cell office:value-type="float" office:value="-0.060996" calcext:value-type="float">
            <text:p>-0,060996</text:p>
          </table:table-cell>
          <table:table-cell office:value-type="float" office:value="-0.01326" calcext:value-type="float">
            <text:p>-0,01326</text:p>
          </table:table-cell>
          <table:table-cell office:value-type="float" office:value="0.018221" calcext:value-type="float">
            <text:p>0,018221</text:p>
          </table:table-cell>
        </table:table-row>
        <table:table-row table:style-name="ro1">
          <table:table-cell office:value-type="string" calcext:value-type="string">
            <text:p>10 Mar 2017 16:32:00.000</text:p>
          </table:table-cell>
          <table:table-cell office:value-type="float" office:value="-17.878" calcext:value-type="float">
            <text:p>-17,878</text:p>
          </table:table-cell>
          <table:table-cell office:value-type="float" office:value="-160.437" calcext:value-type="float">
            <text:p>-160,437</text:p>
          </table:table-cell>
          <table:table-cell office:value-type="float" office:value="659.452108" calcext:value-type="float">
            <text:p>659,452108</text:p>
          </table:table-cell>
          <table:table-cell office:value-type="float" office:value="-0.060937" calcext:value-type="float">
            <text:p>-0,060937</text:p>
          </table:table-cell>
          <table:table-cell office:value-type="float" office:value="-0.013595" calcext:value-type="float">
            <text:p>-0,013595</text:p>
          </table:table-cell>
          <table:table-cell office:value-type="float" office:value="0.020173" calcext:value-type="float">
            <text:p>0,020173</text:p>
          </table:table-cell>
        </table:table-row>
        <table:table-row table:style-name="ro1">
          <table:table-cell office:value-type="string" calcext:value-type="string">
            <text:p>10 Mar 2017 16:33:00.000</text:p>
          </table:table-cell>
          <table:table-cell office:value-type="float" office:value="-21.532" calcext:value-type="float">
            <text:p>-21,532</text:p>
          </table:table-cell>
          <table:table-cell office:value-type="float" office:value="-161.265" calcext:value-type="float">
            <text:p>-161,265</text:p>
          </table:table-cell>
          <table:table-cell office:value-type="float" office:value="660.715437" calcext:value-type="float">
            <text:p>660,715437</text:p>
          </table:table-cell>
          <table:table-cell office:value-type="float" office:value="-0.060865" calcext:value-type="float">
            <text:p>-0,060865</text:p>
          </table:table-cell>
          <table:table-cell office:value-type="float" office:value="-0.01403" calcext:value-type="float">
            <text:p>-0,01403</text:p>
          </table:table-cell>
          <table:table-cell office:value-type="float" office:value="0.021899" calcext:value-type="float">
            <text:p>0,021899</text:p>
          </table:table-cell>
        </table:table-row>
        <table:table-row table:style-name="ro1">
          <table:table-cell office:value-type="string" calcext:value-type="string">
            <text:p>10 Mar 2017 16:34:00.000</text:p>
          </table:table-cell>
          <table:table-cell office:value-type="float" office:value="-25.182" calcext:value-type="float">
            <text:p>-25,182</text:p>
          </table:table-cell>
          <table:table-cell office:value-type="float" office:value="-162.123" calcext:value-type="float">
            <text:p>-162,123</text:p>
          </table:table-cell>
          <table:table-cell office:value-type="float" office:value="662.074857" calcext:value-type="float">
            <text:p>662,074857</text:p>
          </table:table-cell>
          <table:table-cell office:value-type="float" office:value="-0.060782" calcext:value-type="float">
            <text:p>-0,060782</text:p>
          </table:table-cell>
          <table:table-cell office:value-type="float" office:value="-0.01458" calcext:value-type="float">
            <text:p>-0,01458</text:p>
          </table:table-cell>
          <table:table-cell office:value-type="float" office:value="0.023369" calcext:value-type="float">
            <text:p>0,023369</text:p>
          </table:table-cell>
        </table:table-row>
        <table:table-row table:style-name="ro1">
          <table:table-cell office:value-type="string" calcext:value-type="string">
            <text:p>10 Mar 2017 16:35:00.000</text:p>
          </table:table-cell>
          <table:table-cell office:value-type="float" office:value="-28.826" calcext:value-type="float">
            <text:p>-28,826</text:p>
          </table:table-cell>
          <table:table-cell office:value-type="float" office:value="-163.018" calcext:value-type="float">
            <text:p>-163,018</text:p>
          </table:table-cell>
          <table:table-cell office:value-type="float" office:value="663.514197" calcext:value-type="float">
            <text:p>663,514197</text:p>
          </table:table-cell>
          <table:table-cell office:value-type="float" office:value="-0.060685" calcext:value-type="float">
            <text:p>-0,060685</text:p>
          </table:table-cell>
          <table:table-cell office:value-type="float" office:value="-0.015269" calcext:value-type="float">
            <text:p>-0,015269</text:p>
          </table:table-cell>
          <table:table-cell office:value-type="float" office:value="0.024557" calcext:value-type="float">
            <text:p>0,024557</text:p>
          </table:table-cell>
        </table:table-row>
        <table:table-row table:style-name="ro1">
          <table:table-cell office:value-type="string" calcext:value-type="string">
            <text:p>10 Mar 2017 16:36:00.000</text:p>
          </table:table-cell>
          <table:table-cell office:value-type="float" office:value="-32.464" calcext:value-type="float">
            <text:p>-32,464</text:p>
          </table:table-cell>
          <table:table-cell office:value-type="float" office:value="-163.959" calcext:value-type="float">
            <text:p>-163,959</text:p>
          </table:table-cell>
          <table:table-cell office:value-type="float" office:value="665.015836" calcext:value-type="float">
            <text:p>665,015836</text:p>
          </table:table-cell>
          <table:table-cell office:value-type="float" office:value="-0.060573" calcext:value-type="float">
            <text:p>-0,060573</text:p>
          </table:table-cell>
          <table:table-cell office:value-type="float" office:value="-0.016127" calcext:value-type="float">
            <text:p>-0,016127</text:p>
          </table:table-cell>
          <table:table-cell office:value-type="float" office:value="0.02544" calcext:value-type="float">
            <text:p>0,02544</text:p>
          </table:table-cell>
        </table:table-row>
        <table:table-row table:style-name="ro1">
          <table:table-cell office:value-type="string" calcext:value-type="string">
            <text:p>10 Mar 2017 16:37:00.000</text:p>
          </table:table-cell>
          <table:table-cell office:value-type="float" office:value="-36.094" calcext:value-type="float">
            <text:p>-36,094</text:p>
          </table:table-cell>
          <table:table-cell office:value-type="float" office:value="-164.957" calcext:value-type="float">
            <text:p>-164,957</text:p>
          </table:table-cell>
          <table:table-cell office:value-type="float" office:value="666.560967" calcext:value-type="float">
            <text:p>666,560967</text:p>
          </table:table-cell>
          <table:table-cell office:value-type="float" office:value="-0.060444" calcext:value-type="float">
            <text:p>-0,060444</text:p>
          </table:table-cell>
          <table:table-cell office:value-type="float" office:value="-0.017195" calcext:value-type="float">
            <text:p>-0,017195</text:p>
          </table:table-cell>
          <table:table-cell office:value-type="float" office:value="0.026002" calcext:value-type="float">
            <text:p>0,026002</text:p>
          </table:table-cell>
        </table:table-row>
        <table:table-row table:style-name="ro1">
          <table:table-cell office:value-type="string" calcext:value-type="string">
            <text:p>10 Mar 2017 16:38:00.000</text:p>
          </table:table-cell>
          <table:table-cell office:value-type="float" office:value="-39.717" calcext:value-type="float">
            <text:p>-39,717</text:p>
          </table:table-cell>
          <table:table-cell office:value-type="float" office:value="-166.027" calcext:value-type="float">
            <text:p>-166,027</text:p>
          </table:table-cell>
          <table:table-cell office:value-type="float" office:value="668.129901" calcext:value-type="float">
            <text:p>668,129901</text:p>
          </table:table-cell>
          <table:table-cell office:value-type="float" office:value="-0.060295" calcext:value-type="float">
            <text:p>-0,060295</text:p>
          </table:table-cell>
          <table:table-cell office:value-type="float" office:value="-0.018531" calcext:value-type="float">
            <text:p>-0,018531</text:p>
          </table:table-cell>
          <table:table-cell office:value-type="float" office:value="0.02623" calcext:value-type="float">
            <text:p>0,02623</text:p>
          </table:table-cell>
        </table:table-row>
        <table:table-row table:style-name="ro1">
          <table:table-cell office:value-type="string" calcext:value-type="string">
            <text:p>10 Mar 2017 16:39:00.000</text:p>
          </table:table-cell>
          <table:table-cell office:value-type="float" office:value="-43.329" calcext:value-type="float">
            <text:p>-43,329</text:p>
          </table:table-cell>
          <table:table-cell office:value-type="float" office:value="-167.188" calcext:value-type="float">
            <text:p>-167,188</text:p>
          </table:table-cell>
          <table:table-cell office:value-type="float" office:value="669.702367" calcext:value-type="float">
            <text:p>669,702367</text:p>
          </table:table-cell>
          <table:table-cell office:value-type="float" office:value="-0.06012" calcext:value-type="float">
            <text:p>-0,06012</text:p>
          </table:table-cell>
          <table:table-cell office:value-type="float" office:value="-0.020214" calcext:value-type="float">
            <text:p>-0,020214</text:p>
          </table:table-cell>
          <table:table-cell office:value-type="float" office:value="0.026117" calcext:value-type="float">
            <text:p>0,026117</text:p>
          </table:table-cell>
        </table:table-row>
        <table:table-row table:style-name="ro1">
          <table:table-cell office:value-type="string" calcext:value-type="string">
            <text:p>10 Mar 2017 16:40:00.000</text:p>
          </table:table-cell>
          <table:table-cell office:value-type="float" office:value="-46.93" calcext:value-type="float">
            <text:p>-46,93</text:p>
          </table:table-cell>
          <table:table-cell office:value-type="float" office:value="-168.462" calcext:value-type="float">
            <text:p>-168,462</text:p>
          </table:table-cell>
          <table:table-cell office:value-type="float" office:value="671.257829" calcext:value-type="float">
            <text:p>671,257829</text:p>
          </table:table-cell>
          <table:table-cell office:value-type="float" office:value="-0.059913" calcext:value-type="float">
            <text:p>-0,059913</text:p>
          </table:table-cell>
          <table:table-cell office:value-type="float" office:value="-0.022359" calcext:value-type="float">
            <text:p>-0,022359</text:p>
          </table:table-cell>
          <table:table-cell office:value-type="float" office:value="0.025662" calcext:value-type="float">
            <text:p>0,025662</text:p>
          </table:table-cell>
        </table:table-row>
        <table:table-row table:style-name="ro1">
          <table:table-cell office:value-type="string" calcext:value-type="string">
            <text:p>10 Mar 2017 16:41:00.000</text:p>
          </table:table-cell>
          <table:table-cell office:value-type="float" office:value="-50.518" calcext:value-type="float">
            <text:p>-50,518</text:p>
          </table:table-cell>
          <table:table-cell office:value-type="float" office:value="-169.883" calcext:value-type="float">
            <text:p>-169,883</text:p>
          </table:table-cell>
          <table:table-cell office:value-type="float" office:value="672.775801" calcext:value-type="float">
            <text:p>672,775801</text:p>
          </table:table-cell>
          <table:table-cell office:value-type="float" office:value="-0.059662" calcext:value-type="float">
            <text:p>-0,059662</text:p>
          </table:table-cell>
          <table:table-cell office:value-type="float" office:value="-0.025132" calcext:value-type="float">
            <text:p>-0,025132</text:p>
          </table:table-cell>
          <table:table-cell office:value-type="float" office:value="0.024868" calcext:value-type="float">
            <text:p>0,024868</text:p>
          </table:table-cell>
        </table:table-row>
        <table:table-row table:style-name="ro1">
          <table:table-cell office:value-type="string" calcext:value-type="string">
            <text:p>10 Mar 2017 16:42:00.000</text:p>
          </table:table-cell>
          <table:table-cell office:value-type="float" office:value="-54.089" calcext:value-type="float">
            <text:p>-54,089</text:p>
          </table:table-cell>
          <table:table-cell office:value-type="float" office:value="-171.496" calcext:value-type="float">
            <text:p>-171,496</text:p>
          </table:table-cell>
          <table:table-cell office:value-type="float" office:value="674.236162" calcext:value-type="float">
            <text:p>674,236162</text:p>
          </table:table-cell>
          <table:table-cell office:value-type="float" office:value="-0.059349" calcext:value-type="float">
            <text:p>-0,059349</text:p>
          </table:table-cell>
          <table:table-cell office:value-type="float" office:value="-0.028784" calcext:value-type="float">
            <text:p>-0,028784</text:p>
          </table:table-cell>
          <table:table-cell office:value-type="float" office:value="0.023743" calcext:value-type="float">
            <text:p>0,023743</text:p>
          </table:table-cell>
        </table:table-row>
        <table:table-row table:style-name="ro1">
          <table:table-cell office:value-type="string" calcext:value-type="string">
            <text:p>10 Mar 2017 16:43:00.000</text:p>
          </table:table-cell>
          <table:table-cell office:value-type="float" office:value="-57.638" calcext:value-type="float">
            <text:p>-57,638</text:p>
          </table:table-cell>
          <table:table-cell office:value-type="float" office:value="-173.363" calcext:value-type="float">
            <text:p>-173,363</text:p>
          </table:table-cell>
          <table:table-cell office:value-type="float" office:value="675.619458" calcext:value-type="float">
            <text:p>675,619458</text:p>
          </table:table-cell>
          <table:table-cell office:value-type="float" office:value="-0.058947" calcext:value-type="float">
            <text:p>-0,058947</text:p>
          </table:table-cell>
          <table:table-cell office:value-type="float" office:value="-0.033701" calcext:value-type="float">
            <text:p>-0,033701</text:p>
          </table:table-cell>
          <table:table-cell office:value-type="float" office:value="0.022301" calcext:value-type="float">
            <text:p>0,022301</text:p>
          </table:table-cell>
        </table:table-row>
        <table:table-row table:style-name="ro1">
          <table:table-cell office:value-type="string" calcext:value-type="string">
            <text:p>10 Mar 2017 16:44:00.000</text:p>
          </table:table-cell>
          <table:table-cell office:value-type="float" office:value="-61.16" calcext:value-type="float">
            <text:p>-61,16</text:p>
          </table:table-cell>
          <table:table-cell office:value-type="float" office:value="-175.577" calcext:value-type="float">
            <text:p>-175,577</text:p>
          </table:table-cell>
          <table:table-cell office:value-type="float" office:value="676.907204" calcext:value-type="float">
            <text:p>676,907204</text:p>
          </table:table-cell>
          <table:table-cell office:value-type="float" office:value="-0.05841" calcext:value-type="float">
            <text:p>-0,05841</text:p>
          </table:table-cell>
          <table:table-cell office:value-type="float" office:value="-0.040506" calcext:value-type="float">
            <text:p>-0,040506</text:p>
          </table:table-cell>
          <table:table-cell office:value-type="float" office:value="0.020562" calcext:value-type="float">
            <text:p>0,020562</text:p>
          </table:table-cell>
        </table:table-row>
        <table:table-row table:style-name="ro1">
          <table:table-cell office:value-type="string" calcext:value-type="string">
            <text:p>10 Mar 2017 16:45:00.000</text:p>
          </table:table-cell>
          <table:table-cell office:value-type="float" office:value="-64.643" calcext:value-type="float">
            <text:p>-64,643</text:p>
          </table:table-cell>
          <table:table-cell office:value-type="float" office:value="-178.281" calcext:value-type="float">
            <text:p>-178,281</text:p>
          </table:table-cell>
          <table:table-cell office:value-type="float" office:value="678.082153" calcext:value-type="float">
            <text:p>678,082153</text:p>
          </table:table-cell>
          <table:table-cell office:value-type="float" office:value="-0.057659" calcext:value-type="float">
            <text:p>-0,057659</text:p>
          </table:table-cell>
          <table:table-cell office:value-type="float" office:value="-0.050238" calcext:value-type="float">
            <text:p>-0,050238</text:p>
          </table:table-cell>
          <table:table-cell office:value-type="float" office:value="0.018546" calcext:value-type="float">
            <text:p>0,018546</text:p>
          </table:table-cell>
        </table:table-row>
        <table:table-row table:style-name="ro1">
          <table:table-cell office:value-type="string" calcext:value-type="string">
            <text:p>10 Mar 2017 16:46:00.000</text:p>
          </table:table-cell>
          <table:table-cell office:value-type="float" office:value="-68.072" calcext:value-type="float">
            <text:p>-68,072</text:p>
          </table:table-cell>
          <table:table-cell office:value-type="float" office:value="178.3" calcext:value-type="float">
            <text:p>178,3</text:p>
          </table:table-cell>
          <table:table-cell office:value-type="float" office:value="679.128558" calcext:value-type="float">
            <text:p>679,128558</text:p>
          </table:table-cell>
          <table:table-cell office:value-type="float" office:value="-0.05655" calcext:value-type="float">
            <text:p>-0,05655</text:p>
          </table:table-cell>
          <table:table-cell office:value-type="float" office:value="-0.064715" calcext:value-type="float">
            <text:p>-0,064715</text:p>
          </table:table-cell>
          <table:table-cell office:value-type="float" office:value="0.016283" calcext:value-type="float">
            <text:p>0,016283</text:p>
          </table:table-cell>
        </table:table-row>
        <table:table-row table:style-name="ro1">
          <table:table-cell office:value-type="string" calcext:value-type="string">
            <text:p>10 Mar 2017 16:47:00.000</text:p>
          </table:table-cell>
          <table:table-cell office:value-type="float" office:value="-71.417" calcext:value-type="float">
            <text:p>-71,417</text:p>
          </table:table-cell>
          <table:table-cell office:value-type="float" office:value="173.793" calcext:value-type="float">
            <text:p>173,793</text:p>
          </table:table-cell>
          <table:table-cell office:value-type="float" office:value="680.032399" calcext:value-type="float">
            <text:p>680,032399</text:p>
          </table:table-cell>
          <table:table-cell office:value-type="float" office:value="-0.054807" calcext:value-type="float">
            <text:p>-0,054807</text:p>
          </table:table-cell>
          <table:table-cell office:value-type="float" office:value="-0.087268" calcext:value-type="float">
            <text:p>-0,087268</text:p>
          </table:table-cell>
          <table:table-cell office:value-type="float" office:value="0.013801" calcext:value-type="float">
            <text:p>0,013801</text:p>
          </table:table-cell>
        </table:table-row>
        <table:table-row table:style-name="ro1">
          <table:table-cell office:value-type="string" calcext:value-type="string">
            <text:p>10 Mar 2017 16:48:00.000</text:p>
          </table:table-cell>
          <table:table-cell office:value-type="float" office:value="-74.625" calcext:value-type="float">
            <text:p>-74,625</text:p>
          </table:table-cell>
          <table:table-cell office:value-type="float" office:value="167.545" calcext:value-type="float">
            <text:p>167,545</text:p>
          </table:table-cell>
          <table:table-cell office:value-type="float" office:value="680.781595" calcext:value-type="float">
            <text:p>680,781595</text:p>
          </table:table-cell>
          <table:table-cell office:value-type="float" office:value="-0.051861" calcext:value-type="float">
            <text:p>-0,051861</text:p>
          </table:table-cell>
          <table:table-cell office:value-type="float" office:value="-0.12417" calcext:value-type="float">
            <text:p>-0,12417</text:p>
          </table:table-cell>
          <table:table-cell office:value-type="float" office:value="0.011135" calcext:value-type="float">
            <text:p>0,011135</text:p>
          </table:table-cell>
        </table:table-row>
        <table:table-row table:style-name="ro1">
          <table:table-cell office:value-type="string" calcext:value-type="string">
            <text:p>10 Mar 2017 16:49:00.000</text:p>
          </table:table-cell>
          <table:table-cell office:value-type="float" office:value="-77.592" calcext:value-type="float">
            <text:p>-77,592</text:p>
          </table:table-cell>
          <table:table-cell office:value-type="float" office:value="158.382" calcext:value-type="float">
            <text:p>158,382</text:p>
          </table:table-cell>
          <table:table-cell office:value-type="float" office:value="681.366177" calcext:value-type="float">
            <text:p>681,366177</text:p>
          </table:table-cell>
          <table:table-cell office:value-type="float" office:value="-0.046466" calcext:value-type="float">
            <text:p>-0,046466</text:p>
          </table:table-cell>
          <table:table-cell office:value-type="float" office:value="-0.186817" calcext:value-type="float">
            <text:p>-0,186817</text:p>
          </table:table-cell>
          <table:table-cell office:value-type="float" office:value="0.008322" calcext:value-type="float">
            <text:p>0,008322</text:p>
          </table:table-cell>
        </table:table-row>
        <table:table-row table:style-name="ro1">
          <table:table-cell office:value-type="string" calcext:value-type="string">
            <text:p>10 Mar 2017 16:50:00.000</text:p>
          </table:table-cell>
          <table:table-cell office:value-type="float" office:value="-80.1" calcext:value-type="float">
            <text:p>-80,1</text:p>
          </table:table-cell>
          <table:table-cell office:value-type="float" office:value="144.313" calcext:value-type="float">
            <text:p>144,313</text:p>
          </table:table-cell>
          <table:table-cell office:value-type="float" office:value="681.778432" calcext:value-type="float">
            <text:p>681,778432</text:p>
          </table:table-cell>
          <table:table-cell office:value-type="float" office:value="-0.035957" calcext:value-type="float">
            <text:p>-0,035957</text:p>
          </table:table-cell>
          <table:table-cell office:value-type="float" office:value="-0.289384" calcext:value-type="float">
            <text:p>-0,289384</text:p>
          </table:table-cell>
          <table:table-cell office:value-type="float" office:value="0.0054" calcext:value-type="float">
            <text:p>0,0054</text:p>
          </table:table-cell>
        </table:table-row>
        <table:table-row table:style-name="ro1">
          <table:table-cell office:value-type="string" calcext:value-type="string">
            <text:p>10 Mar 2017 16:51:00.000</text:p>
          </table:table-cell>
          <table:table-cell office:value-type="float" office:value="-81.722" calcext:value-type="float">
            <text:p>-81,722</text:p>
          </table:table-cell>
          <table:table-cell office:value-type="float" office:value="123.183" calcext:value-type="float">
            <text:p>123,183</text:p>
          </table:table-cell>
          <table:table-cell office:value-type="float" office:value="682.013013" calcext:value-type="float">
            <text:p>682,013013</text:p>
          </table:table-cell>
          <table:table-cell office:value-type="float" office:value="-0.016376" calcext:value-type="float">
            <text:p>-0,016376</text:p>
          </table:table-cell>
          <table:table-cell office:value-type="float" office:value="-0.410864" calcext:value-type="float">
            <text:p>-0,410864</text:p>
          </table:table-cell>
          <table:table-cell office:value-type="float" office:value="0.002409" calcext:value-type="float">
            <text:p>0,002409</text:p>
          </table:table-cell>
        </table:table-row>
        <table:table-row table:style-name="ro1">
          <table:table-cell office:value-type="string" calcext:value-type="string">
            <text:p>10 Mar 2017 16:52:00.000</text:p>
          </table:table-cell>
          <table:table-cell office:value-type="float" office:value="-81.908" calcext:value-type="float">
            <text:p>-81,908</text:p>
          </table:table-cell>
          <table:table-cell office:value-type="float" office:value="97.128" calcext:value-type="float">
            <text:p>97,128</text:p>
          </table:table-cell>
          <table:table-cell office:value-type="float" office:value="682.067019" calcext:value-type="float">
            <text:p>682,067019</text:p>
          </table:table-cell>
          <table:table-cell office:value-type="float" office:value="0.01048" calcext:value-type="float">
            <text:p>0,01048</text:p>
          </table:table-cell>
          <table:table-cell office:value-type="float" office:value="-0.429637" calcext:value-type="float">
            <text:p>-0,429637</text:p>
          </table:table-cell>
          <table:table-cell office:value-type="float" office:value="-0.00061" calcext:value-type="float">
            <text:p>-0,00061</text:p>
          </table:table-cell>
        </table:table-row>
        <table:table-row table:style-name="ro1">
          <table:table-cell office:value-type="string" calcext:value-type="string">
            <text:p>10 Mar 2017 16:53:00.000</text:p>
          </table:table-cell>
          <table:table-cell office:value-type="float" office:value="-80.573" calcext:value-type="float">
            <text:p>-80,573</text:p>
          </table:table-cell>
          <table:table-cell office:value-type="float" office:value="74.38" calcext:value-type="float">
            <text:p>74,38</text:p>
          </table:table-cell>
          <table:table-cell office:value-type="float" office:value="681.94003" calcext:value-type="float">
            <text:p>681,94003</text:p>
          </table:table-cell>
          <table:table-cell office:value-type="float" office:value="0.032373" calcext:value-type="float">
            <text:p>0,032373</text:p>
          </table:table-cell>
          <table:table-cell office:value-type="float" office:value="-0.318394" calcext:value-type="float">
            <text:p>-0,318394</text:p>
          </table:table-cell>
          <table:table-cell office:value-type="float" office:value="-0.003615" calcext:value-type="float">
            <text:p>-0,003615</text:p>
          </table:table-cell>
        </table:table-row>
        <table:table-row table:style-name="ro1">
          <table:table-cell office:value-type="string" calcext:value-type="string">
            <text:p>10 Mar 2017 16:54:00.000</text:p>
          </table:table-cell>
          <table:table-cell office:value-type="float" office:value="-78.222" calcext:value-type="float">
            <text:p>-78,222</text:p>
          </table:table-cell>
          <table:table-cell office:value-type="float" office:value="58.829" calcext:value-type="float">
            <text:p>58,829</text:p>
          </table:table-cell>
          <table:table-cell office:value-type="float" office:value="681.634115" calcext:value-type="float">
            <text:p>681,634115</text:p>
          </table:table-cell>
          <table:table-cell office:value-type="float" office:value="0.044633" calcext:value-type="float">
            <text:p>0,044633</text:p>
          </table:table-cell>
          <table:table-cell office:value-type="float" office:value="-0.206539" calcext:value-type="float">
            <text:p>-0,206539</text:p>
          </table:table-cell>
          <table:table-cell office:value-type="float" office:value="-0.006565" calcext:value-type="float">
            <text:p>-0,006565</text:p>
          </table:table-cell>
        </table:table-row>
        <table:table-row table:style-name="ro1">
          <table:table-cell office:value-type="string" calcext:value-type="string">
            <text:p>10 Mar 2017 16:55:00.000</text:p>
          </table:table-cell>
          <table:table-cell office:value-type="float" office:value="-75.335" calcext:value-type="float">
            <text:p>-75,335</text:p>
          </table:table-cell>
          <table:table-cell office:value-type="float" office:value="48.746" calcext:value-type="float">
            <text:p>48,746</text:p>
          </table:table-cell>
          <table:table-cell office:value-type="float" office:value="681.153802" calcext:value-type="float">
            <text:p>681,153802</text:p>
          </table:table-cell>
          <table:table-cell office:value-type="float" office:value="0.050899" calcext:value-type="float">
            <text:p>0,050899</text:p>
          </table:table-cell>
          <table:table-cell office:value-type="float" office:value="-0.135773" calcext:value-type="float">
            <text:p>-0,135773</text:p>
          </table:table-cell>
          <table:table-cell office:value-type="float" office:value="-0.009419" calcext:value-type="float">
            <text:p>-0,009419</text:p>
          </table:table-cell>
        </table:table-row>
        <table:table-row table:style-name="ro1">
          <table:table-cell office:value-type="string" calcext:value-type="string">
            <text:p>10 Mar 2017 16:56:00.000</text:p>
          </table:table-cell>
          <table:table-cell office:value-type="float" office:value="-72.171" calcext:value-type="float">
            <text:p>-72,171</text:p>
          </table:table-cell>
          <table:table-cell office:value-type="float" office:value="41.956" calcext:value-type="float">
            <text:p>41,956</text:p>
          </table:table-cell>
          <table:table-cell office:value-type="float" office:value="680.506007" calcext:value-type="float">
            <text:p>680,506007</text:p>
          </table:table-cell>
          <table:table-cell office:value-type="float" office:value="0.054261" calcext:value-type="float">
            <text:p>0,054261</text:p>
          </table:table-cell>
          <table:table-cell office:value-type="float" office:value="-0.094177" calcext:value-type="float">
            <text:p>-0,094177</text:p>
          </table:table-cell>
          <table:table-cell office:value-type="float" office:value="-0.012139" calcext:value-type="float">
            <text:p>-0,012139</text:p>
          </table:table-cell>
        </table:table-row>
        <table:table-row table:style-name="ro1">
          <table:table-cell office:value-type="string" calcext:value-type="string">
            <text:p>10 Mar 2017 16:57:00.000</text:p>
          </table:table-cell>
          <table:table-cell office:value-type="float" office:value="-68.852" calcext:value-type="float">
            <text:p>-68,852</text:p>
          </table:table-cell>
          <table:table-cell office:value-type="float" office:value="37.119" calcext:value-type="float">
            <text:p>37,119</text:p>
          </table:table-cell>
          <table:table-cell office:value-type="float" office:value="679.69993" calcext:value-type="float">
            <text:p>679,69993</text:p>
          </table:table-cell>
          <table:table-cell office:value-type="float" office:value="0.056213" calcext:value-type="float">
            <text:p>0,056213</text:p>
          </table:table-cell>
          <table:table-cell office:value-type="float" office:value="-0.069026" calcext:value-type="float">
            <text:p>-0,069026</text:p>
          </table:table-cell>
          <table:table-cell office:value-type="float" office:value="-0.014687" calcext:value-type="float">
            <text:p>-0,014687</text:p>
          </table:table-cell>
        </table:table-row>
        <table:table-row table:style-name="ro1">
          <table:table-cell office:value-type="string" calcext:value-type="string">
            <text:p>10 Mar 2017 16:58:00.000</text:p>
          </table:table-cell>
          <table:table-cell office:value-type="float" office:value="-65.44" calcext:value-type="float">
            <text:p>-65,44</text:p>
          </table:table-cell>
          <table:table-cell office:value-type="float" office:value="33.491" calcext:value-type="float">
            <text:p>33,491</text:p>
          </table:table-cell>
          <table:table-cell office:value-type="float" office:value="678.746928" calcext:value-type="float">
            <text:p>678,746928</text:p>
          </table:table-cell>
          <table:table-cell office:value-type="float" office:value="0.057435" calcext:value-type="float">
            <text:p>0,057435</text:p>
          </table:table-cell>
          <table:table-cell office:value-type="float" office:value="-0.053061" calcext:value-type="float">
            <text:p>-0,053061</text:p>
          </table:table-cell>
          <table:table-cell office:value-type="float" office:value="-0.01703" calcext:value-type="float">
            <text:p>-0,01703</text:p>
          </table:table-cell>
        </table:table-row>
        <table:table-row table:style-name="ro1">
          <table:table-cell office:value-type="string" calcext:value-type="string">
            <text:p>10 Mar 2017 16:59:00.000</text:p>
          </table:table-cell>
          <table:table-cell office:value-type="float" office:value="-61.967" calcext:value-type="float">
            <text:p>-61,967</text:p>
          </table:table-cell>
          <table:table-cell office:value-type="float" office:value="30.646" calcext:value-type="float">
            <text:p>30,646</text:p>
          </table:table-cell>
          <table:table-cell office:value-type="float" office:value="677.660336" calcext:value-type="float">
            <text:p>677,660336</text:p>
          </table:table-cell>
          <table:table-cell office:value-type="float" office:value="0.058252" calcext:value-type="float">
            <text:p>0,058252</text:p>
          </table:table-cell>
          <table:table-cell office:value-type="float" office:value="-0.042437" calcext:value-type="float">
            <text:p>-0,042437</text:p>
          </table:table-cell>
          <table:table-cell office:value-type="float" office:value="-0.019134" calcext:value-type="float">
            <text:p>-0,019134</text:p>
          </table:table-cell>
        </table:table-row>
        <table:table-row table:style-name="ro1">
          <table:table-cell office:value-type="string" calcext:value-type="string">
            <text:p>10 Mar 2017 17:00:00.000</text:p>
          </table:table-cell>
          <table:table-cell office:value-type="float" office:value="-58.454" calcext:value-type="float">
            <text:p>-58,454</text:p>
          </table:table-cell>
          <table:table-cell office:value-type="float" office:value="28.334" calcext:value-type="float">
            <text:p>28,334</text:p>
          </table:table-cell>
          <table:table-cell office:value-type="float" office:value="676.455276" calcext:value-type="float">
            <text:p>676,455276</text:p>
          </table:table-cell>
          <table:table-cell office:value-type="float" office:value="0.058829" calcext:value-type="float">
            <text:p>0,058829</text:p>
          </table:table-cell>
          <table:table-cell office:value-type="float" office:value="-0.035071" calcext:value-type="float">
            <text:p>-0,035071</text:p>
          </table:table-cell>
          <table:table-cell office:value-type="float" office:value="-0.020973" calcext:value-type="float">
            <text:p>-0,020973</text:p>
          </table:table-cell>
        </table:table-row>
        <table:table-row table:style-name="ro1">
          <table:table-cell office:value-type="string" calcext:value-type="string">
            <text:p>10 Mar 2017 17:01:00.000</text:p>
          </table:table-cell>
          <table:table-cell office:value-type="float" office:value="-54.911" calcext:value-type="float">
            <text:p>-54,911</text:p>
          </table:table-cell>
          <table:table-cell office:value-type="float" office:value="26.397" calcext:value-type="float">
            <text:p>26,397</text:p>
          </table:table-cell>
          <table:table-cell office:value-type="float" office:value="675.148428" calcext:value-type="float">
            <text:p>675,148428</text:p>
          </table:table-cell>
          <table:table-cell office:value-type="float" office:value="0.059256" calcext:value-type="float">
            <text:p>0,059256</text:p>
          </table:table-cell>
          <table:table-cell office:value-type="float" office:value="-0.029786" calcext:value-type="float">
            <text:p>-0,029786</text:p>
          </table:table-cell>
          <table:table-cell office:value-type="float" office:value="-0.022523" calcext:value-type="float">
            <text:p>-0,022523</text:p>
          </table:table-cell>
        </table:table-row>
        <table:table-row table:style-name="ro1">
          <table:table-cell office:value-type="string" calcext:value-type="string">
            <text:p>10 Mar 2017 17:02:00.000</text:p>
          </table:table-cell>
          <table:table-cell office:value-type="float" office:value="-51.345" calcext:value-type="float">
            <text:p>-51,345</text:p>
          </table:table-cell>
          <table:table-cell office:value-type="float" office:value="24.732" calcext:value-type="float">
            <text:p>24,732</text:p>
          </table:table-cell>
          <table:table-cell office:value-type="float" office:value="673.757783" calcext:value-type="float">
            <text:p>673,757783</text:p>
          </table:table-cell>
          <table:table-cell office:value-type="float" office:value="0.059585" calcext:value-type="float">
            <text:p>0,059585</text:p>
          </table:table-cell>
          <table:table-cell office:value-type="float" office:value="-0.025883" calcext:value-type="float">
            <text:p>-0,025883</text:p>
          </table:table-cell>
          <table:table-cell office:value-type="float" office:value="-0.023764" calcext:value-type="float">
            <text:p>-0,023764</text:p>
          </table:table-cell>
        </table:table-row>
        <table:table-row table:style-name="ro1">
          <table:table-cell office:value-type="string" calcext:value-type="string">
            <text:p>10 Mar 2017 17:03:00.000</text:p>
          </table:table-cell>
          <table:table-cell office:value-type="float" office:value="-47.762" calcext:value-type="float">
            <text:p>-47,762</text:p>
          </table:table-cell>
          <table:table-cell office:value-type="float" office:value="23.272" calcext:value-type="float">
            <text:p>23,272</text:p>
          </table:table-cell>
          <table:table-cell office:value-type="float" office:value="672.302365" calcext:value-type="float">
            <text:p>672,302365</text:p>
          </table:table-cell>
          <table:table-cell office:value-type="float" office:value="0.059847" calcext:value-type="float">
            <text:p>0,059847</text:p>
          </table:table-cell>
          <table:table-cell office:value-type="float" office:value="-0.022934" calcext:value-type="float">
            <text:p>-0,022934</text:p>
          </table:table-cell>
          <table:table-cell office:value-type="float" office:value="-0.024681" calcext:value-type="float">
            <text:p>-0,024681</text:p>
          </table:table-cell>
        </table:table-row>
        <table:table-row table:style-name="ro1">
          <table:table-cell office:value-type="string" calcext:value-type="string">
            <text:p>10 Mar 2017 17:04:00.000</text:p>
          </table:table-cell>
          <table:table-cell office:value-type="float" office:value="-44.165" calcext:value-type="float">
            <text:p>-44,165</text:p>
          </table:table-cell>
          <table:table-cell office:value-type="float" office:value="21.967" calcext:value-type="float">
            <text:p>21,967</text:p>
          </table:table-cell>
          <table:table-cell office:value-type="float" office:value="670.80195" calcext:value-type="float">
            <text:p>670,80195</text:p>
          </table:table-cell>
          <table:table-cell office:value-type="float" office:value="0.060063" calcext:value-type="float">
            <text:p>0,060063</text:p>
          </table:table-cell>
          <table:table-cell office:value-type="float" office:value="-0.020661" calcext:value-type="float">
            <text:p>-0,020661</text:p>
          </table:table-cell>
          <table:table-cell office:value-type="float" office:value="-0.025263" calcext:value-type="float">
            <text:p>-0,025263</text:p>
          </table:table-cell>
        </table:table-row>
        <table:table-row table:style-name="ro1">
          <table:table-cell office:value-type="string" calcext:value-type="string">
            <text:p>10 Mar 2017 17:05:00.000</text:p>
          </table:table-cell>
          <table:table-cell office:value-type="float" office:value="-40.555" calcext:value-type="float">
            <text:p>-40,555</text:p>
          </table:table-cell>
          <table:table-cell office:value-type="float" office:value="20.782" calcext:value-type="float">
            <text:p>20,782</text:p>
          </table:table-cell>
          <table:table-cell office:value-type="float" office:value="669.276757" calcext:value-type="float">
            <text:p>669,276757</text:p>
          </table:table-cell>
          <table:table-cell office:value-type="float" office:value="0.060243" calcext:value-type="float">
            <text:p>0,060243</text:p>
          </table:table-cell>
          <table:table-cell office:value-type="float" office:value="-0.018883" calcext:value-type="float">
            <text:p>-0,018883</text:p>
          </table:table-cell>
          <table:table-cell office:value-type="float" office:value="-0.025507" calcext:value-type="float">
            <text:p>-0,025507</text:p>
          </table:table-cell>
        </table:table-row>
        <table:table-row table:style-name="ro1">
          <table:table-cell office:value-type="string" calcext:value-type="string">
            <text:p>10 Mar 2017 17:06:00.000</text:p>
          </table:table-cell>
          <table:table-cell office:value-type="float" office:value="-36.936" calcext:value-type="float">
            <text:p>-36,936</text:p>
          </table:table-cell>
          <table:table-cell office:value-type="float" office:value="19.693" calcext:value-type="float">
            <text:p>19,693</text:p>
          </table:table-cell>
          <table:table-cell office:value-type="float" office:value="667.747139" calcext:value-type="float">
            <text:p>667,747139</text:p>
          </table:table-cell>
          <table:table-cell office:value-type="float" office:value="0.060397" calcext:value-type="float">
            <text:p>0,060397</text:p>
          </table:table-cell>
          <table:table-cell office:value-type="float" office:value="-0.017476" calcext:value-type="float">
            <text:p>-0,017476</text:p>
          </table:table-cell>
          <table:table-cell office:value-type="float" office:value="-0.025413" calcext:value-type="float">
            <text:p>-0,025413</text:p>
          </table:table-cell>
        </table:table-row>
        <table:table-row table:style-name="ro1">
          <table:table-cell office:value-type="string" calcext:value-type="string">
            <text:p>10 Mar 2017 17:07:00.000</text:p>
          </table:table-cell>
          <table:table-cell office:value-type="float" office:value="-33.308" calcext:value-type="float">
            <text:p>-33,308</text:p>
          </table:table-cell>
          <table:table-cell office:value-type="float" office:value="18.68" calcext:value-type="float">
            <text:p>18,68</text:p>
          </table:table-cell>
          <table:table-cell office:value-type="float" office:value="666.233271" calcext:value-type="float">
            <text:p>666,233271</text:p>
          </table:table-cell>
          <table:table-cell office:value-type="float" office:value="0.06053" calcext:value-type="float">
            <text:p>0,06053</text:p>
          </table:table-cell>
          <table:table-cell office:value-type="float" office:value="-0.016351" calcext:value-type="float">
            <text:p>-0,016351</text:p>
          </table:table-cell>
          <table:table-cell office:value-type="float" office:value="-0.024985" calcext:value-type="float">
            <text:p>-0,024985</text:p>
          </table:table-cell>
        </table:table-row>
        <table:table-row table:style-name="ro1">
          <table:table-cell office:value-type="string" calcext:value-type="string">
            <text:p>10 Mar 2017 17:08:00.000</text:p>
          </table:table-cell>
          <table:table-cell office:value-type="float" office:value="-29.673" calcext:value-type="float">
            <text:p>-29,673</text:p>
          </table:table-cell>
          <table:table-cell office:value-type="float" office:value="17.727" calcext:value-type="float">
            <text:p>17,727</text:p>
          </table:table-cell>
          <table:table-cell office:value-type="float" office:value="664.754829" calcext:value-type="float">
            <text:p>664,754829</text:p>
          </table:table-cell>
          <table:table-cell office:value-type="float" office:value="0.060645" calcext:value-type="float">
            <text:p>0,060645</text:p>
          </table:table-cell>
          <table:table-cell office:value-type="float" office:value="-0.015449" calcext:value-type="float">
            <text:p>-0,015449</text:p>
          </table:table-cell>
          <table:table-cell office:value-type="float" office:value="-0.024236" calcext:value-type="float">
            <text:p>-0,024236</text:p>
          </table:table-cell>
        </table:table-row>
        <table:table-row table:style-name="ro1">
          <table:table-cell office:value-type="string" calcext:value-type="string">
            <text:p>10 Mar 2017 17:09:00.000</text:p>
          </table:table-cell>
          <table:table-cell office:value-type="float" office:value="-26.031" calcext:value-type="float">
            <text:p>-26,031</text:p>
          </table:table-cell>
          <table:table-cell office:value-type="float" office:value="16.822" calcext:value-type="float">
            <text:p>16,822</text:p>
          </table:table-cell>
          <table:table-cell office:value-type="float" office:value="663.330691" calcext:value-type="float">
            <text:p>663,330691</text:p>
          </table:table-cell>
          <table:table-cell office:value-type="float" office:value="0.060744" calcext:value-type="float">
            <text:p>0,060744</text:p>
          </table:table-cell>
          <table:table-cell office:value-type="float" office:value="-0.014724" calcext:value-type="float">
            <text:p>-0,014724</text:p>
          </table:table-cell>
          <table:table-cell office:value-type="float" office:value="-0.023181" calcext:value-type="float">
            <text:p>-0,023181</text:p>
          </table:table-cell>
        </table:table-row>
        <table:table-row table:style-name="ro1">
          <table:table-cell office:value-type="string" calcext:value-type="string">
            <text:p>10 Mar 2017 17:10:00.000</text:p>
          </table:table-cell>
          <table:table-cell office:value-type="float" office:value="-22.384" calcext:value-type="float">
            <text:p>-22,384</text:p>
          </table:table-cell>
          <table:table-cell office:value-type="float" office:value="15.957" calcext:value-type="float">
            <text:p>15,957</text:p>
          </table:table-cell>
          <table:table-cell office:value-type="float" office:value="661.978636" calcext:value-type="float">
            <text:p>661,978636</text:p>
          </table:table-cell>
          <table:table-cell office:value-type="float" office:value="0.060831" calcext:value-type="float">
            <text:p>0,060831</text:p>
          </table:table-cell>
          <table:table-cell office:value-type="float" office:value="-0.014144" calcext:value-type="float">
            <text:p>-0,014144</text:p>
          </table:table-cell>
          <table:table-cell office:value-type="float" office:value="-0.021839" calcext:value-type="float">
            <text:p>-0,021839</text:p>
          </table:table-cell>
        </table:table-row>
        <table:table-row table:style-name="ro1">
          <table:table-cell office:value-type="string" calcext:value-type="string">
            <text:p>10 Mar 2017 17:11:00.000</text:p>
          </table:table-cell>
          <table:table-cell office:value-type="float" office:value="-18.732" calcext:value-type="float">
            <text:p>-18,732</text:p>
          </table:table-cell>
          <table:table-cell office:value-type="float" office:value="15.122" calcext:value-type="float">
            <text:p>15,122</text:p>
          </table:table-cell>
          <table:table-cell office:value-type="float" office:value="660.715068" calcext:value-type="float">
            <text:p>660,715068</text:p>
          </table:table-cell>
          <table:table-cell office:value-type="float" office:value="0.060904" calcext:value-type="float">
            <text:p>0,060904</text:p>
          </table:table-cell>
          <table:table-cell office:value-type="float" office:value="-0.013685" calcext:value-type="float">
            <text:p>-0,013685</text:p>
          </table:table-cell>
          <table:table-cell office:value-type="float" office:value="-0.020238" calcext:value-type="float">
            <text:p>-0,020238</text:p>
          </table:table-cell>
        </table:table-row>
        <table:table-row table:style-name="ro1">
          <table:table-cell office:value-type="string" calcext:value-type="string">
            <text:p>10 Mar 2017 17:12:00.000</text:p>
          </table:table-cell>
          <table:table-cell office:value-type="float" office:value="-15.075" calcext:value-type="float">
            <text:p>-15,075</text:p>
          </table:table-cell>
          <table:table-cell office:value-type="float" office:value="14.313" calcext:value-type="float">
            <text:p>14,313</text:p>
          </table:table-cell>
          <table:table-cell office:value-type="float" office:value="659.554757" calcext:value-type="float">
            <text:p>659,554757</text:p>
          </table:table-cell>
          <table:table-cell office:value-type="float" office:value="0.060966" calcext:value-type="float">
            <text:p>0,060966</text:p>
          </table:table-cell>
          <table:table-cell office:value-type="float" office:value="-0.013328" calcext:value-type="float">
            <text:p>-0,013328</text:p>
          </table:table-cell>
          <table:table-cell office:value-type="float" office:value="-0.018405" calcext:value-type="float">
            <text:p>-0,018405</text:p>
          </table:table-cell>
        </table:table-row>
        <table:table-row table:style-name="ro1">
          <table:table-cell office:value-type="string" calcext:value-type="string">
            <text:p>10 Mar 2017 17:13:00.000</text:p>
          </table:table-cell>
          <table:table-cell office:value-type="float" office:value="-11.416" calcext:value-type="float">
            <text:p>-11,416</text:p>
          </table:table-cell>
          <table:table-cell office:value-type="float" office:value="13.521" calcext:value-type="float">
            <text:p>13,521</text:p>
          </table:table-cell>
          <table:table-cell office:value-type="float" office:value="658.510614" calcext:value-type="float">
            <text:p>658,510614</text:p>
          </table:table-cell>
          <table:table-cell office:value-type="float" office:value="0.061016" calcext:value-type="float">
            <text:p>0,061016</text:p>
          </table:table-cell>
          <table:table-cell office:value-type="float" office:value="-0.013061" calcext:value-type="float">
            <text:p>-0,013061</text:p>
          </table:table-cell>
          <table:table-cell office:value-type="float" office:value="-0.016373" calcext:value-type="float">
            <text:p>-0,016373</text:p>
          </table:table-cell>
        </table:table-row>
        <table:table-row table:style-name="ro1">
          <table:table-cell office:value-type="string" calcext:value-type="string">
            <text:p>10 Mar 2017 17:14:00.000</text:p>
          </table:table-cell>
          <table:table-cell office:value-type="float" office:value="-7.754" calcext:value-type="float">
            <text:p>-7,754</text:p>
          </table:table-cell>
          <table:table-cell office:value-type="float" office:value="12.744" calcext:value-type="float">
            <text:p>12,744</text:p>
          </table:table-cell>
          <table:table-cell office:value-type="float" office:value="657.59349" calcext:value-type="float">
            <text:p>657,59349</text:p>
          </table:table-cell>
          <table:table-cell office:value-type="float" office:value="0.061054" calcext:value-type="float">
            <text:p>0,061054</text:p>
          </table:table-cell>
          <table:table-cell office:value-type="float" office:value="-0.012874" calcext:value-type="float">
            <text:p>-0,012874</text:p>
          </table:table-cell>
          <table:table-cell office:value-type="float" office:value="-0.014179" calcext:value-type="float">
            <text:p>-0,014179</text:p>
          </table:table-cell>
        </table:table-row>
        <table:table-row table:style-name="ro1">
          <table:table-cell office:value-type="string" calcext:value-type="string">
            <text:p>10 Mar 2017 17:15:00.000</text:p>
          </table:table-cell>
          <table:table-cell office:value-type="float" office:value="-4.09" calcext:value-type="float">
            <text:p>-4,09</text:p>
          </table:table-cell>
          <table:table-cell office:value-type="float" office:value="11.975" calcext:value-type="float">
            <text:p>11,975</text:p>
          </table:table-cell>
          <table:table-cell office:value-type="float" office:value="656.812014" calcext:value-type="float">
            <text:p>656,812014</text:p>
          </table:table-cell>
          <table:table-cell office:value-type="float" office:value="0.061082" calcext:value-type="float">
            <text:p>0,061082</text:p>
          </table:table-cell>
          <table:table-cell office:value-type="float" office:value="-0.012762" calcext:value-type="float">
            <text:p>-0,012762</text:p>
          </table:table-cell>
          <table:table-cell office:value-type="float" office:value="-0.01186" calcext:value-type="float">
            <text:p>-0,01186</text:p>
          </table:table-cell>
        </table:table-row>
        <table:table-row table:style-name="ro1">
          <table:table-cell office:value-type="string" calcext:value-type="string">
            <text:p>10 Mar 2017 17:16:00.000</text:p>
          </table:table-cell>
          <table:table-cell office:value-type="float" office:value="-0.424" calcext:value-type="float">
            <text:p>-0,424</text:p>
          </table:table-cell>
          <table:table-cell office:value-type="float" office:value="11.211" calcext:value-type="float">
            <text:p>11,211</text:p>
          </table:table-cell>
          <table:table-cell office:value-type="float" office:value="656.172468" calcext:value-type="float">
            <text:p>656,172468</text:p>
          </table:table-cell>
          <table:table-cell office:value-type="float" office:value="0.061099" calcext:value-type="float">
            <text:p>0,061099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9456" calcext:value-type="float">
            <text:p>-0,009456</text:p>
          </table:table-cell>
        </table:table-row>
        <table:table-row table:style-name="ro1">
          <table:table-cell office:value-type="string" calcext:value-type="string">
            <text:p>10 Mar 2017 17:17:00.000</text:p>
          </table:table-cell>
          <table:table-cell office:value-type="float" office:value="3.242" calcext:value-type="float">
            <text:p>3,242</text:p>
          </table:table-cell>
          <table:table-cell office:value-type="float" office:value="10.447" calcext:value-type="float">
            <text:p>10,447</text:p>
          </table:table-cell>
          <table:table-cell office:value-type="float" office:value="655.678709" calcext:value-type="float">
            <text:p>655,678709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49" calcext:value-type="float">
            <text:p>-0,012749</text:p>
          </table:table-cell>
          <table:table-cell office:value-type="float" office:value="-0.007009" calcext:value-type="float">
            <text:p>-0,007009</text:p>
          </table:table-cell>
        </table:table-row>
        <table:table-row table:style-name="ro1">
          <table:table-cell office:value-type="string" calcext:value-type="string">
            <text:p>10 Mar 2017 17:18:00.000</text:p>
          </table:table-cell>
          <table:table-cell office:value-type="float" office:value="6.908" calcext:value-type="float">
            <text:p>6,908</text:p>
          </table:table-cell>
          <table:table-cell office:value-type="float" office:value="9.679" calcext:value-type="float">
            <text:p>9,679</text:p>
          </table:table-cell>
          <table:table-cell office:value-type="float" office:value="655.332121" calcext:value-type="float">
            <text:p>655,332121</text:p>
          </table:table-cell>
          <table:table-cell office:value-type="float" office:value="0.061098" calcext:value-type="float">
            <text:p>0,061098</text:p>
          </table:table-cell>
          <table:table-cell office:value-type="float" office:value="-0.012847" calcext:value-type="float">
            <text:p>-0,012847</text:p>
          </table:table-cell>
          <table:table-cell office:value-type="float" office:value="-0.004558" calcext:value-type="float">
            <text:p>-0,004558</text:p>
          </table:table-cell>
        </table:table-row>
        <table:table-row table:style-name="ro1">
          <table:table-cell office:value-type="string" calcext:value-type="string">
            <text:p>10 Mar 2017 17:19:00.000</text:p>
          </table:table-cell>
          <table:table-cell office:value-type="float" office:value="10.574" calcext:value-type="float">
            <text:p>10,574</text:p>
          </table:table-cell>
          <table:table-cell office:value-type="float" office:value="8.904" calcext:value-type="float">
            <text:p>8,904</text:p>
          </table:table-cell>
          <table:table-cell office:value-type="float" office:value="655.131624" calcext:value-type="float">
            <text:p>655,131624</text:p>
          </table:table-cell>
          <table:table-cell office:value-type="float" office:value="0.061081" calcext:value-type="float">
            <text:p>0,061081</text:p>
          </table:table-cell>
          <table:table-cell office:value-type="float" office:value="-0.013019" calcext:value-type="float">
            <text:p>-0,013019</text:p>
          </table:table-cell>
          <table:table-cell office:value-type="float" office:value="-0.002146" calcext:value-type="float">
            <text:p>-0,002146</text:p>
          </table:table-cell>
        </table:table-row>
        <table:table-row table:style-name="ro1">
          <table:table-cell office:value-type="string" calcext:value-type="string">
            <text:p>10 Mar 2017 17:20:00.000</text:p>
          </table:table-cell>
          <table:table-cell office:value-type="float" office:value="14.238" calcext:value-type="float">
            <text:p>14,238</text:p>
          </table:table-cell>
          <table:table-cell office:value-type="float" office:value="8.116" calcext:value-type="float">
            <text:p>8,116</text:p>
          </table:table-cell>
          <table:table-cell office:value-type="float" office:value="655.073718" calcext:value-type="float">
            <text:p>655,073718</text:p>
          </table:table-cell>
          <table:table-cell office:value-type="float" office:value="0.061052" calcext:value-type="float">
            <text:p>0,061052</text:p>
          </table:table-cell>
          <table:table-cell office:value-type="float" office:value="-0.01327" calcext:value-type="float">
            <text:p>-0,01327</text:p>
          </table:table-cell>
          <table:table-cell office:value-type="float" office:value="0.000188" calcext:value-type="float">
            <text:p>0,000188</text:p>
          </table:table-cell>
        </table:table-row>
        <table:table-row table:style-name="ro1">
          <table:table-cell office:value-type="string" calcext:value-type="string">
            <text:p>10 Mar 2017 17:21:00.000</text:p>
          </table:table-cell>
          <table:table-cell office:value-type="float" office:value="17.9" calcext:value-type="float">
            <text:p>17,9</text:p>
          </table:table-cell>
          <table:table-cell office:value-type="float" office:value="7.31" calcext:value-type="float">
            <text:p>7,31</text:p>
          </table:table-cell>
          <table:table-cell office:value-type="float" office:value="655.152571" calcext:value-type="float">
            <text:p>655,152571</text:p>
          </table:table-cell>
          <table:table-cell office:value-type="float" office:value="0.061011" calcext:value-type="float">
            <text:p>0,061011</text:p>
          </table:table-cell>
          <table:table-cell office:value-type="float" office:value="-0.013609" calcext:value-type="float">
            <text:p>-0,013609</text:p>
          </table:table-cell>
          <table:table-cell office:value-type="float" office:value="0.002406" calcext:value-type="float">
            <text:p>0,002406</text:p>
          </table:table-cell>
        </table:table-row>
        <table:table-row table:style-name="ro1">
          <table:table-cell office:value-type="string" calcext:value-type="string">
            <text:p>10 Mar 2017 17:22:00.000</text:p>
          </table:table-cell>
          <table:table-cell office:value-type="float" office:value="21.559" calcext:value-type="float">
            <text:p>21,559</text:p>
          </table:table-cell>
          <table:table-cell office:value-type="float" office:value="6.481" calcext:value-type="float">
            <text:p>6,481</text:p>
          </table:table-cell>
          <table:table-cell office:value-type="float" office:value="655.36015" calcext:value-type="float">
            <text:p>655,36015</text:p>
          </table:table-cell>
          <table:table-cell office:value-type="float" office:value="0.060958" calcext:value-type="float">
            <text:p>0,060958</text:p>
          </table:table-cell>
          <table:table-cell office:value-type="float" office:value="-0.014048" calcext:value-type="float">
            <text:p>-0,014048</text:p>
          </table:table-cell>
          <table:table-cell office:value-type="float" office:value="0.004474" calcext:value-type="float">
            <text:p>0,004474</text:p>
          </table:table-cell>
        </table:table-row>
        <table:table-row table:style-name="ro1">
          <table:table-cell office:value-type="string" calcext:value-type="string">
            <text:p>10 Mar 2017 17:23:00.000</text:p>
          </table:table-cell>
          <table:table-cell office:value-type="float" office:value="25.214" calcext:value-type="float">
            <text:p>25,214</text:p>
          </table:table-cell>
          <table:table-cell office:value-type="float" office:value="5.622" calcext:value-type="float">
            <text:p>5,622</text:p>
          </table:table-cell>
          <table:table-cell office:value-type="float" office:value="655.686388" calcext:value-type="float">
            <text:p>655,686388</text:p>
          </table:table-cell>
          <table:table-cell office:value-type="float" office:value="0.060892" calcext:value-type="float">
            <text:p>0,060892</text:p>
          </table:table-cell>
          <table:table-cell office:value-type="float" office:value="-0.014604" calcext:value-type="float">
            <text:p>-0,014604</text:p>
          </table:table-cell>
          <table:table-cell office:value-type="float" office:value="0.006357" calcext:value-type="float">
            <text:p>0,006357</text:p>
          </table:table-cell>
        </table:table-row>
        <table:table-row table:style-name="ro1">
          <table:table-cell office:value-type="string" calcext:value-type="string">
            <text:p>10 Mar 2017 17:24:00.000</text:p>
          </table:table-cell>
          <table:table-cell office:value-type="float" office:value="28.866" calcext:value-type="float">
            <text:p>28,866</text:p>
          </table:table-cell>
          <table:table-cell office:value-type="float" office:value="4.725" calcext:value-type="float">
            <text:p>4,725</text:p>
          </table:table-cell>
          <table:table-cell office:value-type="float" office:value="656.119382" calcext:value-type="float">
            <text:p>656,119382</text:p>
          </table:table-cell>
          <table:table-cell office:value-type="float" office:value="0.060812" calcext:value-type="float">
            <text:p>0,060812</text:p>
          </table:table-cell>
          <table:table-cell office:value-type="float" office:value="-0.015301" calcext:value-type="float">
            <text:p>-0,015301</text:p>
          </table:table-cell>
          <table:table-cell office:value-type="float" office:value="0.008029" calcext:value-type="float">
            <text:p>0,008029</text:p>
          </table:table-cell>
        </table:table-row>
        <table:table-row table:style-name="ro1">
          <table:table-cell office:value-type="string" calcext:value-type="string">
            <text:p>10 Mar 2017 17:25:00.000</text:p>
          </table:table-cell>
          <table:table-cell office:value-type="float" office:value="32.511" calcext:value-type="float">
            <text:p>32,511</text:p>
          </table:table-cell>
          <table:table-cell office:value-type="float" office:value="3.782" calcext:value-type="float">
            <text:p>3,782</text:p>
          </table:table-cell>
          <table:table-cell office:value-type="float" office:value="656.64563" calcext:value-type="float">
            <text:p>656,64563</text:p>
          </table:table-cell>
          <table:table-cell office:value-type="float" office:value="0.060717" calcext:value-type="float">
            <text:p>0,060717</text:p>
          </table:table-cell>
          <table:table-cell office:value-type="float" office:value="-0.016168" calcext:value-type="float">
            <text:p>-0,016168</text:p>
          </table:table-cell>
          <table:table-cell office:value-type="float" office:value="0.009463" calcext:value-type="float">
            <text:p>0,009463</text:p>
          </table:table-cell>
        </table:table-row>
        <table:table-row table:style-name="ro1">
          <table:table-cell office:value-type="string" calcext:value-type="string">
            <text:p>10 Mar 2017 17:26:00.000</text:p>
          </table:table-cell>
          <table:table-cell office:value-type="float" office:value="36.151" calcext:value-type="float">
            <text:p>36,151</text:p>
          </table:table-cell>
          <table:table-cell office:value-type="float" office:value="2.781" calcext:value-type="float">
            <text:p>2,781</text:p>
          </table:table-cell>
          <table:table-cell office:value-type="float" office:value="657.250283" calcext:value-type="float">
            <text:p>657,250283</text:p>
          </table:table-cell>
          <table:table-cell office:value-type="float" office:value="0.060603" calcext:value-type="float">
            <text:p>0,060603</text:p>
          </table:table-cell>
          <table:table-cell office:value-type="float" office:value="-0.017248" calcext:value-type="float">
            <text:p>-0,017248</text:p>
          </table:table-cell>
          <table:table-cell office:value-type="float" office:value="0.01064" calcext:value-type="float">
            <text:p>0,01064</text:p>
          </table:table-cell>
        </table:table-row>
        <table:table-row table:style-name="ro1">
          <table:table-cell office:value-type="string" calcext:value-type="string">
            <text:p>10 Mar 2017 17:27:00.000</text:p>
          </table:table-cell>
          <table:table-cell office:value-type="float" office:value="39.783" calcext:value-type="float">
            <text:p>39,783</text:p>
          </table:table-cell>
          <table:table-cell office:value-type="float" office:value="1.707" calcext:value-type="float">
            <text:p>1,707</text:p>
          </table:table-cell>
          <table:table-cell office:value-type="float" office:value="657.917428" calcext:value-type="float">
            <text:p>657,917428</text:p>
          </table:table-cell>
          <table:table-cell office:value-type="float" office:value="0.060468" calcext:value-type="float">
            <text:p>0,060468</text:p>
          </table:table-cell>
          <table:table-cell office:value-type="float" office:value="-0.0186" calcext:value-type="float">
            <text:p>-0,0186</text:p>
          </table:table-cell>
          <table:table-cell office:value-type="float" office:value="0.011545" calcext:value-type="float">
            <text:p>0,011545</text:p>
          </table:table-cell>
        </table:table-row>
        <table:table-row table:style-name="ro1">
          <table:table-cell office:value-type="string" calcext:value-type="string">
            <text:p>10 Mar 2017 17:28:00.000</text:p>
          </table:table-cell>
          <table:table-cell office:value-type="float" office:value="43.407" calcext:value-type="float">
            <text:p>43,407</text:p>
          </table:table-cell>
          <table:table-cell office:value-type="float" office:value="0.542" calcext:value-type="float">
            <text:p>0,542</text:p>
          </table:table-cell>
          <table:table-cell office:value-type="float" office:value="658.630376" calcext:value-type="float">
            <text:p>658,630376</text:p>
          </table:table-cell>
          <table:table-cell office:value-type="float" office:value="0.060307" calcext:value-type="float">
            <text:p>0,060307</text:p>
          </table:table-cell>
          <table:table-cell office:value-type="float" office:value="-0.020306" calcext:value-type="float">
            <text:p>-0,020306</text:p>
          </table:table-cell>
          <table:table-cell office:value-type="float" office:value="0.012167" calcext:value-type="float">
            <text:p>0,012167</text:p>
          </table:table-cell>
        </table:table-row>
        <table:table-row table:style-name="ro1">
          <table:table-cell office:value-type="string" calcext:value-type="string">
            <text:p>10 Mar 2017 17:29:00.000</text:p>
          </table:table-cell>
          <table:table-cell office:value-type="float" office:value="47.02" calcext:value-type="float">
            <text:p>47,02</text:p>
          </table:table-cell>
          <table:table-cell office:value-type="float" office:value="-0.739" calcext:value-type="float">
            <text:p>-0,739</text:p>
          </table:table-cell>
          <table:table-cell office:value-type="float" office:value="659.371973" calcext:value-type="float">
            <text:p>659,371973</text:p>
          </table:table-cell>
          <table:table-cell office:value-type="float" office:value="0.060111" calcext:value-type="float">
            <text:p>0,060111</text:p>
          </table:table-cell>
          <table:table-cell office:value-type="float" office:value="-0.022481" calcext:value-type="float">
            <text:p>-0,022481</text:p>
          </table:table-cell>
          <table:table-cell office:value-type="float" office:value="0.012501" calcext:value-type="float">
            <text:p>0,012501</text:p>
          </table:table-cell>
        </table:table-row>
        <table:table-row table:style-name="ro1">
          <table:table-cell office:value-type="string" calcext:value-type="string">
            <text:p>10 Mar 2017 17:30:00.000</text:p>
          </table:table-cell>
          <table:table-cell office:value-type="float" office:value="50.619" calcext:value-type="float">
            <text:p>50,619</text:p>
          </table:table-cell>
          <table:table-cell office:value-type="float" office:value="-2.169" calcext:value-type="float">
            <text:p>-2,169</text:p>
          </table:table-cell>
          <table:table-cell office:value-type="float" office:value="660.124903" calcext:value-type="float">
            <text:p>660,124903</text:p>
          </table:table-cell>
          <table:table-cell office:value-type="float" office:value="0.05987" calcext:value-type="float">
            <text:p>0,05987</text:p>
          </table:table-cell>
          <table:table-cell office:value-type="float" office:value="-0.025298" calcext:value-type="float">
            <text:p>-0,025298</text:p>
          </table:table-cell>
          <table:table-cell office:value-type="float" office:value="0.012546" calcext:value-type="float">
            <text:p>0,012546</text:p>
          </table:table-cell>
        </table:table-row>
        <table:table-row table:style-name="ro1">
          <table:table-cell office:value-type="string" calcext:value-type="string">
            <text:p>10 Mar 2017 17:31:00.000</text:p>
          </table:table-cell>
          <table:table-cell office:value-type="float" office:value="54.203" calcext:value-type="float">
            <text:p>54,203</text:p>
          </table:table-cell>
          <table:table-cell office:value-type="float" office:value="-3.793" calcext:value-type="float">
            <text:p>-3,793</text:p>
          </table:table-cell>
          <table:table-cell office:value-type="float" office:value="660.871997" calcext:value-type="float">
            <text:p>660,871997</text:p>
          </table:table-cell>
          <table:table-cell office:value-type="float" office:value="0.059565" calcext:value-type="float">
            <text:p>0,059565</text:p>
          </table:table-cell>
          <table:table-cell office:value-type="float" office:value="-0.029013" calcext:value-type="float">
            <text:p>-0,029013</text:p>
          </table:table-cell>
          <table:table-cell office:value-type="float" office:value="0.012309" calcext:value-type="float">
            <text:p>0,012309</text:p>
          </table:table-cell>
        </table:table-row>
        <table:table-row table:style-name="ro1">
          <table:table-cell office:value-type="string" calcext:value-type="string">
            <text:p>10 Mar 2017 17:32:00.000</text:p>
          </table:table-cell>
          <table:table-cell office:value-type="float" office:value="57.765" calcext:value-type="float">
            <text:p>57,765</text:p>
          </table:table-cell>
          <table:table-cell office:value-type="float" office:value="-5.676" calcext:value-type="float">
            <text:p>-5,676</text:p>
          </table:table-cell>
          <table:table-cell office:value-type="float" office:value="661.596535" calcext:value-type="float">
            <text:p>661,596535</text:p>
          </table:table-cell>
          <table:table-cell office:value-type="float" office:value="0.059167" calcext:value-type="float">
            <text:p>0,059167</text:p>
          </table:table-cell>
          <table:table-cell office:value-type="float" office:value="-0.034027" calcext:value-type="float">
            <text:p>-0,034027</text:p>
          </table:table-cell>
          <table:table-cell office:value-type="float" office:value="0.011797" calcext:value-type="float">
            <text:p>0,011797</text:p>
          </table:table-cell>
        </table:table-row>
        <table:table-row table:style-name="ro1">
          <table:table-cell office:value-type="string" calcext:value-type="string">
            <text:p>10 Mar 2017 17:33:00.000</text:p>
          </table:table-cell>
          <table:table-cell office:value-type="float" office:value="61.3" calcext:value-type="float">
            <text:p>61,3</text:p>
          </table:table-cell>
          <table:table-cell office:value-type="float" office:value="-7.915" calcext:value-type="float">
            <text:p>-7,915</text:p>
          </table:table-cell>
          <table:table-cell office:value-type="float" office:value="662.282537" calcext:value-type="float">
            <text:p>662,282537</text:p>
          </table:table-cell>
          <table:table-cell office:value-type="float" office:value="0.058629" calcext:value-type="float">
            <text:p>0,058629</text:p>
          </table:table-cell>
          <table:table-cell office:value-type="float" office:value="-0.040983" calcext:value-type="float">
            <text:p>-0,040983</text:p>
          </table:table-cell>
          <table:table-cell office:value-type="float" office:value="0.011028" calcext:value-type="float">
            <text:p>0,011028</text:p>
          </table:table-cell>
        </table:table-row>
        <table:table-row table:style-name="ro1">
          <table:table-cell office:value-type="string" calcext:value-type="string">
            <text:p>10 Mar 2017 17:34:00.000</text:p>
          </table:table-cell>
          <table:table-cell office:value-type="float" office:value="64.796" calcext:value-type="float">
            <text:p>64,796</text:p>
          </table:table-cell>
          <table:table-cell office:value-type="float" office:value="-10.654" calcext:value-type="float">
            <text:p>-10,654</text:p>
          </table:table-cell>
          <table:table-cell office:value-type="float" office:value="662.915041" calcext:value-type="float">
            <text:p>662,915041</text:p>
          </table:table-cell>
          <table:table-cell office:value-type="float" office:value="0.057868" calcext:value-type="float">
            <text:p>0,057868</text:p>
          </table:table-cell>
          <table:table-cell office:value-type="float" office:value="-0.050962" calcext:value-type="float">
            <text:p>-0,050962</text:p>
          </table:table-cell>
          <table:table-cell office:value-type="float" office:value="0.010018" calcext:value-type="float">
            <text:p>0,010018</text:p>
          </table:table-cell>
        </table:table-row>
        <table:table-row table:style-name="ro1">
          <table:table-cell office:value-type="string" calcext:value-type="string">
            <text:p>10 Mar 2017 17:35:00.000</text:p>
          </table:table-cell>
          <table:table-cell office:value-type="float" office:value="68.237" calcext:value-type="float">
            <text:p>68,237</text:p>
          </table:table-cell>
          <table:table-cell office:value-type="float" office:value="-14.128" calcext:value-type="float">
            <text:p>-14,128</text:p>
          </table:table-cell>
          <table:table-cell office:value-type="float" office:value="663.480352" calcext:value-type="float">
            <text:p>663,480352</text:p>
          </table:table-cell>
          <table:table-cell office:value-type="float" office:value="0.056735" calcext:value-type="float">
            <text:p>0,056735</text:p>
          </table:table-cell>
          <table:table-cell office:value-type="float" office:value="-0.065864" calcext:value-type="float">
            <text:p>-0,065864</text:p>
          </table:table-cell>
          <table:table-cell office:value-type="float" office:value="0.008792" calcext:value-type="float">
            <text:p>0,008792</text:p>
          </table:table-cell>
        </table:table-row>
        <table:table-row table:style-name="ro1">
          <table:table-cell office:value-type="string" calcext:value-type="string">
            <text:p>10 Mar 2017 17:36:00.000</text:p>
          </table:table-cell>
          <table:table-cell office:value-type="float" office:value="71.591" calcext:value-type="float">
            <text:p>71,591</text:p>
          </table:table-cell>
          <table:table-cell office:value-type="float" office:value="-18.724" calcext:value-type="float">
            <text:p>-18,724</text:p>
          </table:table-cell>
          <table:table-cell office:value-type="float" office:value="663.966284" calcext:value-type="float">
            <text:p>663,966284</text:p>
          </table:table-cell>
          <table:table-cell office:value-type="float" office:value="0.054939" calcext:value-type="float">
            <text:p>0,054939</text:p>
          </table:table-cell>
          <table:table-cell office:value-type="float" office:value="-0.089182" calcext:value-type="float">
            <text:p>-0,089182</text:p>
          </table:table-cell>
          <table:table-cell office:value-type="float" office:value="0.007377" calcext:value-type="float">
            <text:p>0,007377</text:p>
          </table:table-cell>
        </table:table-row>
        <table:table-row table:style-name="ro1">
          <table:table-cell office:value-type="string" calcext:value-type="string">
            <text:p>10 Mar 2017 17:37:00.000</text:p>
          </table:table-cell>
          <table:table-cell office:value-type="float" office:value="74.805" calcext:value-type="float">
            <text:p>74,805</text:p>
          </table:table-cell>
          <table:table-cell office:value-type="float" office:value="-25.126" calcext:value-type="float">
            <text:p>-25,126</text:p>
          </table:table-cell>
          <table:table-cell office:value-type="float" office:value="664.362357" calcext:value-type="float">
            <text:p>664,362357</text:p>
          </table:table-cell>
          <table:table-cell office:value-type="float" office:value="0.051875" calcext:value-type="float">
            <text:p>0,051875</text:p>
          </table:table-cell>
          <table:table-cell office:value-type="float" office:value="-0.127526" calcext:value-type="float">
            <text:p>-0,127526</text:p>
          </table:table-cell>
          <table:table-cell office:value-type="float" office:value="0.005802" calcext:value-type="float">
            <text:p>0,005802</text:p>
          </table:table-cell>
        </table:table-row>
        <table:table-row table:style-name="ro1">
          <table:table-cell office:value-type="string" calcext:value-type="string">
            <text:p>10 Mar 2017 17:38:00.000</text:p>
          </table:table-cell>
          <table:table-cell office:value-type="float" office:value="77.765" calcext:value-type="float">
            <text:p>77,765</text:p>
          </table:table-cell>
          <table:table-cell office:value-type="float" office:value="-34.563" calcext:value-type="float">
            <text:p>-34,563</text:p>
          </table:table-cell>
          <table:table-cell office:value-type="float" office:value="664.659978" calcext:value-type="float">
            <text:p>664,659978</text:p>
          </table:table-cell>
          <table:table-cell office:value-type="float" office:value="0.046216" calcext:value-type="float">
            <text:p>0,046216</text:p>
          </table:table-cell>
          <table:table-cell office:value-type="float" office:value="-0.192844" calcext:value-type="float">
            <text:p>-0,192844</text:p>
          </table:table-cell>
          <table:table-cell office:value-type="float" office:value="0.004101" calcext:value-type="float">
            <text:p>0,004101</text:p>
          </table:table-cell>
        </table:table-row>
        <table:table-row table:style-name="ro1">
          <table:table-cell office:value-type="string" calcext:value-type="string">
            <text:p>10 Mar 2017 17:39:00.000</text:p>
          </table:table-cell>
          <table:table-cell office:value-type="float" office:value="80.243" calcext:value-type="float">
            <text:p>80,243</text:p>
          </table:table-cell>
          <table:table-cell office:value-type="float" office:value="-49.106" calcext:value-type="float">
            <text:p>-49,106</text:p>
          </table:table-cell>
          <table:table-cell office:value-type="float" office:value="664.852585" calcext:value-type="float">
            <text:p>664,852585</text:p>
          </table:table-cell>
          <table:table-cell office:value-type="float" office:value="0.035132" calcext:value-type="float">
            <text:p>0,035132</text:p>
          </table:table-cell>
          <table:table-cell office:value-type="float" office:value="-0.299154" calcext:value-type="float">
            <text:p>-0,299154</text:p>
          </table:table-cell>
          <table:table-cell office:value-type="float" office:value="0.002308" calcext:value-type="float">
            <text:p>0,002308</text:p>
          </table:table-cell>
        </table:table-row>
        <table:table-row table:style-name="ro1">
          <table:table-cell office:value-type="string" calcext:value-type="string">
            <text:p>10 Mar 2017 17:40:00.000</text:p>
          </table:table-cell>
          <table:table-cell office:value-type="float" office:value="81.789" calcext:value-type="float">
            <text:p>81,789</text:p>
          </table:table-cell>
          <table:table-cell office:value-type="float" office:value="-70.843" calcext:value-type="float">
            <text:p>-70,843</text:p>
          </table:table-cell>
          <table:table-cell office:value-type="float" office:value="664.935752" calcext:value-type="float">
            <text:p>664,935752</text:p>
          </table:table-cell>
          <table:table-cell office:value-type="float" office:value="0.014643" calcext:value-type="float">
            <text:p>0,014643</text:p>
          </table:table-cell>
          <table:table-cell office:value-type="float" office:value="-0.419499" calcext:value-type="float">
            <text:p>-0,419499</text:p>
          </table:table-cell>
          <table:table-cell office:value-type="float" office:value="0.000459" calcext:value-type="float">
            <text:p>0,000459</text:p>
          </table:table-cell>
        </table:table-row>
        <table:table-row table:style-name="ro1">
          <table:table-cell office:value-type="string" calcext:value-type="string">
            <text:p>10 Mar 2017 17:41:00.000</text:p>
          </table:table-cell>
          <table:table-cell office:value-type="float" office:value="81.855" calcext:value-type="float">
            <text:p>81,855</text:p>
          </table:table-cell>
          <table:table-cell office:value-type="float" office:value="-97.078" calcext:value-type="float">
            <text:p>-97,078</text:p>
          </table:table-cell>
          <table:table-cell office:value-type="float" office:value="664.90727" calcext:value-type="float">
            <text:p>664,90727</text:p>
          </table:table-cell>
          <table:table-cell office:value-type="float" office:value="-0.012558" calcext:value-type="float">
            <text:p>-0,012558</text:p>
          </table:table-cell>
          <table:table-cell office:value-type="float" office:value="-0.426196" calcext:value-type="float">
            <text:p>-0,426196</text:p>
          </table:table-cell>
          <table:table-cell office:value-type="float" office:value="-0.001408" calcext:value-type="float">
            <text:p>-0,001408</text:p>
          </table:table-cell>
        </table:table-row>
        <table:table-row table:style-name="ro1">
          <table:table-cell office:value-type="string" calcext:value-type="string">
            <text:p>10 Mar 2017 17:42:00.000</text:p>
          </table:table-cell>
          <table:table-cell office:value-type="float" office:value="80.41" calcext:value-type="float">
            <text:p>80,41</text:p>
          </table:table-cell>
          <table:table-cell office:value-type="float" office:value="-119.389" calcext:value-type="float">
            <text:p>-119,389</text:p>
          </table:table-cell>
          <table:table-cell office:value-type="float" office:value="664.767181" calcext:value-type="float">
            <text:p>664,767181</text:p>
          </table:table-cell>
          <table:table-cell office:value-type="float" office:value="-0.033873" calcext:value-type="float">
            <text:p>-0,033873</text:p>
          </table:table-cell>
          <table:table-cell office:value-type="float" office:value="-0.309419" calcext:value-type="float">
            <text:p>-0,309419</text:p>
          </table:table-cell>
          <table:table-cell office:value-type="float" office:value="-0.003256" calcext:value-type="float">
            <text:p>-0,003256</text:p>
          </table:table-cell>
        </table:table-row>
        <table:table-row table:style-name="ro1">
          <table:table-cell office:value-type="string" calcext:value-type="string">
            <text:p>10 Mar 2017 17:43:00.000</text:p>
          </table:table-cell>
          <table:table-cell office:value-type="float" office:value="77.987" calcext:value-type="float">
            <text:p>77,987</text:p>
          </table:table-cell>
          <table:table-cell office:value-type="float" office:value="-134.455" calcext:value-type="float">
            <text:p>-134,455</text:p>
          </table:table-cell>
          <table:table-cell office:value-type="float" office:value="664.517781" calcext:value-type="float">
            <text:p>664,517781</text:p>
          </table:table-cell>
          <table:table-cell office:value-type="float" office:value="-0.045577" calcext:value-type="float">
            <text:p>-0,045577</text:p>
          </table:table-cell>
          <table:table-cell office:value-type="float" office:value="-0.199779" calcext:value-type="float">
            <text:p>-0,199779</text:p>
          </table:table-cell>
          <table:table-cell office:value-type="float" office:value="-0.005046" calcext:value-type="float">
            <text:p>-0,005046</text:p>
          </table:table-cell>
        </table:table-row>
        <table:table-row table:style-name="ro1">
          <table:table-cell office:value-type="string" calcext:value-type="string">
            <text:p>10 Mar 2017 17:44:00.000</text:p>
          </table:table-cell>
          <table:table-cell office:value-type="float" office:value="75.054" calcext:value-type="float">
            <text:p>75,054</text:p>
          </table:table-cell>
          <table:table-cell office:value-type="float" office:value="-144.215" calcext:value-type="float">
            <text:p>-144,215</text:p>
          </table:table-cell>
          <table:table-cell office:value-type="float" office:value="664.163581" calcext:value-type="float">
            <text:p>664,163581</text:p>
          </table:table-cell>
          <table:table-cell office:value-type="float" office:value="-0.051544" calcext:value-type="float">
            <text:p>-0,051544</text:p>
          </table:table-cell>
          <table:table-cell office:value-type="float" office:value="-0.131593" calcext:value-type="float">
            <text:p>-0,131593</text:p>
          </table:table-cell>
          <table:table-cell office:value-type="float" office:value="-0.006743" calcext:value-type="float">
            <text:p>-0,006743</text:p>
          </table:table-cell>
        </table:table-row>
        <table:table-row table:style-name="ro1">
          <table:table-cell office:value-type="string" calcext:value-type="string">
            <text:p>10 Mar 2017 17:45:00.000</text:p>
          </table:table-cell>
          <table:table-cell office:value-type="float" office:value="71.856" calcext:value-type="float">
            <text:p>71,856</text:p>
          </table:table-cell>
          <table:table-cell office:value-type="float" office:value="-150.807" calcext:value-type="float">
            <text:p>-150,807</text:p>
          </table:table-cell>
          <table:table-cell office:value-type="float" office:value="663.711239" calcext:value-type="float">
            <text:p>663,711239</text:p>
          </table:table-cell>
          <table:table-cell office:value-type="float" office:value="-0.054755" calcext:value-type="float">
            <text:p>-0,054755</text:p>
          </table:table-cell>
          <table:table-cell office:value-type="float" office:value="-0.0916" calcext:value-type="float">
            <text:p>-0,0916</text:p>
          </table:table-cell>
          <table:table-cell office:value-type="float" office:value="-0.008312" calcext:value-type="float">
            <text:p>-0,008312</text:p>
          </table:table-cell>
        </table:table-row>
        <table:table-row table:style-name="ro1">
          <table:table-cell office:value-type="string" calcext:value-type="string">
            <text:p>10 Mar 2017 17:46:00.000</text:p>
          </table:table-cell>
          <table:table-cell office:value-type="float" office:value="68.51" calcext:value-type="float">
            <text:p>68,51</text:p>
          </table:table-cell>
          <table:table-cell office:value-type="float" office:value="-155.519" calcext:value-type="float">
            <text:p>-155,519</text:p>
          </table:table-cell>
          <table:table-cell office:value-type="float" office:value="663.169451" calcext:value-type="float">
            <text:p>663,169451</text:p>
          </table:table-cell>
          <table:table-cell office:value-type="float" office:value="-0.056627" calcext:value-type="float">
            <text:p>-0,056627</text:p>
          </table:table-cell>
          <table:table-cell office:value-type="float" office:value="-0.067371" calcext:value-type="float">
            <text:p>-0,067371</text:p>
          </table:table-cell>
          <table:table-cell office:value-type="float" office:value="-0.00972" calcext:value-type="float">
            <text:p>-0,00972</text:p>
          </table:table-cell>
        </table:table-row>
        <table:table-row table:style-name="ro1">
          <table:table-cell office:value-type="string" calcext:value-type="string">
            <text:p>10 Mar 2017 17:47:00.000</text:p>
          </table:table-cell>
          <table:table-cell office:value-type="float" office:value="65.075" calcext:value-type="float">
            <text:p>65,075</text:p>
          </table:table-cell>
          <table:table-cell office:value-type="float" office:value="-159.065" calcext:value-type="float">
            <text:p>-159,065</text:p>
          </table:table-cell>
          <table:table-cell office:value-type="float" office:value="662.548807" calcext:value-type="float">
            <text:p>662,548807</text:p>
          </table:table-cell>
          <table:table-cell office:value-type="float" office:value="-0.057801" calcext:value-type="float">
            <text:p>-0,057801</text:p>
          </table:table-cell>
          <table:table-cell office:value-type="float" office:value="-0.051949" calcext:value-type="float">
            <text:p>-0,051949</text:p>
          </table:table-cell>
          <table:table-cell office:value-type="float" office:value="-0.010936" calcext:value-type="float">
            <text:p>-0,010936</text:p>
          </table:table-cell>
        </table:table-row>
        <table:table-row table:style-name="ro1">
          <table:table-cell office:value-type="string" calcext:value-type="string">
            <text:p>10 Mar 2017 17:48:00.000</text:p>
          </table:table-cell>
          <table:table-cell office:value-type="float" office:value="61.582" calcext:value-type="float">
            <text:p>61,582</text:p>
          </table:table-cell>
          <table:table-cell office:value-type="float" office:value="-161.854" calcext:value-type="float">
            <text:p>-161,854</text:p>
          </table:table-cell>
          <table:table-cell office:value-type="float" office:value="661.861617" calcext:value-type="float">
            <text:p>661,861617</text:p>
          </table:table-cell>
          <table:table-cell office:value-type="float" office:value="-0.058585" calcext:value-type="float">
            <text:p>-0,058585</text:p>
          </table:table-cell>
          <table:table-cell office:value-type="float" office:value="-0.041658" calcext:value-type="float">
            <text:p>-0,041658</text:p>
          </table:table-cell>
          <table:table-cell office:value-type="float" office:value="-0.011933" calcext:value-type="float">
            <text:p>-0,011933</text:p>
          </table:table-cell>
        </table:table-row>
        <table:table-row table:style-name="ro1">
          <table:table-cell office:value-type="string" calcext:value-type="string">
            <text:p>10 Mar 2017 17:49:00.000</text:p>
          </table:table-cell>
          <table:table-cell office:value-type="float" office:value="58.049" calcext:value-type="float">
            <text:p>58,049</text:p>
          </table:table-cell>
          <table:table-cell office:value-type="float" office:value="-164.127" calcext:value-type="float">
            <text:p>-164,127</text:p>
          </table:table-cell>
          <table:table-cell office:value-type="float" office:value="661.121711" calcext:value-type="float">
            <text:p>661,121711</text:p>
          </table:table-cell>
          <table:table-cell office:value-type="float" office:value="-0.059139" calcext:value-type="float">
            <text:p>-0,059139</text:p>
          </table:table-cell>
          <table:table-cell office:value-type="float" office:value="-0.034506" calcext:value-type="float">
            <text:p>-0,034506</text:p>
          </table:table-cell>
          <table:table-cell office:value-type="float" office:value="-0.012689" calcext:value-type="float">
            <text:p>-0,012689</text:p>
          </table:table-cell>
        </table:table-row>
        <table:table-row table:style-name="ro1">
          <table:table-cell office:value-type="string" calcext:value-type="string">
            <text:p>10 Mar 2017 17:50:00.000</text:p>
          </table:table-cell>
          <table:table-cell office:value-type="float" office:value="54.488" calcext:value-type="float">
            <text:p>54,488</text:p>
          </table:table-cell>
          <table:table-cell office:value-type="float" office:value="-166.035" calcext:value-type="float">
            <text:p>-166,035</text:p>
          </table:table-cell>
          <table:table-cell office:value-type="float" office:value="660.344201" calcext:value-type="float">
            <text:p>660,344201</text:p>
          </table:table-cell>
          <table:table-cell office:value-type="float" office:value="-0.059547" calcext:value-type="float">
            <text:p>-0,059547</text:p>
          </table:table-cell>
          <table:table-cell office:value-type="float" office:value="-0.029364" calcext:value-type="float">
            <text:p>-0,029364</text:p>
          </table:table-cell>
          <table:table-cell office:value-type="float" office:value="-0.013183" calcext:value-type="float">
            <text:p>-0,013183</text:p>
          </table:table-cell>
        </table:table-row>
        <table:table-row table:style-name="ro1">
          <table:table-cell office:value-type="string" calcext:value-type="string">
            <text:p>10 Mar 2017 17:51:00.000</text:p>
          </table:table-cell>
          <table:table-cell office:value-type="float" office:value="50.905" calcext:value-type="float">
            <text:p>50,905</text:p>
          </table:table-cell>
          <table:table-cell office:value-type="float" office:value="-167.677" calcext:value-type="float">
            <text:p>-167,677</text:p>
          </table:table-cell>
          <table:table-cell office:value-type="float" office:value="659.545231" calcext:value-type="float">
            <text:p>659,545231</text:p>
          </table:table-cell>
          <table:table-cell office:value-type="float" office:value="-0.059859" calcext:value-type="float">
            <text:p>-0,059859</text:p>
          </table:table-cell>
          <table:table-cell office:value-type="float" office:value="-0.025561" calcext:value-type="float">
            <text:p>-0,025561</text:p>
          </table:table-cell>
          <table:table-cell office:value-type="float" office:value="-0.013401" calcext:value-type="float">
            <text:p>-0,013401</text:p>
          </table:table-cell>
        </table:table-row>
        <table:table-row table:style-name="ro1">
          <table:table-cell office:value-type="string" calcext:value-type="string">
            <text:p>10 Mar 2017 17:52:00.000</text:p>
          </table:table-cell>
          <table:table-cell office:value-type="float" office:value="47.306" calcext:value-type="float">
            <text:p>47,306</text:p>
          </table:table-cell>
          <table:table-cell office:value-type="float" office:value="-169.12" calcext:value-type="float">
            <text:p>-169,12</text:p>
          </table:table-cell>
          <table:table-cell office:value-type="float" office:value="658.741699" calcext:value-type="float">
            <text:p>658,741699</text:p>
          </table:table-cell>
          <table:table-cell office:value-type="float" office:value="-0.060106" calcext:value-type="float">
            <text:p>-0,060106</text:p>
          </table:table-cell>
          <table:table-cell office:value-type="float" office:value="-0.022682" calcext:value-type="float">
            <text:p>-0,022682</text:p>
          </table:table-cell>
          <table:table-cell office:value-type="float" office:value="-0.013333" calcext:value-type="float">
            <text:p>-0,013333</text:p>
          </table:table-cell>
        </table:table-row>
        <table:table-row table:style-name="ro1">
          <table:table-cell office:value-type="string" calcext:value-type="string">
            <text:p>10 Mar 2017 17:53:00.000</text:p>
          </table:table-cell>
          <table:table-cell office:value-type="float" office:value="43.694" calcext:value-type="float">
            <text:p>43,694</text:p>
          </table:table-cell>
          <table:table-cell office:value-type="float" office:value="-170.412" calcext:value-type="float">
            <text:p>-170,412</text:p>
          </table:table-cell>
          <table:table-cell office:value-type="float" office:value="657.950967" calcext:value-type="float">
            <text:p>657,950967</text:p>
          </table:table-cell>
          <table:table-cell office:value-type="float" office:value="-0.060305" calcext:value-type="float">
            <text:p>-0,060305</text:p>
          </table:table-cell>
          <table:table-cell office:value-type="float" office:value="-0.020462" calcext:value-type="float">
            <text:p>-0,020462</text:p>
          </table:table-cell>
          <table:table-cell office:value-type="float" office:value="-0.012973" calcext:value-type="float">
            <text:p>-0,012973</text:p>
          </table:table-cell>
        </table:table-row>
        <table:table-row table:style-name="ro1">
          <table:table-cell office:value-type="string" calcext:value-type="string">
            <text:p>10 Mar 2017 17:54:00.000</text:p>
          </table:table-cell>
          <table:table-cell office:value-type="float" office:value="40.07" calcext:value-type="float">
            <text:p>40,07</text:p>
          </table:table-cell>
          <table:table-cell office:value-type="float" office:value="-171.585" calcext:value-type="float">
            <text:p>-171,585</text:p>
          </table:table-cell>
          <table:table-cell office:value-type="float" office:value="657.190558" calcext:value-type="float">
            <text:p>657,190558</text:p>
          </table:table-cell>
          <table:table-cell office:value-type="float" office:value="-0.06047" calcext:value-type="float">
            <text:p>-0,06047</text:p>
          </table:table-cell>
          <table:table-cell office:value-type="float" office:value="-0.018724" calcext:value-type="float">
            <text:p>-0,018724</text:p>
          </table:table-cell>
          <table:table-cell office:value-type="float" office:value="-0.012322" calcext:value-type="float">
            <text:p>-0,012322</text:p>
          </table:table-cell>
        </table:table-row>
        <table:table-row table:style-name="ro1">
          <table:table-cell office:value-type="string" calcext:value-type="string">
            <text:p>10 Mar 2017 17:55:00.000</text:p>
          </table:table-cell>
          <table:table-cell office:value-type="float" office:value="36.438" calcext:value-type="float">
            <text:p>36,438</text:p>
          </table:table-cell>
          <table:table-cell office:value-type="float" office:value="-172.666" calcext:value-type="float">
            <text:p>-172,666</text:p>
          </table:table-cell>
          <table:table-cell office:value-type="float" office:value="656.477849" calcext:value-type="float">
            <text:p>656,477849</text:p>
          </table:table-cell>
          <table:table-cell office:value-type="float" office:value="-0.060607" calcext:value-type="float">
            <text:p>-0,060607</text:p>
          </table:table-cell>
          <table:table-cell office:value-type="float" office:value="-0.017347" calcext:value-type="float">
            <text:p>-0,017347</text:p>
          </table:table-cell>
          <table:table-cell office:value-type="float" office:value="-0.011383" calcext:value-type="float">
            <text:p>-0,011383</text:p>
          </table:table-cell>
        </table:table-row>
        <table:table-row table:style-name="ro1">
          <table:table-cell office:value-type="string" calcext:value-type="string">
            <text:p>10 Mar 2017 17:56:00.000</text:p>
          </table:table-cell>
          <table:table-cell office:value-type="float" office:value="32.798" calcext:value-type="float">
            <text:p>32,798</text:p>
          </table:table-cell>
          <table:table-cell office:value-type="float" office:value="-173.673" calcext:value-type="float">
            <text:p>-173,673</text:p>
          </table:table-cell>
          <table:table-cell office:value-type="float" office:value="655.829759" calcext:value-type="float">
            <text:p>655,829759</text:p>
          </table:table-cell>
          <table:table-cell office:value-type="float" office:value="-0.060723" calcext:value-type="float">
            <text:p>-0,060723</text:p>
          </table:table-cell>
          <table:table-cell office:value-type="float" office:value="-0.016247" calcext:value-type="float">
            <text:p>-0,016247</text:p>
          </table:table-cell>
          <table:table-cell office:value-type="float" office:value="-0.010169" calcext:value-type="float">
            <text:p>-0,010169</text:p>
          </table:table-cell>
        </table:table-row>
        <table:table-row table:style-name="ro1">
          <table:table-cell office:value-type="string" calcext:value-type="string">
            <text:p>10 Mar 2017 17:57:00.000</text:p>
          </table:table-cell>
          <table:table-cell office:value-type="float" office:value="29.151" calcext:value-type="float">
            <text:p>29,151</text:p>
          </table:table-cell>
          <table:table-cell office:value-type="float" office:value="-174.62" calcext:value-type="float">
            <text:p>-174,62</text:p>
          </table:table-cell>
          <table:table-cell office:value-type="float" office:value="655.262444" calcext:value-type="float">
            <text:p>655,262444</text:p>
          </table:table-cell>
          <table:table-cell office:value-type="float" office:value="-0.060821" calcext:value-type="float">
            <text:p>-0,060821</text:p>
          </table:table-cell>
          <table:table-cell office:value-type="float" office:value="-0.015365" calcext:value-type="float">
            <text:p>-0,015365</text:p>
          </table:table-cell>
          <table:table-cell office:value-type="float" office:value="-0.008693" calcext:value-type="float">
            <text:p>-0,008693</text:p>
          </table:table-cell>
        </table:table-row>
        <table:table-row table:style-name="ro1">
          <table:table-cell office:value-type="string" calcext:value-type="string">
            <text:p>10 Mar 2017 17:58:00.000</text:p>
          </table:table-cell>
          <table:table-cell office:value-type="float" office:value="25.5" calcext:value-type="float">
            <text:p>25,5</text:p>
          </table:table-cell>
          <table:table-cell office:value-type="float" office:value="-175.52" calcext:value-type="float">
            <text:p>-175,52</text:p>
          </table:table-cell>
          <table:table-cell office:value-type="float" office:value="654.791001" calcext:value-type="float">
            <text:p>654,791001</text:p>
          </table:table-cell>
          <table:table-cell office:value-type="float" office:value="-0.060903" calcext:value-type="float">
            <text:p>-0,060903</text:p>
          </table:table-cell>
          <table:table-cell office:value-type="float" office:value="-0.014656" calcext:value-type="float">
            <text:p>-0,014656</text:p>
          </table:table-cell>
          <table:table-cell office:value-type="float" office:value="-0.006975" calcext:value-type="float">
            <text:p>-0,006975</text:p>
          </table:table-cell>
        </table:table-row>
        <table:table-row table:style-name="ro1">
          <table:table-cell office:value-type="string" calcext:value-type="string">
            <text:p>10 Mar 2017 17:59:00.000</text:p>
          </table:table-cell>
          <table:table-cell office:value-type="float" office:value="21.843" calcext:value-type="float">
            <text:p>21,843</text:p>
          </table:table-cell>
          <table:table-cell office:value-type="float" office:value="-176.382" calcext:value-type="float">
            <text:p>-176,382</text:p>
          </table:table-cell>
          <table:table-cell office:value-type="float" office:value="654.429188" calcext:value-type="float">
            <text:p>654,429188</text:p>
          </table:table-cell>
          <table:table-cell office:value-type="float" office:value="-0.06097" calcext:value-type="float">
            <text:p>-0,06097</text:p>
          </table:table-cell>
          <table:table-cell office:value-type="float" office:value="-0.01409" calcext:value-type="float">
            <text:p>-0,01409</text:p>
          </table:table-cell>
          <table:table-cell office:value-type="float" office:value="-0.005042" calcext:value-type="float">
            <text:p>-0,005042</text:p>
          </table:table-cell>
        </table:table-row>
        <table:table-row table:style-name="ro1">
          <table:table-cell office:value-type="string" calcext:value-type="string">
            <text:p>10 Mar 2017 18:00:00.000</text:p>
          </table:table-cell>
          <table:table-cell office:value-type="float" office:value="18.183" calcext:value-type="float">
            <text:p>18,183</text:p>
          </table:table-cell>
          <table:table-cell office:value-type="float" office:value="-177.213" calcext:value-type="float">
            <text:p>-177,213</text:p>
          </table:table-cell>
          <table:table-cell office:value-type="float" office:value="654.189164" calcext:value-type="float">
            <text:p>654,189164</text:p>
          </table:table-cell>
          <table:table-cell office:value-type="float" office:value="-0.061025" calcext:value-type="float">
            <text:p>-0,061025</text:p>
          </table:table-cell>
          <table:table-cell office:value-type="float" office:value="-0.013642" calcext:value-type="float">
            <text:p>-0,013642</text:p>
          </table:table-cell>
          <table:table-cell office:value-type="float" office:value="-0.00292" calcext:value-type="float">
            <text:p>-0,00292</text:p>
          </table:table-cell>
        </table:table-row>
        <table:table-row table:style-name="ro1">
          <table:table-cell office:value-type="string" calcext:value-type="string">
            <text:p>10 Mar 2017 18:01:00.000</text:p>
          </table:table-cell>
          <table:table-cell office:value-type="float" office:value="14.521" calcext:value-type="float">
            <text:p>14,521</text:p>
          </table:table-cell>
          <table:table-cell office:value-type="float" office:value="-178.021" calcext:value-type="float">
            <text:p>-178,021</text:p>
          </table:table-cell>
          <table:table-cell office:value-type="float" office:value="654.081251" calcext:value-type="float">
            <text:p>654,081251</text:p>
          </table:table-cell>
          <table:table-cell office:value-type="float" office:value="-0.061067" calcext:value-type="float">
            <text:p>-0,061067</text:p>
          </table:table-cell>
          <table:table-cell office:value-type="float" office:value="-0.013295" calcext:value-type="float">
            <text:p>-0,013295</text:p>
          </table:table-cell>
          <table:table-cell office:value-type="float" office:value="-0.000643" calcext:value-type="float">
            <text:p>-0,000643</text:p>
          </table:table-cell>
        </table:table-row>
        <table:table-row table:style-name="ro1">
          <table:table-cell office:value-type="string" calcext:value-type="string">
            <text:p>10 Mar 2017 18:02:00.000</text:p>
          </table:table-cell>
          <table:table-cell office:value-type="float" office:value="10.856" calcext:value-type="float">
            <text:p>10,856</text:p>
          </table:table-cell>
          <table:table-cell office:value-type="float" office:value="-178.81" calcext:value-type="float">
            <text:p>-178,81</text:p>
          </table:table-cell>
          <table:table-cell office:value-type="float" office:value="654.113734" calcext:value-type="float">
            <text:p>654,113734</text:p>
          </table:table-cell>
          <table:table-cell office:value-type="float" office:value="-0.061096" calcext:value-type="float">
            <text:p>-0,061096</text:p>
          </table:table-cell>
          <table:table-cell office:value-type="float" office:value="-0.013038" calcext:value-type="float">
            <text:p>-0,013038</text:p>
          </table:table-cell>
          <table:table-cell office:value-type="float" office:value="0.001754" calcext:value-type="float">
            <text:p>0,001754</text:p>
          </table:table-cell>
        </table:table-row>
        <table:table-row table:style-name="ro1">
          <table:table-cell office:value-type="string" calcext:value-type="string">
            <text:p>10 Mar 2017 18:03:00.000</text:p>
          </table:table-cell>
          <table:table-cell office:value-type="float" office:value="7.189" calcext:value-type="float">
            <text:p>7,189</text:p>
          </table:table-cell>
          <table:table-cell office:value-type="float" office:value="-179.587" calcext:value-type="float">
            <text:p>-179,587</text:p>
          </table:table-cell>
          <table:table-cell office:value-type="float" office:value="654.292685" calcext:value-type="float">
            <text:p>654,292685</text:p>
          </table:table-cell>
          <table:table-cell office:value-type="float" office:value="-0.061115" calcext:value-type="float">
            <text:p>-0,061115</text:p>
          </table:table-cell>
          <table:table-cell office:value-type="float" office:value="-0.01286" calcext:value-type="float">
            <text:p>-0,01286</text:p>
          </table:table-cell>
          <table:table-cell office:value-type="float" office:value="0.004233" calcext:value-type="float">
            <text:p>0,004233</text:p>
          </table:table-cell>
        </table:table-row>
        <table:table-row table:style-name="ro1">
          <table:table-cell office:value-type="string" calcext:value-type="string">
            <text:p>10 Mar 2017 18:04:00.000</text:p>
          </table:table-cell>
          <table:table-cell office:value-type="float" office:value="3.522" calcext:value-type="float">
            <text:p>3,522</text:p>
          </table:table-cell>
          <table:table-cell office:value-type="float" office:value="179.645" calcext:value-type="float">
            <text:p>179,645</text:p>
          </table:table-cell>
          <table:table-cell office:value-type="float" office:value="654.621835" calcext:value-type="float">
            <text:p>654,621835</text:p>
          </table:table-cell>
          <table:table-cell office:value-type="float" office:value="-0.061122" calcext:value-type="float">
            <text:p>-0,061122</text:p>
          </table:table-cell>
          <table:table-cell office:value-type="float" office:value="-0.012756" calcext:value-type="float">
            <text:p>-0,012756</text:p>
          </table:table-cell>
          <table:table-cell office:value-type="float" office:value="0.006753" calcext:value-type="float">
            <text:p>0,006753</text:p>
          </table:table-cell>
        </table:table-row>
        <table:table-row table:style-name="ro1">
          <table:table-cell office:value-type="string" calcext:value-type="string">
            <text:p>10 Mar 2017 18:05:00.000</text:p>
          </table:table-cell>
          <table:table-cell office:value-type="float" office:value="-0.145" calcext:value-type="float">
            <text:p>-0,145</text:p>
          </table:table-cell>
          <table:table-cell office:value-type="float" office:value="178.881" calcext:value-type="float">
            <text:p>178,881</text:p>
          </table:table-cell>
          <table:table-cell office:value-type="float" office:value="655.10248" calcext:value-type="float">
            <text:p>655,10248</text:p>
          </table:table-cell>
          <table:table-cell office:value-type="float" office:value="-0.061117" calcext:value-type="float">
            <text:p>-0,061117</text:p>
          </table:table-cell>
          <table:table-cell office:value-type="float" office:value="-0.012723" calcext:value-type="float">
            <text:p>-0,012723</text:p>
          </table:table-cell>
          <table:table-cell office:value-type="float" office:value="0.009275" calcext:value-type="float">
            <text:p>0,009275</text:p>
          </table:table-cell>
        </table:table-row>
        <table:table-row table:style-name="ro1">
          <table:table-cell office:value-type="string" calcext:value-type="string">
            <text:p>10 Mar 2017 18:06:00.000</text:p>
          </table:table-cell>
          <table:table-cell office:value-type="float" office:value="-3.812" calcext:value-type="float">
            <text:p>-3,812</text:p>
          </table:table-cell>
          <table:table-cell office:value-type="float" office:value="178.117" calcext:value-type="float">
            <text:p>178,117</text:p>
          </table:table-cell>
          <table:table-cell office:value-type="float" office:value="655.73343" calcext:value-type="float">
            <text:p>655,73343</text:p>
          </table:table-cell>
          <table:table-cell office:value-type="float" office:value="-0.061102" calcext:value-type="float">
            <text:p>-0,061102</text:p>
          </table:table-cell>
          <table:table-cell office:value-type="float" office:value="-0.012759" calcext:value-type="float">
            <text:p>-0,012759</text:p>
          </table:table-cell>
          <table:table-cell office:value-type="float" office:value="0.011756" calcext:value-type="float">
            <text:p>0,011756</text:p>
          </table:table-cell>
        </table:table-row>
        <table:table-row table:style-name="ro1">
          <table:table-cell office:value-type="string" calcext:value-type="string">
            <text:p>10 Mar 2017 18:07:00.000</text:p>
          </table:table-cell>
          <table:table-cell office:value-type="float" office:value="-7.477" calcext:value-type="float">
            <text:p>-7,477</text:p>
          </table:table-cell>
          <table:table-cell office:value-type="float" office:value="177.349" calcext:value-type="float">
            <text:p>177,349</text:p>
          </table:table-cell>
          <table:table-cell office:value-type="float" office:value="656.511003" calcext:value-type="float">
            <text:p>656,511003</text:p>
          </table:table-cell>
          <table:table-cell office:value-type="float" office:value="-0.061075" calcext:value-type="float">
            <text:p>-0,061075</text:p>
          </table:table-cell>
          <table:table-cell office:value-type="float" office:value="-0.012866" calcext:value-type="float">
            <text:p>-0,012866</text:p>
          </table:table-cell>
          <table:table-cell office:value-type="float" office:value="0.014154" calcext:value-type="float">
            <text:p>0,014154</text:p>
          </table:table-cell>
        </table:table-row>
        <table:table-row table:style-name="ro1">
          <table:table-cell office:value-type="string" calcext:value-type="string">
            <text:p>10 Mar 2017 18:08:00.000</text:p>
          </table:table-cell>
          <table:table-cell office:value-type="float" office:value="-11.141" calcext:value-type="float">
            <text:p>-11,141</text:p>
          </table:table-cell>
          <table:table-cell office:value-type="float" office:value="176.572" calcext:value-type="float">
            <text:p>176,572</text:p>
          </table:table-cell>
          <table:table-cell office:value-type="float" office:value="657.429064" calcext:value-type="float">
            <text:p>657,429064</text:p>
          </table:table-cell>
          <table:table-cell office:value-type="float" office:value="-0.061037" calcext:value-type="float">
            <text:p>-0,061037</text:p>
          </table:table-cell>
          <table:table-cell office:value-type="float" office:value="-0.013047" calcext:value-type="float">
            <text:p>-0,013047</text:p>
          </table:table-cell>
          <table:table-cell office:value-type="float" office:value="0.01643" calcext:value-type="float">
            <text:p>0,01643</text:p>
          </table:table-cell>
        </table:table-row>
        <table:table-row table:style-name="ro1">
          <table:table-cell office:value-type="string" calcext:value-type="string">
            <text:p>10 Mar 2017 18:09:00.000</text:p>
          </table:table-cell>
          <table:table-cell office:value-type="float" office:value="-14.801" calcext:value-type="float">
            <text:p>-14,801</text:p>
          </table:table-cell>
          <table:table-cell office:value-type="float" office:value="175.781" calcext:value-type="float">
            <text:p>175,781</text:p>
          </table:table-cell>
          <table:table-cell office:value-type="float" office:value="658.479104" calcext:value-type="float">
            <text:p>658,479104</text:p>
          </table:table-cell>
          <table:table-cell office:value-type="float" office:value="-0.060987" calcext:value-type="float">
            <text:p>-0,060987</text:p>
          </table:table-cell>
          <table:table-cell office:value-type="float" office:value="-0.013307" calcext:value-type="float">
            <text:p>-0,013307</text:p>
          </table:table-cell>
          <table:table-cell office:value-type="float" office:value="0.018546" calcext:value-type="float">
            <text:p>0,018546</text:p>
          </table:table-cell>
        </table:table-row>
        <table:table-row table:style-name="ro1">
          <table:table-cell office:value-type="string" calcext:value-type="string">
            <text:p>10 Mar 2017 18:10:00.000</text:p>
          </table:table-cell>
          <table:table-cell office:value-type="float" office:value="-18.459" calcext:value-type="float">
            <text:p>-18,459</text:p>
          </table:table-cell>
          <table:table-cell office:value-type="float" office:value="174.973" calcext:value-type="float">
            <text:p>174,973</text:p>
          </table:table-cell>
          <table:table-cell office:value-type="float" office:value="659.650359" calcext:value-type="float">
            <text:p>659,650359</text:p>
          </table:table-cell>
          <table:table-cell office:value-type="float" office:value="-0.060926" calcext:value-type="float">
            <text:p>-0,060926</text:p>
          </table:table-cell>
          <table:table-cell office:value-type="float" office:value="-0.013657" calcext:value-type="float">
            <text:p>-0,013657</text:p>
          </table:table-cell>
          <table:table-cell office:value-type="float" office:value="0.020463" calcext:value-type="float">
            <text:p>0,020463</text:p>
          </table:table-cell>
        </table:table-row>
        <table:table-row table:style-name="ro1">
          <table:table-cell office:value-type="string" calcext:value-type="string">
            <text:p>10 Mar 2017 18:11:00.000</text:p>
          </table:table-cell>
          <table:table-cell office:value-type="float" office:value="-22.112" calcext:value-type="float">
            <text:p>-22,112</text:p>
          </table:table-cell>
          <table:table-cell office:value-type="float" office:value="174.14" calcext:value-type="float">
            <text:p>174,14</text:p>
          </table:table-cell>
          <table:table-cell office:value-type="float" office:value="660.929975" calcext:value-type="float">
            <text:p>660,929975</text:p>
          </table:table-cell>
          <table:table-cell office:value-type="float" office:value="-0.060853" calcext:value-type="float">
            <text:p>-0,060853</text:p>
          </table:table-cell>
          <table:table-cell office:value-type="float" office:value="-0.014109" calcext:value-type="float">
            <text:p>-0,014109</text:p>
          </table:table-cell>
          <table:table-cell office:value-type="float" office:value="0.02215" calcext:value-type="float">
            <text:p>0,02215</text:p>
          </table:table-cell>
        </table:table-row>
        <table:table-row table:style-name="ro1">
          <table:table-cell office:value-type="string" calcext:value-type="string">
            <text:p>10 Mar 2017 18:12:00.000</text:p>
          </table:table-cell>
          <table:table-cell office:value-type="float" office:value="-25.761" calcext:value-type="float">
            <text:p>-25,761</text:p>
          </table:table-cell>
          <table:table-cell office:value-type="float" office:value="173.277" calcext:value-type="float">
            <text:p>173,277</text:p>
          </table:table-cell>
          <table:table-cell office:value-type="float" office:value="662.303203" calcext:value-type="float">
            <text:p>662,303203</text:p>
          </table:table-cell>
          <table:table-cell office:value-type="float" office:value="-0.060767" calcext:value-type="float">
            <text:p>-0,060767</text:p>
          </table:table-cell>
          <table:table-cell office:value-type="float" office:value="-0.014679" calcext:value-type="float">
            <text:p>-0,014679</text:p>
          </table:table-cell>
          <table:table-cell office:value-type="float" office:value="0.023577" calcext:value-type="float">
            <text:p>0,023577</text:p>
          </table:table-cell>
        </table:table-row>
        <table:table-row table:style-name="ro1">
          <table:table-cell office:value-type="string" calcext:value-type="string">
            <text:p>10 Mar 2017 18:13:00.000</text:p>
          </table:table-cell>
          <table:table-cell office:value-type="float" office:value="-29.404" calcext:value-type="float">
            <text:p>-29,404</text:p>
          </table:table-cell>
          <table:table-cell office:value-type="float" office:value="172.376" calcext:value-type="float">
            <text:p>172,376</text:p>
          </table:table-cell>
          <table:table-cell office:value-type="float" office:value="663.753625" calcext:value-type="float">
            <text:p>663,753625</text:p>
          </table:table-cell>
          <table:table-cell office:value-type="float" office:value="-0.060668" calcext:value-type="float">
            <text:p>-0,060668</text:p>
          </table:table-cell>
          <table:table-cell office:value-type="float" office:value="-0.015393" calcext:value-type="float">
            <text:p>-0,015393</text:p>
          </table:table-cell>
          <table:table-cell office:value-type="float" office:value="0.024717" calcext:value-type="float">
            <text:p>0,024717</text:p>
          </table:table-cell>
        </table:table-row>
        <table:table-row table:style-name="ro1">
          <table:table-cell office:value-type="string" calcext:value-type="string">
            <text:p>10 Mar 2017 18:14:00.000</text:p>
          </table:table-cell>
          <table:table-cell office:value-type="float" office:value="-33.041" calcext:value-type="float">
            <text:p>-33,041</text:p>
          </table:table-cell>
          <table:table-cell office:value-type="float" office:value="171.427" calcext:value-type="float">
            <text:p>171,427</text:p>
          </table:table-cell>
          <table:table-cell office:value-type="float" office:value="665.263409" calcext:value-type="float">
            <text:p>665,263409</text:p>
          </table:table-cell>
          <table:table-cell office:value-type="float" office:value="-0.060554" calcext:value-type="float">
            <text:p>-0,060554</text:p>
          </table:table-cell>
          <table:table-cell office:value-type="float" office:value="-0.016281" calcext:value-type="float">
            <text:p>-0,016281</text:p>
          </table:table-cell>
          <table:table-cell office:value-type="float" office:value="0.02555" calcext:value-type="float">
            <text:p>0,02555</text:p>
          </table:table-cell>
        </table:table-row>
        <table:table-row table:style-name="ro1">
          <table:table-cell office:value-type="string" calcext:value-type="string">
            <text:p>10 Mar 2017 18:15:00.000</text:p>
          </table:table-cell>
          <table:table-cell office:value-type="float" office:value="-36.67" calcext:value-type="float">
            <text:p>-36,67</text:p>
          </table:table-cell>
          <table:table-cell office:value-type="float" office:value="170.418" calcext:value-type="float">
            <text:p>170,418</text:p>
          </table:table-cell>
          <table:table-cell office:value-type="float" office:value="666.813593" calcext:value-type="float">
            <text:p>666,813593</text:p>
          </table:table-cell>
          <table:table-cell office:value-type="float" office:value="-0.060422" calcext:value-type="float">
            <text:p>-0,060422</text:p>
          </table:table-cell>
          <table:table-cell office:value-type="float" office:value="-0.017388" calcext:value-type="float">
            <text:p>-0,017388</text:p>
          </table:table-cell>
          <table:table-cell office:value-type="float" office:value="0.02606" calcext:value-type="float">
            <text:p>0,02606</text:p>
          </table:table-cell>
        </table:table-row>
        <table:table-row table:style-name="ro1">
          <table:table-cell office:value-type="string" calcext:value-type="string">
            <text:p>10 Mar 2017 18:16:00.000</text:p>
          </table:table-cell>
          <table:table-cell office:value-type="float" office:value="-40.291" calcext:value-type="float">
            <text:p>-40,291</text:p>
          </table:table-cell>
          <table:table-cell office:value-type="float" office:value="169.335" calcext:value-type="float">
            <text:p>169,335</text:p>
          </table:table-cell>
          <table:table-cell office:value-type="float" office:value="668.384372" calcext:value-type="float">
            <text:p>668,384372</text:p>
          </table:table-cell>
          <table:table-cell office:value-type="float" office:value="-0.060269" calcext:value-type="float">
            <text:p>-0,060269</text:p>
          </table:table-cell>
          <table:table-cell office:value-type="float" office:value="-0.018772" calcext:value-type="float">
            <text:p>-0,018772</text:p>
          </table:table-cell>
          <table:table-cell office:value-type="float" office:value="0.026234" calcext:value-type="float">
            <text:p>0,026234</text:p>
          </table:table-cell>
        </table:table-row>
        <table:table-row table:style-name="ro1">
          <table:table-cell office:value-type="string" calcext:value-type="string">
            <text:p>10 Mar 2017 18:17:00.000</text:p>
          </table:table-cell>
          <table:table-cell office:value-type="float" office:value="-43.902" calcext:value-type="float">
            <text:p>-43,902</text:p>
          </table:table-cell>
          <table:table-cell office:value-type="float" office:value="168.158" calcext:value-type="float">
            <text:p>168,158</text:p>
          </table:table-cell>
          <table:table-cell office:value-type="float" office:value="669.955414" calcext:value-type="float">
            <text:p>669,955414</text:p>
          </table:table-cell>
          <table:table-cell office:value-type="float" office:value="-0.06009" calcext:value-type="float">
            <text:p>-0,06009</text:p>
          </table:table-cell>
          <table:table-cell office:value-type="float" office:value="-0.02052" calcext:value-type="float">
            <text:p>-0,02052</text:p>
          </table:table-cell>
          <table:table-cell office:value-type="float" office:value="0.026066" calcext:value-type="float">
            <text:p>0,026066</text:p>
          </table:table-cell>
        </table:table-row>
        <table:table-row table:style-name="ro1">
          <table:table-cell office:value-type="string" calcext:value-type="string">
            <text:p>10 Mar 2017 18:18:00.000</text:p>
          </table:table-cell>
          <table:table-cell office:value-type="float" office:value="-47.501" calcext:value-type="float">
            <text:p>-47,501</text:p>
          </table:table-cell>
          <table:table-cell office:value-type="float" office:value="166.863" calcext:value-type="float">
            <text:p>166,863</text:p>
          </table:table-cell>
          <table:table-cell office:value-type="float" office:value="671.506169" calcext:value-type="float">
            <text:p>671,506169</text:p>
          </table:table-cell>
          <table:table-cell office:value-type="float" office:value="-0.059876" calcext:value-type="float">
            <text:p>-0,059876</text:p>
          </table:table-cell>
          <table:table-cell office:value-type="float" office:value="-0.022752" calcext:value-type="float">
            <text:p>-0,022752</text:p>
          </table:table-cell>
          <table:table-cell office:value-type="float" office:value="0.025556" calcext:value-type="float">
            <text:p>0,025556</text:p>
          </table:table-cell>
        </table:table-row>
        <table:table-row table:style-name="ro1">
          <table:table-cell office:value-type="string" calcext:value-type="string">
            <text:p>10 Mar 2017 18:19:00.000</text:p>
          </table:table-cell>
          <table:table-cell office:value-type="float" office:value="-51.086" calcext:value-type="float">
            <text:p>-51,086</text:p>
          </table:table-cell>
          <table:table-cell office:value-type="float" office:value="165.415" calcext:value-type="float">
            <text:p>165,415</text:p>
          </table:table-cell>
          <table:table-cell office:value-type="float" office:value="673.016188" calcext:value-type="float">
            <text:p>673,016188</text:p>
          </table:table-cell>
          <table:table-cell office:value-type="float" office:value="-0.059617" calcext:value-type="float">
            <text:p>-0,059617</text:p>
          </table:table-cell>
          <table:table-cell office:value-type="float" office:value="-0.025645" calcext:value-type="float">
            <text:p>-0,025645</text:p>
          </table:table-cell>
          <table:table-cell office:value-type="float" office:value="0.024709" calcext:value-type="float">
            <text:p>0,024709</text:p>
          </table:table-cell>
        </table:table-row>
        <table:table-row table:style-name="ro1">
          <table:table-cell office:value-type="string" calcext:value-type="string">
            <text:p>10 Mar 2017 18:20:00.000</text:p>
          </table:table-cell>
          <table:table-cell office:value-type="float" office:value="-54.654" calcext:value-type="float">
            <text:p>-54,654</text:p>
          </table:table-cell>
          <table:table-cell office:value-type="float" office:value="163.767" calcext:value-type="float">
            <text:p>163,767</text:p>
          </table:table-cell>
          <table:table-cell office:value-type="float" office:value="674.465438" calcext:value-type="float">
            <text:p>674,465438</text:p>
          </table:table-cell>
          <table:table-cell office:value-type="float" office:value="-0.059292" calcext:value-type="float">
            <text:p>-0,059292</text:p>
          </table:table-cell>
          <table:table-cell office:value-type="float" office:value="-0.029467" calcext:value-type="float">
            <text:p>-0,029467</text:p>
          </table:table-cell>
          <table:table-cell office:value-type="float" office:value="0.023532" calcext:value-type="float">
            <text:p>0,023532</text:p>
          </table:table-cell>
        </table:table-row>
        <table:table-row table:style-name="ro1">
          <table:table-cell office:value-type="string" calcext:value-type="string">
            <text:p>10 Mar 2017 18:21:00.000</text:p>
          </table:table-cell>
          <table:table-cell office:value-type="float" office:value="-58.199" calcext:value-type="float">
            <text:p>-58,199</text:p>
          </table:table-cell>
          <table:table-cell office:value-type="float" office:value="161.852" calcext:value-type="float">
            <text:p>161,852</text:p>
          </table:table-cell>
          <table:table-cell office:value-type="float" office:value="675.834601" calcext:value-type="float">
            <text:p>675,834601</text:p>
          </table:table-cell>
          <table:table-cell office:value-type="float" office:value="-0.058872" calcext:value-type="float">
            <text:p>-0,058872</text:p>
          </table:table-cell>
          <table:table-cell office:value-type="float" office:value="-0.034635" calcext:value-type="float">
            <text:p>-0,034635</text:p>
          </table:table-cell>
          <table:table-cell office:value-type="float" office:value="0.022042" calcext:value-type="float">
            <text:p>0,022042</text:p>
          </table:table-cell>
        </table:table-row>
        <table:table-row table:style-name="ro1">
          <table:table-cell office:value-type="string" calcext:value-type="string">
            <text:p>10 Mar 2017 18:22:00.000</text:p>
          </table:table-cell>
          <table:table-cell office:value-type="float" office:value="-61.716" calcext:value-type="float">
            <text:p>-61,716</text:p>
          </table:table-cell>
          <table:table-cell office:value-type="float" office:value="159.57" calcext:value-type="float">
            <text:p>159,57</text:p>
          </table:table-cell>
          <table:table-cell office:value-type="float" office:value="677.10537" calcext:value-type="float">
            <text:p>677,10537</text:p>
          </table:table-cell>
          <table:table-cell office:value-type="float" office:value="-0.058308" calcext:value-type="float">
            <text:p>-0,058308</text:p>
          </table:table-cell>
          <table:table-cell office:value-type="float" office:value="-0.04182" calcext:value-type="float">
            <text:p>-0,04182</text:p>
          </table:table-cell>
          <table:table-cell office:value-type="float" office:value="0.020256" calcext:value-type="float">
            <text:p>0,020256</text:p>
          </table:table-cell>
        </table:table-row>
        <table:table-row table:style-name="ro1">
          <table:table-cell office:value-type="string" calcext:value-type="string">
            <text:p>10 Mar 2017 18:23:00.000</text:p>
          </table:table-cell>
          <table:table-cell office:value-type="float" office:value="-65.192" calcext:value-type="float">
            <text:p>-65,192</text:p>
          </table:table-cell>
          <table:table-cell office:value-type="float" office:value="156.771" calcext:value-type="float">
            <text:p>156,771</text:p>
          </table:table-cell>
          <table:table-cell office:value-type="float" office:value="678.26072" calcext:value-type="float">
            <text:p>678,26072</text:p>
          </table:table-cell>
          <table:table-cell office:value-type="float" office:value="-0.057512" calcext:value-type="float">
            <text:p>-0,057512</text:p>
          </table:table-cell>
          <table:table-cell office:value-type="float" office:value="-0.052156" calcext:value-type="float">
            <text:p>-0,052156</text:p>
          </table:table-cell>
          <table:table-cell office:value-type="float" office:value="0.018199" calcext:value-type="float">
            <text:p>0,018199</text:p>
          </table:table-cell>
        </table:table-row>
        <table:table-row table:style-name="ro1">
          <table:table-cell office:value-type="string" calcext:value-type="string">
            <text:p>10 Mar 2017 18:24:00.000</text:p>
          </table:table-cell>
          <table:table-cell office:value-type="float" office:value="-68.609" calcext:value-type="float">
            <text:p>-68,609</text:p>
          </table:table-cell>
          <table:table-cell office:value-type="float" office:value="153.21" calcext:value-type="float">
            <text:p>153,21</text:p>
          </table:table-cell>
          <table:table-cell office:value-type="float" office:value="679.285164" calcext:value-type="float">
            <text:p>679,285164</text:p>
          </table:table-cell>
          <table:table-cell office:value-type="float" office:value="-0.056326" calcext:value-type="float">
            <text:p>-0,056326</text:p>
          </table:table-cell>
          <table:table-cell office:value-type="float" office:value="-0.06764" calcext:value-type="float">
            <text:p>-0,06764</text:p>
          </table:table-cell>
          <table:table-cell office:value-type="float" office:value="0.015899" calcext:value-type="float">
            <text:p>0,015899</text:p>
          </table:table-cell>
        </table:table-row>
        <table:table-row table:style-name="ro1">
          <table:table-cell office:value-type="string" calcext:value-type="string">
            <text:p>10 Mar 2017 18:25:00.000</text:p>
          </table:table-cell>
          <table:table-cell office:value-type="float" office:value="-71.937" calcext:value-type="float">
            <text:p>-71,937</text:p>
          </table:table-cell>
          <table:table-cell office:value-type="float" office:value="148.48" calcext:value-type="float">
            <text:p>148,48</text:p>
          </table:table-cell>
          <table:table-cell office:value-type="float" office:value="680.16498" calcext:value-type="float">
            <text:p>680,16498</text:p>
          </table:table-cell>
          <table:table-cell office:value-type="float" office:value="-0.054441" calcext:value-type="float">
            <text:p>-0,054441</text:p>
          </table:table-cell>
          <table:table-cell office:value-type="float" office:value="-0.091946" calcext:value-type="float">
            <text:p>-0,091946</text:p>
          </table:table-cell>
          <table:table-cell office:value-type="float" office:value="0.013385" calcext:value-type="float">
            <text:p>0,013385</text:p>
          </table:table-cell>
        </table:table-row>
        <table:table-row table:style-name="ro1">
          <table:table-cell office:value-type="string" calcext:value-type="string">
            <text:p>10 Mar 2017 18:26:00.000</text:p>
          </table:table-cell>
          <table:table-cell office:value-type="float" office:value="-75.116" calcext:value-type="float">
            <text:p>-75,116</text:p>
          </table:table-cell>
          <table:table-cell office:value-type="float" office:value="141.865" calcext:value-type="float">
            <text:p>141,865</text:p>
          </table:table-cell>
          <table:table-cell office:value-type="float" office:value="680.88841" calcext:value-type="float">
            <text:p>680,88841</text:p>
          </table:table-cell>
          <table:table-cell office:value-type="float" office:value="-0.051215" calcext:value-type="float">
            <text:p>-0,051215</text:p>
          </table:table-cell>
          <table:table-cell office:value-type="float" office:value="-0.132016" calcext:value-type="float">
            <text:p>-0,132016</text:p>
          </table:table-cell>
          <table:table-cell office:value-type="float" office:value="0.010693" calcext:value-type="float">
            <text:p>0,010693</text:p>
          </table:table-cell>
        </table:table-row>
        <table:table-row table:style-name="ro1">
          <table:table-cell office:value-type="string" calcext:value-type="string">
            <text:p>10 Mar 2017 18:27:00.000</text:p>
          </table:table-cell>
          <table:table-cell office:value-type="float" office:value="-78.029" calcext:value-type="float">
            <text:p>-78,029</text:p>
          </table:table-cell>
          <table:table-cell office:value-type="float" office:value="132.079" calcext:value-type="float">
            <text:p>132,079</text:p>
          </table:table-cell>
          <table:table-cell office:value-type="float" office:value="681.445836" calcext:value-type="float">
            <text:p>681,445836</text:p>
          </table:table-cell>
          <table:table-cell office:value-type="float" office:value="-0.045235" calcext:value-type="float">
            <text:p>-0,045235</text:p>
          </table:table-cell>
          <table:table-cell office:value-type="float" office:value="-0.200168" calcext:value-type="float">
            <text:p>-0,200168</text:p>
          </table:table-cell>
          <table:table-cell office:value-type="float" office:value="0.00786" calcext:value-type="float">
            <text:p>0,00786</text:p>
          </table:table-cell>
        </table:table-row>
        <table:table-row table:style-name="ro1">
          <table:table-cell office:value-type="string" calcext:value-type="string">
            <text:p>10 Mar 2017 18:28:00.000</text:p>
          </table:table-cell>
          <table:table-cell office:value-type="float" office:value="-80.431" calcext:value-type="float">
            <text:p>-80,431</text:p>
          </table:table-cell>
          <table:table-cell office:value-type="float" office:value="117.002" calcext:value-type="float">
            <text:p>117,002</text:p>
          </table:table-cell>
          <table:table-cell office:value-type="float" office:value="681.829915" calcext:value-type="float">
            <text:p>681,829915</text:p>
          </table:table-cell>
          <table:table-cell office:value-type="float" office:value="-0.033544" calcext:value-type="float">
            <text:p>-0,033544</text:p>
          </table:table-cell>
          <table:table-cell office:value-type="float" office:value="-0.309261" calcext:value-type="float">
            <text:p>-0,309261</text:p>
          </table:table-cell>
          <table:table-cell office:value-type="float" office:value="0.004924" calcext:value-type="float">
            <text:p>0,004924</text:p>
          </table:table-cell>
        </table:table-row>
        <table:table-row table:style-name="ro1">
          <table:table-cell office:value-type="string" calcext:value-type="string">
            <text:p>10 Mar 2017 18:29:00.000</text:p>
          </table:table-cell>
          <table:table-cell office:value-type="float" office:value="-81.859" calcext:value-type="float">
            <text:p>-81,859</text:p>
          </table:table-cell>
          <table:table-cell office:value-type="float" office:value="94.741" calcext:value-type="float">
            <text:p>94,741</text:p>
          </table:table-cell>
          <table:table-cell office:value-type="float" office:value="682.035686" calcext:value-type="float">
            <text:p>682,035686</text:p>
          </table:table-cell>
          <table:table-cell office:value-type="float" office:value="-0.012354" calcext:value-type="float">
            <text:p>-0,012354</text:p>
          </table:table-cell>
          <table:table-cell office:value-type="float" office:value="-0.424566" calcext:value-type="float">
            <text:p>-0,424566</text:p>
          </table:table-cell>
          <table:table-cell office:value-type="float" office:value="0.001926" calcext:value-type="float">
            <text:p>0,001926</text:p>
          </table:table-cell>
        </table:table-row>
        <table:table-row table:style-name="ro1">
          <table:table-cell office:value-type="string" calcext:value-type="string">
            <text:p>10 Mar 2017 18:30:00.000</text:p>
          </table:table-cell>
          <table:table-cell office:value-type="float" office:value="-81.789" calcext:value-type="float">
            <text:p>-81,789</text:p>
          </table:table-cell>
          <table:table-cell office:value-type="float" office:value="68.63" calcext:value-type="float">
            <text:p>68,63</text:p>
          </table:table-cell>
          <table:table-cell office:value-type="float" office:value="682.060639" calcext:value-type="float">
            <text:p>682,060639</text:p>
          </table:table-cell>
          <table:table-cell office:value-type="float" office:value="0.014588" calcext:value-type="float">
            <text:p>0,014588</text:p>
          </table:table-cell>
          <table:table-cell office:value-type="float" office:value="-0.417424" calcext:value-type="float">
            <text:p>-0,417424</text:p>
          </table:table-cell>
          <table:table-cell office:value-type="float" office:value="-0.001094" calcext:value-type="float">
            <text:p>-0,001094</text:p>
          </table:table-cell>
        </table:table-row>
        <table:table-row table:style-name="ro1">
          <table:table-cell office:value-type="string" calcext:value-type="string">
            <text:p>10 Mar 2017 18:31:00.000</text:p>
          </table:table-cell>
          <table:table-cell office:value-type="float" office:value="-80.252" calcext:value-type="float">
            <text:p>-80,252</text:p>
          </table:table-cell>
          <table:table-cell office:value-type="float" office:value="46.984" calcext:value-type="float">
            <text:p>46,984</text:p>
          </table:table-cell>
          <table:table-cell office:value-type="float" office:value="681.904753" calcext:value-type="float">
            <text:p>681,904753</text:p>
          </table:table-cell>
          <table:table-cell office:value-type="float" office:value="0.034898" calcext:value-type="float">
            <text:p>0,034898</text:p>
          </table:table-cell>
          <table:table-cell office:value-type="float" office:value="-0.298256" calcext:value-type="float">
            <text:p>-0,298256</text:p>
          </table:table-cell>
          <table:table-cell office:value-type="float" office:value="-0.004093" calcext:value-type="float">
            <text:p>-0,004093</text:p>
          </table:table-cell>
        </table:table-row>
        <table:table-row table:style-name="ro1">
          <table:table-cell office:value-type="string" calcext:value-type="string">
            <text:p>10 Mar 2017 18:32:00.000</text:p>
          </table:table-cell>
          <table:table-cell office:value-type="float" office:value="-77.79" calcext:value-type="float">
            <text:p>-77,79</text:p>
          </table:table-cell>
          <table:table-cell office:value-type="float" office:value="32.468" calcext:value-type="float">
            <text:p>32,468</text:p>
          </table:table-cell>
          <table:table-cell office:value-type="float" office:value="681.570493" calcext:value-type="float">
            <text:p>681,570493</text:p>
          </table:table-cell>
          <table:table-cell office:value-type="float" office:value="0.045925" calcext:value-type="float">
            <text:p>0,045925</text:p>
          </table:table-cell>
          <table:table-cell office:value-type="float" office:value="-0.192697" calcext:value-type="float">
            <text:p>-0,192697</text:p>
          </table:table-cell>
          <table:table-cell office:value-type="float" office:value="-0.00703" calcext:value-type="float">
            <text:p>-0,00703</text:p>
          </table:table-cell>
        </table:table-row>
        <table:table-row table:style-name="ro1">
          <table:table-cell office:value-type="string" calcext:value-type="string">
            <text:p>10 Mar 2017 18:33:00.000</text:p>
          </table:table-cell>
          <table:table-cell office:value-type="float" office:value="-74.847" calcext:value-type="float">
            <text:p>-74,847</text:p>
          </table:table-cell>
          <table:table-cell office:value-type="float" office:value="23.031" calcext:value-type="float">
            <text:p>23,031</text:p>
          </table:table-cell>
          <table:table-cell office:value-type="float" office:value="681.062769" calcext:value-type="float">
            <text:p>681,062769</text:p>
          </table:table-cell>
          <table:table-cell office:value-type="float" office:value="0.051574" calcext:value-type="float">
            <text:p>0,051574</text:p>
          </table:table-cell>
          <table:table-cell office:value-type="float" office:value="-0.127622" calcext:value-type="float">
            <text:p>-0,127622</text:p>
          </table:table-cell>
          <table:table-cell office:value-type="float" office:value="-0.009866" calcext:value-type="float">
            <text:p>-0,009866</text:p>
          </table:table-cell>
        </table:table-row>
        <table:table-row table:style-name="ro1">
          <table:table-cell office:value-type="string" calcext:value-type="string">
            <text:p>10 Mar 2017 18:34:00.000</text:p>
          </table:table-cell>
          <table:table-cell office:value-type="float" office:value="-71.652" calcext:value-type="float">
            <text:p>-71,652</text:p>
          </table:table-cell>
          <table:table-cell office:value-type="float" office:value="16.622" calcext:value-type="float">
            <text:p>16,622</text:p>
          </table:table-cell>
          <table:table-cell office:value-type="float" office:value="680.38887" calcext:value-type="float">
            <text:p>680,38887</text:p>
          </table:table-cell>
          <table:table-cell office:value-type="float" office:value="0.054641" calcext:value-type="float">
            <text:p>0,054641</text:p>
          </table:table-cell>
          <table:table-cell office:value-type="float" office:value="-0.089329" calcext:value-type="float">
            <text:p>-0,089329</text:p>
          </table:table-cell>
          <table:table-cell office:value-type="float" office:value="-0.012561" calcext:value-type="float">
            <text:p>-0,012561</text:p>
          </table:table-cell>
        </table:table-row>
        <table:table-row table:style-name="ro1">
          <table:table-cell office:value-type="string" calcext:value-type="string">
            <text:p>10 Mar 2017 18:35:00.000</text:p>
          </table:table-cell>
          <table:table-cell office:value-type="float" office:value="-68.315" calcext:value-type="float">
            <text:p>-68,315</text:p>
          </table:table-cell>
          <table:table-cell office:value-type="float" office:value="12.016" calcext:value-type="float">
            <text:p>12,016</text:p>
          </table:table-cell>
          <table:table-cell office:value-type="float" office:value="679.55835" calcext:value-type="float">
            <text:p>679,55835</text:p>
          </table:table-cell>
          <table:table-cell office:value-type="float" office:value="0.056445" calcext:value-type="float">
            <text:p>0,056445</text:p>
          </table:table-cell>
          <table:table-cell office:value-type="float" office:value="-0.066007" calcext:value-type="float">
            <text:p>-0,066007</text:p>
          </table:table-cell>
          <table:table-cell office:value-type="float" office:value="-0.015079" calcext:value-type="float">
            <text:p>-0,015079</text:p>
          </table:table-cell>
        </table:table-row>
        <table:table-row table:style-name="ro1">
          <table:table-cell office:value-type="string" calcext:value-type="string">
            <text:p>10 Mar 2017 18:36:00.000</text:p>
          </table:table-cell>
          <table:table-cell office:value-type="float" office:value="-64.892" calcext:value-type="float">
            <text:p>-64,892</text:p>
          </table:table-cell>
          <table:table-cell office:value-type="float" office:value="8.535" calcext:value-type="float">
            <text:p>8,535</text:p>
          </table:table-cell>
          <table:table-cell office:value-type="float" office:value="678.582893" calcext:value-type="float">
            <text:p>678,582893</text:p>
          </table:table-cell>
          <table:table-cell office:value-type="float" office:value="0.057586" calcext:value-type="float">
            <text:p>0,057586</text:p>
          </table:table-cell>
          <table:table-cell office:value-type="float" office:value="-0.051087" calcext:value-type="float">
            <text:p>-0,051087</text:p>
          </table:table-cell>
          <table:table-cell office:value-type="float" office:value="-0.017386" calcext:value-type="float">
            <text:p>-0,017386</text:p>
          </table:table-cell>
        </table:table-row>
        <table:table-row table:style-name="ro1">
          <table:table-cell office:value-type="string" calcext:value-type="string">
            <text:p>10 Mar 2017 18:37:00.000</text:p>
          </table:table-cell>
          <table:table-cell office:value-type="float" office:value="-61.412" calcext:value-type="float">
            <text:p>-61,412</text:p>
          </table:table-cell>
          <table:table-cell office:value-type="float" office:value="5.788" calcext:value-type="float">
            <text:p>5,788</text:p>
          </table:table-cell>
          <table:table-cell office:value-type="float" office:value="677.476133" calcext:value-type="float">
            <text:p>677,476133</text:p>
          </table:table-cell>
          <table:table-cell office:value-type="float" office:value="0.058356" calcext:value-type="float">
            <text:p>0,058356</text:p>
          </table:table-cell>
          <table:table-cell office:value-type="float" office:value="-0.041088" calcext:value-type="float">
            <text:p>-0,041088</text:p>
          </table:table-cell>
          <table:table-cell office:value-type="float" office:value="-0.01945" calcext:value-type="float">
            <text:p>-0,01945</text:p>
          </table:table-cell>
        </table:table-row>
        <table:table-row table:style-name="ro1">
          <table:table-cell office:value-type="string" calcext:value-type="string">
            <text:p>10 Mar 2017 18:38:00.000</text:p>
          </table:table-cell>
          <table:table-cell office:value-type="float" office:value="-57.893" calcext:value-type="float">
            <text:p>-57,893</text:p>
          </table:table-cell>
          <table:table-cell office:value-type="float" office:value="3.544" calcext:value-type="float">
            <text:p>3,544</text:p>
          </table:table-cell>
          <table:table-cell office:value-type="float" office:value="676.253457" calcext:value-type="float">
            <text:p>676,253457</text:p>
          </table:table-cell>
          <table:table-cell office:value-type="float" office:value="0.058905" calcext:value-type="float">
            <text:p>0,058905</text:p>
          </table:table-cell>
          <table:table-cell office:value-type="float" office:value="-0.034115" calcext:value-type="float">
            <text:p>-0,034115</text:p>
          </table:table-cell>
          <table:table-cell office:value-type="float" office:value="-0.021244" calcext:value-type="float">
            <text:p>-0,021244</text:p>
          </table:table-cell>
        </table:table-row>
        <table:table-row table:style-name="ro1">
          <table:table-cell office:value-type="string" calcext:value-type="string">
            <text:p>10 Mar 2017 18:39:00.000</text:p>
          </table:table-cell>
          <table:table-cell office:value-type="float" office:value="-54.346" calcext:value-type="float">
            <text:p>-54,346</text:p>
          </table:table-cell>
          <table:table-cell office:value-type="float" office:value="1.656" calcext:value-type="float">
            <text:p>1,656</text:p>
          </table:table-cell>
          <table:table-cell office:value-type="float" office:value="674.93177" calcext:value-type="float">
            <text:p>674,93177</text:p>
          </table:table-cell>
          <table:table-cell office:value-type="float" office:value="0.059313" calcext:value-type="float">
            <text:p>0,059313</text:p>
          </table:table-cell>
          <table:table-cell office:value-type="float" office:value="-0.029087" calcext:value-type="float">
            <text:p>-0,029087</text:p>
          </table:table-cell>
          <table:table-cell office:value-type="float" office:value="-0.022746" calcext:value-type="float">
            <text:p>-0,022746</text:p>
          </table:table-cell>
        </table:table-row>
        <table:table-row table:style-name="ro1">
          <table:table-cell office:value-type="string" calcext:value-type="string">
            <text:p>10 Mar 2017 18:40:00.000</text:p>
          </table:table-cell>
          <table:table-cell office:value-type="float" office:value="-50.778" calcext:value-type="float">
            <text:p>-50,778</text:p>
          </table:table-cell>
          <table:table-cell office:value-type="float" office:value="0.028" calcext:value-type="float">
            <text:p>0,028</text:p>
          </table:table-cell>
          <table:table-cell office:value-type="float" office:value="673.529248" calcext:value-type="float">
            <text:p>673,529248</text:p>
          </table:table-cell>
          <table:table-cell office:value-type="float" office:value="0.05963" calcext:value-type="float">
            <text:p>0,05963</text:p>
          </table:table-cell>
          <table:table-cell office:value-type="float" office:value="-0.02536" calcext:value-type="float">
            <text:p>-0,02536</text:p>
          </table:table-cell>
          <table:table-cell office:value-type="float" office:value="-0.023936" calcext:value-type="float">
            <text:p>-0,023936</text:p>
          </table:table-cell>
        </table:table-row>
        <table:table-row table:style-name="ro1">
          <table:table-cell office:value-type="string" calcext:value-type="string">
            <text:p>10 Mar 2017 18:41:00.000</text:p>
          </table:table-cell>
          <table:table-cell office:value-type="float" office:value="-47.192" calcext:value-type="float">
            <text:p>-47,192</text:p>
          </table:table-cell>
          <table:table-cell office:value-type="float" office:value="-1.405" calcext:value-type="float">
            <text:p>-1,405</text:p>
          </table:table-cell>
          <table:table-cell office:value-type="float" office:value="672.065056" calcext:value-type="float">
            <text:p>672,065056</text:p>
          </table:table-cell>
          <table:table-cell office:value-type="float" office:value="0.059884" calcext:value-type="float">
            <text:p>0,059884</text:p>
          </table:table-cell>
          <table:table-cell office:value-type="float" office:value="-0.022534" calcext:value-type="float">
            <text:p>-0,022534</text:p>
          </table:table-cell>
          <table:table-cell office:value-type="float" office:value="-0.0248" calcext:value-type="float">
            <text:p>-0,0248</text:p>
          </table:table-cell>
        </table:table-row>
        <table:table-row table:style-name="ro1">
          <table:table-cell office:value-type="string" calcext:value-type="string">
            <text:p>10 Mar 2017 18:42:00.000</text:p>
          </table:table-cell>
          <table:table-cell office:value-type="float" office:value="-43.592" calcext:value-type="float">
            <text:p>-43,592</text:p>
          </table:table-cell>
          <table:table-cell office:value-type="float" office:value="-2.689" calcext:value-type="float">
            <text:p>-2,689</text:p>
          </table:table-cell>
          <table:table-cell office:value-type="float" office:value="670.55906" calcext:value-type="float">
            <text:p>670,55906</text:p>
          </table:table-cell>
          <table:table-cell office:value-type="float" office:value="0.060094" calcext:value-type="float">
            <text:p>0,060094</text:p>
          </table:table-cell>
          <table:table-cell office:value-type="float" office:value="-0.02035" calcext:value-type="float">
            <text:p>-0,02035</text:p>
          </table:table-cell>
          <table:table-cell office:value-type="float" office:value="-0.025329" calcext:value-type="float">
            <text:p>-0,025329</text:p>
          </table:table-cell>
        </table:table-row>
        <table:table-row table:style-name="ro1">
          <table:table-cell office:value-type="string" calcext:value-type="string">
            <text:p>10 Mar 2017 18:43:00.000</text:p>
          </table:table-cell>
          <table:table-cell office:value-type="float" office:value="-39.981" calcext:value-type="float">
            <text:p>-39,981</text:p>
          </table:table-cell>
          <table:table-cell office:value-type="float" office:value="-3.857" calcext:value-type="float">
            <text:p>-3,857</text:p>
          </table:table-cell>
          <table:table-cell office:value-type="float" office:value="669.031524" calcext:value-type="float">
            <text:p>669,031524</text:p>
          </table:table-cell>
          <table:table-cell office:value-type="float" office:value="0.060269" calcext:value-type="float">
            <text:p>0,060269</text:p>
          </table:table-cell>
          <table:table-cell office:value-type="float" office:value="-0.018638" calcext:value-type="float">
            <text:p>-0,018638</text:p>
          </table:table-cell>
          <table:table-cell office:value-type="float" office:value="-0.025519" calcext:value-type="float">
            <text:p>-0,025519</text:p>
          </table:table-cell>
        </table:table-row>
        <table:table-row table:style-name="ro1">
          <table:table-cell office:value-type="string" calcext:value-type="string">
            <text:p>10 Mar 2017 18:44:00.000</text:p>
          </table:table-cell>
          <table:table-cell office:value-type="float" office:value="-36.361" calcext:value-type="float">
            <text:p>-36,361</text:p>
          </table:table-cell>
          <table:table-cell office:value-type="float" office:value="-4.933" calcext:value-type="float">
            <text:p>-4,933</text:p>
          </table:table-cell>
          <table:table-cell office:value-type="float" office:value="667.502795" calcext:value-type="float">
            <text:p>667,502795</text:p>
          </table:table-cell>
          <table:table-cell office:value-type="float" office:value="0.06042" calcext:value-type="float">
            <text:p>0,06042</text:p>
          </table:table-cell>
          <table:table-cell office:value-type="float" office:value="-0.01728" calcext:value-type="float">
            <text:p>-0,01728</text:p>
          </table:table-cell>
          <table:table-cell office:value-type="float" office:value="-0.025371" calcext:value-type="float">
            <text:p>-0,025371</text:p>
          </table:table-cell>
        </table:table-row>
        <table:table-row table:style-name="ro1">
          <table:table-cell office:value-type="string" calcext:value-type="string">
            <text:p>10 Mar 2017 18:45:00.000</text:p>
          </table:table-cell>
          <table:table-cell office:value-type="float" office:value="-32.731" calcext:value-type="float">
            <text:p>-32,731</text:p>
          </table:table-cell>
          <table:table-cell office:value-type="float" office:value="-5.936" calcext:value-type="float">
            <text:p>-5,936</text:p>
          </table:table-cell>
          <table:table-cell office:value-type="float" office:value="665.992989" calcext:value-type="float">
            <text:p>665,992989</text:p>
          </table:table-cell>
          <table:table-cell office:value-type="float" office:value="0.060549" calcext:value-type="float">
            <text:p>0,060549</text:p>
          </table:table-cell>
          <table:table-cell office:value-type="float" office:value="-0.016195" calcext:value-type="float">
            <text:p>-0,016195</text:p>
          </table:table-cell>
          <table:table-cell office:value-type="float" office:value="-0.024892" calcext:value-type="float">
            <text:p>-0,024892</text:p>
          </table:table-cell>
        </table:table-row>
        <table:table-row table:style-name="ro1">
          <table:table-cell office:value-type="string" calcext:value-type="string">
            <text:p>10 Mar 2017 18:46:00.000</text:p>
          </table:table-cell>
          <table:table-cell office:value-type="float" office:value="-29.095" calcext:value-type="float">
            <text:p>-29,095</text:p>
          </table:table-cell>
          <table:table-cell office:value-type="float" office:value="-6.88" calcext:value-type="float">
            <text:p>-6,88</text:p>
          </table:table-cell>
          <table:table-cell office:value-type="float" office:value="664.52168" calcext:value-type="float">
            <text:p>664,52168</text:p>
          </table:table-cell>
          <table:table-cell office:value-type="float" office:value="0.060662" calcext:value-type="float">
            <text:p>0,060662</text:p>
          </table:table-cell>
          <table:table-cell office:value-type="float" office:value="-0.015323" calcext:value-type="float">
            <text:p>-0,015323</text:p>
          </table:table-cell>
          <table:table-cell office:value-type="float" office:value="-0.024093" calcext:value-type="float">
            <text:p>-0,024093</text:p>
          </table:table-cell>
        </table:table-row>
        <table:table-row table:style-name="ro1">
          <table:table-cell office:value-type="string" calcext:value-type="string">
            <text:p>10 Mar 2017 18:47:00.000</text:p>
          </table:table-cell>
          <table:table-cell office:value-type="float" office:value="-25.452" calcext:value-type="float">
            <text:p>-25,452</text:p>
          </table:table-cell>
          <table:table-cell office:value-type="float" office:value="-7.778" calcext:value-type="float">
            <text:p>-7,778</text:p>
          </table:table-cell>
          <table:table-cell office:value-type="float" office:value="663.107589" calcext:value-type="float">
            <text:p>663,107589</text:p>
          </table:table-cell>
          <table:table-cell office:value-type="float" office:value="0.060759" calcext:value-type="float">
            <text:p>0,060759</text:p>
          </table:table-cell>
          <table:table-cell office:value-type="float" office:value="-0.014623" calcext:value-type="float">
            <text:p>-0,014623</text:p>
          </table:table-cell>
          <table:table-cell office:value-type="float" office:value="-0.02299" calcext:value-type="float">
            <text:p>-0,02299</text:p>
          </table:table-cell>
        </table:table-row>
        <table:table-row table:style-name="ro1">
          <table:table-cell office:value-type="string" calcext:value-type="string">
            <text:p>10 Mar 2017 18:48:00.000</text:p>
          </table:table-cell>
          <table:table-cell office:value-type="float" office:value="-21.804" calcext:value-type="float">
            <text:p>-21,804</text:p>
          </table:table-cell>
          <table:table-cell office:value-type="float" office:value="-8.638" calcext:value-type="float">
            <text:p>-8,638</text:p>
          </table:table-cell>
          <table:table-cell office:value-type="float" office:value="661.768298" calcext:value-type="float">
            <text:p>661,768298</text:p>
          </table:table-cell>
          <table:table-cell office:value-type="float" office:value="0.060843" calcext:value-type="float">
            <text:p>0,060843</text:p>
          </table:table-cell>
          <table:table-cell office:value-type="float" office:value="-0.014064" calcext:value-type="float">
            <text:p>-0,014064</text:p>
          </table:table-cell>
          <table:table-cell office:value-type="float" office:value="-0.021605" calcext:value-type="float">
            <text:p>-0,021605</text:p>
          </table:table-cell>
        </table:table-row>
        <table:table-row table:style-name="ro1">
          <table:table-cell office:value-type="string" calcext:value-type="string">
            <text:p>10 Mar 2017 18:49:00.000</text:p>
          </table:table-cell>
          <table:table-cell office:value-type="float" office:value="-18.151" calcext:value-type="float">
            <text:p>-18,151</text:p>
          </table:table-cell>
          <table:table-cell office:value-type="float" office:value="-9.468" calcext:value-type="float">
            <text:p>-9,468</text:p>
          </table:table-cell>
          <table:table-cell office:value-type="float" office:value="660.519967" calcext:value-type="float">
            <text:p>660,519967</text:p>
          </table:table-cell>
          <table:table-cell office:value-type="float" office:value="0.060915" calcext:value-type="float">
            <text:p>0,060915</text:p>
          </table:table-cell>
          <table:table-cell office:value-type="float" office:value="-0.013621" calcext:value-type="float">
            <text:p>-0,013621</text:p>
          </table:table-cell>
          <table:table-cell office:value-type="float" office:value="-0.019965" calcext:value-type="float">
            <text:p>-0,019965</text:p>
          </table:table-cell>
        </table:table-row>
        <table:table-row table:style-name="ro1">
          <table:table-cell office:value-type="string" calcext:value-type="string">
            <text:p>10 Mar 2017 18:50:00.000</text:p>
          </table:table-cell>
          <table:table-cell office:value-type="float" office:value="-14.495" calcext:value-type="float">
            <text:p>-14,495</text:p>
          </table:table-cell>
          <table:table-cell office:value-type="float" office:value="-10.274" calcext:value-type="float">
            <text:p>-10,274</text:p>
          </table:table-cell>
          <table:table-cell office:value-type="float" office:value="659.377088" calcext:value-type="float">
            <text:p>659,377088</text:p>
          </table:table-cell>
          <table:table-cell office:value-type="float" office:value="0.060974" calcext:value-type="float">
            <text:p>0,060974</text:p>
          </table:table-cell>
          <table:table-cell office:value-type="float" office:value="-0.01328" calcext:value-type="float">
            <text:p>-0,01328</text:p>
          </table:table-cell>
          <table:table-cell office:value-type="float" office:value="-0.018098" calcext:value-type="float">
            <text:p>-0,018098</text:p>
          </table:table-cell>
        </table:table-row>
        <table:table-row table:style-name="ro1">
          <table:table-cell office:value-type="string" calcext:value-type="string">
            <text:p>10 Mar 2017 18:51:00.000</text:p>
          </table:table-cell>
          <table:table-cell office:value-type="float" office:value="-10.835" calcext:value-type="float">
            <text:p>-10,835</text:p>
          </table:table-cell>
          <table:table-cell office:value-type="float" office:value="-11.063" calcext:value-type="float">
            <text:p>-11,063</text:p>
          </table:table-cell>
          <table:table-cell office:value-type="float" office:value="658.352257" calcext:value-type="float">
            <text:p>658,352257</text:p>
          </table:table-cell>
          <table:table-cell office:value-type="float" office:value="0.061023" calcext:value-type="float">
            <text:p>0,061023</text:p>
          </table:table-cell>
          <table:table-cell office:value-type="float" office:value="-0.013026" calcext:value-type="float">
            <text:p>-0,013026</text:p>
          </table:table-cell>
          <table:table-cell office:value-type="float" office:value="-0.016038" calcext:value-type="float">
            <text:p>-0,016038</text:p>
          </table:table-cell>
        </table:table-row>
        <table:table-row table:style-name="ro1">
          <table:table-cell office:value-type="string" calcext:value-type="string">
            <text:p>10 Mar 2017 18:52:00.000</text:p>
          </table:table-cell>
          <table:table-cell office:value-type="float" office:value="-7.172" calcext:value-type="float">
            <text:p>-7,172</text:p>
          </table:table-cell>
          <table:table-cell office:value-type="float" office:value="-11.839" calcext:value-type="float">
            <text:p>-11,839</text:p>
          </table:table-cell>
          <table:table-cell office:value-type="float" office:value="657.455983" calcext:value-type="float">
            <text:p>657,455983</text:p>
          </table:table-cell>
          <table:table-cell office:value-type="float" office:value="0.06106" calcext:value-type="float">
            <text:p>0,06106</text:p>
          </table:table-cell>
          <table:table-cell office:value-type="float" office:value="-0.012852" calcext:value-type="float">
            <text:p>-0,012852</text:p>
          </table:table-cell>
          <table:table-cell office:value-type="float" office:value="-0.013821" calcext:value-type="float">
            <text:p>-0,013821</text:p>
          </table:table-cell>
        </table:table-row>
        <table:table-row table:style-name="ro1">
          <table:table-cell office:value-type="string" calcext:value-type="string">
            <text:p>10 Mar 2017 18:53:00.000</text:p>
          </table:table-cell>
          <table:table-cell office:value-type="float" office:value="-3.508" calcext:value-type="float">
            <text:p>-3,508</text:p>
          </table:table-cell>
          <table:table-cell office:value-type="float" office:value="-12.607" calcext:value-type="float">
            <text:p>-12,607</text:p>
          </table:table-cell>
          <table:table-cell office:value-type="float" office:value="656.696531" calcext:value-type="float">
            <text:p>656,696531</text:p>
          </table:table-cell>
          <table:table-cell office:value-type="float" office:value="0.061086" calcext:value-type="float">
            <text:p>0,061086</text:p>
          </table:table-cell>
          <table:table-cell office:value-type="float" office:value="-0.012751" calcext:value-type="float">
            <text:p>-0,012751</text:p>
          </table:table-cell>
          <table:table-cell office:value-type="float" office:value="-0.011485" calcext:value-type="float">
            <text:p>-0,011485</text:p>
          </table:table-cell>
        </table:table-row>
        <table:table-row table:style-name="ro1">
          <table:table-cell office:value-type="string" calcext:value-type="string">
            <text:p>10 Mar 2017 18:54:00.000</text:p>
          </table:table-cell>
          <table:table-cell office:value-type="float" office:value="0.158" calcext:value-type="float">
            <text:p>0,158</text:p>
          </table:table-cell>
          <table:table-cell office:value-type="float" office:value="-13.371" calcext:value-type="float">
            <text:p>-13,371</text:p>
          </table:table-cell>
          <table:table-cell office:value-type="float" office:value="656.079805" calcext:value-type="float">
            <text:p>656,079805</text:p>
          </table:table-cell>
          <table:table-cell office:value-type="float" office:value="0.0611" calcext:value-type="float">
            <text:p>0,0611</text:p>
          </table:table-cell>
          <table:table-cell office:value-type="float" office:value="-0.012721" calcext:value-type="float">
            <text:p>-0,012721</text:p>
          </table:table-cell>
          <table:table-cell office:value-type="float" office:value="-0.009072" calcext:value-type="float">
            <text:p>-0,009072</text:p>
          </table:table-cell>
        </table:table-row>
        <table:table-row table:style-name="ro1">
          <table:table-cell office:value-type="string" calcext:value-type="string">
            <text:p>10 Mar 2017 18:55:00.000</text:p>
          </table:table-cell>
          <table:table-cell office:value-type="float" office:value="3.824" calcext:value-type="float">
            <text:p>3,824</text:p>
          </table:table-cell>
          <table:table-cell office:value-type="float" office:value="-14.135" calcext:value-type="float">
            <text:p>-14,135</text:p>
          </table:table-cell>
          <table:table-cell office:value-type="float" office:value="655.609267" calcext:value-type="float">
            <text:p>655,609267</text:p>
          </table:table-cell>
          <table:table-cell office:value-type="float" office:value="0.061104" calcext:value-type="float">
            <text:p>0,061104</text:p>
          </table:table-cell>
          <table:table-cell office:value-type="float" office:value="-0.01276" calcext:value-type="float">
            <text:p>-0,01276</text:p>
          </table:table-cell>
          <table:table-cell office:value-type="float" office:value="-0.00662" calcext:value-type="float">
            <text:p>-0,00662</text:p>
          </table:table-cell>
        </table:table-row>
        <table:table-row table:style-name="ro1">
          <table:table-cell office:value-type="string" calcext:value-type="string">
            <text:p>10 Mar 2017 18:56:00.000</text:p>
          </table:table-cell>
          <table:table-cell office:value-type="float" office:value="7.49" calcext:value-type="float">
            <text:p>7,49</text:p>
          </table:table-cell>
          <table:table-cell office:value-type="float" office:value="-14.903" calcext:value-type="float">
            <text:p>-14,903</text:p>
          </table:table-cell>
          <table:table-cell office:value-type="float" office:value="655.285913" calcext:value-type="float">
            <text:p>655,285913</text:p>
          </table:table-cell>
          <table:table-cell office:value-type="float" office:value="0.061096" calcext:value-type="float">
            <text:p>0,061096</text:p>
          </table:table-cell>
          <table:table-cell office:value-type="float" office:value="-0.012869" calcext:value-type="float">
            <text:p>-0,012869</text:p>
          </table:table-cell>
          <table:table-cell office:value-type="float" office:value="-0.004173" calcext:value-type="float">
            <text:p>-0,004173</text:p>
          </table:table-cell>
        </table:table-row>
        <table:table-row table:style-name="ro1">
          <table:table-cell office:value-type="string" calcext:value-type="string">
            <text:p>10 Mar 2017 18:57:00.000</text:p>
          </table:table-cell>
          <table:table-cell office:value-type="float" office:value="11.155" calcext:value-type="float">
            <text:p>11,155</text:p>
          </table:table-cell>
          <table:table-cell office:value-type="float" office:value="-15.681" calcext:value-type="float">
            <text:p>-15,681</text:p>
          </table:table-cell>
          <table:table-cell office:value-type="float" office:value="655.108273" calcext:value-type="float">
            <text:p>655,108273</text:p>
          </table:table-cell>
          <table:table-cell office:value-type="float" office:value="0.061077" calcext:value-type="float">
            <text:p>0,061077</text:p>
          </table:table-cell>
          <table:table-cell office:value-type="float" office:value="-0.013053" calcext:value-type="float">
            <text:p>-0,013053</text:p>
          </table:table-cell>
          <table:table-cell office:value-type="float" office:value="-0.00177" calcext:value-type="float">
            <text:p>-0,00177</text:p>
          </table:table-cell>
        </table:table-row>
        <table:table-row table:style-name="ro1">
          <table:table-cell office:value-type="string" calcext:value-type="string">
            <text:p>10 Mar 2017 18:58:00.000</text:p>
          </table:table-cell>
          <table:table-cell office:value-type="float" office:value="14.819" calcext:value-type="float">
            <text:p>14,819</text:p>
          </table:table-cell>
          <table:table-cell office:value-type="float" office:value="-16.471" calcext:value-type="float">
            <text:p>-16,471</text:p>
          </table:table-cell>
          <table:table-cell office:value-type="float" office:value="655.072471" calcext:value-type="float">
            <text:p>655,072471</text:p>
          </table:table-cell>
          <table:table-cell office:value-type="float" office:value="0.061046" calcext:value-type="float">
            <text:p>0,061046</text:p>
          </table:table-cell>
          <table:table-cell office:value-type="float" office:value="-0.013318" calcext:value-type="float">
            <text:p>-0,013318</text:p>
          </table:table-cell>
          <table:table-cell office:value-type="float" office:value="0.000548" calcext:value-type="float">
            <text:p>0,000548</text:p>
          </table:table-cell>
        </table:table-row>
        <table:table-row table:style-name="ro1">
          <table:table-cell office:value-type="string" calcext:value-type="string">
            <text:p>10 Mar 2017 18:59:00.000</text:p>
          </table:table-cell>
          <table:table-cell office:value-type="float" office:value="18.481" calcext:value-type="float">
            <text:p>18,481</text:p>
          </table:table-cell>
          <table:table-cell office:value-type="float" office:value="-17.281" calcext:value-type="float">
            <text:p>-17,281</text:p>
          </table:table-cell>
          <table:table-cell office:value-type="float" office:value="655.172316" calcext:value-type="float">
            <text:p>655,172316</text:p>
          </table:table-cell>
          <table:table-cell office:value-type="float" office:value="0.061004" calcext:value-type="float">
            <text:p>0,061004</text:p>
          </table:table-cell>
          <table:table-cell office:value-type="float" office:value="-0.013672" calcext:value-type="float">
            <text:p>-0,013672</text:p>
          </table:table-cell>
          <table:table-cell office:value-type="float" office:value="0.002745" calcext:value-type="float">
            <text:p>0,002745</text:p>
          </table:table-cell>
        </table:table-row>
        <table:table-row table:style-name="ro1">
          <table:table-cell office:value-type="string" calcext:value-type="string">
            <text:p>10 Mar 2017 19:00:00.000</text:p>
          </table:table-cell>
          <table:table-cell office:value-type="float" office:value="22.139" calcext:value-type="float">
            <text:p>22,139</text:p>
          </table:table-cell>
          <table:table-cell office:value-type="float" office:value="-18.114" calcext:value-type="float">
            <text:p>-18,114</text:p>
          </table:table-cell>
          <table:table-cell office:value-type="float" office:value="655.399439" calcext:value-type="float">
            <text:p>655,399439</text:p>
          </table:table-cell>
          <table:table-cell office:value-type="float" office:value="0.060949" calcext:value-type="float">
            <text:p>0,060949</text:p>
          </table:table-cell>
          <table:table-cell office:value-type="float" office:value="-0.014128" calcext:value-type="float">
            <text:p>-0,014128</text:p>
          </table:table-cell>
          <table:table-cell office:value-type="float" office:value="0.004786" calcext:value-type="float">
            <text:p>0,004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202" meta:object-count="0"/>
    <meta:generator>LibreOffice/5.1.6.2$Linux_X86_64 LibreOffice_project/10m0$Build-2</meta:generator>
  </office:meta>
</office:document-meta>
</file>